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1685in" svg:height="7.9673in" svg:x="4.0417in" svg:y="0.0394in">
            <draw:object draw:notify-on-update-of-ranges="Sheet1.A1:Sheet1.A2307 Sheet1.B1:Sheet1.B2307 Sheet1.C1:Sheet1.C2307 Sheet1.D1:Sheet1.D230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6389" calcext:value-type="float">
            <text:p>0.016389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814" calcext:value-type="float">
            <text:p>-0.000814</text:p>
          </table:table-cell>
          <table:table-cell office:value-type="float" office:value="0.01709" calcext:value-type="float">
            <text:p>0.01709</text:p>
          </table:table-cell>
          <table:table-cell office:value-type="float" office:value="0.000116" calcext:value-type="float">
            <text:p>0.00011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01589" calcext:value-type="float">
            <text:p>-0.001589</text:p>
          </table:table-cell>
          <table:table-cell office:value-type="float" office:value="0.017787" calcext:value-type="float">
            <text:p>0.017787</text:p>
          </table:table-cell>
          <table:table-cell office:value-type="float" office:value="-0.001635" calcext:value-type="float">
            <text:p>-0.0016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2327" calcext:value-type="float">
            <text:p>-0.002327</text:p>
          </table:table-cell>
          <table:table-cell office:value-type="float" office:value="0.01827" calcext:value-type="float">
            <text:p>0.01827</text:p>
          </table:table-cell>
          <table:table-cell office:value-type="float" office:value="0.000306" calcext:value-type="float">
            <text:p>0.00030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0303" calcext:value-type="float">
            <text:p>-0.00303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-0.001453" calcext:value-type="float">
            <text:p>-0.001453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018924" calcext:value-type="float">
            <text:p>0.018924</text:p>
          </table:table-cell>
          <table:table-cell office:value-type="float" office:value="-0.001379" calcext:value-type="float">
            <text:p>-0.0013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4338" calcext:value-type="float">
            <text:p>-0.004338</text:p>
          </table:table-cell>
          <table:table-cell office:value-type="float" office:value="0.018956" calcext:value-type="float">
            <text:p>0.018956</text:p>
          </table:table-cell>
          <table:table-cell office:value-type="float" office:value="0.000553" calcext:value-type="float">
            <text:p>0.000553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04945" calcext:value-type="float">
            <text:p>-0.004945</text:p>
          </table:table-cell>
          <table:table-cell office:value-type="float" office:value="0.019165" calcext:value-type="float">
            <text:p>0.019165</text:p>
          </table:table-cell>
          <table:table-cell office:value-type="float" office:value="-0.003072" calcext:value-type="float">
            <text:p>-0.003072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05524" calcext:value-type="float">
            <text:p>-0.005524</text:p>
          </table:table-cell>
          <table:table-cell office:value-type="float" office:value="0.0194" calcext:value-type="float">
            <text:p>0.0194</text:p>
          </table:table-cell>
          <table:table-cell office:value-type="float" office:value="-0.003033" calcext:value-type="float">
            <text:p>-0.003033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06074" calcext:value-type="float">
            <text:p>-0.006074</text:p>
          </table:table-cell>
          <table:table-cell office:value-type="float" office:value="0.018877" calcext:value-type="float">
            <text:p>0.018877</text:p>
          </table:table-cell>
          <table:table-cell office:value-type="float" office:value="-0.004865" calcext:value-type="float">
            <text:p>-0.004865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06599" calcext:value-type="float">
            <text:p>-0.006599</text:p>
          </table:table-cell>
          <table:table-cell office:value-type="float" office:value="0.017866" calcext:value-type="float">
            <text:p>0.017866</text:p>
          </table:table-cell>
          <table:table-cell office:value-type="float" office:value="-0.008591" calcext:value-type="float">
            <text:p>-0.008591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-0.007099" calcext:value-type="float">
            <text:p>-0.007099</text:p>
          </table:table-cell>
          <table:table-cell office:value-type="float" office:value="0.015318" calcext:value-type="float">
            <text:p>0.015318</text:p>
          </table:table-cell>
          <table:table-cell office:value-type="float" office:value="-0.006791" calcext:value-type="float">
            <text:p>-0.006791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-0.007575" calcext:value-type="float">
            <text:p>-0.007575</text:p>
          </table:table-cell>
          <table:table-cell office:value-type="float" office:value="0.011455" calcext:value-type="float">
            <text:p>0.011455</text:p>
          </table:table-cell>
          <table:table-cell office:value-type="float" office:value="-0.010547" calcext:value-type="float">
            <text:p>-0.010547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-0.008028" calcext:value-type="float">
            <text:p>-0.008028</text:p>
          </table:table-cell>
          <table:table-cell office:value-type="float" office:value="0.008414" calcext:value-type="float">
            <text:p>0.008414</text:p>
          </table:table-cell>
          <table:table-cell office:value-type="float" office:value="-0.012491" calcext:value-type="float">
            <text:p>-0.012491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-0.00846" calcext:value-type="float">
            <text:p>-0.00846</text:p>
          </table:table-cell>
          <table:table-cell office:value-type="float" office:value="0.005231" calcext:value-type="float">
            <text:p>0.005231</text:p>
          </table:table-cell>
          <table:table-cell office:value-type="float" office:value="-0.007013" calcext:value-type="float">
            <text:p>-0.007013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08871" calcext:value-type="float">
            <text:p>-0.008871</text:p>
          </table:table-cell>
          <table:table-cell office:value-type="float" office:value="0.001054" calcext:value-type="float">
            <text:p>0.001054</text:p>
          </table:table-cell>
          <table:table-cell office:value-type="float" office:value="-0.00889" calcext:value-type="float">
            <text:p>-0.00889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-0.009262" calcext:value-type="float">
            <text:p>-0.009262</text:p>
          </table:table-cell>
          <table:table-cell office:value-type="float" office:value="-0.001957" calcext:value-type="float">
            <text:p>-0.001957</text:p>
          </table:table-cell>
          <table:table-cell office:value-type="float" office:value="-0.012648" calcext:value-type="float">
            <text:p>-0.012648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-0.009635" calcext:value-type="float">
            <text:p>-0.009635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07161" calcext:value-type="float">
            <text:p>-0.007161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0999" calcext:value-type="float">
            <text:p>-0.00999</text:p>
          </table:table-cell>
          <table:table-cell office:value-type="float" office:value="-0.006272" calcext:value-type="float">
            <text:p>-0.006272</text:p>
          </table:table-cell>
          <table:table-cell office:value-type="float" office:value="-0.005323" calcext:value-type="float">
            <text:p>-0.005323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-0.010328" calcext:value-type="float">
            <text:p>-0.010328</text:p>
          </table:table-cell>
          <table:table-cell office:value-type="float" office:value="-0.008567" calcext:value-type="float">
            <text:p>-0.008567</text:p>
          </table:table-cell>
          <table:table-cell office:value-type="float" office:value="-0.007178" calcext:value-type="float">
            <text:p>-0.007178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065" calcext:value-type="float">
            <text:p>-0.01065</text:p>
          </table:table-cell>
          <table:table-cell office:value-type="float" office:value="-0.009849" calcext:value-type="float">
            <text:p>-0.009849</text:p>
          </table:table-cell>
          <table:table-cell office:value-type="float" office:value="-0.009067" calcext:value-type="float">
            <text:p>-0.009067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0957" calcext:value-type="float">
            <text:p>-0.010957</text:p>
          </table:table-cell>
          <table:table-cell office:value-type="float" office:value="-0.010107" calcext:value-type="float">
            <text:p>-0.010107</text:p>
          </table:table-cell>
          <table:table-cell office:value-type="float" office:value="-0.003553" calcext:value-type="float">
            <text:p>-0.003553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1249" calcext:value-type="float">
            <text:p>-0.011249</text:p>
          </table:table-cell>
          <table:table-cell office:value-type="float" office:value="-0.012432" calcext:value-type="float">
            <text:p>-0.012432</text:p>
          </table:table-cell>
          <table:table-cell office:value-type="float" office:value="-0.001683" calcext:value-type="float">
            <text:p>-0.001683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1528" calcext:value-type="float">
            <text:p>-0.011528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-0.003503" calcext:value-type="float">
            <text:p>-0.003503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1793" calcext:value-type="float">
            <text:p>-0.011793</text:p>
          </table:table-cell>
          <table:table-cell office:value-type="float" office:value="-0.014642" calcext:value-type="float">
            <text:p>-0.014642</text:p>
          </table:table-cell>
          <table:table-cell office:value-type="float" office:value="-0.001628" calcext:value-type="float">
            <text:p>-0.001628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-0.012045" calcext:value-type="float">
            <text:p>-0.012045</text:p>
          </table:table-cell>
          <table:table-cell office:value-type="float" office:value="-0.013821" calcext:value-type="float">
            <text:p>-0.013821</text:p>
          </table:table-cell>
          <table:table-cell office:value-type="float" office:value="-0.007182" calcext:value-type="float">
            <text:p>-0.007182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2285" calcext:value-type="float">
            <text:p>-0.012285</text:p>
          </table:table-cell>
          <table:table-cell office:value-type="float" office:value="-0.01256" calcext:value-type="float">
            <text:p>-0.01256</text:p>
          </table:table-cell>
          <table:table-cell office:value-type="float" office:value="-0.001662" calcext:value-type="float">
            <text:p>-0.0016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2514" calcext:value-type="float">
            <text:p>-0.012514</text:p>
          </table:table-cell>
          <table:table-cell office:value-type="float" office:value="-0.012569" calcext:value-type="float">
            <text:p>-0.012569</text:p>
          </table:table-cell>
          <table:table-cell office:value-type="float" office:value="0.000217" calcext:value-type="float">
            <text:p>0.00021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2732" calcext:value-type="float">
            <text:p>-0.012732</text:p>
          </table:table-cell>
          <table:table-cell office:value-type="float" office:value="-0.013038" calcext:value-type="float">
            <text:p>-0.013038</text:p>
          </table:table-cell>
          <table:table-cell office:value-type="float" office:value="-0.001588" calcext:value-type="float">
            <text:p>-0.0015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294" calcext:value-type="float">
            <text:p>-0.01294</text:p>
          </table:table-cell>
          <table:table-cell office:value-type="float" office:value="-0.012497" calcext:value-type="float">
            <text:p>-0.012497</text:p>
          </table:table-cell>
          <table:table-cell office:value-type="float" office:value="0.00031" calcext:value-type="float">
            <text:p>0.0003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3138" calcext:value-type="float">
            <text:p>-0.013138</text:p>
          </table:table-cell>
          <table:table-cell office:value-type="float" office:value="-0.011686" calcext:value-type="float">
            <text:p>-0.011686</text:p>
          </table:table-cell>
          <table:table-cell office:value-type="float" office:value="-0.001493" calcext:value-type="float">
            <text:p>-0.0014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3326" calcext:value-type="float">
            <text:p>-0.013326</text:p>
          </table:table-cell>
          <table:table-cell office:value-type="float" office:value="-0.010705" calcext:value-type="float">
            <text:p>-0.010705</text:p>
          </table:table-cell>
          <table:table-cell office:value-type="float" office:value="0.000395" calcext:value-type="float">
            <text:p>0.000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3505" calcext:value-type="float">
            <text:p>-0.013505</text:p>
          </table:table-cell>
          <table:table-cell office:value-type="float" office:value="-0.010286" calcext:value-type="float">
            <text:p>-0.010286</text:p>
          </table:table-cell>
          <table:table-cell office:value-type="float" office:value="0.000443" calcext:value-type="float">
            <text:p>0.0004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3676" calcext:value-type="float">
            <text:p>-0.013676</text:p>
          </table:table-cell>
          <table:table-cell office:value-type="float" office:value="-0.009807" calcext:value-type="float">
            <text:p>-0.009807</text:p>
          </table:table-cell>
          <table:table-cell office:value-type="float" office:value="0.000491" calcext:value-type="float">
            <text:p>0.000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3839" calcext:value-type="float">
            <text:p>-0.013839</text:p>
          </table:table-cell>
          <table:table-cell office:value-type="float" office:value="-0.009362" calcext:value-type="float">
            <text:p>-0.009362</text:p>
          </table:table-cell>
          <table:table-cell office:value-type="float" office:value="0.000539" calcext:value-type="float">
            <text:p>0.000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3994" calcext:value-type="float">
            <text:p>-0.013994</text:p>
          </table:table-cell>
          <table:table-cell office:value-type="float" office:value="-0.008926" calcext:value-type="float">
            <text:p>-0.008926</text:p>
          </table:table-cell>
          <table:table-cell office:value-type="float" office:value="0.000586" calcext:value-type="float">
            <text:p>0.000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4141" calcext:value-type="float">
            <text:p>-0.014141</text:p>
          </table:table-cell>
          <table:table-cell office:value-type="float" office:value="-0.008353" calcext:value-type="float">
            <text:p>-0.008353</text:p>
          </table:table-cell>
          <table:table-cell office:value-type="float" office:value="0.000632" calcext:value-type="float">
            <text:p>0.000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4282" calcext:value-type="float">
            <text:p>-0.014282</text:p>
          </table:table-cell>
          <table:table-cell office:value-type="float" office:value="-0.007808" calcext:value-type="float">
            <text:p>-0.007808</text:p>
          </table:table-cell>
          <table:table-cell office:value-type="float" office:value="0.000678" calcext:value-type="float">
            <text:p>0.000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4416" calcext:value-type="float">
            <text:p>-0.014416</text:p>
          </table:table-cell>
          <table:table-cell office:value-type="float" office:value="-0.007165" calcext:value-type="float">
            <text:p>-0.007165</text:p>
          </table:table-cell>
          <table:table-cell office:value-type="float" office:value="0.000723" calcext:value-type="float">
            <text:p>0.000723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4543" calcext:value-type="float">
            <text:p>-0.014543</text:p>
          </table:table-cell>
          <table:table-cell office:value-type="float" office:value="-0.006377" calcext:value-type="float">
            <text:p>-0.006377</text:p>
          </table:table-cell>
          <table:table-cell office:value-type="float" office:value="-0.001093" calcext:value-type="float">
            <text:p>-0.001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4664" calcext:value-type="float">
            <text:p>-0.014664</text:p>
          </table:table-cell>
          <table:table-cell office:value-type="float" office:value="-0.005388" calcext:value-type="float">
            <text:p>-0.005388</text:p>
          </table:table-cell>
          <table:table-cell office:value-type="float" office:value="0.000785" calcext:value-type="float">
            <text:p>0.000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478" calcext:value-type="float">
            <text:p>-0.01478</text:p>
          </table:table-cell>
          <table:table-cell office:value-type="float" office:value="-0.004204" calcext:value-type="float">
            <text:p>-0.004204</text:p>
          </table:table-cell>
          <table:table-cell office:value-type="float" office:value="0.000828" calcext:value-type="float">
            <text:p>0.0008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489" calcext:value-type="float">
            <text:p>-0.01489</text:p>
          </table:table-cell>
          <table:table-cell office:value-type="float" office:value="-0.002623" calcext:value-type="float">
            <text:p>-0.002623</text:p>
          </table:table-cell>
          <table:table-cell office:value-type="float" office:value="0.000876" calcext:value-type="float">
            <text:p>0.000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4995" calcext:value-type="float">
            <text:p>-0.014995</text:p>
          </table:table-cell>
          <table:table-cell office:value-type="float" office:value="-0.001049" calcext:value-type="float">
            <text:p>-0.001049</text:p>
          </table:table-cell>
          <table:table-cell office:value-type="float" office:value="0.000926" calcext:value-type="float">
            <text:p>0.0009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5095" calcext:value-type="float">
            <text:p>-0.015095</text:p>
          </table:table-cell>
          <table:table-cell office:value-type="float" office:value="0.000574" calcext:value-type="float">
            <text:p>0.000574</text:p>
          </table:table-cell>
          <table:table-cell office:value-type="float" office:value="0.000974" calcext:value-type="float">
            <text:p>0.000974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519" calcext:value-type="float">
            <text:p>-0.01519</text:p>
          </table:table-cell>
          <table:table-cell office:value-type="float" office:value="0.002164" calcext:value-type="float">
            <text:p>0.002164</text:p>
          </table:table-cell>
          <table:table-cell office:value-type="float" office:value="-0.002706" calcext:value-type="float">
            <text:p>-0.00270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5281" calcext:value-type="float">
            <text:p>-0.015281</text:p>
          </table:table-cell>
          <table:table-cell office:value-type="float" office:value="0.003399" calcext:value-type="float">
            <text:p>0.003399</text:p>
          </table:table-cell>
          <table:table-cell office:value-type="float" office:value="-0.000862" calcext:value-type="float">
            <text:p>-0.000862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-0.015367" calcext:value-type="float">
            <text:p>-0.015367</text:p>
          </table:table-cell>
          <table:table-cell office:value-type="float" office:value="0.004148" calcext:value-type="float">
            <text:p>0.004148</text:p>
          </table:table-cell>
          <table:table-cell office:value-type="float" office:value="-0.006442" calcext:value-type="float">
            <text:p>-0.006442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5449" calcext:value-type="float">
            <text:p>-0.015449</text:p>
          </table:table-cell>
          <table:table-cell office:value-type="float" office:value="0.004761" calcext:value-type="float">
            <text:p>0.004761</text:p>
          </table:table-cell>
          <table:table-cell office:value-type="float" office:value="-0.002797" calcext:value-type="float">
            <text:p>-0.002797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5527" calcext:value-type="float">
            <text:p>-0.015527</text:p>
          </table:table-cell>
          <table:table-cell office:value-type="float" office:value="0.004464" calcext:value-type="float">
            <text:p>0.004464</text:p>
          </table:table-cell>
          <table:table-cell office:value-type="float" office:value="-0.004677" calcext:value-type="float">
            <text:p>-0.004677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5602" calcext:value-type="float">
            <text:p>-0.015602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-0.004711" calcext:value-type="float">
            <text:p>-0.004711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5673" calcext:value-type="float">
            <text:p>-0.015673</text:p>
          </table:table-cell>
          <table:table-cell office:value-type="float" office:value="0.004385" calcext:value-type="float">
            <text:p>0.004385</text:p>
          </table:table-cell>
          <table:table-cell office:value-type="float" office:value="-0.004739" calcext:value-type="float">
            <text:p>-0.004739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574" calcext:value-type="float">
            <text:p>-0.01574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-0.008491" calcext:value-type="float">
            <text:p>-0.008491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5805" calcext:value-type="float">
            <text:p>-0.015805</text:p>
          </table:table-cell>
          <table:table-cell office:value-type="float" office:value="0.005909" calcext:value-type="float">
            <text:p>0.005909</text:p>
          </table:table-cell>
          <table:table-cell office:value-type="float" office:value="-0.004856" calcext:value-type="float">
            <text:p>-0.004856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5866" calcext:value-type="float">
            <text:p>-0.015866</text:p>
          </table:table-cell>
          <table:table-cell office:value-type="float" office:value="0.005314" calcext:value-type="float">
            <text:p>0.005314</text:p>
          </table:table-cell>
          <table:table-cell office:value-type="float" office:value="-0.003029" calcext:value-type="float">
            <text:p>-0.003029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5924" calcext:value-type="float">
            <text:p>-0.015924</text:p>
          </table:table-cell>
          <table:table-cell office:value-type="float" office:value="0.005484" calcext:value-type="float">
            <text:p>0.005484</text:p>
          </table:table-cell>
          <table:table-cell office:value-type="float" office:value="-0.008615" calcext:value-type="float">
            <text:p>-0.008615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598" calcext:value-type="float">
            <text:p>-0.01598</text:p>
          </table:table-cell>
          <table:table-cell office:value-type="float" office:value="0.006141" calcext:value-type="float">
            <text:p>0.006141</text:p>
          </table:table-cell>
          <table:table-cell office:value-type="float" office:value="-0.008702" calcext:value-type="float">
            <text:p>-0.008702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6033" calcext:value-type="float">
            <text:p>-0.016033</text:p>
          </table:table-cell>
          <table:table-cell office:value-type="float" office:value="0.007195" calcext:value-type="float">
            <text:p>0.007195</text:p>
          </table:table-cell>
          <table:table-cell office:value-type="float" office:value="-0.005079" calcext:value-type="float">
            <text:p>-0.005079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6084" calcext:value-type="float">
            <text:p>-0.016084</text:p>
          </table:table-cell>
          <table:table-cell office:value-type="float" office:value="0.006846" calcext:value-type="float">
            <text:p>0.006846</text:p>
          </table:table-cell>
          <table:table-cell office:value-type="float" office:value="-0.008845" calcext:value-type="float">
            <text:p>-0.008845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-0.016132" calcext:value-type="float">
            <text:p>-0.016132</text:p>
          </table:table-cell>
          <table:table-cell office:value-type="float" office:value="0.006912" calcext:value-type="float">
            <text:p>0.006912</text:p>
          </table:table-cell>
          <table:table-cell office:value-type="float" office:value="-0.007076" calcext:value-type="float">
            <text:p>-0.007076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6177" calcext:value-type="float">
            <text:p>-0.016177</text:p>
          </table:table-cell>
          <table:table-cell office:value-type="float" office:value="0.006973" calcext:value-type="float">
            <text:p>0.006973</text:p>
          </table:table-cell>
          <table:table-cell office:value-type="float" office:value="-0.009002" calcext:value-type="float">
            <text:p>-0.009002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6221" calcext:value-type="float">
            <text:p>-0.016221</text:p>
          </table:table-cell>
          <table:table-cell office:value-type="float" office:value="0.006792" calcext:value-type="float">
            <text:p>0.006792</text:p>
          </table:table-cell>
          <table:table-cell office:value-type="float" office:value="-0.009094" calcext:value-type="float">
            <text:p>-0.009094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6262" calcext:value-type="float">
            <text:p>-0.016262</text:p>
          </table:table-cell>
          <table:table-cell office:value-type="float" office:value="0.006722" calcext:value-type="float">
            <text:p>0.006722</text:p>
          </table:table-cell>
          <table:table-cell office:value-type="float" office:value="-0.009188" calcext:value-type="float">
            <text:p>-0.009188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-0.016302" calcext:value-type="float">
            <text:p>-0.016302</text:p>
          </table:table-cell>
          <table:table-cell office:value-type="float" office:value="0.006659" calcext:value-type="float">
            <text:p>0.006659</text:p>
          </table:table-cell>
          <table:table-cell office:value-type="float" office:value="-0.011144" calcext:value-type="float">
            <text:p>-0.011144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-0.01634" calcext:value-type="float">
            <text:p>-0.01634</text:p>
          </table:table-cell>
          <table:table-cell office:value-type="float" office:value="0.006581" calcext:value-type="float">
            <text:p>0.006581</text:p>
          </table:table-cell>
          <table:table-cell office:value-type="float" office:value="-0.011266" calcext:value-type="float">
            <text:p>-0.011266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6375" calcext:value-type="float">
            <text:p>-0.016375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-0.009527" calcext:value-type="float">
            <text:p>-0.009527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-0.01641" calcext:value-type="float">
            <text:p>-0.01641</text:p>
          </table:table-cell>
          <table:table-cell office:value-type="float" office:value="0.005862" calcext:value-type="float">
            <text:p>0.005862</text:p>
          </table:table-cell>
          <table:table-cell office:value-type="float" office:value="-0.013341" calcext:value-type="float">
            <text:p>-0.013341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-0.016442" calcext:value-type="float">
            <text:p>-0.016442</text:p>
          </table:table-cell>
          <table:table-cell office:value-type="float" office:value="0.005707" calcext:value-type="float">
            <text:p>0.005707</text:p>
          </table:table-cell>
          <table:table-cell office:value-type="float" office:value="-0.013486" calcext:value-type="float">
            <text:p>-0.013486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-0.016473" calcext:value-type="float">
            <text:p>-0.016473</text:p>
          </table:table-cell>
          <table:table-cell office:value-type="float" office:value="0.005475" calcext:value-type="float">
            <text:p>0.005475</text:p>
          </table:table-cell>
          <table:table-cell office:value-type="float" office:value="-0.013635" calcext:value-type="float">
            <text:p>-0.013635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-0.016502" calcext:value-type="float">
            <text:p>-0.016502</text:p>
          </table:table-cell>
          <table:table-cell office:value-type="float" office:value="0.005504" calcext:value-type="float">
            <text:p>0.005504</text:p>
          </table:table-cell>
          <table:table-cell office:value-type="float" office:value="-0.011922" calcext:value-type="float">
            <text:p>-0.011922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6531" calcext:value-type="float">
            <text:p>-0.016531</text:p>
          </table:table-cell>
          <table:table-cell office:value-type="float" office:value="0.005061" calcext:value-type="float">
            <text:p>0.005061</text:p>
          </table:table-cell>
          <table:table-cell office:value-type="float" office:value="-0.015761" calcext:value-type="float">
            <text:p>-0.015761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-0.016557" calcext:value-type="float">
            <text:p>-0.016557</text:p>
          </table:table-cell>
          <table:table-cell office:value-type="float" office:value="0.004725" calcext:value-type="float">
            <text:p>0.004725</text:p>
          </table:table-cell>
          <table:table-cell office:value-type="float" office:value="-0.012207" calcext:value-type="float">
            <text:p>-0.012207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6583" calcext:value-type="float">
            <text:p>-0.016583</text:p>
          </table:table-cell>
          <table:table-cell office:value-type="float" office:value="0.003933" calcext:value-type="float">
            <text:p>0.003933</text:p>
          </table:table-cell>
          <table:table-cell office:value-type="float" office:value="-0.016045" calcext:value-type="float">
            <text:p>-0.016045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6607" calcext:value-type="float">
            <text:p>-0.016607</text:p>
          </table:table-cell>
          <table:table-cell office:value-type="float" office:value="0.002988" calcext:value-type="float">
            <text:p>0.002988</text:p>
          </table:table-cell>
          <table:table-cell office:value-type="float" office:value="-0.016217" calcext:value-type="float">
            <text:p>-0.016217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663" calcext:value-type="float">
            <text:p>-0.01663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-0.016394" calcext:value-type="float">
            <text:p>-0.016394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6652" calcext:value-type="float">
            <text:p>-0.016652</text:p>
          </table:table-cell>
          <table:table-cell office:value-type="float" office:value="0.001521" calcext:value-type="float">
            <text:p>0.001521</text:p>
          </table:table-cell>
          <table:table-cell office:value-type="float" office:value="-0.018435" calcext:value-type="float">
            <text:p>-0.018435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6673" calcext:value-type="float">
            <text:p>-0.016673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-0.016777" calcext:value-type="float">
            <text:p>-0.016777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6693" calcext:value-type="float">
            <text:p>-0.016693</text:p>
          </table:table-cell>
          <table:table-cell office:value-type="float" office:value="-0.000707" calcext:value-type="float">
            <text:p>-0.000707</text:p>
          </table:table-cell>
          <table:table-cell office:value-type="float" office:value="-0.01695" calcext:value-type="float">
            <text:p>-0.01695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-0.016712" calcext:value-type="float">
            <text:p>-0.016712</text:p>
          </table:table-cell>
          <table:table-cell office:value-type="float" office:value="-0.001619" calcext:value-type="float">
            <text:p>-0.001619</text:p>
          </table:table-cell>
          <table:table-cell office:value-type="float" office:value="-0.020841" calcext:value-type="float">
            <text:p>-0.020841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673" calcext:value-type="float">
            <text:p>-0.01673</text:p>
          </table:table-cell>
          <table:table-cell office:value-type="float" office:value="-0.00212" calcext:value-type="float">
            <text:p>-0.00212</text:p>
          </table:table-cell>
          <table:table-cell office:value-type="float" office:value="-0.017342" calcext:value-type="float">
            <text:p>-0.017342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6747" calcext:value-type="float">
            <text:p>-0.016747</text:p>
          </table:table-cell>
          <table:table-cell office:value-type="float" office:value="-0.003036" calcext:value-type="float">
            <text:p>-0.003036</text:p>
          </table:table-cell>
          <table:table-cell office:value-type="float" office:value="-0.019375" calcext:value-type="float">
            <text:p>-0.019375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-0.016764" calcext:value-type="float">
            <text:p>-0.016764</text:p>
          </table:table-cell>
          <table:table-cell office:value-type="float" office:value="-0.003884" calcext:value-type="float">
            <text:p>-0.003884</text:p>
          </table:table-cell>
          <table:table-cell office:value-type="float" office:value="-0.015847" calcext:value-type="float">
            <text:p>-0.015847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678" calcext:value-type="float">
            <text:p>-0.01678</text:p>
          </table:table-cell>
          <table:table-cell office:value-type="float" office:value="-0.004573" calcext:value-type="float">
            <text:p>-0.004573</text:p>
          </table:table-cell>
          <table:table-cell office:value-type="float" office:value="-0.019708" calcext:value-type="float">
            <text:p>-0.019708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6794" calcext:value-type="float">
            <text:p>-0.016794</text:p>
          </table:table-cell>
          <table:table-cell office:value-type="float" office:value="-0.005242" calcext:value-type="float">
            <text:p>-0.005242</text:p>
          </table:table-cell>
          <table:table-cell office:value-type="float" office:value="-0.019904" calcext:value-type="float">
            <text:p>-0.019904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6809" calcext:value-type="float">
            <text:p>-0.016809</text:p>
          </table:table-cell>
          <table:table-cell office:value-type="float" office:value="-0.006466" calcext:value-type="float">
            <text:p>-0.006466</text:p>
          </table:table-cell>
          <table:table-cell office:value-type="float" office:value="-0.020108" calcext:value-type="float">
            <text:p>-0.020108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-0.016822" calcext:value-type="float">
            <text:p>-0.016822</text:p>
          </table:table-cell>
          <table:table-cell office:value-type="float" office:value="-0.007691" calcext:value-type="float">
            <text:p>-0.007691</text:p>
          </table:table-cell>
          <table:table-cell office:value-type="float" office:value="-0.022179" calcext:value-type="float">
            <text:p>-0.022179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6835" calcext:value-type="float">
            <text:p>-0.016835</text:p>
          </table:table-cell>
          <table:table-cell office:value-type="float" office:value="-0.008701" calcext:value-type="float">
            <text:p>-0.008701</text:p>
          </table:table-cell>
          <table:table-cell office:value-type="float" office:value="-0.020554" calcext:value-type="float">
            <text:p>-0.020554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-0.016847" calcext:value-type="float">
            <text:p>-0.016847</text:p>
          </table:table-cell>
          <table:table-cell office:value-type="float" office:value="-0.010007" calcext:value-type="float">
            <text:p>-0.010007</text:p>
          </table:table-cell>
          <table:table-cell office:value-type="float" office:value="-0.02262" calcext:value-type="float">
            <text:p>-0.02262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6859" calcext:value-type="float">
            <text:p>-0.016859</text:p>
          </table:table-cell>
          <table:table-cell office:value-type="float" office:value="-0.010951" calcext:value-type="float">
            <text:p>-0.010951</text:p>
          </table:table-cell>
          <table:table-cell office:value-type="float" office:value="-0.020985" calcext:value-type="float">
            <text:p>-0.020985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687" calcext:value-type="float">
            <text:p>-0.01687</text:p>
          </table:table-cell>
          <table:table-cell office:value-type="float" office:value="-0.011472" calcext:value-type="float">
            <text:p>-0.011472</text:p>
          </table:table-cell>
          <table:table-cell office:value-type="float" office:value="-0.019317" calcext:value-type="float">
            <text:p>-0.019317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-0.016881" calcext:value-type="float">
            <text:p>-0.016881</text:p>
          </table:table-cell>
          <table:table-cell office:value-type="float" office:value="-0.011978" calcext:value-type="float">
            <text:p>-0.011978</text:p>
          </table:table-cell>
          <table:table-cell office:value-type="float" office:value="-0.023203" calcext:value-type="float">
            <text:p>-0.023203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6891" calcext:value-type="float">
            <text:p>-0.016891</text:p>
          </table:table-cell>
          <table:table-cell office:value-type="float" office:value="-0.012987" calcext:value-type="float">
            <text:p>-0.012987</text:p>
          </table:table-cell>
          <table:table-cell office:value-type="float" office:value="-0.0197" calcext:value-type="float">
            <text:p>-0.0197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-0.0169" calcext:value-type="float">
            <text:p>-0.0169</text:p>
          </table:table-cell>
          <table:table-cell office:value-type="float" office:value="-0.013954" calcext:value-type="float">
            <text:p>-0.013954</text:p>
          </table:table-cell>
          <table:table-cell office:value-type="float" office:value="-0.023594" calcext:value-type="float">
            <text:p>-0.023594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6909" calcext:value-type="float">
            <text:p>-0.016909</text:p>
          </table:table-cell>
          <table:table-cell office:value-type="float" office:value="-0.014589" calcext:value-type="float">
            <text:p>-0.014589</text:p>
          </table:table-cell>
          <table:table-cell office:value-type="float" office:value="-0.020102" calcext:value-type="float">
            <text:p>-0.020102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-0.016918" calcext:value-type="float">
            <text:p>-0.016918</text:p>
          </table:table-cell>
          <table:table-cell office:value-type="float" office:value="-0.015273" calcext:value-type="float">
            <text:p>-0.015273</text:p>
          </table:table-cell>
          <table:table-cell office:value-type="float" office:value="-0.024002" calcext:value-type="float">
            <text:p>-0.024002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6926" calcext:value-type="float">
            <text:p>-0.016926</text:p>
          </table:table-cell>
          <table:table-cell office:value-type="float" office:value="-0.016159" calcext:value-type="float">
            <text:p>-0.016159</text:p>
          </table:table-cell>
          <table:table-cell office:value-type="float" office:value="-0.02051" calcext:value-type="float">
            <text:p>-0.02051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-0.016934" calcext:value-type="float">
            <text:p>-0.016934</text:p>
          </table:table-cell>
          <table:table-cell office:value-type="float" office:value="-0.017148" calcext:value-type="float">
            <text:p>-0.017148</text:p>
          </table:table-cell>
          <table:table-cell office:value-type="float" office:value="-0.024409" calcext:value-type="float">
            <text:p>-0.024409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6942" calcext:value-type="float">
            <text:p>-0.016942</text:p>
          </table:table-cell>
          <table:table-cell office:value-type="float" office:value="-0.017843" calcext:value-type="float">
            <text:p>-0.017843</text:p>
          </table:table-cell>
          <table:table-cell office:value-type="float" office:value="-0.020915" calcext:value-type="float">
            <text:p>-0.020915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6949" calcext:value-type="float">
            <text:p>-0.016949</text:p>
          </table:table-cell>
          <table:table-cell office:value-type="float" office:value="-0.018763" calcext:value-type="float">
            <text:p>-0.018763</text:p>
          </table:table-cell>
          <table:table-cell office:value-type="float" office:value="-0.02295" calcext:value-type="float">
            <text:p>-0.02295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6956" calcext:value-type="float">
            <text:p>-0.016956</text:p>
          </table:table-cell>
          <table:table-cell office:value-type="float" office:value="-0.019724" calcext:value-type="float">
            <text:p>-0.019724</text:p>
          </table:table-cell>
          <table:table-cell office:value-type="float" office:value="-0.023148" calcext:value-type="float">
            <text:p>-0.023148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6962" calcext:value-type="float">
            <text:p>-0.016962</text:p>
          </table:table-cell>
          <table:table-cell office:value-type="float" office:value="-0.02087" calcext:value-type="float">
            <text:p>-0.02087</text:p>
          </table:table-cell>
          <table:table-cell office:value-type="float" office:value="-0.023349" calcext:value-type="float">
            <text:p>-0.023349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6969" calcext:value-type="float">
            <text:p>-0.016969</text:p>
          </table:table-cell>
          <table:table-cell office:value-type="float" office:value="-0.021481" calcext:value-type="float">
            <text:p>-0.021481</text:p>
          </table:table-cell>
          <table:table-cell office:value-type="float" office:value="-0.023552" calcext:value-type="float">
            <text:p>-0.023552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6974" calcext:value-type="float">
            <text:p>-0.016974</text:p>
          </table:table-cell>
          <table:table-cell office:value-type="float" office:value="-0.022836" calcext:value-type="float">
            <text:p>-0.022836</text:p>
          </table:table-cell>
          <table:table-cell office:value-type="float" office:value="-0.021893" calcext:value-type="float">
            <text:p>-0.021893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698" calcext:value-type="float">
            <text:p>-0.01698</text:p>
          </table:table-cell>
          <table:table-cell office:value-type="float" office:value="-0.024411" calcext:value-type="float">
            <text:p>-0.024411</text:p>
          </table:table-cell>
          <table:table-cell office:value-type="float" office:value="-0.023926" calcext:value-type="float">
            <text:p>-0.023926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6985" calcext:value-type="float">
            <text:p>-0.016985</text:p>
          </table:table-cell>
          <table:table-cell office:value-type="float" office:value="-0.025333" calcext:value-type="float">
            <text:p>-0.025333</text:p>
          </table:table-cell>
          <table:table-cell office:value-type="float" office:value="-0.024126" calcext:value-type="float">
            <text:p>-0.024126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699" calcext:value-type="float">
            <text:p>-0.01699</text:p>
          </table:table-cell>
          <table:table-cell office:value-type="float" office:value="-0.026116" calcext:value-type="float">
            <text:p>-0.026116</text:p>
          </table:table-cell>
          <table:table-cell office:value-type="float" office:value="-0.022467" calcext:value-type="float">
            <text:p>-0.022467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6995" calcext:value-type="float">
            <text:p>-0.016995</text:p>
          </table:table-cell>
          <table:table-cell office:value-type="float" office:value="-0.027038" calcext:value-type="float">
            <text:p>-0.027038</text:p>
          </table:table-cell>
          <table:table-cell office:value-type="float" office:value="-0.022641" calcext:value-type="float">
            <text:p>-0.022641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27932" calcext:value-type="float">
            <text:p>-0.027932</text:p>
          </table:table-cell>
          <table:table-cell office:value-type="float" office:value="-0.022812" calcext:value-type="float">
            <text:p>-0.022812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7004" calcext:value-type="float">
            <text:p>-0.017004</text:p>
          </table:table-cell>
          <table:table-cell office:value-type="float" office:value="-0.028556" calcext:value-type="float">
            <text:p>-0.028556</text:p>
          </table:table-cell>
          <table:table-cell office:value-type="float" office:value="-0.022984" calcext:value-type="float">
            <text:p>-0.022984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-0.017009" calcext:value-type="float">
            <text:p>-0.017009</text:p>
          </table:table-cell>
          <table:table-cell office:value-type="float" office:value="-0.028987" calcext:value-type="float">
            <text:p>-0.028987</text:p>
          </table:table-cell>
          <table:table-cell office:value-type="float" office:value="-0.019434" calcext:value-type="float">
            <text:p>-0.019434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7013" calcext:value-type="float">
            <text:p>-0.017013</text:p>
          </table:table-cell>
          <table:table-cell office:value-type="float" office:value="-0.029699" calcext:value-type="float">
            <text:p>-0.029699</text:p>
          </table:table-cell>
          <table:table-cell office:value-type="float" office:value="-0.023275" calcext:value-type="float">
            <text:p>-0.023275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-0.017016" calcext:value-type="float">
            <text:p>-0.017016</text:p>
          </table:table-cell>
          <table:table-cell office:value-type="float" office:value="-0.030511" calcext:value-type="float">
            <text:p>-0.030511</text:p>
          </table:table-cell>
          <table:table-cell office:value-type="float" office:value="-0.019725" calcext:value-type="float">
            <text:p>-0.019725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-0.01702" calcext:value-type="float">
            <text:p>-0.01702</text:p>
          </table:table-cell>
          <table:table-cell office:value-type="float" office:value="-0.031476" calcext:value-type="float">
            <text:p>-0.031476</text:p>
          </table:table-cell>
          <table:table-cell office:value-type="float" office:value="-0.021709" calcext:value-type="float">
            <text:p>-0.021709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-0.017023" calcext:value-type="float">
            <text:p>-0.017023</text:p>
          </table:table-cell>
          <table:table-cell office:value-type="float" office:value="-0.032017" calcext:value-type="float">
            <text:p>-0.032017</text:p>
          </table:table-cell>
          <table:table-cell office:value-type="float" office:value="-0.019999" calcext:value-type="float">
            <text:p>-0.019999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-0.017027" calcext:value-type="float">
            <text:p>-0.017027</text:p>
          </table:table-cell>
          <table:table-cell office:value-type="float" office:value="-0.032259" calcext:value-type="float">
            <text:p>-0.032259</text:p>
          </table:table-cell>
          <table:table-cell office:value-type="float" office:value="-0.020124" calcext:value-type="float">
            <text:p>-0.020124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-0.01703" calcext:value-type="float">
            <text:p>-0.01703</text:p>
          </table:table-cell>
          <table:table-cell office:value-type="float" office:value="-0.032997" calcext:value-type="float">
            <text:p>-0.032997</text:p>
          </table:table-cell>
          <table:table-cell office:value-type="float" office:value="-0.020248" calcext:value-type="float">
            <text:p>-0.020248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7033" calcext:value-type="float">
            <text:p>-0.017033</text:p>
          </table:table-cell>
          <table:table-cell office:value-type="float" office:value="-0.033971" calcext:value-type="float">
            <text:p>-0.033971</text:p>
          </table:table-cell>
          <table:table-cell office:value-type="float" office:value="-0.01851" calcext:value-type="float">
            <text:p>-0.01851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-0.017036" calcext:value-type="float">
            <text:p>-0.017036</text:p>
          </table:table-cell>
          <table:table-cell office:value-type="float" office:value="-0.034724" calcext:value-type="float">
            <text:p>-0.034724</text:p>
          </table:table-cell>
          <table:table-cell office:value-type="float" office:value="-0.02233" calcext:value-type="float">
            <text:p>-0.02233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7038" calcext:value-type="float">
            <text:p>-0.017038</text:p>
          </table:table-cell>
          <table:table-cell office:value-type="float" office:value="-0.035214" calcext:value-type="float">
            <text:p>-0.035214</text:p>
          </table:table-cell>
          <table:table-cell office:value-type="float" office:value="-0.024347" calcext:value-type="float">
            <text:p>-0.024347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41" calcext:value-type="float">
            <text:p>-0.017041</text:p>
          </table:table-cell>
          <table:table-cell office:value-type="float" office:value="-0.035515" calcext:value-type="float">
            <text:p>-0.035515</text:p>
          </table:table-cell>
          <table:table-cell office:value-type="float" office:value="0.008981" calcext:value-type="float">
            <text:p>0.008981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-0.017043" calcext:value-type="float">
            <text:p>-0.017043</text:p>
          </table:table-cell>
          <table:table-cell office:value-type="float" office:value="-0.035628" calcext:value-type="float">
            <text:p>-0.035628</text:p>
          </table:table-cell>
          <table:table-cell office:value-type="float" office:value="-0.020456" calcext:value-type="float">
            <text:p>-0.020456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-0.017046" calcext:value-type="float">
            <text:p>-0.017046</text:p>
          </table:table-cell>
          <table:table-cell office:value-type="float" office:value="-0.03552" calcext:value-type="float">
            <text:p>-0.03552</text:p>
          </table:table-cell>
          <table:table-cell office:value-type="float" office:value="-0.027992" calcext:value-type="float">
            <text:p>-0.027992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7048" calcext:value-type="float">
            <text:p>-0.017048</text:p>
          </table:table-cell>
          <table:table-cell office:value-type="float" office:value="-0.037221" calcext:value-type="float">
            <text:p>-0.037221</text:p>
          </table:table-cell>
          <table:table-cell office:value-type="float" office:value="-0.015229" calcext:value-type="float">
            <text:p>-0.015229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705" calcext:value-type="float">
            <text:p>-0.01705</text:p>
          </table:table-cell>
          <table:table-cell office:value-type="float" office:value="-0.039907" calcext:value-type="float">
            <text:p>-0.039907</text:p>
          </table:table-cell>
          <table:table-cell office:value-type="float" office:value="-0.011607" calcext:value-type="float">
            <text:p>-0.011607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-0.017052" calcext:value-type="float">
            <text:p>-0.017052</text:p>
          </table:table-cell>
          <table:table-cell office:value-type="float" office:value="-0.043388" calcext:value-type="float">
            <text:p>-0.043388</text:p>
          </table:table-cell>
          <table:table-cell office:value-type="float" office:value="-0.017197" calcext:value-type="float">
            <text:p>-0.017197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-0.017054" calcext:value-type="float">
            <text:p>-0.017054</text:p>
          </table:table-cell>
          <table:table-cell office:value-type="float" office:value="-0.04523" calcext:value-type="float">
            <text:p>-0.04523</text:p>
          </table:table-cell>
          <table:table-cell office:value-type="float" office:value="-0.017258" calcext:value-type="float">
            <text:p>-0.017258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-0.017056" calcext:value-type="float">
            <text:p>-0.017056</text:p>
          </table:table-cell>
          <table:table-cell office:value-type="float" office:value="-0.046102" calcext:value-type="float">
            <text:p>-0.046102</text:p>
          </table:table-cell>
          <table:table-cell office:value-type="float" office:value="-0.017322" calcext:value-type="float">
            <text:p>-0.017322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7058" calcext:value-type="float">
            <text:p>-0.017058</text:p>
          </table:table-cell>
          <table:table-cell office:value-type="float" office:value="-0.046305" calcext:value-type="float">
            <text:p>-0.046305</text:p>
          </table:table-cell>
          <table:table-cell office:value-type="float" office:value="-0.013667" calcext:value-type="float">
            <text:p>-0.013667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7059" calcext:value-type="float">
            <text:p>-0.017059</text:p>
          </table:table-cell>
          <table:table-cell office:value-type="float" office:value="-0.045613" calcext:value-type="float">
            <text:p>-0.045613</text:p>
          </table:table-cell>
          <table:table-cell office:value-type="float" office:value="-0.013677" calcext:value-type="float">
            <text:p>-0.013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7061" calcext:value-type="float">
            <text:p>-0.017061</text:p>
          </table:table-cell>
          <table:table-cell office:value-type="float" office:value="-0.044088" calcext:value-type="float">
            <text:p>-0.044088</text:p>
          </table:table-cell>
          <table:table-cell office:value-type="float" office:value="-0.009958" calcext:value-type="float">
            <text:p>-0.009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7062" calcext:value-type="float">
            <text:p>-0.017062</text:p>
          </table:table-cell>
          <table:table-cell office:value-type="float" office:value="-0.042496" calcext:value-type="float">
            <text:p>-0.042496</text:p>
          </table:table-cell>
          <table:table-cell office:value-type="float" office:value="-0.009905" calcext:value-type="float">
            <text:p>-0.009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7064" calcext:value-type="float">
            <text:p>-0.017064</text:p>
          </table:table-cell>
          <table:table-cell office:value-type="float" office:value="-0.041032" calcext:value-type="float">
            <text:p>-0.041032</text:p>
          </table:table-cell>
          <table:table-cell office:value-type="float" office:value="-0.009857" calcext:value-type="float">
            <text:p>-0.009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7065" calcext:value-type="float">
            <text:p>-0.017065</text:p>
          </table:table-cell>
          <table:table-cell office:value-type="float" office:value="-0.039766" calcext:value-type="float">
            <text:p>-0.039766</text:p>
          </table:table-cell>
          <table:table-cell office:value-type="float" office:value="-0.009821" calcext:value-type="float">
            <text:p>-0.009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7066" calcext:value-type="float">
            <text:p>-0.017066</text:p>
          </table:table-cell>
          <table:table-cell office:value-type="float" office:value="-0.038744" calcext:value-type="float">
            <text:p>-0.038744</text:p>
          </table:table-cell>
          <table:table-cell office:value-type="float" office:value="-0.009796" calcext:value-type="float">
            <text:p>-0.0097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7068" calcext:value-type="float">
            <text:p>-0.017068</text:p>
          </table:table-cell>
          <table:table-cell office:value-type="float" office:value="-0.037886" calcext:value-type="float">
            <text:p>-0.037886</text:p>
          </table:table-cell>
          <table:table-cell office:value-type="float" office:value="-0.009778" calcext:value-type="float">
            <text:p>-0.009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7069" calcext:value-type="float">
            <text:p>-0.017069</text:p>
          </table:table-cell>
          <table:table-cell office:value-type="float" office:value="-0.037183" calcext:value-type="float">
            <text:p>-0.037183</text:p>
          </table:table-cell>
          <table:table-cell office:value-type="float" office:value="-0.009759" calcext:value-type="float">
            <text:p>-0.009759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707" calcext:value-type="float">
            <text:p>-0.01707</text:p>
          </table:table-cell>
          <table:table-cell office:value-type="float" office:value="-0.036695" calcext:value-type="float">
            <text:p>-0.036695</text:p>
          </table:table-cell>
          <table:table-cell office:value-type="float" office:value="-0.007875" calcext:value-type="float">
            <text:p>-0.007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7071" calcext:value-type="float">
            <text:p>-0.017071</text:p>
          </table:table-cell>
          <table:table-cell office:value-type="float" office:value="-0.036395" calcext:value-type="float">
            <text:p>-0.036395</text:p>
          </table:table-cell>
          <table:table-cell office:value-type="float" office:value="-0.009678" calcext:value-type="float">
            <text:p>-0.009678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7072" calcext:value-type="float">
            <text:p>-0.017072</text:p>
          </table:table-cell>
          <table:table-cell office:value-type="float" office:value="-0.036249" calcext:value-type="float">
            <text:p>-0.036249</text:p>
          </table:table-cell>
          <table:table-cell office:value-type="float" office:value="-0.007782" calcext:value-type="float">
            <text:p>-0.0077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7073" calcext:value-type="float">
            <text:p>-0.017073</text:p>
          </table:table-cell>
          <table:table-cell office:value-type="float" office:value="-0.036257" calcext:value-type="float">
            <text:p>-0.036257</text:p>
          </table:table-cell>
          <table:table-cell office:value-type="float" office:value="-0.00958" calcext:value-type="float">
            <text:p>-0.00958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7074" calcext:value-type="float">
            <text:p>-0.017074</text:p>
          </table:table-cell>
          <table:table-cell office:value-type="float" office:value="-0.036451" calcext:value-type="float">
            <text:p>-0.036451</text:p>
          </table:table-cell>
          <table:table-cell office:value-type="float" office:value="-0.005821" calcext:value-type="float">
            <text:p>-0.005821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7075" calcext:value-type="float">
            <text:p>-0.017075</text:p>
          </table:table-cell>
          <table:table-cell office:value-type="float" office:value="-0.036835" calcext:value-type="float">
            <text:p>-0.036835</text:p>
          </table:table-cell>
          <table:table-cell office:value-type="float" office:value="-0.007592" calcext:value-type="float">
            <text:p>-0.007592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17076" calcext:value-type="float">
            <text:p>-0.017076</text:p>
          </table:table-cell>
          <table:table-cell office:value-type="float" office:value="-0.037411" calcext:value-type="float">
            <text:p>-0.037411</text:p>
          </table:table-cell>
          <table:table-cell office:value-type="float" office:value="-0.000078" calcext:value-type="float">
            <text:p>-0.000078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17076" calcext:value-type="float">
            <text:p>-0.017076</text:p>
          </table:table-cell>
          <table:table-cell office:value-type="float" office:value="-0.038061" calcext:value-type="float">
            <text:p>-0.038061</text:p>
          </table:table-cell>
          <table:table-cell office:value-type="float" office:value="-0.00362" calcext:value-type="float">
            <text:p>-0.00362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7077" calcext:value-type="float">
            <text:p>-0.017077</text:p>
          </table:table-cell>
          <table:table-cell office:value-type="float" office:value="-0.037823" calcext:value-type="float">
            <text:p>-0.037823</text:p>
          </table:table-cell>
          <table:table-cell office:value-type="float" office:value="-0.005357" calcext:value-type="float">
            <text:p>-0.005357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17078" calcext:value-type="float">
            <text:p>-0.017078</text:p>
          </table:table-cell>
          <table:table-cell office:value-type="float" office:value="-0.036787" calcext:value-type="float">
            <text:p>-0.036787</text:p>
          </table:table-cell>
          <table:table-cell office:value-type="float" office:value="-0.003414" calcext:value-type="float">
            <text:p>-0.00341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17079" calcext:value-type="float">
            <text:p>-0.017079</text:p>
          </table:table-cell>
          <table:table-cell office:value-type="float" office:value="-0.035553" calcext:value-type="float">
            <text:p>-0.035553</text:p>
          </table:table-cell>
          <table:table-cell office:value-type="float" office:value="0.002269" calcext:value-type="float">
            <text:p>0.002269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17079" calcext:value-type="float">
            <text:p>-0.017079</text:p>
          </table:table-cell>
          <table:table-cell office:value-type="float" office:value="-0.033915" calcext:value-type="float">
            <text:p>-0.033915</text:p>
          </table:table-cell>
          <table:table-cell office:value-type="float" office:value="-0.001264" calcext:value-type="float">
            <text:p>-0.00126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8" calcext:value-type="float">
            <text:p>-0.01708</text:p>
          </table:table-cell>
          <table:table-cell office:value-type="float" office:value="-0.030744" calcext:value-type="float">
            <text:p>-0.030744</text:p>
          </table:table-cell>
          <table:table-cell office:value-type="float" office:value="0.004464" calcext:value-type="float">
            <text:p>0.004464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8" calcext:value-type="float">
            <text:p>-0.01708</text:p>
          </table:table-cell>
          <table:table-cell office:value-type="float" office:value="-0.027198" calcext:value-type="float">
            <text:p>-0.027198</text:p>
          </table:table-cell>
          <table:table-cell office:value-type="float" office:value="0.008415" calcext:value-type="float">
            <text:p>0.00841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81" calcext:value-type="float">
            <text:p>-0.017081</text:p>
          </table:table-cell>
          <table:table-cell office:value-type="float" office:value="-0.024569" calcext:value-type="float">
            <text:p>-0.024569</text:p>
          </table:table-cell>
          <table:table-cell office:value-type="float" office:value="0.004979" calcext:value-type="float">
            <text:p>0.00497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17082" calcext:value-type="float">
            <text:p>-0.017082</text:p>
          </table:table-cell>
          <table:table-cell office:value-type="float" office:value="-0.022343" calcext:value-type="float">
            <text:p>-0.022343</text:p>
          </table:table-cell>
          <table:table-cell office:value-type="float" office:value="0.003341" calcext:value-type="float">
            <text:p>0.00334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82" calcext:value-type="float">
            <text:p>-0.017082</text:p>
          </table:table-cell>
          <table:table-cell office:value-type="float" office:value="-0.019551" calcext:value-type="float">
            <text:p>-0.019551</text:p>
          </table:table-cell>
          <table:table-cell office:value-type="float" office:value="0.005378" calcext:value-type="float">
            <text:p>0.00537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83" calcext:value-type="float">
            <text:p>-0.017083</text:p>
          </table:table-cell>
          <table:table-cell office:value-type="float" office:value="-0.017067" calcext:value-type="float">
            <text:p>-0.017067</text:p>
          </table:table-cell>
          <table:table-cell office:value-type="float" office:value="0.005571" calcext:value-type="float">
            <text:p>0.00557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83" calcext:value-type="float">
            <text:p>-0.017083</text:p>
          </table:table-cell>
          <table:table-cell office:value-type="float" office:value="-0.015294" calcext:value-type="float">
            <text:p>-0.015294</text:p>
          </table:table-cell>
          <table:table-cell office:value-type="float" office:value="0.00577" calcext:value-type="float">
            <text:p>0.0057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83" calcext:value-type="float">
            <text:p>-0.017083</text:p>
          </table:table-cell>
          <table:table-cell office:value-type="float" office:value="-0.013668" calcext:value-type="float">
            <text:p>-0.013668</text:p>
          </table:table-cell>
          <table:table-cell office:value-type="float" office:value="0.005978" calcext:value-type="float">
            <text:p>0.00597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84" calcext:value-type="float">
            <text:p>-0.017084</text:p>
          </table:table-cell>
          <table:table-cell office:value-type="float" office:value="-0.011931" calcext:value-type="float">
            <text:p>-0.011931</text:p>
          </table:table-cell>
          <table:table-cell office:value-type="float" office:value="0.006194" calcext:value-type="float">
            <text:p>0.00619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17084" calcext:value-type="float">
            <text:p>-0.017084</text:p>
          </table:table-cell>
          <table:table-cell office:value-type="float" office:value="-0.010333" calcext:value-type="float">
            <text:p>-0.010333</text:p>
          </table:table-cell>
          <table:table-cell office:value-type="float" office:value="0.004551" calcext:value-type="float">
            <text:p>0.00455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17085" calcext:value-type="float">
            <text:p>-0.017085</text:p>
          </table:table-cell>
          <table:table-cell office:value-type="float" office:value="-0.008605" calcext:value-type="float">
            <text:p>-0.008605</text:p>
          </table:table-cell>
          <table:table-cell office:value-type="float" office:value="0.004741" calcext:value-type="float">
            <text:p>0.00474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17085" calcext:value-type="float">
            <text:p>-0.017085</text:p>
          </table:table-cell>
          <table:table-cell office:value-type="float" office:value="-0.00733" calcext:value-type="float">
            <text:p>-0.00733</text:p>
          </table:table-cell>
          <table:table-cell office:value-type="float" office:value="0.004929" calcext:value-type="float">
            <text:p>0.00492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17085" calcext:value-type="float">
            <text:p>-0.017085</text:p>
          </table:table-cell>
          <table:table-cell office:value-type="float" office:value="-0.006243" calcext:value-type="float">
            <text:p>-0.006243</text:p>
          </table:table-cell>
          <table:table-cell office:value-type="float" office:value="0.005119" calcext:value-type="float">
            <text:p>0.00511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17086" calcext:value-type="float">
            <text:p>-0.017086</text:p>
          </table:table-cell>
          <table:table-cell office:value-type="float" office:value="-0.004891" calcext:value-type="float">
            <text:p>-0.004891</text:p>
          </table:table-cell>
          <table:table-cell office:value-type="float" office:value="0.009036" calcext:value-type="float">
            <text:p>0.009036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17086" calcext:value-type="float">
            <text:p>-0.017086</text:p>
          </table:table-cell>
          <table:table-cell office:value-type="float" office:value="-0.004133" calcext:value-type="float">
            <text:p>-0.004133</text:p>
          </table:table-cell>
          <table:table-cell office:value-type="float" office:value="0.003706" calcext:value-type="float">
            <text:p>0.003706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17086" calcext:value-type="float">
            <text:p>-0.017086</text:p>
          </table:table-cell>
          <table:table-cell office:value-type="float" office:value="-0.002545" calcext:value-type="float">
            <text:p>-0.002545</text:p>
          </table:table-cell>
          <table:table-cell office:value-type="float" office:value="0.003875" calcext:value-type="float">
            <text:p>0.00387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87" calcext:value-type="float">
            <text:p>-0.017087</text:p>
          </table:table-cell>
          <table:table-cell office:value-type="float" office:value="-0.00136" calcext:value-type="float">
            <text:p>-0.00136</text:p>
          </table:table-cell>
          <table:table-cell office:value-type="float" office:value="0.007757" calcext:value-type="float">
            <text:p>0.00775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17087" calcext:value-type="float">
            <text:p>-0.017087</text:p>
          </table:table-cell>
          <table:table-cell office:value-type="float" office:value="-0.000917" calcext:value-type="float">
            <text:p>-0.000917</text:p>
          </table:table-cell>
          <table:table-cell office:value-type="float" office:value="0.006111" calcext:value-type="float">
            <text:p>0.00611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87" calcext:value-type="float">
            <text:p>-0.017087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0.008168" calcext:value-type="float">
            <text:p>0.00816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17087" calcext:value-type="float">
            <text:p>-0.017087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.004669" calcext:value-type="float">
            <text:p>0.00466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17088" calcext:value-type="float">
            <text:p>-0.017088</text:p>
          </table:table-cell>
          <table:table-cell office:value-type="float" office:value="0.001138" calcext:value-type="float">
            <text:p>0.001138</text:p>
          </table:table-cell>
          <table:table-cell office:value-type="float" office:value="0.006694" calcext:value-type="float">
            <text:p>0.00669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88" calcext:value-type="float">
            <text:p>-0.017088</text:p>
          </table:table-cell>
          <table:table-cell office:value-type="float" office:value="0.001369" calcext:value-type="float">
            <text:p>0.001369</text:p>
          </table:table-cell>
          <table:table-cell office:value-type="float" office:value="0.008743" calcext:value-type="float">
            <text:p>0.008743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17088" calcext:value-type="float">
            <text:p>-0.01708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376" calcext:value-type="float">
            <text:p>0.00337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17088" calcext:value-type="float">
            <text:p>-0.017088</text:p>
          </table:table-cell>
          <table:table-cell office:value-type="float" office:value="0.002033" calcext:value-type="float">
            <text:p>0.002033</text:p>
          </table:table-cell>
          <table:table-cell office:value-type="float" office:value="0.007233" calcext:value-type="float">
            <text:p>0.00723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88" calcext:value-type="float">
            <text:p>-0.017088</text:p>
          </table:table-cell>
          <table:table-cell office:value-type="float" office:value="0.002416" calcext:value-type="float">
            <text:p>0.002416</text:p>
          </table:table-cell>
          <table:table-cell office:value-type="float" office:value="0.009283" calcext:value-type="float">
            <text:p>0.009283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17089" calcext:value-type="float">
            <text:p>-0.017089</text:p>
          </table:table-cell>
          <table:table-cell office:value-type="float" office:value="0.003336" calcext:value-type="float">
            <text:p>0.003336</text:p>
          </table:table-cell>
          <table:table-cell office:value-type="float" office:value="0.005783" calcext:value-type="float">
            <text:p>0.005783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17089" calcext:value-type="float">
            <text:p>-0.017089</text:p>
          </table:table-cell>
          <table:table-cell office:value-type="float" office:value="0.004401" calcext:value-type="float">
            <text:p>0.004401</text:p>
          </table:table-cell>
          <table:table-cell office:value-type="float" office:value="0.005952" calcext:value-type="float">
            <text:p>0.005952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17089" calcext:value-type="float">
            <text:p>-0.017089</text:p>
          </table:table-cell>
          <table:table-cell office:value-type="float" office:value="0.005835" calcext:value-type="float">
            <text:p>0.005835</text:p>
          </table:table-cell>
          <table:table-cell office:value-type="float" office:value="0.006115" calcext:value-type="float">
            <text:p>0.006115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17089" calcext:value-type="float">
            <text:p>-0.017089</text:p>
          </table:table-cell>
          <table:table-cell office:value-type="float" office:value="0.007696" calcext:value-type="float">
            <text:p>0.007696</text:p>
          </table:table-cell>
          <table:table-cell office:value-type="float" office:value="0.011861" calcext:value-type="float">
            <text:p>0.011861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89" calcext:value-type="float">
            <text:p>-0.017089</text:p>
          </table:table-cell>
          <table:table-cell office:value-type="float" office:value="0.009506" calcext:value-type="float">
            <text:p>0.009506</text:p>
          </table:table-cell>
          <table:table-cell office:value-type="float" office:value="0.013977" calcext:value-type="float">
            <text:p>0.01397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89" calcext:value-type="float">
            <text:p>-0.017089</text:p>
          </table:table-cell>
          <table:table-cell office:value-type="float" office:value="0.010746" calcext:value-type="float">
            <text:p>0.010746</text:p>
          </table:table-cell>
          <table:table-cell office:value-type="float" office:value="0.010547" calcext:value-type="float">
            <text:p>0.01054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9" calcext:value-type="float">
            <text:p>-0.01709</text:p>
          </table:table-cell>
          <table:table-cell office:value-type="float" office:value="0.012567" calcext:value-type="float">
            <text:p>0.012567</text:p>
          </table:table-cell>
          <table:table-cell office:value-type="float" office:value="0.010778" calcext:value-type="float">
            <text:p>0.01077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9" calcext:value-type="float">
            <text:p>-0.01709</text:p>
          </table:table-cell>
          <table:table-cell office:value-type="float" office:value="0.013836" calcext:value-type="float">
            <text:p>0.013836</text:p>
          </table:table-cell>
          <table:table-cell office:value-type="float" office:value="0.010989" calcext:value-type="float">
            <text:p>0.01098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1709" calcext:value-type="float">
            <text:p>-0.01709</text:p>
          </table:table-cell>
          <table:table-cell office:value-type="float" office:value="0.013822" calcext:value-type="float">
            <text:p>0.013822</text:p>
          </table:table-cell>
          <table:table-cell office:value-type="float" office:value="0.009328" calcext:value-type="float">
            <text:p>0.00932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1709" calcext:value-type="float">
            <text:p>-0.01709</text:p>
          </table:table-cell>
          <table:table-cell office:value-type="float" office:value="0.013938" calcext:value-type="float">
            <text:p>0.013938</text:p>
          </table:table-cell>
          <table:table-cell office:value-type="float" office:value="0.007637" calcext:value-type="float">
            <text:p>0.007637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1709" calcext:value-type="float">
            <text:p>-0.01709</text:p>
          </table:table-cell>
          <table:table-cell office:value-type="float" office:value="0.013366" calcext:value-type="float">
            <text:p>0.013366</text:p>
          </table:table-cell>
          <table:table-cell office:value-type="float" office:value="0.007782" calcext:value-type="float">
            <text:p>0.007782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1709" calcext:value-type="float">
            <text:p>-0.01709</text:p>
          </table:table-cell>
          <table:table-cell office:value-type="float" office:value="0.012131" calcext:value-type="float">
            <text:p>0.012131</text:p>
          </table:table-cell>
          <table:table-cell office:value-type="float" office:value="0.007933" calcext:value-type="float">
            <text:p>0.007933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1709" calcext:value-type="float">
            <text:p>-0.01709</text:p>
          </table:table-cell>
          <table:table-cell office:value-type="float" office:value="0.011509" calcext:value-type="float">
            <text:p>0.011509</text:p>
          </table:table-cell>
          <table:table-cell office:value-type="float" office:value="0.008096" calcext:value-type="float">
            <text:p>0.008096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1709" calcext:value-type="float">
            <text:p>-0.01709</text:p>
          </table:table-cell>
          <table:table-cell office:value-type="float" office:value="0.010156" calcext:value-type="float">
            <text:p>0.010156</text:p>
          </table:table-cell>
          <table:table-cell office:value-type="float" office:value="0.006407" calcext:value-type="float">
            <text:p>0.006407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1709" calcext:value-type="float">
            <text:p>-0.01709</text:p>
          </table:table-cell>
          <table:table-cell office:value-type="float" office:value="0.009053" calcext:value-type="float">
            <text:p>0.009053</text:p>
          </table:table-cell>
          <table:table-cell office:value-type="float" office:value="0.008417" calcext:value-type="float">
            <text:p>0.008417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0.007948" calcext:value-type="float">
            <text:p>0.007948</text:p>
          </table:table-cell>
          <table:table-cell office:value-type="float" office:value="0.00673" calcext:value-type="float">
            <text:p>0.0067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0.006491" calcext:value-type="float">
            <text:p>0.006491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0.005122" calcext:value-type="float">
            <text:p>0.005122</text:p>
          </table:table-cell>
          <table:table-cell office:value-type="float" office:value="0.005217" calcext:value-type="float">
            <text:p>0.00521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0.004871" calcext:value-type="float">
            <text:p>0.004871</text:p>
          </table:table-cell>
          <table:table-cell office:value-type="float" office:value="0.010916" calcext:value-type="float">
            <text:p>0.01091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0.003832" calcext:value-type="float">
            <text:p>0.003832</text:p>
          </table:table-cell>
          <table:table-cell office:value-type="float" office:value="0.012973" calcext:value-type="float">
            <text:p>0.01297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0.002592" calcext:value-type="float">
            <text:p>0.002592</text:p>
          </table:table-cell>
          <table:table-cell office:value-type="float" office:value="0.013202" calcext:value-type="float">
            <text:p>0.01320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0.001644" calcext:value-type="float">
            <text:p>0.001644</text:p>
          </table:table-cell>
          <table:table-cell office:value-type="float" office:value="0.011572" calcext:value-type="float">
            <text:p>0.01157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0.000727" calcext:value-type="float">
            <text:p>0.000727</text:p>
          </table:table-cell>
          <table:table-cell office:value-type="float" office:value="0.013626" calcext:value-type="float">
            <text:p>0.013626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-0.000434" calcext:value-type="float">
            <text:p>-0.000434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-0.002017" calcext:value-type="float">
            <text:p>-0.002017</text:p>
          </table:table-cell>
          <table:table-cell office:value-type="float" office:value="0.014078" calcext:value-type="float">
            <text:p>0.01407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0.01429" calcext:value-type="float">
            <text:p>0.0142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-0.005695" calcext:value-type="float">
            <text:p>-0.005695</text:p>
          </table:table-cell>
          <table:table-cell office:value-type="float" office:value="0.016361" calcext:value-type="float">
            <text:p>0.016361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-0.005929" calcext:value-type="float">
            <text:p>-0.005929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-0.005289" calcext:value-type="float">
            <text:p>-0.005289</text:p>
          </table:table-cell>
          <table:table-cell office:value-type="float" office:value="0.020569" calcext:value-type="float">
            <text:p>0.020569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-0.004747" calcext:value-type="float">
            <text:p>-0.004747</text:p>
          </table:table-cell>
          <table:table-cell office:value-type="float" office:value="0.020876" calcext:value-type="float">
            <text:p>0.020876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1" calcext:value-type="float">
            <text:p>-0.017091</text:p>
          </table:table-cell>
          <table:table-cell office:value-type="float" office:value="-0.003462" calcext:value-type="float">
            <text:p>-0.003462</text:p>
          </table:table-cell>
          <table:table-cell office:value-type="float" office:value="0.019323" calcext:value-type="float">
            <text:p>0.019323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-0.001514" calcext:value-type="float">
            <text:p>-0.001514</text:p>
          </table:table-cell>
          <table:table-cell office:value-type="float" office:value="0.02332" calcext:value-type="float">
            <text:p>0.02332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23641" calcext:value-type="float">
            <text:p>0.023641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2283" calcext:value-type="float">
            <text:p>0.002283</text:p>
          </table:table-cell>
          <table:table-cell office:value-type="float" office:value="0.0221" calcext:value-type="float">
            <text:p>0.0221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5166" calcext:value-type="float">
            <text:p>0.005166</text:p>
          </table:table-cell>
          <table:table-cell office:value-type="float" office:value="0.022388" calcext:value-type="float">
            <text:p>0.022388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7227" calcext:value-type="float">
            <text:p>0.007227</text:p>
          </table:table-cell>
          <table:table-cell office:value-type="float" office:value="0.020808" calcext:value-type="float">
            <text:p>0.020808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8896" calcext:value-type="float">
            <text:p>0.008896</text:p>
          </table:table-cell>
          <table:table-cell office:value-type="float" office:value="0.022923" calcext:value-type="float">
            <text:p>0.022923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9412" calcext:value-type="float">
            <text:p>0.009412</text:p>
          </table:table-cell>
          <table:table-cell office:value-type="float" office:value="0.021348" calcext:value-type="float">
            <text:p>0.021348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9444" calcext:value-type="float">
            <text:p>0.009444</text:p>
          </table:table-cell>
          <table:table-cell office:value-type="float" office:value="0.023476" calcext:value-type="float">
            <text:p>0.023476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8748" calcext:value-type="float">
            <text:p>0.008748</text:p>
          </table:table-cell>
          <table:table-cell office:value-type="float" office:value="0.025639" calcext:value-type="float">
            <text:p>0.025639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7667" calcext:value-type="float">
            <text:p>0.007667</text:p>
          </table:table-cell>
          <table:table-cell office:value-type="float" office:value="0.024113" calcext:value-type="float">
            <text:p>0.024113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7811" calcext:value-type="float">
            <text:p>0.007811</text:p>
          </table:table-cell>
          <table:table-cell office:value-type="float" office:value="0.022559" calcext:value-type="float">
            <text:p>0.022559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7746" calcext:value-type="float">
            <text:p>0.007746</text:p>
          </table:table-cell>
          <table:table-cell office:value-type="float" office:value="0.028414" calcext:value-type="float">
            <text:p>0.028414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26904" calcext:value-type="float">
            <text:p>0.02690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6561" calcext:value-type="float">
            <text:p>0.006561</text:p>
          </table:table-cell>
          <table:table-cell office:value-type="float" office:value="0.02537" calcext:value-type="float">
            <text:p>0.02537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7782" calcext:value-type="float">
            <text:p>0.007782</text:p>
          </table:table-cell>
          <table:table-cell office:value-type="float" office:value="0.029388" calcext:value-type="float">
            <text:p>0.029388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09494" calcext:value-type="float">
            <text:p>0.009494</text:p>
          </table:table-cell>
          <table:table-cell office:value-type="float" office:value="0.029735" calcext:value-type="float">
            <text:p>0.029735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1121" calcext:value-type="float">
            <text:p>0.01121</text:p>
          </table:table-cell>
          <table:table-cell office:value-type="float" office:value="0.031948" calcext:value-type="float">
            <text:p>0.031948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13035" calcext:value-type="float">
            <text:p>0.013035</text:p>
          </table:table-cell>
          <table:table-cell office:value-type="float" office:value="0.03233" calcext:value-type="float">
            <text:p>0.03233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15606" calcext:value-type="float">
            <text:p>0.015606</text:p>
          </table:table-cell>
          <table:table-cell office:value-type="float" office:value="0.030848" calcext:value-type="float">
            <text:p>0.030848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18394" calcext:value-type="float">
            <text:p>0.018394</text:p>
          </table:table-cell>
          <table:table-cell office:value-type="float" office:value="0.036778" calcext:value-type="float">
            <text:p>0.036778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1112" calcext:value-type="float">
            <text:p>0.021112</text:p>
          </table:table-cell>
          <table:table-cell office:value-type="float" office:value="0.033482" calcext:value-type="float">
            <text:p>0.033482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3621" calcext:value-type="float">
            <text:p>0.023621</text:p>
          </table:table-cell>
          <table:table-cell office:value-type="float" office:value="0.033854" calcext:value-type="float">
            <text:p>0.033854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5931" calcext:value-type="float">
            <text:p>0.025931</text:p>
          </table:table-cell>
          <table:table-cell office:value-type="float" office:value="0.03422" calcext:value-type="float">
            <text:p>0.03422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28197" calcext:value-type="float">
            <text:p>0.028197</text:p>
          </table:table-cell>
          <table:table-cell office:value-type="float" office:value="0.030859" calcext:value-type="float">
            <text:p>0.030859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30595" calcext:value-type="float">
            <text:p>0.030595</text:p>
          </table:table-cell>
          <table:table-cell office:value-type="float" office:value="0.033026" calcext:value-type="float">
            <text:p>0.033026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33378" calcext:value-type="float">
            <text:p>0.033378</text:p>
          </table:table-cell>
          <table:table-cell office:value-type="float" office:value="0.035225" calcext:value-type="float">
            <text:p>0.035225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35904" calcext:value-type="float">
            <text:p>0.035904</text:p>
          </table:table-cell>
          <table:table-cell office:value-type="float" office:value="0.035603" calcext:value-type="float">
            <text:p>0.03560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38585" calcext:value-type="float">
            <text:p>0.038585</text:p>
          </table:table-cell>
          <table:table-cell office:value-type="float" office:value="0.026681" calcext:value-type="float">
            <text:p>0.026681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7092" calcext:value-type="float">
            <text:p>-0.017092</text:p>
          </table:table-cell>
          <table:table-cell office:value-type="float" office:value="0.041909" calcext:value-type="float">
            <text:p>0.041909</text:p>
          </table:table-cell>
          <table:table-cell office:value-type="float" office:value="0.030641" calcext:value-type="float">
            <text:p>0.030641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6821" calcext:value-type="float">
            <text:p>-0.016821</text:p>
          </table:table-cell>
          <table:table-cell office:value-type="float" office:value="0.044511" calcext:value-type="float">
            <text:p>0.044511</text:p>
          </table:table-cell>
          <table:table-cell office:value-type="float" office:value="0.029022" calcext:value-type="float">
            <text:p>0.029022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-0.016562" calcext:value-type="float">
            <text:p>-0.016562</text:p>
          </table:table-cell>
          <table:table-cell office:value-type="float" office:value="0.044889" calcext:value-type="float">
            <text:p>0.044889</text:p>
          </table:table-cell>
          <table:table-cell office:value-type="float" office:value="0.034831" calcext:value-type="float">
            <text:p>0.034831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6316" calcext:value-type="float">
            <text:p>-0.016316</text:p>
          </table:table-cell>
          <table:table-cell office:value-type="float" office:value="0.045378" calcext:value-type="float">
            <text:p>0.045378</text:p>
          </table:table-cell>
          <table:table-cell office:value-type="float" office:value="0.029571" calcext:value-type="float">
            <text:p>0.029571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16082" calcext:value-type="float">
            <text:p>-0.016082</text:p>
          </table:table-cell>
          <table:table-cell office:value-type="float" office:value="0.046215" calcext:value-type="float">
            <text:p>0.046215</text:p>
          </table:table-cell>
          <table:table-cell office:value-type="float" office:value="0.027959" calcext:value-type="float">
            <text:p>0.027959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5588" calcext:value-type="float">
            <text:p>-0.015588</text:p>
          </table:table-cell>
          <table:table-cell office:value-type="float" office:value="0.047792" calcext:value-type="float">
            <text:p>0.047792</text:p>
          </table:table-cell>
          <table:table-cell office:value-type="float" office:value="0.029994" calcext:value-type="float">
            <text:p>0.029994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-0.015117" calcext:value-type="float">
            <text:p>-0.015117</text:p>
          </table:table-cell>
          <table:table-cell office:value-type="float" office:value="0.048254" calcext:value-type="float">
            <text:p>0.048254</text:p>
          </table:table-cell>
          <table:table-cell office:value-type="float" office:value="0.033916" calcext:value-type="float">
            <text:p>0.033916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-0.014668" calcext:value-type="float">
            <text:p>-0.014668</text:p>
          </table:table-cell>
          <table:table-cell office:value-type="float" office:value="0.048476" calcext:value-type="float">
            <text:p>0.048476</text:p>
          </table:table-cell>
          <table:table-cell office:value-type="float" office:value="0.030457" calcext:value-type="float">
            <text:p>0.03045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1397" calcext:value-type="float">
            <text:p>-0.01397</text:p>
          </table:table-cell>
          <table:table-cell office:value-type="float" office:value="0.049913" calcext:value-type="float">
            <text:p>0.049913</text:p>
          </table:table-cell>
          <table:table-cell office:value-type="float" office:value="0.028771" calcext:value-type="float">
            <text:p>0.028771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-0.013304" calcext:value-type="float">
            <text:p>-0.013304</text:p>
          </table:table-cell>
          <table:table-cell office:value-type="float" office:value="0.051619" calcext:value-type="float">
            <text:p>0.051619</text:p>
          </table:table-cell>
          <table:table-cell office:value-type="float" office:value="0.032635" calcext:value-type="float">
            <text:p>0.03263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2399" calcext:value-type="float">
            <text:p>-0.012399</text:p>
          </table:table-cell>
          <table:table-cell office:value-type="float" office:value="0.051548" calcext:value-type="float">
            <text:p>0.051548</text:p>
          </table:table-cell>
          <table:table-cell office:value-type="float" office:value="0.027206" calcext:value-type="float">
            <text:p>0.02720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11538" calcext:value-type="float">
            <text:p>-0.0115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27283" calcext:value-type="float">
            <text:p>0.02728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10988" calcext:value-type="float">
            <text:p>-0.010988</text:p>
          </table:table-cell>
          <table:table-cell office:value-type="float" office:value="0.052004" calcext:value-type="float">
            <text:p>0.052004</text:p>
          </table:table-cell>
          <table:table-cell office:value-type="float" office:value="0.029261" calcext:value-type="float">
            <text:p>0.02926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10465" calcext:value-type="float">
            <text:p>-0.010465</text:p>
          </table:table-cell>
          <table:table-cell office:value-type="float" office:value="0.05109" calcext:value-type="float">
            <text:p>0.05109</text:p>
          </table:table-cell>
          <table:table-cell office:value-type="float" office:value="0.025689" calcext:value-type="float">
            <text:p>0.025689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09967" calcext:value-type="float">
            <text:p>-0.009967</text:p>
          </table:table-cell>
          <table:table-cell office:value-type="float" office:value="0.050604" calcext:value-type="float">
            <text:p>0.050604</text:p>
          </table:table-cell>
          <table:table-cell office:value-type="float" office:value="0.023932" calcext:value-type="float">
            <text:p>0.023932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09492" calcext:value-type="float">
            <text:p>-0.009492</text:p>
          </table:table-cell>
          <table:table-cell office:value-type="float" office:value="0.049735" calcext:value-type="float">
            <text:p>0.049735</text:p>
          </table:table-cell>
          <table:table-cell office:value-type="float" office:value="0.024011" calcext:value-type="float">
            <text:p>0.024011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09311" calcext:value-type="float">
            <text:p>-0.009311</text:p>
          </table:table-cell>
          <table:table-cell office:value-type="float" office:value="0.048439" calcext:value-type="float">
            <text:p>0.048439</text:p>
          </table:table-cell>
          <table:table-cell office:value-type="float" office:value="0.022269" calcext:value-type="float">
            <text:p>0.022269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09139" calcext:value-type="float">
            <text:p>-0.009139</text:p>
          </table:table-cell>
          <table:table-cell office:value-type="float" office:value="0.047766" calcext:value-type="float">
            <text:p>0.047766</text:p>
          </table:table-cell>
          <table:table-cell office:value-type="float" office:value="0.020505" calcext:value-type="float">
            <text:p>0.020505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09247" calcext:value-type="float">
            <text:p>-0.009247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24341" calcext:value-type="float">
            <text:p>0.024341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09349" calcext:value-type="float">
            <text:p>-0.009349</text:p>
          </table:table-cell>
          <table:table-cell office:value-type="float" office:value="0.047601" calcext:value-type="float">
            <text:p>0.047601</text:p>
          </table:table-cell>
          <table:table-cell office:value-type="float" office:value="0.024517" calcext:value-type="float">
            <text:p>0.024517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09446" calcext:value-type="float">
            <text:p>-0.009446</text:p>
          </table:table-cell>
          <table:table-cell office:value-type="float" office:value="0.046077" calcext:value-type="float">
            <text:p>0.046077</text:p>
          </table:table-cell>
          <table:table-cell office:value-type="float" office:value="0.02284" calcext:value-type="float">
            <text:p>0.02284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09539" calcext:value-type="float">
            <text:p>-0.009539</text:p>
          </table:table-cell>
          <table:table-cell office:value-type="float" office:value="0.042881" calcext:value-type="float">
            <text:p>0.042881</text:p>
          </table:table-cell>
          <table:table-cell office:value-type="float" office:value="0.022993" calcext:value-type="float">
            <text:p>0.022993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09628" calcext:value-type="float">
            <text:p>-0.009628</text:p>
          </table:table-cell>
          <table:table-cell office:value-type="float" office:value="0.039814" calcext:value-type="float">
            <text:p>0.039814</text:p>
          </table:table-cell>
          <table:table-cell office:value-type="float" office:value="0.021273" calcext:value-type="float">
            <text:p>0.021273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09712" calcext:value-type="float">
            <text:p>-0.009712</text:p>
          </table:table-cell>
          <table:table-cell office:value-type="float" office:value="0.036491" calcext:value-type="float">
            <text:p>0.036491</text:p>
          </table:table-cell>
          <table:table-cell office:value-type="float" office:value="0.021377" calcext:value-type="float">
            <text:p>0.021377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09792" calcext:value-type="float">
            <text:p>-0.009792</text:p>
          </table:table-cell>
          <table:table-cell office:value-type="float" office:value="0.031771" calcext:value-type="float">
            <text:p>0.031771</text:p>
          </table:table-cell>
          <table:table-cell office:value-type="float" office:value="0.023339" calcext:value-type="float">
            <text:p>0.023339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09868" calcext:value-type="float">
            <text:p>-0.009868</text:p>
          </table:table-cell>
          <table:table-cell office:value-type="float" office:value="0.027823" calcext:value-type="float">
            <text:p>0.027823</text:p>
          </table:table-cell>
          <table:table-cell office:value-type="float" office:value="0.02161" calcext:value-type="float">
            <text:p>0.02161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09941" calcext:value-type="float">
            <text:p>-0.009941</text:p>
          </table:table-cell>
          <table:table-cell office:value-type="float" office:value="0.025756" calcext:value-type="float">
            <text:p>0.025756</text:p>
          </table:table-cell>
          <table:table-cell office:value-type="float" office:value="0.023582" calcext:value-type="float">
            <text:p>0.023582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09739" calcext:value-type="float">
            <text:p>-0.009739</text:p>
          </table:table-cell>
          <table:table-cell office:value-type="float" office:value="0.023785" calcext:value-type="float">
            <text:p>0.023785</text:p>
          </table:table-cell>
          <table:table-cell office:value-type="float" office:value="0.021822" calcext:value-type="float">
            <text:p>0.021822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09546" calcext:value-type="float">
            <text:p>-0.009546</text:p>
          </table:table-cell>
          <table:table-cell office:value-type="float" office:value="0.021562" calcext:value-type="float">
            <text:p>0.021562</text:p>
          </table:table-cell>
          <table:table-cell office:value-type="float" office:value="0.023758" calcext:value-type="float">
            <text:p>0.02375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09363" calcext:value-type="float">
            <text:p>-0.009363</text:p>
          </table:table-cell>
          <table:table-cell office:value-type="float" office:value="0.019573" calcext:value-type="float">
            <text:p>0.019573</text:p>
          </table:table-cell>
          <table:table-cell office:value-type="float" office:value="0.025723" calcext:value-type="float">
            <text:p>0.025723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08917" calcext:value-type="float">
            <text:p>-0.008917</text:p>
          </table:table-cell>
          <table:table-cell office:value-type="float" office:value="0.017042" calcext:value-type="float">
            <text:p>0.017042</text:p>
          </table:table-cell>
          <table:table-cell office:value-type="float" office:value="0.025818" calcext:value-type="float">
            <text:p>0.025818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08493" calcext:value-type="float">
            <text:p>-0.008493</text:p>
          </table:table-cell>
          <table:table-cell office:value-type="float" office:value="0.014539" calcext:value-type="float">
            <text:p>0.014539</text:p>
          </table:table-cell>
          <table:table-cell office:value-type="float" office:value="0.027778" calcext:value-type="float">
            <text:p>0.02777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07274" calcext:value-type="float">
            <text:p>-0.007274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29649" calcext:value-type="float">
            <text:p>0.02964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06114" calcext:value-type="float">
            <text:p>-0.006114</text:p>
          </table:table-cell>
          <table:table-cell office:value-type="float" office:value="0.011004" calcext:value-type="float">
            <text:p>0.011004</text:p>
          </table:table-cell>
          <table:table-cell office:value-type="float" office:value="0.02969" calcext:value-type="float">
            <text:p>0.0296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04195" calcext:value-type="float">
            <text:p>-0.004195</text:p>
          </table:table-cell>
          <table:table-cell office:value-type="float" office:value="0.009592" calcext:value-type="float">
            <text:p>0.009592</text:p>
          </table:table-cell>
          <table:table-cell office:value-type="float" office:value="0.029616" calcext:value-type="float">
            <text:p>0.02961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02367" calcext:value-type="float">
            <text:p>-0.002367</text:p>
          </table:table-cell>
          <table:table-cell office:value-type="float" office:value="0.010043" calcext:value-type="float">
            <text:p>0.010043</text:p>
          </table:table-cell>
          <table:table-cell office:value-type="float" office:value="0.029542" calcext:value-type="float">
            <text:p>0.029542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010998" calcext:value-type="float">
            <text:p>0.010998</text:p>
          </table:table-cell>
          <table:table-cell office:value-type="float" office:value="0.034903" calcext:value-type="float">
            <text:p>0.034903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11455" calcext:value-type="float">
            <text:p>0.011455</text:p>
          </table:table-cell>
          <table:table-cell office:value-type="float" office:value="0.032919" calcext:value-type="float">
            <text:p>0.032919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07069" calcext:value-type="float">
            <text:p>0.007069</text:p>
          </table:table-cell>
          <table:table-cell office:value-type="float" office:value="0.013134" calcext:value-type="float">
            <text:p>0.013134</text:p>
          </table:table-cell>
          <table:table-cell office:value-type="float" office:value="0.034456" calcext:value-type="float">
            <text:p>0.034456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10802" calcext:value-type="float">
            <text:p>0.010802</text:p>
          </table:table-cell>
          <table:table-cell office:value-type="float" office:value="0.015591" calcext:value-type="float">
            <text:p>0.015591</text:p>
          </table:table-cell>
          <table:table-cell office:value-type="float" office:value="0.034174" calcext:value-type="float">
            <text:p>0.034174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14357" calcext:value-type="float">
            <text:p>0.014357</text:p>
          </table:table-cell>
          <table:table-cell office:value-type="float" office:value="0.018153" calcext:value-type="float">
            <text:p>0.018153</text:p>
          </table:table-cell>
          <table:table-cell office:value-type="float" office:value="0.035768" calcext:value-type="float">
            <text:p>0.035768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20431" calcext:value-type="float">
            <text:p>0.020431</text:p>
          </table:table-cell>
          <table:table-cell office:value-type="float" office:value="0.035349" calcext:value-type="float">
            <text:p>0.035349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23617" calcext:value-type="float">
            <text:p>0.023617</text:p>
          </table:table-cell>
          <table:table-cell office:value-type="float" office:value="0.022551" calcext:value-type="float">
            <text:p>0.022551</text:p>
          </table:table-cell>
          <table:table-cell office:value-type="float" office:value="0.03309" calcext:value-type="float">
            <text:p>0.03309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29275" calcext:value-type="float">
            <text:p>0.029275</text:p>
          </table:table-cell>
          <table:table-cell office:value-type="float" office:value="0.025156" calcext:value-type="float">
            <text:p>0.025156</text:p>
          </table:table-cell>
          <table:table-cell office:value-type="float" office:value="0.034351" calcext:value-type="float">
            <text:p>0.034351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34663" calcext:value-type="float">
            <text:p>0.034663</text:p>
          </table:table-cell>
          <table:table-cell office:value-type="float" office:value="0.027924" calcext:value-type="float">
            <text:p>0.027924</text:p>
          </table:table-cell>
          <table:table-cell office:value-type="float" office:value="0.031941" calcext:value-type="float">
            <text:p>0.031941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40881" calcext:value-type="float">
            <text:p>0.040881</text:p>
          </table:table-cell>
          <table:table-cell office:value-type="float" office:value="0.030037" calcext:value-type="float">
            <text:p>0.030037</text:p>
          </table:table-cell>
          <table:table-cell office:value-type="float" office:value="0.031239" calcext:value-type="float">
            <text:p>0.03123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6802" calcext:value-type="float">
            <text:p>0.046802</text:p>
          </table:table-cell>
          <table:table-cell office:value-type="float" office:value="0.031874" calcext:value-type="float">
            <text:p>0.031874</text:p>
          </table:table-cell>
          <table:table-cell office:value-type="float" office:value="0.026843" calcext:value-type="float">
            <text:p>0.026843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53255" calcext:value-type="float">
            <text:p>0.053255</text:p>
          </table:table-cell>
          <table:table-cell office:value-type="float" office:value="0.03334" calcext:value-type="float">
            <text:p>0.03334</text:p>
          </table:table-cell>
          <table:table-cell office:value-type="float" office:value="0.02789" calcext:value-type="float">
            <text:p>0.02789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59401" calcext:value-type="float">
            <text:p>0.059401</text:p>
          </table:table-cell>
          <table:table-cell office:value-type="float" office:value="0.034327" calcext:value-type="float">
            <text:p>0.034327</text:p>
          </table:table-cell>
          <table:table-cell office:value-type="float" office:value="0.027137" calcext:value-type="float">
            <text:p>0.02713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65525" calcext:value-type="float">
            <text:p>0.065525</text:p>
          </table:table-cell>
          <table:table-cell office:value-type="float" office:value="0.034776" calcext:value-type="float">
            <text:p>0.034776</text:p>
          </table:table-cell>
          <table:table-cell office:value-type="float" office:value="0.02266" calcext:value-type="float">
            <text:p>0.02266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71358" calcext:value-type="float">
            <text:p>0.071358</text:p>
          </table:table-cell>
          <table:table-cell office:value-type="float" office:value="0.035139" calcext:value-type="float">
            <text:p>0.035139</text:p>
          </table:table-cell>
          <table:table-cell office:value-type="float" office:value="0.01816" calcext:value-type="float">
            <text:p>0.0181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76642" calcext:value-type="float">
            <text:p>0.076642</text:p>
          </table:table-cell>
          <table:table-cell office:value-type="float" office:value="0.035507" calcext:value-type="float">
            <text:p>0.035507</text:p>
          </table:table-cell>
          <table:table-cell office:value-type="float" office:value="0.021111" calcext:value-type="float">
            <text:p>0.02111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81674" calcext:value-type="float">
            <text:p>0.081674</text:p>
          </table:table-cell>
          <table:table-cell office:value-type="float" office:value="0.035517" calcext:value-type="float">
            <text:p>0.035517</text:p>
          </table:table-cell>
          <table:table-cell office:value-type="float" office:value="0.020425" calcext:value-type="float">
            <text:p>0.020425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86467" calcext:value-type="float">
            <text:p>0.086467</text:p>
          </table:table-cell>
          <table:table-cell office:value-type="float" office:value="0.03538" calcext:value-type="float">
            <text:p>0.03538</text:p>
          </table:table-cell>
          <table:table-cell office:value-type="float" office:value="0.017914" calcext:value-type="float">
            <text:p>0.01791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90217" calcext:value-type="float">
            <text:p>0.090217</text:p>
          </table:table-cell>
          <table:table-cell office:value-type="float" office:value="0.034746" calcext:value-type="float">
            <text:p>0.034746</text:p>
          </table:table-cell>
          <table:table-cell office:value-type="float" office:value="0.017381" calcext:value-type="float">
            <text:p>0.017381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93789" calcext:value-type="float">
            <text:p>0.093789</text:p>
          </table:table-cell>
          <table:table-cell office:value-type="float" office:value="0.034643" calcext:value-type="float">
            <text:p>0.034643</text:p>
          </table:table-cell>
          <table:table-cell office:value-type="float" office:value="0.011276" calcext:value-type="float">
            <text:p>0.011276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96648" calcext:value-type="float">
            <text:p>0.096648</text:p>
          </table:table-cell>
          <table:table-cell office:value-type="float" office:value="0.034517" calcext:value-type="float">
            <text:p>0.034517</text:p>
          </table:table-cell>
          <table:table-cell office:value-type="float" office:value="0.01448" calcext:value-type="float">
            <text:p>0.0144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99371" calcext:value-type="float">
            <text:p>0.099371</text:p>
          </table:table-cell>
          <table:table-cell office:value-type="float" office:value="0.034023" calcext:value-type="float">
            <text:p>0.034023</text:p>
          </table:table-cell>
          <table:table-cell office:value-type="float" office:value="0.014026" calcext:value-type="float">
            <text:p>0.014026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101151" calcext:value-type="float">
            <text:p>0.101151</text:p>
          </table:table-cell>
          <table:table-cell office:value-type="float" office:value="0.033168" calcext:value-type="float">
            <text:p>0.033168</text:p>
          </table:table-cell>
          <table:table-cell office:value-type="float" office:value="0.01185" calcext:value-type="float">
            <text:p>0.01185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102845" calcext:value-type="float">
            <text:p>0.102845</text:p>
          </table:table-cell>
          <table:table-cell office:value-type="float" office:value="0.031868" calcext:value-type="float">
            <text:p>0.031868</text:p>
          </table:table-cell>
          <table:table-cell office:value-type="float" office:value="0.01152" calcext:value-type="float">
            <text:p>0.01152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104459" calcext:value-type="float">
            <text:p>0.104459</text:p>
          </table:table-cell>
          <table:table-cell office:value-type="float" office:value="0.03008" calcext:value-type="float">
            <text:p>0.03008</text:p>
          </table:table-cell>
          <table:table-cell office:value-type="float" office:value="0.009335" calcext:value-type="float">
            <text:p>0.009335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10464" calcext:value-type="float">
            <text:p>0.10464</text:p>
          </table:table-cell>
          <table:table-cell office:value-type="float" office:value="0.02646" calcext:value-type="float">
            <text:p>0.02646</text:p>
          </table:table-cell>
          <table:table-cell office:value-type="float" office:value="0.009181" calcext:value-type="float">
            <text:p>0.009181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104812" calcext:value-type="float">
            <text:p>0.104812</text:p>
          </table:table-cell>
          <table:table-cell office:value-type="float" office:value="0.022549" calcext:value-type="float">
            <text:p>0.022549</text:p>
          </table:table-cell>
          <table:table-cell office:value-type="float" office:value="0.009026" calcext:value-type="float">
            <text:p>0.009026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103348" calcext:value-type="float">
            <text:p>0.103348</text:p>
          </table:table-cell>
          <table:table-cell office:value-type="float" office:value="0.018652" calcext:value-type="float">
            <text:p>0.018652</text:p>
          </table:table-cell>
          <table:table-cell office:value-type="float" office:value="0.009105" calcext:value-type="float">
            <text:p>0.009105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101953" calcext:value-type="float">
            <text:p>0.101953</text:p>
          </table:table-cell>
          <table:table-cell office:value-type="float" office:value="0.015116" calcext:value-type="float">
            <text:p>0.015116</text:p>
          </table:table-cell>
          <table:table-cell office:value-type="float" office:value="0.009181" calcext:value-type="float">
            <text:p>0.009181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98998" calcext:value-type="float">
            <text:p>0.098998</text:p>
          </table:table-cell>
          <table:table-cell office:value-type="float" office:value="0.01109" calcext:value-type="float">
            <text:p>0.01109</text:p>
          </table:table-cell>
          <table:table-cell office:value-type="float" office:value="0.007622" calcext:value-type="float">
            <text:p>0.007622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96183" calcext:value-type="float">
            <text:p>0.096183</text:p>
          </table:table-cell>
          <table:table-cell office:value-type="float" office:value="0.006768" calcext:value-type="float">
            <text:p>0.006768</text:p>
          </table:table-cell>
          <table:table-cell office:value-type="float" office:value="0.013469" calcext:value-type="float">
            <text:p>0.01346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92416" calcext:value-type="float">
            <text:p>0.092416</text:p>
          </table:table-cell>
          <table:table-cell office:value-type="float" office:value="0.003099" calcext:value-type="float">
            <text:p>0.003099</text:p>
          </table:table-cell>
          <table:table-cell office:value-type="float" office:value="0.01582" calcext:value-type="float">
            <text:p>0.01582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8883" calcext:value-type="float">
            <text:p>0.08883</text:p>
          </table:table-cell>
          <table:table-cell office:value-type="float" office:value="0.000902" calcext:value-type="float">
            <text:p>0.000902</text:p>
          </table:table-cell>
          <table:table-cell office:value-type="float" office:value="0.012603" calcext:value-type="float">
            <text:p>0.01260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0.01687" calcext:value-type="float">
            <text:p>0.01687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80571" calcext:value-type="float">
            <text:p>0.080571</text:p>
          </table:table-cell>
          <table:table-cell office:value-type="float" office:value="-0.00111" calcext:value-type="float">
            <text:p>-0.00111</text:p>
          </table:table-cell>
          <table:table-cell office:value-type="float" office:value="0.023021" calcext:value-type="float">
            <text:p>0.02302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76463" calcext:value-type="float">
            <text:p>0.076463</text:p>
          </table:table-cell>
          <table:table-cell office:value-type="float" office:value="-0.000632" calcext:value-type="float">
            <text:p>-0.000632</text:p>
          </table:table-cell>
          <table:table-cell office:value-type="float" office:value="0.019967" calcext:value-type="float">
            <text:p>0.019967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72551" calcext:value-type="float">
            <text:p>0.072551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24283" calcext:value-type="float">
            <text:p>0.024283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68825" calcext:value-type="float">
            <text:p>0.068825</text:p>
          </table:table-cell>
          <table:table-cell office:value-type="float" office:value="0.002053" calcext:value-type="float">
            <text:p>0.002053</text:p>
          </table:table-cell>
          <table:table-cell office:value-type="float" office:value="0.026764" calcext:value-type="float">
            <text:p>0.026764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65276" calcext:value-type="float">
            <text:p>0.065276</text:p>
          </table:table-cell>
          <table:table-cell office:value-type="float" office:value="0.003932" calcext:value-type="float">
            <text:p>0.003932</text:p>
          </table:table-cell>
          <table:table-cell office:value-type="float" office:value="0.029253" calcext:value-type="float">
            <text:p>0.029253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61896" calcext:value-type="float">
            <text:p>0.061896</text:p>
          </table:table-cell>
          <table:table-cell office:value-type="float" office:value="0.006464" calcext:value-type="float">
            <text:p>0.006464</text:p>
          </table:table-cell>
          <table:table-cell office:value-type="float" office:value="0.02989" calcext:value-type="float">
            <text:p>0.02989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58949" calcext:value-type="float">
            <text:p>0.058949</text:p>
          </table:table-cell>
          <table:table-cell office:value-type="float" office:value="0.009241" calcext:value-type="float">
            <text:p>0.009241</text:p>
          </table:table-cell>
          <table:table-cell office:value-type="float" office:value="0.032331" calcext:value-type="float">
            <text:p>0.032331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56142" calcext:value-type="float">
            <text:p>0.056142</text:p>
          </table:table-cell>
          <table:table-cell office:value-type="float" office:value="0.012007" calcext:value-type="float">
            <text:p>0.012007</text:p>
          </table:table-cell>
          <table:table-cell office:value-type="float" office:value="0.029196" calcext:value-type="float">
            <text:p>0.029196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5374" calcext:value-type="float">
            <text:p>0.05374</text:p>
          </table:table-cell>
          <table:table-cell office:value-type="float" office:value="0.014678" calcext:value-type="float">
            <text:p>0.014678</text:p>
          </table:table-cell>
          <table:table-cell office:value-type="float" office:value="0.029669" calcext:value-type="float">
            <text:p>0.029669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51452" calcext:value-type="float">
            <text:p>0.051452</text:p>
          </table:table-cell>
          <table:table-cell office:value-type="float" office:value="0.017655" calcext:value-type="float">
            <text:p>0.017655</text:p>
          </table:table-cell>
          <table:table-cell office:value-type="float" office:value="0.031985" calcext:value-type="float">
            <text:p>0.031985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49273" calcext:value-type="float">
            <text:p>0.049273</text:p>
          </table:table-cell>
          <table:table-cell office:value-type="float" office:value="0.020786" calcext:value-type="float">
            <text:p>0.020786</text:p>
          </table:table-cell>
          <table:table-cell office:value-type="float" office:value="0.032463" calcext:value-type="float">
            <text:p>0.032463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47198" calcext:value-type="float">
            <text:p>0.047198</text:p>
          </table:table-cell>
          <table:table-cell office:value-type="float" office:value="0.02434" calcext:value-type="float">
            <text:p>0.02434</text:p>
          </table:table-cell>
          <table:table-cell office:value-type="float" office:value="0.032942" calcext:value-type="float">
            <text:p>0.032942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45222" calcext:value-type="float">
            <text:p>0.045222</text:p>
          </table:table-cell>
          <table:table-cell office:value-type="float" office:value="0.02758" calcext:value-type="float">
            <text:p>0.02758</text:p>
          </table:table-cell>
          <table:table-cell office:value-type="float" office:value="0.03342" calcext:value-type="float">
            <text:p>0.03342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4334" calcext:value-type="float">
            <text:p>0.04334</text:p>
          </table:table-cell>
          <table:table-cell office:value-type="float" office:value="0.02932" calcext:value-type="float">
            <text:p>0.02932</text:p>
          </table:table-cell>
          <table:table-cell office:value-type="float" office:value="0.03389" calcext:value-type="float">
            <text:p>0.03389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41547" calcext:value-type="float">
            <text:p>0.041547</text:p>
          </table:table-cell>
          <table:table-cell office:value-type="float" office:value="0.031384" calcext:value-type="float">
            <text:p>0.031384</text:p>
          </table:table-cell>
          <table:table-cell office:value-type="float" office:value="0.032487" calcext:value-type="float">
            <text:p>0.032487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3984" calcext:value-type="float">
            <text:p>0.03984</text:p>
          </table:table-cell>
          <table:table-cell office:value-type="float" office:value="0.033936" calcext:value-type="float">
            <text:p>0.033936</text:p>
          </table:table-cell>
          <table:table-cell office:value-type="float" office:value="0.034767" calcext:value-type="float">
            <text:p>0.034767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38214" calcext:value-type="float">
            <text:p>0.038214</text:p>
          </table:table-cell>
          <table:table-cell office:value-type="float" office:value="0.035916" calcext:value-type="float">
            <text:p>0.035916</text:p>
          </table:table-cell>
          <table:table-cell office:value-type="float" office:value="0.033342" calcext:value-type="float">
            <text:p>0.033342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36666" calcext:value-type="float">
            <text:p>0.036666</text:p>
          </table:table-cell>
          <table:table-cell office:value-type="float" office:value="0.037273" calcext:value-type="float">
            <text:p>0.037273</text:p>
          </table:table-cell>
          <table:table-cell office:value-type="float" office:value="0.033744" calcext:value-type="float">
            <text:p>0.033744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35191" calcext:value-type="float">
            <text:p>0.035191</text:p>
          </table:table-cell>
          <table:table-cell office:value-type="float" office:value="0.038661" calcext:value-type="float">
            <text:p>0.038661</text:p>
          </table:table-cell>
          <table:table-cell office:value-type="float" office:value="0.032276" calcext:value-type="float">
            <text:p>0.032276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33787" calcext:value-type="float">
            <text:p>0.033787</text:p>
          </table:table-cell>
          <table:table-cell office:value-type="float" office:value="0.040839" calcext:value-type="float">
            <text:p>0.040839</text:p>
          </table:table-cell>
          <table:table-cell office:value-type="float" office:value="0.034496" calcext:value-type="float">
            <text:p>0.034496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32449" calcext:value-type="float">
            <text:p>0.032449</text:p>
          </table:table-cell>
          <table:table-cell office:value-type="float" office:value="0.042634" calcext:value-type="float">
            <text:p>0.042634</text:p>
          </table:table-cell>
          <table:table-cell office:value-type="float" office:value="0.033017" calcext:value-type="float">
            <text:p>0.033017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31175" calcext:value-type="float">
            <text:p>0.031175</text:p>
          </table:table-cell>
          <table:table-cell office:value-type="float" office:value="0.043275" calcext:value-type="float">
            <text:p>0.043275</text:p>
          </table:table-cell>
          <table:table-cell office:value-type="float" office:value="0.03337" calcext:value-type="float">
            <text:p>0.0333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29962" calcext:value-type="float">
            <text:p>0.029962</text:p>
          </table:table-cell>
          <table:table-cell office:value-type="float" office:value="0.043083" calcext:value-type="float">
            <text:p>0.043083</text:p>
          </table:table-cell>
          <table:table-cell office:value-type="float" office:value="0.029992" calcext:value-type="float">
            <text:p>0.02999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29078" calcext:value-type="float">
            <text:p>0.029078</text:p>
          </table:table-cell>
          <table:table-cell office:value-type="float" office:value="0.043928" calcext:value-type="float">
            <text:p>0.043928</text:p>
          </table:table-cell>
          <table:table-cell office:value-type="float" office:value="0.030234" calcext:value-type="float">
            <text:p>0.030234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28236" calcext:value-type="float">
            <text:p>0.028236</text:p>
          </table:table-cell>
          <table:table-cell office:value-type="float" office:value="0.044023" calcext:value-type="float">
            <text:p>0.044023</text:p>
          </table:table-cell>
          <table:table-cell office:value-type="float" office:value="0.032332" calcext:value-type="float">
            <text:p>0.03233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27434" calcext:value-type="float">
            <text:p>0.027434</text:p>
          </table:table-cell>
          <table:table-cell office:value-type="float" office:value="0.043879" calcext:value-type="float">
            <text:p>0.043879</text:p>
          </table:table-cell>
          <table:table-cell office:value-type="float" office:value="0.030737" calcext:value-type="float">
            <text:p>0.03073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43351" calcext:value-type="float">
            <text:p>0.043351</text:p>
          </table:table-cell>
          <table:table-cell office:value-type="float" office:value="0.029117" calcext:value-type="float">
            <text:p>0.029117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25943" calcext:value-type="float">
            <text:p>0.025943</text:p>
          </table:table-cell>
          <table:table-cell office:value-type="float" office:value="0.043028" calcext:value-type="float">
            <text:p>0.043028</text:p>
          </table:table-cell>
          <table:table-cell office:value-type="float" office:value="0.027465" calcext:value-type="float">
            <text:p>0.027465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2525" calcext:value-type="float">
            <text:p>0.02525</text:p>
          </table:table-cell>
          <table:table-cell office:value-type="float" office:value="0.042604" calcext:value-type="float">
            <text:p>0.042604</text:p>
          </table:table-cell>
          <table:table-cell office:value-type="float" office:value="0.027638" calcext:value-type="float">
            <text:p>0.027638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2459" calcext:value-type="float">
            <text:p>0.02459</text:p>
          </table:table-cell>
          <table:table-cell office:value-type="float" office:value="0.041901" calcext:value-type="float">
            <text:p>0.041901</text:p>
          </table:table-cell>
          <table:table-cell office:value-type="float" office:value="0.029669" calcext:value-type="float">
            <text:p>0.029669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23962" calcext:value-type="float">
            <text:p>0.023962</text:p>
          </table:table-cell>
          <table:table-cell office:value-type="float" office:value="0.041091" calcext:value-type="float">
            <text:p>0.041091</text:p>
          </table:table-cell>
          <table:table-cell office:value-type="float" office:value="0.02801" calcext:value-type="float">
            <text:p>0.02801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23363" calcext:value-type="float">
            <text:p>0.023363</text:p>
          </table:table-cell>
          <table:table-cell office:value-type="float" office:value="0.040651" calcext:value-type="float">
            <text:p>0.040651</text:p>
          </table:table-cell>
          <table:table-cell office:value-type="float" office:value="0.007702" calcext:value-type="float">
            <text:p>0.007702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22793" calcext:value-type="float">
            <text:p>0.022793</text:p>
          </table:table-cell>
          <table:table-cell office:value-type="float" office:value="0.040479" calcext:value-type="float">
            <text:p>0.040479</text:p>
          </table:table-cell>
          <table:table-cell office:value-type="float" office:value="0.035471" calcext:value-type="float">
            <text:p>0.035471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22251" calcext:value-type="float">
            <text:p>0.022251</text:p>
          </table:table-cell>
          <table:table-cell office:value-type="float" office:value="0.040406" calcext:value-type="float">
            <text:p>0.040406</text:p>
          </table:table-cell>
          <table:table-cell office:value-type="float" office:value="0.033877" calcext:value-type="float">
            <text:p>0.03387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21734" calcext:value-type="float">
            <text:p>0.021734</text:p>
          </table:table-cell>
          <table:table-cell office:value-type="float" office:value="0.039837" calcext:value-type="float">
            <text:p>0.039837</text:p>
          </table:table-cell>
          <table:table-cell office:value-type="float" office:value="0.032305" calcext:value-type="float">
            <text:p>0.032305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21241" calcext:value-type="float">
            <text:p>0.021241</text:p>
          </table:table-cell>
          <table:table-cell office:value-type="float" office:value="0.037533" calcext:value-type="float">
            <text:p>0.037533</text:p>
          </table:table-cell>
          <table:table-cell office:value-type="float" office:value="0.028848" calcext:value-type="float">
            <text:p>0.02884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20773" calcext:value-type="float">
            <text:p>0.020773</text:p>
          </table:table-cell>
          <table:table-cell office:value-type="float" office:value="0.035457" calcext:value-type="float">
            <text:p>0.035457</text:p>
          </table:table-cell>
          <table:table-cell office:value-type="float" office:value="0.02902" calcext:value-type="float">
            <text:p>0.02902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20326" calcext:value-type="float">
            <text:p>0.020326</text:p>
          </table:table-cell>
          <table:table-cell office:value-type="float" office:value="0.033118" calcext:value-type="float">
            <text:p>0.033118</text:p>
          </table:table-cell>
          <table:table-cell office:value-type="float" office:value="0.02543" calcext:value-type="float">
            <text:p>0.02543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19901" calcext:value-type="float">
            <text:p>0.019901</text:p>
          </table:table-cell>
          <table:table-cell office:value-type="float" office:value="0.030082" calcext:value-type="float">
            <text:p>0.030082</text:p>
          </table:table-cell>
          <table:table-cell office:value-type="float" office:value="0.02549" calcext:value-type="float">
            <text:p>0.02549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19496" calcext:value-type="float">
            <text:p>0.019496</text:p>
          </table:table-cell>
          <table:table-cell office:value-type="float" office:value="0.02628" calcext:value-type="float">
            <text:p>0.02628</text:p>
          </table:table-cell>
          <table:table-cell office:value-type="float" office:value="0.027411" calcext:value-type="float">
            <text:p>0.027411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1911" calcext:value-type="float">
            <text:p>0.01911</text:p>
          </table:table-cell>
          <table:table-cell office:value-type="float" office:value="0.021862" calcext:value-type="float">
            <text:p>0.021862</text:p>
          </table:table-cell>
          <table:table-cell office:value-type="float" office:value="0.027515" calcext:value-type="float">
            <text:p>0.027515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18743" calcext:value-type="float">
            <text:p>0.018743</text:p>
          </table:table-cell>
          <table:table-cell office:value-type="float" office:value="0.017482" calcext:value-type="float">
            <text:p>0.017482</text:p>
          </table:table-cell>
          <table:table-cell office:value-type="float" office:value="0.025777" calcext:value-type="float">
            <text:p>0.025777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18393" calcext:value-type="float">
            <text:p>0.018393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0.029604" calcext:value-type="float">
            <text:p>0.029604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18059" calcext:value-type="float">
            <text:p>0.018059</text:p>
          </table:table-cell>
          <table:table-cell office:value-type="float" office:value="0.010404" calcext:value-type="float">
            <text:p>0.010404</text:p>
          </table:table-cell>
          <table:table-cell office:value-type="float" office:value="0.029765" calcext:value-type="float">
            <text:p>0.029765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17742" calcext:value-type="float">
            <text:p>0.017742</text:p>
          </table:table-cell>
          <table:table-cell office:value-type="float" office:value="0.00983" calcext:value-type="float">
            <text:p>0.00983</text:p>
          </table:table-cell>
          <table:table-cell office:value-type="float" office:value="0.035513" calcext:value-type="float">
            <text:p>0.035513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17168" calcext:value-type="float">
            <text:p>0.017168</text:p>
          </table:table-cell>
          <table:table-cell office:value-type="float" office:value="0.009532" calcext:value-type="float">
            <text:p>0.009532</text:p>
          </table:table-cell>
          <table:table-cell office:value-type="float" office:value="0.037658" calcext:value-type="float">
            <text:p>0.037658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16622" calcext:value-type="float">
            <text:p>0.016622</text:p>
          </table:table-cell>
          <table:table-cell office:value-type="float" office:value="0.010713" calcext:value-type="float">
            <text:p>0.010713</text:p>
          </table:table-cell>
          <table:table-cell office:value-type="float" office:value="0.036102" calcext:value-type="float">
            <text:p>0.036102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16102" calcext:value-type="float">
            <text:p>0.016102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41947" calcext:value-type="float">
            <text:p>0.041947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15064" calcext:value-type="float">
            <text:p>0.015064</text:p>
          </table:table-cell>
          <table:table-cell office:value-type="float" office:value="0.015493" calcext:value-type="float">
            <text:p>0.015493</text:p>
          </table:table-cell>
          <table:table-cell office:value-type="float" office:value="0.044214" calcext:value-type="float">
            <text:p>0.044214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14075" calcext:value-type="float">
            <text:p>0.014075</text:p>
          </table:table-cell>
          <table:table-cell office:value-type="float" office:value="0.018497" calcext:value-type="float">
            <text:p>0.018497</text:p>
          </table:table-cell>
          <table:table-cell office:value-type="float" office:value="0.044638" calcext:value-type="float">
            <text:p>0.044638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12862" calcext:value-type="float">
            <text:p>0.012862</text:p>
          </table:table-cell>
          <table:table-cell office:value-type="float" office:value="0.022016" calcext:value-type="float">
            <text:p>0.022016</text:p>
          </table:table-cell>
          <table:table-cell office:value-type="float" office:value="0.045091" calcext:value-type="float">
            <text:p>0.045091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11707" calcext:value-type="float">
            <text:p>0.011707</text:p>
          </table:table-cell>
          <table:table-cell office:value-type="float" office:value="0.024935" calcext:value-type="float">
            <text:p>0.024935</text:p>
          </table:table-cell>
          <table:table-cell office:value-type="float" office:value="0.045529" calcext:value-type="float">
            <text:p>0.045529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10336" calcext:value-type="float">
            <text:p>0.010336</text:p>
          </table:table-cell>
          <table:table-cell office:value-type="float" office:value="0.028494" calcext:value-type="float">
            <text:p>0.028494</text:p>
          </table:table-cell>
          <table:table-cell office:value-type="float" office:value="0.045995" calcext:value-type="float">
            <text:p>0.045995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0903" calcext:value-type="float">
            <text:p>0.00903</text:p>
          </table:table-cell>
          <table:table-cell office:value-type="float" office:value="0.032745" calcext:value-type="float">
            <text:p>0.032745</text:p>
          </table:table-cell>
          <table:table-cell office:value-type="float" office:value="0.044592" calcext:value-type="float">
            <text:p>0.044592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07786" calcext:value-type="float">
            <text:p>0.007786</text:p>
          </table:table-cell>
          <table:table-cell office:value-type="float" office:value="0.036784" calcext:value-type="float">
            <text:p>0.036784</text:p>
          </table:table-cell>
          <table:table-cell office:value-type="float" office:value="0.046882" calcext:value-type="float">
            <text:p>0.046882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06601" calcext:value-type="float">
            <text:p>0.006601</text:p>
          </table:table-cell>
          <table:table-cell office:value-type="float" office:value="0.040714" calcext:value-type="float">
            <text:p>0.040714</text:p>
          </table:table-cell>
          <table:table-cell office:value-type="float" office:value="0.047338" calcext:value-type="float">
            <text:p>0.047338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05473" calcext:value-type="float">
            <text:p>0.005473</text:p>
          </table:table-cell>
          <table:table-cell office:value-type="float" office:value="0.045235" calcext:value-type="float">
            <text:p>0.045235</text:p>
          </table:table-cell>
          <table:table-cell office:value-type="float" office:value="0.044075" calcext:value-type="float">
            <text:p>0.044075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04398" calcext:value-type="float">
            <text:p>0.004398</text:p>
          </table:table-cell>
          <table:table-cell office:value-type="float" office:value="0.049223" calcext:value-type="float">
            <text:p>0.049223</text:p>
          </table:table-cell>
          <table:table-cell office:value-type="float" office:value="0.044475" calcext:value-type="float">
            <text:p>0.044475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03375" calcext:value-type="float">
            <text:p>0.003375</text:p>
          </table:table-cell>
          <table:table-cell office:value-type="float" office:value="0.052869" calcext:value-type="float">
            <text:p>0.052869</text:p>
          </table:table-cell>
          <table:table-cell office:value-type="float" office:value="0.044866" calcext:value-type="float">
            <text:p>0.044866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56132" calcext:value-type="float">
            <text:p>0.056132</text:p>
          </table:table-cell>
          <table:table-cell office:value-type="float" office:value="0.043394" calcext:value-type="float">
            <text:p>0.043394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1472" calcext:value-type="float">
            <text:p>0.001472</text:p>
          </table:table-cell>
          <table:table-cell office:value-type="float" office:value="0.05929" calcext:value-type="float">
            <text:p>0.05929</text:p>
          </table:table-cell>
          <table:table-cell office:value-type="float" office:value="0.041892" calcext:value-type="float">
            <text:p>0.04189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00588" calcext:value-type="float">
            <text:p>0.000588</text:p>
          </table:table-cell>
          <table:table-cell office:value-type="float" office:value="0.062508" calcext:value-type="float">
            <text:p>0.062508</text:p>
          </table:table-cell>
          <table:table-cell office:value-type="float" office:value="0.040358" calcext:value-type="float">
            <text:p>0.04035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00254" calcext:value-type="float">
            <text:p>-0.000254</text:p>
          </table:table-cell>
          <table:table-cell office:value-type="float" office:value="0.065452" calcext:value-type="float">
            <text:p>0.065452</text:p>
          </table:table-cell>
          <table:table-cell office:value-type="float" office:value="0.040653" calcext:value-type="float">
            <text:p>0.04065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01056" calcext:value-type="float">
            <text:p>-0.001056</text:p>
          </table:table-cell>
          <table:table-cell office:value-type="float" office:value="0.066196" calcext:value-type="float">
            <text:p>0.066196</text:p>
          </table:table-cell>
          <table:table-cell office:value-type="float" office:value="0.039086" calcext:value-type="float">
            <text:p>0.039086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01819" calcext:value-type="float">
            <text:p>-0.001819</text:p>
          </table:table-cell>
          <table:table-cell office:value-type="float" office:value="0.065611" calcext:value-type="float">
            <text:p>0.065611</text:p>
          </table:table-cell>
          <table:table-cell office:value-type="float" office:value="0.035629" calcext:value-type="float">
            <text:p>0.035629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02547" calcext:value-type="float">
            <text:p>-0.002547</text:p>
          </table:table-cell>
          <table:table-cell office:value-type="float" office:value="0.06538" calcext:value-type="float">
            <text:p>0.06538</text:p>
          </table:table-cell>
          <table:table-cell office:value-type="float" office:value="0.035837" calcext:value-type="float">
            <text:p>0.035837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03239" calcext:value-type="float">
            <text:p>-0.003239</text:p>
          </table:table-cell>
          <table:table-cell office:value-type="float" office:value="0.064149" calcext:value-type="float">
            <text:p>0.064149</text:p>
          </table:table-cell>
          <table:table-cell office:value-type="float" office:value="0.034179" calcext:value-type="float">
            <text:p>0.034179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03899" calcext:value-type="float">
            <text:p>-0.003899</text:p>
          </table:table-cell>
          <table:table-cell office:value-type="float" office:value="0.061594" calcext:value-type="float">
            <text:p>0.061594</text:p>
          </table:table-cell>
          <table:table-cell office:value-type="float" office:value="0.032495" calcext:value-type="float">
            <text:p>0.032495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04527" calcext:value-type="float">
            <text:p>-0.004527</text:p>
          </table:table-cell>
          <table:table-cell office:value-type="float" office:value="0.059806" calcext:value-type="float">
            <text:p>0.059806</text:p>
          </table:table-cell>
          <table:table-cell office:value-type="float" office:value="0.034508" calcext:value-type="float">
            <text:p>0.034508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05125" calcext:value-type="float">
            <text:p>-0.005125</text:p>
          </table:table-cell>
          <table:table-cell office:value-type="float" office:value="0.058594" calcext:value-type="float">
            <text:p>0.058594</text:p>
          </table:table-cell>
          <table:table-cell office:value-type="float" office:value="0.032828" calcext:value-type="float">
            <text:p>0.0328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5695" calcext:value-type="float">
            <text:p>-0.005695</text:p>
          </table:table-cell>
          <table:table-cell office:value-type="float" office:value="0.057321" calcext:value-type="float">
            <text:p>0.057321</text:p>
          </table:table-cell>
          <table:table-cell office:value-type="float" office:value="0.029261" calcext:value-type="float">
            <text:p>0.029261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06238" calcext:value-type="float">
            <text:p>-0.006238</text:p>
          </table:table-cell>
          <table:table-cell office:value-type="float" office:value="0.055654" calcext:value-type="float">
            <text:p>0.055654</text:p>
          </table:table-cell>
          <table:table-cell office:value-type="float" office:value="0.033077" calcext:value-type="float">
            <text:p>0.033077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06755" calcext:value-type="float">
            <text:p>-0.006755</text:p>
          </table:table-cell>
          <table:table-cell office:value-type="float" office:value="0.053538" calcext:value-type="float">
            <text:p>0.053538</text:p>
          </table:table-cell>
          <table:table-cell office:value-type="float" office:value="0.033221" calcext:value-type="float">
            <text:p>0.033221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07247" calcext:value-type="float">
            <text:p>-0.007247</text:p>
          </table:table-cell>
          <table:table-cell office:value-type="float" office:value="0.051189" calcext:value-type="float">
            <text:p>0.051189</text:p>
          </table:table-cell>
          <table:table-cell office:value-type="float" office:value="0.037093" calcext:value-type="float">
            <text:p>0.03709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07716" calcext:value-type="float">
            <text:p>-0.007716</text:p>
          </table:table-cell>
          <table:table-cell office:value-type="float" office:value="0.048921" calcext:value-type="float">
            <text:p>0.048921</text:p>
          </table:table-cell>
          <table:table-cell office:value-type="float" office:value="0.041026" calcext:value-type="float">
            <text:p>0.041026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08162" calcext:value-type="float">
            <text:p>-0.008162</text:p>
          </table:table-cell>
          <table:table-cell office:value-type="float" office:value="0.046768" calcext:value-type="float">
            <text:p>0.046768</text:p>
          </table:table-cell>
          <table:table-cell office:value-type="float" office:value="0.035706" calcext:value-type="float">
            <text:p>0.0357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8588" calcext:value-type="float">
            <text:p>-0.008588</text:p>
          </table:table-cell>
          <table:table-cell office:value-type="float" office:value="0.045555" calcext:value-type="float">
            <text:p>0.045555</text:p>
          </table:table-cell>
          <table:table-cell office:value-type="float" office:value="0.030286" calcext:value-type="float">
            <text:p>0.030286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08993" calcext:value-type="float">
            <text:p>-0.008993</text:p>
          </table:table-cell>
          <table:table-cell office:value-type="float" office:value="0.044755" calcext:value-type="float">
            <text:p>0.044755</text:p>
          </table:table-cell>
          <table:table-cell office:value-type="float" office:value="0.034058" calcext:value-type="float">
            <text:p>0.034058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09378" calcext:value-type="float">
            <text:p>-0.009378</text:p>
          </table:table-cell>
          <table:table-cell office:value-type="float" office:value="0.043211" calcext:value-type="float">
            <text:p>0.043211</text:p>
          </table:table-cell>
          <table:table-cell office:value-type="float" office:value="0.037873" calcext:value-type="float">
            <text:p>0.037873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09746" calcext:value-type="float">
            <text:p>-0.009746</text:p>
          </table:table-cell>
          <table:table-cell office:value-type="float" office:value="0.041494" calcext:value-type="float">
            <text:p>0.041494</text:p>
          </table:table-cell>
          <table:table-cell office:value-type="float" office:value="0.038038" calcext:value-type="float">
            <text:p>0.038038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10096" calcext:value-type="float">
            <text:p>-0.010096</text:p>
          </table:table-cell>
          <table:table-cell office:value-type="float" office:value="0.041294" calcext:value-type="float">
            <text:p>0.041294</text:p>
          </table:table-cell>
          <table:table-cell office:value-type="float" office:value="0.038224" calcext:value-type="float">
            <text:p>0.038224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10429" calcext:value-type="float">
            <text:p>-0.010429</text:p>
          </table:table-cell>
          <table:table-cell office:value-type="float" office:value="0.042702" calcext:value-type="float">
            <text:p>0.042702</text:p>
          </table:table-cell>
          <table:table-cell office:value-type="float" office:value="0.038413" calcext:value-type="float">
            <text:p>0.038413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10746" calcext:value-type="float">
            <text:p>-0.010746</text:p>
          </table:table-cell>
          <table:table-cell office:value-type="float" office:value="0.043874" calcext:value-type="float">
            <text:p>0.043874</text:p>
          </table:table-cell>
          <table:table-cell office:value-type="float" office:value="0.036732" calcext:value-type="float">
            <text:p>0.03673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11048" calcext:value-type="float">
            <text:p>-0.011048</text:p>
          </table:table-cell>
          <table:table-cell office:value-type="float" office:value="0.044533" calcext:value-type="float">
            <text:p>0.044533</text:p>
          </table:table-cell>
          <table:table-cell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11336" calcext:value-type="float">
            <text:p>-0.011336</text:p>
          </table:table-cell>
          <table:table-cell office:value-type="float" office:value="0.045019" calcext:value-type="float">
            <text:p>0.045019</text:p>
          </table:table-cell>
          <table:table-cell office:value-type="float" office:value="0.04082" calcext:value-type="float">
            <text:p>0.04082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161" calcext:value-type="float">
            <text:p>-0.01161</text:p>
          </table:table-cell>
          <table:table-cell office:value-type="float" office:value="0.046901" calcext:value-type="float">
            <text:p>0.046901</text:p>
          </table:table-cell>
          <table:table-cell office:value-type="float" office:value="0.03543" calcext:value-type="float">
            <text:p>0.03543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1871" calcext:value-type="float">
            <text:p>-0.011871</text:p>
          </table:table-cell>
          <table:table-cell office:value-type="float" office:value="0.048828" calcext:value-type="float">
            <text:p>0.048828</text:p>
          </table:table-cell>
          <table:table-cell office:value-type="float" office:value="0.035528" calcext:value-type="float">
            <text:p>0.035528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1212" calcext:value-type="float">
            <text:p>-0.01212</text:p>
          </table:table-cell>
          <table:table-cell office:value-type="float" office:value="0.050316" calcext:value-type="float">
            <text:p>0.050316</text:p>
          </table:table-cell>
          <table:table-cell office:value-type="float" office:value="0.037476" calcext:value-type="float">
            <text:p>0.037476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12357" calcext:value-type="float">
            <text:p>-0.012357</text:p>
          </table:table-cell>
          <table:table-cell office:value-type="float" office:value="0.051637" calcext:value-type="float">
            <text:p>0.051637</text:p>
          </table:table-cell>
          <table:table-cell office:value-type="float" office:value="0.041321" calcext:value-type="float">
            <text:p>0.041321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12582" calcext:value-type="float">
            <text:p>-0.012582</text:p>
          </table:table-cell>
          <table:table-cell office:value-type="float" office:value="0.052496" calcext:value-type="float">
            <text:p>0.052496</text:p>
          </table:table-cell>
          <table:table-cell office:value-type="float" office:value="0.041519" calcext:value-type="float">
            <text:p>0.041519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2797" calcext:value-type="float">
            <text:p>-0.012797</text:p>
          </table:table-cell>
          <table:table-cell office:value-type="float" office:value="0.053054" calcext:value-type="float">
            <text:p>0.053054</text:p>
          </table:table-cell>
          <table:table-cell office:value-type="float" office:value="0.023107" calcext:value-type="float">
            <text:p>0.023107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13001" calcext:value-type="float">
            <text:p>-0.013001</text:p>
          </table:table-cell>
          <table:table-cell office:value-type="float" office:value="0.053336" calcext:value-type="float">
            <text:p>0.053336</text:p>
          </table:table-cell>
          <table:table-cell office:value-type="float" office:value="0.037904" calcext:value-type="float">
            <text:p>0.037904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12925" calcext:value-type="float">
            <text:p>-0.012925</text:p>
          </table:table-cell>
          <table:table-cell office:value-type="float" office:value="0.053069" calcext:value-type="float">
            <text:p>0.053069</text:p>
          </table:table-cell>
          <table:table-cell office:value-type="float" office:value="0.037978" calcext:value-type="float">
            <text:p>0.037978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2852" calcext:value-type="float">
            <text:p>-0.012852</text:p>
          </table:table-cell>
          <table:table-cell office:value-type="float" office:value="0.054836" calcext:value-type="float">
            <text:p>0.054836</text:p>
          </table:table-cell>
          <table:table-cell office:value-type="float" office:value="0.034356" calcext:value-type="float">
            <text:p>0.034356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2511" calcext:value-type="float">
            <text:p>-0.012511</text:p>
          </table:table-cell>
          <table:table-cell office:value-type="float" office:value="0.057975" calcext:value-type="float">
            <text:p>0.057975</text:p>
          </table:table-cell>
          <table:table-cell office:value-type="float" office:value="0.034378" calcext:value-type="float">
            <text:p>0.034378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2187" calcext:value-type="float">
            <text:p>-0.012187</text:p>
          </table:table-cell>
          <table:table-cell office:value-type="float" office:value="0.061248" calcext:value-type="float">
            <text:p>0.061248</text:p>
          </table:table-cell>
          <table:table-cell office:value-type="float" office:value="0.034394" calcext:value-type="float">
            <text:p>0.034394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1335" calcext:value-type="float">
            <text:p>-0.011335</text:p>
          </table:table-cell>
          <table:table-cell office:value-type="float" office:value="0.063841" calcext:value-type="float">
            <text:p>0.063841</text:p>
          </table:table-cell>
          <table:table-cell office:value-type="float" office:value="0.034326" calcext:value-type="float">
            <text:p>0.034326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0524" calcext:value-type="float">
            <text:p>-0.010524</text:p>
          </table:table-cell>
          <table:table-cell office:value-type="float" office:value="0.064515" calcext:value-type="float">
            <text:p>0.064515</text:p>
          </table:table-cell>
          <table:table-cell office:value-type="float" office:value="0.034259" calcext:value-type="float">
            <text:p>0.034259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09752" calcext:value-type="float">
            <text:p>-0.009752</text:p>
          </table:table-cell>
          <table:table-cell office:value-type="float" office:value="0.064272" calcext:value-type="float">
            <text:p>0.064272</text:p>
          </table:table-cell>
          <table:table-cell office:value-type="float" office:value="0.034196" calcext:value-type="float">
            <text:p>0.03419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08202" calcext:value-type="float">
            <text:p>-0.008202</text:p>
          </table:table-cell>
          <table:table-cell office:value-type="float" office:value="0.063627" calcext:value-type="float">
            <text:p>0.063627</text:p>
          </table:table-cell>
          <table:table-cell office:value-type="float" office:value="0.030297" calcext:value-type="float">
            <text:p>0.03029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06726" calcext:value-type="float">
            <text:p>-0.006726</text:p>
          </table:table-cell>
          <table:table-cell office:value-type="float" office:value="0.063287" calcext:value-type="float">
            <text:p>0.063287</text:p>
          </table:table-cell>
          <table:table-cell office:value-type="float" office:value="0.030068" calcext:value-type="float">
            <text:p>0.030068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04778" calcext:value-type="float">
            <text:p>-0.004778</text:p>
          </table:table-cell>
          <table:table-cell office:value-type="float" office:value="0.06276" calcext:value-type="float">
            <text:p>0.06276</text:p>
          </table:table-cell>
          <table:table-cell office:value-type="float" office:value="0.029766" calcext:value-type="float">
            <text:p>0.02976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02923" calcext:value-type="float">
            <text:p>-0.002923</text:p>
          </table:table-cell>
          <table:table-cell office:value-type="float" office:value="0.062786" calcext:value-type="float">
            <text:p>0.062786</text:p>
          </table:table-cell>
          <table:table-cell office:value-type="float" office:value="0.029477" calcext:value-type="float">
            <text:p>0.029477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00071" calcext:value-type="float">
            <text:p>-0.000071</text:p>
          </table:table-cell>
          <table:table-cell office:value-type="float" office:value="0.062751" calcext:value-type="float">
            <text:p>0.062751</text:p>
          </table:table-cell>
          <table:table-cell office:value-type="float" office:value="0.025328" calcext:value-type="float">
            <text:p>0.025328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02646" calcext:value-type="float">
            <text:p>0.002646</text:p>
          </table:table-cell>
          <table:table-cell office:value-type="float" office:value="0.062588" calcext:value-type="float">
            <text:p>0.062588</text:p>
          </table:table-cell>
          <table:table-cell office:value-type="float" office:value="0.021136" calcext:value-type="float">
            <text:p>0.02113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05776" calcext:value-type="float">
            <text:p>0.005776</text:p>
          </table:table-cell>
          <table:table-cell office:value-type="float" office:value="0.062145" calcext:value-type="float">
            <text:p>0.062145</text:p>
          </table:table-cell>
          <table:table-cell office:value-type="float" office:value="0.027991" calcext:value-type="float">
            <text:p>0.027991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08756" calcext:value-type="float">
            <text:p>0.008756</text:p>
          </table:table-cell>
          <table:table-cell office:value-type="float" office:value="0.06001" calcext:value-type="float">
            <text:p>0.06001</text:p>
          </table:table-cell>
          <table:table-cell office:value-type="float" office:value="0.02381" calcext:value-type="float">
            <text:p>0.02381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12138" calcext:value-type="float">
            <text:p>0.012138</text:p>
          </table:table-cell>
          <table:table-cell office:value-type="float" office:value="0.058928" calcext:value-type="float">
            <text:p>0.058928</text:p>
          </table:table-cell>
          <table:table-cell office:value-type="float" office:value="0.021386" calcext:value-type="float">
            <text:p>0.021386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15358" calcext:value-type="float">
            <text:p>0.015358</text:p>
          </table:table-cell>
          <table:table-cell office:value-type="float" office:value="0.058178" calcext:value-type="float">
            <text:p>0.058178</text:p>
          </table:table-cell>
          <table:table-cell office:value-type="float" office:value="0.018946" calcext:value-type="float">
            <text:p>0.018946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18967" calcext:value-type="float">
            <text:p>0.018967</text:p>
          </table:table-cell>
          <table:table-cell office:value-type="float" office:value="0.056271" calcext:value-type="float">
            <text:p>0.056271</text:p>
          </table:table-cell>
          <table:table-cell office:value-type="float" office:value="0.016405" calcext:value-type="float">
            <text:p>0.016405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22405" calcext:value-type="float">
            <text:p>0.022405</text:p>
          </table:table-cell>
          <table:table-cell office:value-type="float" office:value="0.052513" calcext:value-type="float">
            <text:p>0.052513</text:p>
          </table:table-cell>
          <table:table-cell office:value-type="float" office:value="0.01571" calcext:value-type="float">
            <text:p>0.01571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25679" calcext:value-type="float">
            <text:p>0.025679</text:p>
          </table:table-cell>
          <table:table-cell office:value-type="float" office:value="0.049277" calcext:value-type="float">
            <text:p>0.049277</text:p>
          </table:table-cell>
          <table:table-cell office:value-type="float" office:value="0.013171" calcext:value-type="float">
            <text:p>0.013171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28797" calcext:value-type="float">
            <text:p>0.028797</text:p>
          </table:table-cell>
          <table:table-cell office:value-type="float" office:value="0.045791" calcext:value-type="float">
            <text:p>0.045791</text:p>
          </table:table-cell>
          <table:table-cell office:value-type="float" office:value="0.010626" calcext:value-type="float">
            <text:p>0.010626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31767" calcext:value-type="float">
            <text:p>0.031767</text:p>
          </table:table-cell>
          <table:table-cell office:value-type="float" office:value="0.042381" calcext:value-type="float">
            <text:p>0.042381</text:p>
          </table:table-cell>
          <table:table-cell office:value-type="float" office:value="0.011797" calcext:value-type="float">
            <text:p>0.011797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34866" calcext:value-type="float">
            <text:p>0.034866</text:p>
          </table:table-cell>
          <table:table-cell office:value-type="float" office:value="0.038493" calcext:value-type="float">
            <text:p>0.038493</text:p>
          </table:table-cell>
          <table:table-cell office:value-type="float" office:value="0.009255" calcext:value-type="float">
            <text:p>0.009255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37818" calcext:value-type="float">
            <text:p>0.037818</text:p>
          </table:table-cell>
          <table:table-cell office:value-type="float" office:value="0.034438" calcext:value-type="float">
            <text:p>0.034438</text:p>
          </table:table-cell>
          <table:table-cell office:value-type="float" office:value="0.008567" calcext:value-type="float">
            <text:p>0.008567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40901" calcext:value-type="float">
            <text:p>0.040901</text:p>
          </table:table-cell>
          <table:table-cell office:value-type="float" office:value="0.030628" calcext:value-type="float">
            <text:p>0.030628</text:p>
          </table:table-cell>
          <table:table-cell office:value-type="float" office:value="0.007855" calcext:value-type="float">
            <text:p>0.007855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43837" calcext:value-type="float">
            <text:p>0.043837</text:p>
          </table:table-cell>
          <table:table-cell office:value-type="float" office:value="0.026571" calcext:value-type="float">
            <text:p>0.026571</text:p>
          </table:table-cell>
          <table:table-cell office:value-type="float" office:value="0.010881" calcext:value-type="float">
            <text:p>0.010881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46633" calcext:value-type="float">
            <text:p>0.046633</text:p>
          </table:table-cell>
          <table:table-cell office:value-type="float" office:value="0.022786" calcext:value-type="float">
            <text:p>0.022786</text:p>
          </table:table-cell>
          <table:table-cell office:value-type="float" office:value="0.006531" calcext:value-type="float">
            <text:p>0.006531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49296" calcext:value-type="float">
            <text:p>0.049296</text:p>
          </table:table-cell>
          <table:table-cell office:value-type="float" office:value="0.018822" calcext:value-type="float">
            <text:p>0.018822</text:p>
          </table:table-cell>
          <table:table-cell office:value-type="float" office:value="0.005859" calcext:value-type="float">
            <text:p>0.005859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51832" calcext:value-type="float">
            <text:p>0.051832</text:p>
          </table:table-cell>
          <table:table-cell office:value-type="float" office:value="0.015227" calcext:value-type="float">
            <text:p>0.015227</text:p>
          </table:table-cell>
          <table:table-cell office:value-type="float" office:value="0.007051" calcext:value-type="float">
            <text:p>0.007051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54519" calcext:value-type="float">
            <text:p>0.054519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008242" calcext:value-type="float">
            <text:p>0.008242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57077" calcext:value-type="float">
            <text:p>0.057077</text:p>
          </table:table-cell>
          <table:table-cell office:value-type="float" office:value="0.007938" calcext:value-type="float">
            <text:p>0.007938</text:p>
          </table:table-cell>
          <table:table-cell office:value-type="float" office:value="0.005755" calcext:value-type="float">
            <text:p>0.005755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59785" calcext:value-type="float">
            <text:p>0.059785</text:p>
          </table:table-cell>
          <table:table-cell office:value-type="float" office:value="0.004696" calcext:value-type="float">
            <text:p>0.004696</text:p>
          </table:table-cell>
          <table:table-cell office:value-type="float" office:value="0.0088" calcext:value-type="float">
            <text:p>0.0088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62365" calcext:value-type="float">
            <text:p>0.062365</text:p>
          </table:table-cell>
          <table:table-cell office:value-type="float" office:value="0.001448" calcext:value-type="float">
            <text:p>0.001448</text:p>
          </table:table-cell>
          <table:table-cell office:value-type="float" office:value="0.00819" calcext:value-type="float">
            <text:p>0.00819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65092" calcext:value-type="float">
            <text:p>0.065092</text:p>
          </table:table-cell>
          <table:table-cell office:value-type="float" office:value="-0.001637" calcext:value-type="float">
            <text:p>-0.001637</text:p>
          </table:table-cell>
          <table:table-cell office:value-type="float" office:value="0.007554" calcext:value-type="float">
            <text:p>0.007554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6769" calcext:value-type="float">
            <text:p>0.06769</text:p>
          </table:table-cell>
          <table:table-cell office:value-type="float" office:value="-0.00438" calcext:value-type="float">
            <text:p>-0.00438</text:p>
          </table:table-cell>
          <table:table-cell office:value-type="float" office:value="0.006926" calcext:value-type="float">
            <text:p>0.00692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70436" calcext:value-type="float">
            <text:p>0.070436</text:p>
          </table:table-cell>
          <table:table-cell office:value-type="float" office:value="-0.00694" calcext:value-type="float">
            <text:p>-0.00694</text:p>
          </table:table-cell>
          <table:table-cell office:value-type="float" office:value="0.013715" calcext:value-type="float">
            <text:p>0.013715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7305" calcext:value-type="float">
            <text:p>0.07305</text:p>
          </table:table-cell>
          <table:table-cell office:value-type="float" office:value="-0.009436" calcext:value-type="float">
            <text:p>-0.009436</text:p>
          </table:table-cell>
          <table:table-cell office:value-type="float" office:value="0.009461" calcext:value-type="float">
            <text:p>0.009461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7554" calcext:value-type="float">
            <text:p>0.07554</text:p>
          </table:table-cell>
          <table:table-cell office:value-type="float" office:value="-0.011175" calcext:value-type="float">
            <text:p>-0.011175</text:p>
          </table:table-cell>
          <table:table-cell office:value-type="float" office:value="0.00889" calcext:value-type="float">
            <text:p>0.00889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77912" calcext:value-type="float">
            <text:p>0.077912</text:p>
          </table:table-cell>
          <table:table-cell office:value-type="float" office:value="-0.011722" calcext:value-type="float">
            <text:p>-0.011722</text:p>
          </table:table-cell>
          <table:table-cell office:value-type="float" office:value="0.010182" calcext:value-type="float">
            <text:p>0.010182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80171" calcext:value-type="float">
            <text:p>0.080171</text:p>
          </table:table-cell>
          <table:table-cell office:value-type="float" office:value="-0.011859" calcext:value-type="float">
            <text:p>-0.011859</text:p>
          </table:table-cell>
          <table:table-cell office:value-type="float" office:value="0.011505" calcext:value-type="float">
            <text:p>0.0115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2322" calcext:value-type="float">
            <text:p>0.082322</text:p>
          </table:table-cell>
          <table:table-cell office:value-type="float" office:value="-0.012148" calcext:value-type="float">
            <text:p>-0.012148</text:p>
          </table:table-cell>
          <table:table-cell office:value-type="float" office:value="0.012871" calcext:value-type="float">
            <text:p>0.01287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84099" calcext:value-type="float">
            <text:p>0.084099</text:p>
          </table:table-cell>
          <table:table-cell office:value-type="float" office:value="-0.012166" calcext:value-type="float">
            <text:p>-0.012166</text:p>
          </table:table-cell>
          <table:table-cell office:value-type="float" office:value="0.010595" calcext:value-type="float">
            <text:p>0.010595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85792" calcext:value-type="float">
            <text:p>0.085792</text:p>
          </table:table-cell>
          <table:table-cell office:value-type="float" office:value="-0.011742" calcext:value-type="float">
            <text:p>-0.011742</text:p>
          </table:table-cell>
          <table:table-cell office:value-type="float" office:value="0.013884" calcext:value-type="float">
            <text:p>0.013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7404" calcext:value-type="float">
            <text:p>0.087404</text:p>
          </table:table-cell>
          <table:table-cell office:value-type="float" office:value="-0.011115" calcext:value-type="float">
            <text:p>-0.011115</text:p>
          </table:table-cell>
          <table:table-cell office:value-type="float" office:value="0.011649" calcext:value-type="float">
            <text:p>0.011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8939" calcext:value-type="float">
            <text:p>0.088939</text:p>
          </table:table-cell>
          <table:table-cell office:value-type="float" office:value="-0.010529" calcext:value-type="float">
            <text:p>-0.010529</text:p>
          </table:table-cell>
          <table:table-cell office:value-type="float" office:value="0.011254" calcext:value-type="float">
            <text:p>0.011254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90402" calcext:value-type="float">
            <text:p>0.090402</text:p>
          </table:table-cell>
          <table:table-cell office:value-type="float" office:value="-0.010088" calcext:value-type="float">
            <text:p>-0.010088</text:p>
          </table:table-cell>
          <table:table-cell office:value-type="float" office:value="0.027621" calcext:value-type="float">
            <text:p>0.027621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91794" calcext:value-type="float">
            <text:p>0.091794</text:p>
          </table:table-cell>
          <table:table-cell office:value-type="float" office:value="-0.009783" calcext:value-type="float">
            <text:p>-0.009783</text:p>
          </table:table-cell>
          <table:table-cell office:value-type="float" office:value="0.007023" calcext:value-type="float">
            <text:p>0.007023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9312" calcext:value-type="float">
            <text:p>0.09312</text:p>
          </table:table-cell>
          <table:table-cell office:value-type="float" office:value="-0.009619" calcext:value-type="float">
            <text:p>-0.009619</text:p>
          </table:table-cell>
          <table:table-cell office:value-type="float" office:value="0.004737" calcext:value-type="float">
            <text:p>0.00473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94112" calcext:value-type="float">
            <text:p>0.094112</text:p>
          </table:table-cell>
          <table:table-cell office:value-type="float" office:value="-0.009459" calcext:value-type="float">
            <text:p>-0.009459</text:p>
          </table:table-cell>
          <table:table-cell office:value-type="float" office:value="0.008012" calcext:value-type="float">
            <text:p>0.008012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95057" calcext:value-type="float">
            <text:p>0.095057</text:p>
          </table:table-cell>
          <table:table-cell office:value-type="float" office:value="-0.009366" calcext:value-type="float">
            <text:p>-0.009366</text:p>
          </table:table-cell>
          <table:table-cell office:value-type="float" office:value="0.01134" calcext:value-type="float">
            <text:p>0.01134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95956" calcext:value-type="float">
            <text:p>0.095956</text:p>
          </table:table-cell>
          <table:table-cell office:value-type="float" office:value="-0.009687" calcext:value-type="float">
            <text:p>-0.009687</text:p>
          </table:table-cell>
          <table:table-cell office:value-type="float" office:value="0.012901" calcext:value-type="float">
            <text:p>0.012901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96813" calcext:value-type="float">
            <text:p>0.096813</text:p>
          </table:table-cell>
          <table:table-cell office:value-type="float" office:value="-0.010018" calcext:value-type="float">
            <text:p>-0.010018</text:p>
          </table:table-cell>
          <table:table-cell office:value-type="float" office:value="0.012664" calcext:value-type="float">
            <text:p>0.012664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97629" calcext:value-type="float">
            <text:p>0.097629</text:p>
          </table:table-cell>
          <table:table-cell office:value-type="float" office:value="-0.010537" calcext:value-type="float">
            <text:p>-0.010537</text:p>
          </table:table-cell>
          <table:table-cell office:value-type="float" office:value="0.006856" calcext:value-type="float">
            <text:p>0.00685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97864" calcext:value-type="float">
            <text:p>0.097864</text:p>
          </table:table-cell>
          <table:table-cell office:value-type="float" office:value="-0.010998" calcext:value-type="float">
            <text:p>-0.010998</text:p>
          </table:table-cell>
          <table:table-cell office:value-type="float" office:value="0.006612" calcext:value-type="float">
            <text:p>0.006612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98087" calcext:value-type="float">
            <text:p>0.098087</text:p>
          </table:table-cell>
          <table:table-cell office:value-type="float" office:value="-0.011516" calcext:value-type="float">
            <text:p>-0.011516</text:p>
          </table:table-cell>
          <table:table-cell office:value-type="float" office:value="0.010072" calcext:value-type="float">
            <text:p>0.010072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97757" calcext:value-type="float">
            <text:p>0.097757</text:p>
          </table:table-cell>
          <table:table-cell office:value-type="float" office:value="-0.012474" calcext:value-type="float">
            <text:p>-0.012474</text:p>
          </table:table-cell>
          <table:table-cell office:value-type="float" office:value="0.011803" calcext:value-type="float">
            <text:p>0.0118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7443" calcext:value-type="float">
            <text:p>0.097443</text:p>
          </table:table-cell>
          <table:table-cell office:value-type="float" office:value="-0.013256" calcext:value-type="float">
            <text:p>-0.013256</text:p>
          </table:table-cell>
          <table:table-cell office:value-type="float" office:value="0.007987" calcext:value-type="float">
            <text:p>0.007987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96601" calcext:value-type="float">
            <text:p>0.096601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00978" calcext:value-type="float">
            <text:p>0.00978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95799" calcext:value-type="float">
            <text:p>0.095799</text:p>
          </table:table-cell>
          <table:table-cell office:value-type="float" office:value="-0.014967" calcext:value-type="float">
            <text:p>-0.014967</text:p>
          </table:table-cell>
          <table:table-cell office:value-type="float" office:value="0.013453" calcext:value-type="float">
            <text:p>0.013453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94493" calcext:value-type="float">
            <text:p>0.094493</text:p>
          </table:table-cell>
          <table:table-cell office:value-type="float" office:value="-0.015536" calcext:value-type="float">
            <text:p>-0.015536</text:p>
          </table:table-cell>
          <table:table-cell office:value-type="float" office:value="0.013534" calcext:value-type="float">
            <text:p>0.013534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93249" calcext:value-type="float">
            <text:p>0.093249</text:p>
          </table:table-cell>
          <table:table-cell office:value-type="float" office:value="-0.015527" calcext:value-type="float">
            <text:p>-0.015527</text:p>
          </table:table-cell>
          <table:table-cell office:value-type="float" office:value="0.017338" calcext:value-type="float">
            <text:p>0.017338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92064" calcext:value-type="float">
            <text:p>0.092064</text:p>
          </table:table-cell>
          <table:table-cell office:value-type="float" office:value="-0.015685" calcext:value-type="float">
            <text:p>-0.015685</text:p>
          </table:table-cell>
          <table:table-cell office:value-type="float" office:value="0.015605" calcext:value-type="float">
            <text:p>0.015605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90394" calcext:value-type="float">
            <text:p>0.090394</text:p>
          </table:table-cell>
          <table:table-cell office:value-type="float" office:value="-0.015417" calcext:value-type="float">
            <text:p>-0.015417</text:p>
          </table:table-cell>
          <table:table-cell office:value-type="float" office:value="0.017632" calcext:value-type="float">
            <text:p>0.01763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88802" calcext:value-type="float">
            <text:p>0.088802</text:p>
          </table:table-cell>
          <table:table-cell office:value-type="float" office:value="-0.014123" calcext:value-type="float">
            <text:p>-0.014123</text:p>
          </table:table-cell>
          <table:table-cell office:value-type="float" office:value="0.019668" calcext:value-type="float">
            <text:p>0.019668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86744" calcext:value-type="float">
            <text:p>0.086744</text:p>
          </table:table-cell>
          <table:table-cell office:value-type="float" office:value="-0.012634" calcext:value-type="float">
            <text:p>-0.012634</text:p>
          </table:table-cell>
          <table:table-cell office:value-type="float" office:value="0.016211" calcext:value-type="float">
            <text:p>0.016211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84784" calcext:value-type="float">
            <text:p>0.084784</text:p>
          </table:table-cell>
          <table:table-cell office:value-type="float" office:value="-0.01067" calcext:value-type="float">
            <text:p>-0.01067</text:p>
          </table:table-cell>
          <table:table-cell office:value-type="float" office:value="0.023856" calcext:value-type="float">
            <text:p>0.023856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82646" calcext:value-type="float">
            <text:p>0.082646</text:p>
          </table:table-cell>
          <table:table-cell office:value-type="float" office:value="-0.0083" calcext:value-type="float">
            <text:p>-0.0083</text:p>
          </table:table-cell>
          <table:table-cell office:value-type="float" office:value="0.024196" calcext:value-type="float">
            <text:p>0.02419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80609" calcext:value-type="float">
            <text:p>0.080609</text:p>
          </table:table-cell>
          <table:table-cell office:value-type="float" office:value="-0.005184" calcext:value-type="float">
            <text:p>-0.005184</text:p>
          </table:table-cell>
          <table:table-cell office:value-type="float" office:value="0.022675" calcext:value-type="float">
            <text:p>0.022675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78398" calcext:value-type="float">
            <text:p>0.078398</text:p>
          </table:table-cell>
          <table:table-cell office:value-type="float" office:value="-0.002039" calcext:value-type="float">
            <text:p>-0.002039</text:p>
          </table:table-cell>
          <table:table-cell office:value-type="float" office:value="0.024876" calcext:value-type="float">
            <text:p>0.024876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76293" calcext:value-type="float">
            <text:p>0.076293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0.025225" calcext:value-type="float">
            <text:p>0.025225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74017" calcext:value-type="float">
            <text:p>0.074017</text:p>
          </table:table-cell>
          <table:table-cell office:value-type="float" office:value="0.003194" calcext:value-type="float">
            <text:p>0.003194</text:p>
          </table:table-cell>
          <table:table-cell office:value-type="float" office:value="0.025598" calcext:value-type="float">
            <text:p>0.02559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71849" calcext:value-type="float">
            <text:p>0.071849</text:p>
          </table:table-cell>
          <table:table-cell office:value-type="float" office:value="0.005672" calcext:value-type="float">
            <text:p>0.005672</text:p>
          </table:table-cell>
          <table:table-cell office:value-type="float" office:value="0.024097" calcext:value-type="float">
            <text:p>0.02409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69784" calcext:value-type="float">
            <text:p>0.069784</text:p>
          </table:table-cell>
          <table:table-cell office:value-type="float" office:value="0.008482" calcext:value-type="float">
            <text:p>0.008482</text:p>
          </table:table-cell>
          <table:table-cell office:value-type="float" office:value="0.024417" calcext:value-type="float">
            <text:p>0.02441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67817" calcext:value-type="float">
            <text:p>0.067817</text:p>
          </table:table-cell>
          <table:table-cell office:value-type="float" office:value="0.01084" calcext:value-type="float">
            <text:p>0.01084</text:p>
          </table:table-cell>
          <table:table-cell office:value-type="float" office:value="0.02659" calcext:value-type="float">
            <text:p>0.0265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65944" calcext:value-type="float">
            <text:p>0.065944</text:p>
          </table:table-cell>
          <table:table-cell office:value-type="float" office:value="0.013156" calcext:value-type="float">
            <text:p>0.013156</text:p>
          </table:table-cell>
          <table:table-cell office:value-type="float" office:value="0.025063" calcext:value-type="float">
            <text:p>0.025063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64161" calcext:value-type="float">
            <text:p>0.064161</text:p>
          </table:table-cell>
          <table:table-cell office:value-type="float" office:value="0.015137" calcext:value-type="float">
            <text:p>0.015137</text:p>
          </table:table-cell>
          <table:table-cell office:value-type="float" office:value="0.029093" calcext:value-type="float">
            <text:p>0.02909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62462" calcext:value-type="float">
            <text:p>0.062462</text:p>
          </table:table-cell>
          <table:table-cell office:value-type="float" office:value="0.016869" calcext:value-type="float">
            <text:p>0.016869</text:p>
          </table:table-cell>
          <table:table-cell office:value-type="float" office:value="0.023864" calcext:value-type="float">
            <text:p>0.023864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60844" calcext:value-type="float">
            <text:p>0.060844</text:p>
          </table:table-cell>
          <table:table-cell office:value-type="float" office:value="0.018802" calcext:value-type="float">
            <text:p>0.018802</text:p>
          </table:table-cell>
          <table:table-cell office:value-type="float" office:value="0.027851" calcext:value-type="float">
            <text:p>0.02785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9303" calcext:value-type="float">
            <text:p>0.059303</text:p>
          </table:table-cell>
          <table:table-cell office:value-type="float" office:value="0.020197" calcext:value-type="float">
            <text:p>0.020197</text:p>
          </table:table-cell>
          <table:table-cell office:value-type="float" office:value="0.024433" calcext:value-type="float">
            <text:p>0.02443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57836" calcext:value-type="float">
            <text:p>0.057836</text:p>
          </table:table-cell>
          <table:table-cell office:value-type="float" office:value="0.02132" calcext:value-type="float">
            <text:p>0.02132</text:p>
          </table:table-cell>
          <table:table-cell office:value-type="float" office:value="0.026535" calcext:value-type="float">
            <text:p>0.026535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6167" calcext:value-type="float">
            <text:p>0.056167</text:p>
          </table:table-cell>
          <table:table-cell office:value-type="float" office:value="0.022321" calcext:value-type="float">
            <text:p>0.022321</text:p>
          </table:table-cell>
          <table:table-cell office:value-type="float" office:value="0.024973" calcext:value-type="float">
            <text:p>0.02497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4578" calcext:value-type="float">
            <text:p>0.054578</text:p>
          </table:table-cell>
          <table:table-cell office:value-type="float" office:value="0.023609" calcext:value-type="float">
            <text:p>0.023609</text:p>
          </table:table-cell>
          <table:table-cell office:value-type="float" office:value="0.025239" calcext:value-type="float">
            <text:p>0.025239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53064" calcext:value-type="float">
            <text:p>0.053064</text:p>
          </table:table-cell>
          <table:table-cell office:value-type="float" office:value="0.024443" calcext:value-type="float">
            <text:p>0.024443</text:p>
          </table:table-cell>
          <table:table-cell office:value-type="float" office:value="0.023638" calcext:value-type="float">
            <text:p>0.023638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1622" calcext:value-type="float">
            <text:p>0.051622</text:p>
          </table:table-cell>
          <table:table-cell office:value-type="float" office:value="0.025216" calcext:value-type="float">
            <text:p>0.025216</text:p>
          </table:table-cell>
          <table:table-cell office:value-type="float" office:value="0.025726" calcext:value-type="float">
            <text:p>0.02572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0249" calcext:value-type="float">
            <text:p>0.050249</text:p>
          </table:table-cell>
          <table:table-cell office:value-type="float" office:value="0.025954" calcext:value-type="float">
            <text:p>0.025954</text:p>
          </table:table-cell>
          <table:table-cell office:value-type="float" office:value="0.025977" calcext:value-type="float">
            <text:p>0.02597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8942" calcext:value-type="float">
            <text:p>0.048942</text:p>
          </table:table-cell>
          <table:table-cell office:value-type="float" office:value="0.026835" calcext:value-type="float">
            <text:p>0.026835</text:p>
          </table:table-cell>
          <table:table-cell office:value-type="float" office:value="0.026227" calcext:value-type="float">
            <text:p>0.02622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7696" calcext:value-type="float">
            <text:p>0.047696</text:p>
          </table:table-cell>
          <table:table-cell office:value-type="float" office:value="0.02738" calcext:value-type="float">
            <text:p>0.02738</text:p>
          </table:table-cell>
          <table:table-cell office:value-type="float" office:value="0.026473" calcext:value-type="float">
            <text:p>0.026473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4651" calcext:value-type="float">
            <text:p>0.04651</text:p>
          </table:table-cell>
          <table:table-cell office:value-type="float" office:value="0.027738" calcext:value-type="float">
            <text:p>0.027738</text:p>
          </table:table-cell>
          <table:table-cell office:value-type="float" office:value="0.024847" calcext:value-type="float">
            <text:p>0.02484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5381" calcext:value-type="float">
            <text:p>0.045381</text:p>
          </table:table-cell>
          <table:table-cell office:value-type="float" office:value="0.027696" calcext:value-type="float">
            <text:p>0.027696</text:p>
          </table:table-cell>
          <table:table-cell office:value-type="float" office:value="0.026906" calcext:value-type="float">
            <text:p>0.02690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4305" calcext:value-type="float">
            <text:p>0.044305</text:p>
          </table:table-cell>
          <table:table-cell office:value-type="float" office:value="0.027392" calcext:value-type="float">
            <text:p>0.027392</text:p>
          </table:table-cell>
          <table:table-cell office:value-type="float" office:value="0.027123" calcext:value-type="float">
            <text:p>0.027123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43009" calcext:value-type="float">
            <text:p>0.043009</text:p>
          </table:table-cell>
          <table:table-cell office:value-type="float" office:value="0.027214" calcext:value-type="float">
            <text:p>0.027214</text:p>
          </table:table-cell>
          <table:table-cell office:value-type="float" office:value="0.023652" calcext:value-type="float">
            <text:p>0.023652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41775" calcext:value-type="float">
            <text:p>0.041775</text:p>
          </table:table-cell>
          <table:table-cell office:value-type="float" office:value="0.027138" calcext:value-type="float">
            <text:p>0.027138</text:p>
          </table:table-cell>
          <table:table-cell office:value-type="float" office:value="0.025701" calcext:value-type="float">
            <text:p>0.02570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26569" calcext:value-type="float">
            <text:p>0.026569</text:p>
          </table:table-cell>
          <table:table-cell office:value-type="float" office:value="0.02777" calcext:value-type="float">
            <text:p>0.02777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3948" calcext:value-type="float">
            <text:p>0.03948</text:p>
          </table:table-cell>
          <table:table-cell office:value-type="float" office:value="0.025819" calcext:value-type="float">
            <text:p>0.025819</text:p>
          </table:table-cell>
          <table:table-cell office:value-type="float" office:value="0.026146" calcext:value-type="float">
            <text:p>0.026146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38414" calcext:value-type="float">
            <text:p>0.038414</text:p>
          </table:table-cell>
          <table:table-cell office:value-type="float" office:value="0.025889" calcext:value-type="float">
            <text:p>0.025889</text:p>
          </table:table-cell>
          <table:table-cell office:value-type="float" office:value="0.026356" calcext:value-type="float">
            <text:p>0.026356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37128" calcext:value-type="float">
            <text:p>0.037128</text:p>
          </table:table-cell>
          <table:table-cell office:value-type="float" office:value="0.026163" calcext:value-type="float">
            <text:p>0.026163</text:p>
          </table:table-cell>
          <table:table-cell office:value-type="float" office:value="0.026596" calcext:value-type="float">
            <text:p>0.02659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35902" calcext:value-type="float">
            <text:p>0.035902</text:p>
          </table:table-cell>
          <table:table-cell office:value-type="float" office:value="0.026382" calcext:value-type="float">
            <text:p>0.026382</text:p>
          </table:table-cell>
          <table:table-cell office:value-type="float" office:value="0.02869" calcext:value-type="float">
            <text:p>0.0286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34464" calcext:value-type="float">
            <text:p>0.034464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28984" calcext:value-type="float">
            <text:p>0.028984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33094" calcext:value-type="float">
            <text:p>0.03309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411" calcext:value-type="float">
            <text:p>0.027411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31518" calcext:value-type="float">
            <text:p>0.031518</text:p>
          </table:table-cell>
          <table:table-cell office:value-type="float" office:value="0.02628" calcext:value-type="float">
            <text:p>0.02628</text:p>
          </table:table-cell>
          <table:table-cell office:value-type="float" office:value="0.027699" calcext:value-type="float">
            <text:p>0.02769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30017" calcext:value-type="float">
            <text:p>0.030017</text:p>
          </table:table-cell>
          <table:table-cell office:value-type="float" office:value="0.026612" calcext:value-type="float">
            <text:p>0.026612</text:p>
          </table:table-cell>
          <table:table-cell office:value-type="float" office:value="0.031699" calcext:value-type="float">
            <text:p>0.03169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28588" calcext:value-type="float">
            <text:p>0.028588</text:p>
          </table:table-cell>
          <table:table-cell office:value-type="float" office:value="0.026652" calcext:value-type="float">
            <text:p>0.026652</text:p>
          </table:table-cell>
          <table:table-cell office:value-type="float" office:value="0.030165" calcext:value-type="float">
            <text:p>0.030165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26955" calcext:value-type="float">
            <text:p>0.026955</text:p>
          </table:table-cell>
          <table:table-cell office:value-type="float" office:value="0.026996" calcext:value-type="float">
            <text:p>0.026996</text:p>
          </table:table-cell>
          <table:table-cell office:value-type="float" office:value="0.028639" calcext:value-type="float">
            <text:p>0.028639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7526" calcext:value-type="float">
            <text:p>0.027526</text:p>
          </table:table-cell>
          <table:table-cell office:value-type="float" office:value="0.028934" calcext:value-type="float">
            <text:p>0.02893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23648" calcext:value-type="float">
            <text:p>0.023648</text:p>
          </table:table-cell>
          <table:table-cell office:value-type="float" office:value="0.027818" calcext:value-type="float">
            <text:p>0.027818</text:p>
          </table:table-cell>
          <table:table-cell office:value-type="float" office:value="0.032979" calcext:value-type="float">
            <text:p>0.03297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21979" calcext:value-type="float">
            <text:p>0.021979</text:p>
          </table:table-cell>
          <table:table-cell office:value-type="float" office:value="0.027867" calcext:value-type="float">
            <text:p>0.027867</text:p>
          </table:table-cell>
          <table:table-cell office:value-type="float" office:value="0.033353" calcext:value-type="float">
            <text:p>0.033353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2039" calcext:value-type="float">
            <text:p>0.02039</text:p>
          </table:table-cell>
          <table:table-cell office:value-type="float" office:value="0.027682" calcext:value-type="float">
            <text:p>0.027682</text:p>
          </table:table-cell>
          <table:table-cell office:value-type="float" office:value="0.030004" calcext:value-type="float">
            <text:p>0.03000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18877" calcext:value-type="float">
            <text:p>0.018877</text:p>
          </table:table-cell>
          <table:table-cell office:value-type="float" office:value="0.028138" calcext:value-type="float">
            <text:p>0.028138</text:p>
          </table:table-cell>
          <table:table-cell office:value-type="float" office:value="0.032172" calcext:value-type="float">
            <text:p>0.03217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17435" calcext:value-type="float">
            <text:p>0.017435</text:p>
          </table:table-cell>
          <table:table-cell office:value-type="float" office:value="0.028286" calcext:value-type="float">
            <text:p>0.028286</text:p>
          </table:table-cell>
          <table:table-cell office:value-type="float" office:value="0.034354" calcext:value-type="float">
            <text:p>0.03435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16062" calcext:value-type="float">
            <text:p>0.016062</text:p>
          </table:table-cell>
          <table:table-cell office:value-type="float" office:value="0.027917" calcext:value-type="float">
            <text:p>0.027917</text:p>
          </table:table-cell>
          <table:table-cell office:value-type="float" office:value="0.034697" calcext:value-type="float">
            <text:p>0.034697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15026" calcext:value-type="float">
            <text:p>0.015026</text:p>
          </table:table-cell>
          <table:table-cell office:value-type="float" office:value="0.02833" calcext:value-type="float">
            <text:p>0.02833</text:p>
          </table:table-cell>
          <table:table-cell office:value-type="float" office:value="0.031276" calcext:value-type="float">
            <text:p>0.03127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14039" calcext:value-type="float">
            <text:p>0.014039</text:p>
          </table:table-cell>
          <table:table-cell office:value-type="float" office:value="0.028893" calcext:value-type="float">
            <text:p>0.028893</text:p>
          </table:table-cell>
          <table:table-cell office:value-type="float" office:value="0.035237" calcext:value-type="float">
            <text:p>0.03523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13371" calcext:value-type="float">
            <text:p>0.013371</text:p>
          </table:table-cell>
          <table:table-cell office:value-type="float" office:value="0.029204" calcext:value-type="float">
            <text:p>0.029204</text:p>
          </table:table-cell>
          <table:table-cell office:value-type="float" office:value="0.035483" calcext:value-type="float">
            <text:p>0.03548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12734" calcext:value-type="float">
            <text:p>0.012734</text:p>
          </table:table-cell>
          <table:table-cell office:value-type="float" office:value="0.030005" calcext:value-type="float">
            <text:p>0.030005</text:p>
          </table:table-cell>
          <table:table-cell office:value-type="float" office:value="0.035731" calcext:value-type="float">
            <text:p>0.03573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12128" calcext:value-type="float">
            <text:p>0.012128</text:p>
          </table:table-cell>
          <table:table-cell office:value-type="float" office:value="0.030844" calcext:value-type="float">
            <text:p>0.030844</text:p>
          </table:table-cell>
          <table:table-cell office:value-type="float" office:value="0.035979" calcext:value-type="float">
            <text:p>0.03597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31918" calcext:value-type="float">
            <text:p>0.031918</text:p>
          </table:table-cell>
          <table:table-cell office:value-type="float" office:value="0.036221" calcext:value-type="float">
            <text:p>0.03622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3114" calcext:value-type="float">
            <text:p>0.033114</text:p>
          </table:table-cell>
          <table:table-cell office:value-type="float" office:value="0.034596" calcext:value-type="float">
            <text:p>0.034596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10748" calcext:value-type="float">
            <text:p>0.010748</text:p>
          </table:table-cell>
          <table:table-cell office:value-type="float" office:value="0.034056" calcext:value-type="float">
            <text:p>0.034056</text:p>
          </table:table-cell>
          <table:table-cell office:value-type="float" office:value="0.038484" calcext:value-type="float">
            <text:p>0.03848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10507" calcext:value-type="float">
            <text:p>0.010507</text:p>
          </table:table-cell>
          <table:table-cell office:value-type="float" office:value="0.034514" calcext:value-type="float">
            <text:p>0.034514</text:p>
          </table:table-cell>
          <table:table-cell office:value-type="float" office:value="0.036843" calcext:value-type="float">
            <text:p>0.03684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10549" calcext:value-type="float">
            <text:p>0.010549</text:p>
          </table:table-cell>
          <table:table-cell office:value-type="float" office:value="0.034793" calcext:value-type="float">
            <text:p>0.034793</text:p>
          </table:table-cell>
          <table:table-cell office:value-type="float" office:value="0.035139" calcext:value-type="float">
            <text:p>0.03513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1059" calcext:value-type="float">
            <text:p>0.01059</text:p>
          </table:table-cell>
          <table:table-cell office:value-type="float" office:value="0.035054" calcext:value-type="float">
            <text:p>0.035054</text:p>
          </table:table-cell>
          <table:table-cell office:value-type="float" office:value="0.037127" calcext:value-type="float">
            <text:p>0.03712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10899" calcext:value-type="float">
            <text:p>0.010899</text:p>
          </table:table-cell>
          <table:table-cell office:value-type="float" office:value="0.035108" calcext:value-type="float">
            <text:p>0.035108</text:p>
          </table:table-cell>
          <table:table-cell office:value-type="float" office:value="0.035378" calcext:value-type="float">
            <text:p>0.03537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11194" calcext:value-type="float">
            <text:p>0.011194</text:p>
          </table:table-cell>
          <table:table-cell office:value-type="float" office:value="0.035276" calcext:value-type="float">
            <text:p>0.035276</text:p>
          </table:table-cell>
          <table:table-cell office:value-type="float" office:value="0.033605" calcext:value-type="float">
            <text:p>0.033605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11746" calcext:value-type="float">
            <text:p>0.011746</text:p>
          </table:table-cell>
          <table:table-cell office:value-type="float" office:value="0.035502" calcext:value-type="float">
            <text:p>0.035502</text:p>
          </table:table-cell>
          <table:table-cell office:value-type="float" office:value="0.039213" calcext:value-type="float">
            <text:p>0.03921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12272" calcext:value-type="float">
            <text:p>0.012272</text:p>
          </table:table-cell>
          <table:table-cell office:value-type="float" office:value="0.035525" calcext:value-type="float">
            <text:p>0.035525</text:p>
          </table:table-cell>
          <table:table-cell office:value-type="float" office:value="0.035605" calcext:value-type="float">
            <text:p>0.035605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12773" calcext:value-type="float">
            <text:p>0.012773</text:p>
          </table:table-cell>
          <table:table-cell office:value-type="float" office:value="0.036108" calcext:value-type="float">
            <text:p>0.036108</text:p>
          </table:table-cell>
          <table:table-cell office:value-type="float" office:value="0.035675" calcext:value-type="float">
            <text:p>0.035675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0.036504" calcext:value-type="float">
            <text:p>0.036504</text:p>
          </table:table-cell>
          <table:table-cell office:value-type="float" office:value="0.035742" calcext:value-type="float">
            <text:p>0.03574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3714" calcext:value-type="float">
            <text:p>0.03714</text:p>
          </table:table-cell>
          <table:table-cell office:value-type="float" office:value="0.035806" calcext:value-type="float">
            <text:p>0.035806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14137" calcext:value-type="float">
            <text:p>0.014137</text:p>
          </table:table-cell>
          <table:table-cell office:value-type="float" office:value="0.03831" calcext:value-type="float">
            <text:p>0.03831</text:p>
          </table:table-cell>
          <table:table-cell office:value-type="float" office:value="0.03401" calcext:value-type="float">
            <text:p>0.03401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14549" calcext:value-type="float">
            <text:p>0.014549</text:p>
          </table:table-cell>
          <table:table-cell office:value-type="float" office:value="0.039314" calcext:value-type="float">
            <text:p>0.039314</text:p>
          </table:table-cell>
          <table:table-cell office:value-type="float" office:value="0.039636" calcext:value-type="float">
            <text:p>0.03963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14941" calcext:value-type="float">
            <text:p>0.014941</text:p>
          </table:table-cell>
          <table:table-cell office:value-type="float" office:value="0.039709" calcext:value-type="float">
            <text:p>0.039709</text:p>
          </table:table-cell>
          <table:table-cell office:value-type="float" office:value="0.036044" calcext:value-type="float">
            <text:p>0.03604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15315" calcext:value-type="float">
            <text:p>0.015315</text:p>
          </table:table-cell>
          <table:table-cell office:value-type="float" office:value="0.040136" calcext:value-type="float">
            <text:p>0.040136</text:p>
          </table:table-cell>
          <table:table-cell office:value-type="float" office:value="0.036126" calcext:value-type="float">
            <text:p>0.03612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15942" calcext:value-type="float">
            <text:p>0.015942</text:p>
          </table:table-cell>
          <table:table-cell office:value-type="float" office:value="0.040521" calcext:value-type="float">
            <text:p>0.040521</text:p>
          </table:table-cell>
          <table:table-cell office:value-type="float" office:value="0.036164" calcext:value-type="float">
            <text:p>0.036164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1654" calcext:value-type="float">
            <text:p>0.01654</text:p>
          </table:table-cell>
          <table:table-cell office:value-type="float" office:value="0.040911" calcext:value-type="float">
            <text:p>0.040911</text:p>
          </table:table-cell>
          <table:table-cell office:value-type="float" office:value="0.034338" calcext:value-type="float">
            <text:p>0.03433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17109" calcext:value-type="float">
            <text:p>0.017109</text:p>
          </table:table-cell>
          <table:table-cell office:value-type="float" office:value="0.040763" calcext:value-type="float">
            <text:p>0.040763</text:p>
          </table:table-cell>
          <table:table-cell office:value-type="float" office:value="0.034346" calcext:value-type="float">
            <text:p>0.034346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17922" calcext:value-type="float">
            <text:p>0.017922</text:p>
          </table:table-cell>
          <table:table-cell office:value-type="float" office:value="0.03998" calcext:value-type="float">
            <text:p>0.03998</text:p>
          </table:table-cell>
          <table:table-cell office:value-type="float" office:value="0.034318" calcext:value-type="float">
            <text:p>0.03431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18696" calcext:value-type="float">
            <text:p>0.018696</text:p>
          </table:table-cell>
          <table:table-cell office:value-type="float" office:value="0.039424" calcext:value-type="float">
            <text:p>0.039424</text:p>
          </table:table-cell>
          <table:table-cell office:value-type="float" office:value="0.034299" calcext:value-type="float">
            <text:p>0.034299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19434" calcext:value-type="float">
            <text:p>0.019434</text:p>
          </table:table-cell>
          <table:table-cell office:value-type="float" office:value="0.038991" calcext:value-type="float">
            <text:p>0.038991</text:p>
          </table:table-cell>
          <table:table-cell office:value-type="float" office:value="0.034289" calcext:value-type="float">
            <text:p>0.03428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20136" calcext:value-type="float">
            <text:p>0.020136</text:p>
          </table:table-cell>
          <table:table-cell office:value-type="float" office:value="0.038016" calcext:value-type="float">
            <text:p>0.038016</text:p>
          </table:table-cell>
          <table:table-cell office:value-type="float" office:value="0.036149" calcext:value-type="float">
            <text:p>0.036149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20805" calcext:value-type="float">
            <text:p>0.020805</text:p>
          </table:table-cell>
          <table:table-cell office:value-type="float" office:value="0.037255" calcext:value-type="float">
            <text:p>0.037255</text:p>
          </table:table-cell>
          <table:table-cell office:value-type="float" office:value="0.032457" calcext:value-type="float">
            <text:p>0.032457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21442" calcext:value-type="float">
            <text:p>0.021442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0.032433" calcext:value-type="float">
            <text:p>0.03243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22049" calcext:value-type="float">
            <text:p>0.022049</text:p>
          </table:table-cell>
          <table:table-cell office:value-type="float" office:value="0.036619" calcext:value-type="float">
            <text:p>0.036619</text:p>
          </table:table-cell>
          <table:table-cell office:value-type="float" office:value="0.039852" calcext:value-type="float">
            <text:p>0.039852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22627" calcext:value-type="float">
            <text:p>0.022627</text:p>
          </table:table-cell>
          <table:table-cell office:value-type="float" office:value="0.035542" calcext:value-type="float">
            <text:p>0.035542</text:p>
          </table:table-cell>
          <table:table-cell office:value-type="float" office:value="0.03436" calcext:value-type="float">
            <text:p>0.03436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23177" calcext:value-type="float">
            <text:p>0.023177</text:p>
          </table:table-cell>
          <table:table-cell office:value-type="float" office:value="0.03478" calcext:value-type="float">
            <text:p>0.03478</text:p>
          </table:table-cell>
          <table:table-cell office:value-type="float" office:value="0.032515" calcext:value-type="float">
            <text:p>0.03251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23702" calcext:value-type="float">
            <text:p>0.023702</text:p>
          </table:table-cell>
          <table:table-cell office:value-type="float" office:value="0.033865" calcext:value-type="float">
            <text:p>0.033865</text:p>
          </table:table-cell>
          <table:table-cell office:value-type="float" office:value="0.03808" calcext:value-type="float">
            <text:p>0.03808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24201" calcext:value-type="float">
            <text:p>0.024201</text:p>
          </table:table-cell>
          <table:table-cell office:value-type="float" office:value="0.032959" calcext:value-type="float">
            <text:p>0.032959</text:p>
          </table:table-cell>
          <table:table-cell office:value-type="float" office:value="0.032556" calcext:value-type="float">
            <text:p>0.03255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24134" calcext:value-type="float">
            <text:p>0.024134</text:p>
          </table:table-cell>
          <table:table-cell office:value-type="float" office:value="0.032652" calcext:value-type="float">
            <text:p>0.032652</text:p>
          </table:table-cell>
          <table:table-cell office:value-type="float" office:value="0.03634" calcext:value-type="float">
            <text:p>0.0363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2407" calcext:value-type="float">
            <text:p>0.02407</text:p>
          </table:table-cell>
          <table:table-cell office:value-type="float" office:value="0.032524" calcext:value-type="float">
            <text:p>0.032524</text:p>
          </table:table-cell>
          <table:table-cell office:value-type="float" office:value="0.036456" calcext:value-type="float">
            <text:p>0.03645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23737" calcext:value-type="float">
            <text:p>0.023737</text:p>
          </table:table-cell>
          <table:table-cell office:value-type="float" office:value="0.032502" calcext:value-type="float">
            <text:p>0.032502</text:p>
          </table:table-cell>
          <table:table-cell office:value-type="float" office:value="0.036616" calcext:value-type="float">
            <text:p>0.03661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23421" calcext:value-type="float">
            <text:p>0.023421</text:p>
          </table:table-cell>
          <table:table-cell office:value-type="float" office:value="0.033547" calcext:value-type="float">
            <text:p>0.033547</text:p>
          </table:table-cell>
          <table:table-cell office:value-type="float" office:value="0.036777" calcext:value-type="float">
            <text:p>0.03677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22848" calcext:value-type="float">
            <text:p>0.022848</text:p>
          </table:table-cell>
          <table:table-cell office:value-type="float" office:value="0.034183" calcext:value-type="float">
            <text:p>0.034183</text:p>
          </table:table-cell>
          <table:table-cell office:value-type="float" office:value="0.036973" calcext:value-type="float">
            <text:p>0.03697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22303" calcext:value-type="float">
            <text:p>0.022303</text:p>
          </table:table-cell>
          <table:table-cell office:value-type="float" office:value="0.034708" calcext:value-type="float">
            <text:p>0.034708</text:p>
          </table:table-cell>
          <table:table-cell office:value-type="float" office:value="0.040888" calcext:value-type="float">
            <text:p>0.040888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21783" calcext:value-type="float">
            <text:p>0.021783</text:p>
          </table:table-cell>
          <table:table-cell office:value-type="float" office:value="0.035556" calcext:value-type="float">
            <text:p>0.035556</text:p>
          </table:table-cell>
          <table:table-cell office:value-type="float" office:value="0.037409" calcext:value-type="float">
            <text:p>0.037409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21289" calcext:value-type="float">
            <text:p>0.021289</text:p>
          </table:table-cell>
          <table:table-cell office:value-type="float" office:value="0.036454" calcext:value-type="float">
            <text:p>0.036454</text:p>
          </table:table-cell>
          <table:table-cell office:value-type="float" office:value="0.035732" calcext:value-type="float">
            <text:p>0.03573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20818" calcext:value-type="float">
            <text:p>0.020818</text:p>
          </table:table-cell>
          <table:table-cell office:value-type="float" office:value="0.037063" calcext:value-type="float">
            <text:p>0.037063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20369" calcext:value-type="float">
            <text:p>0.020369</text:p>
          </table:table-cell>
          <table:table-cell office:value-type="float" office:value="0.037656" calcext:value-type="float">
            <text:p>0.037656</text:p>
          </table:table-cell>
          <table:table-cell office:value-type="float" office:value="0.039798" calcext:value-type="float">
            <text:p>0.03979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19942" calcext:value-type="float">
            <text:p>0.019942</text:p>
          </table:table-cell>
          <table:table-cell office:value-type="float" office:value="0.038454" calcext:value-type="float">
            <text:p>0.038454</text:p>
          </table:table-cell>
          <table:table-cell office:value-type="float" office:value="0.040002" calcext:value-type="float">
            <text:p>0.040002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19535" calcext:value-type="float">
            <text:p>0.019535</text:p>
          </table:table-cell>
          <table:table-cell office:value-type="float" office:value="0.039247" calcext:value-type="float">
            <text:p>0.039247</text:p>
          </table:table-cell>
          <table:table-cell office:value-type="float" office:value="0.036485" calcext:value-type="float">
            <text:p>0.036485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19147" calcext:value-type="float">
            <text:p>0.019147</text:p>
          </table:table-cell>
          <table:table-cell office:value-type="float" office:value="0.039626" calcext:value-type="float">
            <text:p>0.039626</text:p>
          </table:table-cell>
          <table:table-cell office:value-type="float" office:value="0.03849" calcext:value-type="float">
            <text:p>0.03849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18778" calcext:value-type="float">
            <text:p>0.018778</text:p>
          </table:table-cell>
          <table:table-cell office:value-type="float" office:value="0.039944" calcext:value-type="float">
            <text:p>0.039944</text:p>
          </table:table-cell>
          <table:table-cell office:value-type="float" office:value="0.036791" calcext:value-type="float">
            <text:p>0.03679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18426" calcext:value-type="float">
            <text:p>0.018426</text:p>
          </table:table-cell>
          <table:table-cell office:value-type="float" office:value="0.040681" calcext:value-type="float">
            <text:p>0.040681</text:p>
          </table:table-cell>
          <table:table-cell office:value-type="float" office:value="0.038789" calcext:value-type="float">
            <text:p>0.03878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18091" calcext:value-type="float">
            <text:p>0.018091</text:p>
          </table:table-cell>
          <table:table-cell office:value-type="float" office:value="0.041195" calcext:value-type="float">
            <text:p>0.041195</text:p>
          </table:table-cell>
          <table:table-cell office:value-type="float" office:value="0.040818" calcext:value-type="float">
            <text:p>0.04081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17773" calcext:value-type="float">
            <text:p>0.017773</text:p>
          </table:table-cell>
          <table:table-cell office:value-type="float" office:value="0.04122" calcext:value-type="float">
            <text:p>0.04122</text:p>
          </table:table-cell>
          <table:table-cell office:value-type="float" office:value="0.037297" calcext:value-type="float">
            <text:p>0.037297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17469" calcext:value-type="float">
            <text:p>0.017469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37442" calcext:value-type="float">
            <text:p>0.03744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0.042699" calcext:value-type="float">
            <text:p>0.042699</text:p>
          </table:table-cell>
          <table:table-cell office:value-type="float" office:value="0.039439" calcext:value-type="float">
            <text:p>0.03943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16904" calcext:value-type="float">
            <text:p>0.016904</text:p>
          </table:table-cell>
          <table:table-cell office:value-type="float" office:value="0.042477" calcext:value-type="float">
            <text:p>0.042477</text:p>
          </table:table-cell>
          <table:table-cell office:value-type="float" office:value="0.039599" calcext:value-type="float">
            <text:p>0.039599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16642" calcext:value-type="float">
            <text:p>0.016642</text:p>
          </table:table-cell>
          <table:table-cell office:value-type="float" office:value="0.04236" calcext:value-type="float">
            <text:p>0.04236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16392" calcext:value-type="float">
            <text:p>0.016392</text:p>
          </table:table-cell>
          <table:table-cell office:value-type="float" office:value="0.042346" calcext:value-type="float">
            <text:p>0.042346</text:p>
          </table:table-cell>
          <table:table-cell office:value-type="float" office:value="0.038034" calcext:value-type="float">
            <text:p>0.038034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16154" calcext:value-type="float">
            <text:p>0.016154</text:p>
          </table:table-cell>
          <table:table-cell office:value-type="float" office:value="0.042219" calcext:value-type="float">
            <text:p>0.042219</text:p>
          </table:table-cell>
          <table:table-cell office:value-type="float" office:value="0.038162" calcext:value-type="float">
            <text:p>0.038162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15927" calcext:value-type="float">
            <text:p>0.015927</text:p>
          </table:table-cell>
          <table:table-cell office:value-type="float" office:value="0.042146" calcext:value-type="float">
            <text:p>0.042146</text:p>
          </table:table-cell>
          <table:table-cell office:value-type="float" office:value="0.036427" calcext:value-type="float">
            <text:p>0.036427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15712" calcext:value-type="float">
            <text:p>0.015712</text:p>
          </table:table-cell>
          <table:table-cell office:value-type="float" office:value="0.041973" calcext:value-type="float">
            <text:p>0.041973</text:p>
          </table:table-cell>
          <table:table-cell office:value-type="float" office:value="0.038387" calcext:value-type="float">
            <text:p>0.03838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15506" calcext:value-type="float">
            <text:p>0.015506</text:p>
          </table:table-cell>
          <table:table-cell office:value-type="float" office:value="0.042011" calcext:value-type="float">
            <text:p>0.042011</text:p>
          </table:table-cell>
          <table:table-cell office:value-type="float" office:value="0.040378" calcext:value-type="float">
            <text:p>0.04037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15582" calcext:value-type="float">
            <text:p>0.015582</text:p>
          </table:table-cell>
          <table:table-cell office:value-type="float" office:value="0.04264" calcext:value-type="float">
            <text:p>0.04264</text:p>
          </table:table-cell>
          <table:table-cell office:value-type="float" office:value="0.038641" calcext:value-type="float">
            <text:p>0.038641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15653" calcext:value-type="float">
            <text:p>0.015653</text:p>
          </table:table-cell>
          <table:table-cell office:value-type="float" office:value="0.043004" calcext:value-type="float">
            <text:p>0.043004</text:p>
          </table:table-cell>
          <table:table-cell office:value-type="float" office:value="0.03874" calcext:value-type="float">
            <text:p>0.03874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15993" calcext:value-type="float">
            <text:p>0.015993</text:p>
          </table:table-cell>
          <table:table-cell office:value-type="float" office:value="0.04297" calcext:value-type="float">
            <text:p>0.04297</text:p>
          </table:table-cell>
          <table:table-cell office:value-type="float" office:value="0.038794" calcext:value-type="float">
            <text:p>0.038794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16317" calcext:value-type="float">
            <text:p>0.016317</text:p>
          </table:table-cell>
          <table:table-cell office:value-type="float" office:value="0.043444" calcext:value-type="float">
            <text:p>0.043444</text:p>
          </table:table-cell>
          <table:table-cell office:value-type="float" office:value="0.036983" calcext:value-type="float">
            <text:p>0.036983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16896" calcext:value-type="float">
            <text:p>0.016896</text:p>
          </table:table-cell>
          <table:table-cell office:value-type="float" office:value="0.044366" calcext:value-type="float">
            <text:p>0.044366</text:p>
          </table:table-cell>
          <table:table-cell office:value-type="float" office:value="0.035102" calcext:value-type="float">
            <text:p>0.03510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17448" calcext:value-type="float">
            <text:p>0.017448</text:p>
          </table:table-cell>
          <table:table-cell office:value-type="float" office:value="0.045011" calcext:value-type="float">
            <text:p>0.045011</text:p>
          </table:table-cell>
          <table:table-cell office:value-type="float" office:value="0.040641" calcext:value-type="float">
            <text:p>0.04064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17974" calcext:value-type="float">
            <text:p>0.017974</text:p>
          </table:table-cell>
          <table:table-cell office:value-type="float" office:value="0.045075" calcext:value-type="float">
            <text:p>0.045075</text:p>
          </table:table-cell>
          <table:table-cell office:value-type="float" office:value="0.040689" calcext:value-type="float">
            <text:p>0.040689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44815" calcext:value-type="float">
            <text:p>0.044815</text:p>
          </table:table-cell>
          <table:table-cell office:value-type="float" office:value="0.035168" calcext:value-type="float">
            <text:p>0.035168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18951" calcext:value-type="float">
            <text:p>0.018951</text:p>
          </table:table-cell>
          <table:table-cell office:value-type="float" office:value="0.044894" calcext:value-type="float">
            <text:p>0.044894</text:p>
          </table:table-cell>
          <table:table-cell office:value-type="float" office:value="0.037007" calcext:value-type="float">
            <text:p>0.037007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19677" calcext:value-type="float">
            <text:p>0.019677</text:p>
          </table:table-cell>
          <table:table-cell office:value-type="float" office:value="0.044951" calcext:value-type="float">
            <text:p>0.044951</text:p>
          </table:table-cell>
          <table:table-cell office:value-type="float" office:value="0.038827" calcext:value-type="float">
            <text:p>0.038827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020368" calcext:value-type="float">
            <text:p>0.020368</text:p>
          </table:table-cell>
          <table:table-cell office:value-type="float" office:value="0.045165" calcext:value-type="float">
            <text:p>0.045165</text:p>
          </table:table-cell>
          <table:table-cell office:value-type="float" office:value="0.05744" calcext:value-type="float">
            <text:p>0.05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1297" calcext:value-type="float">
            <text:p>0.021297</text:p>
          </table:table-cell>
          <table:table-cell office:value-type="float" office:value="0.045344" calcext:value-type="float">
            <text:p>0.045344</text:p>
          </table:table-cell>
          <table:table-cell office:value-type="float" office:value="0.029776" calcext:value-type="float">
            <text:p>0.029776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2182" calcext:value-type="float">
            <text:p>0.022182</text:p>
          </table:table-cell>
          <table:table-cell office:value-type="float" office:value="0.045407" calcext:value-type="float">
            <text:p>0.045407</text:p>
          </table:table-cell>
          <table:table-cell office:value-type="float" office:value="0.024025" calcext:value-type="float">
            <text:p>0.024025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23025" calcext:value-type="float">
            <text:p>0.023025</text:p>
          </table:table-cell>
          <table:table-cell office:value-type="float" office:value="0.045702" calcext:value-type="float">
            <text:p>0.045702</text:p>
          </table:table-cell>
          <table:table-cell office:value-type="float" office:value="0.034889" calcext:value-type="float">
            <text:p>0.03488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23828" calcext:value-type="float">
            <text:p>0.023828</text:p>
          </table:table-cell>
          <table:table-cell office:value-type="float" office:value="0.045389" calcext:value-type="float">
            <text:p>0.045389</text:p>
          </table:table-cell>
          <table:table-cell office:value-type="float" office:value="0.042198" calcext:value-type="float">
            <text:p>0.04219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24592" calcext:value-type="float">
            <text:p>0.024592</text:p>
          </table:table-cell>
          <table:table-cell office:value-type="float" office:value="0.044817" calcext:value-type="float">
            <text:p>0.044817</text:p>
          </table:table-cell>
          <table:table-cell office:value-type="float" office:value="0.038512" calcext:value-type="float">
            <text:p>0.038512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2532" calcext:value-type="float">
            <text:p>0.02532</text:p>
          </table:table-cell>
          <table:table-cell office:value-type="float" office:value="0.043733" calcext:value-type="float">
            <text:p>0.043733</text:p>
          </table:table-cell>
          <table:table-cell office:value-type="float" office:value="0.032949" calcext:value-type="float">
            <text:p>0.032949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26285" calcext:value-type="float">
            <text:p>0.026285</text:p>
          </table:table-cell>
          <table:table-cell office:value-type="float" office:value="0.042179" calcext:value-type="float">
            <text:p>0.042179</text:p>
          </table:table-cell>
          <table:table-cell office:value-type="float" office:value="0.032841" calcext:value-type="float">
            <text:p>0.032841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27204" calcext:value-type="float">
            <text:p>0.027204</text:p>
          </table:table-cell>
          <table:table-cell office:value-type="float" office:value="0.040394" calcext:value-type="float">
            <text:p>0.040394</text:p>
          </table:table-cell>
          <table:table-cell office:value-type="float" office:value="0.036433" calcext:value-type="float">
            <text:p>0.036433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28079" calcext:value-type="float">
            <text:p>0.028079</text:p>
          </table:table-cell>
          <table:table-cell office:value-type="float" office:value="0.039692" calcext:value-type="float">
            <text:p>0.039692</text:p>
          </table:table-cell>
          <table:table-cell office:value-type="float" office:value="0.030769" calcext:value-type="float">
            <text:p>0.030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912" calcext:value-type="float">
            <text:p>0.028912</text:p>
          </table:table-cell>
          <table:table-cell office:value-type="float" office:value="0.040347" calcext:value-type="float">
            <text:p>0.040347</text:p>
          </table:table-cell>
          <table:table-cell office:value-type="float" office:value="0.028748" calcext:value-type="float">
            <text:p>0.028748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29706" calcext:value-type="float">
            <text:p>0.029706</text:p>
          </table:table-cell>
          <table:table-cell office:value-type="float" office:value="0.04079" calcext:value-type="float">
            <text:p>0.04079</text:p>
          </table:table-cell>
          <table:table-cell office:value-type="float" office:value="0.032284" calcext:value-type="float">
            <text:p>0.032284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30462" calcext:value-type="float">
            <text:p>0.030462</text:p>
          </table:table-cell>
          <table:table-cell office:value-type="float" office:value="0.040728" calcext:value-type="float">
            <text:p>0.040728</text:p>
          </table:table-cell>
          <table:table-cell office:value-type="float" office:value="0.032163" calcext:value-type="float">
            <text:p>0.032163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31182" calcext:value-type="float">
            <text:p>0.031182</text:p>
          </table:table-cell>
          <table:table-cell office:value-type="float" office:value="0.039848" calcext:value-type="float">
            <text:p>0.039848</text:p>
          </table:table-cell>
          <table:table-cell office:value-type="float" office:value="0.030199" calcext:value-type="float">
            <text:p>0.030199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31596" calcext:value-type="float">
            <text:p>0.031596</text:p>
          </table:table-cell>
          <table:table-cell office:value-type="float" office:value="0.038607" calcext:value-type="float">
            <text:p>0.038607</text:p>
          </table:table-cell>
          <table:table-cell office:value-type="float" office:value="0.031979" calcext:value-type="float">
            <text:p>0.031979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3199" calcext:value-type="float">
            <text:p>0.03199</text:p>
          </table:table-cell>
          <table:table-cell office:value-type="float" office:value="0.037766" calcext:value-type="float">
            <text:p>0.037766</text:p>
          </table:table-cell>
          <table:table-cell office:value-type="float" office:value="0.033786" calcext:value-type="float">
            <text:p>0.033786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32366" calcext:value-type="float">
            <text:p>0.032366</text:p>
          </table:table-cell>
          <table:table-cell office:value-type="float" office:value="0.037451" calcext:value-type="float">
            <text:p>0.037451</text:p>
          </table:table-cell>
          <table:table-cell office:value-type="float" office:value="0.035625" calcext:value-type="float">
            <text:p>0.035625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32995" calcext:value-type="float">
            <text:p>0.032995</text:p>
          </table:table-cell>
          <table:table-cell office:value-type="float" office:value="0.037845" calcext:value-type="float">
            <text:p>0.037845</text:p>
          </table:table-cell>
          <table:table-cell office:value-type="float" office:value="0.031868" calcext:value-type="float">
            <text:p>0.031868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33595" calcext:value-type="float">
            <text:p>0.033595</text:p>
          </table:table-cell>
          <table:table-cell office:value-type="float" office:value="0.03972" calcext:value-type="float">
            <text:p>0.03972</text:p>
          </table:table-cell>
          <table:table-cell office:value-type="float" office:value="0.031772" calcext:value-type="float">
            <text:p>0.031772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34165" calcext:value-type="float">
            <text:p>0.034165</text:p>
          </table:table-cell>
          <table:table-cell office:value-type="float" office:value="0.041049" calcext:value-type="float">
            <text:p>0.041049</text:p>
          </table:table-cell>
          <table:table-cell office:value-type="float" office:value="0.031664" calcext:value-type="float">
            <text:p>0.031664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34709" calcext:value-type="float">
            <text:p>0.034709</text:p>
          </table:table-cell>
          <table:table-cell office:value-type="float" office:value="0.04205" calcext:value-type="float">
            <text:p>0.04205</text:p>
          </table:table-cell>
          <table:table-cell office:value-type="float" office:value="0.033416" calcext:value-type="float">
            <text:p>0.033416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35227" calcext:value-type="float">
            <text:p>0.035227</text:p>
          </table:table-cell>
          <table:table-cell office:value-type="float" office:value="0.043007" calcext:value-type="float">
            <text:p>0.043007</text:p>
          </table:table-cell>
          <table:table-cell office:value-type="float" office:value="0.037069" calcext:value-type="float">
            <text:p>0.037069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0.04426" calcext:value-type="float">
            <text:p>0.04426</text:p>
          </table:table-cell>
          <table:table-cell office:value-type="float" office:value="0.033346" calcext:value-type="float">
            <text:p>0.033346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36732" calcext:value-type="float">
            <text:p>0.036732</text:p>
          </table:table-cell>
          <table:table-cell office:value-type="float" office:value="0.045487" calcext:value-type="float">
            <text:p>0.045487</text:p>
          </table:table-cell>
          <table:table-cell office:value-type="float" office:value="0.033218" calcext:value-type="float">
            <text:p>0.033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696" calcext:value-type="float">
            <text:p>0.037696</text:p>
          </table:table-cell>
          <table:table-cell office:value-type="float" office:value="0.046166" calcext:value-type="float">
            <text:p>0.046166</text:p>
          </table:table-cell>
          <table:table-cell office:value-type="float" office:value="0.027499" calcext:value-type="float">
            <text:p>0.0274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8614" calcext:value-type="float">
            <text:p>0.038614</text:p>
          </table:table-cell>
          <table:table-cell office:value-type="float" office:value="0.046249" calcext:value-type="float">
            <text:p>0.046249</text:p>
          </table:table-cell>
          <table:table-cell office:value-type="float" office:value="0.027272" calcext:value-type="float">
            <text:p>0.027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488" calcext:value-type="float">
            <text:p>0.039488</text:p>
          </table:table-cell>
          <table:table-cell office:value-type="float" office:value="0.045846" calcext:value-type="float">
            <text:p>0.045846</text:p>
          </table:table-cell>
          <table:table-cell office:value-type="float" office:value="0.027043" calcext:value-type="float">
            <text:p>0.027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0863" calcext:value-type="float">
            <text:p>0.040863</text:p>
          </table:table-cell>
          <table:table-cell office:value-type="float" office:value="0.04547" calcext:value-type="float">
            <text:p>0.04547</text:p>
          </table:table-cell>
          <table:table-cell office:value-type="float" office:value="0.026751" calcext:value-type="float">
            <text:p>0.0267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2173" calcext:value-type="float">
            <text:p>0.042173</text:p>
          </table:table-cell>
          <table:table-cell office:value-type="float" office:value="0.045297" calcext:value-type="float">
            <text:p>0.045297</text:p>
          </table:table-cell>
          <table:table-cell office:value-type="float" office:value="0.026483" calcext:value-type="float">
            <text:p>0.026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3421" calcext:value-type="float">
            <text:p>0.043421</text:p>
          </table:table-cell>
          <table:table-cell office:value-type="float" office:value="0.045001" calcext:value-type="float">
            <text:p>0.045001</text:p>
          </table:table-cell>
          <table:table-cell office:value-type="float" office:value="0.026234" calcext:value-type="float">
            <text:p>0.026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488" calcext:value-type="float">
            <text:p>0.04488</text:p>
          </table:table-cell>
          <table:table-cell office:value-type="float" office:value="0.044473" calcext:value-type="float">
            <text:p>0.044473</text:p>
          </table:table-cell>
          <table:table-cell office:value-type="float" office:value="0.025957" calcext:value-type="float">
            <text:p>0.02595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4627" calcext:value-type="float">
            <text:p>0.04627</text:p>
          </table:table-cell>
          <table:table-cell office:value-type="float" office:value="0.044161" calcext:value-type="float">
            <text:p>0.044161</text:p>
          </table:table-cell>
          <table:table-cell office:value-type="float" office:value="0.023822" calcext:value-type="float">
            <text:p>0.0238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865" calcext:value-type="float">
            <text:p>0.047865</text:p>
          </table:table-cell>
          <table:table-cell office:value-type="float" office:value="0.044045" calcext:value-type="float">
            <text:p>0.044045</text:p>
          </table:table-cell>
          <table:table-cell office:value-type="float" office:value="0.025345" calcext:value-type="float">
            <text:p>0.025345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49384" calcext:value-type="float">
            <text:p>0.049384</text:p>
          </table:table-cell>
          <table:table-cell office:value-type="float" office:value="0.043864" calcext:value-type="float">
            <text:p>0.043864</text:p>
          </table:table-cell>
          <table:table-cell office:value-type="float" office:value="0.023174" calcext:value-type="float">
            <text:p>0.023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1102" calcext:value-type="float">
            <text:p>0.051102</text:p>
          </table:table-cell>
          <table:table-cell office:value-type="float" office:value="0.043781" calcext:value-type="float">
            <text:p>0.043781</text:p>
          </table:table-cell>
          <table:table-cell office:value-type="float" office:value="0.024666" calcext:value-type="float">
            <text:p>0.024666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52738" calcext:value-type="float">
            <text:p>0.052738</text:p>
          </table:table-cell>
          <table:table-cell office:value-type="float" office:value="0.04387" calcext:value-type="float">
            <text:p>0.04387</text:p>
          </table:table-cell>
          <table:table-cell office:value-type="float" office:value="0.028056" calcext:value-type="float">
            <text:p>0.02805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54568" calcext:value-type="float">
            <text:p>0.054568</text:p>
          </table:table-cell>
          <table:table-cell office:value-type="float" office:value="0.043969" calcext:value-type="float">
            <text:p>0.043969</text:p>
          </table:table-cell>
          <table:table-cell office:value-type="float" office:value="0.022168" calcext:value-type="float">
            <text:p>0.022168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5631" calcext:value-type="float">
            <text:p>0.05631</text:p>
          </table:table-cell>
          <table:table-cell office:value-type="float" office:value="0.04419" calcext:value-type="float">
            <text:p>0.04419</text:p>
          </table:table-cell>
          <table:table-cell office:value-type="float" office:value="0.019925" calcext:value-type="float">
            <text:p>0.019925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57969" calcext:value-type="float">
            <text:p>0.057969</text:p>
          </table:table-cell>
          <table:table-cell office:value-type="float" office:value="0.044534" calcext:value-type="float">
            <text:p>0.044534</text:p>
          </table:table-cell>
          <table:table-cell office:value-type="float" office:value="0.021372" calcext:value-type="float">
            <text:p>0.0213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821" calcext:value-type="float">
            <text:p>0.059821</text:p>
          </table:table-cell>
          <table:table-cell office:value-type="float" office:value="0.044886" calcext:value-type="float">
            <text:p>0.044886</text:p>
          </table:table-cell>
          <table:table-cell office:value-type="float" office:value="0.022813" calcext:value-type="float">
            <text:p>0.022813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61585" calcext:value-type="float">
            <text:p>0.061585</text:p>
          </table:table-cell>
          <table:table-cell office:value-type="float" office:value="0.045322" calcext:value-type="float">
            <text:p>0.045322</text:p>
          </table:table-cell>
          <table:table-cell office:value-type="float" office:value="0.02058" calcext:value-type="float">
            <text:p>0.02058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63264" calcext:value-type="float">
            <text:p>0.063264</text:p>
          </table:table-cell>
          <table:table-cell office:value-type="float" office:value="0.045941" calcext:value-type="float">
            <text:p>0.045941</text:p>
          </table:table-cell>
          <table:table-cell office:value-type="float" office:value="0.018335" calcext:value-type="float">
            <text:p>0.018335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64864" calcext:value-type="float">
            <text:p>0.064864</text:p>
          </table:table-cell>
          <table:table-cell office:value-type="float" office:value="0.046599" calcext:value-type="float">
            <text:p>0.046599</text:p>
          </table:table-cell>
          <table:table-cell office:value-type="float" office:value="0.014205" calcext:value-type="float">
            <text:p>0.014205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66659" calcext:value-type="float">
            <text:p>0.066659</text:p>
          </table:table-cell>
          <table:table-cell office:value-type="float" office:value="0.04733" calcext:value-type="float">
            <text:p>0.04733</text:p>
          </table:table-cell>
          <table:table-cell office:value-type="float" office:value="0.013704" calcext:value-type="float">
            <text:p>0.013704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68368" calcext:value-type="float">
            <text:p>0.068368</text:p>
          </table:table-cell>
          <table:table-cell office:value-type="float" office:value="0.047779" calcext:value-type="float">
            <text:p>0.047779</text:p>
          </table:table-cell>
          <table:table-cell office:value-type="float" office:value="0.016932" calcext:value-type="float">
            <text:p>0.016932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69996" calcext:value-type="float">
            <text:p>0.069996</text:p>
          </table:table-cell>
          <table:table-cell office:value-type="float" office:value="0.047235" calcext:value-type="float">
            <text:p>0.047235</text:p>
          </table:table-cell>
          <table:table-cell office:value-type="float" office:value="0.01279" calcext:value-type="float">
            <text:p>0.01279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71546" calcext:value-type="float">
            <text:p>0.071546</text:p>
          </table:table-cell>
          <table:table-cell office:value-type="float" office:value="0.045667" calcext:value-type="float">
            <text:p>0.045667</text:p>
          </table:table-cell>
          <table:table-cell office:value-type="float" office:value="0.010473" calcext:value-type="float">
            <text:p>0.010473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73023" calcext:value-type="float">
            <text:p>0.073023</text:p>
          </table:table-cell>
          <table:table-cell office:value-type="float" office:value="0.043673" calcext:value-type="float">
            <text:p>0.043673</text:p>
          </table:table-cell>
          <table:table-cell office:value-type="float" office:value="0.00813" calcext:value-type="float">
            <text:p>0.00813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74429" calcext:value-type="float">
            <text:p>0.074429</text:p>
          </table:table-cell>
          <table:table-cell office:value-type="float" office:value="0.040442" calcext:value-type="float">
            <text:p>0.040442</text:p>
          </table:table-cell>
          <table:table-cell office:value-type="float" office:value="0.007622" calcext:value-type="float">
            <text:p>0.007622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75769" calcext:value-type="float">
            <text:p>0.075769</text:p>
          </table:table-cell>
          <table:table-cell office:value-type="float" office:value="0.037014" calcext:value-type="float">
            <text:p>0.037014</text:p>
          </table:table-cell>
          <table:table-cell office:value-type="float" office:value="0.008983" calcext:value-type="float">
            <text:p>0.008983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77044" calcext:value-type="float">
            <text:p>0.077044</text:p>
          </table:table-cell>
          <table:table-cell office:value-type="float" office:value="0.033043" calcext:value-type="float">
            <text:p>0.033043</text:p>
          </table:table-cell>
          <table:table-cell office:value-type="float" office:value="0.002939" calcext:value-type="float">
            <text:p>0.002939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78259" calcext:value-type="float">
            <text:p>0.078259</text:p>
          </table:table-cell>
          <table:table-cell office:value-type="float" office:value="0.029631" calcext:value-type="float">
            <text:p>0.029631</text:p>
          </table:table-cell>
          <table:table-cell office:value-type="float" office:value="0.002404" calcext:value-type="float">
            <text:p>0.002404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79416" calcext:value-type="float">
            <text:p>0.079416</text:p>
          </table:table-cell>
          <table:table-cell office:value-type="float" office:value="0.025467" calcext:value-type="float">
            <text:p>0.025467</text:p>
          </table:table-cell>
          <table:table-cell office:value-type="float" office:value="0.00187" calcext:value-type="float">
            <text:p>0.00187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80518" calcext:value-type="float">
            <text:p>0.080518</text:p>
          </table:table-cell>
          <table:table-cell office:value-type="float" office:value="0.021827" calcext:value-type="float">
            <text:p>0.021827</text:p>
          </table:table-cell>
          <table:table-cell office:value-type="float" office:value="0.005068" calcext:value-type="float">
            <text:p>0.005068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81567" calcext:value-type="float">
            <text:p>0.081567</text:p>
          </table:table-cell>
          <table:table-cell office:value-type="float" office:value="0.017141" calcext:value-type="float">
            <text:p>0.017141</text:p>
          </table:table-cell>
          <table:table-cell office:value-type="float" office:value="0.002753" calcext:value-type="float">
            <text:p>0.002753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82566" calcext:value-type="float">
            <text:p>0.082566</text:p>
          </table:table-cell>
          <table:table-cell office:value-type="float" office:value="0.012956" calcext:value-type="float">
            <text:p>0.012956</text:p>
          </table:table-cell>
          <table:table-cell office:value-type="float" office:value="0.000422" calcext:value-type="float">
            <text:p>0.000422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083789" calcext:value-type="float">
            <text:p>0.083789</text:p>
          </table:table-cell>
          <table:table-cell office:value-type="float" office:value="0.009606" calcext:value-type="float">
            <text:p>0.009606</text:p>
          </table:table-cell>
          <table:table-cell office:value-type="float" office:value="-0.00198" calcext:value-type="float">
            <text:p>-0.00198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84954" calcext:value-type="float">
            <text:p>0.084954</text:p>
          </table:table-cell>
          <table:table-cell office:value-type="float" office:value="0.006031" calcext:value-type="float">
            <text:p>0.006031</text:p>
          </table:table-cell>
          <table:table-cell office:value-type="float" office:value="0.006756" calcext:value-type="float">
            <text:p>0.006756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86064" calcext:value-type="float">
            <text:p>0.086064</text:p>
          </table:table-cell>
          <table:table-cell office:value-type="float" office:value="0.001866" calcext:value-type="float">
            <text:p>0.001866</text:p>
          </table:table-cell>
          <table:table-cell office:value-type="float" office:value="0.004472" calcext:value-type="float">
            <text:p>0.004472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8712" calcext:value-type="float">
            <text:p>0.08712</text:p>
          </table:table-cell>
          <table:table-cell office:value-type="float" office:value="-0.001419" calcext:value-type="float">
            <text:p>-0.001419</text:p>
          </table:table-cell>
          <table:table-cell office:value-type="float" office:value="0.004039" calcext:value-type="float">
            <text:p>0.004039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88126" calcext:value-type="float">
            <text:p>0.088126</text:p>
          </table:table-cell>
          <table:table-cell office:value-type="float" office:value="-0.004369" calcext:value-type="float">
            <text:p>-0.004369</text:p>
          </table:table-cell>
          <table:table-cell office:value-type="float" office:value="0.005467" calcext:value-type="float">
            <text:p>0.005467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89085" calcext:value-type="float">
            <text:p>0.089085</text:p>
          </table:table-cell>
          <table:table-cell office:value-type="float" office:value="-0.006766" calcext:value-type="float">
            <text:p>-0.006766</text:p>
          </table:table-cell>
          <table:table-cell office:value-type="float" office:value="0.029263" calcext:value-type="float">
            <text:p>0.029263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89997" calcext:value-type="float">
            <text:p>0.089997</text:p>
          </table:table-cell>
          <table:table-cell office:value-type="float" office:value="-0.008509" calcext:value-type="float">
            <text:p>-0.008509</text:p>
          </table:table-cell>
          <table:table-cell office:value-type="float" office:value="-0.000551" calcext:value-type="float">
            <text:p>-0.000551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090867" calcext:value-type="float">
            <text:p>0.090867</text:p>
          </table:table-cell>
          <table:table-cell office:value-type="float" office:value="-0.010303" calcext:value-type="float">
            <text:p>-0.010303</text:p>
          </table:table-cell>
          <table:table-cell office:value-type="float" office:value="-0.002897" calcext:value-type="float">
            <text:p>-0.002897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91695" calcext:value-type="float">
            <text:p>0.091695</text:p>
          </table:table-cell>
          <table:table-cell office:value-type="float" office:value="-0.015275" calcext:value-type="float">
            <text:p>-0.015275</text:p>
          </table:table-cell>
          <table:table-cell office:value-type="float" office:value="0.005837" calcext:value-type="float">
            <text:p>0.0058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2483" calcext:value-type="float">
            <text:p>0.092483</text:p>
          </table:table-cell>
          <table:table-cell office:value-type="float" office:value="-0.020149" calcext:value-type="float">
            <text:p>-0.020149</text:p>
          </table:table-cell>
          <table:table-cell office:value-type="float" office:value="0.010984" calcext:value-type="float">
            <text:p>0.010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3234" calcext:value-type="float">
            <text:p>0.093234</text:p>
          </table:table-cell>
          <table:table-cell office:value-type="float" office:value="-0.025183" calcext:value-type="float">
            <text:p>-0.025183</text:p>
          </table:table-cell>
          <table:table-cell office:value-type="float" office:value="0.010683" calcext:value-type="float">
            <text:p>0.010683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93949" calcext:value-type="float">
            <text:p>0.093949</text:p>
          </table:table-cell>
          <table:table-cell office:value-type="float" office:value="-0.028712" calcext:value-type="float">
            <text:p>-0.028712</text:p>
          </table:table-cell>
          <table:table-cell office:value-type="float" office:value="0.008564" calcext:value-type="float">
            <text:p>0.008564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9463" calcext:value-type="float">
            <text:p>0.09463</text:p>
          </table:table-cell>
          <table:table-cell office:value-type="float" office:value="-0.029956" calcext:value-type="float">
            <text:p>-0.029956</text:p>
          </table:table-cell>
          <table:table-cell office:value-type="float" office:value="0.006421" calcext:value-type="float">
            <text:p>0.006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5279" calcext:value-type="float">
            <text:p>0.095279</text:p>
          </table:table-cell>
          <table:table-cell office:value-type="float" office:value="-0.031104" calcext:value-type="float">
            <text:p>-0.031104</text:p>
          </table:table-cell>
          <table:table-cell office:value-type="float" office:value="0.00982" calcext:value-type="float">
            <text:p>0.00982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96168" calcext:value-type="float">
            <text:p>0.096168</text:p>
          </table:table-cell>
          <table:table-cell office:value-type="float" office:value="-0.032105" calcext:value-type="float">
            <text:p>-0.032105</text:p>
          </table:table-cell>
          <table:table-cell office:value-type="float" office:value="0.011363" calcext:value-type="float">
            <text:p>0.011363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97015" calcext:value-type="float">
            <text:p>0.097015</text:p>
          </table:table-cell>
          <table:table-cell office:value-type="float" office:value="-0.031808" calcext:value-type="float">
            <text:p>-0.031808</text:p>
          </table:table-cell>
          <table:table-cell office:value-type="float" office:value="0.012941" calcext:value-type="float">
            <text:p>0.012941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97821" calcext:value-type="float">
            <text:p>0.097821</text:p>
          </table:table-cell>
          <table:table-cell office:value-type="float" office:value="-0.031812" calcext:value-type="float">
            <text:p>-0.031812</text:p>
          </table:table-cell>
          <table:table-cell office:value-type="float" office:value="0.016416" calcext:value-type="float">
            <text:p>0.016416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98589" calcext:value-type="float">
            <text:p>0.098589</text:p>
          </table:table-cell>
          <table:table-cell office:value-type="float" office:value="-0.032555" calcext:value-type="float">
            <text:p>-0.032555</text:p>
          </table:table-cell>
          <table:table-cell office:value-type="float" office:value="0.014366" calcext:value-type="float">
            <text:p>0.014366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99049" calcext:value-type="float">
            <text:p>0.099049</text:p>
          </table:table-cell>
          <table:table-cell office:value-type="float" office:value="-0.03292" calcext:value-type="float">
            <text:p>-0.03292</text:p>
          </table:table-cell>
          <table:table-cell office:value-type="float" office:value="0.014187" calcext:value-type="float">
            <text:p>0.014187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99487" calcext:value-type="float">
            <text:p>0.099487</text:p>
          </table:table-cell>
          <table:table-cell office:value-type="float" office:value="-0.031773" calcext:value-type="float">
            <text:p>-0.031773</text:p>
          </table:table-cell>
          <table:table-cell office:value-type="float" office:value="0.017721" calcext:value-type="float">
            <text:p>0.01772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99905" calcext:value-type="float">
            <text:p>0.099905</text:p>
          </table:table-cell>
          <table:table-cell office:value-type="float" office:value="-0.030293" calcext:value-type="float">
            <text:p>-0.030293</text:p>
          </table:table-cell>
          <table:table-cell office:value-type="float" office:value="0.019447" calcext:value-type="float">
            <text:p>0.01944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00302" calcext:value-type="float">
            <text:p>0.100302</text:p>
          </table:table-cell>
          <table:table-cell office:value-type="float" office:value="-0.028286" calcext:value-type="float">
            <text:p>-0.028286</text:p>
          </table:table-cell>
          <table:table-cell office:value-type="float" office:value="0.019346" calcext:value-type="float">
            <text:p>0.01934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00681" calcext:value-type="float">
            <text:p>0.100681</text:p>
          </table:table-cell>
          <table:table-cell office:value-type="float" office:value="-0.025698" calcext:value-type="float">
            <text:p>-0.025698</text:p>
          </table:table-cell>
          <table:table-cell office:value-type="float" office:value="0.021112" calcext:value-type="float">
            <text:p>0.021112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01041" calcext:value-type="float">
            <text:p>0.101041</text:p>
          </table:table-cell>
          <table:table-cell office:value-type="float" office:value="-0.022101" calcext:value-type="float">
            <text:p>-0.022101</text:p>
          </table:table-cell>
          <table:table-cell office:value-type="float" office:value="0.028493" calcext:value-type="float">
            <text:p>0.02849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01384" calcext:value-type="float">
            <text:p>0.101384</text:p>
          </table:table-cell>
          <table:table-cell office:value-type="float" office:value="-0.019434" calcext:value-type="float">
            <text:p>-0.019434</text:p>
          </table:table-cell>
          <table:table-cell office:value-type="float" office:value="0.021096" calcext:value-type="float">
            <text:p>0.021096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01711" calcext:value-type="float">
            <text:p>0.101711</text:p>
          </table:table-cell>
          <table:table-cell office:value-type="float" office:value="-0.015834" calcext:value-type="float">
            <text:p>-0.015834</text:p>
          </table:table-cell>
          <table:table-cell office:value-type="float" office:value="0.024754" calcext:value-type="float">
            <text:p>0.02475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02023" calcext:value-type="float">
            <text:p>0.102023</text:p>
          </table:table-cell>
          <table:table-cell office:value-type="float" office:value="-0.011808" calcext:value-type="float">
            <text:p>-0.011808</text:p>
          </table:table-cell>
          <table:table-cell office:value-type="float" office:value="0.026593" calcext:value-type="float">
            <text:p>0.026593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02319" calcext:value-type="float">
            <text:p>0.102319</text:p>
          </table:table-cell>
          <table:table-cell office:value-type="float" office:value="-0.008393" calcext:value-type="float">
            <text:p>-0.008393</text:p>
          </table:table-cell>
          <table:table-cell office:value-type="float" office:value="0.024734" calcext:value-type="float">
            <text:p>0.02473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02602" calcext:value-type="float">
            <text:p>0.102602</text:p>
          </table:table-cell>
          <table:table-cell office:value-type="float" office:value="-0.004504" calcext:value-type="float">
            <text:p>-0.004504</text:p>
          </table:table-cell>
          <table:table-cell office:value-type="float" office:value="0.026576" calcext:value-type="float">
            <text:p>0.026576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026" calcext:value-type="float">
            <text:p>0.1026</text:p>
          </table:table-cell>
          <table:table-cell office:value-type="float" office:value="-0.000808" calcext:value-type="float">
            <text:p>-0.000808</text:p>
          </table:table-cell>
          <table:table-cell office:value-type="float" office:value="0.024762" calcext:value-type="float">
            <text:p>0.024762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02598" calcext:value-type="float">
            <text:p>0.102598</text:p>
          </table:table-cell>
          <table:table-cell office:value-type="float" office:value="0.002145" calcext:value-type="float">
            <text:p>0.002145</text:p>
          </table:table-cell>
          <table:table-cell office:value-type="float" office:value="0.024783" calcext:value-type="float">
            <text:p>0.024783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02053" calcext:value-type="float">
            <text:p>0.102053</text:p>
          </table:table-cell>
          <table:table-cell office:value-type="float" office:value="0.004766" calcext:value-type="float">
            <text:p>0.004766</text:p>
          </table:table-cell>
          <table:table-cell office:value-type="float" office:value="0.024882" calcext:value-type="float">
            <text:p>0.02488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01534" calcext:value-type="float">
            <text:p>0.101534</text:p>
          </table:table-cell>
          <table:table-cell office:value-type="float" office:value="0.007337" calcext:value-type="float">
            <text:p>0.007337</text:p>
          </table:table-cell>
          <table:table-cell office:value-type="float" office:value="0.023119" calcext:value-type="float">
            <text:p>0.023119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00497" calcext:value-type="float">
            <text:p>0.100497</text:p>
          </table:table-cell>
          <table:table-cell office:value-type="float" office:value="0.009837" calcext:value-type="float">
            <text:p>0.009837</text:p>
          </table:table-cell>
          <table:table-cell office:value-type="float" office:value="0.02513" calcext:value-type="float">
            <text:p>0.0251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9951" calcext:value-type="float">
            <text:p>0.09951</text:p>
          </table:table-cell>
          <table:table-cell office:value-type="float" office:value="0.01171" calcext:value-type="float">
            <text:p>0.01171</text:p>
          </table:table-cell>
          <table:table-cell office:value-type="float" office:value="0.023443" calcext:value-type="float">
            <text:p>0.02344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8027" calcext:value-type="float">
            <text:p>0.098027</text:p>
          </table:table-cell>
          <table:table-cell office:value-type="float" office:value="0.013847" calcext:value-type="float">
            <text:p>0.013847</text:p>
          </table:table-cell>
          <table:table-cell office:value-type="float" office:value="0.021805" calcext:value-type="float">
            <text:p>0.021805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96615" calcext:value-type="float">
            <text:p>0.096615</text:p>
          </table:table-cell>
          <table:table-cell office:value-type="float" office:value="0.015523" calcext:value-type="float">
            <text:p>0.015523</text:p>
          </table:table-cell>
          <table:table-cell office:value-type="float" office:value="0.023853" calcext:value-type="float">
            <text:p>0.02385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527" calcext:value-type="float">
            <text:p>0.09527</text:p>
          </table:table-cell>
          <table:table-cell office:value-type="float" office:value="0.016804" calcext:value-type="float">
            <text:p>0.016804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93446" calcext:value-type="float">
            <text:p>0.093446</text:p>
          </table:table-cell>
          <table:table-cell office:value-type="float" office:value="0.018114" calcext:value-type="float">
            <text:p>0.018114</text:p>
          </table:table-cell>
          <table:table-cell office:value-type="float" office:value="0.020591" calcext:value-type="float">
            <text:p>0.020591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171" calcext:value-type="float">
            <text:p>0.09171</text:p>
          </table:table-cell>
          <table:table-cell office:value-type="float" office:value="0.019385" calcext:value-type="float">
            <text:p>0.019385</text:p>
          </table:table-cell>
          <table:table-cell office:value-type="float" office:value="0.022669" calcext:value-type="float">
            <text:p>0.02266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89784" calcext:value-type="float">
            <text:p>0.089784</text:p>
          </table:table-cell>
          <table:table-cell office:value-type="float" office:value="0.020368" calcext:value-type="float">
            <text:p>0.020368</text:p>
          </table:table-cell>
          <table:table-cell office:value-type="float" office:value="0.024806" calcext:value-type="float">
            <text:p>0.02480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87951" calcext:value-type="float">
            <text:p>0.087951</text:p>
          </table:table-cell>
          <table:table-cell office:value-type="float" office:value="0.021145" calcext:value-type="float">
            <text:p>0.021145</text:p>
          </table:table-cell>
          <table:table-cell office:value-type="float" office:value="0.021383" calcext:value-type="float">
            <text:p>0.02138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85662" calcext:value-type="float">
            <text:p>0.085662</text:p>
          </table:table-cell>
          <table:table-cell office:value-type="float" office:value="0.021981" calcext:value-type="float">
            <text:p>0.021981</text:p>
          </table:table-cell>
          <table:table-cell office:value-type="float" office:value="0.021696" calcext:value-type="float">
            <text:p>0.02169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83482" calcext:value-type="float">
            <text:p>0.083482</text:p>
          </table:table-cell>
          <table:table-cell office:value-type="float" office:value="0.022683" calcext:value-type="float">
            <text:p>0.022683</text:p>
          </table:table-cell>
          <table:table-cell office:value-type="float" office:value="0.023853" calcext:value-type="float">
            <text:p>0.02385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80863" calcext:value-type="float">
            <text:p>0.080863</text:p>
          </table:table-cell>
          <table:table-cell office:value-type="float" office:value="0.022621" calcext:value-type="float">
            <text:p>0.022621</text:p>
          </table:table-cell>
          <table:table-cell office:value-type="float" office:value="0.022379" calcext:value-type="float">
            <text:p>0.02237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78369" calcext:value-type="float">
            <text:p>0.078369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4592" calcext:value-type="float">
            <text:p>0.02459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75993" calcext:value-type="float">
            <text:p>0.075993</text:p>
          </table:table-cell>
          <table:table-cell office:value-type="float" office:value="0.024062" calcext:value-type="float">
            <text:p>0.024062</text:p>
          </table:table-cell>
          <table:table-cell office:value-type="float" office:value="0.023098" calcext:value-type="float">
            <text:p>0.02309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73189" calcext:value-type="float">
            <text:p>0.073189</text:p>
          </table:table-cell>
          <table:table-cell office:value-type="float" office:value="0.024422" calcext:value-type="float">
            <text:p>0.024422</text:p>
          </table:table-cell>
          <table:table-cell office:value-type="float" office:value="0.021641" calcext:value-type="float">
            <text:p>0.02164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70517" calcext:value-type="float">
            <text:p>0.070517</text:p>
          </table:table-cell>
          <table:table-cell office:value-type="float" office:value="0.024177" calcext:value-type="float">
            <text:p>0.024177</text:p>
          </table:table-cell>
          <table:table-cell office:value-type="float" office:value="0.023861" calcext:value-type="float">
            <text:p>0.02386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67159" calcext:value-type="float">
            <text:p>0.067159</text:p>
          </table:table-cell>
          <table:table-cell office:value-type="float" office:value="0.024509" calcext:value-type="float">
            <text:p>0.024509</text:p>
          </table:table-cell>
          <table:table-cell office:value-type="float" office:value="0.024351" calcext:value-type="float">
            <text:p>0.02435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63961" calcext:value-type="float">
            <text:p>0.063961</text:p>
          </table:table-cell>
          <table:table-cell office:value-type="float" office:value="0.025211" calcext:value-type="float">
            <text:p>0.025211</text:p>
          </table:table-cell>
          <table:table-cell office:value-type="float" office:value="0.02483" calcext:value-type="float">
            <text:p>0.0248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60102" calcext:value-type="float">
            <text:p>0.060102</text:p>
          </table:table-cell>
          <table:table-cell office:value-type="float" office:value="0.026072" calcext:value-type="float">
            <text:p>0.026072</text:p>
          </table:table-cell>
          <table:table-cell office:value-type="float" office:value="0.027276" calcext:value-type="float">
            <text:p>0.02727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6426" calcext:value-type="float">
            <text:p>0.056426</text:p>
          </table:table-cell>
          <table:table-cell office:value-type="float" office:value="0.026378" calcext:value-type="float">
            <text:p>0.026378</text:p>
          </table:table-cell>
          <table:table-cell office:value-type="float" office:value="0.02601" calcext:value-type="float">
            <text:p>0.0260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2925" calcext:value-type="float">
            <text:p>0.052925</text:p>
          </table:table-cell>
          <table:table-cell office:value-type="float" office:value="0.027136" calcext:value-type="float">
            <text:p>0.027136</text:p>
          </table:table-cell>
          <table:table-cell office:value-type="float" office:value="0.026558" calcext:value-type="float">
            <text:p>0.026558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9591" calcext:value-type="float">
            <text:p>0.049591</text:p>
          </table:table-cell>
          <table:table-cell office:value-type="float" office:value="0.027845" calcext:value-type="float">
            <text:p>0.027845</text:p>
          </table:table-cell>
          <table:table-cell office:value-type="float" office:value="0.027083" calcext:value-type="float">
            <text:p>0.02708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6415" calcext:value-type="float">
            <text:p>0.046415</text:p>
          </table:table-cell>
          <table:table-cell office:value-type="float" office:value="0.028199" calcext:value-type="float">
            <text:p>0.028199</text:p>
          </table:table-cell>
          <table:table-cell office:value-type="float" office:value="0.027587" calcext:value-type="float">
            <text:p>0.02758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3391" calcext:value-type="float">
            <text:p>0.043391</text:p>
          </table:table-cell>
          <table:table-cell office:value-type="float" office:value="0.028737" calcext:value-type="float">
            <text:p>0.028737</text:p>
          </table:table-cell>
          <table:table-cell office:value-type="float" office:value="0.029938" calcext:value-type="float">
            <text:p>0.029938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0511" calcext:value-type="float">
            <text:p>0.040511</text:p>
          </table:table-cell>
          <table:table-cell office:value-type="float" office:value="0.029227" calcext:value-type="float">
            <text:p>0.029227</text:p>
          </table:table-cell>
          <table:table-cell office:value-type="float" office:value="0.028583" calcext:value-type="float">
            <text:p>0.028583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37768" calcext:value-type="float">
            <text:p>0.037768</text:p>
          </table:table-cell>
          <table:table-cell office:value-type="float" office:value="0.030228" calcext:value-type="float">
            <text:p>0.030228</text:p>
          </table:table-cell>
          <table:table-cell office:value-type="float" office:value="0.027187" calcext:value-type="float">
            <text:p>0.02718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35156" calcext:value-type="float">
            <text:p>0.035156</text:p>
          </table:table-cell>
          <table:table-cell office:value-type="float" office:value="0.03081" calcext:value-type="float">
            <text:p>0.03081</text:p>
          </table:table-cell>
          <table:table-cell office:value-type="float" office:value="0.029469" calcext:value-type="float">
            <text:p>0.02946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32668" calcext:value-type="float">
            <text:p>0.032668</text:p>
          </table:table-cell>
          <table:table-cell office:value-type="float" office:value="0.031311" calcext:value-type="float">
            <text:p>0.031311</text:p>
          </table:table-cell>
          <table:table-cell office:value-type="float" office:value="0.031766" calcext:value-type="float">
            <text:p>0.03176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30298" calcext:value-type="float">
            <text:p>0.030298</text:p>
          </table:table-cell>
          <table:table-cell office:value-type="float" office:value="0.031878" calcext:value-type="float">
            <text:p>0.031878</text:p>
          </table:table-cell>
          <table:table-cell office:value-type="float" office:value="0.030362" calcext:value-type="float">
            <text:p>0.03036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28313" calcext:value-type="float">
            <text:p>0.028313</text:p>
          </table:table-cell>
          <table:table-cell office:value-type="float" office:value="0.033123" calcext:value-type="float">
            <text:p>0.033123</text:p>
          </table:table-cell>
          <table:table-cell office:value-type="float" office:value="0.030746" calcext:value-type="float">
            <text:p>0.030746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26422" calcext:value-type="float">
            <text:p>0.026422</text:p>
          </table:table-cell>
          <table:table-cell office:value-type="float" office:value="0.033772" calcext:value-type="float">
            <text:p>0.033772</text:p>
          </table:table-cell>
          <table:table-cell office:value-type="float" office:value="0.029254" calcext:value-type="float">
            <text:p>0.029254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24892" calcext:value-type="float">
            <text:p>0.024892</text:p>
          </table:table-cell>
          <table:table-cell office:value-type="float" office:value="0.034349" calcext:value-type="float">
            <text:p>0.034349</text:p>
          </table:table-cell>
          <table:table-cell office:value-type="float" office:value="0.033267" calcext:value-type="float">
            <text:p>0.03326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23436" calcext:value-type="float">
            <text:p>0.023436</text:p>
          </table:table-cell>
          <table:table-cell office:value-type="float" office:value="0.035007" calcext:value-type="float">
            <text:p>0.035007</text:p>
          </table:table-cell>
          <table:table-cell office:value-type="float" office:value="0.031745" calcext:value-type="float">
            <text:p>0.031745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22591" calcext:value-type="float">
            <text:p>0.022591</text:p>
          </table:table-cell>
          <table:table-cell office:value-type="float" office:value="0.035561" calcext:value-type="float">
            <text:p>0.035561</text:p>
          </table:table-cell>
          <table:table-cell office:value-type="float" office:value="0.030114" calcext:value-type="float">
            <text:p>0.030114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21787" calcext:value-type="float">
            <text:p>0.021787</text:p>
          </table:table-cell>
          <table:table-cell office:value-type="float" office:value="0.035972" calcext:value-type="float">
            <text:p>0.035972</text:p>
          </table:table-cell>
          <table:table-cell office:value-type="float" office:value="0.03031" calcext:value-type="float">
            <text:p>0.0303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2102" calcext:value-type="float">
            <text:p>0.02102</text:p>
          </table:table-cell>
          <table:table-cell office:value-type="float" office:value="0.03608" calcext:value-type="float">
            <text:p>0.03608</text:p>
          </table:table-cell>
          <table:table-cell office:value-type="float" office:value="0.03236" calcext:value-type="float">
            <text:p>0.03236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20562" calcext:value-type="float">
            <text:p>0.020562</text:p>
          </table:table-cell>
          <table:table-cell office:value-type="float" office:value="0.035845" calcext:value-type="float">
            <text:p>0.035845</text:p>
          </table:table-cell>
          <table:table-cell office:value-type="float" office:value="0.026951" calcext:value-type="float">
            <text:p>0.026951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20126" calcext:value-type="float">
            <text:p>0.020126</text:p>
          </table:table-cell>
          <table:table-cell office:value-type="float" office:value="0.035993" calcext:value-type="float">
            <text:p>0.035993</text:p>
          </table:table-cell>
          <table:table-cell office:value-type="float" office:value="0.030767" calcext:value-type="float">
            <text:p>0.03076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20524" calcext:value-type="float">
            <text:p>0.020524</text:p>
          </table:table-cell>
          <table:table-cell office:value-type="float" office:value="0.036419" calcext:value-type="float">
            <text:p>0.036419</text:p>
          </table:table-cell>
          <table:table-cell office:value-type="float" office:value="0.032659" calcext:value-type="float">
            <text:p>0.032659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20903" calcext:value-type="float">
            <text:p>0.020903</text:p>
          </table:table-cell>
          <table:table-cell office:value-type="float" office:value="0.036917" calcext:value-type="float">
            <text:p>0.036917</text:p>
          </table:table-cell>
          <table:table-cell office:value-type="float" office:value="0.029006" calcext:value-type="float">
            <text:p>0.029006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21807" calcext:value-type="float">
            <text:p>0.021807</text:p>
          </table:table-cell>
          <table:table-cell office:value-type="float" office:value="0.037437" calcext:value-type="float">
            <text:p>0.037437</text:p>
          </table:table-cell>
          <table:table-cell office:value-type="float" office:value="0.028948" calcext:value-type="float">
            <text:p>0.028948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22667" calcext:value-type="float">
            <text:p>0.022667</text:p>
          </table:table-cell>
          <table:table-cell office:value-type="float" office:value="0.03848" calcext:value-type="float">
            <text:p>0.03848</text:p>
          </table:table-cell>
          <table:table-cell office:value-type="float" office:value="0.03261" calcext:value-type="float">
            <text:p>0.03261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2403" calcext:value-type="float">
            <text:p>0.02403</text:p>
          </table:table-cell>
          <table:table-cell office:value-type="float" office:value="0.039195" calcext:value-type="float">
            <text:p>0.039195</text:p>
          </table:table-cell>
          <table:table-cell office:value-type="float" office:value="0.028808" calcext:value-type="float">
            <text:p>0.02880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25327" calcext:value-type="float">
            <text:p>0.025327</text:p>
          </table:table-cell>
          <table:table-cell office:value-type="float" office:value="0.03937" calcext:value-type="float">
            <text:p>0.03937</text:p>
          </table:table-cell>
          <table:table-cell office:value-type="float" office:value="0.030543" calcext:value-type="float">
            <text:p>0.030543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27377" calcext:value-type="float">
            <text:p>0.027377</text:p>
          </table:table-cell>
          <table:table-cell office:value-type="float" office:value="0.039379" calcext:value-type="float">
            <text:p>0.039379</text:p>
          </table:table-cell>
          <table:table-cell office:value-type="float" office:value="0.030331" calcext:value-type="float">
            <text:p>0.030331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29329" calcext:value-type="float">
            <text:p>0.029329</text:p>
          </table:table-cell>
          <table:table-cell office:value-type="float" office:value="0.038879" calcext:value-type="float">
            <text:p>0.038879</text:p>
          </table:table-cell>
          <table:table-cell office:value-type="float" office:value="0.026404" calcext:value-type="float">
            <text:p>0.026404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31731" calcext:value-type="float">
            <text:p>0.031731</text:p>
          </table:table-cell>
          <table:table-cell office:value-type="float" office:value="0.038717" calcext:value-type="float">
            <text:p>0.038717</text:p>
          </table:table-cell>
          <table:table-cell office:value-type="float" office:value="0.022349" calcext:value-type="float">
            <text:p>0.022349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34018" calcext:value-type="float">
            <text:p>0.034018</text:p>
          </table:table-cell>
          <table:table-cell office:value-type="float" office:value="0.038461" calcext:value-type="float">
            <text:p>0.038461</text:p>
          </table:table-cell>
          <table:table-cell office:value-type="float" office:value="0.027551" calcext:value-type="float">
            <text:p>0.027551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36196" calcext:value-type="float">
            <text:p>0.036196</text:p>
          </table:table-cell>
          <table:table-cell office:value-type="float" office:value="0.037784" calcext:value-type="float">
            <text:p>0.037784</text:p>
          </table:table-cell>
          <table:table-cell office:value-type="float" office:value="0.023544" calcext:value-type="float">
            <text:p>0.023544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38814" calcext:value-type="float">
            <text:p>0.038814</text:p>
          </table:table-cell>
          <table:table-cell office:value-type="float" office:value="0.037563" calcext:value-type="float">
            <text:p>0.037563</text:p>
          </table:table-cell>
          <table:table-cell office:value-type="float" office:value="0.025016" calcext:value-type="float">
            <text:p>0.025016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41306" calcext:value-type="float">
            <text:p>0.041306</text:p>
          </table:table-cell>
          <table:table-cell office:value-type="float" office:value="0.037155" calcext:value-type="float">
            <text:p>0.037155</text:p>
          </table:table-cell>
          <table:table-cell office:value-type="float" office:value="0.022811" calcext:value-type="float">
            <text:p>0.022811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43952" calcext:value-type="float">
            <text:p>0.043952</text:p>
          </table:table-cell>
          <table:table-cell office:value-type="float" office:value="0.036504" calcext:value-type="float">
            <text:p>0.036504</text:p>
          </table:table-cell>
          <table:table-cell office:value-type="float" office:value="0.024277" calcext:value-type="float">
            <text:p>0.024277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46471" calcext:value-type="float">
            <text:p>0.046471</text:p>
          </table:table-cell>
          <table:table-cell office:value-type="float" office:value="0.035869" calcext:value-type="float">
            <text:p>0.035869</text:p>
          </table:table-cell>
          <table:table-cell office:value-type="float" office:value="0.022057" calcext:value-type="float">
            <text:p>0.022057</text:p>
          </table:table-cell>
        </table:table-row>
        <table:table-row table:style-name="ro1">
          <table:table-cell office:value-type="float" office:value="-0.144166" calcext:value-type="float">
            <text:p>-0.144166</text:p>
          </table:table-cell>
          <table:table-cell office:value-type="float" office:value="0.049141" calcext:value-type="float">
            <text:p>0.049141</text:p>
          </table:table-cell>
          <table:table-cell office:value-type="float" office:value="0.035396" calcext:value-type="float">
            <text:p>0.035396</text:p>
          </table:table-cell>
          <table:table-cell office:value-type="float" office:value="-0.002567" calcext:value-type="float">
            <text:p>-0.002567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51685" calcext:value-type="float">
            <text:p>0.051685</text:p>
          </table:table-cell>
          <table:table-cell office:value-type="float" office:value="0.034399" calcext:value-type="float">
            <text:p>0.034399</text:p>
          </table:table-cell>
          <table:table-cell office:value-type="float" office:value="0.026422" calcext:value-type="float">
            <text:p>0.02642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54107" calcext:value-type="float">
            <text:p>0.054107</text:p>
          </table:table-cell>
          <table:table-cell office:value-type="float" office:value="0.033566" calcext:value-type="float">
            <text:p>0.033566</text:p>
          </table:table-cell>
          <table:table-cell office:value-type="float" office:value="0.027953" calcext:value-type="float">
            <text:p>0.027953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56414" calcext:value-type="float">
            <text:p>0.056414</text:p>
          </table:table-cell>
          <table:table-cell office:value-type="float" office:value="0.035339" calcext:value-type="float">
            <text:p>0.035339</text:p>
          </table:table-cell>
          <table:table-cell office:value-type="float" office:value="0.018417" calcext:value-type="float">
            <text:p>0.018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8611" calcext:value-type="float">
            <text:p>0.058611</text:p>
          </table:table-cell>
          <table:table-cell office:value-type="float" office:value="0.03948" calcext:value-type="float">
            <text:p>0.03948</text:p>
          </table:table-cell>
          <table:table-cell office:value-type="float" office:value="0.016211" calcext:value-type="float">
            <text:p>0.016211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60704" calcext:value-type="float">
            <text:p>0.060704</text:p>
          </table:table-cell>
          <table:table-cell office:value-type="float" office:value="0.042573" calcext:value-type="float">
            <text:p>0.042573</text:p>
          </table:table-cell>
          <table:table-cell office:value-type="float" office:value="0.021395" calcext:value-type="float">
            <text:p>0.021395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62697" calcext:value-type="float">
            <text:p>0.062697</text:p>
          </table:table-cell>
          <table:table-cell office:value-type="float" office:value="0.045365" calcext:value-type="float">
            <text:p>0.045365</text:p>
          </table:table-cell>
          <table:table-cell office:value-type="float" office:value="0.021062" calcext:value-type="float">
            <text:p>0.021062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64323" calcext:value-type="float">
            <text:p>0.064323</text:p>
          </table:table-cell>
          <table:table-cell office:value-type="float" office:value="0.044886" calcext:value-type="float">
            <text:p>0.044886</text:p>
          </table:table-cell>
          <table:table-cell office:value-type="float" office:value="0.017054" calcext:value-type="float">
            <text:p>0.017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5873" calcext:value-type="float">
            <text:p>0.065873</text:p>
          </table:table-cell>
          <table:table-cell office:value-type="float" office:value="0.044833" calcext:value-type="float">
            <text:p>0.044833</text:p>
          </table:table-cell>
          <table:table-cell office:value-type="float" office:value="0.014856" calcext:value-type="float">
            <text:p>0.01485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67348" calcext:value-type="float">
            <text:p>0.067348</text:p>
          </table:table-cell>
          <table:table-cell office:value-type="float" office:value="0.043423" calcext:value-type="float">
            <text:p>0.043423</text:p>
          </table:table-cell>
          <table:table-cell office:value-type="float" office:value="0.012629" calcext:value-type="float">
            <text:p>0.012629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68753" calcext:value-type="float">
            <text:p>0.068753</text:p>
          </table:table-cell>
          <table:table-cell office:value-type="float" office:value="0.04007" calcext:value-type="float">
            <text:p>0.04007</text:p>
          </table:table-cell>
          <table:table-cell office:value-type="float" office:value="0.012243" calcext:value-type="float">
            <text:p>0.012243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70091" calcext:value-type="float">
            <text:p>0.070091</text:p>
          </table:table-cell>
          <table:table-cell office:value-type="float" office:value="0.037141" calcext:value-type="float">
            <text:p>0.037141</text:p>
          </table:table-cell>
          <table:table-cell office:value-type="float" office:value="0.010012" calcext:value-type="float">
            <text:p>0.010012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71366" calcext:value-type="float">
            <text:p>0.071366</text:p>
          </table:table-cell>
          <table:table-cell office:value-type="float" office:value="0.034403" calcext:value-type="float">
            <text:p>0.034403</text:p>
          </table:table-cell>
          <table:table-cell office:value-type="float" office:value="0.009634" calcext:value-type="float">
            <text:p>0.0096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2308" calcext:value-type="float">
            <text:p>0.072308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0.013035" calcext:value-type="float">
            <text:p>0.0130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3206" calcext:value-type="float">
            <text:p>0.073206</text:p>
          </table:table-cell>
          <table:table-cell office:value-type="float" office:value="0.03024" calcext:value-type="float">
            <text:p>0.03024</text:p>
          </table:table-cell>
          <table:table-cell office:value-type="float" office:value="0.012785" calcext:value-type="float">
            <text:p>0.012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4061" calcext:value-type="float">
            <text:p>0.074061</text:p>
          </table:table-cell>
          <table:table-cell office:value-type="float" office:value="0.028338" calcext:value-type="float">
            <text:p>0.028338</text:p>
          </table:table-cell>
          <table:table-cell office:value-type="float" office:value="0.012547" calcext:value-type="float">
            <text:p>0.0125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5147" calcext:value-type="float">
            <text:p>0.075147</text:p>
          </table:table-cell>
          <table:table-cell office:value-type="float" office:value="0.02672" calcext:value-type="float">
            <text:p>0.02672</text:p>
          </table:table-cell>
          <table:table-cell office:value-type="float" office:value="0.012268" calcext:value-type="float">
            <text:p>0.012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618" calcext:value-type="float">
            <text:p>0.07618</text:p>
          </table:table-cell>
          <table:table-cell office:value-type="float" office:value="0.02528" calcext:value-type="float">
            <text:p>0.02528</text:p>
          </table:table-cell>
          <table:table-cell office:value-type="float" office:value="0.011981" calcext:value-type="float">
            <text:p>0.011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7165" calcext:value-type="float">
            <text:p>0.077165</text:p>
          </table:table-cell>
          <table:table-cell office:value-type="float" office:value="0.024017" calcext:value-type="float">
            <text:p>0.024017</text:p>
          </table:table-cell>
          <table:table-cell office:value-type="float" office:value="0.011687" calcext:value-type="float">
            <text:p>0.011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8103" calcext:value-type="float">
            <text:p>0.078103</text:p>
          </table:table-cell>
          <table:table-cell office:value-type="float" office:value="0.022676" calcext:value-type="float">
            <text:p>0.022676</text:p>
          </table:table-cell>
          <table:table-cell office:value-type="float" office:value="0.01139" calcext:value-type="float">
            <text:p>0.01139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79267" calcext:value-type="float">
            <text:p>0.079267</text:p>
          </table:table-cell>
          <table:table-cell office:value-type="float" office:value="0.021325" calcext:value-type="float">
            <text:p>0.021325</text:p>
          </table:table-cell>
          <table:table-cell office:value-type="float" office:value="0.009196" calcext:value-type="float">
            <text:p>0.009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0376" calcext:value-type="float">
            <text:p>0.080376</text:p>
          </table:table-cell>
          <table:table-cell office:value-type="float" office:value="0.020085" calcext:value-type="float">
            <text:p>0.020085</text:p>
          </table:table-cell>
          <table:table-cell office:value-type="float" office:value="0.010704" calcext:value-type="float">
            <text:p>0.010704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81432" calcext:value-type="float">
            <text:p>0.081432</text:p>
          </table:table-cell>
          <table:table-cell office:value-type="float" office:value="0.018764" calcext:value-type="float">
            <text:p>0.018764</text:p>
          </table:table-cell>
          <table:table-cell office:value-type="float" office:value="0.006661" calcext:value-type="float">
            <text:p>0.00666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82438" calcext:value-type="float">
            <text:p>0.082438</text:p>
          </table:table-cell>
          <table:table-cell office:value-type="float" office:value="0.017375" calcext:value-type="float">
            <text:p>0.017375</text:p>
          </table:table-cell>
          <table:table-cell office:value-type="float" office:value="0.008157" calcext:value-type="float">
            <text:p>0.00815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83667" calcext:value-type="float">
            <text:p>0.083667</text:p>
          </table:table-cell>
          <table:table-cell office:value-type="float" office:value="0.016065" calcext:value-type="float">
            <text:p>0.016065</text:p>
          </table:table-cell>
          <table:table-cell office:value-type="float" office:value="0.007788" calcext:value-type="float">
            <text:p>0.007788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84838" calcext:value-type="float">
            <text:p>0.084838</text:p>
          </table:table-cell>
          <table:table-cell office:value-type="float" office:value="0.014595" calcext:value-type="float">
            <text:p>0.014595</text:p>
          </table:table-cell>
          <table:table-cell office:value-type="float" office:value="0.007432" calcext:value-type="float">
            <text:p>0.007432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85953" calcext:value-type="float">
            <text:p>0.085953</text:p>
          </table:table-cell>
          <table:table-cell office:value-type="float" office:value="0.013001" calcext:value-type="float">
            <text:p>0.013001</text:p>
          </table:table-cell>
          <table:table-cell office:value-type="float" office:value="0.003361" calcext:value-type="float">
            <text:p>0.00336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87014" calcext:value-type="float">
            <text:p>0.087014</text:p>
          </table:table-cell>
          <table:table-cell office:value-type="float" office:value="0.010985" calcext:value-type="float">
            <text:p>0.010985</text:p>
          </table:table-cell>
          <table:table-cell office:value-type="float" office:value="0.006683" calcext:value-type="float">
            <text:p>0.006683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88026" calcext:value-type="float">
            <text:p>0.088026</text:p>
          </table:table-cell>
          <table:table-cell office:value-type="float" office:value="0.007745" calcext:value-type="float">
            <text:p>0.007745</text:p>
          </table:table-cell>
          <table:table-cell office:value-type="float" office:value="0.004478" calcext:value-type="float">
            <text:p>0.004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8989" calcext:value-type="float">
            <text:p>0.088989</text:p>
          </table:table-cell>
          <table:table-cell office:value-type="float" office:value="0.004151" calcext:value-type="float">
            <text:p>0.004151</text:p>
          </table:table-cell>
          <table:table-cell office:value-type="float" office:value="0.00784" calcext:value-type="float">
            <text:p>0.00784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89906" calcext:value-type="float">
            <text:p>0.089906</text:p>
          </table:table-cell>
          <table:table-cell office:value-type="float" office:value="0.000825" calcext:value-type="float">
            <text:p>0.000825</text:p>
          </table:table-cell>
          <table:table-cell office:value-type="float" office:value="0.005681" calcext:value-type="float">
            <text:p>0.00568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9078" calcext:value-type="float">
            <text:p>0.09078</text:p>
          </table:table-cell>
          <table:table-cell office:value-type="float" office:value="-0.00265" calcext:value-type="float">
            <text:p>-0.00265</text:p>
          </table:table-cell>
          <table:table-cell office:value-type="float" office:value="0.005361" calcext:value-type="float">
            <text:p>0.00536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91612" calcext:value-type="float">
            <text:p>0.091612</text:p>
          </table:table-cell>
          <table:table-cell office:value-type="float" office:value="-0.006281" calcext:value-type="float">
            <text:p>-0.006281</text:p>
          </table:table-cell>
          <table:table-cell office:value-type="float" office:value="0.005039" calcext:value-type="float">
            <text:p>0.0050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2404" calcext:value-type="float">
            <text:p>0.092404</text:p>
          </table:table-cell>
          <table:table-cell office:value-type="float" office:value="-0.01043" calcext:value-type="float">
            <text:p>-0.01043</text:p>
          </table:table-cell>
          <table:table-cell office:value-type="float" office:value="0.006575" calcext:value-type="float">
            <text:p>0.006575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93159" calcext:value-type="float">
            <text:p>0.093159</text:p>
          </table:table-cell>
          <table:table-cell office:value-type="float" office:value="-0.014116" calcext:value-type="float">
            <text:p>-0.014116</text:p>
          </table:table-cell>
          <table:table-cell office:value-type="float" office:value="0.008145" calcext:value-type="float">
            <text:p>0.008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3877" calcext:value-type="float">
            <text:p>0.093877</text:p>
          </table:table-cell>
          <table:table-cell office:value-type="float" office:value="-0.017537" calcext:value-type="float">
            <text:p>-0.017537</text:p>
          </table:table-cell>
          <table:table-cell office:value-type="float" office:value="0.006026" calcext:value-type="float">
            <text:p>0.0060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4562" calcext:value-type="float">
            <text:p>0.094562</text:p>
          </table:table-cell>
          <table:table-cell office:value-type="float" office:value="-0.020122" calcext:value-type="float">
            <text:p>-0.020122</text:p>
          </table:table-cell>
          <table:table-cell office:value-type="float" office:value="0.005744" calcext:value-type="float">
            <text:p>0.005744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95214" calcext:value-type="float">
            <text:p>0.095214</text:p>
          </table:table-cell>
          <table:table-cell office:value-type="float" office:value="-0.022296" calcext:value-type="float">
            <text:p>-0.022296</text:p>
          </table:table-cell>
          <table:table-cell office:value-type="float" office:value="0.009183" calcext:value-type="float">
            <text:p>0.009183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95835" calcext:value-type="float">
            <text:p>0.095835</text:p>
          </table:table-cell>
          <table:table-cell office:value-type="float" office:value="-0.024823" calcext:value-type="float">
            <text:p>-0.024823</text:p>
          </table:table-cell>
          <table:table-cell office:value-type="float" office:value="0.008958" calcext:value-type="float">
            <text:p>0.008958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96426" calcext:value-type="float">
            <text:p>0.096426</text:p>
          </table:table-cell>
          <table:table-cell office:value-type="float" office:value="-0.027575" calcext:value-type="float">
            <text:p>-0.027575</text:p>
          </table:table-cell>
          <table:table-cell office:value-type="float" office:value="0.006878" calcext:value-type="float">
            <text:p>0.006878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96989" calcext:value-type="float">
            <text:p>0.096989</text:p>
          </table:table-cell>
          <table:table-cell office:value-type="float" office:value="-0.030403" calcext:value-type="float">
            <text:p>-0.030403</text:p>
          </table:table-cell>
          <table:table-cell office:value-type="float" office:value="0.010355" calcext:value-type="float">
            <text:p>0.010355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97525" calcext:value-type="float">
            <text:p>0.097525</text:p>
          </table:table-cell>
          <table:table-cell office:value-type="float" office:value="-0.032627" calcext:value-type="float">
            <text:p>-0.032627</text:p>
          </table:table-cell>
          <table:table-cell office:value-type="float" office:value="0.012026" calcext:value-type="float">
            <text:p>0.01202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98036" calcext:value-type="float">
            <text:p>0.098036</text:p>
          </table:table-cell>
          <table:table-cell office:value-type="float" office:value="-0.032748" calcext:value-type="float">
            <text:p>-0.032748</text:p>
          </table:table-cell>
          <table:table-cell office:value-type="float" office:value="0.015594" calcext:value-type="float">
            <text:p>0.015594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98523" calcext:value-type="float">
            <text:p>0.098523</text:p>
          </table:table-cell>
          <table:table-cell office:value-type="float" office:value="-0.03134" calcext:value-type="float">
            <text:p>-0.03134</text:p>
          </table:table-cell>
          <table:table-cell office:value-type="float" office:value="0.019226" calcext:value-type="float">
            <text:p>0.01922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98986" calcext:value-type="float">
            <text:p>0.098986</text:p>
          </table:table-cell>
          <table:table-cell office:value-type="float" office:value="-0.029676" calcext:value-type="float">
            <text:p>-0.029676</text:p>
          </table:table-cell>
          <table:table-cell office:value-type="float" office:value="0.017332" calcext:value-type="float">
            <text:p>0.017332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99427" calcext:value-type="float">
            <text:p>0.099427</text:p>
          </table:table-cell>
          <table:table-cell office:value-type="float" office:value="-0.026857" calcext:value-type="float">
            <text:p>-0.026857</text:p>
          </table:table-cell>
          <table:table-cell office:value-type="float" office:value="0.022851" calcext:value-type="float">
            <text:p>0.022851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99847" calcext:value-type="float">
            <text:p>0.099847</text:p>
          </table:table-cell>
          <table:table-cell office:value-type="float" office:value="-0.02348" calcext:value-type="float">
            <text:p>-0.02348</text:p>
          </table:table-cell>
          <table:table-cell office:value-type="float" office:value="0.024719" calcext:value-type="float">
            <text:p>0.024719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00248" calcext:value-type="float">
            <text:p>0.100248</text:p>
          </table:table-cell>
          <table:table-cell office:value-type="float" office:value="-0.01998" calcext:value-type="float">
            <text:p>-0.01998</text:p>
          </table:table-cell>
          <table:table-cell office:value-type="float" office:value="0.024751" calcext:value-type="float">
            <text:p>0.024751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00629" calcext:value-type="float">
            <text:p>0.100629</text:p>
          </table:table-cell>
          <table:table-cell office:value-type="float" office:value="-0.015712" calcext:value-type="float">
            <text:p>-0.015712</text:p>
          </table:table-cell>
          <table:table-cell office:value-type="float" office:value="0.026641" calcext:value-type="float">
            <text:p>0.026641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00449" calcext:value-type="float">
            <text:p>0.100449</text:p>
          </table:table-cell>
          <table:table-cell office:value-type="float" office:value="-0.01191" calcext:value-type="float">
            <text:p>-0.01191</text:p>
          </table:table-cell>
          <table:table-cell office:value-type="float" office:value="0.026767" calcext:value-type="float">
            <text:p>0.026767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00278" calcext:value-type="float">
            <text:p>0.100278</text:p>
          </table:table-cell>
          <table:table-cell office:value-type="float" office:value="-0.00865" calcext:value-type="float">
            <text:p>-0.00865</text:p>
          </table:table-cell>
          <table:table-cell office:value-type="float" office:value="0.026889" calcext:value-type="float">
            <text:p>0.026889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99301" calcext:value-type="float">
            <text:p>0.099301</text:p>
          </table:table-cell>
          <table:table-cell office:value-type="float" office:value="-0.004959" calcext:value-type="float">
            <text:p>-0.004959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98371" calcext:value-type="float">
            <text:p>0.098371</text:p>
          </table:table-cell>
          <table:table-cell office:value-type="float" office:value="-0.001568" calcext:value-type="float">
            <text:p>-0.001568</text:p>
          </table:table-cell>
          <table:table-cell office:value-type="float" office:value="0.027295" calcext:value-type="float">
            <text:p>0.027295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001192" calcext:value-type="float">
            <text:p>0.001192</text:p>
          </table:table-cell>
          <table:table-cell office:value-type="float" office:value="0.025814" calcext:value-type="float">
            <text:p>0.025814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94522" calcext:value-type="float">
            <text:p>0.094522</text:p>
          </table:table-cell>
          <table:table-cell office:value-type="float" office:value="0.004382" calcext:value-type="float">
            <text:p>0.004382</text:p>
          </table:table-cell>
          <table:table-cell office:value-type="float" office:value="0.026171" calcext:value-type="float">
            <text:p>0.026171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91106" calcext:value-type="float">
            <text:p>0.091106</text:p>
          </table:table-cell>
          <table:table-cell office:value-type="float" office:value="0.007466" calcext:value-type="float">
            <text:p>0.007466</text:p>
          </table:table-cell>
          <table:table-cell office:value-type="float" office:value="0.026756" calcext:value-type="float">
            <text:p>0.026756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87853" calcext:value-type="float">
            <text:p>0.087853</text:p>
          </table:table-cell>
          <table:table-cell office:value-type="float" office:value="0.010006" calcext:value-type="float">
            <text:p>0.010006</text:p>
          </table:table-cell>
          <table:table-cell office:value-type="float" office:value="0.02733" calcext:value-type="float">
            <text:p>0.02733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82856" calcext:value-type="float">
            <text:p>0.082856</text:p>
          </table:table-cell>
          <table:table-cell office:value-type="float" office:value="0.011786" calcext:value-type="float">
            <text:p>0.011786</text:p>
          </table:table-cell>
          <table:table-cell office:value-type="float" office:value="0.026297" calcext:value-type="float">
            <text:p>0.026297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78096" calcext:value-type="float">
            <text:p>0.078096</text:p>
          </table:table-cell>
          <table:table-cell office:value-type="float" office:value="0.013842" calcext:value-type="float">
            <text:p>0.013842</text:p>
          </table:table-cell>
          <table:table-cell office:value-type="float" office:value="0.027073" calcext:value-type="float">
            <text:p>0.027073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73564" calcext:value-type="float">
            <text:p>0.073564</text:p>
          </table:table-cell>
          <table:table-cell office:value-type="float" office:value="0.015925" calcext:value-type="float">
            <text:p>0.015925</text:p>
          </table:table-cell>
          <table:table-cell office:value-type="float" office:value="0.027823" calcext:value-type="float">
            <text:p>0.027823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69247" calcext:value-type="float">
            <text:p>0.069247</text:p>
          </table:table-cell>
          <table:table-cell office:value-type="float" office:value="0.017707" calcext:value-type="float">
            <text:p>0.017707</text:p>
          </table:table-cell>
          <table:table-cell office:value-type="float" office:value="0.030415" calcext:value-type="float">
            <text:p>0.030415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65135" calcext:value-type="float">
            <text:p>0.065135</text:p>
          </table:table-cell>
          <table:table-cell office:value-type="float" office:value="0.019277" calcext:value-type="float">
            <text:p>0.019277</text:p>
          </table:table-cell>
          <table:table-cell office:value-type="float" office:value="0.029294" calcext:value-type="float">
            <text:p>0.029294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6122" calcext:value-type="float">
            <text:p>0.06122</text:p>
          </table:table-cell>
          <table:table-cell office:value-type="float" office:value="0.021099" calcext:value-type="float">
            <text:p>0.021099</text:p>
          </table:table-cell>
          <table:table-cell office:value-type="float" office:value="0.028125" calcext:value-type="float">
            <text:p>0.028125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5749" calcext:value-type="float">
            <text:p>0.05749</text:p>
          </table:table-cell>
          <table:table-cell office:value-type="float" office:value="0.022711" calcext:value-type="float">
            <text:p>0.022711</text:p>
          </table:table-cell>
          <table:table-cell office:value-type="float" office:value="0.030628" calcext:value-type="float">
            <text:p>0.030628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53939" calcext:value-type="float">
            <text:p>0.053939</text:p>
          </table:table-cell>
          <table:table-cell office:value-type="float" office:value="0.023945" calcext:value-type="float">
            <text:p>0.023945</text:p>
          </table:table-cell>
          <table:table-cell office:value-type="float" office:value="0.033138" calcext:value-type="float">
            <text:p>0.033138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50556" calcext:value-type="float">
            <text:p>0.050556</text:p>
          </table:table-cell>
          <table:table-cell office:value-type="float" office:value="0.02489" calcext:value-type="float">
            <text:p>0.02489</text:p>
          </table:table-cell>
          <table:table-cell office:value-type="float" office:value="0.030078" calcext:value-type="float">
            <text:p>0.030078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47335" calcext:value-type="float">
            <text:p>0.047335</text:p>
          </table:table-cell>
          <table:table-cell office:value-type="float" office:value="0.026172" calcext:value-type="float">
            <text:p>0.026172</text:p>
          </table:table-cell>
          <table:table-cell office:value-type="float" office:value="0.032533" calcext:value-type="float">
            <text:p>0.032533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44267" calcext:value-type="float">
            <text:p>0.044267</text:p>
          </table:table-cell>
          <table:table-cell office:value-type="float" office:value="0.027013" calcext:value-type="float">
            <text:p>0.027013</text:p>
          </table:table-cell>
          <table:table-cell office:value-type="float" office:value="0.031273" calcext:value-type="float">
            <text:p>0.031273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41345" calcext:value-type="float">
            <text:p>0.041345</text:p>
          </table:table-cell>
          <table:table-cell office:value-type="float" office:value="0.027712" calcext:value-type="float">
            <text:p>0.027712</text:p>
          </table:table-cell>
          <table:table-cell office:value-type="float" office:value="0.03183" calcext:value-type="float">
            <text:p>0.03183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38562" calcext:value-type="float">
            <text:p>0.038562</text:p>
          </table:table-cell>
          <table:table-cell office:value-type="float" office:value="0.029003" calcext:value-type="float">
            <text:p>0.029003</text:p>
          </table:table-cell>
          <table:table-cell office:value-type="float" office:value="0.032372" calcext:value-type="float">
            <text:p>0.032372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35912" calcext:value-type="float">
            <text:p>0.035912</text:p>
          </table:table-cell>
          <table:table-cell office:value-type="float" office:value="0.029961" calcext:value-type="float">
            <text:p>0.029961</text:p>
          </table:table-cell>
          <table:table-cell office:value-type="float" office:value="0.034766" calcext:value-type="float">
            <text:p>0.034766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33388" calcext:value-type="float">
            <text:p>0.033388</text:p>
          </table:table-cell>
          <table:table-cell office:value-type="float" office:value="0.030873" calcext:value-type="float">
            <text:p>0.030873</text:p>
          </table:table-cell>
          <table:table-cell office:value-type="float" office:value="0.033457" calcext:value-type="float">
            <text:p>0.033457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30984" calcext:value-type="float">
            <text:p>0.030984</text:p>
          </table:table-cell>
          <table:table-cell office:value-type="float" office:value="0.031993" calcext:value-type="float">
            <text:p>0.031993</text:p>
          </table:table-cell>
          <table:table-cell office:value-type="float" office:value="0.033973" calcext:value-type="float">
            <text:p>0.033973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28695" calcext:value-type="float">
            <text:p>0.028695</text:p>
          </table:table-cell>
          <table:table-cell office:value-type="float" office:value="0.033164" calcext:value-type="float">
            <text:p>0.033164</text:p>
          </table:table-cell>
          <table:table-cell office:value-type="float" office:value="0.036336" calcext:value-type="float">
            <text:p>0.036336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26515" calcext:value-type="float">
            <text:p>0.026515</text:p>
          </table:table-cell>
          <table:table-cell office:value-type="float" office:value="0.034248" calcext:value-type="float">
            <text:p>0.034248</text:p>
          </table:table-cell>
          <table:table-cell office:value-type="float" office:value="0.033129" calcext:value-type="float">
            <text:p>0.033129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24438" calcext:value-type="float">
            <text:p>0.024438</text:p>
          </table:table-cell>
          <table:table-cell office:value-type="float" office:value="0.035704" calcext:value-type="float">
            <text:p>0.035704</text:p>
          </table:table-cell>
          <table:table-cell office:value-type="float" office:value="0.035438" calcext:value-type="float">
            <text:p>0.035438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022461" calcext:value-type="float">
            <text:p>0.022461</text:p>
          </table:table-cell>
          <table:table-cell office:value-type="float" office:value="0.037006" calcext:value-type="float">
            <text:p>0.037006</text:p>
          </table:table-cell>
          <table:table-cell office:value-type="float" office:value="0.039625" calcext:value-type="float">
            <text:p>0.039625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20577" calcext:value-type="float">
            <text:p>0.020577</text:p>
          </table:table-cell>
          <table:table-cell office:value-type="float" office:value="0.038255" calcext:value-type="float">
            <text:p>0.038255</text:p>
          </table:table-cell>
          <table:table-cell office:value-type="float" office:value="0.036419" calcext:value-type="float">
            <text:p>0.036419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18783" calcext:value-type="float">
            <text:p>0.018783</text:p>
          </table:table-cell>
          <table:table-cell office:value-type="float" office:value="0.039343" calcext:value-type="float">
            <text:p>0.039343</text:p>
          </table:table-cell>
          <table:table-cell office:value-type="float" office:value="0.036874" calcext:value-type="float">
            <text:p>0.036874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17075" calcext:value-type="float">
            <text:p>0.017075</text:p>
          </table:table-cell>
          <table:table-cell office:value-type="float" office:value="0.040216" calcext:value-type="float">
            <text:p>0.040216</text:p>
          </table:table-cell>
          <table:table-cell office:value-type="float" office:value="0.03545" calcext:value-type="float">
            <text:p>0.03545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15448" calcext:value-type="float">
            <text:p>0.015448</text:p>
          </table:table-cell>
          <table:table-cell office:value-type="float" office:value="0.040749" calcext:value-type="float">
            <text:p>0.040749</text:p>
          </table:table-cell>
          <table:table-cell office:value-type="float" office:value="0.037707" calcext:value-type="float">
            <text:p>0.03770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13898" calcext:value-type="float">
            <text:p>0.013898</text:p>
          </table:table-cell>
          <table:table-cell office:value-type="float" office:value="0.041043" calcext:value-type="float">
            <text:p>0.041043</text:p>
          </table:table-cell>
          <table:table-cell office:value-type="float" office:value="0.036262" calcext:value-type="float">
            <text:p>0.03626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12423" calcext:value-type="float">
            <text:p>0.012423</text:p>
          </table:table-cell>
          <table:table-cell office:value-type="float" office:value="0.04184" calcext:value-type="float">
            <text:p>0.04184</text:p>
          </table:table-cell>
          <table:table-cell office:value-type="float" office:value="0.034787" calcext:value-type="float">
            <text:p>0.034787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11017" calcext:value-type="float">
            <text:p>0.011017</text:p>
          </table:table-cell>
          <table:table-cell office:value-type="float" office:value="0.042632" calcext:value-type="float">
            <text:p>0.042632</text:p>
          </table:table-cell>
          <table:table-cell office:value-type="float" office:value="0.038864" calcext:value-type="float">
            <text:p>0.038864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9679" calcext:value-type="float">
            <text:p>0.009679</text:p>
          </table:table-cell>
          <table:table-cell office:value-type="float" office:value="0.043161" calcext:value-type="float">
            <text:p>0.043161</text:p>
          </table:table-cell>
          <table:table-cell office:value-type="float" office:value="0.037409" calcext:value-type="float">
            <text:p>0.03740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8404" calcext:value-type="float">
            <text:p>0.008404</text:p>
          </table:table-cell>
          <table:table-cell office:value-type="float" office:value="0.043759" calcext:value-type="float">
            <text:p>0.043759</text:p>
          </table:table-cell>
          <table:table-cell office:value-type="float" office:value="0.037789" calcext:value-type="float">
            <text:p>0.03778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0719" calcext:value-type="float">
            <text:p>0.00719</text:p>
          </table:table-cell>
          <table:table-cell office:value-type="float" office:value="0.044742" calcext:value-type="float">
            <text:p>0.044742</text:p>
          </table:table-cell>
          <table:table-cell office:value-type="float" office:value="0.036299" calcext:value-type="float">
            <text:p>0.03629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6033" calcext:value-type="float">
            <text:p>0.006033</text:p>
          </table:table-cell>
          <table:table-cell office:value-type="float" office:value="0.045364" calcext:value-type="float">
            <text:p>0.045364</text:p>
          </table:table-cell>
          <table:table-cell office:value-type="float" office:value="0.038493" calcext:value-type="float">
            <text:p>0.03849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04932" calcext:value-type="float">
            <text:p>0.004932</text:p>
          </table:table-cell>
          <table:table-cell office:value-type="float" office:value="0.045557" calcext:value-type="float">
            <text:p>0.045557</text:p>
          </table:table-cell>
          <table:table-cell office:value-type="float" office:value="0.038846" calcext:value-type="float">
            <text:p>0.03884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03883" calcext:value-type="float">
            <text:p>0.003883</text:p>
          </table:table-cell>
          <table:table-cell office:value-type="float" office:value="0.045962" calcext:value-type="float">
            <text:p>0.045962</text:p>
          </table:table-cell>
          <table:table-cell office:value-type="float" office:value="0.037334" calcext:value-type="float">
            <text:p>0.03733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02885" calcext:value-type="float">
            <text:p>0.002885</text:p>
          </table:table-cell>
          <table:table-cell office:value-type="float" office:value="0.046179" calcext:value-type="float">
            <text:p>0.046179</text:p>
          </table:table-cell>
          <table:table-cell office:value-type="float" office:value="0.035789" calcext:value-type="float">
            <text:p>0.03578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01933" calcext:value-type="float">
            <text:p>0.001933</text:p>
          </table:table-cell>
          <table:table-cell office:value-type="float" office:value="0.046138" calcext:value-type="float">
            <text:p>0.046138</text:p>
          </table:table-cell>
          <table:table-cell office:value-type="float" office:value="0.037929" calcext:value-type="float">
            <text:p>0.03792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0.045863" calcext:value-type="float">
            <text:p>0.045863</text:p>
          </table:table-cell>
          <table:table-cell office:value-type="float" office:value="0.03637" calcext:value-type="float">
            <text:p>0.03637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4577" calcext:value-type="float">
            <text:p>0.04577</text:p>
          </table:table-cell>
          <table:table-cell office:value-type="float" office:value="0.038507" calcext:value-type="float">
            <text:p>0.03850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00657" calcext:value-type="float">
            <text:p>-0.000657</text:p>
          </table:table-cell>
          <table:table-cell office:value-type="float" office:value="0.045682" calcext:value-type="float">
            <text:p>0.045682</text:p>
          </table:table-cell>
          <table:table-cell office:value-type="float" office:value="0.036949" calcext:value-type="float">
            <text:p>0.03694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0144" calcext:value-type="float">
            <text:p>-0.00144</text:p>
          </table:table-cell>
          <table:table-cell office:value-type="float" office:value="0.046132" calcext:value-type="float">
            <text:p>0.046132</text:p>
          </table:table-cell>
          <table:table-cell office:value-type="float" office:value="0.037224" calcext:value-type="float">
            <text:p>0.037224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02185" calcext:value-type="float">
            <text:p>-0.002185</text:p>
          </table:table-cell>
          <table:table-cell office:value-type="float" office:value="0.046897" calcext:value-type="float">
            <text:p>0.046897</text:p>
          </table:table-cell>
          <table:table-cell office:value-type="float" office:value="0.03563" calcext:value-type="float">
            <text:p>0.0356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-0.002895" calcext:value-type="float">
            <text:p>-0.002895</text:p>
          </table:table-cell>
          <table:table-cell office:value-type="float" office:value="0.047608" calcext:value-type="float">
            <text:p>0.047608</text:p>
          </table:table-cell>
          <table:table-cell office:value-type="float" office:value="0.041449" calcext:value-type="float">
            <text:p>0.04144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-0.003571" calcext:value-type="float">
            <text:p>-0.003571</text:p>
          </table:table-cell>
          <table:table-cell office:value-type="float" office:value="0.047942" calcext:value-type="float">
            <text:p>0.047942</text:p>
          </table:table-cell>
          <table:table-cell office:value-type="float" office:value="0.039907" calcext:value-type="float">
            <text:p>0.03990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04215" calcext:value-type="float">
            <text:p>-0.004215</text:p>
          </table:table-cell>
          <table:table-cell office:value-type="float" office:value="0.048542" calcext:value-type="float">
            <text:p>0.048542</text:p>
          </table:table-cell>
          <table:table-cell office:value-type="float" office:value="0.038339" calcext:value-type="float">
            <text:p>0.038339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04828" calcext:value-type="float">
            <text:p>-0.004828</text:p>
          </table:table-cell>
          <table:table-cell office:value-type="float" office:value="0.049667" calcext:value-type="float">
            <text:p>0.049667</text:p>
          </table:table-cell>
          <table:table-cell office:value-type="float" office:value="0.038595" calcext:value-type="float">
            <text:p>0.038595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05412" calcext:value-type="float">
            <text:p>-0.005412</text:p>
          </table:table-cell>
          <table:table-cell office:value-type="float" office:value="0.050417" calcext:value-type="float">
            <text:p>0.050417</text:p>
          </table:table-cell>
          <table:table-cell office:value-type="float" office:value="0.036976" calcext:value-type="float">
            <text:p>0.03697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05968" calcext:value-type="float">
            <text:p>-0.005968</text:p>
          </table:table-cell>
          <table:table-cell office:value-type="float" office:value="0.051003" calcext:value-type="float">
            <text:p>0.051003</text:p>
          </table:table-cell>
          <table:table-cell office:value-type="float" office:value="0.039046" calcext:value-type="float">
            <text:p>0.03904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06498" calcext:value-type="float">
            <text:p>-0.006498</text:p>
          </table:table-cell>
          <table:table-cell office:value-type="float" office:value="0.051531" calcext:value-type="float">
            <text:p>0.051531</text:p>
          </table:table-cell>
          <table:table-cell office:value-type="float" office:value="0.039282" calcext:value-type="float">
            <text:p>0.03928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-0.007003" calcext:value-type="float">
            <text:p>-0.007003</text:p>
          </table:table-cell>
          <table:table-cell office:value-type="float" office:value="0.051974" calcext:value-type="float">
            <text:p>0.051974</text:p>
          </table:table-cell>
          <table:table-cell office:value-type="float" office:value="0.039525" calcext:value-type="float">
            <text:p>0.039525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07483" calcext:value-type="float">
            <text:p>-0.007483</text:p>
          </table:table-cell>
          <table:table-cell office:value-type="float" office:value="0.052343" calcext:value-type="float">
            <text:p>0.052343</text:p>
          </table:table-cell>
          <table:table-cell office:value-type="float" office:value="0.036046" calcext:value-type="float">
            <text:p>0.036046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07941" calcext:value-type="float">
            <text:p>-0.007941</text:p>
          </table:table-cell>
          <table:table-cell office:value-type="float" office:value="0.052491" calcext:value-type="float">
            <text:p>0.052491</text:p>
          </table:table-cell>
          <table:table-cell office:value-type="float" office:value="0.036228" calcext:value-type="float">
            <text:p>0.03622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08376" calcext:value-type="float">
            <text:p>-0.008376</text:p>
          </table:table-cell>
          <table:table-cell office:value-type="float" office:value="0.052425" calcext:value-type="float">
            <text:p>0.052425</text:p>
          </table:table-cell>
          <table:table-cell office:value-type="float" office:value="0.038265" calcext:value-type="float">
            <text:p>0.038265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08792" calcext:value-type="float">
            <text:p>-0.008792</text:p>
          </table:table-cell>
          <table:table-cell office:value-type="float" office:value="0.052331" calcext:value-type="float">
            <text:p>0.052331</text:p>
          </table:table-cell>
          <table:table-cell office:value-type="float" office:value="0.034745" calcext:value-type="float">
            <text:p>0.034745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09187" calcext:value-type="float">
            <text:p>-0.009187</text:p>
          </table:table-cell>
          <table:table-cell office:value-type="float" office:value="0.052844" calcext:value-type="float">
            <text:p>0.052844</text:p>
          </table:table-cell>
          <table:table-cell office:value-type="float" office:value="0.036758" calcext:value-type="float">
            <text:p>0.036758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09563" calcext:value-type="float">
            <text:p>-0.009563</text:p>
          </table:table-cell>
          <table:table-cell office:value-type="float" office:value="0.053068" calcext:value-type="float">
            <text:p>0.053068</text:p>
          </table:table-cell>
          <table:table-cell office:value-type="float" office:value="0.035074" calcext:value-type="float">
            <text:p>0.035074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09922" calcext:value-type="float">
            <text:p>-0.009922</text:p>
          </table:table-cell>
          <table:table-cell office:value-type="float" office:value="0.053062" calcext:value-type="float">
            <text:p>0.053062</text:p>
          </table:table-cell>
          <table:table-cell office:value-type="float" office:value="0.037087" calcext:value-type="float">
            <text:p>0.037087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-0.010263" calcext:value-type="float">
            <text:p>-0.010263</text:p>
          </table:table-cell>
          <table:table-cell office:value-type="float" office:value="0.052814" calcext:value-type="float">
            <text:p>0.052814</text:p>
          </table:table-cell>
          <table:table-cell office:value-type="float" office:value="0.037267" calcext:value-type="float">
            <text:p>0.037267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10588" calcext:value-type="float">
            <text:p>-0.010588</text:p>
          </table:table-cell>
          <table:table-cell office:value-type="float" office:value="0.053422" calcext:value-type="float">
            <text:p>0.053422</text:p>
          </table:table-cell>
          <table:table-cell office:value-type="float" office:value="0.035586" calcext:value-type="float">
            <text:p>0.035586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0898" calcext:value-type="float">
            <text:p>-0.010898</text:p>
          </table:table-cell>
          <table:table-cell office:value-type="float" office:value="0.054182" calcext:value-type="float">
            <text:p>0.054182</text:p>
          </table:table-cell>
          <table:table-cell office:value-type="float" office:value="0.032009" calcext:value-type="float">
            <text:p>0.032009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11193" calcext:value-type="float">
            <text:p>-0.011193</text:p>
          </table:table-cell>
          <table:table-cell office:value-type="float" office:value="0.054647" calcext:value-type="float">
            <text:p>0.054647</text:p>
          </table:table-cell>
          <table:table-cell office:value-type="float" office:value="0.035813" calcext:value-type="float">
            <text:p>0.035813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11474" calcext:value-type="float">
            <text:p>-0.011474</text:p>
          </table:table-cell>
          <table:table-cell office:value-type="float" office:value="0.054517" calcext:value-type="float">
            <text:p>0.054517</text:p>
          </table:table-cell>
          <table:table-cell office:value-type="float" office:value="0.035946" calcext:value-type="float">
            <text:p>0.035946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11742" calcext:value-type="float">
            <text:p>-0.011742</text:p>
          </table:table-cell>
          <table:table-cell office:value-type="float" office:value="0.053949" calcext:value-type="float">
            <text:p>0.053949</text:p>
          </table:table-cell>
          <table:table-cell office:value-type="float" office:value="0.036089" calcext:value-type="float">
            <text:p>0.0360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1996" calcext:value-type="float">
            <text:p>-0.011996</text:p>
          </table:table-cell>
          <table:table-cell office:value-type="float" office:value="0.052833" calcext:value-type="float">
            <text:p>0.052833</text:p>
          </table:table-cell>
          <table:table-cell office:value-type="float" office:value="0.03065" calcext:value-type="float">
            <text:p>0.03065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2239" calcext:value-type="float">
            <text:p>-0.012239</text:p>
          </table:table-cell>
          <table:table-cell office:value-type="float" office:value="0.051549" calcext:value-type="float">
            <text:p>0.051549</text:p>
          </table:table-cell>
          <table:table-cell office:value-type="float" office:value="0.032566" calcext:value-type="float">
            <text:p>0.032566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247" calcext:value-type="float">
            <text:p>-0.01247</text:p>
          </table:table-cell>
          <table:table-cell office:value-type="float" office:value="0.04946" calcext:value-type="float">
            <text:p>0.04946</text:p>
          </table:table-cell>
          <table:table-cell office:value-type="float" office:value="0.032639" calcext:value-type="float">
            <text:p>0.032639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269" calcext:value-type="float">
            <text:p>-0.01269</text:p>
          </table:table-cell>
          <table:table-cell office:value-type="float" office:value="0.047535" calcext:value-type="float">
            <text:p>0.047535</text:p>
          </table:table-cell>
          <table:table-cell office:value-type="float" office:value="0.032717" calcext:value-type="float">
            <text:p>0.032717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45722" calcext:value-type="float">
            <text:p>0.045722</text:p>
          </table:table-cell>
          <table:table-cell office:value-type="float" office:value="0.034665" calcext:value-type="float">
            <text:p>0.034665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131" calcext:value-type="float">
            <text:p>-0.0131</text:p>
          </table:table-cell>
          <table:table-cell office:value-type="float" office:value="0.044112" calcext:value-type="float">
            <text:p>0.044112</text:p>
          </table:table-cell>
          <table:table-cell office:value-type="float" office:value="0.036646" calcext:value-type="float">
            <text:p>0.036646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329" calcext:value-type="float">
            <text:p>-0.01329</text:p>
          </table:table-cell>
          <table:table-cell office:value-type="float" office:value="0.042693" calcext:value-type="float">
            <text:p>0.042693</text:p>
          </table:table-cell>
          <table:table-cell office:value-type="float" office:value="0.033073" calcext:value-type="float">
            <text:p>0.033073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3471" calcext:value-type="float">
            <text:p>-0.013471</text:p>
          </table:table-cell>
          <table:table-cell office:value-type="float" office:value="0.04132" calcext:value-type="float">
            <text:p>0.04132</text:p>
          </table:table-cell>
          <table:table-cell office:value-type="float" office:value="0.035022" calcext:value-type="float">
            <text:p>0.035022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3643" calcext:value-type="float">
            <text:p>-0.013643</text:p>
          </table:table-cell>
          <table:table-cell office:value-type="float" office:value="0.040538" calcext:value-type="float">
            <text:p>0.040538</text:p>
          </table:table-cell>
          <table:table-cell office:value-type="float" office:value="0.035125" calcext:value-type="float">
            <text:p>0.035125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3807" calcext:value-type="float">
            <text:p>-0.013807</text:p>
          </table:table-cell>
          <table:table-cell office:value-type="float" office:value="0.040048" calcext:value-type="float">
            <text:p>0.040048</text:p>
          </table:table-cell>
          <table:table-cell office:value-type="float" office:value="0.03336" calcext:value-type="float">
            <text:p>0.03336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3964" calcext:value-type="float">
            <text:p>-0.013964</text:p>
          </table:table-cell>
          <table:table-cell office:value-type="float" office:value="0.04008" calcext:value-type="float">
            <text:p>0.04008</text:p>
          </table:table-cell>
          <table:table-cell office:value-type="float" office:value="0.03529" calcext:value-type="float">
            <text:p>0.03529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4113" calcext:value-type="float">
            <text:p>-0.014113</text:p>
          </table:table-cell>
          <table:table-cell office:value-type="float" office:value="0.039965" calcext:value-type="float">
            <text:p>0.039965</text:p>
          </table:table-cell>
          <table:table-cell office:value-type="float" office:value="0.035385" calcext:value-type="float">
            <text:p>0.035385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4255" calcext:value-type="float">
            <text:p>-0.014255</text:p>
          </table:table-cell>
          <table:table-cell office:value-type="float" office:value="0.039722" calcext:value-type="float">
            <text:p>0.039722</text:p>
          </table:table-cell>
          <table:table-cell office:value-type="float" office:value="0.035486" calcext:value-type="float">
            <text:p>0.035486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439" calcext:value-type="float">
            <text:p>-0.01439</text:p>
          </table:table-cell>
          <table:table-cell office:value-type="float" office:value="0.039322" calcext:value-type="float">
            <text:p>0.039322</text:p>
          </table:table-cell>
          <table:table-cell office:value-type="float" office:value="0.035589" calcext:value-type="float">
            <text:p>0.035589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4519" calcext:value-type="float">
            <text:p>-0.014519</text:p>
          </table:table-cell>
          <table:table-cell office:value-type="float" office:value="0.038582" calcext:value-type="float">
            <text:p>0.038582</text:p>
          </table:table-cell>
          <table:table-cell office:value-type="float" office:value="0.035692" calcext:value-type="float">
            <text:p>0.035692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14641" calcext:value-type="float">
            <text:p>-0.014641</text:p>
          </table:table-cell>
          <table:table-cell office:value-type="float" office:value="0.038166" calcext:value-type="float">
            <text:p>0.038166</text:p>
          </table:table-cell>
          <table:table-cell office:value-type="float" office:value="0.037654" calcext:value-type="float">
            <text:p>0.037654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-0.014758" calcext:value-type="float">
            <text:p>-0.014758</text:p>
          </table:table-cell>
          <table:table-cell office:value-type="float" office:value="0.038531" calcext:value-type="float">
            <text:p>0.038531</text:p>
          </table:table-cell>
          <table:table-cell office:value-type="float" office:value="0.041507" calcext:value-type="float">
            <text:p>0.041507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4869" calcext:value-type="float">
            <text:p>-0.014869</text:p>
          </table:table-cell>
          <table:table-cell office:value-type="float" office:value="0.039326" calcext:value-type="float">
            <text:p>0.039326</text:p>
          </table:table-cell>
          <table:table-cell office:value-type="float" office:value="0.034249" calcext:value-type="float">
            <text:p>0.034249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4975" calcext:value-type="float">
            <text:p>-0.014975</text:p>
          </table:table-cell>
          <table:table-cell office:value-type="float" office:value="0.041012" calcext:value-type="float">
            <text:p>0.041012</text:p>
          </table:table-cell>
          <table:table-cell office:value-type="float" office:value="0.03618" calcext:value-type="float">
            <text:p>0.03618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5076" calcext:value-type="float">
            <text:p>-0.015076</text:p>
          </table:table-cell>
          <table:table-cell office:value-type="float" office:value="0.04263" calcext:value-type="float">
            <text:p>0.04263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15172" calcext:value-type="float">
            <text:p>-0.015172</text:p>
          </table:table-cell>
          <table:table-cell office:value-type="float" office:value="0.043924" calcext:value-type="float">
            <text:p>0.043924</text:p>
          </table:table-cell>
          <table:table-cell office:value-type="float" office:value="0.038174" calcext:value-type="float">
            <text:p>0.038174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5263" calcext:value-type="float">
            <text:p>-0.015263</text:p>
          </table:table-cell>
          <table:table-cell office:value-type="float" office:value="0.04518" calcext:value-type="float">
            <text:p>0.04518</text:p>
          </table:table-cell>
          <table:table-cell office:value-type="float" office:value="0.03643" calcext:value-type="float">
            <text:p>0.03643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535" calcext:value-type="float">
            <text:p>-0.01535</text:p>
          </table:table-cell>
          <table:table-cell office:value-type="float" office:value="0.046581" calcext:value-type="float">
            <text:p>0.046581</text:p>
          </table:table-cell>
          <table:table-cell office:value-type="float" office:value="0.03653" calcext:value-type="float">
            <text:p>0.03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5433" calcext:value-type="float">
            <text:p>-0.015433</text:p>
          </table:table-cell>
          <table:table-cell office:value-type="float" office:value="0.04801" calcext:value-type="float">
            <text:p>0.04801</text:p>
          </table:table-cell>
          <table:table-cell office:value-type="float" office:value="0.032907" calcext:value-type="float">
            <text:p>0.032907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5512" calcext:value-type="float">
            <text:p>-0.015512</text:p>
          </table:table-cell>
          <table:table-cell office:value-type="float" office:value="0.049036" calcext:value-type="float">
            <text:p>0.049036</text:p>
          </table:table-cell>
          <table:table-cell office:value-type="float" office:value="0.034807" calcext:value-type="float">
            <text:p>0.034807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5587" calcext:value-type="float">
            <text:p>-0.015587</text:p>
          </table:table-cell>
          <table:table-cell office:value-type="float" office:value="0.049729" calcext:value-type="float">
            <text:p>0.049729</text:p>
          </table:table-cell>
          <table:table-cell office:value-type="float" office:value="0.034869" calcext:value-type="float">
            <text:p>0.034869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5659" calcext:value-type="float">
            <text:p>-0.015659</text:p>
          </table:table-cell>
          <table:table-cell office:value-type="float" office:value="0.050067" calcext:value-type="float">
            <text:p>0.050067</text:p>
          </table:table-cell>
          <table:table-cell office:value-type="float" office:value="0.034936" calcext:value-type="float">
            <text:p>0.034936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5727" calcext:value-type="float">
            <text:p>-0.015727</text:p>
          </table:table-cell>
          <table:table-cell office:value-type="float" office:value="0.050196" calcext:value-type="float">
            <text:p>0.050196</text:p>
          </table:table-cell>
          <table:table-cell office:value-type="float" office:value="0.035008" calcext:value-type="float">
            <text:p>0.035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5792" calcext:value-type="float">
            <text:p>-0.015792</text:p>
          </table:table-cell>
          <table:table-cell office:value-type="float" office:value="0.05038" calcext:value-type="float">
            <text:p>0.05038</text:p>
          </table:table-cell>
          <table:table-cell office:value-type="float" office:value="0.03322" calcext:value-type="float">
            <text:p>0.03322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5854" calcext:value-type="float">
            <text:p>-0.015854</text:p>
          </table:table-cell>
          <table:table-cell office:value-type="float" office:value="0.050703" calcext:value-type="float">
            <text:p>0.050703</text:p>
          </table:table-cell>
          <table:table-cell office:value-type="float" office:value="0.035123" calcext:value-type="float">
            <text:p>0.035123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5913" calcext:value-type="float">
            <text:p>-0.015913</text:p>
          </table:table-cell>
          <table:table-cell office:value-type="float" office:value="0.051179" calcext:value-type="float">
            <text:p>0.051179</text:p>
          </table:table-cell>
          <table:table-cell office:value-type="float" office:value="0.031467" calcext:value-type="float">
            <text:p>0.031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5969" calcext:value-type="float">
            <text:p>-0.015969</text:p>
          </table:table-cell>
          <table:table-cell office:value-type="float" office:value="0.051817" calcext:value-type="float">
            <text:p>0.051817</text:p>
          </table:table-cell>
          <table:table-cell office:value-type="float" office:value="0.033337" calcext:value-type="float">
            <text:p>0.033337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-0.016023" calcext:value-type="float">
            <text:p>-0.016023</text:p>
          </table:table-cell>
          <table:table-cell office:value-type="float" office:value="0.052528" calcext:value-type="float">
            <text:p>0.052528</text:p>
          </table:table-cell>
          <table:table-cell office:value-type="float" office:value="0.037097" calcext:value-type="float">
            <text:p>0.03709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6074" calcext:value-type="float">
            <text:p>-0.016074</text:p>
          </table:table-cell>
          <table:table-cell office:value-type="float" office:value="0.053243" calcext:value-type="float">
            <text:p>0.053243</text:p>
          </table:table-cell>
          <table:table-cell office:value-type="float" office:value="0.031612" calcext:value-type="float">
            <text:p>0.0316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6122" calcext:value-type="float">
            <text:p>-0.016122</text:p>
          </table:table-cell>
          <table:table-cell office:value-type="float" office:value="0.054032" calcext:value-type="float">
            <text:p>0.054032</text:p>
          </table:table-cell>
          <table:table-cell office:value-type="float" office:value="0.033491" calcext:value-type="float">
            <text:p>0.033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6168" calcext:value-type="float">
            <text:p>-0.016168</text:p>
          </table:table-cell>
          <table:table-cell office:value-type="float" office:value="0.054903" calcext:value-type="float">
            <text:p>0.054903</text:p>
          </table:table-cell>
          <table:table-cell office:value-type="float" office:value="0.033529" calcext:value-type="float">
            <text:p>0.033529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6212" calcext:value-type="float">
            <text:p>-0.016212</text:p>
          </table:table-cell>
          <table:table-cell office:value-type="float" office:value="0.055729" calcext:value-type="float">
            <text:p>0.055729</text:p>
          </table:table-cell>
          <table:table-cell office:value-type="float" office:value="0.031703" calcext:value-type="float">
            <text:p>0.031703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6254" calcext:value-type="float">
            <text:p>-0.016254</text:p>
          </table:table-cell>
          <table:table-cell office:value-type="float" office:value="0.056581" calcext:value-type="float">
            <text:p>0.056581</text:p>
          </table:table-cell>
          <table:table-cell office:value-type="float" office:value="0.031711" calcext:value-type="float">
            <text:p>0.03171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6294" calcext:value-type="float">
            <text:p>-0.016294</text:p>
          </table:table-cell>
          <table:table-cell office:value-type="float" office:value="0.057469" calcext:value-type="float">
            <text:p>0.057469</text:p>
          </table:table-cell>
          <table:table-cell office:value-type="float" office:value="0.031717" calcext:value-type="float">
            <text:p>0.03171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6332" calcext:value-type="float">
            <text:p>-0.016332</text:p>
          </table:table-cell>
          <table:table-cell office:value-type="float" office:value="0.058497" calcext:value-type="float">
            <text:p>0.058497</text:p>
          </table:table-cell>
          <table:table-cell office:value-type="float" office:value="0.031727" calcext:value-type="float">
            <text:p>0.031727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6368" calcext:value-type="float">
            <text:p>-0.016368</text:p>
          </table:table-cell>
          <table:table-cell office:value-type="float" office:value="0.058979" calcext:value-type="float">
            <text:p>0.058979</text:p>
          </table:table-cell>
          <table:table-cell office:value-type="float" office:value="0.029878" calcext:value-type="float">
            <text:p>0.029878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6403" calcext:value-type="float">
            <text:p>-0.016403</text:p>
          </table:table-cell>
          <table:table-cell office:value-type="float" office:value="0.059204" calcext:value-type="float">
            <text:p>0.059204</text:p>
          </table:table-cell>
          <table:table-cell office:value-type="float" office:value="0.028001" calcext:value-type="float">
            <text:p>0.028001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-0.016436" calcext:value-type="float">
            <text:p>-0.016436</text:p>
          </table:table-cell>
          <table:table-cell office:value-type="float" office:value="0.059604" calcext:value-type="float">
            <text:p>0.059604</text:p>
          </table:table-cell>
          <table:table-cell office:value-type="float" office:value="0.022367" calcext:value-type="float">
            <text:p>0.022367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6467" calcext:value-type="float">
            <text:p>-0.016467</text:p>
          </table:table-cell>
          <table:table-cell office:value-type="float" office:value="0.059072" calcext:value-type="float">
            <text:p>0.059072</text:p>
          </table:table-cell>
          <table:table-cell office:value-type="float" office:value="0.02409" calcext:value-type="float">
            <text:p>0.02409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6497" calcext:value-type="float">
            <text:p>-0.016497</text:p>
          </table:table-cell>
          <table:table-cell office:value-type="float" office:value="0.058347" calcext:value-type="float">
            <text:p>0.058347</text:p>
          </table:table-cell>
          <table:table-cell office:value-type="float" office:value="0.02398" calcext:value-type="float">
            <text:p>0.02398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6525" calcext:value-type="float">
            <text:p>-0.016525</text:p>
          </table:table-cell>
          <table:table-cell office:value-type="float" office:value="0.056945" calcext:value-type="float">
            <text:p>0.056945</text:p>
          </table:table-cell>
          <table:table-cell office:value-type="float" office:value="0.023886" calcext:value-type="float">
            <text:p>0.023886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-0.016552" calcext:value-type="float">
            <text:p>-0.016552</text:p>
          </table:table-cell>
          <table:table-cell office:value-type="float" office:value="0.054665" calcext:value-type="float">
            <text:p>0.054665</text:p>
          </table:table-cell>
          <table:table-cell office:value-type="float" office:value="0.020082" calcext:value-type="float">
            <text:p>0.020082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-0.016578" calcext:value-type="float">
            <text:p>-0.016578</text:p>
          </table:table-cell>
          <table:table-cell office:value-type="float" office:value="0.051956" calcext:value-type="float">
            <text:p>0.051956</text:p>
          </table:table-cell>
          <table:table-cell office:value-type="float" office:value="0.018084" calcext:value-type="float">
            <text:p>0.018084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-0.016602" calcext:value-type="float">
            <text:p>-0.016602</text:p>
          </table:table-cell>
          <table:table-cell office:value-type="float" office:value="0.048856" calcext:value-type="float">
            <text:p>0.048856</text:p>
          </table:table-cell>
          <table:table-cell office:value-type="float" office:value="0.016049" calcext:value-type="float">
            <text:p>0.016049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-0.016626" calcext:value-type="float">
            <text:p>-0.016626</text:p>
          </table:table-cell>
          <table:table-cell office:value-type="float" office:value="0.045149" calcext:value-type="float">
            <text:p>0.045149</text:p>
          </table:table-cell>
          <table:table-cell office:value-type="float" office:value="0.019567" calcext:value-type="float">
            <text:p>0.019567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-0.016648" calcext:value-type="float">
            <text:p>-0.016648</text:p>
          </table:table-cell>
          <table:table-cell office:value-type="float" office:value="0.041571" calcext:value-type="float">
            <text:p>0.041571</text:p>
          </table:table-cell>
          <table:table-cell office:value-type="float" office:value="0.019425" calcext:value-type="float">
            <text:p>0.019425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-0.016669" calcext:value-type="float">
            <text:p>-0.016669</text:p>
          </table:table-cell>
          <table:table-cell office:value-type="float" office:value="0.037922" calcext:value-type="float">
            <text:p>0.037922</text:p>
          </table:table-cell>
          <table:table-cell office:value-type="float" office:value="0.013709" calcext:value-type="float">
            <text:p>0.013709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-0.016689" calcext:value-type="float">
            <text:p>-0.016689</text:p>
          </table:table-cell>
          <table:table-cell office:value-type="float" office:value="0.034698" calcext:value-type="float">
            <text:p>0.034698</text:p>
          </table:table-cell>
          <table:table-cell office:value-type="float" office:value="0.020938" calcext:value-type="float">
            <text:p>0.020938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-0.016708" calcext:value-type="float">
            <text:p>-0.016708</text:p>
          </table:table-cell>
          <table:table-cell office:value-type="float" office:value="0.031143" calcext:value-type="float">
            <text:p>0.031143</text:p>
          </table:table-cell>
          <table:table-cell office:value-type="float" office:value="0.018967" calcext:value-type="float">
            <text:p>0.018967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-0.016727" calcext:value-type="float">
            <text:p>-0.016727</text:p>
          </table:table-cell>
          <table:table-cell office:value-type="float" office:value="0.02787" calcext:value-type="float">
            <text:p>0.02787</text:p>
          </table:table-cell>
          <table:table-cell office:value-type="float" office:value="0.018834" calcext:value-type="float">
            <text:p>0.018834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-0.016744" calcext:value-type="float">
            <text:p>-0.016744</text:p>
          </table:table-cell>
          <table:table-cell office:value-type="float" office:value="0.025159" calcext:value-type="float">
            <text:p>0.025159</text:p>
          </table:table-cell>
          <table:table-cell office:value-type="float" office:value="0.020558" calcext:value-type="float">
            <text:p>0.020558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-0.016761" calcext:value-type="float">
            <text:p>-0.016761</text:p>
          </table:table-cell>
          <table:table-cell office:value-type="float" office:value="0.022274" calcext:value-type="float">
            <text:p>0.022274</text:p>
          </table:table-cell>
          <table:table-cell office:value-type="float" office:value="0.020442" calcext:value-type="float">
            <text:p>0.020442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6777" calcext:value-type="float">
            <text:p>-0.016777</text:p>
          </table:table-cell>
          <table:table-cell office:value-type="float" office:value="0.019312" calcext:value-type="float">
            <text:p>0.019312</text:p>
          </table:table-cell>
          <table:table-cell office:value-type="float" office:value="0.022184" calcext:value-type="float">
            <text:p>0.022184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-0.016792" calcext:value-type="float">
            <text:p>-0.016792</text:p>
          </table:table-cell>
          <table:table-cell office:value-type="float" office:value="0.01675" calcext:value-type="float">
            <text:p>0.01675</text:p>
          </table:table-cell>
          <table:table-cell office:value-type="float" office:value="0.020228" calcext:value-type="float">
            <text:p>0.020228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6806" calcext:value-type="float">
            <text:p>-0.016806</text:p>
          </table:table-cell>
          <table:table-cell office:value-type="float" office:value="0.014532" calcext:value-type="float">
            <text:p>0.014532</text:p>
          </table:table-cell>
          <table:table-cell office:value-type="float" office:value="0.021963" calcext:value-type="float">
            <text:p>0.021963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-0.01682" calcext:value-type="float">
            <text:p>-0.01682</text:p>
          </table:table-cell>
          <table:table-cell office:value-type="float" office:value="0.012583" calcext:value-type="float">
            <text:p>0.012583</text:p>
          </table:table-cell>
          <table:table-cell office:value-type="float" office:value="0.025587" calcext:value-type="float">
            <text:p>0.025587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-0.016833" calcext:value-type="float">
            <text:p>-0.016833</text:p>
          </table:table-cell>
          <table:table-cell office:value-type="float" office:value="0.011114" calcext:value-type="float">
            <text:p>0.011114</text:p>
          </table:table-cell>
          <table:table-cell office:value-type="float" office:value="0.021823" calcext:value-type="float">
            <text:p>0.021823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-0.016845" calcext:value-type="float">
            <text:p>-0.016845</text:p>
          </table:table-cell>
          <table:table-cell office:value-type="float" office:value="0.010073" calcext:value-type="float">
            <text:p>0.010073</text:p>
          </table:table-cell>
          <table:table-cell office:value-type="float" office:value="0.02359" calcext:value-type="float">
            <text:p>0.02359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6857" calcext:value-type="float">
            <text:p>-0.016857</text:p>
          </table:table-cell>
          <table:table-cell office:value-type="float" office:value="0.009287" calcext:value-type="float">
            <text:p>0.009287</text:p>
          </table:table-cell>
          <table:table-cell office:value-type="float" office:value="0.027241" calcext:value-type="float">
            <text:p>0.027241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6868" calcext:value-type="float">
            <text:p>-0.016868</text:p>
          </table:table-cell>
          <table:table-cell office:value-type="float" office:value="0.008755" calcext:value-type="float">
            <text:p>0.008755</text:p>
          </table:table-cell>
          <table:table-cell office:value-type="float" office:value="0.027227" calcext:value-type="float">
            <text:p>0.02722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-0.016879" calcext:value-type="float">
            <text:p>-0.016879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.029079" calcext:value-type="float">
            <text:p>0.029079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6889" calcext:value-type="float">
            <text:p>-0.016889</text:p>
          </table:table-cell>
          <table:table-cell office:value-type="float" office:value="0.009513" calcext:value-type="float">
            <text:p>0.009513</text:p>
          </table:table-cell>
          <table:table-cell office:value-type="float" office:value="0.027234" calcext:value-type="float">
            <text:p>0.027234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6898" calcext:value-type="float">
            <text:p>-0.016898</text:p>
          </table:table-cell>
          <table:table-cell office:value-type="float" office:value="0.011174" calcext:value-type="float">
            <text:p>0.011174</text:p>
          </table:table-cell>
          <table:table-cell office:value-type="float" office:value="0.027214" calcext:value-type="float">
            <text:p>0.027214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-0.016908" calcext:value-type="float">
            <text:p>-0.016908</text:p>
          </table:table-cell>
          <table:table-cell office:value-type="float" office:value="0.012537" calcext:value-type="float">
            <text:p>0.012537</text:p>
          </table:table-cell>
          <table:table-cell office:value-type="float" office:value="0.036496" calcext:value-type="float">
            <text:p>0.036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6916" calcext:value-type="float">
            <text:p>-0.016916</text:p>
          </table:table-cell>
          <table:table-cell office:value-type="float" office:value="0.013438" calcext:value-type="float">
            <text:p>0.013438</text:p>
          </table:table-cell>
          <table:table-cell office:value-type="float" office:value="0.03103" calcext:value-type="float">
            <text:p>0.03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6925" calcext:value-type="float">
            <text:p>-0.016925</text:p>
          </table:table-cell>
          <table:table-cell office:value-type="float" office:value="0.014154" calcext:value-type="float">
            <text:p>0.014154</text:p>
          </table:table-cell>
          <table:table-cell office:value-type="float" office:value="0.031071" calcext:value-type="float">
            <text:p>0.031071</text:p>
          </table:table-cell>
        </table:table-row>
        <table:table-row table:style-name="ro1">
          <table:table-cell office:value-type="float" office:value="-0.19659" calcext:value-type="float">
            <text:p>-0.19659</text:p>
          </table:table-cell>
          <table:table-cell office:value-type="float" office:value="-0.016933" calcext:value-type="float">
            <text:p>-0.016933</text:p>
          </table:table-cell>
          <table:table-cell office:value-type="float" office:value="0.014934" calcext:value-type="float">
            <text:p>0.014934</text:p>
          </table:table-cell>
          <table:table-cell office:value-type="float" office:value="0.003167" calcext:value-type="float">
            <text:p>0.003167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-0.01694" calcext:value-type="float">
            <text:p>-0.01694</text:p>
          </table:table-cell>
          <table:table-cell office:value-type="float" office:value="0.015781" calcext:value-type="float">
            <text:p>0.015781</text:p>
          </table:table-cell>
          <table:table-cell office:value-type="float" office:value="0.032521" calcext:value-type="float">
            <text:p>0.0325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6948" calcext:value-type="float">
            <text:p>-0.016948</text:p>
          </table:table-cell>
          <table:table-cell office:value-type="float" office:value="0.017674" calcext:value-type="float">
            <text:p>0.017674</text:p>
          </table:table-cell>
          <table:table-cell office:value-type="float" office:value="0.030679" calcext:value-type="float">
            <text:p>0.030679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6955" calcext:value-type="float">
            <text:p>-0.016955</text:p>
          </table:table-cell>
          <table:table-cell office:value-type="float" office:value="0.023134" calcext:value-type="float">
            <text:p>0.023134</text:p>
          </table:table-cell>
          <table:table-cell office:value-type="float" office:value="0.027017" calcext:value-type="float">
            <text:p>0.027017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-0.016961" calcext:value-type="float">
            <text:p>-0.016961</text:p>
          </table:table-cell>
          <table:table-cell office:value-type="float" office:value="0.029332" calcext:value-type="float">
            <text:p>0.029332</text:p>
          </table:table-cell>
          <table:table-cell office:value-type="float" office:value="0.027051" calcext:value-type="float">
            <text:p>0.027051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" calcext:value-type="float">
            <text:p>0</text:p>
          </table:table-cell>
          <table:table-cell office:value-type="float" office:value="0.034892" calcext:value-type="float">
            <text:p>0.034892</text:p>
          </table:table-cell>
          <table:table-cell office:value-type="float" office:value="0.024656" calcext:value-type="float">
            <text:p>0.02465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39171" calcext:value-type="float">
            <text:p>0.039171</text:p>
          </table:table-cell>
          <table:table-cell office:value-type="float" office:value="0.028332" calcext:value-type="float">
            <text:p>0.0283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0714" calcext:value-type="float">
            <text:p>0.010714</text:p>
          </table:table-cell>
          <table:table-cell office:value-type="float" office:value="0.041139" calcext:value-type="float">
            <text:p>0.041139</text:p>
          </table:table-cell>
          <table:table-cell office:value-type="float" office:value="0.026805" calcext:value-type="float">
            <text:p>0.026805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21344" calcext:value-type="float">
            <text:p>0.021344</text:p>
          </table:table-cell>
          <table:table-cell office:value-type="float" office:value="0.041264" calcext:value-type="float">
            <text:p>0.041264</text:p>
          </table:table-cell>
          <table:table-cell office:value-type="float" office:value="0.023404" calcext:value-type="float">
            <text:p>0.023404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31888" calcext:value-type="float">
            <text:p>0.031888</text:p>
          </table:table-cell>
          <table:table-cell office:value-type="float" office:value="0.037273" calcext:value-type="float">
            <text:p>0.037273</text:p>
          </table:table-cell>
          <table:table-cell office:value-type="float" office:value="0.012509" calcext:value-type="float">
            <text:p>0.012509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0.04235" calcext:value-type="float">
            <text:p>0.04235</text:p>
          </table:table-cell>
          <table:table-cell office:value-type="float" office:value="0.034631" calcext:value-type="float">
            <text:p>0.034631</text:p>
          </table:table-cell>
          <table:table-cell office:value-type="float" office:value="0.003308" calcext:value-type="float">
            <text:p>0.003308</text:p>
          </table:table-cell>
        </table:table-row>
        <table:table-row table:style-name="ro1">
          <table:table-cell office:value-type="float" office:value="-0.13106" calcext:value-type="float">
            <text:p>-0.13106</text:p>
          </table:table-cell>
          <table:table-cell office:value-type="float" office:value="0.052728" calcext:value-type="float">
            <text:p>0.052728</text:p>
          </table:table-cell>
          <table:table-cell office:value-type="float" office:value="0.033378" calcext:value-type="float">
            <text:p>0.033378</text:p>
          </table:table-cell>
          <table:table-cell office:value-type="float" office:value="0.001417" calcext:value-type="float">
            <text:p>0.001417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63024" calcext:value-type="float">
            <text:p>0.063024</text:p>
          </table:table-cell>
          <table:table-cell office:value-type="float" office:value="0.031497" calcext:value-type="float">
            <text:p>0.031497</text:p>
          </table:table-cell>
          <table:table-cell office:value-type="float" office:value="0.005114" calcext:value-type="float">
            <text:p>0.005114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73238" calcext:value-type="float">
            <text:p>0.073238</text:p>
          </table:table-cell>
          <table:table-cell office:value-type="float" office:value="0.028564" calcext:value-type="float">
            <text:p>0.028564</text:p>
          </table:table-cell>
          <table:table-cell office:value-type="float" office:value="0.003349" calcext:value-type="float">
            <text:p>0.003349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083371" calcext:value-type="float">
            <text:p>0.083371</text:p>
          </table:table-cell>
          <table:table-cell office:value-type="float" office:value="0.024776" calcext:value-type="float">
            <text:p>0.024776</text:p>
          </table:table-cell>
          <table:table-cell office:value-type="float" office:value="-0.002102" calcext:value-type="float">
            <text:p>-0.002102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093423" calcext:value-type="float">
            <text:p>0.093423</text:p>
          </table:table-cell>
          <table:table-cell office:value-type="float" office:value="0.021182" calcext:value-type="float">
            <text:p>0.021182</text:p>
          </table:table-cell>
          <table:table-cell office:value-type="float" office:value="-0.003884" calcext:value-type="float">
            <text:p>-0.003884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103396" calcext:value-type="float">
            <text:p>0.103396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-0.005689" calcext:value-type="float">
            <text:p>-0.005689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11329" calcext:value-type="float">
            <text:p>0.11329</text:p>
          </table:table-cell>
          <table:table-cell office:value-type="float" office:value="0.012682" calcext:value-type="float">
            <text:p>0.012682</text:p>
          </table:table-cell>
          <table:table-cell office:value-type="float" office:value="-0.007519" calcext:value-type="float">
            <text:p>-0.007519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123105" calcext:value-type="float">
            <text:p>0.123105</text:p>
          </table:table-cell>
          <table:table-cell office:value-type="float" office:value="0.007338" calcext:value-type="float">
            <text:p>0.007338</text:p>
          </table:table-cell>
          <table:table-cell office:value-type="float" office:value="-0.009369" calcext:value-type="float">
            <text:p>-0.009369</text:p>
          </table:table-cell>
        </table:table-row>
        <table:table-row table:style-name="ro1">
          <table:table-cell office:value-type="float" office:value="-0.117954" calcext:value-type="float">
            <text:p>-0.117954</text:p>
          </table:table-cell>
          <table:table-cell office:value-type="float" office:value="0.132842" calcext:value-type="float">
            <text:p>0.132842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-0.011232" calcext:value-type="float">
            <text:p>-0.011232</text:p>
          </table:table-cell>
        </table:table-row>
        <table:table-row table:style-name="ro1">
          <table:table-cell office:value-type="float" office:value="-0.104848" calcext:value-type="float">
            <text:p>-0.104848</text:p>
          </table:table-cell>
          <table:table-cell office:value-type="float" office:value="0.142502" calcext:value-type="float">
            <text:p>0.142502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-0.011245" calcext:value-type="float">
            <text:p>-0.011245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152086" calcext:value-type="float">
            <text:p>0.152086</text:p>
          </table:table-cell>
          <table:table-cell office:value-type="float" office:value="-0.003335" calcext:value-type="float">
            <text:p>-0.003335</text:p>
          </table:table-cell>
          <table:table-cell office:value-type="float" office:value="-0.011236" calcext:value-type="float">
            <text:p>-0.011236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161593" calcext:value-type="float">
            <text:p>0.161593</text:p>
          </table:table-cell>
          <table:table-cell office:value-type="float" office:value="-0.006761" calcext:value-type="float">
            <text:p>-0.006761</text:p>
          </table:table-cell>
          <table:table-cell office:value-type="float" office:value="-0.013064" calcext:value-type="float">
            <text:p>-0.013064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171025" calcext:value-type="float">
            <text:p>0.171025</text:p>
          </table:table-cell>
          <table:table-cell office:value-type="float" office:value="-0.009434" calcext:value-type="float">
            <text:p>-0.009434</text:p>
          </table:table-cell>
          <table:table-cell office:value-type="float" office:value="-0.011175" calcext:value-type="float">
            <text:p>-0.011175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180382" calcext:value-type="float">
            <text:p>0.180382</text:p>
          </table:table-cell>
          <table:table-cell office:value-type="float" office:value="-0.011857" calcext:value-type="float">
            <text:p>-0.011857</text:p>
          </table:table-cell>
          <table:table-cell office:value-type="float" office:value="-0.016688" calcext:value-type="float">
            <text:p>-0.016688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189664" calcext:value-type="float">
            <text:p>0.189664</text:p>
          </table:table-cell>
          <table:table-cell office:value-type="float" office:value="-0.014412" calcext:value-type="float">
            <text:p>-0.014412</text:p>
          </table:table-cell>
          <table:table-cell office:value-type="float" office:value="-0.01855" calcext:value-type="float">
            <text:p>-0.01855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198873" calcext:value-type="float">
            <text:p>0.198873</text:p>
          </table:table-cell>
          <table:table-cell office:value-type="float" office:value="-0.017003" calcext:value-type="float">
            <text:p>-0.017003</text:p>
          </table:table-cell>
          <table:table-cell office:value-type="float" office:value="-0.020433" calcext:value-type="float">
            <text:p>-0.020433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208009" calcext:value-type="float">
            <text:p>0.208009</text:p>
          </table:table-cell>
          <table:table-cell office:value-type="float" office:value="-0.019395" calcext:value-type="float">
            <text:p>-0.019395</text:p>
          </table:table-cell>
          <table:table-cell office:value-type="float" office:value="-0.018605" calcext:value-type="float">
            <text:p>-0.018605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217073" calcext:value-type="float">
            <text:p>0.217073</text:p>
          </table:table-cell>
          <table:table-cell office:value-type="float" office:value="-0.021625" calcext:value-type="float">
            <text:p>-0.021625</text:p>
          </table:table-cell>
          <table:table-cell office:value-type="float" office:value="-0.022306" calcext:value-type="float">
            <text:p>-0.022306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226064" calcext:value-type="float">
            <text:p>0.226064</text:p>
          </table:table-cell>
          <table:table-cell office:value-type="float" office:value="-0.024448" calcext:value-type="float">
            <text:p>-0.024448</text:p>
          </table:table-cell>
          <table:table-cell office:value-type="float" office:value="-0.024172" calcext:value-type="float">
            <text:p>-0.024172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234984" calcext:value-type="float">
            <text:p>0.234984</text:p>
          </table:table-cell>
          <table:table-cell office:value-type="float" office:value="-0.027872" calcext:value-type="float">
            <text:p>-0.027872</text:p>
          </table:table-cell>
          <table:table-cell office:value-type="float" office:value="-0.026047" calcext:value-type="float">
            <text:p>-0.026047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243834" calcext:value-type="float">
            <text:p>0.243834</text:p>
          </table:table-cell>
          <table:table-cell office:value-type="float" office:value="-0.03155" calcext:value-type="float">
            <text:p>-0.03155</text:p>
          </table:table-cell>
          <table:table-cell office:value-type="float" office:value="0.003726" calcext:value-type="float">
            <text:p>0.003726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252613" calcext:value-type="float">
            <text:p>0.252613</text:p>
          </table:table-cell>
          <table:table-cell office:value-type="float" office:value="-0.035468" calcext:value-type="float">
            <text:p>-0.035468</text:p>
          </table:table-cell>
          <table:table-cell office:value-type="float" office:value="-0.031166" calcext:value-type="float">
            <text:p>-0.031166</text:p>
          </table:table-cell>
        </table:table-row>
        <table:table-row table:style-name="ro1">
          <table:table-cell office:value-type="float" office:value="-0.170378" calcext:value-type="float">
            <text:p>-0.170378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-0.038954" calcext:value-type="float">
            <text:p>-0.038954</text:p>
          </table:table-cell>
          <table:table-cell office:value-type="float" office:value="-0.044238" calcext:value-type="float">
            <text:p>-0.044238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269962" calcext:value-type="float">
            <text:p>0.269962</text:p>
          </table:table-cell>
          <table:table-cell office:value-type="float" office:value="-0.043062" calcext:value-type="float">
            <text:p>-0.043062</text:p>
          </table:table-cell>
          <table:table-cell office:value-type="float" office:value="-0.03523" calcext:value-type="float">
            <text:p>-0.03523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278534" calcext:value-type="float">
            <text:p>0.278534</text:p>
          </table:table-cell>
          <table:table-cell office:value-type="float" office:value="-0.05018" calcext:value-type="float">
            <text:p>-0.05018</text:p>
          </table:table-cell>
          <table:table-cell office:value-type="float" office:value="-0.027952" calcext:value-type="float">
            <text:p>-0.027952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287038" calcext:value-type="float">
            <text:p>0.287038</text:p>
          </table:table-cell>
          <table:table-cell office:value-type="float" office:value="-0.058026" calcext:value-type="float">
            <text:p>-0.058026</text:p>
          </table:table-cell>
          <table:table-cell office:value-type="float" office:value="-0.031651" calcext:value-type="float">
            <text:p>-0.031651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295474" calcext:value-type="float">
            <text:p>0.295474</text:p>
          </table:table-cell>
          <table:table-cell office:value-type="float" office:value="-0.064949" calcext:value-type="float">
            <text:p>-0.064949</text:p>
          </table:table-cell>
          <table:table-cell office:value-type="float" office:value="-0.033463" calcext:value-type="float">
            <text:p>-0.033463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303843" calcext:value-type="float">
            <text:p>0.303843</text:p>
          </table:table-cell>
          <table:table-cell office:value-type="float" office:value="-0.071057" calcext:value-type="float">
            <text:p>-0.071057</text:p>
          </table:table-cell>
          <table:table-cell office:value-type="float" office:value="-0.038996" calcext:value-type="float">
            <text:p>-0.038996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312146" calcext:value-type="float">
            <text:p>0.312146</text:p>
          </table:table-cell>
          <table:table-cell office:value-type="float" office:value="-0.074528" calcext:value-type="float">
            <text:p>-0.074528</text:p>
          </table:table-cell>
          <table:table-cell office:value-type="float" office:value="-0.035305" calcext:value-type="float">
            <text:p>-0.035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0383" calcext:value-type="float">
            <text:p>0.320383</text:p>
          </table:table-cell>
          <table:table-cell office:value-type="float" office:value="-0.077333" calcext:value-type="float">
            <text:p>-0.077333</text:p>
          </table:table-cell>
          <table:table-cell office:value-type="float" office:value="-0.033417" calcext:value-type="float">
            <text:p>-0.033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8555" calcext:value-type="float">
            <text:p>0.328555</text:p>
          </table:table-cell>
          <table:table-cell office:value-type="float" office:value="-0.079292" calcext:value-type="float">
            <text:p>-0.079292</text:p>
          </table:table-cell>
          <table:table-cell office:value-type="float" office:value="-0.035205" calcext:value-type="float">
            <text:p>-0.035205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336661" calcext:value-type="float">
            <text:p>0.336661</text:p>
          </table:table-cell>
          <table:table-cell office:value-type="float" office:value="-0.08073" calcext:value-type="float">
            <text:p>-0.08073</text:p>
          </table:table-cell>
          <table:table-cell office:value-type="float" office:value="-0.03514" calcext:value-type="float">
            <text:p>-0.03514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344704" calcext:value-type="float">
            <text:p>0.344704</text:p>
          </table:table-cell>
          <table:table-cell office:value-type="float" office:value="-0.083101" calcext:value-type="float">
            <text:p>-0.083101</text:p>
          </table:table-cell>
          <table:table-cell office:value-type="float" office:value="-0.036925" calcext:value-type="float">
            <text:p>-0.036925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352682" calcext:value-type="float">
            <text:p>0.352682</text:p>
          </table:table-cell>
          <table:table-cell office:value-type="float" office:value="-0.0856" calcext:value-type="float">
            <text:p>-0.0856</text:p>
          </table:table-cell>
          <table:table-cell office:value-type="float" office:value="-0.038728" calcext:value-type="float">
            <text:p>-0.038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0597" calcext:value-type="float">
            <text:p>0.360597</text:p>
          </table:table-cell>
          <table:table-cell office:value-type="float" office:value="-0.088657" calcext:value-type="float">
            <text:p>-0.088657</text:p>
          </table:table-cell>
          <table:table-cell office:value-type="float" office:value="-0.042408" calcext:value-type="float">
            <text:p>-0.042408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36845" calcext:value-type="float">
            <text:p>0.36845</text:p>
          </table:table-cell>
          <table:table-cell office:value-type="float" office:value="-0.092354" calcext:value-type="float">
            <text:p>-0.092354</text:p>
          </table:table-cell>
          <table:table-cell office:value-type="float" office:value="-0.038681" calcext:value-type="float">
            <text:p>-0.038681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37624" calcext:value-type="float">
            <text:p>0.37624</text:p>
          </table:table-cell>
          <table:table-cell office:value-type="float" office:value="-0.096013" calcext:value-type="float">
            <text:p>-0.096013</text:p>
          </table:table-cell>
          <table:table-cell office:value-type="float" office:value="-0.040456" calcext:value-type="float">
            <text:p>-0.04045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383968" calcext:value-type="float">
            <text:p>0.383968</text:p>
          </table:table-cell>
          <table:table-cell office:value-type="float" office:value="-0.098952" calcext:value-type="float">
            <text:p>-0.098952</text:p>
          </table:table-cell>
          <table:table-cell office:value-type="float" office:value="-0.036637" calcext:value-type="float">
            <text:p>-0.036637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391635" calcext:value-type="float">
            <text:p>0.391635</text:p>
          </table:table-cell>
          <table:table-cell office:value-type="float" office:value="-0.100938" calcext:value-type="float">
            <text:p>-0.100938</text:p>
          </table:table-cell>
          <table:table-cell office:value-type="float" office:value="-0.040178" calcext:value-type="float">
            <text:p>-0.040178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399241" calcext:value-type="float">
            <text:p>0.399241</text:p>
          </table:table-cell>
          <table:table-cell office:value-type="float" office:value="-0.102034" calcext:value-type="float">
            <text:p>-0.102034</text:p>
          </table:table-cell>
          <table:table-cell office:value-type="float" office:value="-0.036308" calcext:value-type="float">
            <text:p>-0.036308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406787" calcext:value-type="float">
            <text:p>0.406787</text:p>
          </table:table-cell>
          <table:table-cell office:value-type="float" office:value="-0.103738" calcext:value-type="float">
            <text:p>-0.103738</text:p>
          </table:table-cell>
          <table:table-cell office:value-type="float" office:value="-0.034229" calcext:value-type="float">
            <text:p>-0.03422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414273" calcext:value-type="float">
            <text:p>0.414273</text:p>
          </table:table-cell>
          <table:table-cell office:value-type="float" office:value="-0.104888" calcext:value-type="float">
            <text:p>-0.104888</text:p>
          </table:table-cell>
          <table:table-cell office:value-type="float" office:value="-0.039553" calcext:value-type="float">
            <text:p>-0.039553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421699" calcext:value-type="float">
            <text:p>0.421699</text:p>
          </table:table-cell>
          <table:table-cell office:value-type="float" office:value="-0.104797" calcext:value-type="float">
            <text:p>-0.104797</text:p>
          </table:table-cell>
          <table:table-cell office:value-type="float" office:value="-0.03378" calcext:value-type="float">
            <text:p>-0.03378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429067" calcext:value-type="float">
            <text:p>0.429067</text:p>
          </table:table-cell>
          <table:table-cell office:value-type="float" office:value="-0.105583" calcext:value-type="float">
            <text:p>-0.105583</text:p>
          </table:table-cell>
          <table:table-cell office:value-type="float" office:value="-0.035361" calcext:value-type="float">
            <text:p>-0.035361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436376" calcext:value-type="float">
            <text:p>0.436376</text:p>
          </table:table-cell>
          <table:table-cell office:value-type="float" office:value="-0.105539" calcext:value-type="float">
            <text:p>-0.105539</text:p>
          </table:table-cell>
          <table:table-cell office:value-type="float" office:value="-0.036948" calcext:value-type="float">
            <text:p>-0.036948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443627" calcext:value-type="float">
            <text:p>0.443627</text:p>
          </table:table-cell>
          <table:table-cell office:value-type="float" office:value="-0.104976" calcext:value-type="float">
            <text:p>-0.104976</text:p>
          </table:table-cell>
          <table:table-cell office:value-type="float" office:value="-0.034822" calcext:value-type="float">
            <text:p>-0.034822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45082" calcext:value-type="float">
            <text:p>0.45082</text:p>
          </table:table-cell>
          <table:table-cell office:value-type="float" office:value="-0.105344" calcext:value-type="float">
            <text:p>-0.105344</text:p>
          </table:table-cell>
          <table:table-cell office:value-type="float" office:value="-0.032649" calcext:value-type="float">
            <text:p>-0.032649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457956" calcext:value-type="float">
            <text:p>0.457956</text:p>
          </table:table-cell>
          <table:table-cell office:value-type="float" office:value="-0.105148" calcext:value-type="float">
            <text:p>-0.105148</text:p>
          </table:table-cell>
          <table:table-cell office:value-type="float" office:value="-0.036005" calcext:value-type="float">
            <text:p>-0.036005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465036" calcext:value-type="float">
            <text:p>0.465036</text:p>
          </table:table-cell>
          <table:table-cell office:value-type="float" office:value="-0.104433" calcext:value-type="float">
            <text:p>-0.104433</text:p>
          </table:table-cell>
          <table:table-cell office:value-type="float" office:value="-0.035672" calcext:value-type="float">
            <text:p>-0.035672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47206" calcext:value-type="float">
            <text:p>0.47206</text:p>
          </table:table-cell>
          <table:table-cell office:value-type="float" office:value="-0.104096" calcext:value-type="float">
            <text:p>-0.104096</text:p>
          </table:table-cell>
          <table:table-cell office:value-type="float" office:value="-0.035325" calcext:value-type="float">
            <text:p>-0.035325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479027" calcext:value-type="float">
            <text:p>0.479027</text:p>
          </table:table-cell>
          <table:table-cell office:value-type="float" office:value="-0.103393" calcext:value-type="float">
            <text:p>-0.103393</text:p>
          </table:table-cell>
          <table:table-cell office:value-type="float" office:value="-0.033096" calcext:value-type="float">
            <text:p>-0.033096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48594" calcext:value-type="float">
            <text:p>0.48594</text:p>
          </table:table-cell>
          <table:table-cell office:value-type="float" office:value="-0.102521" calcext:value-type="float">
            <text:p>-0.102521</text:p>
          </table:table-cell>
          <table:table-cell office:value-type="float" office:value="-0.036399" calcext:value-type="float">
            <text:p>-0.036399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492797" calcext:value-type="float">
            <text:p>0.492797</text:p>
          </table:table-cell>
          <table:table-cell office:value-type="float" office:value="-0.101846" calcext:value-type="float">
            <text:p>-0.101846</text:p>
          </table:table-cell>
          <table:table-cell office:value-type="float" office:value="-0.034149" calcext:value-type="float">
            <text:p>-0.034149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499601" calcext:value-type="float">
            <text:p>0.499601</text:p>
          </table:table-cell>
          <table:table-cell office:value-type="float" office:value="-0.101466" calcext:value-type="float">
            <text:p>-0.101466</text:p>
          </table:table-cell>
          <table:table-cell office:value-type="float" office:value="-0.03744" calcext:value-type="float">
            <text:p>-0.03744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50635" calcext:value-type="float">
            <text:p>0.50635</text:p>
          </table:table-cell>
          <table:table-cell office:value-type="float" office:value="-0.100964" calcext:value-type="float">
            <text:p>-0.100964</text:p>
          </table:table-cell>
          <table:table-cell office:value-type="float" office:value="-0.037044" calcext:value-type="float">
            <text:p>-0.037044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513045" calcext:value-type="float">
            <text:p>0.513045</text:p>
          </table:table-cell>
          <table:table-cell office:value-type="float" office:value="-0.100713" calcext:value-type="float">
            <text:p>-0.100713</text:p>
          </table:table-cell>
          <table:table-cell office:value-type="float" office:value="-0.036629" calcext:value-type="float">
            <text:p>-0.036629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519688" calcext:value-type="float">
            <text:p>0.519688</text:p>
          </table:table-cell>
          <table:table-cell office:value-type="float" office:value="-0.100651" calcext:value-type="float">
            <text:p>-0.100651</text:p>
          </table:table-cell>
          <table:table-cell office:value-type="float" office:value="-0.036191" calcext:value-type="float">
            <text:p>-0.036191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526278" calcext:value-type="float">
            <text:p>0.526278</text:p>
          </table:table-cell>
          <table:table-cell office:value-type="float" office:value="-0.100584" calcext:value-type="float">
            <text:p>-0.100584</text:p>
          </table:table-cell>
          <table:table-cell office:value-type="float" office:value="-0.039449" calcext:value-type="float">
            <text:p>-0.039449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532815" calcext:value-type="float">
            <text:p>0.532815</text:p>
          </table:table-cell>
          <table:table-cell office:value-type="float" office:value="-0.100403" calcext:value-type="float">
            <text:p>-0.100403</text:p>
          </table:table-cell>
          <table:table-cell office:value-type="float" office:value="-0.039019" calcext:value-type="float">
            <text:p>-0.039019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539301" calcext:value-type="float">
            <text:p>0.539301</text:p>
          </table:table-cell>
          <table:table-cell office:value-type="float" office:value="-0.101095" calcext:value-type="float">
            <text:p>-0.101095</text:p>
          </table:table-cell>
          <table:table-cell office:value-type="float" office:value="-0.040433" calcext:value-type="float">
            <text:p>-0.040433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545735" calcext:value-type="float">
            <text:p>0.545735</text:p>
          </table:table-cell>
          <table:table-cell office:value-type="float" office:value="-0.10259" calcext:value-type="float">
            <text:p>-0.10259</text:p>
          </table:table-cell>
          <table:table-cell office:value-type="float" office:value="-0.03813" calcext:value-type="float">
            <text:p>-0.03813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552118" calcext:value-type="float">
            <text:p>0.552118</text:p>
          </table:table-cell>
          <table:table-cell office:value-type="float" office:value="-0.103453" calcext:value-type="float">
            <text:p>-0.103453</text:p>
          </table:table-cell>
          <table:table-cell office:value-type="float" office:value="-0.041358" calcext:value-type="float">
            <text:p>-0.041358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55845" calcext:value-type="float">
            <text:p>0.55845</text:p>
          </table:table-cell>
          <table:table-cell office:value-type="float" office:value="-0.10347" calcext:value-type="float">
            <text:p>-0.10347</text:p>
          </table:table-cell>
          <table:table-cell office:value-type="float" office:value="-0.039032" calcext:value-type="float">
            <text:p>-0.039032</text:p>
          </table:table-cell>
        </table:table-row>
        <table:table-row table:style-name="ro1">
          <table:table-cell office:value-type="float" office:value="0.353862" calcext:value-type="float">
            <text:p>0.353862</text:p>
          </table:table-cell>
          <table:table-cell office:value-type="float" office:value="0.564732" calcext:value-type="float">
            <text:p>0.564732</text:p>
          </table:table-cell>
          <table:table-cell office:value-type="float" office:value="-0.103824" calcext:value-type="float">
            <text:p>-0.103824</text:p>
          </table:table-cell>
          <table:table-cell office:value-type="float" office:value="-0.036656" calcext:value-type="float">
            <text:p>-0.036656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570965" calcext:value-type="float">
            <text:p>0.570965</text:p>
          </table:table-cell>
          <table:table-cell office:value-type="float" office:value="-0.104861" calcext:value-type="float">
            <text:p>-0.104861</text:p>
          </table:table-cell>
          <table:table-cell office:value-type="float" office:value="-0.039812" calcext:value-type="float">
            <text:p>-0.039812</text:p>
          </table:table-cell>
        </table:table-row>
        <table:table-row table:style-name="ro1">
          <table:table-cell office:value-type="float" office:value="0.353862" calcext:value-type="float">
            <text:p>0.353862</text:p>
          </table:table-cell>
          <table:table-cell office:value-type="float" office:value="0.577147" calcext:value-type="float">
            <text:p>0.577147</text:p>
          </table:table-cell>
          <table:table-cell office:value-type="float" office:value="-0.104665" calcext:value-type="float">
            <text:p>-0.104665</text:p>
          </table:table-cell>
          <table:table-cell office:value-type="float" office:value="-0.039281" calcext:value-type="float">
            <text:p>-0.039281</text:p>
          </table:table-cell>
        </table:table-row>
        <table:table-row table:style-name="ro1">
          <table:table-cell office:value-type="float" office:value="0.380074" calcext:value-type="float">
            <text:p>0.380074</text:p>
          </table:table-cell>
          <table:table-cell office:value-type="float" office:value="0.583281" calcext:value-type="float">
            <text:p>0.583281</text:p>
          </table:table-cell>
          <table:table-cell office:value-type="float" office:value="-0.104869" calcext:value-type="float">
            <text:p>-0.104869</text:p>
          </table:table-cell>
          <table:table-cell office:value-type="float" office:value="-0.036875" calcext:value-type="float">
            <text:p>-0.036875</text:p>
          </table:table-cell>
        </table:table-row>
        <table:table-row table:style-name="ro1">
          <table:table-cell office:value-type="float" office:value="0.380074" calcext:value-type="float">
            <text:p>0.380074</text:p>
          </table:table-cell>
          <table:table-cell office:value-type="float" office:value="0.589366" calcext:value-type="float">
            <text:p>0.589366</text:p>
          </table:table-cell>
          <table:table-cell office:value-type="float" office:value="-0.106598" calcext:value-type="float">
            <text:p>-0.106598</text:p>
          </table:table-cell>
          <table:table-cell office:value-type="float" office:value="-0.038146" calcext:value-type="float">
            <text:p>-0.038146</text:p>
          </table:table-cell>
        </table:table-row>
        <table:table-row table:style-name="ro1">
          <table:table-cell office:value-type="float" office:value="0.366968" calcext:value-type="float">
            <text:p>0.366968</text:p>
          </table:table-cell>
          <table:table-cell office:value-type="float" office:value="0.595403" calcext:value-type="float">
            <text:p>0.595403</text:p>
          </table:table-cell>
          <table:table-cell office:value-type="float" office:value="-0.106832" calcext:value-type="float">
            <text:p>-0.106832</text:p>
          </table:table-cell>
          <table:table-cell office:value-type="float" office:value="-0.041285" calcext:value-type="float">
            <text:p>-0.041285</text:p>
          </table:table-cell>
        </table:table-row>
        <table:table-row table:style-name="ro1">
          <table:table-cell office:value-type="float" office:value="0.39318" calcext:value-type="float">
            <text:p>0.39318</text:p>
          </table:table-cell>
          <table:table-cell office:value-type="float" office:value="0.601392" calcext:value-type="float">
            <text:p>0.601392</text:p>
          </table:table-cell>
          <table:table-cell office:value-type="float" office:value="-0.107734" calcext:value-type="float">
            <text:p>-0.107734</text:p>
          </table:table-cell>
          <table:table-cell office:value-type="float" office:value="-0.038879" calcext:value-type="float">
            <text:p>-0.038879</text:p>
          </table:table-cell>
        </table:table-row>
        <table:table-row table:style-name="ro1">
          <table:table-cell office:value-type="float" office:value="0.406286" calcext:value-type="float">
            <text:p>0.406286</text:p>
          </table:table-cell>
          <table:table-cell office:value-type="float" office:value="0.607333" calcext:value-type="float">
            <text:p>0.607333</text:p>
          </table:table-cell>
          <table:table-cell office:value-type="float" office:value="-0.109509" calcext:value-type="float">
            <text:p>-0.109509</text:p>
          </table:table-cell>
          <table:table-cell office:value-type="float" office:value="-0.038287" calcext:value-type="float">
            <text:p>-0.038287</text:p>
          </table:table-cell>
        </table:table-row>
        <table:table-row table:style-name="ro1">
          <table:table-cell office:value-type="float" office:value="0.406286" calcext:value-type="float">
            <text:p>0.406286</text:p>
          </table:table-cell>
          <table:table-cell office:value-type="float" office:value="0.613227" calcext:value-type="float">
            <text:p>0.613227</text:p>
          </table:table-cell>
          <table:table-cell office:value-type="float" office:value="-0.109996" calcext:value-type="float">
            <text:p>-0.109996</text:p>
          </table:table-cell>
          <table:table-cell office:value-type="float" office:value="-0.039528" calcext:value-type="float">
            <text:p>-0.039528</text:p>
          </table:table-cell>
        </table:table-row>
        <table:table-row table:style-name="ro1">
          <table:table-cell office:value-type="float" office:value="0.432498" calcext:value-type="float">
            <text:p>0.432498</text:p>
          </table:table-cell>
          <table:table-cell office:value-type="float" office:value="0.619075" calcext:value-type="float">
            <text:p>0.619075</text:p>
          </table:table-cell>
          <table:table-cell office:value-type="float" office:value="-0.110405" calcext:value-type="float">
            <text:p>-0.110405</text:p>
          </table:table-cell>
          <table:table-cell office:value-type="float" office:value="-0.037046" calcext:value-type="float">
            <text:p>-0.037046</text:p>
          </table:table-cell>
        </table:table-row>
        <table:table-row table:style-name="ro1">
          <table:table-cell office:value-type="float" office:value="0.432498" calcext:value-type="float">
            <text:p>0.432498</text:p>
          </table:table-cell>
          <table:table-cell office:value-type="float" office:value="0.624876" calcext:value-type="float">
            <text:p>0.624876</text:p>
          </table:table-cell>
          <table:table-cell office:value-type="float" office:value="-0.112324" calcext:value-type="float">
            <text:p>-0.112324</text:p>
          </table:table-cell>
          <table:table-cell office:value-type="float" office:value="-0.038236" calcext:value-type="float">
            <text:p>-0.038236</text:p>
          </table:table-cell>
        </table:table-row>
        <table:table-row table:style-name="ro1">
          <table:table-cell office:value-type="float" office:value="0.471816" calcext:value-type="float">
            <text:p>0.471816</text:p>
          </table:table-cell>
          <table:table-cell office:value-type="float" office:value="0.630631" calcext:value-type="float">
            <text:p>0.630631</text:p>
          </table:table-cell>
          <table:table-cell office:value-type="float" office:value="-0.113504" calcext:value-type="float">
            <text:p>-0.113504</text:p>
          </table:table-cell>
          <table:table-cell office:value-type="float" office:value="-0.033846" calcext:value-type="float">
            <text:p>-0.033846</text:p>
          </table:table-cell>
        </table:table-row>
        <table:table-row table:style-name="ro1">
          <table:table-cell office:value-type="float" office:value="0.45871" calcext:value-type="float">
            <text:p>0.45871</text:p>
          </table:table-cell>
          <table:table-cell office:value-type="float" office:value="0.63634" calcext:value-type="float">
            <text:p>0.63634</text:p>
          </table:table-cell>
          <table:table-cell office:value-type="float" office:value="-0.115916" calcext:value-type="float">
            <text:p>-0.115916</text:p>
          </table:table-cell>
          <table:table-cell office:value-type="float" office:value="-0.036825" calcext:value-type="float">
            <text:p>-0.036825</text:p>
          </table:table-cell>
        </table:table-row>
        <table:table-row table:style-name="ro1">
          <table:table-cell office:value-type="float" office:value="0.471816" calcext:value-type="float">
            <text:p>0.471816</text:p>
          </table:table-cell>
          <table:table-cell office:value-type="float" office:value="0.642004" calcext:value-type="float">
            <text:p>0.642004</text:p>
          </table:table-cell>
          <table:table-cell office:value-type="float" office:value="-0.118614" calcext:value-type="float">
            <text:p>-0.118614</text:p>
          </table:table-cell>
          <table:table-cell office:value-type="float" office:value="-0.036118" calcext:value-type="float">
            <text:p>-0.036118</text:p>
          </table:table-cell>
        </table:table-row>
        <table:table-row table:style-name="ro1">
          <table:table-cell office:value-type="float" office:value="0.498028" calcext:value-type="float">
            <text:p>0.498028</text:p>
          </table:table-cell>
          <table:table-cell office:value-type="float" office:value="0.647623" calcext:value-type="float">
            <text:p>0.647623</text:p>
          </table:table-cell>
          <table:table-cell office:value-type="float" office:value="-0.120397" calcext:value-type="float">
            <text:p>-0.120397</text:p>
          </table:table-cell>
          <table:table-cell office:value-type="float" office:value="-0.033536" calcext:value-type="float">
            <text:p>-0.033536</text:p>
          </table:table-cell>
        </table:table-row>
        <table:table-row table:style-name="ro1">
          <table:table-cell office:value-type="float" office:value="0.498028" calcext:value-type="float">
            <text:p>0.498028</text:p>
          </table:table-cell>
          <table:table-cell office:value-type="float" office:value="0.653197" calcext:value-type="float">
            <text:p>0.653197</text:p>
          </table:table-cell>
          <table:table-cell office:value-type="float" office:value="-0.123238" calcext:value-type="float">
            <text:p>-0.123238</text:p>
          </table:table-cell>
          <table:table-cell office:value-type="float" office:value="-0.03463" calcext:value-type="float">
            <text:p>-0.03463</text:p>
          </table:table-cell>
        </table:table-row>
        <table:table-row table:style-name="ro1">
          <table:table-cell office:value-type="float" office:value="0.511134" calcext:value-type="float">
            <text:p>0.511134</text:p>
          </table:table-cell>
          <table:table-cell office:value-type="float" office:value="0.658727" calcext:value-type="float">
            <text:p>0.658727</text:p>
          </table:table-cell>
          <table:table-cell office:value-type="float" office:value="-0.125367" calcext:value-type="float">
            <text:p>-0.125367</text:p>
          </table:table-cell>
          <table:table-cell office:value-type="float" office:value="-0.033867" calcext:value-type="float">
            <text:p>-0.033867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664214" calcext:value-type="float">
            <text:p>0.664214</text:p>
          </table:table-cell>
          <table:table-cell office:value-type="float" office:value="-0.127201" calcext:value-type="float">
            <text:p>-0.127201</text:p>
          </table:table-cell>
          <table:table-cell office:value-type="float" office:value="-0.029359" calcext:value-type="float">
            <text:p>-0.029359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669656" calcext:value-type="float">
            <text:p>0.669656</text:p>
          </table:table-cell>
          <table:table-cell office:value-type="float" office:value="-0.128296" calcext:value-type="float">
            <text:p>-0.128296</text:p>
          </table:table-cell>
          <table:table-cell office:value-type="float" office:value="-0.030354" calcext:value-type="float">
            <text:p>-0.030354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675056" calcext:value-type="float">
            <text:p>0.675056</text:p>
          </table:table-cell>
          <table:table-cell office:value-type="float" office:value="-0.12982" calcext:value-type="float">
            <text:p>-0.12982</text:p>
          </table:table-cell>
          <table:table-cell office:value-type="float" office:value="-0.027627" calcext:value-type="float">
            <text:p>-0.027627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680413" calcext:value-type="float">
            <text:p>0.680413</text:p>
          </table:table-cell>
          <table:table-cell office:value-type="float" office:value="-0.130308" calcext:value-type="float">
            <text:p>-0.130308</text:p>
          </table:table-cell>
          <table:table-cell office:value-type="float" office:value="-0.028577" calcext:value-type="float">
            <text:p>-0.028577</text:p>
          </table:table-cell>
        </table:table-row>
        <table:table-row table:style-name="ro1">
          <table:table-cell office:value-type="float" office:value="0.602876" calcext:value-type="float">
            <text:p>0.602876</text:p>
          </table:table-cell>
          <table:table-cell office:value-type="float" office:value="0.685727" calcext:value-type="float">
            <text:p>0.685727</text:p>
          </table:table-cell>
          <table:table-cell office:value-type="float" office:value="-0.130516" calcext:value-type="float">
            <text:p>-0.130516</text:p>
          </table:table-cell>
          <table:table-cell office:value-type="float" office:value="-0.025816" calcext:value-type="float">
            <text:p>-0.025816</text:p>
          </table:table-cell>
        </table:table-row>
        <table:table-row table:style-name="ro1">
          <table:table-cell office:value-type="float" office:value="0.642194" calcext:value-type="float">
            <text:p>0.642194</text:p>
          </table:table-cell>
          <table:table-cell office:value-type="float" office:value="0.690999" calcext:value-type="float">
            <text:p>0.690999</text:p>
          </table:table-cell>
          <table:table-cell office:value-type="float" office:value="-0.131069" calcext:value-type="float">
            <text:p>-0.131069</text:p>
          </table:table-cell>
          <table:table-cell office:value-type="float" office:value="-0.021147" calcext:value-type="float">
            <text:p>-0.021147</text:p>
          </table:table-cell>
        </table:table-row>
        <table:table-row table:style-name="ro1">
          <table:table-cell office:value-type="float" office:value="0.6553" calcext:value-type="float">
            <text:p>0.6553</text:p>
          </table:table-cell>
          <table:table-cell office:value-type="float" office:value="0.696229" calcext:value-type="float">
            <text:p>0.696229</text:p>
          </table:table-cell>
          <table:table-cell office:value-type="float" office:value="-0.132647" calcext:value-type="float">
            <text:p>-0.132647</text:p>
          </table:table-cell>
          <table:table-cell office:value-type="float" office:value="-0.02012" calcext:value-type="float">
            <text:p>-0.02012</text:p>
          </table:table-cell>
        </table:table-row>
        <table:table-row table:style-name="ro1">
          <table:table-cell office:value-type="float" office:value="0.6553" calcext:value-type="float">
            <text:p>0.6553</text:p>
          </table:table-cell>
          <table:table-cell office:value-type="float" office:value="0.701418" calcext:value-type="float">
            <text:p>0.701418</text:p>
          </table:table-cell>
          <table:table-cell office:value-type="float" office:value="-0.132958" calcext:value-type="float">
            <text:p>-0.132958</text:p>
          </table:table-cell>
          <table:table-cell office:value-type="float" office:value="-0.020929" calcext:value-type="float">
            <text:p>-0.020929</text:p>
          </table:table-cell>
        </table:table-row>
        <table:table-row table:style-name="ro1">
          <table:table-cell office:value-type="float" office:value="0.694618" calcext:value-type="float">
            <text:p>0.694618</text:p>
          </table:table-cell>
          <table:table-cell office:value-type="float" office:value="0.706565" calcext:value-type="float">
            <text:p>0.706565</text:p>
          </table:table-cell>
          <table:table-cell office:value-type="float" office:value="-0.132309" calcext:value-type="float">
            <text:p>-0.132309</text:p>
          </table:table-cell>
          <table:table-cell office:value-type="float" office:value="-0.016166" calcext:value-type="float">
            <text:p>-0.016166</text:p>
          </table:table-cell>
        </table:table-row>
        <table:table-row table:style-name="ro1">
          <table:table-cell office:value-type="float" office:value="0.707724" calcext:value-type="float">
            <text:p>0.707724</text:p>
          </table:table-cell>
          <table:table-cell office:value-type="float" office:value="0.711672" calcext:value-type="float">
            <text:p>0.711672</text:p>
          </table:table-cell>
          <table:table-cell office:value-type="float" office:value="-0.13282" calcext:value-type="float">
            <text:p>-0.13282</text:p>
          </table:table-cell>
          <table:table-cell office:value-type="float" office:value="-0.015055" calcext:value-type="float">
            <text:p>-0.015055</text:p>
          </table:table-cell>
        </table:table-row>
        <table:table-row table:style-name="ro1">
          <table:table-cell office:value-type="float" office:value="0.707724" calcext:value-type="float">
            <text:p>0.707724</text:p>
          </table:table-cell>
          <table:table-cell office:value-type="float" office:value="0.716738" calcext:value-type="float">
            <text:p>0.716738</text:p>
          </table:table-cell>
          <table:table-cell office:value-type="float" office:value="-0.132211" calcext:value-type="float">
            <text:p>-0.132211</text:p>
          </table:table-cell>
          <table:table-cell office:value-type="float" office:value="-0.015785" calcext:value-type="float">
            <text:p>-0.015785</text:p>
          </table:table-cell>
        </table:table-row>
        <table:table-row table:style-name="ro1">
          <table:table-cell office:value-type="float" office:value="0.733936" calcext:value-type="float">
            <text:p>0.733936</text:p>
          </table:table-cell>
          <table:table-cell office:value-type="float" office:value="0.721764" calcext:value-type="float">
            <text:p>0.721764</text:p>
          </table:table-cell>
          <table:table-cell office:value-type="float" office:value="-0.130626" calcext:value-type="float">
            <text:p>-0.130626</text:p>
          </table:table-cell>
          <table:table-cell office:value-type="float" office:value="-0.012801" calcext:value-type="float">
            <text:p>-0.012801</text:p>
          </table:table-cell>
        </table:table-row>
        <table:table-row table:style-name="ro1">
          <table:table-cell office:value-type="float" office:value="0.760148" calcext:value-type="float">
            <text:p>0.760148</text:p>
          </table:table-cell>
          <table:table-cell office:value-type="float" office:value="0.72675" calcext:value-type="float">
            <text:p>0.72675</text:p>
          </table:table-cell>
          <table:table-cell office:value-type="float" office:value="-0.128428" calcext:value-type="float">
            <text:p>-0.128428</text:p>
          </table:table-cell>
          <table:table-cell office:value-type="float" office:value="-0.00977" calcext:value-type="float">
            <text:p>-0.00977</text:p>
          </table:table-cell>
        </table:table-row>
        <table:table-row table:style-name="ro1">
          <table:table-cell office:value-type="float" office:value="0.78636" calcext:value-type="float">
            <text:p>0.78636</text:p>
          </table:table-cell>
          <table:table-cell office:value-type="float" office:value="0.731696" calcext:value-type="float">
            <text:p>0.731696</text:p>
          </table:table-cell>
          <table:table-cell office:value-type="float" office:value="-0.125247" calcext:value-type="float">
            <text:p>-0.125247</text:p>
          </table:table-cell>
          <table:table-cell office:value-type="float" office:value="-0.006684" calcext:value-type="float">
            <text:p>-0.006684</text:p>
          </table:table-cell>
        </table:table-row>
        <table:table-row table:style-name="ro1">
          <table:table-cell office:value-type="float" office:value="0.799466" calcext:value-type="float">
            <text:p>0.799466</text:p>
          </table:table-cell>
          <table:table-cell office:value-type="float" office:value="0.736603" calcext:value-type="float">
            <text:p>0.736603</text:p>
          </table:table-cell>
          <table:table-cell office:value-type="float" office:value="-0.121462" calcext:value-type="float">
            <text:p>-0.121462</text:p>
          </table:table-cell>
          <table:table-cell office:value-type="float" office:value="-0.005403" calcext:value-type="float">
            <text:p>-0.005403</text:p>
          </table:table-cell>
        </table:table-row>
        <table:table-row table:style-name="ro1">
          <table:table-cell office:value-type="float" office:value="0.799466" calcext:value-type="float">
            <text:p>0.799466</text:p>
          </table:table-cell>
          <table:table-cell office:value-type="float" office:value="0.741471" calcext:value-type="float">
            <text:p>0.741471</text:p>
          </table:table-cell>
          <table:table-cell office:value-type="float" office:value="-0.118537" calcext:value-type="float">
            <text:p>-0.118537</text:p>
          </table:table-cell>
          <table:table-cell office:value-type="float" office:value="-0.005962" calcext:value-type="float">
            <text:p>-0.005962</text:p>
          </table:table-cell>
        </table:table-row>
        <table:table-row table:style-name="ro1">
          <table:table-cell office:value-type="float" office:value="0.812572" calcext:value-type="float">
            <text:p>0.812572</text:p>
          </table:table-cell>
          <table:table-cell office:value-type="float" office:value="0.746301" calcext:value-type="float">
            <text:p>0.746301</text:p>
          </table:table-cell>
          <table:table-cell office:value-type="float" office:value="-0.115526" calcext:value-type="float">
            <text:p>-0.115526</text:p>
          </table:table-cell>
          <table:table-cell office:value-type="float" office:value="-0.004673" calcext:value-type="float">
            <text:p>-0.004673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751092" calcext:value-type="float">
            <text:p>0.751092</text:p>
          </table:table-cell>
          <table:table-cell office:value-type="float" office:value="-0.113596" calcext:value-type="float">
            <text:p>-0.113596</text:p>
          </table:table-cell>
          <table:table-cell office:value-type="float" office:value="-0.001509" calcext:value-type="float">
            <text:p>-0.001509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755845" calcext:value-type="float">
            <text:p>0.755845</text:p>
          </table:table-cell>
          <table:table-cell office:value-type="float" office:value="-0.111846" calcext:value-type="float">
            <text:p>-0.111846</text:p>
          </table:table-cell>
          <table:table-cell office:value-type="float" office:value="-0.000157" calcext:value-type="float">
            <text:p>-0.000157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760561" calcext:value-type="float">
            <text:p>0.760561</text:p>
          </table:table-cell>
          <table:table-cell office:value-type="float" office:value="-0.109017" calcext:value-type="float">
            <text:p>-0.109017</text:p>
          </table:table-cell>
          <table:table-cell office:value-type="float" office:value="-0.002501" calcext:value-type="float">
            <text:p>-0.002501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765239" calcext:value-type="float">
            <text:p>0.765239</text:p>
          </table:table-cell>
          <table:table-cell office:value-type="float" office:value="-0.107479" calcext:value-type="float">
            <text:p>-0.107479</text:p>
          </table:table-cell>
          <table:table-cell office:value-type="float" office:value="-0.001156" calcext:value-type="float">
            <text:p>-0.001156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76988" calcext:value-type="float">
            <text:p>0.76988</text:p>
          </table:table-cell>
          <table:table-cell office:value-type="float" office:value="-0.105653" calcext:value-type="float">
            <text:p>-0.105653</text:p>
          </table:table-cell>
          <table:table-cell office:value-type="float" office:value="0.002069" calcext:value-type="float">
            <text:p>0.002069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774484" calcext:value-type="float">
            <text:p>0.774484</text:p>
          </table:table-cell>
          <table:table-cell office:value-type="float" office:value="-0.102538" calcext:value-type="float">
            <text:p>-0.102538</text:p>
          </table:table-cell>
          <table:table-cell office:value-type="float" office:value="0.005351" calcext:value-type="float">
            <text:p>0.005351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779052" calcext:value-type="float">
            <text:p>0.779052</text:p>
          </table:table-cell>
          <table:table-cell office:value-type="float" office:value="-0.099858" calcext:value-type="float">
            <text:p>-0.099858</text:p>
          </table:table-cell>
          <table:table-cell office:value-type="float" office:value="0.004971" calcext:value-type="float">
            <text:p>0.004971</text:p>
          </table:table-cell>
        </table:table-row>
        <table:table-row table:style-name="ro1">
          <table:table-cell office:value-type="float" office:value="0.930526" calcext:value-type="float">
            <text:p>0.930526</text:p>
          </table:table-cell>
          <table:table-cell office:value-type="float" office:value="0.783583" calcext:value-type="float">
            <text:p>0.783583</text:p>
          </table:table-cell>
          <table:table-cell office:value-type="float" office:value="-0.09697" calcext:value-type="float">
            <text:p>-0.09697</text:p>
          </table:table-cell>
          <table:table-cell office:value-type="float" office:value="0.008314" calcext:value-type="float">
            <text:p>0.008314</text:p>
          </table:table-cell>
        </table:table-row>
        <table:table-row table:style-name="ro1">
          <table:table-cell office:value-type="float" office:value="0.930526" calcext:value-type="float">
            <text:p>0.930526</text:p>
          </table:table-cell>
          <table:table-cell office:value-type="float" office:value="0.788078" calcext:value-type="float">
            <text:p>0.788078</text:p>
          </table:table-cell>
          <table:table-cell office:value-type="float" office:value="-0.094008" calcext:value-type="float">
            <text:p>-0.094008</text:p>
          </table:table-cell>
          <table:table-cell office:value-type="float" office:value="0.007979" calcext:value-type="float">
            <text:p>0.007979</text:p>
          </table:table-cell>
        </table:table-row>
        <table:table-row table:style-name="ro1">
          <table:table-cell office:value-type="float" office:value="0.930526" calcext:value-type="float">
            <text:p>0.930526</text:p>
          </table:table-cell>
          <table:table-cell office:value-type="float" office:value="0.792538" calcext:value-type="float">
            <text:p>0.792538</text:p>
          </table:table-cell>
          <table:table-cell office:value-type="float" office:value="-0.090513" calcext:value-type="float">
            <text:p>-0.090513</text:p>
          </table:table-cell>
          <table:table-cell office:value-type="float" office:value="0.007631" calcext:value-type="float">
            <text:p>0.007631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0.796962" calcext:value-type="float">
            <text:p>0.796962</text:p>
          </table:table-cell>
          <table:table-cell office:value-type="float" office:value="-0.087166" calcext:value-type="float">
            <text:p>-0.087166</text:p>
          </table:table-cell>
          <table:table-cell office:value-type="float" office:value="0.012855" calcext:value-type="float">
            <text:p>0.012855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0.801351" calcext:value-type="float">
            <text:p>0.801351</text:p>
          </table:table-cell>
          <table:table-cell office:value-type="float" office:value="-0.084861" calcext:value-type="float">
            <text:p>-0.084861</text:p>
          </table:table-cell>
          <table:table-cell office:value-type="float" office:value="0.012571" calcext:value-type="float">
            <text:p>0.012571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0.805706" calcext:value-type="float">
            <text:p>0.805706</text:p>
          </table:table-cell>
          <table:table-cell office:value-type="float" office:value="-0.08325" calcext:value-type="float">
            <text:p>-0.08325</text:p>
          </table:table-cell>
          <table:table-cell office:value-type="float" office:value="0.012288" calcext:value-type="float">
            <text:p>0.012288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0.810026" calcext:value-type="float">
            <text:p>0.810026</text:p>
          </table:table-cell>
          <table:table-cell office:value-type="float" office:value="-0.081816" calcext:value-type="float">
            <text:p>-0.081816</text:p>
          </table:table-cell>
          <table:table-cell office:value-type="float" office:value="0.011997" calcext:value-type="float">
            <text:p>0.011997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0.814311" calcext:value-type="float">
            <text:p>0.814311</text:p>
          </table:table-cell>
          <table:table-cell office:value-type="float" office:value="-0.080965" calcext:value-type="float">
            <text:p>-0.080965</text:p>
          </table:table-cell>
          <table:table-cell office:value-type="float" office:value="0.015421" calcext:value-type="float">
            <text:p>0.015421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0.818563" calcext:value-type="float">
            <text:p>0.818563</text:p>
          </table:table-cell>
          <table:table-cell office:value-type="float" office:value="-0.080307" calcext:value-type="float">
            <text:p>-0.080307</text:p>
          </table:table-cell>
          <table:table-cell office:value-type="float" office:value="0.013311" calcext:value-type="float">
            <text:p>0.013311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0.82278" calcext:value-type="float">
            <text:p>0.82278</text:p>
          </table:table-cell>
          <table:table-cell office:value-type="float" office:value="-0.079016" calcext:value-type="float">
            <text:p>-0.079016</text:p>
          </table:table-cell>
          <table:table-cell office:value-type="float" office:value="0.016759" calcext:value-type="float">
            <text:p>0.016759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0.826964" calcext:value-type="float">
            <text:p>0.826964</text:p>
          </table:table-cell>
          <table:table-cell office:value-type="float" office:value="-0.076271" calcext:value-type="float">
            <text:p>-0.076271</text:p>
          </table:table-cell>
          <table:table-cell office:value-type="float" office:value="0.020262" calcext:value-type="float">
            <text:p>0.020262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0.831116" calcext:value-type="float">
            <text:p>0.831116</text:p>
          </table:table-cell>
          <table:table-cell office:value-type="float" office:value="-0.072612" calcext:value-type="float">
            <text:p>-0.072612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0.835234" calcext:value-type="float">
            <text:p>0.835234</text:p>
          </table:table-cell>
          <table:table-cell office:value-type="float" office:value="-0.070171" calcext:value-type="float">
            <text:p>-0.070171</text:p>
          </table:table-cell>
          <table:table-cell office:value-type="float" office:value="0.018074" calcext:value-type="float">
            <text:p>0.018074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0.839319" calcext:value-type="float">
            <text:p>0.839319</text:p>
          </table:table-cell>
          <table:table-cell office:value-type="float" office:value="-0.069449" calcext:value-type="float">
            <text:p>-0.069449</text:p>
          </table:table-cell>
          <table:table-cell office:value-type="float" office:value="0.027177" calcext:value-type="float">
            <text:p>0.027177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0.843372" calcext:value-type="float">
            <text:p>0.843372</text:p>
          </table:table-cell>
          <table:table-cell office:value-type="float" office:value="-0.068771" calcext:value-type="float">
            <text:p>-0.068771</text:p>
          </table:table-cell>
          <table:table-cell office:value-type="float" office:value="0.019655" calcext:value-type="float">
            <text:p>0.019655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0.847393" calcext:value-type="float">
            <text:p>0.847393</text:p>
          </table:table-cell>
          <table:table-cell office:value-type="float" office:value="-0.06799" calcext:value-type="float">
            <text:p>-0.06799</text:p>
          </table:table-cell>
          <table:table-cell office:value-type="float" office:value="0.025048" calcext:value-type="float">
            <text:p>0.025048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0.851382" calcext:value-type="float">
            <text:p>0.851382</text:p>
          </table:table-cell>
          <table:table-cell office:value-type="float" office:value="-0.067118" calcext:value-type="float">
            <text:p>-0.067118</text:p>
          </table:table-cell>
          <table:table-cell office:value-type="float" office:value="0.02679" calcext:value-type="float">
            <text:p>0.02679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0.855339" calcext:value-type="float">
            <text:p>0.855339</text:p>
          </table:table-cell>
          <table:table-cell office:value-type="float" office:value="-0.065032" calcext:value-type="float">
            <text:p>-0.065032</text:p>
          </table:table-cell>
          <table:table-cell office:value-type="float" office:value="0.030421" calcext:value-type="float">
            <text:p>0.030421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0.859265" calcext:value-type="float">
            <text:p>0.859265</text:p>
          </table:table-cell>
          <table:table-cell office:value-type="float" office:value="-0.061344" calcext:value-type="float">
            <text:p>-0.061344</text:p>
          </table:table-cell>
          <table:table-cell office:value-type="float" office:value="0.030389" calcext:value-type="float">
            <text:p>0.030389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0.86316" calcext:value-type="float">
            <text:p>0.86316</text:p>
          </table:table-cell>
          <table:table-cell office:value-type="float" office:value="-0.05708" calcext:value-type="float">
            <text:p>-0.05708</text:p>
          </table:table-cell>
          <table:table-cell office:value-type="float" office:value="0.032216" calcext:value-type="float">
            <text:p>0.032216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0.867023" calcext:value-type="float">
            <text:p>0.867023</text:p>
          </table:table-cell>
          <table:table-cell office:value-type="float" office:value="-0.054141" calcext:value-type="float">
            <text:p>-0.054141</text:p>
          </table:table-cell>
          <table:table-cell office:value-type="float" office:value="0.03406" calcext:value-type="float">
            <text:p>0.03406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0.870857" calcext:value-type="float">
            <text:p>0.870857</text:p>
          </table:table-cell>
          <table:table-cell office:value-type="float" office:value="-0.052461" calcext:value-type="float">
            <text:p>-0.052461</text:p>
          </table:table-cell>
          <table:table-cell office:value-type="float" office:value="0.03406" calcext:value-type="float">
            <text:p>0.03406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0.874659" calcext:value-type="float">
            <text:p>0.874659</text:p>
          </table:table-cell>
          <table:table-cell office:value-type="float" office:value="-0.050562" calcext:value-type="float">
            <text:p>-0.050562</text:p>
          </table:table-cell>
          <table:table-cell office:value-type="float" office:value="0.035913" calcext:value-type="float">
            <text:p>0.035913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0.878432" calcext:value-type="float">
            <text:p>0.878432</text:p>
          </table:table-cell>
          <table:table-cell office:value-type="float" office:value="-0.047819" calcext:value-type="float">
            <text:p>-0.047819</text:p>
          </table:table-cell>
          <table:table-cell office:value-type="float" office:value="0.034063" calcext:value-type="float">
            <text:p>0.034063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0.882174" calcext:value-type="float">
            <text:p>0.882174</text:p>
          </table:table-cell>
          <table:table-cell office:value-type="float" office:value="-0.045299" calcext:value-type="float">
            <text:p>-0.045299</text:p>
          </table:table-cell>
          <table:table-cell office:value-type="float" office:value="0.04149" calcext:value-type="float">
            <text:p>0.04149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0.885887" calcext:value-type="float">
            <text:p>0.885887</text:p>
          </table:table-cell>
          <table:table-cell office:value-type="float" office:value="-0.043337" calcext:value-type="float">
            <text:p>-0.043337</text:p>
          </table:table-cell>
          <table:table-cell office:value-type="float" office:value="0.037859" calcext:value-type="float">
            <text:p>0.037859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0.889571" calcext:value-type="float">
            <text:p>0.889571</text:p>
          </table:table-cell>
          <table:table-cell office:value-type="float" office:value="-0.041514" calcext:value-type="float">
            <text:p>-0.041514</text:p>
          </table:table-cell>
          <table:table-cell office:value-type="float" office:value="0.041623" calcext:value-type="float">
            <text:p>0.041623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0.893225" calcext:value-type="float">
            <text:p>0.893225</text:p>
          </table:table-cell>
          <table:table-cell office:value-type="float" office:value="-0.039546" calcext:value-type="float">
            <text:p>-0.039546</text:p>
          </table:table-cell>
          <table:table-cell office:value-type="float" office:value="0.041713" calcext:value-type="float">
            <text:p>0.041713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0.89685" calcext:value-type="float">
            <text:p>0.89685</text:p>
          </table:table-cell>
          <table:table-cell office:value-type="float" office:value="-0.037546" calcext:value-type="float">
            <text:p>-0.037546</text:p>
          </table:table-cell>
          <table:table-cell office:value-type="float" office:value="0.045522" calcext:value-type="float">
            <text:p>0.045522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0.900446" calcext:value-type="float">
            <text:p>0.900446</text:p>
          </table:table-cell>
          <table:table-cell office:value-type="float" office:value="-0.035312" calcext:value-type="float">
            <text:p>-0.035312</text:p>
          </table:table-cell>
          <table:table-cell office:value-type="float" office:value="0.047522" calcext:value-type="float">
            <text:p>0.047522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0.904014" calcext:value-type="float">
            <text:p>0.904014</text:p>
          </table:table-cell>
          <table:table-cell office:value-type="float" office:value="-0.033792" calcext:value-type="float">
            <text:p>-0.033792</text:p>
          </table:table-cell>
          <table:table-cell office:value-type="float" office:value="0.047686" calcext:value-type="float">
            <text:p>0.047686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0.907554" calcext:value-type="float">
            <text:p>0.907554</text:p>
          </table:table-cell>
          <table:table-cell office:value-type="float" office:value="-0.032504" calcext:value-type="float">
            <text:p>-0.032504</text:p>
          </table:table-cell>
          <table:table-cell office:value-type="float" office:value="0.044117" calcext:value-type="float">
            <text:p>0.044117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0.911065" calcext:value-type="float">
            <text:p>0.911065</text:p>
          </table:table-cell>
          <table:table-cell office:value-type="float" office:value="-0.031796" calcext:value-type="float">
            <text:p>-0.031796</text:p>
          </table:table-cell>
          <table:table-cell office:value-type="float" office:value="0.047924" calcext:value-type="float">
            <text:p>0.047924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0.914549" calcext:value-type="float">
            <text:p>0.914549</text:p>
          </table:table-cell>
          <table:table-cell office:value-type="float" office:value="-0.030851" calcext:value-type="float">
            <text:p>-0.030851</text:p>
          </table:table-cell>
          <table:table-cell office:value-type="float" office:value="0.051776" calcext:value-type="float">
            <text:p>0.051776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0.918005" calcext:value-type="float">
            <text:p>0.918005</text:p>
          </table:table-cell>
          <table:table-cell office:value-type="float" office:value="-0.030025" calcext:value-type="float">
            <text:p>-0.030025</text:p>
          </table:table-cell>
          <table:table-cell office:value-type="float" office:value="0.051969" calcext:value-type="float">
            <text:p>0.051969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0.921433" calcext:value-type="float">
            <text:p>0.921433</text:p>
          </table:table-cell>
          <table:table-cell office:value-type="float" office:value="-0.028745" calcext:value-type="float">
            <text:p>-0.028745</text:p>
          </table:table-cell>
          <table:table-cell office:value-type="float" office:value="0.054032" calcext:value-type="float">
            <text:p>0.054032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0.924835" calcext:value-type="float">
            <text:p>0.924835</text:p>
          </table:table-cell>
          <table:table-cell office:value-type="float" office:value="-0.028011" calcext:value-type="float">
            <text:p>-0.028011</text:p>
          </table:table-cell>
          <table:table-cell office:value-type="float" office:value="0.056121" calcext:value-type="float">
            <text:p>0.056121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0.928209" calcext:value-type="float">
            <text:p>0.928209</text:p>
          </table:table-cell>
          <table:table-cell office:value-type="float" office:value="-0.027011" calcext:value-type="float">
            <text:p>-0.027011</text:p>
          </table:table-cell>
          <table:table-cell office:value-type="float" office:value="0.060094" calcext:value-type="float">
            <text:p>0.060094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0.931556" calcext:value-type="float">
            <text:p>0.931556</text:p>
          </table:table-cell>
          <table:table-cell office:value-type="float" office:value="-0.025336" calcext:value-type="float">
            <text:p>-0.025336</text:p>
          </table:table-cell>
          <table:table-cell office:value-type="float" office:value="0.060394" calcext:value-type="float">
            <text:p>0.060394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0.934877" calcext:value-type="float">
            <text:p>0.934877</text:p>
          </table:table-cell>
          <table:table-cell office:value-type="float" office:value="-0.023616" calcext:value-type="float">
            <text:p>-0.023616</text:p>
          </table:table-cell>
          <table:table-cell office:value-type="float" office:value="0.062549" calcext:value-type="float">
            <text:p>0.062549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0.938172" calcext:value-type="float">
            <text:p>0.938172</text:p>
          </table:table-cell>
          <table:table-cell office:value-type="float" office:value="-0.02125" calcext:value-type="float">
            <text:p>-0.02125</text:p>
          </table:table-cell>
          <table:table-cell office:value-type="float" office:value="0.064719" calcext:value-type="float">
            <text:p>0.064719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0.94144" calcext:value-type="float">
            <text:p>0.94144</text:p>
          </table:table-cell>
          <table:table-cell office:value-type="float" office:value="-0.018357" calcext:value-type="float">
            <text:p>-0.018357</text:p>
          </table:table-cell>
          <table:table-cell office:value-type="float" office:value="0.065047" calcext:value-type="float">
            <text:p>0.065047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0.944683" calcext:value-type="float">
            <text:p>0.944683</text:p>
          </table:table-cell>
          <table:table-cell office:value-type="float" office:value="-0.014318" calcext:value-type="float">
            <text:p>-0.014318</text:p>
          </table:table-cell>
          <table:table-cell office:value-type="float" office:value="0.06723" calcext:value-type="float">
            <text:p>0.06723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0.9479" calcext:value-type="float">
            <text:p>0.9479</text:p>
          </table:table-cell>
          <table:table-cell office:value-type="float" office:value="-0.010531" calcext:value-type="float">
            <text:p>-0.010531</text:p>
          </table:table-cell>
          <table:table-cell office:value-type="float" office:value="0.069437" calcext:value-type="float">
            <text:p>0.069437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0.951091" calcext:value-type="float">
            <text:p>0.951091</text:p>
          </table:table-cell>
          <table:table-cell office:value-type="float" office:value="-0.006885" calcext:value-type="float">
            <text:p>-0.006885</text:p>
          </table:table-cell>
          <table:table-cell office:value-type="float" office:value="0.073533" calcext:value-type="float">
            <text:p>0.073533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0.954257" calcext:value-type="float">
            <text:p>0.954257</text:p>
          </table:table-cell>
          <table:table-cell office:value-type="float" office:value="-0.002336" calcext:value-type="float">
            <text:p>-0.002336</text:p>
          </table:table-cell>
          <table:table-cell office:value-type="float" office:value="0.073964" calcext:value-type="float">
            <text:p>0.073964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0.957398" calcext:value-type="float">
            <text:p>0.957398</text:p>
          </table:table-cell>
          <table:table-cell office:value-type="float" office:value="0.001622" calcext:value-type="float">
            <text:p>0.001622</text:p>
          </table:table-cell>
          <table:table-cell office:value-type="float" office:value="0.072532" calcext:value-type="float">
            <text:p>0.072532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0.960514" calcext:value-type="float">
            <text:p>0.960514</text:p>
          </table:table-cell>
          <table:table-cell office:value-type="float" office:value="0.006196" calcext:value-type="float">
            <text:p>0.006196</text:p>
          </table:table-cell>
          <table:table-cell office:value-type="float" office:value="0.076646" calcext:value-type="float">
            <text:p>0.076646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0.963605" calcext:value-type="float">
            <text:p>0.963605</text:p>
          </table:table-cell>
          <table:table-cell office:value-type="float" office:value="0.010656" calcext:value-type="float">
            <text:p>0.010656</text:p>
          </table:table-cell>
          <table:table-cell office:value-type="float" office:value="0.077082" calcext:value-type="float">
            <text:p>0.077082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0.966671" calcext:value-type="float">
            <text:p>0.966671</text:p>
          </table:table-cell>
          <table:table-cell office:value-type="float" office:value="0.015212" calcext:value-type="float">
            <text:p>0.015212</text:p>
          </table:table-cell>
          <table:table-cell office:value-type="float" office:value="0.077517" calcext:value-type="float">
            <text:p>0.077517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0.969714" calcext:value-type="float">
            <text:p>0.969714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79811" calcext:value-type="float">
            <text:p>0.079811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0.972732" calcext:value-type="float">
            <text:p>0.972732</text:p>
          </table:table-cell>
          <table:table-cell office:value-type="float" office:value="0.024029" calcext:value-type="float">
            <text:p>0.024029</text:p>
          </table:table-cell>
          <table:table-cell office:value-type="float" office:value="0.082133" calcext:value-type="float">
            <text:p>0.082133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0.975726" calcext:value-type="float">
            <text:p>0.975726</text:p>
          </table:table-cell>
          <table:table-cell office:value-type="float" office:value="0.027409" calcext:value-type="float">
            <text:p>0.027409</text:p>
          </table:table-cell>
          <table:table-cell office:value-type="float" office:value="0.077035" calcext:value-type="float">
            <text:p>0.077035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0.978696" calcext:value-type="float">
            <text:p>0.978696</text:p>
          </table:table-cell>
          <table:table-cell office:value-type="float" office:value="0.030391" calcext:value-type="float">
            <text:p>0.030391</text:p>
          </table:table-cell>
          <table:table-cell office:value-type="float" office:value="0.079292" calcext:value-type="float">
            <text:p>0.079292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0.981643" calcext:value-type="float">
            <text:p>0.981643</text:p>
          </table:table-cell>
          <table:table-cell office:value-type="float" office:value="0.032556" calcext:value-type="float">
            <text:p>0.032556</text:p>
          </table:table-cell>
          <table:table-cell office:value-type="float" office:value="0.077843" calcext:value-type="float">
            <text:p>0.077843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0.984567" calcext:value-type="float">
            <text:p>0.984567</text:p>
          </table:table-cell>
          <table:table-cell office:value-type="float" office:value="0.035161" calcext:value-type="float">
            <text:p>0.035161</text:p>
          </table:table-cell>
          <table:table-cell office:value-type="float" office:value="0.083813" calcext:value-type="float">
            <text:p>0.083813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0.987467" calcext:value-type="float">
            <text:p>0.987467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78706" calcext:value-type="float">
            <text:p>0.078706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0.990344" calcext:value-type="float">
            <text:p>0.990344</text:p>
          </table:table-cell>
          <table:table-cell office:value-type="float" office:value="0.039277" calcext:value-type="float">
            <text:p>0.039277</text:p>
          </table:table-cell>
          <table:table-cell office:value-type="float" office:value="0.082829" calcext:value-type="float">
            <text:p>0.082829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0.993198" calcext:value-type="float">
            <text:p>0.993198</text:p>
          </table:table-cell>
          <table:table-cell office:value-type="float" office:value="0.042641" calcext:value-type="float">
            <text:p>0.042641</text:p>
          </table:table-cell>
          <table:table-cell office:value-type="float" office:value="0.085144" calcext:value-type="float">
            <text:p>0.085144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0.99603" calcext:value-type="float">
            <text:p>0.99603</text:p>
          </table:table-cell>
          <table:table-cell office:value-type="float" office:value="0.046266" calcext:value-type="float">
            <text:p>0.046266</text:p>
          </table:table-cell>
          <table:table-cell office:value-type="float" office:value="0.083763" calcext:value-type="float">
            <text:p>0.083763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0.998839" calcext:value-type="float">
            <text:p>0.998839</text:p>
          </table:table-cell>
          <table:table-cell office:value-type="float" office:value="0.049792" calcext:value-type="float">
            <text:p>0.049792</text:p>
          </table:table-cell>
          <table:table-cell office:value-type="float" office:value="0.084211" calcext:value-type="float">
            <text:p>0.084211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001626" calcext:value-type="float">
            <text:p>1.001626</text:p>
          </table:table-cell>
          <table:table-cell office:value-type="float" office:value="0.052555" calcext:value-type="float">
            <text:p>0.052555</text:p>
          </table:table-cell>
          <table:table-cell office:value-type="float" office:value="0.08651" calcext:value-type="float">
            <text:p>0.08651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004391" calcext:value-type="float">
            <text:p>1.004391</text:p>
          </table:table-cell>
          <table:table-cell office:value-type="float" office:value="0.055791" calcext:value-type="float">
            <text:p>0.055791</text:p>
          </table:table-cell>
          <table:table-cell office:value-type="float" office:value="0.083245" calcext:value-type="float">
            <text:p>0.083245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007134" calcext:value-type="float">
            <text:p>1.007134</text:p>
          </table:table-cell>
          <table:table-cell office:value-type="float" office:value="0.059183" calcext:value-type="float">
            <text:p>0.059183</text:p>
          </table:table-cell>
          <table:table-cell office:value-type="float" office:value="0.087365" calcext:value-type="float">
            <text:p>0.087365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009855" calcext:value-type="float">
            <text:p>1.009855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5953" calcext:value-type="float">
            <text:p>0.085953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012555" calcext:value-type="float">
            <text:p>1.012555</text:p>
          </table:table-cell>
          <table:table-cell office:value-type="float" office:value="0.064846" calcext:value-type="float">
            <text:p>0.064846</text:p>
          </table:table-cell>
          <table:table-cell office:value-type="float" office:value="0.086378" calcext:value-type="float">
            <text:p>0.086378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015233" calcext:value-type="float">
            <text:p>1.015233</text:p>
          </table:table-cell>
          <table:table-cell office:value-type="float" office:value="0.067549" calcext:value-type="float">
            <text:p>0.067549</text:p>
          </table:table-cell>
          <table:table-cell office:value-type="float" office:value="0.086802" calcext:value-type="float">
            <text:p>0.086802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01789" calcext:value-type="float">
            <text:p>1.01789</text:p>
          </table:table-cell>
          <table:table-cell office:value-type="float" office:value="0.070094" calcext:value-type="float">
            <text:p>0.070094</text:p>
          </table:table-cell>
          <table:table-cell office:value-type="float" office:value="0.087224" calcext:value-type="float">
            <text:p>0.087224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020525" calcext:value-type="float">
            <text:p>1.020525</text:p>
          </table:table-cell>
          <table:table-cell office:value-type="float" office:value="0.072289" calcext:value-type="float">
            <text:p>0.072289</text:p>
          </table:table-cell>
          <table:table-cell office:value-type="float" office:value="0.089507" calcext:value-type="float">
            <text:p>0.089507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02314" calcext:value-type="float">
            <text:p>1.02314</text:p>
          </table:table-cell>
          <table:table-cell office:value-type="float" office:value="0.073662" calcext:value-type="float">
            <text:p>0.073662</text:p>
          </table:table-cell>
          <table:table-cell office:value-type="float" office:value="0.082509" calcext:value-type="float">
            <text:p>0.082509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025734" calcext:value-type="float">
            <text:p>1.025734</text:p>
          </table:table-cell>
          <table:table-cell office:value-type="float" office:value="0.07482" calcext:value-type="float">
            <text:p>0.07482</text:p>
          </table:table-cell>
          <table:table-cell office:value-type="float" office:value="0.088423" calcext:value-type="float">
            <text:p>0.088423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028308" calcext:value-type="float">
            <text:p>1.028308</text:p>
          </table:table-cell>
          <table:table-cell office:value-type="float" office:value="0.074935" calcext:value-type="float">
            <text:p>0.074935</text:p>
          </table:table-cell>
          <table:table-cell office:value-type="float" office:value="0.090693" calcext:value-type="float">
            <text:p>0.090693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030861" calcext:value-type="float">
            <text:p>1.030861</text:p>
          </table:table-cell>
          <table:table-cell office:value-type="float" office:value="0.074589" calcext:value-type="float">
            <text:p>0.074589</text:p>
          </table:table-cell>
          <table:table-cell office:value-type="float" office:value="0.085552" calcext:value-type="float">
            <text:p>0.085552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033394" calcext:value-type="float">
            <text:p>1.033394</text:p>
          </table:table-cell>
          <table:table-cell office:value-type="float" office:value="0.074639" calcext:value-type="float">
            <text:p>0.074639</text:p>
          </table:table-cell>
          <table:table-cell office:value-type="float" office:value="0.085913" calcext:value-type="float">
            <text:p>0.085913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035907" calcext:value-type="float">
            <text:p>1.035907</text:p>
          </table:table-cell>
          <table:table-cell office:value-type="float" office:value="0.074786" calcext:value-type="float">
            <text:p>0.074786</text:p>
          </table:table-cell>
          <table:table-cell office:value-type="float" office:value="0.089986" calcext:value-type="float">
            <text:p>0.089986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038399" calcext:value-type="float">
            <text:p>1.038399</text:p>
          </table:table-cell>
          <table:table-cell office:value-type="float" office:value="0.07401" calcext:value-type="float">
            <text:p>0.07401</text:p>
          </table:table-cell>
          <table:table-cell office:value-type="float" office:value="0.084805" calcext:value-type="float">
            <text:p>0.084805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040872" calcext:value-type="float">
            <text:p>1.040872</text:p>
          </table:table-cell>
          <table:table-cell office:value-type="float" office:value="0.073899" calcext:value-type="float">
            <text:p>0.073899</text:p>
          </table:table-cell>
          <table:table-cell office:value-type="float" office:value="0.086989" calcext:value-type="float">
            <text:p>0.086989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043326" calcext:value-type="float">
            <text:p>1.043326</text:p>
          </table:table-cell>
          <table:table-cell office:value-type="float" office:value="0.073355" calcext:value-type="float">
            <text:p>0.073355</text:p>
          </table:table-cell>
          <table:table-cell office:value-type="float" office:value="0.087334" calcext:value-type="float">
            <text:p>0.087334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04576" calcext:value-type="float">
            <text:p>1.04576</text:p>
          </table:table-cell>
          <table:table-cell office:value-type="float" office:value="0.073068" calcext:value-type="float">
            <text:p>0.073068</text:p>
          </table:table-cell>
          <table:table-cell office:value-type="float" office:value="0.089542" calcext:value-type="float">
            <text:p>0.089542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048174" calcext:value-type="float">
            <text:p>1.048174</text:p>
          </table:table-cell>
          <table:table-cell office:value-type="float" office:value="0.073387" calcext:value-type="float">
            <text:p>0.073387</text:p>
          </table:table-cell>
          <table:table-cell office:value-type="float" office:value="0.091785" calcext:value-type="float">
            <text:p>0.091785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05057" calcext:value-type="float">
            <text:p>1.05057</text:p>
          </table:table-cell>
          <table:table-cell office:value-type="float" office:value="0.074765" calcext:value-type="float">
            <text:p>0.074765</text:p>
          </table:table-cell>
          <table:table-cell office:value-type="float" office:value="0.090334" calcext:value-type="float">
            <text:p>0.090334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052946" calcext:value-type="float">
            <text:p>1.052946</text:p>
          </table:table-cell>
          <table:table-cell office:value-type="float" office:value="0.076233" calcext:value-type="float">
            <text:p>0.076233</text:p>
          </table:table-cell>
          <table:table-cell office:value-type="float" office:value="0.092575" calcext:value-type="float">
            <text:p>0.092575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055304" calcext:value-type="float">
            <text:p>1.055304</text:p>
          </table:table-cell>
          <table:table-cell office:value-type="float" office:value="0.077975" calcext:value-type="float">
            <text:p>0.077975</text:p>
          </table:table-cell>
          <table:table-cell office:value-type="float" office:value="0.091108" calcext:value-type="float">
            <text:p>0.091108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057642" calcext:value-type="float">
            <text:p>1.057642</text:p>
          </table:table-cell>
          <table:table-cell office:value-type="float" office:value="0.079712" calcext:value-type="float">
            <text:p>0.079712</text:p>
          </table:table-cell>
          <table:table-cell office:value-type="float" office:value="0.095189" calcext:value-type="float">
            <text:p>0.095189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059963" calcext:value-type="float">
            <text:p>1.059963</text:p>
          </table:table-cell>
          <table:table-cell office:value-type="float" office:value="0.081001" calcext:value-type="float">
            <text:p>0.081001</text:p>
          </table:table-cell>
          <table:table-cell office:value-type="float" office:value="0.0956" calcext:value-type="float">
            <text:p>0.0956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062265" calcext:value-type="float">
            <text:p>1.062265</text:p>
          </table:table-cell>
          <table:table-cell office:value-type="float" office:value="0.082716" calcext:value-type="float">
            <text:p>0.082716</text:p>
          </table:table-cell>
          <table:table-cell office:value-type="float" office:value="0.097874" calcext:value-type="float">
            <text:p>0.097874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064548" calcext:value-type="float">
            <text:p>1.064548</text:p>
          </table:table-cell>
          <table:table-cell office:value-type="float" office:value="0.084286" calcext:value-type="float">
            <text:p>0.084286</text:p>
          </table:table-cell>
          <table:table-cell office:value-type="float" office:value="0.09459" calcext:value-type="float">
            <text:p>0.09459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066814" calcext:value-type="float">
            <text:p>1.066814</text:p>
          </table:table-cell>
          <table:table-cell office:value-type="float" office:value="0.084939" calcext:value-type="float">
            <text:p>0.084939</text:p>
          </table:table-cell>
          <table:table-cell office:value-type="float" office:value="0.096827" calcext:value-type="float">
            <text:p>0.096827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069061" calcext:value-type="float">
            <text:p>1.069061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97221" calcext:value-type="float">
            <text:p>0.097221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071291" calcext:value-type="float">
            <text:p>1.071291</text:p>
          </table:table-cell>
          <table:table-cell office:value-type="float" office:value="0.086819" calcext:value-type="float">
            <text:p>0.086819</text:p>
          </table:table-cell>
          <table:table-cell office:value-type="float" office:value="0.095752" calcext:value-type="float">
            <text:p>0.095752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073503" calcext:value-type="float">
            <text:p>1.073503</text:p>
          </table:table-cell>
          <table:table-cell office:value-type="float" office:value="0.087529" calcext:value-type="float">
            <text:p>0.087529</text:p>
          </table:table-cell>
          <table:table-cell office:value-type="float" office:value="0.094255" calcext:value-type="float">
            <text:p>0.094255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075697" calcext:value-type="float">
            <text:p>1.075697</text:p>
          </table:table-cell>
          <table:table-cell office:value-type="float" office:value="0.089102" calcext:value-type="float">
            <text:p>0.089102</text:p>
          </table:table-cell>
          <table:table-cell office:value-type="float" office:value="0.096451" calcext:value-type="float">
            <text:p>0.096451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077874" calcext:value-type="float">
            <text:p>1.077874</text:p>
          </table:table-cell>
          <table:table-cell office:value-type="float" office:value="0.089918" calcext:value-type="float">
            <text:p>0.089918</text:p>
          </table:table-cell>
          <table:table-cell office:value-type="float" office:value="0.098678" calcext:value-type="float">
            <text:p>0.098678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080034" calcext:value-type="float">
            <text:p>1.080034</text:p>
          </table:table-cell>
          <table:table-cell office:value-type="float" office:value="0.091447" calcext:value-type="float">
            <text:p>0.091447</text:p>
          </table:table-cell>
          <table:table-cell office:value-type="float" office:value="0.102806" calcext:value-type="float">
            <text:p>0.102806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082176" calcext:value-type="float">
            <text:p>1.082176</text:p>
          </table:table-cell>
          <table:table-cell office:value-type="float" office:value="0.093033" calcext:value-type="float">
            <text:p>0.093033</text:p>
          </table:table-cell>
          <table:table-cell office:value-type="float" office:value="0.093964" calcext:value-type="float">
            <text:p>0.093964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084302" calcext:value-type="float">
            <text:p>1.084302</text:p>
          </table:table-cell>
          <table:table-cell office:value-type="float" office:value="0.094659" calcext:value-type="float">
            <text:p>0.094659</text:p>
          </table:table-cell>
          <table:table-cell office:value-type="float" office:value="0.096143" calcext:value-type="float">
            <text:p>0.096143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086411" calcext:value-type="float">
            <text:p>1.086411</text:p>
          </table:table-cell>
          <table:table-cell office:value-type="float" office:value="0.096988" calcext:value-type="float">
            <text:p>0.096988</text:p>
          </table:table-cell>
          <table:table-cell office:value-type="float" office:value="0.098327" calcext:value-type="float">
            <text:p>0.098327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088503" calcext:value-type="float">
            <text:p>1.088503</text:p>
          </table:table-cell>
          <table:table-cell office:value-type="float" office:value="0.099153" calcext:value-type="float">
            <text:p>0.099153</text:p>
          </table:table-cell>
          <table:table-cell office:value-type="float" office:value="0.100539" calcext:value-type="float">
            <text:p>0.100539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090578" calcext:value-type="float">
            <text:p>1.090578</text:p>
          </table:table-cell>
          <table:table-cell office:value-type="float" office:value="0.101604" calcext:value-type="float">
            <text:p>0.101604</text:p>
          </table:table-cell>
          <table:table-cell office:value-type="float" office:value="0.099067" calcext:value-type="float">
            <text:p>0.099067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092637" calcext:value-type="float">
            <text:p>1.092637</text:p>
          </table:table-cell>
          <table:table-cell office:value-type="float" office:value="0.104226" calcext:value-type="float">
            <text:p>0.104226</text:p>
          </table:table-cell>
          <table:table-cell office:value-type="float" office:value="0.099432" calcext:value-type="float">
            <text:p>0.099432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094679" calcext:value-type="float">
            <text:p>1.094679</text:p>
          </table:table-cell>
          <table:table-cell office:value-type="float" office:value="0.106485" calcext:value-type="float">
            <text:p>0.106485</text:p>
          </table:table-cell>
          <table:table-cell office:value-type="float" office:value="0.09793" calcext:value-type="float">
            <text:p>0.09793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096706" calcext:value-type="float">
            <text:p>1.096706</text:p>
          </table:table-cell>
          <table:table-cell office:value-type="float" office:value="0.108973" calcext:value-type="float">
            <text:p>0.108973</text:p>
          </table:table-cell>
          <table:table-cell office:value-type="float" office:value="0.096391" calcext:value-type="float">
            <text:p>0.096391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098716" calcext:value-type="float">
            <text:p>1.098716</text:p>
          </table:table-cell>
          <table:table-cell office:value-type="float" office:value="0.111753" calcext:value-type="float">
            <text:p>0.111753</text:p>
          </table:table-cell>
          <table:table-cell office:value-type="float" office:value="0.094816" calcext:value-type="float">
            <text:p>0.094816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10071" calcext:value-type="float">
            <text:p>1.10071</text:p>
          </table:table-cell>
          <table:table-cell office:value-type="float" office:value="0.114479" calcext:value-type="float">
            <text:p>0.114479</text:p>
          </table:table-cell>
          <table:table-cell office:value-type="float" office:value="0.096934" calcext:value-type="float">
            <text:p>0.096934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102689" calcext:value-type="float">
            <text:p>1.102689</text:p>
          </table:table-cell>
          <table:table-cell office:value-type="float" office:value="0.11729" calcext:value-type="float">
            <text:p>0.11729</text:p>
          </table:table-cell>
          <table:table-cell office:value-type="float" office:value="0.095361" calcext:value-type="float">
            <text:p>0.095361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104651" calcext:value-type="float">
            <text:p>1.104651</text:p>
          </table:table-cell>
          <table:table-cell office:value-type="float" office:value="0.120086" calcext:value-type="float">
            <text:p>0.120086</text:p>
          </table:table-cell>
          <table:table-cell office:value-type="float" office:value="0.095631" calcext:value-type="float">
            <text:p>0.095631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106598" calcext:value-type="float">
            <text:p>1.106598</text:p>
          </table:table-cell>
          <table:table-cell office:value-type="float" office:value="0.122805" calcext:value-type="float">
            <text:p>0.122805</text:p>
          </table:table-cell>
          <table:table-cell office:value-type="float" office:value="0.094042" calcext:value-type="float">
            <text:p>0.094042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10853" calcext:value-type="float">
            <text:p>1.10853</text:p>
          </table:table-cell>
          <table:table-cell office:value-type="float" office:value="0.124676" calcext:value-type="float">
            <text:p>0.124676</text:p>
          </table:table-cell>
          <table:table-cell office:value-type="float" office:value="0.094286" calcext:value-type="float">
            <text:p>0.094286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110447" calcext:value-type="float">
            <text:p>1.110447</text:p>
          </table:table-cell>
          <table:table-cell office:value-type="float" office:value="0.125396" calcext:value-type="float">
            <text:p>0.125396</text:p>
          </table:table-cell>
          <table:table-cell office:value-type="float" office:value="0.092664" calcext:value-type="float">
            <text:p>0.092664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112348" calcext:value-type="float">
            <text:p>1.112348</text:p>
          </table:table-cell>
          <table:table-cell office:value-type="float" office:value="0.126096" calcext:value-type="float">
            <text:p>0.126096</text:p>
          </table:table-cell>
          <table:table-cell office:value-type="float" office:value="0.094735" calcext:value-type="float">
            <text:p>0.094735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114234" calcext:value-type="float">
            <text:p>1.114234</text:p>
          </table:table-cell>
          <table:table-cell office:value-type="float" office:value="0.125218" calcext:value-type="float">
            <text:p>0.125218</text:p>
          </table:table-cell>
          <table:table-cell office:value-type="float" office:value="0.083798" calcext:value-type="float">
            <text:p>0.083798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116105" calcext:value-type="float">
            <text:p>1.116105</text:p>
          </table:table-cell>
          <table:table-cell office:value-type="float" office:value="0.123766" calcext:value-type="float">
            <text:p>0.123766</text:p>
          </table:table-cell>
          <table:table-cell office:value-type="float" office:value="0.08758" calcext:value-type="float">
            <text:p>0.08758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117961" calcext:value-type="float">
            <text:p>1.117961</text:p>
          </table:table-cell>
          <table:table-cell office:value-type="float" office:value="0.122958" calcext:value-type="float">
            <text:p>0.122958</text:p>
          </table:table-cell>
          <table:table-cell office:value-type="float" office:value="0.087685" calcext:value-type="float">
            <text:p>0.087685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119803" calcext:value-type="float">
            <text:p>1.119803</text:p>
          </table:table-cell>
          <table:table-cell office:value-type="float" office:value="0.121248" calcext:value-type="float">
            <text:p>0.121248</text:p>
          </table:table-cell>
          <table:table-cell office:value-type="float" office:value="0.085942" calcext:value-type="float">
            <text:p>0.085942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12163" calcext:value-type="float">
            <text:p>1.12163</text:p>
          </table:table-cell>
          <table:table-cell office:value-type="float" office:value="0.119406" calcext:value-type="float">
            <text:p>0.119406</text:p>
          </table:table-cell>
          <table:table-cell office:value-type="float" office:value="0.08791" calcext:value-type="float">
            <text:p>0.0879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123442" calcext:value-type="float">
            <text:p>1.123442</text:p>
          </table:table-cell>
          <table:table-cell office:value-type="float" office:value="0.117192" calcext:value-type="float">
            <text:p>0.117192</text:p>
          </table:table-cell>
          <table:table-cell office:value-type="float" office:value="0.084326" calcext:value-type="float">
            <text:p>0.084326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12524" calcext:value-type="float">
            <text:p>1.12524</text:p>
          </table:table-cell>
          <table:table-cell office:value-type="float" office:value="0.114556" calcext:value-type="float">
            <text:p>0.114556</text:p>
          </table:table-cell>
          <table:table-cell office:value-type="float" office:value="0.097442" calcext:value-type="float">
            <text:p>0.097442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127024" calcext:value-type="float">
            <text:p>1.127024</text:p>
          </table:table-cell>
          <table:table-cell office:value-type="float" office:value="0.111721" calcext:value-type="float">
            <text:p>0.111721</text:p>
          </table:table-cell>
          <table:table-cell office:value-type="float" office:value="0.06607" calcext:value-type="float">
            <text:p>0.06607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128794" calcext:value-type="float">
            <text:p>1.128794</text:p>
          </table:table-cell>
          <table:table-cell office:value-type="float" office:value="0.109245" calcext:value-type="float">
            <text:p>0.109245</text:p>
          </table:table-cell>
          <table:table-cell office:value-type="float" office:value="0.080741" calcext:value-type="float">
            <text:p>0.08074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130549" calcext:value-type="float">
            <text:p>1.130549</text:p>
          </table:table-cell>
          <table:table-cell office:value-type="float" office:value="0.106921" calcext:value-type="float">
            <text:p>0.106921</text:p>
          </table:table-cell>
          <table:table-cell office:value-type="float" office:value="0.084433" calcext:value-type="float">
            <text:p>0.084433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132291" calcext:value-type="float">
            <text:p>1.132291</text:p>
          </table:table-cell>
          <table:table-cell office:value-type="float" office:value="0.104405" calcext:value-type="float">
            <text:p>0.104405</text:p>
          </table:table-cell>
          <table:table-cell office:value-type="float" office:value="0.090073" calcext:value-type="float">
            <text:p>0.090073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134019" calcext:value-type="float">
            <text:p>1.134019</text:p>
          </table:table-cell>
          <table:table-cell office:value-type="float" office:value="0.101958" calcext:value-type="float">
            <text:p>0.101958</text:p>
          </table:table-cell>
          <table:table-cell office:value-type="float" office:value="0.084669" calcext:value-type="float">
            <text:p>0.084669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135733" calcext:value-type="float">
            <text:p>1.135733</text:p>
          </table:table-cell>
          <table:table-cell office:value-type="float" office:value="0.099955" calcext:value-type="float">
            <text:p>0.099955</text:p>
          </table:table-cell>
          <table:table-cell office:value-type="float" office:value="0.088495" calcext:value-type="float">
            <text:p>0.088495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37433" calcext:value-type="float">
            <text:p>1.137433</text:p>
          </table:table-cell>
          <table:table-cell office:value-type="float" office:value="0.097893" calcext:value-type="float">
            <text:p>0.097893</text:p>
          </table:table-cell>
          <table:table-cell office:value-type="float" office:value="0.083043" calcext:value-type="float">
            <text:p>0.083043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3912" calcext:value-type="float">
            <text:p>1.13912</text:p>
          </table:table-cell>
          <table:table-cell office:value-type="float" office:value="0.09559" calcext:value-type="float">
            <text:p>0.09559</text:p>
          </table:table-cell>
          <table:table-cell office:value-type="float" office:value="0.083066" calcext:value-type="float">
            <text:p>0.083066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140794" calcext:value-type="float">
            <text:p>1.140794</text:p>
          </table:table-cell>
          <table:table-cell office:value-type="float" office:value="0.094066" calcext:value-type="float">
            <text:p>0.094066</text:p>
          </table:table-cell>
          <table:table-cell office:value-type="float" office:value="0.084929" calcext:value-type="float">
            <text:p>0.084929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142454" calcext:value-type="float">
            <text:p>1.142454</text:p>
          </table:table-cell>
          <table:table-cell office:value-type="float" office:value="0.092682" calcext:value-type="float">
            <text:p>0.092682</text:p>
          </table:table-cell>
          <table:table-cell office:value-type="float" office:value="0.090544" calcext:value-type="float">
            <text:p>0.090544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44102" calcext:value-type="float">
            <text:p>1.144102</text:p>
          </table:table-cell>
          <table:table-cell office:value-type="float" office:value="0.091563" calcext:value-type="float">
            <text:p>0.091563</text:p>
          </table:table-cell>
          <table:table-cell office:value-type="float" office:value="0.083228" calcext:value-type="float">
            <text:p>0.083228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145736" calcext:value-type="float">
            <text:p>1.145736</text:p>
          </table:table-cell>
          <table:table-cell office:value-type="float" office:value="0.091167" calcext:value-type="float">
            <text:p>0.091167</text:p>
          </table:table-cell>
          <table:table-cell office:value-type="float" office:value="0.08884" calcext:value-type="float">
            <text:p>0.08884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147357" calcext:value-type="float">
            <text:p>1.147357</text:p>
          </table:table-cell>
          <table:table-cell office:value-type="float" office:value="0.091084" calcext:value-type="float">
            <text:p>0.091084</text:p>
          </table:table-cell>
          <table:table-cell office:value-type="float" office:value="0.08522" calcext:value-type="float">
            <text:p>0.08522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148965" calcext:value-type="float">
            <text:p>1.148965</text:p>
          </table:table-cell>
          <table:table-cell office:value-type="float" office:value="0.091046" calcext:value-type="float">
            <text:p>0.091046</text:p>
          </table:table-cell>
          <table:table-cell office:value-type="float" office:value="0.08899" calcext:value-type="float">
            <text:p>0.08899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15056" calcext:value-type="float">
            <text:p>1.15056</text:p>
          </table:table-cell>
          <table:table-cell office:value-type="float" office:value="0.091389" calcext:value-type="float">
            <text:p>0.091389</text:p>
          </table:table-cell>
          <table:table-cell office:value-type="float" office:value="0.092814" calcext:value-type="float">
            <text:p>0.092814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152143" calcext:value-type="float">
            <text:p>1.152143</text:p>
          </table:table-cell>
          <table:table-cell office:value-type="float" office:value="0.092828" calcext:value-type="float">
            <text:p>0.092828</text:p>
          </table:table-cell>
          <table:table-cell office:value-type="float" office:value="0.085527" calcext:value-type="float">
            <text:p>0.085527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153714" calcext:value-type="float">
            <text:p>1.153714</text:p>
          </table:table-cell>
          <table:table-cell office:value-type="float" office:value="0.094789" calcext:value-type="float">
            <text:p>0.094789</text:p>
          </table:table-cell>
          <table:table-cell office:value-type="float" office:value="0.087431" calcext:value-type="float">
            <text:p>0.087431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155271" calcext:value-type="float">
            <text:p>1.155271</text:p>
          </table:table-cell>
          <table:table-cell office:value-type="float" office:value="0.096913" calcext:value-type="float">
            <text:p>0.096913</text:p>
          </table:table-cell>
          <table:table-cell office:value-type="float" office:value="0.089345" calcext:value-type="float">
            <text:p>0.089345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156817" calcext:value-type="float">
            <text:p>1.156817</text:p>
          </table:table-cell>
          <table:table-cell office:value-type="float" office:value="0.099465" calcext:value-type="float">
            <text:p>0.099465</text:p>
          </table:table-cell>
          <table:table-cell office:value-type="float" office:value="0.087564" calcext:value-type="float">
            <text:p>0.087564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15835" calcext:value-type="float">
            <text:p>1.15835</text:p>
          </table:table-cell>
          <table:table-cell office:value-type="float" office:value="0.102109" calcext:value-type="float">
            <text:p>0.102109</text:p>
          </table:table-cell>
          <table:table-cell office:value-type="float" office:value="0.089484" calcext:value-type="float">
            <text:p>0.089484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159871" calcext:value-type="float">
            <text:p>1.159871</text:p>
          </table:table-cell>
          <table:table-cell office:value-type="float" office:value="0.104832" calcext:value-type="float">
            <text:p>0.104832</text:p>
          </table:table-cell>
          <table:table-cell office:value-type="float" office:value="0.089574" calcext:value-type="float">
            <text:p>0.089574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6138" calcext:value-type="float">
            <text:p>1.16138</text:p>
          </table:table-cell>
          <table:table-cell office:value-type="float" office:value="0.107962" calcext:value-type="float">
            <text:p>0.107962</text:p>
          </table:table-cell>
          <table:table-cell office:value-type="float" office:value="0.08408" calcext:value-type="float">
            <text:p>0.08408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162877" calcext:value-type="float">
            <text:p>1.162877</text:p>
          </table:table-cell>
          <table:table-cell office:value-type="float" office:value="0.111642" calcext:value-type="float">
            <text:p>0.111642</text:p>
          </table:table-cell>
          <table:table-cell office:value-type="float" office:value="0.084079" calcext:value-type="float">
            <text:p>0.084079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164362" calcext:value-type="float">
            <text:p>1.164362</text:p>
          </table:table-cell>
          <table:table-cell office:value-type="float" office:value="0.115353" calcext:value-type="float">
            <text:p>0.115353</text:p>
          </table:table-cell>
          <table:table-cell office:value-type="float" office:value="0.085931" calcext:value-type="float">
            <text:p>0.085931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165835" calcext:value-type="float">
            <text:p>1.165835</text:p>
          </table:table-cell>
          <table:table-cell office:value-type="float" office:value="0.119329" calcext:value-type="float">
            <text:p>0.119329</text:p>
          </table:table-cell>
          <table:table-cell office:value-type="float" office:value="0.082229" calcext:value-type="float">
            <text:p>0.082229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167297" calcext:value-type="float">
            <text:p>1.167297</text:p>
          </table:table-cell>
          <table:table-cell office:value-type="float" office:value="0.123792" calcext:value-type="float">
            <text:p>0.123792</text:p>
          </table:table-cell>
          <table:table-cell office:value-type="float" office:value="0.078479" calcext:value-type="float">
            <text:p>0.078479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168747" calcext:value-type="float">
            <text:p>1.168747</text:p>
          </table:table-cell>
          <table:table-cell office:value-type="float" office:value="0.128377" calcext:value-type="float">
            <text:p>0.128377</text:p>
          </table:table-cell>
          <table:table-cell office:value-type="float" office:value="0.080255" calcext:value-type="float">
            <text:p>0.080255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170185" calcext:value-type="float">
            <text:p>1.170185</text:p>
          </table:table-cell>
          <table:table-cell office:value-type="float" office:value="0.131523" calcext:value-type="float">
            <text:p>0.131523</text:p>
          </table:table-cell>
          <table:table-cell office:value-type="float" office:value="0.080199" calcext:value-type="float">
            <text:p>0.080199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171612" calcext:value-type="float">
            <text:p>1.171612</text:p>
          </table:table-cell>
          <table:table-cell office:value-type="float" office:value="0.132136" calcext:value-type="float">
            <text:p>0.132136</text:p>
          </table:table-cell>
          <table:table-cell office:value-type="float" office:value="0.07643" calcext:value-type="float">
            <text:p>0.07643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173028" calcext:value-type="float">
            <text:p>1.173028</text:p>
          </table:table-cell>
          <table:table-cell office:value-type="float" office:value="0.132145" calcext:value-type="float">
            <text:p>0.132145</text:p>
          </table:table-cell>
          <table:table-cell office:value-type="float" office:value="0.072606" calcext:value-type="float">
            <text:p>0.072606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174433" calcext:value-type="float">
            <text:p>1.174433</text:p>
          </table:table-cell>
          <table:table-cell office:value-type="float" office:value="0.131096" calcext:value-type="float">
            <text:p>0.131096</text:p>
          </table:table-cell>
          <table:table-cell office:value-type="float" office:value="0.070578" calcext:value-type="float">
            <text:p>0.070578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175826" calcext:value-type="float">
            <text:p>1.175826</text:p>
          </table:table-cell>
          <table:table-cell office:value-type="float" office:value="0.129524" calcext:value-type="float">
            <text:p>0.129524</text:p>
          </table:table-cell>
          <table:table-cell office:value-type="float" office:value="0.066654" calcext:value-type="float">
            <text:p>0.066654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177208" calcext:value-type="float">
            <text:p>1.177208</text:p>
          </table:table-cell>
          <table:table-cell office:value-type="float" office:value="0.126931" calcext:value-type="float">
            <text:p>0.126931</text:p>
          </table:table-cell>
          <table:table-cell office:value-type="float" office:value="0.064535" calcext:value-type="float">
            <text:p>0.064535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1.17858" calcext:value-type="float">
            <text:p>1.17858</text:p>
          </table:table-cell>
          <table:table-cell office:value-type="float" office:value="0.122939" calcext:value-type="float">
            <text:p>0.122939</text:p>
          </table:table-cell>
          <table:table-cell office:value-type="float" office:value="0.058669" calcext:value-type="float">
            <text:p>0.058669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17994" calcext:value-type="float">
            <text:p>1.17994</text:p>
          </table:table-cell>
          <table:table-cell office:value-type="float" office:value="0.118688" calcext:value-type="float">
            <text:p>0.118688</text:p>
          </table:table-cell>
          <table:table-cell office:value-type="float" office:value="0.060172" calcext:value-type="float">
            <text:p>0.060172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1.18129" calcext:value-type="float">
            <text:p>1.18129</text:p>
          </table:table-cell>
          <table:table-cell office:value-type="float" office:value="0.114273" calcext:value-type="float">
            <text:p>0.114273</text:p>
          </table:table-cell>
          <table:table-cell office:value-type="float" office:value="0.057988" calcext:value-type="float">
            <text:p>0.057988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182629" calcext:value-type="float">
            <text:p>1.182629</text:p>
          </table:table-cell>
          <table:table-cell office:value-type="float" office:value="0.109328" calcext:value-type="float">
            <text:p>0.109328</text:p>
          </table:table-cell>
          <table:table-cell office:value-type="float" office:value="0.059515" calcext:value-type="float">
            <text:p>0.059515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183957" calcext:value-type="float">
            <text:p>1.183957</text:p>
          </table:table-cell>
          <table:table-cell office:value-type="float" office:value="0.104645" calcext:value-type="float">
            <text:p>0.104645</text:p>
          </table:table-cell>
          <table:table-cell office:value-type="float" office:value="0.059218" calcext:value-type="float">
            <text:p>0.059218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1.185275" calcext:value-type="float">
            <text:p>1.185275</text:p>
          </table:table-cell>
          <table:table-cell office:value-type="float" office:value="0.100614" calcext:value-type="float">
            <text:p>0.100614</text:p>
          </table:table-cell>
          <table:table-cell office:value-type="float" office:value="0.057061" calcext:value-type="float">
            <text:p>0.057061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186582" calcext:value-type="float">
            <text:p>1.186582</text:p>
          </table:table-cell>
          <table:table-cell office:value-type="float" office:value="0.096632" calcext:value-type="float">
            <text:p>0.096632</text:p>
          </table:table-cell>
          <table:table-cell office:value-type="float" office:value="0.054867" calcext:value-type="float">
            <text:p>0.054867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1.187879" calcext:value-type="float">
            <text:p>1.187879</text:p>
          </table:table-cell>
          <table:table-cell office:value-type="float" office:value="0.092681" calcext:value-type="float">
            <text:p>0.092681</text:p>
          </table:table-cell>
          <table:table-cell office:value-type="float" office:value="0.056352" calcext:value-type="float">
            <text:p>0.056352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1.189166" calcext:value-type="float">
            <text:p>1.189166</text:p>
          </table:table-cell>
          <table:table-cell office:value-type="float" office:value="0.089056" calcext:value-type="float">
            <text:p>0.089056</text:p>
          </table:table-cell>
          <table:table-cell office:value-type="float" office:value="0.059718" calcext:value-type="float">
            <text:p>0.059718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190442" calcext:value-type="float">
            <text:p>1.190442</text:p>
          </table:table-cell>
          <table:table-cell office:value-type="float" office:value="0.085629" calcext:value-type="float">
            <text:p>0.085629</text:p>
          </table:table-cell>
          <table:table-cell office:value-type="float" office:value="0.057559" calcext:value-type="float">
            <text:p>0.057559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191709" calcext:value-type="float">
            <text:p>1.191709</text:p>
          </table:table-cell>
          <table:table-cell office:value-type="float" office:value="0.082227" calcext:value-type="float">
            <text:p>0.082227</text:p>
          </table:table-cell>
          <table:table-cell office:value-type="float" office:value="0.057237" calcext:value-type="float">
            <text:p>0.057237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192965" calcext:value-type="float">
            <text:p>1.192965</text:p>
          </table:table-cell>
          <table:table-cell office:value-type="float" office:value="0.079757" calcext:value-type="float">
            <text:p>0.079757</text:p>
          </table:table-cell>
          <table:table-cell office:value-type="float" office:value="0.056907" calcext:value-type="float">
            <text:p>0.056907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194211" calcext:value-type="float">
            <text:p>1.194211</text:p>
          </table:table-cell>
          <table:table-cell office:value-type="float" office:value="0.077301" calcext:value-type="float">
            <text:p>0.077301</text:p>
          </table:table-cell>
          <table:table-cell office:value-type="float" office:value="0.056569" calcext:value-type="float">
            <text:p>0.056569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195448" calcext:value-type="float">
            <text:p>1.195448</text:p>
          </table:table-cell>
          <table:table-cell office:value-type="float" office:value="0.074795" calcext:value-type="float">
            <text:p>0.074795</text:p>
          </table:table-cell>
          <table:table-cell office:value-type="float" office:value="0.056226" calcext:value-type="float">
            <text:p>0.056226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196674" calcext:value-type="float">
            <text:p>1.196674</text:p>
          </table:table-cell>
          <table:table-cell office:value-type="float" office:value="0.072958" calcext:value-type="float">
            <text:p>0.072958</text:p>
          </table:table-cell>
          <table:table-cell office:value-type="float" office:value="0.055883" calcext:value-type="float">
            <text:p>0.055883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1.197891" calcext:value-type="float">
            <text:p>1.197891</text:p>
          </table:table-cell>
          <table:table-cell office:value-type="float" office:value="0.071724" calcext:value-type="float">
            <text:p>0.071724</text:p>
          </table:table-cell>
          <table:table-cell office:value-type="float" office:value="0.057402" calcext:value-type="float">
            <text:p>0.057402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1.199098" calcext:value-type="float">
            <text:p>1.199098</text:p>
          </table:table-cell>
          <table:table-cell office:value-type="float" office:value="0.070937" calcext:value-type="float">
            <text:p>0.070937</text:p>
          </table:table-cell>
          <table:table-cell office:value-type="float" office:value="0.057091" calcext:value-type="float">
            <text:p>0.057091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200296" calcext:value-type="float">
            <text:p>1.200296</text:p>
          </table:table-cell>
          <table:table-cell office:value-type="float" office:value="0.070305" calcext:value-type="float">
            <text:p>0.070305</text:p>
          </table:table-cell>
          <table:table-cell office:value-type="float" office:value="0.058646" calcext:value-type="float">
            <text:p>0.058646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01484" calcext:value-type="float">
            <text:p>1.201484</text:p>
          </table:table-cell>
          <table:table-cell office:value-type="float" office:value="0.07006" calcext:value-type="float">
            <text:p>0.07006</text:p>
          </table:table-cell>
          <table:table-cell office:value-type="float" office:value="0.060229" calcext:value-type="float">
            <text:p>0.060229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1.202663" calcext:value-type="float">
            <text:p>1.202663</text:p>
          </table:table-cell>
          <table:table-cell office:value-type="float" office:value="0.070252" calcext:value-type="float">
            <text:p>0.070252</text:p>
          </table:table-cell>
          <table:table-cell office:value-type="float" office:value="0.056252" calcext:value-type="float">
            <text:p>0.056252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1.203832" calcext:value-type="float">
            <text:p>1.203832</text:p>
          </table:table-cell>
          <table:table-cell office:value-type="float" office:value="0.071435" calcext:value-type="float">
            <text:p>0.071435</text:p>
          </table:table-cell>
          <table:table-cell office:value-type="float" office:value="0.055934" calcext:value-type="float">
            <text:p>0.055934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204992" calcext:value-type="float">
            <text:p>1.204992</text:p>
          </table:table-cell>
          <table:table-cell office:value-type="float" office:value="0.07305" calcext:value-type="float">
            <text:p>0.07305</text:p>
          </table:table-cell>
          <table:table-cell office:value-type="float" office:value="0.057464" calcext:value-type="float">
            <text:p>0.057464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06143" calcext:value-type="float">
            <text:p>1.206143</text:p>
          </table:table-cell>
          <table:table-cell office:value-type="float" office:value="0.074218" calcext:value-type="float">
            <text:p>0.074218</text:p>
          </table:table-cell>
          <table:table-cell office:value-type="float" office:value="0.059022" calcext:value-type="float">
            <text:p>0.059022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207284" calcext:value-type="float">
            <text:p>1.207284</text:p>
          </table:table-cell>
          <table:table-cell office:value-type="float" office:value="0.075418" calcext:value-type="float">
            <text:p>0.075418</text:p>
          </table:table-cell>
          <table:table-cell office:value-type="float" office:value="0.053167" calcext:value-type="float">
            <text:p>0.053167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208417" calcext:value-type="float">
            <text:p>1.208417</text:p>
          </table:table-cell>
          <table:table-cell office:value-type="float" office:value="0.076855" calcext:value-type="float">
            <text:p>0.076855</text:p>
          </table:table-cell>
          <table:table-cell office:value-type="float" office:value="0.052814" calcext:value-type="float">
            <text:p>0.052814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209541" calcext:value-type="float">
            <text:p>1.209541</text:p>
          </table:table-cell>
          <table:table-cell office:value-type="float" office:value="0.078469" calcext:value-type="float">
            <text:p>0.078469</text:p>
          </table:table-cell>
          <table:table-cell office:value-type="float" office:value="0.052452" calcext:value-type="float">
            <text:p>0.052452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10655" calcext:value-type="float">
            <text:p>1.210655</text:p>
          </table:table-cell>
          <table:table-cell office:value-type="float" office:value="0.080047" calcext:value-type="float">
            <text:p>0.080047</text:p>
          </table:table-cell>
          <table:table-cell office:value-type="float" office:value="0.048367" calcext:value-type="float">
            <text:p>0.048367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1.211761" calcext:value-type="float">
            <text:p>1.211761</text:p>
          </table:table-cell>
          <table:table-cell office:value-type="float" office:value="0.081754" calcext:value-type="float">
            <text:p>0.081754</text:p>
          </table:table-cell>
          <table:table-cell office:value-type="float" office:value="0.049815" calcext:value-type="float">
            <text:p>0.049815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12858" calcext:value-type="float">
            <text:p>1.212858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047573" calcext:value-type="float">
            <text:p>0.047573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13947" calcext:value-type="float">
            <text:p>1.213947</text:p>
          </table:table-cell>
          <table:table-cell office:value-type="float" office:value="0.084866" calcext:value-type="float">
            <text:p>0.084866</text:p>
          </table:table-cell>
          <table:table-cell office:value-type="float" office:value="0.047172" calcext:value-type="float">
            <text:p>0.047172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15027" calcext:value-type="float">
            <text:p>1.215027</text:p>
          </table:table-cell>
          <table:table-cell office:value-type="float" office:value="0.084933" calcext:value-type="float">
            <text:p>0.084933</text:p>
          </table:table-cell>
          <table:table-cell office:value-type="float" office:value="0.044912" calcext:value-type="float">
            <text:p>0.044912</text:p>
          </table:table-cell>
        </table:table-row>
        <table:table-row table:style-name="ro1">
          <table:table-cell office:value-type="float" office:value="1.04848" calcext:value-type="float">
            <text:p>1.04848</text:p>
          </table:table-cell>
          <table:table-cell office:value-type="float" office:value="1.216098" calcext:value-type="float">
            <text:p>1.216098</text:p>
          </table:table-cell>
          <table:table-cell office:value-type="float" office:value="0.085279" calcext:value-type="float">
            <text:p>0.085279</text:p>
          </table:table-cell>
          <table:table-cell office:value-type="float" office:value="0.04076" calcext:value-type="float">
            <text:p>0.04076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21716" calcext:value-type="float">
            <text:p>1.21716</text:p>
          </table:table-cell>
          <table:table-cell office:value-type="float" office:value="0.085105" calcext:value-type="float">
            <text:p>0.085105</text:p>
          </table:table-cell>
          <table:table-cell office:value-type="float" office:value="0.038407" calcext:value-type="float">
            <text:p>0.038407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1.218215" calcext:value-type="float">
            <text:p>1.218215</text:p>
          </table:table-cell>
          <table:table-cell office:value-type="float" office:value="0.085027" calcext:value-type="float">
            <text:p>0.085027</text:p>
          </table:table-cell>
          <table:table-cell office:value-type="float" office:value="0.034156" calcext:value-type="float">
            <text:p>0.034156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219261" calcext:value-type="float">
            <text:p>1.219261</text:p>
          </table:table-cell>
          <table:table-cell office:value-type="float" office:value="0.084187" calcext:value-type="float">
            <text:p>0.084187</text:p>
          </table:table-cell>
          <table:table-cell office:value-type="float" office:value="0.037297" calcext:value-type="float">
            <text:p>0.037297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1.220298" calcext:value-type="float">
            <text:p>1.220298</text:p>
          </table:table-cell>
          <table:table-cell office:value-type="float" office:value="0.082318" calcext:value-type="float">
            <text:p>0.082318</text:p>
          </table:table-cell>
          <table:table-cell office:value-type="float" office:value="0.033057" calcext:value-type="float">
            <text:p>0.033057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221328" calcext:value-type="float">
            <text:p>1.221328</text:p>
          </table:table-cell>
          <table:table-cell office:value-type="float" office:value="0.080587" calcext:value-type="float">
            <text:p>0.080587</text:p>
          </table:table-cell>
          <table:table-cell office:value-type="float" office:value="0.03436" calcext:value-type="float">
            <text:p>0.03436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1.222349" calcext:value-type="float">
            <text:p>1.222349</text:p>
          </table:table-cell>
          <table:table-cell office:value-type="float" office:value="0.079431" calcext:value-type="float">
            <text:p>0.079431</text:p>
          </table:table-cell>
          <table:table-cell office:value-type="float" office:value="0.031973" calcext:value-type="float">
            <text:p>0.031973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1.223362" calcext:value-type="float">
            <text:p>1.223362</text:p>
          </table:table-cell>
          <table:table-cell office:value-type="float" office:value="0.077232" calcext:value-type="float">
            <text:p>0.077232</text:p>
          </table:table-cell>
          <table:table-cell office:value-type="float" office:value="0.031419" calcext:value-type="float">
            <text:p>0.031419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1.224367" calcext:value-type="float">
            <text:p>1.224367</text:p>
          </table:table-cell>
          <table:table-cell office:value-type="float" office:value="0.074756" calcext:value-type="float">
            <text:p>0.074756</text:p>
          </table:table-cell>
          <table:table-cell office:value-type="float" office:value="0.03086" calcext:value-type="float">
            <text:p>0.03086</text:p>
          </table:table-cell>
        </table:table-row>
        <table:table-row table:style-name="ro1">
          <table:table-cell office:value-type="float" office:value="0.943632" calcext:value-type="float">
            <text:p>0.943632</text:p>
          </table:table-cell>
          <table:table-cell office:value-type="float" office:value="1.225364" calcext:value-type="float">
            <text:p>1.225364</text:p>
          </table:table-cell>
          <table:table-cell office:value-type="float" office:value="0.071214" calcext:value-type="float">
            <text:p>0.071214</text:p>
          </table:table-cell>
          <table:table-cell office:value-type="float" office:value="0.020984" calcext:value-type="float">
            <text:p>0.020984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1.226353" calcext:value-type="float">
            <text:p>1.226353</text:p>
          </table:table-cell>
          <table:table-cell office:value-type="float" office:value="0.066538" calcext:value-type="float">
            <text:p>0.066538</text:p>
          </table:table-cell>
          <table:table-cell office:value-type="float" office:value="0.025849" calcext:value-type="float">
            <text:p>0.025849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1.227334" calcext:value-type="float">
            <text:p>1.227334</text:p>
          </table:table-cell>
          <table:table-cell office:value-type="float" office:value="0.061429" calcext:value-type="float">
            <text:p>0.061429</text:p>
          </table:table-cell>
          <table:table-cell office:value-type="float" office:value="0.023344" calcext:value-type="float">
            <text:p>0.023344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1.228308" calcext:value-type="float">
            <text:p>1.228308</text:p>
          </table:table-cell>
          <table:table-cell office:value-type="float" office:value="0.056065" calcext:value-type="float">
            <text:p>0.056065</text:p>
          </table:table-cell>
          <table:table-cell office:value-type="float" office:value="0.024549" calcext:value-type="float">
            <text:p>0.024549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1.229274" calcext:value-type="float">
            <text:p>1.229274</text:p>
          </table:table-cell>
          <table:table-cell office:value-type="float" office:value="0.050684" calcext:value-type="float">
            <text:p>0.050684</text:p>
          </table:table-cell>
          <table:table-cell office:value-type="float" office:value="0.02021" calcext:value-type="float">
            <text:p>0.02021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1.230232" calcext:value-type="float">
            <text:p>1.230232</text:p>
          </table:table-cell>
          <table:table-cell office:value-type="float" office:value="0.045221" calcext:value-type="float">
            <text:p>0.045221</text:p>
          </table:table-cell>
          <table:table-cell office:value-type="float" office:value="0.025127" calcext:value-type="float">
            <text:p>0.025127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1.231182" calcext:value-type="float">
            <text:p>1.231182</text:p>
          </table:table-cell>
          <table:table-cell office:value-type="float" office:value="0.039426" calcext:value-type="float">
            <text:p>0.039426</text:p>
          </table:table-cell>
          <table:table-cell office:value-type="float" office:value="0.020818" calcext:value-type="float">
            <text:p>0.020818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1.232125" calcext:value-type="float">
            <text:p>1.232125</text:p>
          </table:table-cell>
          <table:table-cell office:value-type="float" office:value="0.033556" calcext:value-type="float">
            <text:p>0.033556</text:p>
          </table:table-cell>
          <table:table-cell office:value-type="float" office:value="0.022036" calcext:value-type="float">
            <text:p>0.022036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1.233061" calcext:value-type="float">
            <text:p>1.233061</text:p>
          </table:table-cell>
          <table:table-cell office:value-type="float" office:value="0.027495" calcext:value-type="float">
            <text:p>0.027495</text:p>
          </table:table-cell>
          <table:table-cell office:value-type="float" office:value="0.025137" calcext:value-type="float">
            <text:p>0.025137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1.233989" calcext:value-type="float">
            <text:p>1.233989</text:p>
          </table:table-cell>
          <table:table-cell office:value-type="float" office:value="0.021574" calcext:value-type="float">
            <text:p>0.021574</text:p>
          </table:table-cell>
          <table:table-cell office:value-type="float" office:value="0.022706" calcext:value-type="float">
            <text:p>0.022706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1.234909" calcext:value-type="float">
            <text:p>1.234909</text:p>
          </table:table-cell>
          <table:table-cell office:value-type="float" office:value="0.01731" calcext:value-type="float">
            <text:p>0.01731</text:p>
          </table:table-cell>
          <table:table-cell office:value-type="float" office:value="0.020244" calcext:value-type="float">
            <text:p>0.020244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1.235823" calcext:value-type="float">
            <text:p>1.235823</text:p>
          </table:table-cell>
          <table:table-cell office:value-type="float" office:value="0.014156" calcext:value-type="float">
            <text:p>0.014156</text:p>
          </table:table-cell>
          <table:table-cell office:value-type="float" office:value="0.023328" calcext:value-type="float">
            <text:p>0.023328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1.236729" calcext:value-type="float">
            <text:p>1.236729</text:p>
          </table:table-cell>
          <table:table-cell office:value-type="float" office:value="0.012217" calcext:value-type="float">
            <text:p>0.012217</text:p>
          </table:table-cell>
          <table:table-cell office:value-type="float" office:value="0.022739" calcext:value-type="float">
            <text:p>0.022739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237628" calcext:value-type="float">
            <text:p>1.237628</text:p>
          </table:table-cell>
          <table:table-cell office:value-type="float" office:value="0.011679" calcext:value-type="float">
            <text:p>0.011679</text:p>
          </table:table-cell>
          <table:table-cell office:value-type="float" office:value="0.025879" calcext:value-type="float">
            <text:p>0.025879</text:p>
          </table:table-cell>
        </table:table-row>
        <table:table-row table:style-name="ro1">
          <table:table-cell office:value-type="float" office:value="1.061586" calcext:value-type="float">
            <text:p>1.061586</text:p>
          </table:table-cell>
          <table:table-cell office:value-type="float" office:value="1.23852" calcext:value-type="float">
            <text:p>1.23852</text:p>
          </table:table-cell>
          <table:table-cell office:value-type="float" office:value="0.011751" calcext:value-type="float">
            <text:p>0.011751</text:p>
          </table:table-cell>
          <table:table-cell office:value-type="float" office:value="0.029081" calcext:value-type="float">
            <text:p>0.029081</text:p>
          </table:table-cell>
        </table:table-row>
        <table:table-row table:style-name="ro1">
          <table:table-cell office:value-type="float" office:value="1.061586" calcext:value-type="float">
            <text:p>1.061586</text:p>
          </table:table-cell>
          <table:table-cell office:value-type="float" office:value="1.239404" calcext:value-type="float">
            <text:p>1.239404</text:p>
          </table:table-cell>
          <table:table-cell office:value-type="float" office:value="0.012803" calcext:value-type="float">
            <text:p>0.012803</text:p>
          </table:table-cell>
          <table:table-cell office:value-type="float" office:value="0.028621" calcext:value-type="float">
            <text:p>0.028621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40282" calcext:value-type="float">
            <text:p>1.240282</text:p>
          </table:table-cell>
          <table:table-cell office:value-type="float" office:value="0.014912" calcext:value-type="float">
            <text:p>0.014912</text:p>
          </table:table-cell>
          <table:table-cell office:value-type="float" office:value="0.03002" calcext:value-type="float">
            <text:p>0.03002</text:p>
          </table:table-cell>
        </table:table-row>
        <table:table-row table:style-name="ro1">
          <table:table-cell office:value-type="float" office:value="1.061586" calcext:value-type="float">
            <text:p>1.061586</text:p>
          </table:table-cell>
          <table:table-cell office:value-type="float" office:value="1.241153" calcext:value-type="float">
            <text:p>1.241153</text:p>
          </table:table-cell>
          <table:table-cell office:value-type="float" office:value="0.017102" calcext:value-type="float">
            <text:p>0.017102</text:p>
          </table:table-cell>
          <table:table-cell office:value-type="float" office:value="0.027709" calcext:value-type="float">
            <text:p>0.027709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42017" calcext:value-type="float">
            <text:p>1.242017</text:p>
          </table:table-cell>
          <table:table-cell office:value-type="float" office:value="0.020012" calcext:value-type="float">
            <text:p>0.020012</text:p>
          </table:table-cell>
          <table:table-cell office:value-type="float" office:value="0.029079" calcext:value-type="float">
            <text:p>0.029079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42874" calcext:value-type="float">
            <text:p>1.242874</text:p>
          </table:table-cell>
          <table:table-cell office:value-type="float" office:value="0.022999" calcext:value-type="float">
            <text:p>0.022999</text:p>
          </table:table-cell>
          <table:table-cell office:value-type="float" office:value="0.028604" calcext:value-type="float">
            <text:p>0.028604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43724" calcext:value-type="float">
            <text:p>1.243724</text:p>
          </table:table-cell>
          <table:table-cell office:value-type="float" office:value="0.025926" calcext:value-type="float">
            <text:p>0.025926</text:p>
          </table:table-cell>
          <table:table-cell office:value-type="float" office:value="0.028129" calcext:value-type="float">
            <text:p>0.028129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244567" calcext:value-type="float">
            <text:p>1.244567</text:p>
          </table:table-cell>
          <table:table-cell office:value-type="float" office:value="0.028466" calcext:value-type="float">
            <text:p>0.028466</text:p>
          </table:table-cell>
          <table:table-cell office:value-type="float" office:value="0.033243" calcext:value-type="float">
            <text:p>0.033243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245404" calcext:value-type="float">
            <text:p>1.245404</text:p>
          </table:table-cell>
          <table:table-cell office:value-type="float" office:value="0.030911" calcext:value-type="float">
            <text:p>0.030911</text:p>
          </table:table-cell>
          <table:table-cell office:value-type="float" office:value="0.019831" calcext:value-type="float">
            <text:p>0.019831</text:p>
          </table:table-cell>
        </table:table-row>
        <table:table-row table:style-name="ro1">
          <table:table-cell office:value-type="float" office:value="1.04848" calcext:value-type="float">
            <text:p>1.04848</text:p>
          </table:table-cell>
          <table:table-cell office:value-type="float" office:value="1.246234" calcext:value-type="float">
            <text:p>1.246234</text:p>
          </table:table-cell>
          <table:table-cell office:value-type="float" office:value="0.033171" calcext:value-type="float">
            <text:p>0.033171</text:p>
          </table:table-cell>
          <table:table-cell office:value-type="float" office:value="0.022974" calcext:value-type="float">
            <text:p>0.022974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247058" calcext:value-type="float">
            <text:p>1.247058</text:p>
          </table:table-cell>
          <table:table-cell office:value-type="float" office:value="0.035176" calcext:value-type="float">
            <text:p>0.035176</text:p>
          </table:table-cell>
          <table:table-cell office:value-type="float" office:value="0.020574" calcext:value-type="float">
            <text:p>0.020574</text:p>
          </table:table-cell>
        </table:table-row>
        <table:table-row table:style-name="ro1">
          <table:table-cell office:value-type="float" office:value="1.04848" calcext:value-type="float">
            <text:p>1.04848</text:p>
          </table:table-cell>
          <table:table-cell office:value-type="float" office:value="1.247874" calcext:value-type="float">
            <text:p>1.247874</text:p>
          </table:table-cell>
          <table:table-cell office:value-type="float" office:value="0.036924" calcext:value-type="float">
            <text:p>0.036924</text:p>
          </table:table-cell>
          <table:table-cell office:value-type="float" office:value="0.021876" calcext:value-type="float">
            <text:p>0.021876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248685" calcext:value-type="float">
            <text:p>1.248685</text:p>
          </table:table-cell>
          <table:table-cell office:value-type="float" office:value="0.038482" calcext:value-type="float">
            <text:p>0.038482</text:p>
          </table:table-cell>
          <table:table-cell office:value-type="float" office:value="0.019499" calcext:value-type="float">
            <text:p>0.019499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249489" calcext:value-type="float">
            <text:p>1.249489</text:p>
          </table:table-cell>
          <table:table-cell office:value-type="float" office:value="0.039882" calcext:value-type="float">
            <text:p>0.039882</text:p>
          </table:table-cell>
          <table:table-cell office:value-type="float" office:value="0.018968" calcext:value-type="float">
            <text:p>0.018968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1.250287" calcext:value-type="float">
            <text:p>1.250287</text:p>
          </table:table-cell>
          <table:table-cell office:value-type="float" office:value="0.040932" calcext:value-type="float">
            <text:p>0.040932</text:p>
          </table:table-cell>
          <table:table-cell office:value-type="float" office:value="0.014715" calcext:value-type="float">
            <text:p>0.014715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1.251078" calcext:value-type="float">
            <text:p>1.251078</text:p>
          </table:table-cell>
          <table:table-cell office:value-type="float" office:value="0.041676" calcext:value-type="float">
            <text:p>0.041676</text:p>
          </table:table-cell>
          <table:table-cell office:value-type="float" office:value="0.014124" calcext:value-type="float">
            <text:p>0.014124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1.251863" calcext:value-type="float">
            <text:p>1.251863</text:p>
          </table:table-cell>
          <table:table-cell office:value-type="float" office:value="0.040443" calcext:value-type="float">
            <text:p>0.040443</text:p>
          </table:table-cell>
          <table:table-cell office:value-type="float" office:value="0.013525" calcext:value-type="float">
            <text:p>0.013525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1.252642" calcext:value-type="float">
            <text:p>1.252642</text:p>
          </table:table-cell>
          <table:table-cell office:value-type="float" office:value="0.037654" calcext:value-type="float">
            <text:p>0.037654</text:p>
          </table:table-cell>
          <table:table-cell office:value-type="float" office:value="0.011065" calcext:value-type="float">
            <text:p>0.011065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1.253415" calcext:value-type="float">
            <text:p>1.253415</text:p>
          </table:table-cell>
          <table:table-cell office:value-type="float" office:value="0.034245" calcext:value-type="float">
            <text:p>0.034245</text:p>
          </table:table-cell>
          <table:table-cell office:value-type="float" office:value="0.004855" calcext:value-type="float">
            <text:p>0.004855</text:p>
          </table:table-cell>
        </table:table-row>
        <table:table-row table:style-name="ro1">
          <table:table-cell office:value-type="float" office:value="0.956738" calcext:value-type="float">
            <text:p>0.956738</text:p>
          </table:table-cell>
          <table:table-cell office:value-type="float" office:value="1.254181" calcext:value-type="float">
            <text:p>1.254181</text:p>
          </table:table-cell>
          <table:table-cell office:value-type="float" office:value="0.030003" calcext:value-type="float">
            <text:p>0.030003</text:p>
          </table:table-cell>
          <table:table-cell office:value-type="float" office:value="0.004142" calcext:value-type="float">
            <text:p>0.004142</text:p>
          </table:table-cell>
        </table:table-row>
        <table:table-row table:style-name="ro1">
          <table:table-cell office:value-type="float" office:value="0.969844" calcext:value-type="float">
            <text:p>0.969844</text:p>
          </table:table-cell>
          <table:table-cell office:value-type="float" office:value="1.254941" calcext:value-type="float">
            <text:p>1.254941</text:p>
          </table:table-cell>
          <table:table-cell office:value-type="float" office:value="0.025289" calcext:value-type="float">
            <text:p>0.025289</text:p>
          </table:table-cell>
          <table:table-cell office:value-type="float" office:value="0.005287" calcext:value-type="float">
            <text:p>0.005287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1.255696" calcext:value-type="float">
            <text:p>1.255696</text:p>
          </table:table-cell>
          <table:table-cell office:value-type="float" office:value="0.020175" calcext:value-type="float">
            <text:p>0.020175</text:p>
          </table:table-cell>
          <table:table-cell office:value-type="float" office:value="0.006472" calcext:value-type="float">
            <text:p>0.006472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1.256444" calcext:value-type="float">
            <text:p>1.256444</text:p>
          </table:table-cell>
          <table:table-cell office:value-type="float" office:value="0.014542" calcext:value-type="float">
            <text:p>0.014542</text:p>
          </table:table-cell>
          <table:table-cell office:value-type="float" office:value="0.005842" calcext:value-type="float">
            <text:p>0.005842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1.257187" calcext:value-type="float">
            <text:p>1.257187</text:p>
          </table:table-cell>
          <table:table-cell office:value-type="float" office:value="0.008275" calcext:value-type="float">
            <text:p>0.008275</text:p>
          </table:table-cell>
          <table:table-cell office:value-type="float" office:value="0.005218" calcext:value-type="float">
            <text:p>0.005218</text:p>
          </table:table-cell>
        </table:table-row>
        <table:table-row table:style-name="ro1">
          <table:table-cell office:value-type="float" office:value="0.943632" calcext:value-type="float">
            <text:p>0.943632</text:p>
          </table:table-cell>
          <table:table-cell office:value-type="float" office:value="1.257923" calcext:value-type="float">
            <text:p>1.257923</text:p>
          </table:table-cell>
          <table:table-cell office:value-type="float" office:value="0.001638" calcext:value-type="float">
            <text:p>0.001638</text:p>
          </table:table-cell>
          <table:table-cell office:value-type="float" office:value="-0.000998" calcext:value-type="float">
            <text:p>-0.000998</text:p>
          </table:table-cell>
        </table:table-row>
        <table:table-row table:style-name="ro1">
          <table:table-cell office:value-type="float" office:value="0.98295" calcext:value-type="float">
            <text:p>0.98295</text:p>
          </table:table-cell>
          <table:table-cell office:value-type="float" office:value="1.258654" calcext:value-type="float">
            <text:p>1.258654</text:p>
          </table:table-cell>
          <table:table-cell office:value-type="float" office:value="-0.004595" calcext:value-type="float">
            <text:p>-0.004595</text:p>
          </table:table-cell>
          <table:table-cell office:value-type="float" office:value="0.003854" calcext:value-type="float">
            <text:p>0.003854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1.259379" calcext:value-type="float">
            <text:p>1.259379</text:p>
          </table:table-cell>
          <table:table-cell office:value-type="float" office:value="-0.008853" calcext:value-type="float">
            <text:p>-0.008853</text:p>
          </table:table-cell>
          <table:table-cell office:value-type="float" office:value="0.006918" calcext:value-type="float">
            <text:p>0.006918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1.260098" calcext:value-type="float">
            <text:p>1.260098</text:p>
          </table:table-cell>
          <table:table-cell office:value-type="float" office:value="-0.011461" calcext:value-type="float">
            <text:p>-0.011461</text:p>
          </table:table-cell>
          <table:table-cell office:value-type="float" office:value="0.004463" calcext:value-type="float">
            <text:p>0.004463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1.260812" calcext:value-type="float">
            <text:p>1.260812</text:p>
          </table:table-cell>
          <table:table-cell office:value-type="float" office:value="-0.013594" calcext:value-type="float">
            <text:p>-0.013594</text:p>
          </table:table-cell>
          <table:table-cell office:value-type="float" office:value="0.007572" calcext:value-type="float">
            <text:p>0.007572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61519" calcext:value-type="float">
            <text:p>1.261519</text:p>
          </table:table-cell>
          <table:table-cell office:value-type="float" office:value="-0.014168" calcext:value-type="float">
            <text:p>-0.014168</text:p>
          </table:table-cell>
          <table:table-cell office:value-type="float" office:value="0.014456" calcext:value-type="float">
            <text:p>0.014456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1.262222" calcext:value-type="float">
            <text:p>1.262222</text:p>
          </table:table-cell>
          <table:table-cell office:value-type="float" office:value="-0.014667" calcext:value-type="float">
            <text:p>-0.014667</text:p>
          </table:table-cell>
          <table:table-cell office:value-type="float" office:value="0.008421" calcext:value-type="float">
            <text:p>0.008421</text:p>
          </table:table-cell>
        </table:table-row>
        <table:table-row table:style-name="ro1">
          <table:table-cell office:value-type="float" office:value="1.061586" calcext:value-type="float">
            <text:p>1.061586</text:p>
          </table:table-cell>
          <table:table-cell office:value-type="float" office:value="1.262918" calcext:value-type="float">
            <text:p>1.262918</text:p>
          </table:table-cell>
          <table:table-cell office:value-type="float" office:value="-0.014505" calcext:value-type="float">
            <text:p>-0.014505</text:p>
          </table:table-cell>
          <table:table-cell office:value-type="float" office:value="0.011603" calcext:value-type="float">
            <text:p>0.011603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63609" calcext:value-type="float">
            <text:p>1.263609</text:p>
          </table:table-cell>
          <table:table-cell office:value-type="float" office:value="-0.01413" calcext:value-type="float">
            <text:p>-0.01413</text:p>
          </table:table-cell>
          <table:table-cell office:value-type="float" office:value="0.012959" calcext:value-type="float">
            <text:p>0.012959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64295" calcext:value-type="float">
            <text:p>1.264295</text:p>
          </table:table-cell>
          <table:table-cell office:value-type="float" office:value="-0.013519" calcext:value-type="float">
            <text:p>-0.013519</text:p>
          </table:table-cell>
          <table:table-cell office:value-type="float" office:value="0.014334" calcext:value-type="float">
            <text:p>0.014334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1.264975" calcext:value-type="float">
            <text:p>1.264975</text:p>
          </table:table-cell>
          <table:table-cell office:value-type="float" office:value="-0.011754" calcext:value-type="float">
            <text:p>-0.011754</text:p>
          </table:table-cell>
          <table:table-cell office:value-type="float" office:value="0.015738" calcext:value-type="float">
            <text:p>0.015738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1.26565" calcext:value-type="float">
            <text:p>1.26565</text:p>
          </table:table-cell>
          <table:table-cell office:value-type="float" office:value="-0.009899" calcext:value-type="float">
            <text:p>-0.009899</text:p>
          </table:table-cell>
          <table:table-cell office:value-type="float" office:value="0.01531" calcext:value-type="float">
            <text:p>0.01531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66319" calcext:value-type="float">
            <text:p>1.266319</text:p>
          </table:table-cell>
          <table:table-cell office:value-type="float" office:value="-0.008056" calcext:value-type="float">
            <text:p>-0.008056</text:p>
          </table:table-cell>
          <table:table-cell office:value-type="float" office:value="0.013018" calcext:value-type="float">
            <text:p>0.013018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66983" calcext:value-type="float">
            <text:p>1.266983</text:p>
          </table:table-cell>
          <table:table-cell office:value-type="float" office:value="-0.006139" calcext:value-type="float">
            <text:p>-0.006139</text:p>
          </table:table-cell>
          <table:table-cell office:value-type="float" office:value="0.012552" calcext:value-type="float">
            <text:p>0.012552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67642" calcext:value-type="float">
            <text:p>1.267642</text:p>
          </table:table-cell>
          <table:table-cell office:value-type="float" office:value="-0.004793" calcext:value-type="float">
            <text:p>-0.004793</text:p>
          </table:table-cell>
          <table:table-cell office:value-type="float" office:value="0.012081" calcext:value-type="float">
            <text:p>0.012081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68296" calcext:value-type="float">
            <text:p>1.268296</text:p>
          </table:table-cell>
          <table:table-cell office:value-type="float" office:value="-0.003907" calcext:value-type="float">
            <text:p>-0.003907</text:p>
          </table:table-cell>
          <table:table-cell office:value-type="float" office:value="0.011611" calcext:value-type="float">
            <text:p>0.011611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68944" calcext:value-type="float">
            <text:p>1.268944</text:p>
          </table:table-cell>
          <table:table-cell office:value-type="float" office:value="-0.002082" calcext:value-type="float">
            <text:p>-0.002082</text:p>
          </table:table-cell>
          <table:table-cell office:value-type="float" office:value="0.011148" calcext:value-type="float">
            <text:p>0.011148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69587" calcext:value-type="float">
            <text:p>1.269587</text:p>
          </table:table-cell>
          <table:table-cell office:value-type="float" office:value="-0.000278" calcext:value-type="float">
            <text:p>-0.000278</text:p>
          </table:table-cell>
          <table:table-cell office:value-type="float" office:value="0.010692" calcext:value-type="float">
            <text:p>0.010692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70226" calcext:value-type="float">
            <text:p>1.270226</text:p>
          </table:table-cell>
          <table:table-cell office:value-type="float" office:value="0.000844" calcext:value-type="float">
            <text:p>0.000844</text:p>
          </table:table-cell>
          <table:table-cell office:value-type="float" office:value="0.01024" calcext:value-type="float">
            <text:p>0.01024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70859" calcext:value-type="float">
            <text:p>1.270859</text:p>
          </table:table-cell>
          <table:table-cell office:value-type="float" office:value="0.001888" calcext:value-type="float">
            <text:p>0.001888</text:p>
          </table:table-cell>
          <table:table-cell office:value-type="float" office:value="0.007928" calcext:value-type="float">
            <text:p>0.007928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71487" calcext:value-type="float">
            <text:p>1.271487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07446" calcext:value-type="float">
            <text:p>0.007446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7211" calcext:value-type="float">
            <text:p>1.27211</text:p>
          </table:table-cell>
          <table:table-cell office:value-type="float" office:value="0.002309" calcext:value-type="float">
            <text:p>0.002309</text:p>
          </table:table-cell>
          <table:table-cell office:value-type="float" office:value="0.006961" calcext:value-type="float">
            <text:p>0.006961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72728" calcext:value-type="float">
            <text:p>1.272728</text:p>
          </table:table-cell>
          <table:table-cell office:value-type="float" office:value="0.001942" calcext:value-type="float">
            <text:p>0.001942</text:p>
          </table:table-cell>
          <table:table-cell office:value-type="float" office:value="0.008338" calcext:value-type="float">
            <text:p>0.008338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73341" calcext:value-type="float">
            <text:p>1.273341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6024" calcext:value-type="float">
            <text:p>0.006024</text:p>
          </table:table-cell>
        </table:table-row>
        <table:table-row table:style-name="ro1">
          <table:table-cell office:value-type="float" office:value="1.061586" calcext:value-type="float">
            <text:p>1.061586</text:p>
          </table:table-cell>
          <table:table-cell office:value-type="float" office:value="1.27395" calcext:value-type="float">
            <text:p>1.27395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0.003683" calcext:value-type="float">
            <text:p>0.003683</text:p>
          </table:table-cell>
        </table:table-row>
        <table:table-row table:style-name="ro1">
          <table:table-cell office:value-type="float" office:value="1.061586" calcext:value-type="float">
            <text:p>1.061586</text:p>
          </table:table-cell>
          <table:table-cell office:value-type="float" office:value="1.274553" calcext:value-type="float">
            <text:p>1.274553</text:p>
          </table:table-cell>
          <table:table-cell office:value-type="float" office:value="-0.000177" calcext:value-type="float">
            <text:p>-0.000177</text:p>
          </table:table-cell>
          <table:table-cell office:value-type="float" office:value="0.00317" calcext:value-type="float">
            <text:p>0.00317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75152" calcext:value-type="float">
            <text:p>1.275152</text:p>
          </table:table-cell>
          <table:table-cell office:value-type="float" office:value="-0.001266" calcext:value-type="float">
            <text:p>-0.001266</text:p>
          </table:table-cell>
          <table:table-cell office:value-type="float" office:value="0.004514" calcext:value-type="float">
            <text:p>0.004514</text:p>
          </table:table-cell>
        </table:table-row>
        <table:table-row table:style-name="ro1">
          <table:table-cell office:value-type="float" office:value="1.061586" calcext:value-type="float">
            <text:p>1.061586</text:p>
          </table:table-cell>
          <table:table-cell office:value-type="float" office:value="1.275746" calcext:value-type="float">
            <text:p>1.275746</text:p>
          </table:table-cell>
          <table:table-cell office:value-type="float" office:value="-0.003422" calcext:value-type="float">
            <text:p>-0.003422</text:p>
          </table:table-cell>
          <table:table-cell office:value-type="float" office:value="0.002166" calcext:value-type="float">
            <text:p>0.002166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76335" calcext:value-type="float">
            <text:p>1.276335</text:p>
          </table:table-cell>
          <table:table-cell office:value-type="float" office:value="-0.004614" calcext:value-type="float">
            <text:p>-0.004614</text:p>
          </table:table-cell>
          <table:table-cell office:value-type="float" office:value="0.005381" calcext:value-type="float">
            <text:p>0.005381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7692" calcext:value-type="float">
            <text:p>1.27692</text:p>
          </table:table-cell>
          <table:table-cell office:value-type="float" office:value="-0.005099" calcext:value-type="float">
            <text:p>-0.005099</text:p>
          </table:table-cell>
          <table:table-cell office:value-type="float" office:value="0.00307" calcext:value-type="float">
            <text:p>0.00307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775" calcext:value-type="float">
            <text:p>1.2775</text:p>
          </table:table-cell>
          <table:table-cell office:value-type="float" office:value="-0.005766" calcext:value-type="float">
            <text:p>-0.005766</text:p>
          </table:table-cell>
          <table:table-cell office:value-type="float" office:value="0.002593" calcext:value-type="float">
            <text:p>0.002593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78075" calcext:value-type="float">
            <text:p>1.278075</text:p>
          </table:table-cell>
          <table:table-cell office:value-type="float" office:value="-0.006287" calcext:value-type="float">
            <text:p>-0.006287</text:p>
          </table:table-cell>
          <table:table-cell office:value-type="float" office:value="0.003972" calcext:value-type="float">
            <text:p>0.003972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278646" calcext:value-type="float">
            <text:p>1.278646</text:p>
          </table:table-cell>
          <table:table-cell office:value-type="float" office:value="-0.00673" calcext:value-type="float">
            <text:p>-0.00673</text:p>
          </table:table-cell>
          <table:table-cell office:value-type="float" office:value="0.007237" calcext:value-type="float">
            <text:p>0.007237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79212" calcext:value-type="float">
            <text:p>1.279212</text:p>
          </table:table-cell>
          <table:table-cell office:value-type="float" office:value="-0.006635" calcext:value-type="float">
            <text:p>-0.006635</text:p>
          </table:table-cell>
          <table:table-cell office:value-type="float" office:value="0.003113" calcext:value-type="float">
            <text:p>0.003113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79774" calcext:value-type="float">
            <text:p>1.279774</text:p>
          </table:table-cell>
          <table:table-cell office:value-type="float" office:value="-0.006805" calcext:value-type="float">
            <text:p>-0.006805</text:p>
          </table:table-cell>
          <table:table-cell office:value-type="float" office:value="0.002654" calcext:value-type="float">
            <text:p>0.002654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80331" calcext:value-type="float">
            <text:p>1.280331</text:p>
          </table:table-cell>
          <table:table-cell office:value-type="float" office:value="-0.007828" calcext:value-type="float">
            <text:p>-0.007828</text:p>
          </table:table-cell>
          <table:table-cell office:value-type="float" office:value="0.002183" calcext:value-type="float">
            <text:p>0.002183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280884" calcext:value-type="float">
            <text:p>1.280884</text:p>
          </table:table-cell>
          <table:table-cell office:value-type="float" office:value="-0.009114" calcext:value-type="float">
            <text:p>-0.009114</text:p>
          </table:table-cell>
          <table:table-cell office:value-type="float" office:value="0.00543" calcext:value-type="float">
            <text:p>0.00543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1.281433" calcext:value-type="float">
            <text:p>1.281433</text:p>
          </table:table-cell>
          <table:table-cell office:value-type="float" office:value="-0.010765" calcext:value-type="float">
            <text:p>-0.010765</text:p>
          </table:table-cell>
          <table:table-cell office:value-type="float" office:value="-0.000571" calcext:value-type="float">
            <text:p>-0.000571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1.281977" calcext:value-type="float">
            <text:p>1.281977</text:p>
          </table:table-cell>
          <table:table-cell office:value-type="float" office:value="-0.012942" calcext:value-type="float">
            <text:p>-0.012942</text:p>
          </table:table-cell>
          <table:table-cell office:value-type="float" office:value="0.002656" calcext:value-type="float">
            <text:p>0.002656</text:p>
          </table:table-cell>
        </table:table-row>
        <table:table-row table:style-name="ro1">
          <table:table-cell office:value-type="float" office:value="1.087798" calcext:value-type="float">
            <text:p>1.087798</text:p>
          </table:table-cell>
          <table:table-cell office:value-type="float" office:value="1.282517" calcext:value-type="float">
            <text:p>1.282517</text:p>
          </table:table-cell>
          <table:table-cell office:value-type="float" office:value="-0.015082" calcext:value-type="float">
            <text:p>-0.015082</text:p>
          </table:table-cell>
          <table:table-cell office:value-type="float" office:value="0.000352" calcext:value-type="float">
            <text:p>0.000352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283052" calcext:value-type="float">
            <text:p>1.283052</text:p>
          </table:table-cell>
          <table:table-cell office:value-type="float" office:value="-0.017843" calcext:value-type="float">
            <text:p>-0.017843</text:p>
          </table:table-cell>
          <table:table-cell office:value-type="float" office:value="0.003608" calcext:value-type="float">
            <text:p>0.003608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283584" calcext:value-type="float">
            <text:p>1.283584</text:p>
          </table:table-cell>
          <table:table-cell office:value-type="float" office:value="-0.021004" calcext:value-type="float">
            <text:p>-0.021004</text:p>
          </table:table-cell>
          <table:table-cell office:value-type="float" office:value="0.003203" calcext:value-type="float">
            <text:p>0.003203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1.284111" calcext:value-type="float">
            <text:p>1.284111</text:p>
          </table:table-cell>
          <table:table-cell office:value-type="float" office:value="-0.023978" calcext:value-type="float">
            <text:p>-0.023978</text:p>
          </table:table-cell>
          <table:table-cell office:value-type="float" office:value="0.004663" calcext:value-type="float">
            <text:p>0.004663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1.284634" calcext:value-type="float">
            <text:p>1.284634</text:p>
          </table:table-cell>
          <table:table-cell office:value-type="float" office:value="-0.026528" calcext:value-type="float">
            <text:p>-0.026528</text:p>
          </table:table-cell>
          <table:table-cell office:value-type="float" office:value="0.000564" calcext:value-type="float">
            <text:p>0.000564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285152" calcext:value-type="float">
            <text:p>1.285152</text:p>
          </table:table-cell>
          <table:table-cell office:value-type="float" office:value="-0.028283" calcext:value-type="float">
            <text:p>-0.028283</text:p>
          </table:table-cell>
          <table:table-cell office:value-type="float" office:value="0.005709" calcext:value-type="float">
            <text:p>0.005709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285667" calcext:value-type="float">
            <text:p>1.285667</text:p>
          </table:table-cell>
          <table:table-cell office:value-type="float" office:value="-0.030307" calcext:value-type="float">
            <text:p>-0.030307</text:p>
          </table:table-cell>
          <table:table-cell office:value-type="float" office:value="0.007207" calcext:value-type="float">
            <text:p>0.007207</text:p>
          </table:table-cell>
        </table:table-row>
        <table:table-row table:style-name="ro1">
          <table:table-cell office:value-type="float" office:value="1.166434" calcext:value-type="float">
            <text:p>1.166434</text:p>
          </table:table-cell>
          <table:table-cell office:value-type="float" office:value="1.286178" calcext:value-type="float">
            <text:p>1.286178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0.008739" calcext:value-type="float">
            <text:p>0.008739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286684" calcext:value-type="float">
            <text:p>1.286684</text:p>
          </table:table-cell>
          <table:table-cell office:value-type="float" office:value="-0.030948" calcext:value-type="float">
            <text:p>-0.030948</text:p>
          </table:table-cell>
          <table:table-cell office:value-type="float" office:value="0.004716" calcext:value-type="float">
            <text:p>0.004716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287187" calcext:value-type="float">
            <text:p>1.287187</text:p>
          </table:table-cell>
          <table:table-cell office:value-type="float" office:value="-0.030063" calcext:value-type="float">
            <text:p>-0.030063</text:p>
          </table:table-cell>
          <table:table-cell office:value-type="float" office:value="0.009935" calcext:value-type="float">
            <text:p>0.009935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287685" calcext:value-type="float">
            <text:p>1.287685</text:p>
          </table:table-cell>
          <table:table-cell office:value-type="float" office:value="-0.029186" calcext:value-type="float">
            <text:p>-0.029186</text:p>
          </table:table-cell>
          <table:table-cell office:value-type="float" office:value="0.013369" calcext:value-type="float">
            <text:p>0.013369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28818" calcext:value-type="float">
            <text:p>1.28818</text:p>
          </table:table-cell>
          <table:table-cell office:value-type="float" office:value="-0.027496" calcext:value-type="float">
            <text:p>-0.027496</text:p>
          </table:table-cell>
          <table:table-cell office:value-type="float" office:value="0.009417" calcext:value-type="float">
            <text:p>0.009417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28867" calcext:value-type="float">
            <text:p>1.28867</text:p>
          </table:table-cell>
          <table:table-cell office:value-type="float" office:value="-0.024752" calcext:value-type="float">
            <text:p>-0.024752</text:p>
          </table:table-cell>
          <table:table-cell office:value-type="float" office:value="0.012855" calcext:value-type="float">
            <text:p>0.012855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289157" calcext:value-type="float">
            <text:p>1.289157</text:p>
          </table:table-cell>
          <table:table-cell office:value-type="float" office:value="-0.022136" calcext:value-type="float">
            <text:p>-0.022136</text:p>
          </table:table-cell>
          <table:table-cell office:value-type="float" office:value="0.01634" calcext:value-type="float">
            <text:p>0.01634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28964" calcext:value-type="float">
            <text:p>1.28964</text:p>
          </table:table-cell>
          <table:table-cell office:value-type="float" office:value="-0.019571" calcext:value-type="float">
            <text:p>-0.019571</text:p>
          </table:table-cell>
          <table:table-cell office:value-type="float" office:value="0.010572" calcext:value-type="float">
            <text:p>0.010572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290119" calcext:value-type="float">
            <text:p>1.290119</text:p>
          </table:table-cell>
          <table:table-cell office:value-type="float" office:value="-0.017057" calcext:value-type="float">
            <text:p>-0.017057</text:p>
          </table:table-cell>
          <table:table-cell office:value-type="float" office:value="0.012163" calcext:value-type="float">
            <text:p>0.012163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290594" calcext:value-type="float">
            <text:p>1.290594</text:p>
          </table:table-cell>
          <table:table-cell office:value-type="float" office:value="-0.014205" calcext:value-type="float">
            <text:p>-0.014205</text:p>
          </table:table-cell>
          <table:table-cell office:value-type="float" office:value="0.013771" calcext:value-type="float">
            <text:p>0.013771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291065" calcext:value-type="float">
            <text:p>1.291065</text:p>
          </table:table-cell>
          <table:table-cell office:value-type="float" office:value="-0.012182" calcext:value-type="float">
            <text:p>-0.012182</text:p>
          </table:table-cell>
          <table:table-cell office:value-type="float" office:value="0.013548" calcext:value-type="float">
            <text:p>0.013548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291533" calcext:value-type="float">
            <text:p>1.291533</text:p>
          </table:table-cell>
          <table:table-cell office:value-type="float" office:value="-0.010757" calcext:value-type="float">
            <text:p>-0.010757</text:p>
          </table:table-cell>
          <table:table-cell office:value-type="float" office:value="0.015195" calcext:value-type="float">
            <text:p>0.015195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291997" calcext:value-type="float">
            <text:p>1.291997</text:p>
          </table:table-cell>
          <table:table-cell office:value-type="float" office:value="-0.009702" calcext:value-type="float">
            <text:p>-0.009702</text:p>
          </table:table-cell>
          <table:table-cell office:value-type="float" office:value="0.013152" calcext:value-type="float">
            <text:p>0.013152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292457" calcext:value-type="float">
            <text:p>1.292457</text:p>
          </table:table-cell>
          <table:table-cell office:value-type="float" office:value="-0.009559" calcext:value-type="float">
            <text:p>-0.009559</text:p>
          </table:table-cell>
          <table:table-cell office:value-type="float" office:value="0.01108" calcext:value-type="float">
            <text:p>0.01108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292914" calcext:value-type="float">
            <text:p>1.292914</text:p>
          </table:table-cell>
          <table:table-cell office:value-type="float" office:value="-0.009463" calcext:value-type="float">
            <text:p>-0.009463</text:p>
          </table:table-cell>
          <table:table-cell office:value-type="float" office:value="0.012696" calcext:value-type="float">
            <text:p>0.012696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293367" calcext:value-type="float">
            <text:p>1.293367</text:p>
          </table:table-cell>
          <table:table-cell office:value-type="float" office:value="-0.009402" calcext:value-type="float">
            <text:p>-0.009402</text:p>
          </table:table-cell>
          <table:table-cell office:value-type="float" office:value="0.006888" calcext:value-type="float">
            <text:p>0.006888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293816" calcext:value-type="float">
            <text:p>1.293816</text:p>
          </table:table-cell>
          <table:table-cell office:value-type="float" office:value="-0.010597" calcext:value-type="float">
            <text:p>-0.010597</text:p>
          </table:table-cell>
          <table:table-cell office:value-type="float" office:value="0.010304" calcext:value-type="float">
            <text:p>0.010304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294262" calcext:value-type="float">
            <text:p>1.294262</text:p>
          </table:table-cell>
          <table:table-cell office:value-type="float" office:value="-0.012021" calcext:value-type="float">
            <text:p>-0.012021</text:p>
          </table:table-cell>
          <table:table-cell office:value-type="float" office:value="0.010056" calcext:value-type="float">
            <text:p>0.010056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294705" calcext:value-type="float">
            <text:p>1.294705</text:p>
          </table:table-cell>
          <table:table-cell office:value-type="float" office:value="-0.01337" calcext:value-type="float">
            <text:p>-0.01337</text:p>
          </table:table-cell>
          <table:table-cell office:value-type="float" office:value="0.007958" calcext:value-type="float">
            <text:p>0.007958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295143" calcext:value-type="float">
            <text:p>1.295143</text:p>
          </table:table-cell>
          <table:table-cell office:value-type="float" office:value="-0.014179" calcext:value-type="float">
            <text:p>-0.014179</text:p>
          </table:table-cell>
          <table:table-cell office:value-type="float" office:value="0.009561" calcext:value-type="float">
            <text:p>0.009561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295579" calcext:value-type="float">
            <text:p>1.295579</text:p>
          </table:table-cell>
          <table:table-cell office:value-type="float" office:value="-0.015223" calcext:value-type="float">
            <text:p>-0.015223</text:p>
          </table:table-cell>
          <table:table-cell office:value-type="float" office:value="0.011192" calcext:value-type="float">
            <text:p>0.011192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296011" calcext:value-type="float">
            <text:p>1.296011</text:p>
          </table:table-cell>
          <table:table-cell office:value-type="float" office:value="-0.016183" calcext:value-type="float">
            <text:p>-0.016183</text:p>
          </table:table-cell>
          <table:table-cell office:value-type="float" office:value="0.009129" calcext:value-type="float">
            <text:p>0.009129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296439" calcext:value-type="float">
            <text:p>1.296439</text:p>
          </table:table-cell>
          <table:table-cell office:value-type="float" office:value="-0.016232" calcext:value-type="float">
            <text:p>-0.016232</text:p>
          </table:table-cell>
          <table:table-cell office:value-type="float" office:value="0.012622" calcext:value-type="float">
            <text:p>0.012622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296864" calcext:value-type="float">
            <text:p>1.296864</text:p>
          </table:table-cell>
          <table:table-cell office:value-type="float" office:value="-0.016516" calcext:value-type="float">
            <text:p>-0.016516</text:p>
          </table:table-cell>
          <table:table-cell office:value-type="float" office:value="0.014304" calcext:value-type="float">
            <text:p>0.014304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97286" calcext:value-type="float">
            <text:p>1.297286</text:p>
          </table:table-cell>
          <table:table-cell office:value-type="float" office:value="-0.016182" calcext:value-type="float">
            <text:p>-0.016182</text:p>
          </table:table-cell>
          <table:table-cell office:value-type="float" office:value="0.016014" calcext:value-type="float">
            <text:p>0.016014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297704" calcext:value-type="float">
            <text:p>1.297704</text:p>
          </table:table-cell>
          <table:table-cell office:value-type="float" office:value="-0.015941" calcext:value-type="float">
            <text:p>-0.015941</text:p>
          </table:table-cell>
          <table:table-cell office:value-type="float" office:value="0.012164" calcext:value-type="float">
            <text:p>0.012164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298119" calcext:value-type="float">
            <text:p>1.298119</text:p>
          </table:table-cell>
          <table:table-cell office:value-type="float" office:value="-0.014486" calcext:value-type="float">
            <text:p>-0.014486</text:p>
          </table:table-cell>
          <table:table-cell office:value-type="float" office:value="0.013832" calcext:value-type="float">
            <text:p>0.013832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298531" calcext:value-type="float">
            <text:p>1.298531</text:p>
          </table:table-cell>
          <table:table-cell office:value-type="float" office:value="-0.013049" calcext:value-type="float">
            <text:p>-0.013049</text:p>
          </table:table-cell>
          <table:table-cell office:value-type="float" office:value="0.017377" calcext:value-type="float">
            <text:p>0.017377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298939" calcext:value-type="float">
            <text:p>1.298939</text:p>
          </table:table-cell>
          <table:table-cell office:value-type="float" office:value="-0.011671" calcext:value-type="float">
            <text:p>-0.011671</text:p>
          </table:table-cell>
          <table:table-cell office:value-type="float" office:value="0.015395" calcext:value-type="float">
            <text:p>0.015395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299344" calcext:value-type="float">
            <text:p>1.299344</text:p>
          </table:table-cell>
          <table:table-cell office:value-type="float" office:value="-0.010807" calcext:value-type="float">
            <text:p>-0.010807</text:p>
          </table:table-cell>
          <table:table-cell office:value-type="float" office:value="0.017115" calcext:value-type="float">
            <text:p>0.017115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299746" calcext:value-type="float">
            <text:p>1.299746</text:p>
          </table:table-cell>
          <table:table-cell office:value-type="float" office:value="-0.008826" calcext:value-type="float">
            <text:p>-0.008826</text:p>
          </table:table-cell>
          <table:table-cell office:value-type="float" office:value="0.017001" calcext:value-type="float">
            <text:p>0.01700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00145" calcext:value-type="float">
            <text:p>1.300145</text:p>
          </table:table-cell>
          <table:table-cell office:value-type="float" office:value="-0.007325" calcext:value-type="float">
            <text:p>-0.007325</text:p>
          </table:table-cell>
          <table:table-cell office:value-type="float" office:value="0.018749" calcext:value-type="float">
            <text:p>0.018749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00541" calcext:value-type="float">
            <text:p>1.300541</text:p>
          </table:table-cell>
          <table:table-cell office:value-type="float" office:value="-0.007003" calcext:value-type="float">
            <text:p>-0.007003</text:p>
          </table:table-cell>
          <table:table-cell office:value-type="float" office:value="0.018663" calcext:value-type="float">
            <text:p>0.018663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00933" calcext:value-type="float">
            <text:p>1.300933</text:p>
          </table:table-cell>
          <table:table-cell office:value-type="float" office:value="-0.007142" calcext:value-type="float">
            <text:p>-0.007142</text:p>
          </table:table-cell>
          <table:table-cell office:value-type="float" office:value="0.016714" calcext:value-type="float">
            <text:p>0.016714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01323" calcext:value-type="float">
            <text:p>1.301323</text:p>
          </table:table-cell>
          <table:table-cell office:value-type="float" office:value="-0.007165" calcext:value-type="float">
            <text:p>-0.007165</text:p>
          </table:table-cell>
          <table:table-cell office:value-type="float" office:value="0.016592" calcext:value-type="float">
            <text:p>0.016592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01709" calcext:value-type="float">
            <text:p>1.301709</text:p>
          </table:table-cell>
          <table:table-cell office:value-type="float" office:value="-0.007836" calcext:value-type="float">
            <text:p>-0.007836</text:p>
          </table:table-cell>
          <table:table-cell office:value-type="float" office:value="0.016465" calcext:value-type="float">
            <text:p>0.016465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02092" calcext:value-type="float">
            <text:p>1.302092</text:p>
          </table:table-cell>
          <table:table-cell office:value-type="float" office:value="-0.00911" calcext:value-type="float">
            <text:p>-0.00911</text:p>
          </table:table-cell>
          <table:table-cell office:value-type="float" office:value="0.018201" calcext:value-type="float">
            <text:p>0.01820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02472" calcext:value-type="float">
            <text:p>1.302472</text:p>
          </table:table-cell>
          <table:table-cell office:value-type="float" office:value="-0.010374" calcext:value-type="float">
            <text:p>-0.010374</text:p>
          </table:table-cell>
          <table:table-cell office:value-type="float" office:value="0.01811" calcext:value-type="float">
            <text:p>0.01811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0285" calcext:value-type="float">
            <text:p>1.30285</text:p>
          </table:table-cell>
          <table:table-cell office:value-type="float" office:value="-0.011151" calcext:value-type="float">
            <text:p>-0.011151</text:p>
          </table:table-cell>
          <table:table-cell office:value-type="float" office:value="0.016163" calcext:value-type="float">
            <text:p>0.016163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03224" calcext:value-type="float">
            <text:p>1.303224</text:p>
          </table:table-cell>
          <table:table-cell office:value-type="float" office:value="-0.011917" calcext:value-type="float">
            <text:p>-0.011917</text:p>
          </table:table-cell>
          <table:table-cell office:value-type="float" office:value="0.021636" calcext:value-type="float">
            <text:p>0.021636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03595" calcext:value-type="float">
            <text:p>1.303595</text:p>
          </table:table-cell>
          <table:table-cell office:value-type="float" office:value="-0.012686" calcext:value-type="float">
            <text:p>-0.012686</text:p>
          </table:table-cell>
          <table:table-cell office:value-type="float" office:value="0.017884" calcext:value-type="float">
            <text:p>0.017884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03963" calcext:value-type="float">
            <text:p>1.303963</text:p>
          </table:table-cell>
          <table:table-cell office:value-type="float" office:value="-0.013011" calcext:value-type="float">
            <text:p>-0.013011</text:p>
          </table:table-cell>
          <table:table-cell office:value-type="float" office:value="0.021524" calcext:value-type="float">
            <text:p>0.021524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04329" calcext:value-type="float">
            <text:p>1.304329</text:p>
          </table:table-cell>
          <table:table-cell office:value-type="float" office:value="-0.012508" calcext:value-type="float">
            <text:p>-0.012508</text:p>
          </table:table-cell>
          <table:table-cell office:value-type="float" office:value="0.019629" calcext:value-type="float">
            <text:p>0.019629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04691" calcext:value-type="float">
            <text:p>1.304691</text:p>
          </table:table-cell>
          <table:table-cell office:value-type="float" office:value="-0.012125" calcext:value-type="float">
            <text:p>-0.012125</text:p>
          </table:table-cell>
          <table:table-cell office:value-type="float" office:value="0.021425" calcext:value-type="float">
            <text:p>0.021425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0505" calcext:value-type="float">
            <text:p>1.30505</text:p>
          </table:table-cell>
          <table:table-cell office:value-type="float" office:value="-0.012054" calcext:value-type="float">
            <text:p>-0.012054</text:p>
          </table:table-cell>
          <table:table-cell office:value-type="float" office:value="0.028833" calcext:value-type="float">
            <text:p>0.028833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05407" calcext:value-type="float">
            <text:p>1.305407</text:p>
          </table:table-cell>
          <table:table-cell office:value-type="float" office:value="-0.010983" calcext:value-type="float">
            <text:p>-0.010983</text:p>
          </table:table-cell>
          <table:table-cell office:value-type="float" office:value="0.032637" calcext:value-type="float">
            <text:p>0.032637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05761" calcext:value-type="float">
            <text:p>1.305761</text:p>
          </table:table-cell>
          <table:table-cell office:value-type="float" office:value="-0.008775" calcext:value-type="float">
            <text:p>-0.008775</text:p>
          </table:table-cell>
          <table:table-cell office:value-type="float" office:value="0.010438" calcext:value-type="float">
            <text:p>0.010438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06112" calcext:value-type="float">
            <text:p>1.306112</text:p>
          </table:table-cell>
          <table:table-cell office:value-type="float" office:value="-0.006796" calcext:value-type="float">
            <text:p>-0.006796</text:p>
          </table:table-cell>
          <table:table-cell office:value-type="float" office:value="0.028833" calcext:value-type="float">
            <text:p>0.028833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0646" calcext:value-type="float">
            <text:p>1.30646</text:p>
          </table:table-cell>
          <table:table-cell office:value-type="float" office:value="-0.005424" calcext:value-type="float">
            <text:p>-0.005424</text:p>
          </table:table-cell>
          <table:table-cell office:value-type="float" office:value="0.028866" calcext:value-type="float">
            <text:p>0.028866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06806" calcext:value-type="float">
            <text:p>1.306806</text:p>
          </table:table-cell>
          <table:table-cell office:value-type="float" office:value="-0.004245" calcext:value-type="float">
            <text:p>-0.004245</text:p>
          </table:table-cell>
          <table:table-cell office:value-type="float" office:value="0.027063" calcext:value-type="float">
            <text:p>0.027063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07149" calcext:value-type="float">
            <text:p>1.307149</text:p>
          </table:table-cell>
          <table:table-cell office:value-type="float" office:value="-0.000958" calcext:value-type="float">
            <text:p>-0.000958</text:p>
          </table:table-cell>
          <table:table-cell office:value-type="float" office:value="0.028974" calcext:value-type="float">
            <text:p>0.028974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07489" calcext:value-type="float">
            <text:p>1.307489</text:p>
          </table:table-cell>
          <table:table-cell office:value-type="float" office:value="0.001516" calcext:value-type="float">
            <text:p>0.001516</text:p>
          </table:table-cell>
          <table:table-cell office:value-type="float" office:value="0.029048" calcext:value-type="float">
            <text:p>0.029048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07826" calcext:value-type="float">
            <text:p>1.307826</text:p>
          </table:table-cell>
          <table:table-cell office:value-type="float" office:value="0.003345" calcext:value-type="float">
            <text:p>0.003345</text:p>
          </table:table-cell>
          <table:table-cell office:value-type="float" office:value="0.032839" calcext:value-type="float">
            <text:p>0.032839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08161" calcext:value-type="float">
            <text:p>1.308161</text:p>
          </table:table-cell>
          <table:table-cell office:value-type="float" office:value="0.004564" calcext:value-type="float">
            <text:p>0.004564</text:p>
          </table:table-cell>
          <table:table-cell office:value-type="float" office:value="0.031098" calcext:value-type="float">
            <text:p>0.031098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08493" calcext:value-type="float">
            <text:p>1.308493</text:p>
          </table:table-cell>
          <table:table-cell office:value-type="float" office:value="0.005355" calcext:value-type="float">
            <text:p>0.005355</text:p>
          </table:table-cell>
          <table:table-cell office:value-type="float" office:value="0.025601" calcext:value-type="float">
            <text:p>0.025601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08822" calcext:value-type="float">
            <text:p>1.308822</text:p>
          </table:table-cell>
          <table:table-cell office:value-type="float" office:value="0.005778" calcext:value-type="float">
            <text:p>0.005778</text:p>
          </table:table-cell>
          <table:table-cell office:value-type="float" office:value="0.027451" calcext:value-type="float">
            <text:p>0.027451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09149" calcext:value-type="float">
            <text:p>1.309149</text:p>
          </table:table-cell>
          <table:table-cell office:value-type="float" office:value="0.005851" calcext:value-type="float">
            <text:p>0.005851</text:p>
          </table:table-cell>
          <table:table-cell office:value-type="float" office:value="0.027459" calcext:value-type="float">
            <text:p>0.02745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09473" calcext:value-type="float">
            <text:p>1.309473</text:p>
          </table:table-cell>
          <table:table-cell office:value-type="float" office:value="0.005836" calcext:value-type="float">
            <text:p>0.005836</text:p>
          </table:table-cell>
          <table:table-cell office:value-type="float" office:value="0.029339" calcext:value-type="float">
            <text:p>0.029339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09795" calcext:value-type="float">
            <text:p>1.309795</text:p>
          </table:table-cell>
          <table:table-cell office:value-type="float" office:value="0.005865" calcext:value-type="float">
            <text:p>0.005865</text:p>
          </table:table-cell>
          <table:table-cell office:value-type="float" office:value="0.031264" calcext:value-type="float">
            <text:p>0.031264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10114" calcext:value-type="float">
            <text:p>1.310114</text:p>
          </table:table-cell>
          <table:table-cell office:value-type="float" office:value="0.006265" calcext:value-type="float">
            <text:p>0.006265</text:p>
          </table:table-cell>
          <table:table-cell office:value-type="float" office:value="0.027644" calcext:value-type="float">
            <text:p>0.027644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1043" calcext:value-type="float">
            <text:p>1.31043</text:p>
          </table:table-cell>
          <table:table-cell office:value-type="float" office:value="0.006902" calcext:value-type="float">
            <text:p>0.006902</text:p>
          </table:table-cell>
          <table:table-cell office:value-type="float" office:value="0.027691" calcext:value-type="float">
            <text:p>0.027691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10744" calcext:value-type="float">
            <text:p>1.310744</text:p>
          </table:table-cell>
          <table:table-cell office:value-type="float" office:value="0.00719" calcext:value-type="float">
            <text:p>0.00719</text:p>
          </table:table-cell>
          <table:table-cell office:value-type="float" office:value="0.027727" calcext:value-type="float">
            <text:p>0.027727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11056" calcext:value-type="float">
            <text:p>1.311056</text:p>
          </table:table-cell>
          <table:table-cell office:value-type="float" office:value="0.007934" calcext:value-type="float">
            <text:p>0.007934</text:p>
          </table:table-cell>
          <table:table-cell office:value-type="float" office:value="0.033342" calcext:value-type="float">
            <text:p>0.033342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11365" calcext:value-type="float">
            <text:p>1.311365</text:p>
          </table:table-cell>
          <table:table-cell office:value-type="float" office:value="0.009039" calcext:value-type="float">
            <text:p>0.009039</text:p>
          </table:table-cell>
          <table:table-cell office:value-type="float" office:value="0.033463" calcext:value-type="float">
            <text:p>0.033463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11671" calcext:value-type="float">
            <text:p>1.311671</text:p>
          </table:table-cell>
          <table:table-cell office:value-type="float" office:value="0.010324" calcext:value-type="float">
            <text:p>0.010324</text:p>
          </table:table-cell>
          <table:table-cell office:value-type="float" office:value="0.031731" calcext:value-type="float">
            <text:p>0.031731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11976" calcext:value-type="float">
            <text:p>1.311976</text:p>
          </table:table-cell>
          <table:table-cell office:value-type="float" office:value="0.011838" calcext:value-type="float">
            <text:p>0.011838</text:p>
          </table:table-cell>
          <table:table-cell office:value-type="float" office:value="0.031825" calcext:value-type="float">
            <text:p>0.031825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12277" calcext:value-type="float">
            <text:p>1.312277</text:p>
          </table:table-cell>
          <table:table-cell office:value-type="float" office:value="0.013163" calcext:value-type="float">
            <text:p>0.013163</text:p>
          </table:table-cell>
          <table:table-cell office:value-type="float" office:value="0.030043" calcext:value-type="float">
            <text:p>0.030043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12577" calcext:value-type="float">
            <text:p>1.312577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0.035672" calcext:value-type="float">
            <text:p>0.035672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12874" calcext:value-type="float">
            <text:p>1.312874</text:p>
          </table:table-cell>
          <table:table-cell office:value-type="float" office:value="0.015506" calcext:value-type="float">
            <text:p>0.015506</text:p>
          </table:table-cell>
          <table:table-cell office:value-type="float" office:value="0.033942" calcext:value-type="float">
            <text:p>0.033942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13168" calcext:value-type="float">
            <text:p>1.313168</text:p>
          </table:table-cell>
          <table:table-cell office:value-type="float" office:value="0.017811" calcext:value-type="float">
            <text:p>0.017811</text:p>
          </table:table-cell>
          <table:table-cell office:value-type="float" office:value="0.034055" calcext:value-type="float">
            <text:p>0.034055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1346" calcext:value-type="float">
            <text:p>1.31346</text:p>
          </table:table-cell>
          <table:table-cell office:value-type="float" office:value="0.019173" calcext:value-type="float">
            <text:p>0.019173</text:p>
          </table:table-cell>
          <table:table-cell office:value-type="float" office:value="0.037893" calcext:value-type="float">
            <text:p>0.037893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1375" calcext:value-type="float">
            <text:p>1.31375</text:p>
          </table:table-cell>
          <table:table-cell office:value-type="float" office:value="0.020557" calcext:value-type="float">
            <text:p>0.020557</text:p>
          </table:table-cell>
          <table:table-cell office:value-type="float" office:value="0.038063" calcext:value-type="float">
            <text:p>0.038063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14038" calcext:value-type="float">
            <text:p>1.314038</text:p>
          </table:table-cell>
          <table:table-cell office:value-type="float" office:value="0.021187" calcext:value-type="float">
            <text:p>0.021187</text:p>
          </table:table-cell>
          <table:table-cell office:value-type="float" office:value="0.032648" calcext:value-type="float">
            <text:p>0.032648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14323" calcext:value-type="float">
            <text:p>1.314323</text:p>
          </table:table-cell>
          <table:table-cell office:value-type="float" office:value="0.021409" calcext:value-type="float">
            <text:p>0.021409</text:p>
          </table:table-cell>
          <table:table-cell office:value-type="float" office:value="0.034584" calcext:value-type="float">
            <text:p>0.034584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14607" calcext:value-type="float">
            <text:p>1.314607</text:p>
          </table:table-cell>
          <table:table-cell office:value-type="float" office:value="0.021325" calcext:value-type="float">
            <text:p>0.021325</text:p>
          </table:table-cell>
          <table:table-cell office:value-type="float" office:value="0.034675" calcext:value-type="float">
            <text:p>0.034675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14887" calcext:value-type="float">
            <text:p>1.314887</text:p>
          </table:table-cell>
          <table:table-cell office:value-type="float" office:value="0.020055" calcext:value-type="float">
            <text:p>0.020055</text:p>
          </table:table-cell>
          <table:table-cell office:value-type="float" office:value="0.034769" calcext:value-type="float">
            <text:p>0.03476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15166" calcext:value-type="float">
            <text:p>1.315166</text:p>
          </table:table-cell>
          <table:table-cell office:value-type="float" office:value="0.019279" calcext:value-type="float">
            <text:p>0.019279</text:p>
          </table:table-cell>
          <table:table-cell office:value-type="float" office:value="0.031149" calcext:value-type="float">
            <text:p>0.031149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15442" calcext:value-type="float">
            <text:p>1.315442</text:p>
          </table:table-cell>
          <table:table-cell office:value-type="float" office:value="0.019079" calcext:value-type="float">
            <text:p>0.019079</text:p>
          </table:table-cell>
          <table:table-cell office:value-type="float" office:value="0.033061" calcext:value-type="float">
            <text:p>0.033061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15717" calcext:value-type="float">
            <text:p>1.315717</text:p>
          </table:table-cell>
          <table:table-cell office:value-type="float" office:value="0.018706" calcext:value-type="float">
            <text:p>0.018706</text:p>
          </table:table-cell>
          <table:table-cell office:value-type="float" office:value="0.038727" calcext:value-type="float">
            <text:p>0.038727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15989" calcext:value-type="float">
            <text:p>1.315989</text:p>
          </table:table-cell>
          <table:table-cell office:value-type="float" office:value="0.018669" calcext:value-type="float">
            <text:p>0.018669</text:p>
          </table:table-cell>
          <table:table-cell office:value-type="float" office:value="0.03332" calcext:value-type="float">
            <text:p>0.03332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16259" calcext:value-type="float">
            <text:p>1.316259</text:p>
          </table:table-cell>
          <table:table-cell office:value-type="float" office:value="0.01944" calcext:value-type="float">
            <text:p>0.01944</text:p>
          </table:table-cell>
          <table:table-cell office:value-type="float" office:value="0.033417" calcext:value-type="float">
            <text:p>0.033417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16526" calcext:value-type="float">
            <text:p>1.316526</text:p>
          </table:table-cell>
          <table:table-cell office:value-type="float" office:value="0.020701" calcext:value-type="float">
            <text:p>0.020701</text:p>
          </table:table-cell>
          <table:table-cell office:value-type="float" office:value="0.039088" calcext:value-type="float">
            <text:p>0.039088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16792" calcext:value-type="float">
            <text:p>1.316792</text:p>
          </table:table-cell>
          <table:table-cell office:value-type="float" office:value="0.021141" calcext:value-type="float">
            <text:p>0.021141</text:p>
          </table:table-cell>
          <table:table-cell office:value-type="float" office:value="0.03553" calcext:value-type="float">
            <text:p>0.03553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17055" calcext:value-type="float">
            <text:p>1.317055</text:p>
          </table:table-cell>
          <table:table-cell office:value-type="float" office:value="0.022338" calcext:value-type="float">
            <text:p>0.022338</text:p>
          </table:table-cell>
          <table:table-cell office:value-type="float" office:value="0.035642" calcext:value-type="float">
            <text:p>0.035642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17317" calcext:value-type="float">
            <text:p>1.317317</text:p>
          </table:table-cell>
          <table:table-cell office:value-type="float" office:value="0.024269" calcext:value-type="float">
            <text:p>0.024269</text:p>
          </table:table-cell>
          <table:table-cell office:value-type="float" office:value="0.039469" calcext:value-type="float">
            <text:p>0.039469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17576" calcext:value-type="float">
            <text:p>1.317576</text:p>
          </table:table-cell>
          <table:table-cell office:value-type="float" office:value="0.026167" calcext:value-type="float">
            <text:p>0.026167</text:p>
          </table:table-cell>
          <table:table-cell office:value-type="float" office:value="0.041491" calcext:value-type="float">
            <text:p>0.041491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17834" calcext:value-type="float">
            <text:p>1.317834</text:p>
          </table:table-cell>
          <table:table-cell office:value-type="float" office:value="0.027572" calcext:value-type="float">
            <text:p>0.027572</text:p>
          </table:table-cell>
          <table:table-cell office:value-type="float" office:value="0.039823" calcext:value-type="float">
            <text:p>0.039823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18089" calcext:value-type="float">
            <text:p>1.318089</text:p>
          </table:table-cell>
          <table:table-cell office:value-type="float" office:value="0.029439" calcext:value-type="float">
            <text:p>0.029439</text:p>
          </table:table-cell>
          <table:table-cell office:value-type="float" office:value="0.038126" calcext:value-type="float">
            <text:p>0.038126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18342" calcext:value-type="float">
            <text:p>1.318342</text:p>
          </table:table-cell>
          <table:table-cell office:value-type="float" office:value="0.03091" calcext:value-type="float">
            <text:p>0.03091</text:p>
          </table:table-cell>
          <table:table-cell office:value-type="float" office:value="0.040112" calcext:value-type="float">
            <text:p>0.040112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18593" calcext:value-type="float">
            <text:p>1.318593</text:p>
          </table:table-cell>
          <table:table-cell office:value-type="float" office:value="0.031939" calcext:value-type="float">
            <text:p>0.031939</text:p>
          </table:table-cell>
          <table:table-cell office:value-type="float" office:value="0.040259" calcext:value-type="float">
            <text:p>0.040259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18842" calcext:value-type="float">
            <text:p>1.318842</text:p>
          </table:table-cell>
          <table:table-cell office:value-type="float" office:value="0.032496" calcext:value-type="float">
            <text:p>0.032496</text:p>
          </table:table-cell>
          <table:table-cell office:value-type="float" office:value="0.040408" calcext:value-type="float">
            <text:p>0.040408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1909" calcext:value-type="float">
            <text:p>1.31909</text:p>
          </table:table-cell>
          <table:table-cell office:value-type="float" office:value="0.032446" calcext:value-type="float">
            <text:p>0.032446</text:p>
          </table:table-cell>
          <table:table-cell office:value-type="float" office:value="0.038701" calcext:value-type="float">
            <text:p>0.038701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19335" calcext:value-type="float">
            <text:p>1.319335</text:p>
          </table:table-cell>
          <table:table-cell office:value-type="float" office:value="0.032223" calcext:value-type="float">
            <text:p>0.032223</text:p>
          </table:table-cell>
          <table:table-cell office:value-type="float" office:value="0.04069" calcext:value-type="float">
            <text:p>0.04069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19578" calcext:value-type="float">
            <text:p>1.319578</text:p>
          </table:table-cell>
          <table:table-cell office:value-type="float" office:value="0.031524" calcext:value-type="float">
            <text:p>0.031524</text:p>
          </table:table-cell>
          <table:table-cell office:value-type="float" office:value="0.038984" calcext:value-type="float">
            <text:p>0.038984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1982" calcext:value-type="float">
            <text:p>1.31982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37252" calcext:value-type="float">
            <text:p>0.037252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20059" calcext:value-type="float">
            <text:p>1.320059</text:p>
          </table:table-cell>
          <table:table-cell office:value-type="float" office:value="0.030711" calcext:value-type="float">
            <text:p>0.030711</text:p>
          </table:table-cell>
          <table:table-cell office:value-type="float" office:value="0.037351" calcext:value-type="float">
            <text:p>0.037351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20297" calcext:value-type="float">
            <text:p>1.320297</text:p>
          </table:table-cell>
          <table:table-cell office:value-type="float" office:value="0.030358" calcext:value-type="float">
            <text:p>0.030358</text:p>
          </table:table-cell>
          <table:table-cell office:value-type="float" office:value="0.041173" calcext:value-type="float">
            <text:p>0.041173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20532" calcext:value-type="float">
            <text:p>1.320532</text:p>
          </table:table-cell>
          <table:table-cell office:value-type="float" office:value="0.030199" calcext:value-type="float">
            <text:p>0.030199</text:p>
          </table:table-cell>
          <table:table-cell office:value-type="float" office:value="0.037612" calcext:value-type="float">
            <text:p>0.037612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20766" calcext:value-type="float">
            <text:p>1.320766</text:p>
          </table:table-cell>
          <table:table-cell office:value-type="float" office:value="0.030666" calcext:value-type="float">
            <text:p>0.030666</text:p>
          </table:table-cell>
          <table:table-cell office:value-type="float" office:value="0.039586" calcext:value-type="float">
            <text:p>0.039586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20998" calcext:value-type="float">
            <text:p>1.320998</text:p>
          </table:table-cell>
          <table:table-cell office:value-type="float" office:value="0.031127" calcext:value-type="float">
            <text:p>0.031127</text:p>
          </table:table-cell>
          <table:table-cell office:value-type="float" office:value="0.041585" calcext:value-type="float">
            <text:p>0.041585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21229" calcext:value-type="float">
            <text:p>1.321229</text:p>
          </table:table-cell>
          <table:table-cell office:value-type="float" office:value="0.031235" calcext:value-type="float">
            <text:p>0.031235</text:p>
          </table:table-cell>
          <table:table-cell office:value-type="float" office:value="0.041751" calcext:value-type="float">
            <text:p>0.041751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21457" calcext:value-type="float">
            <text:p>1.321457</text:p>
          </table:table-cell>
          <table:table-cell office:value-type="float" office:value="0.031864" calcext:value-type="float">
            <text:p>0.031864</text:p>
          </table:table-cell>
          <table:table-cell office:value-type="float" office:value="0.041917" calcext:value-type="float">
            <text:p>0.041917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21683" calcext:value-type="float">
            <text:p>1.321683</text:p>
          </table:table-cell>
          <table:table-cell office:value-type="float" office:value="0.032645" calcext:value-type="float">
            <text:p>0.032645</text:p>
          </table:table-cell>
          <table:table-cell office:value-type="float" office:value="0.042077" calcext:value-type="float">
            <text:p>0.042077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21908" calcext:value-type="float">
            <text:p>1.321908</text:p>
          </table:table-cell>
          <table:table-cell office:value-type="float" office:value="0.033495" calcext:value-type="float">
            <text:p>0.033495</text:p>
          </table:table-cell>
          <table:table-cell office:value-type="float" office:value="0.040369" calcext:value-type="float">
            <text:p>0.040369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22131" calcext:value-type="float">
            <text:p>1.322131</text:p>
          </table:table-cell>
          <table:table-cell office:value-type="float" office:value="0.034416" calcext:value-type="float">
            <text:p>0.034416</text:p>
          </table:table-cell>
          <table:table-cell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22352" calcext:value-type="float">
            <text:p>1.322352</text:p>
          </table:table-cell>
          <table:table-cell office:value-type="float" office:value="0.036688" calcext:value-type="float">
            <text:p>0.036688</text:p>
          </table:table-cell>
          <table:table-cell office:value-type="float" office:value="0.044358" calcext:value-type="float">
            <text:p>0.044358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22571" calcext:value-type="float">
            <text:p>1.322571</text:p>
          </table:table-cell>
          <table:table-cell office:value-type="float" office:value="0.038462" calcext:value-type="float">
            <text:p>0.038462</text:p>
          </table:table-cell>
          <table:table-cell office:value-type="float" office:value="0.046402" calcext:value-type="float">
            <text:p>0.046402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22789" calcext:value-type="float">
            <text:p>1.322789</text:p>
          </table:table-cell>
          <table:table-cell office:value-type="float" office:value="0.040482" calcext:value-type="float">
            <text:p>0.040482</text:p>
          </table:table-cell>
          <table:table-cell office:value-type="float" office:value="0.044759" calcext:value-type="float">
            <text:p>0.044759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23005" calcext:value-type="float">
            <text:p>1.323005</text:p>
          </table:table-cell>
          <table:table-cell office:value-type="float" office:value="0.042034" calcext:value-type="float">
            <text:p>0.042034</text:p>
          </table:table-cell>
          <table:table-cell office:value-type="float" office:value="0.044947" calcext:value-type="float">
            <text:p>0.044947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23219" calcext:value-type="float">
            <text:p>1.323219</text:p>
          </table:table-cell>
          <table:table-cell office:value-type="float" office:value="0.043354" calcext:value-type="float">
            <text:p>0.043354</text:p>
          </table:table-cell>
          <table:table-cell office:value-type="float" office:value="0.043264" calcext:value-type="float">
            <text:p>0.043264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23432" calcext:value-type="float">
            <text:p>1.323432</text:p>
          </table:table-cell>
          <table:table-cell office:value-type="float" office:value="0.043773" calcext:value-type="float">
            <text:p>0.043773</text:p>
          </table:table-cell>
          <table:table-cell office:value-type="float" office:value="0.039682" calcext:value-type="float">
            <text:p>0.039682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23643" calcext:value-type="float">
            <text:p>1.323643</text:p>
          </table:table-cell>
          <table:table-cell office:value-type="float" office:value="0.044333" calcext:value-type="float">
            <text:p>0.044333</text:p>
          </table:table-cell>
          <table:table-cell office:value-type="float" office:value="0.045346" calcext:value-type="float">
            <text:p>0.045346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23852" calcext:value-type="float">
            <text:p>1.323852</text:p>
          </table:table-cell>
          <table:table-cell office:value-type="float" office:value="0.044409" calcext:value-type="float">
            <text:p>0.044409</text:p>
          </table:table-cell>
          <table:table-cell office:value-type="float" office:value="0.043654" calcext:value-type="float">
            <text:p>0.043654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24059" calcext:value-type="float">
            <text:p>1.324059</text:p>
          </table:table-cell>
          <table:table-cell office:value-type="float" office:value="0.044176" calcext:value-type="float">
            <text:p>0.044176</text:p>
          </table:table-cell>
          <table:table-cell office:value-type="float" office:value="0.04195" calcext:value-type="float">
            <text:p>0.04195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24265" calcext:value-type="float">
            <text:p>1.324265</text:p>
          </table:table-cell>
          <table:table-cell office:value-type="float" office:value="0.044441" calcext:value-type="float">
            <text:p>0.044441</text:p>
          </table:table-cell>
          <table:table-cell office:value-type="float" office:value="0.04022" calcext:value-type="float">
            <text:p>0.04022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24469" calcext:value-type="float">
            <text:p>1.324469</text:p>
          </table:table-cell>
          <table:table-cell office:value-type="float" office:value="0.044547" calcext:value-type="float">
            <text:p>0.044547</text:p>
          </table:table-cell>
          <table:table-cell office:value-type="float" office:value="0.040319" calcext:value-type="float">
            <text:p>0.040319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24672" calcext:value-type="float">
            <text:p>1.324672</text:p>
          </table:table-cell>
          <table:table-cell office:value-type="float" office:value="0.04488" calcext:value-type="float">
            <text:p>0.04488</text:p>
          </table:table-cell>
          <table:table-cell office:value-type="float" office:value="0.040414" calcext:value-type="float">
            <text:p>0.040414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24873" calcext:value-type="float">
            <text:p>1.324873</text:p>
          </table:table-cell>
          <table:table-cell office:value-type="float" office:value="0.045305" calcext:value-type="float">
            <text:p>0.045305</text:p>
          </table:table-cell>
          <table:table-cell office:value-type="float" office:value="0.040514" calcext:value-type="float">
            <text:p>0.040514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25072" calcext:value-type="float">
            <text:p>1.325072</text:p>
          </table:table-cell>
          <table:table-cell office:value-type="float" office:value="0.045952" calcext:value-type="float">
            <text:p>0.045952</text:p>
          </table:table-cell>
          <table:table-cell office:value-type="float" office:value="0.04248" calcext:value-type="float">
            <text:p>0.04248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2527" calcext:value-type="float">
            <text:p>1.32527</text:p>
          </table:table-cell>
          <table:table-cell office:value-type="float" office:value="0.046867" calcext:value-type="float">
            <text:p>0.046867</text:p>
          </table:table-cell>
          <table:table-cell office:value-type="float" office:value="0.042619" calcext:value-type="float">
            <text:p>0.042619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25466" calcext:value-type="float">
            <text:p>1.325466</text:p>
          </table:table-cell>
          <table:table-cell office:value-type="float" office:value="0.048146" calcext:value-type="float">
            <text:p>0.048146</text:p>
          </table:table-cell>
          <table:table-cell office:value-type="float" office:value="0.048346" calcext:value-type="float">
            <text:p>0.048346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5661" calcext:value-type="float">
            <text:p>1.325661</text:p>
          </table:table-cell>
          <table:table-cell office:value-type="float" office:value="0.049763" calcext:value-type="float">
            <text:p>0.049763</text:p>
          </table:table-cell>
          <table:table-cell office:value-type="float" office:value="0.037401" calcext:value-type="float">
            <text:p>0.037401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5854" calcext:value-type="float">
            <text:p>1.325854</text:p>
          </table:table-cell>
          <table:table-cell office:value-type="float" office:value="0.050887" calcext:value-type="float">
            <text:p>0.050887</text:p>
          </table:table-cell>
          <table:table-cell office:value-type="float" office:value="0.037444" calcext:value-type="float">
            <text:p>0.037444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26046" calcext:value-type="float">
            <text:p>1.326046</text:p>
          </table:table-cell>
          <table:table-cell office:value-type="float" office:value="0.051577" calcext:value-type="float">
            <text:p>0.051577</text:p>
          </table:table-cell>
          <table:table-cell office:value-type="float" office:value="0.041187" calcext:value-type="float">
            <text:p>0.041187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26236" calcext:value-type="float">
            <text:p>1.326236</text:p>
          </table:table-cell>
          <table:table-cell office:value-type="float" office:value="0.052338" calcext:value-type="float">
            <text:p>0.052338</text:p>
          </table:table-cell>
          <table:table-cell office:value-type="float" office:value="0.043126" calcext:value-type="float">
            <text:p>0.043126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6424" calcext:value-type="float">
            <text:p>1.326424</text:p>
          </table:table-cell>
          <table:table-cell office:value-type="float" office:value="0.052633" calcext:value-type="float">
            <text:p>0.052633</text:p>
          </table:table-cell>
          <table:table-cell office:value-type="float" office:value="0.037668" calcext:value-type="float">
            <text:p>0.037668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26612" calcext:value-type="float">
            <text:p>1.326612</text:p>
          </table:table-cell>
          <table:table-cell office:value-type="float" office:value="0.05243" calcext:value-type="float">
            <text:p>0.05243</text:p>
          </table:table-cell>
          <table:table-cell office:value-type="float" office:value="0.041444" calcext:value-type="float">
            <text:p>0.041444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26797" calcext:value-type="float">
            <text:p>1.326797</text:p>
          </table:table-cell>
          <table:table-cell office:value-type="float" office:value="0.052981" calcext:value-type="float">
            <text:p>0.052981</text:p>
          </table:table-cell>
          <table:table-cell office:value-type="float" office:value="0.039688" calcext:value-type="float">
            <text:p>0.039688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26981" calcext:value-type="float">
            <text:p>1.326981</text:p>
          </table:table-cell>
          <table:table-cell office:value-type="float" office:value="0.052898" calcext:value-type="float">
            <text:p>0.052898</text:p>
          </table:table-cell>
          <table:table-cell office:value-type="float" office:value="0.039766" calcext:value-type="float">
            <text:p>0.039766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27164" calcext:value-type="float">
            <text:p>1.327164</text:p>
          </table:table-cell>
          <table:table-cell office:value-type="float" office:value="0.052646" calcext:value-type="float">
            <text:p>0.052646</text:p>
          </table:table-cell>
          <table:table-cell office:value-type="float" office:value="0.036118" calcext:value-type="float">
            <text:p>0.036118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7345" calcext:value-type="float">
            <text:p>1.327345</text:p>
          </table:table-cell>
          <table:table-cell office:value-type="float" office:value="0.052091" calcext:value-type="float">
            <text:p>0.052091</text:p>
          </table:table-cell>
          <table:table-cell office:value-type="float" office:value="0.037992" calcext:value-type="float">
            <text:p>0.037992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7525" calcext:value-type="float">
            <text:p>1.327525</text:p>
          </table:table-cell>
          <table:table-cell office:value-type="float" office:value="0.051259" calcext:value-type="float">
            <text:p>0.051259</text:p>
          </table:table-cell>
          <table:table-cell office:value-type="float" office:value="0.03803" calcext:value-type="float">
            <text:p>0.03803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7703" calcext:value-type="float">
            <text:p>1.327703</text:p>
          </table:table-cell>
          <table:table-cell office:value-type="float" office:value="0.050198" calcext:value-type="float">
            <text:p>0.050198</text:p>
          </table:table-cell>
          <table:table-cell office:value-type="float" office:value="0.038075" calcext:value-type="float">
            <text:p>0.038075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2788" calcext:value-type="float">
            <text:p>1.32788</text:p>
          </table:table-cell>
          <table:table-cell office:value-type="float" office:value="0.049205" calcext:value-type="float">
            <text:p>0.049205</text:p>
          </table:table-cell>
          <table:table-cell office:value-type="float" office:value="0.036264" calcext:value-type="float">
            <text:p>0.036264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28056" calcext:value-type="float">
            <text:p>1.328056</text:p>
          </table:table-cell>
          <table:table-cell office:value-type="float" office:value="0.048052" calcext:value-type="float">
            <text:p>0.048052</text:p>
          </table:table-cell>
          <table:table-cell office:value-type="float" office:value="0.036287" calcext:value-type="float">
            <text:p>0.036287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2823" calcext:value-type="float">
            <text:p>1.32823</text:p>
          </table:table-cell>
          <table:table-cell office:value-type="float" office:value="0.04669" calcext:value-type="float">
            <text:p>0.04669</text:p>
          </table:table-cell>
          <table:table-cell office:value-type="float" office:value="0.036307" calcext:value-type="float">
            <text:p>0.036307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28402" calcext:value-type="float">
            <text:p>1.328402</text:p>
          </table:table-cell>
          <table:table-cell office:value-type="float" office:value="0.044597" calcext:value-type="float">
            <text:p>0.044597</text:p>
          </table:table-cell>
          <table:table-cell office:value-type="float" office:value="0.04005" calcext:value-type="float">
            <text:p>0.04005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28574" calcext:value-type="float">
            <text:p>1.328574</text:p>
          </table:table-cell>
          <table:table-cell office:value-type="float" office:value="0.043679" calcext:value-type="float">
            <text:p>0.043679</text:p>
          </table:table-cell>
          <table:table-cell office:value-type="float" office:value="0.034546" calcext:value-type="float">
            <text:p>0.034546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8744" calcext:value-type="float">
            <text:p>1.328744</text:p>
          </table:table-cell>
          <table:table-cell office:value-type="float" office:value="0.043537" calcext:value-type="float">
            <text:p>0.043537</text:p>
          </table:table-cell>
          <table:table-cell office:value-type="float" office:value="0.038265" calcext:value-type="float">
            <text:p>0.038265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28912" calcext:value-type="float">
            <text:p>1.328912</text:p>
          </table:table-cell>
          <table:table-cell office:value-type="float" office:value="0.043562" calcext:value-type="float">
            <text:p>0.043562</text:p>
          </table:table-cell>
          <table:table-cell office:value-type="float" office:value="0.036449" calcext:value-type="float">
            <text:p>0.036449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2908" calcext:value-type="float">
            <text:p>1.32908</text:p>
          </table:table-cell>
          <table:table-cell office:value-type="float" office:value="0.043615" calcext:value-type="float">
            <text:p>0.043615</text:p>
          </table:table-cell>
          <table:table-cell office:value-type="float" office:value="0.04019" calcext:value-type="float">
            <text:p>0.0401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9246" calcext:value-type="float">
            <text:p>1.329246</text:p>
          </table:table-cell>
          <table:table-cell office:value-type="float" office:value="0.043637" calcext:value-type="float">
            <text:p>0.043637</text:p>
          </table:table-cell>
          <table:table-cell office:value-type="float" office:value="0.038405" calcext:value-type="float">
            <text:p>0.038405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29411" calcext:value-type="float">
            <text:p>1.329411</text:p>
          </table:table-cell>
          <table:table-cell office:value-type="float" office:value="0.043991" calcext:value-type="float">
            <text:p>0.043991</text:p>
          </table:table-cell>
          <table:table-cell office:value-type="float" office:value="0.040317" calcext:value-type="float">
            <text:p>0.040317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29574" calcext:value-type="float">
            <text:p>1.329574</text:p>
          </table:table-cell>
          <table:table-cell office:value-type="float" office:value="0.044322" calcext:value-type="float">
            <text:p>0.044322</text:p>
          </table:table-cell>
          <table:table-cell office:value-type="float" office:value="0.034806" calcext:value-type="float">
            <text:p>0.034806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29736" calcext:value-type="float">
            <text:p>1.329736</text:p>
          </table:table-cell>
          <table:table-cell office:value-type="float" office:value="0.044635" calcext:value-type="float">
            <text:p>0.044635</text:p>
          </table:table-cell>
          <table:table-cell office:value-type="float" office:value="0.036648" calcext:value-type="float">
            <text:p>0.036648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29897" calcext:value-type="float">
            <text:p>1.329897</text:p>
          </table:table-cell>
          <table:table-cell office:value-type="float" office:value="0.044659" calcext:value-type="float">
            <text:p>0.044659</text:p>
          </table:table-cell>
          <table:table-cell office:value-type="float" office:value="0.038512" calcext:value-type="float">
            <text:p>0.038512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30056" calcext:value-type="float">
            <text:p>1.330056</text:p>
          </table:table-cell>
          <table:table-cell office:value-type="float" office:value="0.044732" calcext:value-type="float">
            <text:p>0.044732</text:p>
          </table:table-cell>
          <table:table-cell office:value-type="float" office:value="0.040412" calcext:value-type="float">
            <text:p>0.040412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30215" calcext:value-type="float">
            <text:p>1.330215</text:p>
          </table:table-cell>
          <table:table-cell office:value-type="float" office:value="0.044233" calcext:value-type="float">
            <text:p>0.044233</text:p>
          </table:table-cell>
          <table:table-cell office:value-type="float" office:value="0.038629" calcext:value-type="float">
            <text:p>0.038629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0372" calcext:value-type="float">
            <text:p>1.330372</text:p>
          </table:table-cell>
          <table:table-cell office:value-type="float" office:value="0.043671" calcext:value-type="float">
            <text:p>0.043671</text:p>
          </table:table-cell>
          <table:table-cell office:value-type="float" office:value="0.034959" calcext:value-type="float">
            <text:p>0.03495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30527" calcext:value-type="float">
            <text:p>1.330527</text:p>
          </table:table-cell>
          <table:table-cell office:value-type="float" office:value="0.042778" calcext:value-type="float">
            <text:p>0.042778</text:p>
          </table:table-cell>
          <table:table-cell office:value-type="float" office:value="0.03867" calcext:value-type="float">
            <text:p>0.03867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30682" calcext:value-type="float">
            <text:p>1.330682</text:p>
          </table:table-cell>
          <table:table-cell office:value-type="float" office:value="0.042155" calcext:value-type="float">
            <text:p>0.042155</text:p>
          </table:table-cell>
          <table:table-cell office:value-type="float" office:value="0.038707" calcext:value-type="float">
            <text:p>0.038707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30835" calcext:value-type="float">
            <text:p>1.330835</text:p>
          </table:table-cell>
          <table:table-cell office:value-type="float" office:value="0.041957" calcext:value-type="float">
            <text:p>0.041957</text:p>
          </table:table-cell>
          <table:table-cell office:value-type="float" office:value="0.036889" calcext:value-type="float">
            <text:p>0.03688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30987" calcext:value-type="float">
            <text:p>1.330987</text:p>
          </table:table-cell>
          <table:table-cell office:value-type="float" office:value="0.04159" calcext:value-type="float">
            <text:p>0.04159</text:p>
          </table:table-cell>
          <table:table-cell office:value-type="float" office:value="0.038768" calcext:value-type="float">
            <text:p>0.038768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31138" calcext:value-type="float">
            <text:p>1.331138</text:p>
          </table:table-cell>
          <table:table-cell office:value-type="float" office:value="0.040741" calcext:value-type="float">
            <text:p>0.040741</text:p>
          </table:table-cell>
          <table:table-cell office:value-type="float" office:value="0.036951" calcext:value-type="float">
            <text:p>0.036951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31288" calcext:value-type="float">
            <text:p>1.331288</text:p>
          </table:table-cell>
          <table:table-cell office:value-type="float" office:value="0.040355" calcext:value-type="float">
            <text:p>0.040355</text:p>
          </table:table-cell>
          <table:table-cell office:value-type="float" office:value="0.036966" calcext:value-type="float">
            <text:p>0.036966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1436" calcext:value-type="float">
            <text:p>1.331436</text:p>
          </table:table-cell>
          <table:table-cell office:value-type="float" office:value="0.040184" calcext:value-type="float">
            <text:p>0.040184</text:p>
          </table:table-cell>
          <table:table-cell office:value-type="float" office:value="0.035117" calcext:value-type="float">
            <text:p>0.035117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1584" calcext:value-type="float">
            <text:p>1.331584</text:p>
          </table:table-cell>
          <table:table-cell office:value-type="float" office:value="0.040067" calcext:value-type="float">
            <text:p>0.040067</text:p>
          </table:table-cell>
          <table:table-cell office:value-type="float" office:value="0.0351" calcext:value-type="float">
            <text:p>0.0351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173" calcext:value-type="float">
            <text:p>1.33173</text:p>
          </table:table-cell>
          <table:table-cell office:value-type="float" office:value="0.041734" calcext:value-type="float">
            <text:p>0.041734</text:p>
          </table:table-cell>
          <table:table-cell office:value-type="float" office:value="0.035083" calcext:value-type="float">
            <text:p>0.035083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31875" calcext:value-type="float">
            <text:p>1.331875</text:p>
          </table:table-cell>
          <table:table-cell office:value-type="float" office:value="0.042489" calcext:value-type="float">
            <text:p>0.042489</text:p>
          </table:table-cell>
          <table:table-cell office:value-type="float" office:value="0.038794" calcext:value-type="float">
            <text:p>0.038794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32019" calcext:value-type="float">
            <text:p>1.332019</text:p>
          </table:table-cell>
          <table:table-cell office:value-type="float" office:value="0.043229" calcext:value-type="float">
            <text:p>0.043229</text:p>
          </table:table-cell>
          <table:table-cell office:value-type="float" office:value="0.036986" calcext:value-type="float">
            <text:p>0.036986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32161" calcext:value-type="float">
            <text:p>1.332161</text:p>
          </table:table-cell>
          <table:table-cell office:value-type="float" office:value="0.044559" calcext:value-type="float">
            <text:p>0.044559</text:p>
          </table:table-cell>
          <table:table-cell office:value-type="float" office:value="0.038878" calcext:value-type="float">
            <text:p>0.038878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32303" calcext:value-type="float">
            <text:p>1.332303</text:p>
          </table:table-cell>
          <table:table-cell office:value-type="float" office:value="0.04577" calcext:value-type="float">
            <text:p>0.04577</text:p>
          </table:table-cell>
          <table:table-cell office:value-type="float" office:value="0.037071" calcext:value-type="float">
            <text:p>0.037071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32443" calcext:value-type="float">
            <text:p>1.332443</text:p>
          </table:table-cell>
          <table:table-cell office:value-type="float" office:value="0.046763" calcext:value-type="float">
            <text:p>0.046763</text:p>
          </table:table-cell>
          <table:table-cell office:value-type="float" office:value="0.037089" calcext:value-type="float">
            <text:p>0.037089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2583" calcext:value-type="float">
            <text:p>1.332583</text:p>
          </table:table-cell>
          <table:table-cell office:value-type="float" office:value="0.046971" calcext:value-type="float">
            <text:p>0.046971</text:p>
          </table:table-cell>
          <table:table-cell office:value-type="float" office:value="0.035235" calcext:value-type="float">
            <text:p>0.035235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32721" calcext:value-type="float">
            <text:p>1.332721</text:p>
          </table:table-cell>
          <table:table-cell office:value-type="float" office:value="0.047835" calcext:value-type="float">
            <text:p>0.047835</text:p>
          </table:table-cell>
          <table:table-cell office:value-type="float" office:value="0.038934" calcext:value-type="float">
            <text:p>0.038934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2858" calcext:value-type="float">
            <text:p>1.332858</text:p>
          </table:table-cell>
          <table:table-cell office:value-type="float" office:value="0.048769" calcext:value-type="float">
            <text:p>0.048769</text:p>
          </table:table-cell>
          <table:table-cell office:value-type="float" office:value="0.035246" calcext:value-type="float">
            <text:p>0.035246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2994" calcext:value-type="float">
            <text:p>1.332994</text:p>
          </table:table-cell>
          <table:table-cell office:value-type="float" office:value="0.049104" calcext:value-type="float">
            <text:p>0.049104</text:p>
          </table:table-cell>
          <table:table-cell office:value-type="float" office:value="0.035231" calcext:value-type="float">
            <text:p>0.035231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3129" calcext:value-type="float">
            <text:p>1.333129</text:p>
          </table:table-cell>
          <table:table-cell office:value-type="float" office:value="0.049338" calcext:value-type="float">
            <text:p>0.049338</text:p>
          </table:table-cell>
          <table:table-cell office:value-type="float" office:value="0.033353" calcext:value-type="float">
            <text:p>0.033353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33263" calcext:value-type="float">
            <text:p>1.333263</text:p>
          </table:table-cell>
          <table:table-cell office:value-type="float" office:value="0.049463" calcext:value-type="float">
            <text:p>0.049463</text:p>
          </table:table-cell>
          <table:table-cell office:value-type="float" office:value="0.037031" calcext:value-type="float">
            <text:p>0.037031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33395" calcext:value-type="float">
            <text:p>1.333395</text:p>
          </table:table-cell>
          <table:table-cell office:value-type="float" office:value="0.048943" calcext:value-type="float">
            <text:p>0.048943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3527" calcext:value-type="float">
            <text:p>1.333527</text:p>
          </table:table-cell>
          <table:table-cell office:value-type="float" office:value="0.048239" calcext:value-type="float">
            <text:p>0.048239</text:p>
          </table:table-cell>
          <table:table-cell office:value-type="float" office:value="0.033229" calcext:value-type="float">
            <text:p>0.033229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3658" calcext:value-type="float">
            <text:p>1.333658</text:p>
          </table:table-cell>
          <table:table-cell office:value-type="float" office:value="0.047131" calcext:value-type="float">
            <text:p>0.047131</text:p>
          </table:table-cell>
          <table:table-cell office:value-type="float" office:value="0.035051" calcext:value-type="float">
            <text:p>0.035051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33788" calcext:value-type="float">
            <text:p>1.333788</text:p>
          </table:table-cell>
          <table:table-cell office:value-type="float" office:value="0.045617" calcext:value-type="float">
            <text:p>0.045617</text:p>
          </table:table-cell>
          <table:table-cell office:value-type="float" office:value="0.029461" calcext:value-type="float">
            <text:p>0.029461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3916" calcext:value-type="float">
            <text:p>1.333916</text:p>
          </table:table-cell>
          <table:table-cell office:value-type="float" office:value="0.044086" calcext:value-type="float">
            <text:p>0.044086</text:p>
          </table:table-cell>
          <table:table-cell office:value-type="float" office:value="0.031236" calcext:value-type="float">
            <text:p>0.031236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4044" calcext:value-type="float">
            <text:p>1.334044</text:p>
          </table:table-cell>
          <table:table-cell office:value-type="float" office:value="0.04309" calcext:value-type="float">
            <text:p>0.04309</text:p>
          </table:table-cell>
          <table:table-cell office:value-type="float" office:value="0.03117" calcext:value-type="float">
            <text:p>0.03117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417" calcext:value-type="float">
            <text:p>1.33417</text:p>
          </table:table-cell>
          <table:table-cell office:value-type="float" office:value="0.041439" calcext:value-type="float">
            <text:p>0.041439</text:p>
          </table:table-cell>
          <table:table-cell office:value-type="float" office:value="0.032968" calcext:value-type="float">
            <text:p>0.032968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34296" calcext:value-type="float">
            <text:p>1.334296</text:p>
          </table:table-cell>
          <table:table-cell office:value-type="float" office:value="0.039787" calcext:value-type="float">
            <text:p>0.039787</text:p>
          </table:table-cell>
          <table:table-cell office:value-type="float" office:value="0.029214" calcext:value-type="float">
            <text:p>0.029214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34421" calcext:value-type="float">
            <text:p>1.334421</text:p>
          </table:table-cell>
          <table:table-cell office:value-type="float" office:value="0.038863" calcext:value-type="float">
            <text:p>0.038863</text:p>
          </table:table-cell>
          <table:table-cell office:value-type="float" office:value="0.029126" calcext:value-type="float">
            <text:p>0.029126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4544" calcext:value-type="float">
            <text:p>1.334544</text:p>
          </table:table-cell>
          <table:table-cell office:value-type="float" office:value="0.037625" calcext:value-type="float">
            <text:p>0.037625</text:p>
          </table:table-cell>
          <table:table-cell office:value-type="float" office:value="0.030892" calcext:value-type="float">
            <text:p>0.030892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4667" calcext:value-type="float">
            <text:p>1.334667</text:p>
          </table:table-cell>
          <table:table-cell office:value-type="float" office:value="0.037228" calcext:value-type="float">
            <text:p>0.037228</text:p>
          </table:table-cell>
          <table:table-cell office:value-type="float" office:value="0.030826" calcext:value-type="float">
            <text:p>0.030826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4789" calcext:value-type="float">
            <text:p>1.334789</text:p>
          </table:table-cell>
          <table:table-cell office:value-type="float" office:value="0.036138" calcext:value-type="float">
            <text:p>0.036138</text:p>
          </table:table-cell>
          <table:table-cell office:value-type="float" office:value="0.03449" calcext:value-type="float">
            <text:p>0.03449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4909" calcext:value-type="float">
            <text:p>1.334909</text:p>
          </table:table-cell>
          <table:table-cell office:value-type="float" office:value="0.035945" calcext:value-type="float">
            <text:p>0.035945</text:p>
          </table:table-cell>
          <table:table-cell office:value-type="float" office:value="0.030768" calcext:value-type="float">
            <text:p>0.030768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5029" calcext:value-type="float">
            <text:p>1.335029</text:p>
          </table:table-cell>
          <table:table-cell office:value-type="float" office:value="0.036101" calcext:value-type="float">
            <text:p>0.036101</text:p>
          </table:table-cell>
          <table:table-cell office:value-type="float" office:value="0.032573" calcext:value-type="float">
            <text:p>0.032573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5148" calcext:value-type="float">
            <text:p>1.335148</text:p>
          </table:table-cell>
          <table:table-cell office:value-type="float" office:value="0.035332" calcext:value-type="float">
            <text:p>0.035332</text:p>
          </table:table-cell>
          <table:table-cell office:value-type="float" office:value="0.032534" calcext:value-type="float">
            <text:p>0.032534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5266" calcext:value-type="float">
            <text:p>1.335266</text:p>
          </table:table-cell>
          <table:table-cell office:value-type="float" office:value="0.034752" calcext:value-type="float">
            <text:p>0.034752</text:p>
          </table:table-cell>
          <table:table-cell office:value-type="float" office:value="0.030629" calcext:value-type="float">
            <text:p>0.030629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5383" calcext:value-type="float">
            <text:p>1.335383</text:p>
          </table:table-cell>
          <table:table-cell office:value-type="float" office:value="0.034308" calcext:value-type="float">
            <text:p>0.034308</text:p>
          </table:table-cell>
          <table:table-cell office:value-type="float" office:value="0.030554" calcext:value-type="float">
            <text:p>0.030554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5499" calcext:value-type="float">
            <text:p>1.335499</text:p>
          </table:table-cell>
          <table:table-cell office:value-type="float" office:value="0.033414" calcext:value-type="float">
            <text:p>0.033414</text:p>
          </table:table-cell>
          <table:table-cell office:value-type="float" office:value="0.032338" calcext:value-type="float">
            <text:p>0.032338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5614" calcext:value-type="float">
            <text:p>1.335614</text:p>
          </table:table-cell>
          <table:table-cell office:value-type="float" office:value="0.032562" calcext:value-type="float">
            <text:p>0.032562</text:p>
          </table:table-cell>
          <table:table-cell office:value-type="float" office:value="0.032294" calcext:value-type="float">
            <text:p>0.032294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5728" calcext:value-type="float">
            <text:p>1.335728</text:p>
          </table:table-cell>
          <table:table-cell office:value-type="float" office:value="0.032109" calcext:value-type="float">
            <text:p>0.032109</text:p>
          </table:table-cell>
          <table:table-cell office:value-type="float" office:value="0.030396" calcext:value-type="float">
            <text:p>0.030396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5841" calcext:value-type="float">
            <text:p>1.335841</text:p>
          </table:table-cell>
          <table:table-cell office:value-type="float" office:value="0.031733" calcext:value-type="float">
            <text:p>0.031733</text:p>
          </table:table-cell>
          <table:table-cell office:value-type="float" office:value="0.034056" calcext:value-type="float">
            <text:p>0.034056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5953" calcext:value-type="float">
            <text:p>1.335953</text:p>
          </table:table-cell>
          <table:table-cell office:value-type="float" office:value="0.031298" calcext:value-type="float">
            <text:p>0.031298</text:p>
          </table:table-cell>
          <table:table-cell office:value-type="float" office:value="0.030324" calcext:value-type="float">
            <text:p>0.030324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6065" calcext:value-type="float">
            <text:p>1.336065</text:p>
          </table:table-cell>
          <table:table-cell office:value-type="float" office:value="0.031472" calcext:value-type="float">
            <text:p>0.031472</text:p>
          </table:table-cell>
          <table:table-cell office:value-type="float" office:value="0.033983" calcext:value-type="float">
            <text:p>0.033983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6175" calcext:value-type="float">
            <text:p>1.336175</text:p>
          </table:table-cell>
          <table:table-cell office:value-type="float" office:value="0.032437" calcext:value-type="float">
            <text:p>0.032437</text:p>
          </table:table-cell>
          <table:table-cell office:value-type="float" office:value="0.030248" calcext:value-type="float">
            <text:p>0.030248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6285" calcext:value-type="float">
            <text:p>1.336285</text:p>
          </table:table-cell>
          <table:table-cell office:value-type="float" office:value="0.033486" calcext:value-type="float">
            <text:p>0.033486</text:p>
          </table:table-cell>
          <table:table-cell office:value-type="float" office:value="0.033902" calcext:value-type="float">
            <text:p>0.033902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6394" calcext:value-type="float">
            <text:p>1.336394</text:p>
          </table:table-cell>
          <table:table-cell office:value-type="float" office:value="0.034791" calcext:value-type="float">
            <text:p>0.034791</text:p>
          </table:table-cell>
          <table:table-cell office:value-type="float" office:value="0.032025" calcext:value-type="float">
            <text:p>0.032025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36502" calcext:value-type="float">
            <text:p>1.336502</text:p>
          </table:table-cell>
          <table:table-cell office:value-type="float" office:value="0.036157" calcext:value-type="float">
            <text:p>0.036157</text:p>
          </table:table-cell>
          <table:table-cell office:value-type="float" office:value="0.035709" calcext:value-type="float">
            <text:p>0.035709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6609" calcext:value-type="float">
            <text:p>1.336609</text:p>
          </table:table-cell>
          <table:table-cell office:value-type="float" office:value="0.037757" calcext:value-type="float">
            <text:p>0.037757</text:p>
          </table:table-cell>
          <table:table-cell office:value-type="float" office:value="0.030141" calcext:value-type="float">
            <text:p>0.030141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6715" calcext:value-type="float">
            <text:p>1.336715</text:p>
          </table:table-cell>
          <table:table-cell office:value-type="float" office:value="0.039364" calcext:value-type="float">
            <text:p>0.039364</text:p>
          </table:table-cell>
          <table:table-cell office:value-type="float" office:value="0.033794" calcext:value-type="float">
            <text:p>0.033794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682" calcext:value-type="float">
            <text:p>1.33682</text:p>
          </table:table-cell>
          <table:table-cell office:value-type="float" office:value="0.040441" calcext:value-type="float">
            <text:p>0.040441</text:p>
          </table:table-cell>
          <table:table-cell office:value-type="float" office:value="0.03005" calcext:value-type="float">
            <text:p>0.03005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6925" calcext:value-type="float">
            <text:p>1.336925</text:p>
          </table:table-cell>
          <table:table-cell office:value-type="float" office:value="0.041973" calcext:value-type="float">
            <text:p>0.041973</text:p>
          </table:table-cell>
          <table:table-cell office:value-type="float" office:value="0.029973" calcext:value-type="float">
            <text:p>0.029973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37029" calcext:value-type="float">
            <text:p>1.337029</text:p>
          </table:table-cell>
          <table:table-cell office:value-type="float" office:value="0.043949" calcext:value-type="float">
            <text:p>0.043949</text:p>
          </table:table-cell>
          <table:table-cell office:value-type="float" office:value="0.028033" calcext:value-type="float">
            <text:p>0.028033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7132" calcext:value-type="float">
            <text:p>1.337132</text:p>
          </table:table-cell>
          <table:table-cell office:value-type="float" office:value="0.045458" calcext:value-type="float">
            <text:p>0.045458</text:p>
          </table:table-cell>
          <table:table-cell office:value-type="float" office:value="0.02979" calcext:value-type="float">
            <text:p>0.02979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37234" calcext:value-type="float">
            <text:p>1.337234</text:p>
          </table:table-cell>
          <table:table-cell office:value-type="float" office:value="0.047112" calcext:value-type="float">
            <text:p>0.047112</text:p>
          </table:table-cell>
          <table:table-cell office:value-type="float" office:value="0.027859" calcext:value-type="float">
            <text:p>0.027859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37335" calcext:value-type="float">
            <text:p>1.337335</text:p>
          </table:table-cell>
          <table:table-cell office:value-type="float" office:value="0.049016" calcext:value-type="float">
            <text:p>0.049016</text:p>
          </table:table-cell>
          <table:table-cell office:value-type="float" office:value="0.027769" calcext:value-type="float">
            <text:p>0.027769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37435" calcext:value-type="float">
            <text:p>1.337435</text:p>
          </table:table-cell>
          <table:table-cell office:value-type="float" office:value="0.050097" calcext:value-type="float">
            <text:p>0.050097</text:p>
          </table:table-cell>
          <table:table-cell office:value-type="float" office:value="0.027681" calcext:value-type="float">
            <text:p>0.027681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37535" calcext:value-type="float">
            <text:p>1.337535</text:p>
          </table:table-cell>
          <table:table-cell office:value-type="float" office:value="0.05009" calcext:value-type="float">
            <text:p>0.05009</text:p>
          </table:table-cell>
          <table:table-cell office:value-type="float" office:value="0.023869" calcext:value-type="float">
            <text:p>0.023869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37634" calcext:value-type="float">
            <text:p>1.337634</text:p>
          </table:table-cell>
          <table:table-cell office:value-type="float" office:value="0.050276" calcext:value-type="float">
            <text:p>0.050276</text:p>
          </table:table-cell>
          <table:table-cell office:value-type="float" office:value="0.02372" calcext:value-type="float">
            <text:p>0.02372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37732" calcext:value-type="float">
            <text:p>1.337732</text:p>
          </table:table-cell>
          <table:table-cell office:value-type="float" office:value="0.049596" calcext:value-type="float">
            <text:p>0.049596</text:p>
          </table:table-cell>
          <table:table-cell office:value-type="float" office:value="0.025428" calcext:value-type="float">
            <text:p>0.025428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37829" calcext:value-type="float">
            <text:p>1.337829</text:p>
          </table:table-cell>
          <table:table-cell office:value-type="float" office:value="0.047896" calcext:value-type="float">
            <text:p>0.047896</text:p>
          </table:table-cell>
          <table:table-cell office:value-type="float" office:value="0.019721" calcext:value-type="float">
            <text:p>0.019721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37926" calcext:value-type="float">
            <text:p>1.337926</text:p>
          </table:table-cell>
          <table:table-cell office:value-type="float" office:value="0.045854" calcext:value-type="float">
            <text:p>0.045854</text:p>
          </table:table-cell>
          <table:table-cell office:value-type="float" office:value="0.019517" calcext:value-type="float">
            <text:p>0.019517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38022" calcext:value-type="float">
            <text:p>1.338022</text:p>
          </table:table-cell>
          <table:table-cell office:value-type="float" office:value="0.043142" calcext:value-type="float">
            <text:p>0.043142</text:p>
          </table:table-cell>
          <table:table-cell office:value-type="float" office:value="0.019311" calcext:value-type="float">
            <text:p>0.019311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38117" calcext:value-type="float">
            <text:p>1.338117</text:p>
          </table:table-cell>
          <table:table-cell office:value-type="float" office:value="0.040058" calcext:value-type="float">
            <text:p>0.040058</text:p>
          </table:table-cell>
          <table:table-cell office:value-type="float" office:value="0.020971" calcext:value-type="float">
            <text:p>0.020971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38211" calcext:value-type="float">
            <text:p>1.338211</text:p>
          </table:table-cell>
          <table:table-cell office:value-type="float" office:value="0.037111" calcext:value-type="float">
            <text:p>0.037111</text:p>
          </table:table-cell>
          <table:table-cell office:value-type="float" office:value="0.017083" calcext:value-type="float">
            <text:p>0.017083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38305" calcext:value-type="float">
            <text:p>1.338305</text:p>
          </table:table-cell>
          <table:table-cell office:value-type="float" office:value="0.033798" calcext:value-type="float">
            <text:p>0.033798</text:p>
          </table:table-cell>
          <table:table-cell office:value-type="float" office:value="0.016867" calcext:value-type="float">
            <text:p>0.016867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38398" calcext:value-type="float">
            <text:p>1.338398</text:p>
          </table:table-cell>
          <table:table-cell office:value-type="float" office:value="0.029823" calcext:value-type="float">
            <text:p>0.029823</text:p>
          </table:table-cell>
          <table:table-cell office:value-type="float" office:value="0.016645" calcext:value-type="float">
            <text:p>0.016645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3849" calcext:value-type="float">
            <text:p>1.33849</text:p>
          </table:table-cell>
          <table:table-cell office:value-type="float" office:value="0.02587" calcext:value-type="float">
            <text:p>0.02587</text:p>
          </table:table-cell>
          <table:table-cell office:value-type="float" office:value="0.018283" calcext:value-type="float">
            <text:p>0.018283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38581" calcext:value-type="float">
            <text:p>1.338581</text:p>
          </table:table-cell>
          <table:table-cell office:value-type="float" office:value="0.022311" calcext:value-type="float">
            <text:p>0.022311</text:p>
          </table:table-cell>
          <table:table-cell office:value-type="float" office:value="0.016229" calcext:value-type="float">
            <text:p>0.016229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38671" calcext:value-type="float">
            <text:p>1.338671</text:p>
          </table:table-cell>
          <table:table-cell office:value-type="float" office:value="0.019304" calcext:value-type="float">
            <text:p>0.019304</text:p>
          </table:table-cell>
          <table:table-cell office:value-type="float" office:value="0.017872" calcext:value-type="float">
            <text:p>0.017872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38761" calcext:value-type="float">
            <text:p>1.338761</text:p>
          </table:table-cell>
          <table:table-cell office:value-type="float" office:value="0.017612" calcext:value-type="float">
            <text:p>0.017612</text:p>
          </table:table-cell>
          <table:table-cell office:value-type="float" office:value="0.019542" calcext:value-type="float">
            <text:p>0.019542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3885" calcext:value-type="float">
            <text:p>1.33885</text:p>
          </table:table-cell>
          <table:table-cell office:value-type="float" office:value="0.015688" calcext:value-type="float">
            <text:p>0.015688</text:p>
          </table:table-cell>
          <table:table-cell office:value-type="float" office:value="0.021241" calcext:value-type="float">
            <text:p>0.02124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38939" calcext:value-type="float">
            <text:p>1.338939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0.02297" calcext:value-type="float">
            <text:p>0.02297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39027" calcext:value-type="float">
            <text:p>1.339027</text:p>
          </table:table-cell>
          <table:table-cell office:value-type="float" office:value="0.012653" calcext:value-type="float">
            <text:p>0.012653</text:p>
          </table:table-cell>
          <table:table-cell office:value-type="float" office:value="0.021001" calcext:value-type="float">
            <text:p>0.021001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39114" calcext:value-type="float">
            <text:p>1.339114</text:p>
          </table:table-cell>
          <table:table-cell office:value-type="float" office:value="0.011779" calcext:value-type="float">
            <text:p>0.011779</text:p>
          </table:table-cell>
          <table:table-cell office:value-type="float" office:value="0.02458" calcext:value-type="float">
            <text:p>0.02458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392" calcext:value-type="float">
            <text:p>1.3392</text:p>
          </table:table-cell>
          <table:table-cell office:value-type="float" office:value="0.011306" calcext:value-type="float">
            <text:p>0.011306</text:p>
          </table:table-cell>
          <table:table-cell office:value-type="float" office:value="0.024482" calcext:value-type="float">
            <text:p>0.024482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39286" calcext:value-type="float">
            <text:p>1.339286</text:p>
          </table:table-cell>
          <table:table-cell office:value-type="float" office:value="0.010757" calcext:value-type="float">
            <text:p>0.010757</text:p>
          </table:table-cell>
          <table:table-cell office:value-type="float" office:value="0.02252" calcext:value-type="float">
            <text:p>0.02252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9371" calcext:value-type="float">
            <text:p>1.339371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6111" calcext:value-type="float">
            <text:p>0.026111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9455" calcext:value-type="float">
            <text:p>1.339455</text:p>
          </table:table-cell>
          <table:table-cell office:value-type="float" office:value="0.011404" calcext:value-type="float">
            <text:p>0.011404</text:p>
          </table:table-cell>
          <table:table-cell office:value-type="float" office:value="0.026034" calcext:value-type="float">
            <text:p>0.026034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39539" calcext:value-type="float">
            <text:p>1.339539</text:p>
          </table:table-cell>
          <table:table-cell office:value-type="float" office:value="0.012111" calcext:value-type="float">
            <text:p>0.012111</text:p>
          </table:table-cell>
          <table:table-cell office:value-type="float" office:value="0.031548" calcext:value-type="float">
            <text:p>0.031548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39622" calcext:value-type="float">
            <text:p>1.339622</text:p>
          </table:table-cell>
          <table:table-cell office:value-type="float" office:value="0.011999" calcext:value-type="float">
            <text:p>0.011999</text:p>
          </table:table-cell>
          <table:table-cell office:value-type="float" office:value="0.024121" calcext:value-type="float">
            <text:p>0.024121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9704" calcext:value-type="float">
            <text:p>1.339704</text:p>
          </table:table-cell>
          <table:table-cell office:value-type="float" office:value="0.01372" calcext:value-type="float">
            <text:p>0.01372</text:p>
          </table:table-cell>
          <table:table-cell office:value-type="float" office:value="0.025885" calcext:value-type="float">
            <text:p>0.025885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39786" calcext:value-type="float">
            <text:p>1.339786</text:p>
          </table:table-cell>
          <table:table-cell office:value-type="float" office:value="0.015143" calcext:value-type="float">
            <text:p>0.015143</text:p>
          </table:table-cell>
          <table:table-cell office:value-type="float" office:value="0.027663" calcext:value-type="float">
            <text:p>0.027663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39867" calcext:value-type="float">
            <text:p>1.339867</text:p>
          </table:table-cell>
          <table:table-cell office:value-type="float" office:value="0.016681" calcext:value-type="float">
            <text:p>0.016681</text:p>
          </table:table-cell>
          <table:table-cell office:value-type="float" office:value="0.029469" calcext:value-type="float">
            <text:p>0.029469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39947" calcext:value-type="float">
            <text:p>1.339947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5728" calcext:value-type="float">
            <text:p>0.025728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0027" calcext:value-type="float">
            <text:p>1.340027</text:p>
          </table:table-cell>
          <table:table-cell office:value-type="float" office:value="0.021843" calcext:value-type="float">
            <text:p>0.021843</text:p>
          </table:table-cell>
          <table:table-cell office:value-type="float" office:value="0.025656" calcext:value-type="float">
            <text:p>0.025656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0106" calcext:value-type="float">
            <text:p>1.340106</text:p>
          </table:table-cell>
          <table:table-cell office:value-type="float" office:value="0.024881" calcext:value-type="float">
            <text:p>0.024881</text:p>
          </table:table-cell>
          <table:table-cell office:value-type="float" office:value="0.029302" calcext:value-type="float">
            <text:p>0.029302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0184" calcext:value-type="float">
            <text:p>1.340184</text:p>
          </table:table-cell>
          <table:table-cell office:value-type="float" office:value="0.027833" calcext:value-type="float">
            <text:p>0.027833</text:p>
          </table:table-cell>
          <table:table-cell office:value-type="float" office:value="0.025561" calcext:value-type="float">
            <text:p>0.025561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0262" calcext:value-type="float">
            <text:p>1.340262</text:p>
          </table:table-cell>
          <table:table-cell office:value-type="float" office:value="0.031084" calcext:value-type="float">
            <text:p>0.031084</text:p>
          </table:table-cell>
          <table:table-cell office:value-type="float" office:value="0.02549" calcext:value-type="float">
            <text:p>0.02549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034" calcext:value-type="float">
            <text:p>1.34034</text:p>
          </table:table-cell>
          <table:table-cell office:value-type="float" office:value="0.033948" calcext:value-type="float">
            <text:p>0.033948</text:p>
          </table:table-cell>
          <table:table-cell office:value-type="float" office:value="0.025416" calcext:value-type="float">
            <text:p>0.025416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0416" calcext:value-type="float">
            <text:p>1.340416</text:p>
          </table:table-cell>
          <table:table-cell office:value-type="float" office:value="0.037015" calcext:value-type="float">
            <text:p>0.037015</text:p>
          </table:table-cell>
          <table:table-cell office:value-type="float" office:value="0.025341" calcext:value-type="float">
            <text:p>0.025341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0492" calcext:value-type="float">
            <text:p>1.340492</text:p>
          </table:table-cell>
          <table:table-cell office:value-type="float" office:value="0.040298" calcext:value-type="float">
            <text:p>0.040298</text:p>
          </table:table-cell>
          <table:table-cell office:value-type="float" office:value="0.023407" calcext:value-type="float">
            <text:p>0.023407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0568" calcext:value-type="float">
            <text:p>1.340568</text:p>
          </table:table-cell>
          <table:table-cell office:value-type="float" office:value="0.043269" calcext:value-type="float">
            <text:p>0.043269</text:p>
          </table:table-cell>
          <table:table-cell office:value-type="float" office:value="0.021445" calcext:value-type="float">
            <text:p>0.021445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40643" calcext:value-type="float">
            <text:p>1.340643</text:p>
          </table:table-cell>
          <table:table-cell office:value-type="float" office:value="0.046327" calcext:value-type="float">
            <text:p>0.046327</text:p>
          </table:table-cell>
          <table:table-cell office:value-type="float" office:value="0.01759" calcext:value-type="float">
            <text:p>0.01759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40717" calcext:value-type="float">
            <text:p>1.340717</text:p>
          </table:table-cell>
          <table:table-cell office:value-type="float" office:value="0.049509" calcext:value-type="float">
            <text:p>0.049509</text:p>
          </table:table-cell>
          <table:table-cell office:value-type="float" office:value="0.019261" calcext:value-type="float">
            <text:p>0.019261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40791" calcext:value-type="float">
            <text:p>1.340791</text:p>
          </table:table-cell>
          <table:table-cell office:value-type="float" office:value="0.052113" calcext:value-type="float">
            <text:p>0.052113</text:p>
          </table:table-cell>
          <table:table-cell office:value-type="float" office:value="0.019103" calcext:value-type="float">
            <text:p>0.019103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40864" calcext:value-type="float">
            <text:p>1.340864</text:p>
          </table:table-cell>
          <table:table-cell office:value-type="float" office:value="0.052333" calcext:value-type="float">
            <text:p>0.052333</text:p>
          </table:table-cell>
          <table:table-cell office:value-type="float" office:value="0.015234" calcext:value-type="float">
            <text:p>0.015234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340936" calcext:value-type="float">
            <text:p>1.340936</text:p>
          </table:table-cell>
          <table:table-cell office:value-type="float" office:value="0.051192" calcext:value-type="float">
            <text:p>0.051192</text:p>
          </table:table-cell>
          <table:table-cell office:value-type="float" office:value="0.011313" calcext:value-type="float">
            <text:p>0.011313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341008" calcext:value-type="float">
            <text:p>1.341008</text:p>
          </table:table-cell>
          <table:table-cell office:value-type="float" office:value="0.049071" calcext:value-type="float">
            <text:p>0.049071</text:p>
          </table:table-cell>
          <table:table-cell office:value-type="float" office:value="0.011053" calcext:value-type="float">
            <text:p>0.011053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41079" calcext:value-type="float">
            <text:p>1.341079</text:p>
          </table:table-cell>
          <table:table-cell office:value-type="float" office:value="0.046105" calcext:value-type="float">
            <text:p>0.046105</text:p>
          </table:table-cell>
          <table:table-cell office:value-type="float" office:value="0.008929" calcext:value-type="float">
            <text:p>0.008929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34115" calcext:value-type="float">
            <text:p>1.34115</text:p>
          </table:table-cell>
          <table:table-cell office:value-type="float" office:value="0.042537" calcext:value-type="float">
            <text:p>0.042537</text:p>
          </table:table-cell>
          <table:table-cell office:value-type="float" office:value="0.010506" calcext:value-type="float">
            <text:p>0.010506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34122" calcext:value-type="float">
            <text:p>1.34122</text:p>
          </table:table-cell>
          <table:table-cell office:value-type="float" office:value="0.038519" calcext:value-type="float">
            <text:p>0.038519</text:p>
          </table:table-cell>
          <table:table-cell office:value-type="float" office:value="-0.004637" calcext:value-type="float">
            <text:p>-0.004637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34129" calcext:value-type="float">
            <text:p>1.34129</text:p>
          </table:table-cell>
          <table:table-cell office:value-type="float" office:value="0.033943" calcext:value-type="float">
            <text:p>0.033943</text:p>
          </table:table-cell>
          <table:table-cell office:value-type="float" office:value="0.006056" calcext:value-type="float">
            <text:p>0.006056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41359" calcext:value-type="float">
            <text:p>1.341359</text:p>
          </table:table-cell>
          <table:table-cell office:value-type="float" office:value="0.02875" calcext:value-type="float">
            <text:p>0.02875</text:p>
          </table:table-cell>
          <table:table-cell office:value-type="float" office:value="0.007607" calcext:value-type="float">
            <text:p>0.007607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41428" calcext:value-type="float">
            <text:p>1.341428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007352" calcext:value-type="float">
            <text:p>0.007352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41496" calcext:value-type="float">
            <text:p>1.341496</text:p>
          </table:table-cell>
          <table:table-cell office:value-type="float" office:value="0.017031" calcext:value-type="float">
            <text:p>0.017031</text:p>
          </table:table-cell>
          <table:table-cell office:value-type="float" office:value="0.007114" calcext:value-type="float">
            <text:p>0.007114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341563" calcext:value-type="float">
            <text:p>1.341563</text:p>
          </table:table-cell>
          <table:table-cell office:value-type="float" office:value="0.010464" calcext:value-type="float">
            <text:p>0.010464</text:p>
          </table:table-cell>
          <table:table-cell office:value-type="float" office:value="0.005004" calcext:value-type="float">
            <text:p>0.005004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34163" calcext:value-type="float">
            <text:p>1.34163</text:p>
          </table:table-cell>
          <table:table-cell office:value-type="float" office:value="0.004894" calcext:value-type="float">
            <text:p>0.004894</text:p>
          </table:table-cell>
          <table:table-cell office:value-type="float" office:value="0.002844" calcext:value-type="float">
            <text:p>0.002844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341696" calcext:value-type="float">
            <text:p>1.341696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002497" calcext:value-type="float">
            <text:p>0.002497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41762" calcext:value-type="float">
            <text:p>1.341762</text:p>
          </table:table-cell>
          <table:table-cell office:value-type="float" office:value="-0.004066" calcext:value-type="float">
            <text:p>-0.004066</text:p>
          </table:table-cell>
          <table:table-cell office:value-type="float" office:value="0.005866" calcext:value-type="float">
            <text:p>0.005866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41828" calcext:value-type="float">
            <text:p>1.341828</text:p>
          </table:table-cell>
          <table:table-cell office:value-type="float" office:value="-0.007364" calcext:value-type="float">
            <text:p>-0.007364</text:p>
          </table:table-cell>
          <table:table-cell office:value-type="float" office:value="0.011163" calcext:value-type="float">
            <text:p>0.011163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41892" calcext:value-type="float">
            <text:p>1.341892</text:p>
          </table:table-cell>
          <table:table-cell office:value-type="float" office:value="-0.00936" calcext:value-type="float">
            <text:p>-0.00936</text:p>
          </table:table-cell>
          <table:table-cell office:value-type="float" office:value="0.010979" calcext:value-type="float">
            <text:p>0.010979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41957" calcext:value-type="float">
            <text:p>1.341957</text:p>
          </table:table-cell>
          <table:table-cell office:value-type="float" office:value="-0.010545" calcext:value-type="float">
            <text:p>-0.010545</text:p>
          </table:table-cell>
          <table:table-cell office:value-type="float" office:value="0.014531" calcext:value-type="float">
            <text:p>0.014531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2021" calcext:value-type="float">
            <text:p>1.342021</text:p>
          </table:table-cell>
          <table:table-cell office:value-type="float" office:value="-0.011148" calcext:value-type="float">
            <text:p>-0.011148</text:p>
          </table:table-cell>
          <table:table-cell office:value-type="float" office:value="0.01627" calcext:value-type="float">
            <text:p>0.01627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2084" calcext:value-type="float">
            <text:p>1.342084</text:p>
          </table:table-cell>
          <table:table-cell office:value-type="float" office:value="-0.011504" calcext:value-type="float">
            <text:p>-0.011504</text:p>
          </table:table-cell>
          <table:table-cell office:value-type="float" office:value="0.018024" calcext:value-type="float">
            <text:p>0.018024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2147" calcext:value-type="float">
            <text:p>1.342147</text:p>
          </table:table-cell>
          <table:table-cell office:value-type="float" office:value="-0.01089" calcext:value-type="float">
            <text:p>-0.01089</text:p>
          </table:table-cell>
          <table:table-cell office:value-type="float" office:value="0.019793" calcext:value-type="float">
            <text:p>0.019793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2209" calcext:value-type="float">
            <text:p>1.342209</text:p>
          </table:table-cell>
          <table:table-cell office:value-type="float" office:value="-0.010582" calcext:value-type="float">
            <text:p>-0.010582</text:p>
          </table:table-cell>
          <table:table-cell office:value-type="float" office:value="0.021577" calcext:value-type="float">
            <text:p>0.021577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2271" calcext:value-type="float">
            <text:p>1.342271</text:p>
          </table:table-cell>
          <table:table-cell office:value-type="float" office:value="-0.00974" calcext:value-type="float">
            <text:p>-0.00974</text:p>
          </table:table-cell>
          <table:table-cell office:value-type="float" office:value="0.015933" calcext:value-type="float">
            <text:p>0.015933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2332" calcext:value-type="float">
            <text:p>1.342332</text:p>
          </table:table-cell>
          <table:table-cell office:value-type="float" office:value="-0.008123" calcext:value-type="float">
            <text:p>-0.008123</text:p>
          </table:table-cell>
          <table:table-cell office:value-type="float" office:value="0.023228" calcext:value-type="float">
            <text:p>0.023228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2393" calcext:value-type="float">
            <text:p>1.342393</text:p>
          </table:table-cell>
          <table:table-cell office:value-type="float" office:value="-0.006074" calcext:value-type="float">
            <text:p>-0.006074</text:p>
          </table:table-cell>
          <table:table-cell office:value-type="float" office:value="0.021324" calcext:value-type="float">
            <text:p>0.021324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2453" calcext:value-type="float">
            <text:p>1.342453</text:p>
          </table:table-cell>
          <table:table-cell office:value-type="float" office:value="-0.004555" calcext:value-type="float">
            <text:p>-0.004555</text:p>
          </table:table-cell>
          <table:table-cell office:value-type="float" office:value="0.02313" calcext:value-type="float">
            <text:p>0.02313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2513" calcext:value-type="float">
            <text:p>1.342513</text:p>
          </table:table-cell>
          <table:table-cell office:value-type="float" office:value="-0.001433" calcext:value-type="float">
            <text:p>-0.001433</text:p>
          </table:table-cell>
          <table:table-cell office:value-type="float" office:value="0.019384" calcext:value-type="float">
            <text:p>0.019384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2572" calcext:value-type="float">
            <text:p>1.342572</text:p>
          </table:table-cell>
          <table:table-cell office:value-type="float" office:value="0.001817" calcext:value-type="float">
            <text:p>0.001817</text:p>
          </table:table-cell>
          <table:table-cell office:value-type="float" office:value="0.024891" calcext:value-type="float">
            <text:p>0.024891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2631" calcext:value-type="float">
            <text:p>1.342631</text:p>
          </table:table-cell>
          <table:table-cell office:value-type="float" office:value="0.004529" calcext:value-type="float">
            <text:p>0.004529</text:p>
          </table:table-cell>
          <table:table-cell office:value-type="float" office:value="0.023035" calcext:value-type="float">
            <text:p>0.023035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269" calcext:value-type="float">
            <text:p>1.34269</text:p>
          </table:table-cell>
          <table:table-cell office:value-type="float" office:value="0.00801" calcext:value-type="float">
            <text:p>0.00801</text:p>
          </table:table-cell>
          <table:table-cell office:value-type="float" office:value="0.021156" calcext:value-type="float">
            <text:p>0.021156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2748" calcext:value-type="float">
            <text:p>1.342748</text:p>
          </table:table-cell>
          <table:table-cell office:value-type="float" office:value="0.011325" calcext:value-type="float">
            <text:p>0.011325</text:p>
          </table:table-cell>
          <table:table-cell office:value-type="float" office:value="0.02483" calcext:value-type="float">
            <text:p>0.02483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2805" calcext:value-type="float">
            <text:p>1.342805</text:p>
          </table:table-cell>
          <table:table-cell office:value-type="float" office:value="0.014352" calcext:value-type="float">
            <text:p>0.014352</text:p>
          </table:table-cell>
          <table:table-cell office:value-type="float" office:value="0.02111" calcext:value-type="float">
            <text:p>0.02111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2862" calcext:value-type="float">
            <text:p>1.342862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19196" calcext:value-type="float">
            <text:p>0.019196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2919" calcext:value-type="float">
            <text:p>1.342919</text:p>
          </table:table-cell>
          <table:table-cell office:value-type="float" office:value="0.019922" calcext:value-type="float">
            <text:p>0.019922</text:p>
          </table:table-cell>
          <table:table-cell office:value-type="float" office:value="0.020972" calcext:value-type="float">
            <text:p>0.020972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2975" calcext:value-type="float">
            <text:p>1.342975</text:p>
          </table:table-cell>
          <table:table-cell office:value-type="float" office:value="0.023256" calcext:value-type="float">
            <text:p>0.023256</text:p>
          </table:table-cell>
          <table:table-cell office:value-type="float" office:value="0.017191" calcext:value-type="float">
            <text:p>0.017191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3031" calcext:value-type="float">
            <text:p>1.343031</text:p>
          </table:table-cell>
          <table:table-cell office:value-type="float" office:value="0.026205" calcext:value-type="float">
            <text:p>0.026205</text:p>
          </table:table-cell>
          <table:table-cell office:value-type="float" office:value="0.018945" calcext:value-type="float">
            <text:p>0.018945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3086" calcext:value-type="float">
            <text:p>1.343086</text:p>
          </table:table-cell>
          <table:table-cell office:value-type="float" office:value="0.029226" calcext:value-type="float">
            <text:p>0.029226</text:p>
          </table:table-cell>
          <table:table-cell office:value-type="float" office:value="0.015146" calcext:value-type="float">
            <text:p>0.015146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3141" calcext:value-type="float">
            <text:p>1.343141</text:p>
          </table:table-cell>
          <table:table-cell office:value-type="float" office:value="0.031807" calcext:value-type="float">
            <text:p>0.031807</text:p>
          </table:table-cell>
          <table:table-cell office:value-type="float" office:value="0.015018" calcext:value-type="float">
            <text:p>0.015018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3195" calcext:value-type="float">
            <text:p>1.343195</text:p>
          </table:table-cell>
          <table:table-cell office:value-type="float" office:value="0.034187" calcext:value-type="float">
            <text:p>0.034187</text:p>
          </table:table-cell>
          <table:table-cell office:value-type="float" office:value="0.014892" calcext:value-type="float">
            <text:p>0.014892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43249" calcext:value-type="float">
            <text:p>1.343249</text:p>
          </table:table-cell>
          <table:table-cell office:value-type="float" office:value="0.036093" calcext:value-type="float">
            <text:p>0.036093</text:p>
          </table:table-cell>
          <table:table-cell office:value-type="float" office:value="0.012907" calcext:value-type="float">
            <text:p>0.012907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43303" calcext:value-type="float">
            <text:p>1.343303</text:p>
          </table:table-cell>
          <table:table-cell office:value-type="float" office:value="0.038482" calcext:value-type="float">
            <text:p>0.038482</text:p>
          </table:table-cell>
          <table:table-cell office:value-type="float" office:value="0.012759" calcext:value-type="float">
            <text:p>0.012759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43356" calcext:value-type="float">
            <text:p>1.343356</text:p>
          </table:table-cell>
          <table:table-cell office:value-type="float" office:value="0.040381" calcext:value-type="float">
            <text:p>0.040381</text:p>
          </table:table-cell>
          <table:table-cell office:value-type="float" office:value="0.012611" calcext:value-type="float">
            <text:p>0.012611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43409" calcext:value-type="float">
            <text:p>1.343409</text:p>
          </table:table-cell>
          <table:table-cell office:value-type="float" office:value="0.041312" calcext:value-type="float">
            <text:p>0.041312</text:p>
          </table:table-cell>
          <table:table-cell office:value-type="float" office:value="0.006879" calcext:value-type="float">
            <text:p>0.006879</text:p>
          </table:table-cell>
        </table:table-row>
        <table:table-row table:style-name="ro1">
          <table:table-cell office:value-type="float" office:value="1.24507" calcext:value-type="float">
            <text:p>1.24507</text:p>
          </table:table-cell>
          <table:table-cell office:value-type="float" office:value="1.343461" calcext:value-type="float">
            <text:p>1.343461</text:p>
          </table:table-cell>
          <table:table-cell office:value-type="float" office:value="0.041314" calcext:value-type="float">
            <text:p>0.041314</text:p>
          </table:table-cell>
          <table:table-cell office:value-type="float" office:value="0.008505" calcext:value-type="float">
            <text:p>0.008505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43513" calcext:value-type="float">
            <text:p>1.343513</text:p>
          </table:table-cell>
          <table:table-cell office:value-type="float" office:value="0.039024" calcext:value-type="float">
            <text:p>0.039024</text:p>
          </table:table-cell>
          <table:table-cell office:value-type="float" office:value="0.006432" calcext:value-type="float">
            <text:p>0.006432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43564" calcext:value-type="float">
            <text:p>1.343564</text:p>
          </table:table-cell>
          <table:table-cell office:value-type="float" office:value="0.036464" calcext:value-type="float">
            <text:p>0.036464</text:p>
          </table:table-cell>
          <table:table-cell office:value-type="float" office:value="0.002473" calcext:value-type="float">
            <text:p>0.002473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43615" calcext:value-type="float">
            <text:p>1.343615</text:p>
          </table:table-cell>
          <table:table-cell office:value-type="float" office:value="0.032741" calcext:value-type="float">
            <text:p>0.032741</text:p>
          </table:table-cell>
          <table:table-cell office:value-type="float" office:value="0.002183" calcext:value-type="float">
            <text:p>0.002183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343666" calcext:value-type="float">
            <text:p>1.343666</text:p>
          </table:table-cell>
          <table:table-cell office:value-type="float" office:value="0.028269" calcext:value-type="float">
            <text:p>0.028269</text:p>
          </table:table-cell>
          <table:table-cell office:value-type="float" office:value="-0.001828" calcext:value-type="float">
            <text:p>-0.001828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343716" calcext:value-type="float">
            <text:p>1.343716</text:p>
          </table:table-cell>
          <table:table-cell office:value-type="float" office:value="0.023706" calcext:value-type="float">
            <text:p>0.023706</text:p>
          </table:table-cell>
          <table:table-cell office:value-type="float" office:value="-0.000307" calcext:value-type="float">
            <text:p>-0.000307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343766" calcext:value-type="float">
            <text:p>1.343766</text:p>
          </table:table-cell>
          <table:table-cell office:value-type="float" office:value="0.018727" calcext:value-type="float">
            <text:p>0.018727</text:p>
          </table:table-cell>
          <table:table-cell office:value-type="float" office:value="-0.000612" calcext:value-type="float">
            <text:p>-0.000612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43815" calcext:value-type="float">
            <text:p>1.343815</text:p>
          </table:table-cell>
          <table:table-cell office:value-type="float" office:value="0.013301" calcext:value-type="float">
            <text:p>0.013301</text:p>
          </table:table-cell>
          <table:table-cell office:value-type="float" office:value="0.000955" calcext:value-type="float">
            <text:p>0.000955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43864" calcext:value-type="float">
            <text:p>1.343864</text:p>
          </table:table-cell>
          <table:table-cell office:value-type="float" office:value="0.007553" calcext:value-type="float">
            <text:p>0.007553</text:p>
          </table:table-cell>
          <table:table-cell office:value-type="float" office:value="0.000697" calcext:value-type="float">
            <text:p>0.000697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43913" calcext:value-type="float">
            <text:p>1.343913</text:p>
          </table:table-cell>
          <table:table-cell office:value-type="float" office:value="0.001341" calcext:value-type="float">
            <text:p>0.001341</text:p>
          </table:table-cell>
          <table:table-cell office:value-type="float" office:value="0.000438" calcext:value-type="float">
            <text:p>0.000438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343961" calcext:value-type="float">
            <text:p>1.343961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-0.001692" calcext:value-type="float">
            <text:p>-0.001692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344009" calcext:value-type="float">
            <text:p>1.344009</text:p>
          </table:table-cell>
          <table:table-cell office:value-type="float" office:value="-0.009444" calcext:value-type="float">
            <text:p>-0.009444</text:p>
          </table:table-cell>
          <table:table-cell office:value-type="float" office:value="-0.000139" calcext:value-type="float">
            <text:p>-0.000139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344057" calcext:value-type="float">
            <text:p>1.344057</text:p>
          </table:table-cell>
          <table:table-cell office:value-type="float" office:value="-0.011334" calcext:value-type="float">
            <text:p>-0.011334</text:p>
          </table:table-cell>
          <table:table-cell office:value-type="float" office:value="0.003296" calcext:value-type="float">
            <text:p>0.003296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344104" calcext:value-type="float">
            <text:p>1.344104</text:p>
          </table:table-cell>
          <table:table-cell office:value-type="float" office:value="-0.014172" calcext:value-type="float">
            <text:p>-0.014172</text:p>
          </table:table-cell>
          <table:table-cell office:value-type="float" office:value="0.006794" calcext:value-type="float">
            <text:p>0.006794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44151" calcext:value-type="float">
            <text:p>1.344151</text:p>
          </table:table-cell>
          <table:table-cell office:value-type="float" office:value="-0.016668" calcext:value-type="float">
            <text:p>-0.016668</text:p>
          </table:table-cell>
          <table:table-cell office:value-type="float" office:value="0.008496" calcext:value-type="float">
            <text:p>0.008496</text:p>
          </table:table-cell>
        </table:table-row>
        <table:table-row table:style-name="ro1">
          <table:table-cell office:value-type="float" office:value="1.271282" calcext:value-type="float">
            <text:p>1.271282</text:p>
          </table:table-cell>
          <table:table-cell office:value-type="float" office:value="1.344197" calcext:value-type="float">
            <text:p>1.344197</text:p>
          </table:table-cell>
          <table:table-cell office:value-type="float" office:value="-0.018028" calcext:value-type="float">
            <text:p>-0.018028</text:p>
          </table:table-cell>
          <table:table-cell office:value-type="float" office:value="0.008367" calcext:value-type="float">
            <text:p>0.008367</text:p>
          </table:table-cell>
        </table:table-row>
        <table:table-row table:style-name="ro1">
          <table:table-cell office:value-type="float" office:value="1.284388" calcext:value-type="float">
            <text:p>1.284388</text:p>
          </table:table-cell>
          <table:table-cell office:value-type="float" office:value="1.344243" calcext:value-type="float">
            <text:p>1.344243</text:p>
          </table:table-cell>
          <table:table-cell office:value-type="float" office:value="-0.019496" calcext:value-type="float">
            <text:p>-0.019496</text:p>
          </table:table-cell>
          <table:table-cell office:value-type="float" office:value="0.010088" calcext:value-type="float">
            <text:p>0.010088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4289" calcext:value-type="float">
            <text:p>1.344289</text:p>
          </table:table-cell>
          <table:table-cell office:value-type="float" office:value="-0.020819" calcext:value-type="float">
            <text:p>-0.020819</text:p>
          </table:table-cell>
          <table:table-cell office:value-type="float" office:value="0.013685" calcext:value-type="float">
            <text:p>0.013685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4334" calcext:value-type="float">
            <text:p>1.344334</text:p>
          </table:table-cell>
          <table:table-cell office:value-type="float" office:value="-0.021826" calcext:value-type="float">
            <text:p>-0.021826</text:p>
          </table:table-cell>
          <table:table-cell office:value-type="float" office:value="0.013608" calcext:value-type="float">
            <text:p>0.013608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4379" calcext:value-type="float">
            <text:p>1.344379</text:p>
          </table:table-cell>
          <table:table-cell office:value-type="float" office:value="-0.022318" calcext:value-type="float">
            <text:p>-0.022318</text:p>
          </table:table-cell>
          <table:table-cell office:value-type="float" office:value="0.011666" calcext:value-type="float">
            <text:p>0.011666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4424" calcext:value-type="float">
            <text:p>1.344424</text:p>
          </table:table-cell>
          <table:table-cell office:value-type="float" office:value="-0.022525" calcext:value-type="float">
            <text:p>-0.022525</text:p>
          </table:table-cell>
          <table:table-cell office:value-type="float" office:value="0.02086" calcext:value-type="float">
            <text:p>0.02086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4468" calcext:value-type="float">
            <text:p>1.344468</text:p>
          </table:table-cell>
          <table:table-cell office:value-type="float" office:value="-0.022549" calcext:value-type="float">
            <text:p>-0.022549</text:p>
          </table:table-cell>
          <table:table-cell office:value-type="float" office:value="0.01344" calcext:value-type="float">
            <text:p>0.01344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4512" calcext:value-type="float">
            <text:p>1.344512</text:p>
          </table:table-cell>
          <table:table-cell office:value-type="float" office:value="-0.021913" calcext:value-type="float">
            <text:p>-0.021913</text:p>
          </table:table-cell>
          <table:table-cell office:value-type="float" office:value="0.017083" calcext:value-type="float">
            <text:p>0.017083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4555" calcext:value-type="float">
            <text:p>1.344555</text:p>
          </table:table-cell>
          <table:table-cell office:value-type="float" office:value="-0.02195" calcext:value-type="float">
            <text:p>-0.02195</text:p>
          </table:table-cell>
          <table:table-cell office:value-type="float" office:value="0.018912" calcext:value-type="float">
            <text:p>0.018912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4598" calcext:value-type="float">
            <text:p>1.344598</text:p>
          </table:table-cell>
          <table:table-cell office:value-type="float" office:value="-0.020694" calcext:value-type="float">
            <text:p>-0.020694</text:p>
          </table:table-cell>
          <table:table-cell office:value-type="float" office:value="0.020772" calcext:value-type="float">
            <text:p>0.020772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4641" calcext:value-type="float">
            <text:p>1.344641</text:p>
          </table:table-cell>
          <table:table-cell office:value-type="float" office:value="-0.019322" calcext:value-type="float">
            <text:p>-0.019322</text:p>
          </table:table-cell>
          <table:table-cell office:value-type="float" office:value="0.020806" calcext:value-type="float">
            <text:p>0.020806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4684" calcext:value-type="float">
            <text:p>1.344684</text:p>
          </table:table-cell>
          <table:table-cell office:value-type="float" office:value="-0.01607" calcext:value-type="float">
            <text:p>-0.01607</text:p>
          </table:table-cell>
          <table:table-cell office:value-type="float" office:value="0.022703" calcext:value-type="float">
            <text:p>0.022703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4726" calcext:value-type="float">
            <text:p>1.344726</text:p>
          </table:table-cell>
          <table:table-cell office:value-type="float" office:value="-0.012282" calcext:value-type="float">
            <text:p>-0.012282</text:p>
          </table:table-cell>
          <table:table-cell office:value-type="float" office:value="0.024626" calcext:value-type="float">
            <text:p>0.024626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4768" calcext:value-type="float">
            <text:p>1.344768</text:p>
          </table:table-cell>
          <table:table-cell office:value-type="float" office:value="-0.008535" calcext:value-type="float">
            <text:p>-0.008535</text:p>
          </table:table-cell>
          <table:table-cell office:value-type="float" office:value="0.024712" calcext:value-type="float">
            <text:p>0.024712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4809" calcext:value-type="float">
            <text:p>1.344809</text:p>
          </table:table-cell>
          <table:table-cell office:value-type="float" office:value="-0.00524" calcext:value-type="float">
            <text:p>-0.00524</text:p>
          </table:table-cell>
          <table:table-cell office:value-type="float" office:value="0.022933" calcext:value-type="float">
            <text:p>0.022933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485" calcext:value-type="float">
            <text:p>1.34485</text:p>
          </table:table-cell>
          <table:table-cell office:value-type="float" office:value="-0.000878" calcext:value-type="float">
            <text:p>-0.000878</text:p>
          </table:table-cell>
          <table:table-cell office:value-type="float" office:value="0.024841" calcext:value-type="float">
            <text:p>0.024841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4891" calcext:value-type="float">
            <text:p>1.344891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0.02491" calcext:value-type="float">
            <text:p>0.02491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4932" calcext:value-type="float">
            <text:p>1.344932</text:p>
          </table:table-cell>
          <table:table-cell office:value-type="float" office:value="0.006957" calcext:value-type="float">
            <text:p>0.006957</text:p>
          </table:table-cell>
          <table:table-cell office:value-type="float" office:value="0.024983" calcext:value-type="float">
            <text:p>0.024983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4972" calcext:value-type="float">
            <text:p>1.344972</text:p>
          </table:table-cell>
          <table:table-cell office:value-type="float" office:value="0.010288" calcext:value-type="float">
            <text:p>0.010288</text:p>
          </table:table-cell>
          <table:table-cell office:value-type="float" office:value="0.02506" calcext:value-type="float">
            <text:p>0.02506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5012" calcext:value-type="float">
            <text:p>1.345012</text:p>
          </table:table-cell>
          <table:table-cell office:value-type="float" office:value="0.013831" calcext:value-type="float">
            <text:p>0.013831</text:p>
          </table:table-cell>
          <table:table-cell office:value-type="float" office:value="0.023277" calcext:value-type="float">
            <text:p>0.023277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5051" calcext:value-type="float">
            <text:p>1.345051</text:p>
          </table:table-cell>
          <table:table-cell office:value-type="float" office:value="0.016966" calcext:value-type="float">
            <text:p>0.016966</text:p>
          </table:table-cell>
          <table:table-cell office:value-type="float" office:value="0.023328" calcext:value-type="float">
            <text:p>0.023328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5091" calcext:value-type="float">
            <text:p>1.345091</text:p>
          </table:table-cell>
          <table:table-cell office:value-type="float" office:value="0.019682" calcext:value-type="float">
            <text:p>0.019682</text:p>
          </table:table-cell>
          <table:table-cell office:value-type="float" office:value="0.023377" calcext:value-type="float">
            <text:p>0.023377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5129" calcext:value-type="float">
            <text:p>1.345129</text:p>
          </table:table-cell>
          <table:table-cell office:value-type="float" office:value="0.021458" calcext:value-type="float">
            <text:p>0.021458</text:p>
          </table:table-cell>
          <table:table-cell office:value-type="float" office:value="0.021567" calcext:value-type="float">
            <text:p>0.021567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5168" calcext:value-type="float">
            <text:p>1.345168</text:p>
          </table:table-cell>
          <table:table-cell office:value-type="float" office:value="0.02251" calcext:value-type="float">
            <text:p>0.02251</text:p>
          </table:table-cell>
          <table:table-cell office:value-type="float" office:value="0.019732" calcext:value-type="float">
            <text:p>0.019732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5206" calcext:value-type="float">
            <text:p>1.345206</text:p>
          </table:table-cell>
          <table:table-cell office:value-type="float" office:value="0.023097" calcext:value-type="float">
            <text:p>0.023097</text:p>
          </table:table-cell>
          <table:table-cell office:value-type="float" office:value="0.017867" calcext:value-type="float">
            <text:p>0.017867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5244" calcext:value-type="float">
            <text:p>1.345244</text:p>
          </table:table-cell>
          <table:table-cell office:value-type="float" office:value="0.023032" calcext:value-type="float">
            <text:p>0.023032</text:p>
          </table:table-cell>
          <table:table-cell office:value-type="float" office:value="0.015972" calcext:value-type="float">
            <text:p>0.015972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5282" calcext:value-type="float">
            <text:p>1.345282</text:p>
          </table:table-cell>
          <table:table-cell office:value-type="float" office:value="0.022441" calcext:value-type="float">
            <text:p>0.022441</text:p>
          </table:table-cell>
          <table:table-cell office:value-type="float" office:value="0.015914" calcext:value-type="float">
            <text:p>0.015914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532" calcext:value-type="float">
            <text:p>1.34532</text:p>
          </table:table-cell>
          <table:table-cell office:value-type="float" office:value="0.021592" calcext:value-type="float">
            <text:p>0.021592</text:p>
          </table:table-cell>
          <table:table-cell office:value-type="float" office:value="0.017725" calcext:value-type="float">
            <text:p>0.017725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5357" calcext:value-type="float">
            <text:p>1.345357</text:p>
          </table:table-cell>
          <table:table-cell office:value-type="float" office:value="0.021109" calcext:value-type="float">
            <text:p>0.021109</text:p>
          </table:table-cell>
          <table:table-cell office:value-type="float" office:value="0.017713" calcext:value-type="float">
            <text:p>0.017713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5393" calcext:value-type="float">
            <text:p>1.345393</text:p>
          </table:table-cell>
          <table:table-cell office:value-type="float" office:value="0.020818" calcext:value-type="float">
            <text:p>0.020818</text:p>
          </table:table-cell>
          <table:table-cell office:value-type="float" office:value="0.013987" calcext:value-type="float">
            <text:p>0.013987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543" calcext:value-type="float">
            <text:p>1.34543</text:p>
          </table:table-cell>
          <table:table-cell office:value-type="float" office:value="0.01993" calcext:value-type="float">
            <text:p>0.01993</text:p>
          </table:table-cell>
          <table:table-cell office:value-type="float" office:value="0.015785" calcext:value-type="float">
            <text:p>0.015785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5466" calcext:value-type="float">
            <text:p>1.345466</text:p>
          </table:table-cell>
          <table:table-cell office:value-type="float" office:value="0.018832" calcext:value-type="float">
            <text:p>0.018832</text:p>
          </table:table-cell>
          <table:table-cell office:value-type="float" office:value="0.013878" calcext:value-type="float">
            <text:p>0.013878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5502" calcext:value-type="float">
            <text:p>1.345502</text:p>
          </table:table-cell>
          <table:table-cell office:value-type="float" office:value="0.017853" calcext:value-type="float">
            <text:p>0.017853</text:p>
          </table:table-cell>
          <table:table-cell office:value-type="float" office:value="0.013802" calcext:value-type="float">
            <text:p>0.013802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5538" calcext:value-type="float">
            <text:p>1.345538</text:p>
          </table:table-cell>
          <table:table-cell office:value-type="float" office:value="0.017181" calcext:value-type="float">
            <text:p>0.017181</text:p>
          </table:table-cell>
          <table:table-cell office:value-type="float" office:value="0.015586" calcext:value-type="float">
            <text:p>0.015586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5573" calcext:value-type="float">
            <text:p>1.345573</text:p>
          </table:table-cell>
          <table:table-cell office:value-type="float" office:value="0.016951" calcext:value-type="float">
            <text:p>0.016951</text:p>
          </table:table-cell>
          <table:table-cell office:value-type="float" office:value="0.015541" calcext:value-type="float">
            <text:p>0.015541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5608" calcext:value-type="float">
            <text:p>1.345608</text:p>
          </table:table-cell>
          <table:table-cell office:value-type="float" office:value="0.01673" calcext:value-type="float">
            <text:p>0.01673</text:p>
          </table:table-cell>
          <table:table-cell office:value-type="float" office:value="0.013638" calcext:value-type="float">
            <text:p>0.013638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5643" calcext:value-type="float">
            <text:p>1.345643</text:p>
          </table:table-cell>
          <table:table-cell office:value-type="float" office:value="0.016331" calcext:value-type="float">
            <text:p>0.016331</text:p>
          </table:table-cell>
          <table:table-cell office:value-type="float" office:value="0.017291" calcext:value-type="float">
            <text:p>0.017291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345678" calcext:value-type="float">
            <text:p>1.345678</text:p>
          </table:table-cell>
          <table:table-cell office:value-type="float" office:value="0.015947" calcext:value-type="float">
            <text:p>0.015947</text:p>
          </table:table-cell>
          <table:table-cell office:value-type="float" office:value="0.013551" calcext:value-type="float">
            <text:p>0.013551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5712" calcext:value-type="float">
            <text:p>1.345712</text:p>
          </table:table-cell>
          <table:table-cell office:value-type="float" office:value="0.016214" calcext:value-type="float">
            <text:p>0.016214</text:p>
          </table:table-cell>
          <table:table-cell office:value-type="float" office:value="0.019062" calcext:value-type="float">
            <text:p>0.019062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5746" calcext:value-type="float">
            <text:p>1.345746</text:p>
          </table:table-cell>
          <table:table-cell office:value-type="float" office:value="0.016073" calcext:value-type="float">
            <text:p>0.016073</text:p>
          </table:table-cell>
          <table:table-cell office:value-type="float" office:value="0.01721" calcext:value-type="float">
            <text:p>0.01721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578" calcext:value-type="float">
            <text:p>1.34578</text:p>
          </table:table-cell>
          <table:table-cell office:value-type="float" office:value="0.015226" calcext:value-type="float">
            <text:p>0.015226</text:p>
          </table:table-cell>
          <table:table-cell office:value-type="float" office:value="0.019056" calcext:value-type="float">
            <text:p>0.019056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5813" calcext:value-type="float">
            <text:p>1.345813</text:p>
          </table:table-cell>
          <table:table-cell office:value-type="float" office:value="0.014245" calcext:value-type="float">
            <text:p>0.014245</text:p>
          </table:table-cell>
          <table:table-cell office:value-type="float" office:value="0.01534" calcext:value-type="float">
            <text:p>0.01534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5846" calcext:value-type="float">
            <text:p>1.345846</text:p>
          </table:table-cell>
          <table:table-cell office:value-type="float" office:value="0.012819" calcext:value-type="float">
            <text:p>0.012819</text:p>
          </table:table-cell>
          <table:table-cell office:value-type="float" office:value="0.017146" calcext:value-type="float">
            <text:p>0.017146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345879" calcext:value-type="float">
            <text:p>1.345879</text:p>
          </table:table-cell>
          <table:table-cell office:value-type="float" office:value="0.011152" calcext:value-type="float">
            <text:p>0.011152</text:p>
          </table:table-cell>
          <table:table-cell office:value-type="float" office:value="0.015249" calcext:value-type="float">
            <text:p>0.01524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5912" calcext:value-type="float">
            <text:p>1.345912</text:p>
          </table:table-cell>
          <table:table-cell office:value-type="float" office:value="0.009605" calcext:value-type="float">
            <text:p>0.009605</text:p>
          </table:table-cell>
          <table:table-cell office:value-type="float" office:value="0.020773" calcext:value-type="float">
            <text:p>0.020773</text:p>
          </table:table-cell>
        </table:table-row>
        <table:table-row table:style-name="ro1">
          <table:table-cell office:value-type="float" office:value="1.297494" calcext:value-type="float">
            <text:p>1.297494</text:p>
          </table:table-cell>
          <table:table-cell office:value-type="float" office:value="1.345944" calcext:value-type="float">
            <text:p>1.345944</text:p>
          </table:table-cell>
          <table:table-cell office:value-type="float" office:value="0.008082" calcext:value-type="float">
            <text:p>0.008082</text:p>
          </table:table-cell>
          <table:table-cell office:value-type="float" office:value="0.011495" calcext:value-type="float">
            <text:p>0.011495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5976" calcext:value-type="float">
            <text:p>1.345976</text:p>
          </table:table-cell>
          <table:table-cell office:value-type="float" office:value="0.006959" calcext:value-type="float">
            <text:p>0.006959</text:p>
          </table:table-cell>
          <table:table-cell office:value-type="float" office:value="0.016973" calcext:value-type="float">
            <text:p>0.016973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6008" calcext:value-type="float">
            <text:p>1.346008</text:p>
          </table:table-cell>
          <table:table-cell office:value-type="float" office:value="0.005776" calcext:value-type="float">
            <text:p>0.005776</text:p>
          </table:table-cell>
          <table:table-cell office:value-type="float" office:value="0.016946" calcext:value-type="float">
            <text:p>0.016946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604" calcext:value-type="float">
            <text:p>1.34604</text:p>
          </table:table-cell>
          <table:table-cell office:value-type="float" office:value="0.004384" calcext:value-type="float">
            <text:p>0.004384</text:p>
          </table:table-cell>
          <table:table-cell office:value-type="float" office:value="0.018789" calcext:value-type="float">
            <text:p>0.018789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6071" calcext:value-type="float">
            <text:p>1.346071</text:p>
          </table:table-cell>
          <table:table-cell office:value-type="float" office:value="0.004088" calcext:value-type="float">
            <text:p>0.004088</text:p>
          </table:table-cell>
          <table:table-cell office:value-type="float" office:value="0.016944" calcext:value-type="float">
            <text:p>0.016944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6102" calcext:value-type="float">
            <text:p>1.346102</text:p>
          </table:table-cell>
          <table:table-cell office:value-type="float" office:value="0.003996" calcext:value-type="float">
            <text:p>0.003996</text:p>
          </table:table-cell>
          <table:table-cell office:value-type="float" office:value="0.018793" calcext:value-type="float">
            <text:p>0.018793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6133" calcext:value-type="float">
            <text:p>1.346133</text:p>
          </table:table-cell>
          <table:table-cell office:value-type="float" office:value="0.004434" calcext:value-type="float">
            <text:p>0.004434</text:p>
          </table:table-cell>
          <table:table-cell office:value-type="float" office:value="0.022526" calcext:value-type="float">
            <text:p>0.022526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6164" calcext:value-type="float">
            <text:p>1.346164</text:p>
          </table:table-cell>
          <table:table-cell office:value-type="float" office:value="0.004678" calcext:value-type="float">
            <text:p>0.004678</text:p>
          </table:table-cell>
          <table:table-cell office:value-type="float" office:value="0.02073" calcext:value-type="float">
            <text:p>0.02073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6194" calcext:value-type="float">
            <text:p>1.346194</text:p>
          </table:table-cell>
          <table:table-cell office:value-type="float" office:value="0.006532" calcext:value-type="float">
            <text:p>0.006532</text:p>
          </table:table-cell>
          <table:table-cell office:value-type="float" office:value="0.022627" calcext:value-type="float">
            <text:p>0.022627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6224" calcext:value-type="float">
            <text:p>1.346224</text:p>
          </table:table-cell>
          <table:table-cell office:value-type="float" office:value="0.008807" calcext:value-type="float">
            <text:p>0.008807</text:p>
          </table:table-cell>
          <table:table-cell office:value-type="float" office:value="0.020822" calcext:value-type="float">
            <text:p>0.020822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46254" calcext:value-type="float">
            <text:p>1.346254</text:p>
          </table:table-cell>
          <table:table-cell office:value-type="float" office:value="0.010791" calcext:value-type="float">
            <text:p>0.010791</text:p>
          </table:table-cell>
          <table:table-cell office:value-type="float" office:value="0.026429" calcext:value-type="float">
            <text:p>0.026429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6284" calcext:value-type="float">
            <text:p>1.346284</text:p>
          </table:table-cell>
          <table:table-cell office:value-type="float" office:value="0.012123" calcext:value-type="float">
            <text:p>0.012123</text:p>
          </table:table-cell>
          <table:table-cell office:value-type="float" office:value="0.022811" calcext:value-type="float">
            <text:p>0.022811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6313" calcext:value-type="float">
            <text:p>1.346313</text:p>
          </table:table-cell>
          <table:table-cell office:value-type="float" office:value="0.014073" calcext:value-type="float">
            <text:p>0.014073</text:p>
          </table:table-cell>
          <table:table-cell office:value-type="float" office:value="0.024725" calcext:value-type="float">
            <text:p>0.024725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6343" calcext:value-type="float">
            <text:p>1.346343</text:p>
          </table:table-cell>
          <table:table-cell office:value-type="float" office:value="0.016425" calcext:value-type="float">
            <text:p>0.016425</text:p>
          </table:table-cell>
          <table:table-cell office:value-type="float" office:value="0.022939" calcext:value-type="float">
            <text:p>0.022939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6372" calcext:value-type="float">
            <text:p>1.346372</text:p>
          </table:table-cell>
          <table:table-cell office:value-type="float" office:value="0.018356" calcext:value-type="float">
            <text:p>0.018356</text:p>
          </table:table-cell>
          <table:table-cell office:value-type="float" office:value="0.024847" calcext:value-type="float">
            <text:p>0.024847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64" calcext:value-type="float">
            <text:p>1.3464</text:p>
          </table:table-cell>
          <table:table-cell office:value-type="float" office:value="0.019492" calcext:value-type="float">
            <text:p>0.019492</text:p>
          </table:table-cell>
          <table:table-cell office:value-type="float" office:value="0.019335" calcext:value-type="float">
            <text:p>0.019335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6429" calcext:value-type="float">
            <text:p>1.346429</text:p>
          </table:table-cell>
          <table:table-cell office:value-type="float" office:value="0.020006" calcext:value-type="float">
            <text:p>0.020006</text:p>
          </table:table-cell>
          <table:table-cell office:value-type="float" office:value="0.024909" calcext:value-type="float">
            <text:p>0.024909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6457" calcext:value-type="float">
            <text:p>1.346457</text:p>
          </table:table-cell>
          <table:table-cell office:value-type="float" office:value="0.020217" calcext:value-type="float">
            <text:p>0.020217</text:p>
          </table:table-cell>
          <table:table-cell office:value-type="float" office:value="0.023123" calcext:value-type="float">
            <text:p>0.023123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6485" calcext:value-type="float">
            <text:p>1.346485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19458" calcext:value-type="float">
            <text:p>0.019458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6513" calcext:value-type="float">
            <text:p>1.346513</text:p>
          </table:table-cell>
          <table:table-cell office:value-type="float" office:value="0.019873" calcext:value-type="float">
            <text:p>0.019873</text:p>
          </table:table-cell>
          <table:table-cell office:value-type="float" office:value="0.019459" calcext:value-type="float">
            <text:p>0.01945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6541" calcext:value-type="float">
            <text:p>1.346541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1316" calcext:value-type="float">
            <text:p>0.021316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6568" calcext:value-type="float">
            <text:p>1.346568</text:p>
          </table:table-cell>
          <table:table-cell office:value-type="float" office:value="0.019484" calcext:value-type="float">
            <text:p>0.019484</text:p>
          </table:table-cell>
          <table:table-cell office:value-type="float" office:value="0.021345" calcext:value-type="float">
            <text:p>0.021345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6595" calcext:value-type="float">
            <text:p>1.346595</text:p>
          </table:table-cell>
          <table:table-cell office:value-type="float" office:value="0.019617" calcext:value-type="float">
            <text:p>0.019617</text:p>
          </table:table-cell>
          <table:table-cell office:value-type="float" office:value="0.01952" calcext:value-type="float">
            <text:p>0.01952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6622" calcext:value-type="float">
            <text:p>1.346622</text:p>
          </table:table-cell>
          <table:table-cell office:value-type="float" office:value="0.019969" calcext:value-type="float">
            <text:p>0.019969</text:p>
          </table:table-cell>
          <table:table-cell office:value-type="float" office:value="0.021392" calcext:value-type="float">
            <text:p>0.021392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6649" calcext:value-type="float">
            <text:p>1.346649</text:p>
          </table:table-cell>
          <table:table-cell office:value-type="float" office:value="0.020513" calcext:value-type="float">
            <text:p>0.020513</text:p>
          </table:table-cell>
          <table:table-cell office:value-type="float" office:value="0.017703" calcext:value-type="float">
            <text:p>0.017703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6676" calcext:value-type="float">
            <text:p>1.346676</text:p>
          </table:table-cell>
          <table:table-cell office:value-type="float" office:value="0.02115" calcext:value-type="float">
            <text:p>0.02115</text:p>
          </table:table-cell>
          <table:table-cell office:value-type="float" office:value="0.01954" calcext:value-type="float">
            <text:p>0.01954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6702" calcext:value-type="float">
            <text:p>1.346702</text:p>
          </table:table-cell>
          <table:table-cell office:value-type="float" office:value="0.021891" calcext:value-type="float">
            <text:p>0.021891</text:p>
          </table:table-cell>
          <table:table-cell office:value-type="float" office:value="0.023263" calcext:value-type="float">
            <text:p>0.023263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6728" calcext:value-type="float">
            <text:p>1.346728</text:p>
          </table:table-cell>
          <table:table-cell office:value-type="float" office:value="0.02219" calcext:value-type="float">
            <text:p>0.02219</text:p>
          </table:table-cell>
          <table:table-cell office:value-type="float" office:value="0.019602" calcext:value-type="float">
            <text:p>0.019602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6754" calcext:value-type="float">
            <text:p>1.346754</text:p>
          </table:table-cell>
          <table:table-cell office:value-type="float" office:value="0.022326" calcext:value-type="float">
            <text:p>0.022326</text:p>
          </table:table-cell>
          <table:table-cell office:value-type="float" office:value="0.021475" calcext:value-type="float">
            <text:p>0.021475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678" calcext:value-type="float">
            <text:p>1.34678</text:p>
          </table:table-cell>
          <table:table-cell office:value-type="float" office:value="0.022504" calcext:value-type="float">
            <text:p>0.022504</text:p>
          </table:table-cell>
          <table:table-cell office:value-type="float" office:value="0.02337" calcext:value-type="float">
            <text:p>0.02337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6805" calcext:value-type="float">
            <text:p>1.346805</text:p>
          </table:table-cell>
          <table:table-cell office:value-type="float" office:value="0.022982" calcext:value-type="float">
            <text:p>0.022982</text:p>
          </table:table-cell>
          <table:table-cell office:value-type="float" office:value="0.019705" calcext:value-type="float">
            <text:p>0.019705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6831" calcext:value-type="float">
            <text:p>1.346831</text:p>
          </table:table-cell>
          <table:table-cell office:value-type="float" office:value="0.023013" calcext:value-type="float">
            <text:p>0.023013</text:p>
          </table:table-cell>
          <table:table-cell office:value-type="float" office:value="0.021567" calcext:value-type="float">
            <text:p>0.021567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6856" calcext:value-type="float">
            <text:p>1.346856</text:p>
          </table:table-cell>
          <table:table-cell office:value-type="float" office:value="0.022885" calcext:value-type="float">
            <text:p>0.022885</text:p>
          </table:table-cell>
          <table:table-cell office:value-type="float" office:value="0.019726" calcext:value-type="float">
            <text:p>0.019726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6881" calcext:value-type="float">
            <text:p>1.346881</text:p>
          </table:table-cell>
          <table:table-cell office:value-type="float" office:value="0.02227" calcext:value-type="float">
            <text:p>0.02227</text:p>
          </table:table-cell>
          <table:table-cell office:value-type="float" office:value="0.021582" calcext:value-type="float">
            <text:p>0.021582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6905" calcext:value-type="float">
            <text:p>1.346905</text:p>
          </table:table-cell>
          <table:table-cell office:value-type="float" office:value="0.021655" calcext:value-type="float">
            <text:p>0.021655</text:p>
          </table:table-cell>
          <table:table-cell office:value-type="float" office:value="0.019744" calcext:value-type="float">
            <text:p>0.019744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34693" calcext:value-type="float">
            <text:p>1.34693</text:p>
          </table:table-cell>
          <table:table-cell office:value-type="float" office:value="0.020552" calcext:value-type="float">
            <text:p>0.020552</text:p>
          </table:table-cell>
          <table:table-cell office:value-type="float" office:value="0.017883" calcext:value-type="float">
            <text:p>0.017883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346954" calcext:value-type="float">
            <text:p>1.346954</text:p>
          </table:table-cell>
          <table:table-cell office:value-type="float" office:value="0.018484" calcext:value-type="float">
            <text:p>0.018484</text:p>
          </table:table-cell>
          <table:table-cell office:value-type="float" office:value="0.021578" calcext:value-type="float">
            <text:p>0.021578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6978" calcext:value-type="float">
            <text:p>1.346978</text:p>
          </table:table-cell>
          <table:table-cell office:value-type="float" office:value="0.015862" calcext:value-type="float">
            <text:p>0.015862</text:p>
          </table:table-cell>
          <table:table-cell office:value-type="float" office:value="0.019747" calcext:value-type="float">
            <text:p>0.019747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7002" calcext:value-type="float">
            <text:p>1.347002</text:p>
          </table:table-cell>
          <table:table-cell office:value-type="float" office:value="0.012461" calcext:value-type="float">
            <text:p>0.012461</text:p>
          </table:table-cell>
          <table:table-cell office:value-type="float" office:value="0.019756" calcext:value-type="float">
            <text:p>0.019756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7026" calcext:value-type="float">
            <text:p>1.347026</text:p>
          </table:table-cell>
          <table:table-cell office:value-type="float" office:value="0.009998" calcext:value-type="float">
            <text:p>0.009998</text:p>
          </table:table-cell>
          <table:table-cell office:value-type="float" office:value="0.019764" calcext:value-type="float">
            <text:p>0.019764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705" calcext:value-type="float">
            <text:p>1.34705</text:p>
          </table:table-cell>
          <table:table-cell office:value-type="float" office:value="0.007777" calcext:value-type="float">
            <text:p>0.007777</text:p>
          </table:table-cell>
          <table:table-cell office:value-type="float" office:value="0.019768" calcext:value-type="float">
            <text:p>0.019768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347016" calcext:value-type="float">
            <text:p>1.347016</text:p>
          </table:table-cell>
          <table:table-cell office:value-type="float" office:value="0.006099" calcext:value-type="float">
            <text:p>0.006099</text:p>
          </table:table-cell>
          <table:table-cell office:value-type="float" office:value="0.01978" calcext:value-type="float">
            <text:p>0.01978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6875" calcext:value-type="float">
            <text:p>1.346875</text:p>
          </table:table-cell>
          <table:table-cell office:value-type="float" office:value="0.004731" calcext:value-type="float">
            <text:p>0.004731</text:p>
          </table:table-cell>
          <table:table-cell office:value-type="float" office:value="0.025392" calcext:value-type="float">
            <text:p>0.025392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6625" calcext:value-type="float">
            <text:p>1.346625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0.023663" calcext:value-type="float">
            <text:p>0.023663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6268" calcext:value-type="float">
            <text:p>1.346268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23787" calcext:value-type="float">
            <text:p>0.023787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345805" calcext:value-type="float">
            <text:p>1.345805</text:p>
          </table:table-cell>
          <table:table-cell office:value-type="float" office:value="0.003447" calcext:value-type="float">
            <text:p>0.003447</text:p>
          </table:table-cell>
          <table:table-cell office:value-type="float" office:value="0.023919" calcext:value-type="float">
            <text:p>0.023919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45236" calcext:value-type="float">
            <text:p>1.345236</text:p>
          </table:table-cell>
          <table:table-cell office:value-type="float" office:value="0.004433" calcext:value-type="float">
            <text:p>0.004433</text:p>
          </table:table-cell>
          <table:table-cell office:value-type="float" office:value="0.025918" calcext:value-type="float">
            <text:p>0.025918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44561" calcext:value-type="float">
            <text:p>1.344561</text:p>
          </table:table-cell>
          <table:table-cell office:value-type="float" office:value="0.006079" calcext:value-type="float">
            <text:p>0.006079</text:p>
          </table:table-cell>
          <table:table-cell office:value-type="float" office:value="0.031682" calcext:value-type="float">
            <text:p>0.031682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43778" calcext:value-type="float">
            <text:p>1.343778</text:p>
          </table:table-cell>
          <table:table-cell office:value-type="float" office:value="0.007858" calcext:value-type="float">
            <text:p>0.007858</text:p>
          </table:table-cell>
          <table:table-cell office:value-type="float" office:value="0.030108" calcext:value-type="float">
            <text:p>0.030108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42888" calcext:value-type="float">
            <text:p>1.342888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0.032251" calcext:value-type="float">
            <text:p>0.032251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41892" calcext:value-type="float">
            <text:p>1.341892</text:p>
          </table:table-cell>
          <table:table-cell office:value-type="float" office:value="0.011783" calcext:value-type="float">
            <text:p>0.011783</text:p>
          </table:table-cell>
          <table:table-cell office:value-type="float" office:value="0.034432" calcext:value-type="float">
            <text:p>0.034432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4079" calcext:value-type="float">
            <text:p>1.34079</text:p>
          </table:table-cell>
          <table:table-cell office:value-type="float" office:value="0.012607" calcext:value-type="float">
            <text:p>0.012607</text:p>
          </table:table-cell>
          <table:table-cell office:value-type="float" office:value="0.034789" calcext:value-type="float">
            <text:p>0.034789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39581" calcext:value-type="float">
            <text:p>1.339581</text:p>
          </table:table-cell>
          <table:table-cell office:value-type="float" office:value="0.013426" calcext:value-type="float">
            <text:p>0.013426</text:p>
          </table:table-cell>
          <table:table-cell office:value-type="float" office:value="0.035159" calcext:value-type="float">
            <text:p>0.035159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38267" calcext:value-type="float">
            <text:p>1.338267</text:p>
          </table:table-cell>
          <table:table-cell office:value-type="float" office:value="0.014954" calcext:value-type="float">
            <text:p>0.014954</text:p>
          </table:table-cell>
          <table:table-cell office:value-type="float" office:value="0.033678" calcext:value-type="float">
            <text:p>0.033678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3685" calcext:value-type="float">
            <text:p>1.33685</text:p>
          </table:table-cell>
          <table:table-cell office:value-type="float" office:value="0.016301" calcext:value-type="float">
            <text:p>0.016301</text:p>
          </table:table-cell>
          <table:table-cell office:value-type="float" office:value="0.030317" calcext:value-type="float">
            <text:p>0.030317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35332" calcext:value-type="float">
            <text:p>1.335332</text:p>
          </table:table-cell>
          <table:table-cell office:value-type="float" office:value="0.017537" calcext:value-type="float">
            <text:p>0.017537</text:p>
          </table:table-cell>
          <table:table-cell office:value-type="float" office:value="0.03436" calcext:value-type="float">
            <text:p>0.03436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333714" calcext:value-type="float">
            <text:p>1.333714</text:p>
          </table:table-cell>
          <table:table-cell office:value-type="float" office:value="0.019144" calcext:value-type="float">
            <text:p>0.019144</text:p>
          </table:table-cell>
          <table:table-cell office:value-type="float" office:value="0.038483" calcext:value-type="float">
            <text:p>0.038483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31993" calcext:value-type="float">
            <text:p>1.331993</text:p>
          </table:table-cell>
          <table:table-cell office:value-type="float" office:value="0.021139" calcext:value-type="float">
            <text:p>0.021139</text:p>
          </table:table-cell>
          <table:table-cell office:value-type="float" office:value="0.031529" calcext:value-type="float">
            <text:p>0.031529</text:p>
          </table:table-cell>
        </table:table-row>
        <table:table-row table:style-name="ro1">
          <table:table-cell office:value-type="float" office:value="1.44166" calcext:value-type="float">
            <text:p>1.44166</text:p>
          </table:table-cell>
          <table:table-cell office:value-type="float" office:value="1.330174" calcext:value-type="float">
            <text:p>1.330174</text:p>
          </table:table-cell>
          <table:table-cell office:value-type="float" office:value="0.023373" calcext:value-type="float">
            <text:p>0.023373</text:p>
          </table:table-cell>
          <table:table-cell office:value-type="float" office:value="0.037521" calcext:value-type="float">
            <text:p>0.037521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28255" calcext:value-type="float">
            <text:p>1.328255</text:p>
          </table:table-cell>
          <table:table-cell office:value-type="float" office:value="0.025468" calcext:value-type="float">
            <text:p>0.025468</text:p>
          </table:table-cell>
          <table:table-cell office:value-type="float" office:value="0.034301" calcext:value-type="float">
            <text:p>0.034301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26239" calcext:value-type="float">
            <text:p>1.326239</text:p>
          </table:table-cell>
          <table:table-cell office:value-type="float" office:value="0.028635" calcext:value-type="float">
            <text:p>0.028635</text:p>
          </table:table-cell>
          <table:table-cell office:value-type="float" office:value="0.036626" calcext:value-type="float">
            <text:p>0.036626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24126" calcext:value-type="float">
            <text:p>1.324126</text:p>
          </table:table-cell>
          <table:table-cell office:value-type="float" office:value="0.031767" calcext:value-type="float">
            <text:p>0.031767</text:p>
          </table:table-cell>
          <table:table-cell office:value-type="float" office:value="0.035271" calcext:value-type="float">
            <text:p>0.035271</text:p>
          </table:table-cell>
        </table:table-row>
        <table:table-row table:style-name="ro1">
          <table:table-cell office:value-type="float" office:value="1.454766" calcext:value-type="float">
            <text:p>1.454766</text:p>
          </table:table-cell>
          <table:table-cell office:value-type="float" office:value="1.321917" calcext:value-type="float">
            <text:p>1.321917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41352" calcext:value-type="float">
            <text:p>0.041352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19609" calcext:value-type="float">
            <text:p>1.319609</text:p>
          </table:table-cell>
          <table:table-cell office:value-type="float" office:value="0.036403" calcext:value-type="float">
            <text:p>0.036403</text:p>
          </table:table-cell>
          <table:table-cell office:value-type="float" office:value="0.032644" calcext:value-type="float">
            <text:p>0.032644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17209" calcext:value-type="float">
            <text:p>1.317209</text:p>
          </table:table-cell>
          <table:table-cell office:value-type="float" office:value="0.039639" calcext:value-type="float">
            <text:p>0.039639</text:p>
          </table:table-cell>
          <table:table-cell office:value-type="float" office:value="0.03498" calcext:value-type="float">
            <text:p>0.03498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314717" calcext:value-type="float">
            <text:p>1.314717</text:p>
          </table:table-cell>
          <table:table-cell office:value-type="float" office:value="0.042277" calcext:value-type="float">
            <text:p>0.042277</text:p>
          </table:table-cell>
          <table:table-cell office:value-type="float" office:value="0.037352" calcext:value-type="float">
            <text:p>0.037352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312133" calcext:value-type="float">
            <text:p>1.312133</text:p>
          </table:table-cell>
          <table:table-cell office:value-type="float" office:value="0.045179" calcext:value-type="float">
            <text:p>0.045179</text:p>
          </table:table-cell>
          <table:table-cell office:value-type="float" office:value="0.039775" calcext:value-type="float">
            <text:p>0.039775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09455" calcext:value-type="float">
            <text:p>1.309455</text:p>
          </table:table-cell>
          <table:table-cell office:value-type="float" office:value="0.048092" calcext:value-type="float">
            <text:p>0.048092</text:p>
          </table:table-cell>
          <table:table-cell office:value-type="float" office:value="0.036673" calcext:value-type="float">
            <text:p>0.036673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06688" calcext:value-type="float">
            <text:p>1.306688</text:p>
          </table:table-cell>
          <table:table-cell office:value-type="float" office:value="0.050317" calcext:value-type="float">
            <text:p>0.050317</text:p>
          </table:table-cell>
          <table:table-cell office:value-type="float" office:value="0.035399" calcext:value-type="float">
            <text:p>0.035399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303832" calcext:value-type="float">
            <text:p>1.303832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35966" calcext:value-type="float">
            <text:p>0.035966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300888" calcext:value-type="float">
            <text:p>1.300888</text:p>
          </table:table-cell>
          <table:table-cell office:value-type="float" office:value="0.054352" calcext:value-type="float">
            <text:p>0.054352</text:p>
          </table:table-cell>
          <table:table-cell office:value-type="float" office:value="0.038408" calcext:value-type="float">
            <text:p>0.038408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297855" calcext:value-type="float">
            <text:p>1.297855</text:p>
          </table:table-cell>
          <table:table-cell office:value-type="float" office:value="0.056364" calcext:value-type="float">
            <text:p>0.056364</text:p>
          </table:table-cell>
          <table:table-cell office:value-type="float" office:value="0.035317" calcext:value-type="float">
            <text:p>0.035317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294738" calcext:value-type="float">
            <text:p>1.294738</text:p>
          </table:table-cell>
          <table:table-cell office:value-type="float" office:value="0.058131" calcext:value-type="float">
            <text:p>0.058131</text:p>
          </table:table-cell>
          <table:table-cell office:value-type="float" office:value="0.034054" calcext:value-type="float">
            <text:p>0.034054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291537" calcext:value-type="float">
            <text:p>1.291537</text:p>
          </table:table-cell>
          <table:table-cell office:value-type="float" office:value="0.059676" calcext:value-type="float">
            <text:p>0.059676</text:p>
          </table:table-cell>
          <table:table-cell office:value-type="float" office:value="0.034639" calcext:value-type="float">
            <text:p>0.034639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288253" calcext:value-type="float">
            <text:p>1.288253</text:p>
          </table:table-cell>
          <table:table-cell office:value-type="float" office:value="0.060565" calcext:value-type="float">
            <text:p>0.060565</text:p>
          </table:table-cell>
          <table:table-cell office:value-type="float" office:value="0.035242" calcext:value-type="float">
            <text:p>0.035242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284887" calcext:value-type="float">
            <text:p>1.284887</text:p>
          </table:table-cell>
          <table:table-cell office:value-type="float" office:value="0.061274" calcext:value-type="float">
            <text:p>0.061274</text:p>
          </table:table-cell>
          <table:table-cell office:value-type="float" office:value="0.032146" calcext:value-type="float">
            <text:p>0.032146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281442" calcext:value-type="float">
            <text:p>1.281442</text:p>
          </table:table-cell>
          <table:table-cell office:value-type="float" office:value="0.060768" calcext:value-type="float">
            <text:p>0.060768</text:p>
          </table:table-cell>
          <table:table-cell office:value-type="float" office:value="0.032738" calcext:value-type="float">
            <text:p>0.032738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277918" calcext:value-type="float">
            <text:p>1.277918</text:p>
          </table:table-cell>
          <table:table-cell office:value-type="float" office:value="0.059363" calcext:value-type="float">
            <text:p>0.059363</text:p>
          </table:table-cell>
          <table:table-cell office:value-type="float" office:value="0.033348" calcext:value-type="float">
            <text:p>0.033348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274316" calcext:value-type="float">
            <text:p>1.274316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032119" calcext:value-type="float">
            <text:p>0.032119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270638" calcext:value-type="float">
            <text:p>1.270638</text:p>
          </table:table-cell>
          <table:table-cell office:value-type="float" office:value="0.056073" calcext:value-type="float">
            <text:p>0.056073</text:p>
          </table:table-cell>
          <table:table-cell office:value-type="float" office:value="0.032745" calcext:value-type="float">
            <text:p>0.032745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266883" calcext:value-type="float">
            <text:p>1.266883</text:p>
          </table:table-cell>
          <table:table-cell office:value-type="float" office:value="0.053485" calcext:value-type="float">
            <text:p>0.053485</text:p>
          </table:table-cell>
          <table:table-cell office:value-type="float" office:value="0.03339" calcext:value-type="float">
            <text:p>0.03339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263053" calcext:value-type="float">
            <text:p>1.263053</text:p>
          </table:table-cell>
          <table:table-cell office:value-type="float" office:value="0.051089" calcext:value-type="float">
            <text:p>0.051089</text:p>
          </table:table-cell>
          <table:table-cell office:value-type="float" office:value="0.034055" calcext:value-type="float">
            <text:p>0.034055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259148" calcext:value-type="float">
            <text:p>1.259148</text:p>
          </table:table-cell>
          <table:table-cell office:value-type="float" office:value="0.048437" calcext:value-type="float">
            <text:p>0.048437</text:p>
          </table:table-cell>
          <table:table-cell office:value-type="float" office:value="0.032877" calcext:value-type="float">
            <text:p>0.032877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25517" calcext:value-type="float">
            <text:p>1.25517</text:p>
          </table:table-cell>
          <table:table-cell office:value-type="float" office:value="0.045294" calcext:value-type="float">
            <text:p>0.045294</text:p>
          </table:table-cell>
          <table:table-cell office:value-type="float" office:value="0.037274" calcext:value-type="float">
            <text:p>0.037274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251117" calcext:value-type="float">
            <text:p>1.251117</text:p>
          </table:table-cell>
          <table:table-cell office:value-type="float" office:value="0.041932" calcext:value-type="float">
            <text:p>0.041932</text:p>
          </table:table-cell>
          <table:table-cell office:value-type="float" office:value="0.038022" calcext:value-type="float">
            <text:p>0.038022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1.24699" calcext:value-type="float">
            <text:p>1.24699</text:p>
          </table:table-cell>
          <table:table-cell office:value-type="float" office:value="0.038644" calcext:value-type="float">
            <text:p>0.038644</text:p>
          </table:table-cell>
          <table:table-cell office:value-type="float" office:value="0.035067" calcext:value-type="float">
            <text:p>0.035067</text:p>
          </table:table-cell>
        </table:table-row>
        <table:table-row table:style-name="ro1">
          <table:table-cell office:value-type="float" office:value="1.323706" calcext:value-type="float">
            <text:p>1.323706</text:p>
          </table:table-cell>
          <table:table-cell office:value-type="float" office:value="1.242792" calcext:value-type="float">
            <text:p>1.242792</text:p>
          </table:table-cell>
          <table:table-cell office:value-type="float" office:value="0.037892" calcext:value-type="float">
            <text:p>0.037892</text:p>
          </table:table-cell>
          <table:table-cell office:value-type="float" office:value="0.037654" calcext:value-type="float">
            <text:p>0.037654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238522" calcext:value-type="float">
            <text:p>1.238522</text:p>
          </table:table-cell>
          <table:table-cell office:value-type="float" office:value="0.036091" calcext:value-type="float">
            <text:p>0.036091</text:p>
          </table:table-cell>
          <table:table-cell office:value-type="float" office:value="0.040279" calcext:value-type="float">
            <text:p>0.040279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23418" calcext:value-type="float">
            <text:p>1.23418</text:p>
          </table:table-cell>
          <table:table-cell office:value-type="float" office:value="0.034794" calcext:value-type="float">
            <text:p>0.034794</text:p>
          </table:table-cell>
          <table:table-cell office:value-type="float" office:value="0.042954" calcext:value-type="float">
            <text:p>0.042954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229765" calcext:value-type="float">
            <text:p>1.229765</text:p>
          </table:table-cell>
          <table:table-cell office:value-type="float" office:value="0.034218" calcext:value-type="float">
            <text:p>0.034218</text:p>
          </table:table-cell>
          <table:table-cell office:value-type="float" office:value="0.043822" calcext:value-type="float">
            <text:p>0.043822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225278" calcext:value-type="float">
            <text:p>1.225278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46573" calcext:value-type="float">
            <text:p>0.046573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220719" calcext:value-type="float">
            <text:p>1.220719</text:p>
          </table:table-cell>
          <table:table-cell office:value-type="float" office:value="0.033198" calcext:value-type="float">
            <text:p>0.033198</text:p>
          </table:table-cell>
          <table:table-cell office:value-type="float" office:value="0.049368" calcext:value-type="float">
            <text:p>0.049368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16087" calcext:value-type="float">
            <text:p>1.216087</text:p>
          </table:table-cell>
          <table:table-cell office:value-type="float" office:value="0.034414" calcext:value-type="float">
            <text:p>0.034414</text:p>
          </table:table-cell>
          <table:table-cell office:value-type="float" office:value="0.052207" calcext:value-type="float">
            <text:p>0.052207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11381" calcext:value-type="float">
            <text:p>1.211381</text:p>
          </table:table-cell>
          <table:table-cell office:value-type="float" office:value="0.036354" calcext:value-type="float">
            <text:p>0.036354</text:p>
          </table:table-cell>
          <table:table-cell office:value-type="float" office:value="0.053229" calcext:value-type="float">
            <text:p>0.053229</text:p>
          </table:table-cell>
        </table:table-row>
        <table:table-row table:style-name="ro1">
          <table:table-cell office:value-type="float" office:value="1.37613" calcext:value-type="float">
            <text:p>1.37613</text:p>
          </table:table-cell>
          <table:table-cell office:value-type="float" office:value="1.206602" calcext:value-type="float">
            <text:p>1.206602</text:p>
          </table:table-cell>
          <table:table-cell office:value-type="float" office:value="0.038508" calcext:value-type="float">
            <text:p>0.038508</text:p>
          </table:table-cell>
          <table:table-cell office:value-type="float" office:value="0.052402" calcext:value-type="float">
            <text:p>0.052402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201752" calcext:value-type="float">
            <text:p>1.201752</text:p>
          </table:table-cell>
          <table:table-cell office:value-type="float" office:value="0.04074" calcext:value-type="float">
            <text:p>0.04074</text:p>
          </table:table-cell>
          <table:table-cell office:value-type="float" office:value="0.05528" calcext:value-type="float">
            <text:p>0.05528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19683" calcext:value-type="float">
            <text:p>1.19683</text:p>
          </table:table-cell>
          <table:table-cell office:value-type="float" office:value="0.043699" calcext:value-type="float">
            <text:p>0.043699</text:p>
          </table:table-cell>
          <table:table-cell office:value-type="float" office:value="0.056338" calcext:value-type="float">
            <text:p>0.056338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191837" calcext:value-type="float">
            <text:p>1.191837</text:p>
          </table:table-cell>
          <table:table-cell office:value-type="float" office:value="0.047758" calcext:value-type="float">
            <text:p>0.047758</text:p>
          </table:table-cell>
          <table:table-cell office:value-type="float" office:value="0.059282" calcext:value-type="float">
            <text:p>0.059282</text:p>
          </table:table-cell>
        </table:table-row>
        <table:table-row table:style-name="ro1">
          <table:table-cell office:value-type="float" office:value="1.415448" calcext:value-type="float">
            <text:p>1.415448</text:p>
          </table:table-cell>
          <table:table-cell office:value-type="float" office:value="1.186772" calcext:value-type="float">
            <text:p>1.186772</text:p>
          </table:table-cell>
          <table:table-cell office:value-type="float" office:value="0.052141" calcext:value-type="float">
            <text:p>0.052141</text:p>
          </table:table-cell>
          <table:table-cell office:value-type="float" office:value="0.062282" calcext:value-type="float">
            <text:p>0.062282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181636" calcext:value-type="float">
            <text:p>1.181636</text:p>
          </table:table-cell>
          <table:table-cell office:value-type="float" office:value="0.056265" calcext:value-type="float">
            <text:p>0.056265</text:p>
          </table:table-cell>
          <table:table-cell office:value-type="float" office:value="0.061613" calcext:value-type="float">
            <text:p>0.061613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176428" calcext:value-type="float">
            <text:p>1.176428</text:p>
          </table:table-cell>
          <table:table-cell office:value-type="float" office:value="0.062214" calcext:value-type="float">
            <text:p>0.062214</text:p>
          </table:table-cell>
          <table:table-cell office:value-type="float" office:value="0.062799" calcext:value-type="float">
            <text:p>0.062799</text:p>
          </table:table-cell>
        </table:table-row>
        <table:table-row table:style-name="ro1">
          <table:table-cell office:value-type="float" office:value="1.402342" calcext:value-type="float">
            <text:p>1.402342</text:p>
          </table:table-cell>
          <table:table-cell office:value-type="float" office:value="1.171151" calcext:value-type="float">
            <text:p>1.171151</text:p>
          </table:table-cell>
          <table:table-cell office:value-type="float" office:value="0.068544" calcext:value-type="float">
            <text:p>0.068544</text:p>
          </table:table-cell>
          <table:table-cell office:value-type="float" office:value="0.063997" calcext:value-type="float">
            <text:p>0.063997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165804" calcext:value-type="float">
            <text:p>1.165804</text:p>
          </table:table-cell>
          <table:table-cell office:value-type="float" office:value="0.074679" calcext:value-type="float">
            <text:p>0.074679</text:p>
          </table:table-cell>
          <table:table-cell office:value-type="float" office:value="0.063349" calcext:value-type="float">
            <text:p>0.063349</text:p>
          </table:table-cell>
        </table:table-row>
        <table:table-row table:style-name="ro1">
          <table:table-cell office:value-type="float" office:value="1.389236" calcext:value-type="float">
            <text:p>1.389236</text:p>
          </table:table-cell>
          <table:table-cell office:value-type="float" office:value="1.16039" calcext:value-type="float">
            <text:p>1.16039</text:p>
          </table:table-cell>
          <table:table-cell office:value-type="float" office:value="0.08068" calcext:value-type="float">
            <text:p>0.08068</text:p>
          </table:table-cell>
          <table:table-cell office:value-type="float" office:value="0.064553" calcext:value-type="float">
            <text:p>0.064553</text:p>
          </table:table-cell>
        </table:table-row>
        <table:table-row table:style-name="ro1">
          <table:table-cell office:value-type="float" office:value="1.363024" calcext:value-type="float">
            <text:p>1.363024</text:p>
          </table:table-cell>
          <table:table-cell office:value-type="float" office:value="1.154908" calcext:value-type="float">
            <text:p>1.154908</text:p>
          </table:table-cell>
          <table:table-cell office:value-type="float" office:value="0.087154" calcext:value-type="float">
            <text:p>0.087154</text:p>
          </table:table-cell>
          <table:table-cell office:value-type="float" office:value="0.062053" calcext:value-type="float">
            <text:p>0.062053</text:p>
          </table:table-cell>
        </table:table-row>
        <table:table-row table:style-name="ro1">
          <table:table-cell office:value-type="float" office:value="1.428554" calcext:value-type="float">
            <text:p>1.428554</text:p>
          </table:table-cell>
          <table:table-cell office:value-type="float" office:value="1.149361" calcext:value-type="float">
            <text:p>1.149361</text:p>
          </table:table-cell>
          <table:table-cell office:value-type="float" office:value="0.093898" calcext:value-type="float">
            <text:p>0.093898</text:p>
          </table:table-cell>
          <table:table-cell office:value-type="float" office:value="0.072553" calcext:value-type="float">
            <text:p>0.072553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143745" calcext:value-type="float">
            <text:p>1.143745</text:p>
          </table:table-cell>
          <table:table-cell office:value-type="float" office:value="0.100151" calcext:value-type="float">
            <text:p>0.100151</text:p>
          </table:table-cell>
          <table:table-cell office:value-type="float" office:value="0.04971" calcext:value-type="float">
            <text:p>0.04971</text:p>
          </table:table-cell>
        </table:table-row>
        <table:table-row table:style-name="ro1">
          <table:table-cell office:value-type="float" office:value="1.336812" calcext:value-type="float">
            <text:p>1.336812</text:p>
          </table:table-cell>
          <table:table-cell office:value-type="float" office:value="1.138074" calcext:value-type="float">
            <text:p>1.138074</text:p>
          </table:table-cell>
          <table:table-cell office:value-type="float" office:value="0.106638" calcext:value-type="float">
            <text:p>0.106638</text:p>
          </table:table-cell>
          <table:table-cell office:value-type="float" office:value="0.06189" calcext:value-type="float">
            <text:p>0.06189</text:p>
          </table:table-cell>
        </table:table-row>
        <table:table-row table:style-name="ro1">
          <table:table-cell office:value-type="float" office:value="1.349918" calcext:value-type="float">
            <text:p>1.349918</text:p>
          </table:table-cell>
          <table:table-cell office:value-type="float" office:value="1.132342" calcext:value-type="float">
            <text:p>1.132342</text:p>
          </table:table-cell>
          <table:table-cell office:value-type="float" office:value="0.108837" calcext:value-type="float">
            <text:p>0.108837</text:p>
          </table:table-cell>
          <table:table-cell office:value-type="float" office:value="0.064935" calcext:value-type="float">
            <text:p>0.064935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126548" calcext:value-type="float">
            <text:p>1.126548</text:p>
          </table:table-cell>
          <table:table-cell office:value-type="float" office:value="0.111019" calcext:value-type="float">
            <text:p>0.111019</text:p>
          </table:table-cell>
          <table:table-cell office:value-type="float" office:value="0.053159" calcext:value-type="float">
            <text:p>0.053159</text:p>
          </table:table-cell>
        </table:table-row>
        <table:table-row table:style-name="ro1">
          <table:table-cell office:value-type="float" office:value="1.258176" calcext:value-type="float">
            <text:p>1.258176</text:p>
          </table:table-cell>
          <table:table-cell office:value-type="float" office:value="1.1207" calcext:value-type="float">
            <text:p>1.1207</text:p>
          </table:table-cell>
          <table:table-cell office:value-type="float" office:value="0.112185" calcext:value-type="float">
            <text:p>0.112185</text:p>
          </table:table-cell>
          <table:table-cell office:value-type="float" office:value="0.054253" calcext:value-type="float">
            <text:p>0.054253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114799" calcext:value-type="float">
            <text:p>1.114799</text:p>
          </table:table-cell>
          <table:table-cell office:value-type="float" office:value="0.113154" calcext:value-type="float">
            <text:p>0.113154</text:p>
          </table:table-cell>
          <table:table-cell office:value-type="float" office:value="0.051633" calcext:value-type="float">
            <text:p>0.051633</text:p>
          </table:table-cell>
        </table:table-row>
        <table:table-row table:style-name="ro1">
          <table:table-cell office:value-type="float" office:value="1.231964" calcext:value-type="float">
            <text:p>1.231964</text:p>
          </table:table-cell>
          <table:table-cell office:value-type="float" office:value="1.108847" calcext:value-type="float">
            <text:p>1.108847</text:p>
          </table:table-cell>
          <table:table-cell office:value-type="float" office:value="0.112674" calcext:value-type="float">
            <text:p>0.112674</text:p>
          </table:table-cell>
          <table:table-cell office:value-type="float" office:value="0.052701" calcext:value-type="float">
            <text:p>0.052701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102844" calcext:value-type="float">
            <text:p>1.102844</text:p>
          </table:table-cell>
          <table:table-cell office:value-type="float" office:value="0.111545" calcext:value-type="float">
            <text:p>0.111545</text:p>
          </table:table-cell>
          <table:table-cell office:value-type="float" office:value="0.050077" calcext:value-type="float">
            <text:p>0.050077</text:p>
          </table:table-cell>
        </table:table-row>
        <table:table-row table:style-name="ro1">
          <table:table-cell office:value-type="float" office:value="1.218858" calcext:value-type="float">
            <text:p>1.218858</text:p>
          </table:table-cell>
          <table:table-cell office:value-type="float" office:value="1.096793" calcext:value-type="float">
            <text:p>1.096793</text:p>
          </table:table-cell>
          <table:table-cell office:value-type="float" office:value="0.111323" calcext:value-type="float">
            <text:p>0.111323</text:p>
          </table:table-cell>
          <table:table-cell office:value-type="float" office:value="0.053014" calcext:value-type="float">
            <text:p>0.053014</text:p>
          </table:table-cell>
        </table:table-row>
        <table:table-row table:style-name="ro1">
          <table:table-cell office:value-type="float" office:value="1.205752" calcext:value-type="float">
            <text:p>1.205752</text:p>
          </table:table-cell>
          <table:table-cell office:value-type="float" office:value="1.090694" calcext:value-type="float">
            <text:p>1.090694</text:p>
          </table:table-cell>
          <table:table-cell office:value-type="float" office:value="0.10936" calcext:value-type="float">
            <text:p>0.10936</text:p>
          </table:table-cell>
          <table:table-cell office:value-type="float" office:value="0.052282" calcext:value-type="float">
            <text:p>0.052282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084547" calcext:value-type="float">
            <text:p>1.084547</text:p>
          </table:table-cell>
          <table:table-cell office:value-type="float" office:value="0.108007" calcext:value-type="float">
            <text:p>0.108007</text:p>
          </table:table-cell>
          <table:table-cell office:value-type="float" office:value="0.051547" calcext:value-type="float">
            <text:p>0.051547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078354" calcext:value-type="float">
            <text:p>1.078354</text:p>
          </table:table-cell>
          <table:table-cell office:value-type="float" office:value="0.106778" calcext:value-type="float">
            <text:p>0.106778</text:p>
          </table:table-cell>
          <table:table-cell office:value-type="float" office:value="0.050799" calcext:value-type="float">
            <text:p>0.050799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072117" calcext:value-type="float">
            <text:p>1.072117</text:p>
          </table:table-cell>
          <table:table-cell office:value-type="float" office:value="0.104709" calcext:value-type="float">
            <text:p>0.104709</text:p>
          </table:table-cell>
          <table:table-cell office:value-type="float" office:value="0.051894" calcext:value-type="float">
            <text:p>0.051894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065836" calcext:value-type="float">
            <text:p>1.065836</text:p>
          </table:table-cell>
          <table:table-cell office:value-type="float" office:value="0.102838" calcext:value-type="float">
            <text:p>0.102838</text:p>
          </table:table-cell>
          <table:table-cell office:value-type="float" office:value="0.049278" calcext:value-type="float">
            <text:p>0.049278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059513" calcext:value-type="float">
            <text:p>1.059513</text:p>
          </table:table-cell>
          <table:table-cell office:value-type="float" office:value="0.101391" calcext:value-type="float">
            <text:p>0.101391</text:p>
          </table:table-cell>
          <table:table-cell office:value-type="float" office:value="0.050345" calcext:value-type="float">
            <text:p>0.050345</text:p>
          </table:table-cell>
        </table:table-row>
        <table:table-row table:style-name="ro1">
          <table:table-cell office:value-type="float" office:value="1.192646" calcext:value-type="float">
            <text:p>1.192646</text:p>
          </table:table-cell>
          <table:table-cell office:value-type="float" office:value="1.053149" calcext:value-type="float">
            <text:p>1.053149</text:p>
          </table:table-cell>
          <table:table-cell office:value-type="float" office:value="0.100419" calcext:value-type="float">
            <text:p>0.100419</text:p>
          </table:table-cell>
          <table:table-cell office:value-type="float" office:value="0.057018" calcext:value-type="float">
            <text:p>0.057018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046741" calcext:value-type="float">
            <text:p>1.046741</text:p>
          </table:table-cell>
          <table:table-cell office:value-type="float" office:value="0.099551" calcext:value-type="float">
            <text:p>0.099551</text:p>
          </table:table-cell>
          <table:table-cell office:value-type="float" office:value="0.052634" calcext:value-type="float">
            <text:p>0.052634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040292" calcext:value-type="float">
            <text:p>1.040292</text:p>
          </table:table-cell>
          <table:table-cell office:value-type="float" office:value="0.099144" calcext:value-type="float">
            <text:p>0.099144</text:p>
          </table:table-cell>
          <table:table-cell office:value-type="float" office:value="0.057503" calcext:value-type="float">
            <text:p>0.057503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0338" calcext:value-type="float">
            <text:p>1.0338</text:p>
          </table:table-cell>
          <table:table-cell office:value-type="float" office:value="0.098758" calcext:value-type="float">
            <text:p>0.098758</text:p>
          </table:table-cell>
          <table:table-cell office:value-type="float" office:value="0.053132" calcext:value-type="float">
            <text:p>0.053132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02727" calcext:value-type="float">
            <text:p>1.02727</text:p>
          </table:table-cell>
          <table:table-cell office:value-type="float" office:value="0.098449" calcext:value-type="float">
            <text:p>0.098449</text:p>
          </table:table-cell>
          <table:table-cell office:value-type="float" office:value="0.056134" calcext:value-type="float">
            <text:p>0.056134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1.0207" calcext:value-type="float">
            <text:p>1.0207</text:p>
          </table:table-cell>
          <table:table-cell office:value-type="float" office:value="0.097461" calcext:value-type="float">
            <text:p>0.097461</text:p>
          </table:table-cell>
          <table:table-cell office:value-type="float" office:value="0.057312" calcext:value-type="float">
            <text:p>0.057312</text:p>
          </table:table-cell>
        </table:table-row>
        <table:table-row table:style-name="ro1">
          <table:table-cell office:value-type="float" office:value="1.17954" calcext:value-type="float">
            <text:p>1.17954</text:p>
          </table:table-cell>
          <table:table-cell office:value-type="float" office:value="1.01409" calcext:value-type="float">
            <text:p>1.01409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062236" calcext:value-type="float">
            <text:p>0.062236</text:p>
          </table:table-cell>
        </table:table-row>
        <table:table-row table:style-name="ro1">
          <table:table-cell office:value-type="float" office:value="1.11401" calcext:value-type="float">
            <text:p>1.11401</text:p>
          </table:table-cell>
          <table:table-cell office:value-type="float" office:value="1.00744" calcext:value-type="float">
            <text:p>1.00744</text:p>
          </table:table-cell>
          <table:table-cell office:value-type="float" office:value="0.095637" calcext:value-type="float">
            <text:p>0.095637</text:p>
          </table:table-cell>
          <table:table-cell office:value-type="float" office:value="0.05421" calcext:value-type="float">
            <text:p>0.05421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1.000753" calcext:value-type="float">
            <text:p>1.000753</text:p>
          </table:table-cell>
          <table:table-cell office:value-type="float" office:value="0.094735" calcext:value-type="float">
            <text:p>0.094735</text:p>
          </table:table-cell>
          <table:table-cell office:value-type="float" office:value="0.059092" calcext:value-type="float">
            <text:p>0.059092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0.99403" calcext:value-type="float">
            <text:p>0.99403</text:p>
          </table:table-cell>
          <table:table-cell office:value-type="float" office:value="0.09393" calcext:value-type="float">
            <text:p>0.09393</text:p>
          </table:table-cell>
          <table:table-cell office:value-type="float" office:value="0.060316" calcext:value-type="float">
            <text:p>0.060316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0.987269" calcext:value-type="float">
            <text:p>0.987269</text:p>
          </table:table-cell>
          <table:table-cell office:value-type="float" office:value="0.093616" calcext:value-type="float">
            <text:p>0.093616</text:p>
          </table:table-cell>
          <table:table-cell office:value-type="float" office:value="0.063427" calcext:value-type="float">
            <text:p>0.063427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0.98047" calcext:value-type="float">
            <text:p>0.98047</text:p>
          </table:table-cell>
          <table:table-cell office:value-type="float" office:value="0.093535" calcext:value-type="float">
            <text:p>0.093535</text:p>
          </table:table-cell>
          <table:table-cell office:value-type="float" office:value="0.064735" calcext:value-type="float">
            <text:p>0.064735</text:p>
          </table:table-cell>
        </table:table-row>
        <table:table-row table:style-name="ro1">
          <table:table-cell office:value-type="float" office:value="1.153328" calcext:value-type="float">
            <text:p>1.153328</text:p>
          </table:table-cell>
          <table:table-cell office:value-type="float" office:value="0.973634" calcext:value-type="float">
            <text:p>0.973634</text:p>
          </table:table-cell>
          <table:table-cell office:value-type="float" office:value="0.093036" calcext:value-type="float">
            <text:p>0.093036</text:p>
          </table:table-cell>
          <table:table-cell office:value-type="float" office:value="0.066067" calcext:value-type="float">
            <text:p>0.066067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0.96676" calcext:value-type="float">
            <text:p>0.96676</text:p>
          </table:table-cell>
          <table:table-cell office:value-type="float" office:value="0.092622" calcext:value-type="float">
            <text:p>0.092622</text:p>
          </table:table-cell>
          <table:table-cell office:value-type="float" office:value="0.065552" calcext:value-type="float">
            <text:p>0.065552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0.959851" calcext:value-type="float">
            <text:p>0.959851</text:p>
          </table:table-cell>
          <table:table-cell office:value-type="float" office:value="0.092511" calcext:value-type="float">
            <text:p>0.092511</text:p>
          </table:table-cell>
          <table:table-cell office:value-type="float" office:value="0.066881" calcext:value-type="float">
            <text:p>0.066881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0.952906" calcext:value-type="float">
            <text:p>0.952906</text:p>
          </table:table-cell>
          <table:table-cell office:value-type="float" office:value="0.092401" calcext:value-type="float">
            <text:p>0.092401</text:p>
          </table:table-cell>
          <table:table-cell office:value-type="float" office:value="0.066358" calcext:value-type="float">
            <text:p>0.066358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0.945926" calcext:value-type="float">
            <text:p>0.945926</text:p>
          </table:table-cell>
          <table:table-cell office:value-type="float" office:value="0.09254" calcext:value-type="float">
            <text:p>0.09254</text:p>
          </table:table-cell>
          <table:table-cell office:value-type="float" office:value="0.067684" calcext:value-type="float">
            <text:p>0.067684</text:p>
          </table:table-cell>
        </table:table-row>
        <table:table-row table:style-name="ro1">
          <table:table-cell office:value-type="float" office:value="1.140222" calcext:value-type="float">
            <text:p>1.140222</text:p>
          </table:table-cell>
          <table:table-cell office:value-type="float" office:value="0.938913" calcext:value-type="float">
            <text:p>0.938913</text:p>
          </table:table-cell>
          <table:table-cell office:value-type="float" office:value="0.094229" calcext:value-type="float">
            <text:p>0.094229</text:p>
          </table:table-cell>
          <table:table-cell office:value-type="float" office:value="0.070893" calcext:value-type="float">
            <text:p>0.070893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0.931864" calcext:value-type="float">
            <text:p>0.931864</text:p>
          </table:table-cell>
          <table:table-cell office:value-type="float" office:value="0.096622" calcext:value-type="float">
            <text:p>0.096622</text:p>
          </table:table-cell>
          <table:table-cell office:value-type="float" office:value="0.070434" calcext:value-type="float">
            <text:p>0.070434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0.924469" calcext:value-type="float">
            <text:p>0.924469</text:p>
          </table:table-cell>
          <table:table-cell office:value-type="float" office:value="0.098715" calcext:value-type="float">
            <text:p>0.098715</text:p>
          </table:table-cell>
          <table:table-cell office:value-type="float" office:value="0.068156" calcext:value-type="float">
            <text:p>0.068156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0.917132" calcext:value-type="float">
            <text:p>0.917132</text:p>
          </table:table-cell>
          <table:table-cell office:value-type="float" office:value="0.101734" calcext:value-type="float">
            <text:p>0.101734</text:p>
          </table:table-cell>
          <table:table-cell office:value-type="float" office:value="0.073271" calcext:value-type="float">
            <text:p>0.073271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0.909853" calcext:value-type="float">
            <text:p>0.909853</text:p>
          </table:table-cell>
          <table:table-cell office:value-type="float" office:value="0.104531" calcext:value-type="float">
            <text:p>0.104531</text:p>
          </table:table-cell>
          <table:table-cell office:value-type="float" office:value="0.074725" calcext:value-type="float">
            <text:p>0.074725</text:p>
          </table:table-cell>
        </table:table-row>
        <table:table-row table:style-name="ro1">
          <table:table-cell office:value-type="float" office:value="1.127116" calcext:value-type="float">
            <text:p>1.127116</text:p>
          </table:table-cell>
          <table:table-cell office:value-type="float" office:value="0.902632" calcext:value-type="float">
            <text:p>0.902632</text:p>
          </table:table-cell>
          <table:table-cell office:value-type="float" office:value="0.107994" calcext:value-type="float">
            <text:p>0.107994</text:p>
          </table:table-cell>
          <table:table-cell office:value-type="float" office:value="0.076194" calcext:value-type="float">
            <text:p>0.076194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0.895468" calcext:value-type="float">
            <text:p>0.895468</text:p>
          </table:table-cell>
          <table:table-cell office:value-type="float" office:value="0.111973" calcext:value-type="float">
            <text:p>0.111973</text:p>
          </table:table-cell>
          <table:table-cell office:value-type="float" office:value="0.073947" calcext:value-type="float">
            <text:p>0.073947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0.888361" calcext:value-type="float">
            <text:p>0.888361</text:p>
          </table:table-cell>
          <table:table-cell office:value-type="float" office:value="0.115973" calcext:value-type="float">
            <text:p>0.115973</text:p>
          </table:table-cell>
          <table:table-cell office:value-type="float" office:value="0.075367" calcext:value-type="float">
            <text:p>0.075367</text:p>
          </table:table-cell>
        </table:table-row>
        <table:table-row table:style-name="ro1">
          <table:table-cell office:value-type="float" office:value="1.074692" calcext:value-type="float">
            <text:p>1.074692</text:p>
          </table:table-cell>
          <table:table-cell office:value-type="float" office:value="0.88131" calcext:value-type="float">
            <text:p>0.88131</text:p>
          </table:table-cell>
          <table:table-cell office:value-type="float" office:value="0.120973" calcext:value-type="float">
            <text:p>0.120973</text:p>
          </table:table-cell>
          <table:table-cell office:value-type="float" office:value="0.07306" calcext:value-type="float">
            <text:p>0.07306</text:p>
          </table:table-cell>
        </table:table-row>
        <table:table-row table:style-name="ro1">
          <table:table-cell office:value-type="float" office:value="1.100904" calcext:value-type="float">
            <text:p>1.100904</text:p>
          </table:table-cell>
          <table:table-cell office:value-type="float" office:value="0.874316" calcext:value-type="float">
            <text:p>0.874316</text:p>
          </table:table-cell>
          <table:table-cell office:value-type="float" office:value="0.126577" calcext:value-type="float">
            <text:p>0.126577</text:p>
          </table:table-cell>
          <table:table-cell office:value-type="float" office:value="0.078146" calcext:value-type="float">
            <text:p>0.078146</text:p>
          </table:table-cell>
        </table:table-row>
        <table:table-row table:style-name="ro1">
          <table:table-cell office:value-type="float" office:value="1.061586" calcext:value-type="float">
            <text:p>1.061586</text:p>
          </table:table-cell>
          <table:table-cell office:value-type="float" office:value="0.867377" calcext:value-type="float">
            <text:p>0.867377</text:p>
          </table:table-cell>
          <table:table-cell office:value-type="float" office:value="0.132607" calcext:value-type="float">
            <text:p>0.132607</text:p>
          </table:table-cell>
          <table:table-cell office:value-type="float" office:value="0.073992" calcext:value-type="float">
            <text:p>0.073992</text:p>
          </table:table-cell>
        </table:table-row>
        <table:table-row table:style-name="ro1">
          <table:table-cell office:value-type="float" office:value="1.061586" calcext:value-type="float">
            <text:p>1.061586</text:p>
          </table:table-cell>
          <table:table-cell office:value-type="float" office:value="0.860493" calcext:value-type="float">
            <text:p>0.860493</text:p>
          </table:table-cell>
          <table:table-cell office:value-type="float" office:value="0.136258" calcext:value-type="float">
            <text:p>0.136258</text:p>
          </table:table-cell>
          <table:table-cell office:value-type="float" office:value="0.075353" calcext:value-type="float">
            <text:p>0.075353</text:p>
          </table:table-cell>
        </table:table-row>
        <table:table-row table:style-name="ro1">
          <table:table-cell office:value-type="float" office:value="1.035374" calcext:value-type="float">
            <text:p>1.035374</text:p>
          </table:table-cell>
          <table:table-cell office:value-type="float" office:value="0.853664" calcext:value-type="float">
            <text:p>0.853664</text:p>
          </table:table-cell>
          <table:table-cell office:value-type="float" office:value="0.139824" calcext:value-type="float">
            <text:p>0.139824</text:p>
          </table:table-cell>
          <table:table-cell office:value-type="float" office:value="0.072997" calcext:value-type="float">
            <text:p>0.072997</text:p>
          </table:table-cell>
        </table:table-row>
        <table:table-row table:style-name="ro1">
          <table:table-cell office:value-type="float" office:value="1.022268" calcext:value-type="float">
            <text:p>1.022268</text:p>
          </table:table-cell>
          <table:table-cell office:value-type="float" office:value="0.846888" calcext:value-type="float">
            <text:p>0.846888</text:p>
          </table:table-cell>
          <table:table-cell office:value-type="float" office:value="0.142943" calcext:value-type="float">
            <text:p>0.142943</text:p>
          </table:table-cell>
          <table:table-cell office:value-type="float" office:value="0.072453" calcext:value-type="float">
            <text:p>0.072453</text:p>
          </table:table-cell>
        </table:table-row>
        <table:table-row table:style-name="ro1">
          <table:table-cell office:value-type="float" office:value="0.996056" calcext:value-type="float">
            <text:p>0.996056</text:p>
          </table:table-cell>
          <table:table-cell office:value-type="float" office:value="0.840167" calcext:value-type="float">
            <text:p>0.840167</text:p>
          </table:table-cell>
          <table:table-cell office:value-type="float" office:value="0.14487" calcext:value-type="float">
            <text:p>0.14487</text:p>
          </table:table-cell>
          <table:table-cell office:value-type="float" office:value="0.070025" calcext:value-type="float">
            <text:p>0.070025</text:p>
          </table:table-cell>
        </table:table-row>
        <table:table-row table:style-name="ro1">
          <table:table-cell office:value-type="float" office:value="1.009162" calcext:value-type="float">
            <text:p>1.009162</text:p>
          </table:table-cell>
          <table:table-cell office:value-type="float" office:value="0.833499" calcext:value-type="float">
            <text:p>0.833499</text:p>
          </table:table-cell>
          <table:table-cell office:value-type="float" office:value="0.145816" calcext:value-type="float">
            <text:p>0.145816</text:p>
          </table:table-cell>
          <table:table-cell office:value-type="float" office:value="0.073136" calcext:value-type="float">
            <text:p>0.073136</text:p>
          </table:table-cell>
        </table:table-row>
        <table:table-row table:style-name="ro1">
          <table:table-cell office:value-type="float" office:value="0.943632" calcext:value-type="float">
            <text:p>0.943632</text:p>
          </table:table-cell>
          <table:table-cell office:value-type="float" office:value="0.826884" calcext:value-type="float">
            <text:p>0.826884</text:p>
          </table:table-cell>
          <table:table-cell office:value-type="float" office:value="0.145649" calcext:value-type="float">
            <text:p>0.145649</text:p>
          </table:table-cell>
          <table:table-cell office:value-type="float" office:value="0.065116" calcext:value-type="float">
            <text:p>0.065116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0.820321" calcext:value-type="float">
            <text:p>0.820321</text:p>
          </table:table-cell>
          <table:table-cell office:value-type="float" office:value="0.143993" calcext:value-type="float">
            <text:p>0.143993</text:p>
          </table:table-cell>
          <table:table-cell office:value-type="float" office:value="0.062551" calcext:value-type="float">
            <text:p>0.062551</text:p>
          </table:table-cell>
        </table:table-row>
        <table:table-row table:style-name="ro1">
          <table:table-cell office:value-type="float" office:value="0.91742" calcext:value-type="float">
            <text:p>0.91742</text:p>
          </table:table-cell>
          <table:table-cell office:value-type="float" office:value="0.813811" calcext:value-type="float">
            <text:p>0.813811</text:p>
          </table:table-cell>
          <table:table-cell office:value-type="float" office:value="0.141251" calcext:value-type="float">
            <text:p>0.141251</text:p>
          </table:table-cell>
          <table:table-cell office:value-type="float" office:value="0.063652" calcext:value-type="float">
            <text:p>0.063652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807352" calcext:value-type="float">
            <text:p>0.807352</text:p>
          </table:table-cell>
          <table:table-cell office:value-type="float" office:value="0.137658" calcext:value-type="float">
            <text:p>0.137658</text:p>
          </table:table-cell>
          <table:table-cell office:value-type="float" office:value="0.062904" calcext:value-type="float">
            <text:p>0.062904</text:p>
          </table:table-cell>
        </table:table-row>
        <table:table-row table:style-name="ro1">
          <table:table-cell office:value-type="float" office:value="0.930526" calcext:value-type="float">
            <text:p>0.930526</text:p>
          </table:table-cell>
          <table:table-cell office:value-type="float" office:value="0.800944" calcext:value-type="float">
            <text:p>0.800944</text:p>
          </table:table-cell>
          <table:table-cell office:value-type="float" office:value="0.134776" calcext:value-type="float">
            <text:p>0.134776</text:p>
          </table:table-cell>
          <table:table-cell office:value-type="float" office:value="0.067738" calcext:value-type="float">
            <text:p>0.067738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0.794588" calcext:value-type="float">
            <text:p>0.794588</text:p>
          </table:table-cell>
          <table:table-cell office:value-type="float" office:value="0.132115" calcext:value-type="float">
            <text:p>0.132115</text:p>
          </table:table-cell>
          <table:table-cell office:value-type="float" office:value="0.063343" calcext:value-type="float">
            <text:p>0.063343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0.788281" calcext:value-type="float">
            <text:p>0.788281</text:p>
          </table:table-cell>
          <table:table-cell office:value-type="float" office:value="0.130496" calcext:value-type="float">
            <text:p>0.130496</text:p>
          </table:table-cell>
          <table:table-cell office:value-type="float" office:value="0.064461" calcext:value-type="float">
            <text:p>0.064461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0.782025" calcext:value-type="float">
            <text:p>0.782025</text:p>
          </table:table-cell>
          <table:table-cell office:value-type="float" office:value="0.129458" calcext:value-type="float">
            <text:p>0.129458</text:p>
          </table:table-cell>
          <table:table-cell office:value-type="float" office:value="0.065574" calcext:value-type="float">
            <text:p>0.065574</text:p>
          </table:table-cell>
        </table:table-row>
        <table:table-row table:style-name="ro1">
          <table:table-cell office:value-type="float" office:value="0.904314" calcext:value-type="float">
            <text:p>0.904314</text:p>
          </table:table-cell>
          <table:table-cell office:value-type="float" office:value="0.775819" calcext:value-type="float">
            <text:p>0.775819</text:p>
          </table:table-cell>
          <table:table-cell office:value-type="float" office:value="0.127698" calcext:value-type="float">
            <text:p>0.127698</text:p>
          </table:table-cell>
          <table:table-cell office:value-type="float" office:value="0.068546" calcext:value-type="float">
            <text:p>0.068546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769661" calcext:value-type="float">
            <text:p>0.769661</text:p>
          </table:table-cell>
          <table:table-cell office:value-type="float" office:value="0.126308" calcext:value-type="float">
            <text:p>0.126308</text:p>
          </table:table-cell>
          <table:table-cell office:value-type="float" office:value="0.065965" calcext:value-type="float">
            <text:p>0.065965</text:p>
          </table:table-cell>
        </table:table-row>
        <table:table-row table:style-name="ro1">
          <table:table-cell office:value-type="float" office:value="0.878102" calcext:value-type="float">
            <text:p>0.878102</text:p>
          </table:table-cell>
          <table:table-cell office:value-type="float" office:value="0.763553" calcext:value-type="float">
            <text:p>0.763553</text:p>
          </table:table-cell>
          <table:table-cell office:value-type="float" office:value="0.126122" calcext:value-type="float">
            <text:p>0.126122</text:p>
          </table:table-cell>
          <table:table-cell office:value-type="float" office:value="0.067054" calcext:value-type="float">
            <text:p>0.067054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0.757493" calcext:value-type="float">
            <text:p>0.757493</text:p>
          </table:table-cell>
          <table:table-cell office:value-type="float" office:value="0.126047" calcext:value-type="float">
            <text:p>0.126047</text:p>
          </table:table-cell>
          <table:table-cell office:value-type="float" office:value="0.070002" calcext:value-type="float">
            <text:p>0.070002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751481" calcext:value-type="float">
            <text:p>0.751481</text:p>
          </table:table-cell>
          <table:table-cell office:value-type="float" office:value="0.124853" calcext:value-type="float">
            <text:p>0.124853</text:p>
          </table:table-cell>
          <table:table-cell office:value-type="float" office:value="0.067398" calcext:value-type="float">
            <text:p>0.067398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745517" calcext:value-type="float">
            <text:p>0.745517</text:p>
          </table:table-cell>
          <table:table-cell office:value-type="float" office:value="0.125626" calcext:value-type="float">
            <text:p>0.125626</text:p>
          </table:table-cell>
          <table:table-cell office:value-type="float" office:value="0.068469" calcext:value-type="float">
            <text:p>0.068469</text:p>
          </table:table-cell>
        </table:table-row>
        <table:table-row table:style-name="ro1">
          <table:table-cell office:value-type="float" office:value="0.864996" calcext:value-type="float">
            <text:p>0.864996</text:p>
          </table:table-cell>
          <table:table-cell office:value-type="float" office:value="0.7396" calcext:value-type="float">
            <text:p>0.7396</text:p>
          </table:table-cell>
          <table:table-cell office:value-type="float" office:value="0.125883" calcext:value-type="float">
            <text:p>0.125883</text:p>
          </table:table-cell>
          <table:table-cell office:value-type="float" office:value="0.069542" calcext:value-type="float">
            <text:p>0.069542</text:p>
          </table:table-cell>
        </table:table-row>
        <table:table-row table:style-name="ro1">
          <table:table-cell office:value-type="float" office:value="0.85189" calcext:value-type="float">
            <text:p>0.85189</text:p>
          </table:table-cell>
          <table:table-cell office:value-type="float" office:value="0.73373" calcext:value-type="float">
            <text:p>0.73373</text:p>
          </table:table-cell>
          <table:table-cell office:value-type="float" office:value="0.126141" calcext:value-type="float">
            <text:p>0.126141</text:p>
          </table:table-cell>
          <table:table-cell office:value-type="float" office:value="0.068761" calcext:value-type="float">
            <text:p>0.068761</text:p>
          </table:table-cell>
        </table:table-row>
        <table:table-row table:style-name="ro1">
          <table:table-cell office:value-type="float" office:value="0.891208" calcext:value-type="float">
            <text:p>0.891208</text:p>
          </table:table-cell>
          <table:table-cell office:value-type="float" office:value="0.727907" calcext:value-type="float">
            <text:p>0.727907</text:p>
          </table:table-cell>
          <table:table-cell office:value-type="float" office:value="0.126969" calcext:value-type="float">
            <text:p>0.126969</text:p>
          </table:table-cell>
          <table:table-cell office:value-type="float" office:value="0.075409" calcext:value-type="float">
            <text:p>0.075409</text:p>
          </table:table-cell>
        </table:table-row>
        <table:table-row table:style-name="ro1">
          <table:table-cell office:value-type="float" office:value="0.812572" calcext:value-type="float">
            <text:p>0.812572</text:p>
          </table:table-cell>
          <table:table-cell office:value-type="float" office:value="0.72213" calcext:value-type="float">
            <text:p>0.72213</text:p>
          </table:table-cell>
          <table:table-cell office:value-type="float" office:value="0.128883" calcext:value-type="float">
            <text:p>0.128883</text:p>
          </table:table-cell>
          <table:table-cell office:value-type="float" office:value="0.065396" calcext:value-type="float">
            <text:p>0.065396</text:p>
          </table:table-cell>
        </table:table-row>
        <table:table-row table:style-name="ro1">
          <table:table-cell office:value-type="float" office:value="0.825678" calcext:value-type="float">
            <text:p>0.825678</text:p>
          </table:table-cell>
          <table:table-cell office:value-type="float" office:value="0.716399" calcext:value-type="float">
            <text:p>0.716399</text:p>
          </table:table-cell>
          <table:table-cell office:value-type="float" office:value="0.129883" calcext:value-type="float">
            <text:p>0.129883</text:p>
          </table:table-cell>
          <table:table-cell office:value-type="float" office:value="0.068249" calcext:value-type="float">
            <text:p>0.068249</text:p>
          </table:table-cell>
        </table:table-row>
        <table:table-row table:style-name="ro1">
          <table:table-cell office:value-type="float" office:value="0.825678" calcext:value-type="float">
            <text:p>0.825678</text:p>
          </table:table-cell>
          <table:table-cell office:value-type="float" office:value="0.710713" calcext:value-type="float">
            <text:p>0.710713</text:p>
          </table:table-cell>
          <table:table-cell office:value-type="float" office:value="0.130757" calcext:value-type="float">
            <text:p>0.130757</text:p>
          </table:table-cell>
          <table:table-cell office:value-type="float" office:value="0.069259" calcext:value-type="float">
            <text:p>0.069259</text:p>
          </table:table-cell>
        </table:table-row>
        <table:table-row table:style-name="ro1">
          <table:table-cell office:value-type="float" office:value="0.838784" calcext:value-type="float">
            <text:p>0.838784</text:p>
          </table:table-cell>
          <table:table-cell office:value-type="float" office:value="0.705072" calcext:value-type="float">
            <text:p>0.705072</text:p>
          </table:table-cell>
          <table:table-cell office:value-type="float" office:value="0.134274" calcext:value-type="float">
            <text:p>0.134274</text:p>
          </table:table-cell>
          <table:table-cell office:value-type="float" office:value="0.072141" calcext:value-type="float">
            <text:p>0.072141</text:p>
          </table:table-cell>
        </table:table-row>
        <table:table-row table:style-name="ro1">
          <table:table-cell office:value-type="float" office:value="0.78636" calcext:value-type="float">
            <text:p>0.78636</text:p>
          </table:table-cell>
          <table:table-cell office:value-type="float" office:value="0.699476" calcext:value-type="float">
            <text:p>0.699476</text:p>
          </table:table-cell>
          <table:table-cell office:value-type="float" office:value="0.134655" calcext:value-type="float">
            <text:p>0.134655</text:p>
          </table:table-cell>
          <table:table-cell office:value-type="float" office:value="0.065761" calcext:value-type="float">
            <text:p>0.065761</text:p>
          </table:table-cell>
        </table:table-row>
        <table:table-row table:style-name="ro1">
          <table:table-cell office:value-type="float" office:value="0.799466" calcext:value-type="float">
            <text:p>0.799466</text:p>
          </table:table-cell>
          <table:table-cell office:value-type="float" office:value="0.693925" calcext:value-type="float">
            <text:p>0.693925</text:p>
          </table:table-cell>
          <table:table-cell office:value-type="float" office:value="0.136995" calcext:value-type="float">
            <text:p>0.136995</text:p>
          </table:table-cell>
          <table:table-cell office:value-type="float" office:value="0.068585" calcext:value-type="float">
            <text:p>0.068585</text:p>
          </table:table-cell>
        </table:table-row>
        <table:table-row table:style-name="ro1">
          <table:table-cell office:value-type="float" office:value="0.78636" calcext:value-type="float">
            <text:p>0.78636</text:p>
          </table:table-cell>
          <table:table-cell office:value-type="float" office:value="0.688418" calcext:value-type="float">
            <text:p>0.688418</text:p>
          </table:table-cell>
          <table:table-cell office:value-type="float" office:value="0.138077" calcext:value-type="float">
            <text:p>0.138077</text:p>
          </table:table-cell>
          <table:table-cell office:value-type="float" office:value="0.067713" calcext:value-type="float">
            <text:p>0.067713</text:p>
          </table:table-cell>
        </table:table-row>
        <table:table-row table:style-name="ro1">
          <table:table-cell office:value-type="float" office:value="0.773254" calcext:value-type="float">
            <text:p>0.773254</text:p>
          </table:table-cell>
          <table:table-cell office:value-type="float" office:value="0.682954" calcext:value-type="float">
            <text:p>0.682954</text:p>
          </table:table-cell>
          <table:table-cell office:value-type="float" office:value="0.138172" calcext:value-type="float">
            <text:p>0.138172</text:p>
          </table:table-cell>
          <table:table-cell office:value-type="float" office:value="0.066821" calcext:value-type="float">
            <text:p>0.066821</text:p>
          </table:table-cell>
        </table:table-row>
        <table:table-row table:style-name="ro1">
          <table:table-cell office:value-type="float" office:value="0.760148" calcext:value-type="float">
            <text:p>0.760148</text:p>
          </table:table-cell>
          <table:table-cell office:value-type="float" office:value="0.677534" calcext:value-type="float">
            <text:p>0.677534</text:p>
          </table:table-cell>
          <table:table-cell office:value-type="float" office:value="0.139966" calcext:value-type="float">
            <text:p>0.139966</text:p>
          </table:table-cell>
          <table:table-cell office:value-type="float" office:value="0.065909" calcext:value-type="float">
            <text:p>0.065909</text:p>
          </table:table-cell>
        </table:table-row>
        <table:table-row table:style-name="ro1">
          <table:table-cell office:value-type="float" office:value="0.733936" calcext:value-type="float">
            <text:p>0.733936</text:p>
          </table:table-cell>
          <table:table-cell office:value-type="float" office:value="0.672156" calcext:value-type="float">
            <text:p>0.672156</text:p>
          </table:table-cell>
          <table:table-cell office:value-type="float" office:value="0.139329" calcext:value-type="float">
            <text:p>0.139329</text:p>
          </table:table-cell>
          <table:table-cell office:value-type="float" office:value="0.063111" calcext:value-type="float">
            <text:p>0.063111</text:p>
          </table:table-cell>
        </table:table-row>
        <table:table-row table:style-name="ro1">
          <table:table-cell office:value-type="float" office:value="0.707724" calcext:value-type="float">
            <text:p>0.707724</text:p>
          </table:table-cell>
          <table:table-cell office:value-type="float" office:value="0.666822" calcext:value-type="float">
            <text:p>0.666822</text:p>
          </table:table-cell>
          <table:table-cell office:value-type="float" office:value="0.139673" calcext:value-type="float">
            <text:p>0.139673</text:p>
          </table:table-cell>
          <table:table-cell office:value-type="float" office:value="0.060261" calcext:value-type="float">
            <text:p>0.060261</text:p>
          </table:table-cell>
        </table:table-row>
        <table:table-row table:style-name="ro1">
          <table:table-cell office:value-type="float" office:value="0.72083" calcext:value-type="float">
            <text:p>0.72083</text:p>
          </table:table-cell>
          <table:table-cell office:value-type="float" office:value="0.66153" calcext:value-type="float">
            <text:p>0.66153</text:p>
          </table:table-cell>
          <table:table-cell office:value-type="float" office:value="0.137416" calcext:value-type="float">
            <text:p>0.137416</text:p>
          </table:table-cell>
          <table:table-cell office:value-type="float" office:value="0.062943" calcext:value-type="float">
            <text:p>0.062943</text:p>
          </table:table-cell>
        </table:table-row>
        <table:table-row table:style-name="ro1">
          <table:table-cell office:value-type="float" office:value="0.694618" calcext:value-type="float">
            <text:p>0.694618</text:p>
          </table:table-cell>
          <table:table-cell office:value-type="float" office:value="0.656279" calcext:value-type="float">
            <text:p>0.656279</text:p>
          </table:table-cell>
          <table:table-cell office:value-type="float" office:value="0.135781" calcext:value-type="float">
            <text:p>0.135781</text:p>
          </table:table-cell>
          <table:table-cell office:value-type="float" office:value="0.060079" calcext:value-type="float">
            <text:p>0.060079</text:p>
          </table:table-cell>
        </table:table-row>
        <table:table-row table:style-name="ro1">
          <table:table-cell office:value-type="float" office:value="0.681512" calcext:value-type="float">
            <text:p>0.681512</text:p>
          </table:table-cell>
          <table:table-cell office:value-type="float" office:value="0.651071" calcext:value-type="float">
            <text:p>0.651071</text:p>
          </table:table-cell>
          <table:table-cell office:value-type="float" office:value="0.133749" calcext:value-type="float">
            <text:p>0.133749</text:p>
          </table:table-cell>
          <table:table-cell office:value-type="float" office:value="0.059037" calcext:value-type="float">
            <text:p>0.059037</text:p>
          </table:table-cell>
        </table:table-row>
        <table:table-row table:style-name="ro1">
          <table:table-cell office:value-type="float" office:value="0.668406" calcext:value-type="float">
            <text:p>0.668406</text:p>
          </table:table-cell>
          <table:table-cell office:value-type="float" office:value="0.645903" calcext:value-type="float">
            <text:p>0.645903</text:p>
          </table:table-cell>
          <table:table-cell office:value-type="float" office:value="0.131827" calcext:value-type="float">
            <text:p>0.131827</text:p>
          </table:table-cell>
          <table:table-cell office:value-type="float" office:value="0.057975" calcext:value-type="float">
            <text:p>0.057975</text:p>
          </table:table-cell>
        </table:table-row>
        <table:table-row table:style-name="ro1">
          <table:table-cell office:value-type="float" office:value="0.668406" calcext:value-type="float">
            <text:p>0.668406</text:p>
          </table:table-cell>
          <table:table-cell office:value-type="float" office:value="0.640777" calcext:value-type="float">
            <text:p>0.640777</text:p>
          </table:table-cell>
          <table:table-cell office:value-type="float" office:value="0.130066" calcext:value-type="float">
            <text:p>0.130066</text:p>
          </table:table-cell>
          <table:table-cell office:value-type="float" office:value="0.058753" calcext:value-type="float">
            <text:p>0.058753</text:p>
          </table:table-cell>
        </table:table-row>
        <table:table-row table:style-name="ro1">
          <table:table-cell office:value-type="float" office:value="0.642194" calcext:value-type="float">
            <text:p>0.642194</text:p>
          </table:table-cell>
          <table:table-cell office:value-type="float" office:value="0.635692" calcext:value-type="float">
            <text:p>0.635692</text:p>
          </table:table-cell>
          <table:table-cell office:value-type="float" office:value="0.12912" calcext:value-type="float">
            <text:p>0.12912</text:p>
          </table:table-cell>
          <table:table-cell office:value-type="float" office:value="0.055814" calcext:value-type="float">
            <text:p>0.055814</text:p>
          </table:table-cell>
        </table:table-row>
        <table:table-row table:style-name="ro1">
          <table:table-cell office:value-type="float" office:value="0.6553" calcext:value-type="float">
            <text:p>0.6553</text:p>
          </table:table-cell>
          <table:table-cell office:value-type="float" office:value="0.630647" calcext:value-type="float">
            <text:p>0.630647</text:p>
          </table:table-cell>
          <table:table-cell office:value-type="float" office:value="0.128391" calcext:value-type="float">
            <text:p>0.128391</text:p>
          </table:table-cell>
          <table:table-cell office:value-type="float" office:value="0.058411" calcext:value-type="float">
            <text:p>0.058411</text:p>
          </table:table-cell>
        </table:table-row>
        <table:table-row table:style-name="ro1">
          <table:table-cell office:value-type="float" office:value="0.6553" calcext:value-type="float">
            <text:p>0.6553</text:p>
          </table:table-cell>
          <table:table-cell office:value-type="float" office:value="0.625641" calcext:value-type="float">
            <text:p>0.625641</text:p>
          </table:table-cell>
          <table:table-cell office:value-type="float" office:value="0.128009" calcext:value-type="float">
            <text:p>0.128009</text:p>
          </table:table-cell>
          <table:table-cell office:value-type="float" office:value="0.059179" calcext:value-type="float">
            <text:p>0.059179</text:p>
          </table:table-cell>
        </table:table-row>
        <table:table-row table:style-name="ro1">
          <table:table-cell office:value-type="float" office:value="0.6553" calcext:value-type="float">
            <text:p>0.6553</text:p>
          </table:table-cell>
          <table:table-cell office:value-type="float" office:value="0.620676" calcext:value-type="float">
            <text:p>0.620676</text:p>
          </table:table-cell>
          <table:table-cell office:value-type="float" office:value="0.126948" calcext:value-type="float">
            <text:p>0.126948</text:p>
          </table:table-cell>
          <table:table-cell office:value-type="float" office:value="0.059957" calcext:value-type="float">
            <text:p>0.059957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61575" calcext:value-type="float">
            <text:p>0.61575</text:p>
          </table:table-cell>
          <table:table-cell office:value-type="float" office:value="0.126863" calcext:value-type="float">
            <text:p>0.126863</text:p>
          </table:table-cell>
          <table:table-cell office:value-type="float" office:value="0.057018" calcext:value-type="float">
            <text:p>0.057018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610863" calcext:value-type="float">
            <text:p>0.610863</text:p>
          </table:table-cell>
          <table:table-cell office:value-type="float" office:value="0.126493" calcext:value-type="float">
            <text:p>0.126493</text:p>
          </table:table-cell>
          <table:table-cell office:value-type="float" office:value="0.057743" calcext:value-type="float">
            <text:p>0.057743</text:p>
          </table:table-cell>
        </table:table-row>
        <table:table-row table:style-name="ro1">
          <table:table-cell office:value-type="float" office:value="0.615982" calcext:value-type="float">
            <text:p>0.615982</text:p>
          </table:table-cell>
          <table:table-cell office:value-type="float" office:value="0.606015" calcext:value-type="float">
            <text:p>0.606015</text:p>
          </table:table-cell>
          <table:table-cell office:value-type="float" office:value="0.125977" calcext:value-type="float">
            <text:p>0.125977</text:p>
          </table:table-cell>
          <table:table-cell office:value-type="float" office:value="0.056601" calcext:value-type="float">
            <text:p>0.056601</text:p>
          </table:table-cell>
        </table:table-row>
        <table:table-row table:style-name="ro1">
          <table:table-cell office:value-type="float" office:value="0.629088" calcext:value-type="float">
            <text:p>0.629088</text:p>
          </table:table-cell>
          <table:table-cell office:value-type="float" office:value="0.601205" calcext:value-type="float">
            <text:p>0.601205</text:p>
          </table:table-cell>
          <table:table-cell office:value-type="float" office:value="0.125891" calcext:value-type="float">
            <text:p>0.125891</text:p>
          </table:table-cell>
          <table:table-cell office:value-type="float" office:value="0.059157" calcext:value-type="float">
            <text:p>0.059157</text:p>
          </table:table-cell>
        </table:table-row>
        <table:table-row table:style-name="ro1">
          <table:table-cell office:value-type="float" office:value="0.602876" calcext:value-type="float">
            <text:p>0.602876</text:p>
          </table:table-cell>
          <table:table-cell office:value-type="float" office:value="0.596434" calcext:value-type="float">
            <text:p>0.596434</text:p>
          </table:table-cell>
          <table:table-cell office:value-type="float" office:value="0.125701" calcext:value-type="float">
            <text:p>0.125701</text:p>
          </table:table-cell>
          <table:table-cell office:value-type="float" office:value="0.056164" calcext:value-type="float">
            <text:p>0.056164</text:p>
          </table:table-cell>
        </table:table-row>
        <table:table-row table:style-name="ro1">
          <table:table-cell office:value-type="float" office:value="0.602876" calcext:value-type="float">
            <text:p>0.602876</text:p>
          </table:table-cell>
          <table:table-cell office:value-type="float" office:value="0.5917" calcext:value-type="float">
            <text:p>0.5917</text:p>
          </table:table-cell>
          <table:table-cell office:value-type="float" office:value="0.125744" calcext:value-type="float">
            <text:p>0.125744</text:p>
          </table:table-cell>
          <table:table-cell office:value-type="float" office:value="0.056847" calcext:value-type="float">
            <text:p>0.056847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587004" calcext:value-type="float">
            <text:p>0.587004</text:p>
          </table:table-cell>
          <table:table-cell office:value-type="float" office:value="0.12542" calcext:value-type="float">
            <text:p>0.12542</text:p>
          </table:table-cell>
          <table:table-cell office:value-type="float" office:value="0.053811" calcext:value-type="float">
            <text:p>0.053811</text:p>
          </table:table-cell>
        </table:table-row>
        <table:table-row table:style-name="ro1">
          <table:table-cell office:value-type="float" office:value="0.576664" calcext:value-type="float">
            <text:p>0.576664</text:p>
          </table:table-cell>
          <table:table-cell office:value-type="float" office:value="0.582345" calcext:value-type="float">
            <text:p>0.582345</text:p>
          </table:table-cell>
          <table:table-cell office:value-type="float" office:value="0.124602" calcext:value-type="float">
            <text:p>0.124602</text:p>
          </table:table-cell>
          <table:table-cell office:value-type="float" office:value="0.054445" calcext:value-type="float">
            <text:p>0.054445</text:p>
          </table:table-cell>
        </table:table-row>
        <table:table-row table:style-name="ro1">
          <table:table-cell office:value-type="float" office:value="0.563558" calcext:value-type="float">
            <text:p>0.563558</text:p>
          </table:table-cell>
          <table:table-cell office:value-type="float" office:value="0.577724" calcext:value-type="float">
            <text:p>0.577724</text:p>
          </table:table-cell>
          <table:table-cell office:value-type="float" office:value="0.123376" calcext:value-type="float">
            <text:p>0.123376</text:p>
          </table:table-cell>
          <table:table-cell office:value-type="float" office:value="0.053222" calcext:value-type="float">
            <text:p>0.053222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573138" calcext:value-type="float">
            <text:p>0.573138</text:p>
          </table:table-cell>
          <table:table-cell office:value-type="float" office:value="0.123102" calcext:value-type="float">
            <text:p>0.123102</text:p>
          </table:table-cell>
          <table:table-cell office:value-type="float" office:value="0.051979" calcext:value-type="float">
            <text:p>0.051979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56859" calcext:value-type="float">
            <text:p>0.56859</text:p>
          </table:table-cell>
          <table:table-cell office:value-type="float" office:value="0.122642" calcext:value-type="float">
            <text:p>0.122642</text:p>
          </table:table-cell>
          <table:table-cell office:value-type="float" office:value="0.052578" calcext:value-type="float">
            <text:p>0.052578</text:p>
          </table:table-cell>
        </table:table-row>
        <table:table-row table:style-name="ro1">
          <table:table-cell office:value-type="float" office:value="0.550452" calcext:value-type="float">
            <text:p>0.550452</text:p>
          </table:table-cell>
          <table:table-cell office:value-type="float" office:value="0.564077" calcext:value-type="float">
            <text:p>0.564077</text:p>
          </table:table-cell>
          <table:table-cell office:value-type="float" office:value="0.122037" calcext:value-type="float">
            <text:p>0.122037</text:p>
          </table:table-cell>
          <table:table-cell office:value-type="float" office:value="0.053187" calcext:value-type="float">
            <text:p>0.053187</text:p>
          </table:table-cell>
        </table:table-row>
        <table:table-row table:style-name="ro1">
          <table:table-cell office:value-type="float" office:value="0.52424" calcext:value-type="float">
            <text:p>0.5242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121681" calcext:value-type="float">
            <text:p>0.121681</text:p>
          </table:table-cell>
          <table:table-cell office:value-type="float" office:value="0.05008" calcext:value-type="float">
            <text:p>0.05008</text:p>
          </table:table-cell>
        </table:table-row>
        <table:table-row table:style-name="ro1">
          <table:table-cell office:value-type="float" office:value="0.511134" calcext:value-type="float">
            <text:p>0.511134</text:p>
          </table:table-cell>
          <table:table-cell office:value-type="float" office:value="0.555159" calcext:value-type="float">
            <text:p>0.555159</text:p>
          </table:table-cell>
          <table:table-cell office:value-type="float" office:value="0.12181" calcext:value-type="float">
            <text:p>0.12181</text:p>
          </table:table-cell>
          <table:table-cell office:value-type="float" office:value="0.048783" calcext:value-type="float">
            <text:p>0.048783</text:p>
          </table:table-cell>
        </table:table-row>
        <table:table-row table:style-name="ro1">
          <table:table-cell office:value-type="float" office:value="0.511134" calcext:value-type="float">
            <text:p>0.511134</text:p>
          </table:table-cell>
          <table:table-cell office:value-type="float" office:value="0.550753" calcext:value-type="float">
            <text:p>0.550753</text:p>
          </table:table-cell>
          <table:table-cell office:value-type="float" office:value="0.121285" calcext:value-type="float">
            <text:p>0.121285</text:p>
          </table:table-cell>
          <table:table-cell office:value-type="float" office:value="0.049318" calcext:value-type="float">
            <text:p>0.049318</text:p>
          </table:table-cell>
        </table:table-row>
        <table:table-row table:style-name="ro1">
          <table:table-cell office:value-type="float" office:value="0.484922" calcext:value-type="float">
            <text:p>0.484922</text:p>
          </table:table-cell>
          <table:table-cell office:value-type="float" office:value="0.546382" calcext:value-type="float">
            <text:p>0.546382</text:p>
          </table:table-cell>
          <table:table-cell office:value-type="float" office:value="0.121477" calcext:value-type="float">
            <text:p>0.121477</text:p>
          </table:table-cell>
          <table:table-cell office:value-type="float" office:value="0.046131" calcext:value-type="float">
            <text:p>0.046131</text:p>
          </table:table-cell>
        </table:table-row>
        <table:table-row table:style-name="ro1">
          <table:table-cell office:value-type="float" office:value="0.498028" calcext:value-type="float">
            <text:p>0.498028</text:p>
          </table:table-cell>
          <table:table-cell office:value-type="float" office:value="0.542045" calcext:value-type="float">
            <text:p>0.542045</text:p>
          </table:table-cell>
          <table:table-cell office:value-type="float" office:value="0.121549" calcext:value-type="float">
            <text:p>0.121549</text:p>
          </table:table-cell>
          <table:table-cell office:value-type="float" office:value="0.04848" calcext:value-type="float">
            <text:p>0.04848</text:p>
          </table:table-cell>
        </table:table-row>
        <table:table-row table:style-name="ro1">
          <table:table-cell office:value-type="float" office:value="0.471816" calcext:value-type="float">
            <text:p>0.471816</text:p>
          </table:table-cell>
          <table:table-cell office:value-type="float" office:value="0.537744" calcext:value-type="float">
            <text:p>0.537744</text:p>
          </table:table-cell>
          <table:table-cell office:value-type="float" office:value="0.121352" calcext:value-type="float">
            <text:p>0.121352</text:p>
          </table:table-cell>
          <table:table-cell office:value-type="float" office:value="0.04528" calcext:value-type="float">
            <text:p>0.04528</text:p>
          </table:table-cell>
        </table:table-row>
        <table:table-row table:style-name="ro1">
          <table:table-cell office:value-type="float" office:value="0.445604" calcext:value-type="float">
            <text:p>0.445604</text:p>
          </table:table-cell>
          <table:table-cell office:value-type="float" office:value="0.533476" calcext:value-type="float">
            <text:p>0.533476</text:p>
          </table:table-cell>
          <table:table-cell office:value-type="float" office:value="0.121135" calcext:value-type="float">
            <text:p>0.121135</text:p>
          </table:table-cell>
          <table:table-cell office:value-type="float" office:value="0.042033" calcext:value-type="float">
            <text:p>0.042033</text:p>
          </table:table-cell>
        </table:table-row>
        <table:table-row table:style-name="ro1">
          <table:table-cell office:value-type="float" office:value="0.471816" calcext:value-type="float">
            <text:p>0.471816</text:p>
          </table:table-cell>
          <table:table-cell office:value-type="float" office:value="0.529242" calcext:value-type="float">
            <text:p>0.529242</text:p>
          </table:table-cell>
          <table:table-cell office:value-type="float" office:value="0.120914" calcext:value-type="float">
            <text:p>0.120914</text:p>
          </table:table-cell>
          <table:table-cell office:value-type="float" office:value="0.046178" calcext:value-type="float">
            <text:p>0.046178</text:p>
          </table:table-cell>
        </table:table-row>
        <table:table-row table:style-name="ro1">
          <table:table-cell office:value-type="float" office:value="0.432498" calcext:value-type="float">
            <text:p>0.432498</text:p>
          </table:table-cell>
          <table:table-cell office:value-type="float" office:value="0.525041" calcext:value-type="float">
            <text:p>0.525041</text:p>
          </table:table-cell>
          <table:table-cell office:value-type="float" office:value="0.11964" calcext:value-type="float">
            <text:p>0.11964</text:p>
          </table:table-cell>
          <table:table-cell office:value-type="float" office:value="0.041076" calcext:value-type="float">
            <text:p>0.041076</text:p>
          </table:table-cell>
        </table:table-row>
        <table:table-row table:style-name="ro1">
          <table:table-cell office:value-type="float" office:value="0.432498" calcext:value-type="float">
            <text:p>0.432498</text:p>
          </table:table-cell>
          <table:table-cell office:value-type="float" office:value="0.520874" calcext:value-type="float">
            <text:p>0.520874</text:p>
          </table:table-cell>
          <table:table-cell office:value-type="float" office:value="0.118894" calcext:value-type="float">
            <text:p>0.118894</text:p>
          </table:table-cell>
          <table:table-cell office:value-type="float" office:value="0.041485" calcext:value-type="float">
            <text:p>0.041485</text:p>
          </table:table-cell>
        </table:table-row>
        <table:table-row table:style-name="ro1">
          <table:table-cell office:value-type="float" office:value="0.432498" calcext:value-type="float">
            <text:p>0.432498</text:p>
          </table:table-cell>
          <table:table-cell office:value-type="float" office:value="0.51674" calcext:value-type="float">
            <text:p>0.51674</text:p>
          </table:table-cell>
          <table:table-cell office:value-type="float" office:value="0.118224" calcext:value-type="float">
            <text:p>0.118224</text:p>
          </table:table-cell>
          <table:table-cell office:value-type="float" office:value="0.041898" calcext:value-type="float">
            <text:p>0.041898</text:p>
          </table:table-cell>
        </table:table-row>
        <table:table-row table:style-name="ro1">
          <table:table-cell office:value-type="float" office:value="0.432498" calcext:value-type="float">
            <text:p>0.432498</text:p>
          </table:table-cell>
          <table:table-cell office:value-type="float" office:value="0.512639" calcext:value-type="float">
            <text:p>0.512639</text:p>
          </table:table-cell>
          <table:table-cell office:value-type="float" office:value="0.117289" calcext:value-type="float">
            <text:p>0.117289</text:p>
          </table:table-cell>
          <table:table-cell office:value-type="float" office:value="0.042316" calcext:value-type="float">
            <text:p>0.042316</text:p>
          </table:table-cell>
        </table:table-row>
        <table:table-row table:style-name="ro1">
          <table:table-cell office:value-type="float" office:value="0.39318" calcext:value-type="float">
            <text:p>0.39318</text:p>
          </table:table-cell>
          <table:table-cell office:value-type="float" office:value="0.508571" calcext:value-type="float">
            <text:p>0.508571</text:p>
          </table:table-cell>
          <table:table-cell office:value-type="float" office:value="0.116016" calcext:value-type="float">
            <text:p>0.116016</text:p>
          </table:table-cell>
          <table:table-cell office:value-type="float" office:value="0.037157" calcext:value-type="float">
            <text:p>0.037157</text:p>
          </table:table-cell>
        </table:table-row>
        <table:table-row table:style-name="ro1">
          <table:table-cell office:value-type="float" office:value="0.39318" calcext:value-type="float">
            <text:p>0.39318</text:p>
          </table:table-cell>
          <table:table-cell office:value-type="float" office:value="0.504534" calcext:value-type="float">
            <text:p>0.504534</text:p>
          </table:table-cell>
          <table:table-cell office:value-type="float" office:value="0.114334" calcext:value-type="float">
            <text:p>0.114334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0.39318" calcext:value-type="float">
            <text:p>0.39318</text:p>
          </table:table-cell>
          <table:table-cell office:value-type="float" office:value="0.50053" calcext:value-type="float">
            <text:p>0.50053</text:p>
          </table:table-cell>
          <table:table-cell office:value-type="float" office:value="0.112882" calcext:value-type="float">
            <text:p>0.112882</text:p>
          </table:table-cell>
          <table:table-cell office:value-type="float" office:value="0.037839" calcext:value-type="float">
            <text:p>0.037839</text:p>
          </table:table-cell>
        </table:table-row>
        <table:table-row table:style-name="ro1">
          <table:table-cell office:value-type="float" office:value="0.353862" calcext:value-type="float">
            <text:p>0.353862</text:p>
          </table:table-cell>
          <table:table-cell office:value-type="float" office:value="0.496558" calcext:value-type="float">
            <text:p>0.496558</text:p>
          </table:table-cell>
          <table:table-cell office:value-type="float" office:value="0.110457" calcext:value-type="float">
            <text:p>0.110457</text:p>
          </table:table-cell>
          <table:table-cell office:value-type="float" office:value="0.032598" calcext:value-type="float">
            <text:p>0.032598</text:p>
          </table:table-cell>
        </table:table-row>
        <table:table-row table:style-name="ro1">
          <table:table-cell office:value-type="float" office:value="0.366968" calcext:value-type="float">
            <text:p>0.366968</text:p>
          </table:table-cell>
          <table:table-cell office:value-type="float" office:value="0.492617" calcext:value-type="float">
            <text:p>0.492617</text:p>
          </table:table-cell>
          <table:table-cell office:value-type="float" office:value="0.107398" calcext:value-type="float">
            <text:p>0.107398</text:p>
          </table:table-cell>
          <table:table-cell office:value-type="float" office:value="0.034727" calcext:value-type="float">
            <text:p>0.034727</text:p>
          </table:table-cell>
        </table:table-row>
        <table:table-row table:style-name="ro1">
          <table:table-cell office:value-type="float" office:value="0.366968" calcext:value-type="float">
            <text:p>0.366968</text:p>
          </table:table-cell>
          <table:table-cell office:value-type="float" office:value="0.488707" calcext:value-type="float">
            <text:p>0.488707</text:p>
          </table:table-cell>
          <table:table-cell office:value-type="float" office:value="0.105731" calcext:value-type="float">
            <text:p>0.105731</text:p>
          </table:table-cell>
          <table:table-cell office:value-type="float" office:value="0.035029" calcext:value-type="float">
            <text:p>0.035029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484828" calcext:value-type="float">
            <text:p>0.484828</text:p>
          </table:table-cell>
          <table:table-cell office:value-type="float" office:value="0.103074" calcext:value-type="float">
            <text:p>0.103074</text:p>
          </table:table-cell>
          <table:table-cell office:value-type="float" office:value="0.03162" calcext:value-type="float">
            <text:p>0.03162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480981" calcext:value-type="float">
            <text:p>0.480981</text:p>
          </table:table-cell>
          <table:table-cell office:value-type="float" office:value="0.100514" calcext:value-type="float">
            <text:p>0.100514</text:p>
          </table:table-cell>
          <table:table-cell office:value-type="float" office:value="0.031886" calcext:value-type="float">
            <text:p>0.031886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477163" calcext:value-type="float">
            <text:p>0.477163</text:p>
          </table:table-cell>
          <table:table-cell office:value-type="float" office:value="0.098463" calcext:value-type="float">
            <text:p>0.098463</text:p>
          </table:table-cell>
          <table:table-cell office:value-type="float" office:value="0.032153" calcext:value-type="float">
            <text:p>0.032153</text:p>
          </table:table-cell>
        </table:table-row>
        <table:table-row table:style-name="ro1">
          <table:table-cell office:value-type="float" office:value="0.340756" calcext:value-type="float">
            <text:p>0.340756</text:p>
          </table:table-cell>
          <table:table-cell office:value-type="float" office:value="0.473376" calcext:value-type="float">
            <text:p>0.473376</text:p>
          </table:table-cell>
          <table:table-cell office:value-type="float" office:value="0.096333" calcext:value-type="float">
            <text:p>0.096333</text:p>
          </table:table-cell>
          <table:table-cell office:value-type="float" office:value="0.032424" calcext:value-type="float">
            <text:p>0.032424</text:p>
          </table:table-cell>
        </table:table-row>
        <table:table-row table:style-name="ro1">
          <table:table-cell office:value-type="float" office:value="0.32765" calcext:value-type="float">
            <text:p>0.32765</text:p>
          </table:table-cell>
          <table:table-cell office:value-type="float" office:value="0.469619" calcext:value-type="float">
            <text:p>0.469619</text:p>
          </table:table-cell>
          <table:table-cell office:value-type="float" office:value="0.094578" calcext:value-type="float">
            <text:p>0.094578</text:p>
          </table:table-cell>
          <table:table-cell office:value-type="float" office:value="0.030839" calcext:value-type="float">
            <text:p>0.030839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465892" calcext:value-type="float">
            <text:p>0.465892</text:p>
          </table:table-cell>
          <table:table-cell office:value-type="float" office:value="0.092946" calcext:value-type="float">
            <text:p>0.092946</text:p>
          </table:table-cell>
          <table:table-cell office:value-type="float" office:value="0.027366" calcext:value-type="float">
            <text:p>0.027366</text:p>
          </table:table-cell>
        </table:table-row>
        <table:table-row table:style-name="ro1">
          <table:table-cell office:value-type="float" office:value="0.314544" calcext:value-type="float">
            <text:p>0.314544</text:p>
          </table:table-cell>
          <table:table-cell office:value-type="float" office:value="0.462195" calcext:value-type="float">
            <text:p>0.462195</text:p>
          </table:table-cell>
          <table:table-cell office:value-type="float" office:value="0.091247" calcext:value-type="float">
            <text:p>0.091247</text:p>
          </table:table-cell>
          <table:table-cell office:value-type="float" office:value="0.029418" calcext:value-type="float">
            <text:p>0.029418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458526" calcext:value-type="float">
            <text:p>0.458526</text:p>
          </table:table-cell>
          <table:table-cell office:value-type="float" office:value="0.08918" calcext:value-type="float">
            <text:p>0.08918</text:p>
          </table:table-cell>
          <table:table-cell office:value-type="float" office:value="0.027775" calcext:value-type="float">
            <text:p>0.027775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454887" calcext:value-type="float">
            <text:p>0.454887</text:p>
          </table:table-cell>
          <table:table-cell office:value-type="float" office:value="0.087087" calcext:value-type="float">
            <text:p>0.087087</text:p>
          </table:table-cell>
          <table:table-cell office:value-type="float" office:value="0.027975" calcext:value-type="float">
            <text:p>0.027975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451277" calcext:value-type="float">
            <text:p>0.451277</text:p>
          </table:table-cell>
          <table:table-cell office:value-type="float" office:value="0.085605" calcext:value-type="float">
            <text:p>0.085605</text:p>
          </table:table-cell>
          <table:table-cell office:value-type="float" office:value="0.028183" calcext:value-type="float">
            <text:p>0.028183</text:p>
          </table:table-cell>
        </table:table-row>
        <table:table-row table:style-name="ro1">
          <table:table-cell office:value-type="float" office:value="0.301438" calcext:value-type="float">
            <text:p>0.301438</text:p>
          </table:table-cell>
          <table:table-cell office:value-type="float" office:value="0.447695" calcext:value-type="float">
            <text:p>0.447695</text:p>
          </table:table-cell>
          <table:table-cell office:value-type="float" office:value="0.084605" calcext:value-type="float">
            <text:p>0.084605</text:p>
          </table:table-cell>
          <table:table-cell office:value-type="float" office:value="0.028399" calcext:value-type="float">
            <text:p>0.028399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444142" calcext:value-type="float">
            <text:p>0.444142</text:p>
          </table:table-cell>
          <table:table-cell office:value-type="float" office:value="0.083923" calcext:value-type="float">
            <text:p>0.083923</text:p>
          </table:table-cell>
          <table:table-cell office:value-type="float" office:value="0.024897" calcext:value-type="float">
            <text:p>0.024897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440617" calcext:value-type="float">
            <text:p>0.440617</text:p>
          </table:table-cell>
          <table:table-cell office:value-type="float" office:value="0.082776" calcext:value-type="float">
            <text:p>0.082776</text:p>
          </table:table-cell>
          <table:table-cell office:value-type="float" office:value="0.026922" calcext:value-type="float">
            <text:p>0.026922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43712" calcext:value-type="float">
            <text:p>0.43712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02525" calcext:value-type="float">
            <text:p>0.02525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433651" calcext:value-type="float">
            <text:p>0.433651</text:p>
          </table:table-cell>
          <table:table-cell office:value-type="float" office:value="0.081075" calcext:value-type="float">
            <text:p>0.081075</text:p>
          </table:table-cell>
          <table:table-cell office:value-type="float" office:value="0.023555" calcext:value-type="float">
            <text:p>0.023555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430209" calcext:value-type="float">
            <text:p>0.430209</text:p>
          </table:table-cell>
          <table:table-cell office:value-type="float" office:value="0.079391" calcext:value-type="float">
            <text:p>0.079391</text:p>
          </table:table-cell>
          <table:table-cell office:value-type="float" office:value="0.023696" calcext:value-type="float">
            <text:p>0.023696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426795" calcext:value-type="float">
            <text:p>0.426795</text:p>
          </table:table-cell>
          <table:table-cell office:value-type="float" office:value="0.077887" calcext:value-type="float">
            <text:p>0.077887</text:p>
          </table:table-cell>
          <table:table-cell office:value-type="float" office:value="0.020116" calcext:value-type="float">
            <text:p>0.020116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423408" calcext:value-type="float">
            <text:p>0.423408</text:p>
          </table:table-cell>
          <table:table-cell office:value-type="float" office:value="0.076976" calcext:value-type="float">
            <text:p>0.076976</text:p>
          </table:table-cell>
          <table:table-cell office:value-type="float" office:value="0.02207" calcext:value-type="float">
            <text:p>0.02207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420047" calcext:value-type="float">
            <text:p>0.420047</text:p>
          </table:table-cell>
          <table:table-cell office:value-type="float" office:value="0.075943" calcext:value-type="float">
            <text:p>0.075943</text:p>
          </table:table-cell>
          <table:table-cell office:value-type="float" office:value="0.022196" calcext:value-type="float">
            <text:p>0.022196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416714" calcext:value-type="float">
            <text:p>0.416714</text:p>
          </table:table-cell>
          <table:table-cell office:value-type="float" office:value="0.074716" calcext:value-type="float">
            <text:p>0.074716</text:p>
          </table:table-cell>
          <table:table-cell office:value-type="float" office:value="0.020473" calcext:value-type="float">
            <text:p>0.020473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413406" calcext:value-type="float">
            <text:p>0.413406</text:p>
          </table:table-cell>
          <table:table-cell office:value-type="float" office:value="0.073281" calcext:value-type="float">
            <text:p>0.073281</text:p>
          </table:table-cell>
          <table:table-cell office:value-type="float" office:value="0.018728" calcext:value-type="float">
            <text:p>0.018728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410125" calcext:value-type="float">
            <text:p>0.410125</text:p>
          </table:table-cell>
          <table:table-cell office:value-type="float" office:value="0.072436" calcext:value-type="float">
            <text:p>0.072436</text:p>
          </table:table-cell>
          <table:table-cell office:value-type="float" office:value="0.016953" calcext:value-type="float">
            <text:p>0.016953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40687" calcext:value-type="float">
            <text:p>0.40687</text:p>
          </table:table-cell>
          <table:table-cell office:value-type="float" office:value="0.071906" calcext:value-type="float">
            <text:p>0.071906</text:p>
          </table:table-cell>
          <table:table-cell office:value-type="float" office:value="0.017009" calcext:value-type="float">
            <text:p>0.017009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403641" calcext:value-type="float">
            <text:p>0.403641</text:p>
          </table:table-cell>
          <table:table-cell office:value-type="float" office:value="0.071436" calcext:value-type="float">
            <text:p>0.071436</text:p>
          </table:table-cell>
          <table:table-cell office:value-type="float" office:value="0.01893" calcext:value-type="float">
            <text:p>0.01893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400438" calcext:value-type="float">
            <text:p>0.400438</text:p>
          </table:table-cell>
          <table:table-cell office:value-type="float" office:value="0.069805" calcext:value-type="float">
            <text:p>0.069805</text:p>
          </table:table-cell>
          <table:table-cell office:value-type="float" office:value="0.017166" calcext:value-type="float">
            <text:p>0.017166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39726" calcext:value-type="float">
            <text:p>0.39726</text:p>
          </table:table-cell>
          <table:table-cell office:value-type="float" office:value="0.068546" calcext:value-type="float">
            <text:p>0.068546</text:p>
          </table:table-cell>
          <table:table-cell office:value-type="float" office:value="0.011659" calcext:value-type="float">
            <text:p>0.011659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394107" calcext:value-type="float">
            <text:p>0.394107</text:p>
          </table:table-cell>
          <table:table-cell office:value-type="float" office:value="0.06768" calcext:value-type="float">
            <text:p>0.06768</text:p>
          </table:table-cell>
          <table:table-cell office:value-type="float" office:value="0.015372" calcext:value-type="float">
            <text:p>0.015372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390979" calcext:value-type="float">
            <text:p>0.390979</text:p>
          </table:table-cell>
          <table:table-cell office:value-type="float" office:value="0.06684" calcext:value-type="float">
            <text:p>0.06684</text:p>
          </table:table-cell>
          <table:table-cell office:value-type="float" office:value="0.015417" calcext:value-type="float">
            <text:p>0.015417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387876" calcext:value-type="float">
            <text:p>0.387876</text:p>
          </table:table-cell>
          <table:table-cell office:value-type="float" office:value="0.066118" calcext:value-type="float">
            <text:p>0.066118</text:p>
          </table:table-cell>
          <table:table-cell office:value-type="float" office:value="0.013611" calcext:value-type="float">
            <text:p>0.013611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384798" calcext:value-type="float">
            <text:p>0.384798</text:p>
          </table:table-cell>
          <table:table-cell office:value-type="float" office:value="0.065447" calcext:value-type="float">
            <text:p>0.065447</text:p>
          </table:table-cell>
          <table:table-cell office:value-type="float" office:value="0.011785" calcext:value-type="float">
            <text:p>0.011785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381744" calcext:value-type="float">
            <text:p>0.381744</text:p>
          </table:table-cell>
          <table:table-cell office:value-type="float" office:value="0.064108" calcext:value-type="float">
            <text:p>0.064108</text:p>
          </table:table-cell>
          <table:table-cell office:value-type="float" office:value="0.009928" calcext:value-type="float">
            <text:p>0.009928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378714" calcext:value-type="float">
            <text:p>0.378714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09903" calcext:value-type="float">
            <text:p>0.009903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375708" calcext:value-type="float">
            <text:p>0.375708</text:p>
          </table:table-cell>
          <table:table-cell office:value-type="float" office:value="0.061704" calcext:value-type="float">
            <text:p>0.061704</text:p>
          </table:table-cell>
          <table:table-cell office:value-type="float" office:value="0.00988" calcext:value-type="float">
            <text:p>0.00988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372726" calcext:value-type="float">
            <text:p>0.372726</text:p>
          </table:table-cell>
          <table:table-cell office:value-type="float" office:value="0.060118" calcext:value-type="float">
            <text:p>0.060118</text:p>
          </table:table-cell>
          <table:table-cell office:value-type="float" office:value="0.008004" calcext:value-type="float">
            <text:p>0.00800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369768" calcext:value-type="float">
            <text:p>0.369768</text:p>
          </table:table-cell>
          <table:table-cell office:value-type="float" office:value="0.058696" calcext:value-type="float">
            <text:p>0.058696</text:p>
          </table:table-cell>
          <table:table-cell office:value-type="float" office:value="0.006107" calcext:value-type="float">
            <text:p>0.006107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366834" calcext:value-type="float">
            <text:p>0.366834</text:p>
          </table:table-cell>
          <table:table-cell office:value-type="float" office:value="0.057257" calcext:value-type="float">
            <text:p>0.057257</text:p>
          </table:table-cell>
          <table:table-cell office:value-type="float" office:value="0.007909" calcext:value-type="float">
            <text:p>0.007909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363922" calcext:value-type="float">
            <text:p>0.363922</text:p>
          </table:table-cell>
          <table:table-cell office:value-type="float" office:value="0.054867" calcext:value-type="float">
            <text:p>0.054867</text:p>
          </table:table-cell>
          <table:table-cell office:value-type="float" office:value="0.006019" calcext:value-type="float">
            <text:p>0.00601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361034" calcext:value-type="float">
            <text:p>0.361034</text:p>
          </table:table-cell>
          <table:table-cell office:value-type="float" office:value="0.052587" calcext:value-type="float">
            <text:p>0.052587</text:p>
          </table:table-cell>
          <table:table-cell office:value-type="float" office:value="0.000382" calcext:value-type="float">
            <text:p>0.000382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358169" calcext:value-type="float">
            <text:p>0.358169</text:p>
          </table:table-cell>
          <table:table-cell office:value-type="float" office:value="0.050483" calcext:value-type="float">
            <text:p>0.050483</text:p>
          </table:table-cell>
          <table:table-cell office:value-type="float" office:value="0.003968" calcext:value-type="float">
            <text:p>0.003968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355326" calcext:value-type="float">
            <text:p>0.355326</text:p>
          </table:table-cell>
          <table:table-cell office:value-type="float" office:value="0.047917" calcext:value-type="float">
            <text:p>0.047917</text:p>
          </table:table-cell>
          <table:table-cell office:value-type="float" office:value="0.003886" calcext:value-type="float">
            <text:p>0.003886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352506" calcext:value-type="float">
            <text:p>0.352506</text:p>
          </table:table-cell>
          <table:table-cell office:value-type="float" office:value="0.045312" calcext:value-type="float">
            <text:p>0.045312</text:p>
          </table:table-cell>
          <table:table-cell office:value-type="float" office:value="0.003817" calcext:value-type="float">
            <text:p>0.00381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349708" calcext:value-type="float">
            <text:p>0.349708</text:p>
          </table:table-cell>
          <table:table-cell office:value-type="float" office:value="0.043083" calcext:value-type="float">
            <text:p>0.043083</text:p>
          </table:table-cell>
          <table:table-cell office:value-type="float" office:value="0.001897" calcext:value-type="float">
            <text:p>0.00189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346933" calcext:value-type="float">
            <text:p>0.346933</text:p>
          </table:table-cell>
          <table:table-cell office:value-type="float" office:value="0.040898" calcext:value-type="float">
            <text:p>0.040898</text:p>
          </table:table-cell>
          <table:table-cell office:value-type="float" office:value="0.001811" calcext:value-type="float">
            <text:p>0.001811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344179" calcext:value-type="float">
            <text:p>0.344179</text:p>
          </table:table-cell>
          <table:table-cell office:value-type="float" office:value="0.038823" calcext:value-type="float">
            <text:p>0.038823</text:p>
          </table:table-cell>
          <table:table-cell office:value-type="float" office:value="0.003583" calcext:value-type="float">
            <text:p>0.003583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341448" calcext:value-type="float">
            <text:p>0.341448</text:p>
          </table:table-cell>
          <table:table-cell office:value-type="float" office:value="0.036911" calcext:value-type="float">
            <text:p>0.036911</text:p>
          </table:table-cell>
          <table:table-cell office:value-type="float" office:value="0.00166" calcext:value-type="float">
            <text:p>0.00166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338738" calcext:value-type="float">
            <text:p>0.338738</text:p>
          </table:table-cell>
          <table:table-cell office:value-type="float" office:value="0.035108" calcext:value-type="float">
            <text:p>0.035108</text:p>
          </table:table-cell>
          <table:table-cell office:value-type="float" office:value="0.001574" calcext:value-type="float">
            <text:p>0.00157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336049" calcext:value-type="float">
            <text:p>0.336049</text:p>
          </table:table-cell>
          <table:table-cell office:value-type="float" office:value="0.033645" calcext:value-type="float">
            <text:p>0.033645</text:p>
          </table:table-cell>
          <table:table-cell office:value-type="float" office:value="-0.002237" calcext:value-type="float">
            <text:p>-0.00223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333382" calcext:value-type="float">
            <text:p>0.333382</text:p>
          </table:table-cell>
          <table:table-cell office:value-type="float" office:value="0.032751" calcext:value-type="float">
            <text:p>0.032751</text:p>
          </table:table-cell>
          <table:table-cell office:value-type="float" office:value="0.00134" calcext:value-type="float">
            <text:p>0.0013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330736" calcext:value-type="float">
            <text:p>0.330736</text:p>
          </table:table-cell>
          <table:table-cell office:value-type="float" office:value="0.032494" calcext:value-type="float">
            <text:p>0.032494</text:p>
          </table:table-cell>
          <table:table-cell office:value-type="float" office:value="-0.002471" calcext:value-type="float">
            <text:p>-0.002471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328111" calcext:value-type="float">
            <text:p>0.328111</text:p>
          </table:table-cell>
          <table:table-cell office:value-type="float" office:value="0.032048" calcext:value-type="float">
            <text:p>0.032048</text:p>
          </table:table-cell>
          <table:table-cell office:value-type="float" office:value="0.001118" calcext:value-type="float">
            <text:p>0.00111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325507" calcext:value-type="float">
            <text:p>0.325507</text:p>
          </table:table-cell>
          <table:table-cell office:value-type="float" office:value="0.03127" calcext:value-type="float">
            <text:p>0.03127</text:p>
          </table:table-cell>
          <table:table-cell office:value-type="float" office:value="-0.000815" calcext:value-type="float">
            <text:p>-0.000815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322924" calcext:value-type="float">
            <text:p>0.322924</text:p>
          </table:table-cell>
          <table:table-cell office:value-type="float" office:value="0.031217" calcext:value-type="float">
            <text:p>0.031217</text:p>
          </table:table-cell>
          <table:table-cell office:value-type="float" office:value="-0.000907" calcext:value-type="float">
            <text:p>-0.000907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320361" calcext:value-type="float">
            <text:p>0.320361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-0.002861" calcext:value-type="float">
            <text:p>-0.00286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317819" calcext:value-type="float">
            <text:p>0.317819</text:p>
          </table:table-cell>
          <table:table-cell office:value-type="float" office:value="0.031243" calcext:value-type="float">
            <text:p>0.031243</text:p>
          </table:table-cell>
          <table:table-cell office:value-type="float" office:value="-0.002985" calcext:value-type="float">
            <text:p>-0.002985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315296" calcext:value-type="float">
            <text:p>0.315296</text:p>
          </table:table-cell>
          <table:table-cell office:value-type="float" office:value="0.031439" calcext:value-type="float">
            <text:p>0.031439</text:p>
          </table:table-cell>
          <table:table-cell office:value-type="float" office:value="-0.003112" calcext:value-type="float">
            <text:p>-0.003112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312794" calcext:value-type="float">
            <text:p>0.312794</text:p>
          </table:table-cell>
          <table:table-cell office:value-type="float" office:value="0.031719" calcext:value-type="float">
            <text:p>0.031719</text:p>
          </table:table-cell>
          <table:table-cell office:value-type="float" office:value="-0.005097" calcext:value-type="float">
            <text:p>-0.005097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310311" calcext:value-type="float">
            <text:p>0.310311</text:p>
          </table:table-cell>
          <table:table-cell office:value-type="float" office:value="0.032146" calcext:value-type="float">
            <text:p>0.032146</text:p>
          </table:table-cell>
          <table:table-cell office:value-type="float" office:value="-0.007106" calcext:value-type="float">
            <text:p>-0.007106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307849" calcext:value-type="float">
            <text:p>0.307849</text:p>
          </table:table-cell>
          <table:table-cell office:value-type="float" office:value="0.032421" calcext:value-type="float">
            <text:p>0.032421</text:p>
          </table:table-cell>
          <table:table-cell office:value-type="float" office:value="-0.005417" calcext:value-type="float">
            <text:p>-0.005417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305405" calcext:value-type="float">
            <text:p>0.305405</text:p>
          </table:table-cell>
          <table:table-cell office:value-type="float" office:value="0.03223" calcext:value-type="float">
            <text:p>0.03223</text:p>
          </table:table-cell>
          <table:table-cell office:value-type="float" office:value="-0.007418" calcext:value-type="float">
            <text:p>-0.007418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302981" calcext:value-type="float">
            <text:p>0.302981</text:p>
          </table:table-cell>
          <table:table-cell office:value-type="float" office:value="0.032213" calcext:value-type="float">
            <text:p>0.032213</text:p>
          </table:table-cell>
          <table:table-cell office:value-type="float" office:value="-0.007577" calcext:value-type="float">
            <text:p>-0.007577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300577" calcext:value-type="float">
            <text:p>0.300577</text:p>
          </table:table-cell>
          <table:table-cell office:value-type="float" office:value="0.031681" calcext:value-type="float">
            <text:p>0.031681</text:p>
          </table:table-cell>
          <table:table-cell office:value-type="float" office:value="-0.009594" calcext:value-type="float">
            <text:p>-0.009594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298191" calcext:value-type="float">
            <text:p>0.298191</text:p>
          </table:table-cell>
          <table:table-cell office:value-type="float" office:value="0.030007" calcext:value-type="float">
            <text:p>0.030007</text:p>
          </table:table-cell>
          <table:table-cell office:value-type="float" office:value="-0.011639" calcext:value-type="float">
            <text:p>-0.011639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295825" calcext:value-type="float">
            <text:p>0.295825</text:p>
          </table:table-cell>
          <table:table-cell office:value-type="float" office:value="0.028286" calcext:value-type="float">
            <text:p>0.028286</text:p>
          </table:table-cell>
          <table:table-cell office:value-type="float" office:value="-0.011851" calcext:value-type="float">
            <text:p>-0.011851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293477" calcext:value-type="float">
            <text:p>0.293477</text:p>
          </table:table-cell>
          <table:table-cell office:value-type="float" office:value="0.02657" calcext:value-type="float">
            <text:p>0.02657</text:p>
          </table:table-cell>
          <table:table-cell office:value-type="float" office:value="-0.012062" calcext:value-type="float">
            <text:p>-0.012062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291148" calcext:value-type="float">
            <text:p>0.291148</text:p>
          </table:table-cell>
          <table:table-cell office:value-type="float" office:value="0.023926" calcext:value-type="float">
            <text:p>0.023926</text:p>
          </table:table-cell>
          <table:table-cell office:value-type="float" office:value="-0.012265" calcext:value-type="float">
            <text:p>-0.012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8837" calcext:value-type="float">
            <text:p>0.288837</text:p>
          </table:table-cell>
          <table:table-cell office:value-type="float" office:value="0.020772" calcext:value-type="float">
            <text:p>0.020772</text:p>
          </table:table-cell>
          <table:table-cell office:value-type="float" office:value="-0.016185" calcext:value-type="float">
            <text:p>-0.016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6545" calcext:value-type="float">
            <text:p>0.286545</text:p>
          </table:table-cell>
          <table:table-cell office:value-type="float" office:value="0.017709" calcext:value-type="float">
            <text:p>0.017709</text:p>
          </table:table-cell>
          <table:table-cell office:value-type="float" office:value="-0.016437" calcext:value-type="float">
            <text:p>-0.0164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427" calcext:value-type="float">
            <text:p>0.28427</text:p>
          </table:table-cell>
          <table:table-cell office:value-type="float" office:value="0.015177" calcext:value-type="float">
            <text:p>0.015177</text:p>
          </table:table-cell>
          <table:table-cell office:value-type="float" office:value="-0.016691" calcext:value-type="float">
            <text:p>-0.016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2014" calcext:value-type="float">
            <text:p>0.282014</text:p>
          </table:table-cell>
          <table:table-cell office:value-type="float" office:value="0.012767" calcext:value-type="float">
            <text:p>0.012767</text:p>
          </table:table-cell>
          <table:table-cell office:value-type="float" office:value="-0.01694" calcext:value-type="float">
            <text:p>-0.01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9776" calcext:value-type="float">
            <text:p>0.279776</text:p>
          </table:table-cell>
          <table:table-cell office:value-type="float" office:value="0.010297" calcext:value-type="float">
            <text:p>0.010297</text:p>
          </table:table-cell>
          <table:table-cell office:value-type="float" office:value="-0.017182" calcext:value-type="float">
            <text:p>-0.017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7556" calcext:value-type="float">
            <text:p>0.277556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-0.017418" calcext:value-type="float">
            <text:p>-0.0174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5353" calcext:value-type="float">
            <text:p>0.275353</text:p>
          </table:table-cell>
          <table:table-cell office:value-type="float" office:value="0.006317" calcext:value-type="float">
            <text:p>0.006317</text:p>
          </table:table-cell>
          <table:table-cell office:value-type="float" office:value="-0.017651" calcext:value-type="float">
            <text:p>-0.017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3167" calcext:value-type="float">
            <text:p>0.273167</text:p>
          </table:table-cell>
          <table:table-cell office:value-type="float" office:value="0.004288" calcext:value-type="float">
            <text:p>0.004288</text:p>
          </table:table-cell>
          <table:table-cell office:value-type="float" office:value="-0.017884" calcext:value-type="float">
            <text:p>-0.017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0999" calcext:value-type="float">
            <text:p>0.270999</text:p>
          </table:table-cell>
          <table:table-cell office:value-type="float" office:value="0.002429" calcext:value-type="float">
            <text:p>0.002429</text:p>
          </table:table-cell>
          <table:table-cell office:value-type="float" office:value="-0.018118" calcext:value-type="float">
            <text:p>-0.018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8849" calcext:value-type="float">
            <text:p>0.268849</text:p>
          </table:table-cell>
          <table:table-cell office:value-type="float" office:value="0.000791" calcext:value-type="float">
            <text:p>0.000791</text:p>
          </table:table-cell>
          <table:table-cell office:value-type="float" office:value="-0.018352" calcext:value-type="float">
            <text:p>-0.018352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266715" calcext:value-type="float">
            <text:p>0.266715</text:p>
          </table:table-cell>
          <table:table-cell office:value-type="float" office:value="-0.000865" calcext:value-type="float">
            <text:p>-0.000865</text:p>
          </table:table-cell>
          <table:table-cell office:value-type="float" office:value="-0.016725" calcext:value-type="float">
            <text:p>-0.016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4598" calcext:value-type="float">
            <text:p>0.264598</text:p>
          </table:table-cell>
          <table:table-cell office:value-type="float" office:value="-0.00247" calcext:value-type="float">
            <text:p>-0.00247</text:p>
          </table:table-cell>
          <table:table-cell office:value-type="float" office:value="-0.018791" calcext:value-type="float">
            <text:p>-0.018791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262498" calcext:value-type="float">
            <text:p>0.26249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0.017159" calcext:value-type="float">
            <text:p>-0.017159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260415" calcext:value-type="float">
            <text:p>0.260415</text:p>
          </table:table-cell>
          <table:table-cell office:value-type="float" office:value="-0.005373" calcext:value-type="float">
            <text:p>-0.005373</text:p>
          </table:table-cell>
          <table:table-cell office:value-type="float" office:value="-0.017361" calcext:value-type="float">
            <text:p>-0.017361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258348" calcext:value-type="float">
            <text:p>0.258348</text:p>
          </table:table-cell>
          <table:table-cell office:value-type="float" office:value="-0.006801" calcext:value-type="float">
            <text:p>-0.006801</text:p>
          </table:table-cell>
          <table:table-cell office:value-type="float" office:value="-0.015699" calcext:value-type="float">
            <text:p>-0.015699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256298" calcext:value-type="float">
            <text:p>0.256298</text:p>
          </table:table-cell>
          <table:table-cell office:value-type="float" office:value="-0.008148" calcext:value-type="float">
            <text:p>-0.008148</text:p>
          </table:table-cell>
          <table:table-cell office:value-type="float" office:value="-0.014005" calcext:value-type="float">
            <text:p>-0.014005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254263" calcext:value-type="float">
            <text:p>0.254263</text:p>
          </table:table-cell>
          <table:table-cell office:value-type="float" office:value="-0.009483" calcext:value-type="float">
            <text:p>-0.009483</text:p>
          </table:table-cell>
          <table:table-cell office:value-type="float" office:value="-0.017865" calcext:value-type="float">
            <text:p>-0.0178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2245" calcext:value-type="float">
            <text:p>0.252245</text:p>
          </table:table-cell>
          <table:table-cell office:value-type="float" office:value="-0.010681" calcext:value-type="float">
            <text:p>-0.010681</text:p>
          </table:table-cell>
          <table:table-cell office:value-type="float" office:value="-0.019924" calcext:value-type="float">
            <text:p>-0.0199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0244" calcext:value-type="float">
            <text:p>0.250244</text:p>
          </table:table-cell>
          <table:table-cell office:value-type="float" office:value="-0.011609" calcext:value-type="float">
            <text:p>-0.011609</text:p>
          </table:table-cell>
          <table:table-cell office:value-type="float" office:value="-0.020162" calcext:value-type="float">
            <text:p>-0.020162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248257" calcext:value-type="float">
            <text:p>0.248257</text:p>
          </table:table-cell>
          <table:table-cell office:value-type="float" office:value="-0.012821" calcext:value-type="float">
            <text:p>-0.012821</text:p>
          </table:table-cell>
          <table:table-cell office:value-type="float" office:value="-0.01854" calcext:value-type="float">
            <text:p>-0.018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6287" calcext:value-type="float">
            <text:p>0.246287</text:p>
          </table:table-cell>
          <table:table-cell office:value-type="float" office:value="-0.01409" calcext:value-type="float">
            <text:p>-0.01409</text:p>
          </table:table-cell>
          <table:table-cell office:value-type="float" office:value="-0.020602" calcext:value-type="float">
            <text:p>-0.020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4332" calcext:value-type="float">
            <text:p>0.244332</text:p>
          </table:table-cell>
          <table:table-cell office:value-type="float" office:value="-0.014773" calcext:value-type="float">
            <text:p>-0.014773</text:p>
          </table:table-cell>
          <table:table-cell office:value-type="float" office:value="-0.020817" calcext:value-type="float">
            <text:p>-0.020817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242393" calcext:value-type="float">
            <text:p>0.242393</text:p>
          </table:table-cell>
          <table:table-cell office:value-type="float" office:value="-0.015684" calcext:value-type="float">
            <text:p>-0.015684</text:p>
          </table:table-cell>
          <table:table-cell office:value-type="float" office:value="-0.019164" calcext:value-type="float">
            <text:p>-0.019164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24047" calcext:value-type="float">
            <text:p>0.24047</text:p>
          </table:table-cell>
          <table:table-cell office:value-type="float" office:value="-0.01692" calcext:value-type="float">
            <text:p>-0.01692</text:p>
          </table:table-cell>
          <table:table-cell office:value-type="float" office:value="-0.019339" calcext:value-type="float">
            <text:p>-0.019339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238561" calcext:value-type="float">
            <text:p>0.238561</text:p>
          </table:table-cell>
          <table:table-cell office:value-type="float" office:value="-0.017486" calcext:value-type="float">
            <text:p>-0.017486</text:p>
          </table:table-cell>
          <table:table-cell office:value-type="float" office:value="-0.019511" calcext:value-type="float">
            <text:p>-0.019511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236668" calcext:value-type="float">
            <text:p>0.236668</text:p>
          </table:table-cell>
          <table:table-cell office:value-type="float" office:value="-0.017856" calcext:value-type="float">
            <text:p>-0.017856</text:p>
          </table:table-cell>
          <table:table-cell office:value-type="float" office:value="-0.017821" calcext:value-type="float">
            <text:p>-0.017821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234789" calcext:value-type="float">
            <text:p>0.234789</text:p>
          </table:table-cell>
          <table:table-cell office:value-type="float" office:value="-0.018355" calcext:value-type="float">
            <text:p>-0.018355</text:p>
          </table:table-cell>
          <table:table-cell office:value-type="float" office:value="-0.016105" calcext:value-type="float">
            <text:p>-0.016105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232926" calcext:value-type="float">
            <text:p>0.232926</text:p>
          </table:table-cell>
          <table:table-cell office:value-type="float" office:value="-0.01789" calcext:value-type="float">
            <text:p>-0.01789</text:p>
          </table:table-cell>
          <table:table-cell office:value-type="float" office:value="-0.019947" calcext:value-type="float">
            <text:p>-0.019947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231077" calcext:value-type="float">
            <text:p>0.231077</text:p>
          </table:table-cell>
          <table:table-cell office:value-type="float" office:value="-0.017131" calcext:value-type="float">
            <text:p>-0.017131</text:p>
          </table:table-cell>
          <table:table-cell office:value-type="float" office:value="-0.016403" calcext:value-type="float">
            <text:p>-0.016403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229243" calcext:value-type="float">
            <text:p>0.229243</text:p>
          </table:table-cell>
          <table:table-cell office:value-type="float" office:value="-0.016803" calcext:value-type="float">
            <text:p>-0.016803</text:p>
          </table:table-cell>
          <table:table-cell office:value-type="float" office:value="-0.014669" calcext:value-type="float">
            <text:p>-0.014669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227424" calcext:value-type="float">
            <text:p>0.227424</text:p>
          </table:table-cell>
          <table:table-cell office:value-type="float" office:value="-0.01661" calcext:value-type="float">
            <text:p>-0.01661</text:p>
          </table:table-cell>
          <table:table-cell office:value-type="float" office:value="-0.016626" calcext:value-type="float">
            <text:p>-0.016626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225619" calcext:value-type="float">
            <text:p>0.225619</text:p>
          </table:table-cell>
          <table:table-cell office:value-type="float" office:value="-0.016501" calcext:value-type="float">
            <text:p>-0.016501</text:p>
          </table:table-cell>
          <table:table-cell office:value-type="float" office:value="-0.016746" calcext:value-type="float">
            <text:p>-0.016746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223828" calcext:value-type="float">
            <text:p>0.223828</text:p>
          </table:table-cell>
          <table:table-cell office:value-type="float" office:value="-0.016663" calcext:value-type="float">
            <text:p>-0.016663</text:p>
          </table:table-cell>
          <table:table-cell office:value-type="float" office:value="-0.018732" calcext:value-type="float">
            <text:p>-0.018732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222052" calcext:value-type="float">
            <text:p>0.222052</text:p>
          </table:table-cell>
          <table:table-cell office:value-type="float" office:value="-0.017302" calcext:value-type="float">
            <text:p>-0.017302</text:p>
          </table:table-cell>
          <table:table-cell office:value-type="float" office:value="-0.017026" calcext:value-type="float">
            <text:p>-0.0170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029" calcext:value-type="float">
            <text:p>0.22029</text:p>
          </table:table-cell>
          <table:table-cell office:value-type="float" office:value="-0.018094" calcext:value-type="float">
            <text:p>-0.018094</text:p>
          </table:table-cell>
          <table:table-cell office:value-type="float" office:value="-0.022738" calcext:value-type="float">
            <text:p>-0.022738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218541" calcext:value-type="float">
            <text:p>0.218541</text:p>
          </table:table-cell>
          <table:table-cell office:value-type="float" office:value="-0.018567" calcext:value-type="float">
            <text:p>-0.018567</text:p>
          </table:table-cell>
          <table:table-cell office:value-type="float" office:value="-0.019222" calcext:value-type="float">
            <text:p>-0.019222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216807" calcext:value-type="float">
            <text:p>0.216807</text:p>
          </table:table-cell>
          <table:table-cell office:value-type="float" office:value="-0.019052" calcext:value-type="float">
            <text:p>-0.019052</text:p>
          </table:table-cell>
          <table:table-cell office:value-type="float" office:value="-0.019368" calcext:value-type="float">
            <text:p>-0.019368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215086" calcext:value-type="float">
            <text:p>0.215086</text:p>
          </table:table-cell>
          <table:table-cell office:value-type="float" office:value="-0.018932" calcext:value-type="float">
            <text:p>-0.018932</text:p>
          </table:table-cell>
          <table:table-cell office:value-type="float" office:value="-0.0195" calcext:value-type="float">
            <text:p>-0.0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3379" calcext:value-type="float">
            <text:p>0.213379</text:p>
          </table:table-cell>
          <table:table-cell office:value-type="float" office:value="-0.018478" calcext:value-type="float">
            <text:p>-0.018478</text:p>
          </table:table-cell>
          <table:table-cell office:value-type="float" office:value="-0.023348" calcext:value-type="float">
            <text:p>-0.023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1686" calcext:value-type="float">
            <text:p>0.211686</text:p>
          </table:table-cell>
          <table:table-cell office:value-type="float" office:value="-0.018383" calcext:value-type="float">
            <text:p>-0.018383</text:p>
          </table:table-cell>
          <table:table-cell office:value-type="float" office:value="-0.023531" calcext:value-type="float">
            <text:p>-0.023531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210006" calcext:value-type="float">
            <text:p>0.210006</text:p>
          </table:table-cell>
          <table:table-cell office:value-type="float" office:value="-0.018473" calcext:value-type="float">
            <text:p>-0.018473</text:p>
          </table:table-cell>
          <table:table-cell office:value-type="float" office:value="-0.019997" calcext:value-type="float">
            <text:p>-0.019997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208339" calcext:value-type="float">
            <text:p>0.208339</text:p>
          </table:table-cell>
          <table:table-cell office:value-type="float" office:value="-0.018805" calcext:value-type="float">
            <text:p>-0.018805</text:p>
          </table:table-cell>
          <table:table-cell office:value-type="float" office:value="-0.018263" calcext:value-type="float">
            <text:p>-0.018263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206685" calcext:value-type="float">
            <text:p>0.206685</text:p>
          </table:table-cell>
          <table:table-cell office:value-type="float" office:value="-0.019516" calcext:value-type="float">
            <text:p>-0.019516</text:p>
          </table:table-cell>
          <table:table-cell office:value-type="float" office:value="-0.020211" calcext:value-type="float">
            <text:p>-0.020211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205045" calcext:value-type="float">
            <text:p>0.205045</text:p>
          </table:table-cell>
          <table:table-cell office:value-type="float" office:value="-0.019943" calcext:value-type="float">
            <text:p>-0.019943</text:p>
          </table:table-cell>
          <table:table-cell office:value-type="float" office:value="-0.018462" calcext:value-type="float">
            <text:p>-0.018462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203418" calcext:value-type="float">
            <text:p>0.203418</text:p>
          </table:table-cell>
          <table:table-cell office:value-type="float" office:value="-0.020449" calcext:value-type="float">
            <text:p>-0.020449</text:p>
          </table:table-cell>
          <table:table-cell office:value-type="float" office:value="-0.016692" calcext:value-type="float">
            <text:p>-0.016692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201803" calcext:value-type="float">
            <text:p>0.201803</text:p>
          </table:table-cell>
          <table:table-cell office:value-type="float" office:value="-0.02109" calcext:value-type="float">
            <text:p>-0.02109</text:p>
          </table:table-cell>
          <table:table-cell office:value-type="float" office:value="-0.016759" calcext:value-type="float">
            <text:p>-0.016759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200202" calcext:value-type="float">
            <text:p>0.200202</text:p>
          </table:table-cell>
          <table:table-cell office:value-type="float" office:value="-0.021167" calcext:value-type="float">
            <text:p>-0.021167</text:p>
          </table:table-cell>
          <table:table-cell office:value-type="float" office:value="-0.022416" calcext:value-type="float">
            <text:p>-0.022416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198613" calcext:value-type="float">
            <text:p>0.198613</text:p>
          </table:table-cell>
          <table:table-cell office:value-type="float" office:value="-0.021536" calcext:value-type="float">
            <text:p>-0.021536</text:p>
          </table:table-cell>
          <table:table-cell office:value-type="float" office:value="-0.022582" calcext:value-type="float">
            <text:p>-0.022582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197036" calcext:value-type="float">
            <text:p>0.197036</text:p>
          </table:table-cell>
          <table:table-cell office:value-type="float" office:value="-0.022269" calcext:value-type="float">
            <text:p>-0.022269</text:p>
          </table:table-cell>
          <table:table-cell office:value-type="float" office:value="-0.020895" calcext:value-type="float">
            <text:p>-0.020895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195473" calcext:value-type="float">
            <text:p>0.195473</text:p>
          </table:table-cell>
          <table:table-cell office:value-type="float" office:value="-0.023005" calcext:value-type="float">
            <text:p>-0.023005</text:p>
          </table:table-cell>
          <table:table-cell office:value-type="float" office:value="-0.017309" calcext:value-type="float">
            <text:p>-0.017309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193921" calcext:value-type="float">
            <text:p>0.193921</text:p>
          </table:table-cell>
          <table:table-cell office:value-type="float" office:value="-0.023715" calcext:value-type="float">
            <text:p>-0.023715</text:p>
          </table:table-cell>
          <table:table-cell office:value-type="float" office:value="-0.019229" calcext:value-type="float">
            <text:p>-0.019229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192382" calcext:value-type="float">
            <text:p>0.192382</text:p>
          </table:table-cell>
          <table:table-cell office:value-type="float" office:value="-0.02418" calcext:value-type="float">
            <text:p>-0.02418</text:p>
          </table:table-cell>
          <table:table-cell office:value-type="float" office:value="-0.019302" calcext:value-type="float">
            <text:p>-0.019302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190855" calcext:value-type="float">
            <text:p>0.190855</text:p>
          </table:table-cell>
          <table:table-cell office:value-type="float" office:value="-0.024438" calcext:value-type="float">
            <text:p>-0.024438</text:p>
          </table:table-cell>
          <table:table-cell office:value-type="float" office:value="-0.017516" calcext:value-type="float">
            <text:p>-0.017516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189341" calcext:value-type="float">
            <text:p>0.189341</text:p>
          </table:table-cell>
          <table:table-cell office:value-type="float" office:value="-0.024725" calcext:value-type="float">
            <text:p>-0.024725</text:p>
          </table:table-cell>
          <table:table-cell office:value-type="float" office:value="-0.021293" calcext:value-type="float">
            <text:p>-0.021293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187838" calcext:value-type="float">
            <text:p>0.187838</text:p>
          </table:table-cell>
          <table:table-cell office:value-type="float" office:value="-0.024566" calcext:value-type="float">
            <text:p>-0.024566</text:p>
          </table:table-cell>
          <table:table-cell office:value-type="float" office:value="-0.023273" calcext:value-type="float">
            <text:p>-0.023273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186347" calcext:value-type="float">
            <text:p>0.186347</text:p>
          </table:table-cell>
          <table:table-cell office:value-type="float" office:value="-0.024369" calcext:value-type="float">
            <text:p>-0.024369</text:p>
          </table:table-cell>
          <table:table-cell office:value-type="float" office:value="-0.017842" calcext:value-type="float">
            <text:p>-0.01784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84868" calcext:value-type="float">
            <text:p>0.184868</text:p>
          </table:table-cell>
          <table:table-cell office:value-type="float" office:value="-0.024593" calcext:value-type="float">
            <text:p>-0.024593</text:p>
          </table:table-cell>
          <table:table-cell office:value-type="float" office:value="-0.014183" calcext:value-type="float">
            <text:p>-0.014183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183401" calcext:value-type="float">
            <text:p>0.183401</text:p>
          </table:table-cell>
          <table:table-cell office:value-type="float" office:value="-0.025333" calcext:value-type="float">
            <text:p>-0.025333</text:p>
          </table:table-cell>
          <table:table-cell office:value-type="float" office:value="-0.017894" calcext:value-type="float">
            <text:p>-0.017894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181945" calcext:value-type="float">
            <text:p>0.181945</text:p>
          </table:table-cell>
          <table:table-cell office:value-type="float" office:value="-0.024834" calcext:value-type="float">
            <text:p>-0.024834</text:p>
          </table:table-cell>
          <table:table-cell office:value-type="float" office:value="-0.023519" calcext:value-type="float">
            <text:p>-0.023519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180501" calcext:value-type="float">
            <text:p>0.180501</text:p>
          </table:table-cell>
          <table:table-cell office:value-type="float" office:value="-0.024385" calcext:value-type="float">
            <text:p>-0.024385</text:p>
          </table:table-cell>
          <table:table-cell office:value-type="float" office:value="-0.0218" calcext:value-type="float">
            <text:p>-0.0218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79069" calcext:value-type="float">
            <text:p>0.179069</text:p>
          </table:table-cell>
          <table:table-cell office:value-type="float" office:value="-0.024474" calcext:value-type="float">
            <text:p>-0.024474</text:p>
          </table:table-cell>
          <table:table-cell office:value-type="float" office:value="-0.01448" calcext:value-type="float">
            <text:p>-0.0144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177648" calcext:value-type="float">
            <text:p>0.177648</text:p>
          </table:table-cell>
          <table:table-cell office:value-type="float" office:value="-0.025175" calcext:value-type="float">
            <text:p>-0.025175</text:p>
          </table:table-cell>
          <table:table-cell office:value-type="float" office:value="-0.016341" calcext:value-type="float">
            <text:p>-0.016341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176238" calcext:value-type="float">
            <text:p>0.176238</text:p>
          </table:table-cell>
          <table:table-cell office:value-type="float" office:value="-0.026169" calcext:value-type="float">
            <text:p>-0.026169</text:p>
          </table:table-cell>
          <table:table-cell office:value-type="float" office:value="-0.016347" calcext:value-type="float">
            <text:p>-0.016347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174839" calcext:value-type="float">
            <text:p>0.174839</text:p>
          </table:table-cell>
          <table:table-cell office:value-type="float" office:value="-0.027173" calcext:value-type="float">
            <text:p>-0.027173</text:p>
          </table:table-cell>
          <table:table-cell office:value-type="float" office:value="-0.016355" calcext:value-type="float">
            <text:p>-0.016355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173451" calcext:value-type="float">
            <text:p>0.173451</text:p>
          </table:table-cell>
          <table:table-cell office:value-type="float" office:value="-0.028826" calcext:value-type="float">
            <text:p>-0.028826</text:p>
          </table:table-cell>
          <table:table-cell office:value-type="float" office:value="-0.020097" calcext:value-type="float">
            <text:p>-0.020097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172075" calcext:value-type="float">
            <text:p>0.172075</text:p>
          </table:table-cell>
          <table:table-cell office:value-type="float" office:value="-0.029908" calcext:value-type="float">
            <text:p>-0.029908</text:p>
          </table:table-cell>
          <table:table-cell office:value-type="float" office:value="-0.018321" calcext:value-type="float">
            <text:p>-0.018321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170709" calcext:value-type="float">
            <text:p>0.170709</text:p>
          </table:table-cell>
          <table:table-cell office:value-type="float" office:value="-0.031048" calcext:value-type="float">
            <text:p>-0.031048</text:p>
          </table:table-cell>
          <table:table-cell office:value-type="float" office:value="-0.016522" calcext:value-type="float">
            <text:p>-0.016522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169354" calcext:value-type="float">
            <text:p>0.169354</text:p>
          </table:table-cell>
          <table:table-cell office:value-type="float" office:value="-0.03187" calcext:value-type="float">
            <text:p>-0.03187</text:p>
          </table:table-cell>
          <table:table-cell office:value-type="float" office:value="-0.016547" calcext:value-type="float">
            <text:p>-0.016547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16801" calcext:value-type="float">
            <text:p>0.16801</text:p>
          </table:table-cell>
          <table:table-cell office:value-type="float" office:value="-0.032296" calcext:value-type="float">
            <text:p>-0.032296</text:p>
          </table:table-cell>
          <table:table-cell office:value-type="float" office:value="-0.016559" calcext:value-type="float">
            <text:p>-0.01655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66677" calcext:value-type="float">
            <text:p>0.166677</text:p>
          </table:table-cell>
          <table:table-cell office:value-type="float" office:value="-0.032111" calcext:value-type="float">
            <text:p>-0.032111</text:p>
          </table:table-cell>
          <table:table-cell office:value-type="float" office:value="-0.012843" calcext:value-type="float">
            <text:p>-0.01284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65354" calcext:value-type="float">
            <text:p>0.165354</text:p>
          </table:table-cell>
          <table:table-cell office:value-type="float" office:value="-0.031796" calcext:value-type="float">
            <text:p>-0.031796</text:p>
          </table:table-cell>
          <table:table-cell office:value-type="float" office:value="-0.014653" calcext:value-type="float">
            <text:p>-0.01465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64042" calcext:value-type="float">
            <text:p>0.164042</text:p>
          </table:table-cell>
          <table:table-cell office:value-type="float" office:value="-0.031854" calcext:value-type="float">
            <text:p>-0.031854</text:p>
          </table:table-cell>
          <table:table-cell office:value-type="float" office:value="-0.012769" calcext:value-type="float">
            <text:p>-0.01276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6274" calcext:value-type="float">
            <text:p>0.16274</text:p>
          </table:table-cell>
          <table:table-cell office:value-type="float" office:value="-0.031075" calcext:value-type="float">
            <text:p>-0.031075</text:p>
          </table:table-cell>
          <table:table-cell office:value-type="float" office:value="-0.010862" calcext:value-type="float">
            <text:p>-0.010862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161448" calcext:value-type="float">
            <text:p>0.161448</text:p>
          </table:table-cell>
          <table:table-cell office:value-type="float" office:value="-0.030636" calcext:value-type="float">
            <text:p>-0.030636</text:p>
          </table:table-cell>
          <table:table-cell office:value-type="float" office:value="-0.014516" calcext:value-type="float">
            <text:p>-0.014516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60167" calcext:value-type="float">
            <text:p>0.160167</text:p>
          </table:table-cell>
          <table:table-cell office:value-type="float" office:value="-0.030217" calcext:value-type="float">
            <text:p>-0.030217</text:p>
          </table:table-cell>
          <table:table-cell office:value-type="float" office:value="-0.012647" calcext:value-type="float">
            <text:p>-0.01264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58896" calcext:value-type="float">
            <text:p>0.158896</text:p>
          </table:table-cell>
          <table:table-cell office:value-type="float" office:value="-0.029639" calcext:value-type="float">
            <text:p>-0.029639</text:p>
          </table:table-cell>
          <table:table-cell office:value-type="float" office:value="-0.010754" calcext:value-type="float">
            <text:p>-0.010754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57634" calcext:value-type="float">
            <text:p>0.157634</text:p>
          </table:table-cell>
          <table:table-cell office:value-type="float" office:value="-0.029241" calcext:value-type="float">
            <text:p>-0.029241</text:p>
          </table:table-cell>
          <table:table-cell office:value-type="float" office:value="-0.01069" calcext:value-type="float">
            <text:p>-0.0106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156383" calcext:value-type="float">
            <text:p>0.156383</text:p>
          </table:table-cell>
          <table:table-cell office:value-type="float" office:value="-0.028591" calcext:value-type="float">
            <text:p>-0.028591</text:p>
          </table:table-cell>
          <table:table-cell office:value-type="float" office:value="-0.012479" calcext:value-type="float">
            <text:p>-0.01247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55142" calcext:value-type="float">
            <text:p>0.155142</text:p>
          </table:table-cell>
          <table:table-cell office:value-type="float" office:value="-0.027995" calcext:value-type="float">
            <text:p>-0.027995</text:p>
          </table:table-cell>
          <table:table-cell office:value-type="float" office:value="-0.010572" calcext:value-type="float">
            <text:p>-0.01057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53911" calcext:value-type="float">
            <text:p>0.153911</text:p>
          </table:table-cell>
          <table:table-cell office:value-type="float" office:value="-0.027855" calcext:value-type="float">
            <text:p>-0.027855</text:p>
          </table:table-cell>
          <table:table-cell office:value-type="float" office:value="-0.0105" calcext:value-type="float">
            <text:p>-0.0105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52689" calcext:value-type="float">
            <text:p>0.152689</text:p>
          </table:table-cell>
          <table:table-cell office:value-type="float" office:value="-0.027405" calcext:value-type="float">
            <text:p>-0.027405</text:p>
          </table:table-cell>
          <table:table-cell office:value-type="float" office:value="-0.008562" calcext:value-type="float">
            <text:p>-0.00856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51478" calcext:value-type="float">
            <text:p>0.151478</text:p>
          </table:table-cell>
          <table:table-cell office:value-type="float" office:value="-0.026886" calcext:value-type="float">
            <text:p>-0.026886</text:p>
          </table:table-cell>
          <table:table-cell office:value-type="float" office:value="-0.010317" calcext:value-type="float">
            <text:p>-0.010317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50275" calcext:value-type="float">
            <text:p>0.150275</text:p>
          </table:table-cell>
          <table:table-cell office:value-type="float" office:value="-0.02608" calcext:value-type="float">
            <text:p>-0.02608</text:p>
          </table:table-cell>
          <table:table-cell office:value-type="float" office:value="-0.008375" calcext:value-type="float">
            <text:p>-0.008375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49083" calcext:value-type="float">
            <text:p>0.149083</text:p>
          </table:table-cell>
          <table:table-cell office:value-type="float" office:value="-0.025752" calcext:value-type="float">
            <text:p>-0.025752</text:p>
          </table:table-cell>
          <table:table-cell office:value-type="float" office:value="-0.00827" calcext:value-type="float">
            <text:p>-0.0082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1479" calcext:value-type="float">
            <text:p>0.1479</text:p>
          </table:table-cell>
          <table:table-cell office:value-type="float" office:value="-0.025715" calcext:value-type="float">
            <text:p>-0.025715</text:p>
          </table:table-cell>
          <table:table-cell office:value-type="float" office:value="-0.010027" calcext:value-type="float">
            <text:p>-0.010027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46726" calcext:value-type="float">
            <text:p>0.146726</text:p>
          </table:table-cell>
          <table:table-cell office:value-type="float" office:value="-0.025259" calcext:value-type="float">
            <text:p>-0.025259</text:p>
          </table:table-cell>
          <table:table-cell office:value-type="float" office:value="-0.00809" calcext:value-type="float">
            <text:p>-0.00809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45561" calcext:value-type="float">
            <text:p>0.145561</text:p>
          </table:table-cell>
          <table:table-cell office:value-type="float" office:value="-0.024675" calcext:value-type="float">
            <text:p>-0.024675</text:p>
          </table:table-cell>
          <table:table-cell office:value-type="float" office:value="-0.007987" calcext:value-type="float">
            <text:p>-0.007987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44406" calcext:value-type="float">
            <text:p>0.144406</text:p>
          </table:table-cell>
          <table:table-cell office:value-type="float" office:value="-0.024633" calcext:value-type="float">
            <text:p>-0.024633</text:p>
          </table:table-cell>
          <table:table-cell office:value-type="float" office:value="-0.006017" calcext:value-type="float">
            <text:p>-0.006017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4326" calcext:value-type="float">
            <text:p>0.14326</text:p>
          </table:table-cell>
          <table:table-cell office:value-type="float" office:value="-0.024055" calcext:value-type="float">
            <text:p>-0.024055</text:p>
          </table:table-cell>
          <table:table-cell office:value-type="float" office:value="-0.005876" calcext:value-type="float">
            <text:p>-0.005876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42123" calcext:value-type="float">
            <text:p>0.142123</text:p>
          </table:table-cell>
          <table:table-cell office:value-type="float" office:value="-0.023325" calcext:value-type="float">
            <text:p>-0.023325</text:p>
          </table:table-cell>
          <table:table-cell office:value-type="float" office:value="-0.005732" calcext:value-type="float">
            <text:p>-0.005732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40995" calcext:value-type="float">
            <text:p>0.140995</text:p>
          </table:table-cell>
          <table:table-cell office:value-type="float" office:value="-0.023154" calcext:value-type="float">
            <text:p>-0.023154</text:p>
          </table:table-cell>
          <table:table-cell office:value-type="float" office:value="-0.00559" calcext:value-type="float">
            <text:p>-0.00559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139876" calcext:value-type="float">
            <text:p>0.139876</text:p>
          </table:table-cell>
          <table:table-cell office:value-type="float" office:value="-0.022752" calcext:value-type="float">
            <text:p>-0.022752</text:p>
          </table:table-cell>
          <table:table-cell office:value-type="float" office:value="-0.007315" calcext:value-type="float">
            <text:p>-0.007315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138766" calcext:value-type="float">
            <text:p>0.138766</text:p>
          </table:table-cell>
          <table:table-cell office:value-type="float" office:value="-0.02222" calcext:value-type="float">
            <text:p>-0.02222</text:p>
          </table:table-cell>
          <table:table-cell office:value-type="float" office:value="-0.005348" calcext:value-type="float">
            <text:p>-0.005348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37664" calcext:value-type="float">
            <text:p>0.137664</text:p>
          </table:table-cell>
          <table:table-cell office:value-type="float" office:value="-0.021808" calcext:value-type="float">
            <text:p>-0.021808</text:p>
          </table:table-cell>
          <table:table-cell office:value-type="float" office:value="-0.003353" calcext:value-type="float">
            <text:p>-0.003353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36572" calcext:value-type="float">
            <text:p>0.136572</text:p>
          </table:table-cell>
          <table:table-cell office:value-type="float" office:value="-0.021022" calcext:value-type="float">
            <text:p>-0.021022</text:p>
          </table:table-cell>
          <table:table-cell office:value-type="float" office:value="-0.003184" calcext:value-type="float">
            <text:p>-0.003184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35488" calcext:value-type="float">
            <text:p>0.135488</text:p>
          </table:table-cell>
          <table:table-cell office:value-type="float" office:value="-0.019997" calcext:value-type="float">
            <text:p>-0.019997</text:p>
          </table:table-cell>
          <table:table-cell office:value-type="float" office:value="-0.003007" calcext:value-type="float">
            <text:p>-0.003007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34413" calcext:value-type="float">
            <text:p>0.134413</text:p>
          </table:table-cell>
          <table:table-cell office:value-type="float" office:value="-0.019424" calcext:value-type="float">
            <text:p>-0.019424</text:p>
          </table:table-cell>
          <table:table-cell office:value-type="float" office:value="-0.002831" calcext:value-type="float">
            <text:p>-0.002831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33346" calcext:value-type="float">
            <text:p>0.133346</text:p>
          </table:table-cell>
          <table:table-cell office:value-type="float" office:value="-0.018684" calcext:value-type="float">
            <text:p>-0.018684</text:p>
          </table:table-cell>
          <table:table-cell office:value-type="float" office:value="-0.002659" calcext:value-type="float">
            <text:p>-0.002659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32288" calcext:value-type="float">
            <text:p>0.132288</text:p>
          </table:table-cell>
          <table:table-cell office:value-type="float" office:value="-0.01807" calcext:value-type="float">
            <text:p>-0.01807</text:p>
          </table:table-cell>
          <table:table-cell office:value-type="float" office:value="-0.002491" calcext:value-type="float">
            <text:p>-0.002491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31238" calcext:value-type="float">
            <text:p>0.131238</text:p>
          </table:table-cell>
          <table:table-cell office:value-type="float" office:value="-0.017682" calcext:value-type="float">
            <text:p>-0.017682</text:p>
          </table:table-cell>
          <table:table-cell office:value-type="float" office:value="-0.000461" calcext:value-type="float">
            <text:p>-0.000461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30196" calcext:value-type="float">
            <text:p>0.130196</text:p>
          </table:table-cell>
          <table:table-cell office:value-type="float" office:value="-0.017214" calcext:value-type="float">
            <text:p>-0.017214</text:p>
          </table:table-cell>
          <table:table-cell office:value-type="float" office:value="-0.002125" calcext:value-type="float">
            <text:p>-0.002125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29163" calcext:value-type="float">
            <text:p>0.129163</text:p>
          </table:table-cell>
          <table:table-cell office:value-type="float" office:value="-0.016482" calcext:value-type="float">
            <text:p>-0.016482</text:p>
          </table:table-cell>
          <table:table-cell office:value-type="float" office:value="-0.00009" calcext:value-type="float">
            <text:p>-0.00009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28138" calcext:value-type="float">
            <text:p>0.128138</text:p>
          </table:table-cell>
          <table:table-cell office:value-type="float" office:value="-0.015421" calcext:value-type="float">
            <text:p>-0.015421</text:p>
          </table:table-cell>
          <table:table-cell office:value-type="float" office:value="0.000112" calcext:value-type="float">
            <text:p>0.000112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27121" calcext:value-type="float">
            <text:p>0.127121</text:p>
          </table:table-cell>
          <table:table-cell office:value-type="float" office:value="-0.014732" calcext:value-type="float">
            <text:p>-0.014732</text:p>
          </table:table-cell>
          <table:table-cell office:value-type="float" office:value="0.000316" calcext:value-type="float">
            <text:p>0.000316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26112" calcext:value-type="float">
            <text:p>0.126112</text:p>
          </table:table-cell>
          <table:table-cell office:value-type="float" office:value="-0.014104" calcext:value-type="float">
            <text:p>-0.014104</text:p>
          </table:table-cell>
          <table:table-cell office:value-type="float" office:value="0.002383" calcext:value-type="float">
            <text:p>0.002383</text:p>
          </table:table-cell>
        </table:table-row>
        <table:table-row table:style-name="ro1">
          <table:table-cell office:value-type="float" office:value="0.144166" calcext:value-type="float">
            <text:p>0.144166</text:p>
          </table:table-cell>
          <table:table-cell office:value-type="float" office:value="0.125111" calcext:value-type="float">
            <text:p>0.125111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-0.001107" calcext:value-type="float">
            <text:p>-0.001107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24118" calcext:value-type="float">
            <text:p>0.124118</text:p>
          </table:table-cell>
          <table:table-cell office:value-type="float" office:value="-0.012799" calcext:value-type="float">
            <text:p>-0.012799</text:p>
          </table:table-cell>
          <table:table-cell office:value-type="float" office:value="0.002792" calcext:value-type="float">
            <text:p>0.002792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23133" calcext:value-type="float">
            <text:p>0.123133</text:p>
          </table:table-cell>
          <table:table-cell office:value-type="float" office:value="-0.01212" calcext:value-type="float">
            <text:p>-0.01212</text:p>
          </table:table-cell>
          <table:table-cell office:value-type="float" office:value="0.001159" calcext:value-type="float">
            <text:p>0.001159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22156" calcext:value-type="float">
            <text:p>0.122156</text:p>
          </table:table-cell>
          <table:table-cell office:value-type="float" office:value="-0.011149" calcext:value-type="float">
            <text:p>-0.011149</text:p>
          </table:table-cell>
          <table:table-cell office:value-type="float" office:value="0.005088" calcext:value-type="float">
            <text:p>0.005088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21186" calcext:value-type="float">
            <text:p>0.121186</text:p>
          </table:table-cell>
          <table:table-cell office:value-type="float" office:value="-0.010458" calcext:value-type="float">
            <text:p>-0.010458</text:p>
          </table:table-cell>
          <table:table-cell office:value-type="float" office:value="0.001629" calcext:value-type="float">
            <text:p>0.001629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20224" calcext:value-type="float">
            <text:p>0.120224</text:p>
          </table:table-cell>
          <table:table-cell office:value-type="float" office:value="-0.010088" calcext:value-type="float">
            <text:p>-0.010088</text:p>
          </table:table-cell>
          <table:table-cell office:value-type="float" office:value="0.003701" calcext:value-type="float">
            <text:p>0.003701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11927" calcext:value-type="float">
            <text:p>0.11927</text:p>
          </table:table-cell>
          <table:table-cell office:value-type="float" office:value="-0.009355" calcext:value-type="float">
            <text:p>-0.009355</text:p>
          </table:table-cell>
          <table:table-cell office:value-type="float" office:value="0.002073" calcext:value-type="float">
            <text:p>0.002073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18324" calcext:value-type="float">
            <text:p>0.118324</text:p>
          </table:table-cell>
          <table:table-cell office:value-type="float" office:value="-0.009064" calcext:value-type="float">
            <text:p>-0.009064</text:p>
          </table:table-cell>
          <table:table-cell office:value-type="float" office:value="0.006001" calcext:value-type="float">
            <text:p>0.006001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17385" calcext:value-type="float">
            <text:p>0.117385</text:p>
          </table:table-cell>
          <table:table-cell office:value-type="float" office:value="-0.009152" calcext:value-type="float">
            <text:p>-0.009152</text:p>
          </table:table-cell>
          <table:table-cell office:value-type="float" office:value="0.004403" calcext:value-type="float">
            <text:p>0.004403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16453" calcext:value-type="float">
            <text:p>0.116453</text:p>
          </table:table-cell>
          <table:table-cell office:value-type="float" office:value="-0.008765" calcext:value-type="float">
            <text:p>-0.008765</text:p>
          </table:table-cell>
          <table:table-cell office:value-type="float" office:value="0.004644" calcext:value-type="float">
            <text:p>0.004644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15529" calcext:value-type="float">
            <text:p>0.115529</text:p>
          </table:table-cell>
          <table:table-cell office:value-type="float" office:value="-0.008506" calcext:value-type="float">
            <text:p>-0.008506</text:p>
          </table:table-cell>
          <table:table-cell office:value-type="float" office:value="0.006746" calcext:value-type="float">
            <text:p>0.006746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14612" calcext:value-type="float">
            <text:p>0.114612</text:p>
          </table:table-cell>
          <table:table-cell office:value-type="float" office:value="-0.008415" calcext:value-type="float">
            <text:p>-0.008415</text:p>
          </table:table-cell>
          <table:table-cell office:value-type="float" office:value="0.005152" calcext:value-type="float">
            <text:p>0.005152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13702" calcext:value-type="float">
            <text:p>0.113702</text:p>
          </table:table-cell>
          <table:table-cell office:value-type="float" office:value="-0.008567" calcext:value-type="float">
            <text:p>-0.008567</text:p>
          </table:table-cell>
          <table:table-cell office:value-type="float" office:value="0.007254" calcext:value-type="float">
            <text:p>0.007254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128" calcext:value-type="float">
            <text:p>0.1128</text:p>
          </table:table-cell>
          <table:table-cell office:value-type="float" office:value="-0.008474" calcext:value-type="float">
            <text:p>-0.008474</text:p>
          </table:table-cell>
          <table:table-cell office:value-type="float" office:value="0.007521" calcext:value-type="float">
            <text:p>0.007521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111905" calcext:value-type="float">
            <text:p>0.111905</text:p>
          </table:table-cell>
          <table:table-cell office:value-type="float" office:value="-0.008447" calcext:value-type="float">
            <text:p>-0.008447</text:p>
          </table:table-cell>
          <table:table-cell office:value-type="float" office:value="0.005928" calcext:value-type="float">
            <text:p>0.005928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111016" calcext:value-type="float">
            <text:p>0.111016</text:p>
          </table:table-cell>
          <table:table-cell office:value-type="float" office:value="-0.008416" calcext:value-type="float">
            <text:p>-0.008416</text:p>
          </table:table-cell>
          <table:table-cell office:value-type="float" office:value="0.009892" calcext:value-type="float">
            <text:p>0.009892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110135" calcext:value-type="float">
            <text:p>0.110135</text:p>
          </table:table-cell>
          <table:table-cell office:value-type="float" office:value="-0.008515" calcext:value-type="float">
            <text:p>-0.008515</text:p>
          </table:table-cell>
          <table:table-cell office:value-type="float" office:value="0.008327" calcext:value-type="float">
            <text:p>0.008327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109261" calcext:value-type="float">
            <text:p>0.109261</text:p>
          </table:table-cell>
          <table:table-cell office:value-type="float" office:value="-0.008286" calcext:value-type="float">
            <text:p>-0.008286</text:p>
          </table:table-cell>
          <table:table-cell office:value-type="float" office:value="0.010462" calcext:value-type="float">
            <text:p>0.010462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108394" calcext:value-type="float">
            <text:p>0.108394</text:p>
          </table:table-cell>
          <table:table-cell office:value-type="float" office:value="-0.007787" calcext:value-type="float">
            <text:p>-0.007787</text:p>
          </table:table-cell>
          <table:table-cell office:value-type="float" office:value="0.010763" calcext:value-type="float">
            <text:p>0.010763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107534" calcext:value-type="float">
            <text:p>0.107534</text:p>
          </table:table-cell>
          <table:table-cell office:value-type="float" office:value="-0.007633" calcext:value-type="float">
            <text:p>-0.007633</text:p>
          </table:table-cell>
          <table:table-cell office:value-type="float" office:value="0.011065" calcext:value-type="float">
            <text:p>0.011065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10668" calcext:value-type="float">
            <text:p>0.10668</text:p>
          </table:table-cell>
          <table:table-cell office:value-type="float" office:value="-0.007186" calcext:value-type="float">
            <text:p>-0.007186</text:p>
          </table:table-cell>
          <table:table-cell office:value-type="float" office:value="0.011364" calcext:value-type="float">
            <text:p>0.011364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05834" calcext:value-type="float">
            <text:p>0.105834</text:p>
          </table:table-cell>
          <table:table-cell office:value-type="float" office:value="-0.006668" calcext:value-type="float">
            <text:p>-0.006668</text:p>
          </table:table-cell>
          <table:table-cell office:value-type="float" office:value="0.013524" calcext:value-type="float">
            <text:p>0.013524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04994" calcext:value-type="float">
            <text:p>0.104994</text:p>
          </table:table-cell>
          <table:table-cell office:value-type="float" office:value="-0.006357" calcext:value-type="float">
            <text:p>-0.006357</text:p>
          </table:table-cell>
          <table:table-cell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10416" calcext:value-type="float">
            <text:p>0.10416</text:p>
          </table:table-cell>
          <table:table-cell office:value-type="float" office:value="-0.005364" calcext:value-type="float">
            <text:p>-0.005364</text:p>
          </table:table-cell>
          <table:table-cell office:value-type="float" office:value="0.016042" calcext:value-type="float">
            <text:p>0.016042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03334" calcext:value-type="float">
            <text:p>0.103334</text:p>
          </table:table-cell>
          <table:table-cell office:value-type="float" office:value="-0.004629" calcext:value-type="float">
            <text:p>-0.004629</text:p>
          </table:table-cell>
          <table:table-cell office:value-type="float" office:value="0.014539" calcext:value-type="float">
            <text:p>0.014539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102514" calcext:value-type="float">
            <text:p>0.102514</text:p>
          </table:table-cell>
          <table:table-cell office:value-type="float" office:value="-0.003898" calcext:value-type="float">
            <text:p>-0.003898</text:p>
          </table:table-cell>
          <table:table-cell office:value-type="float" office:value="0.014868" calcext:value-type="float">
            <text:p>0.014868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1017" calcext:value-type="float">
            <text:p>0.1017</text:p>
          </table:table-cell>
          <table:table-cell office:value-type="float" office:value="-0.002994" calcext:value-type="float">
            <text:p>-0.002994</text:p>
          </table:table-cell>
          <table:table-cell office:value-type="float" office:value="0.017053" calcext:value-type="float">
            <text:p>0.017053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100893" calcext:value-type="float">
            <text:p>0.100893</text:p>
          </table:table-cell>
          <table:table-cell office:value-type="float" office:value="-0.002171" calcext:value-type="float">
            <text:p>-0.002171</text:p>
          </table:table-cell>
          <table:table-cell office:value-type="float" office:value="0.017405" calcext:value-type="float">
            <text:p>0.017405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100092" calcext:value-type="float">
            <text:p>0.100092</text:p>
          </table:table-cell>
          <table:table-cell office:value-type="float" office:value="-0.000431" calcext:value-type="float">
            <text:p>-0.000431</text:p>
          </table:table-cell>
          <table:table-cell office:value-type="float" office:value="0.017762" calcext:value-type="float">
            <text:p>0.017762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099298" calcext:value-type="float">
            <text:p>0.099298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0.021845" calcext:value-type="float">
            <text:p>0.021845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09851" calcext:value-type="float">
            <text:p>0.09851</text:p>
          </table:table-cell>
          <table:table-cell office:value-type="float" office:value="0.002089" calcext:value-type="float">
            <text:p>0.002089</text:p>
          </table:table-cell>
          <table:table-cell office:value-type="float" office:value="0.01854" calcext:value-type="float">
            <text:p>0.01854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097728" calcext:value-type="float">
            <text:p>0.097728</text:p>
          </table:table-cell>
          <table:table-cell office:value-type="float" office:value="0.003165" calcext:value-type="float">
            <text:p>0.003165</text:p>
          </table:table-cell>
          <table:table-cell office:value-type="float" office:value="0.018901" calcext:value-type="float">
            <text:p>0.018901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096952" calcext:value-type="float">
            <text:p>0.096952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21116" calcext:value-type="float">
            <text:p>0.021116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096183" calcext:value-type="float">
            <text:p>0.096183</text:p>
          </table:table-cell>
          <table:table-cell office:value-type="float" office:value="0.004626" calcext:value-type="float">
            <text:p>0.004626</text:p>
          </table:table-cell>
          <table:table-cell office:value-type="float" office:value="0.021496" calcext:value-type="float">
            <text:p>0.021496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095419" calcext:value-type="float">
            <text:p>0.095419</text:p>
          </table:table-cell>
          <table:table-cell office:value-type="float" office:value="0.005686" calcext:value-type="float">
            <text:p>0.005686</text:p>
          </table:table-cell>
          <table:table-cell office:value-type="float" office:value="0.021882" calcext:value-type="float">
            <text:p>0.021882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094662" calcext:value-type="float">
            <text:p>0.094662</text:p>
          </table:table-cell>
          <table:table-cell office:value-type="float" office:value="0.006468" calcext:value-type="float">
            <text:p>0.006468</text:p>
          </table:table-cell>
          <table:table-cell office:value-type="float" office:value="0.024133" calcext:value-type="float">
            <text:p>0.024133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093911" calcext:value-type="float">
            <text:p>0.093911</text:p>
          </table:table-cell>
          <table:table-cell office:value-type="float" office:value="0.007078" calcext:value-type="float">
            <text:p>0.007078</text:p>
          </table:table-cell>
          <table:table-cell office:value-type="float" office:value="0.022691" calcext:value-type="float">
            <text:p>0.022691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093166" calcext:value-type="float">
            <text:p>0.093166</text:p>
          </table:table-cell>
          <table:table-cell office:value-type="float" office:value="0.008232" calcext:value-type="float">
            <text:p>0.008232</text:p>
          </table:table-cell>
          <table:table-cell office:value-type="float" office:value="0.023083" calcext:value-type="float">
            <text:p>0.023083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092426" calcext:value-type="float">
            <text:p>0.092426</text:p>
          </table:table-cell>
          <table:table-cell office:value-type="float" office:value="0.009237" calcext:value-type="float">
            <text:p>0.009237</text:p>
          </table:table-cell>
          <table:table-cell office:value-type="float" office:value="0.023469" calcext:value-type="float">
            <text:p>0.023469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091693" calcext:value-type="float">
            <text:p>0.091693</text:p>
          </table:table-cell>
          <table:table-cell office:value-type="float" office:value="0.009912" calcext:value-type="float">
            <text:p>0.009912</text:p>
          </table:table-cell>
          <table:table-cell office:value-type="float" office:value="0.025716" calcext:value-type="float">
            <text:p>0.025716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090965" calcext:value-type="float">
            <text:p>0.090965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26134" calcext:value-type="float">
            <text:p>0.026134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090243" calcext:value-type="float">
            <text:p>0.090243</text:p>
          </table:table-cell>
          <table:table-cell office:value-type="float" office:value="0.011508" calcext:value-type="float">
            <text:p>0.011508</text:p>
          </table:table-cell>
          <table:table-cell office:value-type="float" office:value="0.026557" calcext:value-type="float">
            <text:p>0.026557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089527" calcext:value-type="float">
            <text:p>0.089527</text:p>
          </table:table-cell>
          <table:table-cell office:value-type="float" office:value="0.012603" calcext:value-type="float">
            <text:p>0.012603</text:p>
          </table:table-cell>
          <table:table-cell office:value-type="float" office:value="0.025118" calcext:value-type="float">
            <text:p>0.025118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088816" calcext:value-type="float">
            <text:p>0.088816</text:p>
          </table:table-cell>
          <table:table-cell office:value-type="float" office:value="0.01355" calcext:value-type="float">
            <text:p>0.01355</text:p>
          </table:table-cell>
          <table:table-cell office:value-type="float" office:value="0.027371" calcext:value-type="float">
            <text:p>0.027371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088111" calcext:value-type="float">
            <text:p>0.088111</text:p>
          </table:table-cell>
          <table:table-cell office:value-type="float" office:value="0.014392" calcext:value-type="float">
            <text:p>0.014392</text:p>
          </table:table-cell>
          <table:table-cell office:value-type="float" office:value="0.029649" calcext:value-type="float">
            <text:p>0.029649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087412" calcext:value-type="float">
            <text:p>0.087412</text:p>
          </table:table-cell>
          <table:table-cell office:value-type="float" office:value="0.014913" calcext:value-type="float">
            <text:p>0.014913</text:p>
          </table:table-cell>
          <table:table-cell office:value-type="float" office:value="0.028238" calcext:value-type="float">
            <text:p>0.028238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086718" calcext:value-type="float">
            <text:p>0.086718</text:p>
          </table:table-cell>
          <table:table-cell office:value-type="float" office:value="0.015661" calcext:value-type="float">
            <text:p>0.015661</text:p>
          </table:table-cell>
          <table:table-cell office:value-type="float" office:value="0.0268" calcext:value-type="float">
            <text:p>0.0268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08603" calcext:value-type="float">
            <text:p>0.08603</text:p>
          </table:table-cell>
          <table:table-cell office:value-type="float" office:value="0.016726" calcext:value-type="float">
            <text:p>0.016726</text:p>
          </table:table-cell>
          <table:table-cell office:value-type="float" office:value="0.030914" calcext:value-type="float">
            <text:p>0.030914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085347" calcext:value-type="float">
            <text:p>0.085347</text:p>
          </table:table-cell>
          <table:table-cell office:value-type="float" office:value="0.017432" calcext:value-type="float">
            <text:p>0.017432</text:p>
          </table:table-cell>
          <table:table-cell office:value-type="float" office:value="0.031361" calcext:value-type="float">
            <text:p>0.031361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08467" calcext:value-type="float">
            <text:p>0.08467</text:p>
          </table:table-cell>
          <table:table-cell office:value-type="float" office:value="0.017954" calcext:value-type="float">
            <text:p>0.017954</text:p>
          </table:table-cell>
          <table:table-cell office:value-type="float" office:value="0.029953" calcext:value-type="float">
            <text:p>0.029953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083998" calcext:value-type="float">
            <text:p>0.083998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32241" calcext:value-type="float">
            <text:p>0.032241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083331" calcext:value-type="float">
            <text:p>0.083331</text:p>
          </table:table-cell>
          <table:table-cell office:value-type="float" office:value="0.018839" calcext:value-type="float">
            <text:p>0.018839</text:p>
          </table:table-cell>
          <table:table-cell office:value-type="float" office:value="0.03083" calcext:value-type="float">
            <text:p>0.03083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08267" calcext:value-type="float">
            <text:p>0.08267</text:p>
          </table:table-cell>
          <table:table-cell office:value-type="float" office:value="0.019488" calcext:value-type="float">
            <text:p>0.019488</text:p>
          </table:table-cell>
          <table:table-cell office:value-type="float" office:value="0.034976" calcext:value-type="float">
            <text:p>0.034976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082014" calcext:value-type="float">
            <text:p>0.082014</text:p>
          </table:table-cell>
          <table:table-cell office:value-type="float" office:value="0.019966" calcext:value-type="float">
            <text:p>0.019966</text:p>
          </table:table-cell>
          <table:table-cell office:value-type="float" office:value="0.031733" calcext:value-type="float">
            <text:p>0.031733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081363" calcext:value-type="float">
            <text:p>0.081363</text:p>
          </table:table-cell>
          <table:table-cell office:value-type="float" office:value="0.020497" calcext:value-type="float">
            <text:p>0.020497</text:p>
          </table:table-cell>
          <table:table-cell office:value-type="float" office:value="0.03402" calcext:value-type="float">
            <text:p>0.03402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080717" calcext:value-type="float">
            <text:p>0.080717</text:p>
          </table:table-cell>
          <table:table-cell office:value-type="float" office:value="0.021278" calcext:value-type="float">
            <text:p>0.021278</text:p>
          </table:table-cell>
          <table:table-cell office:value-type="float" office:value="0.034471" calcext:value-type="float">
            <text:p>0.034471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080076" calcext:value-type="float">
            <text:p>0.080076</text:p>
          </table:table-cell>
          <table:table-cell office:value-type="float" office:value="0.022044" calcext:value-type="float">
            <text:p>0.022044</text:p>
          </table:table-cell>
          <table:table-cell office:value-type="float" office:value="0.034923" calcext:value-type="float">
            <text:p>0.034923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079441" calcext:value-type="float">
            <text:p>0.079441</text:p>
          </table:table-cell>
          <table:table-cell office:value-type="float" office:value="0.02241" calcext:value-type="float">
            <text:p>0.02241</text:p>
          </table:table-cell>
          <table:table-cell office:value-type="float" office:value="0.037239" calcext:value-type="float">
            <text:p>0.037239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07881" calcext:value-type="float">
            <text:p>0.07881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35863" calcext:value-type="float">
            <text:p>0.035863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078185" calcext:value-type="float">
            <text:p>0.078185</text:p>
          </table:table-cell>
          <table:table-cell office:value-type="float" office:value="0.024277" calcext:value-type="float">
            <text:p>0.024277</text:p>
          </table:table-cell>
          <table:table-cell office:value-type="float" office:value="0.03632" calcext:value-type="float">
            <text:p>0.03632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077564" calcext:value-type="float">
            <text:p>0.077564</text:p>
          </table:table-cell>
          <table:table-cell office:value-type="float" office:value="0.025407" calcext:value-type="float">
            <text:p>0.025407</text:p>
          </table:table-cell>
          <table:table-cell office:value-type="float" office:value="0.038635" calcext:value-type="float">
            <text:p>0.038635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076949" calcext:value-type="float">
            <text:p>0.076949</text:p>
          </table:table-cell>
          <table:table-cell office:value-type="float" office:value="0.026578" calcext:value-type="float">
            <text:p>0.026578</text:p>
          </table:table-cell>
          <table:table-cell office:value-type="float" office:value="0.040979" calcext:value-type="float">
            <text:p>0.040979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076338" calcext:value-type="float">
            <text:p>0.076338</text:p>
          </table:table-cell>
          <table:table-cell office:value-type="float" office:value="0.027291" calcext:value-type="float">
            <text:p>0.027291</text:p>
          </table:table-cell>
          <table:table-cell office:value-type="float" office:value="0.039633" calcext:value-type="float">
            <text:p>0.039633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075732" calcext:value-type="float">
            <text:p>0.075732</text:p>
          </table:table-cell>
          <table:table-cell office:value-type="float" office:value="0.028582" calcext:value-type="float">
            <text:p>0.028582</text:p>
          </table:table-cell>
          <table:table-cell office:value-type="float" office:value="0.038259" calcext:value-type="float">
            <text:p>0.038259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075131" calcext:value-type="float">
            <text:p>0.075131</text:p>
          </table:table-cell>
          <table:table-cell office:value-type="float" office:value="0.030746" calcext:value-type="float">
            <text:p>0.030746</text:p>
          </table:table-cell>
          <table:table-cell office:value-type="float" office:value="0.042435" calcext:value-type="float">
            <text:p>0.042435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074535" calcext:value-type="float">
            <text:p>0.074535</text:p>
          </table:table-cell>
          <table:table-cell office:value-type="float" office:value="0.032463" calcext:value-type="float">
            <text:p>0.032463</text:p>
          </table:table-cell>
          <table:table-cell office:value-type="float" office:value="0.042942" calcext:value-type="float">
            <text:p>0.042942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073943" calcext:value-type="float">
            <text:p>0.073943</text:p>
          </table:table-cell>
          <table:table-cell office:value-type="float" office:value="0.033786" calcext:value-type="float">
            <text:p>0.033786</text:p>
          </table:table-cell>
          <table:table-cell office:value-type="float" office:value="0.041593" calcext:value-type="float">
            <text:p>0.041593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073357" calcext:value-type="float">
            <text:p>0.073357</text:p>
          </table:table-cell>
          <table:table-cell office:value-type="float" office:value="0.035243" calcext:value-type="float">
            <text:p>0.035243</text:p>
          </table:table-cell>
          <table:table-cell office:value-type="float" office:value="0.042079" calcext:value-type="float">
            <text:p>0.042079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072774" calcext:value-type="float">
            <text:p>0.072774</text:p>
          </table:table-cell>
          <table:table-cell office:value-type="float" office:value="0.03664" calcext:value-type="float">
            <text:p>0.03664</text:p>
          </table:table-cell>
          <table:table-cell office:value-type="float" office:value="0.04256" calcext:value-type="float">
            <text:p>0.04256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072197" calcext:value-type="float">
            <text:p>0.072197</text:p>
          </table:table-cell>
          <table:table-cell office:value-type="float" office:value="0.038035" calcext:value-type="float">
            <text:p>0.038035</text:p>
          </table:table-cell>
          <table:table-cell office:value-type="float" office:value="0.044903" calcext:value-type="float">
            <text:p>0.044903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071624" calcext:value-type="float">
            <text:p>0.071624</text:p>
          </table:table-cell>
          <table:table-cell office:value-type="float" office:value="0.03932" calcext:value-type="float">
            <text:p>0.03932</text:p>
          </table:table-cell>
          <table:table-cell office:value-type="float" office:value="0.043555" calcext:value-type="float">
            <text:p>0.043555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071055" calcext:value-type="float">
            <text:p>0.071055</text:p>
          </table:table-cell>
          <table:table-cell office:value-type="float" office:value="0.040633" calcext:value-type="float">
            <text:p>0.040633</text:p>
          </table:table-cell>
          <table:table-cell office:value-type="float" office:value="0.042182" calcext:value-type="float">
            <text:p>0.042182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070491" calcext:value-type="float">
            <text:p>0.070491</text:p>
          </table:table-cell>
          <table:table-cell office:value-type="float" office:value="0.042056" calcext:value-type="float">
            <text:p>0.042056</text:p>
          </table:table-cell>
          <table:table-cell office:value-type="float" office:value="0.040777" calcext:value-type="float">
            <text:p>0.040777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069932" calcext:value-type="float">
            <text:p>0.069932</text:p>
          </table:table-cell>
          <table:table-cell office:value-type="float" office:value="0.043589" calcext:value-type="float">
            <text:p>0.043589</text:p>
          </table:table-cell>
          <table:table-cell office:value-type="float" office:value="0.046787" calcext:value-type="float">
            <text:p>0.046787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069377" calcext:value-type="float">
            <text:p>0.069377</text:p>
          </table:table-cell>
          <table:table-cell office:value-type="float" office:value="0.044793" calcext:value-type="float">
            <text:p>0.044793</text:p>
          </table:table-cell>
          <table:table-cell office:value-type="float" office:value="0.045442" calcext:value-type="float">
            <text:p>0.045442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068826" calcext:value-type="float">
            <text:p>0.068826</text:p>
          </table:table-cell>
          <table:table-cell office:value-type="float" office:value="0.04579" calcext:value-type="float">
            <text:p>0.04579</text:p>
          </table:table-cell>
          <table:table-cell office:value-type="float" office:value="0.044082" calcext:value-type="float">
            <text:p>0.044082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06828" calcext:value-type="float">
            <text:p>0.06828</text:p>
          </table:table-cell>
          <table:table-cell office:value-type="float" office:value="0.047352" calcext:value-type="float">
            <text:p>0.047352</text:p>
          </table:table-cell>
          <table:table-cell office:value-type="float" office:value="0.044552" calcext:value-type="float">
            <text:p>0.044552</text:p>
          </table:table-cell>
        </table:table-row>
        <table:table-row table:style-name="ro1">
          <table:table-cell office:value-type="float" office:value="0.275226" calcext:value-type="float">
            <text:p>0.275226</text:p>
          </table:table-cell>
          <table:table-cell office:value-type="float" office:value="0.067738" calcext:value-type="float">
            <text:p>0.067738</text:p>
          </table:table-cell>
          <table:table-cell office:value-type="float" office:value="0.048922" calcext:value-type="float">
            <text:p>0.048922</text:p>
          </table:table-cell>
          <table:table-cell office:value-type="float" office:value="0.046878" calcext:value-type="float">
            <text:p>0.046878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067201" calcext:value-type="float">
            <text:p>0.067201</text:p>
          </table:table-cell>
          <table:table-cell office:value-type="float" office:value="0.050439" calcext:value-type="float">
            <text:p>0.050439</text:p>
          </table:table-cell>
          <table:table-cell office:value-type="float" office:value="0.045507" calcext:value-type="float">
            <text:p>0.045507</text:p>
          </table:table-cell>
        </table:table-row>
        <table:table-row table:style-name="ro1">
          <table:table-cell office:value-type="float" office:value="0.26212" calcext:value-type="float">
            <text:p>0.26212</text:p>
          </table:table-cell>
          <table:table-cell office:value-type="float" office:value="0.066667" calcext:value-type="float">
            <text:p>0.066667</text:p>
          </table:table-cell>
          <table:table-cell office:value-type="float" office:value="0.051735" calcext:value-type="float">
            <text:p>0.051735</text:p>
          </table:table-cell>
          <table:table-cell office:value-type="float" office:value="0.045972" calcext:value-type="float">
            <text:p>0.045972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066138" calcext:value-type="float">
            <text:p>0.066138</text:p>
          </table:table-cell>
          <table:table-cell office:value-type="float" office:value="0.052889" calcext:value-type="float">
            <text:p>0.052889</text:p>
          </table:table-cell>
          <table:table-cell office:value-type="float" office:value="0.044574" calcext:value-type="float">
            <text:p>0.044574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065613" calcext:value-type="float">
            <text:p>0.065613</text:p>
          </table:table-cell>
          <table:table-cell office:value-type="float" office:value="0.054132" calcext:value-type="float">
            <text:p>0.054132</text:p>
          </table:table-cell>
          <table:table-cell office:value-type="float" office:value="0.045007" calcext:value-type="float">
            <text:p>0.045007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065092" calcext:value-type="float">
            <text:p>0.065092</text:p>
          </table:table-cell>
          <table:table-cell office:value-type="float" office:value="0.055397" calcext:value-type="float">
            <text:p>0.055397</text:p>
          </table:table-cell>
          <table:table-cell office:value-type="float" office:value="0.045441" calcext:value-type="float">
            <text:p>0.045441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064576" calcext:value-type="float">
            <text:p>0.064576</text:p>
          </table:table-cell>
          <table:table-cell office:value-type="float" office:value="0.056753" calcext:value-type="float">
            <text:p>0.056753</text:p>
          </table:table-cell>
          <table:table-cell office:value-type="float" office:value="0.045879" calcext:value-type="float">
            <text:p>0.045879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064063" calcext:value-type="float">
            <text:p>0.064063</text:p>
          </table:table-cell>
          <table:table-cell office:value-type="float" office:value="0.058183" calcext:value-type="float">
            <text:p>0.058183</text:p>
          </table:table-cell>
          <table:table-cell office:value-type="float" office:value="0.044461" calcext:value-type="float">
            <text:p>0.044461</text:p>
          </table:table-cell>
        </table:table-row>
        <table:table-row table:style-name="ro1">
          <table:table-cell office:value-type="float" office:value="0.249014" calcext:value-type="float">
            <text:p>0.249014</text:p>
          </table:table-cell>
          <table:table-cell office:value-type="float" office:value="0.063555" calcext:value-type="float">
            <text:p>0.063555</text:p>
          </table:table-cell>
          <table:table-cell office:value-type="float" office:value="0.05969" calcext:value-type="float">
            <text:p>0.05969</text:p>
          </table:table-cell>
          <table:table-cell office:value-type="float" office:value="0.046741" calcext:value-type="float">
            <text:p>0.046741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6305" calcext:value-type="float">
            <text:p>0.06305</text:p>
          </table:table-cell>
          <table:table-cell office:value-type="float" office:value="0.061319" calcext:value-type="float">
            <text:p>0.061319</text:p>
          </table:table-cell>
          <table:table-cell office:value-type="float" office:value="0.041601" calcext:value-type="float">
            <text:p>0.041601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0.063093" calcext:value-type="float">
            <text:p>0.063093</text:p>
          </table:table-cell>
          <table:table-cell office:value-type="float" office:value="0.043822" calcext:value-type="float">
            <text:p>0.043822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062054" calcext:value-type="float">
            <text:p>0.062054</text:p>
          </table:table-cell>
          <table:table-cell office:value-type="float" office:value="0.065079" calcext:value-type="float">
            <text:p>0.065079</text:p>
          </table:table-cell>
          <table:table-cell office:value-type="float" office:value="0.046068" calcext:value-type="float">
            <text:p>0.046068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061561" calcext:value-type="float">
            <text:p>0.061561</text:p>
          </table:table-cell>
          <table:table-cell office:value-type="float" office:value="0.066763" calcext:value-type="float">
            <text:p>0.066763</text:p>
          </table:table-cell>
          <table:table-cell office:value-type="float" office:value="0.044627" calcext:value-type="float">
            <text:p>0.044627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061073" calcext:value-type="float">
            <text:p>0.061073</text:p>
          </table:table-cell>
          <table:table-cell office:value-type="float" office:value="0.067507" calcext:value-type="float">
            <text:p>0.067507</text:p>
          </table:table-cell>
          <table:table-cell office:value-type="float" office:value="0.041303" calcext:value-type="float">
            <text:p>0.041303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060588" calcext:value-type="float">
            <text:p>0.060588</text:p>
          </table:table-cell>
          <table:table-cell office:value-type="float" office:value="0.068457" calcext:value-type="float">
            <text:p>0.068457</text:p>
          </table:table-cell>
          <table:table-cell office:value-type="float" office:value="0.039779" calcext:value-type="float">
            <text:p>0.039779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60107" calcext:value-type="float">
            <text:p>0.060107</text:p>
          </table:table-cell>
          <table:table-cell office:value-type="float" office:value="0.069252" calcext:value-type="float">
            <text:p>0.069252</text:p>
          </table:table-cell>
          <table:table-cell office:value-type="float" office:value="0.043804" calcext:value-type="float">
            <text:p>0.043804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05963" calcext:value-type="float">
            <text:p>0.05963</text:p>
          </table:table-cell>
          <table:table-cell office:value-type="float" office:value="0.069685" calcext:value-type="float">
            <text:p>0.069685</text:p>
          </table:table-cell>
          <table:table-cell office:value-type="float" office:value="0.042306" calcext:value-type="float">
            <text:p>0.042306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059157" calcext:value-type="float">
            <text:p>0.059157</text:p>
          </table:table-cell>
          <table:table-cell office:value-type="float" office:value="0.068858" calcext:value-type="float">
            <text:p>0.068858</text:p>
          </table:table-cell>
          <table:table-cell office:value-type="float" office:value="0.040792" calcext:value-type="float">
            <text:p>0.040792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058687" calcext:value-type="float">
            <text:p>0.058687</text:p>
          </table:table-cell>
          <table:table-cell office:value-type="float" office:value="0.067241" calcext:value-type="float">
            <text:p>0.067241</text:p>
          </table:table-cell>
          <table:table-cell office:value-type="float" office:value="0.041113" calcext:value-type="float">
            <text:p>0.041113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58221" calcext:value-type="float">
            <text:p>0.058221</text:p>
          </table:table-cell>
          <table:table-cell office:value-type="float" office:value="0.065602" calcext:value-type="float">
            <text:p>0.065602</text:p>
          </table:table-cell>
          <table:table-cell office:value-type="float" office:value="0.039569" calcext:value-type="float">
            <text:p>0.039569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57759" calcext:value-type="float">
            <text:p>0.057759</text:p>
          </table:table-cell>
          <table:table-cell office:value-type="float" office:value="0.063015" calcext:value-type="float">
            <text:p>0.063015</text:p>
          </table:table-cell>
          <table:table-cell office:value-type="float" office:value="0.039858" calcext:value-type="float">
            <text:p>0.039858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57301" calcext:value-type="float">
            <text:p>0.057301</text:p>
          </table:table-cell>
          <table:table-cell office:value-type="float" office:value="0.060036" calcext:value-type="float">
            <text:p>0.060036</text:p>
          </table:table-cell>
          <table:table-cell office:value-type="float" office:value="0.040146" calcext:value-type="float">
            <text:p>0.040146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56846" calcext:value-type="float">
            <text:p>0.056846</text:p>
          </table:table-cell>
          <table:table-cell office:value-type="float" office:value="0.057453" calcext:value-type="float">
            <text:p>0.057453</text:p>
          </table:table-cell>
          <table:table-cell office:value-type="float" office:value="0.038576" calcext:value-type="float">
            <text:p>0.038576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56395" calcext:value-type="float">
            <text:p>0.056395</text:p>
          </table:table-cell>
          <table:table-cell office:value-type="float" office:value="0.054837" calcext:value-type="float">
            <text:p>0.054837</text:p>
          </table:table-cell>
          <table:table-cell office:value-type="float" office:value="0.040704" calcext:value-type="float">
            <text:p>0.040704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55947" calcext:value-type="float">
            <text:p>0.055947</text:p>
          </table:table-cell>
          <table:table-cell office:value-type="float" office:value="0.052127" calcext:value-type="float">
            <text:p>0.052127</text:p>
          </table:table-cell>
          <table:table-cell office:value-type="float" office:value="0.041001" calcext:value-type="float">
            <text:p>0.041001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055503" calcext:value-type="float">
            <text:p>0.055503</text:p>
          </table:table-cell>
          <table:table-cell office:value-type="float" office:value="0.049361" calcext:value-type="float">
            <text:p>0.049361</text:p>
          </table:table-cell>
          <table:table-cell office:value-type="float" office:value="0.043165" calcext:value-type="float">
            <text:p>0.043165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055063" calcext:value-type="float">
            <text:p>0.055063</text:p>
          </table:table-cell>
          <table:table-cell office:value-type="float" office:value="0.046645" calcext:value-type="float">
            <text:p>0.046645</text:p>
          </table:table-cell>
          <table:table-cell office:value-type="float" office:value="0.045359" calcext:value-type="float">
            <text:p>0.045359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054626" calcext:value-type="float">
            <text:p>0.054626</text:p>
          </table:table-cell>
          <table:table-cell office:value-type="float" office:value="0.043833" calcext:value-type="float">
            <text:p>0.043833</text:p>
          </table:table-cell>
          <table:table-cell office:value-type="float" office:value="0.043859" calcext:value-type="float">
            <text:p>0.043859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054192" calcext:value-type="float">
            <text:p>0.054192</text:p>
          </table:table-cell>
          <table:table-cell office:value-type="float" office:value="0.041211" calcext:value-type="float">
            <text:p>0.041211</text:p>
          </table:table-cell>
          <table:table-cell office:value-type="float" office:value="0.044186" calcext:value-type="float">
            <text:p>0.044186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053762" calcext:value-type="float">
            <text:p>0.053762</text:p>
          </table:table-cell>
          <table:table-cell office:value-type="float" office:value="0.040084" calcext:value-type="float">
            <text:p>0.040084</text:p>
          </table:table-cell>
          <table:table-cell office:value-type="float" office:value="0.044502" calcext:value-type="float">
            <text:p>0.044502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053336" calcext:value-type="float">
            <text:p>0.053336</text:p>
          </table:table-cell>
          <table:table-cell office:value-type="float" office:value="0.040206" calcext:value-type="float">
            <text:p>0.040206</text:p>
          </table:table-cell>
          <table:table-cell office:value-type="float" office:value="0.046673" calcext:value-type="float">
            <text:p>0.046673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52912" calcext:value-type="float">
            <text:p>0.052912</text:p>
          </table:table-cell>
          <table:table-cell office:value-type="float" office:value="0.041443" calcext:value-type="float">
            <text:p>0.041443</text:p>
          </table:table-cell>
          <table:table-cell office:value-type="float" office:value="0.048876" calcext:value-type="float">
            <text:p>0.048876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052492" calcext:value-type="float">
            <text:p>0.052492</text:p>
          </table:table-cell>
          <table:table-cell office:value-type="float" office:value="0.043544" calcext:value-type="float">
            <text:p>0.043544</text:p>
          </table:table-cell>
          <table:table-cell office:value-type="float" office:value="0.052977" calcext:value-type="float">
            <text:p>0.052977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52076" calcext:value-type="float">
            <text:p>0.052076</text:p>
          </table:table-cell>
          <table:table-cell office:value-type="float" office:value="0.046034" calcext:value-type="float">
            <text:p>0.046034</text:p>
          </table:table-cell>
          <table:table-cell office:value-type="float" office:value="0.049694" calcext:value-type="float">
            <text:p>0.049694</text:p>
          </table:table-cell>
        </table:table-row>
        <table:table-row table:style-name="ro1">
          <table:table-cell office:value-type="float" office:value="0.235908" calcext:value-type="float">
            <text:p>0.235908</text:p>
          </table:table-cell>
          <table:table-cell office:value-type="float" office:value="0.051662" calcext:value-type="float">
            <text:p>0.051662</text:p>
          </table:table-cell>
          <table:table-cell office:value-type="float" office:value="0.048954" calcext:value-type="float">
            <text:p>0.048954</text:p>
          </table:table-cell>
          <table:table-cell office:value-type="float" office:value="0.0538" calcext:value-type="float">
            <text:p>0.0538</text:p>
          </table:table-cell>
        </table:table-row>
        <table:table-row table:style-name="ro1">
          <table:table-cell office:value-type="float" office:value="0.222802" calcext:value-type="float">
            <text:p>0.222802</text:p>
          </table:table-cell>
          <table:table-cell office:value-type="float" office:value="0.051252" calcext:value-type="float">
            <text:p>0.051252</text:p>
          </table:table-cell>
          <table:table-cell office:value-type="float" office:value="0.052139" calcext:value-type="float">
            <text:p>0.052139</text:p>
          </table:table-cell>
          <table:table-cell office:value-type="float" office:value="0.052366" calcext:value-type="float">
            <text:p>0.052366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50846" calcext:value-type="float">
            <text:p>0.050846</text:p>
          </table:table-cell>
          <table:table-cell office:value-type="float" office:value="0.05569" calcext:value-type="float">
            <text:p>0.05569</text:p>
          </table:table-cell>
          <table:table-cell office:value-type="float" office:value="0.050898" calcext:value-type="float">
            <text:p>0.050898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50442" calcext:value-type="float">
            <text:p>0.050442</text:p>
          </table:table-cell>
          <table:table-cell office:value-type="float" office:value="0.059354" calcext:value-type="float">
            <text:p>0.059354</text:p>
          </table:table-cell>
          <table:table-cell office:value-type="float" office:value="0.051255" calcext:value-type="float">
            <text:p>0.051255</text:p>
          </table:table-cell>
        </table:table-row>
        <table:table-row table:style-name="ro1">
          <table:table-cell office:value-type="float" office:value="0.209696" calcext:value-type="float">
            <text:p>0.209696</text:p>
          </table:table-cell>
          <table:table-cell office:value-type="float" office:value="0.050042" calcext:value-type="float">
            <text:p>0.050042</text:p>
          </table:table-cell>
          <table:table-cell office:value-type="float" office:value="0.063002" calcext:value-type="float">
            <text:p>0.063002</text:p>
          </table:table-cell>
          <table:table-cell office:value-type="float" office:value="0.051611" calcext:value-type="float">
            <text:p>0.051611</text:p>
          </table:table-cell>
        </table:table-row>
        <table:table-row table:style-name="ro1">
          <table:table-cell office:value-type="float" office:value="0.183484" calcext:value-type="float">
            <text:p>0.183484</text:p>
          </table:table-cell>
          <table:table-cell office:value-type="float" office:value="0.049645" calcext:value-type="float">
            <text:p>0.049645</text:p>
          </table:table-cell>
          <table:table-cell office:value-type="float" office:value="0.066888" calcext:value-type="float">
            <text:p>0.066888</text:p>
          </table:table-cell>
          <table:table-cell office:value-type="float" office:value="0.048248" calcext:value-type="float">
            <text:p>0.048248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49251" calcext:value-type="float">
            <text:p>0.049251</text:p>
          </table:table-cell>
          <table:table-cell office:value-type="float" office:value="0.071206" calcext:value-type="float">
            <text:p>0.071206</text:p>
          </table:table-cell>
          <table:table-cell office:value-type="float" office:value="0.046696" calcext:value-type="float">
            <text:p>0.046696</text:p>
          </table:table-cell>
        </table:table-row>
        <table:table-row table:style-name="ro1">
          <table:table-cell office:value-type="float" office:value="0.170378" calcext:value-type="float">
            <text:p>0.170378</text:p>
          </table:table-cell>
          <table:table-cell office:value-type="float" office:value="0.04886" calcext:value-type="float">
            <text:p>0.04886</text:p>
          </table:table-cell>
          <table:table-cell office:value-type="float" office:value="0.075888" calcext:value-type="float">
            <text:p>0.075888</text:p>
          </table:table-cell>
          <table:table-cell office:value-type="float" office:value="0.046979" calcext:value-type="float">
            <text:p>0.046979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048472" calcext:value-type="float">
            <text:p>0.048472</text:p>
          </table:table-cell>
          <table:table-cell office:value-type="float" office:value="0.080415" calcext:value-type="float">
            <text:p>0.080415</text:p>
          </table:table-cell>
          <table:table-cell office:value-type="float" office:value="0.050994" calcext:value-type="float">
            <text:p>0.050994</text:p>
          </table:table-cell>
        </table:table-row>
        <table:table-row table:style-name="ro1">
          <table:table-cell office:value-type="float" office:value="0.19659" calcext:value-type="float">
            <text:p>0.19659</text:p>
          </table:table-cell>
          <table:table-cell office:value-type="float" office:value="0.048087" calcext:value-type="float">
            <text:p>0.048087</text:p>
          </table:table-cell>
          <table:table-cell office:value-type="float" office:value="0.083445" calcext:value-type="float">
            <text:p>0.083445</text:p>
          </table:table-cell>
          <table:table-cell office:value-type="float" office:value="0.051358" calcext:value-type="float">
            <text:p>0.051358</text:p>
          </table:table-cell>
        </table:table-row>
        <table:table-row table:style-name="ro1">
          <table:table-cell office:value-type="float" office:value="0.157272" calcext:value-type="float">
            <text:p>0.157272</text:p>
          </table:table-cell>
          <table:table-cell office:value-type="float" office:value="0.047706" calcext:value-type="float">
            <text:p>0.047706</text:p>
          </table:table-cell>
          <table:table-cell office:value-type="float" office:value="0.083795" calcext:value-type="float">
            <text:p>0.083795</text:p>
          </table:table-cell>
          <table:table-cell office:value-type="float" office:value="0.046149" calcext:value-type="float">
            <text:p>0.046149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7327" calcext:value-type="float">
            <text:p>0.047327</text:p>
          </table:table-cell>
          <table:table-cell office:value-type="float" office:value="0.083773" calcext:value-type="float">
            <text:p>0.083773</text:p>
          </table:table-cell>
          <table:table-cell office:value-type="float" office:value="0.038985" calcext:value-type="float">
            <text:p>0.038985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46951" calcext:value-type="float">
            <text:p>0.046951</text:p>
          </table:table-cell>
          <table:table-cell office:value-type="float" office:value="0.082813" calcext:value-type="float">
            <text:p>0.082813</text:p>
          </table:table-cell>
          <table:table-cell office:value-type="float" office:value="0.040992" calcext:value-type="float">
            <text:p>0.04099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6579" calcext:value-type="float">
            <text:p>0.046579</text:p>
          </table:table-cell>
          <table:table-cell office:value-type="float" office:value="0.078836" calcext:value-type="float">
            <text:p>0.078836</text:p>
          </table:table-cell>
          <table:table-cell office:value-type="float" office:value="0.037431" calcext:value-type="float">
            <text:p>0.037431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6209" calcext:value-type="float">
            <text:p>0.046209</text:p>
          </table:table-cell>
          <table:table-cell office:value-type="float" office:value="0.074755" calcext:value-type="float">
            <text:p>0.074755</text:p>
          </table:table-cell>
          <table:table-cell office:value-type="float" office:value="0.039413" calcext:value-type="float">
            <text:p>0.039413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5842" calcext:value-type="float">
            <text:p>0.045842</text:p>
          </table:table-cell>
          <table:table-cell office:value-type="float" office:value="0.070668" calcext:value-type="float">
            <text:p>0.070668</text:p>
          </table:table-cell>
          <table:table-cell office:value-type="float" office:value="0.035859" calcext:value-type="float">
            <text:p>0.03585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5478" calcext:value-type="float">
            <text:p>0.045478</text:p>
          </table:table-cell>
          <table:table-cell office:value-type="float" office:value="0.066397" calcext:value-type="float">
            <text:p>0.066397</text:p>
          </table:table-cell>
          <table:table-cell office:value-type="float" office:value="0.03785" calcext:value-type="float">
            <text:p>0.03785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45118" calcext:value-type="float">
            <text:p>0.045118</text:p>
          </table:table-cell>
          <table:table-cell office:value-type="float" office:value="0.062481" calcext:value-type="float">
            <text:p>0.062481</text:p>
          </table:table-cell>
          <table:table-cell office:value-type="float" office:value="0.036152" calcext:value-type="float">
            <text:p>0.036152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4759" calcext:value-type="float">
            <text:p>0.044759</text:p>
          </table:table-cell>
          <table:table-cell office:value-type="float" office:value="0.058824" calcext:value-type="float">
            <text:p>0.058824</text:p>
          </table:table-cell>
          <table:table-cell office:value-type="float" office:value="0.038153" calcext:value-type="float">
            <text:p>0.03815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4404" calcext:value-type="float">
            <text:p>0.044404</text:p>
          </table:table-cell>
          <table:table-cell office:value-type="float" office:value="0.055402" calcext:value-type="float">
            <text:p>0.055402</text:p>
          </table:table-cell>
          <table:table-cell office:value-type="float" office:value="0.038318" calcext:value-type="float">
            <text:p>0.03831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44052" calcext:value-type="float">
            <text:p>0.044052</text:p>
          </table:table-cell>
          <table:table-cell office:value-type="float" office:value="0.052599" calcext:value-type="float">
            <text:p>0.052599</text:p>
          </table:table-cell>
          <table:table-cell office:value-type="float" office:value="0.03848" calcext:value-type="float">
            <text:p>0.03848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43702" calcext:value-type="float">
            <text:p>0.043702</text:p>
          </table:table-cell>
          <table:table-cell office:value-type="float" office:value="0.051172" calcext:value-type="float">
            <text:p>0.051172</text:p>
          </table:table-cell>
          <table:table-cell office:value-type="float" office:value="0.042361" calcext:value-type="float">
            <text:p>0.042361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43355" calcext:value-type="float">
            <text:p>0.043355</text:p>
          </table:table-cell>
          <table:table-cell office:value-type="float" office:value="0.050801" calcext:value-type="float">
            <text:p>0.050801</text:p>
          </table:table-cell>
          <table:table-cell office:value-type="float" office:value="0.042571" calcext:value-type="float">
            <text:p>0.042571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43011" calcext:value-type="float">
            <text:p>0.043011</text:p>
          </table:table-cell>
          <table:table-cell office:value-type="float" office:value="0.051406" calcext:value-type="float">
            <text:p>0.051406</text:p>
          </table:table-cell>
          <table:table-cell office:value-type="float" office:value="0.044642" calcext:value-type="float">
            <text:p>0.044642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4267" calcext:value-type="float">
            <text:p>0.04267</text:p>
          </table:table-cell>
          <table:table-cell office:value-type="float" office:value="0.052351" calcext:value-type="float">
            <text:p>0.052351</text:p>
          </table:table-cell>
          <table:table-cell office:value-type="float" office:value="0.043012" calcext:value-type="float">
            <text:p>0.043012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42331" calcext:value-type="float">
            <text:p>0.042331</text:p>
          </table:table-cell>
          <table:table-cell office:value-type="float" office:value="0.053396" calcext:value-type="float">
            <text:p>0.053396</text:p>
          </table:table-cell>
          <table:table-cell office:value-type="float" office:value="0.045068" calcext:value-type="float">
            <text:p>0.045068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41995" calcext:value-type="float">
            <text:p>0.041995</text:p>
          </table:table-cell>
          <table:table-cell office:value-type="float" office:value="0.054608" calcext:value-type="float">
            <text:p>0.054608</text:p>
          </table:table-cell>
          <table:table-cell office:value-type="float" office:value="0.045284" calcext:value-type="float">
            <text:p>0.045284</text:p>
          </table:table-cell>
        </table:table-row>
        <table:table-row table:style-name="ro1">
          <table:table-cell office:value-type="float" office:value="0.13106" calcext:value-type="float">
            <text:p>0.13106</text:p>
          </table:table-cell>
          <table:table-cell office:value-type="float" office:value="0.041662" calcext:value-type="float">
            <text:p>0.041662</text:p>
          </table:table-cell>
          <table:table-cell office:value-type="float" office:value="0.055953" calcext:value-type="float">
            <text:p>0.055953</text:p>
          </table:table-cell>
          <table:table-cell office:value-type="float" office:value="0.0455" calcext:value-type="float">
            <text:p>0.0455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1331" calcext:value-type="float">
            <text:p>0.041331</text:p>
          </table:table-cell>
          <table:table-cell office:value-type="float" office:value="0.057435" calcext:value-type="float">
            <text:p>0.057435</text:p>
          </table:table-cell>
          <table:table-cell office:value-type="float" office:value="0.041992" calcext:value-type="float">
            <text:p>0.04199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1003" calcext:value-type="float">
            <text:p>0.041003</text:p>
          </table:table-cell>
          <table:table-cell office:value-type="float" office:value="0.059024" calcext:value-type="float">
            <text:p>0.059024</text:p>
          </table:table-cell>
          <table:table-cell office:value-type="float" office:value="0.04215" calcext:value-type="float">
            <text:p>0.04215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40678" calcext:value-type="float">
            <text:p>0.040678</text:p>
          </table:table-cell>
          <table:table-cell office:value-type="float" office:value="0.060768" calcext:value-type="float">
            <text:p>0.060768</text:p>
          </table:table-cell>
          <table:table-cell office:value-type="float" office:value="0.044168" calcext:value-type="float">
            <text:p>0.044168</text:p>
          </table:table-cell>
        </table:table-row>
        <table:table-row table:style-name="ro1">
          <table:table-cell office:value-type="float" office:value="0.117954" calcext:value-type="float">
            <text:p>0.117954</text:p>
          </table:table-cell>
          <table:table-cell office:value-type="float" office:value="0.040355" calcext:value-type="float">
            <text:p>0.040355</text:p>
          </table:table-cell>
          <table:table-cell office:value-type="float" office:value="0.062732" calcext:value-type="float">
            <text:p>0.062732</text:p>
          </table:table-cell>
          <table:table-cell office:value-type="float" office:value="0.044362" calcext:value-type="float">
            <text:p>0.044362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40035" calcext:value-type="float">
            <text:p>0.040035</text:p>
          </table:table-cell>
          <table:table-cell office:value-type="float" office:value="0.064959" calcext:value-type="float">
            <text:p>0.064959</text:p>
          </table:table-cell>
          <table:table-cell office:value-type="float" office:value="0.042707" calcext:value-type="float">
            <text:p>0.04270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39717" calcext:value-type="float">
            <text:p>0.039717</text:p>
          </table:table-cell>
          <table:table-cell office:value-type="float" office:value="0.066763" calcext:value-type="float">
            <text:p>0.066763</text:p>
          </table:table-cell>
          <table:table-cell office:value-type="float" office:value="0.042889" calcext:value-type="float">
            <text:p>0.04288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39402" calcext:value-type="float">
            <text:p>0.039402</text:p>
          </table:table-cell>
          <table:table-cell office:value-type="float" office:value="0.067362" calcext:value-type="float">
            <text:p>0.067362</text:p>
          </table:table-cell>
          <table:table-cell office:value-type="float" office:value="0.041205" calcext:value-type="float">
            <text:p>0.041205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39089" calcext:value-type="float">
            <text:p>0.039089</text:p>
          </table:table-cell>
          <table:table-cell office:value-type="float" office:value="0.067743" calcext:value-type="float">
            <text:p>0.067743</text:p>
          </table:table-cell>
          <table:table-cell office:value-type="float" office:value="0.037627" calcext:value-type="float">
            <text:p>0.037627</text:p>
          </table:table-cell>
        </table:table-row>
        <table:table-row table:style-name="ro1">
          <table:table-cell office:value-type="float" office:value="0.104848" calcext:value-type="float">
            <text:p>0.104848</text:p>
          </table:table-cell>
          <table:table-cell office:value-type="float" office:value="0.038779" calcext:value-type="float">
            <text:p>0.038779</text:p>
          </table:table-cell>
          <table:table-cell office:value-type="float" office:value="0.067254" calcext:value-type="float">
            <text:p>0.067254</text:p>
          </table:table-cell>
          <table:table-cell office:value-type="float" office:value="0.043297" calcext:value-type="float">
            <text:p>0.043297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38471" calcext:value-type="float">
            <text:p>0.038471</text:p>
          </table:table-cell>
          <table:table-cell office:value-type="float" office:value="0.065429" calcext:value-type="float">
            <text:p>0.065429</text:p>
          </table:table-cell>
          <table:table-cell office:value-type="float" office:value="0.034161" calcext:value-type="float">
            <text:p>0.034161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38166" calcext:value-type="float">
            <text:p>0.038166</text:p>
          </table:table-cell>
          <table:table-cell office:value-type="float" office:value="0.063921" calcext:value-type="float">
            <text:p>0.063921</text:p>
          </table:table-cell>
          <table:table-cell office:value-type="float" office:value="0.034198" calcext:value-type="float">
            <text:p>0.034198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37863" calcext:value-type="float">
            <text:p>0.037863</text:p>
          </table:table-cell>
          <table:table-cell office:value-type="float" office:value="0.061476" calcext:value-type="float">
            <text:p>0.061476</text:p>
          </table:table-cell>
          <table:table-cell office:value-type="float" office:value="0.037954" calcext:value-type="float">
            <text:p>0.037954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37562" calcext:value-type="float">
            <text:p>0.037562</text:p>
          </table:table-cell>
          <table:table-cell office:value-type="float" office:value="0.057888" calcext:value-type="float">
            <text:p>0.057888</text:p>
          </table:table-cell>
          <table:table-cell office:value-type="float" office:value="0.038053" calcext:value-type="float">
            <text:p>0.038053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37264" calcext:value-type="float">
            <text:p>0.037264</text:p>
          </table:table-cell>
          <table:table-cell office:value-type="float" office:value="0.054988" calcext:value-type="float">
            <text:p>0.054988</text:p>
          </table:table-cell>
          <table:table-cell office:value-type="float" office:value="0.036308" calcext:value-type="float">
            <text:p>0.036308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36969" calcext:value-type="float">
            <text:p>0.036969</text:p>
          </table:table-cell>
          <table:table-cell office:value-type="float" office:value="0.052159" calcext:value-type="float">
            <text:p>0.052159</text:p>
          </table:table-cell>
          <table:table-cell office:value-type="float" office:value="0.034538" calcext:value-type="float">
            <text:p>0.034538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36675" calcext:value-type="float">
            <text:p>0.036675</text:p>
          </table:table-cell>
          <table:table-cell office:value-type="float" office:value="0.049284" calcext:value-type="float">
            <text:p>0.049284</text:p>
          </table:table-cell>
          <table:table-cell office:value-type="float" office:value="0.036453" calcext:value-type="float">
            <text:p>0.036453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36384" calcext:value-type="float">
            <text:p>0.036384</text:p>
          </table:table-cell>
          <table:table-cell office:value-type="float" office:value="0.046506" calcext:value-type="float">
            <text:p>0.046506</text:p>
          </table:table-cell>
          <table:table-cell office:value-type="float" office:value="0.036528" calcext:value-type="float">
            <text:p>0.036528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36095" calcext:value-type="float">
            <text:p>0.036095</text:p>
          </table:table-cell>
          <table:table-cell office:value-type="float" office:value="0.044597" calcext:value-type="float">
            <text:p>0.044597</text:p>
          </table:table-cell>
          <table:table-cell office:value-type="float" office:value="0.036604" calcext:value-type="float">
            <text:p>0.036604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35809" calcext:value-type="float">
            <text:p>0.035809</text:p>
          </table:table-cell>
          <table:table-cell office:value-type="float" office:value="0.044324" calcext:value-type="float">
            <text:p>0.044324</text:p>
          </table:table-cell>
          <table:table-cell office:value-type="float" office:value="0.040406" calcext:value-type="float">
            <text:p>0.040406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35525" calcext:value-type="float">
            <text:p>0.035525</text:p>
          </table:table-cell>
          <table:table-cell office:value-type="float" office:value="0.044024" calcext:value-type="float">
            <text:p>0.044024</text:p>
          </table:table-cell>
          <table:table-cell office:value-type="float" office:value="0.040543" calcext:value-type="float">
            <text:p>0.040543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35243" calcext:value-type="float">
            <text:p>0.035243</text:p>
          </table:table-cell>
          <table:table-cell office:value-type="float" office:value="0.043899" calcext:value-type="float">
            <text:p>0.043899</text:p>
          </table:table-cell>
          <table:table-cell office:value-type="float" office:value="0.042545" calcext:value-type="float">
            <text:p>0.042545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34963" calcext:value-type="float">
            <text:p>0.034963</text:p>
          </table:table-cell>
          <table:table-cell office:value-type="float" office:value="0.044384" calcext:value-type="float">
            <text:p>0.044384</text:p>
          </table:table-cell>
          <table:table-cell office:value-type="float" office:value="0.038986" calcext:value-type="float">
            <text:p>0.038986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34685" calcext:value-type="float">
            <text:p>0.034685</text:p>
          </table:table-cell>
          <table:table-cell office:value-type="float" office:value="0.046604" calcext:value-type="float">
            <text:p>0.046604</text:p>
          </table:table-cell>
          <table:table-cell office:value-type="float" office:value="0.037219" calcext:value-type="float">
            <text:p>0.037219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3441" calcext:value-type="float">
            <text:p>0.03441</text:p>
          </table:table-cell>
          <table:table-cell office:value-type="float" office:value="0.048524" calcext:value-type="float">
            <text:p>0.048524</text:p>
          </table:table-cell>
          <table:table-cell office:value-type="float" office:value="0.042858" calcext:value-type="float">
            <text:p>0.042858</text:p>
          </table:table-cell>
        </table:table-row>
        <table:table-row table:style-name="ro1">
          <table:table-cell office:value-type="float" office:value="0.091742" calcext:value-type="float">
            <text:p>0.091742</text:p>
          </table:table-cell>
          <table:table-cell office:value-type="float" office:value="0.034137" calcext:value-type="float">
            <text:p>0.034137</text:p>
          </table:table-cell>
          <table:table-cell office:value-type="float" office:value="0.050711" calcext:value-type="float">
            <text:p>0.050711</text:p>
          </table:table-cell>
          <table:table-cell office:value-type="float" office:value="0.042999" calcext:value-type="float">
            <text:p>0.042999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33866" calcext:value-type="float">
            <text:p>0.033866</text:p>
          </table:table-cell>
          <table:table-cell office:value-type="float" office:value="0.053053" calcext:value-type="float">
            <text:p>0.053053</text:p>
          </table:table-cell>
          <table:table-cell office:value-type="float" office:value="0.039431" calcext:value-type="float">
            <text:p>0.039431</text:p>
          </table:table-cell>
        </table:table-row>
        <table:table-row table:style-name="ro1">
          <table:table-cell office:value-type="float" office:value="0.078636" calcext:value-type="float">
            <text:p>0.078636</text:p>
          </table:table-cell>
          <table:table-cell office:value-type="float" office:value="0.033597" calcext:value-type="float">
            <text:p>0.033597</text:p>
          </table:table-cell>
          <table:table-cell office:value-type="float" office:value="0.055593" calcext:value-type="float">
            <text:p>0.055593</text:p>
          </table:table-cell>
          <table:table-cell office:value-type="float" office:value="0.041395" calcext:value-type="float">
            <text:p>0.041395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33331" calcext:value-type="float">
            <text:p>0.033331</text:p>
          </table:table-cell>
          <table:table-cell office:value-type="float" office:value="0.05841" calcext:value-type="float">
            <text:p>0.05841</text:p>
          </table:table-cell>
          <table:table-cell office:value-type="float" office:value="0.035933" calcext:value-type="float">
            <text:p>0.035933</text:p>
          </table:table-cell>
        </table:table-row>
        <table:table-row table:style-name="ro1">
          <table:table-cell office:value-type="float" office:value="0.052424" calcext:value-type="float">
            <text:p>0.052424</text:p>
          </table:table-cell>
          <table:table-cell office:value-type="float" office:value="0.033066" calcext:value-type="float">
            <text:p>0.033066</text:p>
          </table:table-cell>
          <table:table-cell office:value-type="float" office:value="0.061246" calcext:value-type="float">
            <text:p>0.061246</text:p>
          </table:table-cell>
          <table:table-cell office:value-type="float" office:value="0.03783" calcext:value-type="float">
            <text:p>0.03783</text:p>
          </table:table-cell>
        </table:table-row>
        <table:table-row table:style-name="ro1">
          <table:table-cell office:value-type="float" office:value="0.06553" calcext:value-type="float">
            <text:p>0.06553</text:p>
          </table:table-cell>
          <table:table-cell office:value-type="float" office:value="0.032804" calcext:value-type="float">
            <text:p>0.032804</text:p>
          </table:table-cell>
          <table:table-cell office:value-type="float" office:value="0.063606" calcext:value-type="float">
            <text:p>0.063606</text:p>
          </table:table-cell>
          <table:table-cell office:value-type="float" office:value="0.039753" calcext:value-type="float">
            <text:p>0.039753</text:p>
          </table:table-cell>
        </table:table-row>
        <table:table-row table:style-name="ro1">
          <table:table-cell office:value-type="float" office:value="0.039318" calcext:value-type="float">
            <text:p>0.039318</text:p>
          </table:table-cell>
          <table:table-cell office:value-type="float" office:value="0.032543" calcext:value-type="float">
            <text:p>0.032543</text:p>
          </table:table-cell>
          <table:table-cell office:value-type="float" office:value="0.064962" calcext:value-type="float">
            <text:p>0.064962</text:p>
          </table:table-cell>
          <table:table-cell office:value-type="float" office:value="0.036131" calcext:value-type="float">
            <text:p>0.036131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32285" calcext:value-type="float">
            <text:p>0.032285</text:p>
          </table:table-cell>
          <table:table-cell office:value-type="float" office:value="0.066726" calcext:value-type="float">
            <text:p>0.066726</text:p>
          </table:table-cell>
          <table:table-cell office:value-type="float" office:value="0.032461" calcext:value-type="float">
            <text:p>0.032461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32029" calcext:value-type="float">
            <text:p>0.032029</text:p>
          </table:table-cell>
          <table:table-cell office:value-type="float" office:value="0.067799" calcext:value-type="float">
            <text:p>0.067799</text:p>
          </table:table-cell>
          <table:table-cell office:value-type="float" office:value="0.034315" calcext:value-type="float">
            <text:p>0.0343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775" calcext:value-type="float">
            <text:p>0.031775</text:p>
          </table:table-cell>
          <table:table-cell office:value-type="float" office:value="0.066521" calcext:value-type="float">
            <text:p>0.066521</text:p>
          </table:table-cell>
          <table:table-cell office:value-type="float" office:value="0.030609" calcext:value-type="float">
            <text:p>0.030609</text:p>
          </table:table-cell>
        </table:table-row>
        <table:table-row table:style-name="ro1">
          <table:table-cell office:value-type="float" office:value="0.288332" calcext:value-type="float">
            <text:p>0.288332</text:p>
          </table:table-cell>
          <table:table-cell office:value-type="float" office:value="0.031523" calcext:value-type="float">
            <text:p>0.031523</text:p>
          </table:table-cell>
          <table:table-cell office:value-type="float" office:value="0.064132" calcext:value-type="float">
            <text:p>0.064132</text:p>
          </table:table-cell>
          <table:table-cell office:value-type="float" office:value="0.071545" calcext:value-type="float">
            <text:p>0.071545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31272" calcext:value-type="float">
            <text:p>0.031272</text:p>
          </table:table-cell>
          <table:table-cell office:value-type="float" office:value="0.061238" calcext:value-type="float">
            <text:p>0.061238</text:p>
          </table:table-cell>
          <table:table-cell office:value-type="float" office:value="0.02191" calcext:value-type="float">
            <text:p>0.02191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31024" calcext:value-type="float">
            <text:p>0.031024</text:p>
          </table:table-cell>
          <table:table-cell office:value-type="float" office:value="0.058948" calcext:value-type="float">
            <text:p>0.058948</text:p>
          </table:table-cell>
          <table:table-cell office:value-type="float" office:value="0.019917" calcext:value-type="float">
            <text:p>0.0199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778" calcext:value-type="float">
            <text:p>0.030778</text:p>
          </table:table-cell>
          <table:table-cell office:value-type="float" office:value="0.053507" calcext:value-type="float">
            <text:p>0.053507</text:p>
          </table:table-cell>
          <table:table-cell office:value-type="float" office:value="0.030828" calcext:value-type="float">
            <text:p>0.030828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30534" calcext:value-type="float">
            <text:p>0.030534</text:p>
          </table:table-cell>
          <table:table-cell office:value-type="float" office:value="0.047423" calcext:value-type="float">
            <text:p>0.047423</text:p>
          </table:table-cell>
          <table:table-cell office:value-type="float" office:value="0.034441" calcext:value-type="float">
            <text:p>0.03444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30291" calcext:value-type="float">
            <text:p>0.030291</text:p>
          </table:table-cell>
          <table:table-cell office:value-type="float" office:value="0.042315" calcext:value-type="float">
            <text:p>0.042315</text:p>
          </table:table-cell>
          <table:table-cell office:value-type="float" office:value="0.028865" calcext:value-type="float">
            <text:p>0.028865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30051" calcext:value-type="float">
            <text:p>0.030051</text:p>
          </table:table-cell>
          <table:table-cell office:value-type="float" office:value="0.039145" calcext:value-type="float">
            <text:p>0.039145</text:p>
          </table:table-cell>
          <table:table-cell office:value-type="float" office:value="0.028837" calcext:value-type="float">
            <text:p>0.028837</text:p>
          </table:table-cell>
        </table:table-row>
        <table:table-row table:style-name="ro1">
          <table:table-cell office:value-type="float" office:value="0.026212" calcext:value-type="float">
            <text:p>0.026212</text:p>
          </table:table-cell>
          <table:table-cell office:value-type="float" office:value="0.029812" calcext:value-type="float">
            <text:p>0.029812</text:p>
          </table:table-cell>
          <table:table-cell office:value-type="float" office:value="0.038634" calcext:value-type="float">
            <text:p>0.038634</text:p>
          </table:table-cell>
          <table:table-cell office:value-type="float" office:value="0.034402" calcext:value-type="float">
            <text:p>0.034402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29576" calcext:value-type="float">
            <text:p>0.029576</text:p>
          </table:table-cell>
          <table:table-cell office:value-type="float" office:value="0.039051" calcext:value-type="float">
            <text:p>0.039051</text:p>
          </table:table-cell>
          <table:table-cell office:value-type="float" office:value="0.032604" calcext:value-type="float">
            <text:p>0.032604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29341" calcext:value-type="float">
            <text:p>0.029341</text:p>
          </table:table-cell>
          <table:table-cell office:value-type="float" office:value="0.040254" calcext:value-type="float">
            <text:p>0.040254</text:p>
          </table:table-cell>
          <table:table-cell office:value-type="float" office:value="0.032637" calcext:value-type="float">
            <text:p>0.0326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9108" calcext:value-type="float">
            <text:p>0.029108</text:p>
          </table:table-cell>
          <table:table-cell office:value-type="float" office:value="0.041885" calcext:value-type="float">
            <text:p>0.041885</text:p>
          </table:table-cell>
          <table:table-cell office:value-type="float" office:value="0.030791" calcext:value-type="float">
            <text:p>0.0307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877" calcext:value-type="float">
            <text:p>0.028877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30759" calcext:value-type="float">
            <text:p>0.030759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28648" calcext:value-type="float">
            <text:p>0.028648</text:p>
          </table:table-cell>
          <table:table-cell office:value-type="float" office:value="0.044653" calcext:value-type="float">
            <text:p>0.044653</text:p>
          </table:table-cell>
          <table:table-cell office:value-type="float" office:value="0.032579" calcext:value-type="float">
            <text:p>0.0325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421" calcext:value-type="float">
            <text:p>0.028421</text:p>
          </table:table-cell>
          <table:table-cell office:value-type="float" office:value="0.04577" calcext:value-type="float">
            <text:p>0.04577</text:p>
          </table:table-cell>
          <table:table-cell office:value-type="float" office:value="0.030705" calcext:value-type="float">
            <text:p>0.0307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195" calcext:value-type="float">
            <text:p>0.028195</text:p>
          </table:table-cell>
          <table:table-cell office:value-type="float" office:value="0.04678" calcext:value-type="float">
            <text:p>0.04678</text:p>
          </table:table-cell>
          <table:table-cell office:value-type="float" office:value="0.030672" calcext:value-type="float">
            <text:p>0.030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7971" calcext:value-type="float">
            <text:p>0.027971</text:p>
          </table:table-cell>
          <table:table-cell office:value-type="float" office:value="0.047487" calcext:value-type="float">
            <text:p>0.047487</text:p>
          </table:table-cell>
          <table:table-cell office:value-type="float" office:value="0.030642" calcext:value-type="float">
            <text:p>0.0306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7749" calcext:value-type="float">
            <text:p>0.027749</text:p>
          </table:table-cell>
          <table:table-cell office:value-type="float" office:value="0.047318" calcext:value-type="float">
            <text:p>0.047318</text:p>
          </table:table-cell>
          <table:table-cell office:value-type="float" office:value="0.030616" calcext:value-type="float">
            <text:p>0.030616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27529" calcext:value-type="float">
            <text:p>0.027529</text:p>
          </table:table-cell>
          <table:table-cell office:value-type="float" office:value="0.046665" calcext:value-type="float">
            <text:p>0.046665</text:p>
          </table:table-cell>
          <table:table-cell office:value-type="float" office:value="0.032456" calcext:value-type="float">
            <text:p>0.03245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27311" calcext:value-type="float">
            <text:p>0.027311</text:p>
          </table:table-cell>
          <table:table-cell office:value-type="float" office:value="0.046577" calcext:value-type="float">
            <text:p>0.046577</text:p>
          </table:table-cell>
          <table:table-cell office:value-type="float" office:value="0.028742" calcext:value-type="float">
            <text:p>0.0287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7094" calcext:value-type="float">
            <text:p>0.027094</text:p>
          </table:table-cell>
          <table:table-cell office:value-type="float" office:value="0.046758" calcext:value-type="float">
            <text:p>0.046758</text:p>
          </table:table-cell>
          <table:table-cell office:value-type="float" office:value="0.030556" calcext:value-type="float">
            <text:p>0.030556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26879" calcext:value-type="float">
            <text:p>0.026879</text:p>
          </table:table-cell>
          <table:table-cell office:value-type="float" office:value="0.046882" calcext:value-type="float">
            <text:p>0.046882</text:p>
          </table:table-cell>
          <table:table-cell office:value-type="float" office:value="0.032394" calcext:value-type="float">
            <text:p>0.0323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6665" calcext:value-type="float">
            <text:p>0.026665</text:p>
          </table:table-cell>
          <table:table-cell office:value-type="float" office:value="0.046824" calcext:value-type="float">
            <text:p>0.046824</text:p>
          </table:table-cell>
          <table:table-cell office:value-type="float" office:value="0.030538" calcext:value-type="float">
            <text:p>0.030538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26454" calcext:value-type="float">
            <text:p>0.026454</text:p>
          </table:table-cell>
          <table:table-cell office:value-type="float" office:value="0.047079" calcext:value-type="float">
            <text:p>0.047079</text:p>
          </table:table-cell>
          <table:table-cell office:value-type="float" office:value="0.028657" calcext:value-type="float">
            <text:p>0.028657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26244" calcext:value-type="float">
            <text:p>0.026244</text:p>
          </table:table-cell>
          <table:table-cell office:value-type="float" office:value="0.047228" calcext:value-type="float">
            <text:p>0.047228</text:p>
          </table:table-cell>
          <table:table-cell office:value-type="float" office:value="0.023015" calcext:value-type="float">
            <text:p>0.023015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26036" calcext:value-type="float">
            <text:p>0.026036</text:p>
          </table:table-cell>
          <table:table-cell office:value-type="float" office:value="0.047312" calcext:value-type="float">
            <text:p>0.047312</text:p>
          </table:table-cell>
          <table:table-cell office:value-type="float" office:value="0.032176" calcext:value-type="float">
            <text:p>0.03217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25829" calcext:value-type="float">
            <text:p>0.025829</text:p>
          </table:table-cell>
          <table:table-cell office:value-type="float" office:value="0.047742" calcext:value-type="float">
            <text:p>0.047742</text:p>
          </table:table-cell>
          <table:table-cell office:value-type="float" office:value="0.028451" calcext:value-type="float">
            <text:p>0.02845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25624" calcext:value-type="float">
            <text:p>0.025624</text:p>
          </table:table-cell>
          <table:table-cell office:value-type="float" office:value="0.047971" calcext:value-type="float">
            <text:p>0.047971</text:p>
          </table:table-cell>
          <table:table-cell office:value-type="float" office:value="0.028412" calcext:value-type="float">
            <text:p>0.028412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25421" calcext:value-type="float">
            <text:p>0.025421</text:p>
          </table:table-cell>
          <table:table-cell office:value-type="float" office:value="0.048323" calcext:value-type="float">
            <text:p>0.048323</text:p>
          </table:table-cell>
          <table:table-cell office:value-type="float" office:value="0.028376" calcext:value-type="float">
            <text:p>0.028376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25219" calcext:value-type="float">
            <text:p>0.025219</text:p>
          </table:table-cell>
          <table:table-cell office:value-type="float" office:value="0.049208" calcext:value-type="float">
            <text:p>0.049208</text:p>
          </table:table-cell>
          <table:table-cell office:value-type="float" office:value="0.026472" calcext:value-type="float">
            <text:p>0.026472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25019" calcext:value-type="float">
            <text:p>0.025019</text:p>
          </table:table-cell>
          <table:table-cell office:value-type="float" office:value="0.049566" calcext:value-type="float">
            <text:p>0.049566</text:p>
          </table:table-cell>
          <table:table-cell office:value-type="float" office:value="0.028258" calcext:value-type="float">
            <text:p>0.028258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2482" calcext:value-type="float">
            <text:p>0.02482</text:p>
          </table:table-cell>
          <table:table-cell office:value-type="float" office:value="0.049336" calcext:value-type="float">
            <text:p>0.049336</text:p>
          </table:table-cell>
          <table:table-cell office:value-type="float" office:value="0.028208" calcext:value-type="float">
            <text:p>0.028208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24623" calcext:value-type="float">
            <text:p>0.024623</text:p>
          </table:table-cell>
          <table:table-cell office:value-type="float" office:value="0.049595" calcext:value-type="float">
            <text:p>0.049595</text:p>
          </table:table-cell>
          <table:table-cell office:value-type="float" office:value="0.028161" calcext:value-type="float">
            <text:p>0.028161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4428" calcext:value-type="float">
            <text:p>0.024428</text:p>
          </table:table-cell>
          <table:table-cell office:value-type="float" office:value="0.049371" calcext:value-type="float">
            <text:p>0.049371</text:p>
          </table:table-cell>
          <table:table-cell office:value-type="float" office:value="0.024392" calcext:value-type="float">
            <text:p>0.024392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4234" calcext:value-type="float">
            <text:p>0.024234</text:p>
          </table:table-cell>
          <table:table-cell office:value-type="float" office:value="0.048366" calcext:value-type="float">
            <text:p>0.048366</text:p>
          </table:table-cell>
          <table:table-cell office:value-type="float" office:value="0.024285" calcext:value-type="float">
            <text:p>0.024285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4042" calcext:value-type="float">
            <text:p>0.024042</text:p>
          </table:table-cell>
          <table:table-cell office:value-type="float" office:value="0.047381" calcext:value-type="float">
            <text:p>0.047381</text:p>
          </table:table-cell>
          <table:table-cell office:value-type="float" office:value="0.024173" calcext:value-type="float">
            <text:p>0.024173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23851" calcext:value-type="float">
            <text:p>0.023851</text:p>
          </table:table-cell>
          <table:table-cell office:value-type="float" office:value="0.046867" calcext:value-type="float">
            <text:p>0.046867</text:p>
          </table:table-cell>
          <table:table-cell office:value-type="float" office:value="0.025927" calcext:value-type="float">
            <text:p>0.025927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3661" calcext:value-type="float">
            <text:p>0.023661</text:p>
          </table:table-cell>
          <table:table-cell office:value-type="float" office:value="0.046676" calcext:value-type="float">
            <text:p>0.046676</text:p>
          </table:table-cell>
          <table:table-cell office:value-type="float" office:value="0.023996" calcext:value-type="float">
            <text:p>0.023996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23474" calcext:value-type="float">
            <text:p>0.023474</text:p>
          </table:table-cell>
          <table:table-cell office:value-type="float" office:value="0.045444" calcext:value-type="float">
            <text:p>0.045444</text:p>
          </table:table-cell>
          <table:table-cell office:value-type="float" office:value="0.022043" calcext:value-type="float">
            <text:p>0.022043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23287" calcext:value-type="float">
            <text:p>0.023287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20057" calcext:value-type="float">
            <text:p>0.020057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23103" calcext:value-type="float">
            <text:p>0.023103</text:p>
          </table:table-cell>
          <table:table-cell office:value-type="float" office:value="0.042078" calcext:value-type="float">
            <text:p>0.042078</text:p>
          </table:table-cell>
          <table:table-cell office:value-type="float" office:value="0.018037" calcext:value-type="float">
            <text:p>0.018037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22919" calcext:value-type="float">
            <text:p>0.022919</text:p>
          </table:table-cell>
          <table:table-cell office:value-type="float" office:value="0.04017" calcext:value-type="float">
            <text:p>0.04017</text:p>
          </table:table-cell>
          <table:table-cell office:value-type="float" office:value="0.021571" calcext:value-type="float">
            <text:p>0.021571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22737" calcext:value-type="float">
            <text:p>0.022737</text:p>
          </table:table-cell>
          <table:table-cell office:value-type="float" office:value="0.037439" calcext:value-type="float">
            <text:p>0.037439</text:p>
          </table:table-cell>
          <table:table-cell office:value-type="float" office:value="0.017723" calcext:value-type="float">
            <text:p>0.017723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22557" calcext:value-type="float">
            <text:p>0.022557</text:p>
          </table:table-cell>
          <table:table-cell office:value-type="float" office:value="0.034956" calcext:value-type="float">
            <text:p>0.034956</text:p>
          </table:table-cell>
          <table:table-cell office:value-type="float" office:value="0.015688" calcext:value-type="float">
            <text:p>0.015688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22378" calcext:value-type="float">
            <text:p>0.022378</text:p>
          </table:table-cell>
          <table:table-cell office:value-type="float" office:value="0.032673" calcext:value-type="float">
            <text:p>0.032673</text:p>
          </table:table-cell>
          <table:table-cell office:value-type="float" office:value="0.01921" calcext:value-type="float">
            <text:p>0.01921</text:p>
          </table:table-cell>
        </table:table-row>
        <table:table-row table:style-name="ro1">
          <table:table-cell office:value-type="float" office:value="-0.091742" calcext:value-type="float">
            <text:p>-0.091742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959" calcext:value-type="float">
            <text:p>0.02959</text:p>
          </table:table-cell>
          <table:table-cell office:value-type="float" office:value="0.015342" calcext:value-type="float">
            <text:p>0.015342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22024" calcext:value-type="float">
            <text:p>0.022024</text:p>
          </table:table-cell>
          <table:table-cell office:value-type="float" office:value="0.027245" calcext:value-type="float">
            <text:p>0.027245</text:p>
          </table:table-cell>
          <table:table-cell office:value-type="float" office:value="0.017007" calcext:value-type="float">
            <text:p>0.017007</text:p>
          </table:table-cell>
        </table:table-row>
        <table:table-row table:style-name="ro1">
          <table:table-cell office:value-type="float" office:value="-0.078636" calcext:value-type="float">
            <text:p>-0.078636</text:p>
          </table:table-cell>
          <table:table-cell office:value-type="float" office:value="0.021849" calcext:value-type="float">
            <text:p>0.021849</text:p>
          </table:table-cell>
          <table:table-cell office:value-type="float" office:value="0.024819" calcext:value-type="float">
            <text:p>0.024819</text:p>
          </table:table-cell>
          <table:table-cell office:value-type="float" office:value="0.016837" calcext:value-type="float">
            <text:p>0.016837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21676" calcext:value-type="float">
            <text:p>0.021676</text:p>
          </table:table-cell>
          <table:table-cell office:value-type="float" office:value="0.022875" calcext:value-type="float">
            <text:p>0.022875</text:p>
          </table:table-cell>
          <table:table-cell office:value-type="float" office:value="0.01853" calcext:value-type="float">
            <text:p>0.01853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21504" calcext:value-type="float">
            <text:p>0.021504</text:p>
          </table:table-cell>
          <table:table-cell office:value-type="float" office:value="0.020471" calcext:value-type="float">
            <text:p>0.020471</text:p>
          </table:table-cell>
          <table:table-cell office:value-type="float" office:value="0.01839" calcext:value-type="float">
            <text:p>0.01839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21333" calcext:value-type="float">
            <text:p>0.021333</text:p>
          </table:table-cell>
          <table:table-cell office:value-type="float" office:value="0.018821" calcext:value-type="float">
            <text:p>0.018821</text:p>
          </table:table-cell>
          <table:table-cell office:value-type="float" office:value="0.020113" calcext:value-type="float">
            <text:p>0.020113</text:p>
          </table:table-cell>
        </table:table-row>
        <table:table-row table:style-name="ro1">
          <table:table-cell office:value-type="float" office:value="-0.06553" calcext:value-type="float">
            <text:p>-0.065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017593" calcext:value-type="float">
            <text:p>0.017593</text:p>
          </table:table-cell>
          <table:table-cell office:value-type="float" office:value="0.018136" calcext:value-type="float">
            <text:p>0.018136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0996" calcext:value-type="float">
            <text:p>0.020996</text:p>
          </table:table-cell>
          <table:table-cell office:value-type="float" office:value="0.016042" calcext:value-type="float">
            <text:p>0.016042</text:p>
          </table:table-cell>
          <table:table-cell office:value-type="float" office:value="0.021712" calcext:value-type="float">
            <text:p>0.021712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0829" calcext:value-type="float">
            <text:p>0.020829</text:p>
          </table:table-cell>
          <table:table-cell office:value-type="float" office:value="0.015139" calcext:value-type="float">
            <text:p>0.015139</text:p>
          </table:table-cell>
          <table:table-cell office:value-type="float" office:value="0.021615" calcext:value-type="float">
            <text:p>0.021615</text:p>
          </table:table-cell>
        </table:table-row>
        <table:table-row table:style-name="ro1">
          <table:table-cell office:value-type="float" office:value="-0.052424" calcext:value-type="float">
            <text:p>-0.052424</text:p>
          </table:table-cell>
          <table:table-cell office:value-type="float" office:value="0.020664" calcext:value-type="float">
            <text:p>0.020664</text:p>
          </table:table-cell>
          <table:table-cell office:value-type="float" office:value="0.014386" calcext:value-type="float">
            <text:p>0.014386</text:p>
          </table:table-cell>
          <table:table-cell office:value-type="float" office:value="0.019658" calcext:value-type="float">
            <text:p>0.019658</text:p>
          </table:table-cell>
        </table:table-row>
        <table:table-row table:style-name="ro1">
          <table:table-cell office:value-type="float" office:value="-0.039318" calcext:value-type="float">
            <text:p>-0.039318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3378" calcext:value-type="float">
            <text:p>0.013378</text:p>
          </table:table-cell>
          <table:table-cell office:value-type="float" office:value="0.021392" calcext:value-type="float">
            <text:p>0.021392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20337" calcext:value-type="float">
            <text:p>0.020337</text:p>
          </table:table-cell>
          <table:table-cell office:value-type="float" office:value="0.011902" calcext:value-type="float">
            <text:p>0.011902</text:p>
          </table:table-cell>
          <table:table-cell office:value-type="float" office:value="0.02315" calcext:value-type="float">
            <text:p>0.02315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20176" calcext:value-type="float">
            <text:p>0.020176</text:p>
          </table:table-cell>
          <table:table-cell office:value-type="float" office:value="0.011254" calcext:value-type="float">
            <text:p>0.011254</text:p>
          </table:table-cell>
          <table:table-cell office:value-type="float" office:value="0.023078" calcext:value-type="float">
            <text:p>0.023078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20016" calcext:value-type="float">
            <text:p>0.020016</text:p>
          </table:table-cell>
          <table:table-cell office:value-type="float" office:value="0.010831" calcext:value-type="float">
            <text:p>0.010831</text:p>
          </table:table-cell>
          <table:table-cell office:value-type="float" office:value="0.023011" calcext:value-type="float">
            <text:p>0.02301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9857" calcext:value-type="float">
            <text:p>0.019857</text:p>
          </table:table-cell>
          <table:table-cell office:value-type="float" office:value="0.010343" calcext:value-type="float">
            <text:p>0.010343</text:p>
          </table:table-cell>
          <table:table-cell office:value-type="float" office:value="0.024804" calcext:value-type="float">
            <text:p>0.024804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19699" calcext:value-type="float">
            <text:p>0.019699</text:p>
          </table:table-cell>
          <table:table-cell office:value-type="float" office:value="0.010583" calcext:value-type="float">
            <text:p>0.010583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9543" calcext:value-type="float">
            <text:p>0.019543</text:p>
          </table:table-cell>
          <table:table-cell office:value-type="float" office:value="0.011276" calcext:value-type="float">
            <text:p>0.011276</text:p>
          </table:table-cell>
          <table:table-cell office:value-type="float" office:value="0.024689" calcext:value-type="float">
            <text:p>0.024689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9388" calcext:value-type="float">
            <text:p>0.019388</text:p>
          </table:table-cell>
          <table:table-cell office:value-type="float" office:value="0.012717" calcext:value-type="float">
            <text:p>0.012717</text:p>
          </table:table-cell>
          <table:table-cell office:value-type="float" office:value="0.024641" calcext:value-type="float">
            <text:p>0.02464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9234" calcext:value-type="float">
            <text:p>0.019234</text:p>
          </table:table-cell>
          <table:table-cell office:value-type="float" office:value="0.014326" calcext:value-type="float">
            <text:p>0.014326</text:p>
          </table:table-cell>
          <table:table-cell office:value-type="float" office:value="0.024595" calcext:value-type="float">
            <text:p>0.024595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9081" calcext:value-type="float">
            <text:p>0.019081</text:p>
          </table:table-cell>
          <table:table-cell office:value-type="float" office:value="0.015387" calcext:value-type="float">
            <text:p>0.015387</text:p>
          </table:table-cell>
          <table:table-cell office:value-type="float" office:value="0.02455" calcext:value-type="float">
            <text:p>0.02455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0.01552" calcext:value-type="float">
            <text:p>0.01552</text:p>
          </table:table-cell>
          <table:table-cell office:value-type="float" office:value="0.024504" calcext:value-type="float">
            <text:p>0.024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78" calcext:value-type="float">
            <text:p>0.01878</text:p>
          </table:table-cell>
          <table:table-cell office:value-type="float" office:value="0.016179" calcext:value-type="float">
            <text:p>0.016179</text:p>
          </table:table-cell>
          <table:table-cell office:value-type="float" office:value="0.02632" calcext:value-type="float">
            <text:p>0.02632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8631" calcext:value-type="float">
            <text:p>0.018631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24443" calcext:value-type="float">
            <text:p>0.0244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483" calcext:value-type="float">
            <text:p>0.018483</text:p>
          </table:table-cell>
          <table:table-cell office:value-type="float" office:value="0.017749" calcext:value-type="float">
            <text:p>0.017749</text:p>
          </table:table-cell>
          <table:table-cell office:value-type="float" office:value="0.026263" calcext:value-type="float">
            <text:p>0.026263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8336" calcext:value-type="float">
            <text:p>0.018336</text:p>
          </table:table-cell>
          <table:table-cell office:value-type="float" office:value="0.018141" calcext:value-type="float">
            <text:p>0.018141</text:p>
          </table:table-cell>
          <table:table-cell office:value-type="float" office:value="0.024386" calcext:value-type="float">
            <text:p>0.02438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819" calcext:value-type="float">
            <text:p>0.0181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4341" calcext:value-type="float">
            <text:p>0.0243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046" calcext:value-type="float">
            <text:p>0.018046</text:p>
          </table:table-cell>
          <table:table-cell office:value-type="float" office:value="0.019663" calcext:value-type="float">
            <text:p>0.019663</text:p>
          </table:table-cell>
          <table:table-cell office:value-type="float" office:value="0.026155" calcext:value-type="float">
            <text:p>0.026155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7903" calcext:value-type="float">
            <text:p>0.017903</text:p>
          </table:table-cell>
          <table:table-cell office:value-type="float" office:value="0.019645" calcext:value-type="float">
            <text:p>0.019645</text:p>
          </table:table-cell>
          <table:table-cell office:value-type="float" office:value="0.024276" calcext:value-type="float">
            <text:p>0.024276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7761" calcext:value-type="float">
            <text:p>0.017761</text:p>
          </table:table-cell>
          <table:table-cell office:value-type="float" office:value="0.019812" calcext:value-type="float">
            <text:p>0.019812</text:p>
          </table:table-cell>
          <table:table-cell office:value-type="float" office:value="0.024234" calcext:value-type="float">
            <text:p>0.024234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762" calcext:value-type="float">
            <text:p>0.01762</text:p>
          </table:table-cell>
          <table:table-cell office:value-type="float" office:value="0.019655" calcext:value-type="float">
            <text:p>0.019655</text:p>
          </table:table-cell>
          <table:table-cell office:value-type="float" office:value="0.024191" calcext:value-type="float">
            <text:p>0.02419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902" calcext:value-type="float">
            <text:p>0.01902</text:p>
          </table:table-cell>
          <table:table-cell office:value-type="float" office:value="0.024147" calcext:value-type="float">
            <text:p>0.024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7341" calcext:value-type="float">
            <text:p>0.017341</text:p>
          </table:table-cell>
          <table:table-cell office:value-type="float" office:value="0.018642" calcext:value-type="float">
            <text:p>0.018642</text:p>
          </table:table-cell>
          <table:table-cell office:value-type="float" office:value="0.025967" calcext:value-type="float">
            <text:p>0.025967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7204" calcext:value-type="float">
            <text:p>0.017204</text:p>
          </table:table-cell>
          <table:table-cell office:value-type="float" office:value="0.018346" calcext:value-type="float">
            <text:p>0.018346</text:p>
          </table:table-cell>
          <table:table-cell office:value-type="float" office:value="0.024095" calcext:value-type="float">
            <text:p>0.024095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7067" calcext:value-type="float">
            <text:p>0.017067</text:p>
          </table:table-cell>
          <table:table-cell office:value-type="float" office:value="0.018408" calcext:value-type="float">
            <text:p>0.018408</text:p>
          </table:table-cell>
          <table:table-cell office:value-type="float" office:value="0.024058" calcext:value-type="float">
            <text:p>0.024058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16932" calcext:value-type="float">
            <text:p>0.016932</text:p>
          </table:table-cell>
          <table:table-cell office:value-type="float" office:value="0.018759" calcext:value-type="float">
            <text:p>0.018759</text:p>
          </table:table-cell>
          <table:table-cell office:value-type="float" office:value="0.027741" calcext:value-type="float">
            <text:p>0.027741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6797" calcext:value-type="float">
            <text:p>0.016797</text:p>
          </table:table-cell>
          <table:table-cell office:value-type="float" office:value="0.019237" calcext:value-type="float">
            <text:p>0.019237</text:p>
          </table:table-cell>
          <table:table-cell office:value-type="float" office:value="0.024033" calcext:value-type="float">
            <text:p>0.024033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6664" calcext:value-type="float">
            <text:p>0.016664</text:p>
          </table:table-cell>
          <table:table-cell office:value-type="float" office:value="0.019537" calcext:value-type="float">
            <text:p>0.019537</text:p>
          </table:table-cell>
          <table:table-cell office:value-type="float" office:value="0.023994" calcext:value-type="float">
            <text:p>0.023994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6532" calcext:value-type="float">
            <text:p>0.016532</text:p>
          </table:table-cell>
          <table:table-cell office:value-type="float" office:value="0.019748" calcext:value-type="float">
            <text:p>0.019748</text:p>
          </table:table-cell>
          <table:table-cell office:value-type="float" office:value="0.023948" calcext:value-type="float">
            <text:p>0.023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20053" calcext:value-type="float">
            <text:p>0.020053</text:p>
          </table:table-cell>
          <table:table-cell office:value-type="float" office:value="0.025761" calcext:value-type="float">
            <text:p>0.025761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1627" calcext:value-type="float">
            <text:p>0.01627</text:p>
          </table:table-cell>
          <table:table-cell office:value-type="float" office:value="0.020174" calcext:value-type="float">
            <text:p>0.020174</text:p>
          </table:table-cell>
          <table:table-cell office:value-type="float" office:value="0.027607" calcext:value-type="float">
            <text:p>0.0276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141" calcext:value-type="float">
            <text:p>0.016141</text:p>
          </table:table-cell>
          <table:table-cell office:value-type="float" office:value="0.020135" calcext:value-type="float">
            <text:p>0.020135</text:p>
          </table:table-cell>
          <table:table-cell office:value-type="float" office:value="0.025767" calcext:value-type="float">
            <text:p>0.025767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16013" calcext:value-type="float">
            <text:p>0.016013</text:p>
          </table:table-cell>
          <table:table-cell office:value-type="float" office:value="0.020097" calcext:value-type="float">
            <text:p>0.020097</text:p>
          </table:table-cell>
          <table:table-cell office:value-type="float" office:value="0.022037" calcext:value-type="float">
            <text:p>0.022037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15886" calcext:value-type="float">
            <text:p>0.015886</text:p>
          </table:table-cell>
          <table:table-cell office:value-type="float" office:value="0.019713" calcext:value-type="float">
            <text:p>0.019713</text:p>
          </table:table-cell>
          <table:table-cell office:value-type="float" office:value="0.021962" calcext:value-type="float">
            <text:p>0.0219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76" calcext:value-type="float">
            <text:p>0.01576</text:p>
          </table:table-cell>
          <table:table-cell office:value-type="float" office:value="0.019062" calcext:value-type="float">
            <text:p>0.019062</text:p>
          </table:table-cell>
          <table:table-cell office:value-type="float" office:value="0.025602" calcext:value-type="float">
            <text:p>0.025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35" calcext:value-type="float">
            <text:p>0.015635</text:p>
          </table:table-cell>
          <table:table-cell office:value-type="float" office:value="0.018602" calcext:value-type="float">
            <text:p>0.018602</text:p>
          </table:table-cell>
          <table:table-cell office:value-type="float" office:value="0.025584" calcext:value-type="float">
            <text:p>0.025584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5511" calcext:value-type="float">
            <text:p>0.015511</text:p>
          </table:table-cell>
          <table:table-cell office:value-type="float" office:value="0.018156" calcext:value-type="float">
            <text:p>0.018156</text:p>
          </table:table-cell>
          <table:table-cell office:value-type="float" office:value="0.023717" calcext:value-type="float">
            <text:p>0.023717</text:p>
          </table:table-cell>
        </table:table-row>
        <table:table-row table:style-name="ro1">
          <table:table-cell office:value-type="float" office:value="-0.026212" calcext:value-type="float">
            <text:p>-0.026212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0.01709" calcext:value-type="float">
            <text:p>0.01709</text:p>
          </table:table-cell>
          <table:table-cell office:value-type="float" office:value="0.021824" calcext:value-type="float">
            <text:p>0.021824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5266" calcext:value-type="float">
            <text:p>0.015266</text:p>
          </table:table-cell>
          <table:table-cell office:value-type="float" office:value="0.016126" calcext:value-type="float">
            <text:p>0.016126</text:p>
          </table:table-cell>
          <table:table-cell office:value-type="float" office:value="0.023618" calcext:value-type="float">
            <text:p>0.023618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15144" calcext:value-type="float">
            <text:p>0.015144</text:p>
          </table:table-cell>
          <table:table-cell office:value-type="float" office:value="0.015404" calcext:value-type="float">
            <text:p>0.015404</text:p>
          </table:table-cell>
          <table:table-cell office:value-type="float" office:value="0.027299" calcext:value-type="float">
            <text:p>0.0272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024" calcext:value-type="float">
            <text:p>0.015024</text:p>
          </table:table-cell>
          <table:table-cell office:value-type="float" office:value="0.014722" calcext:value-type="float">
            <text:p>0.014722</text:p>
          </table:table-cell>
          <table:table-cell office:value-type="float" office:value="0.025459" calcext:value-type="float">
            <text:p>0.025459</text:p>
          </table:table-cell>
        </table:table-row>
        <table:table-row table:style-name="ro1">
          <table:table-cell office:value-type="float" office:value="-0.013106" calcext:value-type="float">
            <text:p>-0.013106</text:p>
          </table:table-cell>
          <table:table-cell office:value-type="float" office:value="0.014905" calcext:value-type="float">
            <text:p>0.014905</text:p>
          </table:table-cell>
          <table:table-cell office:value-type="float" office:value="0.014263" calcext:value-type="float">
            <text:p>0.014263</text:p>
          </table:table-cell>
          <table:table-cell office:value-type="float" office:value="0.023595" calcext:value-type="float">
            <text:p>0.023595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14787" calcext:value-type="float">
            <text:p>0.014787</text:p>
          </table:table-cell>
          <table:table-cell office:value-type="float" office:value="0.014058" calcext:value-type="float">
            <text:p>0.014058</text:p>
          </table:table-cell>
          <table:table-cell office:value-type="float" office:value="0.027281" calcext:value-type="float">
            <text:p>0.027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4669" calcext:value-type="float">
            <text:p>0.014669</text:p>
          </table:table-cell>
          <table:table-cell office:value-type="float" office:value="0.013716" calcext:value-type="float">
            <text:p>0.013716</text:p>
          </table:table-cell>
          <table:table-cell office:value-type="float" office:value="0.025432" calcext:value-type="float">
            <text:p>0.0254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4553" calcext:value-type="float">
            <text:p>0.014553</text:p>
          </table:table-cell>
          <table:table-cell office:value-type="float" office:value="0.013091" calcext:value-type="float">
            <text:p>0.013091</text:p>
          </table:table-cell>
          <table:table-cell office:value-type="float" office:value="0.025417" calcext:value-type="float">
            <text:p>0.025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4437" calcext:value-type="float">
            <text:p>0.014437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254" calcext:value-type="float">
            <text:p>0.0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4323" calcext:value-type="float">
            <text:p>0.014323</text:p>
          </table:table-cell>
          <table:table-cell office:value-type="float" office:value="0.011761" calcext:value-type="float">
            <text:p>0.011761</text:p>
          </table:table-cell>
          <table:table-cell office:value-type="float" office:value="0.025381" calcext:value-type="float">
            <text:p>0.025381</text:p>
          </table:table-cell>
        </table:table-row>
        <table:table-row table:style-name="ro1">
          <table:table-cell office:value-type="float" office:value="0.013106" calcext:value-type="float">
            <text:p>0.013106</text:p>
          </table:table-cell>
          <table:table-cell office:value-type="float" office:value="0.014209" calcext:value-type="float">
            <text:p>0.014209</text:p>
          </table:table-cell>
          <table:table-cell office:value-type="float" office:value="0.010993" calcext:value-type="float">
            <text:p>0.010993</text:p>
          </table:table-cell>
          <table:table-cell office:value-type="float" office:value="0.027226" calcext:value-type="float">
            <text:p>0.0272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6:56:39.689780831</meta:creation-date>
    <dc:date>2017-11-12T18:39:07.893880067</dc:date>
    <meta:editing-duration>PT50M16S</meta:editing-duration>
    <meta:editing-cycles>1</meta:editing-cycles>
    <meta:document-statistic meta:table-count="1" meta:cell-count="922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529cm" svg:height="20.238cm" xlink:href=".." xlink:type="simple" chart:class="chart:line" chart:style-name="ch1">
        <chart:legend chart:legend-position="end" svg:x="35.606cm" svg:y="9.053cm" style:legend-expansion="high" chart:style-name="ch2"/>
        <chart:plot-area chart:style-name="ch3" table:cell-range-address="Sheet1.A1:Sheet1.D2307" svg:x="4.464cm" svg:y="-0.205cm" svg:width="34.063cm" svg:height="19.427cm">
          <chartooo:coordinate-region svg:x="5.317cm" svg:y="-0.001cm" svg:width="33.21cm" svg:height="19.0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307" chart:class="chart:line">
            <chart:data-point chart:repeated="2307"/>
          </chart:series>
          <chart:series chart:style-name="ch7" chart:values-cell-range-address="Sheet1.B1:Sheet1.B2307" chart:class="chart:line">
            <chart:data-point chart:repeated="2307"/>
          </chart:series>
          <chart:series chart:style-name="ch8" chart:values-cell-range-address="Sheet1.C1:Sheet1.C2307" chart:class="chart:line">
            <chart:data-point chart:repeated="2307"/>
          </chart:series>
          <chart:series chart:style-name="ch9" chart:values-cell-range-address="Sheet1.D1:Sheet1.D2307" chart:class="chart:line">
            <chart:data-point chart:repeated="230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307</svg:desc>
                </draw:g>
              </table:table-cell>
              <table:table-cell office:value-type="float" office:value="0">
                <text:p>0</text:p>
                <draw:g>
                  <svg:desc>Sheet1.B1:Sheet1.B2307</svg:desc>
                </draw:g>
              </table:table-cell>
              <table:table-cell office:value-type="float" office:value="0.016389">
                <text:p>0.016389</text:p>
                <draw:g>
                  <svg:desc>Sheet1.C1:Sheet1.C2307</svg:desc>
                </draw:g>
              </table:table-cell>
              <table:table-cell office:value-type="float" office:value="-0">
                <text:p>-0</text:p>
                <draw:g>
                  <svg:desc>Sheet1.D1:Sheet1.D23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0.000814">
                <text:p>-0.000814</text:p>
              </table:table-cell>
              <table:table-cell office:value-type="float" office:value="0.01709">
                <text:p>0.01709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1589">
                <text:p>-0.001589</text:p>
              </table:table-cell>
              <table:table-cell office:value-type="float" office:value="0.017787">
                <text:p>0.017787</text:p>
              </table:table-cell>
              <table:table-cell office:value-type="float" office:value="-0.001635">
                <text:p>-0.001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0.002327">
                <text:p>-0.002327</text:p>
              </table:table-cell>
              <table:table-cell office:value-type="float" office:value="0.01827">
                <text:p>0.01827</text:p>
              </table:table-cell>
              <table:table-cell office:value-type="float" office:value="0.000306">
                <text:p>0.000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303">
                <text:p>-0.00303</text:p>
              </table:table-cell>
              <table:table-cell office:value-type="float" office:value="0.01851">
                <text:p>0.01851</text:p>
              </table:table-cell>
              <table:table-cell office:value-type="float" office:value="-0.001453">
                <text:p>-0.001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37">
                <text:p>-0.0037</text:p>
              </table:table-cell>
              <table:table-cell office:value-type="float" office:value="0.018924">
                <text:p>0.018924</text:p>
              </table:table-cell>
              <table:table-cell office:value-type="float" office:value="-0.001379">
                <text:p>-0.0013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0.004338">
                <text:p>-0.004338</text:p>
              </table:table-cell>
              <table:table-cell office:value-type="float" office:value="0.018956">
                <text:p>0.018956</text:p>
              </table:table-cell>
              <table:table-cell office:value-type="float" office:value="0.000553">
                <text:p>0.0005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04945">
                <text:p>-0.004945</text:p>
              </table:table-cell>
              <table:table-cell office:value-type="float" office:value="0.019165">
                <text:p>0.019165</text:p>
              </table:table-cell>
              <table:table-cell office:value-type="float" office:value="-0.003072">
                <text:p>-0.003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05524">
                <text:p>-0.005524</text:p>
              </table:table-cell>
              <table:table-cell office:value-type="float" office:value="0.0194">
                <text:p>0.0194</text:p>
              </table:table-cell>
              <table:table-cell office:value-type="float" office:value="-0.003033">
                <text:p>-0.003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06074">
                <text:p>-0.006074</text:p>
              </table:table-cell>
              <table:table-cell office:value-type="float" office:value="0.018877">
                <text:p>0.018877</text:p>
              </table:table-cell>
              <table:table-cell office:value-type="float" office:value="-0.004865">
                <text:p>-0.004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6553">
                <text:p>-0.06553</text:p>
              </table:table-cell>
              <table:table-cell office:value-type="float" office:value="-0.006599">
                <text:p>-0.006599</text:p>
              </table:table-cell>
              <table:table-cell office:value-type="float" office:value="0.017866">
                <text:p>0.017866</text:p>
              </table:table-cell>
              <table:table-cell office:value-type="float" office:value="-0.008591">
                <text:p>-0.008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07099">
                <text:p>-0.007099</text:p>
              </table:table-cell>
              <table:table-cell office:value-type="float" office:value="0.015318">
                <text:p>0.015318</text:p>
              </table:table-cell>
              <table:table-cell office:value-type="float" office:value="-0.006791">
                <text:p>-0.0067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07575">
                <text:p>-0.007575</text:p>
              </table:table-cell>
              <table:table-cell office:value-type="float" office:value="0.011455">
                <text:p>0.011455</text:p>
              </table:table-cell>
              <table:table-cell office:value-type="float" office:value="-0.010547">
                <text:p>-0.0105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08028">
                <text:p>-0.008028</text:p>
              </table:table-cell>
              <table:table-cell office:value-type="float" office:value="0.008414">
                <text:p>0.008414</text:p>
              </table:table-cell>
              <table:table-cell office:value-type="float" office:value="-0.012491">
                <text:p>-0.0124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0846">
                <text:p>-0.00846</text:p>
              </table:table-cell>
              <table:table-cell office:value-type="float" office:value="0.005231">
                <text:p>0.005231</text:p>
              </table:table-cell>
              <table:table-cell office:value-type="float" office:value="-0.007013">
                <text:p>-0.007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6553">
                <text:p>-0.06553</text:p>
              </table:table-cell>
              <table:table-cell office:value-type="float" office:value="-0.008871">
                <text:p>-0.008871</text:p>
              </table:table-cell>
              <table:table-cell office:value-type="float" office:value="0.001054">
                <text:p>0.001054</text:p>
              </table:table-cell>
              <table:table-cell office:value-type="float" office:value="-0.00889">
                <text:p>-0.00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09262">
                <text:p>-0.009262</text:p>
              </table:table-cell>
              <table:table-cell office:value-type="float" office:value="-0.001957">
                <text:p>-0.001957</text:p>
              </table:table-cell>
              <table:table-cell office:value-type="float" office:value="-0.012648">
                <text:p>-0.0126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09635">
                <text:p>-0.009635</text:p>
              </table:table-cell>
              <table:table-cell office:value-type="float" office:value="-0.00363">
                <text:p>-0.00363</text:p>
              </table:table-cell>
              <table:table-cell office:value-type="float" office:value="-0.007161">
                <text:p>-0.007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0999">
                <text:p>-0.00999</text:p>
              </table:table-cell>
              <table:table-cell office:value-type="float" office:value="-0.006272">
                <text:p>-0.006272</text:p>
              </table:table-cell>
              <table:table-cell office:value-type="float" office:value="-0.005323">
                <text:p>-0.0053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10328">
                <text:p>-0.010328</text:p>
              </table:table-cell>
              <table:table-cell office:value-type="float" office:value="-0.008567">
                <text:p>-0.008567</text:p>
              </table:table-cell>
              <table:table-cell office:value-type="float" office:value="-0.007178">
                <text:p>-0.0071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065">
                <text:p>-0.01065</text:p>
              </table:table-cell>
              <table:table-cell office:value-type="float" office:value="-0.009849">
                <text:p>-0.009849</text:p>
              </table:table-cell>
              <table:table-cell office:value-type="float" office:value="-0.009067">
                <text:p>-0.009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0957">
                <text:p>-0.010957</text:p>
              </table:table-cell>
              <table:table-cell office:value-type="float" office:value="-0.010107">
                <text:p>-0.010107</text:p>
              </table:table-cell>
              <table:table-cell office:value-type="float" office:value="-0.003553">
                <text:p>-0.0035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1249">
                <text:p>-0.011249</text:p>
              </table:table-cell>
              <table:table-cell office:value-type="float" office:value="-0.012432">
                <text:p>-0.012432</text:p>
              </table:table-cell>
              <table:table-cell office:value-type="float" office:value="-0.001683">
                <text:p>-0.001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1528">
                <text:p>-0.011528</text:p>
              </table:table-cell>
              <table:table-cell office:value-type="float" office:value="-0.0143">
                <text:p>-0.0143</text:p>
              </table:table-cell>
              <table:table-cell office:value-type="float" office:value="-0.003503">
                <text:p>-0.0035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1793">
                <text:p>-0.011793</text:p>
              </table:table-cell>
              <table:table-cell office:value-type="float" office:value="-0.014642">
                <text:p>-0.014642</text:p>
              </table:table-cell>
              <table:table-cell office:value-type="float" office:value="-0.001628">
                <text:p>-0.0016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12045">
                <text:p>-0.012045</text:p>
              </table:table-cell>
              <table:table-cell office:value-type="float" office:value="-0.013821">
                <text:p>-0.013821</text:p>
              </table:table-cell>
              <table:table-cell office:value-type="float" office:value="-0.007182">
                <text:p>-0.007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2285">
                <text:p>-0.012285</text:p>
              </table:table-cell>
              <table:table-cell office:value-type="float" office:value="-0.01256">
                <text:p>-0.01256</text:p>
              </table:table-cell>
              <table:table-cell office:value-type="float" office:value="-0.001662">
                <text:p>-0.0016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-0.012514">
                <text:p>-0.012514</text:p>
              </table:table-cell>
              <table:table-cell office:value-type="float" office:value="-0.012569">
                <text:p>-0.012569</text:p>
              </table:table-cell>
              <table:table-cell office:value-type="float" office:value="0.000217">
                <text:p>0.0002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2732">
                <text:p>-0.012732</text:p>
              </table:table-cell>
              <table:table-cell office:value-type="float" office:value="-0.013038">
                <text:p>-0.013038</text:p>
              </table:table-cell>
              <table:table-cell office:value-type="float" office:value="-0.001588">
                <text:p>-0.001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-0.01294">
                <text:p>-0.01294</text:p>
              </table:table-cell>
              <table:table-cell office:value-type="float" office:value="-0.012497">
                <text:p>-0.012497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3138">
                <text:p>-0.013138</text:p>
              </table:table-cell>
              <table:table-cell office:value-type="float" office:value="-0.011686">
                <text:p>-0.011686</text:p>
              </table:table-cell>
              <table:table-cell office:value-type="float" office:value="-0.001493">
                <text:p>-0.0014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-0.013326">
                <text:p>-0.013326</text:p>
              </table:table-cell>
              <table:table-cell office:value-type="float" office:value="-0.010705">
                <text:p>-0.010705</text:p>
              </table:table-cell>
              <table:table-cell office:value-type="float" office:value="0.000395">
                <text:p>0.0003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-0.013505">
                <text:p>-0.013505</text:p>
              </table:table-cell>
              <table:table-cell office:value-type="float" office:value="-0.010286">
                <text:p>-0.010286</text:p>
              </table:table-cell>
              <table:table-cell office:value-type="float" office:value="0.000443">
                <text:p>0.000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-0.013676">
                <text:p>-0.013676</text:p>
              </table:table-cell>
              <table:table-cell office:value-type="float" office:value="-0.009807">
                <text:p>-0.009807</text:p>
              </table:table-cell>
              <table:table-cell office:value-type="float" office:value="0.000491">
                <text:p>0.0004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-0.013839">
                <text:p>-0.013839</text:p>
              </table:table-cell>
              <table:table-cell office:value-type="float" office:value="-0.009362">
                <text:p>-0.009362</text:p>
              </table:table-cell>
              <table:table-cell office:value-type="float" office:value="0.000539">
                <text:p>0.0005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-0.013994">
                <text:p>-0.013994</text:p>
              </table:table-cell>
              <table:table-cell office:value-type="float" office:value="-0.008926">
                <text:p>-0.008926</text:p>
              </table:table-cell>
              <table:table-cell office:value-type="float" office:value="0.000586">
                <text:p>0.000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-0.014141">
                <text:p>-0.014141</text:p>
              </table:table-cell>
              <table:table-cell office:value-type="float" office:value="-0.008353">
                <text:p>-0.008353</text:p>
              </table:table-cell>
              <table:table-cell office:value-type="float" office:value="0.000632">
                <text:p>0.0006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-0.014282">
                <text:p>-0.014282</text:p>
              </table:table-cell>
              <table:table-cell office:value-type="float" office:value="-0.007808">
                <text:p>-0.007808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-0.014416">
                <text:p>-0.014416</text:p>
              </table:table-cell>
              <table:table-cell office:value-type="float" office:value="-0.007165">
                <text:p>-0.007165</text:p>
              </table:table-cell>
              <table:table-cell office:value-type="float" office:value="0.000723">
                <text:p>0.0007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4543">
                <text:p>-0.014543</text:p>
              </table:table-cell>
              <table:table-cell office:value-type="float" office:value="-0.006377">
                <text:p>-0.006377</text:p>
              </table:table-cell>
              <table:table-cell office:value-type="float" office:value="-0.001093">
                <text:p>-0.0010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-0.014664">
                <text:p>-0.014664</text:p>
              </table:table-cell>
              <table:table-cell office:value-type="float" office:value="-0.005388">
                <text:p>-0.005388</text:p>
              </table:table-cell>
              <table:table-cell office:value-type="float" office:value="0.000785">
                <text:p>0.0007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-0.01478">
                <text:p>-0.01478</text:p>
              </table:table-cell>
              <table:table-cell office:value-type="float" office:value="-0.004204">
                <text:p>-0.004204</text:p>
              </table:table-cell>
              <table:table-cell office:value-type="float" office:value="0.000828">
                <text:p>0.000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-0.01489">
                <text:p>-0.01489</text:p>
              </table:table-cell>
              <table:table-cell office:value-type="float" office:value="-0.002623">
                <text:p>-0.002623</text:p>
              </table:table-cell>
              <table:table-cell office:value-type="float" office:value="0.000876">
                <text:p>0.0008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-0.014995">
                <text:p>-0.014995</text:p>
              </table:table-cell>
              <table:table-cell office:value-type="float" office:value="-0.001049">
                <text:p>-0.001049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-0.015095">
                <text:p>-0.015095</text:p>
              </table:table-cell>
              <table:table-cell office:value-type="float" office:value="0.000574">
                <text:p>0.000574</text:p>
              </table:table-cell>
              <table:table-cell office:value-type="float" office:value="0.000974">
                <text:p>0.0009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519">
                <text:p>-0.01519</text:p>
              </table:table-cell>
              <table:table-cell office:value-type="float" office:value="0.002164">
                <text:p>0.002164</text:p>
              </table:table-cell>
              <table:table-cell office:value-type="float" office:value="-0.002706">
                <text:p>-0.0027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5281">
                <text:p>-0.015281</text:p>
              </table:table-cell>
              <table:table-cell office:value-type="float" office:value="0.003399">
                <text:p>0.003399</text:p>
              </table:table-cell>
              <table:table-cell office:value-type="float" office:value="-0.000862">
                <text:p>-0.0008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15367">
                <text:p>-0.015367</text:p>
              </table:table-cell>
              <table:table-cell office:value-type="float" office:value="0.004148">
                <text:p>0.004148</text:p>
              </table:table-cell>
              <table:table-cell office:value-type="float" office:value="-0.006442">
                <text:p>-0.0064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5449">
                <text:p>-0.015449</text:p>
              </table:table-cell>
              <table:table-cell office:value-type="float" office:value="0.004761">
                <text:p>0.004761</text:p>
              </table:table-cell>
              <table:table-cell office:value-type="float" office:value="-0.002797">
                <text:p>-0.0027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5527">
                <text:p>-0.015527</text:p>
              </table:table-cell>
              <table:table-cell office:value-type="float" office:value="0.004464">
                <text:p>0.004464</text:p>
              </table:table-cell>
              <table:table-cell office:value-type="float" office:value="-0.004677">
                <text:p>-0.0046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5602">
                <text:p>-0.015602</text:p>
              </table:table-cell>
              <table:table-cell office:value-type="float" office:value="0.00428">
                <text:p>0.00428</text:p>
              </table:table-cell>
              <table:table-cell office:value-type="float" office:value="-0.004711">
                <text:p>-0.0047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5673">
                <text:p>-0.015673</text:p>
              </table:table-cell>
              <table:table-cell office:value-type="float" office:value="0.004385">
                <text:p>0.004385</text:p>
              </table:table-cell>
              <table:table-cell office:value-type="float" office:value="-0.004739">
                <text:p>-0.0047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574">
                <text:p>-0.01574</text:p>
              </table:table-cell>
              <table:table-cell office:value-type="float" office:value="0.00527">
                <text:p>0.00527</text:p>
              </table:table-cell>
              <table:table-cell office:value-type="float" office:value="-0.008491">
                <text:p>-0.0084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5805">
                <text:p>-0.015805</text:p>
              </table:table-cell>
              <table:table-cell office:value-type="float" office:value="0.005909">
                <text:p>0.005909</text:p>
              </table:table-cell>
              <table:table-cell office:value-type="float" office:value="-0.004856">
                <text:p>-0.0048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5866">
                <text:p>-0.015866</text:p>
              </table:table-cell>
              <table:table-cell office:value-type="float" office:value="0.005314">
                <text:p>0.005314</text:p>
              </table:table-cell>
              <table:table-cell office:value-type="float" office:value="-0.003029">
                <text:p>-0.0030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5924">
                <text:p>-0.015924</text:p>
              </table:table-cell>
              <table:table-cell office:value-type="float" office:value="0.005484">
                <text:p>0.005484</text:p>
              </table:table-cell>
              <table:table-cell office:value-type="float" office:value="-0.008615">
                <text:p>-0.0086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598">
                <text:p>-0.01598</text:p>
              </table:table-cell>
              <table:table-cell office:value-type="float" office:value="0.006141">
                <text:p>0.006141</text:p>
              </table:table-cell>
              <table:table-cell office:value-type="float" office:value="-0.008702">
                <text:p>-0.0087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6033">
                <text:p>-0.016033</text:p>
              </table:table-cell>
              <table:table-cell office:value-type="float" office:value="0.007195">
                <text:p>0.007195</text:p>
              </table:table-cell>
              <table:table-cell office:value-type="float" office:value="-0.005079">
                <text:p>-0.0050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6084">
                <text:p>-0.016084</text:p>
              </table:table-cell>
              <table:table-cell office:value-type="float" office:value="0.006846">
                <text:p>0.006846</text:p>
              </table:table-cell>
              <table:table-cell office:value-type="float" office:value="-0.008845">
                <text:p>-0.0088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16132">
                <text:p>-0.016132</text:p>
              </table:table-cell>
              <table:table-cell office:value-type="float" office:value="0.006912">
                <text:p>0.006912</text:p>
              </table:table-cell>
              <table:table-cell office:value-type="float" office:value="-0.007076">
                <text:p>-0.0070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6177">
                <text:p>-0.016177</text:p>
              </table:table-cell>
              <table:table-cell office:value-type="float" office:value="0.006973">
                <text:p>0.006973</text:p>
              </table:table-cell>
              <table:table-cell office:value-type="float" office:value="-0.009002">
                <text:p>-0.009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6221">
                <text:p>-0.016221</text:p>
              </table:table-cell>
              <table:table-cell office:value-type="float" office:value="0.006792">
                <text:p>0.006792</text:p>
              </table:table-cell>
              <table:table-cell office:value-type="float" office:value="-0.009094">
                <text:p>-0.0090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6262">
                <text:p>-0.016262</text:p>
              </table:table-cell>
              <table:table-cell office:value-type="float" office:value="0.006722">
                <text:p>0.006722</text:p>
              </table:table-cell>
              <table:table-cell office:value-type="float" office:value="-0.009188">
                <text:p>-0.0091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6302">
                <text:p>-0.016302</text:p>
              </table:table-cell>
              <table:table-cell office:value-type="float" office:value="0.006659">
                <text:p>0.006659</text:p>
              </table:table-cell>
              <table:table-cell office:value-type="float" office:value="-0.011144">
                <text:p>-0.0111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634">
                <text:p>-0.01634</text:p>
              </table:table-cell>
              <table:table-cell office:value-type="float" office:value="0.006581">
                <text:p>0.006581</text:p>
              </table:table-cell>
              <table:table-cell office:value-type="float" office:value="-0.011266">
                <text:p>-0.0112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6375">
                <text:p>-0.016375</text:p>
              </table:table-cell>
              <table:table-cell office:value-type="float" office:value="0.00652">
                <text:p>0.00652</text:p>
              </table:table-cell>
              <table:table-cell office:value-type="float" office:value="-0.009527">
                <text:p>-0.0095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641">
                <text:p>-0.01641</text:p>
              </table:table-cell>
              <table:table-cell office:value-type="float" office:value="0.005862">
                <text:p>0.005862</text:p>
              </table:table-cell>
              <table:table-cell office:value-type="float" office:value="-0.013341">
                <text:p>-0.0133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6442">
                <text:p>-0.016442</text:p>
              </table:table-cell>
              <table:table-cell office:value-type="float" office:value="0.005707">
                <text:p>0.005707</text:p>
              </table:table-cell>
              <table:table-cell office:value-type="float" office:value="-0.013486">
                <text:p>-0.0134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6473">
                <text:p>-0.016473</text:p>
              </table:table-cell>
              <table:table-cell office:value-type="float" office:value="0.005475">
                <text:p>0.005475</text:p>
              </table:table-cell>
              <table:table-cell office:value-type="float" office:value="-0.013635">
                <text:p>-0.0136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6502">
                <text:p>-0.016502</text:p>
              </table:table-cell>
              <table:table-cell office:value-type="float" office:value="0.005504">
                <text:p>0.005504</text:p>
              </table:table-cell>
              <table:table-cell office:value-type="float" office:value="-0.011922">
                <text:p>-0.0119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6531">
                <text:p>-0.016531</text:p>
              </table:table-cell>
              <table:table-cell office:value-type="float" office:value="0.005061">
                <text:p>0.005061</text:p>
              </table:table-cell>
              <table:table-cell office:value-type="float" office:value="-0.015761">
                <text:p>-0.0157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6557">
                <text:p>-0.016557</text:p>
              </table:table-cell>
              <table:table-cell office:value-type="float" office:value="0.004725">
                <text:p>0.004725</text:p>
              </table:table-cell>
              <table:table-cell office:value-type="float" office:value="-0.012207">
                <text:p>-0.0122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6583">
                <text:p>-0.016583</text:p>
              </table:table-cell>
              <table:table-cell office:value-type="float" office:value="0.003933">
                <text:p>0.003933</text:p>
              </table:table-cell>
              <table:table-cell office:value-type="float" office:value="-0.016045">
                <text:p>-0.0160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6607">
                <text:p>-0.016607</text:p>
              </table:table-cell>
              <table:table-cell office:value-type="float" office:value="0.002988">
                <text:p>0.002988</text:p>
              </table:table-cell>
              <table:table-cell office:value-type="float" office:value="-0.016217">
                <text:p>-0.0162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663">
                <text:p>-0.01663</text:p>
              </table:table-cell>
              <table:table-cell office:value-type="float" office:value="0.00234">
                <text:p>0.00234</text:p>
              </table:table-cell>
              <table:table-cell office:value-type="float" office:value="-0.016394">
                <text:p>-0.0163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6652">
                <text:p>-0.016652</text:p>
              </table:table-cell>
              <table:table-cell office:value-type="float" office:value="0.001521">
                <text:p>0.001521</text:p>
              </table:table-cell>
              <table:table-cell office:value-type="float" office:value="-0.018435">
                <text:p>-0.0184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6673">
                <text:p>-0.016673</text:p>
              </table:table-cell>
              <table:table-cell office:value-type="float" office:value="0.000406">
                <text:p>0.000406</text:p>
              </table:table-cell>
              <table:table-cell office:value-type="float" office:value="-0.016777">
                <text:p>-0.0167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6693">
                <text:p>-0.016693</text:p>
              </table:table-cell>
              <table:table-cell office:value-type="float" office:value="-0.000707">
                <text:p>-0.000707</text:p>
              </table:table-cell>
              <table:table-cell office:value-type="float" office:value="-0.01695">
                <text:p>-0.016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3106">
                <text:p>-0.13106</text:p>
              </table:table-cell>
              <table:table-cell office:value-type="float" office:value="-0.016712">
                <text:p>-0.016712</text:p>
              </table:table-cell>
              <table:table-cell office:value-type="float" office:value="-0.001619">
                <text:p>-0.001619</text:p>
              </table:table-cell>
              <table:table-cell office:value-type="float" office:value="-0.020841">
                <text:p>-0.0208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673">
                <text:p>-0.01673</text:p>
              </table:table-cell>
              <table:table-cell office:value-type="float" office:value="-0.00212">
                <text:p>-0.00212</text:p>
              </table:table-cell>
              <table:table-cell office:value-type="float" office:value="-0.017342">
                <text:p>-0.0173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6747">
                <text:p>-0.016747</text:p>
              </table:table-cell>
              <table:table-cell office:value-type="float" office:value="-0.003036">
                <text:p>-0.003036</text:p>
              </table:table-cell>
              <table:table-cell office:value-type="float" office:value="-0.019375">
                <text:p>-0.019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6764">
                <text:p>-0.016764</text:p>
              </table:table-cell>
              <table:table-cell office:value-type="float" office:value="-0.003884">
                <text:p>-0.003884</text:p>
              </table:table-cell>
              <table:table-cell office:value-type="float" office:value="-0.015847">
                <text:p>-0.0158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678">
                <text:p>-0.01678</text:p>
              </table:table-cell>
              <table:table-cell office:value-type="float" office:value="-0.004573">
                <text:p>-0.004573</text:p>
              </table:table-cell>
              <table:table-cell office:value-type="float" office:value="-0.019708">
                <text:p>-0.0197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6794">
                <text:p>-0.016794</text:p>
              </table:table-cell>
              <table:table-cell office:value-type="float" office:value="-0.005242">
                <text:p>-0.005242</text:p>
              </table:table-cell>
              <table:table-cell office:value-type="float" office:value="-0.019904">
                <text:p>-0.0199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6809">
                <text:p>-0.016809</text:p>
              </table:table-cell>
              <table:table-cell office:value-type="float" office:value="-0.006466">
                <text:p>-0.006466</text:p>
              </table:table-cell>
              <table:table-cell office:value-type="float" office:value="-0.020108">
                <text:p>-0.0201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3106">
                <text:p>-0.13106</text:p>
              </table:table-cell>
              <table:table-cell office:value-type="float" office:value="-0.016822">
                <text:p>-0.016822</text:p>
              </table:table-cell>
              <table:table-cell office:value-type="float" office:value="-0.007691">
                <text:p>-0.007691</text:p>
              </table:table-cell>
              <table:table-cell office:value-type="float" office:value="-0.022179">
                <text:p>-0.0221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6835">
                <text:p>-0.016835</text:p>
              </table:table-cell>
              <table:table-cell office:value-type="float" office:value="-0.008701">
                <text:p>-0.008701</text:p>
              </table:table-cell>
              <table:table-cell office:value-type="float" office:value="-0.020554">
                <text:p>-0.0205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3106">
                <text:p>-0.13106</text:p>
              </table:table-cell>
              <table:table-cell office:value-type="float" office:value="-0.016847">
                <text:p>-0.016847</text:p>
              </table:table-cell>
              <table:table-cell office:value-type="float" office:value="-0.010007">
                <text:p>-0.010007</text:p>
              </table:table-cell>
              <table:table-cell office:value-type="float" office:value="-0.02262">
                <text:p>-0.022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6859">
                <text:p>-0.016859</text:p>
              </table:table-cell>
              <table:table-cell office:value-type="float" office:value="-0.010951">
                <text:p>-0.010951</text:p>
              </table:table-cell>
              <table:table-cell office:value-type="float" office:value="-0.020985">
                <text:p>-0.0209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687">
                <text:p>-0.01687</text:p>
              </table:table-cell>
              <table:table-cell office:value-type="float" office:value="-0.011472">
                <text:p>-0.011472</text:p>
              </table:table-cell>
              <table:table-cell office:value-type="float" office:value="-0.019317">
                <text:p>-0.0193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3106">
                <text:p>-0.13106</text:p>
              </table:table-cell>
              <table:table-cell office:value-type="float" office:value="-0.016881">
                <text:p>-0.016881</text:p>
              </table:table-cell>
              <table:table-cell office:value-type="float" office:value="-0.011978">
                <text:p>-0.011978</text:p>
              </table:table-cell>
              <table:table-cell office:value-type="float" office:value="-0.023203">
                <text:p>-0.0232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6891">
                <text:p>-0.016891</text:p>
              </table:table-cell>
              <table:table-cell office:value-type="float" office:value="-0.012987">
                <text:p>-0.012987</text:p>
              </table:table-cell>
              <table:table-cell office:value-type="float" office:value="-0.0197">
                <text:p>-0.01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3106">
                <text:p>-0.13106</text:p>
              </table:table-cell>
              <table:table-cell office:value-type="float" office:value="-0.0169">
                <text:p>-0.0169</text:p>
              </table:table-cell>
              <table:table-cell office:value-type="float" office:value="-0.013954">
                <text:p>-0.013954</text:p>
              </table:table-cell>
              <table:table-cell office:value-type="float" office:value="-0.023594">
                <text:p>-0.0235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6909">
                <text:p>-0.016909</text:p>
              </table:table-cell>
              <table:table-cell office:value-type="float" office:value="-0.014589">
                <text:p>-0.014589</text:p>
              </table:table-cell>
              <table:table-cell office:value-type="float" office:value="-0.020102">
                <text:p>-0.0201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3106">
                <text:p>-0.13106</text:p>
              </table:table-cell>
              <table:table-cell office:value-type="float" office:value="-0.016918">
                <text:p>-0.016918</text:p>
              </table:table-cell>
              <table:table-cell office:value-type="float" office:value="-0.015273">
                <text:p>-0.015273</text:p>
              </table:table-cell>
              <table:table-cell office:value-type="float" office:value="-0.024002">
                <text:p>-0.0240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6926">
                <text:p>-0.016926</text:p>
              </table:table-cell>
              <table:table-cell office:value-type="float" office:value="-0.016159">
                <text:p>-0.016159</text:p>
              </table:table-cell>
              <table:table-cell office:value-type="float" office:value="-0.02051">
                <text:p>-0.020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3106">
                <text:p>-0.13106</text:p>
              </table:table-cell>
              <table:table-cell office:value-type="float" office:value="-0.016934">
                <text:p>-0.016934</text:p>
              </table:table-cell>
              <table:table-cell office:value-type="float" office:value="-0.017148">
                <text:p>-0.017148</text:p>
              </table:table-cell>
              <table:table-cell office:value-type="float" office:value="-0.024409">
                <text:p>-0.0244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6942">
                <text:p>-0.016942</text:p>
              </table:table-cell>
              <table:table-cell office:value-type="float" office:value="-0.017843">
                <text:p>-0.017843</text:p>
              </table:table-cell>
              <table:table-cell office:value-type="float" office:value="-0.020915">
                <text:p>-0.0209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6949">
                <text:p>-0.016949</text:p>
              </table:table-cell>
              <table:table-cell office:value-type="float" office:value="-0.018763">
                <text:p>-0.018763</text:p>
              </table:table-cell>
              <table:table-cell office:value-type="float" office:value="-0.02295">
                <text:p>-0.022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6956">
                <text:p>-0.016956</text:p>
              </table:table-cell>
              <table:table-cell office:value-type="float" office:value="-0.019724">
                <text:p>-0.019724</text:p>
              </table:table-cell>
              <table:table-cell office:value-type="float" office:value="-0.023148">
                <text:p>-0.0231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6962">
                <text:p>-0.016962</text:p>
              </table:table-cell>
              <table:table-cell office:value-type="float" office:value="-0.02087">
                <text:p>-0.02087</text:p>
              </table:table-cell>
              <table:table-cell office:value-type="float" office:value="-0.023349">
                <text:p>-0.0233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6969">
                <text:p>-0.016969</text:p>
              </table:table-cell>
              <table:table-cell office:value-type="float" office:value="-0.021481">
                <text:p>-0.021481</text:p>
              </table:table-cell>
              <table:table-cell office:value-type="float" office:value="-0.023552">
                <text:p>-0.0235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6974">
                <text:p>-0.016974</text:p>
              </table:table-cell>
              <table:table-cell office:value-type="float" office:value="-0.022836">
                <text:p>-0.022836</text:p>
              </table:table-cell>
              <table:table-cell office:value-type="float" office:value="-0.021893">
                <text:p>-0.0218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698">
                <text:p>-0.01698</text:p>
              </table:table-cell>
              <table:table-cell office:value-type="float" office:value="-0.024411">
                <text:p>-0.024411</text:p>
              </table:table-cell>
              <table:table-cell office:value-type="float" office:value="-0.023926">
                <text:p>-0.0239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6985">
                <text:p>-0.016985</text:p>
              </table:table-cell>
              <table:table-cell office:value-type="float" office:value="-0.025333">
                <text:p>-0.025333</text:p>
              </table:table-cell>
              <table:table-cell office:value-type="float" office:value="-0.024126">
                <text:p>-0.0241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699">
                <text:p>-0.01699</text:p>
              </table:table-cell>
              <table:table-cell office:value-type="float" office:value="-0.026116">
                <text:p>-0.026116</text:p>
              </table:table-cell>
              <table:table-cell office:value-type="float" office:value="-0.022467">
                <text:p>-0.0224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6995">
                <text:p>-0.016995</text:p>
              </table:table-cell>
              <table:table-cell office:value-type="float" office:value="-0.027038">
                <text:p>-0.027038</text:p>
              </table:table-cell>
              <table:table-cell office:value-type="float" office:value="-0.022641">
                <text:p>-0.0226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7">
                <text:p>-0.017</text:p>
              </table:table-cell>
              <table:table-cell office:value-type="float" office:value="-0.027932">
                <text:p>-0.027932</text:p>
              </table:table-cell>
              <table:table-cell office:value-type="float" office:value="-0.022812">
                <text:p>-0.0228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7004">
                <text:p>-0.017004</text:p>
              </table:table-cell>
              <table:table-cell office:value-type="float" office:value="-0.028556">
                <text:p>-0.028556</text:p>
              </table:table-cell>
              <table:table-cell office:value-type="float" office:value="-0.022984">
                <text:p>-0.0229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7009">
                <text:p>-0.017009</text:p>
              </table:table-cell>
              <table:table-cell office:value-type="float" office:value="-0.028987">
                <text:p>-0.028987</text:p>
              </table:table-cell>
              <table:table-cell office:value-type="float" office:value="-0.019434">
                <text:p>-0.0194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7013">
                <text:p>-0.017013</text:p>
              </table:table-cell>
              <table:table-cell office:value-type="float" office:value="-0.029699">
                <text:p>-0.029699</text:p>
              </table:table-cell>
              <table:table-cell office:value-type="float" office:value="-0.023275">
                <text:p>-0.0232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7016">
                <text:p>-0.017016</text:p>
              </table:table-cell>
              <table:table-cell office:value-type="float" office:value="-0.030511">
                <text:p>-0.030511</text:p>
              </table:table-cell>
              <table:table-cell office:value-type="float" office:value="-0.019725">
                <text:p>-0.0197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702">
                <text:p>-0.01702</text:p>
              </table:table-cell>
              <table:table-cell office:value-type="float" office:value="-0.031476">
                <text:p>-0.031476</text:p>
              </table:table-cell>
              <table:table-cell office:value-type="float" office:value="-0.021709">
                <text:p>-0.0217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7023">
                <text:p>-0.017023</text:p>
              </table:table-cell>
              <table:table-cell office:value-type="float" office:value="-0.032017">
                <text:p>-0.032017</text:p>
              </table:table-cell>
              <table:table-cell office:value-type="float" office:value="-0.019999">
                <text:p>-0.0199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7027">
                <text:p>-0.017027</text:p>
              </table:table-cell>
              <table:table-cell office:value-type="float" office:value="-0.032259">
                <text:p>-0.032259</text:p>
              </table:table-cell>
              <table:table-cell office:value-type="float" office:value="-0.020124">
                <text:p>-0.0201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703">
                <text:p>-0.01703</text:p>
              </table:table-cell>
              <table:table-cell office:value-type="float" office:value="-0.032997">
                <text:p>-0.032997</text:p>
              </table:table-cell>
              <table:table-cell office:value-type="float" office:value="-0.020248">
                <text:p>-0.0202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7033">
                <text:p>-0.017033</text:p>
              </table:table-cell>
              <table:table-cell office:value-type="float" office:value="-0.033971">
                <text:p>-0.033971</text:p>
              </table:table-cell>
              <table:table-cell office:value-type="float" office:value="-0.01851">
                <text:p>-0.018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7036">
                <text:p>-0.017036</text:p>
              </table:table-cell>
              <table:table-cell office:value-type="float" office:value="-0.034724">
                <text:p>-0.034724</text:p>
              </table:table-cell>
              <table:table-cell office:value-type="float" office:value="-0.02233">
                <text:p>-0.022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7038">
                <text:p>-0.017038</text:p>
              </table:table-cell>
              <table:table-cell office:value-type="float" office:value="-0.035214">
                <text:p>-0.035214</text:p>
              </table:table-cell>
              <table:table-cell office:value-type="float" office:value="-0.024347">
                <text:p>-0.0243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41">
                <text:p>-0.017041</text:p>
              </table:table-cell>
              <table:table-cell office:value-type="float" office:value="-0.035515">
                <text:p>-0.035515</text:p>
              </table:table-cell>
              <table:table-cell office:value-type="float" office:value="0.008981">
                <text:p>0.0089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7043">
                <text:p>-0.017043</text:p>
              </table:table-cell>
              <table:table-cell office:value-type="float" office:value="-0.035628">
                <text:p>-0.035628</text:p>
              </table:table-cell>
              <table:table-cell office:value-type="float" office:value="-0.020456">
                <text:p>-0.0204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3106">
                <text:p>-0.13106</text:p>
              </table:table-cell>
              <table:table-cell office:value-type="float" office:value="-0.017046">
                <text:p>-0.017046</text:p>
              </table:table-cell>
              <table:table-cell office:value-type="float" office:value="-0.03552">
                <text:p>-0.03552</text:p>
              </table:table-cell>
              <table:table-cell office:value-type="float" office:value="-0.027992">
                <text:p>-0.0279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7048">
                <text:p>-0.017048</text:p>
              </table:table-cell>
              <table:table-cell office:value-type="float" office:value="-0.037221">
                <text:p>-0.037221</text:p>
              </table:table-cell>
              <table:table-cell office:value-type="float" office:value="-0.015229">
                <text:p>-0.0152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705">
                <text:p>-0.01705</text:p>
              </table:table-cell>
              <table:table-cell office:value-type="float" office:value="-0.039907">
                <text:p>-0.039907</text:p>
              </table:table-cell>
              <table:table-cell office:value-type="float" office:value="-0.011607">
                <text:p>-0.0116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17052">
                <text:p>-0.017052</text:p>
              </table:table-cell>
              <table:table-cell office:value-type="float" office:value="-0.043388">
                <text:p>-0.043388</text:p>
              </table:table-cell>
              <table:table-cell office:value-type="float" office:value="-0.017197">
                <text:p>-0.0171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17054">
                <text:p>-0.017054</text:p>
              </table:table-cell>
              <table:table-cell office:value-type="float" office:value="-0.04523">
                <text:p>-0.04523</text:p>
              </table:table-cell>
              <table:table-cell office:value-type="float" office:value="-0.017258">
                <text:p>-0.0172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17056">
                <text:p>-0.017056</text:p>
              </table:table-cell>
              <table:table-cell office:value-type="float" office:value="-0.046102">
                <text:p>-0.046102</text:p>
              </table:table-cell>
              <table:table-cell office:value-type="float" office:value="-0.017322">
                <text:p>-0.0173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7058">
                <text:p>-0.017058</text:p>
              </table:table-cell>
              <table:table-cell office:value-type="float" office:value="-0.046305">
                <text:p>-0.046305</text:p>
              </table:table-cell>
              <table:table-cell office:value-type="float" office:value="-0.013667">
                <text:p>-0.013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7059">
                <text:p>-0.017059</text:p>
              </table:table-cell>
              <table:table-cell office:value-type="float" office:value="-0.045613">
                <text:p>-0.045613</text:p>
              </table:table-cell>
              <table:table-cell office:value-type="float" office:value="-0.013677">
                <text:p>-0.0136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-0.017061">
                <text:p>-0.017061</text:p>
              </table:table-cell>
              <table:table-cell office:value-type="float" office:value="-0.044088">
                <text:p>-0.044088</text:p>
              </table:table-cell>
              <table:table-cell office:value-type="float" office:value="-0.009958">
                <text:p>-0.0099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-0.017062">
                <text:p>-0.017062</text:p>
              </table:table-cell>
              <table:table-cell office:value-type="float" office:value="-0.042496">
                <text:p>-0.042496</text:p>
              </table:table-cell>
              <table:table-cell office:value-type="float" office:value="-0.009905">
                <text:p>-0.0099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-0.017064">
                <text:p>-0.017064</text:p>
              </table:table-cell>
              <table:table-cell office:value-type="float" office:value="-0.041032">
                <text:p>-0.041032</text:p>
              </table:table-cell>
              <table:table-cell office:value-type="float" office:value="-0.009857">
                <text:p>-0.0098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-0.017065">
                <text:p>-0.017065</text:p>
              </table:table-cell>
              <table:table-cell office:value-type="float" office:value="-0.039766">
                <text:p>-0.039766</text:p>
              </table:table-cell>
              <table:table-cell office:value-type="float" office:value="-0.009821">
                <text:p>-0.0098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-0.017066">
                <text:p>-0.017066</text:p>
              </table:table-cell>
              <table:table-cell office:value-type="float" office:value="-0.038744">
                <text:p>-0.038744</text:p>
              </table:table-cell>
              <table:table-cell office:value-type="float" office:value="-0.009796">
                <text:p>-0.0097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-0.017068">
                <text:p>-0.017068</text:p>
              </table:table-cell>
              <table:table-cell office:value-type="float" office:value="-0.037886">
                <text:p>-0.037886</text:p>
              </table:table-cell>
              <table:table-cell office:value-type="float" office:value="-0.009778">
                <text:p>-0.0097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-0.017069">
                <text:p>-0.017069</text:p>
              </table:table-cell>
              <table:table-cell office:value-type="float" office:value="-0.037183">
                <text:p>-0.037183</text:p>
              </table:table-cell>
              <table:table-cell office:value-type="float" office:value="-0.009759">
                <text:p>-0.0097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707">
                <text:p>-0.01707</text:p>
              </table:table-cell>
              <table:table-cell office:value-type="float" office:value="-0.036695">
                <text:p>-0.036695</text:p>
              </table:table-cell>
              <table:table-cell office:value-type="float" office:value="-0.007875">
                <text:p>-0.0078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-0.017071">
                <text:p>-0.017071</text:p>
              </table:table-cell>
              <table:table-cell office:value-type="float" office:value="-0.036395">
                <text:p>-0.036395</text:p>
              </table:table-cell>
              <table:table-cell office:value-type="float" office:value="-0.009678">
                <text:p>-0.0096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7072">
                <text:p>-0.017072</text:p>
              </table:table-cell>
              <table:table-cell office:value-type="float" office:value="-0.036249">
                <text:p>-0.036249</text:p>
              </table:table-cell>
              <table:table-cell office:value-type="float" office:value="-0.007782">
                <text:p>-0.0077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-0.017073">
                <text:p>-0.017073</text:p>
              </table:table-cell>
              <table:table-cell office:value-type="float" office:value="-0.036257">
                <text:p>-0.036257</text:p>
              </table:table-cell>
              <table:table-cell office:value-type="float" office:value="-0.00958">
                <text:p>-0.009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7074">
                <text:p>-0.017074</text:p>
              </table:table-cell>
              <table:table-cell office:value-type="float" office:value="-0.036451">
                <text:p>-0.036451</text:p>
              </table:table-cell>
              <table:table-cell office:value-type="float" office:value="-0.005821">
                <text:p>-0.0058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7075">
                <text:p>-0.017075</text:p>
              </table:table-cell>
              <table:table-cell office:value-type="float" office:value="-0.036835">
                <text:p>-0.036835</text:p>
              </table:table-cell>
              <table:table-cell office:value-type="float" office:value="-0.007592">
                <text:p>-0.0075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553">
                <text:p>0.06553</text:p>
              </table:table-cell>
              <table:table-cell office:value-type="float" office:value="-0.017076">
                <text:p>-0.017076</text:p>
              </table:table-cell>
              <table:table-cell office:value-type="float" office:value="-0.037411">
                <text:p>-0.037411</text:p>
              </table:table-cell>
              <table:table-cell office:value-type="float" office:value="-0.000078">
                <text:p>-0.0000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9318">
                <text:p>0.039318</text:p>
              </table:table-cell>
              <table:table-cell office:value-type="float" office:value="-0.017076">
                <text:p>-0.017076</text:p>
              </table:table-cell>
              <table:table-cell office:value-type="float" office:value="-0.038061">
                <text:p>-0.038061</text:p>
              </table:table-cell>
              <table:table-cell office:value-type="float" office:value="-0.00362">
                <text:p>-0.003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7077">
                <text:p>-0.017077</text:p>
              </table:table-cell>
              <table:table-cell office:value-type="float" office:value="-0.037823">
                <text:p>-0.037823</text:p>
              </table:table-cell>
              <table:table-cell office:value-type="float" office:value="-0.005357">
                <text:p>-0.0053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9318">
                <text:p>0.039318</text:p>
              </table:table-cell>
              <table:table-cell office:value-type="float" office:value="-0.017078">
                <text:p>-0.017078</text:p>
              </table:table-cell>
              <table:table-cell office:value-type="float" office:value="-0.036787">
                <text:p>-0.036787</text:p>
              </table:table-cell>
              <table:table-cell office:value-type="float" office:value="-0.003414">
                <text:p>-0.0034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78636">
                <text:p>0.078636</text:p>
              </table:table-cell>
              <table:table-cell office:value-type="float" office:value="-0.017079">
                <text:p>-0.017079</text:p>
              </table:table-cell>
              <table:table-cell office:value-type="float" office:value="-0.035553">
                <text:p>-0.035553</text:p>
              </table:table-cell>
              <table:table-cell office:value-type="float" office:value="0.002269">
                <text:p>0.0022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2424">
                <text:p>0.052424</text:p>
              </table:table-cell>
              <table:table-cell office:value-type="float" office:value="-0.017079">
                <text:p>-0.017079</text:p>
              </table:table-cell>
              <table:table-cell office:value-type="float" office:value="-0.033915">
                <text:p>-0.033915</text:p>
              </table:table-cell>
              <table:table-cell office:value-type="float" office:value="-0.001264">
                <text:p>-0.0012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8">
                <text:p>-0.01708</text:p>
              </table:table-cell>
              <table:table-cell office:value-type="float" office:value="-0.030744">
                <text:p>-0.030744</text:p>
              </table:table-cell>
              <table:table-cell office:value-type="float" office:value="0.004464">
                <text:p>0.0044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8">
                <text:p>-0.01708</text:p>
              </table:table-cell>
              <table:table-cell office:value-type="float" office:value="-0.027198">
                <text:p>-0.027198</text:p>
              </table:table-cell>
              <table:table-cell office:value-type="float" office:value="0.008415">
                <text:p>0.0084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81">
                <text:p>-0.017081</text:p>
              </table:table-cell>
              <table:table-cell office:value-type="float" office:value="-0.024569">
                <text:p>-0.024569</text:p>
              </table:table-cell>
              <table:table-cell office:value-type="float" office:value="0.004979">
                <text:p>0.0049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78636">
                <text:p>0.078636</text:p>
              </table:table-cell>
              <table:table-cell office:value-type="float" office:value="-0.017082">
                <text:p>-0.017082</text:p>
              </table:table-cell>
              <table:table-cell office:value-type="float" office:value="-0.022343">
                <text:p>-0.022343</text:p>
              </table:table-cell>
              <table:table-cell office:value-type="float" office:value="0.003341">
                <text:p>0.0033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82">
                <text:p>-0.017082</text:p>
              </table:table-cell>
              <table:table-cell office:value-type="float" office:value="-0.019551">
                <text:p>-0.019551</text:p>
              </table:table-cell>
              <table:table-cell office:value-type="float" office:value="0.005378">
                <text:p>0.0053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83">
                <text:p>-0.017083</text:p>
              </table:table-cell>
              <table:table-cell office:value-type="float" office:value="-0.017067">
                <text:p>-0.017067</text:p>
              </table:table-cell>
              <table:table-cell office:value-type="float" office:value="0.005571">
                <text:p>0.0055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83">
                <text:p>-0.017083</text:p>
              </table:table-cell>
              <table:table-cell office:value-type="float" office:value="-0.015294">
                <text:p>-0.015294</text:p>
              </table:table-cell>
              <table:table-cell office:value-type="float" office:value="0.00577">
                <text:p>0.005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83">
                <text:p>-0.017083</text:p>
              </table:table-cell>
              <table:table-cell office:value-type="float" office:value="-0.013668">
                <text:p>-0.013668</text:p>
              </table:table-cell>
              <table:table-cell office:value-type="float" office:value="0.005978">
                <text:p>0.0059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84">
                <text:p>-0.017084</text:p>
              </table:table-cell>
              <table:table-cell office:value-type="float" office:value="-0.011931">
                <text:p>-0.011931</text:p>
              </table:table-cell>
              <table:table-cell office:value-type="float" office:value="0.006194">
                <text:p>0.0061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78636">
                <text:p>0.078636</text:p>
              </table:table-cell>
              <table:table-cell office:value-type="float" office:value="-0.017084">
                <text:p>-0.017084</text:p>
              </table:table-cell>
              <table:table-cell office:value-type="float" office:value="-0.010333">
                <text:p>-0.010333</text:p>
              </table:table-cell>
              <table:table-cell office:value-type="float" office:value="0.004551">
                <text:p>0.0045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78636">
                <text:p>0.078636</text:p>
              </table:table-cell>
              <table:table-cell office:value-type="float" office:value="-0.017085">
                <text:p>-0.017085</text:p>
              </table:table-cell>
              <table:table-cell office:value-type="float" office:value="-0.008605">
                <text:p>-0.008605</text:p>
              </table:table-cell>
              <table:table-cell office:value-type="float" office:value="0.004741">
                <text:p>0.0047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78636">
                <text:p>0.078636</text:p>
              </table:table-cell>
              <table:table-cell office:value-type="float" office:value="-0.017085">
                <text:p>-0.017085</text:p>
              </table:table-cell>
              <table:table-cell office:value-type="float" office:value="-0.00733">
                <text:p>-0.00733</text:p>
              </table:table-cell>
              <table:table-cell office:value-type="float" office:value="0.004929">
                <text:p>0.0049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78636">
                <text:p>0.078636</text:p>
              </table:table-cell>
              <table:table-cell office:value-type="float" office:value="-0.017085">
                <text:p>-0.017085</text:p>
              </table:table-cell>
              <table:table-cell office:value-type="float" office:value="-0.006243">
                <text:p>-0.006243</text:p>
              </table:table-cell>
              <table:table-cell office:value-type="float" office:value="0.005119">
                <text:p>0.0051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04848">
                <text:p>0.104848</text:p>
              </table:table-cell>
              <table:table-cell office:value-type="float" office:value="-0.017086">
                <text:p>-0.017086</text:p>
              </table:table-cell>
              <table:table-cell office:value-type="float" office:value="-0.004891">
                <text:p>-0.004891</text:p>
              </table:table-cell>
              <table:table-cell office:value-type="float" office:value="0.009036">
                <text:p>0.0090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6553">
                <text:p>0.06553</text:p>
              </table:table-cell>
              <table:table-cell office:value-type="float" office:value="-0.017086">
                <text:p>-0.017086</text:p>
              </table:table-cell>
              <table:table-cell office:value-type="float" office:value="-0.004133">
                <text:p>-0.004133</text:p>
              </table:table-cell>
              <table:table-cell office:value-type="float" office:value="0.003706">
                <text:p>0.0037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553">
                <text:p>0.06553</text:p>
              </table:table-cell>
              <table:table-cell office:value-type="float" office:value="-0.017086">
                <text:p>-0.017086</text:p>
              </table:table-cell>
              <table:table-cell office:value-type="float" office:value="-0.002545">
                <text:p>-0.002545</text:p>
              </table:table-cell>
              <table:table-cell office:value-type="float" office:value="0.003875">
                <text:p>0.0038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87">
                <text:p>-0.017087</text:p>
              </table:table-cell>
              <table:table-cell office:value-type="float" office:value="-0.00136">
                <text:p>-0.00136</text:p>
              </table:table-cell>
              <table:table-cell office:value-type="float" office:value="0.007757">
                <text:p>0.0077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78636">
                <text:p>0.078636</text:p>
              </table:table-cell>
              <table:table-cell office:value-type="float" office:value="-0.017087">
                <text:p>-0.017087</text:p>
              </table:table-cell>
              <table:table-cell office:value-type="float" office:value="-0.000917">
                <text:p>-0.000917</text:p>
              </table:table-cell>
              <table:table-cell office:value-type="float" office:value="0.006111">
                <text:p>0.0061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87">
                <text:p>-0.017087</text:p>
              </table:table-cell>
              <table:table-cell office:value-type="float" office:value="0.000059">
                <text:p>0.000059</text:p>
              </table:table-cell>
              <table:table-cell office:value-type="float" office:value="0.008168">
                <text:p>0.0081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553">
                <text:p>0.06553</text:p>
              </table:table-cell>
              <table:table-cell office:value-type="float" office:value="-0.017087">
                <text:p>-0.017087</text:p>
              </table:table-cell>
              <table:table-cell office:value-type="float" office:value="0.000489">
                <text:p>0.000489</text:p>
              </table:table-cell>
              <table:table-cell office:value-type="float" office:value="0.004669">
                <text:p>0.0046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78636">
                <text:p>0.078636</text:p>
              </table:table-cell>
              <table:table-cell office:value-type="float" office:value="-0.017088">
                <text:p>-0.017088</text:p>
              </table:table-cell>
              <table:table-cell office:value-type="float" office:value="0.001138">
                <text:p>0.001138</text:p>
              </table:table-cell>
              <table:table-cell office:value-type="float" office:value="0.006694">
                <text:p>0.0066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88">
                <text:p>-0.017088</text:p>
              </table:table-cell>
              <table:table-cell office:value-type="float" office:value="0.001369">
                <text:p>0.001369</text:p>
              </table:table-cell>
              <table:table-cell office:value-type="float" office:value="0.008743">
                <text:p>0.0087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52424">
                <text:p>0.052424</text:p>
              </table:table-cell>
              <table:table-cell office:value-type="float" office:value="-0.017088">
                <text:p>-0.017088</text:p>
              </table:table-cell>
              <table:table-cell office:value-type="float" office:value="0.0012">
                <text:p>0.0012</text:p>
              </table:table-cell>
              <table:table-cell office:value-type="float" office:value="0.003376">
                <text:p>0.0033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78636">
                <text:p>0.078636</text:p>
              </table:table-cell>
              <table:table-cell office:value-type="float" office:value="-0.017088">
                <text:p>-0.017088</text:p>
              </table:table-cell>
              <table:table-cell office:value-type="float" office:value="0.002033">
                <text:p>0.002033</text:p>
              </table:table-cell>
              <table:table-cell office:value-type="float" office:value="0.007233">
                <text:p>0.0072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88">
                <text:p>-0.017088</text:p>
              </table:table-cell>
              <table:table-cell office:value-type="float" office:value="0.002416">
                <text:p>0.002416</text:p>
              </table:table-cell>
              <table:table-cell office:value-type="float" office:value="0.009283">
                <text:p>0.0092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553">
                <text:p>0.06553</text:p>
              </table:table-cell>
              <table:table-cell office:value-type="float" office:value="-0.017089">
                <text:p>-0.017089</text:p>
              </table:table-cell>
              <table:table-cell office:value-type="float" office:value="0.003336">
                <text:p>0.003336</text:p>
              </table:table-cell>
              <table:table-cell office:value-type="float" office:value="0.005783">
                <text:p>0.0057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553">
                <text:p>0.06553</text:p>
              </table:table-cell>
              <table:table-cell office:value-type="float" office:value="-0.017089">
                <text:p>-0.017089</text:p>
              </table:table-cell>
              <table:table-cell office:value-type="float" office:value="0.004401">
                <text:p>0.004401</text:p>
              </table:table-cell>
              <table:table-cell office:value-type="float" office:value="0.005952">
                <text:p>0.0059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6553">
                <text:p>0.06553</text:p>
              </table:table-cell>
              <table:table-cell office:value-type="float" office:value="-0.017089">
                <text:p>-0.017089</text:p>
              </table:table-cell>
              <table:table-cell office:value-type="float" office:value="0.005835">
                <text:p>0.005835</text:p>
              </table:table-cell>
              <table:table-cell office:value-type="float" office:value="0.006115">
                <text:p>0.0061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04848">
                <text:p>0.104848</text:p>
              </table:table-cell>
              <table:table-cell office:value-type="float" office:value="-0.017089">
                <text:p>-0.017089</text:p>
              </table:table-cell>
              <table:table-cell office:value-type="float" office:value="0.007696">
                <text:p>0.007696</text:p>
              </table:table-cell>
              <table:table-cell office:value-type="float" office:value="0.011861">
                <text:p>0.0118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89">
                <text:p>-0.017089</text:p>
              </table:table-cell>
              <table:table-cell office:value-type="float" office:value="0.009506">
                <text:p>0.009506</text:p>
              </table:table-cell>
              <table:table-cell office:value-type="float" office:value="0.013977">
                <text:p>0.0139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89">
                <text:p>-0.017089</text:p>
              </table:table-cell>
              <table:table-cell office:value-type="float" office:value="0.010746">
                <text:p>0.010746</text:p>
              </table:table-cell>
              <table:table-cell office:value-type="float" office:value="0.010547">
                <text:p>0.0105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9">
                <text:p>-0.01709</text:p>
              </table:table-cell>
              <table:table-cell office:value-type="float" office:value="0.012567">
                <text:p>0.012567</text:p>
              </table:table-cell>
              <table:table-cell office:value-type="float" office:value="0.010778">
                <text:p>0.0107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9">
                <text:p>-0.01709</text:p>
              </table:table-cell>
              <table:table-cell office:value-type="float" office:value="0.013836">
                <text:p>0.013836</text:p>
              </table:table-cell>
              <table:table-cell office:value-type="float" office:value="0.010989">
                <text:p>0.0109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78636">
                <text:p>0.078636</text:p>
              </table:table-cell>
              <table:table-cell office:value-type="float" office:value="-0.01709">
                <text:p>-0.01709</text:p>
              </table:table-cell>
              <table:table-cell office:value-type="float" office:value="0.013822">
                <text:p>0.013822</text:p>
              </table:table-cell>
              <table:table-cell office:value-type="float" office:value="0.009328">
                <text:p>0.0093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6553">
                <text:p>0.06553</text:p>
              </table:table-cell>
              <table:table-cell office:value-type="float" office:value="-0.01709">
                <text:p>-0.01709</text:p>
              </table:table-cell>
              <table:table-cell office:value-type="float" office:value="0.013938">
                <text:p>0.013938</text:p>
              </table:table-cell>
              <table:table-cell office:value-type="float" office:value="0.007637">
                <text:p>0.0076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6553">
                <text:p>0.06553</text:p>
              </table:table-cell>
              <table:table-cell office:value-type="float" office:value="-0.01709">
                <text:p>-0.01709</text:p>
              </table:table-cell>
              <table:table-cell office:value-type="float" office:value="0.013366">
                <text:p>0.013366</text:p>
              </table:table-cell>
              <table:table-cell office:value-type="float" office:value="0.007782">
                <text:p>0.0077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6553">
                <text:p>0.06553</text:p>
              </table:table-cell>
              <table:table-cell office:value-type="float" office:value="-0.01709">
                <text:p>-0.01709</text:p>
              </table:table-cell>
              <table:table-cell office:value-type="float" office:value="0.012131">
                <text:p>0.012131</text:p>
              </table:table-cell>
              <table:table-cell office:value-type="float" office:value="0.007933">
                <text:p>0.0079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6553">
                <text:p>0.06553</text:p>
              </table:table-cell>
              <table:table-cell office:value-type="float" office:value="-0.01709">
                <text:p>-0.01709</text:p>
              </table:table-cell>
              <table:table-cell office:value-type="float" office:value="0.011509">
                <text:p>0.011509</text:p>
              </table:table-cell>
              <table:table-cell office:value-type="float" office:value="0.008096">
                <text:p>0.0080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52424">
                <text:p>0.052424</text:p>
              </table:table-cell>
              <table:table-cell office:value-type="float" office:value="-0.01709">
                <text:p>-0.01709</text:p>
              </table:table-cell>
              <table:table-cell office:value-type="float" office:value="0.010156">
                <text:p>0.010156</text:p>
              </table:table-cell>
              <table:table-cell office:value-type="float" office:value="0.006407">
                <text:p>0.0064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6553">
                <text:p>0.06553</text:p>
              </table:table-cell>
              <table:table-cell office:value-type="float" office:value="-0.01709">
                <text:p>-0.01709</text:p>
              </table:table-cell>
              <table:table-cell office:value-type="float" office:value="0.009053">
                <text:p>0.009053</text:p>
              </table:table-cell>
              <table:table-cell office:value-type="float" office:value="0.008417">
                <text:p>0.0084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52424">
                <text:p>0.052424</text:p>
              </table:table-cell>
              <table:table-cell office:value-type="float" office:value="-0.017091">
                <text:p>-0.017091</text:p>
              </table:table-cell>
              <table:table-cell office:value-type="float" office:value="0.007948">
                <text:p>0.007948</text:p>
              </table:table-cell>
              <table:table-cell office:value-type="float" office:value="0.00673">
                <text:p>0.006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78636">
                <text:p>0.078636</text:p>
              </table:table-cell>
              <table:table-cell office:value-type="float" office:value="-0.017091">
                <text:p>-0.017091</text:p>
              </table:table-cell>
              <table:table-cell office:value-type="float" office:value="0.006491">
                <text:p>0.006491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9318">
                <text:p>0.039318</text:p>
              </table:table-cell>
              <table:table-cell office:value-type="float" office:value="-0.017091">
                <text:p>-0.017091</text:p>
              </table:table-cell>
              <table:table-cell office:value-type="float" office:value="0.005122">
                <text:p>0.005122</text:p>
              </table:table-cell>
              <table:table-cell office:value-type="float" office:value="0.005217">
                <text:p>0.0052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78636">
                <text:p>0.078636</text:p>
              </table:table-cell>
              <table:table-cell office:value-type="float" office:value="-0.017091">
                <text:p>-0.017091</text:p>
              </table:table-cell>
              <table:table-cell office:value-type="float" office:value="0.004871">
                <text:p>0.004871</text:p>
              </table:table-cell>
              <table:table-cell office:value-type="float" office:value="0.010916">
                <text:p>0.0109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91">
                <text:p>-0.017091</text:p>
              </table:table-cell>
              <table:table-cell office:value-type="float" office:value="0.003832">
                <text:p>0.003832</text:p>
              </table:table-cell>
              <table:table-cell office:value-type="float" office:value="0.012973">
                <text:p>0.0129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91">
                <text:p>-0.017091</text:p>
              </table:table-cell>
              <table:table-cell office:value-type="float" office:value="0.002592">
                <text:p>0.002592</text:p>
              </table:table-cell>
              <table:table-cell office:value-type="float" office:value="0.013202">
                <text:p>0.0132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78636">
                <text:p>0.078636</text:p>
              </table:table-cell>
              <table:table-cell office:value-type="float" office:value="-0.017091">
                <text:p>-0.017091</text:p>
              </table:table-cell>
              <table:table-cell office:value-type="float" office:value="0.001644">
                <text:p>0.001644</text:p>
              </table:table-cell>
              <table:table-cell office:value-type="float" office:value="0.011572">
                <text:p>0.0115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91">
                <text:p>-0.017091</text:p>
              </table:table-cell>
              <table:table-cell office:value-type="float" office:value="0.000727">
                <text:p>0.000727</text:p>
              </table:table-cell>
              <table:table-cell office:value-type="float" office:value="0.013626">
                <text:p>0.0136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04848">
                <text:p>0.104848</text:p>
              </table:table-cell>
              <table:table-cell office:value-type="float" office:value="-0.017091">
                <text:p>-0.017091</text:p>
              </table:table-cell>
              <table:table-cell office:value-type="float" office:value="-0.000434">
                <text:p>-0.000434</text:p>
              </table:table-cell>
              <table:table-cell office:value-type="float" office:value="0.0157">
                <text:p>0.01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91">
                <text:p>-0.017091</text:p>
              </table:table-cell>
              <table:table-cell office:value-type="float" office:value="-0.002017">
                <text:p>-0.002017</text:p>
              </table:table-cell>
              <table:table-cell office:value-type="float" office:value="0.014078">
                <text:p>0.0140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7091">
                <text:p>-0.017091</text:p>
              </table:table-cell>
              <table:table-cell office:value-type="float" office:value="-0.003941">
                <text:p>-0.003941</text:p>
              </table:table-cell>
              <table:table-cell office:value-type="float" office:value="0.01429">
                <text:p>0.014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04848">
                <text:p>0.104848</text:p>
              </table:table-cell>
              <table:table-cell office:value-type="float" office:value="-0.017091">
                <text:p>-0.017091</text:p>
              </table:table-cell>
              <table:table-cell office:value-type="float" office:value="-0.005695">
                <text:p>-0.005695</text:p>
              </table:table-cell>
              <table:table-cell office:value-type="float" office:value="0.016361">
                <text:p>0.0163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04848">
                <text:p>0.104848</text:p>
              </table:table-cell>
              <table:table-cell office:value-type="float" office:value="-0.017091">
                <text:p>-0.017091</text:p>
              </table:table-cell>
              <table:table-cell office:value-type="float" office:value="-0.005929">
                <text:p>-0.005929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1">
                <text:p>-0.017091</text:p>
              </table:table-cell>
              <table:table-cell office:value-type="float" office:value="-0.005289">
                <text:p>-0.005289</text:p>
              </table:table-cell>
              <table:table-cell office:value-type="float" office:value="0.020569">
                <text:p>0.0205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1">
                <text:p>-0.017091</text:p>
              </table:table-cell>
              <table:table-cell office:value-type="float" office:value="-0.004747">
                <text:p>-0.004747</text:p>
              </table:table-cell>
              <table:table-cell office:value-type="float" office:value="0.020876">
                <text:p>0.0208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1">
                <text:p>-0.017091</text:p>
              </table:table-cell>
              <table:table-cell office:value-type="float" office:value="-0.003462">
                <text:p>-0.003462</text:p>
              </table:table-cell>
              <table:table-cell office:value-type="float" office:value="0.019323">
                <text:p>0.0193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7092">
                <text:p>-0.017092</text:p>
              </table:table-cell>
              <table:table-cell office:value-type="float" office:value="-0.001514">
                <text:p>-0.001514</text:p>
              </table:table-cell>
              <table:table-cell office:value-type="float" office:value="0.02332">
                <text:p>0.023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0244">
                <text:p>0.000244</text:p>
              </table:table-cell>
              <table:table-cell office:value-type="float" office:value="0.023641">
                <text:p>0.0236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2283">
                <text:p>0.002283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5166">
                <text:p>0.005166</text:p>
              </table:table-cell>
              <table:table-cell office:value-type="float" office:value="0.022388">
                <text:p>0.0223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7227">
                <text:p>0.007227</text:p>
              </table:table-cell>
              <table:table-cell office:value-type="float" office:value="0.020808">
                <text:p>0.0208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8896">
                <text:p>0.008896</text:p>
              </table:table-cell>
              <table:table-cell office:value-type="float" office:value="0.022923">
                <text:p>0.0229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9412">
                <text:p>0.009412</text:p>
              </table:table-cell>
              <table:table-cell office:value-type="float" office:value="0.021348">
                <text:p>0.0213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9444">
                <text:p>0.009444</text:p>
              </table:table-cell>
              <table:table-cell office:value-type="float" office:value="0.023476">
                <text:p>0.0234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8748">
                <text:p>0.008748</text:p>
              </table:table-cell>
              <table:table-cell office:value-type="float" office:value="0.025639">
                <text:p>0.0256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7667">
                <text:p>0.007667</text:p>
              </table:table-cell>
              <table:table-cell office:value-type="float" office:value="0.024113">
                <text:p>0.0241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7811">
                <text:p>0.007811</text:p>
              </table:table-cell>
              <table:table-cell office:value-type="float" office:value="0.022559">
                <text:p>0.0225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57272">
                <text:p>0.157272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7746">
                <text:p>0.007746</text:p>
              </table:table-cell>
              <table:table-cell office:value-type="float" office:value="0.028414">
                <text:p>0.0284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688">
                <text:p>0.00688</text:p>
              </table:table-cell>
              <table:table-cell office:value-type="float" office:value="0.026904">
                <text:p>0.0269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6561">
                <text:p>0.006561</text:p>
              </table:table-cell>
              <table:table-cell office:value-type="float" office:value="0.02537">
                <text:p>0.025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57272">
                <text:p>0.157272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7782">
                <text:p>0.007782</text:p>
              </table:table-cell>
              <table:table-cell office:value-type="float" office:value="0.029388">
                <text:p>0.0293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57272">
                <text:p>0.157272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09494">
                <text:p>0.009494</text:p>
              </table:table-cell>
              <table:table-cell office:value-type="float" office:value="0.029735">
                <text:p>0.0297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70378">
                <text:p>0.170378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1121">
                <text:p>0.01121</text:p>
              </table:table-cell>
              <table:table-cell office:value-type="float" office:value="0.031948">
                <text:p>0.0319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70378">
                <text:p>0.170378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13035">
                <text:p>0.013035</text:p>
              </table:table-cell>
              <table:table-cell office:value-type="float" office:value="0.03233">
                <text:p>0.032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57272">
                <text:p>0.157272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15606">
                <text:p>0.015606</text:p>
              </table:table-cell>
              <table:table-cell office:value-type="float" office:value="0.030848">
                <text:p>0.0308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9659">
                <text:p>0.19659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18394">
                <text:p>0.018394</text:p>
              </table:table-cell>
              <table:table-cell office:value-type="float" office:value="0.036778">
                <text:p>0.0367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70378">
                <text:p>0.170378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1112">
                <text:p>0.021112</text:p>
              </table:table-cell>
              <table:table-cell office:value-type="float" office:value="0.033482">
                <text:p>0.0334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70378">
                <text:p>0.170378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3621">
                <text:p>0.023621</text:p>
              </table:table-cell>
              <table:table-cell office:value-type="float" office:value="0.033854">
                <text:p>0.0338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70378">
                <text:p>0.170378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5931">
                <text:p>0.025931</text:p>
              </table:table-cell>
              <table:table-cell office:value-type="float" office:value="0.03422">
                <text:p>0.034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28197">
                <text:p>0.028197</text:p>
              </table:table-cell>
              <table:table-cell office:value-type="float" office:value="0.030859">
                <text:p>0.0308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57272">
                <text:p>0.157272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30595">
                <text:p>0.030595</text:p>
              </table:table-cell>
              <table:table-cell office:value-type="float" office:value="0.033026">
                <text:p>0.0330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70378">
                <text:p>0.170378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33378">
                <text:p>0.033378</text:p>
              </table:table-cell>
              <table:table-cell office:value-type="float" office:value="0.035225">
                <text:p>0.0352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70378">
                <text:p>0.170378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35904">
                <text:p>0.035904</text:p>
              </table:table-cell>
              <table:table-cell office:value-type="float" office:value="0.035603">
                <text:p>0.0356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04848">
                <text:p>0.104848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38585">
                <text:p>0.038585</text:p>
              </table:table-cell>
              <table:table-cell office:value-type="float" office:value="0.026681">
                <text:p>0.0266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3106">
                <text:p>0.13106</text:p>
              </table:table-cell>
              <table:table-cell office:value-type="float" office:value="-0.017092">
                <text:p>-0.017092</text:p>
              </table:table-cell>
              <table:table-cell office:value-type="float" office:value="0.041909">
                <text:p>0.041909</text:p>
              </table:table-cell>
              <table:table-cell office:value-type="float" office:value="0.030641">
                <text:p>0.0306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6821">
                <text:p>-0.016821</text:p>
              </table:table-cell>
              <table:table-cell office:value-type="float" office:value="0.044511">
                <text:p>0.044511</text:p>
              </table:table-cell>
              <table:table-cell office:value-type="float" office:value="0.029022">
                <text:p>0.0290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57272">
                <text:p>0.157272</text:p>
              </table:table-cell>
              <table:table-cell office:value-type="float" office:value="-0.016562">
                <text:p>-0.016562</text:p>
              </table:table-cell>
              <table:table-cell office:value-type="float" office:value="0.044889">
                <text:p>0.044889</text:p>
              </table:table-cell>
              <table:table-cell office:value-type="float" office:value="0.034831">
                <text:p>0.0348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6316">
                <text:p>-0.016316</text:p>
              </table:table-cell>
              <table:table-cell office:value-type="float" office:value="0.045378">
                <text:p>0.045378</text:p>
              </table:table-cell>
              <table:table-cell office:value-type="float" office:value="0.029571">
                <text:p>0.0295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04848">
                <text:p>0.104848</text:p>
              </table:table-cell>
              <table:table-cell office:value-type="float" office:value="-0.016082">
                <text:p>-0.016082</text:p>
              </table:table-cell>
              <table:table-cell office:value-type="float" office:value="0.046215">
                <text:p>0.046215</text:p>
              </table:table-cell>
              <table:table-cell office:value-type="float" office:value="0.027959">
                <text:p>0.0279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5588">
                <text:p>-0.015588</text:p>
              </table:table-cell>
              <table:table-cell office:value-type="float" office:value="0.047792">
                <text:p>0.047792</text:p>
              </table:table-cell>
              <table:table-cell office:value-type="float" office:value="0.029994">
                <text:p>0.0299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44166">
                <text:p>0.144166</text:p>
              </table:table-cell>
              <table:table-cell office:value-type="float" office:value="-0.015117">
                <text:p>-0.015117</text:p>
              </table:table-cell>
              <table:table-cell office:value-type="float" office:value="0.048254">
                <text:p>0.048254</text:p>
              </table:table-cell>
              <table:table-cell office:value-type="float" office:value="0.033916">
                <text:p>0.0339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17954">
                <text:p>0.117954</text:p>
              </table:table-cell>
              <table:table-cell office:value-type="float" office:value="-0.014668">
                <text:p>-0.014668</text:p>
              </table:table-cell>
              <table:table-cell office:value-type="float" office:value="0.048476">
                <text:p>0.048476</text:p>
              </table:table-cell>
              <table:table-cell office:value-type="float" office:value="0.030457">
                <text:p>0.0304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04848">
                <text:p>0.104848</text:p>
              </table:table-cell>
              <table:table-cell office:value-type="float" office:value="-0.01397">
                <text:p>-0.01397</text:p>
              </table:table-cell>
              <table:table-cell office:value-type="float" office:value="0.049913">
                <text:p>0.049913</text:p>
              </table:table-cell>
              <table:table-cell office:value-type="float" office:value="0.028771">
                <text:p>0.0287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3106">
                <text:p>0.13106</text:p>
              </table:table-cell>
              <table:table-cell office:value-type="float" office:value="-0.013304">
                <text:p>-0.013304</text:p>
              </table:table-cell>
              <table:table-cell office:value-type="float" office:value="0.051619">
                <text:p>0.051619</text:p>
              </table:table-cell>
              <table:table-cell office:value-type="float" office:value="0.032635">
                <text:p>0.0326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2399">
                <text:p>-0.012399</text:p>
              </table:table-cell>
              <table:table-cell office:value-type="float" office:value="0.051548">
                <text:p>0.051548</text:p>
              </table:table-cell>
              <table:table-cell office:value-type="float" office:value="0.027206">
                <text:p>0.0272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91742">
                <text:p>0.091742</text:p>
              </table:table-cell>
              <table:table-cell office:value-type="float" office:value="-0.011538">
                <text:p>-0.011538</text:p>
              </table:table-cell>
              <table:table-cell office:value-type="float" office:value="0.052">
                <text:p>0.052</text:p>
              </table:table-cell>
              <table:table-cell office:value-type="float" office:value="0.027283">
                <text:p>0.0272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04848">
                <text:p>0.104848</text:p>
              </table:table-cell>
              <table:table-cell office:value-type="float" office:value="-0.010988">
                <text:p>-0.010988</text:p>
              </table:table-cell>
              <table:table-cell office:value-type="float" office:value="0.052004">
                <text:p>0.052004</text:p>
              </table:table-cell>
              <table:table-cell office:value-type="float" office:value="0.029261">
                <text:p>0.0292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78636">
                <text:p>0.078636</text:p>
              </table:table-cell>
              <table:table-cell office:value-type="float" office:value="-0.010465">
                <text:p>-0.010465</text:p>
              </table:table-cell>
              <table:table-cell office:value-type="float" office:value="0.05109">
                <text:p>0.05109</text:p>
              </table:table-cell>
              <table:table-cell office:value-type="float" office:value="0.025689">
                <text:p>0.02568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6553">
                <text:p>0.06553</text:p>
              </table:table-cell>
              <table:table-cell office:value-type="float" office:value="-0.009967">
                <text:p>-0.009967</text:p>
              </table:table-cell>
              <table:table-cell office:value-type="float" office:value="0.050604">
                <text:p>0.050604</text:p>
              </table:table-cell>
              <table:table-cell office:value-type="float" office:value="0.023932">
                <text:p>0.0239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6553">
                <text:p>0.06553</text:p>
              </table:table-cell>
              <table:table-cell office:value-type="float" office:value="-0.009492">
                <text:p>-0.009492</text:p>
              </table:table-cell>
              <table:table-cell office:value-type="float" office:value="0.049735">
                <text:p>0.049735</text:p>
              </table:table-cell>
              <table:table-cell office:value-type="float" office:value="0.024011">
                <text:p>0.0240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52424">
                <text:p>0.052424</text:p>
              </table:table-cell>
              <table:table-cell office:value-type="float" office:value="-0.009311">
                <text:p>-0.009311</text:p>
              </table:table-cell>
              <table:table-cell office:value-type="float" office:value="0.048439">
                <text:p>0.048439</text:p>
              </table:table-cell>
              <table:table-cell office:value-type="float" office:value="0.022269">
                <text:p>0.0222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39318">
                <text:p>0.039318</text:p>
              </table:table-cell>
              <table:table-cell office:value-type="float" office:value="-0.009139">
                <text:p>-0.009139</text:p>
              </table:table-cell>
              <table:table-cell office:value-type="float" office:value="0.047766">
                <text:p>0.047766</text:p>
              </table:table-cell>
              <table:table-cell office:value-type="float" office:value="0.020505">
                <text:p>0.0205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6553">
                <text:p>0.06553</text:p>
              </table:table-cell>
              <table:table-cell office:value-type="float" office:value="-0.009247">
                <text:p>-0.009247</text:p>
              </table:table-cell>
              <table:table-cell office:value-type="float" office:value="0.0475">
                <text:p>0.0475</text:p>
              </table:table-cell>
              <table:table-cell office:value-type="float" office:value="0.024341">
                <text:p>0.0243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6553">
                <text:p>0.06553</text:p>
              </table:table-cell>
              <table:table-cell office:value-type="float" office:value="-0.009349">
                <text:p>-0.009349</text:p>
              </table:table-cell>
              <table:table-cell office:value-type="float" office:value="0.047601">
                <text:p>0.047601</text:p>
              </table:table-cell>
              <table:table-cell office:value-type="float" office:value="0.024517">
                <text:p>0.0245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52424">
                <text:p>0.052424</text:p>
              </table:table-cell>
              <table:table-cell office:value-type="float" office:value="-0.009446">
                <text:p>-0.009446</text:p>
              </table:table-cell>
              <table:table-cell office:value-type="float" office:value="0.046077">
                <text:p>0.046077</text:p>
              </table:table-cell>
              <table:table-cell office:value-type="float" office:value="0.02284">
                <text:p>0.022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52424">
                <text:p>0.052424</text:p>
              </table:table-cell>
              <table:table-cell office:value-type="float" office:value="-0.009539">
                <text:p>-0.009539</text:p>
              </table:table-cell>
              <table:table-cell office:value-type="float" office:value="0.042881">
                <text:p>0.042881</text:p>
              </table:table-cell>
              <table:table-cell office:value-type="float" office:value="0.022993">
                <text:p>0.0229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39318">
                <text:p>0.039318</text:p>
              </table:table-cell>
              <table:table-cell office:value-type="float" office:value="-0.009628">
                <text:p>-0.009628</text:p>
              </table:table-cell>
              <table:table-cell office:value-type="float" office:value="0.039814">
                <text:p>0.039814</text:p>
              </table:table-cell>
              <table:table-cell office:value-type="float" office:value="0.021273">
                <text:p>0.0212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39318">
                <text:p>0.039318</text:p>
              </table:table-cell>
              <table:table-cell office:value-type="float" office:value="-0.009712">
                <text:p>-0.009712</text:p>
              </table:table-cell>
              <table:table-cell office:value-type="float" office:value="0.036491">
                <text:p>0.036491</text:p>
              </table:table-cell>
              <table:table-cell office:value-type="float" office:value="0.021377">
                <text:p>0.0213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52424">
                <text:p>0.052424</text:p>
              </table:table-cell>
              <table:table-cell office:value-type="float" office:value="-0.009792">
                <text:p>-0.009792</text:p>
              </table:table-cell>
              <table:table-cell office:value-type="float" office:value="0.031771">
                <text:p>0.031771</text:p>
              </table:table-cell>
              <table:table-cell office:value-type="float" office:value="0.023339">
                <text:p>0.0233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39318">
                <text:p>0.039318</text:p>
              </table:table-cell>
              <table:table-cell office:value-type="float" office:value="-0.009868">
                <text:p>-0.009868</text:p>
              </table:table-cell>
              <table:table-cell office:value-type="float" office:value="0.027823">
                <text:p>0.027823</text:p>
              </table:table-cell>
              <table:table-cell office:value-type="float" office:value="0.02161">
                <text:p>0.021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52424">
                <text:p>0.052424</text:p>
              </table:table-cell>
              <table:table-cell office:value-type="float" office:value="-0.009941">
                <text:p>-0.009941</text:p>
              </table:table-cell>
              <table:table-cell office:value-type="float" office:value="0.025756">
                <text:p>0.025756</text:p>
              </table:table-cell>
              <table:table-cell office:value-type="float" office:value="0.023582">
                <text:p>0.0235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39318">
                <text:p>0.039318</text:p>
              </table:table-cell>
              <table:table-cell office:value-type="float" office:value="-0.009739">
                <text:p>-0.009739</text:p>
              </table:table-cell>
              <table:table-cell office:value-type="float" office:value="0.023785">
                <text:p>0.023785</text:p>
              </table:table-cell>
              <table:table-cell office:value-type="float" office:value="0.021822">
                <text:p>0.0218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52424">
                <text:p>0.052424</text:p>
              </table:table-cell>
              <table:table-cell office:value-type="float" office:value="-0.009546">
                <text:p>-0.009546</text:p>
              </table:table-cell>
              <table:table-cell office:value-type="float" office:value="0.021562">
                <text:p>0.021562</text:p>
              </table:table-cell>
              <table:table-cell office:value-type="float" office:value="0.023758">
                <text:p>0.0237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6553">
                <text:p>0.06553</text:p>
              </table:table-cell>
              <table:table-cell office:value-type="float" office:value="-0.009363">
                <text:p>-0.009363</text:p>
              </table:table-cell>
              <table:table-cell office:value-type="float" office:value="0.019573">
                <text:p>0.019573</text:p>
              </table:table-cell>
              <table:table-cell office:value-type="float" office:value="0.025723">
                <text:p>0.0257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6553">
                <text:p>0.06553</text:p>
              </table:table-cell>
              <table:table-cell office:value-type="float" office:value="-0.008917">
                <text:p>-0.008917</text:p>
              </table:table-cell>
              <table:table-cell office:value-type="float" office:value="0.017042">
                <text:p>0.017042</text:p>
              </table:table-cell>
              <table:table-cell office:value-type="float" office:value="0.025818">
                <text:p>0.0258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78636">
                <text:p>0.078636</text:p>
              </table:table-cell>
              <table:table-cell office:value-type="float" office:value="-0.008493">
                <text:p>-0.008493</text:p>
              </table:table-cell>
              <table:table-cell office:value-type="float" office:value="0.014539">
                <text:p>0.014539</text:p>
              </table:table-cell>
              <table:table-cell office:value-type="float" office:value="0.027778">
                <text:p>0.0277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91742">
                <text:p>0.091742</text:p>
              </table:table-cell>
              <table:table-cell office:value-type="float" office:value="-0.007274">
                <text:p>-0.007274</text:p>
              </table:table-cell>
              <table:table-cell office:value-type="float" office:value="0.01273">
                <text:p>0.01273</text:p>
              </table:table-cell>
              <table:table-cell office:value-type="float" office:value="0.029649">
                <text:p>0.0296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91742">
                <text:p>0.091742</text:p>
              </table:table-cell>
              <table:table-cell office:value-type="float" office:value="-0.006114">
                <text:p>-0.006114</text:p>
              </table:table-cell>
              <table:table-cell office:value-type="float" office:value="0.011004">
                <text:p>0.011004</text:p>
              </table:table-cell>
              <table:table-cell office:value-type="float" office:value="0.02969">
                <text:p>0.029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91742">
                <text:p>0.091742</text:p>
              </table:table-cell>
              <table:table-cell office:value-type="float" office:value="-0.004195">
                <text:p>-0.004195</text:p>
              </table:table-cell>
              <table:table-cell office:value-type="float" office:value="0.009592">
                <text:p>0.009592</text:p>
              </table:table-cell>
              <table:table-cell office:value-type="float" office:value="0.029616">
                <text:p>0.0296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91742">
                <text:p>0.091742</text:p>
              </table:table-cell>
              <table:table-cell office:value-type="float" office:value="-0.002367">
                <text:p>-0.002367</text:p>
              </table:table-cell>
              <table:table-cell office:value-type="float" office:value="0.010043">
                <text:p>0.010043</text:p>
              </table:table-cell>
              <table:table-cell office:value-type="float" office:value="0.029542">
                <text:p>0.0295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3106">
                <text:p>0.13106</text:p>
              </table:table-cell>
              <table:table-cell office:value-type="float" office:value="0.000458">
                <text:p>0.000458</text:p>
              </table:table-cell>
              <table:table-cell office:value-type="float" office:value="0.010998">
                <text:p>0.010998</text:p>
              </table:table-cell>
              <table:table-cell office:value-type="float" office:value="0.034903">
                <text:p>0.0349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17954">
                <text:p>0.117954</text:p>
              </table:table-cell>
              <table:table-cell office:value-type="float" office:value="0.00315">
                <text:p>0.00315</text:p>
              </table:table-cell>
              <table:table-cell office:value-type="float" office:value="0.011455">
                <text:p>0.011455</text:p>
              </table:table-cell>
              <table:table-cell office:value-type="float" office:value="0.032919">
                <text:p>0.0329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3106">
                <text:p>0.13106</text:p>
              </table:table-cell>
              <table:table-cell office:value-type="float" office:value="0.007069">
                <text:p>0.007069</text:p>
              </table:table-cell>
              <table:table-cell office:value-type="float" office:value="0.013134">
                <text:p>0.013134</text:p>
              </table:table-cell>
              <table:table-cell office:value-type="float" office:value="0.034456">
                <text:p>0.0344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3106">
                <text:p>0.13106</text:p>
              </table:table-cell>
              <table:table-cell office:value-type="float" office:value="0.010802">
                <text:p>0.010802</text:p>
              </table:table-cell>
              <table:table-cell office:value-type="float" office:value="0.015591">
                <text:p>0.015591</text:p>
              </table:table-cell>
              <table:table-cell office:value-type="float" office:value="0.034174">
                <text:p>0.0341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44166">
                <text:p>0.144166</text:p>
              </table:table-cell>
              <table:table-cell office:value-type="float" office:value="0.014357">
                <text:p>0.014357</text:p>
              </table:table-cell>
              <table:table-cell office:value-type="float" office:value="0.018153">
                <text:p>0.018153</text:p>
              </table:table-cell>
              <table:table-cell office:value-type="float" office:value="0.035768">
                <text:p>0.0357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44166">
                <text:p>0.144166</text:p>
              </table:table-cell>
              <table:table-cell office:value-type="float" office:value="0.0191">
                <text:p>0.0191</text:p>
              </table:table-cell>
              <table:table-cell office:value-type="float" office:value="0.020431">
                <text:p>0.020431</text:p>
              </table:table-cell>
              <table:table-cell office:value-type="float" office:value="0.035349">
                <text:p>0.0353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3106">
                <text:p>0.13106</text:p>
              </table:table-cell>
              <table:table-cell office:value-type="float" office:value="0.023617">
                <text:p>0.023617</text:p>
              </table:table-cell>
              <table:table-cell office:value-type="float" office:value="0.022551">
                <text:p>0.022551</text:p>
              </table:table-cell>
              <table:table-cell office:value-type="float" office:value="0.03309">
                <text:p>0.033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44166">
                <text:p>0.144166</text:p>
              </table:table-cell>
              <table:table-cell office:value-type="float" office:value="0.029275">
                <text:p>0.029275</text:p>
              </table:table-cell>
              <table:table-cell office:value-type="float" office:value="0.025156">
                <text:p>0.025156</text:p>
              </table:table-cell>
              <table:table-cell office:value-type="float" office:value="0.034351">
                <text:p>0.0343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3106">
                <text:p>0.13106</text:p>
              </table:table-cell>
              <table:table-cell office:value-type="float" office:value="0.034663">
                <text:p>0.034663</text:p>
              </table:table-cell>
              <table:table-cell office:value-type="float" office:value="0.027924">
                <text:p>0.027924</text:p>
              </table:table-cell>
              <table:table-cell office:value-type="float" office:value="0.031941">
                <text:p>0.03194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3106">
                <text:p>0.13106</text:p>
              </table:table-cell>
              <table:table-cell office:value-type="float" office:value="0.040881">
                <text:p>0.040881</text:p>
              </table:table-cell>
              <table:table-cell office:value-type="float" office:value="0.030037">
                <text:p>0.030037</text:p>
              </table:table-cell>
              <table:table-cell office:value-type="float" office:value="0.031239">
                <text:p>0.0312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04848">
                <text:p>0.104848</text:p>
              </table:table-cell>
              <table:table-cell office:value-type="float" office:value="0.046802">
                <text:p>0.046802</text:p>
              </table:table-cell>
              <table:table-cell office:value-type="float" office:value="0.031874">
                <text:p>0.031874</text:p>
              </table:table-cell>
              <table:table-cell office:value-type="float" office:value="0.026843">
                <text:p>0.0268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17954">
                <text:p>0.117954</text:p>
              </table:table-cell>
              <table:table-cell office:value-type="float" office:value="0.053255">
                <text:p>0.053255</text:p>
              </table:table-cell>
              <table:table-cell office:value-type="float" office:value="0.03334">
                <text:p>0.03334</text:p>
              </table:table-cell>
              <table:table-cell office:value-type="float" office:value="0.02789">
                <text:p>0.027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17954">
                <text:p>0.117954</text:p>
              </table:table-cell>
              <table:table-cell office:value-type="float" office:value="0.059401">
                <text:p>0.059401</text:p>
              </table:table-cell>
              <table:table-cell office:value-type="float" office:value="0.034327">
                <text:p>0.034327</text:p>
              </table:table-cell>
              <table:table-cell office:value-type="float" office:value="0.027137">
                <text:p>0.0271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91742">
                <text:p>0.091742</text:p>
              </table:table-cell>
              <table:table-cell office:value-type="float" office:value="0.065525">
                <text:p>0.065525</text:p>
              </table:table-cell>
              <table:table-cell office:value-type="float" office:value="0.034776">
                <text:p>0.034776</text:p>
              </table:table-cell>
              <table:table-cell office:value-type="float" office:value="0.02266">
                <text:p>0.022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6553">
                <text:p>0.06553</text:p>
              </table:table-cell>
              <table:table-cell office:value-type="float" office:value="0.071358">
                <text:p>0.071358</text:p>
              </table:table-cell>
              <table:table-cell office:value-type="float" office:value="0.035139">
                <text:p>0.035139</text:p>
              </table:table-cell>
              <table:table-cell office:value-type="float" office:value="0.01816">
                <text:p>0.018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91742">
                <text:p>0.091742</text:p>
              </table:table-cell>
              <table:table-cell office:value-type="float" office:value="0.076642">
                <text:p>0.076642</text:p>
              </table:table-cell>
              <table:table-cell office:value-type="float" office:value="0.035507">
                <text:p>0.035507</text:p>
              </table:table-cell>
              <table:table-cell office:value-type="float" office:value="0.021111">
                <text:p>0.0211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91742">
                <text:p>0.091742</text:p>
              </table:table-cell>
              <table:table-cell office:value-type="float" office:value="0.081674">
                <text:p>0.081674</text:p>
              </table:table-cell>
              <table:table-cell office:value-type="float" office:value="0.035517">
                <text:p>0.035517</text:p>
              </table:table-cell>
              <table:table-cell office:value-type="float" office:value="0.020425">
                <text:p>0.0204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78636">
                <text:p>0.078636</text:p>
              </table:table-cell>
              <table:table-cell office:value-type="float" office:value="0.086467">
                <text:p>0.086467</text:p>
              </table:table-cell>
              <table:table-cell office:value-type="float" office:value="0.03538">
                <text:p>0.03538</text:p>
              </table:table-cell>
              <table:table-cell office:value-type="float" office:value="0.017914">
                <text:p>0.0179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78636">
                <text:p>0.078636</text:p>
              </table:table-cell>
              <table:table-cell office:value-type="float" office:value="0.090217">
                <text:p>0.090217</text:p>
              </table:table-cell>
              <table:table-cell office:value-type="float" office:value="0.034746">
                <text:p>0.034746</text:p>
              </table:table-cell>
              <table:table-cell office:value-type="float" office:value="0.017381">
                <text:p>0.0173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39318">
                <text:p>0.039318</text:p>
              </table:table-cell>
              <table:table-cell office:value-type="float" office:value="0.093789">
                <text:p>0.093789</text:p>
              </table:table-cell>
              <table:table-cell office:value-type="float" office:value="0.034643">
                <text:p>0.034643</text:p>
              </table:table-cell>
              <table:table-cell office:value-type="float" office:value="0.011276">
                <text:p>0.0112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6553">
                <text:p>0.06553</text:p>
              </table:table-cell>
              <table:table-cell office:value-type="float" office:value="0.096648">
                <text:p>0.096648</text:p>
              </table:table-cell>
              <table:table-cell office:value-type="float" office:value="0.034517">
                <text:p>0.034517</text:p>
              </table:table-cell>
              <table:table-cell office:value-type="float" office:value="0.01448">
                <text:p>0.014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6553">
                <text:p>0.06553</text:p>
              </table:table-cell>
              <table:table-cell office:value-type="float" office:value="0.099371">
                <text:p>0.099371</text:p>
              </table:table-cell>
              <table:table-cell office:value-type="float" office:value="0.034023">
                <text:p>0.034023</text:p>
              </table:table-cell>
              <table:table-cell office:value-type="float" office:value="0.014026">
                <text:p>0.0140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52424">
                <text:p>0.052424</text:p>
              </table:table-cell>
              <table:table-cell office:value-type="float" office:value="0.101151">
                <text:p>0.101151</text:p>
              </table:table-cell>
              <table:table-cell office:value-type="float" office:value="0.033168">
                <text:p>0.033168</text:p>
              </table:table-cell>
              <table:table-cell office:value-type="float" office:value="0.01185">
                <text:p>0.0118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52424">
                <text:p>0.052424</text:p>
              </table:table-cell>
              <table:table-cell office:value-type="float" office:value="0.102845">
                <text:p>0.102845</text:p>
              </table:table-cell>
              <table:table-cell office:value-type="float" office:value="0.031868">
                <text:p>0.031868</text:p>
              </table:table-cell>
              <table:table-cell office:value-type="float" office:value="0.01152">
                <text:p>0.011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39318">
                <text:p>0.039318</text:p>
              </table:table-cell>
              <table:table-cell office:value-type="float" office:value="0.104459">
                <text:p>0.104459</text:p>
              </table:table-cell>
              <table:table-cell office:value-type="float" office:value="0.03008">
                <text:p>0.03008</text:p>
              </table:table-cell>
              <table:table-cell office:value-type="float" office:value="0.009335">
                <text:p>0.0093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39318">
                <text:p>0.039318</text:p>
              </table:table-cell>
              <table:table-cell office:value-type="float" office:value="0.10464">
                <text:p>0.10464</text:p>
              </table:table-cell>
              <table:table-cell office:value-type="float" office:value="0.02646">
                <text:p>0.02646</text:p>
              </table:table-cell>
              <table:table-cell office:value-type="float" office:value="0.009181">
                <text:p>0.0091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39318">
                <text:p>0.039318</text:p>
              </table:table-cell>
              <table:table-cell office:value-type="float" office:value="0.104812">
                <text:p>0.104812</text:p>
              </table:table-cell>
              <table:table-cell office:value-type="float" office:value="0.022549">
                <text:p>0.022549</text:p>
              </table:table-cell>
              <table:table-cell office:value-type="float" office:value="0.009026">
                <text:p>0.0090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39318">
                <text:p>0.039318</text:p>
              </table:table-cell>
              <table:table-cell office:value-type="float" office:value="0.103348">
                <text:p>0.103348</text:p>
              </table:table-cell>
              <table:table-cell office:value-type="float" office:value="0.018652">
                <text:p>0.018652</text:p>
              </table:table-cell>
              <table:table-cell office:value-type="float" office:value="0.009105">
                <text:p>0.0091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39318">
                <text:p>0.039318</text:p>
              </table:table-cell>
              <table:table-cell office:value-type="float" office:value="0.101953">
                <text:p>0.101953</text:p>
              </table:table-cell>
              <table:table-cell office:value-type="float" office:value="0.015116">
                <text:p>0.015116</text:p>
              </table:table-cell>
              <table:table-cell office:value-type="float" office:value="0.009181">
                <text:p>0.0091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6212">
                <text:p>0.026212</text:p>
              </table:table-cell>
              <table:table-cell office:value-type="float" office:value="0.098998">
                <text:p>0.098998</text:p>
              </table:table-cell>
              <table:table-cell office:value-type="float" office:value="0.01109">
                <text:p>0.01109</text:p>
              </table:table-cell>
              <table:table-cell office:value-type="float" office:value="0.007622">
                <text:p>0.0076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6553">
                <text:p>0.06553</text:p>
              </table:table-cell>
              <table:table-cell office:value-type="float" office:value="0.096183">
                <text:p>0.096183</text:p>
              </table:table-cell>
              <table:table-cell office:value-type="float" office:value="0.006768">
                <text:p>0.006768</text:p>
              </table:table-cell>
              <table:table-cell office:value-type="float" office:value="0.013469">
                <text:p>0.0134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78636">
                <text:p>0.078636</text:p>
              </table:table-cell>
              <table:table-cell office:value-type="float" office:value="0.092416">
                <text:p>0.092416</text:p>
              </table:table-cell>
              <table:table-cell office:value-type="float" office:value="0.003099">
                <text:p>0.003099</text:p>
              </table:table-cell>
              <table:table-cell office:value-type="float" office:value="0.01582">
                <text:p>0.015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52424">
                <text:p>0.052424</text:p>
              </table:table-cell>
              <table:table-cell office:value-type="float" office:value="0.08883">
                <text:p>0.08883</text:p>
              </table:table-cell>
              <table:table-cell office:value-type="float" office:value="0.000902">
                <text:p>0.000902</text:p>
              </table:table-cell>
              <table:table-cell office:value-type="float" office:value="0.012603">
                <text:p>0.0126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78636">
                <text:p>0.078636</text:p>
              </table:table-cell>
              <table:table-cell office:value-type="float" office:value="0.0846">
                <text:p>0.0846</text:p>
              </table:table-cell>
              <table:table-cell office:value-type="float" office:value="0.000335">
                <text:p>0.000335</text:p>
              </table:table-cell>
              <table:table-cell office:value-type="float" office:value="0.01687">
                <text:p>0.0168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17954">
                <text:p>0.117954</text:p>
              </table:table-cell>
              <table:table-cell office:value-type="float" office:value="0.080571">
                <text:p>0.080571</text:p>
              </table:table-cell>
              <table:table-cell office:value-type="float" office:value="-0.00111">
                <text:p>-0.00111</text:p>
              </table:table-cell>
              <table:table-cell office:value-type="float" office:value="0.023021">
                <text:p>0.0230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91742">
                <text:p>0.091742</text:p>
              </table:table-cell>
              <table:table-cell office:value-type="float" office:value="0.076463">
                <text:p>0.076463</text:p>
              </table:table-cell>
              <table:table-cell office:value-type="float" office:value="-0.000632">
                <text:p>-0.000632</text:p>
              </table:table-cell>
              <table:table-cell office:value-type="float" office:value="0.019967">
                <text:p>0.0199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17954">
                <text:p>0.117954</text:p>
              </table:table-cell>
              <table:table-cell office:value-type="float" office:value="0.072551">
                <text:p>0.072551</text:p>
              </table:table-cell>
              <table:table-cell office:value-type="float" office:value="0.00083">
                <text:p>0.00083</text:p>
              </table:table-cell>
              <table:table-cell office:value-type="float" office:value="0.024283">
                <text:p>0.0242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3106">
                <text:p>0.13106</text:p>
              </table:table-cell>
              <table:table-cell office:value-type="float" office:value="0.068825">
                <text:p>0.068825</text:p>
              </table:table-cell>
              <table:table-cell office:value-type="float" office:value="0.002053">
                <text:p>0.002053</text:p>
              </table:table-cell>
              <table:table-cell office:value-type="float" office:value="0.026764">
                <text:p>0.0267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44166">
                <text:p>0.144166</text:p>
              </table:table-cell>
              <table:table-cell office:value-type="float" office:value="0.065276">
                <text:p>0.065276</text:p>
              </table:table-cell>
              <table:table-cell office:value-type="float" office:value="0.003932">
                <text:p>0.003932</text:p>
              </table:table-cell>
              <table:table-cell office:value-type="float" office:value="0.029253">
                <text:p>0.0292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44166">
                <text:p>0.144166</text:p>
              </table:table-cell>
              <table:table-cell office:value-type="float" office:value="0.061896">
                <text:p>0.061896</text:p>
              </table:table-cell>
              <table:table-cell office:value-type="float" office:value="0.006464">
                <text:p>0.006464</text:p>
              </table:table-cell>
              <table:table-cell office:value-type="float" office:value="0.02989">
                <text:p>0.029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57272">
                <text:p>0.157272</text:p>
              </table:table-cell>
              <table:table-cell office:value-type="float" office:value="0.058949">
                <text:p>0.058949</text:p>
              </table:table-cell>
              <table:table-cell office:value-type="float" office:value="0.009241">
                <text:p>0.009241</text:p>
              </table:table-cell>
              <table:table-cell office:value-type="float" office:value="0.032331">
                <text:p>0.0323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3106">
                <text:p>0.13106</text:p>
              </table:table-cell>
              <table:table-cell office:value-type="float" office:value="0.056142">
                <text:p>0.056142</text:p>
              </table:table-cell>
              <table:table-cell office:value-type="float" office:value="0.012007">
                <text:p>0.012007</text:p>
              </table:table-cell>
              <table:table-cell office:value-type="float" office:value="0.029196">
                <text:p>0.0291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3106">
                <text:p>0.13106</text:p>
              </table:table-cell>
              <table:table-cell office:value-type="float" office:value="0.05374">
                <text:p>0.05374</text:p>
              </table:table-cell>
              <table:table-cell office:value-type="float" office:value="0.014678">
                <text:p>0.014678</text:p>
              </table:table-cell>
              <table:table-cell office:value-type="float" office:value="0.029669">
                <text:p>0.0296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44166">
                <text:p>0.144166</text:p>
              </table:table-cell>
              <table:table-cell office:value-type="float" office:value="0.051452">
                <text:p>0.051452</text:p>
              </table:table-cell>
              <table:table-cell office:value-type="float" office:value="0.017655">
                <text:p>0.017655</text:p>
              </table:table-cell>
              <table:table-cell office:value-type="float" office:value="0.031985">
                <text:p>0.0319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44166">
                <text:p>0.144166</text:p>
              </table:table-cell>
              <table:table-cell office:value-type="float" office:value="0.049273">
                <text:p>0.049273</text:p>
              </table:table-cell>
              <table:table-cell office:value-type="float" office:value="0.020786">
                <text:p>0.020786</text:p>
              </table:table-cell>
              <table:table-cell office:value-type="float" office:value="0.032463">
                <text:p>0.0324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44166">
                <text:p>0.144166</text:p>
              </table:table-cell>
              <table:table-cell office:value-type="float" office:value="0.047198">
                <text:p>0.047198</text:p>
              </table:table-cell>
              <table:table-cell office:value-type="float" office:value="0.02434">
                <text:p>0.02434</text:p>
              </table:table-cell>
              <table:table-cell office:value-type="float" office:value="0.032942">
                <text:p>0.03294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44166">
                <text:p>0.144166</text:p>
              </table:table-cell>
              <table:table-cell office:value-type="float" office:value="0.045222">
                <text:p>0.045222</text:p>
              </table:table-cell>
              <table:table-cell office:value-type="float" office:value="0.02758">
                <text:p>0.02758</text:p>
              </table:table-cell>
              <table:table-cell office:value-type="float" office:value="0.03342">
                <text:p>0.033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44166">
                <text:p>0.144166</text:p>
              </table:table-cell>
              <table:table-cell office:value-type="float" office:value="0.04334">
                <text:p>0.04334</text:p>
              </table:table-cell>
              <table:table-cell office:value-type="float" office:value="0.02932">
                <text:p>0.02932</text:p>
              </table:table-cell>
              <table:table-cell office:value-type="float" office:value="0.03389">
                <text:p>0.033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3106">
                <text:p>0.13106</text:p>
              </table:table-cell>
              <table:table-cell office:value-type="float" office:value="0.041547">
                <text:p>0.041547</text:p>
              </table:table-cell>
              <table:table-cell office:value-type="float" office:value="0.031384">
                <text:p>0.031384</text:p>
              </table:table-cell>
              <table:table-cell office:value-type="float" office:value="0.032487">
                <text:p>0.0324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44166">
                <text:p>0.144166</text:p>
              </table:table-cell>
              <table:table-cell office:value-type="float" office:value="0.03984">
                <text:p>0.03984</text:p>
              </table:table-cell>
              <table:table-cell office:value-type="float" office:value="0.033936">
                <text:p>0.033936</text:p>
              </table:table-cell>
              <table:table-cell office:value-type="float" office:value="0.034767">
                <text:p>0.0347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3106">
                <text:p>0.13106</text:p>
              </table:table-cell>
              <table:table-cell office:value-type="float" office:value="0.038214">
                <text:p>0.038214</text:p>
              </table:table-cell>
              <table:table-cell office:value-type="float" office:value="0.035916">
                <text:p>0.035916</text:p>
              </table:table-cell>
              <table:table-cell office:value-type="float" office:value="0.033342">
                <text:p>0.0333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3106">
                <text:p>0.13106</text:p>
              </table:table-cell>
              <table:table-cell office:value-type="float" office:value="0.036666">
                <text:p>0.036666</text:p>
              </table:table-cell>
              <table:table-cell office:value-type="float" office:value="0.037273">
                <text:p>0.037273</text:p>
              </table:table-cell>
              <table:table-cell office:value-type="float" office:value="0.033744">
                <text:p>0.0337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17954">
                <text:p>0.117954</text:p>
              </table:table-cell>
              <table:table-cell office:value-type="float" office:value="0.035191">
                <text:p>0.035191</text:p>
              </table:table-cell>
              <table:table-cell office:value-type="float" office:value="0.038661">
                <text:p>0.038661</text:p>
              </table:table-cell>
              <table:table-cell office:value-type="float" office:value="0.032276">
                <text:p>0.0322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3106">
                <text:p>0.13106</text:p>
              </table:table-cell>
              <table:table-cell office:value-type="float" office:value="0.033787">
                <text:p>0.033787</text:p>
              </table:table-cell>
              <table:table-cell office:value-type="float" office:value="0.040839">
                <text:p>0.040839</text:p>
              </table:table-cell>
              <table:table-cell office:value-type="float" office:value="0.034496">
                <text:p>0.0344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17954">
                <text:p>0.117954</text:p>
              </table:table-cell>
              <table:table-cell office:value-type="float" office:value="0.032449">
                <text:p>0.032449</text:p>
              </table:table-cell>
              <table:table-cell office:value-type="float" office:value="0.042634">
                <text:p>0.042634</text:p>
              </table:table-cell>
              <table:table-cell office:value-type="float" office:value="0.033017">
                <text:p>0.0330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17954">
                <text:p>0.117954</text:p>
              </table:table-cell>
              <table:table-cell office:value-type="float" office:value="0.031175">
                <text:p>0.031175</text:p>
              </table:table-cell>
              <table:table-cell office:value-type="float" office:value="0.043275">
                <text:p>0.043275</text:p>
              </table:table-cell>
              <table:table-cell office:value-type="float" office:value="0.03337">
                <text:p>0.0333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91742">
                <text:p>0.091742</text:p>
              </table:table-cell>
              <table:table-cell office:value-type="float" office:value="0.029962">
                <text:p>0.029962</text:p>
              </table:table-cell>
              <table:table-cell office:value-type="float" office:value="0.043083">
                <text:p>0.043083</text:p>
              </table:table-cell>
              <table:table-cell office:value-type="float" office:value="0.029992">
                <text:p>0.0299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91742">
                <text:p>0.091742</text:p>
              </table:table-cell>
              <table:table-cell office:value-type="float" office:value="0.029078">
                <text:p>0.029078</text:p>
              </table:table-cell>
              <table:table-cell office:value-type="float" office:value="0.043928">
                <text:p>0.043928</text:p>
              </table:table-cell>
              <table:table-cell office:value-type="float" office:value="0.030234">
                <text:p>0.0302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04848">
                <text:p>0.104848</text:p>
              </table:table-cell>
              <table:table-cell office:value-type="float" office:value="0.028236">
                <text:p>0.028236</text:p>
              </table:table-cell>
              <table:table-cell office:value-type="float" office:value="0.044023">
                <text:p>0.044023</text:p>
              </table:table-cell>
              <table:table-cell office:value-type="float" office:value="0.032332">
                <text:p>0.0323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91742">
                <text:p>0.091742</text:p>
              </table:table-cell>
              <table:table-cell office:value-type="float" office:value="0.027434">
                <text:p>0.027434</text:p>
              </table:table-cell>
              <table:table-cell office:value-type="float" office:value="0.043879">
                <text:p>0.043879</text:p>
              </table:table-cell>
              <table:table-cell office:value-type="float" office:value="0.030737">
                <text:p>0.03073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78636">
                <text:p>0.078636</text:p>
              </table:table-cell>
              <table:table-cell office:value-type="float" office:value="0.02667">
                <text:p>0.02667</text:p>
              </table:table-cell>
              <table:table-cell office:value-type="float" office:value="0.043351">
                <text:p>0.043351</text:p>
              </table:table-cell>
              <table:table-cell office:value-type="float" office:value="0.029117">
                <text:p>0.0291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6553">
                <text:p>0.06553</text:p>
              </table:table-cell>
              <table:table-cell office:value-type="float" office:value="0.025943">
                <text:p>0.025943</text:p>
              </table:table-cell>
              <table:table-cell office:value-type="float" office:value="0.043028">
                <text:p>0.043028</text:p>
              </table:table-cell>
              <table:table-cell office:value-type="float" office:value="0.027465">
                <text:p>0.0274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6553">
                <text:p>0.06553</text:p>
              </table:table-cell>
              <table:table-cell office:value-type="float" office:value="0.02525">
                <text:p>0.02525</text:p>
              </table:table-cell>
              <table:table-cell office:value-type="float" office:value="0.042604">
                <text:p>0.042604</text:p>
              </table:table-cell>
              <table:table-cell office:value-type="float" office:value="0.027638">
                <text:p>0.0276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78636">
                <text:p>0.078636</text:p>
              </table:table-cell>
              <table:table-cell office:value-type="float" office:value="0.02459">
                <text:p>0.02459</text:p>
              </table:table-cell>
              <table:table-cell office:value-type="float" office:value="0.041901">
                <text:p>0.041901</text:p>
              </table:table-cell>
              <table:table-cell office:value-type="float" office:value="0.029669">
                <text:p>0.0296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6553">
                <text:p>0.06553</text:p>
              </table:table-cell>
              <table:table-cell office:value-type="float" office:value="0.023962">
                <text:p>0.023962</text:p>
              </table:table-cell>
              <table:table-cell office:value-type="float" office:value="0.041091">
                <text:p>0.041091</text:p>
              </table:table-cell>
              <table:table-cell office:value-type="float" office:value="0.02801">
                <text:p>0.028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3363">
                <text:p>0.023363</text:p>
              </table:table-cell>
              <table:table-cell office:value-type="float" office:value="0.040651">
                <text:p>0.040651</text:p>
              </table:table-cell>
              <table:table-cell office:value-type="float" office:value="0.007702">
                <text:p>0.0077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17954">
                <text:p>0.117954</text:p>
              </table:table-cell>
              <table:table-cell office:value-type="float" office:value="0.022793">
                <text:p>0.022793</text:p>
              </table:table-cell>
              <table:table-cell office:value-type="float" office:value="0.040479">
                <text:p>0.040479</text:p>
              </table:table-cell>
              <table:table-cell office:value-type="float" office:value="0.035471">
                <text:p>0.0354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04848">
                <text:p>0.104848</text:p>
              </table:table-cell>
              <table:table-cell office:value-type="float" office:value="0.022251">
                <text:p>0.022251</text:p>
              </table:table-cell>
              <table:table-cell office:value-type="float" office:value="0.040406">
                <text:p>0.040406</text:p>
              </table:table-cell>
              <table:table-cell office:value-type="float" office:value="0.033877">
                <text:p>0.0338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91742">
                <text:p>0.091742</text:p>
              </table:table-cell>
              <table:table-cell office:value-type="float" office:value="0.021734">
                <text:p>0.021734</text:p>
              </table:table-cell>
              <table:table-cell office:value-type="float" office:value="0.039837">
                <text:p>0.039837</text:p>
              </table:table-cell>
              <table:table-cell office:value-type="float" office:value="0.032305">
                <text:p>0.0323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6553">
                <text:p>0.06553</text:p>
              </table:table-cell>
              <table:table-cell office:value-type="float" office:value="0.021241">
                <text:p>0.021241</text:p>
              </table:table-cell>
              <table:table-cell office:value-type="float" office:value="0.037533">
                <text:p>0.037533</text:p>
              </table:table-cell>
              <table:table-cell office:value-type="float" office:value="0.028848">
                <text:p>0.02884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6553">
                <text:p>0.06553</text:p>
              </table:table-cell>
              <table:table-cell office:value-type="float" office:value="0.020773">
                <text:p>0.020773</text:p>
              </table:table-cell>
              <table:table-cell office:value-type="float" office:value="0.035457">
                <text:p>0.035457</text:p>
              </table:table-cell>
              <table:table-cell office:value-type="float" office:value="0.02902">
                <text:p>0.029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39318">
                <text:p>0.039318</text:p>
              </table:table-cell>
              <table:table-cell office:value-type="float" office:value="0.020326">
                <text:p>0.020326</text:p>
              </table:table-cell>
              <table:table-cell office:value-type="float" office:value="0.033118">
                <text:p>0.033118</text:p>
              </table:table-cell>
              <table:table-cell office:value-type="float" office:value="0.02543">
                <text:p>0.025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39318">
                <text:p>0.039318</text:p>
              </table:table-cell>
              <table:table-cell office:value-type="float" office:value="0.019901">
                <text:p>0.019901</text:p>
              </table:table-cell>
              <table:table-cell office:value-type="float" office:value="0.030082">
                <text:p>0.030082</text:p>
              </table:table-cell>
              <table:table-cell office:value-type="float" office:value="0.02549">
                <text:p>0.0254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52424">
                <text:p>0.052424</text:p>
              </table:table-cell>
              <table:table-cell office:value-type="float" office:value="0.019496">
                <text:p>0.019496</text:p>
              </table:table-cell>
              <table:table-cell office:value-type="float" office:value="0.02628">
                <text:p>0.02628</text:p>
              </table:table-cell>
              <table:table-cell office:value-type="float" office:value="0.027411">
                <text:p>0.0274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52424">
                <text:p>0.052424</text:p>
              </table:table-cell>
              <table:table-cell office:value-type="float" office:value="0.01911">
                <text:p>0.01911</text:p>
              </table:table-cell>
              <table:table-cell office:value-type="float" office:value="0.021862">
                <text:p>0.021862</text:p>
              </table:table-cell>
              <table:table-cell office:value-type="float" office:value="0.027515">
                <text:p>0.0275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39318">
                <text:p>0.039318</text:p>
              </table:table-cell>
              <table:table-cell office:value-type="float" office:value="0.018743">
                <text:p>0.018743</text:p>
              </table:table-cell>
              <table:table-cell office:value-type="float" office:value="0.017482">
                <text:p>0.017482</text:p>
              </table:table-cell>
              <table:table-cell office:value-type="float" office:value="0.025777">
                <text:p>0.02577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6553">
                <text:p>0.06553</text:p>
              </table:table-cell>
              <table:table-cell office:value-type="float" office:value="0.018393">
                <text:p>0.018393</text:p>
              </table:table-cell>
              <table:table-cell office:value-type="float" office:value="0.01286">
                <text:p>0.01286</text:p>
              </table:table-cell>
              <table:table-cell office:value-type="float" office:value="0.029604">
                <text:p>0.0296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6553">
                <text:p>0.06553</text:p>
              </table:table-cell>
              <table:table-cell office:value-type="float" office:value="0.018059">
                <text:p>0.018059</text:p>
              </table:table-cell>
              <table:table-cell office:value-type="float" office:value="0.010404">
                <text:p>0.010404</text:p>
              </table:table-cell>
              <table:table-cell office:value-type="float" office:value="0.029765">
                <text:p>0.0297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04848">
                <text:p>0.104848</text:p>
              </table:table-cell>
              <table:table-cell office:value-type="float" office:value="0.017742">
                <text:p>0.017742</text:p>
              </table:table-cell>
              <table:table-cell office:value-type="float" office:value="0.00983">
                <text:p>0.00983</text:p>
              </table:table-cell>
              <table:table-cell office:value-type="float" office:value="0.035513">
                <text:p>0.0355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17954">
                <text:p>0.117954</text:p>
              </table:table-cell>
              <table:table-cell office:value-type="float" office:value="0.017168">
                <text:p>0.017168</text:p>
              </table:table-cell>
              <table:table-cell office:value-type="float" office:value="0.009532">
                <text:p>0.009532</text:p>
              </table:table-cell>
              <table:table-cell office:value-type="float" office:value="0.037658">
                <text:p>0.0376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04848">
                <text:p>0.104848</text:p>
              </table:table-cell>
              <table:table-cell office:value-type="float" office:value="0.016622">
                <text:p>0.016622</text:p>
              </table:table-cell>
              <table:table-cell office:value-type="float" office:value="0.010713">
                <text:p>0.010713</text:p>
              </table:table-cell>
              <table:table-cell office:value-type="float" office:value="0.036102">
                <text:p>0.03610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44166">
                <text:p>0.144166</text:p>
              </table:table-cell>
              <table:table-cell office:value-type="float" office:value="0.016102">
                <text:p>0.016102</text:p>
              </table:table-cell>
              <table:table-cell office:value-type="float" office:value="0.01301">
                <text:p>0.01301</text:p>
              </table:table-cell>
              <table:table-cell office:value-type="float" office:value="0.041947">
                <text:p>0.04194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57272">
                <text:p>0.157272</text:p>
              </table:table-cell>
              <table:table-cell office:value-type="float" office:value="0.015064">
                <text:p>0.015064</text:p>
              </table:table-cell>
              <table:table-cell office:value-type="float" office:value="0.015493">
                <text:p>0.015493</text:p>
              </table:table-cell>
              <table:table-cell office:value-type="float" office:value="0.044214">
                <text:p>0.0442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57272">
                <text:p>0.157272</text:p>
              </table:table-cell>
              <table:table-cell office:value-type="float" office:value="0.014075">
                <text:p>0.014075</text:p>
              </table:table-cell>
              <table:table-cell office:value-type="float" office:value="0.018497">
                <text:p>0.018497</text:p>
              </table:table-cell>
              <table:table-cell office:value-type="float" office:value="0.044638">
                <text:p>0.0446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57272">
                <text:p>0.157272</text:p>
              </table:table-cell>
              <table:table-cell office:value-type="float" office:value="0.012862">
                <text:p>0.012862</text:p>
              </table:table-cell>
              <table:table-cell office:value-type="float" office:value="0.022016">
                <text:p>0.022016</text:p>
              </table:table-cell>
              <table:table-cell office:value-type="float" office:value="0.045091">
                <text:p>0.0450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57272">
                <text:p>0.157272</text:p>
              </table:table-cell>
              <table:table-cell office:value-type="float" office:value="0.011707">
                <text:p>0.011707</text:p>
              </table:table-cell>
              <table:table-cell office:value-type="float" office:value="0.024935">
                <text:p>0.024935</text:p>
              </table:table-cell>
              <table:table-cell office:value-type="float" office:value="0.045529">
                <text:p>0.0455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57272">
                <text:p>0.157272</text:p>
              </table:table-cell>
              <table:table-cell office:value-type="float" office:value="0.010336">
                <text:p>0.010336</text:p>
              </table:table-cell>
              <table:table-cell office:value-type="float" office:value="0.028494">
                <text:p>0.028494</text:p>
              </table:table-cell>
              <table:table-cell office:value-type="float" office:value="0.045995">
                <text:p>0.0459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44166">
                <text:p>0.144166</text:p>
              </table:table-cell>
              <table:table-cell office:value-type="float" office:value="0.00903">
                <text:p>0.00903</text:p>
              </table:table-cell>
              <table:table-cell office:value-type="float" office:value="0.032745">
                <text:p>0.032745</text:p>
              </table:table-cell>
              <table:table-cell office:value-type="float" office:value="0.044592">
                <text:p>0.0445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57272">
                <text:p>0.157272</text:p>
              </table:table-cell>
              <table:table-cell office:value-type="float" office:value="0.007786">
                <text:p>0.007786</text:p>
              </table:table-cell>
              <table:table-cell office:value-type="float" office:value="0.036784">
                <text:p>0.036784</text:p>
              </table:table-cell>
              <table:table-cell office:value-type="float" office:value="0.046882">
                <text:p>0.0468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57272">
                <text:p>0.157272</text:p>
              </table:table-cell>
              <table:table-cell office:value-type="float" office:value="0.006601">
                <text:p>0.006601</text:p>
              </table:table-cell>
              <table:table-cell office:value-type="float" office:value="0.040714">
                <text:p>0.040714</text:p>
              </table:table-cell>
              <table:table-cell office:value-type="float" office:value="0.047338">
                <text:p>0.0473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3106">
                <text:p>0.13106</text:p>
              </table:table-cell>
              <table:table-cell office:value-type="float" office:value="0.005473">
                <text:p>0.005473</text:p>
              </table:table-cell>
              <table:table-cell office:value-type="float" office:value="0.045235">
                <text:p>0.045235</text:p>
              </table:table-cell>
              <table:table-cell office:value-type="float" office:value="0.044075">
                <text:p>0.0440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3106">
                <text:p>0.13106</text:p>
              </table:table-cell>
              <table:table-cell office:value-type="float" office:value="0.004398">
                <text:p>0.004398</text:p>
              </table:table-cell>
              <table:table-cell office:value-type="float" office:value="0.049223">
                <text:p>0.049223</text:p>
              </table:table-cell>
              <table:table-cell office:value-type="float" office:value="0.044475">
                <text:p>0.0444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3106">
                <text:p>0.13106</text:p>
              </table:table-cell>
              <table:table-cell office:value-type="float" office:value="0.003375">
                <text:p>0.003375</text:p>
              </table:table-cell>
              <table:table-cell office:value-type="float" office:value="0.052869">
                <text:p>0.052869</text:p>
              </table:table-cell>
              <table:table-cell office:value-type="float" office:value="0.044866">
                <text:p>0.04486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17954">
                <text:p>0.117954</text:p>
              </table:table-cell>
              <table:table-cell office:value-type="float" office:value="0.0024">
                <text:p>0.0024</text:p>
              </table:table-cell>
              <table:table-cell office:value-type="float" office:value="0.056132">
                <text:p>0.056132</text:p>
              </table:table-cell>
              <table:table-cell office:value-type="float" office:value="0.043394">
                <text:p>0.04339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04848">
                <text:p>0.104848</text:p>
              </table:table-cell>
              <table:table-cell office:value-type="float" office:value="0.001472">
                <text:p>0.001472</text:p>
              </table:table-cell>
              <table:table-cell office:value-type="float" office:value="0.05929">
                <text:p>0.05929</text:p>
              </table:table-cell>
              <table:table-cell office:value-type="float" office:value="0.041892">
                <text:p>0.04189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91742">
                <text:p>0.091742</text:p>
              </table:table-cell>
              <table:table-cell office:value-type="float" office:value="0.000588">
                <text:p>0.000588</text:p>
              </table:table-cell>
              <table:table-cell office:value-type="float" office:value="0.062508">
                <text:p>0.062508</text:p>
              </table:table-cell>
              <table:table-cell office:value-type="float" office:value="0.040358">
                <text:p>0.0403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91742">
                <text:p>0.091742</text:p>
              </table:table-cell>
              <table:table-cell office:value-type="float" office:value="-0.000254">
                <text:p>-0.000254</text:p>
              </table:table-cell>
              <table:table-cell office:value-type="float" office:value="0.065452">
                <text:p>0.065452</text:p>
              </table:table-cell>
              <table:table-cell office:value-type="float" office:value="0.040653">
                <text:p>0.04065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78636">
                <text:p>0.078636</text:p>
              </table:table-cell>
              <table:table-cell office:value-type="float" office:value="-0.001056">
                <text:p>-0.001056</text:p>
              </table:table-cell>
              <table:table-cell office:value-type="float" office:value="0.066196">
                <text:p>0.066196</text:p>
              </table:table-cell>
              <table:table-cell office:value-type="float" office:value="0.039086">
                <text:p>0.03908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52424">
                <text:p>0.052424</text:p>
              </table:table-cell>
              <table:table-cell office:value-type="float" office:value="-0.001819">
                <text:p>-0.001819</text:p>
              </table:table-cell>
              <table:table-cell office:value-type="float" office:value="0.065611">
                <text:p>0.065611</text:p>
              </table:table-cell>
              <table:table-cell office:value-type="float" office:value="0.035629">
                <text:p>0.0356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52424">
                <text:p>0.052424</text:p>
              </table:table-cell>
              <table:table-cell office:value-type="float" office:value="-0.002547">
                <text:p>-0.002547</text:p>
              </table:table-cell>
              <table:table-cell office:value-type="float" office:value="0.06538">
                <text:p>0.06538</text:p>
              </table:table-cell>
              <table:table-cell office:value-type="float" office:value="0.035837">
                <text:p>0.0358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39318">
                <text:p>0.039318</text:p>
              </table:table-cell>
              <table:table-cell office:value-type="float" office:value="-0.003239">
                <text:p>-0.003239</text:p>
              </table:table-cell>
              <table:table-cell office:value-type="float" office:value="0.064149">
                <text:p>0.064149</text:p>
              </table:table-cell>
              <table:table-cell office:value-type="float" office:value="0.034179">
                <text:p>0.0341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26212">
                <text:p>0.026212</text:p>
              </table:table-cell>
              <table:table-cell office:value-type="float" office:value="-0.003899">
                <text:p>-0.003899</text:p>
              </table:table-cell>
              <table:table-cell office:value-type="float" office:value="0.061594">
                <text:p>0.061594</text:p>
              </table:table-cell>
              <table:table-cell office:value-type="float" office:value="0.032495">
                <text:p>0.0324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39318">
                <text:p>0.039318</text:p>
              </table:table-cell>
              <table:table-cell office:value-type="float" office:value="-0.004527">
                <text:p>-0.004527</text:p>
              </table:table-cell>
              <table:table-cell office:value-type="float" office:value="0.059806">
                <text:p>0.059806</text:p>
              </table:table-cell>
              <table:table-cell office:value-type="float" office:value="0.034508">
                <text:p>0.0345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26212">
                <text:p>0.026212</text:p>
              </table:table-cell>
              <table:table-cell office:value-type="float" office:value="-0.005125">
                <text:p>-0.005125</text:p>
              </table:table-cell>
              <table:table-cell office:value-type="float" office:value="0.058594">
                <text:p>0.058594</text:p>
              </table:table-cell>
              <table:table-cell office:value-type="float" office:value="0.032828">
                <text:p>0.0328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-0.005695">
                <text:p>-0.005695</text:p>
              </table:table-cell>
              <table:table-cell office:value-type="float" office:value="0.057321">
                <text:p>0.057321</text:p>
              </table:table-cell>
              <table:table-cell office:value-type="float" office:value="0.029261">
                <text:p>0.0292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26212">
                <text:p>0.026212</text:p>
              </table:table-cell>
              <table:table-cell office:value-type="float" office:value="-0.006238">
                <text:p>-0.006238</text:p>
              </table:table-cell>
              <table:table-cell office:value-type="float" office:value="0.055654">
                <text:p>0.055654</text:p>
              </table:table-cell>
              <table:table-cell office:value-type="float" office:value="0.033077">
                <text:p>0.03307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26212">
                <text:p>0.026212</text:p>
              </table:table-cell>
              <table:table-cell office:value-type="float" office:value="-0.006755">
                <text:p>-0.006755</text:p>
              </table:table-cell>
              <table:table-cell office:value-type="float" office:value="0.053538">
                <text:p>0.053538</text:p>
              </table:table-cell>
              <table:table-cell office:value-type="float" office:value="0.033221">
                <text:p>0.0332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52424">
                <text:p>0.052424</text:p>
              </table:table-cell>
              <table:table-cell office:value-type="float" office:value="-0.007247">
                <text:p>-0.007247</text:p>
              </table:table-cell>
              <table:table-cell office:value-type="float" office:value="0.051189">
                <text:p>0.051189</text:p>
              </table:table-cell>
              <table:table-cell office:value-type="float" office:value="0.037093">
                <text:p>0.03709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78636">
                <text:p>0.078636</text:p>
              </table:table-cell>
              <table:table-cell office:value-type="float" office:value="-0.007716">
                <text:p>-0.007716</text:p>
              </table:table-cell>
              <table:table-cell office:value-type="float" office:value="0.048921">
                <text:p>0.048921</text:p>
              </table:table-cell>
              <table:table-cell office:value-type="float" office:value="0.041026">
                <text:p>0.0410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39318">
                <text:p>0.039318</text:p>
              </table:table-cell>
              <table:table-cell office:value-type="float" office:value="-0.008162">
                <text:p>-0.008162</text:p>
              </table:table-cell>
              <table:table-cell office:value-type="float" office:value="0.046768">
                <text:p>0.046768</text:p>
              </table:table-cell>
              <table:table-cell office:value-type="float" office:value="0.035706">
                <text:p>0.03570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-0.008588">
                <text:p>-0.008588</text:p>
              </table:table-cell>
              <table:table-cell office:value-type="float" office:value="0.045555">
                <text:p>0.045555</text:p>
              </table:table-cell>
              <table:table-cell office:value-type="float" office:value="0.030286">
                <text:p>0.0302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26212">
                <text:p>0.026212</text:p>
              </table:table-cell>
              <table:table-cell office:value-type="float" office:value="-0.008993">
                <text:p>-0.008993</text:p>
              </table:table-cell>
              <table:table-cell office:value-type="float" office:value="0.044755">
                <text:p>0.044755</text:p>
              </table:table-cell>
              <table:table-cell office:value-type="float" office:value="0.034058">
                <text:p>0.03405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52424">
                <text:p>0.052424</text:p>
              </table:table-cell>
              <table:table-cell office:value-type="float" office:value="-0.009378">
                <text:p>-0.009378</text:p>
              </table:table-cell>
              <table:table-cell office:value-type="float" office:value="0.043211">
                <text:p>0.043211</text:p>
              </table:table-cell>
              <table:table-cell office:value-type="float" office:value="0.037873">
                <text:p>0.03787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52424">
                <text:p>0.052424</text:p>
              </table:table-cell>
              <table:table-cell office:value-type="float" office:value="-0.009746">
                <text:p>-0.009746</text:p>
              </table:table-cell>
              <table:table-cell office:value-type="float" office:value="0.041494">
                <text:p>0.041494</text:p>
              </table:table-cell>
              <table:table-cell office:value-type="float" office:value="0.038038">
                <text:p>0.0380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52424">
                <text:p>0.052424</text:p>
              </table:table-cell>
              <table:table-cell office:value-type="float" office:value="-0.010096">
                <text:p>-0.010096</text:p>
              </table:table-cell>
              <table:table-cell office:value-type="float" office:value="0.041294">
                <text:p>0.041294</text:p>
              </table:table-cell>
              <table:table-cell office:value-type="float" office:value="0.038224">
                <text:p>0.0382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52424">
                <text:p>0.052424</text:p>
              </table:table-cell>
              <table:table-cell office:value-type="float" office:value="-0.010429">
                <text:p>-0.010429</text:p>
              </table:table-cell>
              <table:table-cell office:value-type="float" office:value="0.042702">
                <text:p>0.042702</text:p>
              </table:table-cell>
              <table:table-cell office:value-type="float" office:value="0.038413">
                <text:p>0.0384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39318">
                <text:p>0.039318</text:p>
              </table:table-cell>
              <table:table-cell office:value-type="float" office:value="-0.010746">
                <text:p>-0.010746</text:p>
              </table:table-cell>
              <table:table-cell office:value-type="float" office:value="0.043874">
                <text:p>0.043874</text:p>
              </table:table-cell>
              <table:table-cell office:value-type="float" office:value="0.036732">
                <text:p>0.0367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78636">
                <text:p>0.078636</text:p>
              </table:table-cell>
              <table:table-cell office:value-type="float" office:value="-0.011048">
                <text:p>-0.011048</text:p>
              </table:table-cell>
              <table:table-cell office:value-type="float" office:value="0.044533">
                <text:p>0.044533</text:p>
              </table:table-cell>
              <table:table-cell office:value-type="float" office:value="0.04246">
                <text:p>0.042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6553">
                <text:p>0.06553</text:p>
              </table:table-cell>
              <table:table-cell office:value-type="float" office:value="-0.011336">
                <text:p>-0.011336</text:p>
              </table:table-cell>
              <table:table-cell office:value-type="float" office:value="0.045019">
                <text:p>0.045019</text:p>
              </table:table-cell>
              <table:table-cell office:value-type="float" office:value="0.04082">
                <text:p>0.0408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161">
                <text:p>-0.01161</text:p>
              </table:table-cell>
              <table:table-cell office:value-type="float" office:value="0.046901">
                <text:p>0.046901</text:p>
              </table:table-cell>
              <table:table-cell office:value-type="float" office:value="0.03543">
                <text:p>0.0354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1871">
                <text:p>-0.011871</text:p>
              </table:table-cell>
              <table:table-cell office:value-type="float" office:value="0.048828">
                <text:p>0.048828</text:p>
              </table:table-cell>
              <table:table-cell office:value-type="float" office:value="0.035528">
                <text:p>0.0355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39318">
                <text:p>0.039318</text:p>
              </table:table-cell>
              <table:table-cell office:value-type="float" office:value="-0.01212">
                <text:p>-0.01212</text:p>
              </table:table-cell>
              <table:table-cell office:value-type="float" office:value="0.050316">
                <text:p>0.050316</text:p>
              </table:table-cell>
              <table:table-cell office:value-type="float" office:value="0.037476">
                <text:p>0.0374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6553">
                <text:p>0.06553</text:p>
              </table:table-cell>
              <table:table-cell office:value-type="float" office:value="-0.012357">
                <text:p>-0.012357</text:p>
              </table:table-cell>
              <table:table-cell office:value-type="float" office:value="0.051637">
                <text:p>0.051637</text:p>
              </table:table-cell>
              <table:table-cell office:value-type="float" office:value="0.041321">
                <text:p>0.04132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6553">
                <text:p>0.06553</text:p>
              </table:table-cell>
              <table:table-cell office:value-type="float" office:value="-0.012582">
                <text:p>-0.012582</text:p>
              </table:table-cell>
              <table:table-cell office:value-type="float" office:value="0.052496">
                <text:p>0.052496</text:p>
              </table:table-cell>
              <table:table-cell office:value-type="float" office:value="0.041519">
                <text:p>0.04151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2797">
                <text:p>-0.012797</text:p>
              </table:table-cell>
              <table:table-cell office:value-type="float" office:value="0.053054">
                <text:p>0.053054</text:p>
              </table:table-cell>
              <table:table-cell office:value-type="float" office:value="0.023107">
                <text:p>0.0231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39318">
                <text:p>0.039318</text:p>
              </table:table-cell>
              <table:table-cell office:value-type="float" office:value="-0.013001">
                <text:p>-0.013001</text:p>
              </table:table-cell>
              <table:table-cell office:value-type="float" office:value="0.053336">
                <text:p>0.053336</text:p>
              </table:table-cell>
              <table:table-cell office:value-type="float" office:value="0.037904">
                <text:p>0.0379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39318">
                <text:p>0.039318</text:p>
              </table:table-cell>
              <table:table-cell office:value-type="float" office:value="-0.012925">
                <text:p>-0.012925</text:p>
              </table:table-cell>
              <table:table-cell office:value-type="float" office:value="0.053069">
                <text:p>0.053069</text:p>
              </table:table-cell>
              <table:table-cell office:value-type="float" office:value="0.037978">
                <text:p>0.0379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2852">
                <text:p>-0.012852</text:p>
              </table:table-cell>
              <table:table-cell office:value-type="float" office:value="0.054836">
                <text:p>0.054836</text:p>
              </table:table-cell>
              <table:table-cell office:value-type="float" office:value="0.034356">
                <text:p>0.0343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2511">
                <text:p>-0.012511</text:p>
              </table:table-cell>
              <table:table-cell office:value-type="float" office:value="0.057975">
                <text:p>0.057975</text:p>
              </table:table-cell>
              <table:table-cell office:value-type="float" office:value="0.034378">
                <text:p>0.03437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2187">
                <text:p>-0.012187</text:p>
              </table:table-cell>
              <table:table-cell office:value-type="float" office:value="0.061248">
                <text:p>0.061248</text:p>
              </table:table-cell>
              <table:table-cell office:value-type="float" office:value="0.034394">
                <text:p>0.03439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1335">
                <text:p>-0.011335</text:p>
              </table:table-cell>
              <table:table-cell office:value-type="float" office:value="0.063841">
                <text:p>0.063841</text:p>
              </table:table-cell>
              <table:table-cell office:value-type="float" office:value="0.034326">
                <text:p>0.03432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0524">
                <text:p>-0.010524</text:p>
              </table:table-cell>
              <table:table-cell office:value-type="float" office:value="0.064515">
                <text:p>0.064515</text:p>
              </table:table-cell>
              <table:table-cell office:value-type="float" office:value="0.034259">
                <text:p>0.03425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13106">
                <text:p>0.013106</text:p>
              </table:table-cell>
              <table:table-cell office:value-type="float" office:value="-0.009752">
                <text:p>-0.009752</text:p>
              </table:table-cell>
              <table:table-cell office:value-type="float" office:value="0.064272">
                <text:p>0.064272</text:p>
              </table:table-cell>
              <table:table-cell office:value-type="float" office:value="0.034196">
                <text:p>0.0341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8202">
                <text:p>-0.008202</text:p>
              </table:table-cell>
              <table:table-cell office:value-type="float" office:value="0.063627">
                <text:p>0.063627</text:p>
              </table:table-cell>
              <table:table-cell office:value-type="float" office:value="0.030297">
                <text:p>0.03029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6726">
                <text:p>-0.006726</text:p>
              </table:table-cell>
              <table:table-cell office:value-type="float" office:value="0.063287">
                <text:p>0.063287</text:p>
              </table:table-cell>
              <table:table-cell office:value-type="float" office:value="0.030068">
                <text:p>0.0300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4778">
                <text:p>-0.004778</text:p>
              </table:table-cell>
              <table:table-cell office:value-type="float" office:value="0.06276">
                <text:p>0.06276</text:p>
              </table:table-cell>
              <table:table-cell office:value-type="float" office:value="0.029766">
                <text:p>0.02976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2923">
                <text:p>-0.002923</text:p>
              </table:table-cell>
              <table:table-cell office:value-type="float" office:value="0.062786">
                <text:p>0.062786</text:p>
              </table:table-cell>
              <table:table-cell office:value-type="float" office:value="0.029477">
                <text:p>0.0294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00071">
                <text:p>-0.000071</text:p>
              </table:table-cell>
              <table:table-cell office:value-type="float" office:value="0.062751">
                <text:p>0.062751</text:p>
              </table:table-cell>
              <table:table-cell office:value-type="float" office:value="0.025328">
                <text:p>0.0253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06553">
                <text:p>-0.06553</text:p>
              </table:table-cell>
              <table:table-cell office:value-type="float" office:value="0.002646">
                <text:p>0.002646</text:p>
              </table:table-cell>
              <table:table-cell office:value-type="float" office:value="0.062588">
                <text:p>0.062588</text:p>
              </table:table-cell>
              <table:table-cell office:value-type="float" office:value="0.021136">
                <text:p>0.0211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05776">
                <text:p>0.005776</text:p>
              </table:table-cell>
              <table:table-cell office:value-type="float" office:value="0.062145">
                <text:p>0.062145</text:p>
              </table:table-cell>
              <table:table-cell office:value-type="float" office:value="0.027991">
                <text:p>0.0279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08756">
                <text:p>0.008756</text:p>
              </table:table-cell>
              <table:table-cell office:value-type="float" office:value="0.06001">
                <text:p>0.06001</text:p>
              </table:table-cell>
              <table:table-cell office:value-type="float" office:value="0.02381">
                <text:p>0.0238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12138">
                <text:p>0.012138</text:p>
              </table:table-cell>
              <table:table-cell office:value-type="float" office:value="0.058928">
                <text:p>0.058928</text:p>
              </table:table-cell>
              <table:table-cell office:value-type="float" office:value="0.021386">
                <text:p>0.02138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6553">
                <text:p>-0.06553</text:p>
              </table:table-cell>
              <table:table-cell office:value-type="float" office:value="0.015358">
                <text:p>0.015358</text:p>
              </table:table-cell>
              <table:table-cell office:value-type="float" office:value="0.058178">
                <text:p>0.058178</text:p>
              </table:table-cell>
              <table:table-cell office:value-type="float" office:value="0.018946">
                <text:p>0.01894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18967">
                <text:p>0.018967</text:p>
              </table:table-cell>
              <table:table-cell office:value-type="float" office:value="0.056271">
                <text:p>0.056271</text:p>
              </table:table-cell>
              <table:table-cell office:value-type="float" office:value="0.016405">
                <text:p>0.01640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2405">
                <text:p>0.022405</text:p>
              </table:table-cell>
              <table:table-cell office:value-type="float" office:value="0.052513">
                <text:p>0.052513</text:p>
              </table:table-cell>
              <table:table-cell office:value-type="float" office:value="0.01571">
                <text:p>0.0157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25679">
                <text:p>0.025679</text:p>
              </table:table-cell>
              <table:table-cell office:value-type="float" office:value="0.049277">
                <text:p>0.049277</text:p>
              </table:table-cell>
              <table:table-cell office:value-type="float" office:value="0.013171">
                <text:p>0.01317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28797">
                <text:p>0.028797</text:p>
              </table:table-cell>
              <table:table-cell office:value-type="float" office:value="0.045791">
                <text:p>0.045791</text:p>
              </table:table-cell>
              <table:table-cell office:value-type="float" office:value="0.010626">
                <text:p>0.01062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31767">
                <text:p>0.031767</text:p>
              </table:table-cell>
              <table:table-cell office:value-type="float" office:value="0.042381">
                <text:p>0.042381</text:p>
              </table:table-cell>
              <table:table-cell office:value-type="float" office:value="0.011797">
                <text:p>0.0117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34866">
                <text:p>0.034866</text:p>
              </table:table-cell>
              <table:table-cell office:value-type="float" office:value="0.038493">
                <text:p>0.038493</text:p>
              </table:table-cell>
              <table:table-cell office:value-type="float" office:value="0.009255">
                <text:p>0.0092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37818">
                <text:p>0.037818</text:p>
              </table:table-cell>
              <table:table-cell office:value-type="float" office:value="0.034438">
                <text:p>0.034438</text:p>
              </table:table-cell>
              <table:table-cell office:value-type="float" office:value="0.008567">
                <text:p>0.0085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40901">
                <text:p>0.040901</text:p>
              </table:table-cell>
              <table:table-cell office:value-type="float" office:value="0.030628">
                <text:p>0.030628</text:p>
              </table:table-cell>
              <table:table-cell office:value-type="float" office:value="0.007855">
                <text:p>0.0078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43837">
                <text:p>0.043837</text:p>
              </table:table-cell>
              <table:table-cell office:value-type="float" office:value="0.026571">
                <text:p>0.026571</text:p>
              </table:table-cell>
              <table:table-cell office:value-type="float" office:value="0.010881">
                <text:p>0.0108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46633">
                <text:p>0.046633</text:p>
              </table:table-cell>
              <table:table-cell office:value-type="float" office:value="0.022786">
                <text:p>0.022786</text:p>
              </table:table-cell>
              <table:table-cell office:value-type="float" office:value="0.006531">
                <text:p>0.0065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49296">
                <text:p>0.049296</text:p>
              </table:table-cell>
              <table:table-cell office:value-type="float" office:value="0.018822">
                <text:p>0.018822</text:p>
              </table:table-cell>
              <table:table-cell office:value-type="float" office:value="0.005859">
                <text:p>0.00585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51832">
                <text:p>0.051832</text:p>
              </table:table-cell>
              <table:table-cell office:value-type="float" office:value="0.015227">
                <text:p>0.015227</text:p>
              </table:table-cell>
              <table:table-cell office:value-type="float" office:value="0.007051">
                <text:p>0.0070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54519">
                <text:p>0.054519</text:p>
              </table:table-cell>
              <table:table-cell office:value-type="float" office:value="0.01148">
                <text:p>0.01148</text:p>
              </table:table-cell>
              <table:table-cell office:value-type="float" office:value="0.008242">
                <text:p>0.00824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57077">
                <text:p>0.057077</text:p>
              </table:table-cell>
              <table:table-cell office:value-type="float" office:value="0.007938">
                <text:p>0.007938</text:p>
              </table:table-cell>
              <table:table-cell office:value-type="float" office:value="0.005755">
                <text:p>0.0057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6553">
                <text:p>-0.06553</text:p>
              </table:table-cell>
              <table:table-cell office:value-type="float" office:value="0.059785">
                <text:p>0.059785</text:p>
              </table:table-cell>
              <table:table-cell office:value-type="float" office:value="0.004696">
                <text:p>0.004696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6553">
                <text:p>-0.06553</text:p>
              </table:table-cell>
              <table:table-cell office:value-type="float" office:value="0.062365">
                <text:p>0.062365</text:p>
              </table:table-cell>
              <table:table-cell office:value-type="float" office:value="0.001448">
                <text:p>0.001448</text:p>
              </table:table-cell>
              <table:table-cell office:value-type="float" office:value="0.00819">
                <text:p>0.0081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6553">
                <text:p>-0.06553</text:p>
              </table:table-cell>
              <table:table-cell office:value-type="float" office:value="0.065092">
                <text:p>0.065092</text:p>
              </table:table-cell>
              <table:table-cell office:value-type="float" office:value="-0.001637">
                <text:p>-0.001637</text:p>
              </table:table-cell>
              <table:table-cell office:value-type="float" office:value="0.007554">
                <text:p>0.00755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6553">
                <text:p>-0.06553</text:p>
              </table:table-cell>
              <table:table-cell office:value-type="float" office:value="0.06769">
                <text:p>0.06769</text:p>
              </table:table-cell>
              <table:table-cell office:value-type="float" office:value="-0.00438">
                <text:p>-0.00438</text:p>
              </table:table-cell>
              <table:table-cell office:value-type="float" office:value="0.006926">
                <text:p>0.00692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70436">
                <text:p>0.070436</text:p>
              </table:table-cell>
              <table:table-cell office:value-type="float" office:value="-0.00694">
                <text:p>-0.00694</text:p>
              </table:table-cell>
              <table:table-cell office:value-type="float" office:value="0.013715">
                <text:p>0.0137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7305">
                <text:p>0.07305</text:p>
              </table:table-cell>
              <table:table-cell office:value-type="float" office:value="-0.009436">
                <text:p>-0.009436</text:p>
              </table:table-cell>
              <table:table-cell office:value-type="float" office:value="0.009461">
                <text:p>0.00946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7554">
                <text:p>0.07554</text:p>
              </table:table-cell>
              <table:table-cell office:value-type="float" office:value="-0.011175">
                <text:p>-0.011175</text:p>
              </table:table-cell>
              <table:table-cell office:value-type="float" office:value="0.00889">
                <text:p>0.0088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77912">
                <text:p>0.077912</text:p>
              </table:table-cell>
              <table:table-cell office:value-type="float" office:value="-0.011722">
                <text:p>-0.011722</text:p>
              </table:table-cell>
              <table:table-cell office:value-type="float" office:value="0.010182">
                <text:p>0.0101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80171">
                <text:p>0.080171</text:p>
              </table:table-cell>
              <table:table-cell office:value-type="float" office:value="-0.011859">
                <text:p>-0.011859</text:p>
              </table:table-cell>
              <table:table-cell office:value-type="float" office:value="0.011505">
                <text:p>0.0115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.082322">
                <text:p>0.082322</text:p>
              </table:table-cell>
              <table:table-cell office:value-type="float" office:value="-0.012148">
                <text:p>-0.012148</text:p>
              </table:table-cell>
              <table:table-cell office:value-type="float" office:value="0.012871">
                <text:p>0.01287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84099">
                <text:p>0.084099</text:p>
              </table:table-cell>
              <table:table-cell office:value-type="float" office:value="-0.012166">
                <text:p>-0.012166</text:p>
              </table:table-cell>
              <table:table-cell office:value-type="float" office:value="0.010595">
                <text:p>0.0105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13106">
                <text:p>0.013106</text:p>
              </table:table-cell>
              <table:table-cell office:value-type="float" office:value="0.085792">
                <text:p>0.085792</text:p>
              </table:table-cell>
              <table:table-cell office:value-type="float" office:value="-0.011742">
                <text:p>-0.011742</text:p>
              </table:table-cell>
              <table:table-cell office:value-type="float" office:value="0.013884">
                <text:p>0.0138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0.087404">
                <text:p>0.087404</text:p>
              </table:table-cell>
              <table:table-cell office:value-type="float" office:value="-0.011115">
                <text:p>-0.011115</text:p>
              </table:table-cell>
              <table:table-cell office:value-type="float" office:value="0.011649">
                <text:p>0.01164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0.088939">
                <text:p>0.088939</text:p>
              </table:table-cell>
              <table:table-cell office:value-type="float" office:value="-0.010529">
                <text:p>-0.010529</text:p>
              </table:table-cell>
              <table:table-cell office:value-type="float" office:value="0.011254">
                <text:p>0.01125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17954">
                <text:p>0.117954</text:p>
              </table:table-cell>
              <table:table-cell office:value-type="float" office:value="0.090402">
                <text:p>0.090402</text:p>
              </table:table-cell>
              <table:table-cell office:value-type="float" office:value="-0.010088">
                <text:p>-0.010088</text:p>
              </table:table-cell>
              <table:table-cell office:value-type="float" office:value="0.027621">
                <text:p>0.02762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91794">
                <text:p>0.091794</text:p>
              </table:table-cell>
              <table:table-cell office:value-type="float" office:value="-0.009783">
                <text:p>-0.009783</text:p>
              </table:table-cell>
              <table:table-cell office:value-type="float" office:value="0.007023">
                <text:p>0.0070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9312">
                <text:p>0.09312</text:p>
              </table:table-cell>
              <table:table-cell office:value-type="float" office:value="-0.009619">
                <text:p>-0.009619</text:p>
              </table:table-cell>
              <table:table-cell office:value-type="float" office:value="0.004737">
                <text:p>0.00473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94112">
                <text:p>0.094112</text:p>
              </table:table-cell>
              <table:table-cell office:value-type="float" office:value="-0.009459">
                <text:p>-0.009459</text:p>
              </table:table-cell>
              <table:table-cell office:value-type="float" office:value="0.008012">
                <text:p>0.0080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13106">
                <text:p>0.013106</text:p>
              </table:table-cell>
              <table:table-cell office:value-type="float" office:value="0.095057">
                <text:p>0.095057</text:p>
              </table:table-cell>
              <table:table-cell office:value-type="float" office:value="-0.009366">
                <text:p>-0.009366</text:p>
              </table:table-cell>
              <table:table-cell office:value-type="float" office:value="0.01134">
                <text:p>0.011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26212">
                <text:p>0.026212</text:p>
              </table:table-cell>
              <table:table-cell office:value-type="float" office:value="0.095956">
                <text:p>0.095956</text:p>
              </table:table-cell>
              <table:table-cell office:value-type="float" office:value="-0.009687">
                <text:p>-0.009687</text:p>
              </table:table-cell>
              <table:table-cell office:value-type="float" office:value="0.012901">
                <text:p>0.0129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26212">
                <text:p>0.026212</text:p>
              </table:table-cell>
              <table:table-cell office:value-type="float" office:value="0.096813">
                <text:p>0.096813</text:p>
              </table:table-cell>
              <table:table-cell office:value-type="float" office:value="-0.010018">
                <text:p>-0.010018</text:p>
              </table:table-cell>
              <table:table-cell office:value-type="float" office:value="0.012664">
                <text:p>0.0126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97629">
                <text:p>0.097629</text:p>
              </table:table-cell>
              <table:table-cell office:value-type="float" office:value="-0.010537">
                <text:p>-0.010537</text:p>
              </table:table-cell>
              <table:table-cell office:value-type="float" office:value="0.006856">
                <text:p>0.00685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97864">
                <text:p>0.097864</text:p>
              </table:table-cell>
              <table:table-cell office:value-type="float" office:value="-0.010998">
                <text:p>-0.010998</text:p>
              </table:table-cell>
              <table:table-cell office:value-type="float" office:value="0.006612">
                <text:p>0.0066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13106">
                <text:p>0.013106</text:p>
              </table:table-cell>
              <table:table-cell office:value-type="float" office:value="0.098087">
                <text:p>0.098087</text:p>
              </table:table-cell>
              <table:table-cell office:value-type="float" office:value="-0.011516">
                <text:p>-0.011516</text:p>
              </table:table-cell>
              <table:table-cell office:value-type="float" office:value="0.010072">
                <text:p>0.0100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26212">
                <text:p>0.026212</text:p>
              </table:table-cell>
              <table:table-cell office:value-type="float" office:value="0.097757">
                <text:p>0.097757</text:p>
              </table:table-cell>
              <table:table-cell office:value-type="float" office:value="-0.012474">
                <text:p>-0.012474</text:p>
              </table:table-cell>
              <table:table-cell office:value-type="float" office:value="0.011803">
                <text:p>0.0118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.097443">
                <text:p>0.097443</text:p>
              </table:table-cell>
              <table:table-cell office:value-type="float" office:value="-0.013256">
                <text:p>-0.013256</text:p>
              </table:table-cell>
              <table:table-cell office:value-type="float" office:value="0.007987">
                <text:p>0.00798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13106">
                <text:p>0.013106</text:p>
              </table:table-cell>
              <table:table-cell office:value-type="float" office:value="0.096601">
                <text:p>0.096601</text:p>
              </table:table-cell>
              <table:table-cell office:value-type="float" office:value="-0.014">
                <text:p>-0.014</text:p>
              </table:table-cell>
              <table:table-cell office:value-type="float" office:value="0.00978">
                <text:p>0.0097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39318">
                <text:p>0.039318</text:p>
              </table:table-cell>
              <table:table-cell office:value-type="float" office:value="0.095799">
                <text:p>0.095799</text:p>
              </table:table-cell>
              <table:table-cell office:value-type="float" office:value="-0.014967">
                <text:p>-0.014967</text:p>
              </table:table-cell>
              <table:table-cell office:value-type="float" office:value="0.013453">
                <text:p>0.0134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39318">
                <text:p>0.039318</text:p>
              </table:table-cell>
              <table:table-cell office:value-type="float" office:value="0.094493">
                <text:p>0.094493</text:p>
              </table:table-cell>
              <table:table-cell office:value-type="float" office:value="-0.015536">
                <text:p>-0.015536</text:p>
              </table:table-cell>
              <table:table-cell office:value-type="float" office:value="0.013534">
                <text:p>0.01353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6553">
                <text:p>0.06553</text:p>
              </table:table-cell>
              <table:table-cell office:value-type="float" office:value="0.093249">
                <text:p>0.093249</text:p>
              </table:table-cell>
              <table:table-cell office:value-type="float" office:value="-0.015527">
                <text:p>-0.015527</text:p>
              </table:table-cell>
              <table:table-cell office:value-type="float" office:value="0.017338">
                <text:p>0.0173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52424">
                <text:p>0.052424</text:p>
              </table:table-cell>
              <table:table-cell office:value-type="float" office:value="0.092064">
                <text:p>0.092064</text:p>
              </table:table-cell>
              <table:table-cell office:value-type="float" office:value="-0.015685">
                <text:p>-0.015685</text:p>
              </table:table-cell>
              <table:table-cell office:value-type="float" office:value="0.015605">
                <text:p>0.0156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6553">
                <text:p>0.06553</text:p>
              </table:table-cell>
              <table:table-cell office:value-type="float" office:value="0.090394">
                <text:p>0.090394</text:p>
              </table:table-cell>
              <table:table-cell office:value-type="float" office:value="-0.015417">
                <text:p>-0.015417</text:p>
              </table:table-cell>
              <table:table-cell office:value-type="float" office:value="0.017632">
                <text:p>0.0176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78636">
                <text:p>0.078636</text:p>
              </table:table-cell>
              <table:table-cell office:value-type="float" office:value="0.088802">
                <text:p>0.088802</text:p>
              </table:table-cell>
              <table:table-cell office:value-type="float" office:value="-0.014123">
                <text:p>-0.014123</text:p>
              </table:table-cell>
              <table:table-cell office:value-type="float" office:value="0.019668">
                <text:p>0.0196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52424">
                <text:p>0.052424</text:p>
              </table:table-cell>
              <table:table-cell office:value-type="float" office:value="0.086744">
                <text:p>0.086744</text:p>
              </table:table-cell>
              <table:table-cell office:value-type="float" office:value="-0.012634">
                <text:p>-0.012634</text:p>
              </table:table-cell>
              <table:table-cell office:value-type="float" office:value="0.016211">
                <text:p>0.0162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04848">
                <text:p>0.104848</text:p>
              </table:table-cell>
              <table:table-cell office:value-type="float" office:value="0.084784">
                <text:p>0.084784</text:p>
              </table:table-cell>
              <table:table-cell office:value-type="float" office:value="-0.01067">
                <text:p>-0.01067</text:p>
              </table:table-cell>
              <table:table-cell office:value-type="float" office:value="0.023856">
                <text:p>0.0238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04848">
                <text:p>0.104848</text:p>
              </table:table-cell>
              <table:table-cell office:value-type="float" office:value="0.082646">
                <text:p>0.082646</text:p>
              </table:table-cell>
              <table:table-cell office:value-type="float" office:value="-0.0083">
                <text:p>-0.0083</text:p>
              </table:table-cell>
              <table:table-cell office:value-type="float" office:value="0.024196">
                <text:p>0.02419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91742">
                <text:p>0.091742</text:p>
              </table:table-cell>
              <table:table-cell office:value-type="float" office:value="0.080609">
                <text:p>0.080609</text:p>
              </table:table-cell>
              <table:table-cell office:value-type="float" office:value="-0.005184">
                <text:p>-0.005184</text:p>
              </table:table-cell>
              <table:table-cell office:value-type="float" office:value="0.022675">
                <text:p>0.0226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04848">
                <text:p>0.104848</text:p>
              </table:table-cell>
              <table:table-cell office:value-type="float" office:value="0.078398">
                <text:p>0.078398</text:p>
              </table:table-cell>
              <table:table-cell office:value-type="float" office:value="-0.002039">
                <text:p>-0.002039</text:p>
              </table:table-cell>
              <table:table-cell office:value-type="float" office:value="0.024876">
                <text:p>0.02487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04848">
                <text:p>0.104848</text:p>
              </table:table-cell>
              <table:table-cell office:value-type="float" office:value="0.076293">
                <text:p>0.076293</text:p>
              </table:table-cell>
              <table:table-cell office:value-type="float" office:value="0.000642">
                <text:p>0.000642</text:p>
              </table:table-cell>
              <table:table-cell office:value-type="float" office:value="0.025225">
                <text:p>0.0252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04848">
                <text:p>0.104848</text:p>
              </table:table-cell>
              <table:table-cell office:value-type="float" office:value="0.074017">
                <text:p>0.074017</text:p>
              </table:table-cell>
              <table:table-cell office:value-type="float" office:value="0.003194">
                <text:p>0.003194</text:p>
              </table:table-cell>
              <table:table-cell office:value-type="float" office:value="0.025598">
                <text:p>0.0255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91742">
                <text:p>0.091742</text:p>
              </table:table-cell>
              <table:table-cell office:value-type="float" office:value="0.071849">
                <text:p>0.071849</text:p>
              </table:table-cell>
              <table:table-cell office:value-type="float" office:value="0.005672">
                <text:p>0.005672</text:p>
              </table:table-cell>
              <table:table-cell office:value-type="float" office:value="0.024097">
                <text:p>0.02409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91742">
                <text:p>0.091742</text:p>
              </table:table-cell>
              <table:table-cell office:value-type="float" office:value="0.069784">
                <text:p>0.069784</text:p>
              </table:table-cell>
              <table:table-cell office:value-type="float" office:value="0.008482">
                <text:p>0.008482</text:p>
              </table:table-cell>
              <table:table-cell office:value-type="float" office:value="0.024417">
                <text:p>0.02441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04848">
                <text:p>0.104848</text:p>
              </table:table-cell>
              <table:table-cell office:value-type="float" office:value="0.067817">
                <text:p>0.067817</text:p>
              </table:table-cell>
              <table:table-cell office:value-type="float" office:value="0.01084">
                <text:p>0.01084</text:p>
              </table:table-cell>
              <table:table-cell office:value-type="float" office:value="0.02659">
                <text:p>0.0265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91742">
                <text:p>0.091742</text:p>
              </table:table-cell>
              <table:table-cell office:value-type="float" office:value="0.065944">
                <text:p>0.065944</text:p>
              </table:table-cell>
              <table:table-cell office:value-type="float" office:value="0.013156">
                <text:p>0.013156</text:p>
              </table:table-cell>
              <table:table-cell office:value-type="float" office:value="0.025063">
                <text:p>0.0250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17954">
                <text:p>0.117954</text:p>
              </table:table-cell>
              <table:table-cell office:value-type="float" office:value="0.064161">
                <text:p>0.064161</text:p>
              </table:table-cell>
              <table:table-cell office:value-type="float" office:value="0.015137">
                <text:p>0.015137</text:p>
              </table:table-cell>
              <table:table-cell office:value-type="float" office:value="0.029093">
                <text:p>0.0290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78636">
                <text:p>0.078636</text:p>
              </table:table-cell>
              <table:table-cell office:value-type="float" office:value="0.062462">
                <text:p>0.062462</text:p>
              </table:table-cell>
              <table:table-cell office:value-type="float" office:value="0.016869">
                <text:p>0.016869</text:p>
              </table:table-cell>
              <table:table-cell office:value-type="float" office:value="0.023864">
                <text:p>0.02386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04848">
                <text:p>0.104848</text:p>
              </table:table-cell>
              <table:table-cell office:value-type="float" office:value="0.060844">
                <text:p>0.060844</text:p>
              </table:table-cell>
              <table:table-cell office:value-type="float" office:value="0.018802">
                <text:p>0.018802</text:p>
              </table:table-cell>
              <table:table-cell office:value-type="float" office:value="0.027851">
                <text:p>0.0278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78636">
                <text:p>0.078636</text:p>
              </table:table-cell>
              <table:table-cell office:value-type="float" office:value="0.059303">
                <text:p>0.059303</text:p>
              </table:table-cell>
              <table:table-cell office:value-type="float" office:value="0.020197">
                <text:p>0.020197</text:p>
              </table:table-cell>
              <table:table-cell office:value-type="float" office:value="0.024433">
                <text:p>0.0244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91742">
                <text:p>0.091742</text:p>
              </table:table-cell>
              <table:table-cell office:value-type="float" office:value="0.057836">
                <text:p>0.057836</text:p>
              </table:table-cell>
              <table:table-cell office:value-type="float" office:value="0.02132">
                <text:p>0.02132</text:p>
              </table:table-cell>
              <table:table-cell office:value-type="float" office:value="0.026535">
                <text:p>0.0265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78636">
                <text:p>0.078636</text:p>
              </table:table-cell>
              <table:table-cell office:value-type="float" office:value="0.056167">
                <text:p>0.056167</text:p>
              </table:table-cell>
              <table:table-cell office:value-type="float" office:value="0.022321">
                <text:p>0.022321</text:p>
              </table:table-cell>
              <table:table-cell office:value-type="float" office:value="0.024973">
                <text:p>0.02497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78636">
                <text:p>0.078636</text:p>
              </table:table-cell>
              <table:table-cell office:value-type="float" office:value="0.054578">
                <text:p>0.054578</text:p>
              </table:table-cell>
              <table:table-cell office:value-type="float" office:value="0.023609">
                <text:p>0.023609</text:p>
              </table:table-cell>
              <table:table-cell office:value-type="float" office:value="0.025239">
                <text:p>0.02523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6553">
                <text:p>0.06553</text:p>
              </table:table-cell>
              <table:table-cell office:value-type="float" office:value="0.053064">
                <text:p>0.053064</text:p>
              </table:table-cell>
              <table:table-cell office:value-type="float" office:value="0.024443">
                <text:p>0.024443</text:p>
              </table:table-cell>
              <table:table-cell office:value-type="float" office:value="0.023638">
                <text:p>0.0236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78636">
                <text:p>0.078636</text:p>
              </table:table-cell>
              <table:table-cell office:value-type="float" office:value="0.051622">
                <text:p>0.051622</text:p>
              </table:table-cell>
              <table:table-cell office:value-type="float" office:value="0.025216">
                <text:p>0.025216</text:p>
              </table:table-cell>
              <table:table-cell office:value-type="float" office:value="0.025726">
                <text:p>0.02572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78636">
                <text:p>0.078636</text:p>
              </table:table-cell>
              <table:table-cell office:value-type="float" office:value="0.050249">
                <text:p>0.050249</text:p>
              </table:table-cell>
              <table:table-cell office:value-type="float" office:value="0.025954">
                <text:p>0.025954</text:p>
              </table:table-cell>
              <table:table-cell office:value-type="float" office:value="0.025977">
                <text:p>0.02597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78636">
                <text:p>0.078636</text:p>
              </table:table-cell>
              <table:table-cell office:value-type="float" office:value="0.048942">
                <text:p>0.048942</text:p>
              </table:table-cell>
              <table:table-cell office:value-type="float" office:value="0.026835">
                <text:p>0.026835</text:p>
              </table:table-cell>
              <table:table-cell office:value-type="float" office:value="0.026227">
                <text:p>0.0262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78636">
                <text:p>0.078636</text:p>
              </table:table-cell>
              <table:table-cell office:value-type="float" office:value="0.047696">
                <text:p>0.047696</text:p>
              </table:table-cell>
              <table:table-cell office:value-type="float" office:value="0.02738">
                <text:p>0.02738</text:p>
              </table:table-cell>
              <table:table-cell office:value-type="float" office:value="0.026473">
                <text:p>0.02647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6553">
                <text:p>0.06553</text:p>
              </table:table-cell>
              <table:table-cell office:value-type="float" office:value="0.04651">
                <text:p>0.04651</text:p>
              </table:table-cell>
              <table:table-cell office:value-type="float" office:value="0.027738">
                <text:p>0.027738</text:p>
              </table:table-cell>
              <table:table-cell office:value-type="float" office:value="0.024847">
                <text:p>0.02484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78636">
                <text:p>0.078636</text:p>
              </table:table-cell>
              <table:table-cell office:value-type="float" office:value="0.045381">
                <text:p>0.045381</text:p>
              </table:table-cell>
              <table:table-cell office:value-type="float" office:value="0.027696">
                <text:p>0.027696</text:p>
              </table:table-cell>
              <table:table-cell office:value-type="float" office:value="0.026906">
                <text:p>0.02690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78636">
                <text:p>0.078636</text:p>
              </table:table-cell>
              <table:table-cell office:value-type="float" office:value="0.044305">
                <text:p>0.044305</text:p>
              </table:table-cell>
              <table:table-cell office:value-type="float" office:value="0.027392">
                <text:p>0.027392</text:p>
              </table:table-cell>
              <table:table-cell office:value-type="float" office:value="0.027123">
                <text:p>0.0271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52424">
                <text:p>0.052424</text:p>
              </table:table-cell>
              <table:table-cell office:value-type="float" office:value="0.043009">
                <text:p>0.043009</text:p>
              </table:table-cell>
              <table:table-cell office:value-type="float" office:value="0.027214">
                <text:p>0.027214</text:p>
              </table:table-cell>
              <table:table-cell office:value-type="float" office:value="0.023652">
                <text:p>0.02365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6553">
                <text:p>0.06553</text:p>
              </table:table-cell>
              <table:table-cell office:value-type="float" office:value="0.041775">
                <text:p>0.041775</text:p>
              </table:table-cell>
              <table:table-cell office:value-type="float" office:value="0.027138">
                <text:p>0.027138</text:p>
              </table:table-cell>
              <table:table-cell office:value-type="float" office:value="0.025701">
                <text:p>0.02570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78636">
                <text:p>0.078636</text:p>
              </table:table-cell>
              <table:table-cell office:value-type="float" office:value="0.0406">
                <text:p>0.0406</text:p>
              </table:table-cell>
              <table:table-cell office:value-type="float" office:value="0.026569">
                <text:p>0.026569</text:p>
              </table:table-cell>
              <table:table-cell office:value-type="float" office:value="0.02777">
                <text:p>0.027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6553">
                <text:p>0.06553</text:p>
              </table:table-cell>
              <table:table-cell office:value-type="float" office:value="0.03948">
                <text:p>0.03948</text:p>
              </table:table-cell>
              <table:table-cell office:value-type="float" office:value="0.025819">
                <text:p>0.025819</text:p>
              </table:table-cell>
              <table:table-cell office:value-type="float" office:value="0.026146">
                <text:p>0.02614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6553">
                <text:p>0.06553</text:p>
              </table:table-cell>
              <table:table-cell office:value-type="float" office:value="0.038414">
                <text:p>0.038414</text:p>
              </table:table-cell>
              <table:table-cell office:value-type="float" office:value="0.025889">
                <text:p>0.025889</text:p>
              </table:table-cell>
              <table:table-cell office:value-type="float" office:value="0.026356">
                <text:p>0.0263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6553">
                <text:p>0.06553</text:p>
              </table:table-cell>
              <table:table-cell office:value-type="float" office:value="0.037128">
                <text:p>0.037128</text:p>
              </table:table-cell>
              <table:table-cell office:value-type="float" office:value="0.026163">
                <text:p>0.026163</text:p>
              </table:table-cell>
              <table:table-cell office:value-type="float" office:value="0.026596">
                <text:p>0.0265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78636">
                <text:p>0.078636</text:p>
              </table:table-cell>
              <table:table-cell office:value-type="float" office:value="0.035902">
                <text:p>0.035902</text:p>
              </table:table-cell>
              <table:table-cell office:value-type="float" office:value="0.026382">
                <text:p>0.026382</text:p>
              </table:table-cell>
              <table:table-cell office:value-type="float" office:value="0.02869">
                <text:p>0.028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78636">
                <text:p>0.078636</text:p>
              </table:table-cell>
              <table:table-cell office:value-type="float" office:value="0.034464">
                <text:p>0.034464</text:p>
              </table:table-cell>
              <table:table-cell office:value-type="float" office:value="0.02591">
                <text:p>0.02591</text:p>
              </table:table-cell>
              <table:table-cell office:value-type="float" office:value="0.028984">
                <text:p>0.02898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6553">
                <text:p>0.06553</text:p>
              </table:table-cell>
              <table:table-cell office:value-type="float" office:value="0.033094">
                <text:p>0.033094</text:p>
              </table:table-cell>
              <table:table-cell office:value-type="float" office:value="0.026">
                <text:p>0.026</text:p>
              </table:table-cell>
              <table:table-cell office:value-type="float" office:value="0.027411">
                <text:p>0.0274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6553">
                <text:p>0.06553</text:p>
              </table:table-cell>
              <table:table-cell office:value-type="float" office:value="0.031518">
                <text:p>0.031518</text:p>
              </table:table-cell>
              <table:table-cell office:value-type="float" office:value="0.02628">
                <text:p>0.02628</text:p>
              </table:table-cell>
              <table:table-cell office:value-type="float" office:value="0.027699">
                <text:p>0.0276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91742">
                <text:p>0.091742</text:p>
              </table:table-cell>
              <table:table-cell office:value-type="float" office:value="0.030017">
                <text:p>0.030017</text:p>
              </table:table-cell>
              <table:table-cell office:value-type="float" office:value="0.026612">
                <text:p>0.026612</text:p>
              </table:table-cell>
              <table:table-cell office:value-type="float" office:value="0.031699">
                <text:p>0.0316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78636">
                <text:p>0.078636</text:p>
              </table:table-cell>
              <table:table-cell office:value-type="float" office:value="0.028588">
                <text:p>0.028588</text:p>
              </table:table-cell>
              <table:table-cell office:value-type="float" office:value="0.026652">
                <text:p>0.026652</text:p>
              </table:table-cell>
              <table:table-cell office:value-type="float" office:value="0.030165">
                <text:p>0.0301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6553">
                <text:p>0.06553</text:p>
              </table:table-cell>
              <table:table-cell office:value-type="float" office:value="0.026955">
                <text:p>0.026955</text:p>
              </table:table-cell>
              <table:table-cell office:value-type="float" office:value="0.026996">
                <text:p>0.026996</text:p>
              </table:table-cell>
              <table:table-cell office:value-type="float" office:value="0.028639">
                <text:p>0.0286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6553">
                <text:p>0.06553</text:p>
              </table:table-cell>
              <table:table-cell office:value-type="float" office:value="0.0254">
                <text:p>0.0254</text:p>
              </table:table-cell>
              <table:table-cell office:value-type="float" office:value="0.027526">
                <text:p>0.027526</text:p>
              </table:table-cell>
              <table:table-cell office:value-type="float" office:value="0.028934">
                <text:p>0.0289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91742">
                <text:p>0.091742</text:p>
              </table:table-cell>
              <table:table-cell office:value-type="float" office:value="0.023648">
                <text:p>0.023648</text:p>
              </table:table-cell>
              <table:table-cell office:value-type="float" office:value="0.027818">
                <text:p>0.027818</text:p>
              </table:table-cell>
              <table:table-cell office:value-type="float" office:value="0.032979">
                <text:p>0.0329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91742">
                <text:p>0.091742</text:p>
              </table:table-cell>
              <table:table-cell office:value-type="float" office:value="0.021979">
                <text:p>0.021979</text:p>
              </table:table-cell>
              <table:table-cell office:value-type="float" office:value="0.027867">
                <text:p>0.027867</text:p>
              </table:table-cell>
              <table:table-cell office:value-type="float" office:value="0.033353">
                <text:p>0.0333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6553">
                <text:p>0.06553</text:p>
              </table:table-cell>
              <table:table-cell office:value-type="float" office:value="0.02039">
                <text:p>0.02039</text:p>
              </table:table-cell>
              <table:table-cell office:value-type="float" office:value="0.027682">
                <text:p>0.027682</text:p>
              </table:table-cell>
              <table:table-cell office:value-type="float" office:value="0.030004">
                <text:p>0.03000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78636">
                <text:p>0.078636</text:p>
              </table:table-cell>
              <table:table-cell office:value-type="float" office:value="0.018877">
                <text:p>0.018877</text:p>
              </table:table-cell>
              <table:table-cell office:value-type="float" office:value="0.028138">
                <text:p>0.028138</text:p>
              </table:table-cell>
              <table:table-cell office:value-type="float" office:value="0.032172">
                <text:p>0.03217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91742">
                <text:p>0.091742</text:p>
              </table:table-cell>
              <table:table-cell office:value-type="float" office:value="0.017435">
                <text:p>0.017435</text:p>
              </table:table-cell>
              <table:table-cell office:value-type="float" office:value="0.028286">
                <text:p>0.028286</text:p>
              </table:table-cell>
              <table:table-cell office:value-type="float" office:value="0.034354">
                <text:p>0.03435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91742">
                <text:p>0.091742</text:p>
              </table:table-cell>
              <table:table-cell office:value-type="float" office:value="0.016062">
                <text:p>0.016062</text:p>
              </table:table-cell>
              <table:table-cell office:value-type="float" office:value="0.027917">
                <text:p>0.027917</text:p>
              </table:table-cell>
              <table:table-cell office:value-type="float" office:value="0.034697">
                <text:p>0.03469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6553">
                <text:p>0.06553</text:p>
              </table:table-cell>
              <table:table-cell office:value-type="float" office:value="0.015026">
                <text:p>0.015026</text:p>
              </table:table-cell>
              <table:table-cell office:value-type="float" office:value="0.02833">
                <text:p>0.02833</text:p>
              </table:table-cell>
              <table:table-cell office:value-type="float" office:value="0.031276">
                <text:p>0.03127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91742">
                <text:p>0.091742</text:p>
              </table:table-cell>
              <table:table-cell office:value-type="float" office:value="0.014039">
                <text:p>0.014039</text:p>
              </table:table-cell>
              <table:table-cell office:value-type="float" office:value="0.028893">
                <text:p>0.028893</text:p>
              </table:table-cell>
              <table:table-cell office:value-type="float" office:value="0.035237">
                <text:p>0.03523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91742">
                <text:p>0.091742</text:p>
              </table:table-cell>
              <table:table-cell office:value-type="float" office:value="0.013371">
                <text:p>0.013371</text:p>
              </table:table-cell>
              <table:table-cell office:value-type="float" office:value="0.029204">
                <text:p>0.029204</text:p>
              </table:table-cell>
              <table:table-cell office:value-type="float" office:value="0.035483">
                <text:p>0.03548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91742">
                <text:p>0.091742</text:p>
              </table:table-cell>
              <table:table-cell office:value-type="float" office:value="0.012734">
                <text:p>0.012734</text:p>
              </table:table-cell>
              <table:table-cell office:value-type="float" office:value="0.030005">
                <text:p>0.030005</text:p>
              </table:table-cell>
              <table:table-cell office:value-type="float" office:value="0.035731">
                <text:p>0.03573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91742">
                <text:p>0.091742</text:p>
              </table:table-cell>
              <table:table-cell office:value-type="float" office:value="0.012128">
                <text:p>0.012128</text:p>
              </table:table-cell>
              <table:table-cell office:value-type="float" office:value="0.030844">
                <text:p>0.030844</text:p>
              </table:table-cell>
              <table:table-cell office:value-type="float" office:value="0.035979">
                <text:p>0.03597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91742">
                <text:p>0.091742</text:p>
              </table:table-cell>
              <table:table-cell office:value-type="float" office:value="0.01155">
                <text:p>0.01155</text:p>
              </table:table-cell>
              <table:table-cell office:value-type="float" office:value="0.031918">
                <text:p>0.031918</text:p>
              </table:table-cell>
              <table:table-cell office:value-type="float" office:value="0.036221">
                <text:p>0.03622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78636">
                <text:p>0.078636</text:p>
              </table:table-cell>
              <table:table-cell office:value-type="float" office:value="0.011">
                <text:p>0.011</text:p>
              </table:table-cell>
              <table:table-cell office:value-type="float" office:value="0.033114">
                <text:p>0.033114</text:p>
              </table:table-cell>
              <table:table-cell office:value-type="float" office:value="0.034596">
                <text:p>0.03459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04848">
                <text:p>0.104848</text:p>
              </table:table-cell>
              <table:table-cell office:value-type="float" office:value="0.010748">
                <text:p>0.010748</text:p>
              </table:table-cell>
              <table:table-cell office:value-type="float" office:value="0.034056">
                <text:p>0.034056</text:p>
              </table:table-cell>
              <table:table-cell office:value-type="float" office:value="0.038484">
                <text:p>0.03848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91742">
                <text:p>0.091742</text:p>
              </table:table-cell>
              <table:table-cell office:value-type="float" office:value="0.010507">
                <text:p>0.010507</text:p>
              </table:table-cell>
              <table:table-cell office:value-type="float" office:value="0.034514">
                <text:p>0.034514</text:p>
              </table:table-cell>
              <table:table-cell office:value-type="float" office:value="0.036843">
                <text:p>0.03684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78636">
                <text:p>0.078636</text:p>
              </table:table-cell>
              <table:table-cell office:value-type="float" office:value="0.010549">
                <text:p>0.010549</text:p>
              </table:table-cell>
              <table:table-cell office:value-type="float" office:value="0.034793">
                <text:p>0.034793</text:p>
              </table:table-cell>
              <table:table-cell office:value-type="float" office:value="0.035139">
                <text:p>0.03513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91742">
                <text:p>0.091742</text:p>
              </table:table-cell>
              <table:table-cell office:value-type="float" office:value="0.01059">
                <text:p>0.01059</text:p>
              </table:table-cell>
              <table:table-cell office:value-type="float" office:value="0.035054">
                <text:p>0.035054</text:p>
              </table:table-cell>
              <table:table-cell office:value-type="float" office:value="0.037127">
                <text:p>0.0371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78636">
                <text:p>0.078636</text:p>
              </table:table-cell>
              <table:table-cell office:value-type="float" office:value="0.010899">
                <text:p>0.010899</text:p>
              </table:table-cell>
              <table:table-cell office:value-type="float" office:value="0.035108">
                <text:p>0.035108</text:p>
              </table:table-cell>
              <table:table-cell office:value-type="float" office:value="0.035378">
                <text:p>0.03537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6553">
                <text:p>0.06553</text:p>
              </table:table-cell>
              <table:table-cell office:value-type="float" office:value="0.011194">
                <text:p>0.011194</text:p>
              </table:table-cell>
              <table:table-cell office:value-type="float" office:value="0.035276">
                <text:p>0.035276</text:p>
              </table:table-cell>
              <table:table-cell office:value-type="float" office:value="0.033605">
                <text:p>0.03360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04848">
                <text:p>0.104848</text:p>
              </table:table-cell>
              <table:table-cell office:value-type="float" office:value="0.011746">
                <text:p>0.011746</text:p>
              </table:table-cell>
              <table:table-cell office:value-type="float" office:value="0.035502">
                <text:p>0.035502</text:p>
              </table:table-cell>
              <table:table-cell office:value-type="float" office:value="0.039213">
                <text:p>0.0392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78636">
                <text:p>0.078636</text:p>
              </table:table-cell>
              <table:table-cell office:value-type="float" office:value="0.012272">
                <text:p>0.012272</text:p>
              </table:table-cell>
              <table:table-cell office:value-type="float" office:value="0.035525">
                <text:p>0.035525</text:p>
              </table:table-cell>
              <table:table-cell office:value-type="float" office:value="0.035605">
                <text:p>0.03560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78636">
                <text:p>0.078636</text:p>
              </table:table-cell>
              <table:table-cell office:value-type="float" office:value="0.012773">
                <text:p>0.012773</text:p>
              </table:table-cell>
              <table:table-cell office:value-type="float" office:value="0.036108">
                <text:p>0.036108</text:p>
              </table:table-cell>
              <table:table-cell office:value-type="float" office:value="0.035675">
                <text:p>0.03567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78636">
                <text:p>0.078636</text:p>
              </table:table-cell>
              <table:table-cell office:value-type="float" office:value="0.01325">
                <text:p>0.01325</text:p>
              </table:table-cell>
              <table:table-cell office:value-type="float" office:value="0.036504">
                <text:p>0.036504</text:p>
              </table:table-cell>
              <table:table-cell office:value-type="float" office:value="0.035742">
                <text:p>0.03574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78636">
                <text:p>0.078636</text:p>
              </table:table-cell>
              <table:table-cell office:value-type="float" office:value="0.013704">
                <text:p>0.013704</text:p>
              </table:table-cell>
              <table:table-cell office:value-type="float" office:value="0.03714">
                <text:p>0.03714</text:p>
              </table:table-cell>
              <table:table-cell office:value-type="float" office:value="0.035806">
                <text:p>0.0358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6553">
                <text:p>0.06553</text:p>
              </table:table-cell>
              <table:table-cell office:value-type="float" office:value="0.014137">
                <text:p>0.014137</text:p>
              </table:table-cell>
              <table:table-cell office:value-type="float" office:value="0.03831">
                <text:p>0.03831</text:p>
              </table:table-cell>
              <table:table-cell office:value-type="float" office:value="0.03401">
                <text:p>0.0340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04848">
                <text:p>0.104848</text:p>
              </table:table-cell>
              <table:table-cell office:value-type="float" office:value="0.014549">
                <text:p>0.014549</text:p>
              </table:table-cell>
              <table:table-cell office:value-type="float" office:value="0.039314">
                <text:p>0.039314</text:p>
              </table:table-cell>
              <table:table-cell office:value-type="float" office:value="0.039636">
                <text:p>0.03963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78636">
                <text:p>0.078636</text:p>
              </table:table-cell>
              <table:table-cell office:value-type="float" office:value="0.014941">
                <text:p>0.014941</text:p>
              </table:table-cell>
              <table:table-cell office:value-type="float" office:value="0.039709">
                <text:p>0.039709</text:p>
              </table:table-cell>
              <table:table-cell office:value-type="float" office:value="0.036044">
                <text:p>0.03604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78636">
                <text:p>0.078636</text:p>
              </table:table-cell>
              <table:table-cell office:value-type="float" office:value="0.015315">
                <text:p>0.015315</text:p>
              </table:table-cell>
              <table:table-cell office:value-type="float" office:value="0.040136">
                <text:p>0.040136</text:p>
              </table:table-cell>
              <table:table-cell office:value-type="float" office:value="0.036126">
                <text:p>0.03612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78636">
                <text:p>0.078636</text:p>
              </table:table-cell>
              <table:table-cell office:value-type="float" office:value="0.015942">
                <text:p>0.015942</text:p>
              </table:table-cell>
              <table:table-cell office:value-type="float" office:value="0.040521">
                <text:p>0.040521</text:p>
              </table:table-cell>
              <table:table-cell office:value-type="float" office:value="0.036164">
                <text:p>0.03616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6553">
                <text:p>0.06553</text:p>
              </table:table-cell>
              <table:table-cell office:value-type="float" office:value="0.01654">
                <text:p>0.01654</text:p>
              </table:table-cell>
              <table:table-cell office:value-type="float" office:value="0.040911">
                <text:p>0.040911</text:p>
              </table:table-cell>
              <table:table-cell office:value-type="float" office:value="0.034338">
                <text:p>0.03433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6553">
                <text:p>0.06553</text:p>
              </table:table-cell>
              <table:table-cell office:value-type="float" office:value="0.017109">
                <text:p>0.017109</text:p>
              </table:table-cell>
              <table:table-cell office:value-type="float" office:value="0.040763">
                <text:p>0.040763</text:p>
              </table:table-cell>
              <table:table-cell office:value-type="float" office:value="0.034346">
                <text:p>0.03434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6553">
                <text:p>0.06553</text:p>
              </table:table-cell>
              <table:table-cell office:value-type="float" office:value="0.017922">
                <text:p>0.017922</text:p>
              </table:table-cell>
              <table:table-cell office:value-type="float" office:value="0.03998">
                <text:p>0.03998</text:p>
              </table:table-cell>
              <table:table-cell office:value-type="float" office:value="0.034318">
                <text:p>0.03431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6553">
                <text:p>0.06553</text:p>
              </table:table-cell>
              <table:table-cell office:value-type="float" office:value="0.018696">
                <text:p>0.018696</text:p>
              </table:table-cell>
              <table:table-cell office:value-type="float" office:value="0.039424">
                <text:p>0.039424</text:p>
              </table:table-cell>
              <table:table-cell office:value-type="float" office:value="0.034299">
                <text:p>0.03429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6553">
                <text:p>0.06553</text:p>
              </table:table-cell>
              <table:table-cell office:value-type="float" office:value="0.019434">
                <text:p>0.019434</text:p>
              </table:table-cell>
              <table:table-cell office:value-type="float" office:value="0.038991">
                <text:p>0.038991</text:p>
              </table:table-cell>
              <table:table-cell office:value-type="float" office:value="0.034289">
                <text:p>0.03428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78636">
                <text:p>0.078636</text:p>
              </table:table-cell>
              <table:table-cell office:value-type="float" office:value="0.020136">
                <text:p>0.020136</text:p>
              </table:table-cell>
              <table:table-cell office:value-type="float" office:value="0.038016">
                <text:p>0.038016</text:p>
              </table:table-cell>
              <table:table-cell office:value-type="float" office:value="0.036149">
                <text:p>0.03614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52424">
                <text:p>0.052424</text:p>
              </table:table-cell>
              <table:table-cell office:value-type="float" office:value="0.020805">
                <text:p>0.020805</text:p>
              </table:table-cell>
              <table:table-cell office:value-type="float" office:value="0.037255">
                <text:p>0.037255</text:p>
              </table:table-cell>
              <table:table-cell office:value-type="float" office:value="0.032457">
                <text:p>0.0324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52424">
                <text:p>0.052424</text:p>
              </table:table-cell>
              <table:table-cell office:value-type="float" office:value="0.021442">
                <text:p>0.021442</text:p>
              </table:table-cell>
              <table:table-cell office:value-type="float" office:value="0.037037">
                <text:p>0.037037</text:p>
              </table:table-cell>
              <table:table-cell office:value-type="float" office:value="0.032433">
                <text:p>0.0324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04848">
                <text:p>0.104848</text:p>
              </table:table-cell>
              <table:table-cell office:value-type="float" office:value="0.022049">
                <text:p>0.022049</text:p>
              </table:table-cell>
              <table:table-cell office:value-type="float" office:value="0.036619">
                <text:p>0.036619</text:p>
              </table:table-cell>
              <table:table-cell office:value-type="float" office:value="0.039852">
                <text:p>0.03985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6553">
                <text:p>0.06553</text:p>
              </table:table-cell>
              <table:table-cell office:value-type="float" office:value="0.022627">
                <text:p>0.022627</text:p>
              </table:table-cell>
              <table:table-cell office:value-type="float" office:value="0.035542">
                <text:p>0.035542</text:p>
              </table:table-cell>
              <table:table-cell office:value-type="float" office:value="0.03436">
                <text:p>0.034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52424">
                <text:p>0.052424</text:p>
              </table:table-cell>
              <table:table-cell office:value-type="float" office:value="0.023177">
                <text:p>0.023177</text:p>
              </table:table-cell>
              <table:table-cell office:value-type="float" office:value="0.03478">
                <text:p>0.03478</text:p>
              </table:table-cell>
              <table:table-cell office:value-type="float" office:value="0.032515">
                <text:p>0.0325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91742">
                <text:p>0.091742</text:p>
              </table:table-cell>
              <table:table-cell office:value-type="float" office:value="0.023702">
                <text:p>0.023702</text:p>
              </table:table-cell>
              <table:table-cell office:value-type="float" office:value="0.033865">
                <text:p>0.033865</text:p>
              </table:table-cell>
              <table:table-cell office:value-type="float" office:value="0.03808">
                <text:p>0.0380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52424">
                <text:p>0.052424</text:p>
              </table:table-cell>
              <table:table-cell office:value-type="float" office:value="0.024201">
                <text:p>0.024201</text:p>
              </table:table-cell>
              <table:table-cell office:value-type="float" office:value="0.032959">
                <text:p>0.032959</text:p>
              </table:table-cell>
              <table:table-cell office:value-type="float" office:value="0.032556">
                <text:p>0.03255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78636">
                <text:p>0.078636</text:p>
              </table:table-cell>
              <table:table-cell office:value-type="float" office:value="0.024134">
                <text:p>0.024134</text:p>
              </table:table-cell>
              <table:table-cell office:value-type="float" office:value="0.032652">
                <text:p>0.032652</text:p>
              </table:table-cell>
              <table:table-cell office:value-type="float" office:value="0.03634">
                <text:p>0.036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78636">
                <text:p>0.078636</text:p>
              </table:table-cell>
              <table:table-cell office:value-type="float" office:value="0.02407">
                <text:p>0.02407</text:p>
              </table:table-cell>
              <table:table-cell office:value-type="float" office:value="0.032524">
                <text:p>0.032524</text:p>
              </table:table-cell>
              <table:table-cell office:value-type="float" office:value="0.036456">
                <text:p>0.03645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78636">
                <text:p>0.078636</text:p>
              </table:table-cell>
              <table:table-cell office:value-type="float" office:value="0.023737">
                <text:p>0.023737</text:p>
              </table:table-cell>
              <table:table-cell office:value-type="float" office:value="0.032502">
                <text:p>0.032502</text:p>
              </table:table-cell>
              <table:table-cell office:value-type="float" office:value="0.036616">
                <text:p>0.0366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78636">
                <text:p>0.078636</text:p>
              </table:table-cell>
              <table:table-cell office:value-type="float" office:value="0.023421">
                <text:p>0.023421</text:p>
              </table:table-cell>
              <table:table-cell office:value-type="float" office:value="0.033547">
                <text:p>0.033547</text:p>
              </table:table-cell>
              <table:table-cell office:value-type="float" office:value="0.036777">
                <text:p>0.03677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78636">
                <text:p>0.078636</text:p>
              </table:table-cell>
              <table:table-cell office:value-type="float" office:value="0.022848">
                <text:p>0.022848</text:p>
              </table:table-cell>
              <table:table-cell office:value-type="float" office:value="0.034183">
                <text:p>0.034183</text:p>
              </table:table-cell>
              <table:table-cell office:value-type="float" office:value="0.036973">
                <text:p>0.03697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04848">
                <text:p>0.104848</text:p>
              </table:table-cell>
              <table:table-cell office:value-type="float" office:value="0.022303">
                <text:p>0.022303</text:p>
              </table:table-cell>
              <table:table-cell office:value-type="float" office:value="0.034708">
                <text:p>0.034708</text:p>
              </table:table-cell>
              <table:table-cell office:value-type="float" office:value="0.040888">
                <text:p>0.04088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78636">
                <text:p>0.078636</text:p>
              </table:table-cell>
              <table:table-cell office:value-type="float" office:value="0.021783">
                <text:p>0.021783</text:p>
              </table:table-cell>
              <table:table-cell office:value-type="float" office:value="0.035556">
                <text:p>0.035556</text:p>
              </table:table-cell>
              <table:table-cell office:value-type="float" office:value="0.037409">
                <text:p>0.03740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6553">
                <text:p>0.06553</text:p>
              </table:table-cell>
              <table:table-cell office:value-type="float" office:value="0.021289">
                <text:p>0.021289</text:p>
              </table:table-cell>
              <table:table-cell office:value-type="float" office:value="0.036454">
                <text:p>0.036454</text:p>
              </table:table-cell>
              <table:table-cell office:value-type="float" office:value="0.035732">
                <text:p>0.03573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91742">
                <text:p>0.091742</text:p>
              </table:table-cell>
              <table:table-cell office:value-type="float" office:value="0.020818">
                <text:p>0.020818</text:p>
              </table:table-cell>
              <table:table-cell office:value-type="float" office:value="0.037063">
                <text:p>0.037063</text:p>
              </table:table-cell>
              <table:table-cell office:value-type="float" office:value="0.0396">
                <text:p>0.039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91742">
                <text:p>0.091742</text:p>
              </table:table-cell>
              <table:table-cell office:value-type="float" office:value="0.020369">
                <text:p>0.020369</text:p>
              </table:table-cell>
              <table:table-cell office:value-type="float" office:value="0.037656">
                <text:p>0.037656</text:p>
              </table:table-cell>
              <table:table-cell office:value-type="float" office:value="0.039798">
                <text:p>0.03979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91742">
                <text:p>0.091742</text:p>
              </table:table-cell>
              <table:table-cell office:value-type="float" office:value="0.019942">
                <text:p>0.019942</text:p>
              </table:table-cell>
              <table:table-cell office:value-type="float" office:value="0.038454">
                <text:p>0.038454</text:p>
              </table:table-cell>
              <table:table-cell office:value-type="float" office:value="0.040002">
                <text:p>0.04000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6553">
                <text:p>0.06553</text:p>
              </table:table-cell>
              <table:table-cell office:value-type="float" office:value="0.019535">
                <text:p>0.019535</text:p>
              </table:table-cell>
              <table:table-cell office:value-type="float" office:value="0.039247">
                <text:p>0.039247</text:p>
              </table:table-cell>
              <table:table-cell office:value-type="float" office:value="0.036485">
                <text:p>0.03648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78636">
                <text:p>0.078636</text:p>
              </table:table-cell>
              <table:table-cell office:value-type="float" office:value="0.019147">
                <text:p>0.019147</text:p>
              </table:table-cell>
              <table:table-cell office:value-type="float" office:value="0.039626">
                <text:p>0.039626</text:p>
              </table:table-cell>
              <table:table-cell office:value-type="float" office:value="0.03849">
                <text:p>0.0384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6553">
                <text:p>0.06553</text:p>
              </table:table-cell>
              <table:table-cell office:value-type="float" office:value="0.018778">
                <text:p>0.018778</text:p>
              </table:table-cell>
              <table:table-cell office:value-type="float" office:value="0.039944">
                <text:p>0.039944</text:p>
              </table:table-cell>
              <table:table-cell office:value-type="float" office:value="0.036791">
                <text:p>0.0367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78636">
                <text:p>0.078636</text:p>
              </table:table-cell>
              <table:table-cell office:value-type="float" office:value="0.018426">
                <text:p>0.018426</text:p>
              </table:table-cell>
              <table:table-cell office:value-type="float" office:value="0.040681">
                <text:p>0.040681</text:p>
              </table:table-cell>
              <table:table-cell office:value-type="float" office:value="0.038789">
                <text:p>0.03878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91742">
                <text:p>0.091742</text:p>
              </table:table-cell>
              <table:table-cell office:value-type="float" office:value="0.018091">
                <text:p>0.018091</text:p>
              </table:table-cell>
              <table:table-cell office:value-type="float" office:value="0.041195">
                <text:p>0.041195</text:p>
              </table:table-cell>
              <table:table-cell office:value-type="float" office:value="0.040818">
                <text:p>0.04081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6553">
                <text:p>0.06553</text:p>
              </table:table-cell>
              <table:table-cell office:value-type="float" office:value="0.017773">
                <text:p>0.017773</text:p>
              </table:table-cell>
              <table:table-cell office:value-type="float" office:value="0.04122">
                <text:p>0.04122</text:p>
              </table:table-cell>
              <table:table-cell office:value-type="float" office:value="0.037297">
                <text:p>0.03729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6553">
                <text:p>0.06553</text:p>
              </table:table-cell>
              <table:table-cell office:value-type="float" office:value="0.017469">
                <text:p>0.017469</text:p>
              </table:table-cell>
              <table:table-cell office:value-type="float" office:value="0.0422">
                <text:p>0.0422</text:p>
              </table:table-cell>
              <table:table-cell office:value-type="float" office:value="0.037442">
                <text:p>0.03744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78636">
                <text:p>0.078636</text:p>
              </table:table-cell>
              <table:table-cell office:value-type="float" office:value="0.01718">
                <text:p>0.01718</text:p>
              </table:table-cell>
              <table:table-cell office:value-type="float" office:value="0.042699">
                <text:p>0.042699</text:p>
              </table:table-cell>
              <table:table-cell office:value-type="float" office:value="0.039439">
                <text:p>0.03943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78636">
                <text:p>0.078636</text:p>
              </table:table-cell>
              <table:table-cell office:value-type="float" office:value="0.016904">
                <text:p>0.016904</text:p>
              </table:table-cell>
              <table:table-cell office:value-type="float" office:value="0.042477">
                <text:p>0.042477</text:p>
              </table:table-cell>
              <table:table-cell office:value-type="float" office:value="0.039599">
                <text:p>0.03959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6553">
                <text:p>0.06553</text:p>
              </table:table-cell>
              <table:table-cell office:value-type="float" office:value="0.016642">
                <text:p>0.016642</text:p>
              </table:table-cell>
              <table:table-cell office:value-type="float" office:value="0.04236">
                <text:p>0.04236</text:p>
              </table:table-cell>
              <table:table-cell office:value-type="float" office:value="0.0379">
                <text:p>0.037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6553">
                <text:p>0.06553</text:p>
              </table:table-cell>
              <table:table-cell office:value-type="float" office:value="0.016392">
                <text:p>0.016392</text:p>
              </table:table-cell>
              <table:table-cell office:value-type="float" office:value="0.042346">
                <text:p>0.042346</text:p>
              </table:table-cell>
              <table:table-cell office:value-type="float" office:value="0.038034">
                <text:p>0.03803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6553">
                <text:p>0.06553</text:p>
              </table:table-cell>
              <table:table-cell office:value-type="float" office:value="0.016154">
                <text:p>0.016154</text:p>
              </table:table-cell>
              <table:table-cell office:value-type="float" office:value="0.042219">
                <text:p>0.042219</text:p>
              </table:table-cell>
              <table:table-cell office:value-type="float" office:value="0.038162">
                <text:p>0.03816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52424">
                <text:p>0.052424</text:p>
              </table:table-cell>
              <table:table-cell office:value-type="float" office:value="0.015927">
                <text:p>0.015927</text:p>
              </table:table-cell>
              <table:table-cell office:value-type="float" office:value="0.042146">
                <text:p>0.042146</text:p>
              </table:table-cell>
              <table:table-cell office:value-type="float" office:value="0.036427">
                <text:p>0.03642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6553">
                <text:p>0.06553</text:p>
              </table:table-cell>
              <table:table-cell office:value-type="float" office:value="0.015712">
                <text:p>0.015712</text:p>
              </table:table-cell>
              <table:table-cell office:value-type="float" office:value="0.041973">
                <text:p>0.041973</text:p>
              </table:table-cell>
              <table:table-cell office:value-type="float" office:value="0.038387">
                <text:p>0.03838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78636">
                <text:p>0.078636</text:p>
              </table:table-cell>
              <table:table-cell office:value-type="float" office:value="0.015506">
                <text:p>0.015506</text:p>
              </table:table-cell>
              <table:table-cell office:value-type="float" office:value="0.042011">
                <text:p>0.042011</text:p>
              </table:table-cell>
              <table:table-cell office:value-type="float" office:value="0.040378">
                <text:p>0.04037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6553">
                <text:p>0.06553</text:p>
              </table:table-cell>
              <table:table-cell office:value-type="float" office:value="0.015582">
                <text:p>0.015582</text:p>
              </table:table-cell>
              <table:table-cell office:value-type="float" office:value="0.04264">
                <text:p>0.04264</text:p>
              </table:table-cell>
              <table:table-cell office:value-type="float" office:value="0.038641">
                <text:p>0.03864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6553">
                <text:p>0.06553</text:p>
              </table:table-cell>
              <table:table-cell office:value-type="float" office:value="0.015653">
                <text:p>0.015653</text:p>
              </table:table-cell>
              <table:table-cell office:value-type="float" office:value="0.043004">
                <text:p>0.043004</text:p>
              </table:table-cell>
              <table:table-cell office:value-type="float" office:value="0.03874">
                <text:p>0.0387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6553">
                <text:p>0.06553</text:p>
              </table:table-cell>
              <table:table-cell office:value-type="float" office:value="0.015993">
                <text:p>0.015993</text:p>
              </table:table-cell>
              <table:table-cell office:value-type="float" office:value="0.04297">
                <text:p>0.04297</text:p>
              </table:table-cell>
              <table:table-cell office:value-type="float" office:value="0.038794">
                <text:p>0.03879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52424">
                <text:p>0.052424</text:p>
              </table:table-cell>
              <table:table-cell office:value-type="float" office:value="0.016317">
                <text:p>0.016317</text:p>
              </table:table-cell>
              <table:table-cell office:value-type="float" office:value="0.043444">
                <text:p>0.043444</text:p>
              </table:table-cell>
              <table:table-cell office:value-type="float" office:value="0.036983">
                <text:p>0.03698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39318">
                <text:p>0.039318</text:p>
              </table:table-cell>
              <table:table-cell office:value-type="float" office:value="0.016896">
                <text:p>0.016896</text:p>
              </table:table-cell>
              <table:table-cell office:value-type="float" office:value="0.044366">
                <text:p>0.044366</text:p>
              </table:table-cell>
              <table:table-cell office:value-type="float" office:value="0.035102">
                <text:p>0.03510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78636">
                <text:p>0.078636</text:p>
              </table:table-cell>
              <table:table-cell office:value-type="float" office:value="0.017448">
                <text:p>0.017448</text:p>
              </table:table-cell>
              <table:table-cell office:value-type="float" office:value="0.045011">
                <text:p>0.045011</text:p>
              </table:table-cell>
              <table:table-cell office:value-type="float" office:value="0.040641">
                <text:p>0.04064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78636">
                <text:p>0.078636</text:p>
              </table:table-cell>
              <table:table-cell office:value-type="float" office:value="0.017974">
                <text:p>0.017974</text:p>
              </table:table-cell>
              <table:table-cell office:value-type="float" office:value="0.045075">
                <text:p>0.045075</text:p>
              </table:table-cell>
              <table:table-cell office:value-type="float" office:value="0.040689">
                <text:p>0.04068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39318">
                <text:p>0.039318</text:p>
              </table:table-cell>
              <table:table-cell office:value-type="float" office:value="0.018475">
                <text:p>0.018475</text:p>
              </table:table-cell>
              <table:table-cell office:value-type="float" office:value="0.044815">
                <text:p>0.044815</text:p>
              </table:table-cell>
              <table:table-cell office:value-type="float" office:value="0.035168">
                <text:p>0.03516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52424">
                <text:p>0.052424</text:p>
              </table:table-cell>
              <table:table-cell office:value-type="float" office:value="0.018951">
                <text:p>0.018951</text:p>
              </table:table-cell>
              <table:table-cell office:value-type="float" office:value="0.044894">
                <text:p>0.044894</text:p>
              </table:table-cell>
              <table:table-cell office:value-type="float" office:value="0.037007">
                <text:p>0.03700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6553">
                <text:p>0.06553</text:p>
              </table:table-cell>
              <table:table-cell office:value-type="float" office:value="0.019677">
                <text:p>0.019677</text:p>
              </table:table-cell>
              <table:table-cell office:value-type="float" office:value="0.044951">
                <text:p>0.044951</text:p>
              </table:table-cell>
              <table:table-cell office:value-type="float" office:value="0.038827">
                <text:p>0.03882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9659">
                <text:p>0.19659</text:p>
              </table:table-cell>
              <table:table-cell office:value-type="float" office:value="0.020368">
                <text:p>0.020368</text:p>
              </table:table-cell>
              <table:table-cell office:value-type="float" office:value="0.045165">
                <text:p>0.045165</text:p>
              </table:table-cell>
              <table:table-cell office:value-type="float" office:value="0.05744">
                <text:p>0.0574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0.021297">
                <text:p>0.021297</text:p>
              </table:table-cell>
              <table:table-cell office:value-type="float" office:value="0.045344">
                <text:p>0.045344</text:p>
              </table:table-cell>
              <table:table-cell office:value-type="float" office:value="0.029776">
                <text:p>0.0297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2182">
                <text:p>0.022182</text:p>
              </table:table-cell>
              <table:table-cell office:value-type="float" office:value="0.045407">
                <text:p>0.045407</text:p>
              </table:table-cell>
              <table:table-cell office:value-type="float" office:value="0.024025">
                <text:p>0.02402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39318">
                <text:p>0.039318</text:p>
              </table:table-cell>
              <table:table-cell office:value-type="float" office:value="0.023025">
                <text:p>0.023025</text:p>
              </table:table-cell>
              <table:table-cell office:value-type="float" office:value="0.045702">
                <text:p>0.045702</text:p>
              </table:table-cell>
              <table:table-cell office:value-type="float" office:value="0.034889">
                <text:p>0.0348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91742">
                <text:p>0.091742</text:p>
              </table:table-cell>
              <table:table-cell office:value-type="float" office:value="0.023828">
                <text:p>0.023828</text:p>
              </table:table-cell>
              <table:table-cell office:value-type="float" office:value="0.045389">
                <text:p>0.045389</text:p>
              </table:table-cell>
              <table:table-cell office:value-type="float" office:value="0.042198">
                <text:p>0.04219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6553">
                <text:p>0.06553</text:p>
              </table:table-cell>
              <table:table-cell office:value-type="float" office:value="0.024592">
                <text:p>0.024592</text:p>
              </table:table-cell>
              <table:table-cell office:value-type="float" office:value="0.044817">
                <text:p>0.044817</text:p>
              </table:table-cell>
              <table:table-cell office:value-type="float" office:value="0.038512">
                <text:p>0.03851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26212">
                <text:p>0.026212</text:p>
              </table:table-cell>
              <table:table-cell office:value-type="float" office:value="0.02532">
                <text:p>0.02532</text:p>
              </table:table-cell>
              <table:table-cell office:value-type="float" office:value="0.043733">
                <text:p>0.043733</text:p>
              </table:table-cell>
              <table:table-cell office:value-type="float" office:value="0.032949">
                <text:p>0.03294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26212">
                <text:p>0.026212</text:p>
              </table:table-cell>
              <table:table-cell office:value-type="float" office:value="0.026285">
                <text:p>0.026285</text:p>
              </table:table-cell>
              <table:table-cell office:value-type="float" office:value="0.042179">
                <text:p>0.042179</text:p>
              </table:table-cell>
              <table:table-cell office:value-type="float" office:value="0.032841">
                <text:p>0.03284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52424">
                <text:p>0.052424</text:p>
              </table:table-cell>
              <table:table-cell office:value-type="float" office:value="0.027204">
                <text:p>0.027204</text:p>
              </table:table-cell>
              <table:table-cell office:value-type="float" office:value="0.040394">
                <text:p>0.040394</text:p>
              </table:table-cell>
              <table:table-cell office:value-type="float" office:value="0.036433">
                <text:p>0.03643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13106">
                <text:p>0.013106</text:p>
              </table:table-cell>
              <table:table-cell office:value-type="float" office:value="0.028079">
                <text:p>0.028079</text:p>
              </table:table-cell>
              <table:table-cell office:value-type="float" office:value="0.039692">
                <text:p>0.039692</text:p>
              </table:table-cell>
              <table:table-cell office:value-type="float" office:value="0.030769">
                <text:p>0.03076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0.028912">
                <text:p>0.028912</text:p>
              </table:table-cell>
              <table:table-cell office:value-type="float" office:value="0.040347">
                <text:p>0.040347</text:p>
              </table:table-cell>
              <table:table-cell office:value-type="float" office:value="0.028748">
                <text:p>0.02874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26212">
                <text:p>0.026212</text:p>
              </table:table-cell>
              <table:table-cell office:value-type="float" office:value="0.029706">
                <text:p>0.029706</text:p>
              </table:table-cell>
              <table:table-cell office:value-type="float" office:value="0.04079">
                <text:p>0.04079</text:p>
              </table:table-cell>
              <table:table-cell office:value-type="float" office:value="0.032284">
                <text:p>0.03228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26212">
                <text:p>0.026212</text:p>
              </table:table-cell>
              <table:table-cell office:value-type="float" office:value="0.030462">
                <text:p>0.030462</text:p>
              </table:table-cell>
              <table:table-cell office:value-type="float" office:value="0.040728">
                <text:p>0.040728</text:p>
              </table:table-cell>
              <table:table-cell office:value-type="float" office:value="0.032163">
                <text:p>0.0321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13106">
                <text:p>0.013106</text:p>
              </table:table-cell>
              <table:table-cell office:value-type="float" office:value="0.031182">
                <text:p>0.031182</text:p>
              </table:table-cell>
              <table:table-cell office:value-type="float" office:value="0.039848">
                <text:p>0.039848</text:p>
              </table:table-cell>
              <table:table-cell office:value-type="float" office:value="0.030199">
                <text:p>0.03019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26212">
                <text:p>0.026212</text:p>
              </table:table-cell>
              <table:table-cell office:value-type="float" office:value="0.031596">
                <text:p>0.031596</text:p>
              </table:table-cell>
              <table:table-cell office:value-type="float" office:value="0.038607">
                <text:p>0.038607</text:p>
              </table:table-cell>
              <table:table-cell office:value-type="float" office:value="0.031979">
                <text:p>0.03197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39318">
                <text:p>0.039318</text:p>
              </table:table-cell>
              <table:table-cell office:value-type="float" office:value="0.03199">
                <text:p>0.03199</text:p>
              </table:table-cell>
              <table:table-cell office:value-type="float" office:value="0.037766">
                <text:p>0.037766</text:p>
              </table:table-cell>
              <table:table-cell office:value-type="float" office:value="0.033786">
                <text:p>0.03378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52424">
                <text:p>0.052424</text:p>
              </table:table-cell>
              <table:table-cell office:value-type="float" office:value="0.032366">
                <text:p>0.032366</text:p>
              </table:table-cell>
              <table:table-cell office:value-type="float" office:value="0.037451">
                <text:p>0.037451</text:p>
              </table:table-cell>
              <table:table-cell office:value-type="float" office:value="0.035625">
                <text:p>0.0356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26212">
                <text:p>0.026212</text:p>
              </table:table-cell>
              <table:table-cell office:value-type="float" office:value="0.032995">
                <text:p>0.032995</text:p>
              </table:table-cell>
              <table:table-cell office:value-type="float" office:value="0.037845">
                <text:p>0.037845</text:p>
              </table:table-cell>
              <table:table-cell office:value-type="float" office:value="0.031868">
                <text:p>0.03186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26212">
                <text:p>0.026212</text:p>
              </table:table-cell>
              <table:table-cell office:value-type="float" office:value="0.033595">
                <text:p>0.033595</text:p>
              </table:table-cell>
              <table:table-cell office:value-type="float" office:value="0.03972">
                <text:p>0.03972</text:p>
              </table:table-cell>
              <table:table-cell office:value-type="float" office:value="0.031772">
                <text:p>0.03177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26212">
                <text:p>0.026212</text:p>
              </table:table-cell>
              <table:table-cell office:value-type="float" office:value="0.034165">
                <text:p>0.034165</text:p>
              </table:table-cell>
              <table:table-cell office:value-type="float" office:value="0.041049">
                <text:p>0.041049</text:p>
              </table:table-cell>
              <table:table-cell office:value-type="float" office:value="0.031664">
                <text:p>0.03166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39318">
                <text:p>0.039318</text:p>
              </table:table-cell>
              <table:table-cell office:value-type="float" office:value="0.034709">
                <text:p>0.034709</text:p>
              </table:table-cell>
              <table:table-cell office:value-type="float" office:value="0.04205">
                <text:p>0.04205</text:p>
              </table:table-cell>
              <table:table-cell office:value-type="float" office:value="0.033416">
                <text:p>0.03341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6553">
                <text:p>0.06553</text:p>
              </table:table-cell>
              <table:table-cell office:value-type="float" office:value="0.035227">
                <text:p>0.035227</text:p>
              </table:table-cell>
              <table:table-cell office:value-type="float" office:value="0.043007">
                <text:p>0.043007</text:p>
              </table:table-cell>
              <table:table-cell office:value-type="float" office:value="0.037069">
                <text:p>0.03706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39318">
                <text:p>0.039318</text:p>
              </table:table-cell>
              <table:table-cell office:value-type="float" office:value="0.03572">
                <text:p>0.03572</text:p>
              </table:table-cell>
              <table:table-cell office:value-type="float" office:value="0.04426">
                <text:p>0.04426</text:p>
              </table:table-cell>
              <table:table-cell office:value-type="float" office:value="0.033346">
                <text:p>0.03334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39318">
                <text:p>0.039318</text:p>
              </table:table-cell>
              <table:table-cell office:value-type="float" office:value="0.036732">
                <text:p>0.036732</text:p>
              </table:table-cell>
              <table:table-cell office:value-type="float" office:value="0.045487">
                <text:p>0.045487</text:p>
              </table:table-cell>
              <table:table-cell office:value-type="float" office:value="0.033218">
                <text:p>0.03321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0.037696">
                <text:p>0.037696</text:p>
              </table:table-cell>
              <table:table-cell office:value-type="float" office:value="0.046166">
                <text:p>0.046166</text:p>
              </table:table-cell>
              <table:table-cell office:value-type="float" office:value="0.027499">
                <text:p>0.02749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0.038614">
                <text:p>0.038614</text:p>
              </table:table-cell>
              <table:table-cell office:value-type="float" office:value="0.046249">
                <text:p>0.046249</text:p>
              </table:table-cell>
              <table:table-cell office:value-type="float" office:value="0.027272">
                <text:p>0.02727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0.039488">
                <text:p>0.039488</text:p>
              </table:table-cell>
              <table:table-cell office:value-type="float" office:value="0.045846">
                <text:p>0.045846</text:p>
              </table:table-cell>
              <table:table-cell office:value-type="float" office:value="0.027043">
                <text:p>0.02704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  <table:table-cell office:value-type="float" office:value="0.040863">
                <text:p>0.040863</text:p>
              </table:table-cell>
              <table:table-cell office:value-type="float" office:value="0.04547">
                <text:p>0.04547</text:p>
              </table:table-cell>
              <table:table-cell office:value-type="float" office:value="0.026751">
                <text:p>0.02675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0.042173">
                <text:p>0.042173</text:p>
              </table:table-cell>
              <table:table-cell office:value-type="float" office:value="0.045297">
                <text:p>0.045297</text:p>
              </table:table-cell>
              <table:table-cell office:value-type="float" office:value="0.026483">
                <text:p>0.02648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  <table:table-cell office:value-type="float" office:value="0.043421">
                <text:p>0.043421</text:p>
              </table:table-cell>
              <table:table-cell office:value-type="float" office:value="0.045001">
                <text:p>0.045001</text:p>
              </table:table-cell>
              <table:table-cell office:value-type="float" office:value="0.026234">
                <text:p>0.02623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  <table:table-cell office:value-type="float" office:value="0.04488">
                <text:p>0.04488</text:p>
              </table:table-cell>
              <table:table-cell office:value-type="float" office:value="0.044473">
                <text:p>0.044473</text:p>
              </table:table-cell>
              <table:table-cell office:value-type="float" office:value="0.025957">
                <text:p>0.02595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4627">
                <text:p>0.04627</text:p>
              </table:table-cell>
              <table:table-cell office:value-type="float" office:value="0.044161">
                <text:p>0.044161</text:p>
              </table:table-cell>
              <table:table-cell office:value-type="float" office:value="0.023822">
                <text:p>0.02382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  <table:table-cell office:value-type="float" office:value="0.047865">
                <text:p>0.047865</text:p>
              </table:table-cell>
              <table:table-cell office:value-type="float" office:value="0.044045">
                <text:p>0.044045</text:p>
              </table:table-cell>
              <table:table-cell office:value-type="float" office:value="0.025345">
                <text:p>0.02534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49384">
                <text:p>0.049384</text:p>
              </table:table-cell>
              <table:table-cell office:value-type="float" office:value="0.043864">
                <text:p>0.043864</text:p>
              </table:table-cell>
              <table:table-cell office:value-type="float" office:value="0.023174">
                <text:p>0.02317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0.051102">
                <text:p>0.051102</text:p>
              </table:table-cell>
              <table:table-cell office:value-type="float" office:value="0.043781">
                <text:p>0.043781</text:p>
              </table:table-cell>
              <table:table-cell office:value-type="float" office:value="0.024666">
                <text:p>0.02466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26212">
                <text:p>0.026212</text:p>
              </table:table-cell>
              <table:table-cell office:value-type="float" office:value="0.052738">
                <text:p>0.052738</text:p>
              </table:table-cell>
              <table:table-cell office:value-type="float" office:value="0.04387">
                <text:p>0.04387</text:p>
              </table:table-cell>
              <table:table-cell office:value-type="float" office:value="0.028056">
                <text:p>0.02805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54568">
                <text:p>0.054568</text:p>
              </table:table-cell>
              <table:table-cell office:value-type="float" office:value="0.043969">
                <text:p>0.043969</text:p>
              </table:table-cell>
              <table:table-cell office:value-type="float" office:value="0.022168">
                <text:p>0.02216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5631">
                <text:p>0.05631</text:p>
              </table:table-cell>
              <table:table-cell office:value-type="float" office:value="0.04419">
                <text:p>0.04419</text:p>
              </table:table-cell>
              <table:table-cell office:value-type="float" office:value="0.019925">
                <text:p>0.01992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57969">
                <text:p>0.057969</text:p>
              </table:table-cell>
              <table:table-cell office:value-type="float" office:value="0.044534">
                <text:p>0.044534</text:p>
              </table:table-cell>
              <table:table-cell office:value-type="float" office:value="0.021372">
                <text:p>0.02137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  <table:table-cell office:value-type="float" office:value="0.059821">
                <text:p>0.059821</text:p>
              </table:table-cell>
              <table:table-cell office:value-type="float" office:value="0.044886">
                <text:p>0.044886</text:p>
              </table:table-cell>
              <table:table-cell office:value-type="float" office:value="0.022813">
                <text:p>0.02281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61585">
                <text:p>0.061585</text:p>
              </table:table-cell>
              <table:table-cell office:value-type="float" office:value="0.045322">
                <text:p>0.045322</text:p>
              </table:table-cell>
              <table:table-cell office:value-type="float" office:value="0.02058">
                <text:p>0.0205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63264">
                <text:p>0.063264</text:p>
              </table:table-cell>
              <table:table-cell office:value-type="float" office:value="0.045941">
                <text:p>0.045941</text:p>
              </table:table-cell>
              <table:table-cell office:value-type="float" office:value="0.018335">
                <text:p>0.01833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64864">
                <text:p>0.064864</text:p>
              </table:table-cell>
              <table:table-cell office:value-type="float" office:value="0.046599">
                <text:p>0.046599</text:p>
              </table:table-cell>
              <table:table-cell office:value-type="float" office:value="0.014205">
                <text:p>0.01420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66659">
                <text:p>0.066659</text:p>
              </table:table-cell>
              <table:table-cell office:value-type="float" office:value="0.04733">
                <text:p>0.04733</text:p>
              </table:table-cell>
              <table:table-cell office:value-type="float" office:value="0.013704">
                <text:p>0.01370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68368">
                <text:p>0.068368</text:p>
              </table:table-cell>
              <table:table-cell office:value-type="float" office:value="0.047779">
                <text:p>0.047779</text:p>
              </table:table-cell>
              <table:table-cell office:value-type="float" office:value="0.016932">
                <text:p>0.01693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69996">
                <text:p>0.069996</text:p>
              </table:table-cell>
              <table:table-cell office:value-type="float" office:value="0.047235">
                <text:p>0.047235</text:p>
              </table:table-cell>
              <table:table-cell office:value-type="float" office:value="0.01279">
                <text:p>0.0127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6553">
                <text:p>-0.06553</text:p>
              </table:table-cell>
              <table:table-cell office:value-type="float" office:value="0.071546">
                <text:p>0.071546</text:p>
              </table:table-cell>
              <table:table-cell office:value-type="float" office:value="0.045667">
                <text:p>0.045667</text:p>
              </table:table-cell>
              <table:table-cell office:value-type="float" office:value="0.010473">
                <text:p>0.01047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73023">
                <text:p>0.073023</text:p>
              </table:table-cell>
              <table:table-cell office:value-type="float" office:value="0.043673">
                <text:p>0.043673</text:p>
              </table:table-cell>
              <table:table-cell office:value-type="float" office:value="0.00813">
                <text:p>0.0081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74429">
                <text:p>0.074429</text:p>
              </table:table-cell>
              <table:table-cell office:value-type="float" office:value="0.040442">
                <text:p>0.040442</text:p>
              </table:table-cell>
              <table:table-cell office:value-type="float" office:value="0.007622">
                <text:p>0.00762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06553">
                <text:p>-0.06553</text:p>
              </table:table-cell>
              <table:table-cell office:value-type="float" office:value="0.075769">
                <text:p>0.075769</text:p>
              </table:table-cell>
              <table:table-cell office:value-type="float" office:value="0.037014">
                <text:p>0.037014</text:p>
              </table:table-cell>
              <table:table-cell office:value-type="float" office:value="0.008983">
                <text:p>0.00898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77044">
                <text:p>0.077044</text:p>
              </table:table-cell>
              <table:table-cell office:value-type="float" office:value="0.033043">
                <text:p>0.033043</text:p>
              </table:table-cell>
              <table:table-cell office:value-type="float" office:value="0.002939">
                <text:p>0.00293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78259">
                <text:p>0.078259</text:p>
              </table:table-cell>
              <table:table-cell office:value-type="float" office:value="0.029631">
                <text:p>0.029631</text:p>
              </table:table-cell>
              <table:table-cell office:value-type="float" office:value="0.002404">
                <text:p>0.00240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79416">
                <text:p>0.079416</text:p>
              </table:table-cell>
              <table:table-cell office:value-type="float" office:value="0.025467">
                <text:p>0.025467</text:p>
              </table:table-cell>
              <table:table-cell office:value-type="float" office:value="0.00187">
                <text:p>0.0018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80518">
                <text:p>0.080518</text:p>
              </table:table-cell>
              <table:table-cell office:value-type="float" office:value="0.021827">
                <text:p>0.021827</text:p>
              </table:table-cell>
              <table:table-cell office:value-type="float" office:value="0.005068">
                <text:p>0.00506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81567">
                <text:p>0.081567</text:p>
              </table:table-cell>
              <table:table-cell office:value-type="float" office:value="0.017141">
                <text:p>0.017141</text:p>
              </table:table-cell>
              <table:table-cell office:value-type="float" office:value="0.002753">
                <text:p>0.00275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82566">
                <text:p>0.082566</text:p>
              </table:table-cell>
              <table:table-cell office:value-type="float" office:value="0.012956">
                <text:p>0.012956</text:p>
              </table:table-cell>
              <table:table-cell office:value-type="float" office:value="0.000422">
                <text:p>0.00042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117954">
                <text:p>-0.117954</text:p>
              </table:table-cell>
              <table:table-cell office:value-type="float" office:value="0.083789">
                <text:p>0.083789</text:p>
              </table:table-cell>
              <table:table-cell office:value-type="float" office:value="0.009606">
                <text:p>0.009606</text:p>
              </table:table-cell>
              <table:table-cell office:value-type="float" office:value="-0.00198">
                <text:p>-0.001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84954">
                <text:p>0.084954</text:p>
              </table:table-cell>
              <table:table-cell office:value-type="float" office:value="0.006031">
                <text:p>0.006031</text:p>
              </table:table-cell>
              <table:table-cell office:value-type="float" office:value="0.006756">
                <text:p>0.00675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6553">
                <text:p>-0.06553</text:p>
              </table:table-cell>
              <table:table-cell office:value-type="float" office:value="0.086064">
                <text:p>0.086064</text:p>
              </table:table-cell>
              <table:table-cell office:value-type="float" office:value="0.001866">
                <text:p>0.001866</text:p>
              </table:table-cell>
              <table:table-cell office:value-type="float" office:value="0.004472">
                <text:p>0.00447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6553">
                <text:p>-0.06553</text:p>
              </table:table-cell>
              <table:table-cell office:value-type="float" office:value="0.08712">
                <text:p>0.08712</text:p>
              </table:table-cell>
              <table:table-cell office:value-type="float" office:value="-0.001419">
                <text:p>-0.001419</text:p>
              </table:table-cell>
              <table:table-cell office:value-type="float" office:value="0.004039">
                <text:p>0.00403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88126">
                <text:p>0.088126</text:p>
              </table:table-cell>
              <table:table-cell office:value-type="float" office:value="-0.004369">
                <text:p>-0.004369</text:p>
              </table:table-cell>
              <table:table-cell office:value-type="float" office:value="0.005467">
                <text:p>0.00546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17954">
                <text:p>0.117954</text:p>
              </table:table-cell>
              <table:table-cell office:value-type="float" office:value="0.089085">
                <text:p>0.089085</text:p>
              </table:table-cell>
              <table:table-cell office:value-type="float" office:value="-0.006766">
                <text:p>-0.006766</text:p>
              </table:table-cell>
              <table:table-cell office:value-type="float" office:value="0.029263">
                <text:p>0.02926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89997">
                <text:p>0.089997</text:p>
              </table:table-cell>
              <table:table-cell office:value-type="float" office:value="-0.008509">
                <text:p>-0.008509</text:p>
              </table:table-cell>
              <table:table-cell office:value-type="float" office:value="-0.000551">
                <text:p>-0.00055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90867">
                <text:p>0.090867</text:p>
              </table:table-cell>
              <table:table-cell office:value-type="float" office:value="-0.010303">
                <text:p>-0.010303</text:p>
              </table:table-cell>
              <table:table-cell office:value-type="float" office:value="-0.002897">
                <text:p>-0.00289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91695">
                <text:p>0.091695</text:p>
              </table:table-cell>
              <table:table-cell office:value-type="float" office:value="-0.015275">
                <text:p>-0.015275</text:p>
              </table:table-cell>
              <table:table-cell office:value-type="float" office:value="0.005837">
                <text:p>0.00583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  <table:table-cell office:value-type="float" office:value="0.092483">
                <text:p>0.092483</text:p>
              </table:table-cell>
              <table:table-cell office:value-type="float" office:value="-0.020149">
                <text:p>-0.020149</text:p>
              </table:table-cell>
              <table:table-cell office:value-type="float" office:value="0.010984">
                <text:p>0.01098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  <table:table-cell office:value-type="float" office:value="0.093234">
                <text:p>0.093234</text:p>
              </table:table-cell>
              <table:table-cell office:value-type="float" office:value="-0.025183">
                <text:p>-0.025183</text:p>
              </table:table-cell>
              <table:table-cell office:value-type="float" office:value="0.010683">
                <text:p>0.01068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93949">
                <text:p>0.093949</text:p>
              </table:table-cell>
              <table:table-cell office:value-type="float" office:value="-0.028712">
                <text:p>-0.028712</text:p>
              </table:table-cell>
              <table:table-cell office:value-type="float" office:value="0.008564">
                <text:p>0.00856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9463">
                <text:p>0.09463</text:p>
              </table:table-cell>
              <table:table-cell office:value-type="float" office:value="-0.029956">
                <text:p>-0.029956</text:p>
              </table:table-cell>
              <table:table-cell office:value-type="float" office:value="0.006421">
                <text:p>0.00642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0.095279">
                <text:p>0.095279</text:p>
              </table:table-cell>
              <table:table-cell office:value-type="float" office:value="-0.031104">
                <text:p>-0.031104</text:p>
              </table:table-cell>
              <table:table-cell office:value-type="float" office:value="0.00982">
                <text:p>0.0098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13106">
                <text:p>0.013106</text:p>
              </table:table-cell>
              <table:table-cell office:value-type="float" office:value="0.096168">
                <text:p>0.096168</text:p>
              </table:table-cell>
              <table:table-cell office:value-type="float" office:value="-0.032105">
                <text:p>-0.032105</text:p>
              </table:table-cell>
              <table:table-cell office:value-type="float" office:value="0.011363">
                <text:p>0.01136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26212">
                <text:p>0.026212</text:p>
              </table:table-cell>
              <table:table-cell office:value-type="float" office:value="0.097015">
                <text:p>0.097015</text:p>
              </table:table-cell>
              <table:table-cell office:value-type="float" office:value="-0.031808">
                <text:p>-0.031808</text:p>
              </table:table-cell>
              <table:table-cell office:value-type="float" office:value="0.012941">
                <text:p>0.01294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52424">
                <text:p>0.052424</text:p>
              </table:table-cell>
              <table:table-cell office:value-type="float" office:value="0.097821">
                <text:p>0.097821</text:p>
              </table:table-cell>
              <table:table-cell office:value-type="float" office:value="-0.031812">
                <text:p>-0.031812</text:p>
              </table:table-cell>
              <table:table-cell office:value-type="float" office:value="0.016416">
                <text:p>0.0164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39318">
                <text:p>0.039318</text:p>
              </table:table-cell>
              <table:table-cell office:value-type="float" office:value="0.098589">
                <text:p>0.098589</text:p>
              </table:table-cell>
              <table:table-cell office:value-type="float" office:value="-0.032555">
                <text:p>-0.032555</text:p>
              </table:table-cell>
              <table:table-cell office:value-type="float" office:value="0.014366">
                <text:p>0.01436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39318">
                <text:p>0.039318</text:p>
              </table:table-cell>
              <table:table-cell office:value-type="float" office:value="0.099049">
                <text:p>0.099049</text:p>
              </table:table-cell>
              <table:table-cell office:value-type="float" office:value="-0.03292">
                <text:p>-0.03292</text:p>
              </table:table-cell>
              <table:table-cell office:value-type="float" office:value="0.014187">
                <text:p>0.01418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6553">
                <text:p>0.06553</text:p>
              </table:table-cell>
              <table:table-cell office:value-type="float" office:value="0.099487">
                <text:p>0.099487</text:p>
              </table:table-cell>
              <table:table-cell office:value-type="float" office:value="-0.031773">
                <text:p>-0.031773</text:p>
              </table:table-cell>
              <table:table-cell office:value-type="float" office:value="0.017721">
                <text:p>0.01772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78636">
                <text:p>0.078636</text:p>
              </table:table-cell>
              <table:table-cell office:value-type="float" office:value="0.099905">
                <text:p>0.099905</text:p>
              </table:table-cell>
              <table:table-cell office:value-type="float" office:value="-0.030293">
                <text:p>-0.030293</text:p>
              </table:table-cell>
              <table:table-cell office:value-type="float" office:value="0.019447">
                <text:p>0.01944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78636">
                <text:p>0.078636</text:p>
              </table:table-cell>
              <table:table-cell office:value-type="float" office:value="0.100302">
                <text:p>0.100302</text:p>
              </table:table-cell>
              <table:table-cell office:value-type="float" office:value="-0.028286">
                <text:p>-0.028286</text:p>
              </table:table-cell>
              <table:table-cell office:value-type="float" office:value="0.019346">
                <text:p>0.01934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91742">
                <text:p>0.091742</text:p>
              </table:table-cell>
              <table:table-cell office:value-type="float" office:value="0.100681">
                <text:p>0.100681</text:p>
              </table:table-cell>
              <table:table-cell office:value-type="float" office:value="-0.025698">
                <text:p>-0.025698</text:p>
              </table:table-cell>
              <table:table-cell office:value-type="float" office:value="0.021112">
                <text:p>0.02111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44166">
                <text:p>0.144166</text:p>
              </table:table-cell>
              <table:table-cell office:value-type="float" office:value="0.101041">
                <text:p>0.101041</text:p>
              </table:table-cell>
              <table:table-cell office:value-type="float" office:value="-0.022101">
                <text:p>-0.022101</text:p>
              </table:table-cell>
              <table:table-cell office:value-type="float" office:value="0.028493">
                <text:p>0.02849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91742">
                <text:p>0.091742</text:p>
              </table:table-cell>
              <table:table-cell office:value-type="float" office:value="0.101384">
                <text:p>0.101384</text:p>
              </table:table-cell>
              <table:table-cell office:value-type="float" office:value="-0.019434">
                <text:p>-0.019434</text:p>
              </table:table-cell>
              <table:table-cell office:value-type="float" office:value="0.021096">
                <text:p>0.02109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17954">
                <text:p>0.117954</text:p>
              </table:table-cell>
              <table:table-cell office:value-type="float" office:value="0.101711">
                <text:p>0.101711</text:p>
              </table:table-cell>
              <table:table-cell office:value-type="float" office:value="-0.015834">
                <text:p>-0.015834</text:p>
              </table:table-cell>
              <table:table-cell office:value-type="float" office:value="0.024754">
                <text:p>0.02475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3106">
                <text:p>0.13106</text:p>
              </table:table-cell>
              <table:table-cell office:value-type="float" office:value="0.102023">
                <text:p>0.102023</text:p>
              </table:table-cell>
              <table:table-cell office:value-type="float" office:value="-0.011808">
                <text:p>-0.011808</text:p>
              </table:table-cell>
              <table:table-cell office:value-type="float" office:value="0.026593">
                <text:p>0.02659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17954">
                <text:p>0.117954</text:p>
              </table:table-cell>
              <table:table-cell office:value-type="float" office:value="0.102319">
                <text:p>0.102319</text:p>
              </table:table-cell>
              <table:table-cell office:value-type="float" office:value="-0.008393">
                <text:p>-0.008393</text:p>
              </table:table-cell>
              <table:table-cell office:value-type="float" office:value="0.024734">
                <text:p>0.02473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3106">
                <text:p>0.13106</text:p>
              </table:table-cell>
              <table:table-cell office:value-type="float" office:value="0.102602">
                <text:p>0.102602</text:p>
              </table:table-cell>
              <table:table-cell office:value-type="float" office:value="-0.004504">
                <text:p>-0.004504</text:p>
              </table:table-cell>
              <table:table-cell office:value-type="float" office:value="0.026576">
                <text:p>0.02657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17954">
                <text:p>0.117954</text:p>
              </table:table-cell>
              <table:table-cell office:value-type="float" office:value="0.1026">
                <text:p>0.1026</text:p>
              </table:table-cell>
              <table:table-cell office:value-type="float" office:value="-0.000808">
                <text:p>-0.000808</text:p>
              </table:table-cell>
              <table:table-cell office:value-type="float" office:value="0.024762">
                <text:p>0.02476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17954">
                <text:p>0.117954</text:p>
              </table:table-cell>
              <table:table-cell office:value-type="float" office:value="0.102598">
                <text:p>0.102598</text:p>
              </table:table-cell>
              <table:table-cell office:value-type="float" office:value="0.002145">
                <text:p>0.002145</text:p>
              </table:table-cell>
              <table:table-cell office:value-type="float" office:value="0.024783">
                <text:p>0.02478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17954">
                <text:p>0.117954</text:p>
              </table:table-cell>
              <table:table-cell office:value-type="float" office:value="0.102053">
                <text:p>0.102053</text:p>
              </table:table-cell>
              <table:table-cell office:value-type="float" office:value="0.004766">
                <text:p>0.004766</text:p>
              </table:table-cell>
              <table:table-cell office:value-type="float" office:value="0.024882">
                <text:p>0.02488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04848">
                <text:p>0.104848</text:p>
              </table:table-cell>
              <table:table-cell office:value-type="float" office:value="0.101534">
                <text:p>0.101534</text:p>
              </table:table-cell>
              <table:table-cell office:value-type="float" office:value="0.007337">
                <text:p>0.007337</text:p>
              </table:table-cell>
              <table:table-cell office:value-type="float" office:value="0.023119">
                <text:p>0.0231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17954">
                <text:p>0.117954</text:p>
              </table:table-cell>
              <table:table-cell office:value-type="float" office:value="0.100497">
                <text:p>0.100497</text:p>
              </table:table-cell>
              <table:table-cell office:value-type="float" office:value="0.009837">
                <text:p>0.009837</text:p>
              </table:table-cell>
              <table:table-cell office:value-type="float" office:value="0.02513">
                <text:p>0.0251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04848">
                <text:p>0.104848</text:p>
              </table:table-cell>
              <table:table-cell office:value-type="float" office:value="0.09951">
                <text:p>0.09951</text:p>
              </table:table-cell>
              <table:table-cell office:value-type="float" office:value="0.01171">
                <text:p>0.01171</text:p>
              </table:table-cell>
              <table:table-cell office:value-type="float" office:value="0.023443">
                <text:p>0.02344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91742">
                <text:p>0.091742</text:p>
              </table:table-cell>
              <table:table-cell office:value-type="float" office:value="0.098027">
                <text:p>0.098027</text:p>
              </table:table-cell>
              <table:table-cell office:value-type="float" office:value="0.013847">
                <text:p>0.013847</text:p>
              </table:table-cell>
              <table:table-cell office:value-type="float" office:value="0.021805">
                <text:p>0.0218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04848">
                <text:p>0.104848</text:p>
              </table:table-cell>
              <table:table-cell office:value-type="float" office:value="0.096615">
                <text:p>0.096615</text:p>
              </table:table-cell>
              <table:table-cell office:value-type="float" office:value="0.015523">
                <text:p>0.015523</text:p>
              </table:table-cell>
              <table:table-cell office:value-type="float" office:value="0.023853">
                <text:p>0.02385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91742">
                <text:p>0.091742</text:p>
              </table:table-cell>
              <table:table-cell office:value-type="float" office:value="0.09527">
                <text:p>0.09527</text:p>
              </table:table-cell>
              <table:table-cell office:value-type="float" office:value="0.016804">
                <text:p>0.016804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78636">
                <text:p>0.078636</text:p>
              </table:table-cell>
              <table:table-cell office:value-type="float" office:value="0.093446">
                <text:p>0.093446</text:p>
              </table:table-cell>
              <table:table-cell office:value-type="float" office:value="0.018114">
                <text:p>0.018114</text:p>
              </table:table-cell>
              <table:table-cell office:value-type="float" office:value="0.020591">
                <text:p>0.02059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91742">
                <text:p>0.091742</text:p>
              </table:table-cell>
              <table:table-cell office:value-type="float" office:value="0.09171">
                <text:p>0.09171</text:p>
              </table:table-cell>
              <table:table-cell office:value-type="float" office:value="0.019385">
                <text:p>0.019385</text:p>
              </table:table-cell>
              <table:table-cell office:value-type="float" office:value="0.022669">
                <text:p>0.02266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04848">
                <text:p>0.104848</text:p>
              </table:table-cell>
              <table:table-cell office:value-type="float" office:value="0.089784">
                <text:p>0.089784</text:p>
              </table:table-cell>
              <table:table-cell office:value-type="float" office:value="0.020368">
                <text:p>0.020368</text:p>
              </table:table-cell>
              <table:table-cell office:value-type="float" office:value="0.024806">
                <text:p>0.02480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78636">
                <text:p>0.078636</text:p>
              </table:table-cell>
              <table:table-cell office:value-type="float" office:value="0.087951">
                <text:p>0.087951</text:p>
              </table:table-cell>
              <table:table-cell office:value-type="float" office:value="0.021145">
                <text:p>0.021145</text:p>
              </table:table-cell>
              <table:table-cell office:value-type="float" office:value="0.021383">
                <text:p>0.02138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78636">
                <text:p>0.078636</text:p>
              </table:table-cell>
              <table:table-cell office:value-type="float" office:value="0.085662">
                <text:p>0.085662</text:p>
              </table:table-cell>
              <table:table-cell office:value-type="float" office:value="0.021981">
                <text:p>0.021981</text:p>
              </table:table-cell>
              <table:table-cell office:value-type="float" office:value="0.021696">
                <text:p>0.02169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91742">
                <text:p>0.091742</text:p>
              </table:table-cell>
              <table:table-cell office:value-type="float" office:value="0.083482">
                <text:p>0.083482</text:p>
              </table:table-cell>
              <table:table-cell office:value-type="float" office:value="0.022683">
                <text:p>0.022683</text:p>
              </table:table-cell>
              <table:table-cell office:value-type="float" office:value="0.023853">
                <text:p>0.02385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78636">
                <text:p>0.078636</text:p>
              </table:table-cell>
              <table:table-cell office:value-type="float" office:value="0.080863">
                <text:p>0.080863</text:p>
              </table:table-cell>
              <table:table-cell office:value-type="float" office:value="0.022621">
                <text:p>0.022621</text:p>
              </table:table-cell>
              <table:table-cell office:value-type="float" office:value="0.022379">
                <text:p>0.02237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91742">
                <text:p>0.091742</text:p>
              </table:table-cell>
              <table:table-cell office:value-type="float" office:value="0.078369">
                <text:p>0.078369</text:p>
              </table:table-cell>
              <table:table-cell office:value-type="float" office:value="0.0234">
                <text:p>0.0234</text:p>
              </table:table-cell>
              <table:table-cell office:value-type="float" office:value="0.024592">
                <text:p>0.02459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78636">
                <text:p>0.078636</text:p>
              </table:table-cell>
              <table:table-cell office:value-type="float" office:value="0.075993">
                <text:p>0.075993</text:p>
              </table:table-cell>
              <table:table-cell office:value-type="float" office:value="0.024062">
                <text:p>0.024062</text:p>
              </table:table-cell>
              <table:table-cell office:value-type="float" office:value="0.023098">
                <text:p>0.02309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6553">
                <text:p>0.06553</text:p>
              </table:table-cell>
              <table:table-cell office:value-type="float" office:value="0.073189">
                <text:p>0.073189</text:p>
              </table:table-cell>
              <table:table-cell office:value-type="float" office:value="0.024422">
                <text:p>0.024422</text:p>
              </table:table-cell>
              <table:table-cell office:value-type="float" office:value="0.021641">
                <text:p>0.02164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78636">
                <text:p>0.078636</text:p>
              </table:table-cell>
              <table:table-cell office:value-type="float" office:value="0.070517">
                <text:p>0.070517</text:p>
              </table:table-cell>
              <table:table-cell office:value-type="float" office:value="0.024177">
                <text:p>0.024177</text:p>
              </table:table-cell>
              <table:table-cell office:value-type="float" office:value="0.023861">
                <text:p>0.02386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78636">
                <text:p>0.078636</text:p>
              </table:table-cell>
              <table:table-cell office:value-type="float" office:value="0.067159">
                <text:p>0.067159</text:p>
              </table:table-cell>
              <table:table-cell office:value-type="float" office:value="0.024509">
                <text:p>0.024509</text:p>
              </table:table-cell>
              <table:table-cell office:value-type="float" office:value="0.024351">
                <text:p>0.02435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78636">
                <text:p>0.078636</text:p>
              </table:table-cell>
              <table:table-cell office:value-type="float" office:value="0.063961">
                <text:p>0.063961</text:p>
              </table:table-cell>
              <table:table-cell office:value-type="float" office:value="0.025211">
                <text:p>0.025211</text:p>
              </table:table-cell>
              <table:table-cell office:value-type="float" office:value="0.02483">
                <text:p>0.0248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91742">
                <text:p>0.091742</text:p>
              </table:table-cell>
              <table:table-cell office:value-type="float" office:value="0.060102">
                <text:p>0.060102</text:p>
              </table:table-cell>
              <table:table-cell office:value-type="float" office:value="0.026072">
                <text:p>0.026072</text:p>
              </table:table-cell>
              <table:table-cell office:value-type="float" office:value="0.027276">
                <text:p>0.02727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78636">
                <text:p>0.078636</text:p>
              </table:table-cell>
              <table:table-cell office:value-type="float" office:value="0.056426">
                <text:p>0.056426</text:p>
              </table:table-cell>
              <table:table-cell office:value-type="float" office:value="0.026378">
                <text:p>0.026378</text:p>
              </table:table-cell>
              <table:table-cell office:value-type="float" office:value="0.02601">
                <text:p>0.0260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78636">
                <text:p>0.078636</text:p>
              </table:table-cell>
              <table:table-cell office:value-type="float" office:value="0.052925">
                <text:p>0.052925</text:p>
              </table:table-cell>
              <table:table-cell office:value-type="float" office:value="0.027136">
                <text:p>0.027136</text:p>
              </table:table-cell>
              <table:table-cell office:value-type="float" office:value="0.026558">
                <text:p>0.02655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78636">
                <text:p>0.078636</text:p>
              </table:table-cell>
              <table:table-cell office:value-type="float" office:value="0.049591">
                <text:p>0.049591</text:p>
              </table:table-cell>
              <table:table-cell office:value-type="float" office:value="0.027845">
                <text:p>0.027845</text:p>
              </table:table-cell>
              <table:table-cell office:value-type="float" office:value="0.027083">
                <text:p>0.02708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78636">
                <text:p>0.078636</text:p>
              </table:table-cell>
              <table:table-cell office:value-type="float" office:value="0.046415">
                <text:p>0.046415</text:p>
              </table:table-cell>
              <table:table-cell office:value-type="float" office:value="0.028199">
                <text:p>0.028199</text:p>
              </table:table-cell>
              <table:table-cell office:value-type="float" office:value="0.027587">
                <text:p>0.02758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91742">
                <text:p>0.091742</text:p>
              </table:table-cell>
              <table:table-cell office:value-type="float" office:value="0.043391">
                <text:p>0.043391</text:p>
              </table:table-cell>
              <table:table-cell office:value-type="float" office:value="0.028737">
                <text:p>0.028737</text:p>
              </table:table-cell>
              <table:table-cell office:value-type="float" office:value="0.029938">
                <text:p>0.02993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78636">
                <text:p>0.078636</text:p>
              </table:table-cell>
              <table:table-cell office:value-type="float" office:value="0.040511">
                <text:p>0.040511</text:p>
              </table:table-cell>
              <table:table-cell office:value-type="float" office:value="0.029227">
                <text:p>0.029227</text:p>
              </table:table-cell>
              <table:table-cell office:value-type="float" office:value="0.028583">
                <text:p>0.02858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6553">
                <text:p>0.06553</text:p>
              </table:table-cell>
              <table:table-cell office:value-type="float" office:value="0.037768">
                <text:p>0.037768</text:p>
              </table:table-cell>
              <table:table-cell office:value-type="float" office:value="0.030228">
                <text:p>0.030228</text:p>
              </table:table-cell>
              <table:table-cell office:value-type="float" office:value="0.027187">
                <text:p>0.02718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78636">
                <text:p>0.078636</text:p>
              </table:table-cell>
              <table:table-cell office:value-type="float" office:value="0.035156">
                <text:p>0.035156</text:p>
              </table:table-cell>
              <table:table-cell office:value-type="float" office:value="0.03081">
                <text:p>0.03081</text:p>
              </table:table-cell>
              <table:table-cell office:value-type="float" office:value="0.029469">
                <text:p>0.02946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91742">
                <text:p>0.091742</text:p>
              </table:table-cell>
              <table:table-cell office:value-type="float" office:value="0.032668">
                <text:p>0.032668</text:p>
              </table:table-cell>
              <table:table-cell office:value-type="float" office:value="0.031311">
                <text:p>0.031311</text:p>
              </table:table-cell>
              <table:table-cell office:value-type="float" office:value="0.031766">
                <text:p>0.03176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78636">
                <text:p>0.078636</text:p>
              </table:table-cell>
              <table:table-cell office:value-type="float" office:value="0.030298">
                <text:p>0.030298</text:p>
              </table:table-cell>
              <table:table-cell office:value-type="float" office:value="0.031878">
                <text:p>0.031878</text:p>
              </table:table-cell>
              <table:table-cell office:value-type="float" office:value="0.030362">
                <text:p>0.03036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78636">
                <text:p>0.078636</text:p>
              </table:table-cell>
              <table:table-cell office:value-type="float" office:value="0.028313">
                <text:p>0.028313</text:p>
              </table:table-cell>
              <table:table-cell office:value-type="float" office:value="0.033123">
                <text:p>0.033123</text:p>
              </table:table-cell>
              <table:table-cell office:value-type="float" office:value="0.030746">
                <text:p>0.03074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6553">
                <text:p>0.06553</text:p>
              </table:table-cell>
              <table:table-cell office:value-type="float" office:value="0.026422">
                <text:p>0.026422</text:p>
              </table:table-cell>
              <table:table-cell office:value-type="float" office:value="0.033772">
                <text:p>0.033772</text:p>
              </table:table-cell>
              <table:table-cell office:value-type="float" office:value="0.029254">
                <text:p>0.02925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91742">
                <text:p>0.091742</text:p>
              </table:table-cell>
              <table:table-cell office:value-type="float" office:value="0.024892">
                <text:p>0.024892</text:p>
              </table:table-cell>
              <table:table-cell office:value-type="float" office:value="0.034349">
                <text:p>0.034349</text:p>
              </table:table-cell>
              <table:table-cell office:value-type="float" office:value="0.033267">
                <text:p>0.03326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78636">
                <text:p>0.078636</text:p>
              </table:table-cell>
              <table:table-cell office:value-type="float" office:value="0.023436">
                <text:p>0.023436</text:p>
              </table:table-cell>
              <table:table-cell office:value-type="float" office:value="0.035007">
                <text:p>0.035007</text:p>
              </table:table-cell>
              <table:table-cell office:value-type="float" office:value="0.031745">
                <text:p>0.03174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6553">
                <text:p>0.06553</text:p>
              </table:table-cell>
              <table:table-cell office:value-type="float" office:value="0.022591">
                <text:p>0.022591</text:p>
              </table:table-cell>
              <table:table-cell office:value-type="float" office:value="0.035561">
                <text:p>0.035561</text:p>
              </table:table-cell>
              <table:table-cell office:value-type="float" office:value="0.030114">
                <text:p>0.03011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6553">
                <text:p>0.06553</text:p>
              </table:table-cell>
              <table:table-cell office:value-type="float" office:value="0.021787">
                <text:p>0.021787</text:p>
              </table:table-cell>
              <table:table-cell office:value-type="float" office:value="0.035972">
                <text:p>0.035972</text:p>
              </table:table-cell>
              <table:table-cell office:value-type="float" office:value="0.03031">
                <text:p>0.0303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78636">
                <text:p>0.078636</text:p>
              </table:table-cell>
              <table:table-cell office:value-type="float" office:value="0.02102">
                <text:p>0.02102</text:p>
              </table:table-cell>
              <table:table-cell office:value-type="float" office:value="0.03608">
                <text:p>0.03608</text:p>
              </table:table-cell>
              <table:table-cell office:value-type="float" office:value="0.03236">
                <text:p>0.0323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39318">
                <text:p>0.039318</text:p>
              </table:table-cell>
              <table:table-cell office:value-type="float" office:value="0.020562">
                <text:p>0.020562</text:p>
              </table:table-cell>
              <table:table-cell office:value-type="float" office:value="0.035845">
                <text:p>0.035845</text:p>
              </table:table-cell>
              <table:table-cell office:value-type="float" office:value="0.026951">
                <text:p>0.02695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6553">
                <text:p>0.06553</text:p>
              </table:table-cell>
              <table:table-cell office:value-type="float" office:value="0.020126">
                <text:p>0.020126</text:p>
              </table:table-cell>
              <table:table-cell office:value-type="float" office:value="0.035993">
                <text:p>0.035993</text:p>
              </table:table-cell>
              <table:table-cell office:value-type="float" office:value="0.030767">
                <text:p>0.03076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78636">
                <text:p>0.078636</text:p>
              </table:table-cell>
              <table:table-cell office:value-type="float" office:value="0.020524">
                <text:p>0.020524</text:p>
              </table:table-cell>
              <table:table-cell office:value-type="float" office:value="0.036419">
                <text:p>0.036419</text:p>
              </table:table-cell>
              <table:table-cell office:value-type="float" office:value="0.032659">
                <text:p>0.03265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52424">
                <text:p>0.052424</text:p>
              </table:table-cell>
              <table:table-cell office:value-type="float" office:value="0.020903">
                <text:p>0.020903</text:p>
              </table:table-cell>
              <table:table-cell office:value-type="float" office:value="0.036917">
                <text:p>0.036917</text:p>
              </table:table-cell>
              <table:table-cell office:value-type="float" office:value="0.029006">
                <text:p>0.02900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52424">
                <text:p>0.052424</text:p>
              </table:table-cell>
              <table:table-cell office:value-type="float" office:value="0.021807">
                <text:p>0.021807</text:p>
              </table:table-cell>
              <table:table-cell office:value-type="float" office:value="0.037437">
                <text:p>0.037437</text:p>
              </table:table-cell>
              <table:table-cell office:value-type="float" office:value="0.028948">
                <text:p>0.02894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78636">
                <text:p>0.078636</text:p>
              </table:table-cell>
              <table:table-cell office:value-type="float" office:value="0.022667">
                <text:p>0.022667</text:p>
              </table:table-cell>
              <table:table-cell office:value-type="float" office:value="0.03848">
                <text:p>0.03848</text:p>
              </table:table-cell>
              <table:table-cell office:value-type="float" office:value="0.03261">
                <text:p>0.0326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52424">
                <text:p>0.052424</text:p>
              </table:table-cell>
              <table:table-cell office:value-type="float" office:value="0.02403">
                <text:p>0.02403</text:p>
              </table:table-cell>
              <table:table-cell office:value-type="float" office:value="0.039195">
                <text:p>0.039195</text:p>
              </table:table-cell>
              <table:table-cell office:value-type="float" office:value="0.028808">
                <text:p>0.02880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6553">
                <text:p>0.06553</text:p>
              </table:table-cell>
              <table:table-cell office:value-type="float" office:value="0.025327">
                <text:p>0.025327</text:p>
              </table:table-cell>
              <table:table-cell office:value-type="float" office:value="0.03937">
                <text:p>0.03937</text:p>
              </table:table-cell>
              <table:table-cell office:value-type="float" office:value="0.030543">
                <text:p>0.03054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6553">
                <text:p>0.06553</text:p>
              </table:table-cell>
              <table:table-cell office:value-type="float" office:value="0.027377">
                <text:p>0.027377</text:p>
              </table:table-cell>
              <table:table-cell office:value-type="float" office:value="0.039379">
                <text:p>0.039379</text:p>
              </table:table-cell>
              <table:table-cell office:value-type="float" office:value="0.030331">
                <text:p>0.03033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39318">
                <text:p>0.039318</text:p>
              </table:table-cell>
              <table:table-cell office:value-type="float" office:value="0.029329">
                <text:p>0.029329</text:p>
              </table:table-cell>
              <table:table-cell office:value-type="float" office:value="0.038879">
                <text:p>0.038879</text:p>
              </table:table-cell>
              <table:table-cell office:value-type="float" office:value="0.026404">
                <text:p>0.02640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13106">
                <text:p>0.013106</text:p>
              </table:table-cell>
              <table:table-cell office:value-type="float" office:value="0.031731">
                <text:p>0.031731</text:p>
              </table:table-cell>
              <table:table-cell office:value-type="float" office:value="0.038717">
                <text:p>0.038717</text:p>
              </table:table-cell>
              <table:table-cell office:value-type="float" office:value="0.022349">
                <text:p>0.02234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52424">
                <text:p>0.052424</text:p>
              </table:table-cell>
              <table:table-cell office:value-type="float" office:value="0.034018">
                <text:p>0.034018</text:p>
              </table:table-cell>
              <table:table-cell office:value-type="float" office:value="0.038461">
                <text:p>0.038461</text:p>
              </table:table-cell>
              <table:table-cell office:value-type="float" office:value="0.027551">
                <text:p>0.02755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26212">
                <text:p>0.026212</text:p>
              </table:table-cell>
              <table:table-cell office:value-type="float" office:value="0.036196">
                <text:p>0.036196</text:p>
              </table:table-cell>
              <table:table-cell office:value-type="float" office:value="0.037784">
                <text:p>0.037784</text:p>
              </table:table-cell>
              <table:table-cell office:value-type="float" office:value="0.023544">
                <text:p>0.02354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39318">
                <text:p>0.039318</text:p>
              </table:table-cell>
              <table:table-cell office:value-type="float" office:value="0.038814">
                <text:p>0.038814</text:p>
              </table:table-cell>
              <table:table-cell office:value-type="float" office:value="0.037563">
                <text:p>0.037563</text:p>
              </table:table-cell>
              <table:table-cell office:value-type="float" office:value="0.025016">
                <text:p>0.02501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26212">
                <text:p>0.026212</text:p>
              </table:table-cell>
              <table:table-cell office:value-type="float" office:value="0.041306">
                <text:p>0.041306</text:p>
              </table:table-cell>
              <table:table-cell office:value-type="float" office:value="0.037155">
                <text:p>0.037155</text:p>
              </table:table-cell>
              <table:table-cell office:value-type="float" office:value="0.022811">
                <text:p>0.0228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39318">
                <text:p>0.039318</text:p>
              </table:table-cell>
              <table:table-cell office:value-type="float" office:value="0.043952">
                <text:p>0.043952</text:p>
              </table:table-cell>
              <table:table-cell office:value-type="float" office:value="0.036504">
                <text:p>0.036504</text:p>
              </table:table-cell>
              <table:table-cell office:value-type="float" office:value="0.024277">
                <text:p>0.02427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26212">
                <text:p>0.026212</text:p>
              </table:table-cell>
              <table:table-cell office:value-type="float" office:value="0.046471">
                <text:p>0.046471</text:p>
              </table:table-cell>
              <table:table-cell office:value-type="float" office:value="0.035869">
                <text:p>0.035869</text:p>
              </table:table-cell>
              <table:table-cell office:value-type="float" office:value="0.022057">
                <text:p>0.02205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144166">
                <text:p>-0.144166</text:p>
              </table:table-cell>
              <table:table-cell office:value-type="float" office:value="0.049141">
                <text:p>0.049141</text:p>
              </table:table-cell>
              <table:table-cell office:value-type="float" office:value="0.035396">
                <text:p>0.035396</text:p>
              </table:table-cell>
              <table:table-cell office:value-type="float" office:value="-0.002567">
                <text:p>-0.00256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6553">
                <text:p>0.06553</text:p>
              </table:table-cell>
              <table:table-cell office:value-type="float" office:value="0.051685">
                <text:p>0.051685</text:p>
              </table:table-cell>
              <table:table-cell office:value-type="float" office:value="0.034399">
                <text:p>0.034399</text:p>
              </table:table-cell>
              <table:table-cell office:value-type="float" office:value="0.026422">
                <text:p>0.02642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78636">
                <text:p>0.078636</text:p>
              </table:table-cell>
              <table:table-cell office:value-type="float" office:value="0.054107">
                <text:p>0.054107</text:p>
              </table:table-cell>
              <table:table-cell office:value-type="float" office:value="0.033566">
                <text:p>0.033566</text:p>
              </table:table-cell>
              <table:table-cell office:value-type="float" office:value="0.027953">
                <text:p>0.02795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13106">
                <text:p>0.013106</text:p>
              </table:table-cell>
              <table:table-cell office:value-type="float" office:value="0.056414">
                <text:p>0.056414</text:p>
              </table:table-cell>
              <table:table-cell office:value-type="float" office:value="0.035339">
                <text:p>0.035339</text:p>
              </table:table-cell>
              <table:table-cell office:value-type="float" office:value="0.018417">
                <text:p>0.01841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  <table:table-cell office:value-type="float" office:value="0.058611">
                <text:p>0.058611</text:p>
              </table:table-cell>
              <table:table-cell office:value-type="float" office:value="0.03948">
                <text:p>0.03948</text:p>
              </table:table-cell>
              <table:table-cell office:value-type="float" office:value="0.016211">
                <text:p>0.01621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39318">
                <text:p>0.039318</text:p>
              </table:table-cell>
              <table:table-cell office:value-type="float" office:value="0.060704">
                <text:p>0.060704</text:p>
              </table:table-cell>
              <table:table-cell office:value-type="float" office:value="0.042573">
                <text:p>0.042573</text:p>
              </table:table-cell>
              <table:table-cell office:value-type="float" office:value="0.021395">
                <text:p>0.02139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39318">
                <text:p>0.039318</text:p>
              </table:table-cell>
              <table:table-cell office:value-type="float" office:value="0.062697">
                <text:p>0.062697</text:p>
              </table:table-cell>
              <table:table-cell office:value-type="float" office:value="0.045365">
                <text:p>0.045365</text:p>
              </table:table-cell>
              <table:table-cell office:value-type="float" office:value="0.021062">
                <text:p>0.02106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13106">
                <text:p>0.013106</text:p>
              </table:table-cell>
              <table:table-cell office:value-type="float" office:value="0.064323">
                <text:p>0.064323</text:p>
              </table:table-cell>
              <table:table-cell office:value-type="float" office:value="0.044886">
                <text:p>0.044886</text:p>
              </table:table-cell>
              <table:table-cell office:value-type="float" office:value="0.017054">
                <text:p>0.01705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  <table:table-cell office:value-type="float" office:value="0.065873">
                <text:p>0.065873</text:p>
              </table:table-cell>
              <table:table-cell office:value-type="float" office:value="0.044833">
                <text:p>0.044833</text:p>
              </table:table-cell>
              <table:table-cell office:value-type="float" office:value="0.014856">
                <text:p>0.01485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67348">
                <text:p>0.067348</text:p>
              </table:table-cell>
              <table:table-cell office:value-type="float" office:value="0.043423">
                <text:p>0.043423</text:p>
              </table:table-cell>
              <table:table-cell office:value-type="float" office:value="0.012629">
                <text:p>0.01262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68753">
                <text:p>0.068753</text:p>
              </table:table-cell>
              <table:table-cell office:value-type="float" office:value="0.04007">
                <text:p>0.04007</text:p>
              </table:table-cell>
              <table:table-cell office:value-type="float" office:value="0.012243">
                <text:p>0.01224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70091">
                <text:p>0.070091</text:p>
              </table:table-cell>
              <table:table-cell office:value-type="float" office:value="0.037141">
                <text:p>0.037141</text:p>
              </table:table-cell>
              <table:table-cell office:value-type="float" office:value="0.010012">
                <text:p>0.01001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71366">
                <text:p>0.071366</text:p>
              </table:table-cell>
              <table:table-cell office:value-type="float" office:value="0.034403">
                <text:p>0.034403</text:p>
              </table:table-cell>
              <table:table-cell office:value-type="float" office:value="0.009634">
                <text:p>0.00963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  <table:table-cell office:value-type="float" office:value="0.072308">
                <text:p>0.072308</text:p>
              </table:table-cell>
              <table:table-cell office:value-type="float" office:value="0.03225">
                <text:p>0.03225</text:p>
              </table:table-cell>
              <table:table-cell office:value-type="float" office:value="0.013035">
                <text:p>0.01303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  <table:table-cell office:value-type="float" office:value="0.073206">
                <text:p>0.073206</text:p>
              </table:table-cell>
              <table:table-cell office:value-type="float" office:value="0.03024">
                <text:p>0.03024</text:p>
              </table:table-cell>
              <table:table-cell office:value-type="float" office:value="0.012785">
                <text:p>0.01278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  <table:table-cell office:value-type="float" office:value="0.074061">
                <text:p>0.074061</text:p>
              </table:table-cell>
              <table:table-cell office:value-type="float" office:value="0.028338">
                <text:p>0.028338</text:p>
              </table:table-cell>
              <table:table-cell office:value-type="float" office:value="0.012547">
                <text:p>0.01254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  <table:table-cell office:value-type="float" office:value="0.075147">
                <text:p>0.075147</text:p>
              </table:table-cell>
              <table:table-cell office:value-type="float" office:value="0.02672">
                <text:p>0.02672</text:p>
              </table:table-cell>
              <table:table-cell office:value-type="float" office:value="0.012268">
                <text:p>0.01226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  <table:table-cell office:value-type="float" office:value="0.07618">
                <text:p>0.07618</text:p>
              </table:table-cell>
              <table:table-cell office:value-type="float" office:value="0.02528">
                <text:p>0.02528</text:p>
              </table:table-cell>
              <table:table-cell office:value-type="float" office:value="0.011981">
                <text:p>0.01198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  <table:table-cell office:value-type="float" office:value="0.077165">
                <text:p>0.077165</text:p>
              </table:table-cell>
              <table:table-cell office:value-type="float" office:value="0.024017">
                <text:p>0.024017</text:p>
              </table:table-cell>
              <table:table-cell office:value-type="float" office:value="0.011687">
                <text:p>0.01168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  <table:table-cell office:value-type="float" office:value="0.078103">
                <text:p>0.078103</text:p>
              </table:table-cell>
              <table:table-cell office:value-type="float" office:value="0.022676">
                <text:p>0.022676</text:p>
              </table:table-cell>
              <table:table-cell office:value-type="float" office:value="0.01139">
                <text:p>0.0113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79267">
                <text:p>0.079267</text:p>
              </table:table-cell>
              <table:table-cell office:value-type="float" office:value="0.021325">
                <text:p>0.021325</text:p>
              </table:table-cell>
              <table:table-cell office:value-type="float" office:value="0.009196">
                <text:p>0.00919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.080376">
                <text:p>0.080376</text:p>
              </table:table-cell>
              <table:table-cell office:value-type="float" office:value="0.020085">
                <text:p>0.020085</text:p>
              </table:table-cell>
              <table:table-cell office:value-type="float" office:value="0.010704">
                <text:p>0.01070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81432">
                <text:p>0.081432</text:p>
              </table:table-cell>
              <table:table-cell office:value-type="float" office:value="0.018764">
                <text:p>0.018764</text:p>
              </table:table-cell>
              <table:table-cell office:value-type="float" office:value="0.006661">
                <text:p>0.00666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82438">
                <text:p>0.082438</text:p>
              </table:table-cell>
              <table:table-cell office:value-type="float" office:value="0.017375">
                <text:p>0.017375</text:p>
              </table:table-cell>
              <table:table-cell office:value-type="float" office:value="0.008157">
                <text:p>0.00815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83667">
                <text:p>0.083667</text:p>
              </table:table-cell>
              <table:table-cell office:value-type="float" office:value="0.016065">
                <text:p>0.016065</text:p>
              </table:table-cell>
              <table:table-cell office:value-type="float" office:value="0.007788">
                <text:p>0.00778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84838">
                <text:p>0.084838</text:p>
              </table:table-cell>
              <table:table-cell office:value-type="float" office:value="0.014595">
                <text:p>0.014595</text:p>
              </table:table-cell>
              <table:table-cell office:value-type="float" office:value="0.007432">
                <text:p>0.00743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85953">
                <text:p>0.085953</text:p>
              </table:table-cell>
              <table:table-cell office:value-type="float" office:value="0.013001">
                <text:p>0.013001</text:p>
              </table:table-cell>
              <table:table-cell office:value-type="float" office:value="0.003361">
                <text:p>0.00336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87014">
                <text:p>0.087014</text:p>
              </table:table-cell>
              <table:table-cell office:value-type="float" office:value="0.010985">
                <text:p>0.010985</text:p>
              </table:table-cell>
              <table:table-cell office:value-type="float" office:value="0.006683">
                <text:p>0.00668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88026">
                <text:p>0.088026</text:p>
              </table:table-cell>
              <table:table-cell office:value-type="float" office:value="0.007745">
                <text:p>0.007745</text:p>
              </table:table-cell>
              <table:table-cell office:value-type="float" office:value="0.004478">
                <text:p>0.00447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  <table:table-cell office:value-type="float" office:value="0.088989">
                <text:p>0.088989</text:p>
              </table:table-cell>
              <table:table-cell office:value-type="float" office:value="0.004151">
                <text:p>0.004151</text:p>
              </table:table-cell>
              <table:table-cell office:value-type="float" office:value="0.00784">
                <text:p>0.0078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89906">
                <text:p>0.089906</text:p>
              </table:table-cell>
              <table:table-cell office:value-type="float" office:value="0.000825">
                <text:p>0.000825</text:p>
              </table:table-cell>
              <table:table-cell office:value-type="float" office:value="0.005681">
                <text:p>0.00568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9078">
                <text:p>0.09078</text:p>
              </table:table-cell>
              <table:table-cell office:value-type="float" office:value="-0.00265">
                <text:p>-0.00265</text:p>
              </table:table-cell>
              <table:table-cell office:value-type="float" office:value="0.005361">
                <text:p>0.00536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91612">
                <text:p>0.091612</text:p>
              </table:table-cell>
              <table:table-cell office:value-type="float" office:value="-0.006281">
                <text:p>-0.006281</text:p>
              </table:table-cell>
              <table:table-cell office:value-type="float" office:value="0.005039">
                <text:p>0.00503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  <table:table-cell office:value-type="float" office:value="0.092404">
                <text:p>0.092404</text:p>
              </table:table-cell>
              <table:table-cell office:value-type="float" office:value="-0.01043">
                <text:p>-0.01043</text:p>
              </table:table-cell>
              <table:table-cell office:value-type="float" office:value="0.006575">
                <text:p>0.00657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13106">
                <text:p>0.013106</text:p>
              </table:table-cell>
              <table:table-cell office:value-type="float" office:value="0.093159">
                <text:p>0.093159</text:p>
              </table:table-cell>
              <table:table-cell office:value-type="float" office:value="-0.014116">
                <text:p>-0.014116</text:p>
              </table:table-cell>
              <table:table-cell office:value-type="float" office:value="0.008145">
                <text:p>0.00814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  <table:table-cell office:value-type="float" office:value="0.093877">
                <text:p>0.093877</text:p>
              </table:table-cell>
              <table:table-cell office:value-type="float" office:value="-0.017537">
                <text:p>-0.017537</text:p>
              </table:table-cell>
              <table:table-cell office:value-type="float" office:value="0.006026">
                <text:p>0.00602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  <table:table-cell office:value-type="float" office:value="0.094562">
                <text:p>0.094562</text:p>
              </table:table-cell>
              <table:table-cell office:value-type="float" office:value="-0.020122">
                <text:p>-0.020122</text:p>
              </table:table-cell>
              <table:table-cell office:value-type="float" office:value="0.005744">
                <text:p>0.00574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26212">
                <text:p>0.026212</text:p>
              </table:table-cell>
              <table:table-cell office:value-type="float" office:value="0.095214">
                <text:p>0.095214</text:p>
              </table:table-cell>
              <table:table-cell office:value-type="float" office:value="-0.022296">
                <text:p>-0.022296</text:p>
              </table:table-cell>
              <table:table-cell office:value-type="float" office:value="0.009183">
                <text:p>0.00918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26212">
                <text:p>0.026212</text:p>
              </table:table-cell>
              <table:table-cell office:value-type="float" office:value="0.095835">
                <text:p>0.095835</text:p>
              </table:table-cell>
              <table:table-cell office:value-type="float" office:value="-0.024823">
                <text:p>-0.024823</text:p>
              </table:table-cell>
              <table:table-cell office:value-type="float" office:value="0.008958">
                <text:p>0.00895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13106">
                <text:p>0.013106</text:p>
              </table:table-cell>
              <table:table-cell office:value-type="float" office:value="0.096426">
                <text:p>0.096426</text:p>
              </table:table-cell>
              <table:table-cell office:value-type="float" office:value="-0.027575">
                <text:p>-0.027575</text:p>
              </table:table-cell>
              <table:table-cell office:value-type="float" office:value="0.006878">
                <text:p>0.00687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39318">
                <text:p>0.039318</text:p>
              </table:table-cell>
              <table:table-cell office:value-type="float" office:value="0.096989">
                <text:p>0.096989</text:p>
              </table:table-cell>
              <table:table-cell office:value-type="float" office:value="-0.030403">
                <text:p>-0.030403</text:p>
              </table:table-cell>
              <table:table-cell office:value-type="float" office:value="0.010355">
                <text:p>0.01035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52424">
                <text:p>0.052424</text:p>
              </table:table-cell>
              <table:table-cell office:value-type="float" office:value="0.097525">
                <text:p>0.097525</text:p>
              </table:table-cell>
              <table:table-cell office:value-type="float" office:value="-0.032627">
                <text:p>-0.032627</text:p>
              </table:table-cell>
              <table:table-cell office:value-type="float" office:value="0.012026">
                <text:p>0.01202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78636">
                <text:p>0.078636</text:p>
              </table:table-cell>
              <table:table-cell office:value-type="float" office:value="0.098036">
                <text:p>0.098036</text:p>
              </table:table-cell>
              <table:table-cell office:value-type="float" office:value="-0.032748">
                <text:p>-0.032748</text:p>
              </table:table-cell>
              <table:table-cell office:value-type="float" office:value="0.015594">
                <text:p>0.01559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04848">
                <text:p>0.104848</text:p>
              </table:table-cell>
              <table:table-cell office:value-type="float" office:value="0.098523">
                <text:p>0.098523</text:p>
              </table:table-cell>
              <table:table-cell office:value-type="float" office:value="-0.03134">
                <text:p>-0.03134</text:p>
              </table:table-cell>
              <table:table-cell office:value-type="float" office:value="0.019226">
                <text:p>0.01922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91742">
                <text:p>0.091742</text:p>
              </table:table-cell>
              <table:table-cell office:value-type="float" office:value="0.098986">
                <text:p>0.098986</text:p>
              </table:table-cell>
              <table:table-cell office:value-type="float" office:value="-0.029676">
                <text:p>-0.029676</text:p>
              </table:table-cell>
              <table:table-cell office:value-type="float" office:value="0.017332">
                <text:p>0.01733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13106">
                <text:p>0.13106</text:p>
              </table:table-cell>
              <table:table-cell office:value-type="float" office:value="0.099427">
                <text:p>0.099427</text:p>
              </table:table-cell>
              <table:table-cell office:value-type="float" office:value="-0.026857">
                <text:p>-0.026857</text:p>
              </table:table-cell>
              <table:table-cell office:value-type="float" office:value="0.022851">
                <text:p>0.02285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144166">
                <text:p>0.144166</text:p>
              </table:table-cell>
              <table:table-cell office:value-type="float" office:value="0.099847">
                <text:p>0.099847</text:p>
              </table:table-cell>
              <table:table-cell office:value-type="float" office:value="-0.02348">
                <text:p>-0.02348</text:p>
              </table:table-cell>
              <table:table-cell office:value-type="float" office:value="0.024719">
                <text:p>0.02471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44166">
                <text:p>0.144166</text:p>
              </table:table-cell>
              <table:table-cell office:value-type="float" office:value="0.100248">
                <text:p>0.100248</text:p>
              </table:table-cell>
              <table:table-cell office:value-type="float" office:value="-0.01998">
                <text:p>-0.01998</text:p>
              </table:table-cell>
              <table:table-cell office:value-type="float" office:value="0.024751">
                <text:p>0.02475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157272">
                <text:p>0.157272</text:p>
              </table:table-cell>
              <table:table-cell office:value-type="float" office:value="0.100629">
                <text:p>0.100629</text:p>
              </table:table-cell>
              <table:table-cell office:value-type="float" office:value="-0.015712">
                <text:p>-0.015712</text:p>
              </table:table-cell>
              <table:table-cell office:value-type="float" office:value="0.026641">
                <text:p>0.02664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157272">
                <text:p>0.157272</text:p>
              </table:table-cell>
              <table:table-cell office:value-type="float" office:value="0.100449">
                <text:p>0.100449</text:p>
              </table:table-cell>
              <table:table-cell office:value-type="float" office:value="-0.01191">
                <text:p>-0.01191</text:p>
              </table:table-cell>
              <table:table-cell office:value-type="float" office:value="0.026767">
                <text:p>0.02676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157272">
                <text:p>0.157272</text:p>
              </table:table-cell>
              <table:table-cell office:value-type="float" office:value="0.100278">
                <text:p>0.100278</text:p>
              </table:table-cell>
              <table:table-cell office:value-type="float" office:value="-0.00865">
                <text:p>-0.00865</text:p>
              </table:table-cell>
              <table:table-cell office:value-type="float" office:value="0.026889">
                <text:p>0.02688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3106">
                <text:p>0.13106</text:p>
              </table:table-cell>
              <table:table-cell office:value-type="float" office:value="0.099301">
                <text:p>0.099301</text:p>
              </table:table-cell>
              <table:table-cell office:value-type="float" office:value="-0.004959">
                <text:p>-0.004959</text:p>
              </table:table-cell>
              <table:table-cell office:value-type="float" office:value="0.0234">
                <text:p>0.023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157272">
                <text:p>0.157272</text:p>
              </table:table-cell>
              <table:table-cell office:value-type="float" office:value="0.098371">
                <text:p>0.098371</text:p>
              </table:table-cell>
              <table:table-cell office:value-type="float" office:value="-0.001568">
                <text:p>-0.001568</text:p>
              </table:table-cell>
              <table:table-cell office:value-type="float" office:value="0.027295">
                <text:p>0.02729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144166">
                <text:p>0.144166</text:p>
              </table:table-cell>
              <table:table-cell office:value-type="float" office:value="0.0964">
                <text:p>0.0964</text:p>
              </table:table-cell>
              <table:table-cell office:value-type="float" office:value="0.001192">
                <text:p>0.001192</text:p>
              </table:table-cell>
              <table:table-cell office:value-type="float" office:value="0.025814">
                <text:p>0.02581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144166">
                <text:p>0.144166</text:p>
              </table:table-cell>
              <table:table-cell office:value-type="float" office:value="0.094522">
                <text:p>0.094522</text:p>
              </table:table-cell>
              <table:table-cell office:value-type="float" office:value="0.004382">
                <text:p>0.004382</text:p>
              </table:table-cell>
              <table:table-cell office:value-type="float" office:value="0.026171">
                <text:p>0.02617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44166">
                <text:p>0.144166</text:p>
              </table:table-cell>
              <table:table-cell office:value-type="float" office:value="0.091106">
                <text:p>0.091106</text:p>
              </table:table-cell>
              <table:table-cell office:value-type="float" office:value="0.007466">
                <text:p>0.007466</text:p>
              </table:table-cell>
              <table:table-cell office:value-type="float" office:value="0.026756">
                <text:p>0.02675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44166">
                <text:p>0.144166</text:p>
              </table:table-cell>
              <table:table-cell office:value-type="float" office:value="0.087853">
                <text:p>0.087853</text:p>
              </table:table-cell>
              <table:table-cell office:value-type="float" office:value="0.010006">
                <text:p>0.010006</text:p>
              </table:table-cell>
              <table:table-cell office:value-type="float" office:value="0.02733">
                <text:p>0.0273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3106">
                <text:p>0.13106</text:p>
              </table:table-cell>
              <table:table-cell office:value-type="float" office:value="0.082856">
                <text:p>0.082856</text:p>
              </table:table-cell>
              <table:table-cell office:value-type="float" office:value="0.011786">
                <text:p>0.011786</text:p>
              </table:table-cell>
              <table:table-cell office:value-type="float" office:value="0.026297">
                <text:p>0.02629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13106">
                <text:p>0.13106</text:p>
              </table:table-cell>
              <table:table-cell office:value-type="float" office:value="0.078096">
                <text:p>0.078096</text:p>
              </table:table-cell>
              <table:table-cell office:value-type="float" office:value="0.013842">
                <text:p>0.013842</text:p>
              </table:table-cell>
              <table:table-cell office:value-type="float" office:value="0.027073">
                <text:p>0.02707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3106">
                <text:p>0.13106</text:p>
              </table:table-cell>
              <table:table-cell office:value-type="float" office:value="0.073564">
                <text:p>0.073564</text:p>
              </table:table-cell>
              <table:table-cell office:value-type="float" office:value="0.015925">
                <text:p>0.015925</text:p>
              </table:table-cell>
              <table:table-cell office:value-type="float" office:value="0.027823">
                <text:p>0.0278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144166">
                <text:p>0.144166</text:p>
              </table:table-cell>
              <table:table-cell office:value-type="float" office:value="0.069247">
                <text:p>0.069247</text:p>
              </table:table-cell>
              <table:table-cell office:value-type="float" office:value="0.017707">
                <text:p>0.017707</text:p>
              </table:table-cell>
              <table:table-cell office:value-type="float" office:value="0.030415">
                <text:p>0.03041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13106">
                <text:p>0.13106</text:p>
              </table:table-cell>
              <table:table-cell office:value-type="float" office:value="0.065135">
                <text:p>0.065135</text:p>
              </table:table-cell>
              <table:table-cell office:value-type="float" office:value="0.019277">
                <text:p>0.019277</text:p>
              </table:table-cell>
              <table:table-cell office:value-type="float" office:value="0.029294">
                <text:p>0.02929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17954">
                <text:p>0.117954</text:p>
              </table:table-cell>
              <table:table-cell office:value-type="float" office:value="0.06122">
                <text:p>0.06122</text:p>
              </table:table-cell>
              <table:table-cell office:value-type="float" office:value="0.021099">
                <text:p>0.021099</text:p>
              </table:table-cell>
              <table:table-cell office:value-type="float" office:value="0.028125">
                <text:p>0.02812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13106">
                <text:p>0.13106</text:p>
              </table:table-cell>
              <table:table-cell office:value-type="float" office:value="0.05749">
                <text:p>0.05749</text:p>
              </table:table-cell>
              <table:table-cell office:value-type="float" office:value="0.022711">
                <text:p>0.022711</text:p>
              </table:table-cell>
              <table:table-cell office:value-type="float" office:value="0.030628">
                <text:p>0.03062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44166">
                <text:p>0.144166</text:p>
              </table:table-cell>
              <table:table-cell office:value-type="float" office:value="0.053939">
                <text:p>0.053939</text:p>
              </table:table-cell>
              <table:table-cell office:value-type="float" office:value="0.023945">
                <text:p>0.023945</text:p>
              </table:table-cell>
              <table:table-cell office:value-type="float" office:value="0.033138">
                <text:p>0.03313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117954">
                <text:p>0.117954</text:p>
              </table:table-cell>
              <table:table-cell office:value-type="float" office:value="0.050556">
                <text:p>0.050556</text:p>
              </table:table-cell>
              <table:table-cell office:value-type="float" office:value="0.02489">
                <text:p>0.02489</text:p>
              </table:table-cell>
              <table:table-cell office:value-type="float" office:value="0.030078">
                <text:p>0.03007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13106">
                <text:p>0.13106</text:p>
              </table:table-cell>
              <table:table-cell office:value-type="float" office:value="0.047335">
                <text:p>0.047335</text:p>
              </table:table-cell>
              <table:table-cell office:value-type="float" office:value="0.026172">
                <text:p>0.026172</text:p>
              </table:table-cell>
              <table:table-cell office:value-type="float" office:value="0.032533">
                <text:p>0.03253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117954">
                <text:p>0.117954</text:p>
              </table:table-cell>
              <table:table-cell office:value-type="float" office:value="0.044267">
                <text:p>0.044267</text:p>
              </table:table-cell>
              <table:table-cell office:value-type="float" office:value="0.027013">
                <text:p>0.027013</text:p>
              </table:table-cell>
              <table:table-cell office:value-type="float" office:value="0.031273">
                <text:p>0.03127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117954">
                <text:p>0.117954</text:p>
              </table:table-cell>
              <table:table-cell office:value-type="float" office:value="0.041345">
                <text:p>0.041345</text:p>
              </table:table-cell>
              <table:table-cell office:value-type="float" office:value="0.027712">
                <text:p>0.027712</text:p>
              </table:table-cell>
              <table:table-cell office:value-type="float" office:value="0.03183">
                <text:p>0.0318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117954">
                <text:p>0.117954</text:p>
              </table:table-cell>
              <table:table-cell office:value-type="float" office:value="0.038562">
                <text:p>0.038562</text:p>
              </table:table-cell>
              <table:table-cell office:value-type="float" office:value="0.029003">
                <text:p>0.029003</text:p>
              </table:table-cell>
              <table:table-cell office:value-type="float" office:value="0.032372">
                <text:p>0.03237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13106">
                <text:p>0.13106</text:p>
              </table:table-cell>
              <table:table-cell office:value-type="float" office:value="0.035912">
                <text:p>0.035912</text:p>
              </table:table-cell>
              <table:table-cell office:value-type="float" office:value="0.029961">
                <text:p>0.029961</text:p>
              </table:table-cell>
              <table:table-cell office:value-type="float" office:value="0.034766">
                <text:p>0.03476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17954">
                <text:p>0.117954</text:p>
              </table:table-cell>
              <table:table-cell office:value-type="float" office:value="0.033388">
                <text:p>0.033388</text:p>
              </table:table-cell>
              <table:table-cell office:value-type="float" office:value="0.030873">
                <text:p>0.030873</text:p>
              </table:table-cell>
              <table:table-cell office:value-type="float" office:value="0.033457">
                <text:p>0.03345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117954">
                <text:p>0.117954</text:p>
              </table:table-cell>
              <table:table-cell office:value-type="float" office:value="0.030984">
                <text:p>0.030984</text:p>
              </table:table-cell>
              <table:table-cell office:value-type="float" office:value="0.031993">
                <text:p>0.031993</text:p>
              </table:table-cell>
              <table:table-cell office:value-type="float" office:value="0.033973">
                <text:p>0.03397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13106">
                <text:p>0.13106</text:p>
              </table:table-cell>
              <table:table-cell office:value-type="float" office:value="0.028695">
                <text:p>0.028695</text:p>
              </table:table-cell>
              <table:table-cell office:value-type="float" office:value="0.033164">
                <text:p>0.033164</text:p>
              </table:table-cell>
              <table:table-cell office:value-type="float" office:value="0.036336">
                <text:p>0.03633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104848">
                <text:p>0.104848</text:p>
              </table:table-cell>
              <table:table-cell office:value-type="float" office:value="0.026515">
                <text:p>0.026515</text:p>
              </table:table-cell>
              <table:table-cell office:value-type="float" office:value="0.034248">
                <text:p>0.034248</text:p>
              </table:table-cell>
              <table:table-cell office:value-type="float" office:value="0.033129">
                <text:p>0.03312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117954">
                <text:p>0.117954</text:p>
              </table:table-cell>
              <table:table-cell office:value-type="float" office:value="0.024438">
                <text:p>0.024438</text:p>
              </table:table-cell>
              <table:table-cell office:value-type="float" office:value="0.035704">
                <text:p>0.035704</text:p>
              </table:table-cell>
              <table:table-cell office:value-type="float" office:value="0.035438">
                <text:p>0.03543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144166">
                <text:p>0.144166</text:p>
              </table:table-cell>
              <table:table-cell office:value-type="float" office:value="0.022461">
                <text:p>0.022461</text:p>
              </table:table-cell>
              <table:table-cell office:value-type="float" office:value="0.037006">
                <text:p>0.037006</text:p>
              </table:table-cell>
              <table:table-cell office:value-type="float" office:value="0.039625">
                <text:p>0.0396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117954">
                <text:p>0.117954</text:p>
              </table:table-cell>
              <table:table-cell office:value-type="float" office:value="0.020577">
                <text:p>0.020577</text:p>
              </table:table-cell>
              <table:table-cell office:value-type="float" office:value="0.038255">
                <text:p>0.038255</text:p>
              </table:table-cell>
              <table:table-cell office:value-type="float" office:value="0.036419">
                <text:p>0.03641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117954">
                <text:p>0.117954</text:p>
              </table:table-cell>
              <table:table-cell office:value-type="float" office:value="0.018783">
                <text:p>0.018783</text:p>
              </table:table-cell>
              <table:table-cell office:value-type="float" office:value="0.039343">
                <text:p>0.039343</text:p>
              </table:table-cell>
              <table:table-cell office:value-type="float" office:value="0.036874">
                <text:p>0.03687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104848">
                <text:p>0.104848</text:p>
              </table:table-cell>
              <table:table-cell office:value-type="float" office:value="0.017075">
                <text:p>0.017075</text:p>
              </table:table-cell>
              <table:table-cell office:value-type="float" office:value="0.040216">
                <text:p>0.040216</text:p>
              </table:table-cell>
              <table:table-cell office:value-type="float" office:value="0.03545">
                <text:p>0.0354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117954">
                <text:p>0.117954</text:p>
              </table:table-cell>
              <table:table-cell office:value-type="float" office:value="0.015448">
                <text:p>0.015448</text:p>
              </table:table-cell>
              <table:table-cell office:value-type="float" office:value="0.040749">
                <text:p>0.040749</text:p>
              </table:table-cell>
              <table:table-cell office:value-type="float" office:value="0.037707">
                <text:p>0.03770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04848">
                <text:p>0.104848</text:p>
              </table:table-cell>
              <table:table-cell office:value-type="float" office:value="0.013898">
                <text:p>0.013898</text:p>
              </table:table-cell>
              <table:table-cell office:value-type="float" office:value="0.041043">
                <text:p>0.041043</text:p>
              </table:table-cell>
              <table:table-cell office:value-type="float" office:value="0.036262">
                <text:p>0.03626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91742">
                <text:p>0.091742</text:p>
              </table:table-cell>
              <table:table-cell office:value-type="float" office:value="0.012423">
                <text:p>0.012423</text:p>
              </table:table-cell>
              <table:table-cell office:value-type="float" office:value="0.04184">
                <text:p>0.04184</text:p>
              </table:table-cell>
              <table:table-cell office:value-type="float" office:value="0.034787">
                <text:p>0.03478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117954">
                <text:p>0.117954</text:p>
              </table:table-cell>
              <table:table-cell office:value-type="float" office:value="0.011017">
                <text:p>0.011017</text:p>
              </table:table-cell>
              <table:table-cell office:value-type="float" office:value="0.042632">
                <text:p>0.042632</text:p>
              </table:table-cell>
              <table:table-cell office:value-type="float" office:value="0.038864">
                <text:p>0.03886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04848">
                <text:p>0.104848</text:p>
              </table:table-cell>
              <table:table-cell office:value-type="float" office:value="0.009679">
                <text:p>0.009679</text:p>
              </table:table-cell>
              <table:table-cell office:value-type="float" office:value="0.043161">
                <text:p>0.043161</text:p>
              </table:table-cell>
              <table:table-cell office:value-type="float" office:value="0.037409">
                <text:p>0.03740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04848">
                <text:p>0.104848</text:p>
              </table:table-cell>
              <table:table-cell office:value-type="float" office:value="0.008404">
                <text:p>0.008404</text:p>
              </table:table-cell>
              <table:table-cell office:value-type="float" office:value="0.043759">
                <text:p>0.043759</text:p>
              </table:table-cell>
              <table:table-cell office:value-type="float" office:value="0.037789">
                <text:p>0.03778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91742">
                <text:p>0.091742</text:p>
              </table:table-cell>
              <table:table-cell office:value-type="float" office:value="0.00719">
                <text:p>0.00719</text:p>
              </table:table-cell>
              <table:table-cell office:value-type="float" office:value="0.044742">
                <text:p>0.044742</text:p>
              </table:table-cell>
              <table:table-cell office:value-type="float" office:value="0.036299">
                <text:p>0.03629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104848">
                <text:p>0.104848</text:p>
              </table:table-cell>
              <table:table-cell office:value-type="float" office:value="0.006033">
                <text:p>0.006033</text:p>
              </table:table-cell>
              <table:table-cell office:value-type="float" office:value="0.045364">
                <text:p>0.045364</text:p>
              </table:table-cell>
              <table:table-cell office:value-type="float" office:value="0.038493">
                <text:p>0.03849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104848">
                <text:p>0.104848</text:p>
              </table:table-cell>
              <table:table-cell office:value-type="float" office:value="0.004932">
                <text:p>0.004932</text:p>
              </table:table-cell>
              <table:table-cell office:value-type="float" office:value="0.045557">
                <text:p>0.045557</text:p>
              </table:table-cell>
              <table:table-cell office:value-type="float" office:value="0.038846">
                <text:p>0.03884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91742">
                <text:p>0.091742</text:p>
              </table:table-cell>
              <table:table-cell office:value-type="float" office:value="0.003883">
                <text:p>0.003883</text:p>
              </table:table-cell>
              <table:table-cell office:value-type="float" office:value="0.045962">
                <text:p>0.045962</text:p>
              </table:table-cell>
              <table:table-cell office:value-type="float" office:value="0.037334">
                <text:p>0.0373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78636">
                <text:p>0.078636</text:p>
              </table:table-cell>
              <table:table-cell office:value-type="float" office:value="0.002885">
                <text:p>0.002885</text:p>
              </table:table-cell>
              <table:table-cell office:value-type="float" office:value="0.046179">
                <text:p>0.046179</text:p>
              </table:table-cell>
              <table:table-cell office:value-type="float" office:value="0.035789">
                <text:p>0.03578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91742">
                <text:p>0.091742</text:p>
              </table:table-cell>
              <table:table-cell office:value-type="float" office:value="0.001933">
                <text:p>0.001933</text:p>
              </table:table-cell>
              <table:table-cell office:value-type="float" office:value="0.046138">
                <text:p>0.046138</text:p>
              </table:table-cell>
              <table:table-cell office:value-type="float" office:value="0.037929">
                <text:p>0.03792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78636">
                <text:p>0.078636</text:p>
              </table:table-cell>
              <table:table-cell office:value-type="float" office:value="0.001027">
                <text:p>0.001027</text:p>
              </table:table-cell>
              <table:table-cell office:value-type="float" office:value="0.045863">
                <text:p>0.045863</text:p>
              </table:table-cell>
              <table:table-cell office:value-type="float" office:value="0.03637">
                <text:p>0.0363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91742">
                <text:p>0.091742</text:p>
              </table:table-cell>
              <table:table-cell office:value-type="float" office:value="0.000164">
                <text:p>0.000164</text:p>
              </table:table-cell>
              <table:table-cell office:value-type="float" office:value="0.04577">
                <text:p>0.04577</text:p>
              </table:table-cell>
              <table:table-cell office:value-type="float" office:value="0.038507">
                <text:p>0.03850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78636">
                <text:p>0.078636</text:p>
              </table:table-cell>
              <table:table-cell office:value-type="float" office:value="-0.000657">
                <text:p>-0.000657</text:p>
              </table:table-cell>
              <table:table-cell office:value-type="float" office:value="0.045682">
                <text:p>0.045682</text:p>
              </table:table-cell>
              <table:table-cell office:value-type="float" office:value="0.036949">
                <text:p>0.03694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78636">
                <text:p>0.078636</text:p>
              </table:table-cell>
              <table:table-cell office:value-type="float" office:value="-0.00144">
                <text:p>-0.00144</text:p>
              </table:table-cell>
              <table:table-cell office:value-type="float" office:value="0.046132">
                <text:p>0.046132</text:p>
              </table:table-cell>
              <table:table-cell office:value-type="float" office:value="0.037224">
                <text:p>0.03722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6553">
                <text:p>0.06553</text:p>
              </table:table-cell>
              <table:table-cell office:value-type="float" office:value="-0.002185">
                <text:p>-0.002185</text:p>
              </table:table-cell>
              <table:table-cell office:value-type="float" office:value="0.046897">
                <text:p>0.046897</text:p>
              </table:table-cell>
              <table:table-cell office:value-type="float" office:value="0.03563">
                <text:p>0.0356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104848">
                <text:p>0.104848</text:p>
              </table:table-cell>
              <table:table-cell office:value-type="float" office:value="-0.002895">
                <text:p>-0.002895</text:p>
              </table:table-cell>
              <table:table-cell office:value-type="float" office:value="0.047608">
                <text:p>0.047608</text:p>
              </table:table-cell>
              <table:table-cell office:value-type="float" office:value="0.041449">
                <text:p>0.04144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91742">
                <text:p>0.091742</text:p>
              </table:table-cell>
              <table:table-cell office:value-type="float" office:value="-0.003571">
                <text:p>-0.003571</text:p>
              </table:table-cell>
              <table:table-cell office:value-type="float" office:value="0.047942">
                <text:p>0.047942</text:p>
              </table:table-cell>
              <table:table-cell office:value-type="float" office:value="0.039907">
                <text:p>0.03990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78636">
                <text:p>0.078636</text:p>
              </table:table-cell>
              <table:table-cell office:value-type="float" office:value="-0.004215">
                <text:p>-0.004215</text:p>
              </table:table-cell>
              <table:table-cell office:value-type="float" office:value="0.048542">
                <text:p>0.048542</text:p>
              </table:table-cell>
              <table:table-cell office:value-type="float" office:value="0.038339">
                <text:p>0.03833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78636">
                <text:p>0.078636</text:p>
              </table:table-cell>
              <table:table-cell office:value-type="float" office:value="-0.004828">
                <text:p>-0.004828</text:p>
              </table:table-cell>
              <table:table-cell office:value-type="float" office:value="0.049667">
                <text:p>0.049667</text:p>
              </table:table-cell>
              <table:table-cell office:value-type="float" office:value="0.038595">
                <text:p>0.03859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6553">
                <text:p>0.06553</text:p>
              </table:table-cell>
              <table:table-cell office:value-type="float" office:value="-0.005412">
                <text:p>-0.005412</text:p>
              </table:table-cell>
              <table:table-cell office:value-type="float" office:value="0.050417">
                <text:p>0.050417</text:p>
              </table:table-cell>
              <table:table-cell office:value-type="float" office:value="0.036976">
                <text:p>0.03697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78636">
                <text:p>0.078636</text:p>
              </table:table-cell>
              <table:table-cell office:value-type="float" office:value="-0.005968">
                <text:p>-0.005968</text:p>
              </table:table-cell>
              <table:table-cell office:value-type="float" office:value="0.051003">
                <text:p>0.051003</text:p>
              </table:table-cell>
              <table:table-cell office:value-type="float" office:value="0.039046">
                <text:p>0.03904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78636">
                <text:p>0.078636</text:p>
              </table:table-cell>
              <table:table-cell office:value-type="float" office:value="-0.006498">
                <text:p>-0.006498</text:p>
              </table:table-cell>
              <table:table-cell office:value-type="float" office:value="0.051531">
                <text:p>0.051531</text:p>
              </table:table-cell>
              <table:table-cell office:value-type="float" office:value="0.039282">
                <text:p>0.03928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78636">
                <text:p>0.078636</text:p>
              </table:table-cell>
              <table:table-cell office:value-type="float" office:value="-0.007003">
                <text:p>-0.007003</text:p>
              </table:table-cell>
              <table:table-cell office:value-type="float" office:value="0.051974">
                <text:p>0.051974</text:p>
              </table:table-cell>
              <table:table-cell office:value-type="float" office:value="0.039525">
                <text:p>0.0395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52424">
                <text:p>0.052424</text:p>
              </table:table-cell>
              <table:table-cell office:value-type="float" office:value="-0.007483">
                <text:p>-0.007483</text:p>
              </table:table-cell>
              <table:table-cell office:value-type="float" office:value="0.052343">
                <text:p>0.052343</text:p>
              </table:table-cell>
              <table:table-cell office:value-type="float" office:value="0.036046">
                <text:p>0.03604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52424">
                <text:p>0.052424</text:p>
              </table:table-cell>
              <table:table-cell office:value-type="float" office:value="-0.007941">
                <text:p>-0.007941</text:p>
              </table:table-cell>
              <table:table-cell office:value-type="float" office:value="0.052491">
                <text:p>0.052491</text:p>
              </table:table-cell>
              <table:table-cell office:value-type="float" office:value="0.036228">
                <text:p>0.03622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6553">
                <text:p>0.06553</text:p>
              </table:table-cell>
              <table:table-cell office:value-type="float" office:value="-0.008376">
                <text:p>-0.008376</text:p>
              </table:table-cell>
              <table:table-cell office:value-type="float" office:value="0.052425">
                <text:p>0.052425</text:p>
              </table:table-cell>
              <table:table-cell office:value-type="float" office:value="0.038265">
                <text:p>0.03826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39318">
                <text:p>0.039318</text:p>
              </table:table-cell>
              <table:table-cell office:value-type="float" office:value="-0.008792">
                <text:p>-0.008792</text:p>
              </table:table-cell>
              <table:table-cell office:value-type="float" office:value="0.052331">
                <text:p>0.052331</text:p>
              </table:table-cell>
              <table:table-cell office:value-type="float" office:value="0.034745">
                <text:p>0.03474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52424">
                <text:p>0.052424</text:p>
              </table:table-cell>
              <table:table-cell office:value-type="float" office:value="-0.009187">
                <text:p>-0.009187</text:p>
              </table:table-cell>
              <table:table-cell office:value-type="float" office:value="0.052844">
                <text:p>0.052844</text:p>
              </table:table-cell>
              <table:table-cell office:value-type="float" office:value="0.036758">
                <text:p>0.03675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39318">
                <text:p>0.039318</text:p>
              </table:table-cell>
              <table:table-cell office:value-type="float" office:value="-0.009563">
                <text:p>-0.009563</text:p>
              </table:table-cell>
              <table:table-cell office:value-type="float" office:value="0.053068">
                <text:p>0.053068</text:p>
              </table:table-cell>
              <table:table-cell office:value-type="float" office:value="0.035074">
                <text:p>0.03507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52424">
                <text:p>0.052424</text:p>
              </table:table-cell>
              <table:table-cell office:value-type="float" office:value="-0.009922">
                <text:p>-0.009922</text:p>
              </table:table-cell>
              <table:table-cell office:value-type="float" office:value="0.053062">
                <text:p>0.053062</text:p>
              </table:table-cell>
              <table:table-cell office:value-type="float" office:value="0.037087">
                <text:p>0.03708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52424">
                <text:p>0.052424</text:p>
              </table:table-cell>
              <table:table-cell office:value-type="float" office:value="-0.010263">
                <text:p>-0.010263</text:p>
              </table:table-cell>
              <table:table-cell office:value-type="float" office:value="0.052814">
                <text:p>0.052814</text:p>
              </table:table-cell>
              <table:table-cell office:value-type="float" office:value="0.037267">
                <text:p>0.03726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39318">
                <text:p>0.039318</text:p>
              </table:table-cell>
              <table:table-cell office:value-type="float" office:value="-0.010588">
                <text:p>-0.010588</text:p>
              </table:table-cell>
              <table:table-cell office:value-type="float" office:value="0.053422">
                <text:p>0.053422</text:p>
              </table:table-cell>
              <table:table-cell office:value-type="float" office:value="0.035586">
                <text:p>0.03558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0898">
                <text:p>-0.010898</text:p>
              </table:table-cell>
              <table:table-cell office:value-type="float" office:value="0.054182">
                <text:p>0.054182</text:p>
              </table:table-cell>
              <table:table-cell office:value-type="float" office:value="0.032009">
                <text:p>0.03200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39318">
                <text:p>0.039318</text:p>
              </table:table-cell>
              <table:table-cell office:value-type="float" office:value="-0.011193">
                <text:p>-0.011193</text:p>
              </table:table-cell>
              <table:table-cell office:value-type="float" office:value="0.054647">
                <text:p>0.054647</text:p>
              </table:table-cell>
              <table:table-cell office:value-type="float" office:value="0.035813">
                <text:p>0.03581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39318">
                <text:p>0.039318</text:p>
              </table:table-cell>
              <table:table-cell office:value-type="float" office:value="-0.011474">
                <text:p>-0.011474</text:p>
              </table:table-cell>
              <table:table-cell office:value-type="float" office:value="0.054517">
                <text:p>0.054517</text:p>
              </table:table-cell>
              <table:table-cell office:value-type="float" office:value="0.035946">
                <text:p>0.03594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39318">
                <text:p>0.039318</text:p>
              </table:table-cell>
              <table:table-cell office:value-type="float" office:value="-0.011742">
                <text:p>-0.011742</text:p>
              </table:table-cell>
              <table:table-cell office:value-type="float" office:value="0.053949">
                <text:p>0.053949</text:p>
              </table:table-cell>
              <table:table-cell office:value-type="float" office:value="0.036089">
                <text:p>0.03608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  <table:table-cell office:value-type="float" office:value="-0.011996">
                <text:p>-0.011996</text:p>
              </table:table-cell>
              <table:table-cell office:value-type="float" office:value="0.052833">
                <text:p>0.052833</text:p>
              </table:table-cell>
              <table:table-cell office:value-type="float" office:value="0.03065">
                <text:p>0.0306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2239">
                <text:p>-0.012239</text:p>
              </table:table-cell>
              <table:table-cell office:value-type="float" office:value="0.051549">
                <text:p>0.051549</text:p>
              </table:table-cell>
              <table:table-cell office:value-type="float" office:value="0.032566">
                <text:p>0.03256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247">
                <text:p>-0.01247</text:p>
              </table:table-cell>
              <table:table-cell office:value-type="float" office:value="0.04946">
                <text:p>0.04946</text:p>
              </table:table-cell>
              <table:table-cell office:value-type="float" office:value="0.032639">
                <text:p>0.03263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269">
                <text:p>-0.01269</text:p>
              </table:table-cell>
              <table:table-cell office:value-type="float" office:value="0.047535">
                <text:p>0.047535</text:p>
              </table:table-cell>
              <table:table-cell office:value-type="float" office:value="0.032717">
                <text:p>0.03271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29">
                <text:p>-0.0129</text:p>
              </table:table-cell>
              <table:table-cell office:value-type="float" office:value="0.045722">
                <text:p>0.045722</text:p>
              </table:table-cell>
              <table:table-cell office:value-type="float" office:value="0.034665">
                <text:p>0.03466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39318">
                <text:p>0.039318</text:p>
              </table:table-cell>
              <table:table-cell office:value-type="float" office:value="-0.0131">
                <text:p>-0.0131</text:p>
              </table:table-cell>
              <table:table-cell office:value-type="float" office:value="0.044112">
                <text:p>0.044112</text:p>
              </table:table-cell>
              <table:table-cell office:value-type="float" office:value="0.036646">
                <text:p>0.03664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329">
                <text:p>-0.01329</text:p>
              </table:table-cell>
              <table:table-cell office:value-type="float" office:value="0.042693">
                <text:p>0.042693</text:p>
              </table:table-cell>
              <table:table-cell office:value-type="float" office:value="0.033073">
                <text:p>0.03307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3471">
                <text:p>-0.013471</text:p>
              </table:table-cell>
              <table:table-cell office:value-type="float" office:value="0.04132">
                <text:p>0.04132</text:p>
              </table:table-cell>
              <table:table-cell office:value-type="float" office:value="0.035022">
                <text:p>0.03502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3643">
                <text:p>-0.013643</text:p>
              </table:table-cell>
              <table:table-cell office:value-type="float" office:value="0.040538">
                <text:p>0.040538</text:p>
              </table:table-cell>
              <table:table-cell office:value-type="float" office:value="0.035125">
                <text:p>0.03512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3807">
                <text:p>-0.013807</text:p>
              </table:table-cell>
              <table:table-cell office:value-type="float" office:value="0.040048">
                <text:p>0.040048</text:p>
              </table:table-cell>
              <table:table-cell office:value-type="float" office:value="0.03336">
                <text:p>0.0333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3964">
                <text:p>-0.013964</text:p>
              </table:table-cell>
              <table:table-cell office:value-type="float" office:value="0.04008">
                <text:p>0.04008</text:p>
              </table:table-cell>
              <table:table-cell office:value-type="float" office:value="0.03529">
                <text:p>0.0352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4113">
                <text:p>-0.014113</text:p>
              </table:table-cell>
              <table:table-cell office:value-type="float" office:value="0.039965">
                <text:p>0.039965</text:p>
              </table:table-cell>
              <table:table-cell office:value-type="float" office:value="0.035385">
                <text:p>0.03538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4255">
                <text:p>-0.014255</text:p>
              </table:table-cell>
              <table:table-cell office:value-type="float" office:value="0.039722">
                <text:p>0.039722</text:p>
              </table:table-cell>
              <table:table-cell office:value-type="float" office:value="0.035486">
                <text:p>0.03548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439">
                <text:p>-0.01439</text:p>
              </table:table-cell>
              <table:table-cell office:value-type="float" office:value="0.039322">
                <text:p>0.039322</text:p>
              </table:table-cell>
              <table:table-cell office:value-type="float" office:value="0.035589">
                <text:p>0.03558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4519">
                <text:p>-0.014519</text:p>
              </table:table-cell>
              <table:table-cell office:value-type="float" office:value="0.038582">
                <text:p>0.038582</text:p>
              </table:table-cell>
              <table:table-cell office:value-type="float" office:value="0.035692">
                <text:p>0.03569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39318">
                <text:p>0.039318</text:p>
              </table:table-cell>
              <table:table-cell office:value-type="float" office:value="-0.014641">
                <text:p>-0.014641</text:p>
              </table:table-cell>
              <table:table-cell office:value-type="float" office:value="0.038166">
                <text:p>0.038166</text:p>
              </table:table-cell>
              <table:table-cell office:value-type="float" office:value="0.037654">
                <text:p>0.03765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6553">
                <text:p>0.06553</text:p>
              </table:table-cell>
              <table:table-cell office:value-type="float" office:value="-0.014758">
                <text:p>-0.014758</text:p>
              </table:table-cell>
              <table:table-cell office:value-type="float" office:value="0.038531">
                <text:p>0.038531</text:p>
              </table:table-cell>
              <table:table-cell office:value-type="float" office:value="0.041507">
                <text:p>0.04150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4869">
                <text:p>-0.014869</text:p>
              </table:table-cell>
              <table:table-cell office:value-type="float" office:value="0.039326">
                <text:p>0.039326</text:p>
              </table:table-cell>
              <table:table-cell office:value-type="float" office:value="0.034249">
                <text:p>0.03424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4975">
                <text:p>-0.014975</text:p>
              </table:table-cell>
              <table:table-cell office:value-type="float" office:value="0.041012">
                <text:p>0.041012</text:p>
              </table:table-cell>
              <table:table-cell office:value-type="float" office:value="0.03618">
                <text:p>0.0361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5076">
                <text:p>-0.015076</text:p>
              </table:table-cell>
              <table:table-cell office:value-type="float" office:value="0.04263">
                <text:p>0.04263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39318">
                <text:p>0.039318</text:p>
              </table:table-cell>
              <table:table-cell office:value-type="float" office:value="-0.015172">
                <text:p>-0.015172</text:p>
              </table:table-cell>
              <table:table-cell office:value-type="float" office:value="0.043924">
                <text:p>0.043924</text:p>
              </table:table-cell>
              <table:table-cell office:value-type="float" office:value="0.038174">
                <text:p>0.03817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5263">
                <text:p>-0.015263</text:p>
              </table:table-cell>
              <table:table-cell office:value-type="float" office:value="0.04518">
                <text:p>0.04518</text:p>
              </table:table-cell>
              <table:table-cell office:value-type="float" office:value="0.03643">
                <text:p>0.0364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535">
                <text:p>-0.01535</text:p>
              </table:table-cell>
              <table:table-cell office:value-type="float" office:value="0.046581">
                <text:p>0.046581</text:p>
              </table:table-cell>
              <table:table-cell office:value-type="float" office:value="0.03653">
                <text:p>0.0365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-0.015433">
                <text:p>-0.015433</text:p>
              </table:table-cell>
              <table:table-cell office:value-type="float" office:value="0.04801">
                <text:p>0.04801</text:p>
              </table:table-cell>
              <table:table-cell office:value-type="float" office:value="0.032907">
                <text:p>0.03290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5512">
                <text:p>-0.015512</text:p>
              </table:table-cell>
              <table:table-cell office:value-type="float" office:value="0.049036">
                <text:p>0.049036</text:p>
              </table:table-cell>
              <table:table-cell office:value-type="float" office:value="0.034807">
                <text:p>0.03480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5587">
                <text:p>-0.015587</text:p>
              </table:table-cell>
              <table:table-cell office:value-type="float" office:value="0.049729">
                <text:p>0.049729</text:p>
              </table:table-cell>
              <table:table-cell office:value-type="float" office:value="0.034869">
                <text:p>0.03486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5659">
                <text:p>-0.015659</text:p>
              </table:table-cell>
              <table:table-cell office:value-type="float" office:value="0.050067">
                <text:p>0.050067</text:p>
              </table:table-cell>
              <table:table-cell office:value-type="float" office:value="0.034936">
                <text:p>0.03493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5727">
                <text:p>-0.015727</text:p>
              </table:table-cell>
              <table:table-cell office:value-type="float" office:value="0.050196">
                <text:p>0.050196</text:p>
              </table:table-cell>
              <table:table-cell office:value-type="float" office:value="0.035008">
                <text:p>0.03500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  <table:table-cell office:value-type="float" office:value="-0.015792">
                <text:p>-0.015792</text:p>
              </table:table-cell>
              <table:table-cell office:value-type="float" office:value="0.05038">
                <text:p>0.05038</text:p>
              </table:table-cell>
              <table:table-cell office:value-type="float" office:value="0.03322">
                <text:p>0.0332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5854">
                <text:p>-0.015854</text:p>
              </table:table-cell>
              <table:table-cell office:value-type="float" office:value="0.050703">
                <text:p>0.050703</text:p>
              </table:table-cell>
              <table:table-cell office:value-type="float" office:value="0.035123">
                <text:p>0.03512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5913">
                <text:p>-0.015913</text:p>
              </table:table-cell>
              <table:table-cell office:value-type="float" office:value="0.051179">
                <text:p>0.051179</text:p>
              </table:table-cell>
              <table:table-cell office:value-type="float" office:value="0.031467">
                <text:p>0.03146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-0.015969">
                <text:p>-0.015969</text:p>
              </table:table-cell>
              <table:table-cell office:value-type="float" office:value="0.051817">
                <text:p>0.051817</text:p>
              </table:table-cell>
              <table:table-cell office:value-type="float" office:value="0.033337">
                <text:p>0.03333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26212">
                <text:p>0.026212</text:p>
              </table:table-cell>
              <table:table-cell office:value-type="float" office:value="-0.016023">
                <text:p>-0.016023</text:p>
              </table:table-cell>
              <table:table-cell office:value-type="float" office:value="0.052528">
                <text:p>0.052528</text:p>
              </table:table-cell>
              <table:table-cell office:value-type="float" office:value="0.037097">
                <text:p>0.03709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6074">
                <text:p>-0.016074</text:p>
              </table:table-cell>
              <table:table-cell office:value-type="float" office:value="0.053243">
                <text:p>0.053243</text:p>
              </table:table-cell>
              <table:table-cell office:value-type="float" office:value="0.031612">
                <text:p>0.03161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-0.016122">
                <text:p>-0.016122</text:p>
              </table:table-cell>
              <table:table-cell office:value-type="float" office:value="0.054032">
                <text:p>0.054032</text:p>
              </table:table-cell>
              <table:table-cell office:value-type="float" office:value="0.033491">
                <text:p>0.03349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  <table:table-cell office:value-type="float" office:value="-0.016168">
                <text:p>-0.016168</text:p>
              </table:table-cell>
              <table:table-cell office:value-type="float" office:value="0.054903">
                <text:p>0.054903</text:p>
              </table:table-cell>
              <table:table-cell office:value-type="float" office:value="0.033529">
                <text:p>0.03352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6212">
                <text:p>-0.016212</text:p>
              </table:table-cell>
              <table:table-cell office:value-type="float" office:value="0.055729">
                <text:p>0.055729</text:p>
              </table:table-cell>
              <table:table-cell office:value-type="float" office:value="0.031703">
                <text:p>0.03170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6254">
                <text:p>-0.016254</text:p>
              </table:table-cell>
              <table:table-cell office:value-type="float" office:value="0.056581">
                <text:p>0.056581</text:p>
              </table:table-cell>
              <table:table-cell office:value-type="float" office:value="0.031711">
                <text:p>0.03171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6294">
                <text:p>-0.016294</text:p>
              </table:table-cell>
              <table:table-cell office:value-type="float" office:value="0.057469">
                <text:p>0.057469</text:p>
              </table:table-cell>
              <table:table-cell office:value-type="float" office:value="0.031717">
                <text:p>0.03171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6332">
                <text:p>-0.016332</text:p>
              </table:table-cell>
              <table:table-cell office:value-type="float" office:value="0.058497">
                <text:p>0.058497</text:p>
              </table:table-cell>
              <table:table-cell office:value-type="float" office:value="0.031727">
                <text:p>0.03172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6368">
                <text:p>-0.016368</text:p>
              </table:table-cell>
              <table:table-cell office:value-type="float" office:value="0.058979">
                <text:p>0.058979</text:p>
              </table:table-cell>
              <table:table-cell office:value-type="float" office:value="0.029878">
                <text:p>0.02987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6403">
                <text:p>-0.016403</text:p>
              </table:table-cell>
              <table:table-cell office:value-type="float" office:value="0.059204">
                <text:p>0.059204</text:p>
              </table:table-cell>
              <table:table-cell office:value-type="float" office:value="0.028001">
                <text:p>0.02800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6436">
                <text:p>-0.016436</text:p>
              </table:table-cell>
              <table:table-cell office:value-type="float" office:value="0.059604">
                <text:p>0.059604</text:p>
              </table:table-cell>
              <table:table-cell office:value-type="float" office:value="0.022367">
                <text:p>0.02236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6467">
                <text:p>-0.016467</text:p>
              </table:table-cell>
              <table:table-cell office:value-type="float" office:value="0.059072">
                <text:p>0.059072</text:p>
              </table:table-cell>
              <table:table-cell office:value-type="float" office:value="0.02409">
                <text:p>0.0240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6497">
                <text:p>-0.016497</text:p>
              </table:table-cell>
              <table:table-cell office:value-type="float" office:value="0.058347">
                <text:p>0.058347</text:p>
              </table:table-cell>
              <table:table-cell office:value-type="float" office:value="0.02398">
                <text:p>0.0239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6525">
                <text:p>-0.016525</text:p>
              </table:table-cell>
              <table:table-cell office:value-type="float" office:value="0.056945">
                <text:p>0.056945</text:p>
              </table:table-cell>
              <table:table-cell office:value-type="float" office:value="0.023886">
                <text:p>0.02388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6552">
                <text:p>-0.016552</text:p>
              </table:table-cell>
              <table:table-cell office:value-type="float" office:value="0.054665">
                <text:p>0.054665</text:p>
              </table:table-cell>
              <table:table-cell office:value-type="float" office:value="0.020082">
                <text:p>0.02008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6578">
                <text:p>-0.016578</text:p>
              </table:table-cell>
              <table:table-cell office:value-type="float" office:value="0.051956">
                <text:p>0.051956</text:p>
              </table:table-cell>
              <table:table-cell office:value-type="float" office:value="0.018084">
                <text:p>0.01808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16602">
                <text:p>-0.016602</text:p>
              </table:table-cell>
              <table:table-cell office:value-type="float" office:value="0.048856">
                <text:p>0.048856</text:p>
              </table:table-cell>
              <table:table-cell office:value-type="float" office:value="0.016049">
                <text:p>0.01604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6626">
                <text:p>-0.016626</text:p>
              </table:table-cell>
              <table:table-cell office:value-type="float" office:value="0.045149">
                <text:p>0.045149</text:p>
              </table:table-cell>
              <table:table-cell office:value-type="float" office:value="0.019567">
                <text:p>0.01956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6648">
                <text:p>-0.016648</text:p>
              </table:table-cell>
              <table:table-cell office:value-type="float" office:value="0.041571">
                <text:p>0.041571</text:p>
              </table:table-cell>
              <table:table-cell office:value-type="float" office:value="0.019425">
                <text:p>0.0194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13106">
                <text:p>-0.13106</text:p>
              </table:table-cell>
              <table:table-cell office:value-type="float" office:value="-0.016669">
                <text:p>-0.016669</text:p>
              </table:table-cell>
              <table:table-cell office:value-type="float" office:value="0.037922">
                <text:p>0.037922</text:p>
              </table:table-cell>
              <table:table-cell office:value-type="float" office:value="0.013709">
                <text:p>0.01370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6689">
                <text:p>-0.016689</text:p>
              </table:table-cell>
              <table:table-cell office:value-type="float" office:value="0.034698">
                <text:p>0.034698</text:p>
              </table:table-cell>
              <table:table-cell office:value-type="float" office:value="0.020938">
                <text:p>0.02093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6708">
                <text:p>-0.016708</text:p>
              </table:table-cell>
              <table:table-cell office:value-type="float" office:value="0.031143">
                <text:p>0.031143</text:p>
              </table:table-cell>
              <table:table-cell office:value-type="float" office:value="0.018967">
                <text:p>0.01896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6727">
                <text:p>-0.016727</text:p>
              </table:table-cell>
              <table:table-cell office:value-type="float" office:value="0.02787">
                <text:p>0.02787</text:p>
              </table:table-cell>
              <table:table-cell office:value-type="float" office:value="0.018834">
                <text:p>0.01883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6744">
                <text:p>-0.016744</text:p>
              </table:table-cell>
              <table:table-cell office:value-type="float" office:value="0.025159">
                <text:p>0.025159</text:p>
              </table:table-cell>
              <table:table-cell office:value-type="float" office:value="0.020558">
                <text:p>0.02055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6761">
                <text:p>-0.016761</text:p>
              </table:table-cell>
              <table:table-cell office:value-type="float" office:value="0.022274">
                <text:p>0.022274</text:p>
              </table:table-cell>
              <table:table-cell office:value-type="float" office:value="0.020442">
                <text:p>0.02044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6777">
                <text:p>-0.016777</text:p>
              </table:table-cell>
              <table:table-cell office:value-type="float" office:value="0.019312">
                <text:p>0.019312</text:p>
              </table:table-cell>
              <table:table-cell office:value-type="float" office:value="0.022184">
                <text:p>0.02218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6792">
                <text:p>-0.016792</text:p>
              </table:table-cell>
              <table:table-cell office:value-type="float" office:value="0.01675">
                <text:p>0.01675</text:p>
              </table:table-cell>
              <table:table-cell office:value-type="float" office:value="0.020228">
                <text:p>0.02022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6806">
                <text:p>-0.016806</text:p>
              </table:table-cell>
              <table:table-cell office:value-type="float" office:value="0.014532">
                <text:p>0.014532</text:p>
              </table:table-cell>
              <table:table-cell office:value-type="float" office:value="0.021963">
                <text:p>0.02196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1682">
                <text:p>-0.01682</text:p>
              </table:table-cell>
              <table:table-cell office:value-type="float" office:value="0.012583">
                <text:p>0.012583</text:p>
              </table:table-cell>
              <table:table-cell office:value-type="float" office:value="0.025587">
                <text:p>0.02558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6833">
                <text:p>-0.016833</text:p>
              </table:table-cell>
              <table:table-cell office:value-type="float" office:value="0.011114">
                <text:p>0.011114</text:p>
              </table:table-cell>
              <table:table-cell office:value-type="float" office:value="0.021823">
                <text:p>0.02182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16845">
                <text:p>-0.016845</text:p>
              </table:table-cell>
              <table:table-cell office:value-type="float" office:value="0.010073">
                <text:p>0.010073</text:p>
              </table:table-cell>
              <table:table-cell office:value-type="float" office:value="0.02359">
                <text:p>0.0235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6857">
                <text:p>-0.016857</text:p>
              </table:table-cell>
              <table:table-cell office:value-type="float" office:value="0.009287">
                <text:p>0.009287</text:p>
              </table:table-cell>
              <table:table-cell office:value-type="float" office:value="0.027241">
                <text:p>0.02724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6868">
                <text:p>-0.016868</text:p>
              </table:table-cell>
              <table:table-cell office:value-type="float" office:value="0.008755">
                <text:p>0.008755</text:p>
              </table:table-cell>
              <table:table-cell office:value-type="float" office:value="0.027227">
                <text:p>0.02722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16879">
                <text:p>-0.016879</text:p>
              </table:table-cell>
              <table:table-cell office:value-type="float" office:value="0.00876">
                <text:p>0.00876</text:p>
              </table:table-cell>
              <table:table-cell office:value-type="float" office:value="0.029079">
                <text:p>0.02907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6889">
                <text:p>-0.016889</text:p>
              </table:table-cell>
              <table:table-cell office:value-type="float" office:value="0.009513">
                <text:p>0.009513</text:p>
              </table:table-cell>
              <table:table-cell office:value-type="float" office:value="0.027234">
                <text:p>0.02723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6898">
                <text:p>-0.016898</text:p>
              </table:table-cell>
              <table:table-cell office:value-type="float" office:value="0.011174">
                <text:p>0.011174</text:p>
              </table:table-cell>
              <table:table-cell office:value-type="float" office:value="0.027214">
                <text:p>0.02721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39318">
                <text:p>0.039318</text:p>
              </table:table-cell>
              <table:table-cell office:value-type="float" office:value="-0.016908">
                <text:p>-0.016908</text:p>
              </table:table-cell>
              <table:table-cell office:value-type="float" office:value="0.012537">
                <text:p>0.012537</text:p>
              </table:table-cell>
              <table:table-cell office:value-type="float" office:value="0.036496">
                <text:p>0.03649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  <table:table-cell office:value-type="float" office:value="-0.016916">
                <text:p>-0.016916</text:p>
              </table:table-cell>
              <table:table-cell office:value-type="float" office:value="0.013438">
                <text:p>0.013438</text:p>
              </table:table-cell>
              <table:table-cell office:value-type="float" office:value="0.03103">
                <text:p>0.0310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  <table:table-cell office:value-type="float" office:value="-0.016925">
                <text:p>-0.016925</text:p>
              </table:table-cell>
              <table:table-cell office:value-type="float" office:value="0.014154">
                <text:p>0.014154</text:p>
              </table:table-cell>
              <table:table-cell office:value-type="float" office:value="0.031071">
                <text:p>0.03107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19659">
                <text:p>-0.19659</text:p>
              </table:table-cell>
              <table:table-cell office:value-type="float" office:value="-0.016933">
                <text:p>-0.016933</text:p>
              </table:table-cell>
              <table:table-cell office:value-type="float" office:value="0.014934">
                <text:p>0.014934</text:p>
              </table:table-cell>
              <table:table-cell office:value-type="float" office:value="0.003167">
                <text:p>0.00316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13106">
                <text:p>0.013106</text:p>
              </table:table-cell>
              <table:table-cell office:value-type="float" office:value="-0.01694">
                <text:p>-0.01694</text:p>
              </table:table-cell>
              <table:table-cell office:value-type="float" office:value="0.015781">
                <text:p>0.015781</text:p>
              </table:table-cell>
              <table:table-cell office:value-type="float" office:value="0.032521">
                <text:p>0.03252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-0.016948">
                <text:p>-0.016948</text:p>
              </table:table-cell>
              <table:table-cell office:value-type="float" office:value="0.017674">
                <text:p>0.017674</text:p>
              </table:table-cell>
              <table:table-cell office:value-type="float" office:value="0.030679">
                <text:p>0.03067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6955">
                <text:p>-0.016955</text:p>
              </table:table-cell>
              <table:table-cell office:value-type="float" office:value="0.023134">
                <text:p>0.023134</text:p>
              </table:table-cell>
              <table:table-cell office:value-type="float" office:value="0.027017">
                <text:p>0.02701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16961">
                <text:p>-0.016961</text:p>
              </table:table-cell>
              <table:table-cell office:value-type="float" office:value="0.029332">
                <text:p>0.029332</text:p>
              </table:table-cell>
              <table:table-cell office:value-type="float" office:value="0.027051">
                <text:p>0.02705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026212">
                <text:p>-0.026212</text:p>
              </table:table-cell>
              <table:table-cell office:value-type="float" office:value="0">
                <text:p>0</text:p>
              </table:table-cell>
              <table:table-cell office:value-type="float" office:value="0.034892">
                <text:p>0.034892</text:p>
              </table:table-cell>
              <table:table-cell office:value-type="float" office:value="0.024656">
                <text:p>0.02465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9171">
                <text:p>0.039171</text:p>
              </table:table-cell>
              <table:table-cell office:value-type="float" office:value="0.028332">
                <text:p>0.02833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  <table:table-cell office:value-type="float" office:value="0.010714">
                <text:p>0.010714</text:p>
              </table:table-cell>
              <table:table-cell office:value-type="float" office:value="0.041139">
                <text:p>0.041139</text:p>
              </table:table-cell>
              <table:table-cell office:value-type="float" office:value="0.026805">
                <text:p>0.02680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21344">
                <text:p>0.021344</text:p>
              </table:table-cell>
              <table:table-cell office:value-type="float" office:value="0.041264">
                <text:p>0.041264</text:p>
              </table:table-cell>
              <table:table-cell office:value-type="float" office:value="0.023404">
                <text:p>0.02340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31888">
                <text:p>0.031888</text:p>
              </table:table-cell>
              <table:table-cell office:value-type="float" office:value="0.037273">
                <text:p>0.037273</text:p>
              </table:table-cell>
              <table:table-cell office:value-type="float" office:value="0.012509">
                <text:p>0.01250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13106">
                <text:p>-0.13106</text:p>
              </table:table-cell>
              <table:table-cell office:value-type="float" office:value="0.04235">
                <text:p>0.04235</text:p>
              </table:table-cell>
              <table:table-cell office:value-type="float" office:value="0.034631">
                <text:p>0.034631</text:p>
              </table:table-cell>
              <table:table-cell office:value-type="float" office:value="0.003308">
                <text:p>0.00330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13106">
                <text:p>-0.13106</text:p>
              </table:table-cell>
              <table:table-cell office:value-type="float" office:value="0.052728">
                <text:p>0.052728</text:p>
              </table:table-cell>
              <table:table-cell office:value-type="float" office:value="0.033378">
                <text:p>0.033378</text:p>
              </table:table-cell>
              <table:table-cell office:value-type="float" office:value="0.001417">
                <text:p>0.00141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63024">
                <text:p>0.063024</text:p>
              </table:table-cell>
              <table:table-cell office:value-type="float" office:value="0.031497">
                <text:p>0.031497</text:p>
              </table:table-cell>
              <table:table-cell office:value-type="float" office:value="0.005114">
                <text:p>0.00511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73238">
                <text:p>0.073238</text:p>
              </table:table-cell>
              <table:table-cell office:value-type="float" office:value="0.028564">
                <text:p>0.028564</text:p>
              </table:table-cell>
              <table:table-cell office:value-type="float" office:value="0.003349">
                <text:p>0.00334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117954">
                <text:p>-0.117954</text:p>
              </table:table-cell>
              <table:table-cell office:value-type="float" office:value="0.083371">
                <text:p>0.083371</text:p>
              </table:table-cell>
              <table:table-cell office:value-type="float" office:value="0.024776">
                <text:p>0.024776</text:p>
              </table:table-cell>
              <table:table-cell office:value-type="float" office:value="-0.002102">
                <text:p>-0.00210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0.117954">
                <text:p>-0.117954</text:p>
              </table:table-cell>
              <table:table-cell office:value-type="float" office:value="0.093423">
                <text:p>0.093423</text:p>
              </table:table-cell>
              <table:table-cell office:value-type="float" office:value="0.021182">
                <text:p>0.021182</text:p>
              </table:table-cell>
              <table:table-cell office:value-type="float" office:value="-0.003884">
                <text:p>-0.00388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117954">
                <text:p>-0.117954</text:p>
              </table:table-cell>
              <table:table-cell office:value-type="float" office:value="0.103396">
                <text:p>0.103396</text:p>
              </table:table-cell>
              <table:table-cell office:value-type="float" office:value="0.01742">
                <text:p>0.01742</text:p>
              </table:table-cell>
              <table:table-cell office:value-type="float" office:value="-0.005689">
                <text:p>-0.00568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117954">
                <text:p>-0.117954</text:p>
              </table:table-cell>
              <table:table-cell office:value-type="float" office:value="0.11329">
                <text:p>0.11329</text:p>
              </table:table-cell>
              <table:table-cell office:value-type="float" office:value="0.012682">
                <text:p>0.012682</text:p>
              </table:table-cell>
              <table:table-cell office:value-type="float" office:value="-0.007519">
                <text:p>-0.00751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117954">
                <text:p>-0.117954</text:p>
              </table:table-cell>
              <table:table-cell office:value-type="float" office:value="0.123105">
                <text:p>0.123105</text:p>
              </table:table-cell>
              <table:table-cell office:value-type="float" office:value="0.007338">
                <text:p>0.007338</text:p>
              </table:table-cell>
              <table:table-cell office:value-type="float" office:value="-0.009369">
                <text:p>-0.00936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117954">
                <text:p>-0.117954</text:p>
              </table:table-cell>
              <table:table-cell office:value-type="float" office:value="0.132842">
                <text:p>0.132842</text:p>
              </table:table-cell>
              <table:table-cell office:value-type="float" office:value="0.003494">
                <text:p>0.003494</text:p>
              </table:table-cell>
              <table:table-cell office:value-type="float" office:value="-0.011232">
                <text:p>-0.01123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104848">
                <text:p>-0.104848</text:p>
              </table:table-cell>
              <table:table-cell office:value-type="float" office:value="0.142502">
                <text:p>0.142502</text:p>
              </table:table-cell>
              <table:table-cell office:value-type="float" office:value="0.000479">
                <text:p>0.000479</text:p>
              </table:table-cell>
              <table:table-cell office:value-type="float" office:value="-0.011245">
                <text:p>-0.01124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091742">
                <text:p>-0.091742</text:p>
              </table:table-cell>
              <table:table-cell office:value-type="float" office:value="0.152086">
                <text:p>0.152086</text:p>
              </table:table-cell>
              <table:table-cell office:value-type="float" office:value="-0.003335">
                <text:p>-0.003335</text:p>
              </table:table-cell>
              <table:table-cell office:value-type="float" office:value="-0.011236">
                <text:p>-0.01123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091742">
                <text:p>-0.091742</text:p>
              </table:table-cell>
              <table:table-cell office:value-type="float" office:value="0.161593">
                <text:p>0.161593</text:p>
              </table:table-cell>
              <table:table-cell office:value-type="float" office:value="-0.006761">
                <text:p>-0.006761</text:p>
              </table:table-cell>
              <table:table-cell office:value-type="float" office:value="-0.013064">
                <text:p>-0.01306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06553">
                <text:p>-0.06553</text:p>
              </table:table-cell>
              <table:table-cell office:value-type="float" office:value="0.171025">
                <text:p>0.171025</text:p>
              </table:table-cell>
              <table:table-cell office:value-type="float" office:value="-0.009434">
                <text:p>-0.009434</text:p>
              </table:table-cell>
              <table:table-cell office:value-type="float" office:value="-0.011175">
                <text:p>-0.01117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0.091742">
                <text:p>-0.091742</text:p>
              </table:table-cell>
              <table:table-cell office:value-type="float" office:value="0.180382">
                <text:p>0.180382</text:p>
              </table:table-cell>
              <table:table-cell office:value-type="float" office:value="-0.011857">
                <text:p>-0.011857</text:p>
              </table:table-cell>
              <table:table-cell office:value-type="float" office:value="-0.016688">
                <text:p>-0.01668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0.091742">
                <text:p>-0.091742</text:p>
              </table:table-cell>
              <table:table-cell office:value-type="float" office:value="0.189664">
                <text:p>0.189664</text:p>
              </table:table-cell>
              <table:table-cell office:value-type="float" office:value="-0.014412">
                <text:p>-0.014412</text:p>
              </table:table-cell>
              <table:table-cell office:value-type="float" office:value="-0.01855">
                <text:p>-0.0185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0.091742">
                <text:p>-0.091742</text:p>
              </table:table-cell>
              <table:table-cell office:value-type="float" office:value="0.198873">
                <text:p>0.198873</text:p>
              </table:table-cell>
              <table:table-cell office:value-type="float" office:value="-0.017003">
                <text:p>-0.017003</text:p>
              </table:table-cell>
              <table:table-cell office:value-type="float" office:value="-0.020433">
                <text:p>-0.02043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06553">
                <text:p>-0.06553</text:p>
              </table:table-cell>
              <table:table-cell office:value-type="float" office:value="0.208009">
                <text:p>0.208009</text:p>
              </table:table-cell>
              <table:table-cell office:value-type="float" office:value="-0.019395">
                <text:p>-0.019395</text:p>
              </table:table-cell>
              <table:table-cell office:value-type="float" office:value="-0.018605">
                <text:p>-0.01860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078636">
                <text:p>-0.078636</text:p>
              </table:table-cell>
              <table:table-cell office:value-type="float" office:value="0.217073">
                <text:p>0.217073</text:p>
              </table:table-cell>
              <table:table-cell office:value-type="float" office:value="-0.021625">
                <text:p>-0.021625</text:p>
              </table:table-cell>
              <table:table-cell office:value-type="float" office:value="-0.022306">
                <text:p>-0.02230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078636">
                <text:p>-0.078636</text:p>
              </table:table-cell>
              <table:table-cell office:value-type="float" office:value="0.226064">
                <text:p>0.226064</text:p>
              </table:table-cell>
              <table:table-cell office:value-type="float" office:value="-0.024448">
                <text:p>-0.024448</text:p>
              </table:table-cell>
              <table:table-cell office:value-type="float" office:value="-0.024172">
                <text:p>-0.02417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0.078636">
                <text:p>-0.078636</text:p>
              </table:table-cell>
              <table:table-cell office:value-type="float" office:value="0.234984">
                <text:p>0.234984</text:p>
              </table:table-cell>
              <table:table-cell office:value-type="float" office:value="-0.027872">
                <text:p>-0.027872</text:p>
              </table:table-cell>
              <table:table-cell office:value-type="float" office:value="-0.026047">
                <text:p>-0.02604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144166">
                <text:p>0.144166</text:p>
              </table:table-cell>
              <table:table-cell office:value-type="float" office:value="0.243834">
                <text:p>0.243834</text:p>
              </table:table-cell>
              <table:table-cell office:value-type="float" office:value="-0.03155">
                <text:p>-0.03155</text:p>
              </table:table-cell>
              <table:table-cell office:value-type="float" office:value="0.003726">
                <text:p>0.00372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091742">
                <text:p>-0.091742</text:p>
              </table:table-cell>
              <table:table-cell office:value-type="float" office:value="0.252613">
                <text:p>0.252613</text:p>
              </table:table-cell>
              <table:table-cell office:value-type="float" office:value="-0.035468">
                <text:p>-0.035468</text:p>
              </table:table-cell>
              <table:table-cell office:value-type="float" office:value="-0.031166">
                <text:p>-0.03116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0.170378">
                <text:p>-0.170378</text:p>
              </table:table-cell>
              <table:table-cell office:value-type="float" office:value="0.261322">
                <text:p>0.261322</text:p>
              </table:table-cell>
              <table:table-cell office:value-type="float" office:value="-0.038954">
                <text:p>-0.038954</text:p>
              </table:table-cell>
              <table:table-cell office:value-type="float" office:value="-0.044238">
                <text:p>-0.04423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0.091742">
                <text:p>-0.091742</text:p>
              </table:table-cell>
              <table:table-cell office:value-type="float" office:value="0.269962">
                <text:p>0.269962</text:p>
              </table:table-cell>
              <table:table-cell office:value-type="float" office:value="-0.043062">
                <text:p>-0.043062</text:p>
              </table:table-cell>
              <table:table-cell office:value-type="float" office:value="-0.03523">
                <text:p>-0.0352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026212">
                <text:p>-0.026212</text:p>
              </table:table-cell>
              <table:table-cell office:value-type="float" office:value="0.278534">
                <text:p>0.278534</text:p>
              </table:table-cell>
              <table:table-cell office:value-type="float" office:value="-0.05018">
                <text:p>-0.05018</text:p>
              </table:table-cell>
              <table:table-cell office:value-type="float" office:value="-0.027952">
                <text:p>-0.02795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039318">
                <text:p>-0.039318</text:p>
              </table:table-cell>
              <table:table-cell office:value-type="float" office:value="0.287038">
                <text:p>0.287038</text:p>
              </table:table-cell>
              <table:table-cell office:value-type="float" office:value="-0.058026">
                <text:p>-0.058026</text:p>
              </table:table-cell>
              <table:table-cell office:value-type="float" office:value="-0.031651">
                <text:p>-0.03165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039318">
                <text:p>-0.039318</text:p>
              </table:table-cell>
              <table:table-cell office:value-type="float" office:value="0.295474">
                <text:p>0.295474</text:p>
              </table:table-cell>
              <table:table-cell office:value-type="float" office:value="-0.064949">
                <text:p>-0.064949</text:p>
              </table:table-cell>
              <table:table-cell office:value-type="float" office:value="-0.033463">
                <text:p>-0.03346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06553">
                <text:p>-0.06553</text:p>
              </table:table-cell>
              <table:table-cell office:value-type="float" office:value="0.303843">
                <text:p>0.303843</text:p>
              </table:table-cell>
              <table:table-cell office:value-type="float" office:value="-0.071057">
                <text:p>-0.071057</text:p>
              </table:table-cell>
              <table:table-cell office:value-type="float" office:value="-0.038996">
                <text:p>-0.03899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0.026212">
                <text:p>-0.026212</text:p>
              </table:table-cell>
              <table:table-cell office:value-type="float" office:value="0.312146">
                <text:p>0.312146</text:p>
              </table:table-cell>
              <table:table-cell office:value-type="float" office:value="-0.074528">
                <text:p>-0.074528</text:p>
              </table:table-cell>
              <table:table-cell office:value-type="float" office:value="-0.035305">
                <text:p>-0.03530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  <table:table-cell office:value-type="float" office:value="0.320383">
                <text:p>0.320383</text:p>
              </table:table-cell>
              <table:table-cell office:value-type="float" office:value="-0.077333">
                <text:p>-0.077333</text:p>
              </table:table-cell>
              <table:table-cell office:value-type="float" office:value="-0.033417">
                <text:p>-0.03341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  <table:table-cell office:value-type="float" office:value="0.328555">
                <text:p>0.328555</text:p>
              </table:table-cell>
              <table:table-cell office:value-type="float" office:value="-0.079292">
                <text:p>-0.079292</text:p>
              </table:table-cell>
              <table:table-cell office:value-type="float" office:value="-0.035205">
                <text:p>-0.03520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13106">
                <text:p>0.013106</text:p>
              </table:table-cell>
              <table:table-cell office:value-type="float" office:value="0.336661">
                <text:p>0.336661</text:p>
              </table:table-cell>
              <table:table-cell office:value-type="float" office:value="-0.08073">
                <text:p>-0.08073</text:p>
              </table:table-cell>
              <table:table-cell office:value-type="float" office:value="-0.03514">
                <text:p>-0.0351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13106">
                <text:p>0.013106</text:p>
              </table:table-cell>
              <table:table-cell office:value-type="float" office:value="0.344704">
                <text:p>0.344704</text:p>
              </table:table-cell>
              <table:table-cell office:value-type="float" office:value="-0.083101">
                <text:p>-0.083101</text:p>
              </table:table-cell>
              <table:table-cell office:value-type="float" office:value="-0.036925">
                <text:p>-0.0369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13106">
                <text:p>0.013106</text:p>
              </table:table-cell>
              <table:table-cell office:value-type="float" office:value="0.352682">
                <text:p>0.352682</text:p>
              </table:table-cell>
              <table:table-cell office:value-type="float" office:value="-0.0856">
                <text:p>-0.0856</text:p>
              </table:table-cell>
              <table:table-cell office:value-type="float" office:value="-0.038728">
                <text:p>-0.03872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  <table:table-cell office:value-type="float" office:value="0.360597">
                <text:p>0.360597</text:p>
              </table:table-cell>
              <table:table-cell office:value-type="float" office:value="-0.088657">
                <text:p>-0.088657</text:p>
              </table:table-cell>
              <table:table-cell office:value-type="float" office:value="-0.042408">
                <text:p>-0.04240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39318">
                <text:p>0.039318</text:p>
              </table:table-cell>
              <table:table-cell office:value-type="float" office:value="0.36845">
                <text:p>0.36845</text:p>
              </table:table-cell>
              <table:table-cell office:value-type="float" office:value="-0.092354">
                <text:p>-0.092354</text:p>
              </table:table-cell>
              <table:table-cell office:value-type="float" office:value="-0.038681">
                <text:p>-0.03868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39318">
                <text:p>0.039318</text:p>
              </table:table-cell>
              <table:table-cell office:value-type="float" office:value="0.37624">
                <text:p>0.37624</text:p>
              </table:table-cell>
              <table:table-cell office:value-type="float" office:value="-0.096013">
                <text:p>-0.096013</text:p>
              </table:table-cell>
              <table:table-cell office:value-type="float" office:value="-0.040456">
                <text:p>-0.04045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78636">
                <text:p>0.078636</text:p>
              </table:table-cell>
              <table:table-cell office:value-type="float" office:value="0.383968">
                <text:p>0.383968</text:p>
              </table:table-cell>
              <table:table-cell office:value-type="float" office:value="-0.098952">
                <text:p>-0.098952</text:p>
              </table:table-cell>
              <table:table-cell office:value-type="float" office:value="-0.036637">
                <text:p>-0.03663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6553">
                <text:p>0.06553</text:p>
              </table:table-cell>
              <table:table-cell office:value-type="float" office:value="0.391635">
                <text:p>0.391635</text:p>
              </table:table-cell>
              <table:table-cell office:value-type="float" office:value="-0.100938">
                <text:p>-0.100938</text:p>
              </table:table-cell>
              <table:table-cell office:value-type="float" office:value="-0.040178">
                <text:p>-0.04017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104848">
                <text:p>0.104848</text:p>
              </table:table-cell>
              <table:table-cell office:value-type="float" office:value="0.399241">
                <text:p>0.399241</text:p>
              </table:table-cell>
              <table:table-cell office:value-type="float" office:value="-0.102034">
                <text:p>-0.102034</text:p>
              </table:table-cell>
              <table:table-cell office:value-type="float" office:value="-0.036308">
                <text:p>-0.03630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13106">
                <text:p>0.13106</text:p>
              </table:table-cell>
              <table:table-cell office:value-type="float" office:value="0.406787">
                <text:p>0.406787</text:p>
              </table:table-cell>
              <table:table-cell office:value-type="float" office:value="-0.103738">
                <text:p>-0.103738</text:p>
              </table:table-cell>
              <table:table-cell office:value-type="float" office:value="-0.034229">
                <text:p>-0.03422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104848">
                <text:p>0.104848</text:p>
              </table:table-cell>
              <table:table-cell office:value-type="float" office:value="0.414273">
                <text:p>0.414273</text:p>
              </table:table-cell>
              <table:table-cell office:value-type="float" office:value="-0.104888">
                <text:p>-0.104888</text:p>
              </table:table-cell>
              <table:table-cell office:value-type="float" office:value="-0.039553">
                <text:p>-0.03955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157272">
                <text:p>0.157272</text:p>
              </table:table-cell>
              <table:table-cell office:value-type="float" office:value="0.421699">
                <text:p>0.421699</text:p>
              </table:table-cell>
              <table:table-cell office:value-type="float" office:value="-0.104797">
                <text:p>-0.104797</text:p>
              </table:table-cell>
              <table:table-cell office:value-type="float" office:value="-0.03378">
                <text:p>-0.0337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157272">
                <text:p>0.157272</text:p>
              </table:table-cell>
              <table:table-cell office:value-type="float" office:value="0.429067">
                <text:p>0.429067</text:p>
              </table:table-cell>
              <table:table-cell office:value-type="float" office:value="-0.105583">
                <text:p>-0.105583</text:p>
              </table:table-cell>
              <table:table-cell office:value-type="float" office:value="-0.035361">
                <text:p>-0.03536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157272">
                <text:p>0.157272</text:p>
              </table:table-cell>
              <table:table-cell office:value-type="float" office:value="0.436376">
                <text:p>0.436376</text:p>
              </table:table-cell>
              <table:table-cell office:value-type="float" office:value="-0.105539">
                <text:p>-0.105539</text:p>
              </table:table-cell>
              <table:table-cell office:value-type="float" office:value="-0.036948">
                <text:p>-0.03694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183484">
                <text:p>0.183484</text:p>
              </table:table-cell>
              <table:table-cell office:value-type="float" office:value="0.443627">
                <text:p>0.443627</text:p>
              </table:table-cell>
              <table:table-cell office:value-type="float" office:value="-0.104976">
                <text:p>-0.104976</text:p>
              </table:table-cell>
              <table:table-cell office:value-type="float" office:value="-0.034822">
                <text:p>-0.03482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209696">
                <text:p>0.209696</text:p>
              </table:table-cell>
              <table:table-cell office:value-type="float" office:value="0.45082">
                <text:p>0.45082</text:p>
              </table:table-cell>
              <table:table-cell office:value-type="float" office:value="-0.105344">
                <text:p>-0.105344</text:p>
              </table:table-cell>
              <table:table-cell office:value-type="float" office:value="-0.032649">
                <text:p>-0.03264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19659">
                <text:p>0.19659</text:p>
              </table:table-cell>
              <table:table-cell office:value-type="float" office:value="0.457956">
                <text:p>0.457956</text:p>
              </table:table-cell>
              <table:table-cell office:value-type="float" office:value="-0.105148">
                <text:p>-0.105148</text:p>
              </table:table-cell>
              <table:table-cell office:value-type="float" office:value="-0.036005">
                <text:p>-0.03600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209696">
                <text:p>0.209696</text:p>
              </table:table-cell>
              <table:table-cell office:value-type="float" office:value="0.465036">
                <text:p>0.465036</text:p>
              </table:table-cell>
              <table:table-cell office:value-type="float" office:value="-0.104433">
                <text:p>-0.104433</text:p>
              </table:table-cell>
              <table:table-cell office:value-type="float" office:value="-0.035672">
                <text:p>-0.03567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222802">
                <text:p>0.222802</text:p>
              </table:table-cell>
              <table:table-cell office:value-type="float" office:value="0.47206">
                <text:p>0.47206</text:p>
              </table:table-cell>
              <table:table-cell office:value-type="float" office:value="-0.104096">
                <text:p>-0.104096</text:p>
              </table:table-cell>
              <table:table-cell office:value-type="float" office:value="-0.035325">
                <text:p>-0.03532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249014">
                <text:p>0.249014</text:p>
              </table:table-cell>
              <table:table-cell office:value-type="float" office:value="0.479027">
                <text:p>0.479027</text:p>
              </table:table-cell>
              <table:table-cell office:value-type="float" office:value="-0.103393">
                <text:p>-0.103393</text:p>
              </table:table-cell>
              <table:table-cell office:value-type="float" office:value="-0.033096">
                <text:p>-0.03309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235908">
                <text:p>0.235908</text:p>
              </table:table-cell>
              <table:table-cell office:value-type="float" office:value="0.48594">
                <text:p>0.48594</text:p>
              </table:table-cell>
              <table:table-cell office:value-type="float" office:value="-0.102521">
                <text:p>-0.102521</text:p>
              </table:table-cell>
              <table:table-cell office:value-type="float" office:value="-0.036399">
                <text:p>-0.03639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26212">
                <text:p>0.26212</text:p>
              </table:table-cell>
              <table:table-cell office:value-type="float" office:value="0.492797">
                <text:p>0.492797</text:p>
              </table:table-cell>
              <table:table-cell office:value-type="float" office:value="-0.101846">
                <text:p>-0.101846</text:p>
              </table:table-cell>
              <table:table-cell office:value-type="float" office:value="-0.034149">
                <text:p>-0.03414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249014">
                <text:p>0.249014</text:p>
              </table:table-cell>
              <table:table-cell office:value-type="float" office:value="0.499601">
                <text:p>0.499601</text:p>
              </table:table-cell>
              <table:table-cell office:value-type="float" office:value="-0.101466">
                <text:p>-0.101466</text:p>
              </table:table-cell>
              <table:table-cell office:value-type="float" office:value="-0.03744">
                <text:p>-0.0374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26212">
                <text:p>0.26212</text:p>
              </table:table-cell>
              <table:table-cell office:value-type="float" office:value="0.50635">
                <text:p>0.50635</text:p>
              </table:table-cell>
              <table:table-cell office:value-type="float" office:value="-0.100964">
                <text:p>-0.100964</text:p>
              </table:table-cell>
              <table:table-cell office:value-type="float" office:value="-0.037044">
                <text:p>-0.03704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275226">
                <text:p>0.275226</text:p>
              </table:table-cell>
              <table:table-cell office:value-type="float" office:value="0.513045">
                <text:p>0.513045</text:p>
              </table:table-cell>
              <table:table-cell office:value-type="float" office:value="-0.100713">
                <text:p>-0.100713</text:p>
              </table:table-cell>
              <table:table-cell office:value-type="float" office:value="-0.036629">
                <text:p>-0.03662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288332">
                <text:p>0.288332</text:p>
              </table:table-cell>
              <table:table-cell office:value-type="float" office:value="0.519688">
                <text:p>0.519688</text:p>
              </table:table-cell>
              <table:table-cell office:value-type="float" office:value="-0.100651">
                <text:p>-0.100651</text:p>
              </table:table-cell>
              <table:table-cell office:value-type="float" office:value="-0.036191">
                <text:p>-0.03619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275226">
                <text:p>0.275226</text:p>
              </table:table-cell>
              <table:table-cell office:value-type="float" office:value="0.526278">
                <text:p>0.526278</text:p>
              </table:table-cell>
              <table:table-cell office:value-type="float" office:value="-0.100584">
                <text:p>-0.100584</text:p>
              </table:table-cell>
              <table:table-cell office:value-type="float" office:value="-0.039449">
                <text:p>-0.03944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288332">
                <text:p>0.288332</text:p>
              </table:table-cell>
              <table:table-cell office:value-type="float" office:value="0.532815">
                <text:p>0.532815</text:p>
              </table:table-cell>
              <table:table-cell office:value-type="float" office:value="-0.100403">
                <text:p>-0.100403</text:p>
              </table:table-cell>
              <table:table-cell office:value-type="float" office:value="-0.039019">
                <text:p>-0.03901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288332">
                <text:p>0.288332</text:p>
              </table:table-cell>
              <table:table-cell office:value-type="float" office:value="0.539301">
                <text:p>0.539301</text:p>
              </table:table-cell>
              <table:table-cell office:value-type="float" office:value="-0.101095">
                <text:p>-0.101095</text:p>
              </table:table-cell>
              <table:table-cell office:value-type="float" office:value="-0.040433">
                <text:p>-0.04043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314544">
                <text:p>0.314544</text:p>
              </table:table-cell>
              <table:table-cell office:value-type="float" office:value="0.545735">
                <text:p>0.545735</text:p>
              </table:table-cell>
              <table:table-cell office:value-type="float" office:value="-0.10259">
                <text:p>-0.10259</text:p>
              </table:table-cell>
              <table:table-cell office:value-type="float" office:value="-0.03813">
                <text:p>-0.0381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301438">
                <text:p>0.301438</text:p>
              </table:table-cell>
              <table:table-cell office:value-type="float" office:value="0.552118">
                <text:p>0.552118</text:p>
              </table:table-cell>
              <table:table-cell office:value-type="float" office:value="-0.103453">
                <text:p>-0.103453</text:p>
              </table:table-cell>
              <table:table-cell office:value-type="float" office:value="-0.041358">
                <text:p>-0.04135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32765">
                <text:p>0.32765</text:p>
              </table:table-cell>
              <table:table-cell office:value-type="float" office:value="0.55845">
                <text:p>0.55845</text:p>
              </table:table-cell>
              <table:table-cell office:value-type="float" office:value="-0.10347">
                <text:p>-0.10347</text:p>
              </table:table-cell>
              <table:table-cell office:value-type="float" office:value="-0.039032">
                <text:p>-0.03903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353862">
                <text:p>0.353862</text:p>
              </table:table-cell>
              <table:table-cell office:value-type="float" office:value="0.564732">
                <text:p>0.564732</text:p>
              </table:table-cell>
              <table:table-cell office:value-type="float" office:value="-0.103824">
                <text:p>-0.103824</text:p>
              </table:table-cell>
              <table:table-cell office:value-type="float" office:value="-0.036656">
                <text:p>-0.03665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340756">
                <text:p>0.340756</text:p>
              </table:table-cell>
              <table:table-cell office:value-type="float" office:value="0.570965">
                <text:p>0.570965</text:p>
              </table:table-cell>
              <table:table-cell office:value-type="float" office:value="-0.104861">
                <text:p>-0.104861</text:p>
              </table:table-cell>
              <table:table-cell office:value-type="float" office:value="-0.039812">
                <text:p>-0.03981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353862">
                <text:p>0.353862</text:p>
              </table:table-cell>
              <table:table-cell office:value-type="float" office:value="0.577147">
                <text:p>0.577147</text:p>
              </table:table-cell>
              <table:table-cell office:value-type="float" office:value="-0.104665">
                <text:p>-0.104665</text:p>
              </table:table-cell>
              <table:table-cell office:value-type="float" office:value="-0.039281">
                <text:p>-0.03928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380074">
                <text:p>0.380074</text:p>
              </table:table-cell>
              <table:table-cell office:value-type="float" office:value="0.583281">
                <text:p>0.583281</text:p>
              </table:table-cell>
              <table:table-cell office:value-type="float" office:value="-0.104869">
                <text:p>-0.104869</text:p>
              </table:table-cell>
              <table:table-cell office:value-type="float" office:value="-0.036875">
                <text:p>-0.03687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380074">
                <text:p>0.380074</text:p>
              </table:table-cell>
              <table:table-cell office:value-type="float" office:value="0.589366">
                <text:p>0.589366</text:p>
              </table:table-cell>
              <table:table-cell office:value-type="float" office:value="-0.106598">
                <text:p>-0.106598</text:p>
              </table:table-cell>
              <table:table-cell office:value-type="float" office:value="-0.038146">
                <text:p>-0.03814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366968">
                <text:p>0.366968</text:p>
              </table:table-cell>
              <table:table-cell office:value-type="float" office:value="0.595403">
                <text:p>0.595403</text:p>
              </table:table-cell>
              <table:table-cell office:value-type="float" office:value="-0.106832">
                <text:p>-0.106832</text:p>
              </table:table-cell>
              <table:table-cell office:value-type="float" office:value="-0.041285">
                <text:p>-0.04128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39318">
                <text:p>0.39318</text:p>
              </table:table-cell>
              <table:table-cell office:value-type="float" office:value="0.601392">
                <text:p>0.601392</text:p>
              </table:table-cell>
              <table:table-cell office:value-type="float" office:value="-0.107734">
                <text:p>-0.107734</text:p>
              </table:table-cell>
              <table:table-cell office:value-type="float" office:value="-0.038879">
                <text:p>-0.03887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406286">
                <text:p>0.406286</text:p>
              </table:table-cell>
              <table:table-cell office:value-type="float" office:value="0.607333">
                <text:p>0.607333</text:p>
              </table:table-cell>
              <table:table-cell office:value-type="float" office:value="-0.109509">
                <text:p>-0.109509</text:p>
              </table:table-cell>
              <table:table-cell office:value-type="float" office:value="-0.038287">
                <text:p>-0.03828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406286">
                <text:p>0.406286</text:p>
              </table:table-cell>
              <table:table-cell office:value-type="float" office:value="0.613227">
                <text:p>0.613227</text:p>
              </table:table-cell>
              <table:table-cell office:value-type="float" office:value="-0.109996">
                <text:p>-0.109996</text:p>
              </table:table-cell>
              <table:table-cell office:value-type="float" office:value="-0.039528">
                <text:p>-0.03952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432498">
                <text:p>0.432498</text:p>
              </table:table-cell>
              <table:table-cell office:value-type="float" office:value="0.619075">
                <text:p>0.619075</text:p>
              </table:table-cell>
              <table:table-cell office:value-type="float" office:value="-0.110405">
                <text:p>-0.110405</text:p>
              </table:table-cell>
              <table:table-cell office:value-type="float" office:value="-0.037046">
                <text:p>-0.03704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432498">
                <text:p>0.432498</text:p>
              </table:table-cell>
              <table:table-cell office:value-type="float" office:value="0.624876">
                <text:p>0.624876</text:p>
              </table:table-cell>
              <table:table-cell office:value-type="float" office:value="-0.112324">
                <text:p>-0.112324</text:p>
              </table:table-cell>
              <table:table-cell office:value-type="float" office:value="-0.038236">
                <text:p>-0.03823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471816">
                <text:p>0.471816</text:p>
              </table:table-cell>
              <table:table-cell office:value-type="float" office:value="0.630631">
                <text:p>0.630631</text:p>
              </table:table-cell>
              <table:table-cell office:value-type="float" office:value="-0.113504">
                <text:p>-0.113504</text:p>
              </table:table-cell>
              <table:table-cell office:value-type="float" office:value="-0.033846">
                <text:p>-0.03384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45871">
                <text:p>0.45871</text:p>
              </table:table-cell>
              <table:table-cell office:value-type="float" office:value="0.63634">
                <text:p>0.63634</text:p>
              </table:table-cell>
              <table:table-cell office:value-type="float" office:value="-0.115916">
                <text:p>-0.115916</text:p>
              </table:table-cell>
              <table:table-cell office:value-type="float" office:value="-0.036825">
                <text:p>-0.03682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471816">
                <text:p>0.471816</text:p>
              </table:table-cell>
              <table:table-cell office:value-type="float" office:value="0.642004">
                <text:p>0.642004</text:p>
              </table:table-cell>
              <table:table-cell office:value-type="float" office:value="-0.118614">
                <text:p>-0.118614</text:p>
              </table:table-cell>
              <table:table-cell office:value-type="float" office:value="-0.036118">
                <text:p>-0.03611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498028">
                <text:p>0.498028</text:p>
              </table:table-cell>
              <table:table-cell office:value-type="float" office:value="0.647623">
                <text:p>0.647623</text:p>
              </table:table-cell>
              <table:table-cell office:value-type="float" office:value="-0.120397">
                <text:p>-0.120397</text:p>
              </table:table-cell>
              <table:table-cell office:value-type="float" office:value="-0.033536">
                <text:p>-0.03353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498028">
                <text:p>0.498028</text:p>
              </table:table-cell>
              <table:table-cell office:value-type="float" office:value="0.653197">
                <text:p>0.653197</text:p>
              </table:table-cell>
              <table:table-cell office:value-type="float" office:value="-0.123238">
                <text:p>-0.123238</text:p>
              </table:table-cell>
              <table:table-cell office:value-type="float" office:value="-0.03463">
                <text:p>-0.0346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511134">
                <text:p>0.511134</text:p>
              </table:table-cell>
              <table:table-cell office:value-type="float" office:value="0.658727">
                <text:p>0.658727</text:p>
              </table:table-cell>
              <table:table-cell office:value-type="float" office:value="-0.125367">
                <text:p>-0.125367</text:p>
              </table:table-cell>
              <table:table-cell office:value-type="float" office:value="-0.033867">
                <text:p>-0.03386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550452">
                <text:p>0.550452</text:p>
              </table:table-cell>
              <table:table-cell office:value-type="float" office:value="0.664214">
                <text:p>0.664214</text:p>
              </table:table-cell>
              <table:table-cell office:value-type="float" office:value="-0.127201">
                <text:p>-0.127201</text:p>
              </table:table-cell>
              <table:table-cell office:value-type="float" office:value="-0.029359">
                <text:p>-0.02935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550452">
                <text:p>0.550452</text:p>
              </table:table-cell>
              <table:table-cell office:value-type="float" office:value="0.669656">
                <text:p>0.669656</text:p>
              </table:table-cell>
              <table:table-cell office:value-type="float" office:value="-0.128296">
                <text:p>-0.128296</text:p>
              </table:table-cell>
              <table:table-cell office:value-type="float" office:value="-0.030354">
                <text:p>-0.03035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576664">
                <text:p>0.576664</text:p>
              </table:table-cell>
              <table:table-cell office:value-type="float" office:value="0.675056">
                <text:p>0.675056</text:p>
              </table:table-cell>
              <table:table-cell office:value-type="float" office:value="-0.12982">
                <text:p>-0.12982</text:p>
              </table:table-cell>
              <table:table-cell office:value-type="float" office:value="-0.027627">
                <text:p>-0.02762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576664">
                <text:p>0.576664</text:p>
              </table:table-cell>
              <table:table-cell office:value-type="float" office:value="0.680413">
                <text:p>0.680413</text:p>
              </table:table-cell>
              <table:table-cell office:value-type="float" office:value="-0.130308">
                <text:p>-0.130308</text:p>
              </table:table-cell>
              <table:table-cell office:value-type="float" office:value="-0.028577">
                <text:p>-0.02857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602876">
                <text:p>0.602876</text:p>
              </table:table-cell>
              <table:table-cell office:value-type="float" office:value="0.685727">
                <text:p>0.685727</text:p>
              </table:table-cell>
              <table:table-cell office:value-type="float" office:value="-0.130516">
                <text:p>-0.130516</text:p>
              </table:table-cell>
              <table:table-cell office:value-type="float" office:value="-0.025816">
                <text:p>-0.02581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642194">
                <text:p>0.642194</text:p>
              </table:table-cell>
              <table:table-cell office:value-type="float" office:value="0.690999">
                <text:p>0.690999</text:p>
              </table:table-cell>
              <table:table-cell office:value-type="float" office:value="-0.131069">
                <text:p>-0.131069</text:p>
              </table:table-cell>
              <table:table-cell office:value-type="float" office:value="-0.021147">
                <text:p>-0.02114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6553">
                <text:p>0.6553</text:p>
              </table:table-cell>
              <table:table-cell office:value-type="float" office:value="0.696229">
                <text:p>0.696229</text:p>
              </table:table-cell>
              <table:table-cell office:value-type="float" office:value="-0.132647">
                <text:p>-0.132647</text:p>
              </table:table-cell>
              <table:table-cell office:value-type="float" office:value="-0.02012">
                <text:p>-0.0201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6553">
                <text:p>0.6553</text:p>
              </table:table-cell>
              <table:table-cell office:value-type="float" office:value="0.701418">
                <text:p>0.701418</text:p>
              </table:table-cell>
              <table:table-cell office:value-type="float" office:value="-0.132958">
                <text:p>-0.132958</text:p>
              </table:table-cell>
              <table:table-cell office:value-type="float" office:value="-0.020929">
                <text:p>-0.02092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694618">
                <text:p>0.694618</text:p>
              </table:table-cell>
              <table:table-cell office:value-type="float" office:value="0.706565">
                <text:p>0.706565</text:p>
              </table:table-cell>
              <table:table-cell office:value-type="float" office:value="-0.132309">
                <text:p>-0.132309</text:p>
              </table:table-cell>
              <table:table-cell office:value-type="float" office:value="-0.016166">
                <text:p>-0.01616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707724">
                <text:p>0.707724</text:p>
              </table:table-cell>
              <table:table-cell office:value-type="float" office:value="0.711672">
                <text:p>0.711672</text:p>
              </table:table-cell>
              <table:table-cell office:value-type="float" office:value="-0.13282">
                <text:p>-0.13282</text:p>
              </table:table-cell>
              <table:table-cell office:value-type="float" office:value="-0.015055">
                <text:p>-0.01505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707724">
                <text:p>0.707724</text:p>
              </table:table-cell>
              <table:table-cell office:value-type="float" office:value="0.716738">
                <text:p>0.716738</text:p>
              </table:table-cell>
              <table:table-cell office:value-type="float" office:value="-0.132211">
                <text:p>-0.132211</text:p>
              </table:table-cell>
              <table:table-cell office:value-type="float" office:value="-0.015785">
                <text:p>-0.01578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733936">
                <text:p>0.733936</text:p>
              </table:table-cell>
              <table:table-cell office:value-type="float" office:value="0.721764">
                <text:p>0.721764</text:p>
              </table:table-cell>
              <table:table-cell office:value-type="float" office:value="-0.130626">
                <text:p>-0.130626</text:p>
              </table:table-cell>
              <table:table-cell office:value-type="float" office:value="-0.012801">
                <text:p>-0.01280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760148">
                <text:p>0.760148</text:p>
              </table:table-cell>
              <table:table-cell office:value-type="float" office:value="0.72675">
                <text:p>0.72675</text:p>
              </table:table-cell>
              <table:table-cell office:value-type="float" office:value="-0.128428">
                <text:p>-0.128428</text:p>
              </table:table-cell>
              <table:table-cell office:value-type="float" office:value="-0.00977">
                <text:p>-0.0097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78636">
                <text:p>0.78636</text:p>
              </table:table-cell>
              <table:table-cell office:value-type="float" office:value="0.731696">
                <text:p>0.731696</text:p>
              </table:table-cell>
              <table:table-cell office:value-type="float" office:value="-0.125247">
                <text:p>-0.125247</text:p>
              </table:table-cell>
              <table:table-cell office:value-type="float" office:value="-0.006684">
                <text:p>-0.00668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799466">
                <text:p>0.799466</text:p>
              </table:table-cell>
              <table:table-cell office:value-type="float" office:value="0.736603">
                <text:p>0.736603</text:p>
              </table:table-cell>
              <table:table-cell office:value-type="float" office:value="-0.121462">
                <text:p>-0.121462</text:p>
              </table:table-cell>
              <table:table-cell office:value-type="float" office:value="-0.005403">
                <text:p>-0.00540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799466">
                <text:p>0.799466</text:p>
              </table:table-cell>
              <table:table-cell office:value-type="float" office:value="0.741471">
                <text:p>0.741471</text:p>
              </table:table-cell>
              <table:table-cell office:value-type="float" office:value="-0.118537">
                <text:p>-0.118537</text:p>
              </table:table-cell>
              <table:table-cell office:value-type="float" office:value="-0.005962">
                <text:p>-0.00596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812572">
                <text:p>0.812572</text:p>
              </table:table-cell>
              <table:table-cell office:value-type="float" office:value="0.746301">
                <text:p>0.746301</text:p>
              </table:table-cell>
              <table:table-cell office:value-type="float" office:value="-0.115526">
                <text:p>-0.115526</text:p>
              </table:table-cell>
              <table:table-cell office:value-type="float" office:value="-0.004673">
                <text:p>-0.00467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838784">
                <text:p>0.838784</text:p>
              </table:table-cell>
              <table:table-cell office:value-type="float" office:value="0.751092">
                <text:p>0.751092</text:p>
              </table:table-cell>
              <table:table-cell office:value-type="float" office:value="-0.113596">
                <text:p>-0.113596</text:p>
              </table:table-cell>
              <table:table-cell office:value-type="float" office:value="-0.001509">
                <text:p>-0.00150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85189">
                <text:p>0.85189</text:p>
              </table:table-cell>
              <table:table-cell office:value-type="float" office:value="0.755845">
                <text:p>0.755845</text:p>
              </table:table-cell>
              <table:table-cell office:value-type="float" office:value="-0.111846">
                <text:p>-0.111846</text:p>
              </table:table-cell>
              <table:table-cell office:value-type="float" office:value="-0.000157">
                <text:p>-0.00015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838784">
                <text:p>0.838784</text:p>
              </table:table-cell>
              <table:table-cell office:value-type="float" office:value="0.760561">
                <text:p>0.760561</text:p>
              </table:table-cell>
              <table:table-cell office:value-type="float" office:value="-0.109017">
                <text:p>-0.109017</text:p>
              </table:table-cell>
              <table:table-cell office:value-type="float" office:value="-0.002501">
                <text:p>-0.00250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85189">
                <text:p>0.85189</text:p>
              </table:table-cell>
              <table:table-cell office:value-type="float" office:value="0.765239">
                <text:p>0.765239</text:p>
              </table:table-cell>
              <table:table-cell office:value-type="float" office:value="-0.107479">
                <text:p>-0.107479</text:p>
              </table:table-cell>
              <table:table-cell office:value-type="float" office:value="-0.001156">
                <text:p>-0.00115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878102">
                <text:p>0.878102</text:p>
              </table:table-cell>
              <table:table-cell office:value-type="float" office:value="0.76988">
                <text:p>0.76988</text:p>
              </table:table-cell>
              <table:table-cell office:value-type="float" office:value="-0.105653">
                <text:p>-0.105653</text:p>
              </table:table-cell>
              <table:table-cell office:value-type="float" office:value="0.002069">
                <text:p>0.00206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904314">
                <text:p>0.904314</text:p>
              </table:table-cell>
              <table:table-cell office:value-type="float" office:value="0.774484">
                <text:p>0.774484</text:p>
              </table:table-cell>
              <table:table-cell office:value-type="float" office:value="-0.102538">
                <text:p>-0.102538</text:p>
              </table:table-cell>
              <table:table-cell office:value-type="float" office:value="0.005351">
                <text:p>0.00535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904314">
                <text:p>0.904314</text:p>
              </table:table-cell>
              <table:table-cell office:value-type="float" office:value="0.779052">
                <text:p>0.779052</text:p>
              </table:table-cell>
              <table:table-cell office:value-type="float" office:value="-0.099858">
                <text:p>-0.099858</text:p>
              </table:table-cell>
              <table:table-cell office:value-type="float" office:value="0.004971">
                <text:p>0.00497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930526">
                <text:p>0.930526</text:p>
              </table:table-cell>
              <table:table-cell office:value-type="float" office:value="0.783583">
                <text:p>0.783583</text:p>
              </table:table-cell>
              <table:table-cell office:value-type="float" office:value="-0.09697">
                <text:p>-0.09697</text:p>
              </table:table-cell>
              <table:table-cell office:value-type="float" office:value="0.008314">
                <text:p>0.00831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930526">
                <text:p>0.930526</text:p>
              </table:table-cell>
              <table:table-cell office:value-type="float" office:value="0.788078">
                <text:p>0.788078</text:p>
              </table:table-cell>
              <table:table-cell office:value-type="float" office:value="-0.094008">
                <text:p>-0.094008</text:p>
              </table:table-cell>
              <table:table-cell office:value-type="float" office:value="0.007979">
                <text:p>0.00797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930526">
                <text:p>0.930526</text:p>
              </table:table-cell>
              <table:table-cell office:value-type="float" office:value="0.792538">
                <text:p>0.792538</text:p>
              </table:table-cell>
              <table:table-cell office:value-type="float" office:value="-0.090513">
                <text:p>-0.090513</text:p>
              </table:table-cell>
              <table:table-cell office:value-type="float" office:value="0.007631">
                <text:p>0.00763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969844">
                <text:p>0.969844</text:p>
              </table:table-cell>
              <table:table-cell office:value-type="float" office:value="0.796962">
                <text:p>0.796962</text:p>
              </table:table-cell>
              <table:table-cell office:value-type="float" office:value="-0.087166">
                <text:p>-0.087166</text:p>
              </table:table-cell>
              <table:table-cell office:value-type="float" office:value="0.012855">
                <text:p>0.01285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969844">
                <text:p>0.969844</text:p>
              </table:table-cell>
              <table:table-cell office:value-type="float" office:value="0.801351">
                <text:p>0.801351</text:p>
              </table:table-cell>
              <table:table-cell office:value-type="float" office:value="-0.084861">
                <text:p>-0.084861</text:p>
              </table:table-cell>
              <table:table-cell office:value-type="float" office:value="0.012571">
                <text:p>0.01257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969844">
                <text:p>0.969844</text:p>
              </table:table-cell>
              <table:table-cell office:value-type="float" office:value="0.805706">
                <text:p>0.805706</text:p>
              </table:table-cell>
              <table:table-cell office:value-type="float" office:value="-0.08325">
                <text:p>-0.08325</text:p>
              </table:table-cell>
              <table:table-cell office:value-type="float" office:value="0.012288">
                <text:p>0.01228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969844">
                <text:p>0.969844</text:p>
              </table:table-cell>
              <table:table-cell office:value-type="float" office:value="0.810026">
                <text:p>0.810026</text:p>
              </table:table-cell>
              <table:table-cell office:value-type="float" office:value="-0.081816">
                <text:p>-0.081816</text:p>
              </table:table-cell>
              <table:table-cell office:value-type="float" office:value="0.011997">
                <text:p>0.01199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996056">
                <text:p>0.996056</text:p>
              </table:table-cell>
              <table:table-cell office:value-type="float" office:value="0.814311">
                <text:p>0.814311</text:p>
              </table:table-cell>
              <table:table-cell office:value-type="float" office:value="-0.080965">
                <text:p>-0.080965</text:p>
              </table:table-cell>
              <table:table-cell office:value-type="float" office:value="0.015421">
                <text:p>0.01542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98295">
                <text:p>0.98295</text:p>
              </table:table-cell>
              <table:table-cell office:value-type="float" office:value="0.818563">
                <text:p>0.818563</text:p>
              </table:table-cell>
              <table:table-cell office:value-type="float" office:value="-0.080307">
                <text:p>-0.080307</text:p>
              </table:table-cell>
              <table:table-cell office:value-type="float" office:value="0.013311">
                <text:p>0.01331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009162">
                <text:p>1.009162</text:p>
              </table:table-cell>
              <table:table-cell office:value-type="float" office:value="0.82278">
                <text:p>0.82278</text:p>
              </table:table-cell>
              <table:table-cell office:value-type="float" office:value="-0.079016">
                <text:p>-0.079016</text:p>
              </table:table-cell>
              <table:table-cell office:value-type="float" office:value="0.016759">
                <text:p>0.01675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035374">
                <text:p>1.035374</text:p>
              </table:table-cell>
              <table:table-cell office:value-type="float" office:value="0.826964">
                <text:p>0.826964</text:p>
              </table:table-cell>
              <table:table-cell office:value-type="float" office:value="-0.076271">
                <text:p>-0.076271</text:p>
              </table:table-cell>
              <table:table-cell office:value-type="float" office:value="0.020262">
                <text:p>0.02026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035374">
                <text:p>1.035374</text:p>
              </table:table-cell>
              <table:table-cell office:value-type="float" office:value="0.831116">
                <text:p>0.831116</text:p>
              </table:table-cell>
              <table:table-cell office:value-type="float" office:value="-0.072612">
                <text:p>-0.072612</text:p>
              </table:table-cell>
              <table:table-cell office:value-type="float" office:value="0.0201">
                <text:p>0.020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022268">
                <text:p>1.022268</text:p>
              </table:table-cell>
              <table:table-cell office:value-type="float" office:value="0.835234">
                <text:p>0.835234</text:p>
              </table:table-cell>
              <table:table-cell office:value-type="float" office:value="-0.070171">
                <text:p>-0.070171</text:p>
              </table:table-cell>
              <table:table-cell office:value-type="float" office:value="0.018074">
                <text:p>0.01807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087798">
                <text:p>1.087798</text:p>
              </table:table-cell>
              <table:table-cell office:value-type="float" office:value="0.839319">
                <text:p>0.839319</text:p>
              </table:table-cell>
              <table:table-cell office:value-type="float" office:value="-0.069449">
                <text:p>-0.069449</text:p>
              </table:table-cell>
              <table:table-cell office:value-type="float" office:value="0.027177">
                <text:p>0.02717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035374">
                <text:p>1.035374</text:p>
              </table:table-cell>
              <table:table-cell office:value-type="float" office:value="0.843372">
                <text:p>0.843372</text:p>
              </table:table-cell>
              <table:table-cell office:value-type="float" office:value="-0.068771">
                <text:p>-0.068771</text:p>
              </table:table-cell>
              <table:table-cell office:value-type="float" office:value="0.019655">
                <text:p>0.01965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074692">
                <text:p>1.074692</text:p>
              </table:table-cell>
              <table:table-cell office:value-type="float" office:value="0.847393">
                <text:p>0.847393</text:p>
              </table:table-cell>
              <table:table-cell office:value-type="float" office:value="-0.06799">
                <text:p>-0.06799</text:p>
              </table:table-cell>
              <table:table-cell office:value-type="float" office:value="0.025048">
                <text:p>0.02504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087798">
                <text:p>1.087798</text:p>
              </table:table-cell>
              <table:table-cell office:value-type="float" office:value="0.851382">
                <text:p>0.851382</text:p>
              </table:table-cell>
              <table:table-cell office:value-type="float" office:value="-0.067118">
                <text:p>-0.067118</text:p>
              </table:table-cell>
              <table:table-cell office:value-type="float" office:value="0.02679">
                <text:p>0.0267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.11401">
                <text:p>1.11401</text:p>
              </table:table-cell>
              <table:table-cell office:value-type="float" office:value="0.855339">
                <text:p>0.855339</text:p>
              </table:table-cell>
              <table:table-cell office:value-type="float" office:value="-0.065032">
                <text:p>-0.065032</text:p>
              </table:table-cell>
              <table:table-cell office:value-type="float" office:value="0.030421">
                <text:p>0.03042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11401">
                <text:p>1.11401</text:p>
              </table:table-cell>
              <table:table-cell office:value-type="float" office:value="0.859265">
                <text:p>0.859265</text:p>
              </table:table-cell>
              <table:table-cell office:value-type="float" office:value="-0.061344">
                <text:p>-0.061344</text:p>
              </table:table-cell>
              <table:table-cell office:value-type="float" office:value="0.030389">
                <text:p>0.03038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127116">
                <text:p>1.127116</text:p>
              </table:table-cell>
              <table:table-cell office:value-type="float" office:value="0.86316">
                <text:p>0.86316</text:p>
              </table:table-cell>
              <table:table-cell office:value-type="float" office:value="-0.05708">
                <text:p>-0.05708</text:p>
              </table:table-cell>
              <table:table-cell office:value-type="float" office:value="0.032216">
                <text:p>0.03221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140222">
                <text:p>1.140222</text:p>
              </table:table-cell>
              <table:table-cell office:value-type="float" office:value="0.867023">
                <text:p>0.867023</text:p>
              </table:table-cell>
              <table:table-cell office:value-type="float" office:value="-0.054141">
                <text:p>-0.054141</text:p>
              </table:table-cell>
              <table:table-cell office:value-type="float" office:value="0.03406">
                <text:p>0.0340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140222">
                <text:p>1.140222</text:p>
              </table:table-cell>
              <table:table-cell office:value-type="float" office:value="0.870857">
                <text:p>0.870857</text:p>
              </table:table-cell>
              <table:table-cell office:value-type="float" office:value="-0.052461">
                <text:p>-0.052461</text:p>
              </table:table-cell>
              <table:table-cell office:value-type="float" office:value="0.03406">
                <text:p>0.0340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153328">
                <text:p>1.153328</text:p>
              </table:table-cell>
              <table:table-cell office:value-type="float" office:value="0.874659">
                <text:p>0.874659</text:p>
              </table:table-cell>
              <table:table-cell office:value-type="float" office:value="-0.050562">
                <text:p>-0.050562</text:p>
              </table:table-cell>
              <table:table-cell office:value-type="float" office:value="0.035913">
                <text:p>0.03591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.140222">
                <text:p>1.140222</text:p>
              </table:table-cell>
              <table:table-cell office:value-type="float" office:value="0.878432">
                <text:p>0.878432</text:p>
              </table:table-cell>
              <table:table-cell office:value-type="float" office:value="-0.047819">
                <text:p>-0.047819</text:p>
              </table:table-cell>
              <table:table-cell office:value-type="float" office:value="0.034063">
                <text:p>0.03406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.192646">
                <text:p>1.192646</text:p>
              </table:table-cell>
              <table:table-cell office:value-type="float" office:value="0.882174">
                <text:p>0.882174</text:p>
              </table:table-cell>
              <table:table-cell office:value-type="float" office:value="-0.045299">
                <text:p>-0.045299</text:p>
              </table:table-cell>
              <table:table-cell office:value-type="float" office:value="0.04149">
                <text:p>0.0414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.166434">
                <text:p>1.166434</text:p>
              </table:table-cell>
              <table:table-cell office:value-type="float" office:value="0.885887">
                <text:p>0.885887</text:p>
              </table:table-cell>
              <table:table-cell office:value-type="float" office:value="-0.043337">
                <text:p>-0.043337</text:p>
              </table:table-cell>
              <table:table-cell office:value-type="float" office:value="0.037859">
                <text:p>0.03785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192646">
                <text:p>1.192646</text:p>
              </table:table-cell>
              <table:table-cell office:value-type="float" office:value="0.889571">
                <text:p>0.889571</text:p>
              </table:table-cell>
              <table:table-cell office:value-type="float" office:value="-0.041514">
                <text:p>-0.041514</text:p>
              </table:table-cell>
              <table:table-cell office:value-type="float" office:value="0.041623">
                <text:p>0.04162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192646">
                <text:p>1.192646</text:p>
              </table:table-cell>
              <table:table-cell office:value-type="float" office:value="0.893225">
                <text:p>0.893225</text:p>
              </table:table-cell>
              <table:table-cell office:value-type="float" office:value="-0.039546">
                <text:p>-0.039546</text:p>
              </table:table-cell>
              <table:table-cell office:value-type="float" office:value="0.041713">
                <text:p>0.04171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218858">
                <text:p>1.218858</text:p>
              </table:table-cell>
              <table:table-cell office:value-type="float" office:value="0.89685">
                <text:p>0.89685</text:p>
              </table:table-cell>
              <table:table-cell office:value-type="float" office:value="-0.037546">
                <text:p>-0.037546</text:p>
              </table:table-cell>
              <table:table-cell office:value-type="float" office:value="0.045522">
                <text:p>0.04552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231964">
                <text:p>1.231964</text:p>
              </table:table-cell>
              <table:table-cell office:value-type="float" office:value="0.900446">
                <text:p>0.900446</text:p>
              </table:table-cell>
              <table:table-cell office:value-type="float" office:value="-0.035312">
                <text:p>-0.035312</text:p>
              </table:table-cell>
              <table:table-cell office:value-type="float" office:value="0.047522">
                <text:p>0.04752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231964">
                <text:p>1.231964</text:p>
              </table:table-cell>
              <table:table-cell office:value-type="float" office:value="0.904014">
                <text:p>0.904014</text:p>
              </table:table-cell>
              <table:table-cell office:value-type="float" office:value="-0.033792">
                <text:p>-0.033792</text:p>
              </table:table-cell>
              <table:table-cell office:value-type="float" office:value="0.047686">
                <text:p>0.04768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.205752">
                <text:p>1.205752</text:p>
              </table:table-cell>
              <table:table-cell office:value-type="float" office:value="0.907554">
                <text:p>0.907554</text:p>
              </table:table-cell>
              <table:table-cell office:value-type="float" office:value="-0.032504">
                <text:p>-0.032504</text:p>
              </table:table-cell>
              <table:table-cell office:value-type="float" office:value="0.044117">
                <text:p>0.04411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.231964">
                <text:p>1.231964</text:p>
              </table:table-cell>
              <table:table-cell office:value-type="float" office:value="0.911065">
                <text:p>0.911065</text:p>
              </table:table-cell>
              <table:table-cell office:value-type="float" office:value="-0.031796">
                <text:p>-0.031796</text:p>
              </table:table-cell>
              <table:table-cell office:value-type="float" office:value="0.047924">
                <text:p>0.04792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258176">
                <text:p>1.258176</text:p>
              </table:table-cell>
              <table:table-cell office:value-type="float" office:value="0.914549">
                <text:p>0.914549</text:p>
              </table:table-cell>
              <table:table-cell office:value-type="float" office:value="-0.030851">
                <text:p>-0.030851</text:p>
              </table:table-cell>
              <table:table-cell office:value-type="float" office:value="0.051776">
                <text:p>0.05177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.258176">
                <text:p>1.258176</text:p>
              </table:table-cell>
              <table:table-cell office:value-type="float" office:value="0.918005">
                <text:p>0.918005</text:p>
              </table:table-cell>
              <table:table-cell office:value-type="float" office:value="-0.030025">
                <text:p>-0.030025</text:p>
              </table:table-cell>
              <table:table-cell office:value-type="float" office:value="0.051969">
                <text:p>0.05196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271282">
                <text:p>1.271282</text:p>
              </table:table-cell>
              <table:table-cell office:value-type="float" office:value="0.921433">
                <text:p>0.921433</text:p>
              </table:table-cell>
              <table:table-cell office:value-type="float" office:value="-0.028745">
                <text:p>-0.028745</text:p>
              </table:table-cell>
              <table:table-cell office:value-type="float" office:value="0.054032">
                <text:p>0.05403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284388">
                <text:p>1.284388</text:p>
              </table:table-cell>
              <table:table-cell office:value-type="float" office:value="0.924835">
                <text:p>0.924835</text:p>
              </table:table-cell>
              <table:table-cell office:value-type="float" office:value="-0.028011">
                <text:p>-0.028011</text:p>
              </table:table-cell>
              <table:table-cell office:value-type="float" office:value="0.056121">
                <text:p>0.05612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3106">
                <text:p>1.3106</text:p>
              </table:table-cell>
              <table:table-cell office:value-type="float" office:value="0.928209">
                <text:p>0.928209</text:p>
              </table:table-cell>
              <table:table-cell office:value-type="float" office:value="-0.027011">
                <text:p>-0.027011</text:p>
              </table:table-cell>
              <table:table-cell office:value-type="float" office:value="0.060094">
                <text:p>0.06009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3106">
                <text:p>1.3106</text:p>
              </table:table-cell>
              <table:table-cell office:value-type="float" office:value="0.931556">
                <text:p>0.931556</text:p>
              </table:table-cell>
              <table:table-cell office:value-type="float" office:value="-0.025336">
                <text:p>-0.025336</text:p>
              </table:table-cell>
              <table:table-cell office:value-type="float" office:value="0.060394">
                <text:p>0.06039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.323706">
                <text:p>1.323706</text:p>
              </table:table-cell>
              <table:table-cell office:value-type="float" office:value="0.934877">
                <text:p>0.934877</text:p>
              </table:table-cell>
              <table:table-cell office:value-type="float" office:value="-0.023616">
                <text:p>-0.023616</text:p>
              </table:table-cell>
              <table:table-cell office:value-type="float" office:value="0.062549">
                <text:p>0.06254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.336812">
                <text:p>1.336812</text:p>
              </table:table-cell>
              <table:table-cell office:value-type="float" office:value="0.938172">
                <text:p>0.938172</text:p>
              </table:table-cell>
              <table:table-cell office:value-type="float" office:value="-0.02125">
                <text:p>-0.02125</text:p>
              </table:table-cell>
              <table:table-cell office:value-type="float" office:value="0.064719">
                <text:p>0.06471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336812">
                <text:p>1.336812</text:p>
              </table:table-cell>
              <table:table-cell office:value-type="float" office:value="0.94144">
                <text:p>0.94144</text:p>
              </table:table-cell>
              <table:table-cell office:value-type="float" office:value="-0.018357">
                <text:p>-0.018357</text:p>
              </table:table-cell>
              <table:table-cell office:value-type="float" office:value="0.065047">
                <text:p>0.06504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349918">
                <text:p>1.349918</text:p>
              </table:table-cell>
              <table:table-cell office:value-type="float" office:value="0.944683">
                <text:p>0.944683</text:p>
              </table:table-cell>
              <table:table-cell office:value-type="float" office:value="-0.014318">
                <text:p>-0.014318</text:p>
              </table:table-cell>
              <table:table-cell office:value-type="float" office:value="0.06723">
                <text:p>0.0672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.363024">
                <text:p>1.363024</text:p>
              </table:table-cell>
              <table:table-cell office:value-type="float" office:value="0.9479">
                <text:p>0.9479</text:p>
              </table:table-cell>
              <table:table-cell office:value-type="float" office:value="-0.010531">
                <text:p>-0.010531</text:p>
              </table:table-cell>
              <table:table-cell office:value-type="float" office:value="0.069437">
                <text:p>0.06943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389236">
                <text:p>1.389236</text:p>
              </table:table-cell>
              <table:table-cell office:value-type="float" office:value="0.951091">
                <text:p>0.951091</text:p>
              </table:table-cell>
              <table:table-cell office:value-type="float" office:value="-0.006885">
                <text:p>-0.006885</text:p>
              </table:table-cell>
              <table:table-cell office:value-type="float" office:value="0.073533">
                <text:p>0.07353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389236">
                <text:p>1.389236</text:p>
              </table:table-cell>
              <table:table-cell office:value-type="float" office:value="0.954257">
                <text:p>0.954257</text:p>
              </table:table-cell>
              <table:table-cell office:value-type="float" office:value="-0.002336">
                <text:p>-0.002336</text:p>
              </table:table-cell>
              <table:table-cell office:value-type="float" office:value="0.073964">
                <text:p>0.07396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37613">
                <text:p>1.37613</text:p>
              </table:table-cell>
              <table:table-cell office:value-type="float" office:value="0.957398">
                <text:p>0.957398</text:p>
              </table:table-cell>
              <table:table-cell office:value-type="float" office:value="0.001622">
                <text:p>0.001622</text:p>
              </table:table-cell>
              <table:table-cell office:value-type="float" office:value="0.072532">
                <text:p>0.07253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402342">
                <text:p>1.402342</text:p>
              </table:table-cell>
              <table:table-cell office:value-type="float" office:value="0.960514">
                <text:p>0.960514</text:p>
              </table:table-cell>
              <table:table-cell office:value-type="float" office:value="0.006196">
                <text:p>0.006196</text:p>
              </table:table-cell>
              <table:table-cell office:value-type="float" office:value="0.076646">
                <text:p>0.07664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.402342">
                <text:p>1.402342</text:p>
              </table:table-cell>
              <table:table-cell office:value-type="float" office:value="0.963605">
                <text:p>0.963605</text:p>
              </table:table-cell>
              <table:table-cell office:value-type="float" office:value="0.010656">
                <text:p>0.010656</text:p>
              </table:table-cell>
              <table:table-cell office:value-type="float" office:value="0.077082">
                <text:p>0.07708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.402342">
                <text:p>1.402342</text:p>
              </table:table-cell>
              <table:table-cell office:value-type="float" office:value="0.966671">
                <text:p>0.966671</text:p>
              </table:table-cell>
              <table:table-cell office:value-type="float" office:value="0.015212">
                <text:p>0.015212</text:p>
              </table:table-cell>
              <table:table-cell office:value-type="float" office:value="0.077517">
                <text:p>0.07751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415448">
                <text:p>1.415448</text:p>
              </table:table-cell>
              <table:table-cell office:value-type="float" office:value="0.969714">
                <text:p>0.969714</text:p>
              </table:table-cell>
              <table:table-cell office:value-type="float" office:value="0.01974">
                <text:p>0.01974</text:p>
              </table:table-cell>
              <table:table-cell office:value-type="float" office:value="0.079811">
                <text:p>0.07981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428554">
                <text:p>1.428554</text:p>
              </table:table-cell>
              <table:table-cell office:value-type="float" office:value="0.972732">
                <text:p>0.972732</text:p>
              </table:table-cell>
              <table:table-cell office:value-type="float" office:value="0.024029">
                <text:p>0.024029</text:p>
              </table:table-cell>
              <table:table-cell office:value-type="float" office:value="0.082133">
                <text:p>0.08213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389236">
                <text:p>1.389236</text:p>
              </table:table-cell>
              <table:table-cell office:value-type="float" office:value="0.975726">
                <text:p>0.975726</text:p>
              </table:table-cell>
              <table:table-cell office:value-type="float" office:value="0.027409">
                <text:p>0.027409</text:p>
              </table:table-cell>
              <table:table-cell office:value-type="float" office:value="0.077035">
                <text:p>0.07703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402342">
                <text:p>1.402342</text:p>
              </table:table-cell>
              <table:table-cell office:value-type="float" office:value="0.978696">
                <text:p>0.978696</text:p>
              </table:table-cell>
              <table:table-cell office:value-type="float" office:value="0.030391">
                <text:p>0.030391</text:p>
              </table:table-cell>
              <table:table-cell office:value-type="float" office:value="0.079292">
                <text:p>0.07929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389236">
                <text:p>1.389236</text:p>
              </table:table-cell>
              <table:table-cell office:value-type="float" office:value="0.981643">
                <text:p>0.981643</text:p>
              </table:table-cell>
              <table:table-cell office:value-type="float" office:value="0.032556">
                <text:p>0.032556</text:p>
              </table:table-cell>
              <table:table-cell office:value-type="float" office:value="0.077843">
                <text:p>0.07784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428554">
                <text:p>1.428554</text:p>
              </table:table-cell>
              <table:table-cell office:value-type="float" office:value="0.984567">
                <text:p>0.984567</text:p>
              </table:table-cell>
              <table:table-cell office:value-type="float" office:value="0.035161">
                <text:p>0.035161</text:p>
              </table:table-cell>
              <table:table-cell office:value-type="float" office:value="0.083813">
                <text:p>0.08381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.389236">
                <text:p>1.389236</text:p>
              </table:table-cell>
              <table:table-cell office:value-type="float" office:value="0.987467">
                <text:p>0.987467</text:p>
              </table:table-cell>
              <table:table-cell office:value-type="float" office:value="0.03667">
                <text:p>0.03667</text:p>
              </table:table-cell>
              <table:table-cell office:value-type="float" office:value="0.078706">
                <text:p>0.07870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.415448">
                <text:p>1.415448</text:p>
              </table:table-cell>
              <table:table-cell office:value-type="float" office:value="0.990344">
                <text:p>0.990344</text:p>
              </table:table-cell>
              <table:table-cell office:value-type="float" office:value="0.039277">
                <text:p>0.039277</text:p>
              </table:table-cell>
              <table:table-cell office:value-type="float" office:value="0.082829">
                <text:p>0.08282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428554">
                <text:p>1.428554</text:p>
              </table:table-cell>
              <table:table-cell office:value-type="float" office:value="0.993198">
                <text:p>0.993198</text:p>
              </table:table-cell>
              <table:table-cell office:value-type="float" office:value="0.042641">
                <text:p>0.042641</text:p>
              </table:table-cell>
              <table:table-cell office:value-type="float" office:value="0.085144">
                <text:p>0.08514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415448">
                <text:p>1.415448</text:p>
              </table:table-cell>
              <table:table-cell office:value-type="float" office:value="0.99603">
                <text:p>0.99603</text:p>
              </table:table-cell>
              <table:table-cell office:value-type="float" office:value="0.046266">
                <text:p>0.046266</text:p>
              </table:table-cell>
              <table:table-cell office:value-type="float" office:value="0.083763">
                <text:p>0.08376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415448">
                <text:p>1.415448</text:p>
              </table:table-cell>
              <table:table-cell office:value-type="float" office:value="0.998839">
                <text:p>0.998839</text:p>
              </table:table-cell>
              <table:table-cell office:value-type="float" office:value="0.049792">
                <text:p>0.049792</text:p>
              </table:table-cell>
              <table:table-cell office:value-type="float" office:value="0.084211">
                <text:p>0.08421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428554">
                <text:p>1.428554</text:p>
              </table:table-cell>
              <table:table-cell office:value-type="float" office:value="1.001626">
                <text:p>1.001626</text:p>
              </table:table-cell>
              <table:table-cell office:value-type="float" office:value="0.052555">
                <text:p>0.052555</text:p>
              </table:table-cell>
              <table:table-cell office:value-type="float" office:value="0.08651">
                <text:p>0.0865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402342">
                <text:p>1.402342</text:p>
              </table:table-cell>
              <table:table-cell office:value-type="float" office:value="1.004391">
                <text:p>1.004391</text:p>
              </table:table-cell>
              <table:table-cell office:value-type="float" office:value="0.055791">
                <text:p>0.055791</text:p>
              </table:table-cell>
              <table:table-cell office:value-type="float" office:value="0.083245">
                <text:p>0.08324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428554">
                <text:p>1.428554</text:p>
              </table:table-cell>
              <table:table-cell office:value-type="float" office:value="1.007134">
                <text:p>1.007134</text:p>
              </table:table-cell>
              <table:table-cell office:value-type="float" office:value="0.059183">
                <text:p>0.059183</text:p>
              </table:table-cell>
              <table:table-cell office:value-type="float" office:value="0.087365">
                <text:p>0.08736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415448">
                <text:p>1.415448</text:p>
              </table:table-cell>
              <table:table-cell office:value-type="float" office:value="1.009855">
                <text:p>1.009855</text:p>
              </table:table-cell>
              <table:table-cell office:value-type="float" office:value="0.062">
                <text:p>0.062</text:p>
              </table:table-cell>
              <table:table-cell office:value-type="float" office:value="0.085953">
                <text:p>0.08595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415448">
                <text:p>1.415448</text:p>
              </table:table-cell>
              <table:table-cell office:value-type="float" office:value="1.012555">
                <text:p>1.012555</text:p>
              </table:table-cell>
              <table:table-cell office:value-type="float" office:value="0.064846">
                <text:p>0.064846</text:p>
              </table:table-cell>
              <table:table-cell office:value-type="float" office:value="0.086378">
                <text:p>0.08637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.415448">
                <text:p>1.415448</text:p>
              </table:table-cell>
              <table:table-cell office:value-type="float" office:value="1.015233">
                <text:p>1.015233</text:p>
              </table:table-cell>
              <table:table-cell office:value-type="float" office:value="0.067549">
                <text:p>0.067549</text:p>
              </table:table-cell>
              <table:table-cell office:value-type="float" office:value="0.086802">
                <text:p>0.08680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.415448">
                <text:p>1.415448</text:p>
              </table:table-cell>
              <table:table-cell office:value-type="float" office:value="1.01789">
                <text:p>1.01789</text:p>
              </table:table-cell>
              <table:table-cell office:value-type="float" office:value="0.070094">
                <text:p>0.070094</text:p>
              </table:table-cell>
              <table:table-cell office:value-type="float" office:value="0.087224">
                <text:p>0.08722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.428554">
                <text:p>1.428554</text:p>
              </table:table-cell>
              <table:table-cell office:value-type="float" office:value="1.020525">
                <text:p>1.020525</text:p>
              </table:table-cell>
              <table:table-cell office:value-type="float" office:value="0.072289">
                <text:p>0.072289</text:p>
              </table:table-cell>
              <table:table-cell office:value-type="float" office:value="0.089507">
                <text:p>0.08950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37613">
                <text:p>1.37613</text:p>
              </table:table-cell>
              <table:table-cell office:value-type="float" office:value="1.02314">
                <text:p>1.02314</text:p>
              </table:table-cell>
              <table:table-cell office:value-type="float" office:value="0.073662">
                <text:p>0.073662</text:p>
              </table:table-cell>
              <table:table-cell office:value-type="float" office:value="0.082509">
                <text:p>0.08250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.415448">
                <text:p>1.415448</text:p>
              </table:table-cell>
              <table:table-cell office:value-type="float" office:value="1.025734">
                <text:p>1.025734</text:p>
              </table:table-cell>
              <table:table-cell office:value-type="float" office:value="0.07482">
                <text:p>0.07482</text:p>
              </table:table-cell>
              <table:table-cell office:value-type="float" office:value="0.088423">
                <text:p>0.08842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428554">
                <text:p>1.428554</text:p>
              </table:table-cell>
              <table:table-cell office:value-type="float" office:value="1.028308">
                <text:p>1.028308</text:p>
              </table:table-cell>
              <table:table-cell office:value-type="float" office:value="0.074935">
                <text:p>0.074935</text:p>
              </table:table-cell>
              <table:table-cell office:value-type="float" office:value="0.090693">
                <text:p>0.09069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389236">
                <text:p>1.389236</text:p>
              </table:table-cell>
              <table:table-cell office:value-type="float" office:value="1.030861">
                <text:p>1.030861</text:p>
              </table:table-cell>
              <table:table-cell office:value-type="float" office:value="0.074589">
                <text:p>0.074589</text:p>
              </table:table-cell>
              <table:table-cell office:value-type="float" office:value="0.085552">
                <text:p>0.08555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.389236">
                <text:p>1.389236</text:p>
              </table:table-cell>
              <table:table-cell office:value-type="float" office:value="1.033394">
                <text:p>1.033394</text:p>
              </table:table-cell>
              <table:table-cell office:value-type="float" office:value="0.074639">
                <text:p>0.074639</text:p>
              </table:table-cell>
              <table:table-cell office:value-type="float" office:value="0.085913">
                <text:p>0.08591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415448">
                <text:p>1.415448</text:p>
              </table:table-cell>
              <table:table-cell office:value-type="float" office:value="1.035907">
                <text:p>1.035907</text:p>
              </table:table-cell>
              <table:table-cell office:value-type="float" office:value="0.074786">
                <text:p>0.074786</text:p>
              </table:table-cell>
              <table:table-cell office:value-type="float" office:value="0.089986">
                <text:p>0.08998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37613">
                <text:p>1.37613</text:p>
              </table:table-cell>
              <table:table-cell office:value-type="float" office:value="1.038399">
                <text:p>1.038399</text:p>
              </table:table-cell>
              <table:table-cell office:value-type="float" office:value="0.07401">
                <text:p>0.07401</text:p>
              </table:table-cell>
              <table:table-cell office:value-type="float" office:value="0.084805">
                <text:p>0.08480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389236">
                <text:p>1.389236</text:p>
              </table:table-cell>
              <table:table-cell office:value-type="float" office:value="1.040872">
                <text:p>1.040872</text:p>
              </table:table-cell>
              <table:table-cell office:value-type="float" office:value="0.073899">
                <text:p>0.073899</text:p>
              </table:table-cell>
              <table:table-cell office:value-type="float" office:value="0.086989">
                <text:p>0.08698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.389236">
                <text:p>1.389236</text:p>
              </table:table-cell>
              <table:table-cell office:value-type="float" office:value="1.043326">
                <text:p>1.043326</text:p>
              </table:table-cell>
              <table:table-cell office:value-type="float" office:value="0.073355">
                <text:p>0.073355</text:p>
              </table:table-cell>
              <table:table-cell office:value-type="float" office:value="0.087334">
                <text:p>0.08733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402342">
                <text:p>1.402342</text:p>
              </table:table-cell>
              <table:table-cell office:value-type="float" office:value="1.04576">
                <text:p>1.04576</text:p>
              </table:table-cell>
              <table:table-cell office:value-type="float" office:value="0.073068">
                <text:p>0.073068</text:p>
              </table:table-cell>
              <table:table-cell office:value-type="float" office:value="0.089542">
                <text:p>0.08954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415448">
                <text:p>1.415448</text:p>
              </table:table-cell>
              <table:table-cell office:value-type="float" office:value="1.048174">
                <text:p>1.048174</text:p>
              </table:table-cell>
              <table:table-cell office:value-type="float" office:value="0.073387">
                <text:p>0.073387</text:p>
              </table:table-cell>
              <table:table-cell office:value-type="float" office:value="0.091785">
                <text:p>0.09178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402342">
                <text:p>1.402342</text:p>
              </table:table-cell>
              <table:table-cell office:value-type="float" office:value="1.05057">
                <text:p>1.05057</text:p>
              </table:table-cell>
              <table:table-cell office:value-type="float" office:value="0.074765">
                <text:p>0.074765</text:p>
              </table:table-cell>
              <table:table-cell office:value-type="float" office:value="0.090334">
                <text:p>0.09033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415448">
                <text:p>1.415448</text:p>
              </table:table-cell>
              <table:table-cell office:value-type="float" office:value="1.052946">
                <text:p>1.052946</text:p>
              </table:table-cell>
              <table:table-cell office:value-type="float" office:value="0.076233">
                <text:p>0.076233</text:p>
              </table:table-cell>
              <table:table-cell office:value-type="float" office:value="0.092575">
                <text:p>0.09257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402342">
                <text:p>1.402342</text:p>
              </table:table-cell>
              <table:table-cell office:value-type="float" office:value="1.055304">
                <text:p>1.055304</text:p>
              </table:table-cell>
              <table:table-cell office:value-type="float" office:value="0.077975">
                <text:p>0.077975</text:p>
              </table:table-cell>
              <table:table-cell office:value-type="float" office:value="0.091108">
                <text:p>0.09110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428554">
                <text:p>1.428554</text:p>
              </table:table-cell>
              <table:table-cell office:value-type="float" office:value="1.057642">
                <text:p>1.057642</text:p>
              </table:table-cell>
              <table:table-cell office:value-type="float" office:value="0.079712">
                <text:p>0.079712</text:p>
              </table:table-cell>
              <table:table-cell office:value-type="float" office:value="0.095189">
                <text:p>0.09518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428554">
                <text:p>1.428554</text:p>
              </table:table-cell>
              <table:table-cell office:value-type="float" office:value="1.059963">
                <text:p>1.059963</text:p>
              </table:table-cell>
              <table:table-cell office:value-type="float" office:value="0.081001">
                <text:p>0.081001</text:p>
              </table:table-cell>
              <table:table-cell office:value-type="float" office:value="0.0956">
                <text:p>0.095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44166">
                <text:p>1.44166</text:p>
              </table:table-cell>
              <table:table-cell office:value-type="float" office:value="1.062265">
                <text:p>1.062265</text:p>
              </table:table-cell>
              <table:table-cell office:value-type="float" office:value="0.082716">
                <text:p>0.082716</text:p>
              </table:table-cell>
              <table:table-cell office:value-type="float" office:value="0.097874">
                <text:p>0.09787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.415448">
                <text:p>1.415448</text:p>
              </table:table-cell>
              <table:table-cell office:value-type="float" office:value="1.064548">
                <text:p>1.064548</text:p>
              </table:table-cell>
              <table:table-cell office:value-type="float" office:value="0.084286">
                <text:p>0.084286</text:p>
              </table:table-cell>
              <table:table-cell office:value-type="float" office:value="0.09459">
                <text:p>0.0945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428554">
                <text:p>1.428554</text:p>
              </table:table-cell>
              <table:table-cell office:value-type="float" office:value="1.066814">
                <text:p>1.066814</text:p>
              </table:table-cell>
              <table:table-cell office:value-type="float" office:value="0.084939">
                <text:p>0.084939</text:p>
              </table:table-cell>
              <table:table-cell office:value-type="float" office:value="0.096827">
                <text:p>0.09682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428554">
                <text:p>1.428554</text:p>
              </table:table-cell>
              <table:table-cell office:value-type="float" office:value="1.069061">
                <text:p>1.069061</text:p>
              </table:table-cell>
              <table:table-cell office:value-type="float" office:value="0.0856">
                <text:p>0.0856</text:p>
              </table:table-cell>
              <table:table-cell office:value-type="float" office:value="0.097221">
                <text:p>0.09722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415448">
                <text:p>1.415448</text:p>
              </table:table-cell>
              <table:table-cell office:value-type="float" office:value="1.071291">
                <text:p>1.071291</text:p>
              </table:table-cell>
              <table:table-cell office:value-type="float" office:value="0.086819">
                <text:p>0.086819</text:p>
              </table:table-cell>
              <table:table-cell office:value-type="float" office:value="0.095752">
                <text:p>0.09575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402342">
                <text:p>1.402342</text:p>
              </table:table-cell>
              <table:table-cell office:value-type="float" office:value="1.073503">
                <text:p>1.073503</text:p>
              </table:table-cell>
              <table:table-cell office:value-type="float" office:value="0.087529">
                <text:p>0.087529</text:p>
              </table:table-cell>
              <table:table-cell office:value-type="float" office:value="0.094255">
                <text:p>0.09425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415448">
                <text:p>1.415448</text:p>
              </table:table-cell>
              <table:table-cell office:value-type="float" office:value="1.075697">
                <text:p>1.075697</text:p>
              </table:table-cell>
              <table:table-cell office:value-type="float" office:value="0.089102">
                <text:p>0.089102</text:p>
              </table:table-cell>
              <table:table-cell office:value-type="float" office:value="0.096451">
                <text:p>0.09645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428554">
                <text:p>1.428554</text:p>
              </table:table-cell>
              <table:table-cell office:value-type="float" office:value="1.077874">
                <text:p>1.077874</text:p>
              </table:table-cell>
              <table:table-cell office:value-type="float" office:value="0.089918">
                <text:p>0.089918</text:p>
              </table:table-cell>
              <table:table-cell office:value-type="float" office:value="0.098678">
                <text:p>0.09867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454766">
                <text:p>1.454766</text:p>
              </table:table-cell>
              <table:table-cell office:value-type="float" office:value="1.080034">
                <text:p>1.080034</text:p>
              </table:table-cell>
              <table:table-cell office:value-type="float" office:value="0.091447">
                <text:p>0.091447</text:p>
              </table:table-cell>
              <table:table-cell office:value-type="float" office:value="0.102806">
                <text:p>0.10280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389236">
                <text:p>1.389236</text:p>
              </table:table-cell>
              <table:table-cell office:value-type="float" office:value="1.082176">
                <text:p>1.082176</text:p>
              </table:table-cell>
              <table:table-cell office:value-type="float" office:value="0.093033">
                <text:p>0.093033</text:p>
              </table:table-cell>
              <table:table-cell office:value-type="float" office:value="0.093964">
                <text:p>0.09396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402342">
                <text:p>1.402342</text:p>
              </table:table-cell>
              <table:table-cell office:value-type="float" office:value="1.084302">
                <text:p>1.084302</text:p>
              </table:table-cell>
              <table:table-cell office:value-type="float" office:value="0.094659">
                <text:p>0.094659</text:p>
              </table:table-cell>
              <table:table-cell office:value-type="float" office:value="0.096143">
                <text:p>0.09614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415448">
                <text:p>1.415448</text:p>
              </table:table-cell>
              <table:table-cell office:value-type="float" office:value="1.086411">
                <text:p>1.086411</text:p>
              </table:table-cell>
              <table:table-cell office:value-type="float" office:value="0.096988">
                <text:p>0.096988</text:p>
              </table:table-cell>
              <table:table-cell office:value-type="float" office:value="0.098327">
                <text:p>0.09832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428554">
                <text:p>1.428554</text:p>
              </table:table-cell>
              <table:table-cell office:value-type="float" office:value="1.088503">
                <text:p>1.088503</text:p>
              </table:table-cell>
              <table:table-cell office:value-type="float" office:value="0.099153">
                <text:p>0.099153</text:p>
              </table:table-cell>
              <table:table-cell office:value-type="float" office:value="0.100539">
                <text:p>0.10053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415448">
                <text:p>1.415448</text:p>
              </table:table-cell>
              <table:table-cell office:value-type="float" office:value="1.090578">
                <text:p>1.090578</text:p>
              </table:table-cell>
              <table:table-cell office:value-type="float" office:value="0.101604">
                <text:p>0.101604</text:p>
              </table:table-cell>
              <table:table-cell office:value-type="float" office:value="0.099067">
                <text:p>0.09906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.415448">
                <text:p>1.415448</text:p>
              </table:table-cell>
              <table:table-cell office:value-type="float" office:value="1.092637">
                <text:p>1.092637</text:p>
              </table:table-cell>
              <table:table-cell office:value-type="float" office:value="0.104226">
                <text:p>0.104226</text:p>
              </table:table-cell>
              <table:table-cell office:value-type="float" office:value="0.099432">
                <text:p>0.09943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402342">
                <text:p>1.402342</text:p>
              </table:table-cell>
              <table:table-cell office:value-type="float" office:value="1.094679">
                <text:p>1.094679</text:p>
              </table:table-cell>
              <table:table-cell office:value-type="float" office:value="0.106485">
                <text:p>0.106485</text:p>
              </table:table-cell>
              <table:table-cell office:value-type="float" office:value="0.09793">
                <text:p>0.0979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389236">
                <text:p>1.389236</text:p>
              </table:table-cell>
              <table:table-cell office:value-type="float" office:value="1.096706">
                <text:p>1.096706</text:p>
              </table:table-cell>
              <table:table-cell office:value-type="float" office:value="0.108973">
                <text:p>0.108973</text:p>
              </table:table-cell>
              <table:table-cell office:value-type="float" office:value="0.096391">
                <text:p>0.09639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37613">
                <text:p>1.37613</text:p>
              </table:table-cell>
              <table:table-cell office:value-type="float" office:value="1.098716">
                <text:p>1.098716</text:p>
              </table:table-cell>
              <table:table-cell office:value-type="float" office:value="0.111753">
                <text:p>0.111753</text:p>
              </table:table-cell>
              <table:table-cell office:value-type="float" office:value="0.094816">
                <text:p>0.09481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389236">
                <text:p>1.389236</text:p>
              </table:table-cell>
              <table:table-cell office:value-type="float" office:value="1.10071">
                <text:p>1.10071</text:p>
              </table:table-cell>
              <table:table-cell office:value-type="float" office:value="0.114479">
                <text:p>0.114479</text:p>
              </table:table-cell>
              <table:table-cell office:value-type="float" office:value="0.096934">
                <text:p>0.09693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.37613">
                <text:p>1.37613</text:p>
              </table:table-cell>
              <table:table-cell office:value-type="float" office:value="1.102689">
                <text:p>1.102689</text:p>
              </table:table-cell>
              <table:table-cell office:value-type="float" office:value="0.11729">
                <text:p>0.11729</text:p>
              </table:table-cell>
              <table:table-cell office:value-type="float" office:value="0.095361">
                <text:p>0.09536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37613">
                <text:p>1.37613</text:p>
              </table:table-cell>
              <table:table-cell office:value-type="float" office:value="1.104651">
                <text:p>1.104651</text:p>
              </table:table-cell>
              <table:table-cell office:value-type="float" office:value="0.120086">
                <text:p>0.120086</text:p>
              </table:table-cell>
              <table:table-cell office:value-type="float" office:value="0.095631">
                <text:p>0.09563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363024">
                <text:p>1.363024</text:p>
              </table:table-cell>
              <table:table-cell office:value-type="float" office:value="1.106598">
                <text:p>1.106598</text:p>
              </table:table-cell>
              <table:table-cell office:value-type="float" office:value="0.122805">
                <text:p>0.122805</text:p>
              </table:table-cell>
              <table:table-cell office:value-type="float" office:value="0.094042">
                <text:p>0.09404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363024">
                <text:p>1.363024</text:p>
              </table:table-cell>
              <table:table-cell office:value-type="float" office:value="1.10853">
                <text:p>1.10853</text:p>
              </table:table-cell>
              <table:table-cell office:value-type="float" office:value="0.124676">
                <text:p>0.124676</text:p>
              </table:table-cell>
              <table:table-cell office:value-type="float" office:value="0.094286">
                <text:p>0.09428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.349918">
                <text:p>1.349918</text:p>
              </table:table-cell>
              <table:table-cell office:value-type="float" office:value="1.110447">
                <text:p>1.110447</text:p>
              </table:table-cell>
              <table:table-cell office:value-type="float" office:value="0.125396">
                <text:p>0.125396</text:p>
              </table:table-cell>
              <table:table-cell office:value-type="float" office:value="0.092664">
                <text:p>0.09266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.363024">
                <text:p>1.363024</text:p>
              </table:table-cell>
              <table:table-cell office:value-type="float" office:value="1.112348">
                <text:p>1.112348</text:p>
              </table:table-cell>
              <table:table-cell office:value-type="float" office:value="0.126096">
                <text:p>0.126096</text:p>
              </table:table-cell>
              <table:table-cell office:value-type="float" office:value="0.094735">
                <text:p>0.09473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.284388">
                <text:p>1.284388</text:p>
              </table:table-cell>
              <table:table-cell office:value-type="float" office:value="1.114234">
                <text:p>1.114234</text:p>
              </table:table-cell>
              <table:table-cell office:value-type="float" office:value="0.125218">
                <text:p>0.125218</text:p>
              </table:table-cell>
              <table:table-cell office:value-type="float" office:value="0.083798">
                <text:p>0.08379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3106">
                <text:p>1.3106</text:p>
              </table:table-cell>
              <table:table-cell office:value-type="float" office:value="1.116105">
                <text:p>1.116105</text:p>
              </table:table-cell>
              <table:table-cell office:value-type="float" office:value="0.123766">
                <text:p>0.123766</text:p>
              </table:table-cell>
              <table:table-cell office:value-type="float" office:value="0.08758">
                <text:p>0.0875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3106">
                <text:p>1.3106</text:p>
              </table:table-cell>
              <table:table-cell office:value-type="float" office:value="1.117961">
                <text:p>1.117961</text:p>
              </table:table-cell>
              <table:table-cell office:value-type="float" office:value="0.122958">
                <text:p>0.122958</text:p>
              </table:table-cell>
              <table:table-cell office:value-type="float" office:value="0.087685">
                <text:p>0.08768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297494">
                <text:p>1.297494</text:p>
              </table:table-cell>
              <table:table-cell office:value-type="float" office:value="1.119803">
                <text:p>1.119803</text:p>
              </table:table-cell>
              <table:table-cell office:value-type="float" office:value="0.121248">
                <text:p>0.121248</text:p>
              </table:table-cell>
              <table:table-cell office:value-type="float" office:value="0.085942">
                <text:p>0.08594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3106">
                <text:p>1.3106</text:p>
              </table:table-cell>
              <table:table-cell office:value-type="float" office:value="1.12163">
                <text:p>1.12163</text:p>
              </table:table-cell>
              <table:table-cell office:value-type="float" office:value="0.119406">
                <text:p>0.119406</text:p>
              </table:table-cell>
              <table:table-cell office:value-type="float" office:value="0.08791">
                <text:p>0.0879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284388">
                <text:p>1.284388</text:p>
              </table:table-cell>
              <table:table-cell office:value-type="float" office:value="1.123442">
                <text:p>1.123442</text:p>
              </table:table-cell>
              <table:table-cell office:value-type="float" office:value="0.117192">
                <text:p>0.117192</text:p>
              </table:table-cell>
              <table:table-cell office:value-type="float" office:value="0.084326">
                <text:p>0.08432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37613">
                <text:p>1.37613</text:p>
              </table:table-cell>
              <table:table-cell office:value-type="float" office:value="1.12524">
                <text:p>1.12524</text:p>
              </table:table-cell>
              <table:table-cell office:value-type="float" office:value="0.114556">
                <text:p>0.114556</text:p>
              </table:table-cell>
              <table:table-cell office:value-type="float" office:value="0.097442">
                <text:p>0.09744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153328">
                <text:p>1.153328</text:p>
              </table:table-cell>
              <table:table-cell office:value-type="float" office:value="1.127024">
                <text:p>1.127024</text:p>
              </table:table-cell>
              <table:table-cell office:value-type="float" office:value="0.111721">
                <text:p>0.111721</text:p>
              </table:table-cell>
              <table:table-cell office:value-type="float" office:value="0.06607">
                <text:p>0.0660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.258176">
                <text:p>1.258176</text:p>
              </table:table-cell>
              <table:table-cell office:value-type="float" office:value="1.128794">
                <text:p>1.128794</text:p>
              </table:table-cell>
              <table:table-cell office:value-type="float" office:value="0.109245">
                <text:p>0.109245</text:p>
              </table:table-cell>
              <table:table-cell office:value-type="float" office:value="0.080741">
                <text:p>0.08074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.284388">
                <text:p>1.284388</text:p>
              </table:table-cell>
              <table:table-cell office:value-type="float" office:value="1.130549">
                <text:p>1.130549</text:p>
              </table:table-cell>
              <table:table-cell office:value-type="float" office:value="0.106921">
                <text:p>0.106921</text:p>
              </table:table-cell>
              <table:table-cell office:value-type="float" office:value="0.084433">
                <text:p>0.08443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323706">
                <text:p>1.323706</text:p>
              </table:table-cell>
              <table:table-cell office:value-type="float" office:value="1.132291">
                <text:p>1.132291</text:p>
              </table:table-cell>
              <table:table-cell office:value-type="float" office:value="0.104405">
                <text:p>0.104405</text:p>
              </table:table-cell>
              <table:table-cell office:value-type="float" office:value="0.090073">
                <text:p>0.09007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284388">
                <text:p>1.284388</text:p>
              </table:table-cell>
              <table:table-cell office:value-type="float" office:value="1.134019">
                <text:p>1.134019</text:p>
              </table:table-cell>
              <table:table-cell office:value-type="float" office:value="0.101958">
                <text:p>0.101958</text:p>
              </table:table-cell>
              <table:table-cell office:value-type="float" office:value="0.084669">
                <text:p>0.08466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.3106">
                <text:p>1.3106</text:p>
              </table:table-cell>
              <table:table-cell office:value-type="float" office:value="1.135733">
                <text:p>1.135733</text:p>
              </table:table-cell>
              <table:table-cell office:value-type="float" office:value="0.099955">
                <text:p>0.099955</text:p>
              </table:table-cell>
              <table:table-cell office:value-type="float" office:value="0.088495">
                <text:p>0.08849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271282">
                <text:p>1.271282</text:p>
              </table:table-cell>
              <table:table-cell office:value-type="float" office:value="1.137433">
                <text:p>1.137433</text:p>
              </table:table-cell>
              <table:table-cell office:value-type="float" office:value="0.097893">
                <text:p>0.097893</text:p>
              </table:table-cell>
              <table:table-cell office:value-type="float" office:value="0.083043">
                <text:p>0.08304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271282">
                <text:p>1.271282</text:p>
              </table:table-cell>
              <table:table-cell office:value-type="float" office:value="1.13912">
                <text:p>1.13912</text:p>
              </table:table-cell>
              <table:table-cell office:value-type="float" office:value="0.09559">
                <text:p>0.09559</text:p>
              </table:table-cell>
              <table:table-cell office:value-type="float" office:value="0.083066">
                <text:p>0.08306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284388">
                <text:p>1.284388</text:p>
              </table:table-cell>
              <table:table-cell office:value-type="float" office:value="1.140794">
                <text:p>1.140794</text:p>
              </table:table-cell>
              <table:table-cell office:value-type="float" office:value="0.094066">
                <text:p>0.094066</text:p>
              </table:table-cell>
              <table:table-cell office:value-type="float" office:value="0.084929">
                <text:p>0.08492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323706">
                <text:p>1.323706</text:p>
              </table:table-cell>
              <table:table-cell office:value-type="float" office:value="1.142454">
                <text:p>1.142454</text:p>
              </table:table-cell>
              <table:table-cell office:value-type="float" office:value="0.092682">
                <text:p>0.092682</text:p>
              </table:table-cell>
              <table:table-cell office:value-type="float" office:value="0.090544">
                <text:p>0.09054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271282">
                <text:p>1.271282</text:p>
              </table:table-cell>
              <table:table-cell office:value-type="float" office:value="1.144102">
                <text:p>1.144102</text:p>
              </table:table-cell>
              <table:table-cell office:value-type="float" office:value="0.091563">
                <text:p>0.091563</text:p>
              </table:table-cell>
              <table:table-cell office:value-type="float" office:value="0.083228">
                <text:p>0.08322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3106">
                <text:p>1.3106</text:p>
              </table:table-cell>
              <table:table-cell office:value-type="float" office:value="1.145736">
                <text:p>1.145736</text:p>
              </table:table-cell>
              <table:table-cell office:value-type="float" office:value="0.091167">
                <text:p>0.091167</text:p>
              </table:table-cell>
              <table:table-cell office:value-type="float" office:value="0.08884">
                <text:p>0.0888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284388">
                <text:p>1.284388</text:p>
              </table:table-cell>
              <table:table-cell office:value-type="float" office:value="1.147357">
                <text:p>1.147357</text:p>
              </table:table-cell>
              <table:table-cell office:value-type="float" office:value="0.091084">
                <text:p>0.091084</text:p>
              </table:table-cell>
              <table:table-cell office:value-type="float" office:value="0.08522">
                <text:p>0.0852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3106">
                <text:p>1.3106</text:p>
              </table:table-cell>
              <table:table-cell office:value-type="float" office:value="1.148965">
                <text:p>1.148965</text:p>
              </table:table-cell>
              <table:table-cell office:value-type="float" office:value="0.091046">
                <text:p>0.091046</text:p>
              </table:table-cell>
              <table:table-cell office:value-type="float" office:value="0.08899">
                <text:p>0.0889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336812">
                <text:p>1.336812</text:p>
              </table:table-cell>
              <table:table-cell office:value-type="float" office:value="1.15056">
                <text:p>1.15056</text:p>
              </table:table-cell>
              <table:table-cell office:value-type="float" office:value="0.091389">
                <text:p>0.091389</text:p>
              </table:table-cell>
              <table:table-cell office:value-type="float" office:value="0.092814">
                <text:p>0.09281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284388">
                <text:p>1.284388</text:p>
              </table:table-cell>
              <table:table-cell office:value-type="float" office:value="1.152143">
                <text:p>1.152143</text:p>
              </table:table-cell>
              <table:table-cell office:value-type="float" office:value="0.092828">
                <text:p>0.092828</text:p>
              </table:table-cell>
              <table:table-cell office:value-type="float" office:value="0.085527">
                <text:p>0.08552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297494">
                <text:p>1.297494</text:p>
              </table:table-cell>
              <table:table-cell office:value-type="float" office:value="1.153714">
                <text:p>1.153714</text:p>
              </table:table-cell>
              <table:table-cell office:value-type="float" office:value="0.094789">
                <text:p>0.094789</text:p>
              </table:table-cell>
              <table:table-cell office:value-type="float" office:value="0.087431">
                <text:p>0.08743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.3106">
                <text:p>1.3106</text:p>
              </table:table-cell>
              <table:table-cell office:value-type="float" office:value="1.155271">
                <text:p>1.155271</text:p>
              </table:table-cell>
              <table:table-cell office:value-type="float" office:value="0.096913">
                <text:p>0.096913</text:p>
              </table:table-cell>
              <table:table-cell office:value-type="float" office:value="0.089345">
                <text:p>0.08934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297494">
                <text:p>1.297494</text:p>
              </table:table-cell>
              <table:table-cell office:value-type="float" office:value="1.156817">
                <text:p>1.156817</text:p>
              </table:table-cell>
              <table:table-cell office:value-type="float" office:value="0.099465">
                <text:p>0.099465</text:p>
              </table:table-cell>
              <table:table-cell office:value-type="float" office:value="0.087564">
                <text:p>0.08756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3106">
                <text:p>1.3106</text:p>
              </table:table-cell>
              <table:table-cell office:value-type="float" office:value="1.15835">
                <text:p>1.15835</text:p>
              </table:table-cell>
              <table:table-cell office:value-type="float" office:value="0.102109">
                <text:p>0.102109</text:p>
              </table:table-cell>
              <table:table-cell office:value-type="float" office:value="0.089484">
                <text:p>0.08948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3106">
                <text:p>1.3106</text:p>
              </table:table-cell>
              <table:table-cell office:value-type="float" office:value="1.159871">
                <text:p>1.159871</text:p>
              </table:table-cell>
              <table:table-cell office:value-type="float" office:value="0.104832">
                <text:p>0.104832</text:p>
              </table:table-cell>
              <table:table-cell office:value-type="float" office:value="0.089574">
                <text:p>0.08957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.271282">
                <text:p>1.271282</text:p>
              </table:table-cell>
              <table:table-cell office:value-type="float" office:value="1.16138">
                <text:p>1.16138</text:p>
              </table:table-cell>
              <table:table-cell office:value-type="float" office:value="0.107962">
                <text:p>0.107962</text:p>
              </table:table-cell>
              <table:table-cell office:value-type="float" office:value="0.08408">
                <text:p>0.0840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271282">
                <text:p>1.271282</text:p>
              </table:table-cell>
              <table:table-cell office:value-type="float" office:value="1.162877">
                <text:p>1.162877</text:p>
              </table:table-cell>
              <table:table-cell office:value-type="float" office:value="0.111642">
                <text:p>0.111642</text:p>
              </table:table-cell>
              <table:table-cell office:value-type="float" office:value="0.084079">
                <text:p>0.08407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284388">
                <text:p>1.284388</text:p>
              </table:table-cell>
              <table:table-cell office:value-type="float" office:value="1.164362">
                <text:p>1.164362</text:p>
              </table:table-cell>
              <table:table-cell office:value-type="float" office:value="0.115353">
                <text:p>0.115353</text:p>
              </table:table-cell>
              <table:table-cell office:value-type="float" office:value="0.085931">
                <text:p>0.08593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258176">
                <text:p>1.258176</text:p>
              </table:table-cell>
              <table:table-cell office:value-type="float" office:value="1.165835">
                <text:p>1.165835</text:p>
              </table:table-cell>
              <table:table-cell office:value-type="float" office:value="0.119329">
                <text:p>0.119329</text:p>
              </table:table-cell>
              <table:table-cell office:value-type="float" office:value="0.082229">
                <text:p>0.08222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231964">
                <text:p>1.231964</text:p>
              </table:table-cell>
              <table:table-cell office:value-type="float" office:value="1.167297">
                <text:p>1.167297</text:p>
              </table:table-cell>
              <table:table-cell office:value-type="float" office:value="0.123792">
                <text:p>0.123792</text:p>
              </table:table-cell>
              <table:table-cell office:value-type="float" office:value="0.078479">
                <text:p>0.07847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24507">
                <text:p>1.24507</text:p>
              </table:table-cell>
              <table:table-cell office:value-type="float" office:value="1.168747">
                <text:p>1.168747</text:p>
              </table:table-cell>
              <table:table-cell office:value-type="float" office:value="0.128377">
                <text:p>0.128377</text:p>
              </table:table-cell>
              <table:table-cell office:value-type="float" office:value="0.080255">
                <text:p>0.08025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24507">
                <text:p>1.24507</text:p>
              </table:table-cell>
              <table:table-cell office:value-type="float" office:value="1.170185">
                <text:p>1.170185</text:p>
              </table:table-cell>
              <table:table-cell office:value-type="float" office:value="0.131523">
                <text:p>0.131523</text:p>
              </table:table-cell>
              <table:table-cell office:value-type="float" office:value="0.080199">
                <text:p>0.08019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.218858">
                <text:p>1.218858</text:p>
              </table:table-cell>
              <table:table-cell office:value-type="float" office:value="1.171612">
                <text:p>1.171612</text:p>
              </table:table-cell>
              <table:table-cell office:value-type="float" office:value="0.132136">
                <text:p>0.132136</text:p>
              </table:table-cell>
              <table:table-cell office:value-type="float" office:value="0.07643">
                <text:p>0.0764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192646">
                <text:p>1.192646</text:p>
              </table:table-cell>
              <table:table-cell office:value-type="float" office:value="1.173028">
                <text:p>1.173028</text:p>
              </table:table-cell>
              <table:table-cell office:value-type="float" office:value="0.132145">
                <text:p>0.132145</text:p>
              </table:table-cell>
              <table:table-cell office:value-type="float" office:value="0.072606">
                <text:p>0.07260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17954">
                <text:p>1.17954</text:p>
              </table:table-cell>
              <table:table-cell office:value-type="float" office:value="1.174433">
                <text:p>1.174433</text:p>
              </table:table-cell>
              <table:table-cell office:value-type="float" office:value="0.131096">
                <text:p>0.131096</text:p>
              </table:table-cell>
              <table:table-cell office:value-type="float" office:value="0.070578">
                <text:p>0.07057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.153328">
                <text:p>1.153328</text:p>
              </table:table-cell>
              <table:table-cell office:value-type="float" office:value="1.175826">
                <text:p>1.175826</text:p>
              </table:table-cell>
              <table:table-cell office:value-type="float" office:value="0.129524">
                <text:p>0.129524</text:p>
              </table:table-cell>
              <table:table-cell office:value-type="float" office:value="0.066654">
                <text:p>0.06665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.140222">
                <text:p>1.140222</text:p>
              </table:table-cell>
              <table:table-cell office:value-type="float" office:value="1.177208">
                <text:p>1.177208</text:p>
              </table:table-cell>
              <table:table-cell office:value-type="float" office:value="0.126931">
                <text:p>0.126931</text:p>
              </table:table-cell>
              <table:table-cell office:value-type="float" office:value="0.064535">
                <text:p>0.06453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.100904">
                <text:p>1.100904</text:p>
              </table:table-cell>
              <table:table-cell office:value-type="float" office:value="1.17858">
                <text:p>1.17858</text:p>
              </table:table-cell>
              <table:table-cell office:value-type="float" office:value="0.122939">
                <text:p>0.122939</text:p>
              </table:table-cell>
              <table:table-cell office:value-type="float" office:value="0.058669">
                <text:p>0.05866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.11401">
                <text:p>1.11401</text:p>
              </table:table-cell>
              <table:table-cell office:value-type="float" office:value="1.17994">
                <text:p>1.17994</text:p>
              </table:table-cell>
              <table:table-cell office:value-type="float" office:value="0.118688">
                <text:p>0.118688</text:p>
              </table:table-cell>
              <table:table-cell office:value-type="float" office:value="0.060172">
                <text:p>0.06017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100904">
                <text:p>1.100904</text:p>
              </table:table-cell>
              <table:table-cell office:value-type="float" office:value="1.18129">
                <text:p>1.18129</text:p>
              </table:table-cell>
              <table:table-cell office:value-type="float" office:value="0.114273">
                <text:p>0.114273</text:p>
              </table:table-cell>
              <table:table-cell office:value-type="float" office:value="0.057988">
                <text:p>0.05798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.11401">
                <text:p>1.11401</text:p>
              </table:table-cell>
              <table:table-cell office:value-type="float" office:value="1.182629">
                <text:p>1.182629</text:p>
              </table:table-cell>
              <table:table-cell office:value-type="float" office:value="0.109328">
                <text:p>0.109328</text:p>
              </table:table-cell>
              <table:table-cell office:value-type="float" office:value="0.059515">
                <text:p>0.05951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.11401">
                <text:p>1.11401</text:p>
              </table:table-cell>
              <table:table-cell office:value-type="float" office:value="1.183957">
                <text:p>1.183957</text:p>
              </table:table-cell>
              <table:table-cell office:value-type="float" office:value="0.104645">
                <text:p>0.104645</text:p>
              </table:table-cell>
              <table:table-cell office:value-type="float" office:value="0.059218">
                <text:p>0.05921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.100904">
                <text:p>1.100904</text:p>
              </table:table-cell>
              <table:table-cell office:value-type="float" office:value="1.185275">
                <text:p>1.185275</text:p>
              </table:table-cell>
              <table:table-cell office:value-type="float" office:value="0.100614">
                <text:p>0.100614</text:p>
              </table:table-cell>
              <table:table-cell office:value-type="float" office:value="0.057061">
                <text:p>0.05706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.087798">
                <text:p>1.087798</text:p>
              </table:table-cell>
              <table:table-cell office:value-type="float" office:value="1.186582">
                <text:p>1.186582</text:p>
              </table:table-cell>
              <table:table-cell office:value-type="float" office:value="0.096632">
                <text:p>0.096632</text:p>
              </table:table-cell>
              <table:table-cell office:value-type="float" office:value="0.054867">
                <text:p>0.05486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100904">
                <text:p>1.100904</text:p>
              </table:table-cell>
              <table:table-cell office:value-type="float" office:value="1.187879">
                <text:p>1.187879</text:p>
              </table:table-cell>
              <table:table-cell office:value-type="float" office:value="0.092681">
                <text:p>0.092681</text:p>
              </table:table-cell>
              <table:table-cell office:value-type="float" office:value="0.056352">
                <text:p>0.05635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127116">
                <text:p>1.127116</text:p>
              </table:table-cell>
              <table:table-cell office:value-type="float" office:value="1.189166">
                <text:p>1.189166</text:p>
              </table:table-cell>
              <table:table-cell office:value-type="float" office:value="0.089056">
                <text:p>0.089056</text:p>
              </table:table-cell>
              <table:table-cell office:value-type="float" office:value="0.059718">
                <text:p>0.05971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11401">
                <text:p>1.11401</text:p>
              </table:table-cell>
              <table:table-cell office:value-type="float" office:value="1.190442">
                <text:p>1.190442</text:p>
              </table:table-cell>
              <table:table-cell office:value-type="float" office:value="0.085629">
                <text:p>0.085629</text:p>
              </table:table-cell>
              <table:table-cell office:value-type="float" office:value="0.057559">
                <text:p>0.05755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11401">
                <text:p>1.11401</text:p>
              </table:table-cell>
              <table:table-cell office:value-type="float" office:value="1.191709">
                <text:p>1.191709</text:p>
              </table:table-cell>
              <table:table-cell office:value-type="float" office:value="0.082227">
                <text:p>0.082227</text:p>
              </table:table-cell>
              <table:table-cell office:value-type="float" office:value="0.057237">
                <text:p>0.05723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11401">
                <text:p>1.11401</text:p>
              </table:table-cell>
              <table:table-cell office:value-type="float" office:value="1.192965">
                <text:p>1.192965</text:p>
              </table:table-cell>
              <table:table-cell office:value-type="float" office:value="0.079757">
                <text:p>0.079757</text:p>
              </table:table-cell>
              <table:table-cell office:value-type="float" office:value="0.056907">
                <text:p>0.05690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11401">
                <text:p>1.11401</text:p>
              </table:table-cell>
              <table:table-cell office:value-type="float" office:value="1.194211">
                <text:p>1.194211</text:p>
              </table:table-cell>
              <table:table-cell office:value-type="float" office:value="0.077301">
                <text:p>0.077301</text:p>
              </table:table-cell>
              <table:table-cell office:value-type="float" office:value="0.056569">
                <text:p>0.05656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11401">
                <text:p>1.11401</text:p>
              </table:table-cell>
              <table:table-cell office:value-type="float" office:value="1.195448">
                <text:p>1.195448</text:p>
              </table:table-cell>
              <table:table-cell office:value-type="float" office:value="0.074795">
                <text:p>0.074795</text:p>
              </table:table-cell>
              <table:table-cell office:value-type="float" office:value="0.056226">
                <text:p>0.05622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.11401">
                <text:p>1.11401</text:p>
              </table:table-cell>
              <table:table-cell office:value-type="float" office:value="1.196674">
                <text:p>1.196674</text:p>
              </table:table-cell>
              <table:table-cell office:value-type="float" office:value="0.072958">
                <text:p>0.072958</text:p>
              </table:table-cell>
              <table:table-cell office:value-type="float" office:value="0.055883">
                <text:p>0.05588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127116">
                <text:p>1.127116</text:p>
              </table:table-cell>
              <table:table-cell office:value-type="float" office:value="1.197891">
                <text:p>1.197891</text:p>
              </table:table-cell>
              <table:table-cell office:value-type="float" office:value="0.071724">
                <text:p>0.071724</text:p>
              </table:table-cell>
              <table:table-cell office:value-type="float" office:value="0.057402">
                <text:p>0.05740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127116">
                <text:p>1.127116</text:p>
              </table:table-cell>
              <table:table-cell office:value-type="float" office:value="1.199098">
                <text:p>1.199098</text:p>
              </table:table-cell>
              <table:table-cell office:value-type="float" office:value="0.070937">
                <text:p>0.070937</text:p>
              </table:table-cell>
              <table:table-cell office:value-type="float" office:value="0.057091">
                <text:p>0.05709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140222">
                <text:p>1.140222</text:p>
              </table:table-cell>
              <table:table-cell office:value-type="float" office:value="1.200296">
                <text:p>1.200296</text:p>
              </table:table-cell>
              <table:table-cell office:value-type="float" office:value="0.070305">
                <text:p>0.070305</text:p>
              </table:table-cell>
              <table:table-cell office:value-type="float" office:value="0.058646">
                <text:p>0.05864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.153328">
                <text:p>1.153328</text:p>
              </table:table-cell>
              <table:table-cell office:value-type="float" office:value="1.201484">
                <text:p>1.201484</text:p>
              </table:table-cell>
              <table:table-cell office:value-type="float" office:value="0.07006">
                <text:p>0.07006</text:p>
              </table:table-cell>
              <table:table-cell office:value-type="float" office:value="0.060229">
                <text:p>0.06022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.127116">
                <text:p>1.127116</text:p>
              </table:table-cell>
              <table:table-cell office:value-type="float" office:value="1.202663">
                <text:p>1.202663</text:p>
              </table:table-cell>
              <table:table-cell office:value-type="float" office:value="0.070252">
                <text:p>0.070252</text:p>
              </table:table-cell>
              <table:table-cell office:value-type="float" office:value="0.056252">
                <text:p>0.05625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127116">
                <text:p>1.127116</text:p>
              </table:table-cell>
              <table:table-cell office:value-type="float" office:value="1.203832">
                <text:p>1.203832</text:p>
              </table:table-cell>
              <table:table-cell office:value-type="float" office:value="0.071435">
                <text:p>0.071435</text:p>
              </table:table-cell>
              <table:table-cell office:value-type="float" office:value="0.055934">
                <text:p>0.05593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140222">
                <text:p>1.140222</text:p>
              </table:table-cell>
              <table:table-cell office:value-type="float" office:value="1.204992">
                <text:p>1.204992</text:p>
              </table:table-cell>
              <table:table-cell office:value-type="float" office:value="0.07305">
                <text:p>0.07305</text:p>
              </table:table-cell>
              <table:table-cell office:value-type="float" office:value="0.057464">
                <text:p>0.05746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.153328">
                <text:p>1.153328</text:p>
              </table:table-cell>
              <table:table-cell office:value-type="float" office:value="1.206143">
                <text:p>1.206143</text:p>
              </table:table-cell>
              <table:table-cell office:value-type="float" office:value="0.074218">
                <text:p>0.074218</text:p>
              </table:table-cell>
              <table:table-cell office:value-type="float" office:value="0.059022">
                <text:p>0.05902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.11401">
                <text:p>1.11401</text:p>
              </table:table-cell>
              <table:table-cell office:value-type="float" office:value="1.207284">
                <text:p>1.207284</text:p>
              </table:table-cell>
              <table:table-cell office:value-type="float" office:value="0.075418">
                <text:p>0.075418</text:p>
              </table:table-cell>
              <table:table-cell office:value-type="float" office:value="0.053167">
                <text:p>0.05316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11401">
                <text:p>1.11401</text:p>
              </table:table-cell>
              <table:table-cell office:value-type="float" office:value="1.208417">
                <text:p>1.208417</text:p>
              </table:table-cell>
              <table:table-cell office:value-type="float" office:value="0.076855">
                <text:p>0.076855</text:p>
              </table:table-cell>
              <table:table-cell office:value-type="float" office:value="0.052814">
                <text:p>0.05281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11401">
                <text:p>1.11401</text:p>
              </table:table-cell>
              <table:table-cell office:value-type="float" office:value="1.209541">
                <text:p>1.209541</text:p>
              </table:table-cell>
              <table:table-cell office:value-type="float" office:value="0.078469">
                <text:p>0.078469</text:p>
              </table:table-cell>
              <table:table-cell office:value-type="float" office:value="0.052452">
                <text:p>0.05245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087798">
                <text:p>1.087798</text:p>
              </table:table-cell>
              <table:table-cell office:value-type="float" office:value="1.210655">
                <text:p>1.210655</text:p>
              </table:table-cell>
              <table:table-cell office:value-type="float" office:value="0.080047">
                <text:p>0.080047</text:p>
              </table:table-cell>
              <table:table-cell office:value-type="float" office:value="0.048367">
                <text:p>0.04836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100904">
                <text:p>1.100904</text:p>
              </table:table-cell>
              <table:table-cell office:value-type="float" office:value="1.211761">
                <text:p>1.211761</text:p>
              </table:table-cell>
              <table:table-cell office:value-type="float" office:value="0.081754">
                <text:p>0.081754</text:p>
              </table:table-cell>
              <table:table-cell office:value-type="float" office:value="0.049815">
                <text:p>0.04981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.087798">
                <text:p>1.087798</text:p>
              </table:table-cell>
              <table:table-cell office:value-type="float" office:value="1.212858">
                <text:p>1.212858</text:p>
              </table:table-cell>
              <table:table-cell office:value-type="float" office:value="0.0835">
                <text:p>0.0835</text:p>
              </table:table-cell>
              <table:table-cell office:value-type="float" office:value="0.047573">
                <text:p>0.04757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.087798">
                <text:p>1.087798</text:p>
              </table:table-cell>
              <table:table-cell office:value-type="float" office:value="1.213947">
                <text:p>1.213947</text:p>
              </table:table-cell>
              <table:table-cell office:value-type="float" office:value="0.084866">
                <text:p>0.084866</text:p>
              </table:table-cell>
              <table:table-cell office:value-type="float" office:value="0.047172">
                <text:p>0.04717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.074692">
                <text:p>1.074692</text:p>
              </table:table-cell>
              <table:table-cell office:value-type="float" office:value="1.215027">
                <text:p>1.215027</text:p>
              </table:table-cell>
              <table:table-cell office:value-type="float" office:value="0.084933">
                <text:p>0.084933</text:p>
              </table:table-cell>
              <table:table-cell office:value-type="float" office:value="0.044912">
                <text:p>0.04491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.04848">
                <text:p>1.04848</text:p>
              </table:table-cell>
              <table:table-cell office:value-type="float" office:value="1.216098">
                <text:p>1.216098</text:p>
              </table:table-cell>
              <table:table-cell office:value-type="float" office:value="0.085279">
                <text:p>0.085279</text:p>
              </table:table-cell>
              <table:table-cell office:value-type="float" office:value="0.04076">
                <text:p>0.0407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.035374">
                <text:p>1.035374</text:p>
              </table:table-cell>
              <table:table-cell office:value-type="float" office:value="1.21716">
                <text:p>1.21716</text:p>
              </table:table-cell>
              <table:table-cell office:value-type="float" office:value="0.085105">
                <text:p>0.085105</text:p>
              </table:table-cell>
              <table:table-cell office:value-type="float" office:value="0.038407">
                <text:p>0.03840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.009162">
                <text:p>1.009162</text:p>
              </table:table-cell>
              <table:table-cell office:value-type="float" office:value="1.218215">
                <text:p>1.218215</text:p>
              </table:table-cell>
              <table:table-cell office:value-type="float" office:value="0.085027">
                <text:p>0.085027</text:p>
              </table:table-cell>
              <table:table-cell office:value-type="float" office:value="0.034156">
                <text:p>0.03415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.035374">
                <text:p>1.035374</text:p>
              </table:table-cell>
              <table:table-cell office:value-type="float" office:value="1.219261">
                <text:p>1.219261</text:p>
              </table:table-cell>
              <table:table-cell office:value-type="float" office:value="0.084187">
                <text:p>0.084187</text:p>
              </table:table-cell>
              <table:table-cell office:value-type="float" office:value="0.037297">
                <text:p>0.03729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.009162">
                <text:p>1.009162</text:p>
              </table:table-cell>
              <table:table-cell office:value-type="float" office:value="1.220298">
                <text:p>1.220298</text:p>
              </table:table-cell>
              <table:table-cell office:value-type="float" office:value="0.082318">
                <text:p>0.082318</text:p>
              </table:table-cell>
              <table:table-cell office:value-type="float" office:value="0.033057">
                <text:p>0.03305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.022268">
                <text:p>1.022268</text:p>
              </table:table-cell>
              <table:table-cell office:value-type="float" office:value="1.221328">
                <text:p>1.221328</text:p>
              </table:table-cell>
              <table:table-cell office:value-type="float" office:value="0.080587">
                <text:p>0.080587</text:p>
              </table:table-cell>
              <table:table-cell office:value-type="float" office:value="0.03436">
                <text:p>0.0343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.009162">
                <text:p>1.009162</text:p>
              </table:table-cell>
              <table:table-cell office:value-type="float" office:value="1.222349">
                <text:p>1.222349</text:p>
              </table:table-cell>
              <table:table-cell office:value-type="float" office:value="0.079431">
                <text:p>0.079431</text:p>
              </table:table-cell>
              <table:table-cell office:value-type="float" office:value="0.031973">
                <text:p>0.03197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.009162">
                <text:p>1.009162</text:p>
              </table:table-cell>
              <table:table-cell office:value-type="float" office:value="1.223362">
                <text:p>1.223362</text:p>
              </table:table-cell>
              <table:table-cell office:value-type="float" office:value="0.077232">
                <text:p>0.077232</text:p>
              </table:table-cell>
              <table:table-cell office:value-type="float" office:value="0.031419">
                <text:p>0.03141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.009162">
                <text:p>1.009162</text:p>
              </table:table-cell>
              <table:table-cell office:value-type="float" office:value="1.224367">
                <text:p>1.224367</text:p>
              </table:table-cell>
              <table:table-cell office:value-type="float" office:value="0.074756">
                <text:p>0.074756</text:p>
              </table:table-cell>
              <table:table-cell office:value-type="float" office:value="0.03086">
                <text:p>0.0308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943632">
                <text:p>0.943632</text:p>
              </table:table-cell>
              <table:table-cell office:value-type="float" office:value="1.225364">
                <text:p>1.225364</text:p>
              </table:table-cell>
              <table:table-cell office:value-type="float" office:value="0.071214">
                <text:p>0.071214</text:p>
              </table:table-cell>
              <table:table-cell office:value-type="float" office:value="0.020984">
                <text:p>0.02098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98295">
                <text:p>0.98295</text:p>
              </table:table-cell>
              <table:table-cell office:value-type="float" office:value="1.226353">
                <text:p>1.226353</text:p>
              </table:table-cell>
              <table:table-cell office:value-type="float" office:value="0.066538">
                <text:p>0.066538</text:p>
              </table:table-cell>
              <table:table-cell office:value-type="float" office:value="0.025849">
                <text:p>0.02584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969844">
                <text:p>0.969844</text:p>
              </table:table-cell>
              <table:table-cell office:value-type="float" office:value="1.227334">
                <text:p>1.227334</text:p>
              </table:table-cell>
              <table:table-cell office:value-type="float" office:value="0.061429">
                <text:p>0.061429</text:p>
              </table:table-cell>
              <table:table-cell office:value-type="float" office:value="0.023344">
                <text:p>0.02334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98295">
                <text:p>0.98295</text:p>
              </table:table-cell>
              <table:table-cell office:value-type="float" office:value="1.228308">
                <text:p>1.228308</text:p>
              </table:table-cell>
              <table:table-cell office:value-type="float" office:value="0.056065">
                <text:p>0.056065</text:p>
              </table:table-cell>
              <table:table-cell office:value-type="float" office:value="0.024549">
                <text:p>0.02454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956738">
                <text:p>0.956738</text:p>
              </table:table-cell>
              <table:table-cell office:value-type="float" office:value="1.229274">
                <text:p>1.229274</text:p>
              </table:table-cell>
              <table:table-cell office:value-type="float" office:value="0.050684">
                <text:p>0.050684</text:p>
              </table:table-cell>
              <table:table-cell office:value-type="float" office:value="0.02021">
                <text:p>0.0202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996056">
                <text:p>0.996056</text:p>
              </table:table-cell>
              <table:table-cell office:value-type="float" office:value="1.230232">
                <text:p>1.230232</text:p>
              </table:table-cell>
              <table:table-cell office:value-type="float" office:value="0.045221">
                <text:p>0.045221</text:p>
              </table:table-cell>
              <table:table-cell office:value-type="float" office:value="0.025127">
                <text:p>0.02512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969844">
                <text:p>0.969844</text:p>
              </table:table-cell>
              <table:table-cell office:value-type="float" office:value="1.231182">
                <text:p>1.231182</text:p>
              </table:table-cell>
              <table:table-cell office:value-type="float" office:value="0.039426">
                <text:p>0.039426</text:p>
              </table:table-cell>
              <table:table-cell office:value-type="float" office:value="0.020818">
                <text:p>0.02081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98295">
                <text:p>0.98295</text:p>
              </table:table-cell>
              <table:table-cell office:value-type="float" office:value="1.232125">
                <text:p>1.232125</text:p>
              </table:table-cell>
              <table:table-cell office:value-type="float" office:value="0.033556">
                <text:p>0.033556</text:p>
              </table:table-cell>
              <table:table-cell office:value-type="float" office:value="0.022036">
                <text:p>0.02203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.009162">
                <text:p>1.009162</text:p>
              </table:table-cell>
              <table:table-cell office:value-type="float" office:value="1.233061">
                <text:p>1.233061</text:p>
              </table:table-cell>
              <table:table-cell office:value-type="float" office:value="0.027495">
                <text:p>0.027495</text:p>
              </table:table-cell>
              <table:table-cell office:value-type="float" office:value="0.025137">
                <text:p>0.02513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996056">
                <text:p>0.996056</text:p>
              </table:table-cell>
              <table:table-cell office:value-type="float" office:value="1.233989">
                <text:p>1.233989</text:p>
              </table:table-cell>
              <table:table-cell office:value-type="float" office:value="0.021574">
                <text:p>0.021574</text:p>
              </table:table-cell>
              <table:table-cell office:value-type="float" office:value="0.022706">
                <text:p>0.02270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98295">
                <text:p>0.98295</text:p>
              </table:table-cell>
              <table:table-cell office:value-type="float" office:value="1.234909">
                <text:p>1.234909</text:p>
              </table:table-cell>
              <table:table-cell office:value-type="float" office:value="0.01731">
                <text:p>0.01731</text:p>
              </table:table-cell>
              <table:table-cell office:value-type="float" office:value="0.020244">
                <text:p>0.02024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.009162">
                <text:p>1.009162</text:p>
              </table:table-cell>
              <table:table-cell office:value-type="float" office:value="1.235823">
                <text:p>1.235823</text:p>
              </table:table-cell>
              <table:table-cell office:value-type="float" office:value="0.014156">
                <text:p>0.014156</text:p>
              </table:table-cell>
              <table:table-cell office:value-type="float" office:value="0.023328">
                <text:p>0.02332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.009162">
                <text:p>1.009162</text:p>
              </table:table-cell>
              <table:table-cell office:value-type="float" office:value="1.236729">
                <text:p>1.236729</text:p>
              </table:table-cell>
              <table:table-cell office:value-type="float" office:value="0.012217">
                <text:p>0.012217</text:p>
              </table:table-cell>
              <table:table-cell office:value-type="float" office:value="0.022739">
                <text:p>0.02273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.035374">
                <text:p>1.035374</text:p>
              </table:table-cell>
              <table:table-cell office:value-type="float" office:value="1.237628">
                <text:p>1.237628</text:p>
              </table:table-cell>
              <table:table-cell office:value-type="float" office:value="0.011679">
                <text:p>0.011679</text:p>
              </table:table-cell>
              <table:table-cell office:value-type="float" office:value="0.025879">
                <text:p>0.02587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.061586">
                <text:p>1.061586</text:p>
              </table:table-cell>
              <table:table-cell office:value-type="float" office:value="1.23852">
                <text:p>1.23852</text:p>
              </table:table-cell>
              <table:table-cell office:value-type="float" office:value="0.011751">
                <text:p>0.011751</text:p>
              </table:table-cell>
              <table:table-cell office:value-type="float" office:value="0.029081">
                <text:p>0.02908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.061586">
                <text:p>1.061586</text:p>
              </table:table-cell>
              <table:table-cell office:value-type="float" office:value="1.239404">
                <text:p>1.239404</text:p>
              </table:table-cell>
              <table:table-cell office:value-type="float" office:value="0.012803">
                <text:p>0.012803</text:p>
              </table:table-cell>
              <table:table-cell office:value-type="float" office:value="0.028621">
                <text:p>0.02862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.074692">
                <text:p>1.074692</text:p>
              </table:table-cell>
              <table:table-cell office:value-type="float" office:value="1.240282">
                <text:p>1.240282</text:p>
              </table:table-cell>
              <table:table-cell office:value-type="float" office:value="0.014912">
                <text:p>0.014912</text:p>
              </table:table-cell>
              <table:table-cell office:value-type="float" office:value="0.03002">
                <text:p>0.0300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.061586">
                <text:p>1.061586</text:p>
              </table:table-cell>
              <table:table-cell office:value-type="float" office:value="1.241153">
                <text:p>1.241153</text:p>
              </table:table-cell>
              <table:table-cell office:value-type="float" office:value="0.017102">
                <text:p>0.017102</text:p>
              </table:table-cell>
              <table:table-cell office:value-type="float" office:value="0.027709">
                <text:p>0.02770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.074692">
                <text:p>1.074692</text:p>
              </table:table-cell>
              <table:table-cell office:value-type="float" office:value="1.242017">
                <text:p>1.242017</text:p>
              </table:table-cell>
              <table:table-cell office:value-type="float" office:value="0.020012">
                <text:p>0.020012</text:p>
              </table:table-cell>
              <table:table-cell office:value-type="float" office:value="0.029079">
                <text:p>0.02907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.074692">
                <text:p>1.074692</text:p>
              </table:table-cell>
              <table:table-cell office:value-type="float" office:value="1.242874">
                <text:p>1.242874</text:p>
              </table:table-cell>
              <table:table-cell office:value-type="float" office:value="0.022999">
                <text:p>0.022999</text:p>
              </table:table-cell>
              <table:table-cell office:value-type="float" office:value="0.028604">
                <text:p>0.02860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.074692">
                <text:p>1.074692</text:p>
              </table:table-cell>
              <table:table-cell office:value-type="float" office:value="1.243724">
                <text:p>1.243724</text:p>
              </table:table-cell>
              <table:table-cell office:value-type="float" office:value="0.025926">
                <text:p>0.025926</text:p>
              </table:table-cell>
              <table:table-cell office:value-type="float" office:value="0.028129">
                <text:p>0.02812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.11401">
                <text:p>1.11401</text:p>
              </table:table-cell>
              <table:table-cell office:value-type="float" office:value="1.244567">
                <text:p>1.244567</text:p>
              </table:table-cell>
              <table:table-cell office:value-type="float" office:value="0.028466">
                <text:p>0.028466</text:p>
              </table:table-cell>
              <table:table-cell office:value-type="float" office:value="0.033243">
                <text:p>0.03324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.022268">
                <text:p>1.022268</text:p>
              </table:table-cell>
              <table:table-cell office:value-type="float" office:value="1.245404">
                <text:p>1.245404</text:p>
              </table:table-cell>
              <table:table-cell office:value-type="float" office:value="0.030911">
                <text:p>0.030911</text:p>
              </table:table-cell>
              <table:table-cell office:value-type="float" office:value="0.019831">
                <text:p>0.01983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.04848">
                <text:p>1.04848</text:p>
              </table:table-cell>
              <table:table-cell office:value-type="float" office:value="1.246234">
                <text:p>1.246234</text:p>
              </table:table-cell>
              <table:table-cell office:value-type="float" office:value="0.033171">
                <text:p>0.033171</text:p>
              </table:table-cell>
              <table:table-cell office:value-type="float" office:value="0.022974">
                <text:p>0.02297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.035374">
                <text:p>1.035374</text:p>
              </table:table-cell>
              <table:table-cell office:value-type="float" office:value="1.247058">
                <text:p>1.247058</text:p>
              </table:table-cell>
              <table:table-cell office:value-type="float" office:value="0.035176">
                <text:p>0.035176</text:p>
              </table:table-cell>
              <table:table-cell office:value-type="float" office:value="0.020574">
                <text:p>0.02057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.04848">
                <text:p>1.04848</text:p>
              </table:table-cell>
              <table:table-cell office:value-type="float" office:value="1.247874">
                <text:p>1.247874</text:p>
              </table:table-cell>
              <table:table-cell office:value-type="float" office:value="0.036924">
                <text:p>0.036924</text:p>
              </table:table-cell>
              <table:table-cell office:value-type="float" office:value="0.021876">
                <text:p>0.02187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.035374">
                <text:p>1.035374</text:p>
              </table:table-cell>
              <table:table-cell office:value-type="float" office:value="1.248685">
                <text:p>1.248685</text:p>
              </table:table-cell>
              <table:table-cell office:value-type="float" office:value="0.038482">
                <text:p>0.038482</text:p>
              </table:table-cell>
              <table:table-cell office:value-type="float" office:value="0.019499">
                <text:p>0.01949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.035374">
                <text:p>1.035374</text:p>
              </table:table-cell>
              <table:table-cell office:value-type="float" office:value="1.249489">
                <text:p>1.249489</text:p>
              </table:table-cell>
              <table:table-cell office:value-type="float" office:value="0.039882">
                <text:p>0.039882</text:p>
              </table:table-cell>
              <table:table-cell office:value-type="float" office:value="0.018968">
                <text:p>0.01896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.009162">
                <text:p>1.009162</text:p>
              </table:table-cell>
              <table:table-cell office:value-type="float" office:value="1.250287">
                <text:p>1.250287</text:p>
              </table:table-cell>
              <table:table-cell office:value-type="float" office:value="0.040932">
                <text:p>0.040932</text:p>
              </table:table-cell>
              <table:table-cell office:value-type="float" office:value="0.014715">
                <text:p>0.01471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.009162">
                <text:p>1.009162</text:p>
              </table:table-cell>
              <table:table-cell office:value-type="float" office:value="1.251078">
                <text:p>1.251078</text:p>
              </table:table-cell>
              <table:table-cell office:value-type="float" office:value="0.041676">
                <text:p>0.041676</text:p>
              </table:table-cell>
              <table:table-cell office:value-type="float" office:value="0.014124">
                <text:p>0.01412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.009162">
                <text:p>1.009162</text:p>
              </table:table-cell>
              <table:table-cell office:value-type="float" office:value="1.251863">
                <text:p>1.251863</text:p>
              </table:table-cell>
              <table:table-cell office:value-type="float" office:value="0.040443">
                <text:p>0.040443</text:p>
              </table:table-cell>
              <table:table-cell office:value-type="float" office:value="0.013525">
                <text:p>0.01352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996056">
                <text:p>0.996056</text:p>
              </table:table-cell>
              <table:table-cell office:value-type="float" office:value="1.252642">
                <text:p>1.252642</text:p>
              </table:table-cell>
              <table:table-cell office:value-type="float" office:value="0.037654">
                <text:p>0.037654</text:p>
              </table:table-cell>
              <table:table-cell office:value-type="float" office:value="0.011065">
                <text:p>0.01106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956738">
                <text:p>0.956738</text:p>
              </table:table-cell>
              <table:table-cell office:value-type="float" office:value="1.253415">
                <text:p>1.253415</text:p>
              </table:table-cell>
              <table:table-cell office:value-type="float" office:value="0.034245">
                <text:p>0.034245</text:p>
              </table:table-cell>
              <table:table-cell office:value-type="float" office:value="0.004855">
                <text:p>0.00485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956738">
                <text:p>0.956738</text:p>
              </table:table-cell>
              <table:table-cell office:value-type="float" office:value="1.254181">
                <text:p>1.254181</text:p>
              </table:table-cell>
              <table:table-cell office:value-type="float" office:value="0.030003">
                <text:p>0.030003</text:p>
              </table:table-cell>
              <table:table-cell office:value-type="float" office:value="0.004142">
                <text:p>0.00414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969844">
                <text:p>0.969844</text:p>
              </table:table-cell>
              <table:table-cell office:value-type="float" office:value="1.254941">
                <text:p>1.254941</text:p>
              </table:table-cell>
              <table:table-cell office:value-type="float" office:value="0.025289">
                <text:p>0.025289</text:p>
              </table:table-cell>
              <table:table-cell office:value-type="float" office:value="0.005287">
                <text:p>0.00528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98295">
                <text:p>0.98295</text:p>
              </table:table-cell>
              <table:table-cell office:value-type="float" office:value="1.255696">
                <text:p>1.255696</text:p>
              </table:table-cell>
              <table:table-cell office:value-type="float" office:value="0.020175">
                <text:p>0.020175</text:p>
              </table:table-cell>
              <table:table-cell office:value-type="float" office:value="0.006472">
                <text:p>0.00647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98295">
                <text:p>0.98295</text:p>
              </table:table-cell>
              <table:table-cell office:value-type="float" office:value="1.256444">
                <text:p>1.256444</text:p>
              </table:table-cell>
              <table:table-cell office:value-type="float" office:value="0.014542">
                <text:p>0.014542</text:p>
              </table:table-cell>
              <table:table-cell office:value-type="float" office:value="0.005842">
                <text:p>0.00584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98295">
                <text:p>0.98295</text:p>
              </table:table-cell>
              <table:table-cell office:value-type="float" office:value="1.257187">
                <text:p>1.257187</text:p>
              </table:table-cell>
              <table:table-cell office:value-type="float" office:value="0.008275">
                <text:p>0.008275</text:p>
              </table:table-cell>
              <table:table-cell office:value-type="float" office:value="0.005218">
                <text:p>0.00521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943632">
                <text:p>0.943632</text:p>
              </table:table-cell>
              <table:table-cell office:value-type="float" office:value="1.257923">
                <text:p>1.257923</text:p>
              </table:table-cell>
              <table:table-cell office:value-type="float" office:value="0.001638">
                <text:p>0.001638</text:p>
              </table:table-cell>
              <table:table-cell office:value-type="float" office:value="-0.000998">
                <text:p>-0.00099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98295">
                <text:p>0.98295</text:p>
              </table:table-cell>
              <table:table-cell office:value-type="float" office:value="1.258654">
                <text:p>1.258654</text:p>
              </table:table-cell>
              <table:table-cell office:value-type="float" office:value="-0.004595">
                <text:p>-0.004595</text:p>
              </table:table-cell>
              <table:table-cell office:value-type="float" office:value="0.003854">
                <text:p>0.00385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.009162">
                <text:p>1.009162</text:p>
              </table:table-cell>
              <table:table-cell office:value-type="float" office:value="1.259379">
                <text:p>1.259379</text:p>
              </table:table-cell>
              <table:table-cell office:value-type="float" office:value="-0.008853">
                <text:p>-0.008853</text:p>
              </table:table-cell>
              <table:table-cell office:value-type="float" office:value="0.006918">
                <text:p>0.00691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996056">
                <text:p>0.996056</text:p>
              </table:table-cell>
              <table:table-cell office:value-type="float" office:value="1.260098">
                <text:p>1.260098</text:p>
              </table:table-cell>
              <table:table-cell office:value-type="float" office:value="-0.011461">
                <text:p>-0.011461</text:p>
              </table:table-cell>
              <table:table-cell office:value-type="float" office:value="0.004463">
                <text:p>0.00446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.022268">
                <text:p>1.022268</text:p>
              </table:table-cell>
              <table:table-cell office:value-type="float" office:value="1.260812">
                <text:p>1.260812</text:p>
              </table:table-cell>
              <table:table-cell office:value-type="float" office:value="-0.013594">
                <text:p>-0.013594</text:p>
              </table:table-cell>
              <table:table-cell office:value-type="float" office:value="0.007572">
                <text:p>0.00757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.074692">
                <text:p>1.074692</text:p>
              </table:table-cell>
              <table:table-cell office:value-type="float" office:value="1.261519">
                <text:p>1.261519</text:p>
              </table:table-cell>
              <table:table-cell office:value-type="float" office:value="-0.014168">
                <text:p>-0.014168</text:p>
              </table:table-cell>
              <table:table-cell office:value-type="float" office:value="0.014456">
                <text:p>0.01445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.035374">
                <text:p>1.035374</text:p>
              </table:table-cell>
              <table:table-cell office:value-type="float" office:value="1.262222">
                <text:p>1.262222</text:p>
              </table:table-cell>
              <table:table-cell office:value-type="float" office:value="-0.014667">
                <text:p>-0.014667</text:p>
              </table:table-cell>
              <table:table-cell office:value-type="float" office:value="0.008421">
                <text:p>0.00842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.061586">
                <text:p>1.061586</text:p>
              </table:table-cell>
              <table:table-cell office:value-type="float" office:value="1.262918">
                <text:p>1.262918</text:p>
              </table:table-cell>
              <table:table-cell office:value-type="float" office:value="-0.014505">
                <text:p>-0.014505</text:p>
              </table:table-cell>
              <table:table-cell office:value-type="float" office:value="0.011603">
                <text:p>0.01160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.074692">
                <text:p>1.074692</text:p>
              </table:table-cell>
              <table:table-cell office:value-type="float" office:value="1.263609">
                <text:p>1.263609</text:p>
              </table:table-cell>
              <table:table-cell office:value-type="float" office:value="-0.01413">
                <text:p>-0.01413</text:p>
              </table:table-cell>
              <table:table-cell office:value-type="float" office:value="0.012959">
                <text:p>0.01295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.087798">
                <text:p>1.087798</text:p>
              </table:table-cell>
              <table:table-cell office:value-type="float" office:value="1.264295">
                <text:p>1.264295</text:p>
              </table:table-cell>
              <table:table-cell office:value-type="float" office:value="-0.013519">
                <text:p>-0.013519</text:p>
              </table:table-cell>
              <table:table-cell office:value-type="float" office:value="0.014334">
                <text:p>0.01433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.100904">
                <text:p>1.100904</text:p>
              </table:table-cell>
              <table:table-cell office:value-type="float" office:value="1.264975">
                <text:p>1.264975</text:p>
              </table:table-cell>
              <table:table-cell office:value-type="float" office:value="-0.011754">
                <text:p>-0.011754</text:p>
              </table:table-cell>
              <table:table-cell office:value-type="float" office:value="0.015738">
                <text:p>0.01573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.100904">
                <text:p>1.100904</text:p>
              </table:table-cell>
              <table:table-cell office:value-type="float" office:value="1.26565">
                <text:p>1.26565</text:p>
              </table:table-cell>
              <table:table-cell office:value-type="float" office:value="-0.009899">
                <text:p>-0.009899</text:p>
              </table:table-cell>
              <table:table-cell office:value-type="float" office:value="0.01531">
                <text:p>0.0153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.087798">
                <text:p>1.087798</text:p>
              </table:table-cell>
              <table:table-cell office:value-type="float" office:value="1.266319">
                <text:p>1.266319</text:p>
              </table:table-cell>
              <table:table-cell office:value-type="float" office:value="-0.008056">
                <text:p>-0.008056</text:p>
              </table:table-cell>
              <table:table-cell office:value-type="float" office:value="0.013018">
                <text:p>0.01301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.087798">
                <text:p>1.087798</text:p>
              </table:table-cell>
              <table:table-cell office:value-type="float" office:value="1.266983">
                <text:p>1.266983</text:p>
              </table:table-cell>
              <table:table-cell office:value-type="float" office:value="-0.006139">
                <text:p>-0.006139</text:p>
              </table:table-cell>
              <table:table-cell office:value-type="float" office:value="0.012552">
                <text:p>0.01255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.087798">
                <text:p>1.087798</text:p>
              </table:table-cell>
              <table:table-cell office:value-type="float" office:value="1.267642">
                <text:p>1.267642</text:p>
              </table:table-cell>
              <table:table-cell office:value-type="float" office:value="-0.004793">
                <text:p>-0.004793</text:p>
              </table:table-cell>
              <table:table-cell office:value-type="float" office:value="0.012081">
                <text:p>0.01208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.087798">
                <text:p>1.087798</text:p>
              </table:table-cell>
              <table:table-cell office:value-type="float" office:value="1.268296">
                <text:p>1.268296</text:p>
              </table:table-cell>
              <table:table-cell office:value-type="float" office:value="-0.003907">
                <text:p>-0.003907</text:p>
              </table:table-cell>
              <table:table-cell office:value-type="float" office:value="0.011611">
                <text:p>0.01161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.087798">
                <text:p>1.087798</text:p>
              </table:table-cell>
              <table:table-cell office:value-type="float" office:value="1.268944">
                <text:p>1.268944</text:p>
              </table:table-cell>
              <table:table-cell office:value-type="float" office:value="-0.002082">
                <text:p>-0.002082</text:p>
              </table:table-cell>
              <table:table-cell office:value-type="float" office:value="0.011148">
                <text:p>0.01114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.087798">
                <text:p>1.087798</text:p>
              </table:table-cell>
              <table:table-cell office:value-type="float" office:value="1.269587">
                <text:p>1.269587</text:p>
              </table:table-cell>
              <table:table-cell office:value-type="float" office:value="-0.000278">
                <text:p>-0.000278</text:p>
              </table:table-cell>
              <table:table-cell office:value-type="float" office:value="0.010692">
                <text:p>0.01069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.087798">
                <text:p>1.087798</text:p>
              </table:table-cell>
              <table:table-cell office:value-type="float" office:value="1.270226">
                <text:p>1.270226</text:p>
              </table:table-cell>
              <table:table-cell office:value-type="float" office:value="0.000844">
                <text:p>0.000844</text:p>
              </table:table-cell>
              <table:table-cell office:value-type="float" office:value="0.01024">
                <text:p>0.0102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.074692">
                <text:p>1.074692</text:p>
              </table:table-cell>
              <table:table-cell office:value-type="float" office:value="1.270859">
                <text:p>1.270859</text:p>
              </table:table-cell>
              <table:table-cell office:value-type="float" office:value="0.001888">
                <text:p>0.001888</text:p>
              </table:table-cell>
              <table:table-cell office:value-type="float" office:value="0.007928">
                <text:p>0.00792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.074692">
                <text:p>1.074692</text:p>
              </table:table-cell>
              <table:table-cell office:value-type="float" office:value="1.271487">
                <text:p>1.271487</text:p>
              </table:table-cell>
              <table:table-cell office:value-type="float" office:value="0.002475">
                <text:p>0.002475</text:p>
              </table:table-cell>
              <table:table-cell office:value-type="float" office:value="0.007446">
                <text:p>0.00744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.074692">
                <text:p>1.074692</text:p>
              </table:table-cell>
              <table:table-cell office:value-type="float" office:value="1.27211">
                <text:p>1.27211</text:p>
              </table:table-cell>
              <table:table-cell office:value-type="float" office:value="0.002309">
                <text:p>0.002309</text:p>
              </table:table-cell>
              <table:table-cell office:value-type="float" office:value="0.006961">
                <text:p>0.00696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.087798">
                <text:p>1.087798</text:p>
              </table:table-cell>
              <table:table-cell office:value-type="float" office:value="1.272728">
                <text:p>1.272728</text:p>
              </table:table-cell>
              <table:table-cell office:value-type="float" office:value="0.001942">
                <text:p>0.001942</text:p>
              </table:table-cell>
              <table:table-cell office:value-type="float" office:value="0.008338">
                <text:p>0.00833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.074692">
                <text:p>1.074692</text:p>
              </table:table-cell>
              <table:table-cell office:value-type="float" office:value="1.273341">
                <text:p>1.273341</text:p>
              </table:table-cell>
              <table:table-cell office:value-type="float" office:value="0.00139">
                <text:p>0.00139</text:p>
              </table:table-cell>
              <table:table-cell office:value-type="float" office:value="0.006024">
                <text:p>0.00602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.061586">
                <text:p>1.061586</text:p>
              </table:table-cell>
              <table:table-cell office:value-type="float" office:value="1.27395">
                <text:p>1.27395</text:p>
              </table:table-cell>
              <table:table-cell office:value-type="float" office:value="0.000683">
                <text:p>0.000683</text:p>
              </table:table-cell>
              <table:table-cell office:value-type="float" office:value="0.003683">
                <text:p>0.00368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.061586">
                <text:p>1.061586</text:p>
              </table:table-cell>
              <table:table-cell office:value-type="float" office:value="1.274553">
                <text:p>1.274553</text:p>
              </table:table-cell>
              <table:table-cell office:value-type="float" office:value="-0.000177">
                <text:p>-0.000177</text:p>
              </table:table-cell>
              <table:table-cell office:value-type="float" office:value="0.00317">
                <text:p>0.0031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.074692">
                <text:p>1.074692</text:p>
              </table:table-cell>
              <table:table-cell office:value-type="float" office:value="1.275152">
                <text:p>1.275152</text:p>
              </table:table-cell>
              <table:table-cell office:value-type="float" office:value="-0.001266">
                <text:p>-0.001266</text:p>
              </table:table-cell>
              <table:table-cell office:value-type="float" office:value="0.004514">
                <text:p>0.00451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.061586">
                <text:p>1.061586</text:p>
              </table:table-cell>
              <table:table-cell office:value-type="float" office:value="1.275746">
                <text:p>1.275746</text:p>
              </table:table-cell>
              <table:table-cell office:value-type="float" office:value="-0.003422">
                <text:p>-0.003422</text:p>
              </table:table-cell>
              <table:table-cell office:value-type="float" office:value="0.002166">
                <text:p>0.00216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.087798">
                <text:p>1.087798</text:p>
              </table:table-cell>
              <table:table-cell office:value-type="float" office:value="1.276335">
                <text:p>1.276335</text:p>
              </table:table-cell>
              <table:table-cell office:value-type="float" office:value="-0.004614">
                <text:p>-0.004614</text:p>
              </table:table-cell>
              <table:table-cell office:value-type="float" office:value="0.005381">
                <text:p>0.00538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.074692">
                <text:p>1.074692</text:p>
              </table:table-cell>
              <table:table-cell office:value-type="float" office:value="1.27692">
                <text:p>1.27692</text:p>
              </table:table-cell>
              <table:table-cell office:value-type="float" office:value="-0.005099">
                <text:p>-0.005099</text:p>
              </table:table-cell>
              <table:table-cell office:value-type="float" office:value="0.00307">
                <text:p>0.0030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.074692">
                <text:p>1.074692</text:p>
              </table:table-cell>
              <table:table-cell office:value-type="float" office:value="1.2775">
                <text:p>1.2775</text:p>
              </table:table-cell>
              <table:table-cell office:value-type="float" office:value="-0.005766">
                <text:p>-0.005766</text:p>
              </table:table-cell>
              <table:table-cell office:value-type="float" office:value="0.002593">
                <text:p>0.00259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.087798">
                <text:p>1.087798</text:p>
              </table:table-cell>
              <table:table-cell office:value-type="float" office:value="1.278075">
                <text:p>1.278075</text:p>
              </table:table-cell>
              <table:table-cell office:value-type="float" office:value="-0.006287">
                <text:p>-0.006287</text:p>
              </table:table-cell>
              <table:table-cell office:value-type="float" office:value="0.003972">
                <text:p>0.00397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.11401">
                <text:p>1.11401</text:p>
              </table:table-cell>
              <table:table-cell office:value-type="float" office:value="1.278646">
                <text:p>1.278646</text:p>
              </table:table-cell>
              <table:table-cell office:value-type="float" office:value="-0.00673">
                <text:p>-0.00673</text:p>
              </table:table-cell>
              <table:table-cell office:value-type="float" office:value="0.007237">
                <text:p>0.00723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.087798">
                <text:p>1.087798</text:p>
              </table:table-cell>
              <table:table-cell office:value-type="float" office:value="1.279212">
                <text:p>1.279212</text:p>
              </table:table-cell>
              <table:table-cell office:value-type="float" office:value="-0.006635">
                <text:p>-0.006635</text:p>
              </table:table-cell>
              <table:table-cell office:value-type="float" office:value="0.003113">
                <text:p>0.00311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.087798">
                <text:p>1.087798</text:p>
              </table:table-cell>
              <table:table-cell office:value-type="float" office:value="1.279774">
                <text:p>1.279774</text:p>
              </table:table-cell>
              <table:table-cell office:value-type="float" office:value="-0.006805">
                <text:p>-0.006805</text:p>
              </table:table-cell>
              <table:table-cell office:value-type="float" office:value="0.002654">
                <text:p>0.00265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.087798">
                <text:p>1.087798</text:p>
              </table:table-cell>
              <table:table-cell office:value-type="float" office:value="1.280331">
                <text:p>1.280331</text:p>
              </table:table-cell>
              <table:table-cell office:value-type="float" office:value="-0.007828">
                <text:p>-0.007828</text:p>
              </table:table-cell>
              <table:table-cell office:value-type="float" office:value="0.002183">
                <text:p>0.00218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.11401">
                <text:p>1.11401</text:p>
              </table:table-cell>
              <table:table-cell office:value-type="float" office:value="1.280884">
                <text:p>1.280884</text:p>
              </table:table-cell>
              <table:table-cell office:value-type="float" office:value="-0.009114">
                <text:p>-0.009114</text:p>
              </table:table-cell>
              <table:table-cell office:value-type="float" office:value="0.00543">
                <text:p>0.0054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.074692">
                <text:p>1.074692</text:p>
              </table:table-cell>
              <table:table-cell office:value-type="float" office:value="1.281433">
                <text:p>1.281433</text:p>
              </table:table-cell>
              <table:table-cell office:value-type="float" office:value="-0.010765">
                <text:p>-0.010765</text:p>
              </table:table-cell>
              <table:table-cell office:value-type="float" office:value="-0.000571">
                <text:p>-0.00057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.100904">
                <text:p>1.100904</text:p>
              </table:table-cell>
              <table:table-cell office:value-type="float" office:value="1.281977">
                <text:p>1.281977</text:p>
              </table:table-cell>
              <table:table-cell office:value-type="float" office:value="-0.012942">
                <text:p>-0.012942</text:p>
              </table:table-cell>
              <table:table-cell office:value-type="float" office:value="0.002656">
                <text:p>0.00265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.087798">
                <text:p>1.087798</text:p>
              </table:table-cell>
              <table:table-cell office:value-type="float" office:value="1.282517">
                <text:p>1.282517</text:p>
              </table:table-cell>
              <table:table-cell office:value-type="float" office:value="-0.015082">
                <text:p>-0.015082</text:p>
              </table:table-cell>
              <table:table-cell office:value-type="float" office:value="0.000352">
                <text:p>0.00035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.11401">
                <text:p>1.11401</text:p>
              </table:table-cell>
              <table:table-cell office:value-type="float" office:value="1.283052">
                <text:p>1.283052</text:p>
              </table:table-cell>
              <table:table-cell office:value-type="float" office:value="-0.017843">
                <text:p>-0.017843</text:p>
              </table:table-cell>
              <table:table-cell office:value-type="float" office:value="0.003608">
                <text:p>0.00360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.11401">
                <text:p>1.11401</text:p>
              </table:table-cell>
              <table:table-cell office:value-type="float" office:value="1.283584">
                <text:p>1.283584</text:p>
              </table:table-cell>
              <table:table-cell office:value-type="float" office:value="-0.021004">
                <text:p>-0.021004</text:p>
              </table:table-cell>
              <table:table-cell office:value-type="float" office:value="0.003203">
                <text:p>0.00320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.127116">
                <text:p>1.127116</text:p>
              </table:table-cell>
              <table:table-cell office:value-type="float" office:value="1.284111">
                <text:p>1.284111</text:p>
              </table:table-cell>
              <table:table-cell office:value-type="float" office:value="-0.023978">
                <text:p>-0.023978</text:p>
              </table:table-cell>
              <table:table-cell office:value-type="float" office:value="0.004663">
                <text:p>0.00466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.100904">
                <text:p>1.100904</text:p>
              </table:table-cell>
              <table:table-cell office:value-type="float" office:value="1.284634">
                <text:p>1.284634</text:p>
              </table:table-cell>
              <table:table-cell office:value-type="float" office:value="-0.026528">
                <text:p>-0.026528</text:p>
              </table:table-cell>
              <table:table-cell office:value-type="float" office:value="0.000564">
                <text:p>0.00056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.140222">
                <text:p>1.140222</text:p>
              </table:table-cell>
              <table:table-cell office:value-type="float" office:value="1.285152">
                <text:p>1.285152</text:p>
              </table:table-cell>
              <table:table-cell office:value-type="float" office:value="-0.028283">
                <text:p>-0.028283</text:p>
              </table:table-cell>
              <table:table-cell office:value-type="float" office:value="0.005709">
                <text:p>0.00570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.153328">
                <text:p>1.153328</text:p>
              </table:table-cell>
              <table:table-cell office:value-type="float" office:value="1.285667">
                <text:p>1.285667</text:p>
              </table:table-cell>
              <table:table-cell office:value-type="float" office:value="-0.030307">
                <text:p>-0.030307</text:p>
              </table:table-cell>
              <table:table-cell office:value-type="float" office:value="0.007207">
                <text:p>0.00720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.166434">
                <text:p>1.166434</text:p>
              </table:table-cell>
              <table:table-cell office:value-type="float" office:value="1.286178">
                <text:p>1.286178</text:p>
              </table:table-cell>
              <table:table-cell office:value-type="float" office:value="-0.03125">
                <text:p>-0.03125</text:p>
              </table:table-cell>
              <table:table-cell office:value-type="float" office:value="0.008739">
                <text:p>0.00873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.140222">
                <text:p>1.140222</text:p>
              </table:table-cell>
              <table:table-cell office:value-type="float" office:value="1.286684">
                <text:p>1.286684</text:p>
              </table:table-cell>
              <table:table-cell office:value-type="float" office:value="-0.030948">
                <text:p>-0.030948</text:p>
              </table:table-cell>
              <table:table-cell office:value-type="float" office:value="0.004716">
                <text:p>0.00471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.17954">
                <text:p>1.17954</text:p>
              </table:table-cell>
              <table:table-cell office:value-type="float" office:value="1.287187">
                <text:p>1.287187</text:p>
              </table:table-cell>
              <table:table-cell office:value-type="float" office:value="-0.030063">
                <text:p>-0.030063</text:p>
              </table:table-cell>
              <table:table-cell office:value-type="float" office:value="0.009935">
                <text:p>0.00993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.205752">
                <text:p>1.205752</text:p>
              </table:table-cell>
              <table:table-cell office:value-type="float" office:value="1.287685">
                <text:p>1.287685</text:p>
              </table:table-cell>
              <table:table-cell office:value-type="float" office:value="-0.029186">
                <text:p>-0.029186</text:p>
              </table:table-cell>
              <table:table-cell office:value-type="float" office:value="0.013369">
                <text:p>0.01336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.17954">
                <text:p>1.17954</text:p>
              </table:table-cell>
              <table:table-cell office:value-type="float" office:value="1.28818">
                <text:p>1.28818</text:p>
              </table:table-cell>
              <table:table-cell office:value-type="float" office:value="-0.027496">
                <text:p>-0.027496</text:p>
              </table:table-cell>
              <table:table-cell office:value-type="float" office:value="0.009417">
                <text:p>0.00941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.205752">
                <text:p>1.205752</text:p>
              </table:table-cell>
              <table:table-cell office:value-type="float" office:value="1.28867">
                <text:p>1.28867</text:p>
              </table:table-cell>
              <table:table-cell office:value-type="float" office:value="-0.024752">
                <text:p>-0.024752</text:p>
              </table:table-cell>
              <table:table-cell office:value-type="float" office:value="0.012855">
                <text:p>0.01285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.231964">
                <text:p>1.231964</text:p>
              </table:table-cell>
              <table:table-cell office:value-type="float" office:value="1.289157">
                <text:p>1.289157</text:p>
              </table:table-cell>
              <table:table-cell office:value-type="float" office:value="-0.022136">
                <text:p>-0.022136</text:p>
              </table:table-cell>
              <table:table-cell office:value-type="float" office:value="0.01634">
                <text:p>0.0163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.192646">
                <text:p>1.192646</text:p>
              </table:table-cell>
              <table:table-cell office:value-type="float" office:value="1.28964">
                <text:p>1.28964</text:p>
              </table:table-cell>
              <table:table-cell office:value-type="float" office:value="-0.019571">
                <text:p>-0.019571</text:p>
              </table:table-cell>
              <table:table-cell office:value-type="float" office:value="0.010572">
                <text:p>0.01057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.205752">
                <text:p>1.205752</text:p>
              </table:table-cell>
              <table:table-cell office:value-type="float" office:value="1.290119">
                <text:p>1.290119</text:p>
              </table:table-cell>
              <table:table-cell office:value-type="float" office:value="-0.017057">
                <text:p>-0.017057</text:p>
              </table:table-cell>
              <table:table-cell office:value-type="float" office:value="0.012163">
                <text:p>0.01216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.218858">
                <text:p>1.218858</text:p>
              </table:table-cell>
              <table:table-cell office:value-type="float" office:value="1.290594">
                <text:p>1.290594</text:p>
              </table:table-cell>
              <table:table-cell office:value-type="float" office:value="-0.014205">
                <text:p>-0.014205</text:p>
              </table:table-cell>
              <table:table-cell office:value-type="float" office:value="0.013771">
                <text:p>0.01377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.218858">
                <text:p>1.218858</text:p>
              </table:table-cell>
              <table:table-cell office:value-type="float" office:value="1.291065">
                <text:p>1.291065</text:p>
              </table:table-cell>
              <table:table-cell office:value-type="float" office:value="-0.012182">
                <text:p>-0.012182</text:p>
              </table:table-cell>
              <table:table-cell office:value-type="float" office:value="0.013548">
                <text:p>0.01354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.231964">
                <text:p>1.231964</text:p>
              </table:table-cell>
              <table:table-cell office:value-type="float" office:value="1.291533">
                <text:p>1.291533</text:p>
              </table:table-cell>
              <table:table-cell office:value-type="float" office:value="-0.010757">
                <text:p>-0.010757</text:p>
              </table:table-cell>
              <table:table-cell office:value-type="float" office:value="0.015195">
                <text:p>0.01519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.218858">
                <text:p>1.218858</text:p>
              </table:table-cell>
              <table:table-cell office:value-type="float" office:value="1.291997">
                <text:p>1.291997</text:p>
              </table:table-cell>
              <table:table-cell office:value-type="float" office:value="-0.009702">
                <text:p>-0.009702</text:p>
              </table:table-cell>
              <table:table-cell office:value-type="float" office:value="0.013152">
                <text:p>0.01315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.205752">
                <text:p>1.205752</text:p>
              </table:table-cell>
              <table:table-cell office:value-type="float" office:value="1.292457">
                <text:p>1.292457</text:p>
              </table:table-cell>
              <table:table-cell office:value-type="float" office:value="-0.009559">
                <text:p>-0.009559</text:p>
              </table:table-cell>
              <table:table-cell office:value-type="float" office:value="0.01108">
                <text:p>0.0110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.218858">
                <text:p>1.218858</text:p>
              </table:table-cell>
              <table:table-cell office:value-type="float" office:value="1.292914">
                <text:p>1.292914</text:p>
              </table:table-cell>
              <table:table-cell office:value-type="float" office:value="-0.009463">
                <text:p>-0.009463</text:p>
              </table:table-cell>
              <table:table-cell office:value-type="float" office:value="0.012696">
                <text:p>0.01269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.17954">
                <text:p>1.17954</text:p>
              </table:table-cell>
              <table:table-cell office:value-type="float" office:value="1.293367">
                <text:p>1.293367</text:p>
              </table:table-cell>
              <table:table-cell office:value-type="float" office:value="-0.009402">
                <text:p>-0.009402</text:p>
              </table:table-cell>
              <table:table-cell office:value-type="float" office:value="0.006888">
                <text:p>0.00688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.205752">
                <text:p>1.205752</text:p>
              </table:table-cell>
              <table:table-cell office:value-type="float" office:value="1.293816">
                <text:p>1.293816</text:p>
              </table:table-cell>
              <table:table-cell office:value-type="float" office:value="-0.010597">
                <text:p>-0.010597</text:p>
              </table:table-cell>
              <table:table-cell office:value-type="float" office:value="0.010304">
                <text:p>0.01030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.205752">
                <text:p>1.205752</text:p>
              </table:table-cell>
              <table:table-cell office:value-type="float" office:value="1.294262">
                <text:p>1.294262</text:p>
              </table:table-cell>
              <table:table-cell office:value-type="float" office:value="-0.012021">
                <text:p>-0.012021</text:p>
              </table:table-cell>
              <table:table-cell office:value-type="float" office:value="0.010056">
                <text:p>0.01005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.192646">
                <text:p>1.192646</text:p>
              </table:table-cell>
              <table:table-cell office:value-type="float" office:value="1.294705">
                <text:p>1.294705</text:p>
              </table:table-cell>
              <table:table-cell office:value-type="float" office:value="-0.01337">
                <text:p>-0.01337</text:p>
              </table:table-cell>
              <table:table-cell office:value-type="float" office:value="0.007958">
                <text:p>0.00795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.205752">
                <text:p>1.205752</text:p>
              </table:table-cell>
              <table:table-cell office:value-type="float" office:value="1.295143">
                <text:p>1.295143</text:p>
              </table:table-cell>
              <table:table-cell office:value-type="float" office:value="-0.014179">
                <text:p>-0.014179</text:p>
              </table:table-cell>
              <table:table-cell office:value-type="float" office:value="0.009561">
                <text:p>0.00956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.218858">
                <text:p>1.218858</text:p>
              </table:table-cell>
              <table:table-cell office:value-type="float" office:value="1.295579">
                <text:p>1.295579</text:p>
              </table:table-cell>
              <table:table-cell office:value-type="float" office:value="-0.015223">
                <text:p>-0.015223</text:p>
              </table:table-cell>
              <table:table-cell office:value-type="float" office:value="0.011192">
                <text:p>0.01119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.205752">
                <text:p>1.205752</text:p>
              </table:table-cell>
              <table:table-cell office:value-type="float" office:value="1.296011">
                <text:p>1.296011</text:p>
              </table:table-cell>
              <table:table-cell office:value-type="float" office:value="-0.016183">
                <text:p>-0.016183</text:p>
              </table:table-cell>
              <table:table-cell office:value-type="float" office:value="0.009129">
                <text:p>0.00912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.231964">
                <text:p>1.231964</text:p>
              </table:table-cell>
              <table:table-cell office:value-type="float" office:value="1.296439">
                <text:p>1.296439</text:p>
              </table:table-cell>
              <table:table-cell office:value-type="float" office:value="-0.016232">
                <text:p>-0.016232</text:p>
              </table:table-cell>
              <table:table-cell office:value-type="float" office:value="0.012622">
                <text:p>0.01262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.24507">
                <text:p>1.24507</text:p>
              </table:table-cell>
              <table:table-cell office:value-type="float" office:value="1.296864">
                <text:p>1.296864</text:p>
              </table:table-cell>
              <table:table-cell office:value-type="float" office:value="-0.016516">
                <text:p>-0.016516</text:p>
              </table:table-cell>
              <table:table-cell office:value-type="float" office:value="0.014304">
                <text:p>0.01430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.258176">
                <text:p>1.258176</text:p>
              </table:table-cell>
              <table:table-cell office:value-type="float" office:value="1.297286">
                <text:p>1.297286</text:p>
              </table:table-cell>
              <table:table-cell office:value-type="float" office:value="-0.016182">
                <text:p>-0.016182</text:p>
              </table:table-cell>
              <table:table-cell office:value-type="float" office:value="0.016014">
                <text:p>0.01601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.231964">
                <text:p>1.231964</text:p>
              </table:table-cell>
              <table:table-cell office:value-type="float" office:value="1.297704">
                <text:p>1.297704</text:p>
              </table:table-cell>
              <table:table-cell office:value-type="float" office:value="-0.015941">
                <text:p>-0.015941</text:p>
              </table:table-cell>
              <table:table-cell office:value-type="float" office:value="0.012164">
                <text:p>0.01216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.24507">
                <text:p>1.24507</text:p>
              </table:table-cell>
              <table:table-cell office:value-type="float" office:value="1.298119">
                <text:p>1.298119</text:p>
              </table:table-cell>
              <table:table-cell office:value-type="float" office:value="-0.014486">
                <text:p>-0.014486</text:p>
              </table:table-cell>
              <table:table-cell office:value-type="float" office:value="0.013832">
                <text:p>0.01383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.271282">
                <text:p>1.271282</text:p>
              </table:table-cell>
              <table:table-cell office:value-type="float" office:value="1.298531">
                <text:p>1.298531</text:p>
              </table:table-cell>
              <table:table-cell office:value-type="float" office:value="-0.013049">
                <text:p>-0.013049</text:p>
              </table:table-cell>
              <table:table-cell office:value-type="float" office:value="0.017377">
                <text:p>0.01737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.258176">
                <text:p>1.258176</text:p>
              </table:table-cell>
              <table:table-cell office:value-type="float" office:value="1.298939">
                <text:p>1.298939</text:p>
              </table:table-cell>
              <table:table-cell office:value-type="float" office:value="-0.011671">
                <text:p>-0.011671</text:p>
              </table:table-cell>
              <table:table-cell office:value-type="float" office:value="0.015395">
                <text:p>0.01539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.271282">
                <text:p>1.271282</text:p>
              </table:table-cell>
              <table:table-cell office:value-type="float" office:value="1.299344">
                <text:p>1.299344</text:p>
              </table:table-cell>
              <table:table-cell office:value-type="float" office:value="-0.010807">
                <text:p>-0.010807</text:p>
              </table:table-cell>
              <table:table-cell office:value-type="float" office:value="0.017115">
                <text:p>0.01711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.271282">
                <text:p>1.271282</text:p>
              </table:table-cell>
              <table:table-cell office:value-type="float" office:value="1.299746">
                <text:p>1.299746</text:p>
              </table:table-cell>
              <table:table-cell office:value-type="float" office:value="-0.008826">
                <text:p>-0.008826</text:p>
              </table:table-cell>
              <table:table-cell office:value-type="float" office:value="0.017001">
                <text:p>0.01700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.284388">
                <text:p>1.284388</text:p>
              </table:table-cell>
              <table:table-cell office:value-type="float" office:value="1.300145">
                <text:p>1.300145</text:p>
              </table:table-cell>
              <table:table-cell office:value-type="float" office:value="-0.007325">
                <text:p>-0.007325</text:p>
              </table:table-cell>
              <table:table-cell office:value-type="float" office:value="0.018749">
                <text:p>0.01874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.284388">
                <text:p>1.284388</text:p>
              </table:table-cell>
              <table:table-cell office:value-type="float" office:value="1.300541">
                <text:p>1.300541</text:p>
              </table:table-cell>
              <table:table-cell office:value-type="float" office:value="-0.007003">
                <text:p>-0.007003</text:p>
              </table:table-cell>
              <table:table-cell office:value-type="float" office:value="0.018663">
                <text:p>0.01866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.271282">
                <text:p>1.271282</text:p>
              </table:table-cell>
              <table:table-cell office:value-type="float" office:value="1.300933">
                <text:p>1.300933</text:p>
              </table:table-cell>
              <table:table-cell office:value-type="float" office:value="-0.007142">
                <text:p>-0.007142</text:p>
              </table:table-cell>
              <table:table-cell office:value-type="float" office:value="0.016714">
                <text:p>0.01671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.271282">
                <text:p>1.271282</text:p>
              </table:table-cell>
              <table:table-cell office:value-type="float" office:value="1.301323">
                <text:p>1.301323</text:p>
              </table:table-cell>
              <table:table-cell office:value-type="float" office:value="-0.007165">
                <text:p>-0.007165</text:p>
              </table:table-cell>
              <table:table-cell office:value-type="float" office:value="0.016592">
                <text:p>0.01659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.271282">
                <text:p>1.271282</text:p>
              </table:table-cell>
              <table:table-cell office:value-type="float" office:value="1.301709">
                <text:p>1.301709</text:p>
              </table:table-cell>
              <table:table-cell office:value-type="float" office:value="-0.007836">
                <text:p>-0.007836</text:p>
              </table:table-cell>
              <table:table-cell office:value-type="float" office:value="0.016465">
                <text:p>0.01646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.284388">
                <text:p>1.284388</text:p>
              </table:table-cell>
              <table:table-cell office:value-type="float" office:value="1.302092">
                <text:p>1.302092</text:p>
              </table:table-cell>
              <table:table-cell office:value-type="float" office:value="-0.00911">
                <text:p>-0.00911</text:p>
              </table:table-cell>
              <table:table-cell office:value-type="float" office:value="0.018201">
                <text:p>0.01820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.284388">
                <text:p>1.284388</text:p>
              </table:table-cell>
              <table:table-cell office:value-type="float" office:value="1.302472">
                <text:p>1.302472</text:p>
              </table:table-cell>
              <table:table-cell office:value-type="float" office:value="-0.010374">
                <text:p>-0.010374</text:p>
              </table:table-cell>
              <table:table-cell office:value-type="float" office:value="0.01811">
                <text:p>0.0181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.271282">
                <text:p>1.271282</text:p>
              </table:table-cell>
              <table:table-cell office:value-type="float" office:value="1.30285">
                <text:p>1.30285</text:p>
              </table:table-cell>
              <table:table-cell office:value-type="float" office:value="-0.011151">
                <text:p>-0.011151</text:p>
              </table:table-cell>
              <table:table-cell office:value-type="float" office:value="0.016163">
                <text:p>0.01616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.3106">
                <text:p>1.3106</text:p>
              </table:table-cell>
              <table:table-cell office:value-type="float" office:value="1.303224">
                <text:p>1.303224</text:p>
              </table:table-cell>
              <table:table-cell office:value-type="float" office:value="-0.011917">
                <text:p>-0.011917</text:p>
              </table:table-cell>
              <table:table-cell office:value-type="float" office:value="0.021636">
                <text:p>0.02163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.284388">
                <text:p>1.284388</text:p>
              </table:table-cell>
              <table:table-cell office:value-type="float" office:value="1.303595">
                <text:p>1.303595</text:p>
              </table:table-cell>
              <table:table-cell office:value-type="float" office:value="-0.012686">
                <text:p>-0.012686</text:p>
              </table:table-cell>
              <table:table-cell office:value-type="float" office:value="0.017884">
                <text:p>0.01788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.3106">
                <text:p>1.3106</text:p>
              </table:table-cell>
              <table:table-cell office:value-type="float" office:value="1.303963">
                <text:p>1.303963</text:p>
              </table:table-cell>
              <table:table-cell office:value-type="float" office:value="-0.013011">
                <text:p>-0.013011</text:p>
              </table:table-cell>
              <table:table-cell office:value-type="float" office:value="0.021524">
                <text:p>0.02152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.297494">
                <text:p>1.297494</text:p>
              </table:table-cell>
              <table:table-cell office:value-type="float" office:value="1.304329">
                <text:p>1.304329</text:p>
              </table:table-cell>
              <table:table-cell office:value-type="float" office:value="-0.012508">
                <text:p>-0.012508</text:p>
              </table:table-cell>
              <table:table-cell office:value-type="float" office:value="0.019629">
                <text:p>0.01962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.3106">
                <text:p>1.3106</text:p>
              </table:table-cell>
              <table:table-cell office:value-type="float" office:value="1.304691">
                <text:p>1.304691</text:p>
              </table:table-cell>
              <table:table-cell office:value-type="float" office:value="-0.012125">
                <text:p>-0.012125</text:p>
              </table:table-cell>
              <table:table-cell office:value-type="float" office:value="0.021425">
                <text:p>0.02142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.363024">
                <text:p>1.363024</text:p>
              </table:table-cell>
              <table:table-cell office:value-type="float" office:value="1.30505">
                <text:p>1.30505</text:p>
              </table:table-cell>
              <table:table-cell office:value-type="float" office:value="-0.012054">
                <text:p>-0.012054</text:p>
              </table:table-cell>
              <table:table-cell office:value-type="float" office:value="0.028833">
                <text:p>0.02883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.389236">
                <text:p>1.389236</text:p>
              </table:table-cell>
              <table:table-cell office:value-type="float" office:value="1.305407">
                <text:p>1.305407</text:p>
              </table:table-cell>
              <table:table-cell office:value-type="float" office:value="-0.010983">
                <text:p>-0.010983</text:p>
              </table:table-cell>
              <table:table-cell office:value-type="float" office:value="0.032637">
                <text:p>0.03263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.231964">
                <text:p>1.231964</text:p>
              </table:table-cell>
              <table:table-cell office:value-type="float" office:value="1.305761">
                <text:p>1.305761</text:p>
              </table:table-cell>
              <table:table-cell office:value-type="float" office:value="-0.008775">
                <text:p>-0.008775</text:p>
              </table:table-cell>
              <table:table-cell office:value-type="float" office:value="0.010438">
                <text:p>0.01043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.363024">
                <text:p>1.363024</text:p>
              </table:table-cell>
              <table:table-cell office:value-type="float" office:value="1.306112">
                <text:p>1.306112</text:p>
              </table:table-cell>
              <table:table-cell office:value-type="float" office:value="-0.006796">
                <text:p>-0.006796</text:p>
              </table:table-cell>
              <table:table-cell office:value-type="float" office:value="0.028833">
                <text:p>0.02883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.363024">
                <text:p>1.363024</text:p>
              </table:table-cell>
              <table:table-cell office:value-type="float" office:value="1.30646">
                <text:p>1.30646</text:p>
              </table:table-cell>
              <table:table-cell office:value-type="float" office:value="-0.005424">
                <text:p>-0.005424</text:p>
              </table:table-cell>
              <table:table-cell office:value-type="float" office:value="0.028866">
                <text:p>0.02886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.349918">
                <text:p>1.349918</text:p>
              </table:table-cell>
              <table:table-cell office:value-type="float" office:value="1.306806">
                <text:p>1.306806</text:p>
              </table:table-cell>
              <table:table-cell office:value-type="float" office:value="-0.004245">
                <text:p>-0.004245</text:p>
              </table:table-cell>
              <table:table-cell office:value-type="float" office:value="0.027063">
                <text:p>0.02706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.363024">
                <text:p>1.363024</text:p>
              </table:table-cell>
              <table:table-cell office:value-type="float" office:value="1.307149">
                <text:p>1.307149</text:p>
              </table:table-cell>
              <table:table-cell office:value-type="float" office:value="-0.000958">
                <text:p>-0.000958</text:p>
              </table:table-cell>
              <table:table-cell office:value-type="float" office:value="0.028974">
                <text:p>0.02897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.363024">
                <text:p>1.363024</text:p>
              </table:table-cell>
              <table:table-cell office:value-type="float" office:value="1.307489">
                <text:p>1.307489</text:p>
              </table:table-cell>
              <table:table-cell office:value-type="float" office:value="0.001516">
                <text:p>0.001516</text:p>
              </table:table-cell>
              <table:table-cell office:value-type="float" office:value="0.029048">
                <text:p>0.02904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.389236">
                <text:p>1.389236</text:p>
              </table:table-cell>
              <table:table-cell office:value-type="float" office:value="1.307826">
                <text:p>1.307826</text:p>
              </table:table-cell>
              <table:table-cell office:value-type="float" office:value="0.003345">
                <text:p>0.003345</text:p>
              </table:table-cell>
              <table:table-cell office:value-type="float" office:value="0.032839">
                <text:p>0.03283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.37613">
                <text:p>1.37613</text:p>
              </table:table-cell>
              <table:table-cell office:value-type="float" office:value="1.308161">
                <text:p>1.308161</text:p>
              </table:table-cell>
              <table:table-cell office:value-type="float" office:value="0.004564">
                <text:p>0.004564</text:p>
              </table:table-cell>
              <table:table-cell office:value-type="float" office:value="0.031098">
                <text:p>0.03109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.336812">
                <text:p>1.336812</text:p>
              </table:table-cell>
              <table:table-cell office:value-type="float" office:value="1.308493">
                <text:p>1.308493</text:p>
              </table:table-cell>
              <table:table-cell office:value-type="float" office:value="0.005355">
                <text:p>0.005355</text:p>
              </table:table-cell>
              <table:table-cell office:value-type="float" office:value="0.025601">
                <text:p>0.02560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.349918">
                <text:p>1.349918</text:p>
              </table:table-cell>
              <table:table-cell office:value-type="float" office:value="1.308822">
                <text:p>1.308822</text:p>
              </table:table-cell>
              <table:table-cell office:value-type="float" office:value="0.005778">
                <text:p>0.005778</text:p>
              </table:table-cell>
              <table:table-cell office:value-type="float" office:value="0.027451">
                <text:p>0.02745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.349918">
                <text:p>1.349918</text:p>
              </table:table-cell>
              <table:table-cell office:value-type="float" office:value="1.309149">
                <text:p>1.309149</text:p>
              </table:table-cell>
              <table:table-cell office:value-type="float" office:value="0.005851">
                <text:p>0.005851</text:p>
              </table:table-cell>
              <table:table-cell office:value-type="float" office:value="0.027459">
                <text:p>0.02745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.363024">
                <text:p>1.363024</text:p>
              </table:table-cell>
              <table:table-cell office:value-type="float" office:value="1.309473">
                <text:p>1.309473</text:p>
              </table:table-cell>
              <table:table-cell office:value-type="float" office:value="0.005836">
                <text:p>0.005836</text:p>
              </table:table-cell>
              <table:table-cell office:value-type="float" office:value="0.029339">
                <text:p>0.02933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.37613">
                <text:p>1.37613</text:p>
              </table:table-cell>
              <table:table-cell office:value-type="float" office:value="1.309795">
                <text:p>1.309795</text:p>
              </table:table-cell>
              <table:table-cell office:value-type="float" office:value="0.005865">
                <text:p>0.005865</text:p>
              </table:table-cell>
              <table:table-cell office:value-type="float" office:value="0.031264">
                <text:p>0.03126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.349918">
                <text:p>1.349918</text:p>
              </table:table-cell>
              <table:table-cell office:value-type="float" office:value="1.310114">
                <text:p>1.310114</text:p>
              </table:table-cell>
              <table:table-cell office:value-type="float" office:value="0.006265">
                <text:p>0.006265</text:p>
              </table:table-cell>
              <table:table-cell office:value-type="float" office:value="0.027644">
                <text:p>0.02764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.349918">
                <text:p>1.349918</text:p>
              </table:table-cell>
              <table:table-cell office:value-type="float" office:value="1.31043">
                <text:p>1.31043</text:p>
              </table:table-cell>
              <table:table-cell office:value-type="float" office:value="0.006902">
                <text:p>0.006902</text:p>
              </table:table-cell>
              <table:table-cell office:value-type="float" office:value="0.027691">
                <text:p>0.02769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.349918">
                <text:p>1.349918</text:p>
              </table:table-cell>
              <table:table-cell office:value-type="float" office:value="1.310744">
                <text:p>1.310744</text:p>
              </table:table-cell>
              <table:table-cell office:value-type="float" office:value="0.00719">
                <text:p>0.00719</text:p>
              </table:table-cell>
              <table:table-cell office:value-type="float" office:value="0.027727">
                <text:p>0.02772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.389236">
                <text:p>1.389236</text:p>
              </table:table-cell>
              <table:table-cell office:value-type="float" office:value="1.311056">
                <text:p>1.311056</text:p>
              </table:table-cell>
              <table:table-cell office:value-type="float" office:value="0.007934">
                <text:p>0.007934</text:p>
              </table:table-cell>
              <table:table-cell office:value-type="float" office:value="0.033342">
                <text:p>0.03334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.389236">
                <text:p>1.389236</text:p>
              </table:table-cell>
              <table:table-cell office:value-type="float" office:value="1.311365">
                <text:p>1.311365</text:p>
              </table:table-cell>
              <table:table-cell office:value-type="float" office:value="0.009039">
                <text:p>0.009039</text:p>
              </table:table-cell>
              <table:table-cell office:value-type="float" office:value="0.033463">
                <text:p>0.03346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.37613">
                <text:p>1.37613</text:p>
              </table:table-cell>
              <table:table-cell office:value-type="float" office:value="1.311671">
                <text:p>1.311671</text:p>
              </table:table-cell>
              <table:table-cell office:value-type="float" office:value="0.010324">
                <text:p>0.010324</text:p>
              </table:table-cell>
              <table:table-cell office:value-type="float" office:value="0.031731">
                <text:p>0.03173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.37613">
                <text:p>1.37613</text:p>
              </table:table-cell>
              <table:table-cell office:value-type="float" office:value="1.311976">
                <text:p>1.311976</text:p>
              </table:table-cell>
              <table:table-cell office:value-type="float" office:value="0.011838">
                <text:p>0.011838</text:p>
              </table:table-cell>
              <table:table-cell office:value-type="float" office:value="0.031825">
                <text:p>0.03182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.363024">
                <text:p>1.363024</text:p>
              </table:table-cell>
              <table:table-cell office:value-type="float" office:value="1.312277">
                <text:p>1.312277</text:p>
              </table:table-cell>
              <table:table-cell office:value-type="float" office:value="0.013163">
                <text:p>0.013163</text:p>
              </table:table-cell>
              <table:table-cell office:value-type="float" office:value="0.030043">
                <text:p>0.03004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.402342">
                <text:p>1.402342</text:p>
              </table:table-cell>
              <table:table-cell office:value-type="float" office:value="1.312577">
                <text:p>1.312577</text:p>
              </table:table-cell>
              <table:table-cell office:value-type="float" office:value="0.014278">
                <text:p>0.014278</text:p>
              </table:table-cell>
              <table:table-cell office:value-type="float" office:value="0.035672">
                <text:p>0.03567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.389236">
                <text:p>1.389236</text:p>
              </table:table-cell>
              <table:table-cell office:value-type="float" office:value="1.312874">
                <text:p>1.312874</text:p>
              </table:table-cell>
              <table:table-cell office:value-type="float" office:value="0.015506">
                <text:p>0.015506</text:p>
              </table:table-cell>
              <table:table-cell office:value-type="float" office:value="0.033942">
                <text:p>0.03394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.389236">
                <text:p>1.389236</text:p>
              </table:table-cell>
              <table:table-cell office:value-type="float" office:value="1.313168">
                <text:p>1.313168</text:p>
              </table:table-cell>
              <table:table-cell office:value-type="float" office:value="0.017811">
                <text:p>0.017811</text:p>
              </table:table-cell>
              <table:table-cell office:value-type="float" office:value="0.034055">
                <text:p>0.03405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.415448">
                <text:p>1.415448</text:p>
              </table:table-cell>
              <table:table-cell office:value-type="float" office:value="1.31346">
                <text:p>1.31346</text:p>
              </table:table-cell>
              <table:table-cell office:value-type="float" office:value="0.019173">
                <text:p>0.019173</text:p>
              </table:table-cell>
              <table:table-cell office:value-type="float" office:value="0.037893">
                <text:p>0.03789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.415448">
                <text:p>1.415448</text:p>
              </table:table-cell>
              <table:table-cell office:value-type="float" office:value="1.31375">
                <text:p>1.31375</text:p>
              </table:table-cell>
              <table:table-cell office:value-type="float" office:value="0.020557">
                <text:p>0.020557</text:p>
              </table:table-cell>
              <table:table-cell office:value-type="float" office:value="0.038063">
                <text:p>0.03806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.37613">
                <text:p>1.37613</text:p>
              </table:table-cell>
              <table:table-cell office:value-type="float" office:value="1.314038">
                <text:p>1.314038</text:p>
              </table:table-cell>
              <table:table-cell office:value-type="float" office:value="0.021187">
                <text:p>0.021187</text:p>
              </table:table-cell>
              <table:table-cell office:value-type="float" office:value="0.032648">
                <text:p>0.03264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.389236">
                <text:p>1.389236</text:p>
              </table:table-cell>
              <table:table-cell office:value-type="float" office:value="1.314323">
                <text:p>1.314323</text:p>
              </table:table-cell>
              <table:table-cell office:value-type="float" office:value="0.021409">
                <text:p>0.021409</text:p>
              </table:table-cell>
              <table:table-cell office:value-type="float" office:value="0.034584">
                <text:p>0.03458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.389236">
                <text:p>1.389236</text:p>
              </table:table-cell>
              <table:table-cell office:value-type="float" office:value="1.314607">
                <text:p>1.314607</text:p>
              </table:table-cell>
              <table:table-cell office:value-type="float" office:value="0.021325">
                <text:p>0.021325</text:p>
              </table:table-cell>
              <table:table-cell office:value-type="float" office:value="0.034675">
                <text:p>0.03467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.389236">
                <text:p>1.389236</text:p>
              </table:table-cell>
              <table:table-cell office:value-type="float" office:value="1.314887">
                <text:p>1.314887</text:p>
              </table:table-cell>
              <table:table-cell office:value-type="float" office:value="0.020055">
                <text:p>0.020055</text:p>
              </table:table-cell>
              <table:table-cell office:value-type="float" office:value="0.034769">
                <text:p>0.03476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.363024">
                <text:p>1.363024</text:p>
              </table:table-cell>
              <table:table-cell office:value-type="float" office:value="1.315166">
                <text:p>1.315166</text:p>
              </table:table-cell>
              <table:table-cell office:value-type="float" office:value="0.019279">
                <text:p>0.019279</text:p>
              </table:table-cell>
              <table:table-cell office:value-type="float" office:value="0.031149">
                <text:p>0.03114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.37613">
                <text:p>1.37613</text:p>
              </table:table-cell>
              <table:table-cell office:value-type="float" office:value="1.315442">
                <text:p>1.315442</text:p>
              </table:table-cell>
              <table:table-cell office:value-type="float" office:value="0.019079">
                <text:p>0.019079</text:p>
              </table:table-cell>
              <table:table-cell office:value-type="float" office:value="0.033061">
                <text:p>0.03306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.415448">
                <text:p>1.415448</text:p>
              </table:table-cell>
              <table:table-cell office:value-type="float" office:value="1.315717">
                <text:p>1.315717</text:p>
              </table:table-cell>
              <table:table-cell office:value-type="float" office:value="0.018706">
                <text:p>0.018706</text:p>
              </table:table-cell>
              <table:table-cell office:value-type="float" office:value="0.038727">
                <text:p>0.03872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.37613">
                <text:p>1.37613</text:p>
              </table:table-cell>
              <table:table-cell office:value-type="float" office:value="1.315989">
                <text:p>1.315989</text:p>
              </table:table-cell>
              <table:table-cell office:value-type="float" office:value="0.018669">
                <text:p>0.018669</text:p>
              </table:table-cell>
              <table:table-cell office:value-type="float" office:value="0.03332">
                <text:p>0.0333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.37613">
                <text:p>1.37613</text:p>
              </table:table-cell>
              <table:table-cell office:value-type="float" office:value="1.316259">
                <text:p>1.316259</text:p>
              </table:table-cell>
              <table:table-cell office:value-type="float" office:value="0.01944">
                <text:p>0.01944</text:p>
              </table:table-cell>
              <table:table-cell office:value-type="float" office:value="0.033417">
                <text:p>0.03341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.415448">
                <text:p>1.415448</text:p>
              </table:table-cell>
              <table:table-cell office:value-type="float" office:value="1.316526">
                <text:p>1.316526</text:p>
              </table:table-cell>
              <table:table-cell office:value-type="float" office:value="0.020701">
                <text:p>0.020701</text:p>
              </table:table-cell>
              <table:table-cell office:value-type="float" office:value="0.039088">
                <text:p>0.03908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.389236">
                <text:p>1.389236</text:p>
              </table:table-cell>
              <table:table-cell office:value-type="float" office:value="1.316792">
                <text:p>1.316792</text:p>
              </table:table-cell>
              <table:table-cell office:value-type="float" office:value="0.021141">
                <text:p>0.021141</text:p>
              </table:table-cell>
              <table:table-cell office:value-type="float" office:value="0.03553">
                <text:p>0.0355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.389236">
                <text:p>1.389236</text:p>
              </table:table-cell>
              <table:table-cell office:value-type="float" office:value="1.317055">
                <text:p>1.317055</text:p>
              </table:table-cell>
              <table:table-cell office:value-type="float" office:value="0.022338">
                <text:p>0.022338</text:p>
              </table:table-cell>
              <table:table-cell office:value-type="float" office:value="0.035642">
                <text:p>0.03564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.415448">
                <text:p>1.415448</text:p>
              </table:table-cell>
              <table:table-cell office:value-type="float" office:value="1.317317">
                <text:p>1.317317</text:p>
              </table:table-cell>
              <table:table-cell office:value-type="float" office:value="0.024269">
                <text:p>0.024269</text:p>
              </table:table-cell>
              <table:table-cell office:value-type="float" office:value="0.039469">
                <text:p>0.03946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.428554">
                <text:p>1.428554</text:p>
              </table:table-cell>
              <table:table-cell office:value-type="float" office:value="1.317576">
                <text:p>1.317576</text:p>
              </table:table-cell>
              <table:table-cell office:value-type="float" office:value="0.026167">
                <text:p>0.026167</text:p>
              </table:table-cell>
              <table:table-cell office:value-type="float" office:value="0.041491">
                <text:p>0.04149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.415448">
                <text:p>1.415448</text:p>
              </table:table-cell>
              <table:table-cell office:value-type="float" office:value="1.317834">
                <text:p>1.317834</text:p>
              </table:table-cell>
              <table:table-cell office:value-type="float" office:value="0.027572">
                <text:p>0.027572</text:p>
              </table:table-cell>
              <table:table-cell office:value-type="float" office:value="0.039823">
                <text:p>0.03982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.402342">
                <text:p>1.402342</text:p>
              </table:table-cell>
              <table:table-cell office:value-type="float" office:value="1.318089">
                <text:p>1.318089</text:p>
              </table:table-cell>
              <table:table-cell office:value-type="float" office:value="0.029439">
                <text:p>0.029439</text:p>
              </table:table-cell>
              <table:table-cell office:value-type="float" office:value="0.038126">
                <text:p>0.03812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.415448">
                <text:p>1.415448</text:p>
              </table:table-cell>
              <table:table-cell office:value-type="float" office:value="1.318342">
                <text:p>1.318342</text:p>
              </table:table-cell>
              <table:table-cell office:value-type="float" office:value="0.03091">
                <text:p>0.03091</text:p>
              </table:table-cell>
              <table:table-cell office:value-type="float" office:value="0.040112">
                <text:p>0.04011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.415448">
                <text:p>1.415448</text:p>
              </table:table-cell>
              <table:table-cell office:value-type="float" office:value="1.318593">
                <text:p>1.318593</text:p>
              </table:table-cell>
              <table:table-cell office:value-type="float" office:value="0.031939">
                <text:p>0.031939</text:p>
              </table:table-cell>
              <table:table-cell office:value-type="float" office:value="0.040259">
                <text:p>0.04025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.415448">
                <text:p>1.415448</text:p>
              </table:table-cell>
              <table:table-cell office:value-type="float" office:value="1.318842">
                <text:p>1.318842</text:p>
              </table:table-cell>
              <table:table-cell office:value-type="float" office:value="0.032496">
                <text:p>0.032496</text:p>
              </table:table-cell>
              <table:table-cell office:value-type="float" office:value="0.040408">
                <text:p>0.04040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.402342">
                <text:p>1.402342</text:p>
              </table:table-cell>
              <table:table-cell office:value-type="float" office:value="1.31909">
                <text:p>1.31909</text:p>
              </table:table-cell>
              <table:table-cell office:value-type="float" office:value="0.032446">
                <text:p>0.032446</text:p>
              </table:table-cell>
              <table:table-cell office:value-type="float" office:value="0.038701">
                <text:p>0.03870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.415448">
                <text:p>1.415448</text:p>
              </table:table-cell>
              <table:table-cell office:value-type="float" office:value="1.319335">
                <text:p>1.319335</text:p>
              </table:table-cell>
              <table:table-cell office:value-type="float" office:value="0.032223">
                <text:p>0.032223</text:p>
              </table:table-cell>
              <table:table-cell office:value-type="float" office:value="0.04069">
                <text:p>0.0406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.402342">
                <text:p>1.402342</text:p>
              </table:table-cell>
              <table:table-cell office:value-type="float" office:value="1.319578">
                <text:p>1.319578</text:p>
              </table:table-cell>
              <table:table-cell office:value-type="float" office:value="0.031524">
                <text:p>0.031524</text:p>
              </table:table-cell>
              <table:table-cell office:value-type="float" office:value="0.038984">
                <text:p>0.03898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.389236">
                <text:p>1.389236</text:p>
              </table:table-cell>
              <table:table-cell office:value-type="float" office:value="1.31982">
                <text:p>1.31982</text:p>
              </table:table-cell>
              <table:table-cell office:value-type="float" office:value="0.03105">
                <text:p>0.03105</text:p>
              </table:table-cell>
              <table:table-cell office:value-type="float" office:value="0.037252">
                <text:p>0.03725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.389236">
                <text:p>1.389236</text:p>
              </table:table-cell>
              <table:table-cell office:value-type="float" office:value="1.320059">
                <text:p>1.320059</text:p>
              </table:table-cell>
              <table:table-cell office:value-type="float" office:value="0.030711">
                <text:p>0.030711</text:p>
              </table:table-cell>
              <table:table-cell office:value-type="float" office:value="0.037351">
                <text:p>0.03735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.415448">
                <text:p>1.415448</text:p>
              </table:table-cell>
              <table:table-cell office:value-type="float" office:value="1.320297">
                <text:p>1.320297</text:p>
              </table:table-cell>
              <table:table-cell office:value-type="float" office:value="0.030358">
                <text:p>0.030358</text:p>
              </table:table-cell>
              <table:table-cell office:value-type="float" office:value="0.041173">
                <text:p>0.04117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.389236">
                <text:p>1.389236</text:p>
              </table:table-cell>
              <table:table-cell office:value-type="float" office:value="1.320532">
                <text:p>1.320532</text:p>
              </table:table-cell>
              <table:table-cell office:value-type="float" office:value="0.030199">
                <text:p>0.030199</text:p>
              </table:table-cell>
              <table:table-cell office:value-type="float" office:value="0.037612">
                <text:p>0.03761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.402342">
                <text:p>1.402342</text:p>
              </table:table-cell>
              <table:table-cell office:value-type="float" office:value="1.320766">
                <text:p>1.320766</text:p>
              </table:table-cell>
              <table:table-cell office:value-type="float" office:value="0.030666">
                <text:p>0.030666</text:p>
              </table:table-cell>
              <table:table-cell office:value-type="float" office:value="0.039586">
                <text:p>0.03958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.415448">
                <text:p>1.415448</text:p>
              </table:table-cell>
              <table:table-cell office:value-type="float" office:value="1.320998">
                <text:p>1.320998</text:p>
              </table:table-cell>
              <table:table-cell office:value-type="float" office:value="0.031127">
                <text:p>0.031127</text:p>
              </table:table-cell>
              <table:table-cell office:value-type="float" office:value="0.041585">
                <text:p>0.04158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.415448">
                <text:p>1.415448</text:p>
              </table:table-cell>
              <table:table-cell office:value-type="float" office:value="1.321229">
                <text:p>1.321229</text:p>
              </table:table-cell>
              <table:table-cell office:value-type="float" office:value="0.031235">
                <text:p>0.031235</text:p>
              </table:table-cell>
              <table:table-cell office:value-type="float" office:value="0.041751">
                <text:p>0.04175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.415448">
                <text:p>1.415448</text:p>
              </table:table-cell>
              <table:table-cell office:value-type="float" office:value="1.321457">
                <text:p>1.321457</text:p>
              </table:table-cell>
              <table:table-cell office:value-type="float" office:value="0.031864">
                <text:p>0.031864</text:p>
              </table:table-cell>
              <table:table-cell office:value-type="float" office:value="0.041917">
                <text:p>0.04191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.415448">
                <text:p>1.415448</text:p>
              </table:table-cell>
              <table:table-cell office:value-type="float" office:value="1.321683">
                <text:p>1.321683</text:p>
              </table:table-cell>
              <table:table-cell office:value-type="float" office:value="0.032645">
                <text:p>0.032645</text:p>
              </table:table-cell>
              <table:table-cell office:value-type="float" office:value="0.042077">
                <text:p>0.04207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.402342">
                <text:p>1.402342</text:p>
              </table:table-cell>
              <table:table-cell office:value-type="float" office:value="1.321908">
                <text:p>1.321908</text:p>
              </table:table-cell>
              <table:table-cell office:value-type="float" office:value="0.033495">
                <text:p>0.033495</text:p>
              </table:table-cell>
              <table:table-cell office:value-type="float" office:value="0.040369">
                <text:p>0.04036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.415448">
                <text:p>1.415448</text:p>
              </table:table-cell>
              <table:table-cell office:value-type="float" office:value="1.322131">
                <text:p>1.322131</text:p>
              </table:table-cell>
              <table:table-cell office:value-type="float" office:value="0.034416">
                <text:p>0.034416</text:p>
              </table:table-cell>
              <table:table-cell office:value-type="float" office:value="0.04235">
                <text:p>0.0423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.428554">
                <text:p>1.428554</text:p>
              </table:table-cell>
              <table:table-cell office:value-type="float" office:value="1.322352">
                <text:p>1.322352</text:p>
              </table:table-cell>
              <table:table-cell office:value-type="float" office:value="0.036688">
                <text:p>0.036688</text:p>
              </table:table-cell>
              <table:table-cell office:value-type="float" office:value="0.044358">
                <text:p>0.04435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.44166">
                <text:p>1.44166</text:p>
              </table:table-cell>
              <table:table-cell office:value-type="float" office:value="1.322571">
                <text:p>1.322571</text:p>
              </table:table-cell>
              <table:table-cell office:value-type="float" office:value="0.038462">
                <text:p>0.038462</text:p>
              </table:table-cell>
              <table:table-cell office:value-type="float" office:value="0.046402">
                <text:p>0.04640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.428554">
                <text:p>1.428554</text:p>
              </table:table-cell>
              <table:table-cell office:value-type="float" office:value="1.322789">
                <text:p>1.322789</text:p>
              </table:table-cell>
              <table:table-cell office:value-type="float" office:value="0.040482">
                <text:p>0.040482</text:p>
              </table:table-cell>
              <table:table-cell office:value-type="float" office:value="0.044759">
                <text:p>0.04475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.428554">
                <text:p>1.428554</text:p>
              </table:table-cell>
              <table:table-cell office:value-type="float" office:value="1.323005">
                <text:p>1.323005</text:p>
              </table:table-cell>
              <table:table-cell office:value-type="float" office:value="0.042034">
                <text:p>0.042034</text:p>
              </table:table-cell>
              <table:table-cell office:value-type="float" office:value="0.044947">
                <text:p>0.044947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.415448">
                <text:p>1.415448</text:p>
              </table:table-cell>
              <table:table-cell office:value-type="float" office:value="1.323219">
                <text:p>1.323219</text:p>
              </table:table-cell>
              <table:table-cell office:value-type="float" office:value="0.043354">
                <text:p>0.043354</text:p>
              </table:table-cell>
              <table:table-cell office:value-type="float" office:value="0.043264">
                <text:p>0.04326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.389236">
                <text:p>1.389236</text:p>
              </table:table-cell>
              <table:table-cell office:value-type="float" office:value="1.323432">
                <text:p>1.323432</text:p>
              </table:table-cell>
              <table:table-cell office:value-type="float" office:value="0.043773">
                <text:p>0.043773</text:p>
              </table:table-cell>
              <table:table-cell office:value-type="float" office:value="0.039682">
                <text:p>0.03968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.428554">
                <text:p>1.428554</text:p>
              </table:table-cell>
              <table:table-cell office:value-type="float" office:value="1.323643">
                <text:p>1.323643</text:p>
              </table:table-cell>
              <table:table-cell office:value-type="float" office:value="0.044333">
                <text:p>0.044333</text:p>
              </table:table-cell>
              <table:table-cell office:value-type="float" office:value="0.045346">
                <text:p>0.04534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.415448">
                <text:p>1.415448</text:p>
              </table:table-cell>
              <table:table-cell office:value-type="float" office:value="1.323852">
                <text:p>1.323852</text:p>
              </table:table-cell>
              <table:table-cell office:value-type="float" office:value="0.044409">
                <text:p>0.044409</text:p>
              </table:table-cell>
              <table:table-cell office:value-type="float" office:value="0.043654">
                <text:p>0.04365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.402342">
                <text:p>1.402342</text:p>
              </table:table-cell>
              <table:table-cell office:value-type="float" office:value="1.324059">
                <text:p>1.324059</text:p>
              </table:table-cell>
              <table:table-cell office:value-type="float" office:value="0.044176">
                <text:p>0.044176</text:p>
              </table:table-cell>
              <table:table-cell office:value-type="float" office:value="0.04195">
                <text:p>0.0419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.389236">
                <text:p>1.389236</text:p>
              </table:table-cell>
              <table:table-cell office:value-type="float" office:value="1.324265">
                <text:p>1.324265</text:p>
              </table:table-cell>
              <table:table-cell office:value-type="float" office:value="0.044441">
                <text:p>0.044441</text:p>
              </table:table-cell>
              <table:table-cell office:value-type="float" office:value="0.04022">
                <text:p>0.0402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.389236">
                <text:p>1.389236</text:p>
              </table:table-cell>
              <table:table-cell office:value-type="float" office:value="1.324469">
                <text:p>1.324469</text:p>
              </table:table-cell>
              <table:table-cell office:value-type="float" office:value="0.044547">
                <text:p>0.044547</text:p>
              </table:table-cell>
              <table:table-cell office:value-type="float" office:value="0.040319">
                <text:p>0.04031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.389236">
                <text:p>1.389236</text:p>
              </table:table-cell>
              <table:table-cell office:value-type="float" office:value="1.324672">
                <text:p>1.324672</text:p>
              </table:table-cell>
              <table:table-cell office:value-type="float" office:value="0.04488">
                <text:p>0.04488</text:p>
              </table:table-cell>
              <table:table-cell office:value-type="float" office:value="0.040414">
                <text:p>0.04041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.389236">
                <text:p>1.389236</text:p>
              </table:table-cell>
              <table:table-cell office:value-type="float" office:value="1.324873">
                <text:p>1.324873</text:p>
              </table:table-cell>
              <table:table-cell office:value-type="float" office:value="0.045305">
                <text:p>0.045305</text:p>
              </table:table-cell>
              <table:table-cell office:value-type="float" office:value="0.040514">
                <text:p>0.04051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.402342">
                <text:p>1.402342</text:p>
              </table:table-cell>
              <table:table-cell office:value-type="float" office:value="1.325072">
                <text:p>1.325072</text:p>
              </table:table-cell>
              <table:table-cell office:value-type="float" office:value="0.045952">
                <text:p>0.045952</text:p>
              </table:table-cell>
              <table:table-cell office:value-type="float" office:value="0.04248">
                <text:p>0.0424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.402342">
                <text:p>1.402342</text:p>
              </table:table-cell>
              <table:table-cell office:value-type="float" office:value="1.32527">
                <text:p>1.32527</text:p>
              </table:table-cell>
              <table:table-cell office:value-type="float" office:value="0.046867">
                <text:p>0.046867</text:p>
              </table:table-cell>
              <table:table-cell office:value-type="float" office:value="0.042619">
                <text:p>0.04261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.44166">
                <text:p>1.44166</text:p>
              </table:table-cell>
              <table:table-cell office:value-type="float" office:value="1.325466">
                <text:p>1.325466</text:p>
              </table:table-cell>
              <table:table-cell office:value-type="float" office:value="0.048146">
                <text:p>0.048146</text:p>
              </table:table-cell>
              <table:table-cell office:value-type="float" office:value="0.048346">
                <text:p>0.04834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.363024">
                <text:p>1.363024</text:p>
              </table:table-cell>
              <table:table-cell office:value-type="float" office:value="1.325661">
                <text:p>1.325661</text:p>
              </table:table-cell>
              <table:table-cell office:value-type="float" office:value="0.049763">
                <text:p>0.049763</text:p>
              </table:table-cell>
              <table:table-cell office:value-type="float" office:value="0.037401">
                <text:p>0.03740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.363024">
                <text:p>1.363024</text:p>
              </table:table-cell>
              <table:table-cell office:value-type="float" office:value="1.325854">
                <text:p>1.325854</text:p>
              </table:table-cell>
              <table:table-cell office:value-type="float" office:value="0.050887">
                <text:p>0.050887</text:p>
              </table:table-cell>
              <table:table-cell office:value-type="float" office:value="0.037444">
                <text:p>0.03744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.389236">
                <text:p>1.389236</text:p>
              </table:table-cell>
              <table:table-cell office:value-type="float" office:value="1.326046">
                <text:p>1.326046</text:p>
              </table:table-cell>
              <table:table-cell office:value-type="float" office:value="0.051577">
                <text:p>0.051577</text:p>
              </table:table-cell>
              <table:table-cell office:value-type="float" office:value="0.041187">
                <text:p>0.04118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.402342">
                <text:p>1.402342</text:p>
              </table:table-cell>
              <table:table-cell office:value-type="float" office:value="1.326236">
                <text:p>1.326236</text:p>
              </table:table-cell>
              <table:table-cell office:value-type="float" office:value="0.052338">
                <text:p>0.052338</text:p>
              </table:table-cell>
              <table:table-cell office:value-type="float" office:value="0.043126">
                <text:p>0.04312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.363024">
                <text:p>1.363024</text:p>
              </table:table-cell>
              <table:table-cell office:value-type="float" office:value="1.326424">
                <text:p>1.326424</text:p>
              </table:table-cell>
              <table:table-cell office:value-type="float" office:value="0.052633">
                <text:p>0.052633</text:p>
              </table:table-cell>
              <table:table-cell office:value-type="float" office:value="0.037668">
                <text:p>0.03766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.389236">
                <text:p>1.389236</text:p>
              </table:table-cell>
              <table:table-cell office:value-type="float" office:value="1.326612">
                <text:p>1.326612</text:p>
              </table:table-cell>
              <table:table-cell office:value-type="float" office:value="0.05243">
                <text:p>0.05243</text:p>
              </table:table-cell>
              <table:table-cell office:value-type="float" office:value="0.041444">
                <text:p>0.04144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.37613">
                <text:p>1.37613</text:p>
              </table:table-cell>
              <table:table-cell office:value-type="float" office:value="1.326797">
                <text:p>1.326797</text:p>
              </table:table-cell>
              <table:table-cell office:value-type="float" office:value="0.052981">
                <text:p>0.052981</text:p>
              </table:table-cell>
              <table:table-cell office:value-type="float" office:value="0.039688">
                <text:p>0.03968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.37613">
                <text:p>1.37613</text:p>
              </table:table-cell>
              <table:table-cell office:value-type="float" office:value="1.326981">
                <text:p>1.326981</text:p>
              </table:table-cell>
              <table:table-cell office:value-type="float" office:value="0.052898">
                <text:p>0.052898</text:p>
              </table:table-cell>
              <table:table-cell office:value-type="float" office:value="0.039766">
                <text:p>0.03976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.349918">
                <text:p>1.349918</text:p>
              </table:table-cell>
              <table:table-cell office:value-type="float" office:value="1.327164">
                <text:p>1.327164</text:p>
              </table:table-cell>
              <table:table-cell office:value-type="float" office:value="0.052646">
                <text:p>0.052646</text:p>
              </table:table-cell>
              <table:table-cell office:value-type="float" office:value="0.036118">
                <text:p>0.03611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.363024">
                <text:p>1.363024</text:p>
              </table:table-cell>
              <table:table-cell office:value-type="float" office:value="1.327345">
                <text:p>1.327345</text:p>
              </table:table-cell>
              <table:table-cell office:value-type="float" office:value="0.052091">
                <text:p>0.052091</text:p>
              </table:table-cell>
              <table:table-cell office:value-type="float" office:value="0.037992">
                <text:p>0.03799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.363024">
                <text:p>1.363024</text:p>
              </table:table-cell>
              <table:table-cell office:value-type="float" office:value="1.327525">
                <text:p>1.327525</text:p>
              </table:table-cell>
              <table:table-cell office:value-type="float" office:value="0.051259">
                <text:p>0.051259</text:p>
              </table:table-cell>
              <table:table-cell office:value-type="float" office:value="0.03803">
                <text:p>0.0380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.363024">
                <text:p>1.363024</text:p>
              </table:table-cell>
              <table:table-cell office:value-type="float" office:value="1.327703">
                <text:p>1.327703</text:p>
              </table:table-cell>
              <table:table-cell office:value-type="float" office:value="0.050198">
                <text:p>0.050198</text:p>
              </table:table-cell>
              <table:table-cell office:value-type="float" office:value="0.038075">
                <text:p>0.03807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.349918">
                <text:p>1.349918</text:p>
              </table:table-cell>
              <table:table-cell office:value-type="float" office:value="1.32788">
                <text:p>1.32788</text:p>
              </table:table-cell>
              <table:table-cell office:value-type="float" office:value="0.049205">
                <text:p>0.049205</text:p>
              </table:table-cell>
              <table:table-cell office:value-type="float" office:value="0.036264">
                <text:p>0.03626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.349918">
                <text:p>1.349918</text:p>
              </table:table-cell>
              <table:table-cell office:value-type="float" office:value="1.328056">
                <text:p>1.328056</text:p>
              </table:table-cell>
              <table:table-cell office:value-type="float" office:value="0.048052">
                <text:p>0.048052</text:p>
              </table:table-cell>
              <table:table-cell office:value-type="float" office:value="0.036287">
                <text:p>0.03628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.349918">
                <text:p>1.349918</text:p>
              </table:table-cell>
              <table:table-cell office:value-type="float" office:value="1.32823">
                <text:p>1.32823</text:p>
              </table:table-cell>
              <table:table-cell office:value-type="float" office:value="0.04669">
                <text:p>0.04669</text:p>
              </table:table-cell>
              <table:table-cell office:value-type="float" office:value="0.036307">
                <text:p>0.03630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.37613">
                <text:p>1.37613</text:p>
              </table:table-cell>
              <table:table-cell office:value-type="float" office:value="1.328402">
                <text:p>1.328402</text:p>
              </table:table-cell>
              <table:table-cell office:value-type="float" office:value="0.044597">
                <text:p>0.044597</text:p>
              </table:table-cell>
              <table:table-cell office:value-type="float" office:value="0.04005">
                <text:p>0.0400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.336812">
                <text:p>1.336812</text:p>
              </table:table-cell>
              <table:table-cell office:value-type="float" office:value="1.328574">
                <text:p>1.328574</text:p>
              </table:table-cell>
              <table:table-cell office:value-type="float" office:value="0.043679">
                <text:p>0.043679</text:p>
              </table:table-cell>
              <table:table-cell office:value-type="float" office:value="0.034546">
                <text:p>0.03454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.363024">
                <text:p>1.363024</text:p>
              </table:table-cell>
              <table:table-cell office:value-type="float" office:value="1.328744">
                <text:p>1.328744</text:p>
              </table:table-cell>
              <table:table-cell office:value-type="float" office:value="0.043537">
                <text:p>0.043537</text:p>
              </table:table-cell>
              <table:table-cell office:value-type="float" office:value="0.038265">
                <text:p>0.03826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.349918">
                <text:p>1.349918</text:p>
              </table:table-cell>
              <table:table-cell office:value-type="float" office:value="1.328912">
                <text:p>1.328912</text:p>
              </table:table-cell>
              <table:table-cell office:value-type="float" office:value="0.043562">
                <text:p>0.043562</text:p>
              </table:table-cell>
              <table:table-cell office:value-type="float" office:value="0.036449">
                <text:p>0.03644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.37613">
                <text:p>1.37613</text:p>
              </table:table-cell>
              <table:table-cell office:value-type="float" office:value="1.32908">
                <text:p>1.32908</text:p>
              </table:table-cell>
              <table:table-cell office:value-type="float" office:value="0.043615">
                <text:p>0.043615</text:p>
              </table:table-cell>
              <table:table-cell office:value-type="float" office:value="0.04019">
                <text:p>0.0401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.363024">
                <text:p>1.363024</text:p>
              </table:table-cell>
              <table:table-cell office:value-type="float" office:value="1.329246">
                <text:p>1.329246</text:p>
              </table:table-cell>
              <table:table-cell office:value-type="float" office:value="0.043637">
                <text:p>0.043637</text:p>
              </table:table-cell>
              <table:table-cell office:value-type="float" office:value="0.038405">
                <text:p>0.03840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.37613">
                <text:p>1.37613</text:p>
              </table:table-cell>
              <table:table-cell office:value-type="float" office:value="1.329411">
                <text:p>1.329411</text:p>
              </table:table-cell>
              <table:table-cell office:value-type="float" office:value="0.043991">
                <text:p>0.043991</text:p>
              </table:table-cell>
              <table:table-cell office:value-type="float" office:value="0.040317">
                <text:p>0.04031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.336812">
                <text:p>1.336812</text:p>
              </table:table-cell>
              <table:table-cell office:value-type="float" office:value="1.329574">
                <text:p>1.329574</text:p>
              </table:table-cell>
              <table:table-cell office:value-type="float" office:value="0.044322">
                <text:p>0.044322</text:p>
              </table:table-cell>
              <table:table-cell office:value-type="float" office:value="0.034806">
                <text:p>0.03480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.349918">
                <text:p>1.349918</text:p>
              </table:table-cell>
              <table:table-cell office:value-type="float" office:value="1.329736">
                <text:p>1.329736</text:p>
              </table:table-cell>
              <table:table-cell office:value-type="float" office:value="0.044635">
                <text:p>0.044635</text:p>
              </table:table-cell>
              <table:table-cell office:value-type="float" office:value="0.036648">
                <text:p>0.03664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.363024">
                <text:p>1.363024</text:p>
              </table:table-cell>
              <table:table-cell office:value-type="float" office:value="1.329897">
                <text:p>1.329897</text:p>
              </table:table-cell>
              <table:table-cell office:value-type="float" office:value="0.044659">
                <text:p>0.044659</text:p>
              </table:table-cell>
              <table:table-cell office:value-type="float" office:value="0.038512">
                <text:p>0.03851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.37613">
                <text:p>1.37613</text:p>
              </table:table-cell>
              <table:table-cell office:value-type="float" office:value="1.330056">
                <text:p>1.330056</text:p>
              </table:table-cell>
              <table:table-cell office:value-type="float" office:value="0.044732">
                <text:p>0.044732</text:p>
              </table:table-cell>
              <table:table-cell office:value-type="float" office:value="0.040412">
                <text:p>0.04041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.363024">
                <text:p>1.363024</text:p>
              </table:table-cell>
              <table:table-cell office:value-type="float" office:value="1.330215">
                <text:p>1.330215</text:p>
              </table:table-cell>
              <table:table-cell office:value-type="float" office:value="0.044233">
                <text:p>0.044233</text:p>
              </table:table-cell>
              <table:table-cell office:value-type="float" office:value="0.038629">
                <text:p>0.03862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.336812">
                <text:p>1.336812</text:p>
              </table:table-cell>
              <table:table-cell office:value-type="float" office:value="1.330372">
                <text:p>1.330372</text:p>
              </table:table-cell>
              <table:table-cell office:value-type="float" office:value="0.043671">
                <text:p>0.043671</text:p>
              </table:table-cell>
              <table:table-cell office:value-type="float" office:value="0.034959">
                <text:p>0.03495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.363024">
                <text:p>1.363024</text:p>
              </table:table-cell>
              <table:table-cell office:value-type="float" office:value="1.330527">
                <text:p>1.330527</text:p>
              </table:table-cell>
              <table:table-cell office:value-type="float" office:value="0.042778">
                <text:p>0.042778</text:p>
              </table:table-cell>
              <table:table-cell office:value-type="float" office:value="0.03867">
                <text:p>0.0386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.363024">
                <text:p>1.363024</text:p>
              </table:table-cell>
              <table:table-cell office:value-type="float" office:value="1.330682">
                <text:p>1.330682</text:p>
              </table:table-cell>
              <table:table-cell office:value-type="float" office:value="0.042155">
                <text:p>0.042155</text:p>
              </table:table-cell>
              <table:table-cell office:value-type="float" office:value="0.038707">
                <text:p>0.03870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.349918">
                <text:p>1.349918</text:p>
              </table:table-cell>
              <table:table-cell office:value-type="float" office:value="1.330835">
                <text:p>1.330835</text:p>
              </table:table-cell>
              <table:table-cell office:value-type="float" office:value="0.041957">
                <text:p>0.041957</text:p>
              </table:table-cell>
              <table:table-cell office:value-type="float" office:value="0.036889">
                <text:p>0.03688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.363024">
                <text:p>1.363024</text:p>
              </table:table-cell>
              <table:table-cell office:value-type="float" office:value="1.330987">
                <text:p>1.330987</text:p>
              </table:table-cell>
              <table:table-cell office:value-type="float" office:value="0.04159">
                <text:p>0.04159</text:p>
              </table:table-cell>
              <table:table-cell office:value-type="float" office:value="0.038768">
                <text:p>0.03876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.349918">
                <text:p>1.349918</text:p>
              </table:table-cell>
              <table:table-cell office:value-type="float" office:value="1.331138">
                <text:p>1.331138</text:p>
              </table:table-cell>
              <table:table-cell office:value-type="float" office:value="0.040741">
                <text:p>0.040741</text:p>
              </table:table-cell>
              <table:table-cell office:value-type="float" office:value="0.036951">
                <text:p>0.03695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.349918">
                <text:p>1.349918</text:p>
              </table:table-cell>
              <table:table-cell office:value-type="float" office:value="1.331288">
                <text:p>1.331288</text:p>
              </table:table-cell>
              <table:table-cell office:value-type="float" office:value="0.040355">
                <text:p>0.040355</text:p>
              </table:table-cell>
              <table:table-cell office:value-type="float" office:value="0.036966">
                <text:p>0.03696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.336812">
                <text:p>1.336812</text:p>
              </table:table-cell>
              <table:table-cell office:value-type="float" office:value="1.331436">
                <text:p>1.331436</text:p>
              </table:table-cell>
              <table:table-cell office:value-type="float" office:value="0.040184">
                <text:p>0.040184</text:p>
              </table:table-cell>
              <table:table-cell office:value-type="float" office:value="0.035117">
                <text:p>0.03511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.336812">
                <text:p>1.336812</text:p>
              </table:table-cell>
              <table:table-cell office:value-type="float" office:value="1.331584">
                <text:p>1.331584</text:p>
              </table:table-cell>
              <table:table-cell office:value-type="float" office:value="0.040067">
                <text:p>0.040067</text:p>
              </table:table-cell>
              <table:table-cell office:value-type="float" office:value="0.0351">
                <text:p>0.035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.336812">
                <text:p>1.336812</text:p>
              </table:table-cell>
              <table:table-cell office:value-type="float" office:value="1.33173">
                <text:p>1.33173</text:p>
              </table:table-cell>
              <table:table-cell office:value-type="float" office:value="0.041734">
                <text:p>0.041734</text:p>
              </table:table-cell>
              <table:table-cell office:value-type="float" office:value="0.035083">
                <text:p>0.03508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.363024">
                <text:p>1.363024</text:p>
              </table:table-cell>
              <table:table-cell office:value-type="float" office:value="1.331875">
                <text:p>1.331875</text:p>
              </table:table-cell>
              <table:table-cell office:value-type="float" office:value="0.042489">
                <text:p>0.042489</text:p>
              </table:table-cell>
              <table:table-cell office:value-type="float" office:value="0.038794">
                <text:p>0.03879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.349918">
                <text:p>1.349918</text:p>
              </table:table-cell>
              <table:table-cell office:value-type="float" office:value="1.332019">
                <text:p>1.332019</text:p>
              </table:table-cell>
              <table:table-cell office:value-type="float" office:value="0.043229">
                <text:p>0.043229</text:p>
              </table:table-cell>
              <table:table-cell office:value-type="float" office:value="0.036986">
                <text:p>0.03698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.363024">
                <text:p>1.363024</text:p>
              </table:table-cell>
              <table:table-cell office:value-type="float" office:value="1.332161">
                <text:p>1.332161</text:p>
              </table:table-cell>
              <table:table-cell office:value-type="float" office:value="0.044559">
                <text:p>0.044559</text:p>
              </table:table-cell>
              <table:table-cell office:value-type="float" office:value="0.038878">
                <text:p>0.03887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.349918">
                <text:p>1.349918</text:p>
              </table:table-cell>
              <table:table-cell office:value-type="float" office:value="1.332303">
                <text:p>1.332303</text:p>
              </table:table-cell>
              <table:table-cell office:value-type="float" office:value="0.04577">
                <text:p>0.04577</text:p>
              </table:table-cell>
              <table:table-cell office:value-type="float" office:value="0.037071">
                <text:p>0.03707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.349918">
                <text:p>1.349918</text:p>
              </table:table-cell>
              <table:table-cell office:value-type="float" office:value="1.332443">
                <text:p>1.332443</text:p>
              </table:table-cell>
              <table:table-cell office:value-type="float" office:value="0.046763">
                <text:p>0.046763</text:p>
              </table:table-cell>
              <table:table-cell office:value-type="float" office:value="0.037089">
                <text:p>0.03708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.336812">
                <text:p>1.336812</text:p>
              </table:table-cell>
              <table:table-cell office:value-type="float" office:value="1.332583">
                <text:p>1.332583</text:p>
              </table:table-cell>
              <table:table-cell office:value-type="float" office:value="0.046971">
                <text:p>0.046971</text:p>
              </table:table-cell>
              <table:table-cell office:value-type="float" office:value="0.035235">
                <text:p>0.03523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.363024">
                <text:p>1.363024</text:p>
              </table:table-cell>
              <table:table-cell office:value-type="float" office:value="1.332721">
                <text:p>1.332721</text:p>
              </table:table-cell>
              <table:table-cell office:value-type="float" office:value="0.047835">
                <text:p>0.047835</text:p>
              </table:table-cell>
              <table:table-cell office:value-type="float" office:value="0.038934">
                <text:p>0.03893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.336812">
                <text:p>1.336812</text:p>
              </table:table-cell>
              <table:table-cell office:value-type="float" office:value="1.332858">
                <text:p>1.332858</text:p>
              </table:table-cell>
              <table:table-cell office:value-type="float" office:value="0.048769">
                <text:p>0.048769</text:p>
              </table:table-cell>
              <table:table-cell office:value-type="float" office:value="0.035246">
                <text:p>0.03524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.336812">
                <text:p>1.336812</text:p>
              </table:table-cell>
              <table:table-cell office:value-type="float" office:value="1.332994">
                <text:p>1.332994</text:p>
              </table:table-cell>
              <table:table-cell office:value-type="float" office:value="0.049104">
                <text:p>0.049104</text:p>
              </table:table-cell>
              <table:table-cell office:value-type="float" office:value="0.035231">
                <text:p>0.03523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.323706">
                <text:p>1.323706</text:p>
              </table:table-cell>
              <table:table-cell office:value-type="float" office:value="1.333129">
                <text:p>1.333129</text:p>
              </table:table-cell>
              <table:table-cell office:value-type="float" office:value="0.049338">
                <text:p>0.049338</text:p>
              </table:table-cell>
              <table:table-cell office:value-type="float" office:value="0.033353">
                <text:p>0.03335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.349918">
                <text:p>1.349918</text:p>
              </table:table-cell>
              <table:table-cell office:value-type="float" office:value="1.333263">
                <text:p>1.333263</text:p>
              </table:table-cell>
              <table:table-cell office:value-type="float" office:value="0.049463">
                <text:p>0.049463</text:p>
              </table:table-cell>
              <table:table-cell office:value-type="float" office:value="0.037031">
                <text:p>0.03703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.297494">
                <text:p>1.297494</text:p>
              </table:table-cell>
              <table:table-cell office:value-type="float" office:value="1.333395">
                <text:p>1.333395</text:p>
              </table:table-cell>
              <table:table-cell office:value-type="float" office:value="0.048943">
                <text:p>0.048943</text:p>
              </table:table-cell>
              <table:table-cell office:value-type="float" office:value="0.0296">
                <text:p>0.029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.323706">
                <text:p>1.323706</text:p>
              </table:table-cell>
              <table:table-cell office:value-type="float" office:value="1.333527">
                <text:p>1.333527</text:p>
              </table:table-cell>
              <table:table-cell office:value-type="float" office:value="0.048239">
                <text:p>0.048239</text:p>
              </table:table-cell>
              <table:table-cell office:value-type="float" office:value="0.033229">
                <text:p>0.03322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.336812">
                <text:p>1.336812</text:p>
              </table:table-cell>
              <table:table-cell office:value-type="float" office:value="1.333658">
                <text:p>1.333658</text:p>
              </table:table-cell>
              <table:table-cell office:value-type="float" office:value="0.047131">
                <text:p>0.047131</text:p>
              </table:table-cell>
              <table:table-cell office:value-type="float" office:value="0.035051">
                <text:p>0.03505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.297494">
                <text:p>1.297494</text:p>
              </table:table-cell>
              <table:table-cell office:value-type="float" office:value="1.333788">
                <text:p>1.333788</text:p>
              </table:table-cell>
              <table:table-cell office:value-type="float" office:value="0.045617">
                <text:p>0.045617</text:p>
              </table:table-cell>
              <table:table-cell office:value-type="float" office:value="0.029461">
                <text:p>0.02946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.3106">
                <text:p>1.3106</text:p>
              </table:table-cell>
              <table:table-cell office:value-type="float" office:value="1.333916">
                <text:p>1.333916</text:p>
              </table:table-cell>
              <table:table-cell office:value-type="float" office:value="0.044086">
                <text:p>0.044086</text:p>
              </table:table-cell>
              <table:table-cell office:value-type="float" office:value="0.031236">
                <text:p>0.03123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.3106">
                <text:p>1.3106</text:p>
              </table:table-cell>
              <table:table-cell office:value-type="float" office:value="1.334044">
                <text:p>1.334044</text:p>
              </table:table-cell>
              <table:table-cell office:value-type="float" office:value="0.04309">
                <text:p>0.04309</text:p>
              </table:table-cell>
              <table:table-cell office:value-type="float" office:value="0.03117">
                <text:p>0.0311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.323706">
                <text:p>1.323706</text:p>
              </table:table-cell>
              <table:table-cell office:value-type="float" office:value="1.33417">
                <text:p>1.33417</text:p>
              </table:table-cell>
              <table:table-cell office:value-type="float" office:value="0.041439">
                <text:p>0.041439</text:p>
              </table:table-cell>
              <table:table-cell office:value-type="float" office:value="0.032968">
                <text:p>0.03296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.297494">
                <text:p>1.297494</text:p>
              </table:table-cell>
              <table:table-cell office:value-type="float" office:value="1.334296">
                <text:p>1.334296</text:p>
              </table:table-cell>
              <table:table-cell office:value-type="float" office:value="0.039787">
                <text:p>0.039787</text:p>
              </table:table-cell>
              <table:table-cell office:value-type="float" office:value="0.029214">
                <text:p>0.02921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.297494">
                <text:p>1.297494</text:p>
              </table:table-cell>
              <table:table-cell office:value-type="float" office:value="1.334421">
                <text:p>1.334421</text:p>
              </table:table-cell>
              <table:table-cell office:value-type="float" office:value="0.038863">
                <text:p>0.038863</text:p>
              </table:table-cell>
              <table:table-cell office:value-type="float" office:value="0.029126">
                <text:p>0.02912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.3106">
                <text:p>1.3106</text:p>
              </table:table-cell>
              <table:table-cell office:value-type="float" office:value="1.334544">
                <text:p>1.334544</text:p>
              </table:table-cell>
              <table:table-cell office:value-type="float" office:value="0.037625">
                <text:p>0.037625</text:p>
              </table:table-cell>
              <table:table-cell office:value-type="float" office:value="0.030892">
                <text:p>0.03089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.3106">
                <text:p>1.3106</text:p>
              </table:table-cell>
              <table:table-cell office:value-type="float" office:value="1.334667">
                <text:p>1.334667</text:p>
              </table:table-cell>
              <table:table-cell office:value-type="float" office:value="0.037228">
                <text:p>0.037228</text:p>
              </table:table-cell>
              <table:table-cell office:value-type="float" office:value="0.030826">
                <text:p>0.03082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.336812">
                <text:p>1.336812</text:p>
              </table:table-cell>
              <table:table-cell office:value-type="float" office:value="1.334789">
                <text:p>1.334789</text:p>
              </table:table-cell>
              <table:table-cell office:value-type="float" office:value="0.036138">
                <text:p>0.036138</text:p>
              </table:table-cell>
              <table:table-cell office:value-type="float" office:value="0.03449">
                <text:p>0.0344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.3106">
                <text:p>1.3106</text:p>
              </table:table-cell>
              <table:table-cell office:value-type="float" office:value="1.334909">
                <text:p>1.334909</text:p>
              </table:table-cell>
              <table:table-cell office:value-type="float" office:value="0.035945">
                <text:p>0.035945</text:p>
              </table:table-cell>
              <table:table-cell office:value-type="float" office:value="0.030768">
                <text:p>0.03076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.323706">
                <text:p>1.323706</text:p>
              </table:table-cell>
              <table:table-cell office:value-type="float" office:value="1.335029">
                <text:p>1.335029</text:p>
              </table:table-cell>
              <table:table-cell office:value-type="float" office:value="0.036101">
                <text:p>0.036101</text:p>
              </table:table-cell>
              <table:table-cell office:value-type="float" office:value="0.032573">
                <text:p>0.03257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.323706">
                <text:p>1.323706</text:p>
              </table:table-cell>
              <table:table-cell office:value-type="float" office:value="1.335148">
                <text:p>1.335148</text:p>
              </table:table-cell>
              <table:table-cell office:value-type="float" office:value="0.035332">
                <text:p>0.035332</text:p>
              </table:table-cell>
              <table:table-cell office:value-type="float" office:value="0.032534">
                <text:p>0.032534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.3106">
                <text:p>1.3106</text:p>
              </table:table-cell>
              <table:table-cell office:value-type="float" office:value="1.335266">
                <text:p>1.335266</text:p>
              </table:table-cell>
              <table:table-cell office:value-type="float" office:value="0.034752">
                <text:p>0.034752</text:p>
              </table:table-cell>
              <table:table-cell office:value-type="float" office:value="0.030629">
                <text:p>0.03062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.3106">
                <text:p>1.3106</text:p>
              </table:table-cell>
              <table:table-cell office:value-type="float" office:value="1.335383">
                <text:p>1.335383</text:p>
              </table:table-cell>
              <table:table-cell office:value-type="float" office:value="0.034308">
                <text:p>0.034308</text:p>
              </table:table-cell>
              <table:table-cell office:value-type="float" office:value="0.030554">
                <text:p>0.03055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.323706">
                <text:p>1.323706</text:p>
              </table:table-cell>
              <table:table-cell office:value-type="float" office:value="1.335499">
                <text:p>1.335499</text:p>
              </table:table-cell>
              <table:table-cell office:value-type="float" office:value="0.033414">
                <text:p>0.033414</text:p>
              </table:table-cell>
              <table:table-cell office:value-type="float" office:value="0.032338">
                <text:p>0.03233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.323706">
                <text:p>1.323706</text:p>
              </table:table-cell>
              <table:table-cell office:value-type="float" office:value="1.335614">
                <text:p>1.335614</text:p>
              </table:table-cell>
              <table:table-cell office:value-type="float" office:value="0.032562">
                <text:p>0.032562</text:p>
              </table:table-cell>
              <table:table-cell office:value-type="float" office:value="0.032294">
                <text:p>0.03229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.3106">
                <text:p>1.3106</text:p>
              </table:table-cell>
              <table:table-cell office:value-type="float" office:value="1.335728">
                <text:p>1.335728</text:p>
              </table:table-cell>
              <table:table-cell office:value-type="float" office:value="0.032109">
                <text:p>0.032109</text:p>
              </table:table-cell>
              <table:table-cell office:value-type="float" office:value="0.030396">
                <text:p>0.03039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.336812">
                <text:p>1.336812</text:p>
              </table:table-cell>
              <table:table-cell office:value-type="float" office:value="1.335841">
                <text:p>1.335841</text:p>
              </table:table-cell>
              <table:table-cell office:value-type="float" office:value="0.031733">
                <text:p>0.031733</text:p>
              </table:table-cell>
              <table:table-cell office:value-type="float" office:value="0.034056">
                <text:p>0.03405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.3106">
                <text:p>1.3106</text:p>
              </table:table-cell>
              <table:table-cell office:value-type="float" office:value="1.335953">
                <text:p>1.335953</text:p>
              </table:table-cell>
              <table:table-cell office:value-type="float" office:value="0.031298">
                <text:p>0.031298</text:p>
              </table:table-cell>
              <table:table-cell office:value-type="float" office:value="0.030324">
                <text:p>0.030324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.336812">
                <text:p>1.336812</text:p>
              </table:table-cell>
              <table:table-cell office:value-type="float" office:value="1.336065">
                <text:p>1.336065</text:p>
              </table:table-cell>
              <table:table-cell office:value-type="float" office:value="0.031472">
                <text:p>0.031472</text:p>
              </table:table-cell>
              <table:table-cell office:value-type="float" office:value="0.033983">
                <text:p>0.03398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.3106">
                <text:p>1.3106</text:p>
              </table:table-cell>
              <table:table-cell office:value-type="float" office:value="1.336175">
                <text:p>1.336175</text:p>
              </table:table-cell>
              <table:table-cell office:value-type="float" office:value="0.032437">
                <text:p>0.032437</text:p>
              </table:table-cell>
              <table:table-cell office:value-type="float" office:value="0.030248">
                <text:p>0.03024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.336812">
                <text:p>1.336812</text:p>
              </table:table-cell>
              <table:table-cell office:value-type="float" office:value="1.336285">
                <text:p>1.336285</text:p>
              </table:table-cell>
              <table:table-cell office:value-type="float" office:value="0.033486">
                <text:p>0.033486</text:p>
              </table:table-cell>
              <table:table-cell office:value-type="float" office:value="0.033902">
                <text:p>0.03390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.323706">
                <text:p>1.323706</text:p>
              </table:table-cell>
              <table:table-cell office:value-type="float" office:value="1.336394">
                <text:p>1.336394</text:p>
              </table:table-cell>
              <table:table-cell office:value-type="float" office:value="0.034791">
                <text:p>0.034791</text:p>
              </table:table-cell>
              <table:table-cell office:value-type="float" office:value="0.032025">
                <text:p>0.03202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.349918">
                <text:p>1.349918</text:p>
              </table:table-cell>
              <table:table-cell office:value-type="float" office:value="1.336502">
                <text:p>1.336502</text:p>
              </table:table-cell>
              <table:table-cell office:value-type="float" office:value="0.036157">
                <text:p>0.036157</text:p>
              </table:table-cell>
              <table:table-cell office:value-type="float" office:value="0.035709">
                <text:p>0.03570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.3106">
                <text:p>1.3106</text:p>
              </table:table-cell>
              <table:table-cell office:value-type="float" office:value="1.336609">
                <text:p>1.336609</text:p>
              </table:table-cell>
              <table:table-cell office:value-type="float" office:value="0.037757">
                <text:p>0.037757</text:p>
              </table:table-cell>
              <table:table-cell office:value-type="float" office:value="0.030141">
                <text:p>0.03014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.336812">
                <text:p>1.336812</text:p>
              </table:table-cell>
              <table:table-cell office:value-type="float" office:value="1.336715">
                <text:p>1.336715</text:p>
              </table:table-cell>
              <table:table-cell office:value-type="float" office:value="0.039364">
                <text:p>0.039364</text:p>
              </table:table-cell>
              <table:table-cell office:value-type="float" office:value="0.033794">
                <text:p>0.03379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.3106">
                <text:p>1.3106</text:p>
              </table:table-cell>
              <table:table-cell office:value-type="float" office:value="1.33682">
                <text:p>1.33682</text:p>
              </table:table-cell>
              <table:table-cell office:value-type="float" office:value="0.040441">
                <text:p>0.040441</text:p>
              </table:table-cell>
              <table:table-cell office:value-type="float" office:value="0.03005">
                <text:p>0.0300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.3106">
                <text:p>1.3106</text:p>
              </table:table-cell>
              <table:table-cell office:value-type="float" office:value="1.336925">
                <text:p>1.336925</text:p>
              </table:table-cell>
              <table:table-cell office:value-type="float" office:value="0.041973">
                <text:p>0.041973</text:p>
              </table:table-cell>
              <table:table-cell office:value-type="float" office:value="0.029973">
                <text:p>0.02997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.297494">
                <text:p>1.297494</text:p>
              </table:table-cell>
              <table:table-cell office:value-type="float" office:value="1.337029">
                <text:p>1.337029</text:p>
              </table:table-cell>
              <table:table-cell office:value-type="float" office:value="0.043949">
                <text:p>0.043949</text:p>
              </table:table-cell>
              <table:table-cell office:value-type="float" office:value="0.028033">
                <text:p>0.02803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.3106">
                <text:p>1.3106</text:p>
              </table:table-cell>
              <table:table-cell office:value-type="float" office:value="1.337132">
                <text:p>1.337132</text:p>
              </table:table-cell>
              <table:table-cell office:value-type="float" office:value="0.045458">
                <text:p>0.045458</text:p>
              </table:table-cell>
              <table:table-cell office:value-type="float" office:value="0.02979">
                <text:p>0.0297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.297494">
                <text:p>1.297494</text:p>
              </table:table-cell>
              <table:table-cell office:value-type="float" office:value="1.337234">
                <text:p>1.337234</text:p>
              </table:table-cell>
              <table:table-cell office:value-type="float" office:value="0.047112">
                <text:p>0.047112</text:p>
              </table:table-cell>
              <table:table-cell office:value-type="float" office:value="0.027859">
                <text:p>0.02785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.297494">
                <text:p>1.297494</text:p>
              </table:table-cell>
              <table:table-cell office:value-type="float" office:value="1.337335">
                <text:p>1.337335</text:p>
              </table:table-cell>
              <table:table-cell office:value-type="float" office:value="0.049016">
                <text:p>0.049016</text:p>
              </table:table-cell>
              <table:table-cell office:value-type="float" office:value="0.027769">
                <text:p>0.02776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.297494">
                <text:p>1.297494</text:p>
              </table:table-cell>
              <table:table-cell office:value-type="float" office:value="1.337435">
                <text:p>1.337435</text:p>
              </table:table-cell>
              <table:table-cell office:value-type="float" office:value="0.050097">
                <text:p>0.050097</text:p>
              </table:table-cell>
              <table:table-cell office:value-type="float" office:value="0.027681">
                <text:p>0.02768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.271282">
                <text:p>1.271282</text:p>
              </table:table-cell>
              <table:table-cell office:value-type="float" office:value="1.337535">
                <text:p>1.337535</text:p>
              </table:table-cell>
              <table:table-cell office:value-type="float" office:value="0.05009">
                <text:p>0.05009</text:p>
              </table:table-cell>
              <table:table-cell office:value-type="float" office:value="0.023869">
                <text:p>0.02386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.271282">
                <text:p>1.271282</text:p>
              </table:table-cell>
              <table:table-cell office:value-type="float" office:value="1.337634">
                <text:p>1.337634</text:p>
              </table:table-cell>
              <table:table-cell office:value-type="float" office:value="0.050276">
                <text:p>0.050276</text:p>
              </table:table-cell>
              <table:table-cell office:value-type="float" office:value="0.02372">
                <text:p>0.0237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.284388">
                <text:p>1.284388</text:p>
              </table:table-cell>
              <table:table-cell office:value-type="float" office:value="1.337732">
                <text:p>1.337732</text:p>
              </table:table-cell>
              <table:table-cell office:value-type="float" office:value="0.049596">
                <text:p>0.049596</text:p>
              </table:table-cell>
              <table:table-cell office:value-type="float" office:value="0.025428">
                <text:p>0.02542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.24507">
                <text:p>1.24507</text:p>
              </table:table-cell>
              <table:table-cell office:value-type="float" office:value="1.337829">
                <text:p>1.337829</text:p>
              </table:table-cell>
              <table:table-cell office:value-type="float" office:value="0.047896">
                <text:p>0.047896</text:p>
              </table:table-cell>
              <table:table-cell office:value-type="float" office:value="0.019721">
                <text:p>0.01972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.24507">
                <text:p>1.24507</text:p>
              </table:table-cell>
              <table:table-cell office:value-type="float" office:value="1.337926">
                <text:p>1.337926</text:p>
              </table:table-cell>
              <table:table-cell office:value-type="float" office:value="0.045854">
                <text:p>0.045854</text:p>
              </table:table-cell>
              <table:table-cell office:value-type="float" office:value="0.019517">
                <text:p>0.01951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.24507">
                <text:p>1.24507</text:p>
              </table:table-cell>
              <table:table-cell office:value-type="float" office:value="1.338022">
                <text:p>1.338022</text:p>
              </table:table-cell>
              <table:table-cell office:value-type="float" office:value="0.043142">
                <text:p>0.043142</text:p>
              </table:table-cell>
              <table:table-cell office:value-type="float" office:value="0.019311">
                <text:p>0.01931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.258176">
                <text:p>1.258176</text:p>
              </table:table-cell>
              <table:table-cell office:value-type="float" office:value="1.338117">
                <text:p>1.338117</text:p>
              </table:table-cell>
              <table:table-cell office:value-type="float" office:value="0.040058">
                <text:p>0.040058</text:p>
              </table:table-cell>
              <table:table-cell office:value-type="float" office:value="0.020971">
                <text:p>0.02097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.231964">
                <text:p>1.231964</text:p>
              </table:table-cell>
              <table:table-cell office:value-type="float" office:value="1.338211">
                <text:p>1.338211</text:p>
              </table:table-cell>
              <table:table-cell office:value-type="float" office:value="0.037111">
                <text:p>0.037111</text:p>
              </table:table-cell>
              <table:table-cell office:value-type="float" office:value="0.017083">
                <text:p>0.01708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.231964">
                <text:p>1.231964</text:p>
              </table:table-cell>
              <table:table-cell office:value-type="float" office:value="1.338305">
                <text:p>1.338305</text:p>
              </table:table-cell>
              <table:table-cell office:value-type="float" office:value="0.033798">
                <text:p>0.033798</text:p>
              </table:table-cell>
              <table:table-cell office:value-type="float" office:value="0.016867">
                <text:p>0.01686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.231964">
                <text:p>1.231964</text:p>
              </table:table-cell>
              <table:table-cell office:value-type="float" office:value="1.338398">
                <text:p>1.338398</text:p>
              </table:table-cell>
              <table:table-cell office:value-type="float" office:value="0.029823">
                <text:p>0.029823</text:p>
              </table:table-cell>
              <table:table-cell office:value-type="float" office:value="0.016645">
                <text:p>0.01664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.24507">
                <text:p>1.24507</text:p>
              </table:table-cell>
              <table:table-cell office:value-type="float" office:value="1.33849">
                <text:p>1.33849</text:p>
              </table:table-cell>
              <table:table-cell office:value-type="float" office:value="0.02587">
                <text:p>0.02587</text:p>
              </table:table-cell>
              <table:table-cell office:value-type="float" office:value="0.018283">
                <text:p>0.01828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.231964">
                <text:p>1.231964</text:p>
              </table:table-cell>
              <table:table-cell office:value-type="float" office:value="1.338581">
                <text:p>1.338581</text:p>
              </table:table-cell>
              <table:table-cell office:value-type="float" office:value="0.022311">
                <text:p>0.022311</text:p>
              </table:table-cell>
              <table:table-cell office:value-type="float" office:value="0.016229">
                <text:p>0.01622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.24507">
                <text:p>1.24507</text:p>
              </table:table-cell>
              <table:table-cell office:value-type="float" office:value="1.338671">
                <text:p>1.338671</text:p>
              </table:table-cell>
              <table:table-cell office:value-type="float" office:value="0.019304">
                <text:p>0.019304</text:p>
              </table:table-cell>
              <table:table-cell office:value-type="float" office:value="0.017872">
                <text:p>0.01787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.258176">
                <text:p>1.258176</text:p>
              </table:table-cell>
              <table:table-cell office:value-type="float" office:value="1.338761">
                <text:p>1.338761</text:p>
              </table:table-cell>
              <table:table-cell office:value-type="float" office:value="0.017612">
                <text:p>0.017612</text:p>
              </table:table-cell>
              <table:table-cell office:value-type="float" office:value="0.019542">
                <text:p>0.01954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.271282">
                <text:p>1.271282</text:p>
              </table:table-cell>
              <table:table-cell office:value-type="float" office:value="1.33885">
                <text:p>1.33885</text:p>
              </table:table-cell>
              <table:table-cell office:value-type="float" office:value="0.015688">
                <text:p>0.015688</text:p>
              </table:table-cell>
              <table:table-cell office:value-type="float" office:value="0.021241">
                <text:p>0.02124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.284388">
                <text:p>1.284388</text:p>
              </table:table-cell>
              <table:table-cell office:value-type="float" office:value="1.338939">
                <text:p>1.338939</text:p>
              </table:table-cell>
              <table:table-cell office:value-type="float" office:value="0.013558">
                <text:p>0.013558</text:p>
              </table:table-cell>
              <table:table-cell office:value-type="float" office:value="0.02297">
                <text:p>0.0229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.271282">
                <text:p>1.271282</text:p>
              </table:table-cell>
              <table:table-cell office:value-type="float" office:value="1.339027">
                <text:p>1.339027</text:p>
              </table:table-cell>
              <table:table-cell office:value-type="float" office:value="0.012653">
                <text:p>0.012653</text:p>
              </table:table-cell>
              <table:table-cell office:value-type="float" office:value="0.021001">
                <text:p>0.02100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.297494">
                <text:p>1.297494</text:p>
              </table:table-cell>
              <table:table-cell office:value-type="float" office:value="1.339114">
                <text:p>1.339114</text:p>
              </table:table-cell>
              <table:table-cell office:value-type="float" office:value="0.011779">
                <text:p>0.011779</text:p>
              </table:table-cell>
              <table:table-cell office:value-type="float" office:value="0.02458">
                <text:p>0.0245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.297494">
                <text:p>1.297494</text:p>
              </table:table-cell>
              <table:table-cell office:value-type="float" office:value="1.3392">
                <text:p>1.3392</text:p>
              </table:table-cell>
              <table:table-cell office:value-type="float" office:value="0.011306">
                <text:p>0.011306</text:p>
              </table:table-cell>
              <table:table-cell office:value-type="float" office:value="0.024482">
                <text:p>0.02448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.284388">
                <text:p>1.284388</text:p>
              </table:table-cell>
              <table:table-cell office:value-type="float" office:value="1.339286">
                <text:p>1.339286</text:p>
              </table:table-cell>
              <table:table-cell office:value-type="float" office:value="0.010757">
                <text:p>0.010757</text:p>
              </table:table-cell>
              <table:table-cell office:value-type="float" office:value="0.02252">
                <text:p>0.0225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.3106">
                <text:p>1.3106</text:p>
              </table:table-cell>
              <table:table-cell office:value-type="float" office:value="1.339371">
                <text:p>1.339371</text:p>
              </table:table-cell>
              <table:table-cell office:value-type="float" office:value="0.0114">
                <text:p>0.0114</text:p>
              </table:table-cell>
              <table:table-cell office:value-type="float" office:value="0.026111">
                <text:p>0.02611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.3106">
                <text:p>1.3106</text:p>
              </table:table-cell>
              <table:table-cell office:value-type="float" office:value="1.339455">
                <text:p>1.339455</text:p>
              </table:table-cell>
              <table:table-cell office:value-type="float" office:value="0.011404">
                <text:p>0.011404</text:p>
              </table:table-cell>
              <table:table-cell office:value-type="float" office:value="0.026034">
                <text:p>0.02603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.349918">
                <text:p>1.349918</text:p>
              </table:table-cell>
              <table:table-cell office:value-type="float" office:value="1.339539">
                <text:p>1.339539</text:p>
              </table:table-cell>
              <table:table-cell office:value-type="float" office:value="0.012111">
                <text:p>0.012111</text:p>
              </table:table-cell>
              <table:table-cell office:value-type="float" office:value="0.031548">
                <text:p>0.03154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.297494">
                <text:p>1.297494</text:p>
              </table:table-cell>
              <table:table-cell office:value-type="float" office:value="1.339622">
                <text:p>1.339622</text:p>
              </table:table-cell>
              <table:table-cell office:value-type="float" office:value="0.011999">
                <text:p>0.011999</text:p>
              </table:table-cell>
              <table:table-cell office:value-type="float" office:value="0.024121">
                <text:p>0.02412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.3106">
                <text:p>1.3106</text:p>
              </table:table-cell>
              <table:table-cell office:value-type="float" office:value="1.339704">
                <text:p>1.339704</text:p>
              </table:table-cell>
              <table:table-cell office:value-type="float" office:value="0.01372">
                <text:p>0.01372</text:p>
              </table:table-cell>
              <table:table-cell office:value-type="float" office:value="0.025885">
                <text:p>0.02588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.323706">
                <text:p>1.323706</text:p>
              </table:table-cell>
              <table:table-cell office:value-type="float" office:value="1.339786">
                <text:p>1.339786</text:p>
              </table:table-cell>
              <table:table-cell office:value-type="float" office:value="0.015143">
                <text:p>0.015143</text:p>
              </table:table-cell>
              <table:table-cell office:value-type="float" office:value="0.027663">
                <text:p>0.02766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.336812">
                <text:p>1.336812</text:p>
              </table:table-cell>
              <table:table-cell office:value-type="float" office:value="1.339867">
                <text:p>1.339867</text:p>
              </table:table-cell>
              <table:table-cell office:value-type="float" office:value="0.016681">
                <text:p>0.016681</text:p>
              </table:table-cell>
              <table:table-cell office:value-type="float" office:value="0.029469">
                <text:p>0.02946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.3106">
                <text:p>1.3106</text:p>
              </table:table-cell>
              <table:table-cell office:value-type="float" office:value="1.339947">
                <text:p>1.339947</text:p>
              </table:table-cell>
              <table:table-cell office:value-type="float" office:value="0.018656">
                <text:p>0.018656</text:p>
              </table:table-cell>
              <table:table-cell office:value-type="float" office:value="0.025728">
                <text:p>0.02572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.3106">
                <text:p>1.3106</text:p>
              </table:table-cell>
              <table:table-cell office:value-type="float" office:value="1.340027">
                <text:p>1.340027</text:p>
              </table:table-cell>
              <table:table-cell office:value-type="float" office:value="0.021843">
                <text:p>0.021843</text:p>
              </table:table-cell>
              <table:table-cell office:value-type="float" office:value="0.025656">
                <text:p>0.02565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.336812">
                <text:p>1.336812</text:p>
              </table:table-cell>
              <table:table-cell office:value-type="float" office:value="1.340106">
                <text:p>1.340106</text:p>
              </table:table-cell>
              <table:table-cell office:value-type="float" office:value="0.024881">
                <text:p>0.024881</text:p>
              </table:table-cell>
              <table:table-cell office:value-type="float" office:value="0.029302">
                <text:p>0.02930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.3106">
                <text:p>1.3106</text:p>
              </table:table-cell>
              <table:table-cell office:value-type="float" office:value="1.340184">
                <text:p>1.340184</text:p>
              </table:table-cell>
              <table:table-cell office:value-type="float" office:value="0.027833">
                <text:p>0.027833</text:p>
              </table:table-cell>
              <table:table-cell office:value-type="float" office:value="0.025561">
                <text:p>0.02556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.3106">
                <text:p>1.3106</text:p>
              </table:table-cell>
              <table:table-cell office:value-type="float" office:value="1.340262">
                <text:p>1.340262</text:p>
              </table:table-cell>
              <table:table-cell office:value-type="float" office:value="0.031084">
                <text:p>0.031084</text:p>
              </table:table-cell>
              <table:table-cell office:value-type="float" office:value="0.02549">
                <text:p>0.0254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.3106">
                <text:p>1.3106</text:p>
              </table:table-cell>
              <table:table-cell office:value-type="float" office:value="1.34034">
                <text:p>1.34034</text:p>
              </table:table-cell>
              <table:table-cell office:value-type="float" office:value="0.033948">
                <text:p>0.033948</text:p>
              </table:table-cell>
              <table:table-cell office:value-type="float" office:value="0.025416">
                <text:p>0.02541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.3106">
                <text:p>1.3106</text:p>
              </table:table-cell>
              <table:table-cell office:value-type="float" office:value="1.340416">
                <text:p>1.340416</text:p>
              </table:table-cell>
              <table:table-cell office:value-type="float" office:value="0.037015">
                <text:p>0.037015</text:p>
              </table:table-cell>
              <table:table-cell office:value-type="float" office:value="0.025341">
                <text:p>0.02534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.297494">
                <text:p>1.297494</text:p>
              </table:table-cell>
              <table:table-cell office:value-type="float" office:value="1.340492">
                <text:p>1.340492</text:p>
              </table:table-cell>
              <table:table-cell office:value-type="float" office:value="0.040298">
                <text:p>0.040298</text:p>
              </table:table-cell>
              <table:table-cell office:value-type="float" office:value="0.023407">
                <text:p>0.02340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.284388">
                <text:p>1.284388</text:p>
              </table:table-cell>
              <table:table-cell office:value-type="float" office:value="1.340568">
                <text:p>1.340568</text:p>
              </table:table-cell>
              <table:table-cell office:value-type="float" office:value="0.043269">
                <text:p>0.043269</text:p>
              </table:table-cell>
              <table:table-cell office:value-type="float" office:value="0.021445">
                <text:p>0.02144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.258176">
                <text:p>1.258176</text:p>
              </table:table-cell>
              <table:table-cell office:value-type="float" office:value="1.340643">
                <text:p>1.340643</text:p>
              </table:table-cell>
              <table:table-cell office:value-type="float" office:value="0.046327">
                <text:p>0.046327</text:p>
              </table:table-cell>
              <table:table-cell office:value-type="float" office:value="0.01759">
                <text:p>0.0175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.271282">
                <text:p>1.271282</text:p>
              </table:table-cell>
              <table:table-cell office:value-type="float" office:value="1.340717">
                <text:p>1.340717</text:p>
              </table:table-cell>
              <table:table-cell office:value-type="float" office:value="0.049509">
                <text:p>0.049509</text:p>
              </table:table-cell>
              <table:table-cell office:value-type="float" office:value="0.019261">
                <text:p>0.01926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.271282">
                <text:p>1.271282</text:p>
              </table:table-cell>
              <table:table-cell office:value-type="float" office:value="1.340791">
                <text:p>1.340791</text:p>
              </table:table-cell>
              <table:table-cell office:value-type="float" office:value="0.052113">
                <text:p>0.052113</text:p>
              </table:table-cell>
              <table:table-cell office:value-type="float" office:value="0.019103">
                <text:p>0.01910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.24507">
                <text:p>1.24507</text:p>
              </table:table-cell>
              <table:table-cell office:value-type="float" office:value="1.340864">
                <text:p>1.340864</text:p>
              </table:table-cell>
              <table:table-cell office:value-type="float" office:value="0.052333">
                <text:p>0.052333</text:p>
              </table:table-cell>
              <table:table-cell office:value-type="float" office:value="0.015234">
                <text:p>0.01523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.218858">
                <text:p>1.218858</text:p>
              </table:table-cell>
              <table:table-cell office:value-type="float" office:value="1.340936">
                <text:p>1.340936</text:p>
              </table:table-cell>
              <table:table-cell office:value-type="float" office:value="0.051192">
                <text:p>0.051192</text:p>
              </table:table-cell>
              <table:table-cell office:value-type="float" office:value="0.011313">
                <text:p>0.011313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.218858">
                <text:p>1.218858</text:p>
              </table:table-cell>
              <table:table-cell office:value-type="float" office:value="1.341008">
                <text:p>1.341008</text:p>
              </table:table-cell>
              <table:table-cell office:value-type="float" office:value="0.049071">
                <text:p>0.049071</text:p>
              </table:table-cell>
              <table:table-cell office:value-type="float" office:value="0.011053">
                <text:p>0.01105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.205752">
                <text:p>1.205752</text:p>
              </table:table-cell>
              <table:table-cell office:value-type="float" office:value="1.341079">
                <text:p>1.341079</text:p>
              </table:table-cell>
              <table:table-cell office:value-type="float" office:value="0.046105">
                <text:p>0.046105</text:p>
              </table:table-cell>
              <table:table-cell office:value-type="float" office:value="0.008929">
                <text:p>0.008929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.218858">
                <text:p>1.218858</text:p>
              </table:table-cell>
              <table:table-cell office:value-type="float" office:value="1.34115">
                <text:p>1.34115</text:p>
              </table:table-cell>
              <table:table-cell office:value-type="float" office:value="0.042537">
                <text:p>0.042537</text:p>
              </table:table-cell>
              <table:table-cell office:value-type="float" office:value="0.010506">
                <text:p>0.010506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.11401">
                <text:p>1.11401</text:p>
              </table:table-cell>
              <table:table-cell office:value-type="float" office:value="1.34122">
                <text:p>1.34122</text:p>
              </table:table-cell>
              <table:table-cell office:value-type="float" office:value="0.038519">
                <text:p>0.038519</text:p>
              </table:table-cell>
              <table:table-cell office:value-type="float" office:value="-0.004637">
                <text:p>-0.00463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.192646">
                <text:p>1.192646</text:p>
              </table:table-cell>
              <table:table-cell office:value-type="float" office:value="1.34129">
                <text:p>1.34129</text:p>
              </table:table-cell>
              <table:table-cell office:value-type="float" office:value="0.033943">
                <text:p>0.033943</text:p>
              </table:table-cell>
              <table:table-cell office:value-type="float" office:value="0.006056">
                <text:p>0.00605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.205752">
                <text:p>1.205752</text:p>
              </table:table-cell>
              <table:table-cell office:value-type="float" office:value="1.341359">
                <text:p>1.341359</text:p>
              </table:table-cell>
              <table:table-cell office:value-type="float" office:value="0.02875">
                <text:p>0.02875</text:p>
              </table:table-cell>
              <table:table-cell office:value-type="float" office:value="0.007607">
                <text:p>0.00760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.205752">
                <text:p>1.205752</text:p>
              </table:table-cell>
              <table:table-cell office:value-type="float" office:value="1.341428">
                <text:p>1.341428</text:p>
              </table:table-cell>
              <table:table-cell office:value-type="float" office:value="0.023166">
                <text:p>0.023166</text:p>
              </table:table-cell>
              <table:table-cell office:value-type="float" office:value="0.007352">
                <text:p>0.00735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.205752">
                <text:p>1.205752</text:p>
              </table:table-cell>
              <table:table-cell office:value-type="float" office:value="1.341496">
                <text:p>1.341496</text:p>
              </table:table-cell>
              <table:table-cell office:value-type="float" office:value="0.017031">
                <text:p>0.017031</text:p>
              </table:table-cell>
              <table:table-cell office:value-type="float" office:value="0.007114">
                <text:p>0.00711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.192646">
                <text:p>1.192646</text:p>
              </table:table-cell>
              <table:table-cell office:value-type="float" office:value="1.341563">
                <text:p>1.341563</text:p>
              </table:table-cell>
              <table:table-cell office:value-type="float" office:value="0.010464">
                <text:p>0.010464</text:p>
              </table:table-cell>
              <table:table-cell office:value-type="float" office:value="0.005004">
                <text:p>0.005004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.17954">
                <text:p>1.17954</text:p>
              </table:table-cell>
              <table:table-cell office:value-type="float" office:value="1.34163">
                <text:p>1.34163</text:p>
              </table:table-cell>
              <table:table-cell office:value-type="float" office:value="0.004894">
                <text:p>0.004894</text:p>
              </table:table-cell>
              <table:table-cell office:value-type="float" office:value="0.002844">
                <text:p>0.00284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.17954">
                <text:p>1.17954</text:p>
              </table:table-cell>
              <table:table-cell office:value-type="float" office:value="1.341696">
                <text:p>1.341696</text:p>
              </table:table-cell>
              <table:table-cell office:value-type="float" office:value="0.000357">
                <text:p>0.000357</text:p>
              </table:table-cell>
              <table:table-cell office:value-type="float" office:value="0.002497">
                <text:p>0.00249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.205752">
                <text:p>1.205752</text:p>
              </table:table-cell>
              <table:table-cell office:value-type="float" office:value="1.341762">
                <text:p>1.341762</text:p>
              </table:table-cell>
              <table:table-cell office:value-type="float" office:value="-0.004066">
                <text:p>-0.004066</text:p>
              </table:table-cell>
              <table:table-cell office:value-type="float" office:value="0.005866">
                <text:p>0.00586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.24507">
                <text:p>1.24507</text:p>
              </table:table-cell>
              <table:table-cell office:value-type="float" office:value="1.341828">
                <text:p>1.341828</text:p>
              </table:table-cell>
              <table:table-cell office:value-type="float" office:value="-0.007364">
                <text:p>-0.007364</text:p>
              </table:table-cell>
              <table:table-cell office:value-type="float" office:value="0.011163">
                <text:p>0.01116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.24507">
                <text:p>1.24507</text:p>
              </table:table-cell>
              <table:table-cell office:value-type="float" office:value="1.341892">
                <text:p>1.341892</text:p>
              </table:table-cell>
              <table:table-cell office:value-type="float" office:value="-0.00936">
                <text:p>-0.00936</text:p>
              </table:table-cell>
              <table:table-cell office:value-type="float" office:value="0.010979">
                <text:p>0.01097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.271282">
                <text:p>1.271282</text:p>
              </table:table-cell>
              <table:table-cell office:value-type="float" office:value="1.341957">
                <text:p>1.341957</text:p>
              </table:table-cell>
              <table:table-cell office:value-type="float" office:value="-0.010545">
                <text:p>-0.010545</text:p>
              </table:table-cell>
              <table:table-cell office:value-type="float" office:value="0.014531">
                <text:p>0.01453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.284388">
                <text:p>1.284388</text:p>
              </table:table-cell>
              <table:table-cell office:value-type="float" office:value="1.342021">
                <text:p>1.342021</text:p>
              </table:table-cell>
              <table:table-cell office:value-type="float" office:value="-0.011148">
                <text:p>-0.011148</text:p>
              </table:table-cell>
              <table:table-cell office:value-type="float" office:value="0.01627">
                <text:p>0.0162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.297494">
                <text:p>1.297494</text:p>
              </table:table-cell>
              <table:table-cell office:value-type="float" office:value="1.342084">
                <text:p>1.342084</text:p>
              </table:table-cell>
              <table:table-cell office:value-type="float" office:value="-0.011504">
                <text:p>-0.011504</text:p>
              </table:table-cell>
              <table:table-cell office:value-type="float" office:value="0.018024">
                <text:p>0.01802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.3106">
                <text:p>1.3106</text:p>
              </table:table-cell>
              <table:table-cell office:value-type="float" office:value="1.342147">
                <text:p>1.342147</text:p>
              </table:table-cell>
              <table:table-cell office:value-type="float" office:value="-0.01089">
                <text:p>-0.01089</text:p>
              </table:table-cell>
              <table:table-cell office:value-type="float" office:value="0.019793">
                <text:p>0.01979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.323706">
                <text:p>1.323706</text:p>
              </table:table-cell>
              <table:table-cell office:value-type="float" office:value="1.342209">
                <text:p>1.342209</text:p>
              </table:table-cell>
              <table:table-cell office:value-type="float" office:value="-0.010582">
                <text:p>-0.010582</text:p>
              </table:table-cell>
              <table:table-cell office:value-type="float" office:value="0.021577">
                <text:p>0.02157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.284388">
                <text:p>1.284388</text:p>
              </table:table-cell>
              <table:table-cell office:value-type="float" office:value="1.342271">
                <text:p>1.342271</text:p>
              </table:table-cell>
              <table:table-cell office:value-type="float" office:value="-0.00974">
                <text:p>-0.00974</text:p>
              </table:table-cell>
              <table:table-cell office:value-type="float" office:value="0.015933">
                <text:p>0.01593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.336812">
                <text:p>1.336812</text:p>
              </table:table-cell>
              <table:table-cell office:value-type="float" office:value="1.342332">
                <text:p>1.342332</text:p>
              </table:table-cell>
              <table:table-cell office:value-type="float" office:value="-0.008123">
                <text:p>-0.008123</text:p>
              </table:table-cell>
              <table:table-cell office:value-type="float" office:value="0.023228">
                <text:p>0.023228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.323706">
                <text:p>1.323706</text:p>
              </table:table-cell>
              <table:table-cell office:value-type="float" office:value="1.342393">
                <text:p>1.342393</text:p>
              </table:table-cell>
              <table:table-cell office:value-type="float" office:value="-0.006074">
                <text:p>-0.006074</text:p>
              </table:table-cell>
              <table:table-cell office:value-type="float" office:value="0.021324">
                <text:p>0.02132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.336812">
                <text:p>1.336812</text:p>
              </table:table-cell>
              <table:table-cell office:value-type="float" office:value="1.342453">
                <text:p>1.342453</text:p>
              </table:table-cell>
              <table:table-cell office:value-type="float" office:value="-0.004555">
                <text:p>-0.004555</text:p>
              </table:table-cell>
              <table:table-cell office:value-type="float" office:value="0.02313">
                <text:p>0.0231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.3106">
                <text:p>1.3106</text:p>
              </table:table-cell>
              <table:table-cell office:value-type="float" office:value="1.342513">
                <text:p>1.342513</text:p>
              </table:table-cell>
              <table:table-cell office:value-type="float" office:value="-0.001433">
                <text:p>-0.001433</text:p>
              </table:table-cell>
              <table:table-cell office:value-type="float" office:value="0.019384">
                <text:p>0.01938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.349918">
                <text:p>1.349918</text:p>
              </table:table-cell>
              <table:table-cell office:value-type="float" office:value="1.342572">
                <text:p>1.342572</text:p>
              </table:table-cell>
              <table:table-cell office:value-type="float" office:value="0.001817">
                <text:p>0.001817</text:p>
              </table:table-cell>
              <table:table-cell office:value-type="float" office:value="0.024891">
                <text:p>0.02489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.336812">
                <text:p>1.336812</text:p>
              </table:table-cell>
              <table:table-cell office:value-type="float" office:value="1.342631">
                <text:p>1.342631</text:p>
              </table:table-cell>
              <table:table-cell office:value-type="float" office:value="0.004529">
                <text:p>0.004529</text:p>
              </table:table-cell>
              <table:table-cell office:value-type="float" office:value="0.023035">
                <text:p>0.02303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.323706">
                <text:p>1.323706</text:p>
              </table:table-cell>
              <table:table-cell office:value-type="float" office:value="1.34269">
                <text:p>1.34269</text:p>
              </table:table-cell>
              <table:table-cell office:value-type="float" office:value="0.00801">
                <text:p>0.00801</text:p>
              </table:table-cell>
              <table:table-cell office:value-type="float" office:value="0.021156">
                <text:p>0.02115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.349918">
                <text:p>1.349918</text:p>
              </table:table-cell>
              <table:table-cell office:value-type="float" office:value="1.342748">
                <text:p>1.342748</text:p>
              </table:table-cell>
              <table:table-cell office:value-type="float" office:value="0.011325">
                <text:p>0.011325</text:p>
              </table:table-cell>
              <table:table-cell office:value-type="float" office:value="0.02483">
                <text:p>0.0248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.323706">
                <text:p>1.323706</text:p>
              </table:table-cell>
              <table:table-cell office:value-type="float" office:value="1.342805">
                <text:p>1.342805</text:p>
              </table:table-cell>
              <table:table-cell office:value-type="float" office:value="0.014352">
                <text:p>0.014352</text:p>
              </table:table-cell>
              <table:table-cell office:value-type="float" office:value="0.02111">
                <text:p>0.0211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.3106">
                <text:p>1.3106</text:p>
              </table:table-cell>
              <table:table-cell office:value-type="float" office:value="1.342862">
                <text:p>1.342862</text:p>
              </table:table-cell>
              <table:table-cell office:value-type="float" office:value="0.01691">
                <text:p>0.01691</text:p>
              </table:table-cell>
              <table:table-cell office:value-type="float" office:value="0.019196">
                <text:p>0.01919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.323706">
                <text:p>1.323706</text:p>
              </table:table-cell>
              <table:table-cell office:value-type="float" office:value="1.342919">
                <text:p>1.342919</text:p>
              </table:table-cell>
              <table:table-cell office:value-type="float" office:value="0.019922">
                <text:p>0.019922</text:p>
              </table:table-cell>
              <table:table-cell office:value-type="float" office:value="0.020972">
                <text:p>0.020972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.297494">
                <text:p>1.297494</text:p>
              </table:table-cell>
              <table:table-cell office:value-type="float" office:value="1.342975">
                <text:p>1.342975</text:p>
              </table:table-cell>
              <table:table-cell office:value-type="float" office:value="0.023256">
                <text:p>0.023256</text:p>
              </table:table-cell>
              <table:table-cell office:value-type="float" office:value="0.017191">
                <text:p>0.01719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.3106">
                <text:p>1.3106</text:p>
              </table:table-cell>
              <table:table-cell office:value-type="float" office:value="1.343031">
                <text:p>1.343031</text:p>
              </table:table-cell>
              <table:table-cell office:value-type="float" office:value="0.026205">
                <text:p>0.026205</text:p>
              </table:table-cell>
              <table:table-cell office:value-type="float" office:value="0.018945">
                <text:p>0.01894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.284388">
                <text:p>1.284388</text:p>
              </table:table-cell>
              <table:table-cell office:value-type="float" office:value="1.343086">
                <text:p>1.343086</text:p>
              </table:table-cell>
              <table:table-cell office:value-type="float" office:value="0.029226">
                <text:p>0.029226</text:p>
              </table:table-cell>
              <table:table-cell office:value-type="float" office:value="0.015146">
                <text:p>0.01514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.284388">
                <text:p>1.284388</text:p>
              </table:table-cell>
              <table:table-cell office:value-type="float" office:value="1.343141">
                <text:p>1.343141</text:p>
              </table:table-cell>
              <table:table-cell office:value-type="float" office:value="0.031807">
                <text:p>0.031807</text:p>
              </table:table-cell>
              <table:table-cell office:value-type="float" office:value="0.015018">
                <text:p>0.01501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.284388">
                <text:p>1.284388</text:p>
              </table:table-cell>
              <table:table-cell office:value-type="float" office:value="1.343195">
                <text:p>1.343195</text:p>
              </table:table-cell>
              <table:table-cell office:value-type="float" office:value="0.034187">
                <text:p>0.034187</text:p>
              </table:table-cell>
              <table:table-cell office:value-type="float" office:value="0.014892">
                <text:p>0.01489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.271282">
                <text:p>1.271282</text:p>
              </table:table-cell>
              <table:table-cell office:value-type="float" office:value="1.343249">
                <text:p>1.343249</text:p>
              </table:table-cell>
              <table:table-cell office:value-type="float" office:value="0.036093">
                <text:p>0.036093</text:p>
              </table:table-cell>
              <table:table-cell office:value-type="float" office:value="0.012907">
                <text:p>0.012907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.271282">
                <text:p>1.271282</text:p>
              </table:table-cell>
              <table:table-cell office:value-type="float" office:value="1.343303">
                <text:p>1.343303</text:p>
              </table:table-cell>
              <table:table-cell office:value-type="float" office:value="0.038482">
                <text:p>0.038482</text:p>
              </table:table-cell>
              <table:table-cell office:value-type="float" office:value="0.012759">
                <text:p>0.01275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.271282">
                <text:p>1.271282</text:p>
              </table:table-cell>
              <table:table-cell office:value-type="float" office:value="1.343356">
                <text:p>1.343356</text:p>
              </table:table-cell>
              <table:table-cell office:value-type="float" office:value="0.040381">
                <text:p>0.040381</text:p>
              </table:table-cell>
              <table:table-cell office:value-type="float" office:value="0.012611">
                <text:p>0.01261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.231964">
                <text:p>1.231964</text:p>
              </table:table-cell>
              <table:table-cell office:value-type="float" office:value="1.343409">
                <text:p>1.343409</text:p>
              </table:table-cell>
              <table:table-cell office:value-type="float" office:value="0.041312">
                <text:p>0.041312</text:p>
              </table:table-cell>
              <table:table-cell office:value-type="float" office:value="0.006879">
                <text:p>0.00687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.24507">
                <text:p>1.24507</text:p>
              </table:table-cell>
              <table:table-cell office:value-type="float" office:value="1.343461">
                <text:p>1.343461</text:p>
              </table:table-cell>
              <table:table-cell office:value-type="float" office:value="0.041314">
                <text:p>0.041314</text:p>
              </table:table-cell>
              <table:table-cell office:value-type="float" office:value="0.008505">
                <text:p>0.00850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.231964">
                <text:p>1.231964</text:p>
              </table:table-cell>
              <table:table-cell office:value-type="float" office:value="1.343513">
                <text:p>1.343513</text:p>
              </table:table-cell>
              <table:table-cell office:value-type="float" office:value="0.039024">
                <text:p>0.039024</text:p>
              </table:table-cell>
              <table:table-cell office:value-type="float" office:value="0.006432">
                <text:p>0.00643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.205752">
                <text:p>1.205752</text:p>
              </table:table-cell>
              <table:table-cell office:value-type="float" office:value="1.343564">
                <text:p>1.343564</text:p>
              </table:table-cell>
              <table:table-cell office:value-type="float" office:value="0.036464">
                <text:p>0.036464</text:p>
              </table:table-cell>
              <table:table-cell office:value-type="float" office:value="0.002473">
                <text:p>0.00247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.205752">
                <text:p>1.205752</text:p>
              </table:table-cell>
              <table:table-cell office:value-type="float" office:value="1.343615">
                <text:p>1.343615</text:p>
              </table:table-cell>
              <table:table-cell office:value-type="float" office:value="0.032741">
                <text:p>0.032741</text:p>
              </table:table-cell>
              <table:table-cell office:value-type="float" office:value="0.002183">
                <text:p>0.002183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.17954">
                <text:p>1.17954</text:p>
              </table:table-cell>
              <table:table-cell office:value-type="float" office:value="1.343666">
                <text:p>1.343666</text:p>
              </table:table-cell>
              <table:table-cell office:value-type="float" office:value="0.028269">
                <text:p>0.028269</text:p>
              </table:table-cell>
              <table:table-cell office:value-type="float" office:value="-0.001828">
                <text:p>-0.001828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.192646">
                <text:p>1.192646</text:p>
              </table:table-cell>
              <table:table-cell office:value-type="float" office:value="1.343716">
                <text:p>1.343716</text:p>
              </table:table-cell>
              <table:table-cell office:value-type="float" office:value="0.023706">
                <text:p>0.023706</text:p>
              </table:table-cell>
              <table:table-cell office:value-type="float" office:value="-0.000307">
                <text:p>-0.00030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.192646">
                <text:p>1.192646</text:p>
              </table:table-cell>
              <table:table-cell office:value-type="float" office:value="1.343766">
                <text:p>1.343766</text:p>
              </table:table-cell>
              <table:table-cell office:value-type="float" office:value="0.018727">
                <text:p>0.018727</text:p>
              </table:table-cell>
              <table:table-cell office:value-type="float" office:value="-0.000612">
                <text:p>-0.00061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.205752">
                <text:p>1.205752</text:p>
              </table:table-cell>
              <table:table-cell office:value-type="float" office:value="1.343815">
                <text:p>1.343815</text:p>
              </table:table-cell>
              <table:table-cell office:value-type="float" office:value="0.013301">
                <text:p>0.013301</text:p>
              </table:table-cell>
              <table:table-cell office:value-type="float" office:value="0.000955">
                <text:p>0.00095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.205752">
                <text:p>1.205752</text:p>
              </table:table-cell>
              <table:table-cell office:value-type="float" office:value="1.343864">
                <text:p>1.343864</text:p>
              </table:table-cell>
              <table:table-cell office:value-type="float" office:value="0.007553">
                <text:p>0.007553</text:p>
              </table:table-cell>
              <table:table-cell office:value-type="float" office:value="0.000697">
                <text:p>0.00069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.205752">
                <text:p>1.205752</text:p>
              </table:table-cell>
              <table:table-cell office:value-type="float" office:value="1.343913">
                <text:p>1.343913</text:p>
              </table:table-cell>
              <table:table-cell office:value-type="float" office:value="0.001341">
                <text:p>0.001341</text:p>
              </table:table-cell>
              <table:table-cell office:value-type="float" office:value="0.000438">
                <text:p>0.00043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.192646">
                <text:p>1.192646</text:p>
              </table:table-cell>
              <table:table-cell office:value-type="float" office:value="1.343961">
                <text:p>1.343961</text:p>
              </table:table-cell>
              <table:table-cell office:value-type="float" office:value="-0.0046">
                <text:p>-0.0046</text:p>
              </table:table-cell>
              <table:table-cell office:value-type="float" office:value="-0.001692">
                <text:p>-0.00169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.205752">
                <text:p>1.205752</text:p>
              </table:table-cell>
              <table:table-cell office:value-type="float" office:value="1.344009">
                <text:p>1.344009</text:p>
              </table:table-cell>
              <table:table-cell office:value-type="float" office:value="-0.009444">
                <text:p>-0.009444</text:p>
              </table:table-cell>
              <table:table-cell office:value-type="float" office:value="-0.000139">
                <text:p>-0.00013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.231964">
                <text:p>1.231964</text:p>
              </table:table-cell>
              <table:table-cell office:value-type="float" office:value="1.344057">
                <text:p>1.344057</text:p>
              </table:table-cell>
              <table:table-cell office:value-type="float" office:value="-0.011334">
                <text:p>-0.011334</text:p>
              </table:table-cell>
              <table:table-cell office:value-type="float" office:value="0.003296">
                <text:p>0.003296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.258176">
                <text:p>1.258176</text:p>
              </table:table-cell>
              <table:table-cell office:value-type="float" office:value="1.344104">
                <text:p>1.344104</text:p>
              </table:table-cell>
              <table:table-cell office:value-type="float" office:value="-0.014172">
                <text:p>-0.014172</text:p>
              </table:table-cell>
              <table:table-cell office:value-type="float" office:value="0.006794">
                <text:p>0.00679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.271282">
                <text:p>1.271282</text:p>
              </table:table-cell>
              <table:table-cell office:value-type="float" office:value="1.344151">
                <text:p>1.344151</text:p>
              </table:table-cell>
              <table:table-cell office:value-type="float" office:value="-0.016668">
                <text:p>-0.016668</text:p>
              </table:table-cell>
              <table:table-cell office:value-type="float" office:value="0.008496">
                <text:p>0.008496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.271282">
                <text:p>1.271282</text:p>
              </table:table-cell>
              <table:table-cell office:value-type="float" office:value="1.344197">
                <text:p>1.344197</text:p>
              </table:table-cell>
              <table:table-cell office:value-type="float" office:value="-0.018028">
                <text:p>-0.018028</text:p>
              </table:table-cell>
              <table:table-cell office:value-type="float" office:value="0.008367">
                <text:p>0.008367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.284388">
                <text:p>1.284388</text:p>
              </table:table-cell>
              <table:table-cell office:value-type="float" office:value="1.344243">
                <text:p>1.344243</text:p>
              </table:table-cell>
              <table:table-cell office:value-type="float" office:value="-0.019496">
                <text:p>-0.019496</text:p>
              </table:table-cell>
              <table:table-cell office:value-type="float" office:value="0.010088">
                <text:p>0.01008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.3106">
                <text:p>1.3106</text:p>
              </table:table-cell>
              <table:table-cell office:value-type="float" office:value="1.344289">
                <text:p>1.344289</text:p>
              </table:table-cell>
              <table:table-cell office:value-type="float" office:value="-0.020819">
                <text:p>-0.020819</text:p>
              </table:table-cell>
              <table:table-cell office:value-type="float" office:value="0.013685">
                <text:p>0.01368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.3106">
                <text:p>1.3106</text:p>
              </table:table-cell>
              <table:table-cell office:value-type="float" office:value="1.344334">
                <text:p>1.344334</text:p>
              </table:table-cell>
              <table:table-cell office:value-type="float" office:value="-0.021826">
                <text:p>-0.021826</text:p>
              </table:table-cell>
              <table:table-cell office:value-type="float" office:value="0.013608">
                <text:p>0.01360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.297494">
                <text:p>1.297494</text:p>
              </table:table-cell>
              <table:table-cell office:value-type="float" office:value="1.344379">
                <text:p>1.344379</text:p>
              </table:table-cell>
              <table:table-cell office:value-type="float" office:value="-0.022318">
                <text:p>-0.022318</text:p>
              </table:table-cell>
              <table:table-cell office:value-type="float" office:value="0.011666">
                <text:p>0.01166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.363024">
                <text:p>1.363024</text:p>
              </table:table-cell>
              <table:table-cell office:value-type="float" office:value="1.344424">
                <text:p>1.344424</text:p>
              </table:table-cell>
              <table:table-cell office:value-type="float" office:value="-0.022525">
                <text:p>-0.022525</text:p>
              </table:table-cell>
              <table:table-cell office:value-type="float" office:value="0.02086">
                <text:p>0.0208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.3106">
                <text:p>1.3106</text:p>
              </table:table-cell>
              <table:table-cell office:value-type="float" office:value="1.344468">
                <text:p>1.344468</text:p>
              </table:table-cell>
              <table:table-cell office:value-type="float" office:value="-0.022549">
                <text:p>-0.022549</text:p>
              </table:table-cell>
              <table:table-cell office:value-type="float" office:value="0.01344">
                <text:p>0.0134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.336812">
                <text:p>1.336812</text:p>
              </table:table-cell>
              <table:table-cell office:value-type="float" office:value="1.344512">
                <text:p>1.344512</text:p>
              </table:table-cell>
              <table:table-cell office:value-type="float" office:value="-0.021913">
                <text:p>-0.021913</text:p>
              </table:table-cell>
              <table:table-cell office:value-type="float" office:value="0.017083">
                <text:p>0.01708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.349918">
                <text:p>1.349918</text:p>
              </table:table-cell>
              <table:table-cell office:value-type="float" office:value="1.344555">
                <text:p>1.344555</text:p>
              </table:table-cell>
              <table:table-cell office:value-type="float" office:value="-0.02195">
                <text:p>-0.02195</text:p>
              </table:table-cell>
              <table:table-cell office:value-type="float" office:value="0.018912">
                <text:p>0.01891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.363024">
                <text:p>1.363024</text:p>
              </table:table-cell>
              <table:table-cell office:value-type="float" office:value="1.344598">
                <text:p>1.344598</text:p>
              </table:table-cell>
              <table:table-cell office:value-type="float" office:value="-0.020694">
                <text:p>-0.020694</text:p>
              </table:table-cell>
              <table:table-cell office:value-type="float" office:value="0.020772">
                <text:p>0.02077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.363024">
                <text:p>1.363024</text:p>
              </table:table-cell>
              <table:table-cell office:value-type="float" office:value="1.344641">
                <text:p>1.344641</text:p>
              </table:table-cell>
              <table:table-cell office:value-type="float" office:value="-0.019322">
                <text:p>-0.019322</text:p>
              </table:table-cell>
              <table:table-cell office:value-type="float" office:value="0.020806">
                <text:p>0.02080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.37613">
                <text:p>1.37613</text:p>
              </table:table-cell>
              <table:table-cell office:value-type="float" office:value="1.344684">
                <text:p>1.344684</text:p>
              </table:table-cell>
              <table:table-cell office:value-type="float" office:value="-0.01607">
                <text:p>-0.01607</text:p>
              </table:table-cell>
              <table:table-cell office:value-type="float" office:value="0.022703">
                <text:p>0.02270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.389236">
                <text:p>1.389236</text:p>
              </table:table-cell>
              <table:table-cell office:value-type="float" office:value="1.344726">
                <text:p>1.344726</text:p>
              </table:table-cell>
              <table:table-cell office:value-type="float" office:value="-0.012282">
                <text:p>-0.012282</text:p>
              </table:table-cell>
              <table:table-cell office:value-type="float" office:value="0.024626">
                <text:p>0.02462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.389236">
                <text:p>1.389236</text:p>
              </table:table-cell>
              <table:table-cell office:value-type="float" office:value="1.344768">
                <text:p>1.344768</text:p>
              </table:table-cell>
              <table:table-cell office:value-type="float" office:value="-0.008535">
                <text:p>-0.008535</text:p>
              </table:table-cell>
              <table:table-cell office:value-type="float" office:value="0.024712">
                <text:p>0.02471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.37613">
                <text:p>1.37613</text:p>
              </table:table-cell>
              <table:table-cell office:value-type="float" office:value="1.344809">
                <text:p>1.344809</text:p>
              </table:table-cell>
              <table:table-cell office:value-type="float" office:value="-0.00524">
                <text:p>-0.00524</text:p>
              </table:table-cell>
              <table:table-cell office:value-type="float" office:value="0.022933">
                <text:p>0.022933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.389236">
                <text:p>1.389236</text:p>
              </table:table-cell>
              <table:table-cell office:value-type="float" office:value="1.34485">
                <text:p>1.34485</text:p>
              </table:table-cell>
              <table:table-cell office:value-type="float" office:value="-0.000878">
                <text:p>-0.000878</text:p>
              </table:table-cell>
              <table:table-cell office:value-type="float" office:value="0.024841">
                <text:p>0.02484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.389236">
                <text:p>1.389236</text:p>
              </table:table-cell>
              <table:table-cell office:value-type="float" office:value="1.344891">
                <text:p>1.344891</text:p>
              </table:table-cell>
              <table:table-cell office:value-type="float" office:value="0.003428">
                <text:p>0.003428</text:p>
              </table:table-cell>
              <table:table-cell office:value-type="float" office:value="0.02491">
                <text:p>0.0249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.389236">
                <text:p>1.389236</text:p>
              </table:table-cell>
              <table:table-cell office:value-type="float" office:value="1.344932">
                <text:p>1.344932</text:p>
              </table:table-cell>
              <table:table-cell office:value-type="float" office:value="0.006957">
                <text:p>0.006957</text:p>
              </table:table-cell>
              <table:table-cell office:value-type="float" office:value="0.024983">
                <text:p>0.024983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.389236">
                <text:p>1.389236</text:p>
              </table:table-cell>
              <table:table-cell office:value-type="float" office:value="1.344972">
                <text:p>1.344972</text:p>
              </table:table-cell>
              <table:table-cell office:value-type="float" office:value="0.010288">
                <text:p>0.010288</text:p>
              </table:table-cell>
              <table:table-cell office:value-type="float" office:value="0.02506">
                <text:p>0.0250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.37613">
                <text:p>1.37613</text:p>
              </table:table-cell>
              <table:table-cell office:value-type="float" office:value="1.345012">
                <text:p>1.345012</text:p>
              </table:table-cell>
              <table:table-cell office:value-type="float" office:value="0.013831">
                <text:p>0.013831</text:p>
              </table:table-cell>
              <table:table-cell office:value-type="float" office:value="0.023277">
                <text:p>0.02327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.37613">
                <text:p>1.37613</text:p>
              </table:table-cell>
              <table:table-cell office:value-type="float" office:value="1.345051">
                <text:p>1.345051</text:p>
              </table:table-cell>
              <table:table-cell office:value-type="float" office:value="0.016966">
                <text:p>0.016966</text:p>
              </table:table-cell>
              <table:table-cell office:value-type="float" office:value="0.023328">
                <text:p>0.02332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.37613">
                <text:p>1.37613</text:p>
              </table:table-cell>
              <table:table-cell office:value-type="float" office:value="1.345091">
                <text:p>1.345091</text:p>
              </table:table-cell>
              <table:table-cell office:value-type="float" office:value="0.019682">
                <text:p>0.019682</text:p>
              </table:table-cell>
              <table:table-cell office:value-type="float" office:value="0.023377">
                <text:p>0.02337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.363024">
                <text:p>1.363024</text:p>
              </table:table-cell>
              <table:table-cell office:value-type="float" office:value="1.345129">
                <text:p>1.345129</text:p>
              </table:table-cell>
              <table:table-cell office:value-type="float" office:value="0.021458">
                <text:p>0.021458</text:p>
              </table:table-cell>
              <table:table-cell office:value-type="float" office:value="0.021567">
                <text:p>0.021567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.349918">
                <text:p>1.349918</text:p>
              </table:table-cell>
              <table:table-cell office:value-type="float" office:value="1.345168">
                <text:p>1.345168</text:p>
              </table:table-cell>
              <table:table-cell office:value-type="float" office:value="0.02251">
                <text:p>0.02251</text:p>
              </table:table-cell>
              <table:table-cell office:value-type="float" office:value="0.019732">
                <text:p>0.01973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.336812">
                <text:p>1.336812</text:p>
              </table:table-cell>
              <table:table-cell office:value-type="float" office:value="1.345206">
                <text:p>1.345206</text:p>
              </table:table-cell>
              <table:table-cell office:value-type="float" office:value="0.023097">
                <text:p>0.023097</text:p>
              </table:table-cell>
              <table:table-cell office:value-type="float" office:value="0.017867">
                <text:p>0.017867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.323706">
                <text:p>1.323706</text:p>
              </table:table-cell>
              <table:table-cell office:value-type="float" office:value="1.345244">
                <text:p>1.345244</text:p>
              </table:table-cell>
              <table:table-cell office:value-type="float" office:value="0.023032">
                <text:p>0.023032</text:p>
              </table:table-cell>
              <table:table-cell office:value-type="float" office:value="0.015972">
                <text:p>0.01597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.323706">
                <text:p>1.323706</text:p>
              </table:table-cell>
              <table:table-cell office:value-type="float" office:value="1.345282">
                <text:p>1.345282</text:p>
              </table:table-cell>
              <table:table-cell office:value-type="float" office:value="0.022441">
                <text:p>0.022441</text:p>
              </table:table-cell>
              <table:table-cell office:value-type="float" office:value="0.015914">
                <text:p>0.01591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.336812">
                <text:p>1.336812</text:p>
              </table:table-cell>
              <table:table-cell office:value-type="float" office:value="1.34532">
                <text:p>1.34532</text:p>
              </table:table-cell>
              <table:table-cell office:value-type="float" office:value="0.021592">
                <text:p>0.021592</text:p>
              </table:table-cell>
              <table:table-cell office:value-type="float" office:value="0.017725">
                <text:p>0.01772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.336812">
                <text:p>1.336812</text:p>
              </table:table-cell>
              <table:table-cell office:value-type="float" office:value="1.345357">
                <text:p>1.345357</text:p>
              </table:table-cell>
              <table:table-cell office:value-type="float" office:value="0.021109">
                <text:p>0.021109</text:p>
              </table:table-cell>
              <table:table-cell office:value-type="float" office:value="0.017713">
                <text:p>0.01771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.3106">
                <text:p>1.3106</text:p>
              </table:table-cell>
              <table:table-cell office:value-type="float" office:value="1.345393">
                <text:p>1.345393</text:p>
              </table:table-cell>
              <table:table-cell office:value-type="float" office:value="0.020818">
                <text:p>0.020818</text:p>
              </table:table-cell>
              <table:table-cell office:value-type="float" office:value="0.013987">
                <text:p>0.01398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.323706">
                <text:p>1.323706</text:p>
              </table:table-cell>
              <table:table-cell office:value-type="float" office:value="1.34543">
                <text:p>1.34543</text:p>
              </table:table-cell>
              <table:table-cell office:value-type="float" office:value="0.01993">
                <text:p>0.01993</text:p>
              </table:table-cell>
              <table:table-cell office:value-type="float" office:value="0.015785">
                <text:p>0.01578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.3106">
                <text:p>1.3106</text:p>
              </table:table-cell>
              <table:table-cell office:value-type="float" office:value="1.345466">
                <text:p>1.345466</text:p>
              </table:table-cell>
              <table:table-cell office:value-type="float" office:value="0.018832">
                <text:p>0.018832</text:p>
              </table:table-cell>
              <table:table-cell office:value-type="float" office:value="0.013878">
                <text:p>0.013878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.3106">
                <text:p>1.3106</text:p>
              </table:table-cell>
              <table:table-cell office:value-type="float" office:value="1.345502">
                <text:p>1.345502</text:p>
              </table:table-cell>
              <table:table-cell office:value-type="float" office:value="0.017853">
                <text:p>0.017853</text:p>
              </table:table-cell>
              <table:table-cell office:value-type="float" office:value="0.013802">
                <text:p>0.01380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.323706">
                <text:p>1.323706</text:p>
              </table:table-cell>
              <table:table-cell office:value-type="float" office:value="1.345538">
                <text:p>1.345538</text:p>
              </table:table-cell>
              <table:table-cell office:value-type="float" office:value="0.017181">
                <text:p>0.017181</text:p>
              </table:table-cell>
              <table:table-cell office:value-type="float" office:value="0.015586">
                <text:p>0.01558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.323706">
                <text:p>1.323706</text:p>
              </table:table-cell>
              <table:table-cell office:value-type="float" office:value="1.345573">
                <text:p>1.345573</text:p>
              </table:table-cell>
              <table:table-cell office:value-type="float" office:value="0.016951">
                <text:p>0.016951</text:p>
              </table:table-cell>
              <table:table-cell office:value-type="float" office:value="0.015541">
                <text:p>0.01554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.3106">
                <text:p>1.3106</text:p>
              </table:table-cell>
              <table:table-cell office:value-type="float" office:value="1.345608">
                <text:p>1.345608</text:p>
              </table:table-cell>
              <table:table-cell office:value-type="float" office:value="0.01673">
                <text:p>0.01673</text:p>
              </table:table-cell>
              <table:table-cell office:value-type="float" office:value="0.013638">
                <text:p>0.01363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.336812">
                <text:p>1.336812</text:p>
              </table:table-cell>
              <table:table-cell office:value-type="float" office:value="1.345643">
                <text:p>1.345643</text:p>
              </table:table-cell>
              <table:table-cell office:value-type="float" office:value="0.016331">
                <text:p>0.016331</text:p>
              </table:table-cell>
              <table:table-cell office:value-type="float" office:value="0.017291">
                <text:p>0.01729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.3106">
                <text:p>1.3106</text:p>
              </table:table-cell>
              <table:table-cell office:value-type="float" office:value="1.345678">
                <text:p>1.345678</text:p>
              </table:table-cell>
              <table:table-cell office:value-type="float" office:value="0.015947">
                <text:p>0.015947</text:p>
              </table:table-cell>
              <table:table-cell office:value-type="float" office:value="0.013551">
                <text:p>0.013551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.349918">
                <text:p>1.349918</text:p>
              </table:table-cell>
              <table:table-cell office:value-type="float" office:value="1.345712">
                <text:p>1.345712</text:p>
              </table:table-cell>
              <table:table-cell office:value-type="float" office:value="0.016214">
                <text:p>0.016214</text:p>
              </table:table-cell>
              <table:table-cell office:value-type="float" office:value="0.019062">
                <text:p>0.01906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.336812">
                <text:p>1.336812</text:p>
              </table:table-cell>
              <table:table-cell office:value-type="float" office:value="1.345746">
                <text:p>1.345746</text:p>
              </table:table-cell>
              <table:table-cell office:value-type="float" office:value="0.016073">
                <text:p>0.016073</text:p>
              </table:table-cell>
              <table:table-cell office:value-type="float" office:value="0.01721">
                <text:p>0.0172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.349918">
                <text:p>1.349918</text:p>
              </table:table-cell>
              <table:table-cell office:value-type="float" office:value="1.34578">
                <text:p>1.34578</text:p>
              </table:table-cell>
              <table:table-cell office:value-type="float" office:value="0.015226">
                <text:p>0.015226</text:p>
              </table:table-cell>
              <table:table-cell office:value-type="float" office:value="0.019056">
                <text:p>0.01905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.323706">
                <text:p>1.323706</text:p>
              </table:table-cell>
              <table:table-cell office:value-type="float" office:value="1.345813">
                <text:p>1.345813</text:p>
              </table:table-cell>
              <table:table-cell office:value-type="float" office:value="0.014245">
                <text:p>0.014245</text:p>
              </table:table-cell>
              <table:table-cell office:value-type="float" office:value="0.01534">
                <text:p>0.0153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.336812">
                <text:p>1.336812</text:p>
              </table:table-cell>
              <table:table-cell office:value-type="float" office:value="1.345846">
                <text:p>1.345846</text:p>
              </table:table-cell>
              <table:table-cell office:value-type="float" office:value="0.012819">
                <text:p>0.012819</text:p>
              </table:table-cell>
              <table:table-cell office:value-type="float" office:value="0.017146">
                <text:p>0.017146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.323706">
                <text:p>1.323706</text:p>
              </table:table-cell>
              <table:table-cell office:value-type="float" office:value="1.345879">
                <text:p>1.345879</text:p>
              </table:table-cell>
              <table:table-cell office:value-type="float" office:value="0.011152">
                <text:p>0.011152</text:p>
              </table:table-cell>
              <table:table-cell office:value-type="float" office:value="0.015249">
                <text:p>0.015249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.363024">
                <text:p>1.363024</text:p>
              </table:table-cell>
              <table:table-cell office:value-type="float" office:value="1.345912">
                <text:p>1.345912</text:p>
              </table:table-cell>
              <table:table-cell office:value-type="float" office:value="0.009605">
                <text:p>0.009605</text:p>
              </table:table-cell>
              <table:table-cell office:value-type="float" office:value="0.020773">
                <text:p>0.02077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.297494">
                <text:p>1.297494</text:p>
              </table:table-cell>
              <table:table-cell office:value-type="float" office:value="1.345944">
                <text:p>1.345944</text:p>
              </table:table-cell>
              <table:table-cell office:value-type="float" office:value="0.008082">
                <text:p>0.008082</text:p>
              </table:table-cell>
              <table:table-cell office:value-type="float" office:value="0.011495">
                <text:p>0.01149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.336812">
                <text:p>1.336812</text:p>
              </table:table-cell>
              <table:table-cell office:value-type="float" office:value="1.345976">
                <text:p>1.345976</text:p>
              </table:table-cell>
              <table:table-cell office:value-type="float" office:value="0.006959">
                <text:p>0.006959</text:p>
              </table:table-cell>
              <table:table-cell office:value-type="float" office:value="0.016973">
                <text:p>0.01697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.336812">
                <text:p>1.336812</text:p>
              </table:table-cell>
              <table:table-cell office:value-type="float" office:value="1.346008">
                <text:p>1.346008</text:p>
              </table:table-cell>
              <table:table-cell office:value-type="float" office:value="0.005776">
                <text:p>0.005776</text:p>
              </table:table-cell>
              <table:table-cell office:value-type="float" office:value="0.016946">
                <text:p>0.01694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.349918">
                <text:p>1.349918</text:p>
              </table:table-cell>
              <table:table-cell office:value-type="float" office:value="1.34604">
                <text:p>1.34604</text:p>
              </table:table-cell>
              <table:table-cell office:value-type="float" office:value="0.004384">
                <text:p>0.004384</text:p>
              </table:table-cell>
              <table:table-cell office:value-type="float" office:value="0.018789">
                <text:p>0.01878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.336812">
                <text:p>1.336812</text:p>
              </table:table-cell>
              <table:table-cell office:value-type="float" office:value="1.346071">
                <text:p>1.346071</text:p>
              </table:table-cell>
              <table:table-cell office:value-type="float" office:value="0.004088">
                <text:p>0.004088</text:p>
              </table:table-cell>
              <table:table-cell office:value-type="float" office:value="0.016944">
                <text:p>0.01694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.349918">
                <text:p>1.349918</text:p>
              </table:table-cell>
              <table:table-cell office:value-type="float" office:value="1.346102">
                <text:p>1.346102</text:p>
              </table:table-cell>
              <table:table-cell office:value-type="float" office:value="0.003996">
                <text:p>0.003996</text:p>
              </table:table-cell>
              <table:table-cell office:value-type="float" office:value="0.018793">
                <text:p>0.01879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.37613">
                <text:p>1.37613</text:p>
              </table:table-cell>
              <table:table-cell office:value-type="float" office:value="1.346133">
                <text:p>1.346133</text:p>
              </table:table-cell>
              <table:table-cell office:value-type="float" office:value="0.004434">
                <text:p>0.004434</text:p>
              </table:table-cell>
              <table:table-cell office:value-type="float" office:value="0.022526">
                <text:p>0.02252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.363024">
                <text:p>1.363024</text:p>
              </table:table-cell>
              <table:table-cell office:value-type="float" office:value="1.346164">
                <text:p>1.346164</text:p>
              </table:table-cell>
              <table:table-cell office:value-type="float" office:value="0.004678">
                <text:p>0.004678</text:p>
              </table:table-cell>
              <table:table-cell office:value-type="float" office:value="0.02073">
                <text:p>0.0207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.37613">
                <text:p>1.37613</text:p>
              </table:table-cell>
              <table:table-cell office:value-type="float" office:value="1.346194">
                <text:p>1.346194</text:p>
              </table:table-cell>
              <table:table-cell office:value-type="float" office:value="0.006532">
                <text:p>0.006532</text:p>
              </table:table-cell>
              <table:table-cell office:value-type="float" office:value="0.022627">
                <text:p>0.02262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.363024">
                <text:p>1.363024</text:p>
              </table:table-cell>
              <table:table-cell office:value-type="float" office:value="1.346224">
                <text:p>1.346224</text:p>
              </table:table-cell>
              <table:table-cell office:value-type="float" office:value="0.008807">
                <text:p>0.008807</text:p>
              </table:table-cell>
              <table:table-cell office:value-type="float" office:value="0.020822">
                <text:p>0.02082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.402342">
                <text:p>1.402342</text:p>
              </table:table-cell>
              <table:table-cell office:value-type="float" office:value="1.346254">
                <text:p>1.346254</text:p>
              </table:table-cell>
              <table:table-cell office:value-type="float" office:value="0.010791">
                <text:p>0.010791</text:p>
              </table:table-cell>
              <table:table-cell office:value-type="float" office:value="0.026429">
                <text:p>0.02642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.37613">
                <text:p>1.37613</text:p>
              </table:table-cell>
              <table:table-cell office:value-type="float" office:value="1.346284">
                <text:p>1.346284</text:p>
              </table:table-cell>
              <table:table-cell office:value-type="float" office:value="0.012123">
                <text:p>0.012123</text:p>
              </table:table-cell>
              <table:table-cell office:value-type="float" office:value="0.022811">
                <text:p>0.02281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.389236">
                <text:p>1.389236</text:p>
              </table:table-cell>
              <table:table-cell office:value-type="float" office:value="1.346313">
                <text:p>1.346313</text:p>
              </table:table-cell>
              <table:table-cell office:value-type="float" office:value="0.014073">
                <text:p>0.014073</text:p>
              </table:table-cell>
              <table:table-cell office:value-type="float" office:value="0.024725">
                <text:p>0.02472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.37613">
                <text:p>1.37613</text:p>
              </table:table-cell>
              <table:table-cell office:value-type="float" office:value="1.346343">
                <text:p>1.346343</text:p>
              </table:table-cell>
              <table:table-cell office:value-type="float" office:value="0.016425">
                <text:p>0.016425</text:p>
              </table:table-cell>
              <table:table-cell office:value-type="float" office:value="0.022939">
                <text:p>0.022939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.389236">
                <text:p>1.389236</text:p>
              </table:table-cell>
              <table:table-cell office:value-type="float" office:value="1.346372">
                <text:p>1.346372</text:p>
              </table:table-cell>
              <table:table-cell office:value-type="float" office:value="0.018356">
                <text:p>0.018356</text:p>
              </table:table-cell>
              <table:table-cell office:value-type="float" office:value="0.024847">
                <text:p>0.024847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.349918">
                <text:p>1.349918</text:p>
              </table:table-cell>
              <table:table-cell office:value-type="float" office:value="1.3464">
                <text:p>1.3464</text:p>
              </table:table-cell>
              <table:table-cell office:value-type="float" office:value="0.019492">
                <text:p>0.019492</text:p>
              </table:table-cell>
              <table:table-cell office:value-type="float" office:value="0.019335">
                <text:p>0.01933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.389236">
                <text:p>1.389236</text:p>
              </table:table-cell>
              <table:table-cell office:value-type="float" office:value="1.346429">
                <text:p>1.346429</text:p>
              </table:table-cell>
              <table:table-cell office:value-type="float" office:value="0.020006">
                <text:p>0.020006</text:p>
              </table:table-cell>
              <table:table-cell office:value-type="float" office:value="0.024909">
                <text:p>0.02490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.37613">
                <text:p>1.37613</text:p>
              </table:table-cell>
              <table:table-cell office:value-type="float" office:value="1.346457">
                <text:p>1.346457</text:p>
              </table:table-cell>
              <table:table-cell office:value-type="float" office:value="0.020217">
                <text:p>0.020217</text:p>
              </table:table-cell>
              <table:table-cell office:value-type="float" office:value="0.023123">
                <text:p>0.023123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.349918">
                <text:p>1.349918</text:p>
              </table:table-cell>
              <table:table-cell office:value-type="float" office:value="1.346485">
                <text:p>1.346485</text:p>
              </table:table-cell>
              <table:table-cell office:value-type="float" office:value="0.01998">
                <text:p>0.01998</text:p>
              </table:table-cell>
              <table:table-cell office:value-type="float" office:value="0.019458">
                <text:p>0.01945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.349918">
                <text:p>1.349918</text:p>
              </table:table-cell>
              <table:table-cell office:value-type="float" office:value="1.346513">
                <text:p>1.346513</text:p>
              </table:table-cell>
              <table:table-cell office:value-type="float" office:value="0.019873">
                <text:p>0.019873</text:p>
              </table:table-cell>
              <table:table-cell office:value-type="float" office:value="0.019459">
                <text:p>0.019459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.363024">
                <text:p>1.363024</text:p>
              </table:table-cell>
              <table:table-cell office:value-type="float" office:value="1.346541">
                <text:p>1.346541</text:p>
              </table:table-cell>
              <table:table-cell office:value-type="float" office:value="0.01991">
                <text:p>0.01991</text:p>
              </table:table-cell>
              <table:table-cell office:value-type="float" office:value="0.021316">
                <text:p>0.02131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.363024">
                <text:p>1.363024</text:p>
              </table:table-cell>
              <table:table-cell office:value-type="float" office:value="1.346568">
                <text:p>1.346568</text:p>
              </table:table-cell>
              <table:table-cell office:value-type="float" office:value="0.019484">
                <text:p>0.019484</text:p>
              </table:table-cell>
              <table:table-cell office:value-type="float" office:value="0.021345">
                <text:p>0.02134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.349918">
                <text:p>1.349918</text:p>
              </table:table-cell>
              <table:table-cell office:value-type="float" office:value="1.346595">
                <text:p>1.346595</text:p>
              </table:table-cell>
              <table:table-cell office:value-type="float" office:value="0.019617">
                <text:p>0.019617</text:p>
              </table:table-cell>
              <table:table-cell office:value-type="float" office:value="0.01952">
                <text:p>0.0195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.363024">
                <text:p>1.363024</text:p>
              </table:table-cell>
              <table:table-cell office:value-type="float" office:value="1.346622">
                <text:p>1.346622</text:p>
              </table:table-cell>
              <table:table-cell office:value-type="float" office:value="0.019969">
                <text:p>0.019969</text:p>
              </table:table-cell>
              <table:table-cell office:value-type="float" office:value="0.021392">
                <text:p>0.02139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.336812">
                <text:p>1.336812</text:p>
              </table:table-cell>
              <table:table-cell office:value-type="float" office:value="1.346649">
                <text:p>1.346649</text:p>
              </table:table-cell>
              <table:table-cell office:value-type="float" office:value="0.020513">
                <text:p>0.020513</text:p>
              </table:table-cell>
              <table:table-cell office:value-type="float" office:value="0.017703">
                <text:p>0.01770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.349918">
                <text:p>1.349918</text:p>
              </table:table-cell>
              <table:table-cell office:value-type="float" office:value="1.346676">
                <text:p>1.346676</text:p>
              </table:table-cell>
              <table:table-cell office:value-type="float" office:value="0.02115">
                <text:p>0.02115</text:p>
              </table:table-cell>
              <table:table-cell office:value-type="float" office:value="0.01954">
                <text:p>0.0195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.37613">
                <text:p>1.37613</text:p>
              </table:table-cell>
              <table:table-cell office:value-type="float" office:value="1.346702">
                <text:p>1.346702</text:p>
              </table:table-cell>
              <table:table-cell office:value-type="float" office:value="0.021891">
                <text:p>0.021891</text:p>
              </table:table-cell>
              <table:table-cell office:value-type="float" office:value="0.023263">
                <text:p>0.02326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.349918">
                <text:p>1.349918</text:p>
              </table:table-cell>
              <table:table-cell office:value-type="float" office:value="1.346728">
                <text:p>1.346728</text:p>
              </table:table-cell>
              <table:table-cell office:value-type="float" office:value="0.02219">
                <text:p>0.02219</text:p>
              </table:table-cell>
              <table:table-cell office:value-type="float" office:value="0.019602">
                <text:p>0.019602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.363024">
                <text:p>1.363024</text:p>
              </table:table-cell>
              <table:table-cell office:value-type="float" office:value="1.346754">
                <text:p>1.346754</text:p>
              </table:table-cell>
              <table:table-cell office:value-type="float" office:value="0.022326">
                <text:p>0.022326</text:p>
              </table:table-cell>
              <table:table-cell office:value-type="float" office:value="0.021475">
                <text:p>0.02147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.37613">
                <text:p>1.37613</text:p>
              </table:table-cell>
              <table:table-cell office:value-type="float" office:value="1.34678">
                <text:p>1.34678</text:p>
              </table:table-cell>
              <table:table-cell office:value-type="float" office:value="0.022504">
                <text:p>0.022504</text:p>
              </table:table-cell>
              <table:table-cell office:value-type="float" office:value="0.02337">
                <text:p>0.0233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.349918">
                <text:p>1.349918</text:p>
              </table:table-cell>
              <table:table-cell office:value-type="float" office:value="1.346805">
                <text:p>1.346805</text:p>
              </table:table-cell>
              <table:table-cell office:value-type="float" office:value="0.022982">
                <text:p>0.022982</text:p>
              </table:table-cell>
              <table:table-cell office:value-type="float" office:value="0.019705">
                <text:p>0.01970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.363024">
                <text:p>1.363024</text:p>
              </table:table-cell>
              <table:table-cell office:value-type="float" office:value="1.346831">
                <text:p>1.346831</text:p>
              </table:table-cell>
              <table:table-cell office:value-type="float" office:value="0.023013">
                <text:p>0.023013</text:p>
              </table:table-cell>
              <table:table-cell office:value-type="float" office:value="0.021567">
                <text:p>0.021567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.349918">
                <text:p>1.349918</text:p>
              </table:table-cell>
              <table:table-cell office:value-type="float" office:value="1.346856">
                <text:p>1.346856</text:p>
              </table:table-cell>
              <table:table-cell office:value-type="float" office:value="0.022885">
                <text:p>0.022885</text:p>
              </table:table-cell>
              <table:table-cell office:value-type="float" office:value="0.019726">
                <text:p>0.01972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.363024">
                <text:p>1.363024</text:p>
              </table:table-cell>
              <table:table-cell office:value-type="float" office:value="1.346881">
                <text:p>1.346881</text:p>
              </table:table-cell>
              <table:table-cell office:value-type="float" office:value="0.02227">
                <text:p>0.02227</text:p>
              </table:table-cell>
              <table:table-cell office:value-type="float" office:value="0.021582">
                <text:p>0.02158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.349918">
                <text:p>1.349918</text:p>
              </table:table-cell>
              <table:table-cell office:value-type="float" office:value="1.346905">
                <text:p>1.346905</text:p>
              </table:table-cell>
              <table:table-cell office:value-type="float" office:value="0.021655">
                <text:p>0.021655</text:p>
              </table:table-cell>
              <table:table-cell office:value-type="float" office:value="0.019744">
                <text:p>0.01974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.336812">
                <text:p>1.336812</text:p>
              </table:table-cell>
              <table:table-cell office:value-type="float" office:value="1.34693">
                <text:p>1.34693</text:p>
              </table:table-cell>
              <table:table-cell office:value-type="float" office:value="0.020552">
                <text:p>0.020552</text:p>
              </table:table-cell>
              <table:table-cell office:value-type="float" office:value="0.017883">
                <text:p>0.01788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.363024">
                <text:p>1.363024</text:p>
              </table:table-cell>
              <table:table-cell office:value-type="float" office:value="1.346954">
                <text:p>1.346954</text:p>
              </table:table-cell>
              <table:table-cell office:value-type="float" office:value="0.018484">
                <text:p>0.018484</text:p>
              </table:table-cell>
              <table:table-cell office:value-type="float" office:value="0.021578">
                <text:p>0.021578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.349918">
                <text:p>1.349918</text:p>
              </table:table-cell>
              <table:table-cell office:value-type="float" office:value="1.346978">
                <text:p>1.346978</text:p>
              </table:table-cell>
              <table:table-cell office:value-type="float" office:value="0.015862">
                <text:p>0.015862</text:p>
              </table:table-cell>
              <table:table-cell office:value-type="float" office:value="0.019747">
                <text:p>0.01974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.349918">
                <text:p>1.349918</text:p>
              </table:table-cell>
              <table:table-cell office:value-type="float" office:value="1.347002">
                <text:p>1.347002</text:p>
              </table:table-cell>
              <table:table-cell office:value-type="float" office:value="0.012461">
                <text:p>0.012461</text:p>
              </table:table-cell>
              <table:table-cell office:value-type="float" office:value="0.019756">
                <text:p>0.01975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.349918">
                <text:p>1.349918</text:p>
              </table:table-cell>
              <table:table-cell office:value-type="float" office:value="1.347026">
                <text:p>1.347026</text:p>
              </table:table-cell>
              <table:table-cell office:value-type="float" office:value="0.009998">
                <text:p>0.009998</text:p>
              </table:table-cell>
              <table:table-cell office:value-type="float" office:value="0.019764">
                <text:p>0.01976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.349918">
                <text:p>1.349918</text:p>
              </table:table-cell>
              <table:table-cell office:value-type="float" office:value="1.34705">
                <text:p>1.34705</text:p>
              </table:table-cell>
              <table:table-cell office:value-type="float" office:value="0.007777">
                <text:p>0.007777</text:p>
              </table:table-cell>
              <table:table-cell office:value-type="float" office:value="0.019768">
                <text:p>0.019768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.349918">
                <text:p>1.349918</text:p>
              </table:table-cell>
              <table:table-cell office:value-type="float" office:value="1.347016">
                <text:p>1.347016</text:p>
              </table:table-cell>
              <table:table-cell office:value-type="float" office:value="0.006099">
                <text:p>0.006099</text:p>
              </table:table-cell>
              <table:table-cell office:value-type="float" office:value="0.01978">
                <text:p>0.01978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.389236">
                <text:p>1.389236</text:p>
              </table:table-cell>
              <table:table-cell office:value-type="float" office:value="1.346875">
                <text:p>1.346875</text:p>
              </table:table-cell>
              <table:table-cell office:value-type="float" office:value="0.004731">
                <text:p>0.004731</text:p>
              </table:table-cell>
              <table:table-cell office:value-type="float" office:value="0.025392">
                <text:p>0.02539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.37613">
                <text:p>1.37613</text:p>
              </table:table-cell>
              <table:table-cell office:value-type="float" office:value="1.346625">
                <text:p>1.346625</text:p>
              </table:table-cell>
              <table:table-cell office:value-type="float" office:value="0.003596">
                <text:p>0.003596</text:p>
              </table:table-cell>
              <table:table-cell office:value-type="float" office:value="0.023663">
                <text:p>0.02366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.37613">
                <text:p>1.37613</text:p>
              </table:table-cell>
              <table:table-cell office:value-type="float" office:value="1.346268">
                <text:p>1.346268</text:p>
              </table:table-cell>
              <table:table-cell office:value-type="float" office:value="0.00306">
                <text:p>0.00306</text:p>
              </table:table-cell>
              <table:table-cell office:value-type="float" office:value="0.023787">
                <text:p>0.023787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.37613">
                <text:p>1.37613</text:p>
              </table:table-cell>
              <table:table-cell office:value-type="float" office:value="1.345805">
                <text:p>1.345805</text:p>
              </table:table-cell>
              <table:table-cell office:value-type="float" office:value="0.003447">
                <text:p>0.003447</text:p>
              </table:table-cell>
              <table:table-cell office:value-type="float" office:value="0.023919">
                <text:p>0.023919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.389236">
                <text:p>1.389236</text:p>
              </table:table-cell>
              <table:table-cell office:value-type="float" office:value="1.345236">
                <text:p>1.345236</text:p>
              </table:table-cell>
              <table:table-cell office:value-type="float" office:value="0.004433">
                <text:p>0.004433</text:p>
              </table:table-cell>
              <table:table-cell office:value-type="float" office:value="0.025918">
                <text:p>0.02591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.428554">
                <text:p>1.428554</text:p>
              </table:table-cell>
              <table:table-cell office:value-type="float" office:value="1.344561">
                <text:p>1.344561</text:p>
              </table:table-cell>
              <table:table-cell office:value-type="float" office:value="0.006079">
                <text:p>0.006079</text:p>
              </table:table-cell>
              <table:table-cell office:value-type="float" office:value="0.031682">
                <text:p>0.031682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.415448">
                <text:p>1.415448</text:p>
              </table:table-cell>
              <table:table-cell office:value-type="float" office:value="1.343778">
                <text:p>1.343778</text:p>
              </table:table-cell>
              <table:table-cell office:value-type="float" office:value="0.007858">
                <text:p>0.007858</text:p>
              </table:table-cell>
              <table:table-cell office:value-type="float" office:value="0.030108">
                <text:p>0.030108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.428554">
                <text:p>1.428554</text:p>
              </table:table-cell>
              <table:table-cell office:value-type="float" office:value="1.342888">
                <text:p>1.342888</text:p>
              </table:table-cell>
              <table:table-cell office:value-type="float" office:value="0.00989">
                <text:p>0.00989</text:p>
              </table:table-cell>
              <table:table-cell office:value-type="float" office:value="0.032251">
                <text:p>0.03225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.44166">
                <text:p>1.44166</text:p>
              </table:table-cell>
              <table:table-cell office:value-type="float" office:value="1.341892">
                <text:p>1.341892</text:p>
              </table:table-cell>
              <table:table-cell office:value-type="float" office:value="0.011783">
                <text:p>0.011783</text:p>
              </table:table-cell>
              <table:table-cell office:value-type="float" office:value="0.034432">
                <text:p>0.03443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.44166">
                <text:p>1.44166</text:p>
              </table:table-cell>
              <table:table-cell office:value-type="float" office:value="1.34079">
                <text:p>1.34079</text:p>
              </table:table-cell>
              <table:table-cell office:value-type="float" office:value="0.012607">
                <text:p>0.012607</text:p>
              </table:table-cell>
              <table:table-cell office:value-type="float" office:value="0.034789">
                <text:p>0.03478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.44166">
                <text:p>1.44166</text:p>
              </table:table-cell>
              <table:table-cell office:value-type="float" office:value="1.339581">
                <text:p>1.339581</text:p>
              </table:table-cell>
              <table:table-cell office:value-type="float" office:value="0.013426">
                <text:p>0.013426</text:p>
              </table:table-cell>
              <table:table-cell office:value-type="float" office:value="0.035159">
                <text:p>0.035159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.428554">
                <text:p>1.428554</text:p>
              </table:table-cell>
              <table:table-cell office:value-type="float" office:value="1.338267">
                <text:p>1.338267</text:p>
              </table:table-cell>
              <table:table-cell office:value-type="float" office:value="0.014954">
                <text:p>0.014954</text:p>
              </table:table-cell>
              <table:table-cell office:value-type="float" office:value="0.033678">
                <text:p>0.03367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.402342">
                <text:p>1.402342</text:p>
              </table:table-cell>
              <table:table-cell office:value-type="float" office:value="1.33685">
                <text:p>1.33685</text:p>
              </table:table-cell>
              <table:table-cell office:value-type="float" office:value="0.016301">
                <text:p>0.016301</text:p>
              </table:table-cell>
              <table:table-cell office:value-type="float" office:value="0.030317">
                <text:p>0.03031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.428554">
                <text:p>1.428554</text:p>
              </table:table-cell>
              <table:table-cell office:value-type="float" office:value="1.335332">
                <text:p>1.335332</text:p>
              </table:table-cell>
              <table:table-cell office:value-type="float" office:value="0.017537">
                <text:p>0.017537</text:p>
              </table:table-cell>
              <table:table-cell office:value-type="float" office:value="0.03436">
                <text:p>0.0343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.454766">
                <text:p>1.454766</text:p>
              </table:table-cell>
              <table:table-cell office:value-type="float" office:value="1.333714">
                <text:p>1.333714</text:p>
              </table:table-cell>
              <table:table-cell office:value-type="float" office:value="0.019144">
                <text:p>0.019144</text:p>
              </table:table-cell>
              <table:table-cell office:value-type="float" office:value="0.038483">
                <text:p>0.03848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.402342">
                <text:p>1.402342</text:p>
              </table:table-cell>
              <table:table-cell office:value-type="float" office:value="1.331993">
                <text:p>1.331993</text:p>
              </table:table-cell>
              <table:table-cell office:value-type="float" office:value="0.021139">
                <text:p>0.021139</text:p>
              </table:table-cell>
              <table:table-cell office:value-type="float" office:value="0.031529">
                <text:p>0.031529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.44166">
                <text:p>1.44166</text:p>
              </table:table-cell>
              <table:table-cell office:value-type="float" office:value="1.330174">
                <text:p>1.330174</text:p>
              </table:table-cell>
              <table:table-cell office:value-type="float" office:value="0.023373">
                <text:p>0.023373</text:p>
              </table:table-cell>
              <table:table-cell office:value-type="float" office:value="0.037521">
                <text:p>0.03752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.415448">
                <text:p>1.415448</text:p>
              </table:table-cell>
              <table:table-cell office:value-type="float" office:value="1.328255">
                <text:p>1.328255</text:p>
              </table:table-cell>
              <table:table-cell office:value-type="float" office:value="0.025468">
                <text:p>0.025468</text:p>
              </table:table-cell>
              <table:table-cell office:value-type="float" office:value="0.034301">
                <text:p>0.03430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.428554">
                <text:p>1.428554</text:p>
              </table:table-cell>
              <table:table-cell office:value-type="float" office:value="1.326239">
                <text:p>1.326239</text:p>
              </table:table-cell>
              <table:table-cell office:value-type="float" office:value="0.028635">
                <text:p>0.028635</text:p>
              </table:table-cell>
              <table:table-cell office:value-type="float" office:value="0.036626">
                <text:p>0.036626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.415448">
                <text:p>1.415448</text:p>
              </table:table-cell>
              <table:table-cell office:value-type="float" office:value="1.324126">
                <text:p>1.324126</text:p>
              </table:table-cell>
              <table:table-cell office:value-type="float" office:value="0.031767">
                <text:p>0.031767</text:p>
              </table:table-cell>
              <table:table-cell office:value-type="float" office:value="0.035271">
                <text:p>0.03527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.454766">
                <text:p>1.454766</text:p>
              </table:table-cell>
              <table:table-cell office:value-type="float" office:value="1.321917">
                <text:p>1.321917</text:p>
              </table:table-cell>
              <table:table-cell office:value-type="float" office:value="0.0342">
                <text:p>0.0342</text:p>
              </table:table-cell>
              <table:table-cell office:value-type="float" office:value="0.041352">
                <text:p>0.041352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.389236">
                <text:p>1.389236</text:p>
              </table:table-cell>
              <table:table-cell office:value-type="float" office:value="1.319609">
                <text:p>1.319609</text:p>
              </table:table-cell>
              <table:table-cell office:value-type="float" office:value="0.036403">
                <text:p>0.036403</text:p>
              </table:table-cell>
              <table:table-cell office:value-type="float" office:value="0.032644">
                <text:p>0.03264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.402342">
                <text:p>1.402342</text:p>
              </table:table-cell>
              <table:table-cell office:value-type="float" office:value="1.317209">
                <text:p>1.317209</text:p>
              </table:table-cell>
              <table:table-cell office:value-type="float" office:value="0.039639">
                <text:p>0.039639</text:p>
              </table:table-cell>
              <table:table-cell office:value-type="float" office:value="0.03498">
                <text:p>0.0349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.415448">
                <text:p>1.415448</text:p>
              </table:table-cell>
              <table:table-cell office:value-type="float" office:value="1.314717">
                <text:p>1.314717</text:p>
              </table:table-cell>
              <table:table-cell office:value-type="float" office:value="0.042277">
                <text:p>0.042277</text:p>
              </table:table-cell>
              <table:table-cell office:value-type="float" office:value="0.037352">
                <text:p>0.037352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.428554">
                <text:p>1.428554</text:p>
              </table:table-cell>
              <table:table-cell office:value-type="float" office:value="1.312133">
                <text:p>1.312133</text:p>
              </table:table-cell>
              <table:table-cell office:value-type="float" office:value="0.045179">
                <text:p>0.045179</text:p>
              </table:table-cell>
              <table:table-cell office:value-type="float" office:value="0.039775">
                <text:p>0.03977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.402342">
                <text:p>1.402342</text:p>
              </table:table-cell>
              <table:table-cell office:value-type="float" office:value="1.309455">
                <text:p>1.309455</text:p>
              </table:table-cell>
              <table:table-cell office:value-type="float" office:value="0.048092">
                <text:p>0.048092</text:p>
              </table:table-cell>
              <table:table-cell office:value-type="float" office:value="0.036673">
                <text:p>0.036673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.389236">
                <text:p>1.389236</text:p>
              </table:table-cell>
              <table:table-cell office:value-type="float" office:value="1.306688">
                <text:p>1.306688</text:p>
              </table:table-cell>
              <table:table-cell office:value-type="float" office:value="0.050317">
                <text:p>0.050317</text:p>
              </table:table-cell>
              <table:table-cell office:value-type="float" office:value="0.035399">
                <text:p>0.03539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.389236">
                <text:p>1.389236</text:p>
              </table:table-cell>
              <table:table-cell office:value-type="float" office:value="1.303832">
                <text:p>1.303832</text:p>
              </table:table-cell>
              <table:table-cell office:value-type="float" office:value="0.0521">
                <text:p>0.0521</text:p>
              </table:table-cell>
              <table:table-cell office:value-type="float" office:value="0.035966">
                <text:p>0.03596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.402342">
                <text:p>1.402342</text:p>
              </table:table-cell>
              <table:table-cell office:value-type="float" office:value="1.300888">
                <text:p>1.300888</text:p>
              </table:table-cell>
              <table:table-cell office:value-type="float" office:value="0.054352">
                <text:p>0.054352</text:p>
              </table:table-cell>
              <table:table-cell office:value-type="float" office:value="0.038408">
                <text:p>0.038408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.37613">
                <text:p>1.37613</text:p>
              </table:table-cell>
              <table:table-cell office:value-type="float" office:value="1.297855">
                <text:p>1.297855</text:p>
              </table:table-cell>
              <table:table-cell office:value-type="float" office:value="0.056364">
                <text:p>0.056364</text:p>
              </table:table-cell>
              <table:table-cell office:value-type="float" office:value="0.035317">
                <text:p>0.035317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.363024">
                <text:p>1.363024</text:p>
              </table:table-cell>
              <table:table-cell office:value-type="float" office:value="1.294738">
                <text:p>1.294738</text:p>
              </table:table-cell>
              <table:table-cell office:value-type="float" office:value="0.058131">
                <text:p>0.058131</text:p>
              </table:table-cell>
              <table:table-cell office:value-type="float" office:value="0.034054">
                <text:p>0.034054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.363024">
                <text:p>1.363024</text:p>
              </table:table-cell>
              <table:table-cell office:value-type="float" office:value="1.291537">
                <text:p>1.291537</text:p>
              </table:table-cell>
              <table:table-cell office:value-type="float" office:value="0.059676">
                <text:p>0.059676</text:p>
              </table:table-cell>
              <table:table-cell office:value-type="float" office:value="0.034639">
                <text:p>0.034639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.363024">
                <text:p>1.363024</text:p>
              </table:table-cell>
              <table:table-cell office:value-type="float" office:value="1.288253">
                <text:p>1.288253</text:p>
              </table:table-cell>
              <table:table-cell office:value-type="float" office:value="0.060565">
                <text:p>0.060565</text:p>
              </table:table-cell>
              <table:table-cell office:value-type="float" office:value="0.035242">
                <text:p>0.03524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.336812">
                <text:p>1.336812</text:p>
              </table:table-cell>
              <table:table-cell office:value-type="float" office:value="1.284887">
                <text:p>1.284887</text:p>
              </table:table-cell>
              <table:table-cell office:value-type="float" office:value="0.061274">
                <text:p>0.061274</text:p>
              </table:table-cell>
              <table:table-cell office:value-type="float" office:value="0.032146">
                <text:p>0.032146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.336812">
                <text:p>1.336812</text:p>
              </table:table-cell>
              <table:table-cell office:value-type="float" office:value="1.281442">
                <text:p>1.281442</text:p>
              </table:table-cell>
              <table:table-cell office:value-type="float" office:value="0.060768">
                <text:p>0.060768</text:p>
              </table:table-cell>
              <table:table-cell office:value-type="float" office:value="0.032738">
                <text:p>0.032738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.336812">
                <text:p>1.336812</text:p>
              </table:table-cell>
              <table:table-cell office:value-type="float" office:value="1.277918">
                <text:p>1.277918</text:p>
              </table:table-cell>
              <table:table-cell office:value-type="float" office:value="0.059363">
                <text:p>0.059363</text:p>
              </table:table-cell>
              <table:table-cell office:value-type="float" office:value="0.033348">
                <text:p>0.03334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.323706">
                <text:p>1.323706</text:p>
              </table:table-cell>
              <table:table-cell office:value-type="float" office:value="1.274316">
                <text:p>1.274316</text:p>
              </table:table-cell>
              <table:table-cell office:value-type="float" office:value="0.0578">
                <text:p>0.0578</text:p>
              </table:table-cell>
              <table:table-cell office:value-type="float" office:value="0.032119">
                <text:p>0.032119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.323706">
                <text:p>1.323706</text:p>
              </table:table-cell>
              <table:table-cell office:value-type="float" office:value="1.270638">
                <text:p>1.270638</text:p>
              </table:table-cell>
              <table:table-cell office:value-type="float" office:value="0.056073">
                <text:p>0.056073</text:p>
              </table:table-cell>
              <table:table-cell office:value-type="float" office:value="0.032745">
                <text:p>0.03274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.323706">
                <text:p>1.323706</text:p>
              </table:table-cell>
              <table:table-cell office:value-type="float" office:value="1.266883">
                <text:p>1.266883</text:p>
              </table:table-cell>
              <table:table-cell office:value-type="float" office:value="0.053485">
                <text:p>0.053485</text:p>
              </table:table-cell>
              <table:table-cell office:value-type="float" office:value="0.03339">
                <text:p>0.0333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.323706">
                <text:p>1.323706</text:p>
              </table:table-cell>
              <table:table-cell office:value-type="float" office:value="1.263053">
                <text:p>1.263053</text:p>
              </table:table-cell>
              <table:table-cell office:value-type="float" office:value="0.051089">
                <text:p>0.051089</text:p>
              </table:table-cell>
              <table:table-cell office:value-type="float" office:value="0.034055">
                <text:p>0.03405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.3106">
                <text:p>1.3106</text:p>
              </table:table-cell>
              <table:table-cell office:value-type="float" office:value="1.259148">
                <text:p>1.259148</text:p>
              </table:table-cell>
              <table:table-cell office:value-type="float" office:value="0.048437">
                <text:p>0.048437</text:p>
              </table:table-cell>
              <table:table-cell office:value-type="float" office:value="0.032877">
                <text:p>0.03287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.336812">
                <text:p>1.336812</text:p>
              </table:table-cell>
              <table:table-cell office:value-type="float" office:value="1.25517">
                <text:p>1.25517</text:p>
              </table:table-cell>
              <table:table-cell office:value-type="float" office:value="0.045294">
                <text:p>0.045294</text:p>
              </table:table-cell>
              <table:table-cell office:value-type="float" office:value="0.037274">
                <text:p>0.03727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.336812">
                <text:p>1.336812</text:p>
              </table:table-cell>
              <table:table-cell office:value-type="float" office:value="1.251117">
                <text:p>1.251117</text:p>
              </table:table-cell>
              <table:table-cell office:value-type="float" office:value="0.041932">
                <text:p>0.041932</text:p>
              </table:table-cell>
              <table:table-cell office:value-type="float" office:value="0.038022">
                <text:p>0.03802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.3106">
                <text:p>1.3106</text:p>
              </table:table-cell>
              <table:table-cell office:value-type="float" office:value="1.24699">
                <text:p>1.24699</text:p>
              </table:table-cell>
              <table:table-cell office:value-type="float" office:value="0.038644">
                <text:p>0.038644</text:p>
              </table:table-cell>
              <table:table-cell office:value-type="float" office:value="0.035067">
                <text:p>0.03506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.323706">
                <text:p>1.323706</text:p>
              </table:table-cell>
              <table:table-cell office:value-type="float" office:value="1.242792">
                <text:p>1.242792</text:p>
              </table:table-cell>
              <table:table-cell office:value-type="float" office:value="0.037892">
                <text:p>0.037892</text:p>
              </table:table-cell>
              <table:table-cell office:value-type="float" office:value="0.037654">
                <text:p>0.03765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.336812">
                <text:p>1.336812</text:p>
              </table:table-cell>
              <table:table-cell office:value-type="float" office:value="1.238522">
                <text:p>1.238522</text:p>
              </table:table-cell>
              <table:table-cell office:value-type="float" office:value="0.036091">
                <text:p>0.036091</text:p>
              </table:table-cell>
              <table:table-cell office:value-type="float" office:value="0.040279">
                <text:p>0.04027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.349918">
                <text:p>1.349918</text:p>
              </table:table-cell>
              <table:table-cell office:value-type="float" office:value="1.23418">
                <text:p>1.23418</text:p>
              </table:table-cell>
              <table:table-cell office:value-type="float" office:value="0.034794">
                <text:p>0.034794</text:p>
              </table:table-cell>
              <table:table-cell office:value-type="float" office:value="0.042954">
                <text:p>0.042954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.349918">
                <text:p>1.349918</text:p>
              </table:table-cell>
              <table:table-cell office:value-type="float" office:value="1.229765">
                <text:p>1.229765</text:p>
              </table:table-cell>
              <table:table-cell office:value-type="float" office:value="0.034218">
                <text:p>0.034218</text:p>
              </table:table-cell>
              <table:table-cell office:value-type="float" office:value="0.043822">
                <text:p>0.043822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.363024">
                <text:p>1.363024</text:p>
              </table:table-cell>
              <table:table-cell office:value-type="float" office:value="1.225278">
                <text:p>1.225278</text:p>
              </table:table-cell>
              <table:table-cell office:value-type="float" office:value="0.033568">
                <text:p>0.033568</text:p>
              </table:table-cell>
              <table:table-cell office:value-type="float" office:value="0.046573">
                <text:p>0.04657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.37613">
                <text:p>1.37613</text:p>
              </table:table-cell>
              <table:table-cell office:value-type="float" office:value="1.220719">
                <text:p>1.220719</text:p>
              </table:table-cell>
              <table:table-cell office:value-type="float" office:value="0.033198">
                <text:p>0.033198</text:p>
              </table:table-cell>
              <table:table-cell office:value-type="float" office:value="0.049368">
                <text:p>0.04936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.389236">
                <text:p>1.389236</text:p>
              </table:table-cell>
              <table:table-cell office:value-type="float" office:value="1.216087">
                <text:p>1.216087</text:p>
              </table:table-cell>
              <table:table-cell office:value-type="float" office:value="0.034414">
                <text:p>0.034414</text:p>
              </table:table-cell>
              <table:table-cell office:value-type="float" office:value="0.052207">
                <text:p>0.05220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.389236">
                <text:p>1.389236</text:p>
              </table:table-cell>
              <table:table-cell office:value-type="float" office:value="1.211381">
                <text:p>1.211381</text:p>
              </table:table-cell>
              <table:table-cell office:value-type="float" office:value="0.036354">
                <text:p>0.036354</text:p>
              </table:table-cell>
              <table:table-cell office:value-type="float" office:value="0.053229">
                <text:p>0.05322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.37613">
                <text:p>1.37613</text:p>
              </table:table-cell>
              <table:table-cell office:value-type="float" office:value="1.206602">
                <text:p>1.206602</text:p>
              </table:table-cell>
              <table:table-cell office:value-type="float" office:value="0.038508">
                <text:p>0.038508</text:p>
              </table:table-cell>
              <table:table-cell office:value-type="float" office:value="0.052402">
                <text:p>0.05240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.389236">
                <text:p>1.389236</text:p>
              </table:table-cell>
              <table:table-cell office:value-type="float" office:value="1.201752">
                <text:p>1.201752</text:p>
              </table:table-cell>
              <table:table-cell office:value-type="float" office:value="0.04074">
                <text:p>0.04074</text:p>
              </table:table-cell>
              <table:table-cell office:value-type="float" office:value="0.05528">
                <text:p>0.0552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.389236">
                <text:p>1.389236</text:p>
              </table:table-cell>
              <table:table-cell office:value-type="float" office:value="1.19683">
                <text:p>1.19683</text:p>
              </table:table-cell>
              <table:table-cell office:value-type="float" office:value="0.043699">
                <text:p>0.043699</text:p>
              </table:table-cell>
              <table:table-cell office:value-type="float" office:value="0.056338">
                <text:p>0.056338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.402342">
                <text:p>1.402342</text:p>
              </table:table-cell>
              <table:table-cell office:value-type="float" office:value="1.191837">
                <text:p>1.191837</text:p>
              </table:table-cell>
              <table:table-cell office:value-type="float" office:value="0.047758">
                <text:p>0.047758</text:p>
              </table:table-cell>
              <table:table-cell office:value-type="float" office:value="0.059282">
                <text:p>0.05928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.415448">
                <text:p>1.415448</text:p>
              </table:table-cell>
              <table:table-cell office:value-type="float" office:value="1.186772">
                <text:p>1.186772</text:p>
              </table:table-cell>
              <table:table-cell office:value-type="float" office:value="0.052141">
                <text:p>0.052141</text:p>
              </table:table-cell>
              <table:table-cell office:value-type="float" office:value="0.062282">
                <text:p>0.06228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.402342">
                <text:p>1.402342</text:p>
              </table:table-cell>
              <table:table-cell office:value-type="float" office:value="1.181636">
                <text:p>1.181636</text:p>
              </table:table-cell>
              <table:table-cell office:value-type="float" office:value="0.056265">
                <text:p>0.056265</text:p>
              </table:table-cell>
              <table:table-cell office:value-type="float" office:value="0.061613">
                <text:p>0.06161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.402342">
                <text:p>1.402342</text:p>
              </table:table-cell>
              <table:table-cell office:value-type="float" office:value="1.176428">
                <text:p>1.176428</text:p>
              </table:table-cell>
              <table:table-cell office:value-type="float" office:value="0.062214">
                <text:p>0.062214</text:p>
              </table:table-cell>
              <table:table-cell office:value-type="float" office:value="0.062799">
                <text:p>0.062799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.402342">
                <text:p>1.402342</text:p>
              </table:table-cell>
              <table:table-cell office:value-type="float" office:value="1.171151">
                <text:p>1.171151</text:p>
              </table:table-cell>
              <table:table-cell office:value-type="float" office:value="0.068544">
                <text:p>0.068544</text:p>
              </table:table-cell>
              <table:table-cell office:value-type="float" office:value="0.063997">
                <text:p>0.06399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.389236">
                <text:p>1.389236</text:p>
              </table:table-cell>
              <table:table-cell office:value-type="float" office:value="1.165804">
                <text:p>1.165804</text:p>
              </table:table-cell>
              <table:table-cell office:value-type="float" office:value="0.074679">
                <text:p>0.074679</text:p>
              </table:table-cell>
              <table:table-cell office:value-type="float" office:value="0.063349">
                <text:p>0.063349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.389236">
                <text:p>1.389236</text:p>
              </table:table-cell>
              <table:table-cell office:value-type="float" office:value="1.16039">
                <text:p>1.16039</text:p>
              </table:table-cell>
              <table:table-cell office:value-type="float" office:value="0.08068">
                <text:p>0.08068</text:p>
              </table:table-cell>
              <table:table-cell office:value-type="float" office:value="0.064553">
                <text:p>0.06455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.363024">
                <text:p>1.363024</text:p>
              </table:table-cell>
              <table:table-cell office:value-type="float" office:value="1.154908">
                <text:p>1.154908</text:p>
              </table:table-cell>
              <table:table-cell office:value-type="float" office:value="0.087154">
                <text:p>0.087154</text:p>
              </table:table-cell>
              <table:table-cell office:value-type="float" office:value="0.062053">
                <text:p>0.06205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.428554">
                <text:p>1.428554</text:p>
              </table:table-cell>
              <table:table-cell office:value-type="float" office:value="1.149361">
                <text:p>1.149361</text:p>
              </table:table-cell>
              <table:table-cell office:value-type="float" office:value="0.093898">
                <text:p>0.093898</text:p>
              </table:table-cell>
              <table:table-cell office:value-type="float" office:value="0.072553">
                <text:p>0.072553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.258176">
                <text:p>1.258176</text:p>
              </table:table-cell>
              <table:table-cell office:value-type="float" office:value="1.143745">
                <text:p>1.143745</text:p>
              </table:table-cell>
              <table:table-cell office:value-type="float" office:value="0.100151">
                <text:p>0.100151</text:p>
              </table:table-cell>
              <table:table-cell office:value-type="float" office:value="0.04971">
                <text:p>0.0497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.336812">
                <text:p>1.336812</text:p>
              </table:table-cell>
              <table:table-cell office:value-type="float" office:value="1.138074">
                <text:p>1.138074</text:p>
              </table:table-cell>
              <table:table-cell office:value-type="float" office:value="0.106638">
                <text:p>0.106638</text:p>
              </table:table-cell>
              <table:table-cell office:value-type="float" office:value="0.06189">
                <text:p>0.0618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.349918">
                <text:p>1.349918</text:p>
              </table:table-cell>
              <table:table-cell office:value-type="float" office:value="1.132342">
                <text:p>1.132342</text:p>
              </table:table-cell>
              <table:table-cell office:value-type="float" office:value="0.108837">
                <text:p>0.108837</text:p>
              </table:table-cell>
              <table:table-cell office:value-type="float" office:value="0.064935">
                <text:p>0.06493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.258176">
                <text:p>1.258176</text:p>
              </table:table-cell>
              <table:table-cell office:value-type="float" office:value="1.126548">
                <text:p>1.126548</text:p>
              </table:table-cell>
              <table:table-cell office:value-type="float" office:value="0.111019">
                <text:p>0.111019</text:p>
              </table:table-cell>
              <table:table-cell office:value-type="float" office:value="0.053159">
                <text:p>0.05315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.258176">
                <text:p>1.258176</text:p>
              </table:table-cell>
              <table:table-cell office:value-type="float" office:value="1.1207">
                <text:p>1.1207</text:p>
              </table:table-cell>
              <table:table-cell office:value-type="float" office:value="0.112185">
                <text:p>0.112185</text:p>
              </table:table-cell>
              <table:table-cell office:value-type="float" office:value="0.054253">
                <text:p>0.054253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.231964">
                <text:p>1.231964</text:p>
              </table:table-cell>
              <table:table-cell office:value-type="float" office:value="1.114799">
                <text:p>1.114799</text:p>
              </table:table-cell>
              <table:table-cell office:value-type="float" office:value="0.113154">
                <text:p>0.113154</text:p>
              </table:table-cell>
              <table:table-cell office:value-type="float" office:value="0.051633">
                <text:p>0.051633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.231964">
                <text:p>1.231964</text:p>
              </table:table-cell>
              <table:table-cell office:value-type="float" office:value="1.108847">
                <text:p>1.108847</text:p>
              </table:table-cell>
              <table:table-cell office:value-type="float" office:value="0.112674">
                <text:p>0.112674</text:p>
              </table:table-cell>
              <table:table-cell office:value-type="float" office:value="0.052701">
                <text:p>0.052701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.205752">
                <text:p>1.205752</text:p>
              </table:table-cell>
              <table:table-cell office:value-type="float" office:value="1.102844">
                <text:p>1.102844</text:p>
              </table:table-cell>
              <table:table-cell office:value-type="float" office:value="0.111545">
                <text:p>0.111545</text:p>
              </table:table-cell>
              <table:table-cell office:value-type="float" office:value="0.050077">
                <text:p>0.050077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.218858">
                <text:p>1.218858</text:p>
              </table:table-cell>
              <table:table-cell office:value-type="float" office:value="1.096793">
                <text:p>1.096793</text:p>
              </table:table-cell>
              <table:table-cell office:value-type="float" office:value="0.111323">
                <text:p>0.111323</text:p>
              </table:table-cell>
              <table:table-cell office:value-type="float" office:value="0.053014">
                <text:p>0.053014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.205752">
                <text:p>1.205752</text:p>
              </table:table-cell>
              <table:table-cell office:value-type="float" office:value="1.090694">
                <text:p>1.090694</text:p>
              </table:table-cell>
              <table:table-cell office:value-type="float" office:value="0.10936">
                <text:p>0.10936</text:p>
              </table:table-cell>
              <table:table-cell office:value-type="float" office:value="0.052282">
                <text:p>0.05228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.192646">
                <text:p>1.192646</text:p>
              </table:table-cell>
              <table:table-cell office:value-type="float" office:value="1.084547">
                <text:p>1.084547</text:p>
              </table:table-cell>
              <table:table-cell office:value-type="float" office:value="0.108007">
                <text:p>0.108007</text:p>
              </table:table-cell>
              <table:table-cell office:value-type="float" office:value="0.051547">
                <text:p>0.05154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.17954">
                <text:p>1.17954</text:p>
              </table:table-cell>
              <table:table-cell office:value-type="float" office:value="1.078354">
                <text:p>1.078354</text:p>
              </table:table-cell>
              <table:table-cell office:value-type="float" office:value="0.106778">
                <text:p>0.106778</text:p>
              </table:table-cell>
              <table:table-cell office:value-type="float" office:value="0.050799">
                <text:p>0.05079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.17954">
                <text:p>1.17954</text:p>
              </table:table-cell>
              <table:table-cell office:value-type="float" office:value="1.072117">
                <text:p>1.072117</text:p>
              </table:table-cell>
              <table:table-cell office:value-type="float" office:value="0.104709">
                <text:p>0.104709</text:p>
              </table:table-cell>
              <table:table-cell office:value-type="float" office:value="0.051894">
                <text:p>0.05189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.153328">
                <text:p>1.153328</text:p>
              </table:table-cell>
              <table:table-cell office:value-type="float" office:value="1.065836">
                <text:p>1.065836</text:p>
              </table:table-cell>
              <table:table-cell office:value-type="float" office:value="0.102838">
                <text:p>0.102838</text:p>
              </table:table-cell>
              <table:table-cell office:value-type="float" office:value="0.049278">
                <text:p>0.049278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.153328">
                <text:p>1.153328</text:p>
              </table:table-cell>
              <table:table-cell office:value-type="float" office:value="1.059513">
                <text:p>1.059513</text:p>
              </table:table-cell>
              <table:table-cell office:value-type="float" office:value="0.101391">
                <text:p>0.101391</text:p>
              </table:table-cell>
              <table:table-cell office:value-type="float" office:value="0.050345">
                <text:p>0.05034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.192646">
                <text:p>1.192646</text:p>
              </table:table-cell>
              <table:table-cell office:value-type="float" office:value="1.053149">
                <text:p>1.053149</text:p>
              </table:table-cell>
              <table:table-cell office:value-type="float" office:value="0.100419">
                <text:p>0.100419</text:p>
              </table:table-cell>
              <table:table-cell office:value-type="float" office:value="0.057018">
                <text:p>0.05701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.153328">
                <text:p>1.153328</text:p>
              </table:table-cell>
              <table:table-cell office:value-type="float" office:value="1.046741">
                <text:p>1.046741</text:p>
              </table:table-cell>
              <table:table-cell office:value-type="float" office:value="0.099551">
                <text:p>0.099551</text:p>
              </table:table-cell>
              <table:table-cell office:value-type="float" office:value="0.052634">
                <text:p>0.052634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.17954">
                <text:p>1.17954</text:p>
              </table:table-cell>
              <table:table-cell office:value-type="float" office:value="1.040292">
                <text:p>1.040292</text:p>
              </table:table-cell>
              <table:table-cell office:value-type="float" office:value="0.099144">
                <text:p>0.099144</text:p>
              </table:table-cell>
              <table:table-cell office:value-type="float" office:value="0.057503">
                <text:p>0.05750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.140222">
                <text:p>1.140222</text:p>
              </table:table-cell>
              <table:table-cell office:value-type="float" office:value="1.0338">
                <text:p>1.0338</text:p>
              </table:table-cell>
              <table:table-cell office:value-type="float" office:value="0.098758">
                <text:p>0.098758</text:p>
              </table:table-cell>
              <table:table-cell office:value-type="float" office:value="0.053132">
                <text:p>0.05313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.153328">
                <text:p>1.153328</text:p>
              </table:table-cell>
              <table:table-cell office:value-type="float" office:value="1.02727">
                <text:p>1.02727</text:p>
              </table:table-cell>
              <table:table-cell office:value-type="float" office:value="0.098449">
                <text:p>0.098449</text:p>
              </table:table-cell>
              <table:table-cell office:value-type="float" office:value="0.056134">
                <text:p>0.056134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.153328">
                <text:p>1.153328</text:p>
              </table:table-cell>
              <table:table-cell office:value-type="float" office:value="1.0207">
                <text:p>1.0207</text:p>
              </table:table-cell>
              <table:table-cell office:value-type="float" office:value="0.097461">
                <text:p>0.097461</text:p>
              </table:table-cell>
              <table:table-cell office:value-type="float" office:value="0.057312">
                <text:p>0.05731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.17954">
                <text:p>1.17954</text:p>
              </table:table-cell>
              <table:table-cell office:value-type="float" office:value="1.01409">
                <text:p>1.01409</text:p>
              </table:table-cell>
              <table:table-cell office:value-type="float" office:value="0.0965">
                <text:p>0.0965</text:p>
              </table:table-cell>
              <table:table-cell office:value-type="float" office:value="0.062236">
                <text:p>0.06223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.11401">
                <text:p>1.11401</text:p>
              </table:table-cell>
              <table:table-cell office:value-type="float" office:value="1.00744">
                <text:p>1.00744</text:p>
              </table:table-cell>
              <table:table-cell office:value-type="float" office:value="0.095637">
                <text:p>0.095637</text:p>
              </table:table-cell>
              <table:table-cell office:value-type="float" office:value="0.05421">
                <text:p>0.0542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.140222">
                <text:p>1.140222</text:p>
              </table:table-cell>
              <table:table-cell office:value-type="float" office:value="1.000753">
                <text:p>1.000753</text:p>
              </table:table-cell>
              <table:table-cell office:value-type="float" office:value="0.094735">
                <text:p>0.094735</text:p>
              </table:table-cell>
              <table:table-cell office:value-type="float" office:value="0.059092">
                <text:p>0.059092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.140222">
                <text:p>1.140222</text:p>
              </table:table-cell>
              <table:table-cell office:value-type="float" office:value="0.99403">
                <text:p>0.99403</text:p>
              </table:table-cell>
              <table:table-cell office:value-type="float" office:value="0.09393">
                <text:p>0.09393</text:p>
              </table:table-cell>
              <table:table-cell office:value-type="float" office:value="0.060316">
                <text:p>0.06031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.153328">
                <text:p>1.153328</text:p>
              </table:table-cell>
              <table:table-cell office:value-type="float" office:value="0.987269">
                <text:p>0.987269</text:p>
              </table:table-cell>
              <table:table-cell office:value-type="float" office:value="0.093616">
                <text:p>0.093616</text:p>
              </table:table-cell>
              <table:table-cell office:value-type="float" office:value="0.063427">
                <text:p>0.063427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.153328">
                <text:p>1.153328</text:p>
              </table:table-cell>
              <table:table-cell office:value-type="float" office:value="0.98047">
                <text:p>0.98047</text:p>
              </table:table-cell>
              <table:table-cell office:value-type="float" office:value="0.093535">
                <text:p>0.093535</text:p>
              </table:table-cell>
              <table:table-cell office:value-type="float" office:value="0.064735">
                <text:p>0.06473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.153328">
                <text:p>1.153328</text:p>
              </table:table-cell>
              <table:table-cell office:value-type="float" office:value="0.973634">
                <text:p>0.973634</text:p>
              </table:table-cell>
              <table:table-cell office:value-type="float" office:value="0.093036">
                <text:p>0.093036</text:p>
              </table:table-cell>
              <table:table-cell office:value-type="float" office:value="0.066067">
                <text:p>0.066067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.140222">
                <text:p>1.140222</text:p>
              </table:table-cell>
              <table:table-cell office:value-type="float" office:value="0.96676">
                <text:p>0.96676</text:p>
              </table:table-cell>
              <table:table-cell office:value-type="float" office:value="0.092622">
                <text:p>0.092622</text:p>
              </table:table-cell>
              <table:table-cell office:value-type="float" office:value="0.065552">
                <text:p>0.06555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.140222">
                <text:p>1.140222</text:p>
              </table:table-cell>
              <table:table-cell office:value-type="float" office:value="0.959851">
                <text:p>0.959851</text:p>
              </table:table-cell>
              <table:table-cell office:value-type="float" office:value="0.092511">
                <text:p>0.092511</text:p>
              </table:table-cell>
              <table:table-cell office:value-type="float" office:value="0.066881">
                <text:p>0.06688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.127116">
                <text:p>1.127116</text:p>
              </table:table-cell>
              <table:table-cell office:value-type="float" office:value="0.952906">
                <text:p>0.952906</text:p>
              </table:table-cell>
              <table:table-cell office:value-type="float" office:value="0.092401">
                <text:p>0.092401</text:p>
              </table:table-cell>
              <table:table-cell office:value-type="float" office:value="0.066358">
                <text:p>0.06635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.127116">
                <text:p>1.127116</text:p>
              </table:table-cell>
              <table:table-cell office:value-type="float" office:value="0.945926">
                <text:p>0.945926</text:p>
              </table:table-cell>
              <table:table-cell office:value-type="float" office:value="0.09254">
                <text:p>0.09254</text:p>
              </table:table-cell>
              <table:table-cell office:value-type="float" office:value="0.067684">
                <text:p>0.067684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.140222">
                <text:p>1.140222</text:p>
              </table:table-cell>
              <table:table-cell office:value-type="float" office:value="0.938913">
                <text:p>0.938913</text:p>
              </table:table-cell>
              <table:table-cell office:value-type="float" office:value="0.094229">
                <text:p>0.094229</text:p>
              </table:table-cell>
              <table:table-cell office:value-type="float" office:value="0.070893">
                <text:p>0.070893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.127116">
                <text:p>1.127116</text:p>
              </table:table-cell>
              <table:table-cell office:value-type="float" office:value="0.931864">
                <text:p>0.931864</text:p>
              </table:table-cell>
              <table:table-cell office:value-type="float" office:value="0.096622">
                <text:p>0.096622</text:p>
              </table:table-cell>
              <table:table-cell office:value-type="float" office:value="0.070434">
                <text:p>0.07043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.100904">
                <text:p>1.100904</text:p>
              </table:table-cell>
              <table:table-cell office:value-type="float" office:value="0.924469">
                <text:p>0.924469</text:p>
              </table:table-cell>
              <table:table-cell office:value-type="float" office:value="0.098715">
                <text:p>0.098715</text:p>
              </table:table-cell>
              <table:table-cell office:value-type="float" office:value="0.068156">
                <text:p>0.06815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.127116">
                <text:p>1.127116</text:p>
              </table:table-cell>
              <table:table-cell office:value-type="float" office:value="0.917132">
                <text:p>0.917132</text:p>
              </table:table-cell>
              <table:table-cell office:value-type="float" office:value="0.101734">
                <text:p>0.101734</text:p>
              </table:table-cell>
              <table:table-cell office:value-type="float" office:value="0.073271">
                <text:p>0.07327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.127116">
                <text:p>1.127116</text:p>
              </table:table-cell>
              <table:table-cell office:value-type="float" office:value="0.909853">
                <text:p>0.909853</text:p>
              </table:table-cell>
              <table:table-cell office:value-type="float" office:value="0.104531">
                <text:p>0.104531</text:p>
              </table:table-cell>
              <table:table-cell office:value-type="float" office:value="0.074725">
                <text:p>0.07472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.127116">
                <text:p>1.127116</text:p>
              </table:table-cell>
              <table:table-cell office:value-type="float" office:value="0.902632">
                <text:p>0.902632</text:p>
              </table:table-cell>
              <table:table-cell office:value-type="float" office:value="0.107994">
                <text:p>0.107994</text:p>
              </table:table-cell>
              <table:table-cell office:value-type="float" office:value="0.076194">
                <text:p>0.076194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.100904">
                <text:p>1.100904</text:p>
              </table:table-cell>
              <table:table-cell office:value-type="float" office:value="0.895468">
                <text:p>0.895468</text:p>
              </table:table-cell>
              <table:table-cell office:value-type="float" office:value="0.111973">
                <text:p>0.111973</text:p>
              </table:table-cell>
              <table:table-cell office:value-type="float" office:value="0.073947">
                <text:p>0.073947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.100904">
                <text:p>1.100904</text:p>
              </table:table-cell>
              <table:table-cell office:value-type="float" office:value="0.888361">
                <text:p>0.888361</text:p>
              </table:table-cell>
              <table:table-cell office:value-type="float" office:value="0.115973">
                <text:p>0.115973</text:p>
              </table:table-cell>
              <table:table-cell office:value-type="float" office:value="0.075367">
                <text:p>0.07536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.074692">
                <text:p>1.074692</text:p>
              </table:table-cell>
              <table:table-cell office:value-type="float" office:value="0.88131">
                <text:p>0.88131</text:p>
              </table:table-cell>
              <table:table-cell office:value-type="float" office:value="0.120973">
                <text:p>0.120973</text:p>
              </table:table-cell>
              <table:table-cell office:value-type="float" office:value="0.07306">
                <text:p>0.0730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.100904">
                <text:p>1.100904</text:p>
              </table:table-cell>
              <table:table-cell office:value-type="float" office:value="0.874316">
                <text:p>0.874316</text:p>
              </table:table-cell>
              <table:table-cell office:value-type="float" office:value="0.126577">
                <text:p>0.126577</text:p>
              </table:table-cell>
              <table:table-cell office:value-type="float" office:value="0.078146">
                <text:p>0.07814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.061586">
                <text:p>1.061586</text:p>
              </table:table-cell>
              <table:table-cell office:value-type="float" office:value="0.867377">
                <text:p>0.867377</text:p>
              </table:table-cell>
              <table:table-cell office:value-type="float" office:value="0.132607">
                <text:p>0.132607</text:p>
              </table:table-cell>
              <table:table-cell office:value-type="float" office:value="0.073992">
                <text:p>0.07399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.061586">
                <text:p>1.061586</text:p>
              </table:table-cell>
              <table:table-cell office:value-type="float" office:value="0.860493">
                <text:p>0.860493</text:p>
              </table:table-cell>
              <table:table-cell office:value-type="float" office:value="0.136258">
                <text:p>0.136258</text:p>
              </table:table-cell>
              <table:table-cell office:value-type="float" office:value="0.075353">
                <text:p>0.07535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.035374">
                <text:p>1.035374</text:p>
              </table:table-cell>
              <table:table-cell office:value-type="float" office:value="0.853664">
                <text:p>0.853664</text:p>
              </table:table-cell>
              <table:table-cell office:value-type="float" office:value="0.139824">
                <text:p>0.139824</text:p>
              </table:table-cell>
              <table:table-cell office:value-type="float" office:value="0.072997">
                <text:p>0.072997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.022268">
                <text:p>1.022268</text:p>
              </table:table-cell>
              <table:table-cell office:value-type="float" office:value="0.846888">
                <text:p>0.846888</text:p>
              </table:table-cell>
              <table:table-cell office:value-type="float" office:value="0.142943">
                <text:p>0.142943</text:p>
              </table:table-cell>
              <table:table-cell office:value-type="float" office:value="0.072453">
                <text:p>0.07245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996056">
                <text:p>0.996056</text:p>
              </table:table-cell>
              <table:table-cell office:value-type="float" office:value="0.840167">
                <text:p>0.840167</text:p>
              </table:table-cell>
              <table:table-cell office:value-type="float" office:value="0.14487">
                <text:p>0.14487</text:p>
              </table:table-cell>
              <table:table-cell office:value-type="float" office:value="0.070025">
                <text:p>0.07002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.009162">
                <text:p>1.009162</text:p>
              </table:table-cell>
              <table:table-cell office:value-type="float" office:value="0.833499">
                <text:p>0.833499</text:p>
              </table:table-cell>
              <table:table-cell office:value-type="float" office:value="0.145816">
                <text:p>0.145816</text:p>
              </table:table-cell>
              <table:table-cell office:value-type="float" office:value="0.073136">
                <text:p>0.07313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943632">
                <text:p>0.943632</text:p>
              </table:table-cell>
              <table:table-cell office:value-type="float" office:value="0.826884">
                <text:p>0.826884</text:p>
              </table:table-cell>
              <table:table-cell office:value-type="float" office:value="0.145649">
                <text:p>0.145649</text:p>
              </table:table-cell>
              <table:table-cell office:value-type="float" office:value="0.065116">
                <text:p>0.06511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91742">
                <text:p>0.91742</text:p>
              </table:table-cell>
              <table:table-cell office:value-type="float" office:value="0.820321">
                <text:p>0.820321</text:p>
              </table:table-cell>
              <table:table-cell office:value-type="float" office:value="0.143993">
                <text:p>0.143993</text:p>
              </table:table-cell>
              <table:table-cell office:value-type="float" office:value="0.062551">
                <text:p>0.062551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91742">
                <text:p>0.91742</text:p>
              </table:table-cell>
              <table:table-cell office:value-type="float" office:value="0.813811">
                <text:p>0.813811</text:p>
              </table:table-cell>
              <table:table-cell office:value-type="float" office:value="0.141251">
                <text:p>0.141251</text:p>
              </table:table-cell>
              <table:table-cell office:value-type="float" office:value="0.063652">
                <text:p>0.06365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904314">
                <text:p>0.904314</text:p>
              </table:table-cell>
              <table:table-cell office:value-type="float" office:value="0.807352">
                <text:p>0.807352</text:p>
              </table:table-cell>
              <table:table-cell office:value-type="float" office:value="0.137658">
                <text:p>0.137658</text:p>
              </table:table-cell>
              <table:table-cell office:value-type="float" office:value="0.062904">
                <text:p>0.062904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930526">
                <text:p>0.930526</text:p>
              </table:table-cell>
              <table:table-cell office:value-type="float" office:value="0.800944">
                <text:p>0.800944</text:p>
              </table:table-cell>
              <table:table-cell office:value-type="float" office:value="0.134776">
                <text:p>0.134776</text:p>
              </table:table-cell>
              <table:table-cell office:value-type="float" office:value="0.067738">
                <text:p>0.06773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891208">
                <text:p>0.891208</text:p>
              </table:table-cell>
              <table:table-cell office:value-type="float" office:value="0.794588">
                <text:p>0.794588</text:p>
              </table:table-cell>
              <table:table-cell office:value-type="float" office:value="0.132115">
                <text:p>0.132115</text:p>
              </table:table-cell>
              <table:table-cell office:value-type="float" office:value="0.063343">
                <text:p>0.063343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891208">
                <text:p>0.891208</text:p>
              </table:table-cell>
              <table:table-cell office:value-type="float" office:value="0.788281">
                <text:p>0.788281</text:p>
              </table:table-cell>
              <table:table-cell office:value-type="float" office:value="0.130496">
                <text:p>0.130496</text:p>
              </table:table-cell>
              <table:table-cell office:value-type="float" office:value="0.064461">
                <text:p>0.06446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891208">
                <text:p>0.891208</text:p>
              </table:table-cell>
              <table:table-cell office:value-type="float" office:value="0.782025">
                <text:p>0.782025</text:p>
              </table:table-cell>
              <table:table-cell office:value-type="float" office:value="0.129458">
                <text:p>0.129458</text:p>
              </table:table-cell>
              <table:table-cell office:value-type="float" office:value="0.065574">
                <text:p>0.065574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904314">
                <text:p>0.904314</text:p>
              </table:table-cell>
              <table:table-cell office:value-type="float" office:value="0.775819">
                <text:p>0.775819</text:p>
              </table:table-cell>
              <table:table-cell office:value-type="float" office:value="0.127698">
                <text:p>0.127698</text:p>
              </table:table-cell>
              <table:table-cell office:value-type="float" office:value="0.068546">
                <text:p>0.068546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878102">
                <text:p>0.878102</text:p>
              </table:table-cell>
              <table:table-cell office:value-type="float" office:value="0.769661">
                <text:p>0.769661</text:p>
              </table:table-cell>
              <table:table-cell office:value-type="float" office:value="0.126308">
                <text:p>0.126308</text:p>
              </table:table-cell>
              <table:table-cell office:value-type="float" office:value="0.065965">
                <text:p>0.06596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878102">
                <text:p>0.878102</text:p>
              </table:table-cell>
              <table:table-cell office:value-type="float" office:value="0.763553">
                <text:p>0.763553</text:p>
              </table:table-cell>
              <table:table-cell office:value-type="float" office:value="0.126122">
                <text:p>0.126122</text:p>
              </table:table-cell>
              <table:table-cell office:value-type="float" office:value="0.067054">
                <text:p>0.06705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891208">
                <text:p>0.891208</text:p>
              </table:table-cell>
              <table:table-cell office:value-type="float" office:value="0.757493">
                <text:p>0.757493</text:p>
              </table:table-cell>
              <table:table-cell office:value-type="float" office:value="0.126047">
                <text:p>0.126047</text:p>
              </table:table-cell>
              <table:table-cell office:value-type="float" office:value="0.070002">
                <text:p>0.07000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864996">
                <text:p>0.864996</text:p>
              </table:table-cell>
              <table:table-cell office:value-type="float" office:value="0.751481">
                <text:p>0.751481</text:p>
              </table:table-cell>
              <table:table-cell office:value-type="float" office:value="0.124853">
                <text:p>0.124853</text:p>
              </table:table-cell>
              <table:table-cell office:value-type="float" office:value="0.067398">
                <text:p>0.06739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864996">
                <text:p>0.864996</text:p>
              </table:table-cell>
              <table:table-cell office:value-type="float" office:value="0.745517">
                <text:p>0.745517</text:p>
              </table:table-cell>
              <table:table-cell office:value-type="float" office:value="0.125626">
                <text:p>0.125626</text:p>
              </table:table-cell>
              <table:table-cell office:value-type="float" office:value="0.068469">
                <text:p>0.068469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864996">
                <text:p>0.864996</text:p>
              </table:table-cell>
              <table:table-cell office:value-type="float" office:value="0.7396">
                <text:p>0.7396</text:p>
              </table:table-cell>
              <table:table-cell office:value-type="float" office:value="0.125883">
                <text:p>0.125883</text:p>
              </table:table-cell>
              <table:table-cell office:value-type="float" office:value="0.069542">
                <text:p>0.06954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85189">
                <text:p>0.85189</text:p>
              </table:table-cell>
              <table:table-cell office:value-type="float" office:value="0.73373">
                <text:p>0.73373</text:p>
              </table:table-cell>
              <table:table-cell office:value-type="float" office:value="0.126141">
                <text:p>0.126141</text:p>
              </table:table-cell>
              <table:table-cell office:value-type="float" office:value="0.068761">
                <text:p>0.06876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891208">
                <text:p>0.891208</text:p>
              </table:table-cell>
              <table:table-cell office:value-type="float" office:value="0.727907">
                <text:p>0.727907</text:p>
              </table:table-cell>
              <table:table-cell office:value-type="float" office:value="0.126969">
                <text:p>0.126969</text:p>
              </table:table-cell>
              <table:table-cell office:value-type="float" office:value="0.075409">
                <text:p>0.075409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812572">
                <text:p>0.812572</text:p>
              </table:table-cell>
              <table:table-cell office:value-type="float" office:value="0.72213">
                <text:p>0.72213</text:p>
              </table:table-cell>
              <table:table-cell office:value-type="float" office:value="0.128883">
                <text:p>0.128883</text:p>
              </table:table-cell>
              <table:table-cell office:value-type="float" office:value="0.065396">
                <text:p>0.06539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825678">
                <text:p>0.825678</text:p>
              </table:table-cell>
              <table:table-cell office:value-type="float" office:value="0.716399">
                <text:p>0.716399</text:p>
              </table:table-cell>
              <table:table-cell office:value-type="float" office:value="0.129883">
                <text:p>0.129883</text:p>
              </table:table-cell>
              <table:table-cell office:value-type="float" office:value="0.068249">
                <text:p>0.06824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825678">
                <text:p>0.825678</text:p>
              </table:table-cell>
              <table:table-cell office:value-type="float" office:value="0.710713">
                <text:p>0.710713</text:p>
              </table:table-cell>
              <table:table-cell office:value-type="float" office:value="0.130757">
                <text:p>0.130757</text:p>
              </table:table-cell>
              <table:table-cell office:value-type="float" office:value="0.069259">
                <text:p>0.069259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838784">
                <text:p>0.838784</text:p>
              </table:table-cell>
              <table:table-cell office:value-type="float" office:value="0.705072">
                <text:p>0.705072</text:p>
              </table:table-cell>
              <table:table-cell office:value-type="float" office:value="0.134274">
                <text:p>0.134274</text:p>
              </table:table-cell>
              <table:table-cell office:value-type="float" office:value="0.072141">
                <text:p>0.07214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78636">
                <text:p>0.78636</text:p>
              </table:table-cell>
              <table:table-cell office:value-type="float" office:value="0.699476">
                <text:p>0.699476</text:p>
              </table:table-cell>
              <table:table-cell office:value-type="float" office:value="0.134655">
                <text:p>0.134655</text:p>
              </table:table-cell>
              <table:table-cell office:value-type="float" office:value="0.065761">
                <text:p>0.06576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799466">
                <text:p>0.799466</text:p>
              </table:table-cell>
              <table:table-cell office:value-type="float" office:value="0.693925">
                <text:p>0.693925</text:p>
              </table:table-cell>
              <table:table-cell office:value-type="float" office:value="0.136995">
                <text:p>0.136995</text:p>
              </table:table-cell>
              <table:table-cell office:value-type="float" office:value="0.068585">
                <text:p>0.06858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78636">
                <text:p>0.78636</text:p>
              </table:table-cell>
              <table:table-cell office:value-type="float" office:value="0.688418">
                <text:p>0.688418</text:p>
              </table:table-cell>
              <table:table-cell office:value-type="float" office:value="0.138077">
                <text:p>0.138077</text:p>
              </table:table-cell>
              <table:table-cell office:value-type="float" office:value="0.067713">
                <text:p>0.067713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773254">
                <text:p>0.773254</text:p>
              </table:table-cell>
              <table:table-cell office:value-type="float" office:value="0.682954">
                <text:p>0.682954</text:p>
              </table:table-cell>
              <table:table-cell office:value-type="float" office:value="0.138172">
                <text:p>0.138172</text:p>
              </table:table-cell>
              <table:table-cell office:value-type="float" office:value="0.066821">
                <text:p>0.06682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760148">
                <text:p>0.760148</text:p>
              </table:table-cell>
              <table:table-cell office:value-type="float" office:value="0.677534">
                <text:p>0.677534</text:p>
              </table:table-cell>
              <table:table-cell office:value-type="float" office:value="0.139966">
                <text:p>0.139966</text:p>
              </table:table-cell>
              <table:table-cell office:value-type="float" office:value="0.065909">
                <text:p>0.065909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733936">
                <text:p>0.733936</text:p>
              </table:table-cell>
              <table:table-cell office:value-type="float" office:value="0.672156">
                <text:p>0.672156</text:p>
              </table:table-cell>
              <table:table-cell office:value-type="float" office:value="0.139329">
                <text:p>0.139329</text:p>
              </table:table-cell>
              <table:table-cell office:value-type="float" office:value="0.063111">
                <text:p>0.06311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707724">
                <text:p>0.707724</text:p>
              </table:table-cell>
              <table:table-cell office:value-type="float" office:value="0.666822">
                <text:p>0.666822</text:p>
              </table:table-cell>
              <table:table-cell office:value-type="float" office:value="0.139673">
                <text:p>0.139673</text:p>
              </table:table-cell>
              <table:table-cell office:value-type="float" office:value="0.060261">
                <text:p>0.06026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72083">
                <text:p>0.72083</text:p>
              </table:table-cell>
              <table:table-cell office:value-type="float" office:value="0.66153">
                <text:p>0.66153</text:p>
              </table:table-cell>
              <table:table-cell office:value-type="float" office:value="0.137416">
                <text:p>0.137416</text:p>
              </table:table-cell>
              <table:table-cell office:value-type="float" office:value="0.062943">
                <text:p>0.062943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694618">
                <text:p>0.694618</text:p>
              </table:table-cell>
              <table:table-cell office:value-type="float" office:value="0.656279">
                <text:p>0.656279</text:p>
              </table:table-cell>
              <table:table-cell office:value-type="float" office:value="0.135781">
                <text:p>0.135781</text:p>
              </table:table-cell>
              <table:table-cell office:value-type="float" office:value="0.060079">
                <text:p>0.060079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681512">
                <text:p>0.681512</text:p>
              </table:table-cell>
              <table:table-cell office:value-type="float" office:value="0.651071">
                <text:p>0.651071</text:p>
              </table:table-cell>
              <table:table-cell office:value-type="float" office:value="0.133749">
                <text:p>0.133749</text:p>
              </table:table-cell>
              <table:table-cell office:value-type="float" office:value="0.059037">
                <text:p>0.059037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668406">
                <text:p>0.668406</text:p>
              </table:table-cell>
              <table:table-cell office:value-type="float" office:value="0.645903">
                <text:p>0.645903</text:p>
              </table:table-cell>
              <table:table-cell office:value-type="float" office:value="0.131827">
                <text:p>0.131827</text:p>
              </table:table-cell>
              <table:table-cell office:value-type="float" office:value="0.057975">
                <text:p>0.05797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668406">
                <text:p>0.668406</text:p>
              </table:table-cell>
              <table:table-cell office:value-type="float" office:value="0.640777">
                <text:p>0.640777</text:p>
              </table:table-cell>
              <table:table-cell office:value-type="float" office:value="0.130066">
                <text:p>0.130066</text:p>
              </table:table-cell>
              <table:table-cell office:value-type="float" office:value="0.058753">
                <text:p>0.058753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642194">
                <text:p>0.642194</text:p>
              </table:table-cell>
              <table:table-cell office:value-type="float" office:value="0.635692">
                <text:p>0.635692</text:p>
              </table:table-cell>
              <table:table-cell office:value-type="float" office:value="0.12912">
                <text:p>0.12912</text:p>
              </table:table-cell>
              <table:table-cell office:value-type="float" office:value="0.055814">
                <text:p>0.055814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6553">
                <text:p>0.6553</text:p>
              </table:table-cell>
              <table:table-cell office:value-type="float" office:value="0.630647">
                <text:p>0.630647</text:p>
              </table:table-cell>
              <table:table-cell office:value-type="float" office:value="0.128391">
                <text:p>0.128391</text:p>
              </table:table-cell>
              <table:table-cell office:value-type="float" office:value="0.058411">
                <text:p>0.058411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6553">
                <text:p>0.6553</text:p>
              </table:table-cell>
              <table:table-cell office:value-type="float" office:value="0.625641">
                <text:p>0.625641</text:p>
              </table:table-cell>
              <table:table-cell office:value-type="float" office:value="0.128009">
                <text:p>0.128009</text:p>
              </table:table-cell>
              <table:table-cell office:value-type="float" office:value="0.059179">
                <text:p>0.05917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6553">
                <text:p>0.6553</text:p>
              </table:table-cell>
              <table:table-cell office:value-type="float" office:value="0.620676">
                <text:p>0.620676</text:p>
              </table:table-cell>
              <table:table-cell office:value-type="float" office:value="0.126948">
                <text:p>0.126948</text:p>
              </table:table-cell>
              <table:table-cell office:value-type="float" office:value="0.059957">
                <text:p>0.059957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629088">
                <text:p>0.629088</text:p>
              </table:table-cell>
              <table:table-cell office:value-type="float" office:value="0.61575">
                <text:p>0.61575</text:p>
              </table:table-cell>
              <table:table-cell office:value-type="float" office:value="0.126863">
                <text:p>0.126863</text:p>
              </table:table-cell>
              <table:table-cell office:value-type="float" office:value="0.057018">
                <text:p>0.057018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629088">
                <text:p>0.629088</text:p>
              </table:table-cell>
              <table:table-cell office:value-type="float" office:value="0.610863">
                <text:p>0.610863</text:p>
              </table:table-cell>
              <table:table-cell office:value-type="float" office:value="0.126493">
                <text:p>0.126493</text:p>
              </table:table-cell>
              <table:table-cell office:value-type="float" office:value="0.057743">
                <text:p>0.05774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615982">
                <text:p>0.615982</text:p>
              </table:table-cell>
              <table:table-cell office:value-type="float" office:value="0.606015">
                <text:p>0.606015</text:p>
              </table:table-cell>
              <table:table-cell office:value-type="float" office:value="0.125977">
                <text:p>0.125977</text:p>
              </table:table-cell>
              <table:table-cell office:value-type="float" office:value="0.056601">
                <text:p>0.05660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629088">
                <text:p>0.629088</text:p>
              </table:table-cell>
              <table:table-cell office:value-type="float" office:value="0.601205">
                <text:p>0.601205</text:p>
              </table:table-cell>
              <table:table-cell office:value-type="float" office:value="0.125891">
                <text:p>0.125891</text:p>
              </table:table-cell>
              <table:table-cell office:value-type="float" office:value="0.059157">
                <text:p>0.059157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602876">
                <text:p>0.602876</text:p>
              </table:table-cell>
              <table:table-cell office:value-type="float" office:value="0.596434">
                <text:p>0.596434</text:p>
              </table:table-cell>
              <table:table-cell office:value-type="float" office:value="0.125701">
                <text:p>0.125701</text:p>
              </table:table-cell>
              <table:table-cell office:value-type="float" office:value="0.056164">
                <text:p>0.056164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602876">
                <text:p>0.602876</text:p>
              </table:table-cell>
              <table:table-cell office:value-type="float" office:value="0.5917">
                <text:p>0.5917</text:p>
              </table:table-cell>
              <table:table-cell office:value-type="float" office:value="0.125744">
                <text:p>0.125744</text:p>
              </table:table-cell>
              <table:table-cell office:value-type="float" office:value="0.056847">
                <text:p>0.056847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576664">
                <text:p>0.576664</text:p>
              </table:table-cell>
              <table:table-cell office:value-type="float" office:value="0.587004">
                <text:p>0.587004</text:p>
              </table:table-cell>
              <table:table-cell office:value-type="float" office:value="0.12542">
                <text:p>0.12542</text:p>
              </table:table-cell>
              <table:table-cell office:value-type="float" office:value="0.053811">
                <text:p>0.05381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576664">
                <text:p>0.576664</text:p>
              </table:table-cell>
              <table:table-cell office:value-type="float" office:value="0.582345">
                <text:p>0.582345</text:p>
              </table:table-cell>
              <table:table-cell office:value-type="float" office:value="0.124602">
                <text:p>0.124602</text:p>
              </table:table-cell>
              <table:table-cell office:value-type="float" office:value="0.054445">
                <text:p>0.05444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563558">
                <text:p>0.563558</text:p>
              </table:table-cell>
              <table:table-cell office:value-type="float" office:value="0.577724">
                <text:p>0.577724</text:p>
              </table:table-cell>
              <table:table-cell office:value-type="float" office:value="0.123376">
                <text:p>0.123376</text:p>
              </table:table-cell>
              <table:table-cell office:value-type="float" office:value="0.053222">
                <text:p>0.053222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550452">
                <text:p>0.550452</text:p>
              </table:table-cell>
              <table:table-cell office:value-type="float" office:value="0.573138">
                <text:p>0.573138</text:p>
              </table:table-cell>
              <table:table-cell office:value-type="float" office:value="0.123102">
                <text:p>0.123102</text:p>
              </table:table-cell>
              <table:table-cell office:value-type="float" office:value="0.051979">
                <text:p>0.05197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550452">
                <text:p>0.550452</text:p>
              </table:table-cell>
              <table:table-cell office:value-type="float" office:value="0.56859">
                <text:p>0.56859</text:p>
              </table:table-cell>
              <table:table-cell office:value-type="float" office:value="0.122642">
                <text:p>0.122642</text:p>
              </table:table-cell>
              <table:table-cell office:value-type="float" office:value="0.052578">
                <text:p>0.05257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550452">
                <text:p>0.550452</text:p>
              </table:table-cell>
              <table:table-cell office:value-type="float" office:value="0.564077">
                <text:p>0.564077</text:p>
              </table:table-cell>
              <table:table-cell office:value-type="float" office:value="0.122037">
                <text:p>0.122037</text:p>
              </table:table-cell>
              <table:table-cell office:value-type="float" office:value="0.053187">
                <text:p>0.05318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52424">
                <text:p>0.52424</text:p>
              </table:table-cell>
              <table:table-cell office:value-type="float" office:value="0.5596">
                <text:p>0.5596</text:p>
              </table:table-cell>
              <table:table-cell office:value-type="float" office:value="0.121681">
                <text:p>0.121681</text:p>
              </table:table-cell>
              <table:table-cell office:value-type="float" office:value="0.05008">
                <text:p>0.05008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511134">
                <text:p>0.511134</text:p>
              </table:table-cell>
              <table:table-cell office:value-type="float" office:value="0.555159">
                <text:p>0.555159</text:p>
              </table:table-cell>
              <table:table-cell office:value-type="float" office:value="0.12181">
                <text:p>0.12181</text:p>
              </table:table-cell>
              <table:table-cell office:value-type="float" office:value="0.048783">
                <text:p>0.04878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511134">
                <text:p>0.511134</text:p>
              </table:table-cell>
              <table:table-cell office:value-type="float" office:value="0.550753">
                <text:p>0.550753</text:p>
              </table:table-cell>
              <table:table-cell office:value-type="float" office:value="0.121285">
                <text:p>0.121285</text:p>
              </table:table-cell>
              <table:table-cell office:value-type="float" office:value="0.049318">
                <text:p>0.049318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484922">
                <text:p>0.484922</text:p>
              </table:table-cell>
              <table:table-cell office:value-type="float" office:value="0.546382">
                <text:p>0.546382</text:p>
              </table:table-cell>
              <table:table-cell office:value-type="float" office:value="0.121477">
                <text:p>0.121477</text:p>
              </table:table-cell>
              <table:table-cell office:value-type="float" office:value="0.046131">
                <text:p>0.046131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498028">
                <text:p>0.498028</text:p>
              </table:table-cell>
              <table:table-cell office:value-type="float" office:value="0.542045">
                <text:p>0.542045</text:p>
              </table:table-cell>
              <table:table-cell office:value-type="float" office:value="0.121549">
                <text:p>0.121549</text:p>
              </table:table-cell>
              <table:table-cell office:value-type="float" office:value="0.04848">
                <text:p>0.04848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471816">
                <text:p>0.471816</text:p>
              </table:table-cell>
              <table:table-cell office:value-type="float" office:value="0.537744">
                <text:p>0.537744</text:p>
              </table:table-cell>
              <table:table-cell office:value-type="float" office:value="0.121352">
                <text:p>0.121352</text:p>
              </table:table-cell>
              <table:table-cell office:value-type="float" office:value="0.04528">
                <text:p>0.04528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445604">
                <text:p>0.445604</text:p>
              </table:table-cell>
              <table:table-cell office:value-type="float" office:value="0.533476">
                <text:p>0.533476</text:p>
              </table:table-cell>
              <table:table-cell office:value-type="float" office:value="0.121135">
                <text:p>0.121135</text:p>
              </table:table-cell>
              <table:table-cell office:value-type="float" office:value="0.042033">
                <text:p>0.042033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471816">
                <text:p>0.471816</text:p>
              </table:table-cell>
              <table:table-cell office:value-type="float" office:value="0.529242">
                <text:p>0.529242</text:p>
              </table:table-cell>
              <table:table-cell office:value-type="float" office:value="0.120914">
                <text:p>0.120914</text:p>
              </table:table-cell>
              <table:table-cell office:value-type="float" office:value="0.046178">
                <text:p>0.04617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432498">
                <text:p>0.432498</text:p>
              </table:table-cell>
              <table:table-cell office:value-type="float" office:value="0.525041">
                <text:p>0.525041</text:p>
              </table:table-cell>
              <table:table-cell office:value-type="float" office:value="0.11964">
                <text:p>0.11964</text:p>
              </table:table-cell>
              <table:table-cell office:value-type="float" office:value="0.041076">
                <text:p>0.04107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432498">
                <text:p>0.432498</text:p>
              </table:table-cell>
              <table:table-cell office:value-type="float" office:value="0.520874">
                <text:p>0.520874</text:p>
              </table:table-cell>
              <table:table-cell office:value-type="float" office:value="0.118894">
                <text:p>0.118894</text:p>
              </table:table-cell>
              <table:table-cell office:value-type="float" office:value="0.041485">
                <text:p>0.04148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432498">
                <text:p>0.432498</text:p>
              </table:table-cell>
              <table:table-cell office:value-type="float" office:value="0.51674">
                <text:p>0.51674</text:p>
              </table:table-cell>
              <table:table-cell office:value-type="float" office:value="0.118224">
                <text:p>0.118224</text:p>
              </table:table-cell>
              <table:table-cell office:value-type="float" office:value="0.041898">
                <text:p>0.041898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432498">
                <text:p>0.432498</text:p>
              </table:table-cell>
              <table:table-cell office:value-type="float" office:value="0.512639">
                <text:p>0.512639</text:p>
              </table:table-cell>
              <table:table-cell office:value-type="float" office:value="0.117289">
                <text:p>0.117289</text:p>
              </table:table-cell>
              <table:table-cell office:value-type="float" office:value="0.042316">
                <text:p>0.042316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39318">
                <text:p>0.39318</text:p>
              </table:table-cell>
              <table:table-cell office:value-type="float" office:value="0.508571">
                <text:p>0.508571</text:p>
              </table:table-cell>
              <table:table-cell office:value-type="float" office:value="0.116016">
                <text:p>0.116016</text:p>
              </table:table-cell>
              <table:table-cell office:value-type="float" office:value="0.037157">
                <text:p>0.037157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39318">
                <text:p>0.39318</text:p>
              </table:table-cell>
              <table:table-cell office:value-type="float" office:value="0.504534">
                <text:p>0.504534</text:p>
              </table:table-cell>
              <table:table-cell office:value-type="float" office:value="0.114334">
                <text:p>0.114334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39318">
                <text:p>0.39318</text:p>
              </table:table-cell>
              <table:table-cell office:value-type="float" office:value="0.50053">
                <text:p>0.50053</text:p>
              </table:table-cell>
              <table:table-cell office:value-type="float" office:value="0.112882">
                <text:p>0.112882</text:p>
              </table:table-cell>
              <table:table-cell office:value-type="float" office:value="0.037839">
                <text:p>0.037839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353862">
                <text:p>0.353862</text:p>
              </table:table-cell>
              <table:table-cell office:value-type="float" office:value="0.496558">
                <text:p>0.496558</text:p>
              </table:table-cell>
              <table:table-cell office:value-type="float" office:value="0.110457">
                <text:p>0.110457</text:p>
              </table:table-cell>
              <table:table-cell office:value-type="float" office:value="0.032598">
                <text:p>0.03259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366968">
                <text:p>0.366968</text:p>
              </table:table-cell>
              <table:table-cell office:value-type="float" office:value="0.492617">
                <text:p>0.492617</text:p>
              </table:table-cell>
              <table:table-cell office:value-type="float" office:value="0.107398">
                <text:p>0.107398</text:p>
              </table:table-cell>
              <table:table-cell office:value-type="float" office:value="0.034727">
                <text:p>0.034727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366968">
                <text:p>0.366968</text:p>
              </table:table-cell>
              <table:table-cell office:value-type="float" office:value="0.488707">
                <text:p>0.488707</text:p>
              </table:table-cell>
              <table:table-cell office:value-type="float" office:value="0.105731">
                <text:p>0.105731</text:p>
              </table:table-cell>
              <table:table-cell office:value-type="float" office:value="0.035029">
                <text:p>0.035029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340756">
                <text:p>0.340756</text:p>
              </table:table-cell>
              <table:table-cell office:value-type="float" office:value="0.484828">
                <text:p>0.484828</text:p>
              </table:table-cell>
              <table:table-cell office:value-type="float" office:value="0.103074">
                <text:p>0.103074</text:p>
              </table:table-cell>
              <table:table-cell office:value-type="float" office:value="0.03162">
                <text:p>0.03162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340756">
                <text:p>0.340756</text:p>
              </table:table-cell>
              <table:table-cell office:value-type="float" office:value="0.480981">
                <text:p>0.480981</text:p>
              </table:table-cell>
              <table:table-cell office:value-type="float" office:value="0.100514">
                <text:p>0.100514</text:p>
              </table:table-cell>
              <table:table-cell office:value-type="float" office:value="0.031886">
                <text:p>0.03188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340756">
                <text:p>0.340756</text:p>
              </table:table-cell>
              <table:table-cell office:value-type="float" office:value="0.477163">
                <text:p>0.477163</text:p>
              </table:table-cell>
              <table:table-cell office:value-type="float" office:value="0.098463">
                <text:p>0.098463</text:p>
              </table:table-cell>
              <table:table-cell office:value-type="float" office:value="0.032153">
                <text:p>0.03215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340756">
                <text:p>0.340756</text:p>
              </table:table-cell>
              <table:table-cell office:value-type="float" office:value="0.473376">
                <text:p>0.473376</text:p>
              </table:table-cell>
              <table:table-cell office:value-type="float" office:value="0.096333">
                <text:p>0.096333</text:p>
              </table:table-cell>
              <table:table-cell office:value-type="float" office:value="0.032424">
                <text:p>0.03242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32765">
                <text:p>0.32765</text:p>
              </table:table-cell>
              <table:table-cell office:value-type="float" office:value="0.469619">
                <text:p>0.469619</text:p>
              </table:table-cell>
              <table:table-cell office:value-type="float" office:value="0.094578">
                <text:p>0.094578</text:p>
              </table:table-cell>
              <table:table-cell office:value-type="float" office:value="0.030839">
                <text:p>0.030839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301438">
                <text:p>0.301438</text:p>
              </table:table-cell>
              <table:table-cell office:value-type="float" office:value="0.465892">
                <text:p>0.465892</text:p>
              </table:table-cell>
              <table:table-cell office:value-type="float" office:value="0.092946">
                <text:p>0.092946</text:p>
              </table:table-cell>
              <table:table-cell office:value-type="float" office:value="0.027366">
                <text:p>0.027366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314544">
                <text:p>0.314544</text:p>
              </table:table-cell>
              <table:table-cell office:value-type="float" office:value="0.462195">
                <text:p>0.462195</text:p>
              </table:table-cell>
              <table:table-cell office:value-type="float" office:value="0.091247">
                <text:p>0.091247</text:p>
              </table:table-cell>
              <table:table-cell office:value-type="float" office:value="0.029418">
                <text:p>0.02941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301438">
                <text:p>0.301438</text:p>
              </table:table-cell>
              <table:table-cell office:value-type="float" office:value="0.458526">
                <text:p>0.458526</text:p>
              </table:table-cell>
              <table:table-cell office:value-type="float" office:value="0.08918">
                <text:p>0.08918</text:p>
              </table:table-cell>
              <table:table-cell office:value-type="float" office:value="0.027775">
                <text:p>0.02777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301438">
                <text:p>0.301438</text:p>
              </table:table-cell>
              <table:table-cell office:value-type="float" office:value="0.454887">
                <text:p>0.454887</text:p>
              </table:table-cell>
              <table:table-cell office:value-type="float" office:value="0.087087">
                <text:p>0.087087</text:p>
              </table:table-cell>
              <table:table-cell office:value-type="float" office:value="0.027975">
                <text:p>0.02797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301438">
                <text:p>0.301438</text:p>
              </table:table-cell>
              <table:table-cell office:value-type="float" office:value="0.451277">
                <text:p>0.451277</text:p>
              </table:table-cell>
              <table:table-cell office:value-type="float" office:value="0.085605">
                <text:p>0.085605</text:p>
              </table:table-cell>
              <table:table-cell office:value-type="float" office:value="0.028183">
                <text:p>0.028183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301438">
                <text:p>0.301438</text:p>
              </table:table-cell>
              <table:table-cell office:value-type="float" office:value="0.447695">
                <text:p>0.447695</text:p>
              </table:table-cell>
              <table:table-cell office:value-type="float" office:value="0.084605">
                <text:p>0.084605</text:p>
              </table:table-cell>
              <table:table-cell office:value-type="float" office:value="0.028399">
                <text:p>0.028399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275226">
                <text:p>0.275226</text:p>
              </table:table-cell>
              <table:table-cell office:value-type="float" office:value="0.444142">
                <text:p>0.444142</text:p>
              </table:table-cell>
              <table:table-cell office:value-type="float" office:value="0.083923">
                <text:p>0.083923</text:p>
              </table:table-cell>
              <table:table-cell office:value-type="float" office:value="0.024897">
                <text:p>0.024897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288332">
                <text:p>0.288332</text:p>
              </table:table-cell>
              <table:table-cell office:value-type="float" office:value="0.440617">
                <text:p>0.440617</text:p>
              </table:table-cell>
              <table:table-cell office:value-type="float" office:value="0.082776">
                <text:p>0.082776</text:p>
              </table:table-cell>
              <table:table-cell office:value-type="float" office:value="0.026922">
                <text:p>0.02692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275226">
                <text:p>0.275226</text:p>
              </table:table-cell>
              <table:table-cell office:value-type="float" office:value="0.43712">
                <text:p>0.43712</text:p>
              </table:table-cell>
              <table:table-cell office:value-type="float" office:value="0.082048">
                <text:p>0.082048</text:p>
              </table:table-cell>
              <table:table-cell office:value-type="float" office:value="0.02525">
                <text:p>0.02525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26212">
                <text:p>0.26212</text:p>
              </table:table-cell>
              <table:table-cell office:value-type="float" office:value="0.433651">
                <text:p>0.433651</text:p>
              </table:table-cell>
              <table:table-cell office:value-type="float" office:value="0.081075">
                <text:p>0.081075</text:p>
              </table:table-cell>
              <table:table-cell office:value-type="float" office:value="0.023555">
                <text:p>0.02355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26212">
                <text:p>0.26212</text:p>
              </table:table-cell>
              <table:table-cell office:value-type="float" office:value="0.430209">
                <text:p>0.430209</text:p>
              </table:table-cell>
              <table:table-cell office:value-type="float" office:value="0.079391">
                <text:p>0.079391</text:p>
              </table:table-cell>
              <table:table-cell office:value-type="float" office:value="0.023696">
                <text:p>0.02369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235908">
                <text:p>0.235908</text:p>
              </table:table-cell>
              <table:table-cell office:value-type="float" office:value="0.426795">
                <text:p>0.426795</text:p>
              </table:table-cell>
              <table:table-cell office:value-type="float" office:value="0.077887">
                <text:p>0.077887</text:p>
              </table:table-cell>
              <table:table-cell office:value-type="float" office:value="0.020116">
                <text:p>0.020116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249014">
                <text:p>0.249014</text:p>
              </table:table-cell>
              <table:table-cell office:value-type="float" office:value="0.423408">
                <text:p>0.423408</text:p>
              </table:table-cell>
              <table:table-cell office:value-type="float" office:value="0.076976">
                <text:p>0.076976</text:p>
              </table:table-cell>
              <table:table-cell office:value-type="float" office:value="0.02207">
                <text:p>0.0220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249014">
                <text:p>0.249014</text:p>
              </table:table-cell>
              <table:table-cell office:value-type="float" office:value="0.420047">
                <text:p>0.420047</text:p>
              </table:table-cell>
              <table:table-cell office:value-type="float" office:value="0.075943">
                <text:p>0.075943</text:p>
              </table:table-cell>
              <table:table-cell office:value-type="float" office:value="0.022196">
                <text:p>0.022196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235908">
                <text:p>0.235908</text:p>
              </table:table-cell>
              <table:table-cell office:value-type="float" office:value="0.416714">
                <text:p>0.416714</text:p>
              </table:table-cell>
              <table:table-cell office:value-type="float" office:value="0.074716">
                <text:p>0.074716</text:p>
              </table:table-cell>
              <table:table-cell office:value-type="float" office:value="0.020473">
                <text:p>0.020473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222802">
                <text:p>0.222802</text:p>
              </table:table-cell>
              <table:table-cell office:value-type="float" office:value="0.413406">
                <text:p>0.413406</text:p>
              </table:table-cell>
              <table:table-cell office:value-type="float" office:value="0.073281">
                <text:p>0.073281</text:p>
              </table:table-cell>
              <table:table-cell office:value-type="float" office:value="0.018728">
                <text:p>0.018728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209696">
                <text:p>0.209696</text:p>
              </table:table-cell>
              <table:table-cell office:value-type="float" office:value="0.410125">
                <text:p>0.410125</text:p>
              </table:table-cell>
              <table:table-cell office:value-type="float" office:value="0.072436">
                <text:p>0.072436</text:p>
              </table:table-cell>
              <table:table-cell office:value-type="float" office:value="0.016953">
                <text:p>0.016953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209696">
                <text:p>0.209696</text:p>
              </table:table-cell>
              <table:table-cell office:value-type="float" office:value="0.40687">
                <text:p>0.40687</text:p>
              </table:table-cell>
              <table:table-cell office:value-type="float" office:value="0.071906">
                <text:p>0.071906</text:p>
              </table:table-cell>
              <table:table-cell office:value-type="float" office:value="0.017009">
                <text:p>0.017009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222802">
                <text:p>0.222802</text:p>
              </table:table-cell>
              <table:table-cell office:value-type="float" office:value="0.403641">
                <text:p>0.403641</text:p>
              </table:table-cell>
              <table:table-cell office:value-type="float" office:value="0.071436">
                <text:p>0.071436</text:p>
              </table:table-cell>
              <table:table-cell office:value-type="float" office:value="0.01893">
                <text:p>0.01893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209696">
                <text:p>0.209696</text:p>
              </table:table-cell>
              <table:table-cell office:value-type="float" office:value="0.400438">
                <text:p>0.400438</text:p>
              </table:table-cell>
              <table:table-cell office:value-type="float" office:value="0.069805">
                <text:p>0.069805</text:p>
              </table:table-cell>
              <table:table-cell office:value-type="float" office:value="0.017166">
                <text:p>0.01716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170378">
                <text:p>0.170378</text:p>
              </table:table-cell>
              <table:table-cell office:value-type="float" office:value="0.39726">
                <text:p>0.39726</text:p>
              </table:table-cell>
              <table:table-cell office:value-type="float" office:value="0.068546">
                <text:p>0.068546</text:p>
              </table:table-cell>
              <table:table-cell office:value-type="float" office:value="0.011659">
                <text:p>0.011659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19659">
                <text:p>0.19659</text:p>
              </table:table-cell>
              <table:table-cell office:value-type="float" office:value="0.394107">
                <text:p>0.394107</text:p>
              </table:table-cell>
              <table:table-cell office:value-type="float" office:value="0.06768">
                <text:p>0.06768</text:p>
              </table:table-cell>
              <table:table-cell office:value-type="float" office:value="0.015372">
                <text:p>0.01537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19659">
                <text:p>0.19659</text:p>
              </table:table-cell>
              <table:table-cell office:value-type="float" office:value="0.390979">
                <text:p>0.390979</text:p>
              </table:table-cell>
              <table:table-cell office:value-type="float" office:value="0.06684">
                <text:p>0.06684</text:p>
              </table:table-cell>
              <table:table-cell office:value-type="float" office:value="0.015417">
                <text:p>0.015417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183484">
                <text:p>0.183484</text:p>
              </table:table-cell>
              <table:table-cell office:value-type="float" office:value="0.387876">
                <text:p>0.387876</text:p>
              </table:table-cell>
              <table:table-cell office:value-type="float" office:value="0.066118">
                <text:p>0.066118</text:p>
              </table:table-cell>
              <table:table-cell office:value-type="float" office:value="0.013611">
                <text:p>0.013611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170378">
                <text:p>0.170378</text:p>
              </table:table-cell>
              <table:table-cell office:value-type="float" office:value="0.384798">
                <text:p>0.384798</text:p>
              </table:table-cell>
              <table:table-cell office:value-type="float" office:value="0.065447">
                <text:p>0.065447</text:p>
              </table:table-cell>
              <table:table-cell office:value-type="float" office:value="0.011785">
                <text:p>0.01178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157272">
                <text:p>0.157272</text:p>
              </table:table-cell>
              <table:table-cell office:value-type="float" office:value="0.381744">
                <text:p>0.381744</text:p>
              </table:table-cell>
              <table:table-cell office:value-type="float" office:value="0.064108">
                <text:p>0.064108</text:p>
              </table:table-cell>
              <table:table-cell office:value-type="float" office:value="0.009928">
                <text:p>0.00992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157272">
                <text:p>0.157272</text:p>
              </table:table-cell>
              <table:table-cell office:value-type="float" office:value="0.378714">
                <text:p>0.378714</text:p>
              </table:table-cell>
              <table:table-cell office:value-type="float" office:value="0.062912">
                <text:p>0.062912</text:p>
              </table:table-cell>
              <table:table-cell office:value-type="float" office:value="0.009903">
                <text:p>0.009903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157272">
                <text:p>0.157272</text:p>
              </table:table-cell>
              <table:table-cell office:value-type="float" office:value="0.375708">
                <text:p>0.375708</text:p>
              </table:table-cell>
              <table:table-cell office:value-type="float" office:value="0.061704">
                <text:p>0.061704</text:p>
              </table:table-cell>
              <table:table-cell office:value-type="float" office:value="0.00988">
                <text:p>0.0098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144166">
                <text:p>0.144166</text:p>
              </table:table-cell>
              <table:table-cell office:value-type="float" office:value="0.372726">
                <text:p>0.372726</text:p>
              </table:table-cell>
              <table:table-cell office:value-type="float" office:value="0.060118">
                <text:p>0.060118</text:p>
              </table:table-cell>
              <table:table-cell office:value-type="float" office:value="0.008004">
                <text:p>0.00800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13106">
                <text:p>0.13106</text:p>
              </table:table-cell>
              <table:table-cell office:value-type="float" office:value="0.369768">
                <text:p>0.369768</text:p>
              </table:table-cell>
              <table:table-cell office:value-type="float" office:value="0.058696">
                <text:p>0.058696</text:p>
              </table:table-cell>
              <table:table-cell office:value-type="float" office:value="0.006107">
                <text:p>0.006107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144166">
                <text:p>0.144166</text:p>
              </table:table-cell>
              <table:table-cell office:value-type="float" office:value="0.366834">
                <text:p>0.366834</text:p>
              </table:table-cell>
              <table:table-cell office:value-type="float" office:value="0.057257">
                <text:p>0.057257</text:p>
              </table:table-cell>
              <table:table-cell office:value-type="float" office:value="0.007909">
                <text:p>0.00790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13106">
                <text:p>0.13106</text:p>
              </table:table-cell>
              <table:table-cell office:value-type="float" office:value="0.363922">
                <text:p>0.363922</text:p>
              </table:table-cell>
              <table:table-cell office:value-type="float" office:value="0.054867">
                <text:p>0.054867</text:p>
              </table:table-cell>
              <table:table-cell office:value-type="float" office:value="0.006019">
                <text:p>0.006019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091742">
                <text:p>0.091742</text:p>
              </table:table-cell>
              <table:table-cell office:value-type="float" office:value="0.361034">
                <text:p>0.361034</text:p>
              </table:table-cell>
              <table:table-cell office:value-type="float" office:value="0.052587">
                <text:p>0.052587</text:p>
              </table:table-cell>
              <table:table-cell office:value-type="float" office:value="0.000382">
                <text:p>0.000382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117954">
                <text:p>0.117954</text:p>
              </table:table-cell>
              <table:table-cell office:value-type="float" office:value="0.358169">
                <text:p>0.358169</text:p>
              </table:table-cell>
              <table:table-cell office:value-type="float" office:value="0.050483">
                <text:p>0.050483</text:p>
              </table:table-cell>
              <table:table-cell office:value-type="float" office:value="0.003968">
                <text:p>0.003968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117954">
                <text:p>0.117954</text:p>
              </table:table-cell>
              <table:table-cell office:value-type="float" office:value="0.355326">
                <text:p>0.355326</text:p>
              </table:table-cell>
              <table:table-cell office:value-type="float" office:value="0.047917">
                <text:p>0.047917</text:p>
              </table:table-cell>
              <table:table-cell office:value-type="float" office:value="0.003886">
                <text:p>0.003886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117954">
                <text:p>0.117954</text:p>
              </table:table-cell>
              <table:table-cell office:value-type="float" office:value="0.352506">
                <text:p>0.352506</text:p>
              </table:table-cell>
              <table:table-cell office:value-type="float" office:value="0.045312">
                <text:p>0.045312</text:p>
              </table:table-cell>
              <table:table-cell office:value-type="float" office:value="0.003817">
                <text:p>0.003817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104848">
                <text:p>0.104848</text:p>
              </table:table-cell>
              <table:table-cell office:value-type="float" office:value="0.349708">
                <text:p>0.349708</text:p>
              </table:table-cell>
              <table:table-cell office:value-type="float" office:value="0.043083">
                <text:p>0.043083</text:p>
              </table:table-cell>
              <table:table-cell office:value-type="float" office:value="0.001897">
                <text:p>0.00189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104848">
                <text:p>0.104848</text:p>
              </table:table-cell>
              <table:table-cell office:value-type="float" office:value="0.346933">
                <text:p>0.346933</text:p>
              </table:table-cell>
              <table:table-cell office:value-type="float" office:value="0.040898">
                <text:p>0.040898</text:p>
              </table:table-cell>
              <table:table-cell office:value-type="float" office:value="0.001811">
                <text:p>0.001811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117954">
                <text:p>0.117954</text:p>
              </table:table-cell>
              <table:table-cell office:value-type="float" office:value="0.344179">
                <text:p>0.344179</text:p>
              </table:table-cell>
              <table:table-cell office:value-type="float" office:value="0.038823">
                <text:p>0.038823</text:p>
              </table:table-cell>
              <table:table-cell office:value-type="float" office:value="0.003583">
                <text:p>0.003583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104848">
                <text:p>0.104848</text:p>
              </table:table-cell>
              <table:table-cell office:value-type="float" office:value="0.341448">
                <text:p>0.341448</text:p>
              </table:table-cell>
              <table:table-cell office:value-type="float" office:value="0.036911">
                <text:p>0.036911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104848">
                <text:p>0.104848</text:p>
              </table:table-cell>
              <table:table-cell office:value-type="float" office:value="0.338738">
                <text:p>0.338738</text:p>
              </table:table-cell>
              <table:table-cell office:value-type="float" office:value="0.035108">
                <text:p>0.035108</text:p>
              </table:table-cell>
              <table:table-cell office:value-type="float" office:value="0.001574">
                <text:p>0.00157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078636">
                <text:p>0.078636</text:p>
              </table:table-cell>
              <table:table-cell office:value-type="float" office:value="0.336049">
                <text:p>0.336049</text:p>
              </table:table-cell>
              <table:table-cell office:value-type="float" office:value="0.033645">
                <text:p>0.033645</text:p>
              </table:table-cell>
              <table:table-cell office:value-type="float" office:value="-0.002237">
                <text:p>-0.00223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104848">
                <text:p>0.104848</text:p>
              </table:table-cell>
              <table:table-cell office:value-type="float" office:value="0.333382">
                <text:p>0.333382</text:p>
              </table:table-cell>
              <table:table-cell office:value-type="float" office:value="0.032751">
                <text:p>0.032751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078636">
                <text:p>0.078636</text:p>
              </table:table-cell>
              <table:table-cell office:value-type="float" office:value="0.330736">
                <text:p>0.330736</text:p>
              </table:table-cell>
              <table:table-cell office:value-type="float" office:value="0.032494">
                <text:p>0.032494</text:p>
              </table:table-cell>
              <table:table-cell office:value-type="float" office:value="-0.002471">
                <text:p>-0.00247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104848">
                <text:p>0.104848</text:p>
              </table:table-cell>
              <table:table-cell office:value-type="float" office:value="0.328111">
                <text:p>0.328111</text:p>
              </table:table-cell>
              <table:table-cell office:value-type="float" office:value="0.032048">
                <text:p>0.032048</text:p>
              </table:table-cell>
              <table:table-cell office:value-type="float" office:value="0.001118">
                <text:p>0.001118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091742">
                <text:p>0.091742</text:p>
              </table:table-cell>
              <table:table-cell office:value-type="float" office:value="0.325507">
                <text:p>0.325507</text:p>
              </table:table-cell>
              <table:table-cell office:value-type="float" office:value="0.03127">
                <text:p>0.03127</text:p>
              </table:table-cell>
              <table:table-cell office:value-type="float" office:value="-0.000815">
                <text:p>-0.00081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091742">
                <text:p>0.091742</text:p>
              </table:table-cell>
              <table:table-cell office:value-type="float" office:value="0.322924">
                <text:p>0.322924</text:p>
              </table:table-cell>
              <table:table-cell office:value-type="float" office:value="0.031217">
                <text:p>0.031217</text:p>
              </table:table-cell>
              <table:table-cell office:value-type="float" office:value="-0.000907">
                <text:p>-0.000907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078636">
                <text:p>0.078636</text:p>
              </table:table-cell>
              <table:table-cell office:value-type="float" office:value="0.320361">
                <text:p>0.320361</text:p>
              </table:table-cell>
              <table:table-cell office:value-type="float" office:value="0.03122">
                <text:p>0.03122</text:p>
              </table:table-cell>
              <table:table-cell office:value-type="float" office:value="-0.002861">
                <text:p>-0.00286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078636">
                <text:p>0.078636</text:p>
              </table:table-cell>
              <table:table-cell office:value-type="float" office:value="0.317819">
                <text:p>0.317819</text:p>
              </table:table-cell>
              <table:table-cell office:value-type="float" office:value="0.031243">
                <text:p>0.031243</text:p>
              </table:table-cell>
              <table:table-cell office:value-type="float" office:value="-0.002985">
                <text:p>-0.00298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078636">
                <text:p>0.078636</text:p>
              </table:table-cell>
              <table:table-cell office:value-type="float" office:value="0.315296">
                <text:p>0.315296</text:p>
              </table:table-cell>
              <table:table-cell office:value-type="float" office:value="0.031439">
                <text:p>0.031439</text:p>
              </table:table-cell>
              <table:table-cell office:value-type="float" office:value="-0.003112">
                <text:p>-0.003112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06553">
                <text:p>0.06553</text:p>
              </table:table-cell>
              <table:table-cell office:value-type="float" office:value="0.312794">
                <text:p>0.312794</text:p>
              </table:table-cell>
              <table:table-cell office:value-type="float" office:value="0.031719">
                <text:p>0.031719</text:p>
              </table:table-cell>
              <table:table-cell office:value-type="float" office:value="-0.005097">
                <text:p>-0.00509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052424">
                <text:p>0.052424</text:p>
              </table:table-cell>
              <table:table-cell office:value-type="float" office:value="0.310311">
                <text:p>0.310311</text:p>
              </table:table-cell>
              <table:table-cell office:value-type="float" office:value="0.032146">
                <text:p>0.032146</text:p>
              </table:table-cell>
              <table:table-cell office:value-type="float" office:value="-0.007106">
                <text:p>-0.00710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06553">
                <text:p>0.06553</text:p>
              </table:table-cell>
              <table:table-cell office:value-type="float" office:value="0.307849">
                <text:p>0.307849</text:p>
              </table:table-cell>
              <table:table-cell office:value-type="float" office:value="0.032421">
                <text:p>0.032421</text:p>
              </table:table-cell>
              <table:table-cell office:value-type="float" office:value="-0.005417">
                <text:p>-0.005417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052424">
                <text:p>0.052424</text:p>
              </table:table-cell>
              <table:table-cell office:value-type="float" office:value="0.305405">
                <text:p>0.305405</text:p>
              </table:table-cell>
              <table:table-cell office:value-type="float" office:value="0.03223">
                <text:p>0.03223</text:p>
              </table:table-cell>
              <table:table-cell office:value-type="float" office:value="-0.007418">
                <text:p>-0.007418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052424">
                <text:p>0.052424</text:p>
              </table:table-cell>
              <table:table-cell office:value-type="float" office:value="0.302981">
                <text:p>0.302981</text:p>
              </table:table-cell>
              <table:table-cell office:value-type="float" office:value="0.032213">
                <text:p>0.032213</text:p>
              </table:table-cell>
              <table:table-cell office:value-type="float" office:value="-0.007577">
                <text:p>-0.00757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039318">
                <text:p>0.039318</text:p>
              </table:table-cell>
              <table:table-cell office:value-type="float" office:value="0.300577">
                <text:p>0.300577</text:p>
              </table:table-cell>
              <table:table-cell office:value-type="float" office:value="0.031681">
                <text:p>0.031681</text:p>
              </table:table-cell>
              <table:table-cell office:value-type="float" office:value="-0.009594">
                <text:p>-0.009594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026212">
                <text:p>0.026212</text:p>
              </table:table-cell>
              <table:table-cell office:value-type="float" office:value="0.298191">
                <text:p>0.298191</text:p>
              </table:table-cell>
              <table:table-cell office:value-type="float" office:value="0.030007">
                <text:p>0.030007</text:p>
              </table:table-cell>
              <table:table-cell office:value-type="float" office:value="-0.011639">
                <text:p>-0.011639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026212">
                <text:p>0.026212</text:p>
              </table:table-cell>
              <table:table-cell office:value-type="float" office:value="0.295825">
                <text:p>0.295825</text:p>
              </table:table-cell>
              <table:table-cell office:value-type="float" office:value="0.028286">
                <text:p>0.028286</text:p>
              </table:table-cell>
              <table:table-cell office:value-type="float" office:value="-0.011851">
                <text:p>-0.01185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026212">
                <text:p>0.026212</text:p>
              </table:table-cell>
              <table:table-cell office:value-type="float" office:value="0.293477">
                <text:p>0.293477</text:p>
              </table:table-cell>
              <table:table-cell office:value-type="float" office:value="0.02657">
                <text:p>0.02657</text:p>
              </table:table-cell>
              <table:table-cell office:value-type="float" office:value="-0.012062">
                <text:p>-0.01206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026212">
                <text:p>0.026212</text:p>
              </table:table-cell>
              <table:table-cell office:value-type="float" office:value="0.291148">
                <text:p>0.291148</text:p>
              </table:table-cell>
              <table:table-cell office:value-type="float" office:value="0.023926">
                <text:p>0.023926</text:p>
              </table:table-cell>
              <table:table-cell office:value-type="float" office:value="-0.012265">
                <text:p>-0.01226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">
                <text:p>0</text:p>
              </table:table-cell>
              <table:table-cell office:value-type="float" office:value="0.288837">
                <text:p>0.288837</text:p>
              </table:table-cell>
              <table:table-cell office:value-type="float" office:value="0.020772">
                <text:p>0.020772</text:p>
              </table:table-cell>
              <table:table-cell office:value-type="float" office:value="-0.016185">
                <text:p>-0.01618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">
                <text:p>0</text:p>
              </table:table-cell>
              <table:table-cell office:value-type="float" office:value="0.286545">
                <text:p>0.286545</text:p>
              </table:table-cell>
              <table:table-cell office:value-type="float" office:value="0.017709">
                <text:p>0.017709</text:p>
              </table:table-cell>
              <table:table-cell office:value-type="float" office:value="-0.016437">
                <text:p>-0.01643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">
                <text:p>0</text:p>
              </table:table-cell>
              <table:table-cell office:value-type="float" office:value="0.28427">
                <text:p>0.28427</text:p>
              </table:table-cell>
              <table:table-cell office:value-type="float" office:value="0.015177">
                <text:p>0.015177</text:p>
              </table:table-cell>
              <table:table-cell office:value-type="float" office:value="-0.016691">
                <text:p>-0.01669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">
                <text:p>0</text:p>
              </table:table-cell>
              <table:table-cell office:value-type="float" office:value="0.282014">
                <text:p>0.282014</text:p>
              </table:table-cell>
              <table:table-cell office:value-type="float" office:value="0.012767">
                <text:p>0.012767</text:p>
              </table:table-cell>
              <table:table-cell office:value-type="float" office:value="-0.01694">
                <text:p>-0.0169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">
                <text:p>0</text:p>
              </table:table-cell>
              <table:table-cell office:value-type="float" office:value="0.279776">
                <text:p>0.279776</text:p>
              </table:table-cell>
              <table:table-cell office:value-type="float" office:value="0.010297">
                <text:p>0.010297</text:p>
              </table:table-cell>
              <table:table-cell office:value-type="float" office:value="-0.017182">
                <text:p>-0.017182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">
                <text:p>0</text:p>
              </table:table-cell>
              <table:table-cell office:value-type="float" office:value="0.277556">
                <text:p>0.277556</text:p>
              </table:table-cell>
              <table:table-cell office:value-type="float" office:value="0.008256">
                <text:p>0.008256</text:p>
              </table:table-cell>
              <table:table-cell office:value-type="float" office:value="-0.017418">
                <text:p>-0.01741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  <table:table-cell office:value-type="float" office:value="0.275353">
                <text:p>0.275353</text:p>
              </table:table-cell>
              <table:table-cell office:value-type="float" office:value="0.006317">
                <text:p>0.006317</text:p>
              </table:table-cell>
              <table:table-cell office:value-type="float" office:value="-0.017651">
                <text:p>-0.017651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">
                <text:p>0</text:p>
              </table:table-cell>
              <table:table-cell office:value-type="float" office:value="0.273167">
                <text:p>0.273167</text:p>
              </table:table-cell>
              <table:table-cell office:value-type="float" office:value="0.004288">
                <text:p>0.004288</text:p>
              </table:table-cell>
              <table:table-cell office:value-type="float" office:value="-0.017884">
                <text:p>-0.01788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">
                <text:p>0</text:p>
              </table:table-cell>
              <table:table-cell office:value-type="float" office:value="0.270999">
                <text:p>0.270999</text:p>
              </table:table-cell>
              <table:table-cell office:value-type="float" office:value="0.002429">
                <text:p>0.002429</text:p>
              </table:table-cell>
              <table:table-cell office:value-type="float" office:value="-0.018118">
                <text:p>-0.018118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">
                <text:p>0</text:p>
              </table:table-cell>
              <table:table-cell office:value-type="float" office:value="0.268849">
                <text:p>0.268849</text:p>
              </table:table-cell>
              <table:table-cell office:value-type="float" office:value="0.000791">
                <text:p>0.000791</text:p>
              </table:table-cell>
              <table:table-cell office:value-type="float" office:value="-0.018352">
                <text:p>-0.01835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013106">
                <text:p>0.013106</text:p>
              </table:table-cell>
              <table:table-cell office:value-type="float" office:value="0.266715">
                <text:p>0.266715</text:p>
              </table:table-cell>
              <table:table-cell office:value-type="float" office:value="-0.000865">
                <text:p>-0.000865</text:p>
              </table:table-cell>
              <table:table-cell office:value-type="float" office:value="-0.016725">
                <text:p>-0.01672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">
                <text:p>0</text:p>
              </table:table-cell>
              <table:table-cell office:value-type="float" office:value="0.264598">
                <text:p>0.264598</text:p>
              </table:table-cell>
              <table:table-cell office:value-type="float" office:value="-0.00247">
                <text:p>-0.00247</text:p>
              </table:table-cell>
              <table:table-cell office:value-type="float" office:value="-0.018791">
                <text:p>-0.01879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013106">
                <text:p>0.013106</text:p>
              </table:table-cell>
              <table:table-cell office:value-type="float" office:value="0.262498">
                <text:p>0.262498</text:p>
              </table:table-cell>
              <table:table-cell office:value-type="float" office:value="-0.003942">
                <text:p>-0.003942</text:p>
              </table:table-cell>
              <table:table-cell office:value-type="float" office:value="-0.017159">
                <text:p>-0.017159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013106">
                <text:p>0.013106</text:p>
              </table:table-cell>
              <table:table-cell office:value-type="float" office:value="0.260415">
                <text:p>0.260415</text:p>
              </table:table-cell>
              <table:table-cell office:value-type="float" office:value="-0.005373">
                <text:p>-0.005373</text:p>
              </table:table-cell>
              <table:table-cell office:value-type="float" office:value="-0.017361">
                <text:p>-0.01736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026212">
                <text:p>0.026212</text:p>
              </table:table-cell>
              <table:table-cell office:value-type="float" office:value="0.258348">
                <text:p>0.258348</text:p>
              </table:table-cell>
              <table:table-cell office:value-type="float" office:value="-0.006801">
                <text:p>-0.006801</text:p>
              </table:table-cell>
              <table:table-cell office:value-type="float" office:value="-0.015699">
                <text:p>-0.015699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039318">
                <text:p>0.039318</text:p>
              </table:table-cell>
              <table:table-cell office:value-type="float" office:value="0.256298">
                <text:p>0.256298</text:p>
              </table:table-cell>
              <table:table-cell office:value-type="float" office:value="-0.008148">
                <text:p>-0.008148</text:p>
              </table:table-cell>
              <table:table-cell office:value-type="float" office:value="-0.014005">
                <text:p>-0.01400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013106">
                <text:p>0.013106</text:p>
              </table:table-cell>
              <table:table-cell office:value-type="float" office:value="0.254263">
                <text:p>0.254263</text:p>
              </table:table-cell>
              <table:table-cell office:value-type="float" office:value="-0.009483">
                <text:p>-0.009483</text:p>
              </table:table-cell>
              <table:table-cell office:value-type="float" office:value="-0.017865">
                <text:p>-0.01786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">
                <text:p>0</text:p>
              </table:table-cell>
              <table:table-cell office:value-type="float" office:value="0.252245">
                <text:p>0.252245</text:p>
              </table:table-cell>
              <table:table-cell office:value-type="float" office:value="-0.010681">
                <text:p>-0.010681</text:p>
              </table:table-cell>
              <table:table-cell office:value-type="float" office:value="-0.019924">
                <text:p>-0.019924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">
                <text:p>0</text:p>
              </table:table-cell>
              <table:table-cell office:value-type="float" office:value="0.250244">
                <text:p>0.250244</text:p>
              </table:table-cell>
              <table:table-cell office:value-type="float" office:value="-0.011609">
                <text:p>-0.011609</text:p>
              </table:table-cell>
              <table:table-cell office:value-type="float" office:value="-0.020162">
                <text:p>-0.02016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013106">
                <text:p>0.013106</text:p>
              </table:table-cell>
              <table:table-cell office:value-type="float" office:value="0.248257">
                <text:p>0.248257</text:p>
              </table:table-cell>
              <table:table-cell office:value-type="float" office:value="-0.012821">
                <text:p>-0.012821</text:p>
              </table:table-cell>
              <table:table-cell office:value-type="float" office:value="-0.01854">
                <text:p>-0.0185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">
                <text:p>0</text:p>
              </table:table-cell>
              <table:table-cell office:value-type="float" office:value="0.246287">
                <text:p>0.246287</text:p>
              </table:table-cell>
              <table:table-cell office:value-type="float" office:value="-0.01409">
                <text:p>-0.01409</text:p>
              </table:table-cell>
              <table:table-cell office:value-type="float" office:value="-0.020602">
                <text:p>-0.02060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0.244332">
                <text:p>0.244332</text:p>
              </table:table-cell>
              <table:table-cell office:value-type="float" office:value="-0.014773">
                <text:p>-0.014773</text:p>
              </table:table-cell>
              <table:table-cell office:value-type="float" office:value="-0.020817">
                <text:p>-0.020817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013106">
                <text:p>0.013106</text:p>
              </table:table-cell>
              <table:table-cell office:value-type="float" office:value="0.242393">
                <text:p>0.242393</text:p>
              </table:table-cell>
              <table:table-cell office:value-type="float" office:value="-0.015684">
                <text:p>-0.015684</text:p>
              </table:table-cell>
              <table:table-cell office:value-type="float" office:value="-0.019164">
                <text:p>-0.019164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013106">
                <text:p>0.013106</text:p>
              </table:table-cell>
              <table:table-cell office:value-type="float" office:value="0.24047">
                <text:p>0.24047</text:p>
              </table:table-cell>
              <table:table-cell office:value-type="float" office:value="-0.01692">
                <text:p>-0.01692</text:p>
              </table:table-cell>
              <table:table-cell office:value-type="float" office:value="-0.019339">
                <text:p>-0.019339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013106">
                <text:p>0.013106</text:p>
              </table:table-cell>
              <table:table-cell office:value-type="float" office:value="0.238561">
                <text:p>0.238561</text:p>
              </table:table-cell>
              <table:table-cell office:value-type="float" office:value="-0.017486">
                <text:p>-0.017486</text:p>
              </table:table-cell>
              <table:table-cell office:value-type="float" office:value="-0.019511">
                <text:p>-0.01951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026212">
                <text:p>0.026212</text:p>
              </table:table-cell>
              <table:table-cell office:value-type="float" office:value="0.236668">
                <text:p>0.236668</text:p>
              </table:table-cell>
              <table:table-cell office:value-type="float" office:value="-0.017856">
                <text:p>-0.017856</text:p>
              </table:table-cell>
              <table:table-cell office:value-type="float" office:value="-0.017821">
                <text:p>-0.017821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039318">
                <text:p>0.039318</text:p>
              </table:table-cell>
              <table:table-cell office:value-type="float" office:value="0.234789">
                <text:p>0.234789</text:p>
              </table:table-cell>
              <table:table-cell office:value-type="float" office:value="-0.018355">
                <text:p>-0.018355</text:p>
              </table:table-cell>
              <table:table-cell office:value-type="float" office:value="-0.016105">
                <text:p>-0.01610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013106">
                <text:p>0.013106</text:p>
              </table:table-cell>
              <table:table-cell office:value-type="float" office:value="0.232926">
                <text:p>0.232926</text:p>
              </table:table-cell>
              <table:table-cell office:value-type="float" office:value="-0.01789">
                <text:p>-0.01789</text:p>
              </table:table-cell>
              <table:table-cell office:value-type="float" office:value="-0.019947">
                <text:p>-0.01994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039318">
                <text:p>0.039318</text:p>
              </table:table-cell>
              <table:table-cell office:value-type="float" office:value="0.231077">
                <text:p>0.231077</text:p>
              </table:table-cell>
              <table:table-cell office:value-type="float" office:value="-0.017131">
                <text:p>-0.017131</text:p>
              </table:table-cell>
              <table:table-cell office:value-type="float" office:value="-0.016403">
                <text:p>-0.01640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052424">
                <text:p>0.052424</text:p>
              </table:table-cell>
              <table:table-cell office:value-type="float" office:value="0.229243">
                <text:p>0.229243</text:p>
              </table:table-cell>
              <table:table-cell office:value-type="float" office:value="-0.016803">
                <text:p>-0.016803</text:p>
              </table:table-cell>
              <table:table-cell office:value-type="float" office:value="-0.014669">
                <text:p>-0.014669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039318">
                <text:p>0.039318</text:p>
              </table:table-cell>
              <table:table-cell office:value-type="float" office:value="0.227424">
                <text:p>0.227424</text:p>
              </table:table-cell>
              <table:table-cell office:value-type="float" office:value="-0.01661">
                <text:p>-0.01661</text:p>
              </table:table-cell>
              <table:table-cell office:value-type="float" office:value="-0.016626">
                <text:p>-0.016626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039318">
                <text:p>0.039318</text:p>
              </table:table-cell>
              <table:table-cell office:value-type="float" office:value="0.225619">
                <text:p>0.225619</text:p>
              </table:table-cell>
              <table:table-cell office:value-type="float" office:value="-0.016501">
                <text:p>-0.016501</text:p>
              </table:table-cell>
              <table:table-cell office:value-type="float" office:value="-0.016746">
                <text:p>-0.01674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026212">
                <text:p>0.026212</text:p>
              </table:table-cell>
              <table:table-cell office:value-type="float" office:value="0.223828">
                <text:p>0.223828</text:p>
              </table:table-cell>
              <table:table-cell office:value-type="float" office:value="-0.016663">
                <text:p>-0.016663</text:p>
              </table:table-cell>
              <table:table-cell office:value-type="float" office:value="-0.018732">
                <text:p>-0.01873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039318">
                <text:p>0.039318</text:p>
              </table:table-cell>
              <table:table-cell office:value-type="float" office:value="0.222052">
                <text:p>0.222052</text:p>
              </table:table-cell>
              <table:table-cell office:value-type="float" office:value="-0.017302">
                <text:p>-0.017302</text:p>
              </table:table-cell>
              <table:table-cell office:value-type="float" office:value="-0.017026">
                <text:p>-0.01702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">
                <text:p>0</text:p>
              </table:table-cell>
              <table:table-cell office:value-type="float" office:value="0.22029">
                <text:p>0.22029</text:p>
              </table:table-cell>
              <table:table-cell office:value-type="float" office:value="-0.018094">
                <text:p>-0.018094</text:p>
              </table:table-cell>
              <table:table-cell office:value-type="float" office:value="-0.022738">
                <text:p>-0.02273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026212">
                <text:p>0.026212</text:p>
              </table:table-cell>
              <table:table-cell office:value-type="float" office:value="0.218541">
                <text:p>0.218541</text:p>
              </table:table-cell>
              <table:table-cell office:value-type="float" office:value="-0.018567">
                <text:p>-0.018567</text:p>
              </table:table-cell>
              <table:table-cell office:value-type="float" office:value="-0.019222">
                <text:p>-0.019222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026212">
                <text:p>0.026212</text:p>
              </table:table-cell>
              <table:table-cell office:value-type="float" office:value="0.216807">
                <text:p>0.216807</text:p>
              </table:table-cell>
              <table:table-cell office:value-type="float" office:value="-0.019052">
                <text:p>-0.019052</text:p>
              </table:table-cell>
              <table:table-cell office:value-type="float" office:value="-0.019368">
                <text:p>-0.019368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026212">
                <text:p>0.026212</text:p>
              </table:table-cell>
              <table:table-cell office:value-type="float" office:value="0.215086">
                <text:p>0.215086</text:p>
              </table:table-cell>
              <table:table-cell office:value-type="float" office:value="-0.018932">
                <text:p>-0.018932</text:p>
              </table:table-cell>
              <table:table-cell office:value-type="float" office:value="-0.0195">
                <text:p>-0.0195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">
                <text:p>0</text:p>
              </table:table-cell>
              <table:table-cell office:value-type="float" office:value="0.213379">
                <text:p>0.213379</text:p>
              </table:table-cell>
              <table:table-cell office:value-type="float" office:value="-0.018478">
                <text:p>-0.018478</text:p>
              </table:table-cell>
              <table:table-cell office:value-type="float" office:value="-0.023348">
                <text:p>-0.023348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">
                <text:p>0</text:p>
              </table:table-cell>
              <table:table-cell office:value-type="float" office:value="0.211686">
                <text:p>0.211686</text:p>
              </table:table-cell>
              <table:table-cell office:value-type="float" office:value="-0.018383">
                <text:p>-0.018383</text:p>
              </table:table-cell>
              <table:table-cell office:value-type="float" office:value="-0.023531">
                <text:p>-0.02353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026212">
                <text:p>0.026212</text:p>
              </table:table-cell>
              <table:table-cell office:value-type="float" office:value="0.210006">
                <text:p>0.210006</text:p>
              </table:table-cell>
              <table:table-cell office:value-type="float" office:value="-0.018473">
                <text:p>-0.018473</text:p>
              </table:table-cell>
              <table:table-cell office:value-type="float" office:value="-0.019997">
                <text:p>-0.01999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039318">
                <text:p>0.039318</text:p>
              </table:table-cell>
              <table:table-cell office:value-type="float" office:value="0.208339">
                <text:p>0.208339</text:p>
              </table:table-cell>
              <table:table-cell office:value-type="float" office:value="-0.018805">
                <text:p>-0.018805</text:p>
              </table:table-cell>
              <table:table-cell office:value-type="float" office:value="-0.018263">
                <text:p>-0.01826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026212">
                <text:p>0.026212</text:p>
              </table:table-cell>
              <table:table-cell office:value-type="float" office:value="0.206685">
                <text:p>0.206685</text:p>
              </table:table-cell>
              <table:table-cell office:value-type="float" office:value="-0.019516">
                <text:p>-0.019516</text:p>
              </table:table-cell>
              <table:table-cell office:value-type="float" office:value="-0.020211">
                <text:p>-0.02021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039318">
                <text:p>0.039318</text:p>
              </table:table-cell>
              <table:table-cell office:value-type="float" office:value="0.205045">
                <text:p>0.205045</text:p>
              </table:table-cell>
              <table:table-cell office:value-type="float" office:value="-0.019943">
                <text:p>-0.019943</text:p>
              </table:table-cell>
              <table:table-cell office:value-type="float" office:value="-0.018462">
                <text:p>-0.018462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052424">
                <text:p>0.052424</text:p>
              </table:table-cell>
              <table:table-cell office:value-type="float" office:value="0.203418">
                <text:p>0.203418</text:p>
              </table:table-cell>
              <table:table-cell office:value-type="float" office:value="-0.020449">
                <text:p>-0.020449</text:p>
              </table:table-cell>
              <table:table-cell office:value-type="float" office:value="-0.016692">
                <text:p>-0.016692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052424">
                <text:p>0.052424</text:p>
              </table:table-cell>
              <table:table-cell office:value-type="float" office:value="0.201803">
                <text:p>0.201803</text:p>
              </table:table-cell>
              <table:table-cell office:value-type="float" office:value="-0.02109">
                <text:p>-0.02109</text:p>
              </table:table-cell>
              <table:table-cell office:value-type="float" office:value="-0.016759">
                <text:p>-0.016759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013106">
                <text:p>0.013106</text:p>
              </table:table-cell>
              <table:table-cell office:value-type="float" office:value="0.200202">
                <text:p>0.200202</text:p>
              </table:table-cell>
              <table:table-cell office:value-type="float" office:value="-0.021167">
                <text:p>-0.021167</text:p>
              </table:table-cell>
              <table:table-cell office:value-type="float" office:value="-0.022416">
                <text:p>-0.02241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013106">
                <text:p>0.013106</text:p>
              </table:table-cell>
              <table:table-cell office:value-type="float" office:value="0.198613">
                <text:p>0.198613</text:p>
              </table:table-cell>
              <table:table-cell office:value-type="float" office:value="-0.021536">
                <text:p>-0.021536</text:p>
              </table:table-cell>
              <table:table-cell office:value-type="float" office:value="-0.022582">
                <text:p>-0.02258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026212">
                <text:p>0.026212</text:p>
              </table:table-cell>
              <table:table-cell office:value-type="float" office:value="0.197036">
                <text:p>0.197036</text:p>
              </table:table-cell>
              <table:table-cell office:value-type="float" office:value="-0.022269">
                <text:p>-0.022269</text:p>
              </table:table-cell>
              <table:table-cell office:value-type="float" office:value="-0.020895">
                <text:p>-0.02089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052424">
                <text:p>0.052424</text:p>
              </table:table-cell>
              <table:table-cell office:value-type="float" office:value="0.195473">
                <text:p>0.195473</text:p>
              </table:table-cell>
              <table:table-cell office:value-type="float" office:value="-0.023005">
                <text:p>-0.023005</text:p>
              </table:table-cell>
              <table:table-cell office:value-type="float" office:value="-0.017309">
                <text:p>-0.017309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039318">
                <text:p>0.039318</text:p>
              </table:table-cell>
              <table:table-cell office:value-type="float" office:value="0.193921">
                <text:p>0.193921</text:p>
              </table:table-cell>
              <table:table-cell office:value-type="float" office:value="-0.023715">
                <text:p>-0.023715</text:p>
              </table:table-cell>
              <table:table-cell office:value-type="float" office:value="-0.019229">
                <text:p>-0.019229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039318">
                <text:p>0.039318</text:p>
              </table:table-cell>
              <table:table-cell office:value-type="float" office:value="0.192382">
                <text:p>0.192382</text:p>
              </table:table-cell>
              <table:table-cell office:value-type="float" office:value="-0.02418">
                <text:p>-0.02418</text:p>
              </table:table-cell>
              <table:table-cell office:value-type="float" office:value="-0.019302">
                <text:p>-0.01930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052424">
                <text:p>0.052424</text:p>
              </table:table-cell>
              <table:table-cell office:value-type="float" office:value="0.190855">
                <text:p>0.190855</text:p>
              </table:table-cell>
              <table:table-cell office:value-type="float" office:value="-0.024438">
                <text:p>-0.024438</text:p>
              </table:table-cell>
              <table:table-cell office:value-type="float" office:value="-0.017516">
                <text:p>-0.017516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026212">
                <text:p>0.026212</text:p>
              </table:table-cell>
              <table:table-cell office:value-type="float" office:value="0.189341">
                <text:p>0.189341</text:p>
              </table:table-cell>
              <table:table-cell office:value-type="float" office:value="-0.024725">
                <text:p>-0.024725</text:p>
              </table:table-cell>
              <table:table-cell office:value-type="float" office:value="-0.021293">
                <text:p>-0.02129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013106">
                <text:p>0.013106</text:p>
              </table:table-cell>
              <table:table-cell office:value-type="float" office:value="0.187838">
                <text:p>0.187838</text:p>
              </table:table-cell>
              <table:table-cell office:value-type="float" office:value="-0.024566">
                <text:p>-0.024566</text:p>
              </table:table-cell>
              <table:table-cell office:value-type="float" office:value="-0.023273">
                <text:p>-0.023273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052424">
                <text:p>0.052424</text:p>
              </table:table-cell>
              <table:table-cell office:value-type="float" office:value="0.186347">
                <text:p>0.186347</text:p>
              </table:table-cell>
              <table:table-cell office:value-type="float" office:value="-0.024369">
                <text:p>-0.024369</text:p>
              </table:table-cell>
              <table:table-cell office:value-type="float" office:value="-0.017842">
                <text:p>-0.01784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078636">
                <text:p>0.078636</text:p>
              </table:table-cell>
              <table:table-cell office:value-type="float" office:value="0.184868">
                <text:p>0.184868</text:p>
              </table:table-cell>
              <table:table-cell office:value-type="float" office:value="-0.024593">
                <text:p>-0.024593</text:p>
              </table:table-cell>
              <table:table-cell office:value-type="float" office:value="-0.014183">
                <text:p>-0.01418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052424">
                <text:p>0.052424</text:p>
              </table:table-cell>
              <table:table-cell office:value-type="float" office:value="0.183401">
                <text:p>0.183401</text:p>
              </table:table-cell>
              <table:table-cell office:value-type="float" office:value="-0.025333">
                <text:p>-0.025333</text:p>
              </table:table-cell>
              <table:table-cell office:value-type="float" office:value="-0.017894">
                <text:p>-0.01789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013106">
                <text:p>0.013106</text:p>
              </table:table-cell>
              <table:table-cell office:value-type="float" office:value="0.181945">
                <text:p>0.181945</text:p>
              </table:table-cell>
              <table:table-cell office:value-type="float" office:value="-0.024834">
                <text:p>-0.024834</text:p>
              </table:table-cell>
              <table:table-cell office:value-type="float" office:value="-0.023519">
                <text:p>-0.02351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026212">
                <text:p>0.026212</text:p>
              </table:table-cell>
              <table:table-cell office:value-type="float" office:value="0.180501">
                <text:p>0.180501</text:p>
              </table:table-cell>
              <table:table-cell office:value-type="float" office:value="-0.024385">
                <text:p>-0.024385</text:p>
              </table:table-cell>
              <table:table-cell office:value-type="float" office:value="-0.0218">
                <text:p>-0.0218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078636">
                <text:p>0.078636</text:p>
              </table:table-cell>
              <table:table-cell office:value-type="float" office:value="0.179069">
                <text:p>0.179069</text:p>
              </table:table-cell>
              <table:table-cell office:value-type="float" office:value="-0.024474">
                <text:p>-0.024474</text:p>
              </table:table-cell>
              <table:table-cell office:value-type="float" office:value="-0.01448">
                <text:p>-0.01448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06553">
                <text:p>0.06553</text:p>
              </table:table-cell>
              <table:table-cell office:value-type="float" office:value="0.177648">
                <text:p>0.177648</text:p>
              </table:table-cell>
              <table:table-cell office:value-type="float" office:value="-0.025175">
                <text:p>-0.025175</text:p>
              </table:table-cell>
              <table:table-cell office:value-type="float" office:value="-0.016341">
                <text:p>-0.016341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06553">
                <text:p>0.06553</text:p>
              </table:table-cell>
              <table:table-cell office:value-type="float" office:value="0.176238">
                <text:p>0.176238</text:p>
              </table:table-cell>
              <table:table-cell office:value-type="float" office:value="-0.026169">
                <text:p>-0.026169</text:p>
              </table:table-cell>
              <table:table-cell office:value-type="float" office:value="-0.016347">
                <text:p>-0.016347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06553">
                <text:p>0.06553</text:p>
              </table:table-cell>
              <table:table-cell office:value-type="float" office:value="0.174839">
                <text:p>0.174839</text:p>
              </table:table-cell>
              <table:table-cell office:value-type="float" office:value="-0.027173">
                <text:p>-0.027173</text:p>
              </table:table-cell>
              <table:table-cell office:value-type="float" office:value="-0.016355">
                <text:p>-0.01635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039318">
                <text:p>0.039318</text:p>
              </table:table-cell>
              <table:table-cell office:value-type="float" office:value="0.173451">
                <text:p>0.173451</text:p>
              </table:table-cell>
              <table:table-cell office:value-type="float" office:value="-0.028826">
                <text:p>-0.028826</text:p>
              </table:table-cell>
              <table:table-cell office:value-type="float" office:value="-0.020097">
                <text:p>-0.020097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052424">
                <text:p>0.052424</text:p>
              </table:table-cell>
              <table:table-cell office:value-type="float" office:value="0.172075">
                <text:p>0.172075</text:p>
              </table:table-cell>
              <table:table-cell office:value-type="float" office:value="-0.029908">
                <text:p>-0.029908</text:p>
              </table:table-cell>
              <table:table-cell office:value-type="float" office:value="-0.018321">
                <text:p>-0.01832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06553">
                <text:p>0.06553</text:p>
              </table:table-cell>
              <table:table-cell office:value-type="float" office:value="0.170709">
                <text:p>0.170709</text:p>
              </table:table-cell>
              <table:table-cell office:value-type="float" office:value="-0.031048">
                <text:p>-0.031048</text:p>
              </table:table-cell>
              <table:table-cell office:value-type="float" office:value="-0.016522">
                <text:p>-0.016522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06553">
                <text:p>0.06553</text:p>
              </table:table-cell>
              <table:table-cell office:value-type="float" office:value="0.169354">
                <text:p>0.169354</text:p>
              </table:table-cell>
              <table:table-cell office:value-type="float" office:value="-0.03187">
                <text:p>-0.03187</text:p>
              </table:table-cell>
              <table:table-cell office:value-type="float" office:value="-0.016547">
                <text:p>-0.016547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06553">
                <text:p>0.06553</text:p>
              </table:table-cell>
              <table:table-cell office:value-type="float" office:value="0.16801">
                <text:p>0.16801</text:p>
              </table:table-cell>
              <table:table-cell office:value-type="float" office:value="-0.032296">
                <text:p>-0.032296</text:p>
              </table:table-cell>
              <table:table-cell office:value-type="float" office:value="-0.016559">
                <text:p>-0.016559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091742">
                <text:p>0.091742</text:p>
              </table:table-cell>
              <table:table-cell office:value-type="float" office:value="0.166677">
                <text:p>0.166677</text:p>
              </table:table-cell>
              <table:table-cell office:value-type="float" office:value="-0.032111">
                <text:p>-0.032111</text:p>
              </table:table-cell>
              <table:table-cell office:value-type="float" office:value="-0.012843">
                <text:p>-0.012843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078636">
                <text:p>0.078636</text:p>
              </table:table-cell>
              <table:table-cell office:value-type="float" office:value="0.165354">
                <text:p>0.165354</text:p>
              </table:table-cell>
              <table:table-cell office:value-type="float" office:value="-0.031796">
                <text:p>-0.031796</text:p>
              </table:table-cell>
              <table:table-cell office:value-type="float" office:value="-0.014653">
                <text:p>-0.01465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91742">
                <text:p>0.091742</text:p>
              </table:table-cell>
              <table:table-cell office:value-type="float" office:value="0.164042">
                <text:p>0.164042</text:p>
              </table:table-cell>
              <table:table-cell office:value-type="float" office:value="-0.031854">
                <text:p>-0.031854</text:p>
              </table:table-cell>
              <table:table-cell office:value-type="float" office:value="-0.012769">
                <text:p>-0.012769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104848">
                <text:p>0.104848</text:p>
              </table:table-cell>
              <table:table-cell office:value-type="float" office:value="0.16274">
                <text:p>0.16274</text:p>
              </table:table-cell>
              <table:table-cell office:value-type="float" office:value="-0.031075">
                <text:p>-0.031075</text:p>
              </table:table-cell>
              <table:table-cell office:value-type="float" office:value="-0.010862">
                <text:p>-0.01086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078636">
                <text:p>0.078636</text:p>
              </table:table-cell>
              <table:table-cell office:value-type="float" office:value="0.161448">
                <text:p>0.161448</text:p>
              </table:table-cell>
              <table:table-cell office:value-type="float" office:value="-0.030636">
                <text:p>-0.030636</text:p>
              </table:table-cell>
              <table:table-cell office:value-type="float" office:value="-0.014516">
                <text:p>-0.01451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091742">
                <text:p>0.091742</text:p>
              </table:table-cell>
              <table:table-cell office:value-type="float" office:value="0.160167">
                <text:p>0.160167</text:p>
              </table:table-cell>
              <table:table-cell office:value-type="float" office:value="-0.030217">
                <text:p>-0.030217</text:p>
              </table:table-cell>
              <table:table-cell office:value-type="float" office:value="-0.012647">
                <text:p>-0.01264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104848">
                <text:p>0.104848</text:p>
              </table:table-cell>
              <table:table-cell office:value-type="float" office:value="0.158896">
                <text:p>0.158896</text:p>
              </table:table-cell>
              <table:table-cell office:value-type="float" office:value="-0.029639">
                <text:p>-0.029639</text:p>
              </table:table-cell>
              <table:table-cell office:value-type="float" office:value="-0.010754">
                <text:p>-0.010754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104848">
                <text:p>0.104848</text:p>
              </table:table-cell>
              <table:table-cell office:value-type="float" office:value="0.157634">
                <text:p>0.157634</text:p>
              </table:table-cell>
              <table:table-cell office:value-type="float" office:value="-0.029241">
                <text:p>-0.029241</text:p>
              </table:table-cell>
              <table:table-cell office:value-type="float" office:value="-0.01069">
                <text:p>-0.0106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091742">
                <text:p>0.091742</text:p>
              </table:table-cell>
              <table:table-cell office:value-type="float" office:value="0.156383">
                <text:p>0.156383</text:p>
              </table:table-cell>
              <table:table-cell office:value-type="float" office:value="-0.028591">
                <text:p>-0.028591</text:p>
              </table:table-cell>
              <table:table-cell office:value-type="float" office:value="-0.012479">
                <text:p>-0.012479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104848">
                <text:p>0.104848</text:p>
              </table:table-cell>
              <table:table-cell office:value-type="float" office:value="0.155142">
                <text:p>0.155142</text:p>
              </table:table-cell>
              <table:table-cell office:value-type="float" office:value="-0.027995">
                <text:p>-0.027995</text:p>
              </table:table-cell>
              <table:table-cell office:value-type="float" office:value="-0.010572">
                <text:p>-0.01057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104848">
                <text:p>0.104848</text:p>
              </table:table-cell>
              <table:table-cell office:value-type="float" office:value="0.153911">
                <text:p>0.153911</text:p>
              </table:table-cell>
              <table:table-cell office:value-type="float" office:value="-0.027855">
                <text:p>-0.027855</text:p>
              </table:table-cell>
              <table:table-cell office:value-type="float" office:value="-0.0105">
                <text:p>-0.010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117954">
                <text:p>0.117954</text:p>
              </table:table-cell>
              <table:table-cell office:value-type="float" office:value="0.152689">
                <text:p>0.152689</text:p>
              </table:table-cell>
              <table:table-cell office:value-type="float" office:value="-0.027405">
                <text:p>-0.027405</text:p>
              </table:table-cell>
              <table:table-cell office:value-type="float" office:value="-0.008562">
                <text:p>-0.00856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104848">
                <text:p>0.104848</text:p>
              </table:table-cell>
              <table:table-cell office:value-type="float" office:value="0.151478">
                <text:p>0.151478</text:p>
              </table:table-cell>
              <table:table-cell office:value-type="float" office:value="-0.026886">
                <text:p>-0.026886</text:p>
              </table:table-cell>
              <table:table-cell office:value-type="float" office:value="-0.010317">
                <text:p>-0.010317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117954">
                <text:p>0.117954</text:p>
              </table:table-cell>
              <table:table-cell office:value-type="float" office:value="0.150275">
                <text:p>0.150275</text:p>
              </table:table-cell>
              <table:table-cell office:value-type="float" office:value="-0.02608">
                <text:p>-0.02608</text:p>
              </table:table-cell>
              <table:table-cell office:value-type="float" office:value="-0.008375">
                <text:p>-0.00837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117954">
                <text:p>0.117954</text:p>
              </table:table-cell>
              <table:table-cell office:value-type="float" office:value="0.149083">
                <text:p>0.149083</text:p>
              </table:table-cell>
              <table:table-cell office:value-type="float" office:value="-0.025752">
                <text:p>-0.025752</text:p>
              </table:table-cell>
              <table:table-cell office:value-type="float" office:value="-0.00827">
                <text:p>-0.0082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104848">
                <text:p>0.104848</text:p>
              </table:table-cell>
              <table:table-cell office:value-type="float" office:value="0.1479">
                <text:p>0.1479</text:p>
              </table:table-cell>
              <table:table-cell office:value-type="float" office:value="-0.025715">
                <text:p>-0.025715</text:p>
              </table:table-cell>
              <table:table-cell office:value-type="float" office:value="-0.010027">
                <text:p>-0.01002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117954">
                <text:p>0.117954</text:p>
              </table:table-cell>
              <table:table-cell office:value-type="float" office:value="0.146726">
                <text:p>0.146726</text:p>
              </table:table-cell>
              <table:table-cell office:value-type="float" office:value="-0.025259">
                <text:p>-0.025259</text:p>
              </table:table-cell>
              <table:table-cell office:value-type="float" office:value="-0.00809">
                <text:p>-0.0080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117954">
                <text:p>0.117954</text:p>
              </table:table-cell>
              <table:table-cell office:value-type="float" office:value="0.145561">
                <text:p>0.145561</text:p>
              </table:table-cell>
              <table:table-cell office:value-type="float" office:value="-0.024675">
                <text:p>-0.024675</text:p>
              </table:table-cell>
              <table:table-cell office:value-type="float" office:value="-0.007987">
                <text:p>-0.00798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13106">
                <text:p>0.13106</text:p>
              </table:table-cell>
              <table:table-cell office:value-type="float" office:value="0.144406">
                <text:p>0.144406</text:p>
              </table:table-cell>
              <table:table-cell office:value-type="float" office:value="-0.024633">
                <text:p>-0.024633</text:p>
              </table:table-cell>
              <table:table-cell office:value-type="float" office:value="-0.006017">
                <text:p>-0.00601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13106">
                <text:p>0.13106</text:p>
              </table:table-cell>
              <table:table-cell office:value-type="float" office:value="0.14326">
                <text:p>0.14326</text:p>
              </table:table-cell>
              <table:table-cell office:value-type="float" office:value="-0.024055">
                <text:p>-0.024055</text:p>
              </table:table-cell>
              <table:table-cell office:value-type="float" office:value="-0.005876">
                <text:p>-0.00587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13106">
                <text:p>0.13106</text:p>
              </table:table-cell>
              <table:table-cell office:value-type="float" office:value="0.142123">
                <text:p>0.142123</text:p>
              </table:table-cell>
              <table:table-cell office:value-type="float" office:value="-0.023325">
                <text:p>-0.023325</text:p>
              </table:table-cell>
              <table:table-cell office:value-type="float" office:value="-0.005732">
                <text:p>-0.005732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13106">
                <text:p>0.13106</text:p>
              </table:table-cell>
              <table:table-cell office:value-type="float" office:value="0.140995">
                <text:p>0.140995</text:p>
              </table:table-cell>
              <table:table-cell office:value-type="float" office:value="-0.023154">
                <text:p>-0.023154</text:p>
              </table:table-cell>
              <table:table-cell office:value-type="float" office:value="-0.00559">
                <text:p>-0.00559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117954">
                <text:p>0.117954</text:p>
              </table:table-cell>
              <table:table-cell office:value-type="float" office:value="0.139876">
                <text:p>0.139876</text:p>
              </table:table-cell>
              <table:table-cell office:value-type="float" office:value="-0.022752">
                <text:p>-0.022752</text:p>
              </table:table-cell>
              <table:table-cell office:value-type="float" office:value="-0.007315">
                <text:p>-0.00731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13106">
                <text:p>0.13106</text:p>
              </table:table-cell>
              <table:table-cell office:value-type="float" office:value="0.138766">
                <text:p>0.138766</text:p>
              </table:table-cell>
              <table:table-cell office:value-type="float" office:value="-0.02222">
                <text:p>-0.02222</text:p>
              </table:table-cell>
              <table:table-cell office:value-type="float" office:value="-0.005348">
                <text:p>-0.005348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144166">
                <text:p>0.144166</text:p>
              </table:table-cell>
              <table:table-cell office:value-type="float" office:value="0.137664">
                <text:p>0.137664</text:p>
              </table:table-cell>
              <table:table-cell office:value-type="float" office:value="-0.021808">
                <text:p>-0.021808</text:p>
              </table:table-cell>
              <table:table-cell office:value-type="float" office:value="-0.003353">
                <text:p>-0.00335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144166">
                <text:p>0.144166</text:p>
              </table:table-cell>
              <table:table-cell office:value-type="float" office:value="0.136572">
                <text:p>0.136572</text:p>
              </table:table-cell>
              <table:table-cell office:value-type="float" office:value="-0.021022">
                <text:p>-0.021022</text:p>
              </table:table-cell>
              <table:table-cell office:value-type="float" office:value="-0.003184">
                <text:p>-0.003184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144166">
                <text:p>0.144166</text:p>
              </table:table-cell>
              <table:table-cell office:value-type="float" office:value="0.135488">
                <text:p>0.135488</text:p>
              </table:table-cell>
              <table:table-cell office:value-type="float" office:value="-0.019997">
                <text:p>-0.019997</text:p>
              </table:table-cell>
              <table:table-cell office:value-type="float" office:value="-0.003007">
                <text:p>-0.003007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144166">
                <text:p>0.144166</text:p>
              </table:table-cell>
              <table:table-cell office:value-type="float" office:value="0.134413">
                <text:p>0.134413</text:p>
              </table:table-cell>
              <table:table-cell office:value-type="float" office:value="-0.019424">
                <text:p>-0.019424</text:p>
              </table:table-cell>
              <table:table-cell office:value-type="float" office:value="-0.002831">
                <text:p>-0.002831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144166">
                <text:p>0.144166</text:p>
              </table:table-cell>
              <table:table-cell office:value-type="float" office:value="0.133346">
                <text:p>0.133346</text:p>
              </table:table-cell>
              <table:table-cell office:value-type="float" office:value="-0.018684">
                <text:p>-0.018684</text:p>
              </table:table-cell>
              <table:table-cell office:value-type="float" office:value="-0.002659">
                <text:p>-0.00265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144166">
                <text:p>0.144166</text:p>
              </table:table-cell>
              <table:table-cell office:value-type="float" office:value="0.132288">
                <text:p>0.132288</text:p>
              </table:table-cell>
              <table:table-cell office:value-type="float" office:value="-0.01807">
                <text:p>-0.01807</text:p>
              </table:table-cell>
              <table:table-cell office:value-type="float" office:value="-0.002491">
                <text:p>-0.002491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157272">
                <text:p>0.157272</text:p>
              </table:table-cell>
              <table:table-cell office:value-type="float" office:value="0.131238">
                <text:p>0.131238</text:p>
              </table:table-cell>
              <table:table-cell office:value-type="float" office:value="-0.017682">
                <text:p>-0.017682</text:p>
              </table:table-cell>
              <table:table-cell office:value-type="float" office:value="-0.000461">
                <text:p>-0.000461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144166">
                <text:p>0.144166</text:p>
              </table:table-cell>
              <table:table-cell office:value-type="float" office:value="0.130196">
                <text:p>0.130196</text:p>
              </table:table-cell>
              <table:table-cell office:value-type="float" office:value="-0.017214">
                <text:p>-0.017214</text:p>
              </table:table-cell>
              <table:table-cell office:value-type="float" office:value="-0.002125">
                <text:p>-0.00212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157272">
                <text:p>0.157272</text:p>
              </table:table-cell>
              <table:table-cell office:value-type="float" office:value="0.129163">
                <text:p>0.129163</text:p>
              </table:table-cell>
              <table:table-cell office:value-type="float" office:value="-0.016482">
                <text:p>-0.016482</text:p>
              </table:table-cell>
              <table:table-cell office:value-type="float" office:value="-0.00009">
                <text:p>-0.00009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157272">
                <text:p>0.157272</text:p>
              </table:table-cell>
              <table:table-cell office:value-type="float" office:value="0.128138">
                <text:p>0.128138</text:p>
              </table:table-cell>
              <table:table-cell office:value-type="float" office:value="-0.015421">
                <text:p>-0.015421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157272">
                <text:p>0.157272</text:p>
              </table:table-cell>
              <table:table-cell office:value-type="float" office:value="0.127121">
                <text:p>0.127121</text:p>
              </table:table-cell>
              <table:table-cell office:value-type="float" office:value="-0.014732">
                <text:p>-0.014732</text:p>
              </table:table-cell>
              <table:table-cell office:value-type="float" office:value="0.000316">
                <text:p>0.000316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170378">
                <text:p>0.170378</text:p>
              </table:table-cell>
              <table:table-cell office:value-type="float" office:value="0.126112">
                <text:p>0.126112</text:p>
              </table:table-cell>
              <table:table-cell office:value-type="float" office:value="-0.014104">
                <text:p>-0.014104</text:p>
              </table:table-cell>
              <table:table-cell office:value-type="float" office:value="0.002383">
                <text:p>0.002383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144166">
                <text:p>0.144166</text:p>
              </table:table-cell>
              <table:table-cell office:value-type="float" office:value="0.125111">
                <text:p>0.125111</text:p>
              </table:table-cell>
              <table:table-cell office:value-type="float" office:value="-0.0132">
                <text:p>-0.0132</text:p>
              </table:table-cell>
              <table:table-cell office:value-type="float" office:value="-0.001107">
                <text:p>-0.001107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170378">
                <text:p>0.170378</text:p>
              </table:table-cell>
              <table:table-cell office:value-type="float" office:value="0.124118">
                <text:p>0.124118</text:p>
              </table:table-cell>
              <table:table-cell office:value-type="float" office:value="-0.012799">
                <text:p>-0.012799</text:p>
              </table:table-cell>
              <table:table-cell office:value-type="float" office:value="0.002792">
                <text:p>0.002792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157272">
                <text:p>0.157272</text:p>
              </table:table-cell>
              <table:table-cell office:value-type="float" office:value="0.123133">
                <text:p>0.123133</text:p>
              </table:table-cell>
              <table:table-cell office:value-type="float" office:value="-0.01212">
                <text:p>-0.01212</text:p>
              </table:table-cell>
              <table:table-cell office:value-type="float" office:value="0.001159">
                <text:p>0.001159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183484">
                <text:p>0.183484</text:p>
              </table:table-cell>
              <table:table-cell office:value-type="float" office:value="0.122156">
                <text:p>0.122156</text:p>
              </table:table-cell>
              <table:table-cell office:value-type="float" office:value="-0.011149">
                <text:p>-0.011149</text:p>
              </table:table-cell>
              <table:table-cell office:value-type="float" office:value="0.005088">
                <text:p>0.005088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157272">
                <text:p>0.157272</text:p>
              </table:table-cell>
              <table:table-cell office:value-type="float" office:value="0.121186">
                <text:p>0.121186</text:p>
              </table:table-cell>
              <table:table-cell office:value-type="float" office:value="-0.010458">
                <text:p>-0.010458</text:p>
              </table:table-cell>
              <table:table-cell office:value-type="float" office:value="0.001629">
                <text:p>0.001629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170378">
                <text:p>0.170378</text:p>
              </table:table-cell>
              <table:table-cell office:value-type="float" office:value="0.120224">
                <text:p>0.120224</text:p>
              </table:table-cell>
              <table:table-cell office:value-type="float" office:value="-0.010088">
                <text:p>-0.010088</text:p>
              </table:table-cell>
              <table:table-cell office:value-type="float" office:value="0.003701">
                <text:p>0.003701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157272">
                <text:p>0.157272</text:p>
              </table:table-cell>
              <table:table-cell office:value-type="float" office:value="0.11927">
                <text:p>0.11927</text:p>
              </table:table-cell>
              <table:table-cell office:value-type="float" office:value="-0.009355">
                <text:p>-0.009355</text:p>
              </table:table-cell>
              <table:table-cell office:value-type="float" office:value="0.002073">
                <text:p>0.002073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183484">
                <text:p>0.183484</text:p>
              </table:table-cell>
              <table:table-cell office:value-type="float" office:value="0.118324">
                <text:p>0.118324</text:p>
              </table:table-cell>
              <table:table-cell office:value-type="float" office:value="-0.009064">
                <text:p>-0.009064</text:p>
              </table:table-cell>
              <table:table-cell office:value-type="float" office:value="0.006001">
                <text:p>0.00600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170378">
                <text:p>0.170378</text:p>
              </table:table-cell>
              <table:table-cell office:value-type="float" office:value="0.117385">
                <text:p>0.117385</text:p>
              </table:table-cell>
              <table:table-cell office:value-type="float" office:value="-0.009152">
                <text:p>-0.009152</text:p>
              </table:table-cell>
              <table:table-cell office:value-type="float" office:value="0.004403">
                <text:p>0.004403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170378">
                <text:p>0.170378</text:p>
              </table:table-cell>
              <table:table-cell office:value-type="float" office:value="0.116453">
                <text:p>0.116453</text:p>
              </table:table-cell>
              <table:table-cell office:value-type="float" office:value="-0.008765">
                <text:p>-0.008765</text:p>
              </table:table-cell>
              <table:table-cell office:value-type="float" office:value="0.004644">
                <text:p>0.004644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183484">
                <text:p>0.183484</text:p>
              </table:table-cell>
              <table:table-cell office:value-type="float" office:value="0.115529">
                <text:p>0.115529</text:p>
              </table:table-cell>
              <table:table-cell office:value-type="float" office:value="-0.008506">
                <text:p>-0.008506</text:p>
              </table:table-cell>
              <table:table-cell office:value-type="float" office:value="0.006746">
                <text:p>0.006746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170378">
                <text:p>0.170378</text:p>
              </table:table-cell>
              <table:table-cell office:value-type="float" office:value="0.114612">
                <text:p>0.114612</text:p>
              </table:table-cell>
              <table:table-cell office:value-type="float" office:value="-0.008415">
                <text:p>-0.008415</text:p>
              </table:table-cell>
              <table:table-cell office:value-type="float" office:value="0.005152">
                <text:p>0.005152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183484">
                <text:p>0.183484</text:p>
              </table:table-cell>
              <table:table-cell office:value-type="float" office:value="0.113702">
                <text:p>0.113702</text:p>
              </table:table-cell>
              <table:table-cell office:value-type="float" office:value="-0.008567">
                <text:p>-0.008567</text:p>
              </table:table-cell>
              <table:table-cell office:value-type="float" office:value="0.007254">
                <text:p>0.007254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183484">
                <text:p>0.183484</text:p>
              </table:table-cell>
              <table:table-cell office:value-type="float" office:value="0.1128">
                <text:p>0.1128</text:p>
              </table:table-cell>
              <table:table-cell office:value-type="float" office:value="-0.008474">
                <text:p>-0.008474</text:p>
              </table:table-cell>
              <table:table-cell office:value-type="float" office:value="0.007521">
                <text:p>0.007521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170378">
                <text:p>0.170378</text:p>
              </table:table-cell>
              <table:table-cell office:value-type="float" office:value="0.111905">
                <text:p>0.111905</text:p>
              </table:table-cell>
              <table:table-cell office:value-type="float" office:value="-0.008447">
                <text:p>-0.008447</text:p>
              </table:table-cell>
              <table:table-cell office:value-type="float" office:value="0.005928">
                <text:p>0.005928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19659">
                <text:p>0.19659</text:p>
              </table:table-cell>
              <table:table-cell office:value-type="float" office:value="0.111016">
                <text:p>0.111016</text:p>
              </table:table-cell>
              <table:table-cell office:value-type="float" office:value="-0.008416">
                <text:p>-0.008416</text:p>
              </table:table-cell>
              <table:table-cell office:value-type="float" office:value="0.009892">
                <text:p>0.009892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183484">
                <text:p>0.183484</text:p>
              </table:table-cell>
              <table:table-cell office:value-type="float" office:value="0.110135">
                <text:p>0.110135</text:p>
              </table:table-cell>
              <table:table-cell office:value-type="float" office:value="-0.008515">
                <text:p>-0.008515</text:p>
              </table:table-cell>
              <table:table-cell office:value-type="float" office:value="0.008327">
                <text:p>0.00832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19659">
                <text:p>0.19659</text:p>
              </table:table-cell>
              <table:table-cell office:value-type="float" office:value="0.109261">
                <text:p>0.109261</text:p>
              </table:table-cell>
              <table:table-cell office:value-type="float" office:value="-0.008286">
                <text:p>-0.008286</text:p>
              </table:table-cell>
              <table:table-cell office:value-type="float" office:value="0.010462">
                <text:p>0.010462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19659">
                <text:p>0.19659</text:p>
              </table:table-cell>
              <table:table-cell office:value-type="float" office:value="0.108394">
                <text:p>0.108394</text:p>
              </table:table-cell>
              <table:table-cell office:value-type="float" office:value="-0.007787">
                <text:p>-0.007787</text:p>
              </table:table-cell>
              <table:table-cell office:value-type="float" office:value="0.010763">
                <text:p>0.010763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19659">
                <text:p>0.19659</text:p>
              </table:table-cell>
              <table:table-cell office:value-type="float" office:value="0.107534">
                <text:p>0.107534</text:p>
              </table:table-cell>
              <table:table-cell office:value-type="float" office:value="-0.007633">
                <text:p>-0.007633</text:p>
              </table:table-cell>
              <table:table-cell office:value-type="float" office:value="0.011065">
                <text:p>0.01106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19659">
                <text:p>0.19659</text:p>
              </table:table-cell>
              <table:table-cell office:value-type="float" office:value="0.10668">
                <text:p>0.10668</text:p>
              </table:table-cell>
              <table:table-cell office:value-type="float" office:value="-0.007186">
                <text:p>-0.007186</text:p>
              </table:table-cell>
              <table:table-cell office:value-type="float" office:value="0.011364">
                <text:p>0.011364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209696">
                <text:p>0.209696</text:p>
              </table:table-cell>
              <table:table-cell office:value-type="float" office:value="0.105834">
                <text:p>0.105834</text:p>
              </table:table-cell>
              <table:table-cell office:value-type="float" office:value="-0.006668">
                <text:p>-0.006668</text:p>
              </table:table-cell>
              <table:table-cell office:value-type="float" office:value="0.013524">
                <text:p>0.013524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209696">
                <text:p>0.209696</text:p>
              </table:table-cell>
              <table:table-cell office:value-type="float" office:value="0.104994">
                <text:p>0.104994</text:p>
              </table:table-cell>
              <table:table-cell office:value-type="float" office:value="-0.006357">
                <text:p>-0.006357</text:p>
              </table:table-cell>
              <table:table-cell office:value-type="float" office:value="0.01385">
                <text:p>0.0138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222802">
                <text:p>0.222802</text:p>
              </table:table-cell>
              <table:table-cell office:value-type="float" office:value="0.10416">
                <text:p>0.10416</text:p>
              </table:table-cell>
              <table:table-cell office:value-type="float" office:value="-0.005364">
                <text:p>-0.005364</text:p>
              </table:table-cell>
              <table:table-cell office:value-type="float" office:value="0.016042">
                <text:p>0.016042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209696">
                <text:p>0.209696</text:p>
              </table:table-cell>
              <table:table-cell office:value-type="float" office:value="0.103334">
                <text:p>0.103334</text:p>
              </table:table-cell>
              <table:table-cell office:value-type="float" office:value="-0.004629">
                <text:p>-0.004629</text:p>
              </table:table-cell>
              <table:table-cell office:value-type="float" office:value="0.014539">
                <text:p>0.014539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209696">
                <text:p>0.209696</text:p>
              </table:table-cell>
              <table:table-cell office:value-type="float" office:value="0.102514">
                <text:p>0.102514</text:p>
              </table:table-cell>
              <table:table-cell office:value-type="float" office:value="-0.003898">
                <text:p>-0.003898</text:p>
              </table:table-cell>
              <table:table-cell office:value-type="float" office:value="0.014868">
                <text:p>0.014868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222802">
                <text:p>0.222802</text:p>
              </table:table-cell>
              <table:table-cell office:value-type="float" office:value="0.1017">
                <text:p>0.1017</text:p>
              </table:table-cell>
              <table:table-cell office:value-type="float" office:value="-0.002994">
                <text:p>-0.002994</text:p>
              </table:table-cell>
              <table:table-cell office:value-type="float" office:value="0.017053">
                <text:p>0.017053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222802">
                <text:p>0.222802</text:p>
              </table:table-cell>
              <table:table-cell office:value-type="float" office:value="0.100893">
                <text:p>0.100893</text:p>
              </table:table-cell>
              <table:table-cell office:value-type="float" office:value="-0.002171">
                <text:p>-0.002171</text:p>
              </table:table-cell>
              <table:table-cell office:value-type="float" office:value="0.017405">
                <text:p>0.01740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222802">
                <text:p>0.222802</text:p>
              </table:table-cell>
              <table:table-cell office:value-type="float" office:value="0.100092">
                <text:p>0.100092</text:p>
              </table:table-cell>
              <table:table-cell office:value-type="float" office:value="-0.000431">
                <text:p>-0.000431</text:p>
              </table:table-cell>
              <table:table-cell office:value-type="float" office:value="0.017762">
                <text:p>0.017762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249014">
                <text:p>0.249014</text:p>
              </table:table-cell>
              <table:table-cell office:value-type="float" office:value="0.099298">
                <text:p>0.099298</text:p>
              </table:table-cell>
              <table:table-cell office:value-type="float" office:value="0.000851">
                <text:p>0.000851</text:p>
              </table:table-cell>
              <table:table-cell office:value-type="float" office:value="0.021845">
                <text:p>0.02184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222802">
                <text:p>0.222802</text:p>
              </table:table-cell>
              <table:table-cell office:value-type="float" office:value="0.09851">
                <text:p>0.09851</text:p>
              </table:table-cell>
              <table:table-cell office:value-type="float" office:value="0.002089">
                <text:p>0.002089</text:p>
              </table:table-cell>
              <table:table-cell office:value-type="float" office:value="0.01854">
                <text:p>0.01854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.222802">
                <text:p>0.222802</text:p>
              </table:table-cell>
              <table:table-cell office:value-type="float" office:value="0.097728">
                <text:p>0.097728</text:p>
              </table:table-cell>
              <table:table-cell office:value-type="float" office:value="0.003165">
                <text:p>0.003165</text:p>
              </table:table-cell>
              <table:table-cell office:value-type="float" office:value="0.018901">
                <text:p>0.018901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.235908">
                <text:p>0.235908</text:p>
              </table:table-cell>
              <table:table-cell office:value-type="float" office:value="0.096952">
                <text:p>0.096952</text:p>
              </table:table-cell>
              <table:table-cell office:value-type="float" office:value="0.00393">
                <text:p>0.00393</text:p>
              </table:table-cell>
              <table:table-cell office:value-type="float" office:value="0.021116">
                <text:p>0.021116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.235908">
                <text:p>0.235908</text:p>
              </table:table-cell>
              <table:table-cell office:value-type="float" office:value="0.096183">
                <text:p>0.096183</text:p>
              </table:table-cell>
              <table:table-cell office:value-type="float" office:value="0.004626">
                <text:p>0.004626</text:p>
              </table:table-cell>
              <table:table-cell office:value-type="float" office:value="0.021496">
                <text:p>0.021496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.235908">
                <text:p>0.235908</text:p>
              </table:table-cell>
              <table:table-cell office:value-type="float" office:value="0.095419">
                <text:p>0.095419</text:p>
              </table:table-cell>
              <table:table-cell office:value-type="float" office:value="0.005686">
                <text:p>0.005686</text:p>
              </table:table-cell>
              <table:table-cell office:value-type="float" office:value="0.021882">
                <text:p>0.021882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.249014">
                <text:p>0.249014</text:p>
              </table:table-cell>
              <table:table-cell office:value-type="float" office:value="0.094662">
                <text:p>0.094662</text:p>
              </table:table-cell>
              <table:table-cell office:value-type="float" office:value="0.006468">
                <text:p>0.006468</text:p>
              </table:table-cell>
              <table:table-cell office:value-type="float" office:value="0.024133">
                <text:p>0.024133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.235908">
                <text:p>0.235908</text:p>
              </table:table-cell>
              <table:table-cell office:value-type="float" office:value="0.093911">
                <text:p>0.093911</text:p>
              </table:table-cell>
              <table:table-cell office:value-type="float" office:value="0.007078">
                <text:p>0.007078</text:p>
              </table:table-cell>
              <table:table-cell office:value-type="float" office:value="0.022691">
                <text:p>0.022691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.235908">
                <text:p>0.235908</text:p>
              </table:table-cell>
              <table:table-cell office:value-type="float" office:value="0.093166">
                <text:p>0.093166</text:p>
              </table:table-cell>
              <table:table-cell office:value-type="float" office:value="0.008232">
                <text:p>0.008232</text:p>
              </table:table-cell>
              <table:table-cell office:value-type="float" office:value="0.023083">
                <text:p>0.023083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.235908">
                <text:p>0.235908</text:p>
              </table:table-cell>
              <table:table-cell office:value-type="float" office:value="0.092426">
                <text:p>0.092426</text:p>
              </table:table-cell>
              <table:table-cell office:value-type="float" office:value="0.009237">
                <text:p>0.009237</text:p>
              </table:table-cell>
              <table:table-cell office:value-type="float" office:value="0.023469">
                <text:p>0.023469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.249014">
                <text:p>0.249014</text:p>
              </table:table-cell>
              <table:table-cell office:value-type="float" office:value="0.091693">
                <text:p>0.091693</text:p>
              </table:table-cell>
              <table:table-cell office:value-type="float" office:value="0.009912">
                <text:p>0.009912</text:p>
              </table:table-cell>
              <table:table-cell office:value-type="float" office:value="0.025716">
                <text:p>0.025716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.249014">
                <text:p>0.249014</text:p>
              </table:table-cell>
              <table:table-cell office:value-type="float" office:value="0.090965">
                <text:p>0.090965</text:p>
              </table:table-cell>
              <table:table-cell office:value-type="float" office:value="0.01055">
                <text:p>0.01055</text:p>
              </table:table-cell>
              <table:table-cell office:value-type="float" office:value="0.026134">
                <text:p>0.026134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.249014">
                <text:p>0.249014</text:p>
              </table:table-cell>
              <table:table-cell office:value-type="float" office:value="0.090243">
                <text:p>0.090243</text:p>
              </table:table-cell>
              <table:table-cell office:value-type="float" office:value="0.011508">
                <text:p>0.011508</text:p>
              </table:table-cell>
              <table:table-cell office:value-type="float" office:value="0.026557">
                <text:p>0.026557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.235908">
                <text:p>0.235908</text:p>
              </table:table-cell>
              <table:table-cell office:value-type="float" office:value="0.089527">
                <text:p>0.089527</text:p>
              </table:table-cell>
              <table:table-cell office:value-type="float" office:value="0.012603">
                <text:p>0.012603</text:p>
              </table:table-cell>
              <table:table-cell office:value-type="float" office:value="0.025118">
                <text:p>0.025118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249014">
                <text:p>0.249014</text:p>
              </table:table-cell>
              <table:table-cell office:value-type="float" office:value="0.088816">
                <text:p>0.088816</text:p>
              </table:table-cell>
              <table:table-cell office:value-type="float" office:value="0.01355">
                <text:p>0.01355</text:p>
              </table:table-cell>
              <table:table-cell office:value-type="float" office:value="0.027371">
                <text:p>0.027371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.26212">
                <text:p>0.26212</text:p>
              </table:table-cell>
              <table:table-cell office:value-type="float" office:value="0.088111">
                <text:p>0.088111</text:p>
              </table:table-cell>
              <table:table-cell office:value-type="float" office:value="0.014392">
                <text:p>0.014392</text:p>
              </table:table-cell>
              <table:table-cell office:value-type="float" office:value="0.029649">
                <text:p>0.029649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.249014">
                <text:p>0.249014</text:p>
              </table:table-cell>
              <table:table-cell office:value-type="float" office:value="0.087412">
                <text:p>0.087412</text:p>
              </table:table-cell>
              <table:table-cell office:value-type="float" office:value="0.014913">
                <text:p>0.014913</text:p>
              </table:table-cell>
              <table:table-cell office:value-type="float" office:value="0.028238">
                <text:p>0.028238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.235908">
                <text:p>0.235908</text:p>
              </table:table-cell>
              <table:table-cell office:value-type="float" office:value="0.086718">
                <text:p>0.086718</text:p>
              </table:table-cell>
              <table:table-cell office:value-type="float" office:value="0.015661">
                <text:p>0.015661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.26212">
                <text:p>0.26212</text:p>
              </table:table-cell>
              <table:table-cell office:value-type="float" office:value="0.08603">
                <text:p>0.08603</text:p>
              </table:table-cell>
              <table:table-cell office:value-type="float" office:value="0.016726">
                <text:p>0.016726</text:p>
              </table:table-cell>
              <table:table-cell office:value-type="float" office:value="0.030914">
                <text:p>0.030914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.26212">
                <text:p>0.26212</text:p>
              </table:table-cell>
              <table:table-cell office:value-type="float" office:value="0.085347">
                <text:p>0.085347</text:p>
              </table:table-cell>
              <table:table-cell office:value-type="float" office:value="0.017432">
                <text:p>0.017432</text:p>
              </table:table-cell>
              <table:table-cell office:value-type="float" office:value="0.031361">
                <text:p>0.031361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.249014">
                <text:p>0.249014</text:p>
              </table:table-cell>
              <table:table-cell office:value-type="float" office:value="0.08467">
                <text:p>0.08467</text:p>
              </table:table-cell>
              <table:table-cell office:value-type="float" office:value="0.017954">
                <text:p>0.017954</text:p>
              </table:table-cell>
              <table:table-cell office:value-type="float" office:value="0.029953">
                <text:p>0.029953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.26212">
                <text:p>0.26212</text:p>
              </table:table-cell>
              <table:table-cell office:value-type="float" office:value="0.083998">
                <text:p>0.083998</text:p>
              </table:table-cell>
              <table:table-cell office:value-type="float" office:value="0.01835">
                <text:p>0.01835</text:p>
              </table:table-cell>
              <table:table-cell office:value-type="float" office:value="0.032241">
                <text:p>0.032241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.249014">
                <text:p>0.249014</text:p>
              </table:table-cell>
              <table:table-cell office:value-type="float" office:value="0.083331">
                <text:p>0.083331</text:p>
              </table:table-cell>
              <table:table-cell office:value-type="float" office:value="0.018839">
                <text:p>0.018839</text:p>
              </table:table-cell>
              <table:table-cell office:value-type="float" office:value="0.03083">
                <text:p>0.03083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.275226">
                <text:p>0.275226</text:p>
              </table:table-cell>
              <table:table-cell office:value-type="float" office:value="0.08267">
                <text:p>0.08267</text:p>
              </table:table-cell>
              <table:table-cell office:value-type="float" office:value="0.019488">
                <text:p>0.019488</text:p>
              </table:table-cell>
              <table:table-cell office:value-type="float" office:value="0.034976">
                <text:p>0.034976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.249014">
                <text:p>0.249014</text:p>
              </table:table-cell>
              <table:table-cell office:value-type="float" office:value="0.082014">
                <text:p>0.082014</text:p>
              </table:table-cell>
              <table:table-cell office:value-type="float" office:value="0.019966">
                <text:p>0.019966</text:p>
              </table:table-cell>
              <table:table-cell office:value-type="float" office:value="0.031733">
                <text:p>0.031733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.26212">
                <text:p>0.26212</text:p>
              </table:table-cell>
              <table:table-cell office:value-type="float" office:value="0.081363">
                <text:p>0.081363</text:p>
              </table:table-cell>
              <table:table-cell office:value-type="float" office:value="0.020497">
                <text:p>0.020497</text:p>
              </table:table-cell>
              <table:table-cell office:value-type="float" office:value="0.03402">
                <text:p>0.0340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.26212">
                <text:p>0.26212</text:p>
              </table:table-cell>
              <table:table-cell office:value-type="float" office:value="0.080717">
                <text:p>0.080717</text:p>
              </table:table-cell>
              <table:table-cell office:value-type="float" office:value="0.021278">
                <text:p>0.021278</text:p>
              </table:table-cell>
              <table:table-cell office:value-type="float" office:value="0.034471">
                <text:p>0.034471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.26212">
                <text:p>0.26212</text:p>
              </table:table-cell>
              <table:table-cell office:value-type="float" office:value="0.080076">
                <text:p>0.080076</text:p>
              </table:table-cell>
              <table:table-cell office:value-type="float" office:value="0.022044">
                <text:p>0.022044</text:p>
              </table:table-cell>
              <table:table-cell office:value-type="float" office:value="0.034923">
                <text:p>0.034923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.275226">
                <text:p>0.275226</text:p>
              </table:table-cell>
              <table:table-cell office:value-type="float" office:value="0.079441">
                <text:p>0.079441</text:p>
              </table:table-cell>
              <table:table-cell office:value-type="float" office:value="0.02241">
                <text:p>0.02241</text:p>
              </table:table-cell>
              <table:table-cell office:value-type="float" office:value="0.037239">
                <text:p>0.037239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.26212">
                <text:p>0.26212</text:p>
              </table:table-cell>
              <table:table-cell office:value-type="float" office:value="0.07881">
                <text:p>0.07881</text:p>
              </table:table-cell>
              <table:table-cell office:value-type="float" office:value="0.02293">
                <text:p>0.02293</text:p>
              </table:table-cell>
              <table:table-cell office:value-type="float" office:value="0.035863">
                <text:p>0.035863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.26212">
                <text:p>0.26212</text:p>
              </table:table-cell>
              <table:table-cell office:value-type="float" office:value="0.078185">
                <text:p>0.078185</text:p>
              </table:table-cell>
              <table:table-cell office:value-type="float" office:value="0.024277">
                <text:p>0.024277</text:p>
              </table:table-cell>
              <table:table-cell office:value-type="float" office:value="0.03632">
                <text:p>0.03632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.275226">
                <text:p>0.275226</text:p>
              </table:table-cell>
              <table:table-cell office:value-type="float" office:value="0.077564">
                <text:p>0.077564</text:p>
              </table:table-cell>
              <table:table-cell office:value-type="float" office:value="0.025407">
                <text:p>0.025407</text:p>
              </table:table-cell>
              <table:table-cell office:value-type="float" office:value="0.038635">
                <text:p>0.038635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.288332">
                <text:p>0.288332</text:p>
              </table:table-cell>
              <table:table-cell office:value-type="float" office:value="0.076949">
                <text:p>0.076949</text:p>
              </table:table-cell>
              <table:table-cell office:value-type="float" office:value="0.026578">
                <text:p>0.026578</text:p>
              </table:table-cell>
              <table:table-cell office:value-type="float" office:value="0.040979">
                <text:p>0.040979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.275226">
                <text:p>0.275226</text:p>
              </table:table-cell>
              <table:table-cell office:value-type="float" office:value="0.076338">
                <text:p>0.076338</text:p>
              </table:table-cell>
              <table:table-cell office:value-type="float" office:value="0.027291">
                <text:p>0.027291</text:p>
              </table:table-cell>
              <table:table-cell office:value-type="float" office:value="0.039633">
                <text:p>0.039633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.26212">
                <text:p>0.26212</text:p>
              </table:table-cell>
              <table:table-cell office:value-type="float" office:value="0.075732">
                <text:p>0.075732</text:p>
              </table:table-cell>
              <table:table-cell office:value-type="float" office:value="0.028582">
                <text:p>0.028582</text:p>
              </table:table-cell>
              <table:table-cell office:value-type="float" office:value="0.038259">
                <text:p>0.038259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.288332">
                <text:p>0.288332</text:p>
              </table:table-cell>
              <table:table-cell office:value-type="float" office:value="0.075131">
                <text:p>0.075131</text:p>
              </table:table-cell>
              <table:table-cell office:value-type="float" office:value="0.030746">
                <text:p>0.030746</text:p>
              </table:table-cell>
              <table:table-cell office:value-type="float" office:value="0.042435">
                <text:p>0.04243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.288332">
                <text:p>0.288332</text:p>
              </table:table-cell>
              <table:table-cell office:value-type="float" office:value="0.074535">
                <text:p>0.074535</text:p>
              </table:table-cell>
              <table:table-cell office:value-type="float" office:value="0.032463">
                <text:p>0.032463</text:p>
              </table:table-cell>
              <table:table-cell office:value-type="float" office:value="0.042942">
                <text:p>0.042942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275226">
                <text:p>0.275226</text:p>
              </table:table-cell>
              <table:table-cell office:value-type="float" office:value="0.073943">
                <text:p>0.073943</text:p>
              </table:table-cell>
              <table:table-cell office:value-type="float" office:value="0.033786">
                <text:p>0.033786</text:p>
              </table:table-cell>
              <table:table-cell office:value-type="float" office:value="0.041593">
                <text:p>0.04159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.275226">
                <text:p>0.275226</text:p>
              </table:table-cell>
              <table:table-cell office:value-type="float" office:value="0.073357">
                <text:p>0.073357</text:p>
              </table:table-cell>
              <table:table-cell office:value-type="float" office:value="0.035243">
                <text:p>0.035243</text:p>
              </table:table-cell>
              <table:table-cell office:value-type="float" office:value="0.042079">
                <text:p>0.042079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.275226">
                <text:p>0.275226</text:p>
              </table:table-cell>
              <table:table-cell office:value-type="float" office:value="0.072774">
                <text:p>0.072774</text:p>
              </table:table-cell>
              <table:table-cell office:value-type="float" office:value="0.03664">
                <text:p>0.03664</text:p>
              </table:table-cell>
              <table:table-cell office:value-type="float" office:value="0.04256">
                <text:p>0.04256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.288332">
                <text:p>0.288332</text:p>
              </table:table-cell>
              <table:table-cell office:value-type="float" office:value="0.072197">
                <text:p>0.072197</text:p>
              </table:table-cell>
              <table:table-cell office:value-type="float" office:value="0.038035">
                <text:p>0.038035</text:p>
              </table:table-cell>
              <table:table-cell office:value-type="float" office:value="0.044903">
                <text:p>0.044903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.275226">
                <text:p>0.275226</text:p>
              </table:table-cell>
              <table:table-cell office:value-type="float" office:value="0.071624">
                <text:p>0.071624</text:p>
              </table:table-cell>
              <table:table-cell office:value-type="float" office:value="0.03932">
                <text:p>0.03932</text:p>
              </table:table-cell>
              <table:table-cell office:value-type="float" office:value="0.043555">
                <text:p>0.043555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.26212">
                <text:p>0.26212</text:p>
              </table:table-cell>
              <table:table-cell office:value-type="float" office:value="0.071055">
                <text:p>0.071055</text:p>
              </table:table-cell>
              <table:table-cell office:value-type="float" office:value="0.040633">
                <text:p>0.040633</text:p>
              </table:table-cell>
              <table:table-cell office:value-type="float" office:value="0.042182">
                <text:p>0.042182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.249014">
                <text:p>0.249014</text:p>
              </table:table-cell>
              <table:table-cell office:value-type="float" office:value="0.070491">
                <text:p>0.070491</text:p>
              </table:table-cell>
              <table:table-cell office:value-type="float" office:value="0.042056">
                <text:p>0.042056</text:p>
              </table:table-cell>
              <table:table-cell office:value-type="float" office:value="0.040777">
                <text:p>0.040777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.288332">
                <text:p>0.288332</text:p>
              </table:table-cell>
              <table:table-cell office:value-type="float" office:value="0.069932">
                <text:p>0.069932</text:p>
              </table:table-cell>
              <table:table-cell office:value-type="float" office:value="0.043589">
                <text:p>0.043589</text:p>
              </table:table-cell>
              <table:table-cell office:value-type="float" office:value="0.046787">
                <text:p>0.046787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.275226">
                <text:p>0.275226</text:p>
              </table:table-cell>
              <table:table-cell office:value-type="float" office:value="0.069377">
                <text:p>0.069377</text:p>
              </table:table-cell>
              <table:table-cell office:value-type="float" office:value="0.044793">
                <text:p>0.044793</text:p>
              </table:table-cell>
              <table:table-cell office:value-type="float" office:value="0.045442">
                <text:p>0.045442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.26212">
                <text:p>0.26212</text:p>
              </table:table-cell>
              <table:table-cell office:value-type="float" office:value="0.068826">
                <text:p>0.068826</text:p>
              </table:table-cell>
              <table:table-cell office:value-type="float" office:value="0.04579">
                <text:p>0.04579</text:p>
              </table:table-cell>
              <table:table-cell office:value-type="float" office:value="0.044082">
                <text:p>0.044082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.26212">
                <text:p>0.26212</text:p>
              </table:table-cell>
              <table:table-cell office:value-type="float" office:value="0.06828">
                <text:p>0.06828</text:p>
              </table:table-cell>
              <table:table-cell office:value-type="float" office:value="0.047352">
                <text:p>0.047352</text:p>
              </table:table-cell>
              <table:table-cell office:value-type="float" office:value="0.044552">
                <text:p>0.044552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.275226">
                <text:p>0.275226</text:p>
              </table:table-cell>
              <table:table-cell office:value-type="float" office:value="0.067738">
                <text:p>0.067738</text:p>
              </table:table-cell>
              <table:table-cell office:value-type="float" office:value="0.048922">
                <text:p>0.048922</text:p>
              </table:table-cell>
              <table:table-cell office:value-type="float" office:value="0.046878">
                <text:p>0.046878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.26212">
                <text:p>0.26212</text:p>
              </table:table-cell>
              <table:table-cell office:value-type="float" office:value="0.067201">
                <text:p>0.067201</text:p>
              </table:table-cell>
              <table:table-cell office:value-type="float" office:value="0.050439">
                <text:p>0.050439</text:p>
              </table:table-cell>
              <table:table-cell office:value-type="float" office:value="0.045507">
                <text:p>0.045507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.26212">
                <text:p>0.26212</text:p>
              </table:table-cell>
              <table:table-cell office:value-type="float" office:value="0.066667">
                <text:p>0.066667</text:p>
              </table:table-cell>
              <table:table-cell office:value-type="float" office:value="0.051735">
                <text:p>0.051735</text:p>
              </table:table-cell>
              <table:table-cell office:value-type="float" office:value="0.045972">
                <text:p>0.045972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.249014">
                <text:p>0.249014</text:p>
              </table:table-cell>
              <table:table-cell office:value-type="float" office:value="0.066138">
                <text:p>0.066138</text:p>
              </table:table-cell>
              <table:table-cell office:value-type="float" office:value="0.052889">
                <text:p>0.052889</text:p>
              </table:table-cell>
              <table:table-cell office:value-type="float" office:value="0.044574">
                <text:p>0.044574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.249014">
                <text:p>0.249014</text:p>
              </table:table-cell>
              <table:table-cell office:value-type="float" office:value="0.065613">
                <text:p>0.065613</text:p>
              </table:table-cell>
              <table:table-cell office:value-type="float" office:value="0.054132">
                <text:p>0.054132</text:p>
              </table:table-cell>
              <table:table-cell office:value-type="float" office:value="0.045007">
                <text:p>0.045007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.249014">
                <text:p>0.249014</text:p>
              </table:table-cell>
              <table:table-cell office:value-type="float" office:value="0.065092">
                <text:p>0.065092</text:p>
              </table:table-cell>
              <table:table-cell office:value-type="float" office:value="0.055397">
                <text:p>0.055397</text:p>
              </table:table-cell>
              <table:table-cell office:value-type="float" office:value="0.045441">
                <text:p>0.045441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.249014">
                <text:p>0.249014</text:p>
              </table:table-cell>
              <table:table-cell office:value-type="float" office:value="0.064576">
                <text:p>0.064576</text:p>
              </table:table-cell>
              <table:table-cell office:value-type="float" office:value="0.056753">
                <text:p>0.056753</text:p>
              </table:table-cell>
              <table:table-cell office:value-type="float" office:value="0.045879">
                <text:p>0.045879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.235908">
                <text:p>0.235908</text:p>
              </table:table-cell>
              <table:table-cell office:value-type="float" office:value="0.064063">
                <text:p>0.064063</text:p>
              </table:table-cell>
              <table:table-cell office:value-type="float" office:value="0.058183">
                <text:p>0.058183</text:p>
              </table:table-cell>
              <table:table-cell office:value-type="float" office:value="0.044461">
                <text:p>0.044461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.249014">
                <text:p>0.249014</text:p>
              </table:table-cell>
              <table:table-cell office:value-type="float" office:value="0.063555">
                <text:p>0.063555</text:p>
              </table:table-cell>
              <table:table-cell office:value-type="float" office:value="0.05969">
                <text:p>0.05969</text:p>
              </table:table-cell>
              <table:table-cell office:value-type="float" office:value="0.046741">
                <text:p>0.046741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.209696">
                <text:p>0.209696</text:p>
              </table:table-cell>
              <table:table-cell office:value-type="float" office:value="0.06305">
                <text:p>0.06305</text:p>
              </table:table-cell>
              <table:table-cell office:value-type="float" office:value="0.061319">
                <text:p>0.061319</text:p>
              </table:table-cell>
              <table:table-cell office:value-type="float" office:value="0.041601">
                <text:p>0.041601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.222802">
                <text:p>0.222802</text:p>
              </table:table-cell>
              <table:table-cell office:value-type="float" office:value="0.06255">
                <text:p>0.06255</text:p>
              </table:table-cell>
              <table:table-cell office:value-type="float" office:value="0.063093">
                <text:p>0.063093</text:p>
              </table:table-cell>
              <table:table-cell office:value-type="float" office:value="0.043822">
                <text:p>0.043822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.235908">
                <text:p>0.235908</text:p>
              </table:table-cell>
              <table:table-cell office:value-type="float" office:value="0.062054">
                <text:p>0.062054</text:p>
              </table:table-cell>
              <table:table-cell office:value-type="float" office:value="0.065079">
                <text:p>0.065079</text:p>
              </table:table-cell>
              <table:table-cell office:value-type="float" office:value="0.046068">
                <text:p>0.046068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.222802">
                <text:p>0.222802</text:p>
              </table:table-cell>
              <table:table-cell office:value-type="float" office:value="0.061561">
                <text:p>0.061561</text:p>
              </table:table-cell>
              <table:table-cell office:value-type="float" office:value="0.066763">
                <text:p>0.066763</text:p>
              </table:table-cell>
              <table:table-cell office:value-type="float" office:value="0.044627">
                <text:p>0.044627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.19659">
                <text:p>0.19659</text:p>
              </table:table-cell>
              <table:table-cell office:value-type="float" office:value="0.061073">
                <text:p>0.061073</text:p>
              </table:table-cell>
              <table:table-cell office:value-type="float" office:value="0.067507">
                <text:p>0.067507</text:p>
              </table:table-cell>
              <table:table-cell office:value-type="float" office:value="0.041303">
                <text:p>0.041303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.183484">
                <text:p>0.183484</text:p>
              </table:table-cell>
              <table:table-cell office:value-type="float" office:value="0.060588">
                <text:p>0.060588</text:p>
              </table:table-cell>
              <table:table-cell office:value-type="float" office:value="0.068457">
                <text:p>0.068457</text:p>
              </table:table-cell>
              <table:table-cell office:value-type="float" office:value="0.039779">
                <text:p>0.039779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.209696">
                <text:p>0.209696</text:p>
              </table:table-cell>
              <table:table-cell office:value-type="float" office:value="0.060107">
                <text:p>0.060107</text:p>
              </table:table-cell>
              <table:table-cell office:value-type="float" office:value="0.069252">
                <text:p>0.069252</text:p>
              </table:table-cell>
              <table:table-cell office:value-type="float" office:value="0.043804">
                <text:p>0.043804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.19659">
                <text:p>0.19659</text:p>
              </table:table-cell>
              <table:table-cell office:value-type="float" office:value="0.05963">
                <text:p>0.05963</text:p>
              </table:table-cell>
              <table:table-cell office:value-type="float" office:value="0.069685">
                <text:p>0.069685</text:p>
              </table:table-cell>
              <table:table-cell office:value-type="float" office:value="0.042306">
                <text:p>0.042306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.183484">
                <text:p>0.183484</text:p>
              </table:table-cell>
              <table:table-cell office:value-type="float" office:value="0.059157">
                <text:p>0.059157</text:p>
              </table:table-cell>
              <table:table-cell office:value-type="float" office:value="0.068858">
                <text:p>0.068858</text:p>
              </table:table-cell>
              <table:table-cell office:value-type="float" office:value="0.040792">
                <text:p>0.040792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.183484">
                <text:p>0.183484</text:p>
              </table:table-cell>
              <table:table-cell office:value-type="float" office:value="0.058687">
                <text:p>0.058687</text:p>
              </table:table-cell>
              <table:table-cell office:value-type="float" office:value="0.067241">
                <text:p>0.067241</text:p>
              </table:table-cell>
              <table:table-cell office:value-type="float" office:value="0.041113">
                <text:p>0.041113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.170378">
                <text:p>0.170378</text:p>
              </table:table-cell>
              <table:table-cell office:value-type="float" office:value="0.058221">
                <text:p>0.058221</text:p>
              </table:table-cell>
              <table:table-cell office:value-type="float" office:value="0.065602">
                <text:p>0.065602</text:p>
              </table:table-cell>
              <table:table-cell office:value-type="float" office:value="0.039569">
                <text:p>0.039569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.170378">
                <text:p>0.170378</text:p>
              </table:table-cell>
              <table:table-cell office:value-type="float" office:value="0.057759">
                <text:p>0.057759</text:p>
              </table:table-cell>
              <table:table-cell office:value-type="float" office:value="0.063015">
                <text:p>0.063015</text:p>
              </table:table-cell>
              <table:table-cell office:value-type="float" office:value="0.039858">
                <text:p>0.039858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.170378">
                <text:p>0.170378</text:p>
              </table:table-cell>
              <table:table-cell office:value-type="float" office:value="0.057301">
                <text:p>0.057301</text:p>
              </table:table-cell>
              <table:table-cell office:value-type="float" office:value="0.060036">
                <text:p>0.060036</text:p>
              </table:table-cell>
              <table:table-cell office:value-type="float" office:value="0.040146">
                <text:p>0.040146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.157272">
                <text:p>0.157272</text:p>
              </table:table-cell>
              <table:table-cell office:value-type="float" office:value="0.056846">
                <text:p>0.056846</text:p>
              </table:table-cell>
              <table:table-cell office:value-type="float" office:value="0.057453">
                <text:p>0.057453</text:p>
              </table:table-cell>
              <table:table-cell office:value-type="float" office:value="0.038576">
                <text:p>0.038576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.170378">
                <text:p>0.170378</text:p>
              </table:table-cell>
              <table:table-cell office:value-type="float" office:value="0.056395">
                <text:p>0.056395</text:p>
              </table:table-cell>
              <table:table-cell office:value-type="float" office:value="0.054837">
                <text:p>0.054837</text:p>
              </table:table-cell>
              <table:table-cell office:value-type="float" office:value="0.040704">
                <text:p>0.04070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.170378">
                <text:p>0.170378</text:p>
              </table:table-cell>
              <table:table-cell office:value-type="float" office:value="0.055947">
                <text:p>0.055947</text:p>
              </table:table-cell>
              <table:table-cell office:value-type="float" office:value="0.052127">
                <text:p>0.052127</text:p>
              </table:table-cell>
              <table:table-cell office:value-type="float" office:value="0.041001">
                <text:p>0.041001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.183484">
                <text:p>0.183484</text:p>
              </table:table-cell>
              <table:table-cell office:value-type="float" office:value="0.055503">
                <text:p>0.055503</text:p>
              </table:table-cell>
              <table:table-cell office:value-type="float" office:value="0.049361">
                <text:p>0.049361</text:p>
              </table:table-cell>
              <table:table-cell office:value-type="float" office:value="0.043165">
                <text:p>0.04316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.19659">
                <text:p>0.19659</text:p>
              </table:table-cell>
              <table:table-cell office:value-type="float" office:value="0.055063">
                <text:p>0.055063</text:p>
              </table:table-cell>
              <table:table-cell office:value-type="float" office:value="0.046645">
                <text:p>0.046645</text:p>
              </table:table-cell>
              <table:table-cell office:value-type="float" office:value="0.045359">
                <text:p>0.045359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.183484">
                <text:p>0.183484</text:p>
              </table:table-cell>
              <table:table-cell office:value-type="float" office:value="0.054626">
                <text:p>0.054626</text:p>
              </table:table-cell>
              <table:table-cell office:value-type="float" office:value="0.043833">
                <text:p>0.043833</text:p>
              </table:table-cell>
              <table:table-cell office:value-type="float" office:value="0.043859">
                <text:p>0.043859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.183484">
                <text:p>0.183484</text:p>
              </table:table-cell>
              <table:table-cell office:value-type="float" office:value="0.054192">
                <text:p>0.054192</text:p>
              </table:table-cell>
              <table:table-cell office:value-type="float" office:value="0.041211">
                <text:p>0.041211</text:p>
              </table:table-cell>
              <table:table-cell office:value-type="float" office:value="0.044186">
                <text:p>0.044186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.183484">
                <text:p>0.183484</text:p>
              </table:table-cell>
              <table:table-cell office:value-type="float" office:value="0.053762">
                <text:p>0.053762</text:p>
              </table:table-cell>
              <table:table-cell office:value-type="float" office:value="0.040084">
                <text:p>0.040084</text:p>
              </table:table-cell>
              <table:table-cell office:value-type="float" office:value="0.044502">
                <text:p>0.044502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.19659">
                <text:p>0.19659</text:p>
              </table:table-cell>
              <table:table-cell office:value-type="float" office:value="0.053336">
                <text:p>0.053336</text:p>
              </table:table-cell>
              <table:table-cell office:value-type="float" office:value="0.040206">
                <text:p>0.040206</text:p>
              </table:table-cell>
              <table:table-cell office:value-type="float" office:value="0.046673">
                <text:p>0.046673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.209696">
                <text:p>0.209696</text:p>
              </table:table-cell>
              <table:table-cell office:value-type="float" office:value="0.052912">
                <text:p>0.052912</text:p>
              </table:table-cell>
              <table:table-cell office:value-type="float" office:value="0.041443">
                <text:p>0.041443</text:p>
              </table:table-cell>
              <table:table-cell office:value-type="float" office:value="0.048876">
                <text:p>0.048876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.235908">
                <text:p>0.235908</text:p>
              </table:table-cell>
              <table:table-cell office:value-type="float" office:value="0.052492">
                <text:p>0.052492</text:p>
              </table:table-cell>
              <table:table-cell office:value-type="float" office:value="0.043544">
                <text:p>0.043544</text:p>
              </table:table-cell>
              <table:table-cell office:value-type="float" office:value="0.052977">
                <text:p>0.052977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.209696">
                <text:p>0.209696</text:p>
              </table:table-cell>
              <table:table-cell office:value-type="float" office:value="0.052076">
                <text:p>0.052076</text:p>
              </table:table-cell>
              <table:table-cell office:value-type="float" office:value="0.046034">
                <text:p>0.046034</text:p>
              </table:table-cell>
              <table:table-cell office:value-type="float" office:value="0.049694">
                <text:p>0.04969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.235908">
                <text:p>0.235908</text:p>
              </table:table-cell>
              <table:table-cell office:value-type="float" office:value="0.051662">
                <text:p>0.051662</text:p>
              </table:table-cell>
              <table:table-cell office:value-type="float" office:value="0.048954">
                <text:p>0.048954</text:p>
              </table:table-cell>
              <table:table-cell office:value-type="float" office:value="0.0538">
                <text:p>0.0538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.222802">
                <text:p>0.222802</text:p>
              </table:table-cell>
              <table:table-cell office:value-type="float" office:value="0.051252">
                <text:p>0.051252</text:p>
              </table:table-cell>
              <table:table-cell office:value-type="float" office:value="0.052139">
                <text:p>0.052139</text:p>
              </table:table-cell>
              <table:table-cell office:value-type="float" office:value="0.052366">
                <text:p>0.052366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.209696">
                <text:p>0.209696</text:p>
              </table:table-cell>
              <table:table-cell office:value-type="float" office:value="0.050846">
                <text:p>0.050846</text:p>
              </table:table-cell>
              <table:table-cell office:value-type="float" office:value="0.05569">
                <text:p>0.05569</text:p>
              </table:table-cell>
              <table:table-cell office:value-type="float" office:value="0.050898">
                <text:p>0.050898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.209696">
                <text:p>0.209696</text:p>
              </table:table-cell>
              <table:table-cell office:value-type="float" office:value="0.050442">
                <text:p>0.050442</text:p>
              </table:table-cell>
              <table:table-cell office:value-type="float" office:value="0.059354">
                <text:p>0.059354</text:p>
              </table:table-cell>
              <table:table-cell office:value-type="float" office:value="0.051255">
                <text:p>0.05125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.209696">
                <text:p>0.209696</text:p>
              </table:table-cell>
              <table:table-cell office:value-type="float" office:value="0.050042">
                <text:p>0.050042</text:p>
              </table:table-cell>
              <table:table-cell office:value-type="float" office:value="0.063002">
                <text:p>0.063002</text:p>
              </table:table-cell>
              <table:table-cell office:value-type="float" office:value="0.051611">
                <text:p>0.051611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.183484">
                <text:p>0.183484</text:p>
              </table:table-cell>
              <table:table-cell office:value-type="float" office:value="0.049645">
                <text:p>0.049645</text:p>
              </table:table-cell>
              <table:table-cell office:value-type="float" office:value="0.066888">
                <text:p>0.066888</text:p>
              </table:table-cell>
              <table:table-cell office:value-type="float" office:value="0.048248">
                <text:p>0.048248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.170378">
                <text:p>0.170378</text:p>
              </table:table-cell>
              <table:table-cell office:value-type="float" office:value="0.049251">
                <text:p>0.049251</text:p>
              </table:table-cell>
              <table:table-cell office:value-type="float" office:value="0.071206">
                <text:p>0.071206</text:p>
              </table:table-cell>
              <table:table-cell office:value-type="float" office:value="0.046696">
                <text:p>0.046696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.170378">
                <text:p>0.170378</text:p>
              </table:table-cell>
              <table:table-cell office:value-type="float" office:value="0.04886">
                <text:p>0.04886</text:p>
              </table:table-cell>
              <table:table-cell office:value-type="float" office:value="0.075888">
                <text:p>0.075888</text:p>
              </table:table-cell>
              <table:table-cell office:value-type="float" office:value="0.046979">
                <text:p>0.046979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.19659">
                <text:p>0.19659</text:p>
              </table:table-cell>
              <table:table-cell office:value-type="float" office:value="0.048472">
                <text:p>0.048472</text:p>
              </table:table-cell>
              <table:table-cell office:value-type="float" office:value="0.080415">
                <text:p>0.080415</text:p>
              </table:table-cell>
              <table:table-cell office:value-type="float" office:value="0.050994">
                <text:p>0.050994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.19659">
                <text:p>0.19659</text:p>
              </table:table-cell>
              <table:table-cell office:value-type="float" office:value="0.048087">
                <text:p>0.048087</text:p>
              </table:table-cell>
              <table:table-cell office:value-type="float" office:value="0.083445">
                <text:p>0.083445</text:p>
              </table:table-cell>
              <table:table-cell office:value-type="float" office:value="0.051358">
                <text:p>0.051358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.157272">
                <text:p>0.157272</text:p>
              </table:table-cell>
              <table:table-cell office:value-type="float" office:value="0.047706">
                <text:p>0.047706</text:p>
              </table:table-cell>
              <table:table-cell office:value-type="float" office:value="0.083795">
                <text:p>0.083795</text:p>
              </table:table-cell>
              <table:table-cell office:value-type="float" office:value="0.046149">
                <text:p>0.046149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.104848">
                <text:p>0.104848</text:p>
              </table:table-cell>
              <table:table-cell office:value-type="float" office:value="0.047327">
                <text:p>0.047327</text:p>
              </table:table-cell>
              <table:table-cell office:value-type="float" office:value="0.083773">
                <text:p>0.083773</text:p>
              </table:table-cell>
              <table:table-cell office:value-type="float" office:value="0.038985">
                <text:p>0.03898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.117954">
                <text:p>0.117954</text:p>
              </table:table-cell>
              <table:table-cell office:value-type="float" office:value="0.046951">
                <text:p>0.046951</text:p>
              </table:table-cell>
              <table:table-cell office:value-type="float" office:value="0.082813">
                <text:p>0.082813</text:p>
              </table:table-cell>
              <table:table-cell office:value-type="float" office:value="0.040992">
                <text:p>0.040992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.091742">
                <text:p>0.091742</text:p>
              </table:table-cell>
              <table:table-cell office:value-type="float" office:value="0.046579">
                <text:p>0.046579</text:p>
              </table:table-cell>
              <table:table-cell office:value-type="float" office:value="0.078836">
                <text:p>0.078836</text:p>
              </table:table-cell>
              <table:table-cell office:value-type="float" office:value="0.037431">
                <text:p>0.037431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.104848">
                <text:p>0.104848</text:p>
              </table:table-cell>
              <table:table-cell office:value-type="float" office:value="0.046209">
                <text:p>0.046209</text:p>
              </table:table-cell>
              <table:table-cell office:value-type="float" office:value="0.074755">
                <text:p>0.074755</text:p>
              </table:table-cell>
              <table:table-cell office:value-type="float" office:value="0.039413">
                <text:p>0.039413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.078636">
                <text:p>0.078636</text:p>
              </table:table-cell>
              <table:table-cell office:value-type="float" office:value="0.045842">
                <text:p>0.045842</text:p>
              </table:table-cell>
              <table:table-cell office:value-type="float" office:value="0.070668">
                <text:p>0.070668</text:p>
              </table:table-cell>
              <table:table-cell office:value-type="float" office:value="0.035859">
                <text:p>0.035859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.091742">
                <text:p>0.091742</text:p>
              </table:table-cell>
              <table:table-cell office:value-type="float" office:value="0.045478">
                <text:p>0.045478</text:p>
              </table:table-cell>
              <table:table-cell office:value-type="float" office:value="0.066397">
                <text:p>0.066397</text:p>
              </table:table-cell>
              <table:table-cell office:value-type="float" office:value="0.03785">
                <text:p>0.0378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.078636">
                <text:p>0.078636</text:p>
              </table:table-cell>
              <table:table-cell office:value-type="float" office:value="0.045118">
                <text:p>0.045118</text:p>
              </table:table-cell>
              <table:table-cell office:value-type="float" office:value="0.062481">
                <text:p>0.062481</text:p>
              </table:table-cell>
              <table:table-cell office:value-type="float" office:value="0.036152">
                <text:p>0.036152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.091742">
                <text:p>0.091742</text:p>
              </table:table-cell>
              <table:table-cell office:value-type="float" office:value="0.044759">
                <text:p>0.044759</text:p>
              </table:table-cell>
              <table:table-cell office:value-type="float" office:value="0.058824">
                <text:p>0.058824</text:p>
              </table:table-cell>
              <table:table-cell office:value-type="float" office:value="0.038153">
                <text:p>0.038153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.091742">
                <text:p>0.091742</text:p>
              </table:table-cell>
              <table:table-cell office:value-type="float" office:value="0.044404">
                <text:p>0.044404</text:p>
              </table:table-cell>
              <table:table-cell office:value-type="float" office:value="0.055402">
                <text:p>0.055402</text:p>
              </table:table-cell>
              <table:table-cell office:value-type="float" office:value="0.038318">
                <text:p>0.038318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.091742">
                <text:p>0.091742</text:p>
              </table:table-cell>
              <table:table-cell office:value-type="float" office:value="0.044052">
                <text:p>0.044052</text:p>
              </table:table-cell>
              <table:table-cell office:value-type="float" office:value="0.052599">
                <text:p>0.052599</text:p>
              </table:table-cell>
              <table:table-cell office:value-type="float" office:value="0.03848">
                <text:p>0.03848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.117954">
                <text:p>0.117954</text:p>
              </table:table-cell>
              <table:table-cell office:value-type="float" office:value="0.043702">
                <text:p>0.043702</text:p>
              </table:table-cell>
              <table:table-cell office:value-type="float" office:value="0.051172">
                <text:p>0.051172</text:p>
              </table:table-cell>
              <table:table-cell office:value-type="float" office:value="0.042361">
                <text:p>0.04236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.117954">
                <text:p>0.117954</text:p>
              </table:table-cell>
              <table:table-cell office:value-type="float" office:value="0.043355">
                <text:p>0.043355</text:p>
              </table:table-cell>
              <table:table-cell office:value-type="float" office:value="0.050801">
                <text:p>0.050801</text:p>
              </table:table-cell>
              <table:table-cell office:value-type="float" office:value="0.042571">
                <text:p>0.042571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.13106">
                <text:p>0.13106</text:p>
              </table:table-cell>
              <table:table-cell office:value-type="float" office:value="0.043011">
                <text:p>0.043011</text:p>
              </table:table-cell>
              <table:table-cell office:value-type="float" office:value="0.051406">
                <text:p>0.051406</text:p>
              </table:table-cell>
              <table:table-cell office:value-type="float" office:value="0.044642">
                <text:p>0.044642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.117954">
                <text:p>0.117954</text:p>
              </table:table-cell>
              <table:table-cell office:value-type="float" office:value="0.04267">
                <text:p>0.04267</text:p>
              </table:table-cell>
              <table:table-cell office:value-type="float" office:value="0.052351">
                <text:p>0.052351</text:p>
              </table:table-cell>
              <table:table-cell office:value-type="float" office:value="0.043012">
                <text:p>0.043012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.13106">
                <text:p>0.13106</text:p>
              </table:table-cell>
              <table:table-cell office:value-type="float" office:value="0.042331">
                <text:p>0.042331</text:p>
              </table:table-cell>
              <table:table-cell office:value-type="float" office:value="0.053396">
                <text:p>0.053396</text:p>
              </table:table-cell>
              <table:table-cell office:value-type="float" office:value="0.045068">
                <text:p>0.045068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.13106">
                <text:p>0.13106</text:p>
              </table:table-cell>
              <table:table-cell office:value-type="float" office:value="0.041995">
                <text:p>0.041995</text:p>
              </table:table-cell>
              <table:table-cell office:value-type="float" office:value="0.054608">
                <text:p>0.054608</text:p>
              </table:table-cell>
              <table:table-cell office:value-type="float" office:value="0.045284">
                <text:p>0.045284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.13106">
                <text:p>0.13106</text:p>
              </table:table-cell>
              <table:table-cell office:value-type="float" office:value="0.041662">
                <text:p>0.041662</text:p>
              </table:table-cell>
              <table:table-cell office:value-type="float" office:value="0.055953">
                <text:p>0.055953</text:p>
              </table:table-cell>
              <table:table-cell office:value-type="float" office:value="0.0455">
                <text:p>0.045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.104848">
                <text:p>0.104848</text:p>
              </table:table-cell>
              <table:table-cell office:value-type="float" office:value="0.041331">
                <text:p>0.041331</text:p>
              </table:table-cell>
              <table:table-cell office:value-type="float" office:value="0.057435">
                <text:p>0.057435</text:p>
              </table:table-cell>
              <table:table-cell office:value-type="float" office:value="0.041992">
                <text:p>0.041992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.104848">
                <text:p>0.104848</text:p>
              </table:table-cell>
              <table:table-cell office:value-type="float" office:value="0.041003">
                <text:p>0.041003</text:p>
              </table:table-cell>
              <table:table-cell office:value-type="float" office:value="0.059024">
                <text:p>0.059024</text:p>
              </table:table-cell>
              <table:table-cell office:value-type="float" office:value="0.04215">
                <text:p>0.0421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.117954">
                <text:p>0.117954</text:p>
              </table:table-cell>
              <table:table-cell office:value-type="float" office:value="0.040678">
                <text:p>0.040678</text:p>
              </table:table-cell>
              <table:table-cell office:value-type="float" office:value="0.060768">
                <text:p>0.060768</text:p>
              </table:table-cell>
              <table:table-cell office:value-type="float" office:value="0.044168">
                <text:p>0.044168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.117954">
                <text:p>0.117954</text:p>
              </table:table-cell>
              <table:table-cell office:value-type="float" office:value="0.040355">
                <text:p>0.040355</text:p>
              </table:table-cell>
              <table:table-cell office:value-type="float" office:value="0.062732">
                <text:p>0.062732</text:p>
              </table:table-cell>
              <table:table-cell office:value-type="float" office:value="0.044362">
                <text:p>0.04436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.104848">
                <text:p>0.104848</text:p>
              </table:table-cell>
              <table:table-cell office:value-type="float" office:value="0.040035">
                <text:p>0.040035</text:p>
              </table:table-cell>
              <table:table-cell office:value-type="float" office:value="0.064959">
                <text:p>0.064959</text:p>
              </table:table-cell>
              <table:table-cell office:value-type="float" office:value="0.042707">
                <text:p>0.042707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.104848">
                <text:p>0.104848</text:p>
              </table:table-cell>
              <table:table-cell office:value-type="float" office:value="0.039717">
                <text:p>0.039717</text:p>
              </table:table-cell>
              <table:table-cell office:value-type="float" office:value="0.066763">
                <text:p>0.066763</text:p>
              </table:table-cell>
              <table:table-cell office:value-type="float" office:value="0.042889">
                <text:p>0.042889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.091742">
                <text:p>0.091742</text:p>
              </table:table-cell>
              <table:table-cell office:value-type="float" office:value="0.039402">
                <text:p>0.039402</text:p>
              </table:table-cell>
              <table:table-cell office:value-type="float" office:value="0.067362">
                <text:p>0.067362</text:p>
              </table:table-cell>
              <table:table-cell office:value-type="float" office:value="0.041205">
                <text:p>0.04120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.06553">
                <text:p>0.06553</text:p>
              </table:table-cell>
              <table:table-cell office:value-type="float" office:value="0.039089">
                <text:p>0.039089</text:p>
              </table:table-cell>
              <table:table-cell office:value-type="float" office:value="0.067743">
                <text:p>0.067743</text:p>
              </table:table-cell>
              <table:table-cell office:value-type="float" office:value="0.037627">
                <text:p>0.037627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.104848">
                <text:p>0.104848</text:p>
              </table:table-cell>
              <table:table-cell office:value-type="float" office:value="0.038779">
                <text:p>0.038779</text:p>
              </table:table-cell>
              <table:table-cell office:value-type="float" office:value="0.067254">
                <text:p>0.067254</text:p>
              </table:table-cell>
              <table:table-cell office:value-type="float" office:value="0.043297">
                <text:p>0.043297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.039318">
                <text:p>0.039318</text:p>
              </table:table-cell>
              <table:table-cell office:value-type="float" office:value="0.038471">
                <text:p>0.038471</text:p>
              </table:table-cell>
              <table:table-cell office:value-type="float" office:value="0.065429">
                <text:p>0.065429</text:p>
              </table:table-cell>
              <table:table-cell office:value-type="float" office:value="0.034161">
                <text:p>0.034161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.039318">
                <text:p>0.039318</text:p>
              </table:table-cell>
              <table:table-cell office:value-type="float" office:value="0.038166">
                <text:p>0.038166</text:p>
              </table:table-cell>
              <table:table-cell office:value-type="float" office:value="0.063921">
                <text:p>0.063921</text:p>
              </table:table-cell>
              <table:table-cell office:value-type="float" office:value="0.034198">
                <text:p>0.034198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.06553">
                <text:p>0.06553</text:p>
              </table:table-cell>
              <table:table-cell office:value-type="float" office:value="0.037863">
                <text:p>0.037863</text:p>
              </table:table-cell>
              <table:table-cell office:value-type="float" office:value="0.061476">
                <text:p>0.061476</text:p>
              </table:table-cell>
              <table:table-cell office:value-type="float" office:value="0.037954">
                <text:p>0.037954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.06553">
                <text:p>0.06553</text:p>
              </table:table-cell>
              <table:table-cell office:value-type="float" office:value="0.037562">
                <text:p>0.037562</text:p>
              </table:table-cell>
              <table:table-cell office:value-type="float" office:value="0.057888">
                <text:p>0.057888</text:p>
              </table:table-cell>
              <table:table-cell office:value-type="float" office:value="0.038053">
                <text:p>0.038053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.052424">
                <text:p>0.052424</text:p>
              </table:table-cell>
              <table:table-cell office:value-type="float" office:value="0.037264">
                <text:p>0.037264</text:p>
              </table:table-cell>
              <table:table-cell office:value-type="float" office:value="0.054988">
                <text:p>0.054988</text:p>
              </table:table-cell>
              <table:table-cell office:value-type="float" office:value="0.036308">
                <text:p>0.036308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.039318">
                <text:p>0.039318</text:p>
              </table:table-cell>
              <table:table-cell office:value-type="float" office:value="0.036969">
                <text:p>0.036969</text:p>
              </table:table-cell>
              <table:table-cell office:value-type="float" office:value="0.052159">
                <text:p>0.052159</text:p>
              </table:table-cell>
              <table:table-cell office:value-type="float" office:value="0.034538">
                <text:p>0.034538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.052424">
                <text:p>0.052424</text:p>
              </table:table-cell>
              <table:table-cell office:value-type="float" office:value="0.036675">
                <text:p>0.036675</text:p>
              </table:table-cell>
              <table:table-cell office:value-type="float" office:value="0.049284">
                <text:p>0.049284</text:p>
              </table:table-cell>
              <table:table-cell office:value-type="float" office:value="0.036453">
                <text:p>0.036453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.052424">
                <text:p>0.052424</text:p>
              </table:table-cell>
              <table:table-cell office:value-type="float" office:value="0.036384">
                <text:p>0.036384</text:p>
              </table:table-cell>
              <table:table-cell office:value-type="float" office:value="0.046506">
                <text:p>0.046506</text:p>
              </table:table-cell>
              <table:table-cell office:value-type="float" office:value="0.036528">
                <text:p>0.036528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.052424">
                <text:p>0.052424</text:p>
              </table:table-cell>
              <table:table-cell office:value-type="float" office:value="0.036095">
                <text:p>0.036095</text:p>
              </table:table-cell>
              <table:table-cell office:value-type="float" office:value="0.044597">
                <text:p>0.044597</text:p>
              </table:table-cell>
              <table:table-cell office:value-type="float" office:value="0.036604">
                <text:p>0.03660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.078636">
                <text:p>0.078636</text:p>
              </table:table-cell>
              <table:table-cell office:value-type="float" office:value="0.035809">
                <text:p>0.035809</text:p>
              </table:table-cell>
              <table:table-cell office:value-type="float" office:value="0.044324">
                <text:p>0.044324</text:p>
              </table:table-cell>
              <table:table-cell office:value-type="float" office:value="0.040406">
                <text:p>0.040406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.078636">
                <text:p>0.078636</text:p>
              </table:table-cell>
              <table:table-cell office:value-type="float" office:value="0.035525">
                <text:p>0.035525</text:p>
              </table:table-cell>
              <table:table-cell office:value-type="float" office:value="0.044024">
                <text:p>0.044024</text:p>
              </table:table-cell>
              <table:table-cell office:value-type="float" office:value="0.040543">
                <text:p>0.040543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.091742">
                <text:p>0.091742</text:p>
              </table:table-cell>
              <table:table-cell office:value-type="float" office:value="0.035243">
                <text:p>0.035243</text:p>
              </table:table-cell>
              <table:table-cell office:value-type="float" office:value="0.043899">
                <text:p>0.043899</text:p>
              </table:table-cell>
              <table:table-cell office:value-type="float" office:value="0.042545">
                <text:p>0.04254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.06553">
                <text:p>0.06553</text:p>
              </table:table-cell>
              <table:table-cell office:value-type="float" office:value="0.034963">
                <text:p>0.034963</text:p>
              </table:table-cell>
              <table:table-cell office:value-type="float" office:value="0.044384">
                <text:p>0.044384</text:p>
              </table:table-cell>
              <table:table-cell office:value-type="float" office:value="0.038986">
                <text:p>0.038986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.052424">
                <text:p>0.052424</text:p>
              </table:table-cell>
              <table:table-cell office:value-type="float" office:value="0.034685">
                <text:p>0.034685</text:p>
              </table:table-cell>
              <table:table-cell office:value-type="float" office:value="0.046604">
                <text:p>0.046604</text:p>
              </table:table-cell>
              <table:table-cell office:value-type="float" office:value="0.037219">
                <text:p>0.037219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.091742">
                <text:p>0.091742</text:p>
              </table:table-cell>
              <table:table-cell office:value-type="float" office:value="0.03441">
                <text:p>0.03441</text:p>
              </table:table-cell>
              <table:table-cell office:value-type="float" office:value="0.048524">
                <text:p>0.048524</text:p>
              </table:table-cell>
              <table:table-cell office:value-type="float" office:value="0.042858">
                <text:p>0.042858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.091742">
                <text:p>0.091742</text:p>
              </table:table-cell>
              <table:table-cell office:value-type="float" office:value="0.034137">
                <text:p>0.034137</text:p>
              </table:table-cell>
              <table:table-cell office:value-type="float" office:value="0.050711">
                <text:p>0.050711</text:p>
              </table:table-cell>
              <table:table-cell office:value-type="float" office:value="0.042999">
                <text:p>0.042999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.06553">
                <text:p>0.06553</text:p>
              </table:table-cell>
              <table:table-cell office:value-type="float" office:value="0.033866">
                <text:p>0.033866</text:p>
              </table:table-cell>
              <table:table-cell office:value-type="float" office:value="0.053053">
                <text:p>0.053053</text:p>
              </table:table-cell>
              <table:table-cell office:value-type="float" office:value="0.039431">
                <text:p>0.039431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.078636">
                <text:p>0.078636</text:p>
              </table:table-cell>
              <table:table-cell office:value-type="float" office:value="0.033597">
                <text:p>0.033597</text:p>
              </table:table-cell>
              <table:table-cell office:value-type="float" office:value="0.055593">
                <text:p>0.055593</text:p>
              </table:table-cell>
              <table:table-cell office:value-type="float" office:value="0.041395">
                <text:p>0.04139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039318">
                <text:p>0.039318</text:p>
              </table:table-cell>
              <table:table-cell office:value-type="float" office:value="0.033331">
                <text:p>0.033331</text:p>
              </table:table-cell>
              <table:table-cell office:value-type="float" office:value="0.05841">
                <text:p>0.05841</text:p>
              </table:table-cell>
              <table:table-cell office:value-type="float" office:value="0.035933">
                <text:p>0.035933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.052424">
                <text:p>0.052424</text:p>
              </table:table-cell>
              <table:table-cell office:value-type="float" office:value="0.033066">
                <text:p>0.033066</text:p>
              </table:table-cell>
              <table:table-cell office:value-type="float" office:value="0.061246">
                <text:p>0.061246</text:p>
              </table:table-cell>
              <table:table-cell office:value-type="float" office:value="0.03783">
                <text:p>0.03783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.06553">
                <text:p>0.06553</text:p>
              </table:table-cell>
              <table:table-cell office:value-type="float" office:value="0.032804">
                <text:p>0.032804</text:p>
              </table:table-cell>
              <table:table-cell office:value-type="float" office:value="0.063606">
                <text:p>0.063606</text:p>
              </table:table-cell>
              <table:table-cell office:value-type="float" office:value="0.039753">
                <text:p>0.039753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.039318">
                <text:p>0.039318</text:p>
              </table:table-cell>
              <table:table-cell office:value-type="float" office:value="0.032543">
                <text:p>0.032543</text:p>
              </table:table-cell>
              <table:table-cell office:value-type="float" office:value="0.064962">
                <text:p>0.064962</text:p>
              </table:table-cell>
              <table:table-cell office:value-type="float" office:value="0.036131">
                <text:p>0.036131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.013106">
                <text:p>0.013106</text:p>
              </table:table-cell>
              <table:table-cell office:value-type="float" office:value="0.032285">
                <text:p>0.032285</text:p>
              </table:table-cell>
              <table:table-cell office:value-type="float" office:value="0.066726">
                <text:p>0.066726</text:p>
              </table:table-cell>
              <table:table-cell office:value-type="float" office:value="0.032461">
                <text:p>0.032461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.026212">
                <text:p>0.026212</text:p>
              </table:table-cell>
              <table:table-cell office:value-type="float" office:value="0.032029">
                <text:p>0.032029</text:p>
              </table:table-cell>
              <table:table-cell office:value-type="float" office:value="0.067799">
                <text:p>0.067799</text:p>
              </table:table-cell>
              <table:table-cell office:value-type="float" office:value="0.034315">
                <text:p>0.03431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">
                <text:p>0</text:p>
              </table:table-cell>
              <table:table-cell office:value-type="float" office:value="0.031775">
                <text:p>0.031775</text:p>
              </table:table-cell>
              <table:table-cell office:value-type="float" office:value="0.066521">
                <text:p>0.066521</text:p>
              </table:table-cell>
              <table:table-cell office:value-type="float" office:value="0.030609">
                <text:p>0.030609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.288332">
                <text:p>0.288332</text:p>
              </table:table-cell>
              <table:table-cell office:value-type="float" office:value="0.031523">
                <text:p>0.031523</text:p>
              </table:table-cell>
              <table:table-cell office:value-type="float" office:value="0.064132">
                <text:p>0.064132</text:p>
              </table:table-cell>
              <table:table-cell office:value-type="float" office:value="0.071545">
                <text:p>0.07154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-0.06553">
                <text:p>-0.06553</text:p>
              </table:table-cell>
              <table:table-cell office:value-type="float" office:value="0.031272">
                <text:p>0.031272</text:p>
              </table:table-cell>
              <table:table-cell office:value-type="float" office:value="0.061238">
                <text:p>0.061238</text:p>
              </table:table-cell>
              <table:table-cell office:value-type="float" office:value="0.02191">
                <text:p>0.02191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31024">
                <text:p>0.031024</text:p>
              </table:table-cell>
              <table:table-cell office:value-type="float" office:value="0.058948">
                <text:p>0.058948</text:p>
              </table:table-cell>
              <table:table-cell office:value-type="float" office:value="0.019917">
                <text:p>0.019917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">
                <text:p>0</text:p>
              </table:table-cell>
              <table:table-cell office:value-type="float" office:value="0.030778">
                <text:p>0.030778</text:p>
              </table:table-cell>
              <table:table-cell office:value-type="float" office:value="0.053507">
                <text:p>0.053507</text:p>
              </table:table-cell>
              <table:table-cell office:value-type="float" office:value="0.030828">
                <text:p>0.030828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.026212">
                <text:p>0.026212</text:p>
              </table:table-cell>
              <table:table-cell office:value-type="float" office:value="0.030534">
                <text:p>0.030534</text:p>
              </table:table-cell>
              <table:table-cell office:value-type="float" office:value="0.047423">
                <text:p>0.047423</text:p>
              </table:table-cell>
              <table:table-cell office:value-type="float" office:value="0.034441">
                <text:p>0.034441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30291">
                <text:p>0.030291</text:p>
              </table:table-cell>
              <table:table-cell office:value-type="float" office:value="0.042315">
                <text:p>0.042315</text:p>
              </table:table-cell>
              <table:table-cell office:value-type="float" office:value="0.028865">
                <text:p>0.02886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30051">
                <text:p>0.030051</text:p>
              </table:table-cell>
              <table:table-cell office:value-type="float" office:value="0.039145">
                <text:p>0.039145</text:p>
              </table:table-cell>
              <table:table-cell office:value-type="float" office:value="0.028837">
                <text:p>0.028837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.026212">
                <text:p>0.026212</text:p>
              </table:table-cell>
              <table:table-cell office:value-type="float" office:value="0.029812">
                <text:p>0.029812</text:p>
              </table:table-cell>
              <table:table-cell office:value-type="float" office:value="0.038634">
                <text:p>0.038634</text:p>
              </table:table-cell>
              <table:table-cell office:value-type="float" office:value="0.034402">
                <text:p>0.034402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.013106">
                <text:p>0.013106</text:p>
              </table:table-cell>
              <table:table-cell office:value-type="float" office:value="0.029576">
                <text:p>0.029576</text:p>
              </table:table-cell>
              <table:table-cell office:value-type="float" office:value="0.039051">
                <text:p>0.039051</text:p>
              </table:table-cell>
              <table:table-cell office:value-type="float" office:value="0.032604">
                <text:p>0.03260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.013106">
                <text:p>0.013106</text:p>
              </table:table-cell>
              <table:table-cell office:value-type="float" office:value="0.029341">
                <text:p>0.029341</text:p>
              </table:table-cell>
              <table:table-cell office:value-type="float" office:value="0.040254">
                <text:p>0.040254</text:p>
              </table:table-cell>
              <table:table-cell office:value-type="float" office:value="0.032637">
                <text:p>0.032637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">
                <text:p>0</text:p>
              </table:table-cell>
              <table:table-cell office:value-type="float" office:value="0.029108">
                <text:p>0.029108</text:p>
              </table:table-cell>
              <table:table-cell office:value-type="float" office:value="0.041885">
                <text:p>0.041885</text:p>
              </table:table-cell>
              <table:table-cell office:value-type="float" office:value="0.030791">
                <text:p>0.030791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">
                <text:p>0</text:p>
              </table:table-cell>
              <table:table-cell office:value-type="float" office:value="0.028877">
                <text:p>0.028877</text:p>
              </table:table-cell>
              <table:table-cell office:value-type="float" office:value="0.0435">
                <text:p>0.0435</text:p>
              </table:table-cell>
              <table:table-cell office:value-type="float" office:value="0.030759">
                <text:p>0.030759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.013106">
                <text:p>0.013106</text:p>
              </table:table-cell>
              <table:table-cell office:value-type="float" office:value="0.028648">
                <text:p>0.028648</text:p>
              </table:table-cell>
              <table:table-cell office:value-type="float" office:value="0.044653">
                <text:p>0.044653</text:p>
              </table:table-cell>
              <table:table-cell office:value-type="float" office:value="0.032579">
                <text:p>0.032579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">
                <text:p>0</text:p>
              </table:table-cell>
              <table:table-cell office:value-type="float" office:value="0.028421">
                <text:p>0.028421</text:p>
              </table:table-cell>
              <table:table-cell office:value-type="float" office:value="0.04577">
                <text:p>0.04577</text:p>
              </table:table-cell>
              <table:table-cell office:value-type="float" office:value="0.030705">
                <text:p>0.03070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">
                <text:p>0</text:p>
              </table:table-cell>
              <table:table-cell office:value-type="float" office:value="0.028195">
                <text:p>0.028195</text:p>
              </table:table-cell>
              <table:table-cell office:value-type="float" office:value="0.04678">
                <text:p>0.04678</text:p>
              </table:table-cell>
              <table:table-cell office:value-type="float" office:value="0.030672">
                <text:p>0.030672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">
                <text:p>0</text:p>
              </table:table-cell>
              <table:table-cell office:value-type="float" office:value="0.027971">
                <text:p>0.027971</text:p>
              </table:table-cell>
              <table:table-cell office:value-type="float" office:value="0.047487">
                <text:p>0.047487</text:p>
              </table:table-cell>
              <table:table-cell office:value-type="float" office:value="0.030642">
                <text:p>0.030642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">
                <text:p>0</text:p>
              </table:table-cell>
              <table:table-cell office:value-type="float" office:value="0.027749">
                <text:p>0.027749</text:p>
              </table:table-cell>
              <table:table-cell office:value-type="float" office:value="0.047318">
                <text:p>0.047318</text:p>
              </table:table-cell>
              <table:table-cell office:value-type="float" office:value="0.030616">
                <text:p>0.030616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.013106">
                <text:p>0.013106</text:p>
              </table:table-cell>
              <table:table-cell office:value-type="float" office:value="0.027529">
                <text:p>0.027529</text:p>
              </table:table-cell>
              <table:table-cell office:value-type="float" office:value="0.046665">
                <text:p>0.046665</text:p>
              </table:table-cell>
              <table:table-cell office:value-type="float" office:value="0.032456">
                <text:p>0.032456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27311">
                <text:p>0.027311</text:p>
              </table:table-cell>
              <table:table-cell office:value-type="float" office:value="0.046577">
                <text:p>0.046577</text:p>
              </table:table-cell>
              <table:table-cell office:value-type="float" office:value="0.028742">
                <text:p>0.02874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">
                <text:p>0</text:p>
              </table:table-cell>
              <table:table-cell office:value-type="float" office:value="0.027094">
                <text:p>0.027094</text:p>
              </table:table-cell>
              <table:table-cell office:value-type="float" office:value="0.046758">
                <text:p>0.046758</text:p>
              </table:table-cell>
              <table:table-cell office:value-type="float" office:value="0.030556">
                <text:p>0.03055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.013106">
                <text:p>0.013106</text:p>
              </table:table-cell>
              <table:table-cell office:value-type="float" office:value="0.026879">
                <text:p>0.026879</text:p>
              </table:table-cell>
              <table:table-cell office:value-type="float" office:value="0.046882">
                <text:p>0.046882</text:p>
              </table:table-cell>
              <table:table-cell office:value-type="float" office:value="0.032394">
                <text:p>0.03239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">
                <text:p>0</text:p>
              </table:table-cell>
              <table:table-cell office:value-type="float" office:value="0.026665">
                <text:p>0.026665</text:p>
              </table:table-cell>
              <table:table-cell office:value-type="float" office:value="0.046824">
                <text:p>0.046824</text:p>
              </table:table-cell>
              <table:table-cell office:value-type="float" office:value="0.030538">
                <text:p>0.030538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26454">
                <text:p>0.026454</text:p>
              </table:table-cell>
              <table:table-cell office:value-type="float" office:value="0.047079">
                <text:p>0.047079</text:p>
              </table:table-cell>
              <table:table-cell office:value-type="float" office:value="0.028657">
                <text:p>0.028657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26244">
                <text:p>0.026244</text:p>
              </table:table-cell>
              <table:table-cell office:value-type="float" office:value="0.047228">
                <text:p>0.047228</text:p>
              </table:table-cell>
              <table:table-cell office:value-type="float" office:value="0.023015">
                <text:p>0.02301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.013106">
                <text:p>0.013106</text:p>
              </table:table-cell>
              <table:table-cell office:value-type="float" office:value="0.026036">
                <text:p>0.026036</text:p>
              </table:table-cell>
              <table:table-cell office:value-type="float" office:value="0.047312">
                <text:p>0.047312</text:p>
              </table:table-cell>
              <table:table-cell office:value-type="float" office:value="0.032176">
                <text:p>0.032176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25829">
                <text:p>0.025829</text:p>
              </table:table-cell>
              <table:table-cell office:value-type="float" office:value="0.047742">
                <text:p>0.047742</text:p>
              </table:table-cell>
              <table:table-cell office:value-type="float" office:value="0.028451">
                <text:p>0.028451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25624">
                <text:p>0.025624</text:p>
              </table:table-cell>
              <table:table-cell office:value-type="float" office:value="0.047971">
                <text:p>0.047971</text:p>
              </table:table-cell>
              <table:table-cell office:value-type="float" office:value="0.028412">
                <text:p>0.028412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25421">
                <text:p>0.025421</text:p>
              </table:table-cell>
              <table:table-cell office:value-type="float" office:value="0.048323">
                <text:p>0.048323</text:p>
              </table:table-cell>
              <table:table-cell office:value-type="float" office:value="0.028376">
                <text:p>0.028376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25219">
                <text:p>0.025219</text:p>
              </table:table-cell>
              <table:table-cell office:value-type="float" office:value="0.049208">
                <text:p>0.049208</text:p>
              </table:table-cell>
              <table:table-cell office:value-type="float" office:value="0.026472">
                <text:p>0.026472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25019">
                <text:p>0.025019</text:p>
              </table:table-cell>
              <table:table-cell office:value-type="float" office:value="0.049566">
                <text:p>0.049566</text:p>
              </table:table-cell>
              <table:table-cell office:value-type="float" office:value="0.028258">
                <text:p>0.028258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2482">
                <text:p>0.02482</text:p>
              </table:table-cell>
              <table:table-cell office:value-type="float" office:value="0.049336">
                <text:p>0.049336</text:p>
              </table:table-cell>
              <table:table-cell office:value-type="float" office:value="0.028208">
                <text:p>0.028208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24623">
                <text:p>0.024623</text:p>
              </table:table-cell>
              <table:table-cell office:value-type="float" office:value="0.049595">
                <text:p>0.049595</text:p>
              </table:table-cell>
              <table:table-cell office:value-type="float" office:value="0.028161">
                <text:p>0.028161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4428">
                <text:p>0.024428</text:p>
              </table:table-cell>
              <table:table-cell office:value-type="float" office:value="0.049371">
                <text:p>0.049371</text:p>
              </table:table-cell>
              <table:table-cell office:value-type="float" office:value="0.024392">
                <text:p>0.024392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4234">
                <text:p>0.024234</text:p>
              </table:table-cell>
              <table:table-cell office:value-type="float" office:value="0.048366">
                <text:p>0.048366</text:p>
              </table:table-cell>
              <table:table-cell office:value-type="float" office:value="0.024285">
                <text:p>0.024285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4042">
                <text:p>0.024042</text:p>
              </table:table-cell>
              <table:table-cell office:value-type="float" office:value="0.047381">
                <text:p>0.047381</text:p>
              </table:table-cell>
              <table:table-cell office:value-type="float" office:value="0.024173">
                <text:p>0.024173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23851">
                <text:p>0.023851</text:p>
              </table:table-cell>
              <table:table-cell office:value-type="float" office:value="0.046867">
                <text:p>0.046867</text:p>
              </table:table-cell>
              <table:table-cell office:value-type="float" office:value="0.025927">
                <text:p>0.025927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3661">
                <text:p>0.023661</text:p>
              </table:table-cell>
              <table:table-cell office:value-type="float" office:value="0.046676">
                <text:p>0.046676</text:p>
              </table:table-cell>
              <table:table-cell office:value-type="float" office:value="0.023996">
                <text:p>0.023996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23474">
                <text:p>0.023474</text:p>
              </table:table-cell>
              <table:table-cell office:value-type="float" office:value="0.045444">
                <text:p>0.045444</text:p>
              </table:table-cell>
              <table:table-cell office:value-type="float" office:value="0.022043">
                <text:p>0.022043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-0.06553">
                <text:p>-0.06553</text:p>
              </table:table-cell>
              <table:table-cell office:value-type="float" office:value="0.023287">
                <text:p>0.023287</text:p>
              </table:table-cell>
              <table:table-cell office:value-type="float" office:value="0.0438">
                <text:p>0.0438</text:p>
              </table:table-cell>
              <table:table-cell office:value-type="float" office:value="0.020057">
                <text:p>0.020057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3103">
                <text:p>0.023103</text:p>
              </table:table-cell>
              <table:table-cell office:value-type="float" office:value="0.042078">
                <text:p>0.042078</text:p>
              </table:table-cell>
              <table:table-cell office:value-type="float" office:value="0.018037">
                <text:p>0.018037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22919">
                <text:p>0.022919</text:p>
              </table:table-cell>
              <table:table-cell office:value-type="float" office:value="0.04017">
                <text:p>0.04017</text:p>
              </table:table-cell>
              <table:table-cell office:value-type="float" office:value="0.021571">
                <text:p>0.021571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2737">
                <text:p>0.022737</text:p>
              </table:table-cell>
              <table:table-cell office:value-type="float" office:value="0.037439">
                <text:p>0.037439</text:p>
              </table:table-cell>
              <table:table-cell office:value-type="float" office:value="0.017723">
                <text:p>0.017723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22557">
                <text:p>0.022557</text:p>
              </table:table-cell>
              <table:table-cell office:value-type="float" office:value="0.034956">
                <text:p>0.034956</text:p>
              </table:table-cell>
              <table:table-cell office:value-type="float" office:value="0.015688">
                <text:p>0.015688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-0.06553">
                <text:p>-0.06553</text:p>
              </table:table-cell>
              <table:table-cell office:value-type="float" office:value="0.022378">
                <text:p>0.022378</text:p>
              </table:table-cell>
              <table:table-cell office:value-type="float" office:value="0.032673">
                <text:p>0.032673</text:p>
              </table:table-cell>
              <table:table-cell office:value-type="float" office:value="0.01921">
                <text:p>0.01921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222">
                <text:p>0.0222</text:p>
              </table:table-cell>
              <table:table-cell office:value-type="float" office:value="0.02959">
                <text:p>0.02959</text:p>
              </table:table-cell>
              <table:table-cell office:value-type="float" office:value="0.015342">
                <text:p>0.015342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2024">
                <text:p>0.022024</text:p>
              </table:table-cell>
              <table:table-cell office:value-type="float" office:value="0.027245">
                <text:p>0.027245</text:p>
              </table:table-cell>
              <table:table-cell office:value-type="float" office:value="0.017007">
                <text:p>0.01700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1849">
                <text:p>0.021849</text:p>
              </table:table-cell>
              <table:table-cell office:value-type="float" office:value="0.024819">
                <text:p>0.024819</text:p>
              </table:table-cell>
              <table:table-cell office:value-type="float" office:value="0.016837">
                <text:p>0.016837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-0.06553">
                <text:p>-0.06553</text:p>
              </table:table-cell>
              <table:table-cell office:value-type="float" office:value="0.021676">
                <text:p>0.021676</text:p>
              </table:table-cell>
              <table:table-cell office:value-type="float" office:value="0.022875">
                <text:p>0.022875</text:p>
              </table:table-cell>
              <table:table-cell office:value-type="float" office:value="0.01853">
                <text:p>0.01853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-0.06553">
                <text:p>-0.06553</text:p>
              </table:table-cell>
              <table:table-cell office:value-type="float" office:value="0.021504">
                <text:p>0.021504</text:p>
              </table:table-cell>
              <table:table-cell office:value-type="float" office:value="0.020471">
                <text:p>0.020471</text:p>
              </table:table-cell>
              <table:table-cell office:value-type="float" office:value="0.01839">
                <text:p>0.01839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21333">
                <text:p>0.021333</text:p>
              </table:table-cell>
              <table:table-cell office:value-type="float" office:value="0.018821">
                <text:p>0.018821</text:p>
              </table:table-cell>
              <table:table-cell office:value-type="float" office:value="0.020113">
                <text:p>0.02011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-0.06553">
                <text:p>-0.06553</text:p>
              </table:table-cell>
              <table:table-cell office:value-type="float" office:value="0.021164">
                <text:p>0.021164</text:p>
              </table:table-cell>
              <table:table-cell office:value-type="float" office:value="0.017593">
                <text:p>0.017593</text:p>
              </table:table-cell>
              <table:table-cell office:value-type="float" office:value="0.018136">
                <text:p>0.018136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0996">
                <text:p>0.020996</text:p>
              </table:table-cell>
              <table:table-cell office:value-type="float" office:value="0.016042">
                <text:p>0.016042</text:p>
              </table:table-cell>
              <table:table-cell office:value-type="float" office:value="0.021712">
                <text:p>0.021712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0829">
                <text:p>0.020829</text:p>
              </table:table-cell>
              <table:table-cell office:value-type="float" office:value="0.015139">
                <text:p>0.015139</text:p>
              </table:table-cell>
              <table:table-cell office:value-type="float" office:value="0.021615">
                <text:p>0.021615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20664">
                <text:p>0.020664</text:p>
              </table:table-cell>
              <table:table-cell office:value-type="float" office:value="0.014386">
                <text:p>0.014386</text:p>
              </table:table-cell>
              <table:table-cell office:value-type="float" office:value="0.019658">
                <text:p>0.019658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205">
                <text:p>0.0205</text:p>
              </table:table-cell>
              <table:table-cell office:value-type="float" office:value="0.013378">
                <text:p>0.013378</text:p>
              </table:table-cell>
              <table:table-cell office:value-type="float" office:value="0.021392">
                <text:p>0.021392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20337">
                <text:p>0.020337</text:p>
              </table:table-cell>
              <table:table-cell office:value-type="float" office:value="0.011902">
                <text:p>0.011902</text:p>
              </table:table-cell>
              <table:table-cell office:value-type="float" office:value="0.02315">
                <text:p>0.0231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20176">
                <text:p>0.020176</text:p>
              </table:table-cell>
              <table:table-cell office:value-type="float" office:value="0.011254">
                <text:p>0.011254</text:p>
              </table:table-cell>
              <table:table-cell office:value-type="float" office:value="0.023078">
                <text:p>0.023078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20016">
                <text:p>0.020016</text:p>
              </table:table-cell>
              <table:table-cell office:value-type="float" office:value="0.010831">
                <text:p>0.010831</text:p>
              </table:table-cell>
              <table:table-cell office:value-type="float" office:value="0.023011">
                <text:p>0.023011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9857">
                <text:p>0.019857</text:p>
              </table:table-cell>
              <table:table-cell office:value-type="float" office:value="0.010343">
                <text:p>0.010343</text:p>
              </table:table-cell>
              <table:table-cell office:value-type="float" office:value="0.024804">
                <text:p>0.02480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19699">
                <text:p>0.019699</text:p>
              </table:table-cell>
              <table:table-cell office:value-type="float" office:value="0.010583">
                <text:p>0.010583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9543">
                <text:p>0.019543</text:p>
              </table:table-cell>
              <table:table-cell office:value-type="float" office:value="0.011276">
                <text:p>0.011276</text:p>
              </table:table-cell>
              <table:table-cell office:value-type="float" office:value="0.024689">
                <text:p>0.024689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9388">
                <text:p>0.019388</text:p>
              </table:table-cell>
              <table:table-cell office:value-type="float" office:value="0.012717">
                <text:p>0.012717</text:p>
              </table:table-cell>
              <table:table-cell office:value-type="float" office:value="0.024641">
                <text:p>0.024641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9234">
                <text:p>0.019234</text:p>
              </table:table-cell>
              <table:table-cell office:value-type="float" office:value="0.014326">
                <text:p>0.014326</text:p>
              </table:table-cell>
              <table:table-cell office:value-type="float" office:value="0.024595">
                <text:p>0.024595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9081">
                <text:p>0.019081</text:p>
              </table:table-cell>
              <table:table-cell office:value-type="float" office:value="0.015387">
                <text:p>0.015387</text:p>
              </table:table-cell>
              <table:table-cell office:value-type="float" office:value="0.02455">
                <text:p>0.02455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893">
                <text:p>0.01893</text:p>
              </table:table-cell>
              <table:table-cell office:value-type="float" office:value="0.01552">
                <text:p>0.01552</text:p>
              </table:table-cell>
              <table:table-cell office:value-type="float" office:value="0.024504">
                <text:p>0.024504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">
                <text:p>0</text:p>
              </table:table-cell>
              <table:table-cell office:value-type="float" office:value="0.01878">
                <text:p>0.01878</text:p>
              </table:table-cell>
              <table:table-cell office:value-type="float" office:value="0.016179">
                <text:p>0.016179</text:p>
              </table:table-cell>
              <table:table-cell office:value-type="float" office:value="0.02632">
                <text:p>0.02632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8631">
                <text:p>0.018631</text:p>
              </table:table-cell>
              <table:table-cell office:value-type="float" office:value="0.017094">
                <text:p>0.017094</text:p>
              </table:table-cell>
              <table:table-cell office:value-type="float" office:value="0.024443">
                <text:p>0.024443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">
                <text:p>0</text:p>
              </table:table-cell>
              <table:table-cell office:value-type="float" office:value="0.018483">
                <text:p>0.018483</text:p>
              </table:table-cell>
              <table:table-cell office:value-type="float" office:value="0.017749">
                <text:p>0.017749</text:p>
              </table:table-cell>
              <table:table-cell office:value-type="float" office:value="0.026263">
                <text:p>0.026263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8336">
                <text:p>0.018336</text:p>
              </table:table-cell>
              <table:table-cell office:value-type="float" office:value="0.018141">
                <text:p>0.018141</text:p>
              </table:table-cell>
              <table:table-cell office:value-type="float" office:value="0.024386">
                <text:p>0.024386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819">
                <text:p>0.01819</text:p>
              </table:table-cell>
              <table:table-cell office:value-type="float" office:value="0.019">
                <text:p>0.019</text:p>
              </table:table-cell>
              <table:table-cell office:value-type="float" office:value="0.024341">
                <text:p>0.024341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">
                <text:p>0</text:p>
              </table:table-cell>
              <table:table-cell office:value-type="float" office:value="0.018046">
                <text:p>0.018046</text:p>
              </table:table-cell>
              <table:table-cell office:value-type="float" office:value="0.019663">
                <text:p>0.019663</text:p>
              </table:table-cell>
              <table:table-cell office:value-type="float" office:value="0.026155">
                <text:p>0.026155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7903">
                <text:p>0.017903</text:p>
              </table:table-cell>
              <table:table-cell office:value-type="float" office:value="0.019645">
                <text:p>0.019645</text:p>
              </table:table-cell>
              <table:table-cell office:value-type="float" office:value="0.024276">
                <text:p>0.024276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7761">
                <text:p>0.017761</text:p>
              </table:table-cell>
              <table:table-cell office:value-type="float" office:value="0.019812">
                <text:p>0.019812</text:p>
              </table:table-cell>
              <table:table-cell office:value-type="float" office:value="0.024234">
                <text:p>0.024234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762">
                <text:p>0.01762</text:p>
              </table:table-cell>
              <table:table-cell office:value-type="float" office:value="0.019655">
                <text:p>0.019655</text:p>
              </table:table-cell>
              <table:table-cell office:value-type="float" office:value="0.024191">
                <text:p>0.024191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748">
                <text:p>0.01748</text:p>
              </table:table-cell>
              <table:table-cell office:value-type="float" office:value="0.01902">
                <text:p>0.01902</text:p>
              </table:table-cell>
              <table:table-cell office:value-type="float" office:value="0.024147">
                <text:p>0.024147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">
                <text:p>0</text:p>
              </table:table-cell>
              <table:table-cell office:value-type="float" office:value="0.017341">
                <text:p>0.017341</text:p>
              </table:table-cell>
              <table:table-cell office:value-type="float" office:value="0.018642">
                <text:p>0.018642</text:p>
              </table:table-cell>
              <table:table-cell office:value-type="float" office:value="0.025967">
                <text:p>0.025967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7204">
                <text:p>0.017204</text:p>
              </table:table-cell>
              <table:table-cell office:value-type="float" office:value="0.018346">
                <text:p>0.018346</text:p>
              </table:table-cell>
              <table:table-cell office:value-type="float" office:value="0.024095">
                <text:p>0.02409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7067">
                <text:p>0.017067</text:p>
              </table:table-cell>
              <table:table-cell office:value-type="float" office:value="0.018408">
                <text:p>0.018408</text:p>
              </table:table-cell>
              <table:table-cell office:value-type="float" office:value="0.024058">
                <text:p>0.024058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.013106">
                <text:p>0.013106</text:p>
              </table:table-cell>
              <table:table-cell office:value-type="float" office:value="0.016932">
                <text:p>0.016932</text:p>
              </table:table-cell>
              <table:table-cell office:value-type="float" office:value="0.018759">
                <text:p>0.018759</text:p>
              </table:table-cell>
              <table:table-cell office:value-type="float" office:value="0.027741">
                <text:p>0.027741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6797">
                <text:p>0.016797</text:p>
              </table:table-cell>
              <table:table-cell office:value-type="float" office:value="0.019237">
                <text:p>0.019237</text:p>
              </table:table-cell>
              <table:table-cell office:value-type="float" office:value="0.024033">
                <text:p>0.024033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6664">
                <text:p>0.016664</text:p>
              </table:table-cell>
              <table:table-cell office:value-type="float" office:value="0.019537">
                <text:p>0.019537</text:p>
              </table:table-cell>
              <table:table-cell office:value-type="float" office:value="0.023994">
                <text:p>0.023994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6532">
                <text:p>0.016532</text:p>
              </table:table-cell>
              <table:table-cell office:value-type="float" office:value="0.019748">
                <text:p>0.019748</text:p>
              </table:table-cell>
              <table:table-cell office:value-type="float" office:value="0.023948">
                <text:p>0.023948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">
                <text:p>0</text:p>
              </table:table-cell>
              <table:table-cell office:value-type="float" office:value="0.0164">
                <text:p>0.0164</text:p>
              </table:table-cell>
              <table:table-cell office:value-type="float" office:value="0.020053">
                <text:p>0.020053</text:p>
              </table:table-cell>
              <table:table-cell office:value-type="float" office:value="0.025761">
                <text:p>0.025761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.013106">
                <text:p>0.013106</text:p>
              </table:table-cell>
              <table:table-cell office:value-type="float" office:value="0.01627">
                <text:p>0.01627</text:p>
              </table:table-cell>
              <table:table-cell office:value-type="float" office:value="0.020174">
                <text:p>0.020174</text:p>
              </table:table-cell>
              <table:table-cell office:value-type="float" office:value="0.027607">
                <text:p>0.027607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">
                <text:p>0</text:p>
              </table:table-cell>
              <table:table-cell office:value-type="float" office:value="0.016141">
                <text:p>0.016141</text:p>
              </table:table-cell>
              <table:table-cell office:value-type="float" office:value="0.020135">
                <text:p>0.020135</text:p>
              </table:table-cell>
              <table:table-cell office:value-type="float" office:value="0.025767">
                <text:p>0.025767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16013">
                <text:p>0.016013</text:p>
              </table:table-cell>
              <table:table-cell office:value-type="float" office:value="0.020097">
                <text:p>0.020097</text:p>
              </table:table-cell>
              <table:table-cell office:value-type="float" office:value="0.022037">
                <text:p>0.022037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15886">
                <text:p>0.015886</text:p>
              </table:table-cell>
              <table:table-cell office:value-type="float" office:value="0.019713">
                <text:p>0.019713</text:p>
              </table:table-cell>
              <table:table-cell office:value-type="float" office:value="0.021962">
                <text:p>0.021962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">
                <text:p>0</text:p>
              </table:table-cell>
              <table:table-cell office:value-type="float" office:value="0.01576">
                <text:p>0.01576</text:p>
              </table:table-cell>
              <table:table-cell office:value-type="float" office:value="0.019062">
                <text:p>0.019062</text:p>
              </table:table-cell>
              <table:table-cell office:value-type="float" office:value="0.025602">
                <text:p>0.025602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">
                <text:p>0</text:p>
              </table:table-cell>
              <table:table-cell office:value-type="float" office:value="0.015635">
                <text:p>0.015635</text:p>
              </table:table-cell>
              <table:table-cell office:value-type="float" office:value="0.018602">
                <text:p>0.018602</text:p>
              </table:table-cell>
              <table:table-cell office:value-type="float" office:value="0.025584">
                <text:p>0.025584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5511">
                <text:p>0.015511</text:p>
              </table:table-cell>
              <table:table-cell office:value-type="float" office:value="0.018156">
                <text:p>0.018156</text:p>
              </table:table-cell>
              <table:table-cell office:value-type="float" office:value="0.023717">
                <text:p>0.023717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15388">
                <text:p>0.015388</text:p>
              </table:table-cell>
              <table:table-cell office:value-type="float" office:value="0.01709">
                <text:p>0.01709</text:p>
              </table:table-cell>
              <table:table-cell office:value-type="float" office:value="0.021824">
                <text:p>0.021824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5266">
                <text:p>0.015266</text:p>
              </table:table-cell>
              <table:table-cell office:value-type="float" office:value="0.016126">
                <text:p>0.016126</text:p>
              </table:table-cell>
              <table:table-cell office:value-type="float" office:value="0.023618">
                <text:p>0.023618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.013106">
                <text:p>0.013106</text:p>
              </table:table-cell>
              <table:table-cell office:value-type="float" office:value="0.015144">
                <text:p>0.015144</text:p>
              </table:table-cell>
              <table:table-cell office:value-type="float" office:value="0.015404">
                <text:p>0.015404</text:p>
              </table:table-cell>
              <table:table-cell office:value-type="float" office:value="0.027299">
                <text:p>0.027299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">
                <text:p>0</text:p>
              </table:table-cell>
              <table:table-cell office:value-type="float" office:value="0.015024">
                <text:p>0.015024</text:p>
              </table:table-cell>
              <table:table-cell office:value-type="float" office:value="0.014722">
                <text:p>0.014722</text:p>
              </table:table-cell>
              <table:table-cell office:value-type="float" office:value="0.025459">
                <text:p>0.025459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14905">
                <text:p>0.014905</text:p>
              </table:table-cell>
              <table:table-cell office:value-type="float" office:value="0.014263">
                <text:p>0.014263</text:p>
              </table:table-cell>
              <table:table-cell office:value-type="float" office:value="0.023595">
                <text:p>0.023595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.013106">
                <text:p>0.013106</text:p>
              </table:table-cell>
              <table:table-cell office:value-type="float" office:value="0.014787">
                <text:p>0.014787</text:p>
              </table:table-cell>
              <table:table-cell office:value-type="float" office:value="0.014058">
                <text:p>0.014058</text:p>
              </table:table-cell>
              <table:table-cell office:value-type="float" office:value="0.027281">
                <text:p>0.027281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">
                <text:p>0</text:p>
              </table:table-cell>
              <table:table-cell office:value-type="float" office:value="0.014669">
                <text:p>0.014669</text:p>
              </table:table-cell>
              <table:table-cell office:value-type="float" office:value="0.013716">
                <text:p>0.013716</text:p>
              </table:table-cell>
              <table:table-cell office:value-type="float" office:value="0.025432">
                <text:p>0.02543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">
                <text:p>0</text:p>
              </table:table-cell>
              <table:table-cell office:value-type="float" office:value="0.014553">
                <text:p>0.014553</text:p>
              </table:table-cell>
              <table:table-cell office:value-type="float" office:value="0.013091">
                <text:p>0.013091</text:p>
              </table:table-cell>
              <table:table-cell office:value-type="float" office:value="0.025417">
                <text:p>0.025417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">
                <text:p>0</text:p>
              </table:table-cell>
              <table:table-cell office:value-type="float" office:value="0.014437">
                <text:p>0.014437</text:p>
              </table:table-cell>
              <table:table-cell office:value-type="float" office:value="0.0124">
                <text:p>0.0124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">
                <text:p>0</text:p>
              </table:table-cell>
              <table:table-cell office:value-type="float" office:value="0.014323">
                <text:p>0.014323</text:p>
              </table:table-cell>
              <table:table-cell office:value-type="float" office:value="0.011761">
                <text:p>0.011761</text:p>
              </table:table-cell>
              <table:table-cell office:value-type="float" office:value="0.025381">
                <text:p>0.025381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.013106">
                <text:p>0.013106</text:p>
              </table:table-cell>
              <table:table-cell office:value-type="float" office:value="0.014209">
                <text:p>0.014209</text:p>
              </table:table-cell>
              <table:table-cell office:value-type="float" office:value="0.010993">
                <text:p>0.010993</text:p>
              </table:table-cell>
              <table:table-cell office:value-type="float" office:value="0.027226">
                <text:p>0.027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